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2_32_2" style:data-style-name="N0">
      <style:table-cell-properties style:vertical-align="automatic" fo:background-color="transparent"/>
      <style:text-properties fo:font-size="12pt" style:font-size-asian="12pt" style:font-size-complex="12pt"/>
    </style:style>
    <style:style style:name="ce3" style:family="table-cell" style:parent-style-name="Heading_32_1" style:data-style-name="N0">
      <style:table-cell-properties style:vertical-align="automatic" fo:background-color="transparent"/>
      <style:paragraph-properties fo:margin-left="0cm" style:writing-mode="lr"/>
      <style:text-properties fo:font-size="18pt" style:font-size-asian="18pt" style:font-size-complex="18pt" fo:font-weight="bold" style:font-weight-asian="bold" style:font-weight-complex="bold"/>
    </style:style>
    <style:style style:name="ce4" style:family="table-cell" style:parent-style-name="Default" style:data-style-name="N2"/>
    <style:style style:name="ce5" style:family="table-cell" style:parent-style-name="Normal_32_2_32_2" style:data-style-name="N0">
      <style:table-cell-properties style:vertical-align="automatic" fo:wrap-option="wrap" fo:background-color="transparent"/>
      <style:text-properties fo:font-size="12pt" style:font-size-asian="12pt" style:font-size-complex="12pt"/>
    </style:style>
    <style:style style:name="ce6" style:family="table-cell" style:parent-style-name="Normal_32_2_32_2" style:data-style-name="N0">
      <style:table-cell-properties style:vertical-align="automatic" fo:background-color="transparent"/>
    </style:style>
    <style:style style:name="ce7" style:family="table-cell" style:parent-style-name="Hyperlink" style:data-style-name="N0">
      <style:table-cell-properties style:vertical-align="automatic" fo:wrap-option="wrap" fo:background-color="transparent"/>
      <style:text-properties fo:color="#0000FF" fo:font-size="12pt" style:font-size-asian="12pt" style:font-size-complex="12pt" style:text-underline-style="solid" style:text-underline-type="single"/>
    </style:style>
    <style:style style:name="ce8" style:family="table-cell" style:parent-style-name="Hyperlink" style:data-style-name="N0">
      <style:table-cell-properties style:vertical-align="automatic" fo:background-color="transparent"/>
      <style:text-properties fo:color="#0000FF" fo:font-size="11pt" style:font-size-asian="11pt" style:font-size-complex="11pt" style:text-underline-style="solid" style:text-underline-type="single"/>
    </style:style>
    <style:style style:name="ce9" style:family="table-cell" style:parent-style-name="Heading_32_2" style:data-style-name="N0">
      <style:table-cell-properties style:vertical-align="automatic" fo:wrap-option="wrap"/>
      <style:text-properties fo:font-size="14pt" style:font-size-asian="14pt" style:font-size-complex="14pt" fo:font-weight="bold" style:font-weight-asian="bold" style:font-weight-complex="bold"/>
    </style:style>
    <style:style style:name="ce10" style:family="table-cell" style:parent-style-name="Normal_32_2_32_2" style:data-style-name="N0">
      <style:table-cell-properties style:vertical-align="automatic" fo:wrap-option="wrap" fo:background-color="transparent" style:repeat-content="false"/>
      <style:paragraph-properties fo:text-align="start" fo:margin-left="0cm"/>
      <style:text-properties fo:font-size="12pt" style:font-size-asian="12pt" style:font-size-complex="12pt"/>
    </style:style>
    <style:style style:name="ce11" style:family="table-cell" style:parent-style-name="Hyperlink" style:data-style-name="N0">
      <style:table-cell-properties fo:background-color="transparent"/>
      <style:text-properties fo:color="#0000FF" fo:font-size="12pt" style:font-size-asian="12pt" style:font-size-complex="12pt" style:text-underline-style="solid" style:text-underline-type="single"/>
    </style:style>
    <style:style style:name="ce12" style:family="table-cell" style:parent-style-name="Normal_32_2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style:style>
    <style:style style:name="ce13" style:family="table-cell" style:parent-style-name="Normal_32_3" style:data-style-name="N0">
      <style:table-cell-properties style:vertical-align="automatic" fo:background-color="transparent"/>
    </style:style>
    <style:style style:name="ce14" style:family="table-cell" style:parent-style-name="Normal_32_2_32_2" style:data-style-name="N0">
      <style:table-cell-properties style:vertical-align="top" fo:background-color="transparent" style:repeat-content="false"/>
      <style:paragraph-properties fo:text-align="start" fo:margin-left="0cm"/>
      <style:text-properties style:font-name="Arial" style:font-name-asian="Arial" style:font-name-complex="Arial"/>
    </style:style>
    <style:style style:name="ce15" style:family="table-cell" style:parent-style-name="Normal_32_2_32_2" style:data-style-name="N0">
      <style:table-cell-properties style:vertical-align="automatic" fo:background-color="transparent"/>
      <style:paragraph-properties fo:margin-left="0cm" style:writing-mode="lr"/>
      <style:text-properties fo:font-size="12pt" style:font-size-asian="12pt" style:font-size-complex="12pt" fo:font-weight="bold" style:font-weight-asian="bold" style:font-weight-complex="bold"/>
    </style:style>
    <style:style style:name="ce16" style:family="table-cell" style:parent-style-name="Normal_32_2_32_2"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ce17" style:family="table-cell" style:parent-style-name="Normal_32_2_32_2" style:data-style-name="N0">
      <style:table-cell-properties style:vertical-align="automatic" fo:wrap-option="wrap" fo:background-color="transparent"/>
      <style:paragraph-properties fo:margin-left="0cm" style:writing-mode="lr"/>
      <style:text-properties fo:font-size="12pt" style:font-size-asian="12pt" style:font-size-complex="12pt"/>
    </style:style>
    <style:style style:name="ce18" style:family="table-cell" style:parent-style-name="Normal_32_3" style:data-style-name="N0">
      <style:table-cell-properties style:vertical-align="automatic" fo:wrap-option="wrap" fo:background-color="transparent"/>
    </style:style>
    <style:style style:name="ce19" style:family="table-cell" style:parent-style-name="Normal_32_4" style:data-style-name="N0">
      <style:table-cell-properties style:vertical-align="automatic" fo:background-color="transparent"/>
      <style:paragraph-properties fo:margin-left="0cm" style:writing-mode="lr"/>
    </style:style>
    <style:style style:name="ce20" style:family="table-cell" style:parent-style-name="Comma" style:data-style-name="N36">
      <style:table-cell-properties style:vertical-align="automatic" fo:background-color="transparent" style:repeat-content="false"/>
      <style:paragraph-properties fo:text-align="end" fo:margin-right="0cm"/>
    </style:style>
    <style:style style:name="ce21" style:family="table-cell" style:parent-style-name="Normal_32_4" style:data-style-name="N37">
      <style:table-cell-properties style:vertical-align="automatic" fo:background-color="transparent" style:repeat-content="false"/>
      <style:paragraph-properties fo:text-align="end" fo:margin-right="0cm" style:writing-mode="lr"/>
    </style:style>
    <style:style style:name="ce22" style:family="table-cell" style:parent-style-name="Comma" style:data-style-name="N36">
      <style:table-cell-properties style:vertical-align="automatic" fo:background-color="transparent" style:repeat-content="false"/>
      <style:paragraph-properties fo:text-align="end" fo:margin-right="0cm" style:writing-mode="lr"/>
    </style:style>
    <style:style style:name="ce23" style:family="table-cell" style:parent-style-name="Default" style:data-style-name="N0">
      <style:table-cell-properties style:vertical-align="automatic"/>
      <style:paragraph-properties fo:margin-left="0cm" style:writing-mode="lr"/>
    </style:style>
    <style:style style:name="ce24" style:family="table-cell" style:parent-style-name="Default" style:data-style-name="N37">
      <style:table-cell-properties style:vertical-align="automatic" style:repeat-content="false"/>
      <style:paragraph-properties fo:text-align="end" fo:margin-right="0cm" style:writing-mode="lr"/>
    </style:style>
    <style:style style:name="ce25" style:family="table-cell" style:parent-style-name="Default" style:data-style-name="N37">
      <style:table-cell-properties style:vertical-align="automatic" style:repeat-content="false"/>
      <style:paragraph-properties fo:text-align="start" fo:margin-left="0cm" style:writing-mode="lr"/>
    </style:style>
    <style:style style:name="ce26" style:family="table-cell" style:parent-style-name="Default" style:data-style-name="N0">
      <style:table-cell-properties style:vertical-align="automatic"/>
      <style:paragraph-properties fo:margin-left="0cm" style:writing-mode="lr"/>
      <style:text-properties fo:font-size="12pt" style:font-size-asian="12pt" style:font-size-complex="12pt"/>
    </style:style>
    <style:style style:name="ce27"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fo:font-weight="bold" style:font-weight-asian="bold" style:font-weight-complex="bold"/>
    </style:style>
    <style:style style:name="ce28" style:family="table-cell" style:parent-style-name="Normal_32_6"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29" style:family="table-cell" style:parent-style-name="Normal_32_6" style:data-style-name="N2">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30" style:family="table-cell" style:parent-style-name="Default" style:data-style-name="N0">
      <style:table-cell-properties style:vertical-align="automatic" fo:wrap-option="wrap"/>
      <style:paragraph-properties fo:margin-left="0cm" style:writing-mode="lr"/>
    </style:style>
    <style:style style:name="ce31" style:family="table-cell" style:parent-style-name="Comma" style:data-style-name="N3">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32" style:family="table-cell" style:parent-style-name="Default" style:data-style-name="N37">
      <style:table-cell-properties style:vertical-align="automatic" style:repeat-content="false"/>
      <style:paragraph-properties fo:text-align="end" fo:margin-right="0cm"/>
      <style:text-properties fo:font-size="12pt" style:font-size-asian="12pt" style:font-size-complex="12pt"/>
    </style:style>
    <style:style style:name="ce33" style:family="table-cell" style:parent-style-name="Comma_32_2" style:data-style-name="N3">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34" style:family="table-cell" style:parent-style-name="Comma_32_2" style:data-style-name="N37">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35" style:family="table-cell" style:parent-style-name="Comma" style:data-style-name="N37">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36" style:family="table-cell" style:parent-style-name="Normal_32_4" style:data-style-name="N0">
      <style:table-cell-properties style:vertical-align="automatic"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37" style:family="table-cell" style:parent-style-name="Default" style:data-style-name="N0">
      <style:table-cell-properties style:vertical-align="automatic"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38" style:family="table-cell" style:parent-style-name="Normal_32_2" style:data-style-name="N0">
      <style:table-cell-properties style:vertical-align="automatic"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39" style:family="table-cell" style:parent-style-name="Comma" style:data-style-name="N3">
      <style:table-cell-properties style:vertical-align="automatic" fo:background-color="transparent" style:repeat-content="false"/>
      <style:paragraph-properties fo:text-align="end" fo:margin-right="0cm" style:writing-mode="lr"/>
      <style:text-properties fo:font-size="12pt" style:font-size-asian="12pt" style:font-size-complex="12pt"/>
    </style:style>
    <style:style style:name="ce40" style:family="table-cell" style:parent-style-name="Normal_32_6" style:data-style-name="N37">
      <style:table-cell-properties style:vertical-align="automatic" fo:background-color="transparent" style:repeat-content="false"/>
      <style:paragraph-properties fo:text-align="end" fo:margin-right="0cm" style:writing-mode="lr"/>
      <style:text-properties fo:font-size="12pt" style:font-size-asian="12pt" style:font-size-complex="12pt"/>
    </style:style>
    <style:style style:name="ce41" style:family="table-cell" style:parent-style-name="Normal_32_2" style:data-style-name="N0">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42" style:family="table-cell" style:parent-style-name="Normal_32_6" style:data-style-name="N3">
      <style:table-cell-properties style:vertical-align="automatic" fo:background-color="transparent" style:repeat-content="false"/>
      <style:paragraph-properties fo:text-align="end" fo:margin-right="0cm" style:writing-mode="lr"/>
      <style:text-properties fo:font-size="12pt" style:font-size-asian="12pt" style:font-size-complex="12pt"/>
    </style:style>
    <style:style style:name="ce43" style:family="table-cell" style:parent-style-name="Normal_32_2_32_2" style:data-style-name="N0">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44" style:family="table-cell" style:parent-style-name="Normal_32_4" style:data-style-name="N37">
      <style:table-cell-properties style:vertical-align="automatic" fo:background-color="transparent" style:repeat-content="false"/>
      <style:paragraph-properties fo:text-align="end" fo:margin-right="0cm" style:writing-mode="lr"/>
      <style:text-properties fo:font-size="12pt" style:font-size-asian="12pt" style:font-size-complex="12pt"/>
    </style:style>
    <style:style style:name="ce45" style:family="table-cell" style:parent-style-name="Default" style:data-style-name="N3">
      <style:table-cell-properties style:vertical-align="automatic" style:repeat-content="false"/>
      <style:paragraph-properties fo:text-align="end" fo:margin-right="0cm"/>
      <style:text-properties fo:font-size="12pt" style:font-size-asian="12pt" style:font-size-complex="12pt"/>
    </style:style>
    <style:style style:name="ce46" style:family="table-cell" style:parent-style-name="Normal_32_4" style:data-style-name="N3">
      <style:table-cell-properties style:vertical-align="automatic" fo:background-color="transparent" style:repeat-content="false"/>
      <style:paragraph-properties fo:text-align="end" fo:margin-right="0cm" style:writing-mode="lr"/>
      <style:text-properties fo:font-size="12pt" style:font-size-asian="12pt" style:font-size-complex="12pt"/>
    </style:style>
    <style:style style:name="ce47" style:family="table-cell" style:parent-style-name="Comma" style:data-style-name="N37">
      <style:table-cell-properties style:vertical-align="automatic" fo:background-color="transparent" style:repeat-content="false"/>
      <style:paragraph-properties fo:text-align="end" fo:margin-right="0cm" style:writing-mode="lr"/>
      <style:text-properties fo:font-size="12pt" style:font-size-asian="12pt" style:font-size-complex="12pt"/>
    </style:style>
    <style:style style:name="co1" style:family="table-column">
      <style:table-column-properties fo:break-before="auto" style:column-width="22.7718055555556cm"/>
    </style:style>
    <style:style style:name="co2" style:family="table-column">
      <style:table-column-properties fo:break-before="auto" style:column-width="1.69333333333333cm"/>
    </style:style>
    <style:style style:name="co3" style:family="table-column">
      <style:table-column-properties fo:break-before="auto" style:column-width="3.06916666666667cm"/>
    </style:style>
    <style:style style:name="co4" style:family="table-column">
      <style:table-column-properties fo:break-before="auto" style:column-width="17.2684722222222cm"/>
    </style:style>
    <style:style style:name="co5" style:family="table-column">
      <style:table-column-properties fo:break-before="auto" style:column-width="6.73805555555556cm" style:use-optimal-column-width="true"/>
    </style:style>
    <style:style style:name="co6" style:family="table-column">
      <style:table-column-properties fo:break-before="auto" style:column-width="7.26722222222222cm"/>
    </style:style>
    <style:style style:name="co7" style:family="table-column">
      <style:table-column-properties fo:break-before="auto" style:column-width="4.35680555555555cm"/>
    </style:style>
    <style:style style:name="co8" style:family="table-column">
      <style:table-column-properties fo:break-before="auto" style:column-width="3.98638888888889cm"/>
    </style:style>
    <style:style style:name="co9" style:family="table-column">
      <style:table-column-properties fo:break-before="auto" style:column-width="3.93347222222222cm"/>
    </style:style>
    <style:style style:name="co10" style:family="table-column">
      <style:table-column-properties fo:break-before="auto" style:column-width="4.23333333333333cm"/>
    </style:style>
    <style:style style:name="co11" style:family="table-column">
      <style:table-column-properties fo:break-before="auto" style:column-width="3.72180555555556cm"/>
    </style:style>
    <style:style style:name="co12" style:family="table-column">
      <style:table-column-properties fo:break-before="auto" style:column-width="3.77472222222222cm"/>
    </style:style>
    <style:style style:name="ro1" style:family="table-row">
      <style:table-row-properties style:row-height="23.5pt" style:use-optimal-row-height="true" fo:break-before="auto"/>
    </style:style>
    <style:style style:name="ro2" style:family="table-row">
      <style:table-row-properties style:row-height="155pt" style:use-optimal-row-height="true" fo:break-before="auto"/>
    </style:style>
    <style:style style:name="ro3" style:family="table-row">
      <style:table-row-properties style:row-height="15.5pt" style:use-optimal-row-height="true" fo:break-before="auto"/>
    </style:style>
    <style:style style:name="ro4" style:family="table-row">
      <style:table-row-properties style:row-height="18.5pt" style:use-optimal-row-height="true" fo:break-before="auto"/>
    </style:style>
    <style:style style:name="ro5" style:family="table-row">
      <style:table-row-properties style:row-height="31pt" style:use-optimal-row-height="true" fo:break-before="auto"/>
    </style:style>
    <style:style style:name="ro6" style:family="table-row">
      <style:table-row-properties style:row-height="46.5pt" style:use-optimal-row-height="true" fo:break-before="auto"/>
    </style:style>
    <style:style style:name="ro7" style:family="table-row">
      <style:table-row-properties style:row-height="15.65pt" style:use-optimal-row-height="true" fo:break-before="auto"/>
    </style:style>
    <style:style style:name="ro8" style:family="table-row">
      <style:table-row-properties style:row-height="14.5pt" style:use-optimal-row-height="true" fo:break-before="auto"/>
    </style:style>
    <style:style style:name="ro9" style:family="table-row">
      <style:table-row-properties style:row-height="77.5pt" style:use-optimal-row-height="true" fo:break-before="auto"/>
    </style:style>
    <style:style style:name="ro10"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2"/>
        <table:table-column table:style-name="co2" table:number-columns-repeated="16383" table:default-cell-style-name="ce2"/>
        <table:table-row table:style-name="ro1">
          <table:table-cell office:value-type="string" table:style-name="ce3">
            <text:p>Table 3133: Train punctuality at recorded station stops by operator, Great Britain, quarterly data, April 2014 to September 2025</text:p>
          </table:table-cell>
          <table:table-cell table:number-columns-repeated="2" table:style-name="ce1"/>
          <table:table-cell table:number-columns-repeated="3" table:style-name="ce4"/>
          <table:table-cell table:style-name="ce1"/>
          <table:table-cell table:number-columns-repeated="3" table:style-name="ce4"/>
          <table:table-cell table:number-columns-repeated="16374" table:style-name="ce1"/>
        </table:table-row>
        <table:table-row table:style-name="ro2">
          <table:table-cell office:value-type="string" table:style-name="ce5">
            <text:p>This spreadsheet contains a cover sheet, notes and a data table worksheet. <text:s/>The data table worksheet contains data on the number of recorded station stops in each quarter and in the last four quarters (moving annual total). A recorded station stop is defined as a location with both a planned Great Britain timetable date and time and an actual recorded date and time.</text:p>
            <text:p/>
            <text:p>It also includes data on punctuality at recorded station stops. Punctuality is measured at departure from the origin, arrival at the final destination and arrival at each intermediate station stop where recorded. This data is presented in the table as the percentage of station stops arrived at within 59 seconds (or early), within three minutes and within fifteen minutes of their scheduled time. It is published alongside Office of Rail and Road's Passenger rail performance statistical release.<text:s/></text:p>
            <text:p/>
            <text:p>More details on methodology can be found in our quality and methodology report.</text:p>
          </table:table-cell>
          <table:table-cell table:number-columns-repeated="16383" table:style-name="ce6"/>
        </table:table-row>
        <table:table-row table:style-name="ro3">
          <table:table-cell office:value-type="string" table:style-name="ce7">
            <text:p><text:a xlink:href="https://dataportal.orr.gov.uk/statistics/performance/passenger-rail-performance/">Passenger rail performance data portal page (opens in new window)</text:a></text:p>
          </table:table-cell>
          <table:table-cell table:number-columns-repeated="16383" table:style-name="ce6"/>
        </table:table-row>
        <table:table-row table:style-name="ro3">
          <table:table-cell office:value-type="string" table:style-name="ce7">
            <text:p><text:a xlink:href="https://dataportal.orr.gov.uk/media/lvqlsyh3/passenger-performance-quality-report.pdf">Passenger rail performance quality and methodology report (pdf, opens in new window))</text:a></text:p>
          </table:table-cell>
          <table:table-cell table:number-columns-repeated="16383" table:style-name="ce8"/>
        </table:table-row>
        <table:table-row table:style-name="ro4">
          <table:table-cell office:value-type="string" table:style-name="ce9">
            <text:p>Publication dates</text:p>
          </table:table-cell>
          <table:table-cell table:number-columns-repeated="16383" table:style-name="ce6"/>
        </table:table-row>
        <table:table-row table:style-name="ro3">
          <table:table-cell office:value-type="string" table:style-name="ce5">
            <text:p>This data table was initially published at 09:30 on 11th December 2025</text:p>
          </table:table-cell>
          <table:table-cell table:number-columns-repeated="16383" table:style-name="ce6"/>
        </table:table-row>
        <table:table-row table:style-name="ro3">
          <table:table-cell office:value-type="string" table:style-name="ce5">
            <text:p>The next publication date is scheduled for 09:30 on 5th March 2026</text:p>
          </table:table-cell>
          <table:table-cell table:number-columns-repeated="16383" table:style-name="ce6"/>
        </table:table-row>
        <table:table-row table:style-name="ro4">
          <table:table-cell office:value-type="string" table:style-name="ce9">
            <text:p>Source</text:p>
          </table:table-cell>
          <table:table-cell table:number-columns-repeated="16383" table:style-name="ce6"/>
        </table:table-row>
        <table:table-row table:style-name="ro3">
          <table:table-cell office:value-type="string" table:style-name="ce5">
            <text:p>Network Rail</text:p>
          </table:table-cell>
          <table:table-cell table:number-columns-repeated="16383" table:style-name="ce6"/>
        </table:table-row>
        <table:table-row table:style-name="ro4">
          <table:table-cell office:value-type="string" table:style-name="ce9">
            <text:p>Provisional data</text:p>
          </table:table-cell>
          <table:table-cell table:number-columns-repeated="16383" table:style-name="ce6"/>
        </table:table-row>
        <table:table-row table:style-name="ro5">
          <table:table-cell office:value-type="string" table:style-name="ce10">
            <text:p>Data for the latest quarter is provisional and is marked on the table with [p]. Network Rail provide refreshed data to ORR every four weeks so data on punctuality may be refreshed following reconciliation between Network Rail and train operators.</text:p>
          </table:table-cell>
          <table:table-cell table:number-columns-repeated="16383" table:style-name="ce6"/>
        </table:table-row>
        <table:table-row table:style-name="ro4">
          <table:table-cell office:value-type="string" table:style-name="ce9">
            <text:p>Data not applicable</text:p>
          </table:table-cell>
          <table:table-cell table:number-columns-repeated="16383" table:style-name="ce6"/>
        </table:table-row>
        <table:table-row table:style-name="ro6">
          <table:table-cell office:value-type="string" table:style-name="ce10">
            <text:p>Some cells are denoted as not applicable and are marked on the table with [z]. It is used in the moving annual average columns for Caledonian Sleeper and Lumo in the quarters they first appeared in the time series where there was not enough data to calculate a moving annual average.</text:p>
          </table:table-cell>
          <table:table-cell table:number-columns-repeated="16383" table:style-name="ce6"/>
        </table:table-row>
        <table:table-row table:style-name="ro4">
          <table:table-cell office:value-type="string" table:style-name="ce9">
            <text:p>Revised data</text:p>
          </table:table-cell>
          <table:table-cell table:number-columns-repeated="16383" table:style-name="ce6"/>
        </table:table-row>
        <table:table-row table:style-name="ro3">
          <table:table-cell office:value-type="string" table:style-name="ce10">
            <text:p>We maintain a log containing details of all historical revisions.</text:p>
          </table:table-cell>
          <table:table-cell table:number-columns-repeated="16383" table:style-name="ce6"/>
        </table:table-row>
        <table:table-row table:style-name="ro3">
          <table:table-cell office:value-type="string" table:style-name="ce7">
            <text:p><text:a xlink:href="https://dataportal.orr.gov.uk/media/1239/stats-revision-log.ods">Revisions log (ods, opens in new window)</text:a></text:p>
          </table:table-cell>
          <table:table-cell table:number-columns-repeated="16383" table:style-name="ce6"/>
        </table:table-row>
        <table:table-row table:style-name="ro4">
          <table:table-cell office:value-type="string" table:style-name="ce9">
            <text:p>Contact details</text:p>
          </table:table-cell>
          <table:table-cell table:number-columns-repeated="16383" table:style-name="ce6"/>
        </table:table-row>
        <table:table-row table:style-name="ro3">
          <table:table-cell office:value-type="string" table:style-name="ce11">
            <text:p><text:a xlink:href="mailto:rail.stats@orr.gov.uk">rail.stats@orr.gov.uk (opens in new window)</text:a></text:p>
          </table:table-cell>
          <table:table-cell table:number-columns-repeated="16383" table:style-name="ce6"/>
        </table:table-row>
        <table:table-row table:style-name="ro3">
          <table:table-cell office:value-type="string" table:style-name="ce5">
            <text:p>Media enquiries: 07856 279808</text:p>
          </table:table-cell>
          <table:table-cell table:number-columns-repeated="16383" table:style-name="ce6"/>
        </table:table-row>
        <table:table-row table:style-name="ro3">
          <table:table-cell office:value-type="string" table:style-name="ce2">
            <text:p>Responsible statistician: M Lunn</text:p>
          </table:table-cell>
          <table:table-cell table:number-columns-repeated="16383" table:style-name="ce6"/>
        </table:table-row>
        <table:table-row table:number-rows-repeated="8" table:style-name="ro3">
          <table:table-cell table:number-columns-repeated="10" table:style-name="ce2"/>
          <table:table-cell table:number-columns-repeated="16374" table:style-name="ce1"/>
        </table:table-row>
        <table:table-row table:style-name="ro3">
          <table:table-cell table:number-columns-repeated="16384" table:style-name="ce2"/>
        </table:table-row>
        <table:table-row table:number-rows-repeated="1048547" table:style-name="ro7">
          <table:table-cell table:number-columns-repeated="16384"/>
        </table:table-row>
      </table:table>
      <table:table table:name="Notes" table:style-name="ta1">
        <table:table-column table:style-name="co3" table:default-cell-style-name="ce6"/>
        <table:table-column table:style-name="co4" table:default-cell-style-name="ce6"/>
        <table:table-column table:style-name="co2" table:number-columns-repeated="16382" table:default-cell-style-name="ce6"/>
        <table:table-row table:style-name="ro1">
          <table:table-cell office:value-type="string" table:style-name="ce3">
            <text:p>Notes<text:s/></text:p>
          </table:table-cell>
          <table:table-cell table:style-name="ce12"/>
          <table:table-cell table:number-columns-repeated="16382" table:style-name="ce13"/>
        </table:table-row>
        <table:table-row table:style-name="ro3">
          <table:table-cell office:value-type="string" table:style-name="ce2">
            <text:p>This worksheet contains one table.<text:s/></text:p>
          </table:table-cell>
          <table:table-cell table:style-name="ce14"/>
          <table:table-cell table:number-columns-repeated="16382" table:style-name="ce13"/>
        </table:table-row>
        <table:table-row table:style-name="ro3">
          <table:table-cell office:value-type="string" table:style-name="ce15">
            <text:p>Note number<text:s/></text:p>
          </table:table-cell>
          <table:table-cell office:value-type="string" table:style-name="ce16">
            <text:p>Note text<text:s/></text:p>
          </table:table-cell>
          <table:table-cell table:number-columns-repeated="16382" table:style-name="ce13"/>
        </table:table-row>
        <table:table-row table:style-name="ro3">
          <table:table-cell office:value-type="string" table:style-name="ce17">
            <text:p>note 1</text:p>
          </table:table-cell>
          <table:table-cell office:value-type="string" table:style-name="ce5">
            <text:p>Grand Central suspended services for periods of time between 4 April 2020 and 26 March 2021</text:p>
          </table:table-cell>
          <table:table-cell table:number-columns-repeated="16382" table:style-name="ce18"/>
        </table:table-row>
        <table:table-row table:style-name="ro3">
          <table:table-cell office:value-type="string" table:style-name="ce17">
            <text:p>note 2</text:p>
          </table:table-cell>
          <table:table-cell office:value-type="string" table:style-name="ce5">
            <text:p>Hull Trains suspended services for periods of time between 30 March 2020 and 11 April 2021</text:p>
          </table:table-cell>
          <table:table-cell table:number-columns-repeated="16382" table:style-name="ce18"/>
        </table:table-row>
        <table:table-row table:style-name="ro3">
          <table:table-cell office:value-type="string" table:style-name="ce17">
            <text:p>note 3</text:p>
          </table:table-cell>
          <table:table-cell office:value-type="string" table:style-name="ce5">
            <text:p>Lumo started operating services on 25 October 2021.</text:p>
          </table:table-cell>
          <table:table-cell table:number-columns-repeated="16382" table:style-name="ce18"/>
        </table:table-row>
        <table:table-row table:style-name="ro5">
          <table:table-cell office:value-type="string" table:style-name="ce17">
            <text:p>note 4</text:p>
          </table:table-cell>
          <table:table-cell office:value-type="string" table:style-name="ce5">
            <text:p>On 24 May 2022 the Elizabeth line opened to passengers. Also, on this date the service running under TfL Rail was rebranded as the Elizabeth line.</text:p>
          </table:table-cell>
          <table:table-cell table:number-columns-repeated="8" table:style-name="ce6"/>
          <table:table-cell table:number-columns-repeated="16374" table:style-name="ce1"/>
        </table:table-row>
        <table:table-row table:number-rows-repeated="4" table:style-name="ro8">
          <table:table-cell table:number-columns-repeated="157" table:style-name="ce6"/>
          <table:table-cell table:number-columns-repeated="16227" table:style-name="ce1"/>
        </table:table-row>
        <table:table-row table:number-rows-repeated="1048565" table:style-name="ro8">
          <table:table-cell table:number-columns-repeated="16384"/>
        </table:table-row>
      </table:table>
      <table:table table:name="3133_Punctuality_(quarterly)" table:style-name="ta2">
        <table:table-column table:style-name="co5" table:default-cell-style-name="ce19"/>
        <table:table-column table:style-name="co6" table:default-cell-style-name="ce19"/>
        <table:table-column table:style-name="co7" table:default-cell-style-name="ce1"/>
        <table:table-column table:style-name="co8" table:default-cell-style-name="ce20"/>
        <table:table-column table:style-name="co9" table:default-cell-style-name="ce21"/>
        <table:table-column table:style-name="co10" table:default-cell-style-name="ce21"/>
        <table:table-column table:style-name="co9" table:default-cell-style-name="ce21"/>
        <table:table-column table:style-name="co11" table:default-cell-style-name="ce22"/>
        <table:table-column table:style-name="co12" table:number-columns-repeated="2" table:default-cell-style-name="ce21"/>
        <table:table-column table:style-name="co2" table:number-columns-repeated="16374" table:default-cell-style-name="ce19"/>
        <table:table-row table:style-name="ro1">
          <table:table-cell office:value-type="string" table:style-name="ce3">
            <text:p>Table 3133: Train punctuality at recorded station stops by operator, Great Britain, quarterly data, April 2014 to September 2025</text:p>
          </table:table-cell>
          <table:table-cell table:style-name="ce23"/>
          <table:table-cell table:style-name="ce22"/>
          <table:table-cell table:number-columns-repeated="3" table:style-name="ce24"/>
          <table:table-cell table:style-name="ce22"/>
          <table:table-cell table:number-columns-repeated="2" table:style-name="ce24"/>
          <table:table-cell table:style-name="ce25"/>
          <table:table-cell table:number-columns-repeated="16374" table:style-name="ce23"/>
        </table:table-row>
        <table:table-row table:style-name="ro3">
          <table:table-cell office:value-type="string" table:style-name="ce26">
            <text:p>This worksheet contains one table.</text:p>
          </table:table-cell>
          <table:table-cell table:style-name="ce23"/>
          <table:table-cell table:style-name="ce22"/>
          <table:table-cell table:number-columns-repeated="3" table:style-name="ce24"/>
          <table:table-cell table:style-name="ce22"/>
          <table:table-cell table:number-columns-repeated="3" table:style-name="ce24"/>
          <table:table-cell table:number-columns-repeated="16374" table:style-name="ce23"/>
        </table:table-row>
        <table:table-row table:style-name="ro3">
          <table:table-cell office:value-type="string" table:style-name="ce26">
            <text:p>Some cells refer to notes which can be found on the notes worksheet.</text:p>
          </table:table-cell>
          <table:table-cell table:style-name="ce23"/>
          <table:table-cell table:style-name="ce22"/>
          <table:table-cell table:number-columns-repeated="3" table:style-name="ce24"/>
          <table:table-cell table:style-name="ce22"/>
          <table:table-cell table:number-columns-repeated="3" table:style-name="ce24"/>
          <table:table-cell table:number-columns-repeated="16374" table:style-name="ce23"/>
        </table:table-row>
        <table:table-row table:style-name="ro3">
          <table:table-cell office:value-type="string" table:style-name="ce26">
            <text:p>Some shorthand is used in this table, [z] = not applicable, [p] = provisional data</text:p>
          </table:table-cell>
          <table:table-cell table:style-name="ce23"/>
          <table:table-cell table:style-name="ce22"/>
          <table:table-cell table:number-columns-repeated="3" table:style-name="ce24"/>
          <table:table-cell table:style-name="ce22"/>
          <table:table-cell table:number-columns-repeated="3" table:style-name="ce24"/>
          <table:table-cell table:number-columns-repeated="16374" table:style-name="ce23"/>
        </table:table-row>
        <table:table-row table:style-name="ro9">
          <table:table-cell office:value-type="string" table:style-name="ce27">
            <text:p>Time period</text:p>
          </table:table-cell>
          <table:table-cell office:value-type="string" table:style-name="ce27">
            <text:p>National or Operator</text:p>
          </table:table-cell>
          <table:table-cell office:value-type="string" table:style-name="ce28">
            <text:p>Number of recorded</text:p>
            <text:p>station stops</text:p>
          </table:table-cell>
          <table:table-cell office:value-type="string" table:style-name="ce29">
            <text:p>Trains arriving within 59 seconds (percentage)</text:p>
          </table:table-cell>
          <table:table-cell office:value-type="string" table:style-name="ce29">
            <text:p>Trains arriving within 3 minutes<text:s/></text:p>
            <text:p>(percentage)</text:p>
          </table:table-cell>
          <table:table-cell office:value-type="string" table:style-name="ce29">
            <text:p>Trains arriving within 15 minutes (percentage)</text:p>
          </table:table-cell>
          <table:table-cell office:value-type="string" table:style-name="ce28">
            <text:p>Moving annual total number of recorded</text:p>
            <text:p>station stops</text:p>
          </table:table-cell>
          <table:table-cell office:value-type="string" table:style-name="ce29">
            <text:p>Moving annual average of trains arriving within 59 seconds <text:s/>(percentage)</text:p>
          </table:table-cell>
          <table:table-cell office:value-type="string" table:style-name="ce29">
            <text:p>Moving annual average of trains arriving within 3 minutes (percentage)</text:p>
          </table:table-cell>
          <table:table-cell office:value-type="string" table:style-name="ce29">
            <text:p>Moving annual average of trains arriving within 15 minutes (percentage)</text:p>
          </table:table-cell>
          <table:table-cell table:number-columns-repeated="16374" table:style-name="ce30"/>
        </table:table-row>
        <table:table-row table:style-name="ro3">
          <table:table-cell office:value-type="string" table:style-name="ce27">
            <text:p>Apr to Jun 2014</text:p>
          </table:table-cell>
          <table:table-cell office:value-type="string" table:style-name="ce27">
            <text:p>Great Britain</text:p>
          </table:table-cell>
          <table:table-cell office:value-type="float" office:value="16529011.2857142" table:style-name="ce31">
            <text:p>16,529,011</text:p>
          </table:table-cell>
          <table:table-cell office:value-type="float" office:value="67.823576458151095" table:style-name="ce32">
            <text:p>67.8</text:p>
          </table:table-cell>
          <table:table-cell office:value-type="float" office:value="87.642517922967201" table:style-name="ce32">
            <text:p>87.6</text:p>
          </table:table-cell>
          <table:table-cell office:value-type="float" office:value="99.025327580089694" table:style-name="ce32">
            <text:p>99.0</text:p>
          </table:table-cell>
          <table:table-cell office:value-type="float" office:value="64913800.571428582" table:style-name="ce33">
            <text:p>64,913,801</text:p>
          </table:table-cell>
          <table:table-cell office:value-type="float" office:value="64.402836789246791" table:style-name="ce34">
            <text:p>64.4</text:p>
          </table:table-cell>
          <table:table-cell office:value-type="float" office:value="85.005109270138846" table:style-name="ce34">
            <text:p>85.0</text:p>
          </table:table-cell>
          <table:table-cell office:value-type="float" office:value="98.628458059514898" table:style-name="ce34">
            <text:p>98.6</text:p>
          </table:table-cell>
          <table:table-cell table:number-columns-repeated="16374" table:style-name="ce23"/>
        </table:table-row>
        <table:table-row table:style-name="ro3">
          <table:table-cell office:value-type="string" table:style-name="ce27">
            <text:p>Jul to Sep 2014</text:p>
          </table:table-cell>
          <table:table-cell office:value-type="string" table:style-name="ce27">
            <text:p>Great Britain</text:p>
          </table:table-cell>
          <table:table-cell office:value-type="float" office:value="16793877.25" table:style-name="ce31">
            <text:p>16,793,877</text:p>
          </table:table-cell>
          <table:table-cell office:value-type="float" office:value="65.613553126503703" table:style-name="ce32">
            <text:p>65.6</text:p>
          </table:table-cell>
          <table:table-cell office:value-type="float" office:value="85.922146545572502" table:style-name="ce32">
            <text:p>85.9</text:p>
          </table:table-cell>
          <table:table-cell office:value-type="float" office:value="98.833823924898397" table:style-name="ce32">
            <text:p>98.8</text:p>
          </table:table-cell>
          <table:table-cell office:value-type="float" office:value="65182537.535714298" table:style-name="ce33">
            <text:p>65,182,538</text:p>
          </table:table-cell>
          <table:table-cell office:value-type="float" office:value="64.077321999624431" table:style-name="ce34">
            <text:p>64.1</text:p>
          </table:table-cell>
          <table:table-cell office:value-type="float" office:value="84.736343969460762" table:style-name="ce34">
            <text:p>84.7</text:p>
          </table:table-cell>
          <table:table-cell office:value-type="float" office:value="98.611896575492267" table:style-name="ce34">
            <text:p>98.6</text:p>
          </table:table-cell>
          <table:table-cell table:number-columns-repeated="16374" table:style-name="ce23"/>
        </table:table-row>
        <table:table-row table:style-name="ro3">
          <table:table-cell office:value-type="string" table:style-name="ce27">
            <text:p>Oct to Dec 2014</text:p>
          </table:table-cell>
          <table:table-cell office:value-type="string" table:style-name="ce27">
            <text:p>Great Britain</text:p>
          </table:table-cell>
          <table:table-cell office:value-type="float" office:value="16185463.928571399" table:style-name="ce31">
            <text:p>16,185,464</text:p>
          </table:table-cell>
          <table:table-cell office:value-type="float" office:value="58.654491103227301" table:style-name="ce32">
            <text:p>58.7</text:p>
          </table:table-cell>
          <table:table-cell office:value-type="float" office:value="80.563503641130893" table:style-name="ce32">
            <text:p>80.6</text:p>
          </table:table-cell>
          <table:table-cell office:value-type="float" office:value="98.383274639795303" table:style-name="ce32">
            <text:p>98.4</text:p>
          </table:table-cell>
          <table:table-cell office:value-type="float" office:value="65483661.035714269" table:style-name="ce33">
            <text:p>65,483,661</text:p>
          </table:table-cell>
          <table:table-cell office:value-type="float" office:value="64.14884875734289" table:style-name="ce34">
            <text:p>64.1</text:p>
          </table:table-cell>
          <table:table-cell office:value-type="float" office:value="84.768924492930879" table:style-name="ce34">
            <text:p>84.8</text:p>
          </table:table-cell>
          <table:table-cell office:value-type="float" office:value="98.697673662716255" table:style-name="ce34">
            <text:p>98.7</text:p>
          </table:table-cell>
          <table:table-cell table:number-columns-repeated="16374" table:style-name="ce23"/>
        </table:table-row>
        <table:table-row table:style-name="ro3">
          <table:table-cell office:value-type="string" table:style-name="ce27">
            <text:p>Jan to Mar 2015</text:p>
          </table:table-cell>
          <table:table-cell office:value-type="string" table:style-name="ce27">
            <text:p>Great Britain</text:p>
          </table:table-cell>
          <table:table-cell office:value-type="float" office:value="16263772.5357142" table:style-name="ce31">
            <text:p>16,263,773</text:p>
          </table:table-cell>
          <table:table-cell office:value-type="float" office:value="65.634122083224" table:style-name="ce32">
            <text:p>65.6</text:p>
          </table:table-cell>
          <table:table-cell office:value-type="float" office:value="85.682756863270399" table:style-name="ce32">
            <text:p>85.7</text:p>
          </table:table-cell>
          <table:table-cell office:value-type="float" office:value="98.831798669554402" table:style-name="ce32">
            <text:p>98.8</text:p>
          </table:table-cell>
          <table:table-cell office:value-type="float" office:value="65772125" table:style-name="ce33">
            <text:p>65,772,125</text:p>
          </table:table-cell>
          <table:table-cell office:value-type="float" office:value="64.461520743019904" table:style-name="ce34">
            <text:p>64.5</text:p>
          </table:table-cell>
          <table:table-cell office:value-type="float" office:value="84.976617374001506" table:style-name="ce34">
            <text:p>85.0</text:p>
          </table:table-cell>
          <table:table-cell office:value-type="float" office:value="98.770576441007407" table:style-name="ce34">
            <text:p>98.8</text:p>
          </table:table-cell>
          <table:table-cell table:number-columns-repeated="16374" table:style-name="ce23"/>
        </table:table-row>
        <table:table-row table:style-name="ro3">
          <table:table-cell office:value-type="string" table:style-name="ce27">
            <text:p>Apr to Jun 2015</text:p>
          </table:table-cell>
          <table:table-cell office:value-type="string" table:style-name="ce27">
            <text:p>Great Britain</text:p>
          </table:table-cell>
          <table:table-cell office:value-type="float" office:value="16658712.642857101" table:style-name="ce31">
            <text:p>16,658,713</text:p>
          </table:table-cell>
          <table:table-cell office:value-type="float" office:value="67.509285585037205" table:style-name="ce32">
            <text:p>67.5</text:p>
          </table:table-cell>
          <table:table-cell office:value-type="float" office:value="87.270829755465101" table:style-name="ce32">
            <text:p>87.3</text:p>
          </table:table-cell>
          <table:table-cell office:value-type="float" office:value="98.964888287521802" table:style-name="ce32">
            <text:p>99.0</text:p>
          </table:table-cell>
          <table:table-cell office:value-type="float" office:value="65901826.357142799" table:style-name="ce33">
            <text:p>65,901,826</text:p>
          </table:table-cell>
          <table:table-cell office:value-type="float" office:value="64.388690923002102" table:style-name="ce34">
            <text:p>64.4</text:p>
          </table:table-cell>
          <table:table-cell office:value-type="float" office:value="84.887908520558199" table:style-name="ce34">
            <text:p>84.9</text:p>
          </table:table-cell>
          <table:table-cell office:value-type="float" office:value="98.755799927326706" table:style-name="ce34">
            <text:p>98.8</text:p>
          </table:table-cell>
          <table:table-cell table:number-columns-repeated="16374" table:style-name="ce23"/>
        </table:table-row>
        <table:table-row table:style-name="ro3">
          <table:table-cell office:value-type="string" table:style-name="ce27">
            <text:p>Jul to Sep 2015</text:p>
          </table:table-cell>
          <table:table-cell office:value-type="string" table:style-name="ce27">
            <text:p>Great Britain</text:p>
          </table:table-cell>
          <table:table-cell office:value-type="float" office:value="16915252.714285702" table:style-name="ce31">
            <text:p>16,915,253</text:p>
          </table:table-cell>
          <table:table-cell office:value-type="float" office:value="65.1394414790593" table:style-name="ce32">
            <text:p>65.1</text:p>
          </table:table-cell>
          <table:table-cell office:value-type="float" office:value="85.797035809667193" table:style-name="ce32">
            <text:p>85.8</text:p>
          </table:table-cell>
          <table:table-cell office:value-type="float" office:value="98.830803330171094" table:style-name="ce32">
            <text:p>98.8</text:p>
          </table:table-cell>
          <table:table-cell office:value-type="float" office:value="66023201.8214285" table:style-name="ce33">
            <text:p>66,023,202</text:p>
          </table:table-cell>
          <table:table-cell office:value-type="float" office:value="64.269474497631506" table:style-name="ce34">
            <text:p>64.3</text:p>
          </table:table-cell>
          <table:table-cell office:value-type="float" office:value="84.857756262871206" table:style-name="ce34">
            <text:p>84.9</text:p>
          </table:table-cell>
          <table:table-cell office:value-type="float" office:value="98.755169483436106" table:style-name="ce34">
            <text:p>98.8</text:p>
          </table:table-cell>
          <table:table-cell table:number-columns-repeated="16374" table:style-name="ce23"/>
        </table:table-row>
        <table:table-row table:style-name="ro3">
          <table:table-cell office:value-type="string" table:style-name="ce27">
            <text:p>Oct to Dec 2015</text:p>
          </table:table-cell>
          <table:table-cell office:value-type="string" table:style-name="ce27">
            <text:p>Great Britain</text:p>
          </table:table-cell>
          <table:table-cell office:value-type="float" office:value="16773969.392857101" table:style-name="ce31">
            <text:p>16,773,969</text:p>
          </table:table-cell>
          <table:table-cell office:value-type="float" office:value="57.042527733069598" table:style-name="ce32">
            <text:p>57.0</text:p>
          </table:table-cell>
          <table:table-cell office:value-type="float" office:value="79.434433126328997" table:style-name="ce32">
            <text:p>79.4</text:p>
          </table:table-cell>
          <table:table-cell office:value-type="float" office:value="98.236784157718603" table:style-name="ce32">
            <text:p>98.2</text:p>
          </table:table-cell>
          <table:table-cell office:value-type="float" office:value="66611707.285714202" table:style-name="ce33">
            <text:p>66,611,707</text:p>
          </table:table-cell>
          <table:table-cell office:value-type="float" office:value="63.813946875245797" table:style-name="ce34">
            <text:p>63.8</text:p>
          </table:table-cell>
          <table:table-cell office:value-type="float" office:value="84.535497815140602" table:style-name="ce34">
            <text:p>84.5</text:p>
          </table:table-cell>
          <table:table-cell office:value-type="float" office:value="98.714995028833897" table:style-name="ce34">
            <text:p>98.7</text:p>
          </table:table-cell>
          <table:table-cell table:number-columns-repeated="16374" table:style-name="ce23"/>
        </table:table-row>
        <table:table-row table:style-name="ro3">
          <table:table-cell office:value-type="string" table:style-name="ce27">
            <text:p>Jan to Mar 2016</text:p>
          </table:table-cell>
          <table:table-cell office:value-type="string" table:style-name="ce27">
            <text:p>Great Britain</text:p>
          </table:table-cell>
          <table:table-cell office:value-type="float" office:value="16864342.25" table:style-name="ce31">
            <text:p>16,864,342</text:p>
          </table:table-cell>
          <table:table-cell office:value-type="float" office:value="63.243900433938101" table:style-name="ce32">
            <text:p>63.2</text:p>
          </table:table-cell>
          <table:table-cell office:value-type="float" office:value="84.379705478454497" table:style-name="ce32">
            <text:p>84.4</text:p>
          </table:table-cell>
          <table:table-cell office:value-type="float" office:value="98.6999027065946" table:style-name="ce32">
            <text:p>98.7</text:p>
          </table:table-cell>
          <table:table-cell office:value-type="float" office:value="67212277" table:style-name="ce33">
            <text:p>67,212,277</text:p>
          </table:table-cell>
          <table:table-cell office:value-type="float" office:value="63.230476479765699" table:style-name="ce34">
            <text:p>63.2</text:p>
          </table:table-cell>
          <table:table-cell office:value-type="float" office:value="84.2187983007925" table:style-name="ce34">
            <text:p>84.2</text:p>
          </table:table-cell>
          <table:table-cell office:value-type="float" office:value="98.682944486466297" table:style-name="ce34">
            <text:p>98.7</text:p>
          </table:table-cell>
          <table:table-cell table:number-columns-repeated="16374" table:style-name="ce23"/>
        </table:table-row>
        <table:table-row table:style-name="ro3">
          <table:table-cell office:value-type="string" table:style-name="ce27">
            <text:p>Apr to Jun 2016</text:p>
          </table:table-cell>
          <table:table-cell office:value-type="string" table:style-name="ce27">
            <text:p>Great Britain</text:p>
          </table:table-cell>
          <table:table-cell office:value-type="float" office:value="17202729.3214285" table:style-name="ce31">
            <text:p>17,202,729</text:p>
          </table:table-cell>
          <table:table-cell office:value-type="float" office:value="65.271199770851894" table:style-name="ce32">
            <text:p>65.3</text:p>
          </table:table-cell>
          <table:table-cell office:value-type="float" office:value="85.6340891969881" table:style-name="ce32">
            <text:p>85.6</text:p>
          </table:table-cell>
          <table:table-cell office:value-type="float" office:value="98.695403236273407" table:style-name="ce32">
            <text:p>98.7</text:p>
          </table:table-cell>
          <table:table-cell office:value-type="float" office:value="67756293.678571403" table:style-name="ce33">
            <text:p>67,756,294</text:p>
          </table:table-cell>
          <table:table-cell office:value-type="float" office:value="62.696600746930102" table:style-name="ce34">
            <text:p>62.7</text:p>
          </table:table-cell>
          <table:table-cell office:value-type="float" office:value="83.827749036679705" table:style-name="ce34">
            <text:p>83.8</text:p>
          </table:table-cell>
          <table:table-cell office:value-type="float" office:value="98.616788325625095" table:style-name="ce34">
            <text:p>98.6</text:p>
          </table:table-cell>
          <table:table-cell table:number-columns-repeated="16374" table:style-name="ce23"/>
        </table:table-row>
        <table:table-row table:style-name="ro3">
          <table:table-cell office:value-type="string" table:style-name="ce27">
            <text:p>Jul to Sep 2016</text:p>
          </table:table-cell>
          <table:table-cell office:value-type="string" table:style-name="ce27">
            <text:p>Great Britain</text:p>
          </table:table-cell>
          <table:table-cell office:value-type="float" office:value="17537621.607142799" table:style-name="ce31">
            <text:p>17,537,622</text:p>
          </table:table-cell>
          <table:table-cell office:value-type="float" office:value="62.280796932871198" table:style-name="ce32">
            <text:p>62.3</text:p>
          </table:table-cell>
          <table:table-cell office:value-type="float" office:value="83.552454136836602" table:style-name="ce32">
            <text:p>83.6</text:p>
          </table:table-cell>
          <table:table-cell office:value-type="float" office:value="98.457410553949799" table:style-name="ce32">
            <text:p>98.5</text:p>
          </table:table-cell>
          <table:table-cell office:value-type="float" office:value="68378662.571428493" table:style-name="ce33">
            <text:p>68,378,663</text:p>
          </table:table-cell>
          <table:table-cell office:value-type="float" office:value="61.9856556004423" table:style-name="ce34">
            <text:p>62.0</text:p>
          </table:table-cell>
          <table:table-cell office:value-type="float" office:value="83.269987305438406" table:style-name="ce34">
            <text:p>83.3</text:p>
          </table:table-cell>
          <table:table-cell office:value-type="float" office:value="98.522969220402402" table:style-name="ce34">
            <text:p>98.5</text:p>
          </table:table-cell>
          <table:table-cell table:number-columns-repeated="16374" table:style-name="ce23"/>
        </table:table-row>
        <table:table-row table:style-name="ro3">
          <table:table-cell office:value-type="string" table:style-name="ce27">
            <text:p>Oct to Dec 2016</text:p>
          </table:table-cell>
          <table:table-cell office:value-type="string" table:style-name="ce27">
            <text:p>Great Britain</text:p>
          </table:table-cell>
          <table:table-cell office:value-type="float" office:value="17323768.8214285" table:style-name="ce31">
            <text:p>17,323,769</text:p>
          </table:table-cell>
          <table:table-cell office:value-type="float" office:value="56.114655412319102" table:style-name="ce32">
            <text:p>56.1</text:p>
          </table:table-cell>
          <table:table-cell office:value-type="float" office:value="78.523776025831594" table:style-name="ce32">
            <text:p>78.5</text:p>
          </table:table-cell>
          <table:table-cell office:value-type="float" office:value="98.032844333627494" table:style-name="ce32">
            <text:p>98.0</text:p>
          </table:table-cell>
          <table:table-cell office:value-type="float" office:value="68928462" table:style-name="ce33">
            <text:p>68,928,462</text:p>
          </table:table-cell>
          <table:table-cell office:value-type="float" office:value="61.7130254863782" table:style-name="ce34">
            <text:p>61.7</text:p>
          </table:table-cell>
          <table:table-cell office:value-type="float" office:value="83.010518313071501" table:style-name="ce34">
            <text:p>83.0</text:p>
          </table:table-cell>
          <table:table-cell office:value-type="float" office:value="98.469430368049004" table:style-name="ce34">
            <text:p>98.5</text:p>
          </table:table-cell>
          <table:table-cell table:number-columns-repeated="16374" table:style-name="ce23"/>
        </table:table-row>
        <table:table-row table:style-name="ro3">
          <table:table-cell office:value-type="string" table:style-name="ce27">
            <text:p>Jan to Mar 2017</text:p>
          </table:table-cell>
          <table:table-cell office:value-type="string" table:style-name="ce27">
            <text:p>Great Britain</text:p>
          </table:table-cell>
          <table:table-cell office:value-type="float" office:value="17455270.25" table:style-name="ce31">
            <text:p>17,455,270</text:p>
          </table:table-cell>
          <table:table-cell office:value-type="float" office:value="64.205276340536699" table:style-name="ce32">
            <text:p>64.2</text:p>
          </table:table-cell>
          <table:table-cell office:value-type="float" office:value="84.792630179988194" table:style-name="ce32">
            <text:p>84.8</text:p>
          </table:table-cell>
          <table:table-cell office:value-type="float" office:value="98.650036655834597" table:style-name="ce32">
            <text:p>98.7</text:p>
          </table:table-cell>
          <table:table-cell office:value-type="float" office:value="69519390" table:style-name="ce33">
            <text:p>69,519,390</text:p>
          </table:table-cell>
          <table:table-cell office:value-type="float" office:value="61.967425203241802" table:style-name="ce34">
            <text:p>62.0</text:p>
          </table:table-cell>
          <table:table-cell office:value-type="float" office:value="83.125835827961097" table:style-name="ce34">
            <text:p>83.1</text:p>
          </table:table-cell>
          <table:table-cell office:value-type="float" office:value="98.458868813434606" table:style-name="ce34">
            <text:p>98.5</text:p>
          </table:table-cell>
          <table:table-cell table:number-columns-repeated="16374" table:style-name="ce23"/>
        </table:table-row>
        <table:table-row table:style-name="ro3">
          <table:table-cell office:value-type="string" table:style-name="ce27">
            <text:p>Apr to Jun 2017</text:p>
          </table:table-cell>
          <table:table-cell office:value-type="string" table:style-name="ce27">
            <text:p>Great Britain</text:p>
          </table:table-cell>
          <table:table-cell office:value-type="float" office:value="18149452.785714202" table:style-name="ce31">
            <text:p>18,149,453</text:p>
          </table:table-cell>
          <table:table-cell office:value-type="float" office:value="67.053220758458195" table:style-name="ce32">
            <text:p>67.1</text:p>
          </table:table-cell>
          <table:table-cell office:value-type="float" office:value="86.801999174008898" table:style-name="ce32">
            <text:p>86.8</text:p>
          </table:table-cell>
          <table:table-cell office:value-type="float" office:value="98.909974613599005" table:style-name="ce32">
            <text:p>98.9</text:p>
          </table:table-cell>
          <table:table-cell office:value-type="float" office:value="70466113.464285702" table:style-name="ce33">
            <text:p>70,466,113</text:p>
          </table:table-cell>
          <table:table-cell office:value-type="float" office:value="62.470794339664501" table:style-name="ce34">
            <text:p>62.5</text:p>
          </table:table-cell>
          <table:table-cell office:value-type="float" office:value="83.460344830173597" table:style-name="ce34">
            <text:p>83.5</text:p>
          </table:table-cell>
          <table:table-cell office:value-type="float" office:value="98.517312305883394" table:style-name="ce34">
            <text:p>98.5</text:p>
          </table:table-cell>
          <table:table-cell table:number-columns-repeated="16374" table:style-name="ce23"/>
        </table:table-row>
        <table:table-row table:style-name="ro3">
          <table:table-cell office:value-type="string" table:style-name="ce27">
            <text:p>Jul to Sep 2017</text:p>
          </table:table-cell>
          <table:table-cell office:value-type="string" table:style-name="ce27">
            <text:p>Great Britain</text:p>
          </table:table-cell>
          <table:table-cell office:value-type="float" office:value="18521795.714285702" table:style-name="ce31">
            <text:p>18,521,796</text:p>
          </table:table-cell>
          <table:table-cell office:value-type="float" office:value="64.555910461319797" table:style-name="ce32">
            <text:p>64.6</text:p>
          </table:table-cell>
          <table:table-cell office:value-type="float" office:value="85.186368461496699" table:style-name="ce32">
            <text:p>85.2</text:p>
          </table:table-cell>
          <table:table-cell office:value-type="float" office:value="98.822623030148904" table:style-name="ce32">
            <text:p>98.8</text:p>
          </table:table-cell>
          <table:table-cell office:value-type="float" office:value="71450287.571428493" table:style-name="ce33">
            <text:p>71,450,288</text:p>
          </table:table-cell>
          <table:table-cell office:value-type="float" office:value="63.057946594728598" table:style-name="ce34">
            <text:p>63.1</text:p>
          </table:table-cell>
          <table:table-cell office:value-type="float" office:value="83.885167178163499" table:style-name="ce34">
            <text:p>83.9</text:p>
          </table:table-cell>
          <table:table-cell office:value-type="float" office:value="98.611159893502204" table:style-name="ce34">
            <text:p>98.6</text:p>
          </table:table-cell>
          <table:table-cell table:number-columns-repeated="16374" table:style-name="ce23"/>
        </table:table-row>
        <table:table-row table:style-name="ro3">
          <table:table-cell office:value-type="string" table:style-name="ce27">
            <text:p>Oct to Dec 2017</text:p>
          </table:table-cell>
          <table:table-cell office:value-type="string" table:style-name="ce27">
            <text:p>Great Britain</text:p>
          </table:table-cell>
          <table:table-cell office:value-type="float" office:value="18024435.785714202" table:style-name="ce31">
            <text:p>18,024,436</text:p>
          </table:table-cell>
          <table:table-cell office:value-type="float" office:value="57.250712198833597" table:style-name="ce32">
            <text:p>57.3</text:p>
          </table:table-cell>
          <table:table-cell office:value-type="float" office:value="79.178132467082804" table:style-name="ce32">
            <text:p>79.2</text:p>
          </table:table-cell>
          <table:table-cell office:value-type="float" office:value="98.168992418748203" table:style-name="ce32">
            <text:p>98.2</text:p>
          </table:table-cell>
          <table:table-cell office:value-type="float" office:value="72150954.535714194" table:style-name="ce33">
            <text:p>72,150,955</text:p>
          </table:table-cell>
          <table:table-cell office:value-type="float" office:value="63.274324159557501" table:style-name="ce34">
            <text:p>63.3</text:p>
          </table:table-cell>
          <table:table-cell office:value-type="float" office:value="83.996570499782294" table:style-name="ce34">
            <text:p>84.0</text:p>
          </table:table-cell>
          <table:table-cell office:value-type="float" office:value="98.639555717549896" table:style-name="ce34">
            <text:p>98.6</text:p>
          </table:table-cell>
          <table:table-cell table:number-columns-repeated="16374" table:style-name="ce23"/>
        </table:table-row>
        <table:table-row table:style-name="ro3">
          <table:table-cell office:value-type="string" table:style-name="ce27">
            <text:p>Jan to Mar 2018</text:p>
          </table:table-cell>
          <table:table-cell office:value-type="string" table:style-name="ce27">
            <text:p>Great Britain</text:p>
          </table:table-cell>
          <table:table-cell office:value-type="float" office:value="17774861.714285702" table:style-name="ce31">
            <text:p>17,774,862</text:p>
          </table:table-cell>
          <table:table-cell office:value-type="float" office:value="62.330654499285103" table:style-name="ce32">
            <text:p>62.3</text:p>
          </table:table-cell>
          <table:table-cell office:value-type="float" office:value="82.9725012447756" table:style-name="ce32">
            <text:p>83.0</text:p>
          </table:table-cell>
          <table:table-cell office:value-type="float" office:value="98.418512510509203" table:style-name="ce32">
            <text:p>98.4</text:p>
          </table:table-cell>
          <table:table-cell office:value-type="float" office:value="72470546" table:style-name="ce33">
            <text:p>72,470,546</text:p>
          </table:table-cell>
          <table:table-cell office:value-type="float" office:value="62.818640830993601" table:style-name="ce34">
            <text:p>62.8</text:p>
          </table:table-cell>
          <table:table-cell office:value-type="float" office:value="83.553657785329705" table:style-name="ce34">
            <text:p>83.6</text:p>
          </table:table-cell>
          <table:table-cell office:value-type="float" office:value="98.582815976024193" table:style-name="ce34">
            <text:p>98.6</text:p>
          </table:table-cell>
          <table:table-cell table:number-columns-repeated="16374" table:style-name="ce23"/>
        </table:table-row>
        <table:table-row table:style-name="ro3">
          <table:table-cell office:value-type="string" table:style-name="ce27">
            <text:p>Apr to Jun 2018</text:p>
          </table:table-cell>
          <table:table-cell office:value-type="string" table:style-name="ce27">
            <text:p>Great Britain</text:p>
          </table:table-cell>
          <table:table-cell office:value-type="float" office:value="18645902.25" table:style-name="ce31">
            <text:p>18,645,902</text:p>
          </table:table-cell>
          <table:table-cell office:value-type="float" office:value="64.870045374178602" table:style-name="ce32">
            <text:p>64.9</text:p>
          </table:table-cell>
          <table:table-cell office:value-type="float" office:value="84.209042498868598" table:style-name="ce32">
            <text:p>84.2</text:p>
          </table:table-cell>
          <table:table-cell office:value-type="float" office:value="98.351519835946803" table:style-name="ce32">
            <text:p>98.4</text:p>
          </table:table-cell>
          <table:table-cell office:value-type="float" office:value="72966995.464285702" table:style-name="ce33">
            <text:p>72,966,995</text:p>
          </table:table-cell>
          <table:table-cell office:value-type="float" office:value="62.2895657385113" table:style-name="ce34">
            <text:p>62.3</text:p>
          </table:table-cell>
          <table:table-cell office:value-type="float" office:value="82.913157528144296" table:style-name="ce34">
            <text:p>82.9</text:p>
          </table:table-cell>
          <table:table-cell office:value-type="float" office:value="98.442334990072098" table:style-name="ce34">
            <text:p>98.4</text:p>
          </table:table-cell>
          <table:table-cell table:number-columns-repeated="16374" table:style-name="ce23"/>
        </table:table-row>
        <table:table-row table:style-name="ro3">
          <table:table-cell office:value-type="string" table:style-name="ce27">
            <text:p>Jul to Sep 2018</text:p>
          </table:table-cell>
          <table:table-cell office:value-type="string" table:style-name="ce27">
            <text:p>Great Britain</text:p>
          </table:table-cell>
          <table:table-cell office:value-type="float" office:value="19098428.357142799" table:style-name="ce31">
            <text:p>19,098,428</text:p>
          </table:table-cell>
          <table:table-cell office:value-type="float" office:value="63.178502679859598" table:style-name="ce32">
            <text:p>63.2</text:p>
          </table:table-cell>
          <table:table-cell office:value-type="float" office:value="82.724790738858005" table:style-name="ce32">
            <text:p>82.7</text:p>
          </table:table-cell>
          <table:table-cell office:value-type="float" office:value="98.184154248114893" table:style-name="ce32">
            <text:p>98.2</text:p>
          </table:table-cell>
          <table:table-cell office:value-type="float" office:value="73543628.107142806" table:style-name="ce33">
            <text:p>73,543,628</text:p>
          </table:table-cell>
          <table:table-cell office:value-type="float" office:value="61.949638594187803" table:style-name="ce34">
            <text:p>61.9</text:p>
          </table:table-cell>
          <table:table-cell office:value-type="float" office:value="82.291737843946706" table:style-name="ce34">
            <text:p>82.3</text:p>
          </table:table-cell>
          <table:table-cell office:value-type="float" office:value="98.279513762692503" table:style-name="ce34">
            <text:p>98.3</text:p>
          </table:table-cell>
          <table:table-cell table:number-columns-repeated="16374" table:style-name="ce23"/>
        </table:table-row>
        <table:table-row table:style-name="ro3">
          <table:table-cell office:value-type="string" table:style-name="ce27">
            <text:p>Oct to Dec 2018</text:p>
          </table:table-cell>
          <table:table-cell office:value-type="string" table:style-name="ce27">
            <text:p>Great Britain</text:p>
          </table:table-cell>
          <table:table-cell office:value-type="float" office:value="18536043.464285702" table:style-name="ce31">
            <text:p>18,536,043</text:p>
          </table:table-cell>
          <table:table-cell office:value-type="float" office:value="58.956140464842598" table:style-name="ce32">
            <text:p>59.0</text:p>
          </table:table-cell>
          <table:table-cell office:value-type="float" office:value="79.565840349998993" table:style-name="ce32">
            <text:p>79.6</text:p>
          </table:table-cell>
          <table:table-cell office:value-type="float" office:value="98.094566594180506" table:style-name="ce32">
            <text:p>98.1</text:p>
          </table:table-cell>
          <table:table-cell office:value-type="float" office:value="74055235.785714194" table:style-name="ce33">
            <text:p>74,055,236</text:p>
          </table:table-cell>
          <table:table-cell office:value-type="float" office:value="62.344045354617002" table:style-name="ce34">
            <text:p>62.3</text:p>
          </table:table-cell>
          <table:table-cell office:value-type="float" office:value="82.367271000933997" table:style-name="ce34">
            <text:p>82.4</text:p>
          </table:table-cell>
          <table:table-cell office:value-type="float" office:value="98.260121428416198" table:style-name="ce34">
            <text:p>98.3</text:p>
          </table:table-cell>
          <table:table-cell table:number-columns-repeated="16374" table:style-name="ce23"/>
        </table:table-row>
        <table:table-row table:style-name="ro3">
          <table:table-cell office:value-type="string" table:style-name="ce27">
            <text:p>Jan to Mar 2019</text:p>
          </table:table-cell>
          <table:table-cell office:value-type="string" table:style-name="ce27">
            <text:p>Great Britain</text:p>
          </table:table-cell>
          <table:table-cell office:value-type="float" office:value="19435531.928571399" table:style-name="ce31">
            <text:p>19,435,532</text:p>
          </table:table-cell>
          <table:table-cell office:value-type="float" office:value="66.952316535332997" table:style-name="ce32">
            <text:p>67.0</text:p>
          </table:table-cell>
          <table:table-cell office:value-type="float" office:value="85.938803571354299" table:style-name="ce32">
            <text:p>85.9</text:p>
          </table:table-cell>
          <table:table-cell office:value-type="float" office:value="98.784067055212006" table:style-name="ce32">
            <text:p>98.8</text:p>
          </table:table-cell>
          <table:table-cell office:value-type="float" office:value="75715906" table:style-name="ce33">
            <text:p>75,715,906</text:p>
          </table:table-cell>
          <table:table-cell office:value-type="float" office:value="63.5300870599105" table:style-name="ce34">
            <text:p>63.5</text:p>
          </table:table-cell>
          <table:table-cell office:value-type="float" office:value="83.141966233620707" table:style-name="ce34">
            <text:p>83.1</text:p>
          </table:table-cell>
          <table:table-cell office:value-type="float" office:value="98.357429679306705" table:style-name="ce34">
            <text:p>98.4</text:p>
          </table:table-cell>
          <table:table-cell table:number-columns-repeated="16374" table:style-name="ce23"/>
        </table:table-row>
        <table:table-row table:style-name="ro3">
          <table:table-cell office:value-type="string" table:style-name="ce27">
            <text:p>Apr to Jun 2019</text:p>
          </table:table-cell>
          <table:table-cell office:value-type="string" table:style-name="ce27">
            <text:p>Great Britain</text:p>
          </table:table-cell>
          <table:table-cell office:value-type="float" office:value="20495457.5714285" table:style-name="ce31">
            <text:p>20,495,458</text:p>
          </table:table-cell>
          <table:table-cell office:value-type="float" office:value="69.498968353287296" table:style-name="ce32">
            <text:p>69.5</text:p>
          </table:table-cell>
          <table:table-cell office:value-type="float" office:value="87.541231000153999" table:style-name="ce32">
            <text:p>87.5</text:p>
          </table:table-cell>
          <table:table-cell office:value-type="float" office:value="98.937499063816901" table:style-name="ce32">
            <text:p>98.9</text:p>
          </table:table-cell>
          <table:table-cell office:value-type="float" office:value="77565461.321428493" table:style-name="ce33">
            <text:p>77,565,461</text:p>
          </table:table-cell>
          <table:table-cell office:value-type="float" office:value="64.785158839177797" table:style-name="ce34">
            <text:p>64.8</text:p>
          </table:table-cell>
          <table:table-cell office:value-type="float" office:value="84.047889352438602" table:style-name="ce34">
            <text:p>84.0</text:p>
          </table:table-cell>
          <table:table-cell office:value-type="float" office:value="98.512124586239494" table:style-name="ce34">
            <text:p>98.5</text:p>
          </table:table-cell>
          <table:table-cell table:number-columns-repeated="16374" table:style-name="ce23"/>
        </table:table-row>
        <table:table-row table:style-name="ro3">
          <table:table-cell office:value-type="string" table:style-name="ce27">
            <text:p>Jul to Sep 2019</text:p>
          </table:table-cell>
          <table:table-cell office:value-type="string" table:style-name="ce27">
            <text:p>Great Britain</text:p>
          </table:table-cell>
          <table:table-cell office:value-type="float" office:value="20787343.142857101" table:style-name="ce31">
            <text:p>20,787,343</text:p>
          </table:table-cell>
          <table:table-cell office:value-type="float" office:value="65.121118824763897" table:style-name="ce32">
            <text:p>65.1</text:p>
          </table:table-cell>
          <table:table-cell office:value-type="float" office:value="84.227295122893494" table:style-name="ce32">
            <text:p>84.2</text:p>
          </table:table-cell>
          <table:table-cell office:value-type="float" office:value="98.440345588863195" table:style-name="ce32">
            <text:p>98.4</text:p>
          </table:table-cell>
          <table:table-cell office:value-type="float" office:value="79254376.107142806" table:style-name="ce33">
            <text:p>79,254,376</text:p>
          </table:table-cell>
          <table:table-cell office:value-type="float" office:value="65.260442664578505" table:style-name="ce34">
            <text:p>65.3</text:p>
          </table:table-cell>
          <table:table-cell office:value-type="float" office:value="84.413780484480995" table:style-name="ce34">
            <text:p>84.4</text:p>
          </table:table-cell>
          <table:table-cell office:value-type="float" office:value="98.572331020147701" table:style-name="ce34">
            <text:p>98.6</text:p>
          </table:table-cell>
          <table:table-cell table:number-columns-repeated="16374" table:style-name="ce23"/>
        </table:table-row>
        <table:table-row table:style-name="ro3">
          <table:table-cell office:value-type="string" table:style-name="ce27">
            <text:p>Oct to Dec 2019</text:p>
          </table:table-cell>
          <table:table-cell office:value-type="string" table:style-name="ce27">
            <text:p>Great Britain</text:p>
          </table:table-cell>
          <table:table-cell office:value-type="float" office:value="19880215.142857101" table:style-name="ce31">
            <text:p>19,880,215</text:p>
          </table:table-cell>
          <table:table-cell office:value-type="float" office:value="59.390993512243199" table:style-name="ce32">
            <text:p>59.4</text:p>
          </table:table-cell>
          <table:table-cell office:value-type="float" office:value="79.672132177126599" table:style-name="ce32">
            <text:p>79.7</text:p>
          </table:table-cell>
          <table:table-cell office:value-type="float" office:value="97.931726177208802" table:style-name="ce32">
            <text:p>97.9</text:p>
          </table:table-cell>
          <table:table-cell office:value-type="float" office:value="80598547.785714194" table:style-name="ce33">
            <text:p>80,598,548</text:p>
          </table:table-cell>
          <table:table-cell office:value-type="float" office:value="65.262563145313095" table:style-name="ce34">
            <text:p>65.3</text:p>
          </table:table-cell>
          <table:table-cell office:value-type="float" office:value="84.359147249045293" table:style-name="ce34">
            <text:p>84.4</text:p>
          </table:table-cell>
          <table:table-cell office:value-type="float" office:value="98.524197399377201" table:style-name="ce34">
            <text:p>98.5</text:p>
          </table:table-cell>
          <table:table-cell table:number-columns-repeated="16374" table:style-name="ce23"/>
        </table:table-row>
        <table:table-row table:style-name="ro3">
          <table:table-cell office:value-type="string" table:style-name="ce27">
            <text:p>Jan to Mar 2020</text:p>
          </table:table-cell>
          <table:table-cell office:value-type="string" table:style-name="ce27">
            <text:p>Great Britain</text:p>
          </table:table-cell>
          <table:table-cell office:value-type="float" office:value="19601019.142857101" table:style-name="ce31">
            <text:p>19,601,019</text:p>
          </table:table-cell>
          <table:table-cell office:value-type="float" office:value="65.713984667881704" table:style-name="ce32">
            <text:p>65.7</text:p>
          </table:table-cell>
          <table:table-cell office:value-type="float" office:value="84.240252405534505" table:style-name="ce32">
            <text:p>84.2</text:p>
          </table:table-cell>
          <table:table-cell office:value-type="float" office:value="98.478851690029401" table:style-name="ce32">
            <text:p>98.5</text:p>
          </table:table-cell>
          <table:table-cell office:value-type="float" office:value="80764035" table:style-name="ce33">
            <text:p>80,764,035</text:p>
          </table:table-cell>
          <table:table-cell office:value-type="float" office:value="64.965488660887203" table:style-name="ce34">
            <text:p>65.0</text:p>
          </table:table-cell>
          <table:table-cell office:value-type="float" office:value="83.950154298259093" table:style-name="ce34">
            <text:p>84.0</text:p>
          </table:table-cell>
          <table:table-cell office:value-type="float" office:value="98.4506556662256" table:style-name="ce34">
            <text:p>98.5</text:p>
          </table:table-cell>
          <table:table-cell table:number-columns-repeated="16374" table:style-name="ce23"/>
        </table:table-row>
        <table:table-row table:style-name="ro3">
          <table:table-cell office:value-type="string" table:style-name="ce27">
            <text:p>Apr to Jun 2020</text:p>
          </table:table-cell>
          <table:table-cell office:value-type="string" table:style-name="ce27">
            <text:p>Great Britain</text:p>
          </table:table-cell>
          <table:table-cell office:value-type="float" office:value="13608748.678571399" table:style-name="ce31">
            <text:p>13,608,749</text:p>
          </table:table-cell>
          <table:table-cell office:value-type="float" office:value="86.485775958151095" table:style-name="ce32">
            <text:p>86.5</text:p>
          </table:table-cell>
          <table:table-cell office:value-type="float" office:value="95.795725818320193" table:style-name="ce32">
            <text:p>95.8</text:p>
          </table:table-cell>
          <table:table-cell office:value-type="float" office:value="99.580254522351396" table:style-name="ce32">
            <text:p>99.6</text:p>
          </table:table-cell>
          <table:table-cell office:value-type="float" office:value="73877326.107142806" table:style-name="ce33">
            <text:p>73,877,326</text:p>
          </table:table-cell>
          <table:table-cell office:value-type="float" office:value="67.6719813179525" table:style-name="ce34">
            <text:p>67.7</text:p>
          </table:table-cell>
          <table:table-cell office:value-type="float" office:value="85.135939575112104" table:style-name="ce34">
            <text:p>85.1</text:p>
          </table:table-cell>
          <table:table-cell office:value-type="float" office:value="98.523673316235502" table:style-name="ce34">
            <text:p>98.5</text:p>
          </table:table-cell>
          <table:table-cell table:number-columns-repeated="16374" table:style-name="ce23"/>
        </table:table-row>
        <table:table-row table:style-name="ro3">
          <table:table-cell office:value-type="string" table:style-name="ce27">
            <text:p>Jul to Sep 2020</text:p>
          </table:table-cell>
          <table:table-cell office:value-type="string" table:style-name="ce27">
            <text:p>Great Britain</text:p>
          </table:table-cell>
          <table:table-cell office:value-type="float" office:value="17770421.642857101" table:style-name="ce31">
            <text:p>17,770,422</text:p>
          </table:table-cell>
          <table:table-cell office:value-type="float" office:value="79.359518613882202" table:style-name="ce32">
            <text:p>79.4</text:p>
          </table:table-cell>
          <table:table-cell office:value-type="float" office:value="92.823444662778897" table:style-name="ce32">
            <text:p>92.8</text:p>
          </table:table-cell>
          <table:table-cell office:value-type="float" office:value="99.305156771684096" table:style-name="ce32">
            <text:p>99.3</text:p>
          </table:table-cell>
          <table:table-cell office:value-type="float" office:value="70860404.607142806" table:style-name="ce33">
            <text:p>70,860,405</text:p>
          </table:table-cell>
          <table:table-cell office:value-type="float" office:value="71.351301540817303" table:style-name="ce34">
            <text:p>71.4</text:p>
          </table:table-cell>
          <table:table-cell office:value-type="float" office:value="87.330373994089399" table:style-name="ce34">
            <text:p>87.3</text:p>
          </table:table-cell>
          <table:table-cell office:value-type="float" office:value="98.744098992027801" table:style-name="ce34">
            <text:p>98.7</text:p>
          </table:table-cell>
          <table:table-cell table:number-columns-repeated="16374" table:style-name="ce23"/>
        </table:table-row>
        <table:table-row table:style-name="ro3">
          <table:table-cell office:value-type="string" table:style-name="ce27">
            <text:p>Oct to Dec 2020</text:p>
          </table:table-cell>
          <table:table-cell office:value-type="string" table:style-name="ce27">
            <text:p>Great Britain</text:p>
          </table:table-cell>
          <table:table-cell office:value-type="float" office:value="18542240.892857101" table:style-name="ce31">
            <text:p>18,542,241</text:p>
          </table:table-cell>
          <table:table-cell office:value-type="float" office:value="74.752643021678196" table:style-name="ce32">
            <text:p>74.8</text:p>
          </table:table-cell>
          <table:table-cell office:value-type="float" office:value="90.675594775400299" table:style-name="ce32">
            <text:p>90.7</text:p>
          </table:table-cell>
          <table:table-cell office:value-type="float" office:value="99.218102481429696" table:style-name="ce32">
            <text:p>99.2</text:p>
          </table:table-cell>
          <table:table-cell office:value-type="float" office:value="69522430.357142806" table:style-name="ce33">
            <text:p>69,522,430</text:p>
          </table:table-cell>
          <table:table-cell office:value-type="float" office:value="75.678566688690196" table:style-name="ce34">
            <text:p>75.7</text:p>
          </table:table-cell>
          <table:table-cell office:value-type="float" office:value="90.412478336577905" table:style-name="ce34">
            <text:p>90.4</text:p>
          </table:table-cell>
          <table:table-cell office:value-type="float" office:value="99.102821106476895" table:style-name="ce34">
            <text:p>99.1</text:p>
          </table:table-cell>
          <table:table-cell table:number-columns-repeated="16374" table:style-name="ce23"/>
        </table:table-row>
        <table:table-row table:style-name="ro3">
          <table:table-cell office:value-type="string" table:style-name="ce27">
            <text:p>Jan to Mar 2021</text:p>
          </table:table-cell>
          <table:table-cell office:value-type="string" table:style-name="ce27">
            <text:p>Great Britain</text:p>
          </table:table-cell>
          <table:table-cell office:value-type="float" office:value="16612116.7857142" table:style-name="ce31">
            <text:p>16,612,117</text:p>
          </table:table-cell>
          <table:table-cell office:value-type="float" office:value="80.464970631269196" table:style-name="ce32">
            <text:p>80.5</text:p>
          </table:table-cell>
          <table:table-cell office:value-type="float" office:value="93.124343597133802" table:style-name="ce32">
            <text:p>93.1</text:p>
          </table:table-cell>
          <table:table-cell office:value-type="float" office:value="99.289837643680301" table:style-name="ce32">
            <text:p>99.3</text:p>
          </table:table-cell>
          <table:table-cell office:value-type="float" office:value="66533528" table:style-name="ce33">
            <text:p>66,533,528</text:p>
          </table:table-cell>
          <table:table-cell office:value-type="float" office:value="79.809239936893107" table:style-name="ce34">
            <text:p>79.8</text:p>
          </table:table-cell>
          <table:table-cell office:value-type="float" office:value="92.907938084990704" table:style-name="ce34">
            <text:p>92.9</text:p>
          </table:table-cell>
          <table:table-cell office:value-type="float" office:value="99.333339124899496" table:style-name="ce34">
            <text:p>99.3</text:p>
          </table:table-cell>
          <table:table-cell table:number-columns-repeated="16374" table:style-name="ce23"/>
        </table:table-row>
        <table:table-row table:style-name="ro3">
          <table:table-cell office:value-type="string" table:style-name="ce27">
            <text:p>Apr to Jun 2021</text:p>
          </table:table-cell>
          <table:table-cell office:value-type="string" table:style-name="ce27">
            <text:p>Great Britain</text:p>
          </table:table-cell>
          <table:table-cell office:value-type="float" office:value="18044048.428571399" table:style-name="ce31">
            <text:p>18,044,048</text:p>
          </table:table-cell>
          <table:table-cell office:value-type="float" office:value="78.102600177490999" table:style-name="ce32">
            <text:p>78.1</text:p>
          </table:table-cell>
          <table:table-cell office:value-type="float" office:value="92.227833824970105" table:style-name="ce32">
            <text:p>92.2</text:p>
          </table:table-cell>
          <table:table-cell office:value-type="float" office:value="99.227997923399101" table:style-name="ce32">
            <text:p>99.2</text:p>
          </table:table-cell>
          <table:table-cell office:value-type="float" office:value="70968827.75" table:style-name="ce33">
            <text:p>70,968,828</text:p>
          </table:table-cell>
          <table:table-cell office:value-type="float" office:value="78.095050833276304" table:style-name="ce34">
            <text:p>78.1</text:p>
          </table:table-cell>
          <table:table-cell office:value-type="float" office:value="92.181266765494001" table:style-name="ce34">
            <text:p>92.2</text:p>
          </table:table-cell>
          <table:table-cell office:value-type="float" office:value="99.259208108550695" table:style-name="ce34">
            <text:p>99.3</text:p>
          </table:table-cell>
          <table:table-cell table:number-columns-repeated="16374" table:style-name="ce23"/>
        </table:table-row>
        <table:table-row table:style-name="ro3">
          <table:table-cell office:value-type="string" table:style-name="ce27">
            <text:p>Jul to Sep 2021</text:p>
          </table:table-cell>
          <table:table-cell office:value-type="string" table:style-name="ce27">
            <text:p>Great Britain</text:p>
          </table:table-cell>
          <table:table-cell office:value-type="float" office:value="18817546.285714202" table:style-name="ce31">
            <text:p>18,817,546</text:p>
          </table:table-cell>
          <table:table-cell office:value-type="float" office:value="74.444936740803499" table:style-name="ce32">
            <text:p>74.4</text:p>
          </table:table-cell>
          <table:table-cell office:value-type="float" office:value="90.103837281836505" table:style-name="ce32">
            <text:p>90.1</text:p>
          </table:table-cell>
          <table:table-cell office:value-type="float" office:value="98.978339547290602" table:style-name="ce32">
            <text:p>99.0</text:p>
          </table:table-cell>
          <table:table-cell office:value-type="float" office:value="72015952.392857105" table:style-name="ce33">
            <text:p>72,015,952</text:p>
          </table:table-cell>
          <table:table-cell office:value-type="float" office:value="76.8292713292972" table:style-name="ce34">
            <text:p>76.8</text:p>
          </table:table-cell>
          <table:table-cell office:value-type="float" office:value="91.479979123097706" table:style-name="ce34">
            <text:p>91.5</text:p>
          </table:table-cell>
          <table:table-cell office:value-type="float" office:value="99.174479877280007" table:style-name="ce34">
            <text:p>99.2</text:p>
          </table:table-cell>
          <table:table-cell table:number-columns-repeated="16374" table:style-name="ce23"/>
        </table:table-row>
        <table:table-row table:style-name="ro3">
          <table:table-cell office:value-type="string" table:style-name="ce27">
            <text:p>Oct to Dec 2021</text:p>
          </table:table-cell>
          <table:table-cell office:value-type="string" table:style-name="ce27">
            <text:p>Great Britain</text:p>
          </table:table-cell>
          <table:table-cell office:value-type="float" office:value="18682520.428571399" table:style-name="ce31">
            <text:p>18,682,520</text:p>
          </table:table-cell>
          <table:table-cell office:value-type="float" office:value="67.672979088635202" table:style-name="ce32">
            <text:p>67.7</text:p>
          </table:table-cell>
          <table:table-cell office:value-type="float" office:value="85.866160625023596" table:style-name="ce32">
            <text:p>85.9</text:p>
          </table:table-cell>
          <table:table-cell office:value-type="float" office:value="98.584344420399106" table:style-name="ce32">
            <text:p>98.6</text:p>
          </table:table-cell>
          <table:table-cell office:value-type="float" office:value="72156231.928571403" table:style-name="ce33">
            <text:p>72,156,232</text:p>
          </table:table-cell>
          <table:table-cell office:value-type="float" office:value="74.9921843450078" table:style-name="ce34">
            <text:p>75.0</text:p>
          </table:table-cell>
          <table:table-cell office:value-type="float" office:value="90.233168029688997" table:style-name="ce34">
            <text:p>90.2</text:p>
          </table:table-cell>
          <table:table-cell office:value-type="float" office:value="99.010473550355499" table:style-name="ce34">
            <text:p>99.0</text:p>
          </table:table-cell>
          <table:table-cell table:number-columns-repeated="16374" table:style-name="ce23"/>
        </table:table-row>
        <table:table-row table:style-name="ro3">
          <table:table-cell office:value-type="string" table:style-name="ce27">
            <text:p>Jan to Mar 2022</text:p>
          </table:table-cell>
          <table:table-cell office:value-type="string" table:style-name="ce27">
            <text:p>Great Britain</text:p>
          </table:table-cell>
          <table:table-cell office:value-type="float" office:value="17765716.857142799" table:style-name="ce31">
            <text:p>17,765,717</text:p>
          </table:table-cell>
          <table:table-cell office:value-type="float" office:value="72.495078763980203" table:style-name="ce32">
            <text:p>72.5</text:p>
          </table:table-cell>
          <table:table-cell office:value-type="float" office:value="88.994352670486094" table:style-name="ce32">
            <text:p>89.0</text:p>
          </table:table-cell>
          <table:table-cell office:value-type="float" office:value="98.872406885627797" table:style-name="ce32">
            <text:p>98.9</text:p>
          </table:table-cell>
          <table:table-cell office:value-type="float" office:value="73309832" table:style-name="ce33">
            <text:p>73,309,832</text:p>
          </table:table-cell>
          <table:table-cell office:value-type="float" office:value="73.146900677660796" table:style-name="ce34">
            <text:p>73.1</text:p>
          </table:table-cell>
          <table:table-cell office:value-type="float" office:value="89.277812012991603" table:style-name="ce34">
            <text:p>89.3</text:p>
          </table:table-cell>
          <table:table-cell office:value-type="float" office:value="98.913710510208205" table:style-name="ce34">
            <text:p>98.9</text:p>
          </table:table-cell>
          <table:table-cell table:number-columns-repeated="16374" table:style-name="ce23"/>
        </table:table-row>
        <table:table-row table:style-name="ro3">
          <table:table-cell office:value-type="string" table:style-name="ce27">
            <text:p>Apr to Jun 2022</text:p>
          </table:table-cell>
          <table:table-cell office:value-type="string" table:style-name="ce27">
            <text:p>Great Britain</text:p>
          </table:table-cell>
          <table:table-cell office:value-type="float" office:value="18245915.0714285" table:style-name="ce31">
            <text:p>18,245,915</text:p>
          </table:table-cell>
          <table:table-cell office:value-type="float" office:value="72.584553377781305" table:style-name="ce32">
            <text:p>72.6</text:p>
          </table:table-cell>
          <table:table-cell office:value-type="float" office:value="88.754184982720005" table:style-name="ce32">
            <text:p>88.8</text:p>
          </table:table-cell>
          <table:table-cell office:value-type="float" office:value="98.796307092001101" table:style-name="ce32">
            <text:p>98.8</text:p>
          </table:table-cell>
          <table:table-cell office:value-type="float" office:value="73511698.642857105" table:style-name="ce33">
            <text:p>73,511,699</text:p>
          </table:table-cell>
          <table:table-cell office:value-type="float" office:value="71.790906670082194" table:style-name="ce34">
            <text:p>71.8</text:p>
          </table:table-cell>
          <table:table-cell office:value-type="float" office:value="88.423738553620893" table:style-name="ce34">
            <text:p>88.4</text:p>
          </table:table-cell>
          <table:table-cell office:value-type="float" office:value="98.807426065064703" table:style-name="ce34">
            <text:p>98.8</text:p>
          </table:table-cell>
          <table:table-cell table:number-columns-repeated="16374" table:style-name="ce23"/>
        </table:table-row>
        <table:table-row table:style-name="ro3">
          <table:table-cell office:value-type="string" table:style-name="ce27">
            <text:p>Jul to Sep 2022</text:p>
          </table:table-cell>
          <table:table-cell office:value-type="string" table:style-name="ce27">
            <text:p>Great Britain</text:p>
          </table:table-cell>
          <table:table-cell office:value-type="float" office:value="18608969.785714202" table:style-name="ce31">
            <text:p>18,608,970</text:p>
          </table:table-cell>
          <table:table-cell office:value-type="float" office:value="67.730750098290699" table:style-name="ce32">
            <text:p>67.7</text:p>
          </table:table-cell>
          <table:table-cell office:value-type="float" office:value="85.391747928073798" table:style-name="ce32">
            <text:p>85.4</text:p>
          </table:table-cell>
          <table:table-cell office:value-type="float" office:value="98.227057952164103" table:style-name="ce32">
            <text:p>98.2</text:p>
          </table:table-cell>
          <table:table-cell office:value-type="float" office:value="73303122.142857105" table:style-name="ce33">
            <text:p>73,303,122</text:p>
          </table:table-cell>
          <table:table-cell office:value-type="float" office:value="70.078869569880197" table:style-name="ce34">
            <text:p>70.1</text:p>
          </table:table-cell>
          <table:table-cell office:value-type="float" office:value="87.222731625804499" table:style-name="ce34">
            <text:p>87.2</text:p>
          </table:table-cell>
          <table:table-cell office:value-type="float" office:value="98.616216951039803" table:style-name="ce34">
            <text:p>98.6</text:p>
          </table:table-cell>
          <table:table-cell table:number-columns-repeated="16374" table:style-name="ce23"/>
        </table:table-row>
        <table:table-row table:style-name="ro3">
          <table:table-cell office:value-type="string" table:style-name="ce27">
            <text:p>Oct to Dec 2022</text:p>
          </table:table-cell>
          <table:table-cell office:value-type="string" table:style-name="ce27">
            <text:p>Great Britain</text:p>
          </table:table-cell>
          <table:table-cell office:value-type="float" office:value="16952203.642857101" table:style-name="ce31">
            <text:p>16,952,204</text:p>
          </table:table-cell>
          <table:table-cell office:value-type="float" office:value="62.277485787130097" table:style-name="ce32">
            <text:p>62.3</text:p>
          </table:table-cell>
          <table:table-cell office:value-type="float" office:value="81.600116750097499" table:style-name="ce32">
            <text:p>81.6</text:p>
          </table:table-cell>
          <table:table-cell office:value-type="float" office:value="97.888841050841705" table:style-name="ce32">
            <text:p>97.9</text:p>
          </table:table-cell>
          <table:table-cell office:value-type="float" office:value="71572805.357142806" table:style-name="ce33">
            <text:p>71,572,805</text:p>
          </table:table-cell>
          <table:table-cell office:value-type="float" office:value="68.859096947012304" table:style-name="ce34">
            <text:p>68.9</text:p>
          </table:table-cell>
          <table:table-cell office:value-type="float" office:value="86.245104067484107" table:style-name="ce34">
            <text:p>86.2</text:p>
          </table:table-cell>
          <table:table-cell office:value-type="float" office:value="98.452255721328299" table:style-name="ce34">
            <text:p>98.5</text:p>
          </table:table-cell>
          <table:table-cell table:number-columns-repeated="16374" table:style-name="ce23"/>
        </table:table-row>
        <table:table-row table:style-name="ro3">
          <table:table-cell office:value-type="string" table:style-name="ce27">
            <text:p>Jan to Mar 2023</text:p>
          </table:table-cell>
          <table:table-cell office:value-type="string" table:style-name="ce27">
            <text:p>Great Britain</text:p>
          </table:table-cell>
          <table:table-cell office:value-type="float" office:value="18484139.5" table:style-name="ce31">
            <text:p>18,484,140</text:p>
          </table:table-cell>
          <table:table-cell office:value-type="float" office:value="68.199485293864996" table:style-name="ce32">
            <text:p>68.2</text:p>
          </table:table-cell>
          <table:table-cell office:value-type="float" office:value="85.774775991059798" table:style-name="ce32">
            <text:p>85.8</text:p>
          </table:table-cell>
          <table:table-cell office:value-type="float" office:value="98.400682920619502" table:style-name="ce32">
            <text:p>98.4</text:p>
          </table:table-cell>
          <table:table-cell office:value-type="float" office:value="72291228" table:style-name="ce33">
            <text:p>72,291,228</text:p>
          </table:table-cell>
          <table:table-cell office:value-type="float" office:value="67.796890931220503" table:style-name="ce34">
            <text:p>67.8</text:p>
          </table:table-cell>
          <table:table-cell office:value-type="float" office:value="85.449212454932905" table:style-name="ce34">
            <text:p>85.4</text:p>
          </table:table-cell>
          <table:table-cell office:value-type="float" office:value="98.3358160688597" table:style-name="ce34">
            <text:p>98.3</text:p>
          </table:table-cell>
          <table:table-cell table:number-columns-repeated="16374" table:style-name="ce23"/>
        </table:table-row>
        <table:table-row table:style-name="ro3">
          <table:table-cell office:value-type="string" table:style-name="ce27">
            <text:p>Apr to Jun 2023</text:p>
          </table:table-cell>
          <table:table-cell office:value-type="string" table:style-name="ce27">
            <text:p>Great Britain</text:p>
          </table:table-cell>
          <table:table-cell office:value-type="float" office:value="19421436.428571399" table:style-name="ce31">
            <text:p>19,421,436</text:p>
          </table:table-cell>
          <table:table-cell office:value-type="float" office:value="70.725421920572202" table:style-name="ce32">
            <text:p>70.7</text:p>
          </table:table-cell>
          <table:table-cell office:value-type="float" office:value="87.119403886964193" table:style-name="ce32">
            <text:p>87.1</text:p>
          </table:table-cell>
          <table:table-cell office:value-type="float" office:value="98.423459262300398" table:style-name="ce32">
            <text:p>98.4</text:p>
          </table:table-cell>
          <table:table-cell office:value-type="float" office:value="73466749.357142806" table:style-name="ce33">
            <text:p>73,466,749</text:p>
          </table:table-cell>
          <table:table-cell office:value-type="float" office:value="67.3820229233323" table:style-name="ce34">
            <text:p>67.4</text:p>
          </table:table-cell>
          <table:table-cell office:value-type="float" office:value="85.069928880002905" table:style-name="ce34">
            <text:p>85.1</text:p>
          </table:table-cell>
          <table:table-cell office:value-type="float" office:value="98.244619392155997" table:style-name="ce34">
            <text:p>98.2</text:p>
          </table:table-cell>
          <table:table-cell table:number-columns-repeated="16374" table:style-name="ce23"/>
        </table:table-row>
        <table:table-row table:style-name="ro3">
          <table:table-cell office:value-type="string" table:style-name="ce27">
            <text:p>Jul to Sep 2023</text:p>
          </table:table-cell>
          <table:table-cell office:value-type="string" table:style-name="ce27">
            <text:p>Great Britain</text:p>
          </table:table-cell>
          <table:table-cell office:value-type="float" office:value="19418136.5714285" table:style-name="ce31">
            <text:p>19,418,137</text:p>
          </table:table-cell>
          <table:table-cell office:value-type="float" office:value="69.217623397672497" table:style-name="ce32">
            <text:p>69.2</text:p>
          </table:table-cell>
          <table:table-cell office:value-type="float" office:value="86.354703992635507" table:style-name="ce32">
            <text:p>86.4</text:p>
          </table:table-cell>
          <table:table-cell office:value-type="float" office:value="98.439355178379699" table:style-name="ce32">
            <text:p>98.4</text:p>
          </table:table-cell>
          <table:table-cell office:value-type="float" office:value="74275916.142857105" table:style-name="ce33">
            <text:p>74,275,916</text:p>
          </table:table-cell>
          <table:table-cell office:value-type="float" office:value="67.774538946736001" table:style-name="ce34">
            <text:p>67.8</text:p>
          </table:table-cell>
          <table:table-cell office:value-type="float" office:value="85.325182785214693" table:style-name="ce34">
            <text:p>85.3</text:p>
          </table:table-cell>
          <table:table-cell office:value-type="float" office:value="98.299929465888994" table:style-name="ce34">
            <text:p>98.3</text:p>
          </table:table-cell>
          <table:table-cell table:number-columns-repeated="16374" table:style-name="ce23"/>
        </table:table-row>
        <table:table-row table:style-name="ro3">
          <table:table-cell office:value-type="string" table:style-name="ce27">
            <text:p>Oct to Dec 2023</text:p>
          </table:table-cell>
          <table:table-cell office:value-type="string" table:style-name="ce27">
            <text:p>Great Britain</text:p>
          </table:table-cell>
          <table:table-cell office:value-type="float" office:value="19522166.642857101" table:style-name="ce31">
            <text:p>19,522,167</text:p>
          </table:table-cell>
          <table:table-cell office:value-type="float" office:value="62.154194514116597" table:style-name="ce32">
            <text:p>62.2</text:p>
          </table:table-cell>
          <table:table-cell office:value-type="float" office:value="81.153029805133599" table:style-name="ce32">
            <text:p>81.2</text:p>
          </table:table-cell>
          <table:table-cell office:value-type="float" office:value="97.569469501176798" table:style-name="ce32">
            <text:p>97.6</text:p>
          </table:table-cell>
          <table:table-cell office:value-type="float" office:value="76845879.142857105" table:style-name="ce33">
            <text:p>76,845,879</text:p>
          </table:table-cell>
          <table:table-cell office:value-type="float" office:value="67.559379250588094" table:style-name="ce34">
            <text:p>67.6</text:p>
          </table:table-cell>
          <table:table-cell office:value-type="float" office:value="85.087025737232807" table:style-name="ce34">
            <text:p>85.1</text:p>
          </table:table-cell>
          <table:table-cell office:value-type="float" office:value="98.205047258654503" table:style-name="ce34">
            <text:p>98.2</text:p>
          </table:table-cell>
          <table:table-cell table:number-columns-repeated="16374" table:style-name="ce23"/>
        </table:table-row>
        <table:table-row table:style-name="ro3">
          <table:table-cell office:value-type="string" table:style-name="ce27">
            <text:p>Jan to Mar 2024</text:p>
          </table:table-cell>
          <table:table-cell office:value-type="string" table:style-name="ce27">
            <text:p>Great Britain</text:p>
          </table:table-cell>
          <table:table-cell office:value-type="float" office:value="19920851.357142799" table:style-name="ce31">
            <text:p>19,920,851</text:p>
          </table:table-cell>
          <table:table-cell office:value-type="float" office:value="68.262911196075194" table:style-name="ce32">
            <text:p>68.3</text:p>
          </table:table-cell>
          <table:table-cell office:value-type="float" office:value="85.917996067860201" table:style-name="ce32">
            <text:p>85.9</text:p>
          </table:table-cell>
          <table:table-cell office:value-type="float" office:value="98.468389828103994" table:style-name="ce32">
            <text:p>98.5</text:p>
          </table:table-cell>
          <table:table-cell office:value-type="float" office:value="78282591" table:style-name="ce33">
            <text:p>78,282,591</text:p>
          </table:table-cell>
          <table:table-cell office:value-type="float" office:value="67.587267263547702" table:style-name="ce34">
            <text:p>67.6</text:p>
          </table:table-cell>
          <table:table-cell office:value-type="float" office:value="85.136093668642104" table:style-name="ce34">
            <text:p>85.1</text:p>
          </table:table-cell>
          <table:table-cell office:value-type="float" office:value="98.225867357916101" table:style-name="ce34">
            <text:p>98.2</text:p>
          </table:table-cell>
          <table:table-cell table:number-columns-repeated="16374" table:style-name="ce23"/>
        </table:table-row>
        <table:table-row table:style-name="ro3">
          <table:table-cell office:value-type="string" table:style-name="ce27">
            <text:p>Apr to Jun 2024</text:p>
          </table:table-cell>
          <table:table-cell office:value-type="string" table:style-name="ce27">
            <text:p>Great Britain</text:p>
          </table:table-cell>
          <table:table-cell office:value-type="float" office:value="20521431.857142799" table:style-name="ce31">
            <text:p>20,521,432</text:p>
          </table:table-cell>
          <table:table-cell office:value-type="float" office:value="70.105314915264501" table:style-name="ce32">
            <text:p>70.1</text:p>
          </table:table-cell>
          <table:table-cell office:value-type="float" office:value="86.911308743751405" table:style-name="ce32">
            <text:p>86.9</text:p>
          </table:table-cell>
          <table:table-cell office:value-type="float" office:value="98.5274196579836" table:style-name="ce32">
            <text:p>98.5</text:p>
          </table:table-cell>
          <table:table-cell office:value-type="float" office:value="79382586.428571403" table:style-name="ce33">
            <text:p>79,382,586</text:p>
          </table:table-cell>
          <table:table-cell office:value-type="float" office:value="67.470446581659004" table:style-name="ce34">
            <text:p>67.5</text:p>
          </table:table-cell>
          <table:table-cell office:value-type="float" office:value="85.109780868548" table:style-name="ce34">
            <text:p>85.1</text:p>
          </table:table-cell>
          <table:table-cell office:value-type="float" office:value="98.255480481815994" table:style-name="ce34">
            <text:p>98.3</text:p>
          </table:table-cell>
          <table:table-cell table:number-columns-repeated="16374" table:style-name="ce23"/>
        </table:table-row>
        <table:table-row table:style-name="ro3">
          <table:table-cell office:value-type="string" table:style-name="ce27">
            <text:p>Jul to Sep 2024</text:p>
          </table:table-cell>
          <table:table-cell office:value-type="string" table:style-name="ce27">
            <text:p>Great Britain</text:p>
          </table:table-cell>
          <table:table-cell office:value-type="float" office:value="20858776.857142799" table:style-name="ce31">
            <text:p>20,858,777</text:p>
          </table:table-cell>
          <table:table-cell office:value-type="float" office:value="67.661696476134907" table:style-name="ce32">
            <text:p>67.7</text:p>
          </table:table-cell>
          <table:table-cell office:value-type="float" office:value="85.099570761024793" table:style-name="ce32">
            <text:p>85.1</text:p>
          </table:table-cell>
          <table:table-cell office:value-type="float" office:value="98.226241700324806" table:style-name="ce32">
            <text:p>98.2</text:p>
          </table:table-cell>
          <table:table-cell office:value-type="float" office:value="80823226.714285702" table:style-name="ce31">
            <text:p>80,823,227</text:p>
          </table:table-cell>
          <table:table-cell office:value-type="float" office:value="67.100037228159806" table:style-name="ce35">
            <text:p>67.1</text:p>
          </table:table-cell>
          <table:table-cell office:value-type="float" office:value="84.808047584807795" table:style-name="ce35">
            <text:p>84.8</text:p>
          </table:table-cell>
          <table:table-cell office:value-type="float" office:value="98.203757860008494" table:style-name="ce35">
            <text:p>98.2</text:p>
          </table:table-cell>
          <table:table-cell table:number-columns-repeated="16374" table:style-name="ce23"/>
        </table:table-row>
        <table:table-row table:style-name="ro3">
          <table:table-cell office:value-type="string" table:style-name="ce27">
            <text:p>Oct to Dec 2024</text:p>
          </table:table-cell>
          <table:table-cell office:value-type="string" table:style-name="ce27">
            <text:p>Great Britain</text:p>
          </table:table-cell>
          <table:table-cell office:value-type="float" office:value="20370674.285714202" table:style-name="ce31">
            <text:p>20,370,674</text:p>
          </table:table-cell>
          <table:table-cell office:value-type="float" office:value="62.1135628303768" table:style-name="ce32">
            <text:p>62.1</text:p>
          </table:table-cell>
          <table:table-cell office:value-type="float" office:value="81.079809967718305" table:style-name="ce32">
            <text:p>81.1</text:p>
          </table:table-cell>
          <table:table-cell office:value-type="float" office:value="97.752473583874604" table:style-name="ce32">
            <text:p>97.8</text:p>
          </table:table-cell>
          <table:table-cell office:value-type="float" office:value="81671734.357142806" table:style-name="ce33">
            <text:p>81,671,734</text:p>
          </table:table-cell>
          <table:table-cell office:value-type="float" office:value="67.038519247943896" table:style-name="ce34">
            <text:p>67.0</text:p>
          </table:table-cell>
          <table:table-cell office:value-type="float" office:value="84.751812119548902" table:style-name="ce34">
            <text:p>84.8</text:p>
          </table:table-cell>
          <table:table-cell office:value-type="float" office:value="98.242813208428004" table:style-name="ce34">
            <text:p>98.2</text:p>
          </table:table-cell>
          <table:table-cell table:number-columns-repeated="16374" table:style-name="ce23"/>
        </table:table-row>
        <table:table-row table:style-name="ro3">
          <table:table-cell office:value-type="string" table:style-name="ce27">
            <text:p>Jan to Mar 2025</text:p>
          </table:table-cell>
          <table:table-cell office:value-type="string" table:style-name="ce27">
            <text:p>Great Britain</text:p>
          </table:table-cell>
          <table:table-cell office:value-type="float" office:value="20798952" table:style-name="ce31">
            <text:p>20,798,952</text:p>
          </table:table-cell>
          <table:table-cell office:value-type="float" office:value="68.089621603462106" table:style-name="ce32">
            <text:p>68.1</text:p>
          </table:table-cell>
          <table:table-cell office:value-type="float" office:value="85.947943091418395" table:style-name="ce32">
            <text:p>85.9</text:p>
          </table:table-cell>
          <table:table-cell office:value-type="float" office:value="98.540287716694294" table:style-name="ce32">
            <text:p>98.5</text:p>
          </table:table-cell>
          <table:table-cell office:value-type="float" office:value="82549835" table:style-name="ce33">
            <text:p>82,549,835</text:p>
          </table:table-cell>
          <table:table-cell office:value-type="float" office:value="67.007881966087496" table:style-name="ce34">
            <text:p>67.0</text:p>
          </table:table-cell>
          <table:table-cell office:value-type="float" office:value="84.771762414788597" table:style-name="ce34">
            <text:p>84.8</text:p>
          </table:table-cell>
          <table:table-cell office:value-type="float" office:value="98.263327843114396" table:style-name="ce34">
            <text:p>98.3</text:p>
          </table:table-cell>
          <table:table-cell table:number-columns-repeated="16374" table:style-name="ce23"/>
        </table:table-row>
        <table:table-row table:style-name="ro3">
          <table:table-cell office:value-type="string" table:style-name="ce27">
            <text:p>Apr to Jun 2025 [p]</text:p>
          </table:table-cell>
          <table:table-cell office:value-type="string" table:style-name="ce27">
            <text:p>Great Britain</text:p>
          </table:table-cell>
          <table:table-cell office:value-type="float" office:value="21566009.749999899" table:style-name="ce31">
            <text:p>21,566,010</text:p>
          </table:table-cell>
          <table:table-cell office:value-type="float" office:value="68.986388406877097" table:style-name="ce32">
            <text:p>69.0</text:p>
          </table:table-cell>
          <table:table-cell office:value-type="float" office:value="86.269003372640199" table:style-name="ce32">
            <text:p>86.3</text:p>
          </table:table-cell>
          <table:table-cell office:value-type="float" office:value="98.454464073626596" table:style-name="ce32">
            <text:p>98.5</text:p>
          </table:table-cell>
          <table:table-cell office:value-type="float" office:value="83594412.892857105" table:style-name="ce33">
            <text:p>83,594,413</text:p>
          </table:table-cell>
          <table:table-cell office:value-type="float" office:value="66.757921839770404" table:style-name="ce34">
            <text:p>66.8</text:p>
          </table:table-cell>
          <table:table-cell office:value-type="float" office:value="84.632793305516003" table:style-name="ce34">
            <text:p>84.6</text:p>
          </table:table-cell>
          <table:table-cell office:value-type="float" office:value="98.247806514269996" table:style-name="ce34">
            <text:p>98.2</text:p>
          </table:table-cell>
          <table:table-cell table:number-columns-repeated="16374" table:style-name="ce23"/>
        </table:table-row>
        <table:table-row table:style-name="ro3">
          <table:table-cell office:value-type="string" table:style-name="ce36">
            <text:p>Jul to Sep 2025 [p]</text:p>
          </table:table-cell>
          <table:table-cell office:value-type="string" table:style-name="ce27">
            <text:p>Great Britain</text:p>
          </table:table-cell>
          <table:table-cell office:value-type="float" office:value="21785119.714285702" table:style-name="ce31">
            <text:p>21,785,120</text:p>
          </table:table-cell>
          <table:table-cell office:value-type="float" office:value="66.786448788195699" table:style-name="ce32">
            <text:p>66.8</text:p>
          </table:table-cell>
          <table:table-cell office:value-type="float" office:value="84.764792072554698" table:style-name="ce32">
            <text:p>84.8</text:p>
          </table:table-cell>
          <table:table-cell office:value-type="float" office:value="98.250301591837498" table:style-name="ce32">
            <text:p>98.3</text:p>
          </table:table-cell>
          <table:table-cell office:value-type="float" office:value="84520755.75" table:style-name="ce33">
            <text:p>84,520,756</text:p>
          </table:table-cell>
          <table:table-cell office:value-type="float" office:value="66.542233156904601" table:style-name="ce34">
            <text:p>66.5</text:p>
          </table:table-cell>
          <table:table-cell office:value-type="float" office:value="84.551620370141194" table:style-name="ce34">
            <text:p>84.6</text:p>
          </table:table-cell>
          <table:table-cell office:value-type="float" office:value="98.253771572214404" table:style-name="ce34">
            <text:p>98.3</text:p>
          </table:table-cell>
          <table:table-cell table:number-columns-repeated="16374" table:style-name="ce23"/>
        </table:table-row>
        <table:table-row table:style-name="ro3">
          <table:table-cell office:value-type="string" table:style-name="ce27">
            <text:p>Apr to Jun 2014</text:p>
          </table:table-cell>
          <table:table-cell office:value-type="string" table:style-name="ce27">
            <text:p>England and Wales</text:p>
          </table:table-cell>
          <table:table-cell office:value-type="float" office:value="15027784.642857101" table:style-name="ce31">
            <text:p>15,027,785</text:p>
          </table:table-cell>
          <table:table-cell office:value-type="float" office:value="67.682617272002105" table:style-name="ce32">
            <text:p>67.7</text:p>
          </table:table-cell>
          <table:table-cell office:value-type="float" office:value="87.268644553801096" table:style-name="ce32">
            <text:p>87.3</text:p>
          </table:table-cell>
          <table:table-cell office:value-type="float" office:value="98.957927621543405" table:style-name="ce32">
            <text:p>99.0</text:p>
          </table:table-cell>
          <table:table-cell office:value-type="float" office:value="59130776.785714239" table:style-name="ce33">
            <text:p>59,130,777</text:p>
          </table:table-cell>
          <table:table-cell office:value-type="float" office:value="64.612129802479274" table:style-name="ce34">
            <text:p>64.6</text:p>
          </table:table-cell>
          <table:table-cell office:value-type="float" office:value="84.781285489019723" table:style-name="ce34">
            <text:p>84.8</text:p>
          </table:table-cell>
          <table:table-cell office:value-type="float" office:value="98.543661771494186" table:style-name="ce34">
            <text:p>98.5</text:p>
          </table:table-cell>
          <table:table-cell table:number-columns-repeated="16374" table:style-name="ce23"/>
        </table:table-row>
        <table:table-row table:style-name="ro3">
          <table:table-cell office:value-type="string" table:style-name="ce27">
            <text:p>Jul to Sep 2014</text:p>
          </table:table-cell>
          <table:table-cell office:value-type="string" table:style-name="ce27">
            <text:p>England and Wales</text:p>
          </table:table-cell>
          <table:table-cell office:value-type="float" office:value="15250581.3571428" table:style-name="ce31">
            <text:p>15,250,581</text:p>
          </table:table-cell>
          <table:table-cell office:value-type="float" office:value="65.951552085796607" table:style-name="ce32">
            <text:p>66.0</text:p>
          </table:table-cell>
          <table:table-cell office:value-type="float" office:value="85.961163054303995" table:style-name="ce32">
            <text:p>86.0</text:p>
          </table:table-cell>
          <table:table-cell office:value-type="float" office:value="98.785662451959197" table:style-name="ce32">
            <text:p>98.8</text:p>
          </table:table-cell>
          <table:table-cell office:value-type="float" office:value="59285775.714285716" table:style-name="ce33">
            <text:p>59,285,776</text:p>
          </table:table-cell>
          <table:table-cell office:value-type="float" office:value="64.176462781014465" table:style-name="ce34">
            <text:p>64.2</text:p>
          </table:table-cell>
          <table:table-cell office:value-type="float" office:value="84.499700759346183" table:style-name="ce34">
            <text:p>84.5</text:p>
          </table:table-cell>
          <table:table-cell office:value-type="float" office:value="98.527385260781628" table:style-name="ce34">
            <text:p>98.5</text:p>
          </table:table-cell>
          <table:table-cell table:number-columns-repeated="16374" table:style-name="ce23"/>
        </table:table-row>
        <table:table-row table:style-name="ro3">
          <table:table-cell office:value-type="string" table:style-name="ce27">
            <text:p>Oct to Dec 2014</text:p>
          </table:table-cell>
          <table:table-cell office:value-type="string" table:style-name="ce27">
            <text:p>England and Wales</text:p>
          </table:table-cell>
          <table:table-cell office:value-type="float" office:value="14723410.0357142" table:style-name="ce31">
            <text:p>14,723,410</text:p>
          </table:table-cell>
          <table:table-cell office:value-type="float" office:value="58.865258118908997" table:style-name="ce32">
            <text:p>58.9</text:p>
          </table:table-cell>
          <table:table-cell office:value-type="float" office:value="80.360143228756698" table:style-name="ce32">
            <text:p>80.4</text:p>
          </table:table-cell>
          <table:table-cell office:value-type="float" office:value="98.292214336866493" table:style-name="ce32">
            <text:p>98.3</text:p>
          </table:table-cell>
          <table:table-cell office:value-type="float" office:value="59523707.035714298" table:style-name="ce33">
            <text:p>59,523,707</text:p>
          </table:table-cell>
          <table:table-cell office:value-type="float" office:value="64.183065410402037" table:style-name="ce34">
            <text:p>64.2</text:p>
          </table:table-cell>
          <table:table-cell office:value-type="float" office:value="84.497966268598319" table:style-name="ce34">
            <text:p>84.5</text:p>
          </table:table-cell>
          <table:table-cell office:value-type="float" office:value="98.618351581077874" table:style-name="ce34">
            <text:p>98.6</text:p>
          </table:table-cell>
          <table:table-cell table:number-columns-repeated="16374" table:style-name="ce23"/>
        </table:table-row>
        <table:table-row table:style-name="ro3">
          <table:table-cell office:value-type="string" table:style-name="ce27">
            <text:p>Jan to Mar 2015</text:p>
          </table:table-cell>
          <table:table-cell office:value-type="string" table:style-name="ce27">
            <text:p>England and Wales</text:p>
          </table:table-cell>
          <table:table-cell office:value-type="float" office:value="14784967.9642857" table:style-name="ce31">
            <text:p>14,784,968</text:p>
          </table:table-cell>
          <table:table-cell office:value-type="float" office:value="65.907823613019403" table:style-name="ce32">
            <text:p>65.9</text:p>
          </table:table-cell>
          <table:table-cell office:value-type="float" office:value="85.554527857412097" table:style-name="ce32">
            <text:p>85.6</text:p>
          </table:table-cell>
          <table:table-cell office:value-type="float" office:value="98.768683258874503" table:style-name="ce32">
            <text:p>98.8</text:p>
          </table:table-cell>
          <table:table-cell office:value-type="float" office:value="59786744" table:style-name="ce33">
            <text:p>59,786,744</text:p>
          </table:table-cell>
          <table:table-cell office:value-type="float" office:value="64.630743229636295" table:style-name="ce34">
            <text:p>64.6</text:p>
          </table:table-cell>
          <table:table-cell office:value-type="float" office:value="84.809910370767099" table:style-name="ce34">
            <text:p>84.8</text:p>
          </table:table-cell>
          <table:table-cell office:value-type="float" office:value="98.703244317837402" table:style-name="ce34">
            <text:p>98.7</text:p>
          </table:table-cell>
          <table:table-cell table:number-columns-repeated="16374" table:style-name="ce23"/>
        </table:table-row>
        <table:table-row table:style-name="ro3">
          <table:table-cell office:value-type="string" table:style-name="ce27">
            <text:p>Apr to Jun 2015</text:p>
          </table:table-cell>
          <table:table-cell office:value-type="string" table:style-name="ce27">
            <text:p>England and Wales</text:p>
          </table:table-cell>
          <table:table-cell office:value-type="float" office:value="15142944.678571399" table:style-name="ce31">
            <text:p>15,142,945</text:p>
          </table:table-cell>
          <table:table-cell office:value-type="float" office:value="67.473828588787995" table:style-name="ce32">
            <text:p>67.5</text:p>
          </table:table-cell>
          <table:table-cell office:value-type="float" office:value="86.915714315057102" table:style-name="ce32">
            <text:p>86.9</text:p>
          </table:table-cell>
          <table:table-cell office:value-type="float" office:value="98.891980225840697" table:style-name="ce32">
            <text:p>98.9</text:p>
          </table:table-cell>
          <table:table-cell office:value-type="float" office:value="59901904.035714202" table:style-name="ce33">
            <text:p>59,901,904</text:p>
          </table:table-cell>
          <table:table-cell office:value-type="float" office:value="64.583829502920096" table:style-name="ce34">
            <text:p>64.6</text:p>
          </table:table-cell>
          <table:table-cell office:value-type="float" office:value="84.725417978649702" table:style-name="ce34">
            <text:p>84.7</text:p>
          </table:table-cell>
          <table:table-cell office:value-type="float" office:value="98.687062721574705" table:style-name="ce34">
            <text:p>98.7</text:p>
          </table:table-cell>
          <table:table-cell table:number-columns-repeated="16374" table:style-name="ce23"/>
        </table:table-row>
        <table:table-row table:style-name="ro3">
          <table:table-cell office:value-type="string" table:style-name="ce27">
            <text:p>Jul to Sep 2015</text:p>
          </table:table-cell>
          <table:table-cell office:value-type="string" table:style-name="ce27">
            <text:p>England and Wales</text:p>
          </table:table-cell>
          <table:table-cell office:value-type="float" office:value="15380410.7142857" table:style-name="ce31">
            <text:p>15,380,411</text:p>
          </table:table-cell>
          <table:table-cell office:value-type="float" office:value="65.183396783710194" table:style-name="ce32">
            <text:p>65.2</text:p>
          </table:table-cell>
          <table:table-cell office:value-type="float" office:value="85.505440013560801" table:style-name="ce32">
            <text:p>85.5</text:p>
          </table:table-cell>
          <table:table-cell office:value-type="float" office:value="98.753485358811005" table:style-name="ce32">
            <text:p>98.8</text:p>
          </table:table-cell>
          <table:table-cell office:value-type="float" office:value="60031733.392857097" table:style-name="ce33">
            <text:p>60,031,733</text:p>
          </table:table-cell>
          <table:table-cell office:value-type="float" office:value="64.389982468409102" table:style-name="ce34">
            <text:p>64.4</text:p>
          </table:table-cell>
          <table:table-cell office:value-type="float" office:value="84.611332125006101" table:style-name="ce34">
            <text:p>84.6</text:p>
          </table:table-cell>
          <table:table-cell office:value-type="float" office:value="98.679032039444493" table:style-name="ce34">
            <text:p>98.7</text:p>
          </table:table-cell>
          <table:table-cell table:number-columns-repeated="16374" table:style-name="ce23"/>
        </table:table-row>
        <table:table-row table:style-name="ro3">
          <table:table-cell office:value-type="string" table:style-name="ce27">
            <text:p>Oct to Dec 2015</text:p>
          </table:table-cell>
          <table:table-cell office:value-type="string" table:style-name="ce27">
            <text:p>England and Wales</text:p>
          </table:table-cell>
          <table:table-cell office:value-type="float" office:value="15274870.928571399" table:style-name="ce31">
            <text:p>15,274,871</text:p>
          </table:table-cell>
          <table:table-cell office:value-type="float" office:value="57.322680767286101" table:style-name="ce32">
            <text:p>57.3</text:p>
          </table:table-cell>
          <table:table-cell office:value-type="float" office:value="79.338452020494699" table:style-name="ce32">
            <text:p>79.3</text:p>
          </table:table-cell>
          <table:table-cell office:value-type="float" office:value="98.149105940773595" table:style-name="ce32">
            <text:p>98.1</text:p>
          </table:table-cell>
          <table:table-cell office:value-type="float" office:value="60583194.285714202" table:style-name="ce33">
            <text:p>60,583,194</text:p>
          </table:table-cell>
          <table:table-cell office:value-type="float" office:value="63.950762653744803" table:style-name="ce34">
            <text:p>64.0</text:p>
          </table:table-cell>
          <table:table-cell office:value-type="float" office:value="84.315035999139397" table:style-name="ce34">
            <text:p>84.3</text:p>
          </table:table-cell>
          <table:table-cell office:value-type="float" office:value="98.639429025060096" table:style-name="ce34">
            <text:p>98.6</text:p>
          </table:table-cell>
          <table:table-cell table:number-columns-repeated="16374" table:style-name="ce23"/>
        </table:table-row>
        <table:table-row table:style-name="ro3">
          <table:table-cell office:value-type="string" table:style-name="ce27">
            <text:p>Jan to Mar 2016</text:p>
          </table:table-cell>
          <table:table-cell office:value-type="string" table:style-name="ce27">
            <text:p>England and Wales</text:p>
          </table:table-cell>
          <table:table-cell office:value-type="float" office:value="15327709.678571399" table:style-name="ce31">
            <text:p>15,327,710</text:p>
          </table:table-cell>
          <table:table-cell office:value-type="float" office:value="63.242845961393698" table:style-name="ce32">
            <text:p>63.2</text:p>
          </table:table-cell>
          <table:table-cell office:value-type="float" office:value="84.075656014687695" table:style-name="ce32">
            <text:p>84.1</text:p>
          </table:table-cell>
          <table:table-cell office:value-type="float" office:value="98.615837375442695" table:style-name="ce32">
            <text:p>98.6</text:p>
          </table:table-cell>
          <table:table-cell office:value-type="float" office:value="61125935.999999903" table:style-name="ce33">
            <text:p>61,125,936</text:p>
          </table:table-cell>
          <table:table-cell office:value-type="float" office:value="63.2998797760741" table:style-name="ce34">
            <text:p>63.3</text:p>
          </table:table-cell>
          <table:table-cell office:value-type="float" office:value="83.955205201274893" table:style-name="ce34">
            <text:p>84.0</text:p>
          </table:table-cell>
          <table:table-cell office:value-type="float" office:value="98.602249624447396" table:style-name="ce34">
            <text:p>98.6</text:p>
          </table:table-cell>
          <table:table-cell table:number-columns-repeated="16374" table:style-name="ce23"/>
        </table:table-row>
        <table:table-row table:style-name="ro3">
          <table:table-cell office:value-type="string" table:style-name="ce27">
            <text:p>Apr to Jun 2016</text:p>
          </table:table-cell>
          <table:table-cell office:value-type="string" table:style-name="ce27">
            <text:p>England and Wales</text:p>
          </table:table-cell>
          <table:table-cell office:value-type="float" office:value="15695010.2142857" table:style-name="ce31">
            <text:p>15,695,010</text:p>
          </table:table-cell>
          <table:table-cell office:value-type="float" office:value="65.260160960255604" table:style-name="ce32">
            <text:p>65.3</text:p>
          </table:table-cell>
          <table:table-cell office:value-type="float" office:value="85.443553140544694" table:style-name="ce32">
            <text:p>85.4</text:p>
          </table:table-cell>
          <table:table-cell office:value-type="float" office:value="98.616202147558795" table:style-name="ce32">
            <text:p>98.6</text:p>
          </table:table-cell>
          <table:table-cell office:value-type="float" office:value="61678001.535714202" table:style-name="ce33">
            <text:p>61,678,002</text:p>
          </table:table-cell>
          <table:table-cell office:value-type="float" office:value="62.773934674971301" table:style-name="ce34">
            <text:p>62.8</text:p>
          </table:table-cell>
          <table:table-cell office:value-type="float" office:value="83.607087734973305" table:style-name="ce34">
            <text:p>83.6</text:p>
          </table:table-cell>
          <table:table-cell office:value-type="float" office:value="98.534666541791495" table:style-name="ce34">
            <text:p>98.5</text:p>
          </table:table-cell>
          <table:table-cell table:number-columns-repeated="16374" table:style-name="ce23"/>
        </table:table-row>
        <table:table-row table:style-name="ro3">
          <table:table-cell office:value-type="string" table:style-name="ce27">
            <text:p>Jul to Sep 2016</text:p>
          </table:table-cell>
          <table:table-cell office:value-type="string" table:style-name="ce27">
            <text:p>England and Wales</text:p>
          </table:table-cell>
          <table:table-cell office:value-type="float" office:value="15979129.392857101" table:style-name="ce31">
            <text:p>15,979,129</text:p>
          </table:table-cell>
          <table:table-cell office:value-type="float" office:value="62.438364831082303" table:style-name="ce32">
            <text:p>62.4</text:p>
          </table:table-cell>
          <table:table-cell office:value-type="float" office:value="83.434525038925599" table:style-name="ce32">
            <text:p>83.4</text:p>
          </table:table-cell>
          <table:table-cell office:value-type="float" office:value="98.357501029864494" table:style-name="ce32">
            <text:p>98.4</text:p>
          </table:table-cell>
          <table:table-cell office:value-type="float" office:value="62276720.214285702" table:style-name="ce33">
            <text:p>62,276,720</text:p>
          </table:table-cell>
          <table:table-cell office:value-type="float" office:value="62.092771141586901" table:style-name="ce34">
            <text:p>62.1</text:p>
          </table:table-cell>
          <table:table-cell office:value-type="float" office:value="83.093977229737206" table:style-name="ce34">
            <text:p>83.1</text:p>
          </table:table-cell>
          <table:table-cell office:value-type="float" office:value="98.435167501130906" table:style-name="ce34">
            <text:p>98.4</text:p>
          </table:table-cell>
          <table:table-cell table:number-columns-repeated="16374" table:style-name="ce23"/>
        </table:table-row>
        <table:table-row table:style-name="ro3">
          <table:table-cell office:value-type="string" table:style-name="ce27">
            <text:p>Oct to Dec 2016</text:p>
          </table:table-cell>
          <table:table-cell office:value-type="string" table:style-name="ce27">
            <text:p>England and Wales</text:p>
          </table:table-cell>
          <table:table-cell office:value-type="float" office:value="15764576.142857101" table:style-name="ce31">
            <text:p>15,764,576</text:p>
          </table:table-cell>
          <table:table-cell office:value-type="float" office:value="56.1844995642264" table:style-name="ce32">
            <text:p>56.2</text:p>
          </table:table-cell>
          <table:table-cell office:value-type="float" office:value="78.322184376974704" table:style-name="ce32">
            <text:p>78.3</text:p>
          </table:table-cell>
          <table:table-cell office:value-type="float" office:value="97.902065383788596" table:style-name="ce32">
            <text:p>97.9</text:p>
          </table:table-cell>
          <table:table-cell office:value-type="float" office:value="62766425.428571403" table:style-name="ce33">
            <text:p>62,766,425</text:p>
          </table:table-cell>
          <table:table-cell office:value-type="float" office:value="61.769686272081501" table:style-name="ce34">
            <text:p>61.8</text:p>
          </table:table-cell>
          <table:table-cell office:value-type="float" office:value="82.8094281447257" table:style-name="ce34">
            <text:p>82.8</text:p>
          </table:table-cell>
          <table:table-cell office:value-type="float" office:value="98.3708883027995" table:style-name="ce34">
            <text:p>98.4</text:p>
          </table:table-cell>
          <table:table-cell table:number-columns-repeated="16374" table:style-name="ce23"/>
        </table:table-row>
        <table:table-row table:style-name="ro3">
          <table:table-cell office:value-type="string" table:style-name="ce27">
            <text:p>Jan to Mar 2017</text:p>
          </table:table-cell>
          <table:table-cell office:value-type="string" table:style-name="ce27">
            <text:p>England and Wales</text:p>
          </table:table-cell>
          <table:table-cell office:value-type="float" office:value="15890105.25" table:style-name="ce31">
            <text:p>15,890,105</text:p>
          </table:table-cell>
          <table:table-cell office:value-type="float" office:value="64.1214742740612" table:style-name="ce32">
            <text:p>64.1</text:p>
          </table:table-cell>
          <table:table-cell office:value-type="float" office:value="84.461426081491794" table:style-name="ce32">
            <text:p>84.5</text:p>
          </table:table-cell>
          <table:table-cell office:value-type="float" office:value="98.546722967741204" table:style-name="ce32">
            <text:p>98.5</text:p>
          </table:table-cell>
          <table:table-cell office:value-type="float" office:value="63328821" table:style-name="ce33">
            <text:p>63,328,821</text:p>
          </table:table-cell>
          <table:table-cell office:value-type="float" office:value="62.003229145857603" table:style-name="ce34">
            <text:p>62.0</text:p>
          </table:table-cell>
          <table:table-cell office:value-type="float" office:value="82.917468177719499" table:style-name="ce34">
            <text:p>82.9</text:p>
          </table:table-cell>
          <table:table-cell office:value-type="float" office:value="98.355721796873496" table:style-name="ce34">
            <text:p>98.4</text:p>
          </table:table-cell>
          <table:table-cell table:number-columns-repeated="16374" table:style-name="ce23"/>
        </table:table-row>
        <table:table-row table:style-name="ro3">
          <table:table-cell office:value-type="string" table:style-name="ce27">
            <text:p>Apr to Jun 2017</text:p>
          </table:table-cell>
          <table:table-cell office:value-type="string" table:style-name="ce27">
            <text:p>England and Wales</text:p>
          </table:table-cell>
          <table:table-cell office:value-type="float" office:value="16545025.7142857" table:style-name="ce31">
            <text:p>16,545,026</text:p>
          </table:table-cell>
          <table:table-cell office:value-type="float" office:value="67.033472209774203" table:style-name="ce32">
            <text:p>67.0</text:p>
          </table:table-cell>
          <table:table-cell office:value-type="float" office:value="86.608122959356393" table:style-name="ce32">
            <text:p>86.6</text:p>
          </table:table-cell>
          <table:table-cell office:value-type="float" office:value="98.841580179731196" table:style-name="ce32">
            <text:p>98.8</text:p>
          </table:table-cell>
          <table:table-cell office:value-type="float" office:value="64178836.5" table:style-name="ce33">
            <text:p>64,178,837</text:p>
          </table:table-cell>
          <table:table-cell office:value-type="float" office:value="62.503517472951202" table:style-name="ce34">
            <text:p>62.5</text:p>
          </table:table-cell>
          <table:table-cell office:value-type="float" office:value="83.251145915411797" table:style-name="ce34">
            <text:p>83.3</text:p>
          </table:table-cell>
          <table:table-cell office:value-type="float" office:value="98.417273203671797" table:style-name="ce34">
            <text:p>98.4</text:p>
          </table:table-cell>
          <table:table-cell table:number-columns-repeated="16374" table:style-name="ce23"/>
        </table:table-row>
        <table:table-row table:style-name="ro3">
          <table:table-cell office:value-type="string" table:style-name="ce27">
            <text:p>Jul to Sep 2017</text:p>
          </table:table-cell>
          <table:table-cell office:value-type="string" table:style-name="ce27">
            <text:p>England and Wales</text:p>
          </table:table-cell>
          <table:table-cell office:value-type="float" office:value="16898303.785714202" table:style-name="ce31">
            <text:p>16,898,304</text:p>
          </table:table-cell>
          <table:table-cell office:value-type="float" office:value="64.2826222292057" table:style-name="ce32">
            <text:p>64.3</text:p>
          </table:table-cell>
          <table:table-cell office:value-type="float" office:value="84.827139856678599" table:style-name="ce32">
            <text:p>84.8</text:p>
          </table:table-cell>
          <table:table-cell office:value-type="float" office:value="98.740286921358901" table:style-name="ce32">
            <text:p>98.7</text:p>
          </table:table-cell>
          <table:table-cell office:value-type="float" office:value="65098010.892857097" table:style-name="ce33">
            <text:p>65,098,011</text:p>
          </table:table-cell>
          <table:table-cell office:value-type="float" office:value="62.981334455465401" table:style-name="ce34">
            <text:p>63.0</text:p>
          </table:table-cell>
          <table:table-cell office:value-type="float" office:value="83.615233624334294" table:style-name="ce34">
            <text:p>83.6</text:p>
          </table:table-cell>
          <table:table-cell office:value-type="float" office:value="98.515793744312305" table:style-name="ce34">
            <text:p>98.5</text:p>
          </table:table-cell>
          <table:table-cell table:number-columns-repeated="16374" table:style-name="ce23"/>
        </table:table-row>
        <table:table-row table:style-name="ro3">
          <table:table-cell office:value-type="string" table:style-name="ce27">
            <text:p>Oct to Dec 2017</text:p>
          </table:table-cell>
          <table:table-cell office:value-type="string" table:style-name="ce27">
            <text:p>England and Wales</text:p>
          </table:table-cell>
          <table:table-cell office:value-type="float" office:value="16480732.928571399" table:style-name="ce31">
            <text:p>16,480,733</text:p>
          </table:table-cell>
          <table:table-cell office:value-type="float" office:value="57.534352201855299" table:style-name="ce32">
            <text:p>57.5</text:p>
          </table:table-cell>
          <table:table-cell office:value-type="float" office:value="79.271499198798196" table:style-name="ce32">
            <text:p>79.3</text:p>
          </table:table-cell>
          <table:table-cell office:value-type="float" office:value="98.076286577771398" table:style-name="ce32">
            <text:p>98.1</text:p>
          </table:table-cell>
          <table:table-cell office:value-type="float" office:value="65814167.678571403" table:style-name="ce33">
            <text:p>65,814,168</text:p>
          </table:table-cell>
          <table:table-cell office:value-type="float" office:value="63.245395553522997" table:style-name="ce34">
            <text:p>63.2</text:p>
          </table:table-cell>
          <table:table-cell office:value-type="float" office:value="83.795358228597195" table:style-name="ce34">
            <text:p>83.8</text:p>
          </table:table-cell>
          <table:table-cell office:value-type="float" office:value="98.552742737581198" table:style-name="ce34">
            <text:p>98.6</text:p>
          </table:table-cell>
          <table:table-cell table:number-columns-repeated="16374" table:style-name="ce23"/>
        </table:table-row>
        <table:table-row table:style-name="ro3">
          <table:table-cell office:value-type="string" table:style-name="ce27">
            <text:p>Jan to Mar 2018</text:p>
          </table:table-cell>
          <table:table-cell office:value-type="string" table:style-name="ce27">
            <text:p>England and Wales</text:p>
          </table:table-cell>
          <table:table-cell office:value-type="float" office:value="16266041.5714285" table:style-name="ce31">
            <text:p>16,266,042</text:p>
          </table:table-cell>
          <table:table-cell office:value-type="float" office:value="62.2591367848026" table:style-name="ce32">
            <text:p>62.3</text:p>
          </table:table-cell>
          <table:table-cell office:value-type="float" office:value="82.750458182858793" table:style-name="ce32">
            <text:p>82.8</text:p>
          </table:table-cell>
          <table:table-cell office:value-type="float" office:value="98.332772436486394" table:style-name="ce32">
            <text:p>98.3</text:p>
          </table:table-cell>
          <table:table-cell office:value-type="float" office:value="66190104" table:style-name="ce33">
            <text:p>66,190,104</text:p>
          </table:table-cell>
          <table:table-cell office:value-type="float" office:value="62.792706897695702" table:style-name="ce34">
            <text:p>62.8</text:p>
          </table:table-cell>
          <table:table-cell office:value-type="float" office:value="83.378675458796593" table:style-name="ce34">
            <text:p>83.4</text:p>
          </table:table-cell>
          <table:table-cell office:value-type="float" office:value="98.500130774835995" table:style-name="ce34">
            <text:p>98.5</text:p>
          </table:table-cell>
          <table:table-cell table:number-columns-repeated="16374" table:style-name="ce23"/>
        </table:table-row>
        <table:table-row table:style-name="ro3">
          <table:table-cell office:value-type="string" table:style-name="ce27">
            <text:p>Apr to Jun 2018</text:p>
          </table:table-cell>
          <table:table-cell office:value-type="string" table:style-name="ce27">
            <text:p>England and Wales</text:p>
          </table:table-cell>
          <table:table-cell office:value-type="float" office:value="17070110.75" table:style-name="ce31">
            <text:p>17,070,111</text:p>
          </table:table-cell>
          <table:table-cell office:value-type="float" office:value="64.772315551614099" table:style-name="ce32">
            <text:p>64.8</text:p>
          </table:table-cell>
          <table:table-cell office:value-type="float" office:value="83.945773462541794" table:style-name="ce32">
            <text:p>83.9</text:p>
          </table:table-cell>
          <table:table-cell office:value-type="float" office:value="98.249279079809099" table:style-name="ce32">
            <text:p>98.2</text:p>
          </table:table-cell>
          <table:table-cell office:value-type="float" office:value="66715189.035714202" table:style-name="ce33">
            <text:p>66,715,189</text:p>
          </table:table-cell>
          <table:table-cell office:value-type="float" office:value="62.247532212616498" table:style-name="ce34">
            <text:p>62.2</text:p>
          </table:table-cell>
          <table:table-cell office:value-type="float" office:value="82.722889769779997" table:style-name="ce34">
            <text:p>82.7</text:p>
          </table:table-cell>
          <table:table-cell office:value-type="float" office:value="98.3512687908771" table:style-name="ce34">
            <text:p>98.4</text:p>
          </table:table-cell>
          <table:table-cell table:number-columns-repeated="16374" table:style-name="ce23"/>
        </table:table-row>
        <table:table-row table:style-name="ro3">
          <table:table-cell office:value-type="string" table:style-name="ce27">
            <text:p>Jul to Sep 2018</text:p>
          </table:table-cell>
          <table:table-cell office:value-type="string" table:style-name="ce27">
            <text:p>England and Wales</text:p>
          </table:table-cell>
          <table:table-cell office:value-type="float" office:value="17498098.607142799" table:style-name="ce31">
            <text:p>17,498,099</text:p>
          </table:table-cell>
          <table:table-cell office:value-type="float" office:value="63.212236849546102" table:style-name="ce32">
            <text:p>63.2</text:p>
          </table:table-cell>
          <table:table-cell office:value-type="float" office:value="82.570053361369204" table:style-name="ce32">
            <text:p>82.6</text:p>
          </table:table-cell>
          <table:table-cell office:value-type="float" office:value="98.0844049298654" table:style-name="ce32">
            <text:p>98.1</text:p>
          </table:table-cell>
          <table:table-cell office:value-type="float" office:value="67314983.857142806" table:style-name="ce33">
            <text:p>67,314,984</text:p>
          </table:table-cell>
          <table:table-cell office:value-type="float" office:value="61.987425599429301" table:style-name="ce34">
            <text:p>62.0</text:p>
          </table:table-cell>
          <table:table-cell office:value-type="float" office:value="82.154924042627698" table:style-name="ce34">
            <text:p>82.2</text:p>
          </table:table-cell>
          <table:table-cell office:value-type="float" office:value="98.184242728365405" table:style-name="ce34">
            <text:p>98.2</text:p>
          </table:table-cell>
          <table:table-cell table:number-columns-repeated="16374" table:style-name="ce23"/>
        </table:table-row>
        <table:table-row table:style-name="ro3">
          <table:table-cell office:value-type="string" table:style-name="ce27">
            <text:p>Oct to Dec 2018</text:p>
          </table:table-cell>
          <table:table-cell office:value-type="string" table:style-name="ce27">
            <text:p>England and Wales</text:p>
          </table:table-cell>
          <table:table-cell office:value-type="float" office:value="16933111.535714202" table:style-name="ce31">
            <text:p>16,933,112</text:p>
          </table:table-cell>
          <table:table-cell office:value-type="float" office:value="59.364640271803196" table:style-name="ce32">
            <text:p>59.4</text:p>
          </table:table-cell>
          <table:table-cell office:value-type="float" office:value="79.696051896191506" table:style-name="ce32">
            <text:p>79.7</text:p>
          </table:table-cell>
          <table:table-cell office:value-type="float" office:value="97.999960445207407" table:style-name="ce32">
            <text:p>98.0</text:p>
          </table:table-cell>
          <table:table-cell office:value-type="float" office:value="67767362.464285702" table:style-name="ce33">
            <text:p>67,767,362</text:p>
          </table:table-cell>
          <table:table-cell office:value-type="float" office:value="62.415035526037897" table:style-name="ce34">
            <text:p>62.4</text:p>
          </table:table-cell>
          <table:table-cell office:value-type="float" office:value="82.241759331018898" table:style-name="ce34">
            <text:p>82.2</text:p>
          </table:table-cell>
          <table:table-cell office:value-type="float" office:value="98.164450369329103" table:style-name="ce34">
            <text:p>98.2</text:p>
          </table:table-cell>
          <table:table-cell table:number-columns-repeated="16374" table:style-name="ce23"/>
        </table:table-row>
        <table:table-row table:style-name="ro3">
          <table:table-cell office:value-type="string" table:style-name="ce27">
            <text:p>Jan to Mar 2019</text:p>
          </table:table-cell>
          <table:table-cell office:value-type="string" table:style-name="ce27">
            <text:p>England and Wales</text:p>
          </table:table-cell>
          <table:table-cell office:value-type="float" office:value="17469276.107142799" table:style-name="ce31">
            <text:p>17,469,276</text:p>
          </table:table-cell>
          <table:table-cell office:value-type="float" office:value="67.034081105957" table:style-name="ce32">
            <text:p>67.0</text:p>
          </table:table-cell>
          <table:table-cell office:value-type="float" office:value="85.769402772149704" table:style-name="ce32">
            <text:p>85.8</text:p>
          </table:table-cell>
          <table:table-cell office:value-type="float" office:value="98.697087642631104" table:style-name="ce32">
            <text:p>98.7</text:p>
          </table:table-cell>
          <table:table-cell office:value-type="float" office:value="68970597" table:style-name="ce33">
            <text:p>68,970,597</text:p>
          </table:table-cell>
          <table:table-cell office:value-type="float" office:value="63.621741595190102" table:style-name="ce34">
            <text:p>63.6</text:p>
          </table:table-cell>
          <table:table-cell office:value-type="float" office:value="83.015289834304298" table:style-name="ce34">
            <text:p>83.0</text:p>
          </table:table-cell>
          <table:table-cell office:value-type="float" office:value="98.259662737151601" table:style-name="ce34">
            <text:p>98.3</text:p>
          </table:table-cell>
          <table:table-cell table:number-columns-repeated="16374" table:style-name="ce23"/>
        </table:table-row>
        <table:table-row table:style-name="ro3">
          <table:table-cell office:value-type="string" table:style-name="ce27">
            <text:p>Apr to Jun 2019</text:p>
          </table:table-cell>
          <table:table-cell office:value-type="string" table:style-name="ce27">
            <text:p>England and Wales</text:p>
          </table:table-cell>
          <table:table-cell office:value-type="float" office:value="18238869.857142799" table:style-name="ce31">
            <text:p>18,238,870</text:p>
          </table:table-cell>
          <table:table-cell office:value-type="float" office:value="69.409114156501303" table:style-name="ce32">
            <text:p>69.4</text:p>
          </table:table-cell>
          <table:table-cell office:value-type="float" office:value="87.230094590212204" table:style-name="ce32">
            <text:p>87.2</text:p>
          </table:table-cell>
          <table:table-cell office:value-type="float" office:value="98.853975045399295" table:style-name="ce32">
            <text:p>98.9</text:p>
          </table:table-cell>
          <table:table-cell office:value-type="float" office:value="70139356.107142806" table:style-name="ce33">
            <text:p>70,139,356</text:p>
          </table:table-cell>
          <table:table-cell office:value-type="float" office:value="64.846656035053101" table:style-name="ce34">
            <text:p>64.8</text:p>
          </table:table-cell>
          <table:table-cell office:value-type="float" office:value="83.884841826455897" table:style-name="ce34">
            <text:p>83.9</text:p>
          </table:table-cell>
          <table:table-cell office:value-type="float" office:value="98.416733398145695" table:style-name="ce34">
            <text:p>98.4</text:p>
          </table:table-cell>
          <table:table-cell table:number-columns-repeated="16374" table:style-name="ce23"/>
        </table:table-row>
        <table:table-row table:style-name="ro3">
          <table:table-cell office:value-type="string" table:style-name="ce27">
            <text:p>Jul to Sep 2019</text:p>
          </table:table-cell>
          <table:table-cell office:value-type="string" table:style-name="ce27">
            <text:p>England and Wales</text:p>
          </table:table-cell>
          <table:table-cell office:value-type="float" office:value="18512043.857142799" table:style-name="ce31">
            <text:p>18,512,044</text:p>
          </table:table-cell>
          <table:table-cell office:value-type="float" office:value="64.785076174385793" table:style-name="ce32">
            <text:p>64.8</text:p>
          </table:table-cell>
          <table:table-cell office:value-type="float" office:value="83.692323176138899" table:style-name="ce32">
            <text:p>83.7</text:p>
          </table:table-cell>
          <table:table-cell office:value-type="float" office:value="98.312389786519404" table:style-name="ce32">
            <text:p>98.3</text:p>
          </table:table-cell>
          <table:table-cell office:value-type="float" office:value="71153301.357142806" table:style-name="ce33">
            <text:p>71,153,301</text:p>
          </table:table-cell>
          <table:table-cell office:value-type="float" office:value="65.2325729000232" table:style-name="ce34">
            <text:p>65.2</text:p>
          </table:table-cell>
          <table:table-cell office:value-type="float" office:value="84.158088241461201" table:style-name="ce34">
            <text:p>84.2</text:p>
          </table:table-cell>
          <table:table-cell office:value-type="float" office:value="98.471312774214297" table:style-name="ce34">
            <text:p>98.5</text:p>
          </table:table-cell>
          <table:table-cell table:number-columns-repeated="16374" table:style-name="ce23"/>
        </table:table-row>
        <table:table-row table:style-name="ro3">
          <table:table-cell office:value-type="string" table:style-name="ce27">
            <text:p>Oct to Dec 2019</text:p>
          </table:table-cell>
          <table:table-cell office:value-type="string" table:style-name="ce27">
            <text:p>England and Wales</text:p>
          </table:table-cell>
          <table:table-cell office:value-type="float" office:value="17679204.5714285" table:style-name="ce31">
            <text:p>17,679,205</text:p>
          </table:table-cell>
          <table:table-cell office:value-type="float" office:value="59.296563213186502" table:style-name="ce32">
            <text:p>59.3</text:p>
          </table:table-cell>
          <table:table-cell office:value-type="float" office:value="79.1969688810821" table:style-name="ce32">
            <text:p>79.2</text:p>
          </table:table-cell>
          <table:table-cell office:value-type="float" office:value="97.749457570941701" table:style-name="ce32">
            <text:p>97.7</text:p>
          </table:table-cell>
          <table:table-cell office:value-type="float" office:value="71899394.392857105" table:style-name="ce33">
            <text:p>71,899,394</text:p>
          </table:table-cell>
          <table:table-cell office:value-type="float" office:value="65.154942595053399" table:style-name="ce34">
            <text:p>65.2</text:p>
          </table:table-cell>
          <table:table-cell office:value-type="float" office:value="83.989067555443299" table:style-name="ce34">
            <text:p>84.0</text:p>
          </table:table-cell>
          <table:table-cell office:value-type="float" office:value="98.404825924216794" table:style-name="ce34">
            <text:p>98.4</text:p>
          </table:table-cell>
          <table:table-cell table:number-columns-repeated="16374" table:style-name="ce23"/>
        </table:table-row>
        <table:table-row table:style-name="ro3">
          <table:table-cell office:value-type="string" table:style-name="ce27">
            <text:p>Jan to Mar 2020</text:p>
          </table:table-cell>
          <table:table-cell office:value-type="string" table:style-name="ce27">
            <text:p>England and Wales</text:p>
          </table:table-cell>
          <table:table-cell office:value-type="float" office:value="17457561.714285702" table:style-name="ce31">
            <text:p>17,457,562</text:p>
          </table:table-cell>
          <table:table-cell office:value-type="float" office:value="65.553860033407304" table:style-name="ce32">
            <text:p>65.6</text:p>
          </table:table-cell>
          <table:table-cell office:value-type="float" office:value="83.782850643878106" table:style-name="ce32">
            <text:p>83.8</text:p>
          </table:table-cell>
          <table:table-cell office:value-type="float" office:value="98.349735994877705" table:style-name="ce32">
            <text:p>98.3</text:p>
          </table:table-cell>
          <table:table-cell office:value-type="float" office:value="71887680" table:style-name="ce33">
            <text:p>71,887,680</text:p>
          </table:table-cell>
          <table:table-cell office:value-type="float" office:value="64.795172135197504" table:style-name="ce34">
            <text:p>64.8</text:p>
          </table:table-cell>
          <table:table-cell office:value-type="float" office:value="83.506353244394504" table:style-name="ce34">
            <text:p>83.5</text:p>
          </table:table-cell>
          <table:table-cell office:value-type="float" office:value="98.3204256974213" table:style-name="ce34">
            <text:p>98.3</text:p>
          </table:table-cell>
          <table:table-cell table:number-columns-repeated="16374" table:style-name="ce23"/>
        </table:table-row>
        <table:table-row table:style-name="ro3">
          <table:table-cell office:value-type="string" table:style-name="ce27">
            <text:p>Apr to Jun 2020</text:p>
          </table:table-cell>
          <table:table-cell office:value-type="string" table:style-name="ce27">
            <text:p>England and Wales</text:p>
          </table:table-cell>
          <table:table-cell office:value-type="float" office:value="12379926.7857142" table:style-name="ce31">
            <text:p>12,379,927</text:p>
          </table:table-cell>
          <table:table-cell office:value-type="float" office:value="86.699578912233903" table:style-name="ce32">
            <text:p>86.7</text:p>
          </table:table-cell>
          <table:table-cell office:value-type="float" office:value="95.769627647520906" table:style-name="ce32">
            <text:p>95.8</text:p>
          </table:table-cell>
          <table:table-cell office:value-type="float" office:value="99.559421003961006" table:style-name="ce32">
            <text:p>99.6</text:p>
          </table:table-cell>
          <table:table-cell office:value-type="float" office:value="66028736.928571403" table:style-name="ce33">
            <text:p>66,028,737</text:p>
          </table:table-cell>
          <table:table-cell office:value-type="float" office:value="67.627603479925" table:style-name="ce34">
            <text:p>67.6</text:p>
          </table:table-cell>
          <table:table-cell office:value-type="float" office:value="84.777036425364102" table:style-name="ce34">
            <text:p>84.8</text:p>
          </table:table-cell>
          <table:table-cell office:value-type="float" office:value="98.405348328437796" table:style-name="ce34">
            <text:p>98.4</text:p>
          </table:table-cell>
          <table:table-cell table:number-columns-repeated="16374" table:style-name="ce23"/>
        </table:table-row>
        <table:table-row table:style-name="ro3">
          <table:table-cell office:value-type="string" table:style-name="ce27">
            <text:p>Jul to Sep 2020</text:p>
          </table:table-cell>
          <table:table-cell office:value-type="string" table:style-name="ce27">
            <text:p>England and Wales</text:p>
          </table:table-cell>
          <table:table-cell office:value-type="float" office:value="15896580.6071428" table:style-name="ce31">
            <text:p>15,896,581</text:p>
          </table:table-cell>
          <table:table-cell office:value-type="float" office:value="79.596775907717202" table:style-name="ce32">
            <text:p>79.6</text:p>
          </table:table-cell>
          <table:table-cell office:value-type="float" office:value="92.768059057228896" table:style-name="ce32">
            <text:p>92.8</text:p>
          </table:table-cell>
          <table:table-cell office:value-type="float" office:value="99.269219076464594" table:style-name="ce32">
            <text:p>99.3</text:p>
          </table:table-cell>
          <table:table-cell office:value-type="float" office:value="63413273.678571403" table:style-name="ce33">
            <text:p>63,413,274</text:p>
          </table:table-cell>
          <table:table-cell office:value-type="float" office:value="71.457872607420597" table:style-name="ce34">
            <text:p>71.5</text:p>
          </table:table-cell>
          <table:table-cell office:value-type="float" office:value="87.096900802476895" table:style-name="ce34">
            <text:p>87.1</text:p>
          </table:table-cell>
          <table:table-cell office:value-type="float" office:value="98.649042474609402" table:style-name="ce34">
            <text:p>98.6</text:p>
          </table:table-cell>
          <table:table-cell table:number-columns-repeated="16374" table:style-name="ce23"/>
        </table:table-row>
        <table:table-row table:style-name="ro3">
          <table:table-cell office:value-type="string" table:style-name="ce27">
            <text:p>Oct to Dec 2020</text:p>
          </table:table-cell>
          <table:table-cell office:value-type="string" table:style-name="ce27">
            <text:p>England and Wales</text:p>
          </table:table-cell>
          <table:table-cell office:value-type="float" office:value="16497842.8214285" table:style-name="ce31">
            <text:p>16,497,843</text:p>
          </table:table-cell>
          <table:table-cell office:value-type="float" office:value="75.054207032811604" table:style-name="ce32">
            <text:p>75.1</text:p>
          </table:table-cell>
          <table:table-cell office:value-type="float" office:value="90.663837633023505" table:style-name="ce32">
            <text:p>90.7</text:p>
          </table:table-cell>
          <table:table-cell office:value-type="float" office:value="99.182571269452893" table:style-name="ce32">
            <text:p>99.2</text:p>
          </table:table-cell>
          <table:table-cell office:value-type="float" office:value="62231911.928571403" table:style-name="ce33">
            <text:p>62,231,912</text:p>
          </table:table-cell>
          <table:table-cell office:value-type="float" office:value="75.866125997343303" table:style-name="ce34">
            <text:p>75.9</text:p>
          </table:table-cell>
          <table:table-cell office:value-type="float" office:value="90.286763841730206" table:style-name="ce34">
            <text:p>90.3</text:p>
          </table:table-cell>
          <table:table-cell office:value-type="float" office:value="99.046041682470801" table:style-name="ce34">
            <text:p>99.0</text:p>
          </table:table-cell>
          <table:table-cell table:number-columns-repeated="16374" table:style-name="ce23"/>
        </table:table-row>
        <table:table-row table:style-name="ro3">
          <table:table-cell office:value-type="string" table:style-name="ce27">
            <text:p>Jan to Mar 2021</text:p>
          </table:table-cell>
          <table:table-cell office:value-type="string" table:style-name="ce27">
            <text:p>England and Wales</text:p>
          </table:table-cell>
          <table:table-cell office:value-type="float" office:value="14904415.7857142" table:style-name="ce31">
            <text:p>14,904,416</text:p>
          </table:table-cell>
          <table:table-cell office:value-type="float" office:value="80.548194774932" table:style-name="ce32">
            <text:p>80.5</text:p>
          </table:table-cell>
          <table:table-cell office:value-type="float" office:value="93.019945896091798" table:style-name="ce32">
            <text:p>93.0</text:p>
          </table:table-cell>
          <table:table-cell office:value-type="float" office:value="99.2619881334209" table:style-name="ce32">
            <text:p>99.3</text:p>
          </table:table-cell>
          <table:table-cell office:value-type="float" office:value="59678766" table:style-name="ce33">
            <text:p>59,678,766</text:p>
          </table:table-cell>
          <table:table-cell office:value-type="float" office:value="80.052045647190496" table:style-name="ce34">
            <text:p>80.1</text:p>
          </table:table-cell>
          <table:table-cell office:value-type="float" office:value="92.871920307467406" table:style-name="ce34">
            <text:p>92.9</text:p>
          </table:table-cell>
          <table:table-cell office:value-type="float" office:value="99.303660199676301" table:style-name="ce34">
            <text:p>99.3</text:p>
          </table:table-cell>
          <table:table-cell table:number-columns-repeated="16374" table:style-name="ce23"/>
        </table:table-row>
        <table:table-row table:style-name="ro3">
          <table:table-cell office:value-type="string" table:style-name="ce27">
            <text:p>Apr to Jun 2021</text:p>
          </table:table-cell>
          <table:table-cell office:value-type="string" table:style-name="ce27">
            <text:p>England and Wales</text:p>
          </table:table-cell>
          <table:table-cell office:value-type="float" office:value="16302566.142857101" table:style-name="ce31">
            <text:p>16,302,566</text:p>
          </table:table-cell>
          <table:table-cell office:value-type="float" office:value="78.202804934399296" table:style-name="ce32">
            <text:p>78.2</text:p>
          </table:table-cell>
          <table:table-cell office:value-type="float" office:value="92.112166425543293" table:style-name="ce32">
            <text:p>92.1</text:p>
          </table:table-cell>
          <table:table-cell office:value-type="float" office:value="99.183364322757797" table:style-name="ce32">
            <text:p>99.2</text:p>
          </table:table-cell>
          <table:table-cell office:value-type="float" office:value="63601405.357142799" table:style-name="ce33">
            <text:p>63,601,405</text:p>
          </table:table-cell>
          <table:table-cell office:value-type="float" office:value="78.284107603529705" table:style-name="ce34">
            <text:p>78.3</text:p>
          </table:table-cell>
          <table:table-cell office:value-type="float" office:value="92.113142378620495" table:style-name="ce34">
            <text:p>92.1</text:p>
          </table:table-cell>
          <table:table-cell office:value-type="float" office:value="99.223041988599306" table:style-name="ce34">
            <text:p>99.2</text:p>
          </table:table-cell>
          <table:table-cell table:number-columns-repeated="16374" table:style-name="ce23"/>
        </table:table-row>
        <table:table-row table:style-name="ro3">
          <table:table-cell office:value-type="string" table:style-name="ce27">
            <text:p>Jul to Sep 2021</text:p>
          </table:table-cell>
          <table:table-cell office:value-type="string" table:style-name="ce27">
            <text:p>England and Wales</text:p>
          </table:table-cell>
          <table:table-cell office:value-type="float" office:value="16967106.428571399" table:style-name="ce31">
            <text:p>16,967,106</text:p>
          </table:table-cell>
          <table:table-cell office:value-type="float" office:value="74.614109005622595" table:style-name="ce32">
            <text:p>74.6</text:p>
          </table:table-cell>
          <table:table-cell office:value-type="float" office:value="89.990380967812897" table:style-name="ce32">
            <text:p>90.0</text:p>
          </table:table-cell>
          <table:table-cell office:value-type="float" office:value="98.918781041417503" table:style-name="ce32">
            <text:p>98.9</text:p>
          </table:table-cell>
          <table:table-cell office:value-type="float" office:value="64671931.178571403" table:style-name="ce33">
            <text:p>64,671,931</text:p>
          </table:table-cell>
          <table:table-cell office:value-type="float" office:value="76.998601004356104" table:style-name="ce34">
            <text:p>77.0</text:p>
          </table:table-cell>
          <table:table-cell office:value-type="float" office:value="91.395241216462495" table:style-name="ce34">
            <text:p>91.4</text:p>
          </table:table-cell>
          <table:table-cell office:value-type="float" office:value="99.131866643053201" table:style-name="ce34">
            <text:p>99.1</text:p>
          </table:table-cell>
          <table:table-cell table:number-columns-repeated="16374" table:style-name="ce23"/>
        </table:table-row>
        <table:table-row table:style-name="ro3">
          <table:table-cell office:value-type="string" table:style-name="ce27">
            <text:p>Oct to Dec 2021</text:p>
          </table:table-cell>
          <table:table-cell office:value-type="string" table:style-name="ce27">
            <text:p>England and Wales</text:p>
          </table:table-cell>
          <table:table-cell office:value-type="float" office:value="16819259.714285702" table:style-name="ce31">
            <text:p>16,819,260</text:p>
          </table:table-cell>
          <table:table-cell office:value-type="float" office:value="68.183507108322004" table:style-name="ce32">
            <text:p>68.2</text:p>
          </table:table-cell>
          <table:table-cell office:value-type="float" office:value="85.924739782584894" table:style-name="ce32">
            <text:p>85.9</text:p>
          </table:table-cell>
          <table:table-cell office:value-type="float" office:value="98.513624915953002" table:style-name="ce32">
            <text:p>98.5</text:p>
          </table:table-cell>
          <table:table-cell office:value-type="float" office:value="64993348.0714285" table:style-name="ce33">
            <text:p>64,993,348</text:p>
          </table:table-cell>
          <table:table-cell office:value-type="float" office:value="75.210955791956096" table:style-name="ce34">
            <text:p>75.2</text:p>
          </table:table-cell>
          <table:table-cell office:value-type="float" office:value="90.165219908169604" table:style-name="ce34">
            <text:p>90.2</text:p>
          </table:table-cell>
          <table:table-cell office:value-type="float" office:value="98.959004566173903" table:style-name="ce34">
            <text:p>99.0</text:p>
          </table:table-cell>
          <table:table-cell table:number-columns-repeated="16374" table:style-name="ce23"/>
        </table:table-row>
        <table:table-row table:style-name="ro3">
          <table:table-cell office:value-type="string" table:style-name="ce27">
            <text:p>Jan to Mar 2022</text:p>
          </table:table-cell>
          <table:table-cell office:value-type="string" table:style-name="ce27">
            <text:p>England and Wales</text:p>
          </table:table-cell>
          <table:table-cell office:value-type="float" office:value="15958849.7142857" table:style-name="ce31">
            <text:p>15,958,850</text:p>
          </table:table-cell>
          <table:table-cell office:value-type="float" office:value="72.539448510914795" table:style-name="ce32">
            <text:p>72.5</text:p>
          </table:table-cell>
          <table:table-cell office:value-type="float" office:value="88.824630468354201" table:style-name="ce32">
            <text:p>88.8</text:p>
          </table:table-cell>
          <table:table-cell office:value-type="float" office:value="98.804189682557407" table:style-name="ce32">
            <text:p>98.8</text:p>
          </table:table-cell>
          <table:table-cell office:value-type="float" office:value="66047782" table:style-name="ce33">
            <text:p>66,047,782</text:p>
          </table:table-cell>
          <table:table-cell office:value-type="float" office:value="73.361043373114299" table:style-name="ce34">
            <text:p>73.4</text:p>
          </table:table-cell>
          <table:table-cell office:value-type="float" office:value="89.197098246236294" table:style-name="ce34">
            <text:p>89.2</text:p>
          </table:table-cell>
          <table:table-cell office:value-type="float" office:value="98.853225684399206" table:style-name="ce34">
            <text:p>98.9</text:p>
          </table:table-cell>
          <table:table-cell table:number-columns-repeated="16374" table:style-name="ce23"/>
        </table:table-row>
        <table:table-row table:style-name="ro3">
          <table:table-cell office:value-type="string" table:style-name="ce27">
            <text:p>Apr to Jun 2022</text:p>
          </table:table-cell>
          <table:table-cell office:value-type="string" table:style-name="ce27">
            <text:p>England and Wales</text:p>
          </table:table-cell>
          <table:table-cell office:value-type="float" office:value="16655722.678571399" table:style-name="ce31">
            <text:p>16,655,723</text:p>
          </table:table-cell>
          <table:table-cell office:value-type="float" office:value="72.447601798639596" table:style-name="ce32">
            <text:p>72.4</text:p>
          </table:table-cell>
          <table:table-cell office:value-type="float" office:value="88.489544139628407" table:style-name="ce32">
            <text:p>88.5</text:p>
          </table:table-cell>
          <table:table-cell office:value-type="float" office:value="98.726081352111805" table:style-name="ce32">
            <text:p>98.7</text:p>
          </table:table-cell>
          <table:table-cell office:value-type="float" office:value="66400938.535714202" table:style-name="ce33">
            <text:p>66,400,939</text:p>
          </table:table-cell>
          <table:table-cell office:value-type="float" office:value="71.943184383098895" table:style-name="ce34">
            <text:p>71.9</text:p>
          </table:table-cell>
          <table:table-cell office:value-type="float" office:value="88.303919353110601" table:style-name="ce34">
            <text:p>88.3</text:p>
          </table:table-cell>
          <table:table-cell office:value-type="float" office:value="98.740278670512495" table:style-name="ce34">
            <text:p>98.7</text:p>
          </table:table-cell>
          <table:table-cell table:number-columns-repeated="16374" table:style-name="ce23"/>
        </table:table-row>
        <table:table-row table:style-name="ro3">
          <table:table-cell office:value-type="string" table:style-name="ce27">
            <text:p>Jul to Sep 2022</text:p>
          </table:table-cell>
          <table:table-cell office:value-type="string" table:style-name="ce27">
            <text:p>England and Wales</text:p>
          </table:table-cell>
          <table:table-cell office:value-type="float" office:value="16787208.428571399" table:style-name="ce31">
            <text:p>16,787,208</text:p>
          </table:table-cell>
          <table:table-cell office:value-type="float" office:value="67.427922309451603" table:style-name="ce32">
            <text:p>67.4</text:p>
          </table:table-cell>
          <table:table-cell office:value-type="float" office:value="84.946719083107297" table:style-name="ce32">
            <text:p>84.9</text:p>
          </table:table-cell>
          <table:table-cell office:value-type="float" office:value="98.104099184907398" table:style-name="ce32">
            <text:p>98.1</text:p>
          </table:table-cell>
          <table:table-cell office:value-type="float" office:value="66221040.535714202" table:style-name="ce33">
            <text:p>66,221,041</text:p>
          </table:table-cell>
          <table:table-cell office:value-type="float" office:value="70.114211191297898" table:style-name="ce34">
            <text:p>70.1</text:p>
          </table:table-cell>
          <table:table-cell office:value-type="float" office:value="87.020756272525503" table:style-name="ce34">
            <text:p>87.0</text:p>
          </table:table-cell>
          <table:table-cell office:value-type="float" office:value="98.533269746508296" table:style-name="ce34">
            <text:p>98.5</text:p>
          </table:table-cell>
          <table:table-cell table:number-columns-repeated="16374" table:style-name="ce23"/>
        </table:table-row>
        <table:table-row table:style-name="ro3">
          <table:table-cell office:value-type="string" table:style-name="ce27">
            <text:p>Oct to Dec 2022</text:p>
          </table:table-cell>
          <table:table-cell office:value-type="string" table:style-name="ce27">
            <text:p>England and Wales</text:p>
          </table:table-cell>
          <table:table-cell office:value-type="float" office:value="15243074.642857101" table:style-name="ce31">
            <text:p>15,243,075</text:p>
          </table:table-cell>
          <table:table-cell office:value-type="float" office:value="62.263988548054598" table:style-name="ce32">
            <text:p>62.3</text:p>
          </table:table-cell>
          <table:table-cell office:value-type="float" office:value="81.282457333258705" table:style-name="ce32">
            <text:p>81.3</text:p>
          </table:table-cell>
          <table:table-cell office:value-type="float" office:value="97.7601479397822" table:style-name="ce32">
            <text:p>97.8</text:p>
          </table:table-cell>
          <table:table-cell office:value-type="float" office:value="64644855.464285702" table:style-name="ce33">
            <text:p>64,644,855</text:p>
          </table:table-cell>
          <table:table-cell office:value-type="float" office:value="68.765480256952003" table:style-name="ce34">
            <text:p>68.8</text:p>
          </table:table-cell>
          <table:table-cell office:value-type="float" office:value="85.952842475472295" table:style-name="ce34">
            <text:p>86.0</text:p>
          </table:table-cell>
          <table:table-cell office:value-type="float" office:value="98.356080984641196" table:style-name="ce34">
            <text:p>98.4</text:p>
          </table:table-cell>
          <table:table-cell table:number-columns-repeated="16374" table:style-name="ce23"/>
        </table:table-row>
        <table:table-row table:style-name="ro3">
          <table:table-cell office:value-type="string" table:style-name="ce27">
            <text:p>Jan to Mar 2023</text:p>
          </table:table-cell>
          <table:table-cell office:value-type="string" table:style-name="ce27">
            <text:p>England and Wales</text:p>
          </table:table-cell>
          <table:table-cell office:value-type="float" office:value="16545905.25" table:style-name="ce31">
            <text:p>16,545,905</text:p>
          </table:table-cell>
          <table:table-cell office:value-type="float" office:value="67.955830038371502" table:style-name="ce32">
            <text:p>68.0</text:p>
          </table:table-cell>
          <table:table-cell office:value-type="float" office:value="85.301228834245805" table:style-name="ce32">
            <text:p>85.3</text:p>
          </table:table-cell>
          <table:table-cell office:value-type="float" office:value="98.272155583629896" table:style-name="ce32">
            <text:p>98.3</text:p>
          </table:table-cell>
          <table:table-cell office:value-type="float" office:value="65231911" table:style-name="ce33">
            <text:p>65,231,911</text:p>
          </table:table-cell>
          <table:table-cell office:value-type="float" office:value="67.636821187102697" table:style-name="ce34">
            <text:p>67.6</text:p>
          </table:table-cell>
          <table:table-cell office:value-type="float" office:value="85.0849854758969" table:style-name="ce34">
            <text:p>85.1</text:p>
          </table:table-cell>
          <table:table-cell office:value-type="float" office:value="98.225164674387599" table:style-name="ce34">
            <text:p>98.2</text:p>
          </table:table-cell>
          <table:table-cell table:number-columns-repeated="16374" table:style-name="ce23"/>
        </table:table-row>
        <table:table-row table:style-name="ro3">
          <table:table-cell office:value-type="string" table:style-name="ce27">
            <text:p>Apr to Jun 2023</text:p>
          </table:table-cell>
          <table:table-cell office:value-type="string" table:style-name="ce27">
            <text:p>England and Wales</text:p>
          </table:table-cell>
          <table:table-cell office:value-type="float" office:value="17393103.5" table:style-name="ce31">
            <text:p>17,393,104</text:p>
          </table:table-cell>
          <table:table-cell office:value-type="float" office:value="70.376448343448303" table:style-name="ce32">
            <text:p>70.4</text:p>
          </table:table-cell>
          <table:table-cell office:value-type="float" office:value="86.6284021299427" table:style-name="ce32">
            <text:p>86.6</text:p>
          </table:table-cell>
          <table:table-cell office:value-type="float" office:value="98.2975571734098" table:style-name="ce32">
            <text:p>98.3</text:p>
          </table:table-cell>
          <table:table-cell office:value-type="float" office:value="65969291.8214285" table:style-name="ce33">
            <text:p>65,969,292</text:p>
          </table:table-cell>
          <table:table-cell office:value-type="float" office:value="67.144525330124495" table:style-name="ce34">
            <text:p>67.1</text:p>
          </table:table-cell>
          <table:table-cell office:value-type="float" office:value="84.632341851656903" table:style-name="ce34">
            <text:p>84.6</text:p>
          </table:table-cell>
          <table:table-cell office:value-type="float" office:value="98.117781392779804" table:style-name="ce34">
            <text:p>98.1</text:p>
          </table:table-cell>
          <table:table-cell table:number-columns-repeated="16374" table:style-name="ce23"/>
        </table:table-row>
        <table:table-row table:style-name="ro3">
          <table:table-cell office:value-type="string" table:style-name="ce27">
            <text:p>Jul to Sep 2023</text:p>
          </table:table-cell>
          <table:table-cell office:value-type="string" table:style-name="ce27">
            <text:p>England and Wales</text:p>
          </table:table-cell>
          <table:table-cell office:value-type="float" office:value="17385038" table:style-name="ce31">
            <text:p>17,385,038</text:p>
          </table:table-cell>
          <table:table-cell office:value-type="float" office:value="68.884200885842105" table:style-name="ce32">
            <text:p>68.9</text:p>
          </table:table-cell>
          <table:table-cell office:value-type="float" office:value="85.871005039752305" table:style-name="ce32">
            <text:p>85.9</text:p>
          </table:table-cell>
          <table:table-cell office:value-type="float" office:value="98.320303601620793" table:style-name="ce32">
            <text:p>98.3</text:p>
          </table:table-cell>
          <table:table-cell office:value-type="float" office:value="66567121.392857097" table:style-name="ce33">
            <text:p>66,567,121</text:p>
          </table:table-cell>
          <table:table-cell office:value-type="float" office:value="67.527400253217706" table:style-name="ce34">
            <text:p>67.5</text:p>
          </table:table-cell>
          <table:table-cell office:value-type="float" office:value="84.876556865683696" table:style-name="ce34">
            <text:p>84.9</text:p>
          </table:table-cell>
          <table:table-cell office:value-type="float" office:value="98.174123657450195" table:style-name="ce34">
            <text:p>98.2</text:p>
          </table:table-cell>
          <table:table-cell table:number-columns-repeated="16374" table:style-name="ce23"/>
        </table:table-row>
        <table:table-row table:style-name="ro3">
          <table:table-cell office:value-type="string" table:style-name="ce27">
            <text:p>Oct to Dec 2023</text:p>
          </table:table-cell>
          <table:table-cell office:value-type="string" table:style-name="ce27">
            <text:p>England and Wales</text:p>
          </table:table-cell>
          <table:table-cell office:value-type="float" office:value="17578353.857142799" table:style-name="ce31">
            <text:p>17,578,354</text:p>
          </table:table-cell>
          <table:table-cell office:value-type="float" office:value="62.067634124394701" table:style-name="ce32">
            <text:p>62.1</text:p>
          </table:table-cell>
          <table:table-cell office:value-type="float" office:value="80.739449542313295" table:style-name="ce32">
            <text:p>80.7</text:p>
          </table:table-cell>
          <table:table-cell office:value-type="float" office:value="97.406008527842204" table:style-name="ce32">
            <text:p>97.4</text:p>
          </table:table-cell>
          <table:table-cell office:value-type="float" office:value="68902400.607142806" table:style-name="ce33">
            <text:p>68,902,401</text:p>
          </table:table-cell>
          <table:table-cell office:value-type="float" office:value="67.298915855677393" table:style-name="ce34">
            <text:p>67.3</text:p>
          </table:table-cell>
          <table:table-cell office:value-type="float" office:value="84.616211669137499" table:style-name="ce34">
            <text:p>84.6</text:p>
          </table:table-cell>
          <table:table-cell office:value-type="float" office:value="98.069745047660703" table:style-name="ce34">
            <text:p>98.1</text:p>
          </table:table-cell>
          <table:table-cell table:number-columns-repeated="16374" table:style-name="ce23"/>
        </table:table-row>
        <table:table-row table:style-name="ro3">
          <table:table-cell office:value-type="string" table:style-name="ce27">
            <text:p>Jan to Mar 2024</text:p>
          </table:table-cell>
          <table:table-cell office:value-type="string" table:style-name="ce27">
            <text:p>England and Wales</text:p>
          </table:table-cell>
          <table:table-cell office:value-type="float" office:value="17952475.642857101" table:style-name="ce31">
            <text:p>17,952,476</text:p>
          </table:table-cell>
          <table:table-cell office:value-type="float" office:value="68.055503240402601" table:style-name="ce32">
            <text:p>68.1</text:p>
          </table:table-cell>
          <table:table-cell office:value-type="float" office:value="85.509696058274201" table:style-name="ce32">
            <text:p>85.5</text:p>
          </table:table-cell>
          <table:table-cell office:value-type="float" office:value="98.358039827686397" table:style-name="ce32">
            <text:p>98.4</text:p>
          </table:table-cell>
          <table:table-cell office:value-type="float" office:value="70308971" table:style-name="ce31">
            <text:p>70,308,971</text:p>
          </table:table-cell>
          <table:table-cell office:value-type="float" office:value="67.337508040047894" table:style-name="ce35">
            <text:p>67.3</text:p>
          </table:table-cell>
          <table:table-cell office:value-type="float" office:value="84.683145199209306" table:style-name="ce35">
            <text:p>84.7</text:p>
          </table:table-cell>
          <table:table-cell office:value-type="float" office:value="98.095723801732206" table:style-name="ce35">
            <text:p>98.1</text:p>
          </table:table-cell>
          <table:table-cell table:number-columns-repeated="16374" table:style-name="ce23"/>
        </table:table-row>
        <table:table-row table:style-name="ro3">
          <table:table-cell office:value-type="string" table:style-name="ce27">
            <text:p>Apr to Jun 2024</text:p>
          </table:table-cell>
          <table:table-cell office:value-type="string" table:style-name="ce27">
            <text:p>England and Wales</text:p>
          </table:table-cell>
          <table:table-cell office:value-type="float" office:value="18458671.285714202" table:style-name="ce31">
            <text:p>18,458,671</text:p>
          </table:table-cell>
          <table:table-cell office:value-type="float" office:value="69.862327731854407" table:style-name="ce32">
            <text:p>69.9</text:p>
          </table:table-cell>
          <table:table-cell office:value-type="float" office:value="86.497371243228002" table:style-name="ce32">
            <text:p>86.5</text:p>
          </table:table-cell>
          <table:table-cell office:value-type="float" office:value="98.414077150066305" table:style-name="ce32">
            <text:p>98.4</text:p>
          </table:table-cell>
          <table:table-cell office:value-type="float" office:value="71374538.785714194" table:style-name="ce33">
            <text:p>71,374,539</text:p>
          </table:table-cell>
          <table:table-cell office:value-type="float" office:value="67.249916770290298" table:style-name="ce34">
            <text:p>67.2</text:p>
          </table:table-cell>
          <table:table-cell office:value-type="float" office:value="84.678299592474801" table:style-name="ce34">
            <text:p>84.7</text:p>
          </table:table-cell>
          <table:table-cell office:value-type="float" office:value="98.128871071424001" table:style-name="ce34">
            <text:p>98.1</text:p>
          </table:table-cell>
          <table:table-cell table:number-columns-repeated="16374" table:style-name="ce23"/>
        </table:table-row>
        <table:table-row table:style-name="ro3">
          <table:table-cell office:value-type="string" table:style-name="ce27">
            <text:p>Jul to Sep 2024</text:p>
          </table:table-cell>
          <table:table-cell office:value-type="string" table:style-name="ce27">
            <text:p>England and Wales</text:p>
          </table:table-cell>
          <table:table-cell office:value-type="float" office:value="19152281.5714285" table:style-name="ce31">
            <text:p>19,152,282</text:p>
          </table:table-cell>
          <table:table-cell office:value-type="float" office:value="67.434231315864594" table:style-name="ce32">
            <text:p>67.4</text:p>
          </table:table-cell>
          <table:table-cell office:value-type="float" office:value="84.696956396190899" table:style-name="ce32">
            <text:p>84.7</text:p>
          </table:table-cell>
          <table:table-cell office:value-type="float" office:value="98.111517053048402" table:style-name="ce32">
            <text:p>98.1</text:p>
          </table:table-cell>
          <table:table-cell office:value-type="float" office:value="73141782.357142806" table:style-name="ce33">
            <text:p>73,141,782</text:p>
          </table:table-cell>
          <table:table-cell office:value-type="float" office:value="66.909727529951297" table:style-name="ce34">
            <text:p>66.9</text:p>
          </table:table-cell>
          <table:table-cell office:value-type="float" office:value="84.399691271635305" table:style-name="ce34">
            <text:p>84.4</text:p>
          </table:table-cell>
          <table:table-cell office:value-type="float" office:value="98.078825382895999" table:style-name="ce34">
            <text:p>98.1</text:p>
          </table:table-cell>
          <table:table-cell table:number-columns-repeated="16374" table:style-name="ce23"/>
        </table:table-row>
        <table:table-row table:style-name="ro3">
          <table:table-cell office:value-type="string" table:style-name="ce27">
            <text:p>Oct to Dec 2024</text:p>
          </table:table-cell>
          <table:table-cell office:value-type="string" table:style-name="ce27">
            <text:p>England and Wales</text:p>
          </table:table-cell>
          <table:table-cell office:value-type="float" office:value="18343069.428571399" table:style-name="ce31">
            <text:p>18,343,069</text:p>
          </table:table-cell>
          <table:table-cell office:value-type="float" office:value="62.069309696306703" table:style-name="ce32">
            <text:p>62.1</text:p>
          </table:table-cell>
          <table:table-cell office:value-type="float" office:value="80.688510879071899" table:style-name="ce32">
            <text:p>80.7</text:p>
          </table:table-cell>
          <table:table-cell office:value-type="float" office:value="97.603630537422205" table:style-name="ce32">
            <text:p>97.6</text:p>
          </table:table-cell>
          <table:table-cell office:value-type="float" office:value="73906497.928571403" table:style-name="ce33">
            <text:p>73,906,498</text:p>
          </table:table-cell>
          <table:table-cell office:value-type="float" office:value="66.8600419245371" table:style-name="ce34">
            <text:p>66.9</text:p>
          </table:table-cell>
          <table:table-cell office:value-type="float" office:value="84.349175885482794" table:style-name="ce34">
            <text:p>84.3</text:p>
          </table:table-cell>
          <table:table-cell office:value-type="float" office:value="98.120912084386902" table:style-name="ce34">
            <text:p>98.1</text:p>
          </table:table-cell>
          <table:table-cell table:number-columns-repeated="16374" table:style-name="ce23"/>
        </table:table-row>
        <table:table-row table:style-name="ro3">
          <table:table-cell office:value-type="string" table:style-name="ce27">
            <text:p>Jan to Mar 2025</text:p>
          </table:table-cell>
          <table:table-cell office:value-type="string" table:style-name="ce27">
            <text:p>England and Wales</text:p>
          </table:table-cell>
          <table:table-cell office:value-type="float" office:value="18757162.714285702" table:style-name="ce31">
            <text:p>18,757,163</text:p>
          </table:table-cell>
          <table:table-cell office:value-type="float" office:value="67.688399019897403" table:style-name="ce32">
            <text:p>67.7</text:p>
          </table:table-cell>
          <table:table-cell office:value-type="float" office:value="85.449066432442905" table:style-name="ce32">
            <text:p>85.4</text:p>
          </table:table-cell>
          <table:table-cell office:value-type="float" office:value="98.430042789215904" table:style-name="ce32">
            <text:p>98.4</text:p>
          </table:table-cell>
          <table:table-cell office:value-type="float" office:value="74711185" table:style-name="ce33">
            <text:p>74,711,185</text:p>
          </table:table-cell>
          <table:table-cell office:value-type="float" office:value="66.780751770969701" table:style-name="ce34">
            <text:p>66.8</text:p>
          </table:table-cell>
          <table:table-cell office:value-type="float" office:value="84.3464536133378" table:style-name="ce34">
            <text:p>84.3</text:p>
          </table:table-cell>
          <table:table-cell office:value-type="float" office:value="98.141543331162495" table:style-name="ce34">
            <text:p>98.1</text:p>
          </table:table-cell>
          <table:table-cell table:number-columns-repeated="16374" table:style-name="ce23"/>
        </table:table-row>
        <table:table-row table:style-name="ro3">
          <table:table-cell office:value-type="string" table:style-name="ce27">
            <text:p>Apr to Jun 2025 [p]</text:p>
          </table:table-cell>
          <table:table-cell office:value-type="string" table:style-name="ce27">
            <text:p>England and Wales</text:p>
          </table:table-cell>
          <table:table-cell office:value-type="float" office:value="19374096.749999899" table:style-name="ce31">
            <text:p>19,374,097</text:p>
          </table:table-cell>
          <table:table-cell office:value-type="float" office:value="68.515371285263001" table:style-name="ce32">
            <text:p>68.5</text:p>
          </table:table-cell>
          <table:table-cell office:value-type="float" office:value="85.749005120900406" table:style-name="ce32">
            <text:p>85.7</text:p>
          </table:table-cell>
          <table:table-cell office:value-type="float" office:value="98.337177779840005" table:style-name="ce32">
            <text:p>98.3</text:p>
          </table:table-cell>
          <table:table-cell office:value-type="float" office:value="75626610.464285702" table:style-name="ce33">
            <text:p>75,626,610</text:p>
          </table:table-cell>
          <table:table-cell office:value-type="float" office:value="66.472988256689703" table:style-name="ce34">
            <text:p>66.5</text:p>
          </table:table-cell>
          <table:table-cell office:value-type="float" office:value="84.180772343061406" table:style-name="ce34">
            <text:p>84.2</text:p>
          </table:table-cell>
          <table:table-cell office:value-type="float" office:value="98.1251420746013" table:style-name="ce34">
            <text:p>98.1</text:p>
          </table:table-cell>
          <table:table-cell table:number-columns-repeated="16374" table:style-name="ce23"/>
        </table:table-row>
        <table:table-row table:style-name="ro3">
          <table:table-cell office:value-type="string" table:style-name="ce36">
            <text:p>Jul to Sep 2025 [p]</text:p>
          </table:table-cell>
          <table:table-cell office:value-type="string" table:style-name="ce27">
            <text:p>England and Wales</text:p>
          </table:table-cell>
          <table:table-cell office:value-type="float" office:value="19597699.857142799" table:style-name="ce31">
            <text:p>19,597,700</text:p>
          </table:table-cell>
          <table:table-cell office:value-type="float" office:value="66.449762446247405" table:style-name="ce32">
            <text:p>66.4</text:p>
          </table:table-cell>
          <table:table-cell office:value-type="float" office:value="84.321852705177804" table:style-name="ce32">
            <text:p>84.3</text:p>
          </table:table-cell>
          <table:table-cell office:value-type="float" office:value="98.146869990916301" table:style-name="ce32">
            <text:p>98.1</text:p>
          </table:table-cell>
          <table:table-cell office:value-type="float" office:value="76072028.75" table:style-name="ce33">
            <text:p>76,072,029</text:p>
          </table:table-cell>
          <table:table-cell office:value-type="float" office:value="66.224997365689703" table:style-name="ce34">
            <text:p>66.2</text:p>
          </table:table-cell>
          <table:table-cell office:value-type="float" office:value="84.087160382755698" table:style-name="ce34">
            <text:p>84.1</text:p>
          </table:table-cell>
          <table:table-cell office:value-type="float" office:value="98.134169932053595" table:style-name="ce34">
            <text:p>98.1</text:p>
          </table:table-cell>
          <table:table-cell table:number-columns-repeated="16374" table:style-name="ce23"/>
        </table:table-row>
        <table:table-row table:style-name="ro3">
          <table:table-cell office:value-type="string" table:style-name="ce27">
            <text:p>Apr to Jun 2014</text:p>
          </table:table-cell>
          <table:table-cell office:value-type="string" table:style-name="ce27">
            <text:p>Scotland</text:p>
          </table:table-cell>
          <table:table-cell office:value-type="float" office:value="1501226.6428571399" table:style-name="ce31">
            <text:p>1,501,227</text:p>
          </table:table-cell>
          <table:table-cell office:value-type="float" office:value="69.234625417985498" table:style-name="ce32">
            <text:p>69.2</text:p>
          </table:table-cell>
          <table:table-cell office:value-type="float" office:value="91.385116352232501" table:style-name="ce32">
            <text:p>91.4</text:p>
          </table:table-cell>
          <table:table-cell office:value-type="float" office:value="99.700023880471406" table:style-name="ce32">
            <text:p>99.7</text:p>
          </table:table-cell>
          <table:table-cell office:value-type="float" office:value="5783023.7857142827" table:style-name="ce33">
            <text:p>5,783,024</text:p>
          </table:table-cell>
          <table:table-cell office:value-type="float" office:value="62.262838942647569" table:style-name="ce34">
            <text:p>62.3</text:p>
          </table:table-cell>
          <table:table-cell office:value-type="float" office:value="87.293682606700557" table:style-name="ce34">
            <text:p>87.3</text:p>
          </table:table-cell>
          <table:table-cell office:value-type="float" office:value="99.495490699360161" table:style-name="ce34">
            <text:p>99.5</text:p>
          </table:table-cell>
          <table:table-cell table:number-columns-repeated="16374" table:style-name="ce23"/>
        </table:table-row>
        <table:table-row table:style-name="ro3">
          <table:table-cell office:value-type="string" table:style-name="ce27">
            <text:p>Jul to Sep 2014</text:p>
          </table:table-cell>
          <table:table-cell office:value-type="string" table:style-name="ce27">
            <text:p>Scotland</text:p>
          </table:table-cell>
          <table:table-cell office:value-type="float" office:value="1543295.8928571399" table:style-name="ce31">
            <text:p>1,543,296</text:p>
          </table:table-cell>
          <table:table-cell office:value-type="float" office:value="62.273506249438" table:style-name="ce32">
            <text:p>62.3</text:p>
          </table:table-cell>
          <table:table-cell office:value-type="float" office:value="85.536592198260294" table:style-name="ce32">
            <text:p>85.5</text:p>
          </table:table-cell>
          <table:table-cell office:value-type="float" office:value="99.309747216561206" table:style-name="ce32">
            <text:p>99.3</text:p>
          </table:table-cell>
          <table:table-cell office:value-type="float" office:value="5896761.8214285653" table:style-name="ce33">
            <text:p>5,896,762</text:p>
          </table:table-cell>
          <table:table-cell office:value-type="float" office:value="63.080565083265959" table:style-name="ce34">
            <text:p>63.1</text:p>
          </table:table-cell>
          <table:table-cell office:value-type="float" office:value="87.11554406334551" table:style-name="ce34">
            <text:p>87.1</text:p>
          </table:table-cell>
          <table:table-cell office:value-type="float" office:value="99.461569497849879" table:style-name="ce34">
            <text:p>99.5</text:p>
          </table:table-cell>
          <table:table-cell table:number-columns-repeated="16374" table:style-name="ce23"/>
        </table:table-row>
        <table:table-row table:style-name="ro3">
          <table:table-cell office:value-type="string" table:style-name="ce27">
            <text:p>Oct to Dec 2014</text:p>
          </table:table-cell>
          <table:table-cell office:value-type="string" table:style-name="ce27">
            <text:p>Scotland</text:p>
          </table:table-cell>
          <table:table-cell office:value-type="float" office:value="1462053.8928571399" table:style-name="ce31">
            <text:p>1,462,054</text:p>
          </table:table-cell>
          <table:table-cell office:value-type="float" office:value="56.531991235714898" table:style-name="ce32">
            <text:p>56.5</text:p>
          </table:table-cell>
          <table:table-cell office:value-type="float" office:value="82.611416341917604" table:style-name="ce32">
            <text:p>82.6</text:p>
          </table:table-cell>
          <table:table-cell office:value-type="float" office:value="99.300284733983204" table:style-name="ce32">
            <text:p>99.3</text:p>
          </table:table-cell>
          <table:table-cell office:value-type="float" office:value="5959953.9999999907" table:style-name="ce33">
            <text:p>5,959,954</text:p>
          </table:table-cell>
          <table:table-cell office:value-type="float" office:value="63.807117590888417" table:style-name="ce34">
            <text:p>63.8</text:p>
          </table:table-cell>
          <table:table-cell office:value-type="float" office:value="87.475059131568557" table:style-name="ce34">
            <text:p>87.5</text:p>
          </table:table-cell>
          <table:table-cell office:value-type="float" office:value="99.489885204770772" table:style-name="ce34">
            <text:p>99.5</text:p>
          </table:table-cell>
          <table:table-cell table:number-columns-repeated="16374" table:style-name="ce23"/>
        </table:table-row>
        <table:table-row table:style-name="ro3">
          <table:table-cell office:value-type="string" table:style-name="ce27">
            <text:p>Jan to Mar 2015</text:p>
          </table:table-cell>
          <table:table-cell office:value-type="string" table:style-name="ce27">
            <text:p>Scotland</text:p>
          </table:table-cell>
          <table:table-cell office:value-type="float" office:value="1478804.57142857" table:style-name="ce31">
            <text:p>1,478,805</text:p>
          </table:table-cell>
          <table:table-cell office:value-type="float" office:value="62.897676424355097" table:style-name="ce32">
            <text:p>62.9</text:p>
          </table:table-cell>
          <table:table-cell office:value-type="float" office:value="86.964780046276701" table:style-name="ce32">
            <text:p>87.0</text:p>
          </table:table-cell>
          <table:table-cell office:value-type="float" office:value="99.462821417917397" table:style-name="ce32">
            <text:p>99.5</text:p>
          </table:table-cell>
          <table:table-cell office:value-type="float" office:value="5985381" table:style-name="ce33">
            <text:p>5,985,381</text:p>
          </table:table-cell>
          <table:table-cell office:value-type="float" office:value="62.771192009330697" table:style-name="ce34">
            <text:p>62.8</text:p>
          </table:table-cell>
          <table:table-cell office:value-type="float" office:value="86.641819459780393" table:style-name="ce34">
            <text:p>86.6</text:p>
          </table:table-cell>
          <table:table-cell office:value-type="float" office:value="99.443143218451695" table:style-name="ce34">
            <text:p>99.4</text:p>
          </table:table-cell>
          <table:table-cell table:number-columns-repeated="16374" table:style-name="ce23"/>
        </table:table-row>
        <table:table-row table:style-name="ro3">
          <table:table-cell office:value-type="string" table:style-name="ce27">
            <text:p>Apr to Jun 2015</text:p>
          </table:table-cell>
          <table:table-cell office:value-type="string" table:style-name="ce27">
            <text:p>Scotland</text:p>
          </table:table-cell>
          <table:table-cell office:value-type="float" office:value="1515767.9642857099" table:style-name="ce31">
            <text:p>1,515,768</text:p>
          </table:table-cell>
          <table:table-cell office:value-type="float" office:value="67.863510865767395" table:style-name="ce32">
            <text:p>67.9</text:p>
          </table:table-cell>
          <table:table-cell office:value-type="float" office:value="90.818532039263502" table:style-name="ce32">
            <text:p>90.8</text:p>
          </table:table-cell>
          <table:table-cell office:value-type="float" office:value="99.693260156220106" table:style-name="ce32">
            <text:p>99.7</text:p>
          </table:table-cell>
          <table:table-cell office:value-type="float" office:value="5999922.32142857" table:style-name="ce33">
            <text:p>5,999,922</text:p>
          </table:table-cell>
          <table:table-cell office:value-type="float" office:value="62.440470285850402" table:style-name="ce34">
            <text:p>62.4</text:p>
          </table:table-cell>
          <table:table-cell office:value-type="float" office:value="86.510178331177798" table:style-name="ce34">
            <text:p>86.5</text:p>
          </table:table-cell>
          <table:table-cell office:value-type="float" office:value="99.442057062345896" table:style-name="ce34">
            <text:p>99.4</text:p>
          </table:table-cell>
          <table:table-cell table:number-columns-repeated="16374" table:style-name="ce23"/>
        </table:table-row>
        <table:table-row table:style-name="ro3">
          <table:table-cell office:value-type="string" table:style-name="ce27">
            <text:p>Jul to Sep 2015</text:p>
          </table:table-cell>
          <table:table-cell office:value-type="string" table:style-name="ce27">
            <text:p>Scotland</text:p>
          </table:table-cell>
          <table:table-cell office:value-type="float" office:value="1534842" table:style-name="ce31">
            <text:p>1,534,842</text:p>
          </table:table-cell>
          <table:table-cell office:value-type="float" office:value="64.698972272064395" table:style-name="ce32">
            <text:p>64.7</text:p>
          </table:table-cell>
          <table:table-cell office:value-type="float" office:value="88.7190715023808" table:style-name="ce32">
            <text:p>88.7</text:p>
          </table:table-cell>
          <table:table-cell office:value-type="float" office:value="99.605594582373897" table:style-name="ce32">
            <text:p>99.6</text:p>
          </table:table-cell>
          <table:table-cell office:value-type="float" office:value="5991468.4285714198" table:style-name="ce33">
            <text:p>5,991,468</text:p>
          </table:table-cell>
          <table:table-cell office:value-type="float" office:value="63.062040550564703" table:style-name="ce34">
            <text:p>63.1</text:p>
          </table:table-cell>
          <table:table-cell office:value-type="float" office:value="87.326811774428094" table:style-name="ce34">
            <text:p>87.3</text:p>
          </table:table-cell>
          <table:table-cell office:value-type="float" office:value="99.518031341660802" table:style-name="ce34">
            <text:p>99.5</text:p>
          </table:table-cell>
          <table:table-cell table:number-columns-repeated="16374" table:style-name="ce23"/>
        </table:table-row>
        <table:table-row table:style-name="ro3">
          <table:table-cell office:value-type="string" table:style-name="ce27">
            <text:p>Oct to Dec 2015</text:p>
          </table:table-cell>
          <table:table-cell office:value-type="string" table:style-name="ce27">
            <text:p>Scotland</text:p>
          </table:table-cell>
          <table:table-cell office:value-type="float" office:value="1499098.4642857099" table:style-name="ce31">
            <text:p>1,499,098</text:p>
          </table:table-cell>
          <table:table-cell office:value-type="float" office:value="54.1879444352709" table:style-name="ce32">
            <text:p>54.2</text:p>
          </table:table-cell>
          <table:table-cell office:value-type="float" office:value="80.412420255345296" table:style-name="ce32">
            <text:p>80.4</text:p>
          </table:table-cell>
          <table:table-cell office:value-type="float" office:value="99.130170068643807" table:style-name="ce32">
            <text:p>99.1</text:p>
          </table:table-cell>
          <table:table-cell office:value-type="float" office:value="6028513" table:style-name="ce33">
            <text:p>6,028,513</text:p>
          </table:table-cell>
          <table:table-cell office:value-type="float" office:value="62.439024586754797" table:style-name="ce34">
            <text:p>62.4</text:p>
          </table:table-cell>
          <table:table-cell office:value-type="float" office:value="86.7510161413649" table:style-name="ce34">
            <text:p>86.8</text:p>
          </table:table-cell>
          <table:table-cell office:value-type="float" office:value="99.4743912328439" table:style-name="ce34">
            <text:p>99.5</text:p>
          </table:table-cell>
          <table:table-cell table:number-columns-repeated="16374" table:style-name="ce23"/>
        </table:table-row>
        <table:table-row table:style-name="ro3">
          <table:table-cell office:value-type="string" table:style-name="ce27">
            <text:p>Jan to Mar 2016</text:p>
          </table:table-cell>
          <table:table-cell office:value-type="string" table:style-name="ce27">
            <text:p>Scotland</text:p>
          </table:table-cell>
          <table:table-cell office:value-type="float" office:value="1536632.57142857" table:style-name="ce31">
            <text:p>1,536,633</text:p>
          </table:table-cell>
          <table:table-cell office:value-type="float" office:value="63.254418660172298" table:style-name="ce32">
            <text:p>63.3</text:p>
          </table:table-cell>
          <table:table-cell office:value-type="float" office:value="87.412559262238304" table:style-name="ce32">
            <text:p>87.4</text:p>
          </table:table-cell>
          <table:table-cell office:value-type="float" office:value="99.538443431220799" table:style-name="ce32">
            <text:p>99.5</text:p>
          </table:table-cell>
          <table:table-cell office:value-type="float" office:value="6086341" table:style-name="ce33">
            <text:p>6,086,341</text:p>
          </table:table-cell>
          <table:table-cell office:value-type="float" office:value="62.533449900358796" table:style-name="ce34">
            <text:p>62.5</text:p>
          </table:table-cell>
          <table:table-cell office:value-type="float" office:value="86.866099024027704" table:style-name="ce34">
            <text:p>86.9</text:p>
          </table:table-cell>
          <table:table-cell office:value-type="float" office:value="99.493373769231795" table:style-name="ce34">
            <text:p>99.5</text:p>
          </table:table-cell>
          <table:table-cell table:number-columns-repeated="16374" table:style-name="ce23"/>
        </table:table-row>
        <table:table-row table:style-name="ro3">
          <table:table-cell office:value-type="string" table:style-name="ce27">
            <text:p>Apr to Jun 2016</text:p>
          </table:table-cell>
          <table:table-cell office:value-type="string" table:style-name="ce27">
            <text:p>Scotland</text:p>
          </table:table-cell>
          <table:table-cell office:value-type="float" office:value="1507719.1071428501" table:style-name="ce31">
            <text:p>1,507,719</text:p>
          </table:table-cell>
          <table:table-cell office:value-type="float" office:value="65.386111258171795" table:style-name="ce32">
            <text:p>65.4</text:p>
          </table:table-cell>
          <table:table-cell office:value-type="float" office:value="87.617525858300297" table:style-name="ce32">
            <text:p>87.6</text:p>
          </table:table-cell>
          <table:table-cell office:value-type="float" office:value="99.519868410502298" table:style-name="ce32">
            <text:p>99.5</text:p>
          </table:table-cell>
          <table:table-cell office:value-type="float" office:value="6078292.1428571399" table:style-name="ce33">
            <text:p>6,078,292</text:p>
          </table:table-cell>
          <table:table-cell office:value-type="float" office:value="61.911873389247297" table:style-name="ce34">
            <text:p>61.9</text:p>
          </table:table-cell>
          <table:table-cell office:value-type="float" office:value="86.066856303268395" table:style-name="ce34">
            <text:p>86.1</text:p>
          </table:table-cell>
          <table:table-cell office:value-type="float" office:value="99.450099293633798" table:style-name="ce34">
            <text:p>99.5</text:p>
          </table:table-cell>
          <table:table-cell table:number-columns-repeated="16374" table:style-name="ce23"/>
        </table:table-row>
        <table:table-row table:style-name="ro3">
          <table:table-cell office:value-type="string" table:style-name="ce27">
            <text:p>Jul to Sep 2016</text:p>
          </table:table-cell>
          <table:table-cell office:value-type="string" table:style-name="ce27">
            <text:p>Scotland</text:p>
          </table:table-cell>
          <table:table-cell office:value-type="float" office:value="1558492.2142857099" table:style-name="ce31">
            <text:p>1,558,492</text:p>
          </table:table-cell>
          <table:table-cell office:value-type="float" office:value="60.6652625011967" table:style-name="ce32">
            <text:p>60.7</text:p>
          </table:table-cell>
          <table:table-cell office:value-type="float" office:value="84.761574270662905" table:style-name="ce32">
            <text:p>84.8</text:p>
          </table:table-cell>
          <table:table-cell office:value-type="float" office:value="99.481777052738295" table:style-name="ce32">
            <text:p>99.5</text:p>
          </table:table-cell>
          <table:table-cell office:value-type="float" office:value="6101942.3571428498" table:style-name="ce33">
            <text:p>6,101,942</text:p>
          </table:table-cell>
          <table:table-cell office:value-type="float" office:value="60.892429182356402" table:style-name="ce34">
            <text:p>60.9</text:p>
          </table:table-cell>
          <table:table-cell office:value-type="float" office:value="85.066354691064205" table:style-name="ce34">
            <text:p>85.1</text:p>
          </table:table-cell>
          <table:table-cell office:value-type="float" office:value="99.419077833916404" table:style-name="ce34">
            <text:p>99.4</text:p>
          </table:table-cell>
          <table:table-cell table:number-columns-repeated="16374" table:style-name="ce23"/>
        </table:table-row>
        <table:table-row table:style-name="ro3">
          <table:table-cell office:value-type="string" table:style-name="ce27">
            <text:p>Oct to Dec 2016</text:p>
          </table:table-cell>
          <table:table-cell office:value-type="string" table:style-name="ce27">
            <text:p>Scotland</text:p>
          </table:table-cell>
          <table:table-cell office:value-type="float" office:value="1559192.67857142" table:style-name="ce31">
            <text:p>1,559,193</text:p>
          </table:table-cell>
          <table:table-cell office:value-type="float" office:value="55.408480052462998" table:style-name="ce32">
            <text:p>55.4</text:p>
          </table:table-cell>
          <table:table-cell office:value-type="float" office:value="80.562014751452693" table:style-name="ce32">
            <text:p>80.6</text:p>
          </table:table-cell>
          <table:table-cell office:value-type="float" office:value="99.355114981093095" table:style-name="ce32">
            <text:p>99.4</text:p>
          </table:table-cell>
          <table:table-cell office:value-type="float" office:value="6162036.57142857" table:style-name="ce33">
            <text:p>6,162,037</text:p>
          </table:table-cell>
          <table:table-cell office:value-type="float" office:value="61.135879450430302" table:style-name="ce34">
            <text:p>61.1</text:p>
          </table:table-cell>
          <table:table-cell office:value-type="float" office:value="85.058820186906601" table:style-name="ce34">
            <text:p>85.1</text:p>
          </table:table-cell>
          <table:table-cell office:value-type="float" office:value="99.473178579920301" table:style-name="ce34">
            <text:p>99.5</text:p>
          </table:table-cell>
          <table:table-cell table:number-columns-repeated="16374" table:style-name="ce23"/>
        </table:table-row>
        <table:table-row table:style-name="ro3">
          <table:table-cell office:value-type="string" table:style-name="ce27">
            <text:p>Jan to Mar 2017</text:p>
          </table:table-cell>
          <table:table-cell office:value-type="string" table:style-name="ce27">
            <text:p>Scotland</text:p>
          </table:table-cell>
          <table:table-cell office:value-type="float" office:value="1565165" table:style-name="ce31">
            <text:p>1,565,165</text:p>
          </table:table-cell>
          <table:table-cell office:value-type="float" office:value="65.056064376599195" table:style-name="ce32">
            <text:p>65.1</text:p>
          </table:table-cell>
          <table:table-cell office:value-type="float" office:value="88.155130609232899" table:style-name="ce32">
            <text:p>88.2</text:p>
          </table:table-cell>
          <table:table-cell office:value-type="float" office:value="99.698913533077899" table:style-name="ce32">
            <text:p>99.7</text:p>
          </table:table-cell>
          <table:table-cell office:value-type="float" office:value="6190569" table:style-name="ce33">
            <text:p>6,190,569</text:p>
          </table:table-cell>
          <table:table-cell office:value-type="float" office:value="61.601154918069703" table:style-name="ce34">
            <text:p>61.6</text:p>
          </table:table-cell>
          <table:table-cell office:value-type="float" office:value="85.257413333087797" table:style-name="ce34">
            <text:p>85.3</text:p>
          </table:table-cell>
          <table:table-cell office:value-type="float" office:value="99.514051131648799" table:style-name="ce34">
            <text:p>99.5</text:p>
          </table:table-cell>
          <table:table-cell table:number-columns-repeated="16374" table:style-name="ce23"/>
        </table:table-row>
        <table:table-row table:style-name="ro3">
          <table:table-cell office:value-type="string" table:style-name="ce27">
            <text:p>Apr to Jun 2017</text:p>
          </table:table-cell>
          <table:table-cell office:value-type="string" table:style-name="ce27">
            <text:p>Scotland</text:p>
          </table:table-cell>
          <table:table-cell office:value-type="float" office:value="1604427.07142857" table:style-name="ce31">
            <text:p>1,604,427</text:p>
          </table:table-cell>
          <table:table-cell office:value-type="float" office:value="67.256869931184596" table:style-name="ce32">
            <text:p>67.3</text:p>
          </table:table-cell>
          <table:table-cell office:value-type="float" office:value="88.801271695606104" table:style-name="ce32">
            <text:p>88.8</text:p>
          </table:table-cell>
          <table:table-cell office:value-type="float" office:value="99.615265422516799" table:style-name="ce32">
            <text:p>99.6</text:p>
          </table:table-cell>
          <table:table-cell office:value-type="float" office:value="6287276.9642857099" table:style-name="ce33">
            <text:p>6,287,277</text:p>
          </table:table-cell>
          <table:table-cell office:value-type="float" office:value="62.136765374040102" table:style-name="ce34">
            <text:p>62.1</text:p>
          </table:table-cell>
          <table:table-cell office:value-type="float" office:value="85.595791228152294" table:style-name="ce34">
            <text:p>85.6</text:p>
          </table:table-cell>
          <table:table-cell office:value-type="float" office:value="99.538484622757494" table:style-name="ce34">
            <text:p>99.5</text:p>
          </table:table-cell>
          <table:table-cell table:number-columns-repeated="16374" table:style-name="ce23"/>
        </table:table-row>
        <table:table-row table:style-name="ro3">
          <table:table-cell office:value-type="string" table:style-name="ce27">
            <text:p>Jul to Sep 2017</text:p>
          </table:table-cell>
          <table:table-cell office:value-type="string" table:style-name="ce27">
            <text:p>Scotland</text:p>
          </table:table-cell>
          <table:table-cell office:value-type="float" office:value="1623491.92857142" table:style-name="ce31">
            <text:p>1,623,492</text:p>
          </table:table-cell>
          <table:table-cell office:value-type="float" office:value="67.400462679936695" table:style-name="ce32">
            <text:p>67.4</text:p>
          </table:table-cell>
          <table:table-cell office:value-type="float" office:value="88.925441003776299" table:style-name="ce32">
            <text:p>88.9</text:p>
          </table:table-cell>
          <table:table-cell office:value-type="float" office:value="99.679627955385598" table:style-name="ce32">
            <text:p>99.7</text:p>
          </table:table-cell>
          <table:table-cell office:value-type="float" office:value="6352276.6785714198" table:style-name="ce33">
            <text:p>6,352,277</text:p>
          </table:table-cell>
          <table:table-cell office:value-type="float" office:value="63.843066344486701" table:style-name="ce34">
            <text:p>63.8</text:p>
          </table:table-cell>
          <table:table-cell office:value-type="float" office:value="86.651441116890396" table:style-name="ce34">
            <text:p>86.7</text:p>
          </table:table-cell>
          <table:table-cell office:value-type="float" office:value="99.588470381207003" table:style-name="ce34">
            <text:p>99.6</text:p>
          </table:table-cell>
          <table:table-cell table:number-columns-repeated="16374" table:style-name="ce23"/>
        </table:table-row>
        <table:table-row table:style-name="ro3">
          <table:table-cell office:value-type="string" table:style-name="ce27">
            <text:p>Oct to Dec 2017</text:p>
          </table:table-cell>
          <table:table-cell office:value-type="string" table:style-name="ce27">
            <text:p>Scotland</text:p>
          </table:table-cell>
          <table:table-cell office:value-type="float" office:value="1543702.8571428501" table:style-name="ce31">
            <text:p>1,543,703</text:p>
          </table:table-cell>
          <table:table-cell office:value-type="float" office:value="54.222541902956898" table:style-name="ce32">
            <text:p>54.2</text:p>
          </table:table-cell>
          <table:table-cell office:value-type="float" office:value="78.181339487984303" table:style-name="ce32">
            <text:p>78.2</text:p>
          </table:table-cell>
          <table:table-cell office:value-type="float" office:value="99.158729659297805" table:style-name="ce32">
            <text:p>99.2</text:p>
          </table:table-cell>
          <table:table-cell office:value-type="float" office:value="6336786.8571428498" table:style-name="ce33">
            <text:p>6,336,787</text:p>
          </table:table-cell>
          <table:table-cell office:value-type="float" office:value="63.574778028558299" table:style-name="ce34">
            <text:p>63.6</text:p>
          </table:table-cell>
          <table:table-cell office:value-type="float" office:value="86.086370654546201" table:style-name="ce34">
            <text:p>86.1</text:p>
          </table:table-cell>
          <table:table-cell office:value-type="float" office:value="99.541199428967005" table:style-name="ce34">
            <text:p>99.5</text:p>
          </table:table-cell>
          <table:table-cell table:number-columns-repeated="16374" table:style-name="ce23"/>
        </table:table-row>
        <table:table-row table:style-name="ro3">
          <table:table-cell office:value-type="string" table:style-name="ce27">
            <text:p>Jan to Mar 2018</text:p>
          </table:table-cell>
          <table:table-cell office:value-type="string" table:style-name="ce27">
            <text:p>Scotland</text:p>
          </table:table-cell>
          <table:table-cell office:value-type="float" office:value="1508820.1428571399" table:style-name="ce31">
            <text:p>1,508,820</text:p>
          </table:table-cell>
          <table:table-cell office:value-type="float" office:value="63.101660985627198" table:style-name="ce32">
            <text:p>63.1</text:p>
          </table:table-cell>
          <table:table-cell office:value-type="float" office:value="85.3662667925676" table:style-name="ce32">
            <text:p>85.4</text:p>
          </table:table-cell>
          <table:table-cell office:value-type="float" office:value="99.342845085862194" table:style-name="ce32">
            <text:p>99.3</text:p>
          </table:table-cell>
          <table:table-cell office:value-type="float" office:value="6280442" table:style-name="ce33">
            <text:p>6,280,442</text:p>
          </table:table-cell>
          <table:table-cell office:value-type="float" office:value="63.091960725057199" table:style-name="ce34">
            <text:p>63.1</text:p>
          </table:table-cell>
          <table:table-cell office:value-type="float" office:value="85.397811173162594" table:style-name="ce34">
            <text:p>85.4</text:p>
          </table:table-cell>
          <table:table-cell office:value-type="float" office:value="99.454242233269497" table:style-name="ce34">
            <text:p>99.5</text:p>
          </table:table-cell>
          <table:table-cell table:number-columns-repeated="16374" table:style-name="ce23"/>
        </table:table-row>
        <table:table-row table:style-name="ro3">
          <table:table-cell office:value-type="string" table:style-name="ce27">
            <text:p>Apr to Jun 2018</text:p>
          </table:table-cell>
          <table:table-cell office:value-type="string" table:style-name="ce27">
            <text:p>Scotland</text:p>
          </table:table-cell>
          <table:table-cell office:value-type="float" office:value="1575791.5" table:style-name="ce31">
            <text:p>1,575,792</text:p>
          </table:table-cell>
          <table:table-cell office:value-type="float" office:value="65.928725342153399" table:style-name="ce32">
            <text:p>65.9</text:p>
          </table:table-cell>
          <table:table-cell office:value-type="float" office:value="87.0609626971588" table:style-name="ce32">
            <text:p>87.1</text:p>
          </table:table-cell>
          <table:table-cell office:value-type="float" office:value="99.4590654918496" table:style-name="ce32">
            <text:p>99.5</text:p>
          </table:table-cell>
          <table:table-cell office:value-type="float" office:value="6251806.4285714198" table:style-name="ce33">
            <text:p>6,251,806</text:p>
          </table:table-cell>
          <table:table-cell office:value-type="float" office:value="62.7381200336497" table:style-name="ce34">
            <text:p>62.7</text:p>
          </table:table-cell>
          <table:table-cell office:value-type="float" office:value="84.943570595424404" table:style-name="ce34">
            <text:p>84.9</text:p>
          </table:table-cell>
          <table:table-cell office:value-type="float" office:value="99.414133903469406" table:style-name="ce34">
            <text:p>99.4</text:p>
          </table:table-cell>
          <table:table-cell table:number-columns-repeated="16374" table:style-name="ce23"/>
        </table:table-row>
        <table:table-row table:style-name="ro3">
          <table:table-cell office:value-type="string" table:style-name="ce27">
            <text:p>Jul to Sep 2018</text:p>
          </table:table-cell>
          <table:table-cell office:value-type="string" table:style-name="ce27">
            <text:p>Scotland</text:p>
          </table:table-cell>
          <table:table-cell office:value-type="float" office:value="1600329.75" table:style-name="ce31">
            <text:p>1,600,330</text:p>
          </table:table-cell>
          <table:table-cell office:value-type="float" office:value="62.809651305569098" table:style-name="ce32">
            <text:p>62.8</text:p>
          </table:table-cell>
          <table:table-cell office:value-type="float" office:value="84.416698228242296" table:style-name="ce32">
            <text:p>84.4</text:p>
          </table:table-cell>
          <table:table-cell office:value-type="float" office:value="99.274819098108594" table:style-name="ce32">
            <text:p>99.3</text:p>
          </table:table-cell>
          <table:table-cell office:value-type="float" office:value="6228644.25" table:style-name="ce33">
            <text:p>6,228,644</text:p>
          </table:table-cell>
          <table:table-cell office:value-type="float" office:value="61.541262140862898" table:style-name="ce34">
            <text:p>61.5</text:p>
          </table:table-cell>
          <table:table-cell office:value-type="float" office:value="83.770329084283205" table:style-name="ce34">
            <text:p>83.8</text:p>
          </table:table-cell>
          <table:table-cell office:value-type="float" office:value="99.309138811157993" table:style-name="ce34">
            <text:p>99.3</text:p>
          </table:table-cell>
          <table:table-cell table:number-columns-repeated="16374" table:style-name="ce23"/>
        </table:table-row>
        <table:table-row table:style-name="ro3">
          <table:table-cell office:value-type="string" table:style-name="ce27">
            <text:p>Oct to Dec 2018</text:p>
          </table:table-cell>
          <table:table-cell office:value-type="string" table:style-name="ce27">
            <text:p>Scotland</text:p>
          </table:table-cell>
          <table:table-cell office:value-type="float" office:value="1602931.92857142" table:style-name="ce31">
            <text:p>1,602,932</text:p>
          </table:table-cell>
          <table:table-cell office:value-type="float" office:value="54.640815109918798" table:style-name="ce32">
            <text:p>54.6</text:p>
          </table:table-cell>
          <table:table-cell office:value-type="float" office:value="78.1903068069863" table:style-name="ce32">
            <text:p>78.2</text:p>
          </table:table-cell>
          <table:table-cell office:value-type="float" office:value="99.093970526419696" table:style-name="ce32">
            <text:p>99.1</text:p>
          </table:table-cell>
          <table:table-cell office:value-type="float" office:value="6287873.32142857" table:style-name="ce33">
            <text:p>6,287,873</text:p>
          </table:table-cell>
          <table:table-cell office:value-type="float" office:value="61.578950952716198" table:style-name="ce34">
            <text:p>61.6</text:p>
          </table:table-cell>
          <table:table-cell office:value-type="float" office:value="83.719969185811394" table:style-name="ce34">
            <text:p>83.7</text:p>
          </table:table-cell>
          <table:table-cell office:value-type="float" office:value="99.291213342498907" table:style-name="ce34">
            <text:p>99.3</text:p>
          </table:table-cell>
          <table:table-cell table:number-columns-repeated="16374" table:style-name="ce23"/>
        </table:table-row>
        <table:table-row table:style-name="ro3">
          <table:table-cell office:value-type="string" table:style-name="ce27">
            <text:p>Jan to Mar 2019</text:p>
          </table:table-cell>
          <table:table-cell office:value-type="string" table:style-name="ce27">
            <text:p>Scotland</text:p>
          </table:table-cell>
          <table:table-cell office:value-type="float" office:value="1966255.82142857" table:style-name="ce31">
            <text:p>1,966,256</text:p>
          </table:table-cell>
          <table:table-cell office:value-type="float" office:value="66.225876036367296" table:style-name="ce32">
            <text:p>66.2</text:p>
          </table:table-cell>
          <table:table-cell office:value-type="float" office:value="87.443851542134198" table:style-name="ce32">
            <text:p>87.4</text:p>
          </table:table-cell>
          <table:table-cell office:value-type="float" office:value="99.556839019802695" table:style-name="ce32">
            <text:p>99.6</text:p>
          </table:table-cell>
          <table:table-cell office:value-type="float" office:value="6745309" table:style-name="ce33">
            <text:p>6,745,309</text:p>
          </table:table-cell>
          <table:table-cell office:value-type="float" office:value="62.592921984745203" table:style-name="ce34">
            <text:p>62.6</text:p>
          </table:table-cell>
          <table:table-cell office:value-type="float" office:value="84.437228894925298" table:style-name="ce34">
            <text:p>84.4</text:p>
          </table:table-cell>
          <table:table-cell office:value-type="float" office:value="99.357093944843697" table:style-name="ce34">
            <text:p>99.4</text:p>
          </table:table-cell>
          <table:table-cell table:number-columns-repeated="16374" table:style-name="ce23"/>
        </table:table-row>
        <table:table-row table:style-name="ro3">
          <table:table-cell office:value-type="string" table:style-name="ce27">
            <text:p>Apr to Jun 2019</text:p>
          </table:table-cell>
          <table:table-cell office:value-type="string" table:style-name="ce27">
            <text:p>Scotland</text:p>
          </table:table-cell>
          <table:table-cell office:value-type="float" office:value="2256587.7142857099" table:style-name="ce31">
            <text:p>2,256,588</text:p>
          </table:table-cell>
          <table:table-cell office:value-type="float" office:value="70.225214885129304" table:style-name="ce32">
            <text:p>70.2</text:p>
          </table:table-cell>
          <table:table-cell office:value-type="float" office:value="90.055990986137402" table:style-name="ce32">
            <text:p>90.1</text:p>
          </table:table-cell>
          <table:table-cell office:value-type="float" office:value="99.612581929960697" table:style-name="ce32">
            <text:p>99.6</text:p>
          </table:table-cell>
          <table:table-cell office:value-type="float" office:value="7426105.2142857099" table:style-name="ce33">
            <text:p>7,426,105</text:p>
          </table:table-cell>
          <table:table-cell office:value-type="float" office:value="64.204319543662294" table:style-name="ce34">
            <text:p>64.2</text:p>
          </table:table-cell>
          <table:table-cell office:value-type="float" office:value="85.5878686763633" table:style-name="ce34">
            <text:p>85.6</text:p>
          </table:table-cell>
          <table:table-cell office:value-type="float" office:value="99.413091690546096" table:style-name="ce34">
            <text:p>99.4</text:p>
          </table:table-cell>
          <table:table-cell table:number-columns-repeated="16374" table:style-name="ce23"/>
        </table:table-row>
        <table:table-row table:style-name="ro3">
          <table:table-cell office:value-type="string" table:style-name="ce27">
            <text:p>Jul to Sep 2019</text:p>
          </table:table-cell>
          <table:table-cell office:value-type="string" table:style-name="ce27">
            <text:p>Scotland</text:p>
          </table:table-cell>
          <table:table-cell office:value-type="float" office:value="2275299.2857142799" table:style-name="ce31">
            <text:p>2,275,299</text:p>
          </table:table-cell>
          <table:table-cell office:value-type="float" office:value="67.855192676379403" table:style-name="ce32">
            <text:p>67.9</text:p>
          </table:table-cell>
          <table:table-cell office:value-type="float" office:value="88.579875991196104" table:style-name="ce32">
            <text:p>88.6</text:p>
          </table:table-cell>
          <table:table-cell office:value-type="float" office:value="99.481405742855102" table:style-name="ce32">
            <text:p>99.5</text:p>
          </table:table-cell>
          <table:table-cell office:value-type="float" office:value="8101074.75" table:style-name="ce33">
            <text:p>8,101,075</text:p>
          </table:table-cell>
          <table:table-cell office:value-type="float" office:value="65.505228179754695" table:style-name="ce34">
            <text:p>65.5</text:p>
          </table:table-cell>
          <table:table-cell office:value-type="float" office:value="86.659574750516001" table:style-name="ce34">
            <text:p>86.7</text:p>
          </table:table-cell>
          <table:table-cell office:value-type="float" office:value="99.459593749758696" table:style-name="ce34">
            <text:p>99.5</text:p>
          </table:table-cell>
          <table:table-cell table:number-columns-repeated="16374" table:style-name="ce23"/>
        </table:table-row>
        <table:table-row table:style-name="ro3">
          <table:table-cell office:value-type="string" table:style-name="ce27">
            <text:p>Oct to Dec 2019</text:p>
          </table:table-cell>
          <table:table-cell office:value-type="string" table:style-name="ce27">
            <text:p>Scotland</text:p>
          </table:table-cell>
          <table:table-cell office:value-type="float" office:value="2201010.57142857" table:style-name="ce31">
            <text:p>2,201,011</text:p>
          </table:table-cell>
          <table:table-cell office:value-type="float" office:value="60.149487177123902" table:style-name="ce32">
            <text:p>60.1</text:p>
          </table:table-cell>
          <table:table-cell office:value-type="float" office:value="83.488792226220198" table:style-name="ce32">
            <text:p>83.5</text:p>
          </table:table-cell>
          <table:table-cell office:value-type="float" office:value="99.395764568924605" table:style-name="ce32">
            <text:p>99.4</text:p>
          </table:table-cell>
          <table:table-cell office:value-type="float" office:value="8699153.3928571399" table:style-name="ce33">
            <text:p>8,699,153</text:p>
          </table:table-cell>
          <table:table-cell office:value-type="float" office:value="66.152058023544498" table:style-name="ce34">
            <text:p>66.2</text:p>
          </table:table-cell>
          <table:table-cell office:value-type="float" office:value="87.417893847182398" table:style-name="ce34">
            <text:p>87.4</text:p>
          </table:table-cell>
          <table:table-cell office:value-type="float" office:value="99.510814876299804" table:style-name="ce34">
            <text:p>99.5</text:p>
          </table:table-cell>
          <table:table-cell table:number-columns-repeated="16374" table:style-name="ce23"/>
        </table:table-row>
        <table:table-row table:style-name="ro3">
          <table:table-cell office:value-type="string" table:style-name="ce27">
            <text:p>Jan to Mar 2020</text:p>
          </table:table-cell>
          <table:table-cell office:value-type="string" table:style-name="ce27">
            <text:p>Scotland</text:p>
          </table:table-cell>
          <table:table-cell office:value-type="float" office:value="2143457.4285714198" table:style-name="ce31">
            <text:p>2,143,457</text:p>
          </table:table-cell>
          <table:table-cell office:value-type="float" office:value="67.018132653772597" table:style-name="ce32">
            <text:p>67.0</text:p>
          </table:table-cell>
          <table:table-cell office:value-type="float" office:value="87.965597903840504" table:style-name="ce32">
            <text:p>88.0</text:p>
          </table:table-cell>
          <table:table-cell office:value-type="float" office:value="99.530444871376702" table:style-name="ce32">
            <text:p>99.5</text:p>
          </table:table-cell>
          <table:table-cell office:value-type="float" office:value="8876355" table:style-name="ce33">
            <text:p>8,876,355</text:p>
          </table:table-cell>
          <table:table-cell office:value-type="float" office:value="66.344845378536505" table:style-name="ce34">
            <text:p>66.3</text:p>
          </table:table-cell>
          <table:table-cell office:value-type="float" office:value="87.544403079867806" table:style-name="ce34">
            <text:p>87.5</text:p>
          </table:table-cell>
          <table:table-cell office:value-type="float" office:value="99.505360026722599" table:style-name="ce34">
            <text:p>99.5</text:p>
          </table:table-cell>
          <table:table-cell table:number-columns-repeated="16374" table:style-name="ce23"/>
        </table:table-row>
        <table:table-row table:style-name="ro3">
          <table:table-cell office:value-type="string" table:style-name="ce27">
            <text:p>Apr to Jun 2020</text:p>
          </table:table-cell>
          <table:table-cell office:value-type="string" table:style-name="ce27">
            <text:p>Scotland</text:p>
          </table:table-cell>
          <table:table-cell office:value-type="float" office:value="1228821.8928571399" table:style-name="ce31">
            <text:p>1,228,822</text:p>
          </table:table-cell>
          <table:table-cell office:value-type="float" office:value="84.331790149874394" table:style-name="ce32">
            <text:p>84.3</text:p>
          </table:table-cell>
          <table:table-cell office:value-type="float" office:value="96.058655251474406" table:style-name="ce32">
            <text:p>96.1</text:p>
          </table:table-cell>
          <table:table-cell office:value-type="float" office:value="99.790144526640503" table:style-name="ce32">
            <text:p>99.8</text:p>
          </table:table-cell>
          <table:table-cell office:value-type="float" office:value="7848589.1785714198" table:style-name="ce33">
            <text:p>7,848,589</text:p>
          </table:table-cell>
          <table:table-cell office:value-type="float" office:value="68.045323905506095" table:style-name="ce34">
            <text:p>68.0</text:p>
          </table:table-cell>
          <table:table-cell office:value-type="float" office:value="88.155325749923094" table:style-name="ce34">
            <text:p>88.2</text:p>
          </table:table-cell>
          <table:table-cell office:value-type="float" office:value="99.519119671448493" table:style-name="ce34">
            <text:p>99.5</text:p>
          </table:table-cell>
          <table:table-cell table:number-columns-repeated="16374" table:style-name="ce23"/>
        </table:table-row>
        <table:table-row table:style-name="ro3">
          <table:table-cell office:value-type="string" table:style-name="ce27">
            <text:p>Jul to Sep 2020</text:p>
          </table:table-cell>
          <table:table-cell office:value-type="string" table:style-name="ce27">
            <text:p>Scotland</text:p>
          </table:table-cell>
          <table:table-cell office:value-type="float" office:value="1873841.0357142801" table:style-name="ce31">
            <text:p>1,873,841</text:p>
          </table:table-cell>
          <table:table-cell office:value-type="float" office:value="77.346765331081102" table:style-name="ce32">
            <text:p>77.3</text:p>
          </table:table-cell>
          <table:table-cell office:value-type="float" office:value="93.293304019213807" table:style-name="ce32">
            <text:p>93.3</text:p>
          </table:table-cell>
          <table:table-cell office:value-type="float" office:value="99.610031335749994" table:style-name="ce32">
            <text:p>99.6</text:p>
          </table:table-cell>
          <table:table-cell office:value-type="float" office:value="7447130.9285714198" table:style-name="ce33">
            <text:p>7,447,131</text:p>
          </table:table-cell>
          <table:table-cell office:value-type="float" office:value="70.443835259164402" table:style-name="ce34">
            <text:p>70.4</text:p>
          </table:table-cell>
          <table:table-cell office:value-type="float" office:value="89.318428123705104" table:style-name="ce34">
            <text:p>89.3</text:p>
          </table:table-cell>
          <table:table-cell office:value-type="float" office:value="99.553517412597401" table:style-name="ce34">
            <text:p>99.6</text:p>
          </table:table-cell>
          <table:table-cell table:number-columns-repeated="16374" table:style-name="ce23"/>
        </table:table-row>
        <table:table-row table:style-name="ro3">
          <table:table-cell office:value-type="string" table:style-name="ce27">
            <text:p>Oct to Dec 2020</text:p>
          </table:table-cell>
          <table:table-cell office:value-type="string" table:style-name="ce27">
            <text:p>Scotland</text:p>
          </table:table-cell>
          <table:table-cell office:value-type="float" office:value="2044398.07142857" table:style-name="ce31">
            <text:p>2,044,398</text:p>
          </table:table-cell>
          <table:table-cell office:value-type="float" office:value="72.319087773407801" table:style-name="ce32">
            <text:p>72.3</text:p>
          </table:table-cell>
          <table:table-cell office:value-type="float" office:value="90.770472328687106" table:style-name="ce32">
            <text:p>90.8</text:p>
          </table:table-cell>
          <table:table-cell office:value-type="float" office:value="99.504831547867695" table:style-name="ce32">
            <text:p>99.5</text:p>
          </table:table-cell>
          <table:table-cell office:value-type="float" office:value="7290518.4285714198" table:style-name="ce33">
            <text:p>7,290,518</text:p>
          </table:table-cell>
          <table:table-cell office:value-type="float" office:value="74.077559230600599" table:style-name="ce34">
            <text:p>74.1</text:p>
          </table:table-cell>
          <table:table-cell office:value-type="float" office:value="91.485578068532007" table:style-name="ce34">
            <text:p>91.5</text:p>
          </table:table-cell>
          <table:table-cell office:value-type="float" office:value="99.587490632892198" table:style-name="ce34">
            <text:p>99.6</text:p>
          </table:table-cell>
          <table:table-cell table:number-columns-repeated="16374" table:style-name="ce23"/>
        </table:table-row>
        <table:table-row table:style-name="ro3">
          <table:table-cell office:value-type="string" table:style-name="ce27">
            <text:p>Jan to Mar 2021</text:p>
          </table:table-cell>
          <table:table-cell office:value-type="string" table:style-name="ce27">
            <text:p>Scotland</text:p>
          </table:table-cell>
          <table:table-cell office:value-type="float" office:value="1707700.99999999" table:style-name="ce31">
            <text:p>1,707,701</text:p>
          </table:table-cell>
          <table:table-cell office:value-type="float" office:value="79.738609728183405" table:style-name="ce32">
            <text:p>79.7</text:p>
          </table:table-cell>
          <table:table-cell office:value-type="float" office:value="94.035502367552297" table:style-name="ce32">
            <text:p>94.0</text:p>
          </table:table-cell>
          <table:table-cell office:value-type="float" office:value="99.532901669721795" table:style-name="ce32">
            <text:p>99.5</text:p>
          </table:table-cell>
          <table:table-cell office:value-type="float" office:value="6854762" table:style-name="ce33">
            <text:p>6,854,762</text:p>
          </table:table-cell>
          <table:table-cell office:value-type="float" office:value="77.695330632923501" table:style-name="ce34">
            <text:p>77.7</text:p>
          </table:table-cell>
          <table:table-cell office:value-type="float" office:value="93.221515203591295" table:style-name="ce34">
            <text:p>93.2</text:p>
          </table:table-cell>
          <table:table-cell office:value-type="float" office:value="99.591729078266994" table:style-name="ce34">
            <text:p>99.6</text:p>
          </table:table-cell>
          <table:table-cell table:number-columns-repeated="16374" table:style-name="ce23"/>
        </table:table-row>
        <table:table-row table:style-name="ro3">
          <table:table-cell office:value-type="string" table:style-name="ce27">
            <text:p>Apr to Jun 2021</text:p>
          </table:table-cell>
          <table:table-cell office:value-type="string" table:style-name="ce27">
            <text:p>Scotland</text:p>
          </table:table-cell>
          <table:table-cell office:value-type="float" office:value="1741482.2857142801" table:style-name="ce31">
            <text:p>1,741,482</text:p>
          </table:table-cell>
          <table:table-cell office:value-type="float" office:value="77.164551774284902" table:style-name="ce32">
            <text:p>77.2</text:p>
          </table:table-cell>
          <table:table-cell office:value-type="float" office:value="93.310632912389195" table:style-name="ce32">
            <text:p>93.3</text:p>
          </table:table-cell>
          <table:table-cell office:value-type="float" office:value="99.645827167267001" table:style-name="ce32">
            <text:p>99.6</text:p>
          </table:table-cell>
          <table:table-cell office:value-type="float" office:value="7367422.3928571399" table:style-name="ce33">
            <text:p>7,367,422</text:p>
          </table:table-cell>
          <table:table-cell office:value-type="float" office:value="76.462963565950005" table:style-name="ce34">
            <text:p>76.5</text:p>
          </table:table-cell>
          <table:table-cell office:value-type="float" office:value="92.769370245002307" table:style-name="ce34">
            <text:p>92.8</text:p>
          </table:table-cell>
          <table:table-cell office:value-type="float" office:value="99.571422602653101" table:style-name="ce34">
            <text:p>99.6</text:p>
          </table:table-cell>
          <table:table-cell table:number-columns-repeated="16374" table:style-name="ce23"/>
        </table:table-row>
        <table:table-row table:style-name="ro3">
          <table:table-cell office:value-type="string" table:style-name="ce27">
            <text:p>Jul to Sep 2021</text:p>
          </table:table-cell>
          <table:table-cell office:value-type="string" table:style-name="ce27">
            <text:p>Scotland</text:p>
          </table:table-cell>
          <table:table-cell office:value-type="float" office:value="1850439.8571428501" table:style-name="ce31">
            <text:p>1,850,440</text:p>
          </table:table-cell>
          <table:table-cell office:value-type="float" office:value="72.893757538265604" table:style-name="ce32">
            <text:p>72.9</text:p>
          </table:table-cell>
          <table:table-cell office:value-type="float" office:value="91.1441441837882" table:style-name="ce32">
            <text:p>91.1</text:p>
          </table:table-cell>
          <table:table-cell office:value-type="float" office:value="99.524445114555306" table:style-name="ce32">
            <text:p>99.5</text:p>
          </table:table-cell>
          <table:table-cell office:value-type="float" office:value="7344021.2142857099" table:style-name="ce33">
            <text:p>7,344,021</text:p>
          </table:table-cell>
          <table:table-cell office:value-type="float" office:value="75.338143135032297" table:style-name="ce34">
            <text:p>75.3</text:p>
          </table:table-cell>
          <table:table-cell office:value-type="float" office:value="92.226186671554601" table:style-name="ce34">
            <text:p>92.2</text:p>
          </table:table-cell>
          <table:table-cell office:value-type="float" office:value="99.549734805173898" table:style-name="ce34">
            <text:p>99.5</text:p>
          </table:table-cell>
          <table:table-cell table:number-columns-repeated="16374" table:style-name="ce23"/>
        </table:table-row>
        <table:table-row table:style-name="ro3">
          <table:table-cell office:value-type="string" table:style-name="ce27">
            <text:p>Oct to Dec 2021</text:p>
          </table:table-cell>
          <table:table-cell office:value-type="string" table:style-name="ce27">
            <text:p>Scotland</text:p>
          </table:table-cell>
          <table:table-cell office:value-type="float" office:value="1863260.7142857099" table:style-name="ce31">
            <text:p>1,863,261</text:p>
          </table:table-cell>
          <table:table-cell office:value-type="float" office:value="63.064550816253302" table:style-name="ce32">
            <text:p>63.1</text:p>
          </table:table-cell>
          <table:table-cell office:value-type="float" office:value="85.337378980397204" table:style-name="ce32">
            <text:p>85.3</text:p>
          </table:table-cell>
          <table:table-cell office:value-type="float" office:value="99.222714404279699" table:style-name="ce32">
            <text:p>99.2</text:p>
          </table:table-cell>
          <table:table-cell office:value-type="float" office:value="7162883.8571428498" table:style-name="ce33">
            <text:p>7,162,884</text:p>
          </table:table-cell>
          <table:table-cell office:value-type="float" office:value="73.007133479577902" table:style-name="ce34">
            <text:p>73.0</text:p>
          </table:table-cell>
          <table:table-cell office:value-type="float" office:value="90.8497040507647" table:style-name="ce34">
            <text:p>90.8</text:p>
          </table:table-cell>
          <table:table-cell office:value-type="float" office:value="99.477483999012605" table:style-name="ce34">
            <text:p>99.5</text:p>
          </table:table-cell>
          <table:table-cell table:number-columns-repeated="16374" table:style-name="ce23"/>
        </table:table-row>
        <table:table-row table:style-name="ro3">
          <table:table-cell office:value-type="string" table:style-name="ce27">
            <text:p>Jan to Mar 2022</text:p>
          </table:table-cell>
          <table:table-cell office:value-type="string" table:style-name="ce27">
            <text:p>Scotland</text:p>
          </table:table-cell>
          <table:table-cell office:value-type="float" office:value="1806867.1428571399" table:style-name="ce31">
            <text:p>1,806,867</text:p>
          </table:table-cell>
          <table:table-cell office:value-type="float" office:value="72.103190447238205" table:style-name="ce32">
            <text:p>72.1</text:p>
          </table:table-cell>
          <table:table-cell office:value-type="float" office:value="90.493395435034699" table:style-name="ce32">
            <text:p>90.5</text:p>
          </table:table-cell>
          <table:table-cell office:value-type="float" office:value="99.474923842135595" table:style-name="ce32">
            <text:p>99.5</text:p>
          </table:table-cell>
          <table:table-cell office:value-type="float" office:value="7262049.9999999898" table:style-name="ce33">
            <text:p>7,262,050</text:p>
          </table:table-cell>
          <table:table-cell office:value-type="float" office:value="71.199289456833796" table:style-name="ce34">
            <text:p>71.2</text:p>
          </table:table-cell>
          <table:table-cell office:value-type="float" office:value="90.011897466968705" table:style-name="ce34">
            <text:p>90.0</text:p>
          </table:table-cell>
          <table:table-cell office:value-type="float" office:value="99.463815313857594" table:style-name="ce34">
            <text:p>99.5</text:p>
          </table:table-cell>
          <table:table-cell table:number-columns-repeated="16374" table:style-name="ce23"/>
        </table:table-row>
        <table:table-row table:style-name="ro3">
          <table:table-cell office:value-type="string" table:style-name="ce27">
            <text:p>Apr to Jun 2022</text:p>
          </table:table-cell>
          <table:table-cell office:value-type="string" table:style-name="ce27">
            <text:p>Scotland</text:p>
          </table:table-cell>
          <table:table-cell office:value-type="float" office:value="1590192.3928571399" table:style-name="ce31">
            <text:p>1,590,192</text:p>
          </table:table-cell>
          <table:table-cell office:value-type="float" office:value="74.018988313341296" table:style-name="ce32">
            <text:p>74.0</text:p>
          </table:table-cell>
          <table:table-cell office:value-type="float" office:value="91.526041087526096" table:style-name="ce32">
            <text:p>91.5</text:p>
          </table:table-cell>
          <table:table-cell office:value-type="float" office:value="99.531853591749794" table:style-name="ce32">
            <text:p>99.5</text:p>
          </table:table-cell>
          <table:table-cell office:value-type="float" office:value="7110760.1071428498" table:style-name="ce33">
            <text:p>7,110,760</text:p>
          </table:table-cell>
          <table:table-cell office:value-type="float" office:value="70.368923237928101" table:style-name="ce34">
            <text:p>70.4</text:p>
          </table:table-cell>
          <table:table-cell office:value-type="float" office:value="89.542621380295103" table:style-name="ce34">
            <text:p>89.5</text:p>
          </table:table-cell>
          <table:table-cell office:value-type="float" office:value="99.434454674006304" table:style-name="ce34">
            <text:p>99.4</text:p>
          </table:table-cell>
          <table:table-cell table:number-columns-repeated="16374" table:style-name="ce23"/>
        </table:table-row>
        <table:table-row table:style-name="ro3">
          <table:table-cell office:value-type="string" table:style-name="ce27">
            <text:p>Jul to Sep 2022</text:p>
          </table:table-cell>
          <table:table-cell office:value-type="string" table:style-name="ce27">
            <text:p>Scotland</text:p>
          </table:table-cell>
          <table:table-cell office:value-type="float" office:value="1821761.3571428501" table:style-name="ce31">
            <text:p>1,821,761</text:p>
          </table:table-cell>
          <table:table-cell office:value-type="float" office:value="70.521254567645798" table:style-name="ce32">
            <text:p>70.5</text:p>
          </table:table-cell>
          <table:table-cell office:value-type="float" office:value="89.492609958047197" table:style-name="ce32">
            <text:p>89.5</text:p>
          </table:table-cell>
          <table:table-cell office:value-type="float" office:value="99.360101226995397" table:style-name="ce32">
            <text:p>99.4</text:p>
          </table:table-cell>
          <table:table-cell office:value-type="float" office:value="7082081.6071428498" table:style-name="ce33">
            <text:p>7,082,082</text:p>
          </table:table-cell>
          <table:table-cell office:value-type="float" office:value="69.7484075568278" table:style-name="ce34">
            <text:p>69.7</text:p>
          </table:table-cell>
          <table:table-cell office:value-type="float" office:value="89.111303206681796" table:style-name="ce34">
            <text:p>89.1</text:p>
          </table:table-cell>
          <table:table-cell office:value-type="float" office:value="99.391815214135605" table:style-name="ce34">
            <text:p>99.4</text:p>
          </table:table-cell>
          <table:table-cell table:number-columns-repeated="16374" table:style-name="ce23"/>
        </table:table-row>
        <table:table-row table:style-name="ro3">
          <table:table-cell office:value-type="string" table:style-name="ce27">
            <text:p>Oct to Dec 2022</text:p>
          </table:table-cell>
          <table:table-cell office:value-type="string" table:style-name="ce27">
            <text:p>Scotland</text:p>
          </table:table-cell>
          <table:table-cell office:value-type="float" office:value="1709129" table:style-name="ce31">
            <text:p>1,709,129</text:p>
          </table:table-cell>
          <table:table-cell office:value-type="float" office:value="62.397862553716699" table:style-name="ce32">
            <text:p>62.4</text:p>
          </table:table-cell>
          <table:table-cell office:value-type="float" office:value="84.4332008542697" table:style-name="ce32">
            <text:p>84.4</text:p>
          </table:table-cell>
          <table:table-cell office:value-type="float" office:value="99.036606197826899" table:style-name="ce32">
            <text:p>99.0</text:p>
          </table:table-cell>
          <table:table-cell office:value-type="float" office:value="6927949.8928571399" table:style-name="ce33">
            <text:p>6,927,950</text:p>
          </table:table-cell>
          <table:table-cell office:value-type="float" office:value="69.7326363766539" table:style-name="ce34">
            <text:p>69.7</text:p>
          </table:table-cell>
          <table:table-cell office:value-type="float" office:value="88.972203521947904" table:style-name="ce34">
            <text:p>89.0</text:p>
          </table:table-cell>
          <table:table-cell office:value-type="float" office:value="99.349664341281098" table:style-name="ce34">
            <text:p>99.3</text:p>
          </table:table-cell>
          <table:table-cell table:number-columns-repeated="16374" table:style-name="ce23"/>
        </table:table-row>
        <table:table-row table:style-name="ro3">
          <table:table-cell office:value-type="string" table:style-name="ce27">
            <text:p>Jan to Mar 2023</text:p>
          </table:table-cell>
          <table:table-cell office:value-type="string" table:style-name="ce27">
            <text:p>Scotland</text:p>
          </table:table-cell>
          <table:table-cell office:value-type="float" office:value="1938234.25" table:style-name="ce31">
            <text:p>1,938,234</text:p>
          </table:table-cell>
          <table:table-cell office:value-type="float" office:value="70.279469573917595" table:style-name="ce32">
            <text:p>70.3</text:p>
          </table:table-cell>
          <table:table-cell office:value-type="float" office:value="89.817252481220905" table:style-name="ce32">
            <text:p>89.8</text:p>
          </table:table-cell>
          <table:table-cell office:value-type="float" office:value="99.497867711294404" table:style-name="ce32">
            <text:p>99.5</text:p>
          </table:table-cell>
          <table:table-cell office:value-type="float" office:value="7059317" table:style-name="ce33">
            <text:p>7,059,317</text:p>
          </table:table-cell>
          <table:table-cell office:value-type="float" office:value="69.276022028759996" table:style-name="ce34">
            <text:p>69.3</text:p>
          </table:table-cell>
          <table:table-cell office:value-type="float" office:value="88.814866934010695" table:style-name="ce34">
            <text:p>88.8</text:p>
          </table:table-cell>
          <table:table-cell office:value-type="float" office:value="99.358294860536702" table:style-name="ce34">
            <text:p>99.4</text:p>
          </table:table-cell>
          <table:table-cell table:number-columns-repeated="16374" table:style-name="ce23"/>
        </table:table-row>
        <table:table-row table:style-name="ro3">
          <table:table-cell office:value-type="string" table:style-name="ce27">
            <text:p>Apr to Jun 2023</text:p>
          </table:table-cell>
          <table:table-cell office:value-type="string" table:style-name="ce27">
            <text:p>Scotland</text:p>
          </table:table-cell>
          <table:table-cell office:value-type="float" office:value="2028332.92857142" table:style-name="ce31">
            <text:p>2,028,333</text:p>
          </table:table-cell>
          <table:table-cell office:value-type="float" office:value="73.7178959174108" table:style-name="ce32">
            <text:p>73.7</text:p>
          </table:table-cell>
          <table:table-cell office:value-type="float" office:value="91.329779934338006" table:style-name="ce32">
            <text:p>91.3</text:p>
          </table:table-cell>
          <table:table-cell office:value-type="float" office:value="99.503078900719999" table:style-name="ce32">
            <text:p>99.5</text:p>
          </table:table-cell>
          <table:table-cell office:value-type="float" office:value="7497457.5357142799" table:style-name="ce33">
            <text:p>7,497,458</text:p>
          </table:table-cell>
          <table:table-cell office:value-type="float" office:value="69.471737731130105" table:style-name="ce34">
            <text:p>69.5</text:p>
          </table:table-cell>
          <table:table-cell office:value-type="float" office:value="88.920208289085195" table:style-name="ce34">
            <text:p>88.9</text:p>
          </table:table-cell>
          <table:table-cell office:value-type="float" office:value="99.360652788149196" table:style-name="ce34">
            <text:p>99.4</text:p>
          </table:table-cell>
          <table:table-cell table:number-columns-repeated="16374" table:style-name="ce23"/>
        </table:table-row>
        <table:table-row table:style-name="ro3">
          <table:table-cell office:value-type="string" table:style-name="ce27">
            <text:p>Jul to Sep 2023</text:p>
          </table:table-cell>
          <table:table-cell office:value-type="string" table:style-name="ce27">
            <text:p>Scotland</text:p>
          </table:table-cell>
          <table:table-cell office:value-type="float" office:value="2033098.57142857" table:style-name="ce31">
            <text:p>2,033,099</text:p>
          </table:table-cell>
          <table:table-cell office:value-type="float" office:value="72.068721283276901" table:style-name="ce32">
            <text:p>72.1</text:p>
          </table:table-cell>
          <table:table-cell office:value-type="float" office:value="90.490816621216396" table:style-name="ce32">
            <text:p>90.5</text:p>
          </table:table-cell>
          <table:table-cell office:value-type="float" office:value="99.457365920702301" table:style-name="ce32">
            <text:p>99.5</text:p>
          </table:table-cell>
          <table:table-cell office:value-type="float" office:value="7708794.75" table:style-name="ce31">
            <text:p>7,708,795</text:p>
          </table:table-cell>
          <table:table-cell office:value-type="float" office:value="69.908635384094396" table:style-name="ce35">
            <text:p>69.9</text:p>
          </table:table-cell>
          <table:table-cell office:value-type="float" office:value="89.199165296605798" table:style-name="ce35">
            <text:p>89.2</text:p>
          </table:table-cell>
          <table:table-cell office:value-type="float" office:value="99.386290018200995" table:style-name="ce35">
            <text:p>99.4</text:p>
          </table:table-cell>
          <table:table-cell table:number-columns-repeated="16374" table:style-name="ce23"/>
        </table:table-row>
        <table:table-row table:style-name="ro3">
          <table:table-cell office:value-type="string" table:style-name="ce27">
            <text:p>Oct to Dec 2023</text:p>
          </table:table-cell>
          <table:table-cell office:value-type="string" table:style-name="ce27">
            <text:p>Scotland</text:p>
          </table:table-cell>
          <table:table-cell office:value-type="float" office:value="1943812.7857142801" table:style-name="ce31">
            <text:p>1,943,813</text:p>
          </table:table-cell>
          <table:table-cell office:value-type="float" office:value="62.936980372779097" table:style-name="ce32">
            <text:p>62.9</text:p>
          </table:table-cell>
          <table:table-cell office:value-type="float" office:value="84.893132896138994" table:style-name="ce32">
            <text:p>84.9</text:p>
          </table:table-cell>
          <table:table-cell office:value-type="float" office:value="99.047685331542198" table:style-name="ce32">
            <text:p>99.0</text:p>
          </table:table-cell>
          <table:table-cell office:value-type="float" office:value="7943478.5357142799" table:style-name="ce33">
            <text:p>7,943,479</text:p>
          </table:table-cell>
          <table:table-cell office:value-type="float" office:value="69.818660634548607" table:style-name="ce34">
            <text:p>69.8</text:p>
          </table:table-cell>
          <table:table-cell office:value-type="float" office:value="89.170906544051405" table:style-name="ce34">
            <text:p>89.2</text:p>
          </table:table-cell>
          <table:table-cell office:value-type="float" office:value="99.378670011333" table:style-name="ce34">
            <text:p>99.4</text:p>
          </table:table-cell>
          <table:table-cell table:number-columns-repeated="16374" table:style-name="ce23"/>
        </table:table-row>
        <table:table-row table:style-name="ro3">
          <table:table-cell office:value-type="string" table:style-name="ce27">
            <text:p>Jan to Mar 2024</text:p>
          </table:table-cell>
          <table:table-cell office:value-type="string" table:style-name="ce27">
            <text:p>Scotland</text:p>
          </table:table-cell>
          <table:table-cell office:value-type="float" office:value="1968375.7142857099" table:style-name="ce31">
            <text:p>1,968,376</text:p>
          </table:table-cell>
          <table:table-cell office:value-type="float" office:value="70.154565439379596" table:style-name="ce32">
            <text:p>70.2</text:p>
          </table:table-cell>
          <table:table-cell office:value-type="float" office:value="89.641876587149795" table:style-name="ce32">
            <text:p>89.6</text:p>
          </table:table-cell>
          <table:table-cell office:value-type="float" office:value="99.474831677750203" table:style-name="ce32">
            <text:p>99.5</text:p>
          </table:table-cell>
          <table:table-cell office:value-type="float" office:value="7973620" table:style-name="ce33">
            <text:p>7,973,620</text:p>
          </table:table-cell>
          <table:table-cell office:value-type="float" office:value="69.789568602466602" table:style-name="ce34">
            <text:p>69.8</text:p>
          </table:table-cell>
          <table:table-cell office:value-type="float" office:value="89.130056360849906" table:style-name="ce34">
            <text:p>89.1</text:p>
          </table:table-cell>
          <table:table-cell office:value-type="float" office:value="99.373433898279501" table:style-name="ce34">
            <text:p>99.4</text:p>
          </table:table-cell>
          <table:table-cell table:number-columns-repeated="16374" table:style-name="ce23"/>
        </table:table-row>
        <table:table-row table:style-name="ro3">
          <table:table-cell office:value-type="string" table:style-name="ce27">
            <text:p>Apr to Jun 2024</text:p>
          </table:table-cell>
          <table:table-cell office:value-type="string" table:style-name="ce27">
            <text:p>Scotland</text:p>
          </table:table-cell>
          <table:table-cell office:value-type="float" office:value="2062760.57142857" table:style-name="ce31">
            <text:p>2,062,761</text:p>
          </table:table-cell>
          <table:table-cell office:value-type="float" office:value="72.279692595027299" table:style-name="ce32">
            <text:p>72.3</text:p>
          </table:table-cell>
          <table:table-cell office:value-type="float" office:value="90.615440168805605" table:style-name="ce32">
            <text:p>90.6</text:p>
          </table:table-cell>
          <table:table-cell office:value-type="float" office:value="99.541668294166598" table:style-name="ce32">
            <text:p>99.5</text:p>
          </table:table-cell>
          <table:table-cell office:value-type="float" office:value="8008047.6428571399" table:style-name="ce33">
            <text:p>8,008,048</text:p>
          </table:table-cell>
          <table:table-cell office:value-type="float" office:value="69.435996023535793" table:style-name="ce34">
            <text:p>69.4</text:p>
          </table:table-cell>
          <table:table-cell office:value-type="float" office:value="88.9555093716573" table:style-name="ce34">
            <text:p>89.0</text:p>
          </table:table-cell>
          <table:table-cell office:value-type="float" office:value="99.383931344706994" table:style-name="ce34">
            <text:p>99.4</text:p>
          </table:table-cell>
          <table:table-cell table:number-columns-repeated="16374" table:style-name="ce23"/>
        </table:table-row>
        <table:table-row table:style-name="ro3">
          <table:table-cell office:value-type="string" table:style-name="ce27">
            <text:p>Jul to Sep 2024</text:p>
          </table:table-cell>
          <table:table-cell office:value-type="string" table:style-name="ce27">
            <text:p>Scotland</text:p>
          </table:table-cell>
          <table:table-cell office:value-type="float" office:value="1706495.2857142801" table:style-name="ce31">
            <text:p>1,706,495</text:p>
          </table:table-cell>
          <table:table-cell office:value-type="float" office:value="70.214575955883504" table:style-name="ce32">
            <text:p>70.2</text:p>
          </table:table-cell>
          <table:table-cell office:value-type="float" office:value="89.618179013009694" table:style-name="ce32">
            <text:p>89.6</text:p>
          </table:table-cell>
          <table:table-cell office:value-type="float" office:value="99.5138155753977" table:style-name="ce32">
            <text:p>99.5</text:p>
          </table:table-cell>
          <table:table-cell office:value-type="float" office:value="7681444.3571428498" table:style-name="ce31">
            <text:p>7,681,444</text:p>
          </table:table-cell>
          <table:table-cell office:value-type="float" office:value="68.912143113412398" table:style-name="ce35">
            <text:p>68.9</text:p>
          </table:table-cell>
          <table:table-cell office:value-type="float" office:value="88.696366915593302" table:style-name="ce35">
            <text:p>88.7</text:p>
          </table:table-cell>
          <table:table-cell office:value-type="float" office:value="99.393349768176407" table:style-name="ce35">
            <text:p>99.4</text:p>
          </table:table-cell>
          <table:table-cell table:number-columns-repeated="16374" table:style-name="ce23"/>
        </table:table-row>
        <table:table-row table:style-name="ro3">
          <table:table-cell office:value-type="string" table:style-name="ce27">
            <text:p>Oct to Dec 2024</text:p>
          </table:table-cell>
          <table:table-cell office:value-type="string" table:style-name="ce27">
            <text:p>Scotland</text:p>
          </table:table-cell>
          <table:table-cell office:value-type="float" office:value="2027604.8571428501" table:style-name="ce31">
            <text:p>2,027,605</text:p>
          </table:table-cell>
          <table:table-cell office:value-type="float" office:value="62.513906273933003" table:style-name="ce32">
            <text:p>62.5</text:p>
          </table:table-cell>
          <table:table-cell office:value-type="float" office:value="84.619763191391002" table:style-name="ce32">
            <text:p>84.6</text:p>
          </table:table-cell>
          <table:table-cell office:value-type="float" office:value="99.0990073157393" table:style-name="ce32">
            <text:p>99.1</text:p>
          </table:table-cell>
          <table:table-cell office:value-type="float" office:value="7765236.4285714198" table:style-name="ce31">
            <text:p>7,765,236</text:p>
          </table:table-cell>
          <table:table-cell office:value-type="float" office:value="68.737196944881902" table:style-name="ce35">
            <text:p>68.7</text:p>
          </table:table-cell>
          <table:table-cell office:value-type="float" office:value="88.583947080628803" table:style-name="ce35">
            <text:p>88.6</text:p>
          </table:table-cell>
          <table:table-cell office:value-type="float" office:value="99.403020660487599" table:style-name="ce35">
            <text:p>99.4</text:p>
          </table:table-cell>
          <table:table-cell table:number-columns-repeated="16374" table:style-name="ce23"/>
        </table:table-row>
        <table:table-row table:style-name="ro3">
          <table:table-cell office:value-type="string" table:style-name="ce27">
            <text:p>Jan to Mar 2025</text:p>
          </table:table-cell>
          <table:table-cell office:value-type="string" table:style-name="ce27">
            <text:p>Scotland</text:p>
          </table:table-cell>
          <table:table-cell office:value-type="float" office:value="2041789.2857142801" table:style-name="ce31">
            <text:p>2,041,789</text:p>
          </table:table-cell>
          <table:table-cell office:value-type="float" office:value="71.7755050279779" table:style-name="ce32">
            <text:p>71.8</text:p>
          </table:table-cell>
          <table:table-cell office:value-type="float" office:value="90.530938375129594" table:style-name="ce32">
            <text:p>90.5</text:p>
          </table:table-cell>
          <table:table-cell office:value-type="float" office:value="99.553067075271798" table:style-name="ce32">
            <text:p>99.6</text:p>
          </table:table-cell>
          <table:table-cell office:value-type="float" office:value="7838650" table:style-name="ce31">
            <text:p>7,838,650</text:p>
          </table:table-cell>
          <table:table-cell office:value-type="float" office:value="69.172689174794101" table:style-name="ce35">
            <text:p>69.2</text:p>
          </table:table-cell>
          <table:table-cell office:value-type="float" office:value="88.825435502286695" table:style-name="ce35">
            <text:p>88.8</text:p>
          </table:table-cell>
          <table:table-cell office:value-type="float" office:value="99.424071747048202" table:style-name="ce35">
            <text:p>99.4</text:p>
          </table:table-cell>
          <table:table-cell table:number-columns-repeated="16374" table:style-name="ce23"/>
        </table:table-row>
        <table:table-row table:style-name="ro3">
          <table:table-cell office:value-type="string" table:style-name="ce27">
            <text:p>Apr to Jun 2025 [p]</text:p>
          </table:table-cell>
          <table:table-cell office:value-type="string" table:style-name="ce27">
            <text:p>Scotland</text:p>
          </table:table-cell>
          <table:table-cell office:value-type="float" office:value="2191912.9999999902" table:style-name="ce31">
            <text:p>2,191,913</text:p>
          </table:table-cell>
          <table:table-cell office:value-type="float" office:value="73.149660984328705" table:style-name="ce32">
            <text:p>73.1</text:p>
          </table:table-cell>
          <table:table-cell office:value-type="float" office:value="90.865215192652002" table:style-name="ce32">
            <text:p>90.9</text:p>
          </table:table-cell>
          <table:table-cell office:value-type="float" office:value="99.4911457317355" table:style-name="ce32">
            <text:p>99.5</text:p>
          </table:table-cell>
          <table:table-cell office:value-type="float" office:value="7967802.4285714198" table:style-name="ce31">
            <text:p>7,967,802</text:p>
          </table:table-cell>
          <table:table-cell office:value-type="float" office:value="69.462376586109002" table:style-name="ce35">
            <text:p>69.5</text:p>
          </table:table-cell>
          <table:table-cell office:value-type="float" office:value="88.923162394822" table:style-name="ce35">
            <text:p>88.9</text:p>
          </table:table-cell>
          <table:table-cell office:value-type="float" office:value="99.412079333507506" table:style-name="ce35">
            <text:p>99.4</text:p>
          </table:table-cell>
          <table:table-cell table:number-columns-repeated="16374" table:style-name="ce23"/>
        </table:table-row>
        <table:table-row table:style-name="ro3">
          <table:table-cell office:value-type="string" table:style-name="ce36">
            <text:p>Jul to Sep 2025 [p]</text:p>
          </table:table-cell>
          <table:table-cell office:value-type="string" table:style-name="ce27">
            <text:p>Scotland</text:p>
          </table:table-cell>
          <table:table-cell office:value-type="float" office:value="2187419.8571428498" table:style-name="ce31">
            <text:p>2,187,420</text:p>
          </table:table-cell>
          <table:table-cell office:value-type="float" office:value="69.802914901894496" table:style-name="ce32">
            <text:p>69.8</text:p>
          </table:table-cell>
          <table:table-cell office:value-type="float" office:value="88.733208446036699" table:style-name="ce32">
            <text:p>88.7</text:p>
          </table:table-cell>
          <table:table-cell office:value-type="float" office:value="99.176973928644799" table:style-name="ce32">
            <text:p>99.2</text:p>
          </table:table-cell>
          <table:table-cell office:value-type="float" office:value="8448727" table:style-name="ce31">
            <text:p>8,448,727</text:p>
          </table:table-cell>
          <table:table-cell office:value-type="float" office:value="69.398612612628696" table:style-name="ce35">
            <text:p>69.4</text:p>
          </table:table-cell>
          <table:table-cell office:value-type="float" office:value="88.733601100919799" table:style-name="ce35">
            <text:p>88.7</text:p>
          </table:table-cell>
          <table:table-cell office:value-type="float" office:value="99.330660363727802" table:style-name="ce35">
            <text:p>99.3</text:p>
          </table:table-cell>
          <table:table-cell table:number-columns-repeated="16374" table:style-name="ce23"/>
        </table:table-row>
        <table:table-row table:style-name="ro3">
          <table:table-cell office:value-type="string" table:style-name="ce27">
            <text:p>Apr to Jun 2014</text:p>
          </table:table-cell>
          <table:table-cell office:value-type="string" table:style-name="ce27">
            <text:p>Avanti West Coast</text:p>
          </table:table-cell>
          <table:table-cell office:value-type="float" office:value="170280.142857142" table:style-name="ce31">
            <text:p>170,280</text:p>
          </table:table-cell>
          <table:table-cell office:value-type="float" office:value="47.588784364589102" table:style-name="ce32">
            <text:p>47.6</text:p>
          </table:table-cell>
          <table:table-cell office:value-type="float" office:value="69.260487549508696" table:style-name="ce32">
            <text:p>69.3</text:p>
          </table:table-cell>
          <table:table-cell office:value-type="float" office:value="94.478930099223007" table:style-name="ce32">
            <text:p>94.5</text:p>
          </table:table-cell>
          <table:table-cell office:value-type="float" office:value="686491.00000000012" table:style-name="ce33">
            <text:p>686,491</text:p>
          </table:table-cell>
          <table:table-cell office:value-type="float" office:value="48.146875091693012" table:style-name="ce34">
            <text:p>48.1</text:p>
          </table:table-cell>
          <table:table-cell office:value-type="float" office:value="69.280109176335046" table:style-name="ce34">
            <text:p>69.3</text:p>
          </table:table-cell>
          <table:table-cell office:value-type="float" office:value="94.381364275507082" table:style-name="ce34">
            <text:p>94.4</text:p>
          </table:table-cell>
          <table:table-cell table:number-columns-repeated="16374" table:style-name="ce23"/>
        </table:table-row>
        <table:table-row table:style-name="ro3">
          <table:table-cell office:value-type="string" table:style-name="ce27">
            <text:p>Jul to Sep 2014</text:p>
          </table:table-cell>
          <table:table-cell office:value-type="string" table:style-name="ce27">
            <text:p>Avanti West Coast</text:p>
          </table:table-cell>
          <table:table-cell office:value-type="float" office:value="173128.10714285701" table:style-name="ce31">
            <text:p>173,128</text:p>
          </table:table-cell>
          <table:table-cell office:value-type="float" office:value="47.3565507952719" table:style-name="ce32">
            <text:p>47.4</text:p>
          </table:table-cell>
          <table:table-cell office:value-type="float" office:value="69.212208053202502" table:style-name="ce32">
            <text:p>69.2</text:p>
          </table:table-cell>
          <table:table-cell office:value-type="float" office:value="94.203363446597194" table:style-name="ce32">
            <text:p>94.2</text:p>
          </table:table-cell>
          <table:table-cell office:value-type="float" office:value="682943.39285714284" table:style-name="ce33">
            <text:p>682,943</text:p>
          </table:table-cell>
          <table:table-cell office:value-type="float" office:value="47.674025482659999" table:style-name="ce34">
            <text:p>47.7</text:p>
          </table:table-cell>
          <table:table-cell office:value-type="float" office:value="69.02719138769865" table:style-name="ce34">
            <text:p>69.0</text:p>
          </table:table-cell>
          <table:table-cell office:value-type="float" office:value="94.13186566654889" table:style-name="ce34">
            <text:p>94.1</text:p>
          </table:table-cell>
          <table:table-cell table:number-columns-repeated="16374" table:style-name="ce23"/>
        </table:table-row>
        <table:table-row table:style-name="ro3">
          <table:table-cell office:value-type="string" table:style-name="ce27">
            <text:p>Oct to Dec 2014</text:p>
          </table:table-cell>
          <table:table-cell office:value-type="string" table:style-name="ce27">
            <text:p>Avanti West Coast</text:p>
          </table:table-cell>
          <table:table-cell office:value-type="float" office:value="169875.10714285701" table:style-name="ce31">
            <text:p>169,875</text:p>
          </table:table-cell>
          <table:table-cell office:value-type="float" office:value="42.080852256374001" table:style-name="ce32">
            <text:p>42.1</text:p>
          </table:table-cell>
          <table:table-cell office:value-type="float" office:value="63.3749206086908" table:style-name="ce32">
            <text:p>63.4</text:p>
          </table:table-cell>
          <table:table-cell office:value-type="float" office:value="92.804755930985394" table:style-name="ce32">
            <text:p>92.8</text:p>
          </table:table-cell>
          <table:table-cell office:value-type="float" office:value="682283.92857142852" table:style-name="ce33">
            <text:p>682,284</text:p>
          </table:table-cell>
          <table:table-cell office:value-type="float" office:value="47.049693911468559" table:style-name="ce34">
            <text:p>47.0</text:p>
          </table:table-cell>
          <table:table-cell office:value-type="float" office:value="68.476184244619546" table:style-name="ce34">
            <text:p>68.5</text:p>
          </table:table-cell>
          <table:table-cell office:value-type="float" office:value="94.008364762261166" table:style-name="ce34">
            <text:p>94.0</text:p>
          </table:table-cell>
          <table:table-cell table:number-columns-repeated="16374" table:style-name="ce23"/>
        </table:table-row>
        <table:table-row table:style-name="ro3">
          <table:table-cell office:value-type="string" table:style-name="ce27">
            <text:p>Jan to Mar 2015</text:p>
          </table:table-cell>
          <table:table-cell office:value-type="string" table:style-name="ce27">
            <text:p>Avanti West Coast</text:p>
          </table:table-cell>
          <table:table-cell office:value-type="float" office:value="171254.642857142" table:style-name="ce31">
            <text:p>171,255</text:p>
          </table:table-cell>
          <table:table-cell office:value-type="float" office:value="49.399745158108303" table:style-name="ce32">
            <text:p>49.4</text:p>
          </table:table-cell>
          <table:table-cell office:value-type="float" office:value="69.723156619319994" table:style-name="ce32">
            <text:p>69.7</text:p>
          </table:table-cell>
          <table:table-cell office:value-type="float" office:value="93.758897047629503" table:style-name="ce32">
            <text:p>93.8</text:p>
          </table:table-cell>
          <table:table-cell office:value-type="float" office:value="684538" table:style-name="ce31">
            <text:p>684,538</text:p>
          </table:table-cell>
          <table:table-cell office:value-type="float" office:value="46.616257972530299" table:style-name="ce35">
            <text:p>46.6</text:p>
          </table:table-cell>
          <table:table-cell office:value-type="float" office:value="67.903461896929002" table:style-name="ce35">
            <text:p>67.9</text:p>
          </table:table-cell>
          <table:table-cell office:value-type="float" office:value="93.813637811195207" table:style-name="ce35">
            <text:p>93.8</text:p>
          </table:table-cell>
          <table:table-cell table:number-columns-repeated="16374" table:style-name="ce23"/>
        </table:table-row>
        <table:table-row table:style-name="ro3">
          <table:table-cell office:value-type="string" table:style-name="ce27">
            <text:p>Apr to Jun 2015</text:p>
          </table:table-cell>
          <table:table-cell office:value-type="string" table:style-name="ce27">
            <text:p>Avanti West Coast</text:p>
          </table:table-cell>
          <table:table-cell office:value-type="float" office:value="168624.28571428501" table:style-name="ce31">
            <text:p>168,624</text:p>
          </table:table-cell>
          <table:table-cell office:value-type="float" office:value="50.493701127612503" table:style-name="ce32">
            <text:p>50.5</text:p>
          </table:table-cell>
          <table:table-cell office:value-type="float" office:value="71.452553013038198" table:style-name="ce32">
            <text:p>71.5</text:p>
          </table:table-cell>
          <table:table-cell office:value-type="float" office:value="94.827532892228703" table:style-name="ce32">
            <text:p>94.8</text:p>
          </table:table-cell>
          <table:table-cell office:value-type="float" office:value="682882.14285714203" table:style-name="ce31">
            <text:p>682,882</text:p>
          </table:table-cell>
          <table:table-cell office:value-type="float" office:value="47.331211723420097" table:style-name="ce35">
            <text:p>47.3</text:p>
          </table:table-cell>
          <table:table-cell office:value-type="float" office:value="68.441458733205295" table:style-name="ce35">
            <text:p>68.4</text:p>
          </table:table-cell>
          <table:table-cell office:value-type="float" office:value="93.898105194893503" table:style-name="ce35">
            <text:p>93.9</text:p>
          </table:table-cell>
          <table:table-cell table:number-columns-repeated="16374" table:style-name="ce23"/>
        </table:table-row>
        <table:table-row table:style-name="ro3">
          <table:table-cell office:value-type="string" table:style-name="ce27">
            <text:p>Jul to Sep 2015</text:p>
          </table:table-cell>
          <table:table-cell office:value-type="string" table:style-name="ce27">
            <text:p>Avanti West Coast</text:p>
          </table:table-cell>
          <table:table-cell office:value-type="float" office:value="176433.28571428501" table:style-name="ce31">
            <text:p>176,433</text:p>
          </table:table-cell>
          <table:table-cell office:value-type="float" office:value="51.730338379622196" table:style-name="ce32">
            <text:p>51.7</text:p>
          </table:table-cell>
          <table:table-cell office:value-type="float" office:value="72.303209711805195" table:style-name="ce32">
            <text:p>72.3</text:p>
          </table:table-cell>
          <table:table-cell office:value-type="float" office:value="95.190796521226503" table:style-name="ce32">
            <text:p>95.2</text:p>
          </table:table-cell>
          <table:table-cell office:value-type="float" office:value="686187.32142857101" table:style-name="ce31">
            <text:p>686,187</text:p>
          </table:table-cell>
          <table:table-cell office:value-type="float" office:value="48.455927148172997" table:style-name="ce35">
            <text:p>48.5</text:p>
          </table:table-cell>
          <table:table-cell office:value-type="float" office:value="69.239933181510906" table:style-name="ce35">
            <text:p>69.2</text:p>
          </table:table-cell>
          <table:table-cell office:value-type="float" office:value="94.153465486959604" table:style-name="ce35">
            <text:p>94.2</text:p>
          </table:table-cell>
          <table:table-cell table:number-columns-repeated="16374" table:style-name="ce23"/>
        </table:table-row>
        <table:table-row table:style-name="ro3">
          <table:table-cell office:value-type="string" table:style-name="ce27">
            <text:p>Oct to Dec 2015</text:p>
          </table:table-cell>
          <table:table-cell office:value-type="string" table:style-name="ce27">
            <text:p>Avanti West Coast</text:p>
          </table:table-cell>
          <table:table-cell office:value-type="float" office:value="171315.60714285701" table:style-name="ce31">
            <text:p>171,316</text:p>
          </table:table-cell>
          <table:table-cell office:value-type="float" office:value="42.676080091943902" table:style-name="ce32">
            <text:p>42.7</text:p>
          </table:table-cell>
          <table:table-cell office:value-type="float" office:value="62.9311773570792" table:style-name="ce32">
            <text:p>62.9</text:p>
          </table:table-cell>
          <table:table-cell office:value-type="float" office:value="91.831700764482903" table:style-name="ce32">
            <text:p>91.8</text:p>
          </table:table-cell>
          <table:table-cell office:value-type="float" office:value="687627.82142857101" table:style-name="ce31">
            <text:p>687,628</text:p>
          </table:table-cell>
          <table:table-cell office:value-type="float" office:value="48.590867183706401" table:style-name="ce35">
            <text:p>48.6</text:p>
          </table:table-cell>
          <table:table-cell office:value-type="float" office:value="69.117092463692003" table:style-name="ce35">
            <text:p>69.1</text:p>
          </table:table-cell>
          <table:table-cell office:value-type="float" office:value="93.908213117155995" table:style-name="ce35">
            <text:p>93.9</text:p>
          </table:table-cell>
          <table:table-cell table:number-columns-repeated="16374" table:style-name="ce23"/>
        </table:table-row>
        <table:table-row table:style-name="ro3">
          <table:table-cell office:value-type="string" table:style-name="ce27">
            <text:p>Jan to Mar 2016</text:p>
          </table:table-cell>
          <table:table-cell office:value-type="string" table:style-name="ce27">
            <text:p>Avanti West Coast</text:p>
          </table:table-cell>
          <table:table-cell office:value-type="float" office:value="167444.82142857101" table:style-name="ce31">
            <text:p>167,445</text:p>
          </table:table-cell>
          <table:table-cell office:value-type="float" office:value="49.700573003260097" table:style-name="ce32">
            <text:p>49.7</text:p>
          </table:table-cell>
          <table:table-cell office:value-type="float" office:value="69.762555042119402" table:style-name="ce32">
            <text:p>69.8</text:p>
          </table:table-cell>
          <table:table-cell office:value-type="float" office:value="94.574715977864699" table:style-name="ce32">
            <text:p>94.6</text:p>
          </table:table-cell>
          <table:table-cell office:value-type="float" office:value="683818" table:style-name="ce31">
            <text:p>683,818</text:p>
          </table:table-cell>
          <table:table-cell office:value-type="float" office:value="48.660023573523901" table:style-name="ce35">
            <text:p>48.7</text:p>
          </table:table-cell>
          <table:table-cell office:value-type="float" office:value="69.123363234076905" table:style-name="ce35">
            <text:p>69.1</text:p>
          </table:table-cell>
          <table:table-cell office:value-type="float" office:value="94.108812578785503" table:style-name="ce35">
            <text:p>94.1</text:p>
          </table:table-cell>
          <table:table-cell table:number-columns-repeated="16374" table:style-name="ce23"/>
        </table:table-row>
        <table:table-row table:style-name="ro3">
          <table:table-cell office:value-type="string" table:style-name="ce27">
            <text:p>Apr to Jun 2016</text:p>
          </table:table-cell>
          <table:table-cell office:value-type="string" table:style-name="ce27">
            <text:p>Avanti West Coast</text:p>
          </table:table-cell>
          <table:table-cell office:value-type="float" office:value="171529.678571428" table:style-name="ce31">
            <text:p>171,530</text:p>
          </table:table-cell>
          <table:table-cell office:value-type="float" office:value="53.733329363452498" table:style-name="ce32">
            <text:p>53.7</text:p>
          </table:table-cell>
          <table:table-cell office:value-type="float" office:value="73.834702907514298" table:style-name="ce32">
            <text:p>73.8</text:p>
          </table:table-cell>
          <table:table-cell office:value-type="float" office:value="95.433068538118405" table:style-name="ce32">
            <text:p>95.4</text:p>
          </table:table-cell>
          <table:table-cell office:value-type="float" office:value="686723.39285714296" table:style-name="ce31">
            <text:p>686,723</text:p>
          </table:table-cell>
          <table:table-cell office:value-type="float" office:value="49.476975419766298" table:style-name="ce35">
            <text:p>49.5</text:p>
          </table:table-cell>
          <table:table-cell office:value-type="float" office:value="69.7282306688776" table:style-name="ce35">
            <text:p>69.7</text:p>
          </table:table-cell>
          <table:table-cell office:value-type="float" office:value="94.263103958211403" table:style-name="ce35">
            <text:p>94.3</text:p>
          </table:table-cell>
          <table:table-cell table:number-columns-repeated="16374" table:style-name="ce23"/>
        </table:table-row>
        <table:table-row table:style-name="ro3">
          <table:table-cell office:value-type="string" table:style-name="ce27">
            <text:p>Jul to Sep 2016</text:p>
          </table:table-cell>
          <table:table-cell office:value-type="string" table:style-name="ce27">
            <text:p>Avanti West Coast</text:p>
          </table:table-cell>
          <table:table-cell office:value-type="float" office:value="178432.57142857101" table:style-name="ce31">
            <text:p>178,433</text:p>
          </table:table-cell>
          <table:table-cell office:value-type="float" office:value="53.297664263731399" table:style-name="ce32">
            <text:p>53.3</text:p>
          </table:table-cell>
          <table:table-cell office:value-type="float" office:value="73.849505375379806" table:style-name="ce32">
            <text:p>73.8</text:p>
          </table:table-cell>
          <table:table-cell office:value-type="float" office:value="95.655101406853902" table:style-name="ce32">
            <text:p>95.7</text:p>
          </table:table-cell>
          <table:table-cell office:value-type="float" office:value="688722.67857142806" table:style-name="ce31">
            <text:p>688,723</text:p>
          </table:table-cell>
          <table:table-cell office:value-type="float" office:value="49.889575604113901" table:style-name="ce35">
            <text:p>49.9</text:p>
          </table:table-cell>
          <table:table-cell office:value-type="float" office:value="70.136316011498494" table:style-name="ce35">
            <text:p>70.1</text:p>
          </table:table-cell>
          <table:table-cell office:value-type="float" office:value="94.386087910668905" table:style-name="ce35">
            <text:p>94.4</text:p>
          </table:table-cell>
          <table:table-cell table:number-columns-repeated="16374" table:style-name="ce23"/>
        </table:table-row>
        <table:table-row table:style-name="ro3">
          <table:table-cell office:value-type="string" table:style-name="ce27">
            <text:p>Oct to Dec 2016</text:p>
          </table:table-cell>
          <table:table-cell office:value-type="string" table:style-name="ce27">
            <text:p>Avanti West Coast</text:p>
          </table:table-cell>
          <table:table-cell office:value-type="float" office:value="175060.25" table:style-name="ce31">
            <text:p>175,060</text:p>
          </table:table-cell>
          <table:table-cell office:value-type="float" office:value="47.393254608056303" table:style-name="ce32">
            <text:p>47.4</text:p>
          </table:table-cell>
          <table:table-cell office:value-type="float" office:value="68.940407659648599" table:style-name="ce32">
            <text:p>68.9</text:p>
          </table:table-cell>
          <table:table-cell office:value-type="float" office:value="94.626625486286599" table:style-name="ce32">
            <text:p>94.6</text:p>
          </table:table-cell>
          <table:table-cell office:value-type="float" office:value="692467.32142857101" table:style-name="ce31">
            <text:p>692,467</text:p>
          </table:table-cell>
          <table:table-cell office:value-type="float" office:value="51.043099764635599" table:style-name="ce35">
            <text:p>51.0</text:p>
          </table:table-cell>
          <table:table-cell office:value-type="float" office:value="71.616525483280896" table:style-name="ce35">
            <text:p>71.6</text:p>
          </table:table-cell>
          <table:table-cell office:value-type="float" office:value="95.078849775530898" table:style-name="ce35">
            <text:p>95.1</text:p>
          </table:table-cell>
          <table:table-cell table:number-columns-repeated="16374" table:style-name="ce23"/>
        </table:table-row>
        <table:table-row table:style-name="ro3">
          <table:table-cell office:value-type="string" table:style-name="ce27">
            <text:p>Jan to Mar 2017</text:p>
          </table:table-cell>
          <table:table-cell office:value-type="string" table:style-name="ce27">
            <text:p>Avanti West Coast</text:p>
          </table:table-cell>
          <table:table-cell office:value-type="float" office:value="171735.5" table:style-name="ce31">
            <text:p>171,736</text:p>
          </table:table-cell>
          <table:table-cell office:value-type="float" office:value="54.948598280495297" table:style-name="ce32">
            <text:p>54.9</text:p>
          </table:table-cell>
          <table:table-cell office:value-type="float" office:value="76.399317555193804" table:style-name="ce32">
            <text:p>76.4</text:p>
          </table:table-cell>
          <table:table-cell office:value-type="float" office:value="96.010725796355402" table:style-name="ce32">
            <text:p>96.0</text:p>
          </table:table-cell>
          <table:table-cell office:value-type="float" office:value="696758" table:style-name="ce31">
            <text:p>696,758</text:p>
          </table:table-cell>
          <table:table-cell office:value-type="float" office:value="52.328355038621702" table:style-name="ce35">
            <text:p>52.3</text:p>
          </table:table-cell>
          <table:table-cell office:value-type="float" office:value="73.240924395557698" table:style-name="ce35">
            <text:p>73.2</text:p>
          </table:table-cell>
          <table:table-cell office:value-type="float" office:value="95.429690078908294" table:style-name="ce35">
            <text:p>95.4</text:p>
          </table:table-cell>
          <table:table-cell table:number-columns-repeated="16374" table:style-name="ce23"/>
        </table:table-row>
        <table:table-row table:style-name="ro3">
          <table:table-cell office:value-type="string" table:style-name="ce27">
            <text:p>Apr to Jun 2017</text:p>
          </table:table-cell>
          <table:table-cell office:value-type="string" table:style-name="ce27">
            <text:p>Avanti West Coast</text:p>
          </table:table-cell>
          <table:table-cell office:value-type="float" office:value="171245.642857142" table:style-name="ce31">
            <text:p>171,246</text:p>
          </table:table-cell>
          <table:table-cell office:value-type="float" office:value="55.839251801609898" table:style-name="ce32">
            <text:p>55.8</text:p>
          </table:table-cell>
          <table:table-cell office:value-type="float" office:value="76.227591192101201" table:style-name="ce32">
            <text:p>76.2</text:p>
          </table:table-cell>
          <table:table-cell office:value-type="float" office:value="96.0465730306381" table:style-name="ce32">
            <text:p>96.0</text:p>
          </table:table-cell>
          <table:table-cell office:value-type="float" office:value="696473.96428571397" table:style-name="ce31">
            <text:p>696,474</text:p>
          </table:table-cell>
          <table:table-cell office:value-type="float" office:value="52.845576065272802" table:style-name="ce35">
            <text:p>52.8</text:p>
          </table:table-cell>
          <table:table-cell office:value-type="float" office:value="73.829034015269997" table:style-name="ce35">
            <text:p>73.8</text:p>
          </table:table-cell>
          <table:table-cell office:value-type="float" office:value="95.580534212359794" table:style-name="ce35">
            <text:p>95.6</text:p>
          </table:table-cell>
          <table:table-cell table:number-columns-repeated="16374" table:style-name="ce23"/>
        </table:table-row>
        <table:table-row table:style-name="ro3">
          <table:table-cell office:value-type="string" table:style-name="ce27">
            <text:p>Jul to Sep 2017</text:p>
          </table:table-cell>
          <table:table-cell office:value-type="string" table:style-name="ce27">
            <text:p>Avanti West Coast</text:p>
          </table:table-cell>
          <table:table-cell office:value-type="float" office:value="175936.35714285701" table:style-name="ce31">
            <text:p>175,936</text:p>
          </table:table-cell>
          <table:table-cell office:value-type="float" office:value="53.595638682656698" table:style-name="ce32">
            <text:p>53.6</text:p>
          </table:table-cell>
          <table:table-cell office:value-type="float" office:value="75.351435929144799" table:style-name="ce32">
            <text:p>75.4</text:p>
          </table:table-cell>
          <table:table-cell office:value-type="float" office:value="95.828645829315704" table:style-name="ce32">
            <text:p>95.8</text:p>
          </table:table-cell>
          <table:table-cell office:value-type="float" office:value="693977.75" table:style-name="ce31">
            <text:p>693,978</text:p>
          </table:table-cell>
          <table:table-cell office:value-type="float" office:value="52.919492015414001" table:style-name="ce35">
            <text:p>52.9</text:p>
          </table:table-cell>
          <table:table-cell office:value-type="float" office:value="74.209727905541598" table:style-name="ce35">
            <text:p>74.2</text:p>
          </table:table-cell>
          <table:table-cell office:value-type="float" office:value="95.624262758115293" table:style-name="ce35">
            <text:p>95.6</text:p>
          </table:table-cell>
          <table:table-cell table:number-columns-repeated="16374" table:style-name="ce23"/>
        </table:table-row>
        <table:table-row table:style-name="ro3">
          <table:table-cell office:value-type="string" table:style-name="ce27">
            <text:p>Oct to Dec 2017</text:p>
          </table:table-cell>
          <table:table-cell office:value-type="string" table:style-name="ce27">
            <text:p>Avanti West Coast</text:p>
          </table:table-cell>
          <table:table-cell office:value-type="float" office:value="170534.57142857101" table:style-name="ce31">
            <text:p>170,535</text:p>
          </table:table-cell>
          <table:table-cell office:value-type="float" office:value="41.398811468474698" table:style-name="ce32">
            <text:p>41.4</text:p>
          </table:table-cell>
          <table:table-cell office:value-type="float" office:value="62.315307662794801" table:style-name="ce32">
            <text:p>62.3</text:p>
          </table:table-cell>
          <table:table-cell office:value-type="float" office:value="91.189427866322802" table:style-name="ce32">
            <text:p>91.2</text:p>
          </table:table-cell>
          <table:table-cell office:value-type="float" office:value="689452.07142857101" table:style-name="ce31">
            <text:p>689,452</text:p>
          </table:table-cell>
          <table:table-cell office:value-type="float" office:value="51.473053809085798" table:style-name="ce35">
            <text:p>51.5</text:p>
          </table:table-cell>
          <table:table-cell office:value-type="float" office:value="72.6056115575836" table:style-name="ce35">
            <text:p>72.6</text:p>
          </table:table-cell>
          <table:table-cell office:value-type="float" office:value="94.780627556312993" table:style-name="ce35">
            <text:p>94.8</text:p>
          </table:table-cell>
          <table:table-cell table:number-columns-repeated="16374" table:style-name="ce23"/>
        </table:table-row>
        <table:table-row table:style-name="ro3">
          <table:table-cell office:value-type="string" table:style-name="ce27">
            <text:p>Jan to Mar 2018</text:p>
          </table:table-cell>
          <table:table-cell office:value-type="string" table:style-name="ce27">
            <text:p>Avanti West Coast</text:p>
          </table:table-cell>
          <table:table-cell office:value-type="float" office:value="168993.428571428" table:style-name="ce31">
            <text:p>168,993</text:p>
          </table:table-cell>
          <table:table-cell office:value-type="float" office:value="47.325043915486098" table:style-name="ce32">
            <text:p>47.3</text:p>
          </table:table-cell>
          <table:table-cell office:value-type="float" office:value="68.400800031108503" table:style-name="ce32">
            <text:p>68.4</text:p>
          </table:table-cell>
          <table:table-cell office:value-type="float" office:value="93.0790630912106" table:style-name="ce32">
            <text:p>93.1</text:p>
          </table:table-cell>
          <table:table-cell office:value-type="float" office:value="686710" table:style-name="ce31">
            <text:p>686,710</text:p>
          </table:table-cell>
          <table:table-cell office:value-type="float" office:value="49.583084562624599" table:style-name="ce35">
            <text:p>49.6</text:p>
          </table:table-cell>
          <table:table-cell office:value-type="float" office:value="70.622096663802694" table:style-name="ce35">
            <text:p>70.6</text:p>
          </table:table-cell>
          <table:table-cell office:value-type="float" office:value="94.054258711828794" table:style-name="ce35">
            <text:p>94.1</text:p>
          </table:table-cell>
          <table:table-cell table:number-columns-repeated="16374" table:style-name="ce23"/>
        </table:table-row>
        <table:table-row table:style-name="ro3">
          <table:table-cell office:value-type="string" table:style-name="ce27">
            <text:p>Apr to Jun 2018</text:p>
          </table:table-cell>
          <table:table-cell office:value-type="string" table:style-name="ce27">
            <text:p>Avanti West Coast</text:p>
          </table:table-cell>
          <table:table-cell office:value-type="float" office:value="172245.5" table:style-name="ce31">
            <text:p>172,246</text:p>
          </table:table-cell>
          <table:table-cell office:value-type="float" office:value="48.925516196359197" table:style-name="ce32">
            <text:p>48.9</text:p>
          </table:table-cell>
          <table:table-cell office:value-type="float" office:value="69.845946628503995" table:style-name="ce32">
            <text:p>69.8</text:p>
          </table:table-cell>
          <table:table-cell office:value-type="float" office:value="94.567347187589803" table:style-name="ce32">
            <text:p>94.6</text:p>
          </table:table-cell>
          <table:table-cell office:value-type="float" office:value="687709.85714285704" table:style-name="ce31">
            <text:p>687,710</text:p>
          </table:table-cell>
          <table:table-cell office:value-type="float" office:value="47.860549164317398" table:style-name="ce35">
            <text:p>47.9</text:p>
          </table:table-cell>
          <table:table-cell office:value-type="float" office:value="69.031884085668196" table:style-name="ce35">
            <text:p>69.0</text:p>
          </table:table-cell>
          <table:table-cell office:value-type="float" office:value="93.686664787413406" table:style-name="ce35">
            <text:p>93.7</text:p>
          </table:table-cell>
          <table:table-cell table:number-columns-repeated="16374" table:style-name="ce23"/>
        </table:table-row>
        <table:table-row table:style-name="ro3">
          <table:table-cell office:value-type="string" table:style-name="ce27">
            <text:p>Jul to Sep 2018</text:p>
          </table:table-cell>
          <table:table-cell office:value-type="string" table:style-name="ce27">
            <text:p>Avanti West Coast</text:p>
          </table:table-cell>
          <table:table-cell office:value-type="float" office:value="176924.25" table:style-name="ce31">
            <text:p>176,924</text:p>
          </table:table-cell>
          <table:table-cell office:value-type="float" office:value="44.059049484252597" table:style-name="ce32">
            <text:p>44.1</text:p>
          </table:table-cell>
          <table:table-cell office:value-type="float" office:value="64.921508983162397" table:style-name="ce32">
            <text:p>64.9</text:p>
          </table:table-cell>
          <table:table-cell office:value-type="float" office:value="92.403326766761893" table:style-name="ce32">
            <text:p>92.4</text:p>
          </table:table-cell>
          <table:table-cell office:value-type="float" office:value="688697.75" table:style-name="ce31">
            <text:p>688,698</text:p>
          </table:table-cell>
          <table:table-cell office:value-type="float" office:value="45.418856509570801" table:style-name="ce35">
            <text:p>45.4</text:p>
          </table:table-cell>
          <table:table-cell office:value-type="float" office:value="66.361534193649206" table:style-name="ce35">
            <text:p>66.4</text:p>
          </table:table-cell>
          <table:table-cell office:value-type="float" office:value="92.809783806777702" table:style-name="ce35">
            <text:p>92.8</text:p>
          </table:table-cell>
          <table:table-cell table:number-columns-repeated="16374" table:style-name="ce23"/>
        </table:table-row>
        <table:table-row table:style-name="ro3">
          <table:table-cell office:value-type="string" table:style-name="ce27">
            <text:p>Oct to Dec 2018</text:p>
          </table:table-cell>
          <table:table-cell office:value-type="string" table:style-name="ce27">
            <text:p>Avanti West Coast</text:p>
          </table:table-cell>
          <table:table-cell office:value-type="float" office:value="176841.24999999901" table:style-name="ce31">
            <text:p>176,841</text:p>
          </table:table-cell>
          <table:table-cell office:value-type="float" office:value="43.576856159327697" table:style-name="ce32">
            <text:p>43.6</text:p>
          </table:table-cell>
          <table:table-cell office:value-type="float" office:value="64.970842492913803" table:style-name="ce32">
            <text:p>65.0</text:p>
          </table:table-cell>
          <table:table-cell office:value-type="float" office:value="94.112899887005099" table:style-name="ce32">
            <text:p>94.1</text:p>
          </table:table-cell>
          <table:table-cell office:value-type="float" office:value="695004.42857142806" table:style-name="ce31">
            <text:p>695,004</text:p>
          </table:table-cell>
          <table:table-cell office:value-type="float" office:value="45.936572654932696" table:style-name="ce35">
            <text:p>45.9</text:p>
          </table:table-cell>
          <table:table-cell office:value-type="float" office:value="67.000508321529693" table:style-name="ce35">
            <text:p>67.0</text:p>
          </table:table-cell>
          <table:table-cell office:value-type="float" office:value="93.538946617195194" table:style-name="ce35">
            <text:p>93.5</text:p>
          </table:table-cell>
          <table:table-cell table:number-columns-repeated="16374" table:style-name="ce23"/>
        </table:table-row>
        <table:table-row table:style-name="ro3">
          <table:table-cell office:value-type="string" table:style-name="ce27">
            <text:p>Jan to Mar 2019</text:p>
          </table:table-cell>
          <table:table-cell office:value-type="string" table:style-name="ce27">
            <text:p>Avanti West Coast</text:p>
          </table:table-cell>
          <table:table-cell office:value-type="float" office:value="176011" table:style-name="ce31">
            <text:p>176,011</text:p>
          </table:table-cell>
          <table:table-cell office:value-type="float" office:value="50.146297674577099" table:style-name="ce32">
            <text:p>50.1</text:p>
          </table:table-cell>
          <table:table-cell office:value-type="float" office:value="71.645725064261399" table:style-name="ce32">
            <text:p>71.6</text:p>
          </table:table-cell>
          <table:table-cell office:value-type="float" office:value="94.577429008089496" table:style-name="ce32">
            <text:p>94.6</text:p>
          </table:table-cell>
          <table:table-cell office:value-type="float" office:value="702022" table:style-name="ce31">
            <text:p>702,022</text:p>
          </table:table-cell>
          <table:table-cell office:value-type="float" office:value="46.657797049095301" table:style-name="ce35">
            <text:p>46.7</text:p>
          </table:table-cell>
          <table:table-cell office:value-type="float" office:value="67.828073764069998" table:style-name="ce35">
            <text:p>67.8</text:p>
          </table:table-cell>
          <table:table-cell office:value-type="float" office:value="93.910019913905799" table:style-name="ce35">
            <text:p>93.9</text:p>
          </table:table-cell>
          <table:table-cell table:number-columns-repeated="16374" table:style-name="ce23"/>
        </table:table-row>
        <table:table-row table:style-name="ro3">
          <table:table-cell office:value-type="string" table:style-name="ce27">
            <text:p>Apr to Jun 2019</text:p>
          </table:table-cell>
          <table:table-cell office:value-type="string" table:style-name="ce27">
            <text:p>Avanti West Coast</text:p>
          </table:table-cell>
          <table:table-cell office:value-type="float" office:value="172518.57142857101" table:style-name="ce31">
            <text:p>172,519</text:p>
          </table:table-cell>
          <table:table-cell office:value-type="float" office:value="44.377996571797603" table:style-name="ce32">
            <text:p>44.4</text:p>
          </table:table-cell>
          <table:table-cell office:value-type="float" office:value="66.199498190670894" table:style-name="ce32">
            <text:p>66.2</text:p>
          </table:table-cell>
          <table:table-cell office:value-type="float" office:value="93.914609607247201" table:style-name="ce32">
            <text:p>93.9</text:p>
          </table:table-cell>
          <table:table-cell office:value-type="float" office:value="702295.07142857101" table:style-name="ce31">
            <text:p>702,295</text:p>
          </table:table-cell>
          <table:table-cell office:value-type="float" office:value="45.541581982583402" table:style-name="ce35">
            <text:p>45.5</text:p>
          </table:table-cell>
          <table:table-cell office:value-type="float" office:value="66.933109414428998" table:style-name="ce35">
            <text:p>66.9</text:p>
          </table:table-cell>
          <table:table-cell office:value-type="float" office:value="93.749930711866995" table:style-name="ce35">
            <text:p>93.7</text:p>
          </table:table-cell>
          <table:table-cell table:number-columns-repeated="16374" table:style-name="ce23"/>
        </table:table-row>
        <table:table-row table:style-name="ro3">
          <table:table-cell office:value-type="string" table:style-name="ce27">
            <text:p>Jul to Sep 2019</text:p>
          </table:table-cell>
          <table:table-cell office:value-type="string" table:style-name="ce27">
            <text:p>Avanti West Coast</text:p>
          </table:table-cell>
          <table:table-cell office:value-type="float" office:value="176770.99999999901" table:style-name="ce31">
            <text:p>176,771</text:p>
          </table:table-cell>
          <table:table-cell office:value-type="float" office:value="38.914511672486597" table:style-name="ce32">
            <text:p>38.9</text:p>
          </table:table-cell>
          <table:table-cell office:value-type="float" office:value="60.370358098492197" table:style-name="ce32">
            <text:p>60.4</text:p>
          </table:table-cell>
          <table:table-cell office:value-type="float" office:value="91.409628437760801" table:style-name="ce32">
            <text:p>91.4</text:p>
          </table:table-cell>
          <table:table-cell office:value-type="float" office:value="702141.82142857101" table:style-name="ce31">
            <text:p>702,142</text:p>
          </table:table-cell>
          <table:table-cell office:value-type="float" office:value="44.246718370032099" table:style-name="ce35">
            <text:p>44.2</text:p>
          </table:table-cell>
          <table:table-cell office:value-type="float" office:value="65.787752179288503" table:style-name="ce35">
            <text:p>65.8</text:p>
          </table:table-cell>
          <table:table-cell office:value-type="float" office:value="93.500051449719805" table:style-name="ce35">
            <text:p>93.5</text:p>
          </table:table-cell>
          <table:table-cell table:number-columns-repeated="16374" table:style-name="ce23"/>
        </table:table-row>
        <table:table-row table:style-name="ro3">
          <table:table-cell office:value-type="string" table:style-name="ce27">
            <text:p>Oct to Dec 2019</text:p>
          </table:table-cell>
          <table:table-cell office:value-type="string" table:style-name="ce27">
            <text:p>Avanti West Coast</text:p>
          </table:table-cell>
          <table:table-cell office:value-type="float" office:value="175473.57142857101" table:style-name="ce31">
            <text:p>175,474</text:p>
          </table:table-cell>
          <table:table-cell office:value-type="float" office:value="34.654221433427097" table:style-name="ce32">
            <text:p>34.7</text:p>
          </table:table-cell>
          <table:table-cell office:value-type="float" office:value="55.227934202545697" table:style-name="ce32">
            <text:p>55.2</text:p>
          </table:table-cell>
          <table:table-cell office:value-type="float" office:value="90.530849171425899" table:style-name="ce32">
            <text:p>90.5</text:p>
          </table:table-cell>
          <table:table-cell office:value-type="float" office:value="700774.14285714203" table:style-name="ce31">
            <text:p>700,774</text:p>
          </table:table-cell>
          <table:table-cell office:value-type="float" office:value="42.013801471393101" table:style-name="ce35">
            <text:p>42.0</text:p>
          </table:table-cell>
          <table:table-cell office:value-type="float" office:value="63.349726088637901" table:style-name="ce35">
            <text:p>63.3</text:p>
          </table:table-cell>
          <table:table-cell office:value-type="float" office:value="92.601911274041996" table:style-name="ce35">
            <text:p>92.6</text:p>
          </table:table-cell>
          <table:table-cell table:number-columns-repeated="16374" table:style-name="ce23"/>
        </table:table-row>
        <table:table-row table:style-name="ro3">
          <table:table-cell office:value-type="string" table:style-name="ce27">
            <text:p>Jan to Mar 2020</text:p>
          </table:table-cell>
          <table:table-cell office:value-type="string" table:style-name="ce27">
            <text:p>Avanti West Coast</text:p>
          </table:table-cell>
          <table:table-cell office:value-type="float" office:value="166564.85714285701" table:style-name="ce31">
            <text:p>166,565</text:p>
          </table:table-cell>
          <table:table-cell office:value-type="float" office:value="40.416774589735098" table:style-name="ce32">
            <text:p>40.4</text:p>
          </table:table-cell>
          <table:table-cell office:value-type="float" office:value="61.3231739845654" table:style-name="ce32">
            <text:p>61.3</text:p>
          </table:table-cell>
          <table:table-cell office:value-type="float" office:value="92.541386709938806" table:style-name="ce32">
            <text:p>92.5</text:p>
          </table:table-cell>
          <table:table-cell office:value-type="float" office:value="691327.99999999895" table:style-name="ce31">
            <text:p>691,328</text:p>
          </table:table-cell>
          <table:table-cell office:value-type="float" office:value="39.558501897796702" table:style-name="ce35">
            <text:p>39.6</text:p>
          </table:table-cell>
          <table:table-cell office:value-type="float" office:value="60.7493114700981" table:style-name="ce35">
            <text:p>60.7</text:p>
          </table:table-cell>
          <table:table-cell office:value-type="float" office:value="92.084365163858493" table:style-name="ce35">
            <text:p>92.1</text:p>
          </table:table-cell>
          <table:table-cell table:number-columns-repeated="16374" table:style-name="ce23"/>
        </table:table-row>
        <table:table-row table:style-name="ro3">
          <table:table-cell office:value-type="string" table:style-name="ce27">
            <text:p>Apr to Jun 2020</text:p>
          </table:table-cell>
          <table:table-cell office:value-type="string" table:style-name="ce27">
            <text:p>Avanti West Coast</text:p>
          </table:table-cell>
          <table:table-cell office:value-type="float" office:value="113325.892857142" table:style-name="ce31">
            <text:p>113,326</text:p>
          </table:table-cell>
          <table:table-cell office:value-type="float" office:value="69.675225526885896" table:style-name="ce32">
            <text:p>69.7</text:p>
          </table:table-cell>
          <table:table-cell office:value-type="float" office:value="86.226795351585494" table:style-name="ce32">
            <text:p>86.2</text:p>
          </table:table-cell>
          <table:table-cell office:value-type="float" office:value="98.023683277526004" table:style-name="ce32">
            <text:p>98.0</text:p>
          </table:table-cell>
          <table:table-cell office:value-type="float" office:value="632135.32142857101" table:style-name="ce31">
            <text:p>632,135</text:p>
          </table:table-cell>
          <table:table-cell office:value-type="float" office:value="43.642362064316103" table:style-name="ce35">
            <text:p>43.6</text:p>
          </table:table-cell>
          <table:table-cell office:value-type="float" office:value="63.829348474154102" table:style-name="ce35">
            <text:p>63.8</text:p>
          </table:table-cell>
          <table:table-cell office:value-type="float" office:value="92.649635540852998" table:style-name="ce35">
            <text:p>92.6</text:p>
          </table:table-cell>
          <table:table-cell table:number-columns-repeated="16374" table:style-name="ce23"/>
        </table:table-row>
        <table:table-row table:style-name="ro3">
          <table:table-cell office:value-type="string" table:style-name="ce27">
            <text:p>Jul to Sep 2020</text:p>
          </table:table-cell>
          <table:table-cell office:value-type="string" table:style-name="ce27">
            <text:p>Avanti West Coast</text:p>
          </table:table-cell>
          <table:table-cell office:value-type="float" office:value="158692" table:style-name="ce31">
            <text:p>158,692</text:p>
          </table:table-cell>
          <table:table-cell office:value-type="float" office:value="60.863586606220103" table:style-name="ce32">
            <text:p>60.9</text:p>
          </table:table-cell>
          <table:table-cell office:value-type="float" office:value="80.226363917885806" table:style-name="ce32">
            <text:p>80.2</text:p>
          </table:table-cell>
          <table:table-cell office:value-type="float" office:value="96.423710259946503" table:style-name="ce32">
            <text:p>96.4</text:p>
          </table:table-cell>
          <table:table-cell office:value-type="float" office:value="614056.32142857101" table:style-name="ce31">
            <text:p>614,056</text:p>
          </table:table-cell>
          <table:table-cell office:value-type="float" office:value="49.453909445370201" table:style-name="ce35">
            <text:p>49.5</text:p>
          </table:table-cell>
          <table:table-cell office:value-type="float" office:value="69.062621466143995" table:style-name="ce35">
            <text:p>69.1</text:p>
          </table:table-cell>
          <table:table-cell office:value-type="float" office:value="93.981944536613796" table:style-name="ce35">
            <text:p>94.0</text:p>
          </table:table-cell>
          <table:table-cell table:number-columns-repeated="16374" table:style-name="ce23"/>
        </table:table-row>
        <table:table-row table:style-name="ro3">
          <table:table-cell office:value-type="string" table:style-name="ce27">
            <text:p>Oct to Dec 2020</text:p>
          </table:table-cell>
          <table:table-cell office:value-type="string" table:style-name="ce27">
            <text:p>Avanti West Coast</text:p>
          </table:table-cell>
          <table:table-cell office:value-type="float" office:value="154868.892857142" table:style-name="ce31">
            <text:p>154,869</text:p>
          </table:table-cell>
          <table:table-cell office:value-type="float" office:value="57.832051027493499" table:style-name="ce32">
            <text:p>57.8</text:p>
          </table:table-cell>
          <table:table-cell office:value-type="float" office:value="78.142410319881094" table:style-name="ce32">
            <text:p>78.1</text:p>
          </table:table-cell>
          <table:table-cell office:value-type="float" office:value="95.987343211273796" table:style-name="ce32">
            <text:p>96.0</text:p>
          </table:table-cell>
          <table:table-cell office:value-type="float" office:value="593451.64285714203" table:style-name="ce31">
            <text:p>593,452</text:p>
          </table:table-cell>
          <table:table-cell office:value-type="float" office:value="56.016310391399003" table:style-name="ce35">
            <text:p>56.0</text:p>
          </table:table-cell>
          <table:table-cell office:value-type="float" office:value="75.522792024335104" table:style-name="ce35">
            <text:p>75.5</text:p>
          </table:table-cell>
          <table:table-cell office:value-type="float" office:value="95.525709580621694" table:style-name="ce35">
            <text:p>95.5</text:p>
          </table:table-cell>
          <table:table-cell table:number-columns-repeated="16374" table:style-name="ce23"/>
        </table:table-row>
        <table:table-row table:style-name="ro3">
          <table:table-cell office:value-type="string" table:style-name="ce27">
            <text:p>Jan to Mar 2021</text:p>
          </table:table-cell>
          <table:table-cell office:value-type="string" table:style-name="ce27">
            <text:p>Avanti West Coast</text:p>
          </table:table-cell>
          <table:table-cell office:value-type="float" office:value="122788.214285714" table:style-name="ce31">
            <text:p>122,788</text:p>
          </table:table-cell>
          <table:table-cell office:value-type="float" office:value="60.687769591660398" table:style-name="ce32">
            <text:p>60.7</text:p>
          </table:table-cell>
          <table:table-cell office:value-type="float" office:value="77.871160273060099" table:style-name="ce32">
            <text:p>77.9</text:p>
          </table:table-cell>
          <table:table-cell office:value-type="float" office:value="95.323102787319598" table:style-name="ce32">
            <text:p>95.3</text:p>
          </table:table-cell>
          <table:table-cell office:value-type="float" office:value="549675" table:style-name="ce31">
            <text:p>549,675</text:p>
          </table:table-cell>
          <table:table-cell office:value-type="float" office:value="61.786874061945703" table:style-name="ce35">
            <text:p>61.8</text:p>
          </table:table-cell>
          <table:table-cell office:value-type="float" office:value="80.350206940464801" table:style-name="ce35">
            <text:p>80.4</text:p>
          </table:table-cell>
          <table:table-cell office:value-type="float" office:value="96.384772820302899" table:style-name="ce35">
            <text:p>96.4</text:p>
          </table:table-cell>
          <table:table-cell table:number-columns-repeated="16374" table:style-name="ce23"/>
        </table:table-row>
        <table:table-row table:style-name="ro3">
          <table:table-cell office:value-type="string" table:style-name="ce27">
            <text:p>Apr to Jun 2021</text:p>
          </table:table-cell>
          <table:table-cell office:value-type="string" table:style-name="ce27">
            <text:p>Avanti West Coast</text:p>
          </table:table-cell>
          <table:table-cell office:value-type="float" office:value="134163.28571428501" table:style-name="ce31">
            <text:p>134,163</text:p>
          </table:table-cell>
          <table:table-cell office:value-type="float" office:value="60.107672633454101" table:style-name="ce32">
            <text:p>60.1</text:p>
          </table:table-cell>
          <table:table-cell office:value-type="float" office:value="78.226106141450202" table:style-name="ce32">
            <text:p>78.2</text:p>
          </table:table-cell>
          <table:table-cell office:value-type="float" office:value="95.084880577292196" table:style-name="ce32">
            <text:p>95.1</text:p>
          </table:table-cell>
          <table:table-cell office:value-type="float" office:value="570512.39285714203" table:style-name="ce31">
            <text:p>570,512</text:p>
          </table:table-cell>
          <table:table-cell office:value-type="float" office:value="59.825055759712697" table:style-name="ce35">
            <text:p>59.8</text:p>
          </table:table-cell>
          <table:table-cell office:value-type="float" office:value="78.683379045165296" table:style-name="ce35">
            <text:p>78.7</text:p>
          </table:table-cell>
          <table:table-cell office:value-type="float" office:value="95.75353534013" table:style-name="ce35">
            <text:p>95.8</text:p>
          </table:table-cell>
          <table:table-cell table:number-columns-repeated="16374" table:style-name="ce23"/>
        </table:table-row>
        <table:table-row table:style-name="ro3">
          <table:table-cell office:value-type="string" table:style-name="ce27">
            <text:p>Jul to Sep 2021</text:p>
          </table:table-cell>
          <table:table-cell office:value-type="string" table:style-name="ce27">
            <text:p>Avanti West Coast</text:p>
          </table:table-cell>
          <table:table-cell office:value-type="float" office:value="144346.85714285701" table:style-name="ce31">
            <text:p>144,347</text:p>
          </table:table-cell>
          <table:table-cell office:value-type="float" office:value="55.7951679882188" table:style-name="ce32">
            <text:p>55.8</text:p>
          </table:table-cell>
          <table:table-cell office:value-type="float" office:value="75.626269264113802" table:style-name="ce32">
            <text:p>75.6</text:p>
          </table:table-cell>
          <table:table-cell office:value-type="float" office:value="95.584148499447707" table:style-name="ce32">
            <text:p>95.6</text:p>
          </table:table-cell>
          <table:table-cell office:value-type="float" office:value="556167.25" table:style-name="ce31">
            <text:p>556,167</text:p>
          </table:table-cell>
          <table:table-cell office:value-type="float" office:value="58.4828189207986" table:style-name="ce35">
            <text:p>58.5</text:p>
          </table:table-cell>
          <table:table-cell office:value-type="float" office:value="77.449679030902999" table:style-name="ce35">
            <text:p>77.4</text:p>
          </table:table-cell>
          <table:table-cell office:value-type="float" office:value="95.518350948259794" table:style-name="ce35">
            <text:p>95.5</text:p>
          </table:table-cell>
          <table:table-cell table:number-columns-repeated="16374" table:style-name="ce23"/>
        </table:table-row>
        <table:table-row table:style-name="ro3">
          <table:table-cell office:value-type="string" table:style-name="ce27">
            <text:p>Oct to Dec 2021</text:p>
          </table:table-cell>
          <table:table-cell office:value-type="string" table:style-name="ce27">
            <text:p>Avanti West Coast</text:p>
          </table:table-cell>
          <table:table-cell office:value-type="float" office:value="143153.142857142" table:style-name="ce31">
            <text:p>143,153</text:p>
          </table:table-cell>
          <table:table-cell office:value-type="float" office:value="45.297443696660501" table:style-name="ce32">
            <text:p>45.3</text:p>
          </table:table-cell>
          <table:table-cell office:value-type="float" office:value="66.047948650396293" table:style-name="ce32">
            <text:p>66.0</text:p>
          </table:table-cell>
          <table:table-cell office:value-type="float" office:value="92.376695486950993" table:style-name="ce32">
            <text:p>92.4</text:p>
          </table:table-cell>
          <table:table-cell office:value-type="float" office:value="544451.5" table:style-name="ce31">
            <text:p>544,452</text:p>
          </table:table-cell>
          <table:table-cell office:value-type="float" office:value="55.2010863882536" table:style-name="ce35">
            <text:p>55.2</text:p>
          </table:table-cell>
          <table:table-cell office:value-type="float" office:value="74.254764395254398" table:style-name="ce35">
            <text:p>74.3</text:p>
          </table:table-cell>
          <table:table-cell office:value-type="float" office:value="94.558907975667694" table:style-name="ce35">
            <text:p>94.6</text:p>
          </table:table-cell>
          <table:table-cell table:number-columns-repeated="16374" table:style-name="ce23"/>
        </table:table-row>
        <table:table-row table:style-name="ro3">
          <table:table-cell office:value-type="string" table:style-name="ce27">
            <text:p>Jan to Mar 2022</text:p>
          </table:table-cell>
          <table:table-cell office:value-type="string" table:style-name="ce27">
            <text:p>Avanti West Coast</text:p>
          </table:table-cell>
          <table:table-cell office:value-type="float" office:value="134201.714285714" table:style-name="ce31">
            <text:p>134,202</text:p>
          </table:table-cell>
          <table:table-cell office:value-type="float" office:value="50.984658488501303" table:style-name="ce32">
            <text:p>51.0</text:p>
          </table:table-cell>
          <table:table-cell office:value-type="float" office:value="72.346638109796302" table:style-name="ce32">
            <text:p>72.3</text:p>
          </table:table-cell>
          <table:table-cell office:value-type="float" office:value="94.969087045939304" table:style-name="ce32">
            <text:p>95.0</text:p>
          </table:table-cell>
          <table:table-cell office:value-type="float" office:value="555865" table:style-name="ce31">
            <text:p>555,865</text:p>
          </table:table-cell>
          <table:table-cell office:value-type="float" office:value="52.971135077761602" table:style-name="ce35">
            <text:p>53.0</text:p>
          </table:table-cell>
          <table:table-cell office:value-type="float" office:value="72.9952416504007" table:style-name="ce35">
            <text:p>73.0</text:p>
          </table:table-cell>
          <table:table-cell office:value-type="float" office:value="94.489129554837902" table:style-name="ce35">
            <text:p>94.5</text:p>
          </table:table-cell>
          <table:table-cell table:number-columns-repeated="16374" table:style-name="ce23"/>
        </table:table-row>
        <table:table-row table:style-name="ro3">
          <table:table-cell office:value-type="string" table:style-name="ce27">
            <text:p>Apr to Jun 2022</text:p>
          </table:table-cell>
          <table:table-cell office:value-type="string" table:style-name="ce27">
            <text:p>Avanti West Coast</text:p>
          </table:table-cell>
          <table:table-cell office:value-type="float" office:value="133051.85714285701" table:style-name="ce31">
            <text:p>133,052</text:p>
          </table:table-cell>
          <table:table-cell office:value-type="float" office:value="46.534058149185597" table:style-name="ce32">
            <text:p>46.5</text:p>
          </table:table-cell>
          <table:table-cell office:value-type="float" office:value="67.100985330102205" table:style-name="ce32">
            <text:p>67.1</text:p>
          </table:table-cell>
          <table:table-cell office:value-type="float" office:value="92.002259054740193" table:style-name="ce32">
            <text:p>92.0</text:p>
          </table:table-cell>
          <table:table-cell office:value-type="float" office:value="554753.57142857101" table:style-name="ce31">
            <text:p>554,754</text:p>
          </table:table-cell>
          <table:table-cell office:value-type="float" office:value="49.701347445133202" table:style-name="ce35">
            <text:p>49.7</text:p>
          </table:table-cell>
          <table:table-cell office:value-type="float" office:value="70.316517630093102" table:style-name="ce35">
            <text:p>70.3</text:p>
          </table:table-cell>
          <table:table-cell office:value-type="float" office:value="93.748601373840302" table:style-name="ce35">
            <text:p>93.7</text:p>
          </table:table-cell>
          <table:table-cell table:number-columns-repeated="16374" table:style-name="ce23"/>
        </table:table-row>
        <table:table-row table:style-name="ro3">
          <table:table-cell office:value-type="string" table:style-name="ce27">
            <text:p>Jul to Sep 2022</text:p>
          </table:table-cell>
          <table:table-cell office:value-type="string" table:style-name="ce27">
            <text:p>Avanti West Coast</text:p>
          </table:table-cell>
          <table:table-cell office:value-type="float" office:value="122430.999999999" table:style-name="ce31">
            <text:p>122,431</text:p>
          </table:table-cell>
          <table:table-cell office:value-type="float" office:value="38.797888489959902" table:style-name="ce32">
            <text:p>38.8</text:p>
          </table:table-cell>
          <table:table-cell office:value-type="float" office:value="57.8145474360485" table:style-name="ce32">
            <text:p>57.8</text:p>
          </table:table-cell>
          <table:table-cell office:value-type="float" office:value="87.709257809354995" table:style-name="ce32">
            <text:p>87.7</text:p>
          </table:table-cell>
          <table:table-cell office:value-type="float" office:value="532837.71428571397" table:style-name="ce31">
            <text:p>532,838</text:p>
          </table:table-cell>
          <table:table-cell office:value-type="float" office:value="45.545212908567102" table:style-name="ce35">
            <text:p>45.5</text:p>
          </table:table-cell>
          <table:table-cell office:value-type="float" office:value="66.005496447055407" table:style-name="ce35">
            <text:p>66.0</text:p>
          </table:table-cell>
          <table:table-cell office:value-type="float" office:value="91.8636778713647" table:style-name="ce35">
            <text:p>91.9</text:p>
          </table:table-cell>
          <table:table-cell table:number-columns-repeated="16374" table:style-name="ce23"/>
        </table:table-row>
        <table:table-row table:style-name="ro3">
          <table:table-cell office:value-type="string" table:style-name="ce27">
            <text:p>Oct to Dec 2022</text:p>
          </table:table-cell>
          <table:table-cell office:value-type="string" table:style-name="ce27">
            <text:p>Avanti West Coast</text:p>
          </table:table-cell>
          <table:table-cell office:value-type="float" office:value="110353.392857142" table:style-name="ce31">
            <text:p>110,353</text:p>
          </table:table-cell>
          <table:table-cell office:value-type="float" office:value="33.9719310850368" table:style-name="ce32">
            <text:p>34.0</text:p>
          </table:table-cell>
          <table:table-cell office:value-type="float" office:value="52.768395042549898" table:style-name="ce32">
            <text:p>52.8</text:p>
          </table:table-cell>
          <table:table-cell office:value-type="float" office:value="85.899909220216202" table:style-name="ce32">
            <text:p>85.9</text:p>
          </table:table-cell>
          <table:table-cell office:value-type="float" office:value="500037.96428571403" table:style-name="ce31">
            <text:p>500,038</text:p>
          </table:table-cell>
          <table:table-cell office:value-type="float" office:value="43.062037503866598" table:style-name="ce35">
            <text:p>43.1</text:p>
          </table:table-cell>
          <table:table-cell office:value-type="float" office:value="63.072046743879298" table:style-name="ce35">
            <text:p>63.1</text:p>
          </table:table-cell>
          <table:table-cell office:value-type="float" office:value="90.400664578110906" table:style-name="ce35">
            <text:p>90.4</text:p>
          </table:table-cell>
          <table:table-cell table:number-columns-repeated="16374" table:style-name="ce23"/>
        </table:table-row>
        <table:table-row table:style-name="ro3">
          <table:table-cell office:value-type="string" table:style-name="ce27">
            <text:p>Jan to Mar 2023</text:p>
          </table:table-cell>
          <table:table-cell office:value-type="string" table:style-name="ce27">
            <text:p>Avanti West Coast</text:p>
          </table:table-cell>
          <table:table-cell office:value-type="float" office:value="144206.75" table:style-name="ce31">
            <text:p>144,207</text:p>
          </table:table-cell>
          <table:table-cell office:value-type="float" office:value="42.386885495997902" table:style-name="ce32">
            <text:p>42.4</text:p>
          </table:table-cell>
          <table:table-cell office:value-type="float" office:value="61.0583415824848" table:style-name="ce32">
            <text:p>61.1</text:p>
          </table:table-cell>
          <table:table-cell office:value-type="float" office:value="87.615524238636496" table:style-name="ce32">
            <text:p>87.6</text:p>
          </table:table-cell>
          <table:table-cell office:value-type="float" office:value="510043" table:style-name="ce31">
            <text:p>510,043</text:p>
          </table:table-cell>
          <table:table-cell office:value-type="float" office:value="40.786561133080902" table:style-name="ce35">
            <text:p>40.8</text:p>
          </table:table-cell>
          <table:table-cell office:value-type="float" office:value="60.062386896790997" table:style-name="ce35">
            <text:p>60.1</text:p>
          </table:table-cell>
          <table:table-cell office:value-type="float" office:value="88.411173175594996" table:style-name="ce35">
            <text:p>88.4</text:p>
          </table:table-cell>
          <table:table-cell table:number-columns-repeated="16374" table:style-name="ce23"/>
        </table:table-row>
        <table:table-row table:style-name="ro3">
          <table:table-cell office:value-type="string" table:style-name="ce27">
            <text:p>Apr to Jun 2023</text:p>
          </table:table-cell>
          <table:table-cell office:value-type="string" table:style-name="ce27">
            <text:p>Avanti West Coast</text:p>
          </table:table-cell>
          <table:table-cell office:value-type="float" office:value="148137.28571428501" table:style-name="ce31">
            <text:p>148,137</text:p>
          </table:table-cell>
          <table:table-cell office:value-type="float" office:value="46.086304113655103" table:style-name="ce32">
            <text:p>46.1</text:p>
          </table:table-cell>
          <table:table-cell office:value-type="float" office:value="65.274778897181207" table:style-name="ce32">
            <text:p>65.3</text:p>
          </table:table-cell>
          <table:table-cell office:value-type="float" office:value="89.777918359514004" table:style-name="ce32">
            <text:p>89.8</text:p>
          </table:table-cell>
          <table:table-cell office:value-type="float" office:value="525128.42857142806" table:style-name="ce33">
            <text:p>525,128</text:p>
          </table:table-cell>
          <table:table-cell office:value-type="float" office:value="40.825360000369898" table:style-name="ce34">
            <text:p>40.8</text:p>
          </table:table-cell>
          <table:table-cell office:value-type="float" office:value="59.749417761478199" table:style-name="ce34">
            <text:p>59.7</text:p>
          </table:table-cell>
          <table:table-cell office:value-type="float" office:value="87.886854345018705" table:style-name="ce34">
            <text:p>87.9</text:p>
          </table:table-cell>
          <table:table-cell table:number-columns-repeated="16374" table:style-name="ce23"/>
        </table:table-row>
        <table:table-row table:style-name="ro3">
          <table:table-cell office:value-type="string" table:style-name="ce27">
            <text:p>Jul to Sep 2023</text:p>
          </table:table-cell>
          <table:table-cell office:value-type="string" table:style-name="ce27">
            <text:p>Avanti West Coast</text:p>
          </table:table-cell>
          <table:table-cell office:value-type="float" office:value="150870.214285714" table:style-name="ce31">
            <text:p>150,870</text:p>
          </table:table-cell>
          <table:table-cell office:value-type="float" office:value="46.2745415525075" table:style-name="ce32">
            <text:p>46.3</text:p>
          </table:table-cell>
          <table:table-cell office:value-type="float" office:value="65.312238570237497" table:style-name="ce32">
            <text:p>65.3</text:p>
          </table:table-cell>
          <table:table-cell office:value-type="float" office:value="90.415413815942998" table:style-name="ce32">
            <text:p>90.4</text:p>
          </table:table-cell>
          <table:table-cell office:value-type="float" office:value="553567.64285714203" table:style-name="ce33">
            <text:p>553,568</text:p>
          </table:table-cell>
          <table:table-cell office:value-type="float" office:value="42.758898867308297" table:style-name="ce34">
            <text:p>42.8</text:p>
          </table:table-cell>
          <table:table-cell office:value-type="float" office:value="61.693447710029503" table:style-name="ce34">
            <text:p>61.7</text:p>
          </table:table-cell>
          <table:table-cell office:value-type="float" office:value="88.615270530237098" table:style-name="ce34">
            <text:p>88.6</text:p>
          </table:table-cell>
          <table:table-cell table:number-columns-repeated="16374" table:style-name="ce23"/>
        </table:table-row>
        <table:table-row table:style-name="ro3">
          <table:table-cell office:value-type="string" table:style-name="ce27">
            <text:p>Oct to Dec 2023</text:p>
          </table:table-cell>
          <table:table-cell office:value-type="string" table:style-name="ce27">
            <text:p>Avanti West Coast</text:p>
          </table:table-cell>
          <table:table-cell office:value-type="float" office:value="149027.57142857101" table:style-name="ce31">
            <text:p>149,028</text:p>
          </table:table-cell>
          <table:table-cell office:value-type="float" office:value="37.1855447649667" table:style-name="ce32">
            <text:p>37.2</text:p>
          </table:table-cell>
          <table:table-cell office:value-type="float" office:value="55.754112613869097" table:style-name="ce32">
            <text:p>55.8</text:p>
          </table:table-cell>
          <table:table-cell office:value-type="float" office:value="85.060674295168695" table:style-name="ce32">
            <text:p>85.1</text:p>
          </table:table-cell>
          <table:table-cell office:value-type="float" office:value="592241.82142857101" table:style-name="ce33">
            <text:p>592,242</text:p>
          </table:table-cell>
          <table:table-cell office:value-type="float" office:value="42.993749355882599" table:style-name="ce34">
            <text:p>43.0</text:p>
          </table:table-cell>
          <table:table-cell office:value-type="float" office:value="61.8619348961642" table:style-name="ce34">
            <text:p>61.9</text:p>
          </table:table-cell>
          <table:table-cell office:value-type="float" office:value="88.226774644599502" table:style-name="ce34">
            <text:p>88.2</text:p>
          </table:table-cell>
          <table:table-cell table:number-columns-repeated="16374" table:style-name="ce23"/>
        </table:table-row>
        <table:table-row table:style-name="ro3">
          <table:table-cell office:value-type="string" table:style-name="ce27">
            <text:p>Jan to Mar 2024</text:p>
          </table:table-cell>
          <table:table-cell office:value-type="string" table:style-name="ce27">
            <text:p>Avanti West Coast</text:p>
          </table:table-cell>
          <table:table-cell office:value-type="float" office:value="154822.928571428" table:style-name="ce31">
            <text:p>154,823</text:p>
          </table:table-cell>
          <table:table-cell office:value-type="float" office:value="44.489395950488998" table:style-name="ce32">
            <text:p>44.5</text:p>
          </table:table-cell>
          <table:table-cell office:value-type="float" office:value="64.343828733377904" table:style-name="ce32">
            <text:p>64.3</text:p>
          </table:table-cell>
          <table:table-cell office:value-type="float" office:value="90.312619808527799" table:style-name="ce32">
            <text:p>90.3</text:p>
          </table:table-cell>
          <table:table-cell office:value-type="float" office:value="602858" table:style-name="ce31">
            <text:p>602,858</text:p>
          </table:table-cell>
          <table:table-cell office:value-type="float" office:value="43.523018687651103" table:style-name="ce35">
            <text:p>43.5</text:p>
          </table:table-cell>
          <table:table-cell office:value-type="float" office:value="62.6915459361906" table:style-name="ce35">
            <text:p>62.7</text:p>
          </table:table-cell>
          <table:table-cell office:value-type="float" office:value="88.908665058769998" table:style-name="ce35">
            <text:p>88.9</text:p>
          </table:table-cell>
          <table:table-cell table:number-columns-repeated="16374" table:style-name="ce23"/>
        </table:table-row>
        <table:table-row table:style-name="ro3">
          <table:table-cell office:value-type="string" table:style-name="ce27">
            <text:p>Apr to Jun 2024</text:p>
          </table:table-cell>
          <table:table-cell office:value-type="string" table:style-name="ce27">
            <text:p>Avanti West Coast</text:p>
          </table:table-cell>
          <table:table-cell office:value-type="float" office:value="152925.428571428" table:style-name="ce31">
            <text:p>152,925</text:p>
          </table:table-cell>
          <table:table-cell office:value-type="float" office:value="41.1765585093761" table:style-name="ce32">
            <text:p>41.2</text:p>
          </table:table-cell>
          <table:table-cell office:value-type="float" office:value="60.172745259594301" table:style-name="ce32">
            <text:p>60.2</text:p>
          </table:table-cell>
          <table:table-cell office:value-type="float" office:value="87.929037308566805" table:style-name="ce32">
            <text:p>87.9</text:p>
          </table:table-cell>
          <table:table-cell office:value-type="float" office:value="607646.14285714296" table:style-name="ce31">
            <text:p>607,646</text:p>
          </table:table-cell>
          <table:table-cell office:value-type="float" office:value="42.307588321492503" table:style-name="ce35">
            <text:p>42.3</text:p>
          </table:table-cell>
          <table:table-cell office:value-type="float" office:value="61.427879900966801" table:style-name="ce35">
            <text:p>61.4</text:p>
          </table:table-cell>
          <table:table-cell office:value-type="float" office:value="88.450209391132901" table:style-name="ce35">
            <text:p>88.5</text:p>
          </table:table-cell>
          <table:table-cell table:number-columns-repeated="16374" table:style-name="ce23"/>
        </table:table-row>
        <table:table-row table:style-name="ro3">
          <table:table-cell office:value-type="string" table:style-name="ce27">
            <text:p>Jul to Sep 2024</text:p>
          </table:table-cell>
          <table:table-cell office:value-type="string" table:style-name="ce27">
            <text:p>Avanti West Coast</text:p>
          </table:table-cell>
          <table:table-cell office:value-type="float" office:value="167509.99999999901" table:style-name="ce31">
            <text:p>167,510</text:p>
          </table:table-cell>
          <table:table-cell office:value-type="float" office:value="41.102023759775498" table:style-name="ce32">
            <text:p>41.1</text:p>
          </table:table-cell>
          <table:table-cell office:value-type="float" office:value="60.325609558491102" table:style-name="ce32">
            <text:p>60.3</text:p>
          </table:table-cell>
          <table:table-cell office:value-type="float" office:value="87.914921923637806" table:style-name="ce32">
            <text:p>87.9</text:p>
          </table:table-cell>
          <table:table-cell office:value-type="float" office:value="624285.92857142806" table:style-name="ce31">
            <text:p>624,286</text:p>
          </table:table-cell>
          <table:table-cell office:value-type="float" office:value="41.025420700656497" table:style-name="ce35">
            <text:p>41.0</text:p>
          </table:table-cell>
          <table:table-cell office:value-type="float" office:value="60.193388949637601" table:style-name="ce35">
            <text:p>60.2</text:p>
          </table:table-cell>
          <table:table-cell office:value-type="float" office:value="87.831651774032494" table:style-name="ce35">
            <text:p>87.8</text:p>
          </table:table-cell>
          <table:table-cell table:number-columns-repeated="16374" table:style-name="ce23"/>
        </table:table-row>
        <table:table-row table:style-name="ro3">
          <table:table-cell office:value-type="string" table:style-name="ce27">
            <text:p>Oct to Dec 2024</text:p>
          </table:table-cell>
          <table:table-cell office:value-type="string" table:style-name="ce27">
            <text:p>Avanti West Coast</text:p>
          </table:table-cell>
          <table:table-cell office:value-type="float" office:value="158231.428571428" table:style-name="ce31">
            <text:p>158,231</text:p>
          </table:table-cell>
          <table:table-cell office:value-type="float" office:value="35.557682237590498" table:style-name="ce32">
            <text:p>35.6</text:p>
          </table:table-cell>
          <table:table-cell office:value-type="float" office:value="54.608530001263901" table:style-name="ce32">
            <text:p>54.6</text:p>
          </table:table-cell>
          <table:table-cell office:value-type="float" office:value="85.439230060851102" table:style-name="ce32">
            <text:p>85.4</text:p>
          </table:table-cell>
          <table:table-cell office:value-type="float" office:value="633489.78571428498" table:style-name="ce31">
            <text:p>633,490</text:p>
          </table:table-cell>
          <table:table-cell office:value-type="float" office:value="40.563028584179399" table:style-name="ce35">
            <text:p>40.6</text:p>
          </table:table-cell>
          <table:table-cell office:value-type="float" office:value="59.842750875338197" table:style-name="ce35">
            <text:p>59.8</text:p>
          </table:table-cell>
          <table:table-cell office:value-type="float" office:value="87.885947422537001" table:style-name="ce35">
            <text:p>87.9</text:p>
          </table:table-cell>
          <table:table-cell table:number-columns-repeated="16374" table:style-name="ce23"/>
        </table:table-row>
        <table:table-row table:style-name="ro3">
          <table:table-cell office:value-type="string" table:style-name="ce27">
            <text:p>Jan to Mar 2025</text:p>
          </table:table-cell>
          <table:table-cell office:value-type="string" table:style-name="ce27">
            <text:p>Avanti West Coast</text:p>
          </table:table-cell>
          <table:table-cell office:value-type="float" office:value="165417.142857142" table:style-name="ce31">
            <text:p>165,417</text:p>
          </table:table-cell>
          <table:table-cell office:value-type="float" office:value="41.573165676385202" table:style-name="ce32">
            <text:p>41.6</text:p>
          </table:table-cell>
          <table:table-cell office:value-type="float" office:value="61.971984247616398" table:style-name="ce32">
            <text:p>62.0</text:p>
          </table:table-cell>
          <table:table-cell office:value-type="float" office:value="89.340887107917595" table:style-name="ce32">
            <text:p>89.3</text:p>
          </table:table-cell>
          <table:table-cell office:value-type="float" office:value="644084" table:style-name="ce31">
            <text:p>644,084</text:p>
          </table:table-cell>
          <table:table-cell office:value-type="float" office:value="39.878649368715799" table:style-name="ce35">
            <text:p>39.9</text:p>
          </table:table-cell>
          <table:table-cell office:value-type="float" office:value="59.3076368920824" table:style-name="ce35">
            <text:p>59.3</text:p>
          </table:table-cell>
          <table:table-cell office:value-type="float" office:value="87.676296880531098" table:style-name="ce35">
            <text:p>87.7</text:p>
          </table:table-cell>
          <table:table-cell table:number-columns-repeated="16374" table:style-name="ce23"/>
        </table:table-row>
        <table:table-row table:style-name="ro3">
          <table:table-cell office:value-type="string" table:style-name="ce27">
            <text:p>Apr to Jun 2025 [p]</text:p>
          </table:table-cell>
          <table:table-cell office:value-type="string" table:style-name="ce27">
            <text:p>Avanti West Coast</text:p>
          </table:table-cell>
          <table:table-cell office:value-type="float" office:value="167584.178571428" table:style-name="ce31">
            <text:p>167,584</text:p>
          </table:table-cell>
          <table:table-cell office:value-type="float" office:value="39.022329289949496" table:style-name="ce32">
            <text:p>39.0</text:p>
          </table:table-cell>
          <table:table-cell office:value-type="float" office:value="58.462133209387098" table:style-name="ce32">
            <text:p>58.5</text:p>
          </table:table-cell>
          <table:table-cell office:value-type="float" office:value="87.296576113027996" table:style-name="ce32">
            <text:p>87.3</text:p>
          </table:table-cell>
          <table:table-cell office:value-type="float" office:value="658742.74999999895" table:style-name="ce31">
            <text:p>658,743</text:p>
          </table:table-cell>
          <table:table-cell office:value-type="float" office:value="39.359495254949103" table:style-name="ce35">
            <text:p>39.4</text:p>
          </table:table-cell>
          <table:table-cell office:value-type="float" office:value="58.8917080518696" table:style-name="ce35">
            <text:p>58.9</text:p>
          </table:table-cell>
          <table:table-cell office:value-type="float" office:value="87.521022866231604" table:style-name="ce35">
            <text:p>87.5</text:p>
          </table:table-cell>
          <table:table-cell table:number-columns-repeated="16374" table:style-name="ce23"/>
        </table:table-row>
        <table:table-row table:style-name="ro3">
          <table:table-cell office:value-type="string" table:style-name="ce36">
            <text:p>Jul to Sep 2025 [p]</text:p>
          </table:table-cell>
          <table:table-cell office:value-type="string" table:style-name="ce27">
            <text:p>Avanti West Coast</text:p>
          </table:table-cell>
          <table:table-cell office:value-type="float" office:value="178855.78571428501" table:style-name="ce31">
            <text:p>178,856</text:p>
          </table:table-cell>
          <table:table-cell office:value-type="float" office:value="37.564082954303501" table:style-name="ce32">
            <text:p>37.6</text:p>
          </table:table-cell>
          <table:table-cell office:value-type="float" office:value="56.962273276035198" table:style-name="ce32">
            <text:p>57.0</text:p>
          </table:table-cell>
          <table:table-cell office:value-type="float" office:value="87.166555976263396" table:style-name="ce32">
            <text:p>87.2</text:p>
          </table:table-cell>
          <table:table-cell office:value-type="float" office:value="670088.53571428498" table:style-name="ce31">
            <text:p>670,089</text:p>
          </table:table-cell>
          <table:table-cell office:value-type="float" office:value="38.444674608296602" table:style-name="ce35">
            <text:p>38.4</text:p>
          </table:table-cell>
          <table:table-cell office:value-type="float" office:value="58.018266136367103" table:style-name="ce35">
            <text:p>58.0</text:p>
          </table:table-cell>
          <table:table-cell office:value-type="float" office:value="87.327943178510594" table:style-name="ce35">
            <text:p>87.3</text:p>
          </table:table-cell>
          <table:table-cell table:number-columns-repeated="16374" table:style-name="ce23"/>
        </table:table-row>
        <table:table-row table:style-name="ro3">
          <table:table-cell office:value-type="string" table:style-name="ce27">
            <text:p>Apr to Jun 2014</text:p>
          </table:table-cell>
          <table:table-cell office:value-type="string" table:style-name="ce27">
            <text:p>c2c</text:p>
          </table:table-cell>
          <table:table-cell office:value-type="float" office:value="363903.57142857101" table:style-name="ce31">
            <text:p>363,904</text:p>
          </table:table-cell>
          <table:table-cell office:value-type="float" office:value="86.719352654254905" table:style-name="ce32">
            <text:p>86.7</text:p>
          </table:table-cell>
          <table:table-cell office:value-type="float" office:value="96.663872886262993" table:style-name="ce32">
            <text:p>96.7</text:p>
          </table:table-cell>
          <table:table-cell office:value-type="float" office:value="99.618246592013193" table:style-name="ce32">
            <text:p>99.6</text:p>
          </table:table-cell>
          <table:table-cell office:value-type="float" office:value="1462965.1428571423" table:style-name="ce33">
            <text:p>1,462,965</text:p>
          </table:table-cell>
          <table:table-cell office:value-type="float" office:value="84.721262277902156" table:style-name="ce34">
            <text:p>84.7</text:p>
          </table:table-cell>
          <table:table-cell office:value-type="float" office:value="96.254612452440043" table:style-name="ce34">
            <text:p>96.3</text:p>
          </table:table-cell>
          <table:table-cell office:value-type="float" office:value="99.67710879938943" table:style-name="ce34">
            <text:p>99.7</text:p>
          </table:table-cell>
          <table:table-cell table:number-columns-repeated="16374" table:style-name="ce23"/>
        </table:table-row>
        <table:table-row table:style-name="ro3">
          <table:table-cell office:value-type="string" table:style-name="ce27">
            <text:p>Jul to Sep 2014</text:p>
          </table:table-cell>
          <table:table-cell office:value-type="string" table:style-name="ce27">
            <text:p>c2c</text:p>
          </table:table-cell>
          <table:table-cell office:value-type="float" office:value="379142.428571428" table:style-name="ce31">
            <text:p>379,142</text:p>
          </table:table-cell>
          <table:table-cell office:value-type="float" office:value="86.402433763112697" table:style-name="ce32">
            <text:p>86.4</text:p>
          </table:table-cell>
          <table:table-cell office:value-type="float" office:value="96.651767127091603" table:style-name="ce32">
            <text:p>96.7</text:p>
          </table:table-cell>
          <table:table-cell office:value-type="float" office:value="99.578908717681202" table:style-name="ce32">
            <text:p>99.6</text:p>
          </table:table-cell>
          <table:table-cell office:value-type="float" office:value="1461963.4285714286" table:style-name="ce33">
            <text:p>1,461,963</text:p>
          </table:table-cell>
          <table:table-cell office:value-type="float" office:value="84.840687337889264" table:style-name="ce34">
            <text:p>84.8</text:p>
          </table:table-cell>
          <table:table-cell office:value-type="float" office:value="96.231809199057537" table:style-name="ce34">
            <text:p>96.2</text:p>
          </table:table-cell>
          <table:table-cell office:value-type="float" office:value="99.613667783755375" table:style-name="ce34">
            <text:p>99.6</text:p>
          </table:table-cell>
          <table:table-cell table:number-columns-repeated="16374" table:style-name="ce23"/>
        </table:table-row>
        <table:table-row table:style-name="ro3">
          <table:table-cell office:value-type="string" table:style-name="ce27">
            <text:p>Oct to Dec 2014</text:p>
          </table:table-cell>
          <table:table-cell office:value-type="string" table:style-name="ce27">
            <text:p>c2c</text:p>
          </table:table-cell>
          <table:table-cell office:value-type="float" office:value="370000.10714285698" table:style-name="ce31">
            <text:p>370,000</text:p>
          </table:table-cell>
          <table:table-cell office:value-type="float" office:value="84.876770788579904" table:style-name="ce32">
            <text:p>84.9</text:p>
          </table:table-cell>
          <table:table-cell office:value-type="float" office:value="96.639846532862904" table:style-name="ce32">
            <text:p>96.6</text:p>
          </table:table-cell>
          <table:table-cell office:value-type="float" office:value="99.793648708402799" table:style-name="ce32">
            <text:p>99.8</text:p>
          </table:table-cell>
          <table:table-cell office:value-type="float" office:value="1473766.9642857143" table:style-name="ce33">
            <text:p>1,473,767</text:p>
          </table:table-cell>
          <table:table-cell office:value-type="float" office:value="85.726169394633175" table:style-name="ce34">
            <text:p>85.7</text:p>
          </table:table-cell>
          <table:table-cell office:value-type="float" office:value="96.540924344139967" table:style-name="ce34">
            <text:p>96.5</text:p>
          </table:table-cell>
          <table:table-cell office:value-type="float" office:value="99.649210387133564" table:style-name="ce34">
            <text:p>99.6</text:p>
          </table:table-cell>
          <table:table-cell table:number-columns-repeated="16374" table:style-name="ce23"/>
        </table:table-row>
        <table:table-row table:style-name="ro3">
          <table:table-cell office:value-type="string" table:style-name="ce27">
            <text:p>Jan to Mar 2015</text:p>
          </table:table-cell>
          <table:table-cell office:value-type="string" table:style-name="ce27">
            <text:p>c2c</text:p>
          </table:table-cell>
          <table:table-cell office:value-type="float" office:value="369906.89285714203" table:style-name="ce31">
            <text:p>369,907</text:p>
          </table:table-cell>
          <table:table-cell office:value-type="float" office:value="87.611979192061099" table:style-name="ce32">
            <text:p>87.6</text:p>
          </table:table-cell>
          <table:table-cell office:value-type="float" office:value="97.231581344842198" table:style-name="ce32">
            <text:p>97.2</text:p>
          </table:table-cell>
          <table:table-cell office:value-type="float" office:value="99.791366418170995" table:style-name="ce32">
            <text:p>99.8</text:p>
          </table:table-cell>
          <table:table-cell office:value-type="float" office:value="1482953" table:style-name="ce31">
            <text:p>1,482,953</text:p>
          </table:table-cell>
          <table:table-cell office:value-type="float" office:value="86.401254793644796" table:style-name="ce35">
            <text:p>86.4</text:p>
          </table:table-cell>
          <table:table-cell office:value-type="float" office:value="96.796392063672897" table:style-name="ce35">
            <text:p>96.8</text:p>
          </table:table-cell>
          <table:table-cell office:value-type="float" office:value="99.695135314470505" table:style-name="ce35">
            <text:p>99.7</text:p>
          </table:table-cell>
          <table:table-cell table:number-columns-repeated="16374" table:style-name="ce23"/>
        </table:table-row>
        <table:table-row table:style-name="ro3">
          <table:table-cell office:value-type="string" table:style-name="ce27">
            <text:p>Apr to Jun 2015</text:p>
          </table:table-cell>
          <table:table-cell office:value-type="string" table:style-name="ce27">
            <text:p>c2c</text:p>
          </table:table-cell>
          <table:table-cell office:value-type="float" office:value="366990.71428571403" table:style-name="ce31">
            <text:p>366,991</text:p>
          </table:table-cell>
          <table:table-cell office:value-type="float" office:value="88.079476514586702" table:style-name="ce32">
            <text:p>88.1</text:p>
          </table:table-cell>
          <table:table-cell office:value-type="float" office:value="97.3988734631277" table:style-name="ce32">
            <text:p>97.4</text:p>
          </table:table-cell>
          <table:table-cell office:value-type="float" office:value="99.827885874885894" table:style-name="ce32">
            <text:p>99.8</text:p>
          </table:table-cell>
          <table:table-cell office:value-type="float" office:value="1486040.1428571399" table:style-name="ce31">
            <text:p>1,486,040</text:p>
          </table:table-cell>
          <table:table-cell office:value-type="float" office:value="86.737810197590306" table:style-name="ce35">
            <text:p>86.7</text:p>
          </table:table-cell>
          <table:table-cell office:value-type="float" office:value="96.9776316367535" table:style-name="ce35">
            <text:p>97.0</text:p>
          </table:table-cell>
          <table:table-cell office:value-type="float" office:value="99.746747852706505" table:style-name="ce35">
            <text:p>99.7</text:p>
          </table:table-cell>
          <table:table-cell table:number-columns-repeated="16374" table:style-name="ce23"/>
        </table:table-row>
        <table:table-row table:style-name="ro3">
          <table:table-cell office:value-type="string" table:style-name="ce27">
            <text:p>Jul to Sep 2015</text:p>
          </table:table-cell>
          <table:table-cell office:value-type="string" table:style-name="ce27">
            <text:p>c2c</text:p>
          </table:table-cell>
          <table:table-cell office:value-type="float" office:value="377660.57142857101" table:style-name="ce31">
            <text:p>377,661</text:p>
          </table:table-cell>
          <table:table-cell office:value-type="float" office:value="86.765459081926906" table:style-name="ce32">
            <text:p>86.8</text:p>
          </table:table-cell>
          <table:table-cell office:value-type="float" office:value="97.211734724756596" table:style-name="ce32">
            <text:p>97.2</text:p>
          </table:table-cell>
          <table:table-cell office:value-type="float" office:value="99.846167609312005" table:style-name="ce32">
            <text:p>99.8</text:p>
          </table:table-cell>
          <table:table-cell office:value-type="float" office:value="1484558.2857142801" table:style-name="ce31">
            <text:p>1,484,558</text:p>
          </table:table-cell>
          <table:table-cell office:value-type="float" office:value="86.830495901233903" table:style-name="ce35">
            <text:p>86.8</text:p>
          </table:table-cell>
          <table:table-cell office:value-type="float" office:value="97.120408494763396" table:style-name="ce35">
            <text:p>97.1</text:p>
          </table:table-cell>
          <table:table-cell office:value-type="float" office:value="99.814904058042003" table:style-name="ce35">
            <text:p>99.8</text:p>
          </table:table-cell>
          <table:table-cell table:number-columns-repeated="16374" table:style-name="ce23"/>
        </table:table-row>
        <table:table-row table:style-name="ro3">
          <table:table-cell office:value-type="string" table:style-name="ce27">
            <text:p>Oct to Dec 2015</text:p>
          </table:table-cell>
          <table:table-cell office:value-type="string" table:style-name="ce27">
            <text:p>c2c</text:p>
          </table:table-cell>
          <table:table-cell office:value-type="float" office:value="382336.428571428" table:style-name="ce31">
            <text:p>382,336</text:p>
          </table:table-cell>
          <table:table-cell office:value-type="float" office:value="81.828914699283104" table:style-name="ce32">
            <text:p>81.8</text:p>
          </table:table-cell>
          <table:table-cell office:value-type="float" office:value="95.051245070254097" table:style-name="ce32">
            <text:p>95.1</text:p>
          </table:table-cell>
          <table:table-cell office:value-type="float" office:value="99.669503858792993" table:style-name="ce32">
            <text:p>99.7</text:p>
          </table:table-cell>
          <table:table-cell office:value-type="float" office:value="1496894.6071428501" table:style-name="ce31">
            <text:p>1,496,895</text:p>
          </table:table-cell>
          <table:table-cell office:value-type="float" office:value="86.035912109376696" table:style-name="ce35">
            <text:p>86.0</text:p>
          </table:table-cell>
          <table:table-cell office:value-type="float" office:value="96.710687881475707" table:style-name="ce35">
            <text:p>96.7</text:p>
          </table:table-cell>
          <table:table-cell office:value-type="float" office:value="99.783019841863506" table:style-name="ce35">
            <text:p>99.8</text:p>
          </table:table-cell>
          <table:table-cell table:number-columns-repeated="16374" table:style-name="ce23"/>
        </table:table-row>
        <table:table-row table:style-name="ro3">
          <table:table-cell office:value-type="string" table:style-name="ce27">
            <text:p>Jan to Mar 2016</text:p>
          </table:table-cell>
          <table:table-cell office:value-type="string" table:style-name="ce27">
            <text:p>c2c</text:p>
          </table:table-cell>
          <table:table-cell office:value-type="float" office:value="418461.28571428498" table:style-name="ce31">
            <text:p>418,461</text:p>
          </table:table-cell>
          <table:table-cell office:value-type="float" office:value="81.353241757472603" table:style-name="ce32">
            <text:p>81.4</text:p>
          </table:table-cell>
          <table:table-cell office:value-type="float" office:value="95.106109832997006" table:style-name="ce32">
            <text:p>95.1</text:p>
          </table:table-cell>
          <table:table-cell office:value-type="float" office:value="99.764665036430998" table:style-name="ce32">
            <text:p>99.8</text:p>
          </table:table-cell>
          <table:table-cell office:value-type="float" office:value="1545449" table:style-name="ce31">
            <text:p>1,545,449</text:p>
          </table:table-cell>
          <table:table-cell office:value-type="float" office:value="84.390749872690705" table:style-name="ce35">
            <text:p>84.4</text:p>
          </table:table-cell>
          <table:table-cell office:value-type="float" office:value="96.151539131993303" table:style-name="ce35">
            <text:p>96.2</text:p>
          </table:table-cell>
          <table:table-cell office:value-type="float" office:value="99.776052137598796" table:style-name="ce35">
            <text:p>99.8</text:p>
          </table:table-cell>
          <table:table-cell table:number-columns-repeated="16374" table:style-name="ce23"/>
        </table:table-row>
        <table:table-row table:style-name="ro3">
          <table:table-cell office:value-type="string" table:style-name="ce27">
            <text:p>Apr to Jun 2016</text:p>
          </table:table-cell>
          <table:table-cell office:value-type="string" table:style-name="ce27">
            <text:p>c2c</text:p>
          </table:table-cell>
          <table:table-cell office:value-type="float" office:value="416751.25" table:style-name="ce31">
            <text:p>416,751</text:p>
          </table:table-cell>
          <table:table-cell office:value-type="float" office:value="83.777733120176606" table:style-name="ce32">
            <text:p>83.8</text:p>
          </table:table-cell>
          <table:table-cell office:value-type="float" office:value="95.555219433312104" table:style-name="ce32">
            <text:p>95.6</text:p>
          </table:table-cell>
          <table:table-cell office:value-type="float" office:value="99.632360345135595" table:style-name="ce32">
            <text:p>99.6</text:p>
          </table:table-cell>
          <table:table-cell office:value-type="float" office:value="1595209.5357142801" table:style-name="ce31">
            <text:p>1,595,210</text:p>
          </table:table-cell>
          <table:table-cell office:value-type="float" office:value="83.381977114649899" table:style-name="ce35">
            <text:p>83.4</text:p>
          </table:table-cell>
          <table:table-cell office:value-type="float" office:value="95.708790338716497" table:style-name="ce35">
            <text:p>95.7</text:p>
          </table:table-cell>
          <table:table-cell office:value-type="float" office:value="99.726587642416007" table:style-name="ce35">
            <text:p>99.7</text:p>
          </table:table-cell>
          <table:table-cell table:number-columns-repeated="16374" table:style-name="ce23"/>
        </table:table-row>
        <table:table-row table:style-name="ro3">
          <table:table-cell office:value-type="string" table:style-name="ce27">
            <text:p>Jul to Sep 2016</text:p>
          </table:table-cell>
          <table:table-cell office:value-type="string" table:style-name="ce27">
            <text:p>c2c</text:p>
          </table:table-cell>
          <table:table-cell office:value-type="float" office:value="427946.64285714203" table:style-name="ce31">
            <text:p>427,947</text:p>
          </table:table-cell>
          <table:table-cell office:value-type="float" office:value="81.284232196503794" table:style-name="ce32">
            <text:p>81.3</text:p>
          </table:table-cell>
          <table:table-cell office:value-type="float" office:value="94.310931285992993" table:style-name="ce32">
            <text:p>94.3</text:p>
          </table:table-cell>
          <table:table-cell office:value-type="float" office:value="99.600559348770602" table:style-name="ce32">
            <text:p>99.6</text:p>
          </table:table-cell>
          <table:table-cell office:value-type="float" office:value="1645495.6071428501" table:style-name="ce31">
            <text:p>1,645,496</text:p>
          </table:table-cell>
          <table:table-cell office:value-type="float" office:value="82.059864421654794" table:style-name="ce35">
            <text:p>82.1</text:p>
          </table:table-cell>
          <table:table-cell office:value-type="float" office:value="95.000303534256503" table:style-name="ce35">
            <text:p>95.0</text:p>
          </table:table-cell>
          <table:table-cell office:value-type="float" office:value="99.666366257825402" table:style-name="ce35">
            <text:p>99.7</text:p>
          </table:table-cell>
          <table:table-cell table:number-columns-repeated="16374" table:style-name="ce23"/>
        </table:table-row>
        <table:table-row table:style-name="ro3">
          <table:table-cell office:value-type="string" table:style-name="ce27">
            <text:p>Oct to Dec 2016</text:p>
          </table:table-cell>
          <table:table-cell office:value-type="string" table:style-name="ce27">
            <text:p>c2c</text:p>
          </table:table-cell>
          <table:table-cell office:value-type="float" office:value="416199.85714285698" table:style-name="ce31">
            <text:p>416,200</text:p>
          </table:table-cell>
          <table:table-cell office:value-type="float" office:value="75.150099591576705" table:style-name="ce32">
            <text:p>75.2</text:p>
          </table:table-cell>
          <table:table-cell office:value-type="float" office:value="91.853098391260502" table:style-name="ce32">
            <text:p>91.9</text:p>
          </table:table-cell>
          <table:table-cell office:value-type="float" office:value="99.611853714510104" table:style-name="ce32">
            <text:p>99.6</text:p>
          </table:table-cell>
          <table:table-cell office:value-type="float" office:value="1679359.0357142801" table:style-name="ce31">
            <text:p>1,679,359</text:p>
          </table:table-cell>
          <table:table-cell office:value-type="float" office:value="80.399979558527505" table:style-name="ce35">
            <text:p>80.4</text:p>
          </table:table-cell>
          <table:table-cell office:value-type="float" office:value="94.208725850400398" table:style-name="ce35">
            <text:p>94.2</text:p>
          </table:table-cell>
          <table:table-cell office:value-type="float" office:value="99.652141942845404" table:style-name="ce35">
            <text:p>99.7</text:p>
          </table:table-cell>
          <table:table-cell table:number-columns-repeated="16374" table:style-name="ce23"/>
        </table:table-row>
        <table:table-row table:style-name="ro3">
          <table:table-cell office:value-type="string" table:style-name="ce27">
            <text:p>Jan to Mar 2017</text:p>
          </table:table-cell>
          <table:table-cell office:value-type="string" table:style-name="ce27">
            <text:p>c2c</text:p>
          </table:table-cell>
          <table:table-cell office:value-type="float" office:value="411647.25" table:style-name="ce31">
            <text:p>411,647</text:p>
          </table:table-cell>
          <table:table-cell office:value-type="float" office:value="84.530019330871198" table:style-name="ce32">
            <text:p>84.5</text:p>
          </table:table-cell>
          <table:table-cell office:value-type="float" office:value="95.451749039985003" table:style-name="ce32">
            <text:p>95.5</text:p>
          </table:table-cell>
          <table:table-cell office:value-type="float" office:value="99.528236858135202" table:style-name="ce32">
            <text:p>99.5</text:p>
          </table:table-cell>
          <table:table-cell office:value-type="float" office:value="1672545" table:style-name="ce31">
            <text:p>1,672,545</text:p>
          </table:table-cell>
          <table:table-cell office:value-type="float" office:value="81.177965316329306" table:style-name="ce35">
            <text:p>81.2</text:p>
          </table:table-cell>
          <table:table-cell office:value-type="float" office:value="94.290138680872502" table:style-name="ce35">
            <text:p>94.3</text:p>
          </table:table-cell>
          <table:table-cell office:value-type="float" office:value="99.593493747552301" table:style-name="ce35">
            <text:p>99.6</text:p>
          </table:table-cell>
          <table:table-cell table:number-columns-repeated="16374" table:style-name="ce23"/>
        </table:table-row>
        <table:table-row table:style-name="ro3">
          <table:table-cell office:value-type="string" table:style-name="ce27">
            <text:p>Apr to Jun 2017</text:p>
          </table:table-cell>
          <table:table-cell office:value-type="string" table:style-name="ce27">
            <text:p>c2c</text:p>
          </table:table-cell>
          <table:table-cell office:value-type="float" office:value="403924.07142857101" table:style-name="ce31">
            <text:p>403,924</text:p>
          </table:table-cell>
          <table:table-cell office:value-type="float" office:value="81.7994612495241" table:style-name="ce32">
            <text:p>81.8</text:p>
          </table:table-cell>
          <table:table-cell office:value-type="float" office:value="95.081147676799901" table:style-name="ce32">
            <text:p>95.1</text:p>
          </table:table-cell>
          <table:table-cell office:value-type="float" office:value="99.829547172673998" table:style-name="ce32">
            <text:p>99.8</text:p>
          </table:table-cell>
          <table:table-cell office:value-type="float" office:value="1659717.82142857" table:style-name="ce31">
            <text:p>1,659,718</text:p>
          </table:table-cell>
          <table:table-cell office:value-type="float" office:value="80.676422642325605" table:style-name="ce35">
            <text:p>80.7</text:p>
          </table:table-cell>
          <table:table-cell office:value-type="float" office:value="94.164987038782101" table:style-name="ce35">
            <text:p>94.2</text:p>
          </table:table-cell>
          <table:table-cell office:value-type="float" office:value="99.6411825512766" table:style-name="ce35">
            <text:p>99.6</text:p>
          </table:table-cell>
          <table:table-cell table:number-columns-repeated="16374" table:style-name="ce23"/>
        </table:table-row>
        <table:table-row table:style-name="ro3">
          <table:table-cell office:value-type="string" table:style-name="ce27">
            <text:p>Jul to Sep 2017</text:p>
          </table:table-cell>
          <table:table-cell office:value-type="string" table:style-name="ce27">
            <text:p>c2c</text:p>
          </table:table-cell>
          <table:table-cell office:value-type="float" office:value="418912.428571428" table:style-name="ce31">
            <text:p>418,912</text:p>
          </table:table-cell>
          <table:table-cell office:value-type="float" office:value="84.193679074419506" table:style-name="ce32">
            <text:p>84.2</text:p>
          </table:table-cell>
          <table:table-cell office:value-type="float" office:value="95.829898986729901" table:style-name="ce32">
            <text:p>95.8</text:p>
          </table:table-cell>
          <table:table-cell office:value-type="float" office:value="99.7587801337272" table:style-name="ce32">
            <text:p>99.8</text:p>
          </table:table-cell>
          <table:table-cell office:value-type="float" office:value="1650683.6071428501" table:style-name="ce31">
            <text:p>1,650,684</text:p>
          </table:table-cell>
          <table:table-cell office:value-type="float" office:value="81.411458945115299" table:style-name="ce35">
            <text:p>81.4</text:p>
          </table:table-cell>
          <table:table-cell office:value-type="float" office:value="94.5496736947145" table:style-name="ce35">
            <text:p>94.5</text:p>
          </table:table-cell>
          <table:table-cell office:value-type="float" office:value="99.681558339649797" table:style-name="ce35">
            <text:p>99.7</text:p>
          </table:table-cell>
          <table:table-cell table:number-columns-repeated="16374" table:style-name="ce23"/>
        </table:table-row>
        <table:table-row table:style-name="ro3">
          <table:table-cell office:value-type="string" table:style-name="ce27">
            <text:p>Oct to Dec 2017</text:p>
          </table:table-cell>
          <table:table-cell office:value-type="string" table:style-name="ce27">
            <text:p>c2c</text:p>
          </table:table-cell>
          <table:table-cell office:value-type="float" office:value="412805.78571428498" table:style-name="ce31">
            <text:p>412,806</text:p>
          </table:table-cell>
          <table:table-cell office:value-type="float" office:value="84.731491685557401" table:style-name="ce32">
            <text:p>84.7</text:p>
          </table:table-cell>
          <table:table-cell office:value-type="float" office:value="96.615859308450297" table:style-name="ce32">
            <text:p>96.6</text:p>
          </table:table-cell>
          <table:table-cell office:value-type="float" office:value="99.902444612054694" table:style-name="ce32">
            <text:p>99.9</text:p>
          </table:table-cell>
          <table:table-cell office:value-type="float" office:value="1647289.5357142801" table:style-name="ce31">
            <text:p>1,647,290</text:p>
          </table:table-cell>
          <table:table-cell office:value-type="float" office:value="83.825427774677493" table:style-name="ce35">
            <text:p>83.8</text:p>
          </table:table-cell>
          <table:table-cell office:value-type="float" office:value="95.748763222667904" table:style-name="ce35">
            <text:p>95.7</text:p>
          </table:table-cell>
          <table:table-cell office:value-type="float" office:value="99.754523160741002" table:style-name="ce35">
            <text:p>99.8</text:p>
          </table:table-cell>
          <table:table-cell table:number-columns-repeated="16374" table:style-name="ce23"/>
        </table:table-row>
        <table:table-row table:style-name="ro3">
          <table:table-cell office:value-type="string" table:style-name="ce27">
            <text:p>Jan to Mar 2018</text:p>
          </table:table-cell>
          <table:table-cell office:value-type="string" table:style-name="ce27">
            <text:p>c2c</text:p>
          </table:table-cell>
          <table:table-cell office:value-type="float" office:value="399748.71428571403" table:style-name="ce31">
            <text:p>399,749</text:p>
          </table:table-cell>
          <table:table-cell office:value-type="float" office:value="83.630287741477602" table:style-name="ce32">
            <text:p>83.6</text:p>
          </table:table-cell>
          <table:table-cell office:value-type="float" office:value="94.995213064207107" table:style-name="ce32">
            <text:p>95.0</text:p>
          </table:table-cell>
          <table:table-cell office:value-type="float" office:value="99.475849292466194" table:style-name="ce32">
            <text:p>99.5</text:p>
          </table:table-cell>
          <table:table-cell office:value-type="float" office:value="1635391" table:style-name="ce31">
            <text:p>1,635,391</text:p>
          </table:table-cell>
          <table:table-cell office:value-type="float" office:value="83.6003744670234" table:style-name="ce35">
            <text:p>83.6</text:p>
          </table:table-cell>
          <table:table-cell office:value-type="float" office:value="95.639330288597606" table:style-name="ce35">
            <text:p>95.6</text:p>
          </table:table-cell>
          <table:table-cell office:value-type="float" office:value="99.743364125154102" table:style-name="ce35">
            <text:p>99.7</text:p>
          </table:table-cell>
          <table:table-cell table:number-columns-repeated="16374" table:style-name="ce23"/>
        </table:table-row>
        <table:table-row table:style-name="ro3">
          <table:table-cell office:value-type="string" table:style-name="ce27">
            <text:p>Apr to Jun 2018</text:p>
          </table:table-cell>
          <table:table-cell office:value-type="string" table:style-name="ce27">
            <text:p>c2c</text:p>
          </table:table-cell>
          <table:table-cell office:value-type="float" office:value="404226.75" table:style-name="ce31">
            <text:p>404,227</text:p>
          </table:table-cell>
          <table:table-cell office:value-type="float" office:value="83.201322030271299" table:style-name="ce32">
            <text:p>83.2</text:p>
          </table:table-cell>
          <table:table-cell office:value-type="float" office:value="95.240295205599296" table:style-name="ce32">
            <text:p>95.2</text:p>
          </table:table-cell>
          <table:table-cell office:value-type="float" office:value="99.635786102725703" table:style-name="ce32">
            <text:p>99.6</text:p>
          </table:table-cell>
          <table:table-cell office:value-type="float" office:value="1635693.67857142" table:style-name="ce31">
            <text:p>1,635,694</text:p>
          </table:table-cell>
          <table:table-cell office:value-type="float" office:value="83.946481159817196" table:style-name="ce35">
            <text:p>83.9</text:p>
          </table:table-cell>
          <table:table-cell office:value-type="float" office:value="95.678556911077195" table:style-name="ce35">
            <text:p>95.7</text:p>
          </table:table-cell>
          <table:table-cell office:value-type="float" office:value="99.695496163783503" table:style-name="ce35">
            <text:p>99.7</text:p>
          </table:table-cell>
          <table:table-cell table:number-columns-repeated="16374" table:style-name="ce23"/>
        </table:table-row>
        <table:table-row table:style-name="ro3">
          <table:table-cell office:value-type="string" table:style-name="ce27">
            <text:p>Jul to Sep 2018</text:p>
          </table:table-cell>
          <table:table-cell office:value-type="string" table:style-name="ce27">
            <text:p>c2c</text:p>
          </table:table-cell>
          <table:table-cell office:value-type="float" office:value="415864.57142857101" table:style-name="ce31">
            <text:p>415,865</text:p>
          </table:table-cell>
          <table:table-cell office:value-type="float" office:value="79.542919535617997" table:style-name="ce32">
            <text:p>79.5</text:p>
          </table:table-cell>
          <table:table-cell office:value-type="float" office:value="93.564731925090996" table:style-name="ce32">
            <text:p>93.6</text:p>
          </table:table-cell>
          <table:table-cell office:value-type="float" office:value="99.5241582768016" table:style-name="ce32">
            <text:p>99.5</text:p>
          </table:table-cell>
          <table:table-cell office:value-type="float" office:value="1632645.82142857" table:style-name="ce31">
            <text:p>1,632,646</text:p>
          </table:table-cell>
          <table:table-cell office:value-type="float" office:value="82.761386682524005" table:style-name="ce35">
            <text:p>82.8</text:p>
          </table:table-cell>
          <table:table-cell office:value-type="float" office:value="95.101295152305696" table:style-name="ce35">
            <text:p>95.1</text:p>
          </table:table-cell>
          <table:table-cell office:value-type="float" office:value="99.635615571682806" table:style-name="ce35">
            <text:p>99.6</text:p>
          </table:table-cell>
          <table:table-cell table:number-columns-repeated="16374" table:style-name="ce23"/>
        </table:table-row>
        <table:table-row table:style-name="ro3">
          <table:table-cell office:value-type="string" table:style-name="ce27">
            <text:p>Oct to Dec 2018</text:p>
          </table:table-cell>
          <table:table-cell office:value-type="string" table:style-name="ce27">
            <text:p>c2c</text:p>
          </table:table-cell>
          <table:table-cell office:value-type="float" office:value="409525.07142857101" table:style-name="ce31">
            <text:p>409,525</text:p>
          </table:table-cell>
          <table:table-cell office:value-type="float" office:value="81.664370452811895" table:style-name="ce32">
            <text:p>81.7</text:p>
          </table:table-cell>
          <table:table-cell office:value-type="float" office:value="95.276069788854699" table:style-name="ce32">
            <text:p>95.3</text:p>
          </table:table-cell>
          <table:table-cell office:value-type="float" office:value="99.787218678919103" table:style-name="ce32">
            <text:p>99.8</text:p>
          </table:table-cell>
          <table:table-cell office:value-type="float" office:value="1629365.1071428501" table:style-name="ce31">
            <text:p>1,629,365</text:p>
          </table:table-cell>
          <table:table-cell office:value-type="float" office:value="81.986528801983098" table:style-name="ce35">
            <text:p>82.0</text:p>
          </table:table-cell>
          <table:table-cell office:value-type="float" office:value="94.761502524767295" table:style-name="ce35">
            <text:p>94.8</text:p>
          </table:table-cell>
          <table:table-cell office:value-type="float" office:value="99.606117395901506" table:style-name="ce35">
            <text:p>99.6</text:p>
          </table:table-cell>
          <table:table-cell table:number-columns-repeated="16374" table:style-name="ce23"/>
        </table:table-row>
        <table:table-row table:style-name="ro3">
          <table:table-cell office:value-type="string" table:style-name="ce27">
            <text:p>Jan to Mar 2019</text:p>
          </table:table-cell>
          <table:table-cell office:value-type="string" table:style-name="ce27">
            <text:p>c2c</text:p>
          </table:table-cell>
          <table:table-cell office:value-type="float" office:value="401118.60714285698" table:style-name="ce31">
            <text:p>401,119</text:p>
          </table:table-cell>
          <table:table-cell office:value-type="float" office:value="85.657733404645796" table:style-name="ce32">
            <text:p>85.7</text:p>
          </table:table-cell>
          <table:table-cell office:value-type="float" office:value="96.191819288220799" table:style-name="ce32">
            <text:p>96.2</text:p>
          </table:table-cell>
          <table:table-cell office:value-type="float" office:value="99.708938957403106" table:style-name="ce32">
            <text:p>99.7</text:p>
          </table:table-cell>
          <table:table-cell office:value-type="float" office:value="1630735" table:style-name="ce31">
            <text:p>1,630,735</text:p>
          </table:table-cell>
          <table:table-cell office:value-type="float" office:value="82.486608799099798" table:style-name="ce35">
            <text:p>82.5</text:p>
          </table:table-cell>
          <table:table-cell office:value-type="float" office:value="95.056033015787307" table:style-name="ce35">
            <text:p>95.1</text:p>
          </table:table-cell>
          <table:table-cell office:value-type="float" office:value="99.663341989961495" table:style-name="ce35">
            <text:p>99.7</text:p>
          </table:table-cell>
          <table:table-cell table:number-columns-repeated="16374" table:style-name="ce23"/>
        </table:table-row>
        <table:table-row table:style-name="ro3">
          <table:table-cell office:value-type="string" table:style-name="ce27">
            <text:p>Apr to Jun 2019</text:p>
          </table:table-cell>
          <table:table-cell office:value-type="string" table:style-name="ce27">
            <text:p>c2c</text:p>
          </table:table-cell>
          <table:table-cell office:value-type="float" office:value="406369.57142857101" table:style-name="ce31">
            <text:p>406,370</text:p>
          </table:table-cell>
          <table:table-cell office:value-type="float" office:value="86.262329118427303" table:style-name="ce32">
            <text:p>86.3</text:p>
          </table:table-cell>
          <table:table-cell office:value-type="float" office:value="96.316407267557594" table:style-name="ce32">
            <text:p>96.3</text:p>
          </table:table-cell>
          <table:table-cell office:value-type="float" office:value="99.815192855764295" table:style-name="ce32">
            <text:p>99.8</text:p>
          </table:table-cell>
          <table:table-cell office:value-type="float" office:value="1632877.82142857" table:style-name="ce31">
            <text:p>1,632,878</text:p>
          </table:table-cell>
          <table:table-cell office:value-type="float" office:value="83.249330678861199" table:style-name="ce35">
            <text:p>83.2</text:p>
          </table:table-cell>
          <table:table-cell office:value-type="float" office:value="95.324083712938105" table:style-name="ce35">
            <text:p>95.3</text:p>
          </table:table-cell>
          <table:table-cell office:value-type="float" office:value="99.7079542671583" table:style-name="ce35">
            <text:p>99.7</text:p>
          </table:table-cell>
          <table:table-cell table:number-columns-repeated="16374" table:style-name="ce23"/>
        </table:table-row>
        <table:table-row table:style-name="ro3">
          <table:table-cell office:value-type="string" table:style-name="ce27">
            <text:p>Jul to Sep 2019</text:p>
          </table:table-cell>
          <table:table-cell office:value-type="string" table:style-name="ce27">
            <text:p>c2c</text:p>
          </table:table-cell>
          <table:table-cell office:value-type="float" office:value="408281.57142857101" table:style-name="ce31">
            <text:p>408,282</text:p>
          </table:table-cell>
          <table:table-cell office:value-type="float" office:value="82.643385814621595" table:style-name="ce32">
            <text:p>82.6</text:p>
          </table:table-cell>
          <table:table-cell office:value-type="float" office:value="95.078011638326601" table:style-name="ce32">
            <text:p>95.1</text:p>
          </table:table-cell>
          <table:table-cell office:value-type="float" office:value="99.651396042856902" table:style-name="ce32">
            <text:p>99.7</text:p>
          </table:table-cell>
          <table:table-cell office:value-type="float" office:value="1625294.82142857" table:style-name="ce31">
            <text:p>1,625,295</text:p>
          </table:table-cell>
          <table:table-cell office:value-type="float" office:value="84.045474826490207" table:style-name="ce35">
            <text:p>84.0</text:p>
          </table:table-cell>
          <table:table-cell office:value-type="float" office:value="95.712435029644595" table:style-name="ce35">
            <text:p>95.7</text:p>
          </table:table-cell>
          <table:table-cell office:value-type="float" office:value="99.740774503438999" table:style-name="ce35">
            <text:p>99.7</text:p>
          </table:table-cell>
          <table:table-cell table:number-columns-repeated="16374" table:style-name="ce23"/>
        </table:table-row>
        <table:table-row table:style-name="ro3">
          <table:table-cell office:value-type="string" table:style-name="ce27">
            <text:p>Oct to Dec 2019</text:p>
          </table:table-cell>
          <table:table-cell office:value-type="string" table:style-name="ce27">
            <text:p>c2c</text:p>
          </table:table-cell>
          <table:table-cell office:value-type="float" office:value="407997.28571428498" table:style-name="ce31">
            <text:p>407,997</text:p>
          </table:table-cell>
          <table:table-cell office:value-type="float" office:value="80.072346419671504" table:style-name="ce32">
            <text:p>80.1</text:p>
          </table:table-cell>
          <table:table-cell office:value-type="float" office:value="93.8583274888733" table:style-name="ce32">
            <text:p>93.9</text:p>
          </table:table-cell>
          <table:table-cell office:value-type="float" office:value="99.675172909063406" table:style-name="ce32">
            <text:p>99.7</text:p>
          </table:table-cell>
          <table:table-cell office:value-type="float" office:value="1623767.0357142801" table:style-name="ce31">
            <text:p>1,623,767</text:p>
          </table:table-cell>
          <table:table-cell office:value-type="float" office:value="83.647693831519604" table:style-name="ce35">
            <text:p>83.6</text:p>
          </table:table-cell>
          <table:table-cell office:value-type="float" office:value="95.356615306158503" table:style-name="ce35">
            <text:p>95.4</text:p>
          </table:table-cell>
          <table:table-cell office:value-type="float" office:value="99.712577523381" table:style-name="ce35">
            <text:p>99.7</text:p>
          </table:table-cell>
          <table:table-cell table:number-columns-repeated="16374" table:style-name="ce23"/>
        </table:table-row>
        <table:table-row table:style-name="ro3">
          <table:table-cell office:value-type="string" table:style-name="ce27">
            <text:p>Jan to Mar 2020</text:p>
          </table:table-cell>
          <table:table-cell office:value-type="string" table:style-name="ce27">
            <text:p>c2c</text:p>
          </table:table-cell>
          <table:table-cell office:value-type="float" office:value="398254.57142857101" table:style-name="ce31">
            <text:p>398,255</text:p>
          </table:table-cell>
          <table:table-cell office:value-type="float" office:value="81.114807398856797" table:style-name="ce32">
            <text:p>81.1</text:p>
          </table:table-cell>
          <table:table-cell office:value-type="float" office:value="94.612096641702905" table:style-name="ce32">
            <text:p>94.6</text:p>
          </table:table-cell>
          <table:table-cell office:value-type="float" office:value="99.776166142115798" table:style-name="ce32">
            <text:p>99.8</text:p>
          </table:table-cell>
          <table:table-cell office:value-type="float" office:value="1620903" table:style-name="ce31">
            <text:p>1,620,903</text:p>
          </table:table-cell>
          <table:table-cell office:value-type="float" office:value="82.527948927233695" table:style-name="ce35">
            <text:p>82.5</text:p>
          </table:table-cell>
          <table:table-cell office:value-type="float" office:value="94.967002960695297" table:style-name="ce35">
            <text:p>95.0</text:p>
          </table:table-cell>
          <table:table-cell office:value-type="float" office:value="99.729101618048702" table:style-name="ce35">
            <text:p>99.7</text:p>
          </table:table-cell>
          <table:table-cell table:number-columns-repeated="16374" table:style-name="ce23"/>
        </table:table-row>
        <table:table-row table:style-name="ro3">
          <table:table-cell office:value-type="string" table:style-name="ce27">
            <text:p>Apr to Jun 2020</text:p>
          </table:table-cell>
          <table:table-cell office:value-type="string" table:style-name="ce27">
            <text:p>c2c</text:p>
          </table:table-cell>
          <table:table-cell office:value-type="float" office:value="305626.89285714203" table:style-name="ce31">
            <text:p>305,627</text:p>
          </table:table-cell>
          <table:table-cell office:value-type="float" office:value="88.929288547789298" table:style-name="ce32">
            <text:p>88.9</text:p>
          </table:table-cell>
          <table:table-cell office:value-type="float" office:value="97.343843502926504" table:style-name="ce32">
            <text:p>97.3</text:p>
          </table:table-cell>
          <table:table-cell office:value-type="float" office:value="99.851417806001294" table:style-name="ce32">
            <text:p>99.9</text:p>
          </table:table-cell>
          <table:table-cell office:value-type="float" office:value="1520160.32142857" table:style-name="ce31">
            <text:p>1,520,160</text:p>
          </table:table-cell>
          <table:table-cell office:value-type="float" office:value="82.816657331420004" table:style-name="ce35">
            <text:p>82.8</text:p>
          </table:table-cell>
          <table:table-cell office:value-type="float" office:value="95.084141618615405" table:style-name="ce35">
            <text:p>95.1</text:p>
          </table:table-cell>
          <table:table-cell office:value-type="float" office:value="99.7306792523692" table:style-name="ce35">
            <text:p>99.7</text:p>
          </table:table-cell>
          <table:table-cell table:number-columns-repeated="16374" table:style-name="ce23"/>
        </table:table-row>
        <table:table-row table:style-name="ro3">
          <table:table-cell office:value-type="string" table:style-name="ce27">
            <text:p>Jul to Sep 2020</text:p>
          </table:table-cell>
          <table:table-cell office:value-type="string" table:style-name="ce27">
            <text:p>c2c</text:p>
          </table:table-cell>
          <table:table-cell office:value-type="float" office:value="398365.78571428498" table:style-name="ce31">
            <text:p>398,366</text:p>
          </table:table-cell>
          <table:table-cell office:value-type="float" office:value="82.295372469057" table:style-name="ce32">
            <text:p>82.3</text:p>
          </table:table-cell>
          <table:table-cell office:value-type="float" office:value="95.650856418571493" table:style-name="ce32">
            <text:p>95.7</text:p>
          </table:table-cell>
          <table:table-cell office:value-type="float" office:value="99.817656816124298" table:style-name="ce32">
            <text:p>99.8</text:p>
          </table:table-cell>
          <table:table-cell office:value-type="float" office:value="1510244.5357142801" table:style-name="ce31">
            <text:p>1,510,245</text:p>
          </table:table-cell>
          <table:table-cell office:value-type="float" office:value="82.725997518802899" table:style-name="ce35">
            <text:p>82.7</text:p>
          </table:table-cell>
          <table:table-cell office:value-type="float" office:value="95.235284389966395" table:style-name="ce35">
            <text:p>95.2</text:p>
          </table:table-cell>
          <table:table-cell office:value-type="float" office:value="99.775055349953107" table:style-name="ce35">
            <text:p>99.8</text:p>
          </table:table-cell>
          <table:table-cell table:number-columns-repeated="16374" table:style-name="ce23"/>
        </table:table-row>
        <table:table-row table:style-name="ro3">
          <table:table-cell office:value-type="string" table:style-name="ce27">
            <text:p>Oct to Dec 2020</text:p>
          </table:table-cell>
          <table:table-cell office:value-type="string" table:style-name="ce27">
            <text:p>c2c</text:p>
          </table:table-cell>
          <table:table-cell office:value-type="float" office:value="360385.82142857101" table:style-name="ce31">
            <text:p>360,386</text:p>
          </table:table-cell>
          <table:table-cell office:value-type="float" office:value="82.633384082515505" table:style-name="ce32">
            <text:p>82.6</text:p>
          </table:table-cell>
          <table:table-cell office:value-type="float" office:value="94.701779432221599" table:style-name="ce32">
            <text:p>94.7</text:p>
          </table:table-cell>
          <table:table-cell office:value-type="float" office:value="99.6563306210615" table:style-name="ce32">
            <text:p>99.7</text:p>
          </table:table-cell>
          <table:table-cell office:value-type="float" office:value="1462633.07142857" table:style-name="ce31">
            <text:p>1,462,633</text:p>
          </table:table-cell>
          <table:table-cell office:value-type="float" office:value="83.443406345981799" table:style-name="ce35">
            <text:p>83.4</text:p>
          </table:table-cell>
          <table:table-cell office:value-type="float" office:value="95.487929474353507" table:style-name="ce35">
            <text:p>95.5</text:p>
          </table:table-cell>
          <table:table-cell office:value-type="float" office:value="99.773664061726606" table:style-name="ce35">
            <text:p>99.8</text:p>
          </table:table-cell>
          <table:table-cell table:number-columns-repeated="16374" table:style-name="ce23"/>
        </table:table-row>
        <table:table-row table:style-name="ro3">
          <table:table-cell office:value-type="string" table:style-name="ce27">
            <text:p>Jan to Mar 2021</text:p>
          </table:table-cell>
          <table:table-cell office:value-type="string" table:style-name="ce27">
            <text:p>c2c</text:p>
          </table:table-cell>
          <table:table-cell office:value-type="float" office:value="307819.49999999901" table:style-name="ce31">
            <text:p>307,819</text:p>
          </table:table-cell>
          <table:table-cell office:value-type="float" office:value="86.914432460767202" table:style-name="ce32">
            <text:p>86.9</text:p>
          </table:table-cell>
          <table:table-cell office:value-type="float" office:value="95.697629385309995" table:style-name="ce32">
            <text:p>95.7</text:p>
          </table:table-cell>
          <table:table-cell office:value-type="float" office:value="99.612771677650599" table:style-name="ce32">
            <text:p>99.6</text:p>
          </table:table-cell>
          <table:table-cell office:value-type="float" office:value="1372198" table:style-name="ce31">
            <text:p>1,372,198</text:p>
          </table:table-cell>
          <table:table-cell office:value-type="float" office:value="84.897879169041204" table:style-name="ce35">
            <text:p>84.9</text:p>
          </table:table-cell>
          <table:table-cell office:value-type="float" office:value="95.789164537479195" table:style-name="ce35">
            <text:p>95.8</text:p>
          </table:table-cell>
          <table:table-cell office:value-type="float" office:value="99.736845557273796" table:style-name="ce35">
            <text:p>99.7</text:p>
          </table:table-cell>
          <table:table-cell table:number-columns-repeated="16374" table:style-name="ce23"/>
        </table:table-row>
        <table:table-row table:style-name="ro3">
          <table:table-cell office:value-type="string" table:style-name="ce27">
            <text:p>Apr to Jun 2021</text:p>
          </table:table-cell>
          <table:table-cell office:value-type="string" table:style-name="ce27">
            <text:p>c2c</text:p>
          </table:table-cell>
          <table:table-cell office:value-type="float" office:value="345436.57142857101" table:style-name="ce31">
            <text:p>345,437</text:p>
          </table:table-cell>
          <table:table-cell office:value-type="float" office:value="86.322607913133496" table:style-name="ce32">
            <text:p>86.3</text:p>
          </table:table-cell>
          <table:table-cell office:value-type="float" office:value="96.151247117519105" table:style-name="ce32">
            <text:p>96.2</text:p>
          </table:table-cell>
          <table:table-cell office:value-type="float" office:value="99.622051763896295" table:style-name="ce32">
            <text:p>99.6</text:p>
          </table:table-cell>
          <table:table-cell office:value-type="float" office:value="1412007.67857142" table:style-name="ce31">
            <text:p>1,412,008</text:p>
          </table:table-cell>
          <table:table-cell office:value-type="float" office:value="84.373835482228102" table:style-name="ce35">
            <text:p>84.4</text:p>
          </table:table-cell>
          <table:table-cell office:value-type="float" office:value="95.541237318746795" table:style-name="ce35">
            <text:p>95.5</text:p>
          </table:table-cell>
          <table:table-cell office:value-type="float" office:value="99.683963171487207" table:style-name="ce35">
            <text:p>99.7</text:p>
          </table:table-cell>
          <table:table-cell table:number-columns-repeated="16374" table:style-name="ce23"/>
        </table:table-row>
        <table:table-row table:style-name="ro3">
          <table:table-cell office:value-type="string" table:style-name="ce27">
            <text:p>Jul to Sep 2021</text:p>
          </table:table-cell>
          <table:table-cell office:value-type="string" table:style-name="ce27">
            <text:p>c2c</text:p>
          </table:table-cell>
          <table:table-cell office:value-type="float" office:value="359435.428571428" table:style-name="ce31">
            <text:p>359,435</text:p>
          </table:table-cell>
          <table:table-cell office:value-type="float" office:value="83.6328639199252" table:style-name="ce32">
            <text:p>83.6</text:p>
          </table:table-cell>
          <table:table-cell office:value-type="float" office:value="95.174972814509104" table:style-name="ce32">
            <text:p>95.2</text:p>
          </table:table-cell>
          <table:table-cell office:value-type="float" office:value="99.685459100939198" table:style-name="ce32">
            <text:p>99.7</text:p>
          </table:table-cell>
          <table:table-cell office:value-type="float" office:value="1373077.32142857" table:style-name="ce31">
            <text:p>1,373,077</text:p>
          </table:table-cell>
          <table:table-cell office:value-type="float" office:value="84.782885367109998" table:style-name="ce35">
            <text:p>84.8</text:p>
          </table:table-cell>
          <table:table-cell office:value-type="float" office:value="95.413555552289793" table:style-name="ce35">
            <text:p>95.4</text:p>
          </table:table-cell>
          <table:table-cell office:value-type="float" office:value="99.645566729477395" table:style-name="ce35">
            <text:p>99.6</text:p>
          </table:table-cell>
          <table:table-cell table:number-columns-repeated="16374" table:style-name="ce23"/>
        </table:table-row>
        <table:table-row table:style-name="ro3">
          <table:table-cell office:value-type="string" table:style-name="ce27">
            <text:p>Oct to Dec 2021</text:p>
          </table:table-cell>
          <table:table-cell office:value-type="string" table:style-name="ce27">
            <text:p>c2c</text:p>
          </table:table-cell>
          <table:table-cell office:value-type="float" office:value="328291.85714285698" table:style-name="ce31">
            <text:p>328,292</text:p>
          </table:table-cell>
          <table:table-cell office:value-type="float" office:value="78.698744975616194" table:style-name="ce32">
            <text:p>78.7</text:p>
          </table:table-cell>
          <table:table-cell office:value-type="float" office:value="94.253110146328794" table:style-name="ce32">
            <text:p>94.3</text:p>
          </table:table-cell>
          <table:table-cell office:value-type="float" office:value="99.786209396429896" table:style-name="ce32">
            <text:p>99.8</text:p>
          </table:table-cell>
          <table:table-cell office:value-type="float" office:value="1340983.3571428501" table:style-name="ce31">
            <text:p>1,340,983</text:p>
          </table:table-cell>
          <table:table-cell office:value-type="float" office:value="83.871073929914999" table:style-name="ce35">
            <text:p>83.9</text:p>
          </table:table-cell>
          <table:table-cell office:value-type="float" office:value="95.320749959238299" table:style-name="ce35">
            <text:p>95.3</text:p>
          </table:table-cell>
          <table:table-cell office:value-type="float" office:value="99.677105292720398" table:style-name="ce35">
            <text:p>99.7</text:p>
          </table:table-cell>
          <table:table-cell table:number-columns-repeated="16374" table:style-name="ce23"/>
        </table:table-row>
        <table:table-row table:style-name="ro3">
          <table:table-cell office:value-type="string" table:style-name="ce27">
            <text:p>Jan to Mar 2022</text:p>
          </table:table-cell>
          <table:table-cell office:value-type="string" table:style-name="ce27">
            <text:p>c2c</text:p>
          </table:table-cell>
          <table:table-cell office:value-type="float" office:value="336795.14285714203" table:style-name="ce31">
            <text:p>336,795</text:p>
          </table:table-cell>
          <table:table-cell office:value-type="float" office:value="85.056282623689" table:style-name="ce32">
            <text:p>85.1</text:p>
          </table:table-cell>
          <table:table-cell office:value-type="float" office:value="95.535395403564493" table:style-name="ce32">
            <text:p>95.5</text:p>
          </table:table-cell>
          <table:table-cell office:value-type="float" office:value="99.778500368600504" table:style-name="ce32">
            <text:p>99.8</text:p>
          </table:table-cell>
          <table:table-cell office:value-type="float" office:value="1369959" table:style-name="ce31">
            <text:p>1,369,959</text:p>
          </table:table-cell>
          <table:table-cell office:value-type="float" office:value="83.478629652420196" table:style-name="ce35">
            <text:p>83.5</text:p>
          </table:table-cell>
          <table:table-cell office:value-type="float" office:value="95.288837111183597" table:style-name="ce35">
            <text:p>95.3</text:p>
          </table:table-cell>
          <table:table-cell office:value-type="float" office:value="99.7164878656952" table:style-name="ce35">
            <text:p>99.7</text:p>
          </table:table-cell>
          <table:table-cell table:number-columns-repeated="16374" table:style-name="ce23"/>
        </table:table-row>
        <table:table-row table:style-name="ro3">
          <table:table-cell office:value-type="string" table:style-name="ce27">
            <text:p>Apr to Jun 2022</text:p>
          </table:table-cell>
          <table:table-cell office:value-type="string" table:style-name="ce27">
            <text:p>c2c</text:p>
          </table:table-cell>
          <table:table-cell office:value-type="float" office:value="337738.78571428498" table:style-name="ce31">
            <text:p>337,739</text:p>
          </table:table-cell>
          <table:table-cell office:value-type="float" office:value="81.646688914065606" table:style-name="ce32">
            <text:p>81.6</text:p>
          </table:table-cell>
          <table:table-cell office:value-type="float" office:value="94.214537735523805" table:style-name="ce32">
            <text:p>94.2</text:p>
          </table:table-cell>
          <table:table-cell office:value-type="float" office:value="99.571869045879296" table:style-name="ce32">
            <text:p>99.6</text:p>
          </table:table-cell>
          <table:table-cell office:value-type="float" office:value="1362261.2142857099" table:style-name="ce31">
            <text:p>1,362,261</text:p>
          </table:table-cell>
          <table:table-cell office:value-type="float" office:value="82.303281251335406" table:style-name="ce35">
            <text:p>82.3</text:p>
          </table:table-cell>
          <table:table-cell office:value-type="float" office:value="94.803804934201494" table:style-name="ce35">
            <text:p>94.8</text:p>
          </table:table-cell>
          <table:table-cell office:value-type="float" office:value="99.704579942896402" table:style-name="ce35">
            <text:p>99.7</text:p>
          </table:table-cell>
          <table:table-cell table:number-columns-repeated="16374" table:style-name="ce23"/>
        </table:table-row>
        <table:table-row table:style-name="ro3">
          <table:table-cell office:value-type="string" table:style-name="ce27">
            <text:p>Jul to Sep 2022</text:p>
          </table:table-cell>
          <table:table-cell office:value-type="string" table:style-name="ce27">
            <text:p>c2c</text:p>
          </table:table-cell>
          <table:table-cell office:value-type="float" office:value="354395.89285714203" table:style-name="ce31">
            <text:p>354,396</text:p>
          </table:table-cell>
          <table:table-cell office:value-type="float" office:value="73.616743180170204" table:style-name="ce32">
            <text:p>73.6</text:p>
          </table:table-cell>
          <table:table-cell office:value-type="float" office:value="90.406431064532796" table:style-name="ce32">
            <text:p>90.4</text:p>
          </table:table-cell>
          <table:table-cell office:value-type="float" office:value="99.450422927950299" table:style-name="ce32">
            <text:p>99.5</text:p>
          </table:table-cell>
          <table:table-cell office:value-type="float" office:value="1357221.67857142" table:style-name="ce31">
            <text:p>1,357,222</text:p>
          </table:table-cell>
          <table:table-cell office:value-type="float" office:value="79.682948414022306" table:style-name="ce35">
            <text:p>79.7</text:p>
          </table:table-cell>
          <table:table-cell office:value-type="float" office:value="93.557271555307295" table:style-name="ce35">
            <text:p>93.6</text:p>
          </table:table-cell>
          <table:table-cell office:value-type="float" office:value="99.643278612739493" table:style-name="ce35">
            <text:p>99.6</text:p>
          </table:table-cell>
          <table:table-cell table:number-columns-repeated="16374" table:style-name="ce23"/>
        </table:table-row>
        <table:table-row table:style-name="ro3">
          <table:table-cell office:value-type="string" table:style-name="ce27">
            <text:p>Oct to Dec 2022</text:p>
          </table:table-cell>
          <table:table-cell office:value-type="string" table:style-name="ce27">
            <text:p>c2c</text:p>
          </table:table-cell>
          <table:table-cell office:value-type="float" office:value="313847.32142857101" table:style-name="ce31">
            <text:p>313,847</text:p>
          </table:table-cell>
          <table:table-cell office:value-type="float" office:value="74.156997402626899" table:style-name="ce32">
            <text:p>74.2</text:p>
          </table:table-cell>
          <table:table-cell office:value-type="float" office:value="91.406558580292398" table:style-name="ce32">
            <text:p>91.4</text:p>
          </table:table-cell>
          <table:table-cell office:value-type="float" office:value="99.605187918374696" table:style-name="ce32">
            <text:p>99.6</text:p>
          </table:table-cell>
          <table:table-cell office:value-type="float" office:value="1342777.1428571399" table:style-name="ce31">
            <text:p>1,342,777</text:p>
          </table:table-cell>
          <table:table-cell office:value-type="float" office:value="78.631992969793899" table:style-name="ce35">
            <text:p>78.6</text:p>
          </table:table-cell>
          <table:table-cell office:value-type="float" office:value="92.884461733890504" table:style-name="ce35">
            <text:p>92.9</text:p>
          </table:table-cell>
          <table:table-cell office:value-type="float" office:value="99.599430923544304" table:style-name="ce35">
            <text:p>99.6</text:p>
          </table:table-cell>
          <table:table-cell table:number-columns-repeated="16374" table:style-name="ce23"/>
        </table:table-row>
        <table:table-row table:style-name="ro3">
          <table:table-cell office:value-type="string" table:style-name="ce27">
            <text:p>Jan to Mar 2023</text:p>
          </table:table-cell>
          <table:table-cell office:value-type="string" table:style-name="ce27">
            <text:p>c2c</text:p>
          </table:table-cell>
          <table:table-cell office:value-type="float" office:value="346475" table:style-name="ce31">
            <text:p>346,475</text:p>
          </table:table-cell>
          <table:table-cell office:value-type="float" office:value="81.819756115159805" table:style-name="ce32">
            <text:p>81.8</text:p>
          </table:table-cell>
          <table:table-cell office:value-type="float" office:value="94.827693195757206" table:style-name="ce32">
            <text:p>94.8</text:p>
          </table:table-cell>
          <table:table-cell office:value-type="float" office:value="99.596146908146295" table:style-name="ce32">
            <text:p>99.6</text:p>
          </table:table-cell>
          <table:table-cell office:value-type="float" office:value="1352457" table:style-name="ce31">
            <text:p>1,352,457</text:p>
          </table:table-cell>
          <table:table-cell office:value-type="float" office:value="77.848833641291293" table:style-name="ce35">
            <text:p>77.8</text:p>
          </table:table-cell>
          <table:table-cell office:value-type="float" office:value="92.722134603909694" table:style-name="ce35">
            <text:p>92.7</text:p>
          </table:table-cell>
          <table:table-cell office:value-type="float" office:value="99.553996910807498" table:style-name="ce35">
            <text:p>99.6</text:p>
          </table:table-cell>
          <table:table-cell table:number-columns-repeated="16374" table:style-name="ce23"/>
        </table:table-row>
        <table:table-row table:style-name="ro3">
          <table:table-cell office:value-type="string" table:style-name="ce27">
            <text:p>Apr to Jun 2023</text:p>
          </table:table-cell>
          <table:table-cell office:value-type="string" table:style-name="ce27">
            <text:p>c2c</text:p>
          </table:table-cell>
          <table:table-cell office:value-type="float" office:value="352819.07142857101" table:style-name="ce31">
            <text:p>352,819</text:p>
          </table:table-cell>
          <table:table-cell office:value-type="float" office:value="80.248719143178803" table:style-name="ce32">
            <text:p>80.2</text:p>
          </table:table-cell>
          <table:table-cell office:value-type="float" office:value="93.595827242089001" table:style-name="ce32">
            <text:p>93.6</text:p>
          </table:table-cell>
          <table:table-cell office:value-type="float" office:value="99.563333452779403" table:style-name="ce32">
            <text:p>99.6</text:p>
          </table:table-cell>
          <table:table-cell office:value-type="float" office:value="1367537.2857142801" table:style-name="ce31">
            <text:p>1,367,537</text:p>
          </table:table-cell>
          <table:table-cell office:value-type="float" office:value="77.5300433177011" table:style-name="ce35">
            <text:p>77.5</text:p>
          </table:table-cell>
          <table:table-cell office:value-type="float" office:value="92.578967029470306" table:style-name="ce35">
            <text:p>92.6</text:p>
          </table:table-cell>
          <table:table-cell office:value-type="float" office:value="99.551991844359193" table:style-name="ce35">
            <text:p>99.6</text:p>
          </table:table-cell>
          <table:table-cell table:number-columns-repeated="16374" table:style-name="ce23"/>
        </table:table-row>
        <table:table-row table:style-name="ro3">
          <table:table-cell office:value-type="string" table:style-name="ce27">
            <text:p>Jul to Sep 2023</text:p>
          </table:table-cell>
          <table:table-cell office:value-type="string" table:style-name="ce27">
            <text:p>c2c</text:p>
          </table:table-cell>
          <table:table-cell office:value-type="float" office:value="359040.928571428" table:style-name="ce31">
            <text:p>359,041</text:p>
          </table:table-cell>
          <table:table-cell office:value-type="float" office:value="80.707850060070697" table:style-name="ce32">
            <text:p>80.7</text:p>
          </table:table-cell>
          <table:table-cell office:value-type="float" office:value="94.071189257571703" table:style-name="ce32">
            <text:p>94.1</text:p>
          </table:table-cell>
          <table:table-cell office:value-type="float" office:value="99.687958376412695" table:style-name="ce32">
            <text:p>99.7</text:p>
          </table:table-cell>
          <table:table-cell office:value-type="float" office:value="1372182.32142857" table:style-name="ce31">
            <text:p>1,372,182</text:p>
          </table:table-cell>
          <table:table-cell office:value-type="float" office:value="79.372233047435699" table:style-name="ce35">
            <text:p>79.4</text:p>
          </table:table-cell>
          <table:table-cell office:value-type="float" office:value="93.530521831685903" table:style-name="ce35">
            <text:p>93.5</text:p>
          </table:table-cell>
          <table:table-cell office:value-type="float" office:value="99.6138008003674" table:style-name="ce35">
            <text:p>99.6</text:p>
          </table:table-cell>
          <table:table-cell table:number-columns-repeated="16374" table:style-name="ce23"/>
        </table:table-row>
        <table:table-row table:style-name="ro3">
          <table:table-cell office:value-type="string" table:style-name="ce27">
            <text:p>Oct to Dec 2023</text:p>
          </table:table-cell>
          <table:table-cell office:value-type="string" table:style-name="ce27">
            <text:p>c2c</text:p>
          </table:table-cell>
          <table:table-cell office:value-type="float" office:value="338900.14285714203" table:style-name="ce31">
            <text:p>338,900</text:p>
          </table:table-cell>
          <table:table-cell office:value-type="float" office:value="76.317549923049398" table:style-name="ce32">
            <text:p>76.3</text:p>
          </table:table-cell>
          <table:table-cell office:value-type="float" office:value="91.898899001433605" table:style-name="ce32">
            <text:p>91.9</text:p>
          </table:table-cell>
          <table:table-cell office:value-type="float" office:value="99.379336770502505" table:style-name="ce32">
            <text:p>99.4</text:p>
          </table:table-cell>
          <table:table-cell office:value-type="float" office:value="1397235.1428571399" table:style-name="ce31">
            <text:p>1,397,235</text:p>
          </table:table-cell>
          <table:table-cell office:value-type="float" office:value="79.802765584195498" table:style-name="ce35">
            <text:p>79.8</text:p>
          </table:table-cell>
          <table:table-cell office:value-type="float" office:value="93.611856006239194" table:style-name="ce35">
            <text:p>93.6</text:p>
          </table:table-cell>
          <table:table-cell office:value-type="float" office:value="99.558866050361004" table:style-name="ce35">
            <text:p>99.6</text:p>
          </table:table-cell>
          <table:table-cell table:number-columns-repeated="16374" table:style-name="ce23"/>
        </table:table-row>
        <table:table-row table:style-name="ro3">
          <table:table-cell office:value-type="string" table:style-name="ce27">
            <text:p>Jan to Mar 2024</text:p>
          </table:table-cell>
          <table:table-cell office:value-type="string" table:style-name="ce27">
            <text:p>c2c</text:p>
          </table:table-cell>
          <table:table-cell office:value-type="float" office:value="351059.85714285698" table:style-name="ce31">
            <text:p>351,060</text:p>
          </table:table-cell>
          <table:table-cell office:value-type="float" office:value="81.331917755987007" table:style-name="ce32">
            <text:p>81.3</text:p>
          </table:table-cell>
          <table:table-cell office:value-type="float" office:value="93.863907620149405" table:style-name="ce32">
            <text:p>93.9</text:p>
          </table:table-cell>
          <table:table-cell office:value-type="float" office:value="99.515874175303395" table:style-name="ce32">
            <text:p>99.5</text:p>
          </table:table-cell>
          <table:table-cell office:value-type="float" office:value="1401820" table:style-name="ce31">
            <text:p>1,401,820</text:p>
          </table:table-cell>
          <table:table-cell office:value-type="float" office:value="79.687192364212194" table:style-name="ce35">
            <text:p>79.7</text:p>
          </table:table-cell>
          <table:table-cell office:value-type="float" office:value="93.374470331426295" table:style-name="ce35">
            <text:p>93.4</text:p>
          </table:table-cell>
          <table:table-cell office:value-type="float" office:value="99.538885163572999" table:style-name="ce35">
            <text:p>99.5</text:p>
          </table:table-cell>
          <table:table-cell table:number-columns-repeated="16374" table:style-name="ce23"/>
        </table:table-row>
        <table:table-row table:style-name="ro3">
          <table:table-cell office:value-type="string" table:style-name="ce27">
            <text:p>Apr to Jun 2024</text:p>
          </table:table-cell>
          <table:table-cell office:value-type="string" table:style-name="ce27">
            <text:p>c2c</text:p>
          </table:table-cell>
          <table:table-cell office:value-type="float" office:value="356238.71428571403" table:style-name="ce31">
            <text:p>356,239</text:p>
          </table:table-cell>
          <table:table-cell office:value-type="float" office:value="81.403240443506704" table:style-name="ce32">
            <text:p>81.4</text:p>
          </table:table-cell>
          <table:table-cell office:value-type="float" office:value="93.776284040677297" table:style-name="ce32">
            <text:p>93.8</text:p>
          </table:table-cell>
          <table:table-cell office:value-type="float" office:value="99.412392412631803" table:style-name="ce32">
            <text:p>99.4</text:p>
          </table:table-cell>
          <table:table-cell office:value-type="float" office:value="1405239.6428571399" table:style-name="ce31">
            <text:p>1,405,240</text:p>
          </table:table-cell>
          <table:table-cell office:value-type="float" office:value="79.981238583861199" table:style-name="ce35">
            <text:p>80.0</text:p>
          </table:table-cell>
          <table:table-cell office:value-type="float" office:value="93.420756144541599" table:style-name="ce35">
            <text:p>93.4</text:p>
          </table:table-cell>
          <table:table-cell office:value-type="float" office:value="99.500679980613299" table:style-name="ce35">
            <text:p>99.5</text:p>
          </table:table-cell>
          <table:table-cell table:number-columns-repeated="16374" table:style-name="ce23"/>
        </table:table-row>
        <table:table-row table:style-name="ro3">
          <table:table-cell office:value-type="string" table:style-name="ce27">
            <text:p>Jul to Sep 2024</text:p>
          </table:table-cell>
          <table:table-cell office:value-type="string" table:style-name="ce27">
            <text:p>c2c</text:p>
          </table:table-cell>
          <table:table-cell office:value-type="float" office:value="402457.85714285698" table:style-name="ce31">
            <text:p>402,458</text:p>
          </table:table-cell>
          <table:table-cell office:value-type="float" office:value="79.8695160629063" table:style-name="ce32">
            <text:p>79.9</text:p>
          </table:table-cell>
          <table:table-cell office:value-type="float" office:value="93.661306152729296" table:style-name="ce32">
            <text:p>93.7</text:p>
          </table:table-cell>
          <table:table-cell office:value-type="float" office:value="99.587143995555806" table:style-name="ce32">
            <text:p>99.6</text:p>
          </table:table-cell>
          <table:table-cell office:value-type="float" office:value="1448656.57142857" table:style-name="ce31">
            <text:p>1,448,657</text:p>
          </table:table-cell>
          <table:table-cell office:value-type="float" office:value="79.770114103746906" table:style-name="ce35">
            <text:p>79.8</text:p>
          </table:table-cell>
          <table:table-cell office:value-type="float" office:value="93.326378449550603" table:style-name="ce35">
            <text:p>93.3</text:p>
          </table:table-cell>
          <table:table-cell office:value-type="float" office:value="99.478285102768993" table:style-name="ce35">
            <text:p>99.5</text:p>
          </table:table-cell>
          <table:table-cell table:number-columns-repeated="16374" table:style-name="ce23"/>
        </table:table-row>
        <table:table-row table:style-name="ro3">
          <table:table-cell office:value-type="string" table:style-name="ce27">
            <text:p>Oct to Dec 2024</text:p>
          </table:table-cell>
          <table:table-cell office:value-type="string" table:style-name="ce27">
            <text:p>c2c</text:p>
          </table:table-cell>
          <table:table-cell office:value-type="float" office:value="382687.428571428" table:style-name="ce31">
            <text:p>382,687</text:p>
          </table:table-cell>
          <table:table-cell office:value-type="float" office:value="77.984569279217794" table:style-name="ce32">
            <text:p>78.0</text:p>
          </table:table-cell>
          <table:table-cell office:value-type="float" office:value="92.778365932360998" table:style-name="ce32">
            <text:p>92.8</text:p>
          </table:table-cell>
          <table:table-cell office:value-type="float" office:value="99.539124059471106" table:style-name="ce32">
            <text:p>99.5</text:p>
          </table:table-cell>
          <table:table-cell office:value-type="float" office:value="1492443.8571428501" table:style-name="ce31">
            <text:p>1,492,444</text:p>
          </table:table-cell>
          <table:table-cell office:value-type="float" office:value="80.096269713711095" table:style-name="ce35">
            <text:p>80.1</text:p>
          </table:table-cell>
          <table:table-cell office:value-type="float" office:value="93.510007124460301" table:style-name="ce35">
            <text:p>93.5</text:p>
          </table:table-cell>
          <table:table-cell office:value-type="float" office:value="99.516354144740703" table:style-name="ce35">
            <text:p>99.5</text:p>
          </table:table-cell>
          <table:table-cell table:number-columns-repeated="16374" table:style-name="ce23"/>
        </table:table-row>
        <table:table-row table:style-name="ro3">
          <table:table-cell office:value-type="string" table:style-name="ce27">
            <text:p>Jan to Mar 2025</text:p>
          </table:table-cell>
          <table:table-cell office:value-type="string" table:style-name="ce27">
            <text:p>c2c</text:p>
          </table:table-cell>
          <table:table-cell office:value-type="float" office:value="388376" table:style-name="ce31">
            <text:p>388,376</text:p>
          </table:table-cell>
          <table:table-cell office:value-type="float" office:value="79.080029956242697" table:style-name="ce32">
            <text:p>79.1</text:p>
          </table:table-cell>
          <table:table-cell office:value-type="float" office:value="92.837905240576802" table:style-name="ce32">
            <text:p>92.8</text:p>
          </table:table-cell>
          <table:table-cell office:value-type="float" office:value="99.200149192682204" table:style-name="ce32">
            <text:p>99.2</text:p>
          </table:table-cell>
          <table:table-cell office:value-type="float" office:value="1529760" table:style-name="ce31">
            <text:p>1,529,760</text:p>
          </table:table-cell>
          <table:table-cell office:value-type="float" office:value="79.554701391067795" table:style-name="ce35">
            <text:p>79.6</text:p>
          </table:table-cell>
          <table:table-cell office:value-type="float" office:value="93.258158142453695" table:style-name="ce35">
            <text:p>93.3</text:p>
          </table:table-cell>
          <table:table-cell office:value-type="float" office:value="99.436186068402804" table:style-name="ce35">
            <text:p>99.4</text:p>
          </table:table-cell>
          <table:table-cell table:number-columns-repeated="16374" table:style-name="ce23"/>
        </table:table-row>
        <table:table-row table:style-name="ro3">
          <table:table-cell office:value-type="string" table:style-name="ce27">
            <text:p>Apr to Jun 2025 [p]</text:p>
          </table:table-cell>
          <table:table-cell office:value-type="string" table:style-name="ce27">
            <text:p>c2c</text:p>
          </table:table-cell>
          <table:table-cell office:value-type="float" office:value="397158.21428571403" table:style-name="ce31">
            <text:p>397,158</text:p>
          </table:table-cell>
          <table:table-cell office:value-type="float" office:value="80.737210701384697" table:style-name="ce32">
            <text:p>80.7</text:p>
          </table:table-cell>
          <table:table-cell office:value-type="float" office:value="93.661450141766096" table:style-name="ce32">
            <text:p>93.7</text:p>
          </table:table-cell>
          <table:table-cell office:value-type="float" office:value="99.548848380862907" table:style-name="ce32">
            <text:p>99.5</text:p>
          </table:table-cell>
          <table:table-cell office:value-type="float" office:value="1570679.5" table:style-name="ce31">
            <text:p>1,570,680</text:p>
          </table:table-cell>
          <table:table-cell office:value-type="float" office:value="79.434449048507801" table:style-name="ce35">
            <text:p>79.4</text:p>
          </table:table-cell>
          <table:table-cell office:value-type="float" office:value="93.242619788805598" table:style-name="ce35">
            <text:p>93.2</text:p>
          </table:table-cell>
          <table:table-cell office:value-type="float" office:value="99.470070119333698" table:style-name="ce35">
            <text:p>99.5</text:p>
          </table:table-cell>
          <table:table-cell table:number-columns-repeated="16374" table:style-name="ce23"/>
        </table:table-row>
        <table:table-row table:style-name="ro3">
          <table:table-cell office:value-type="string" table:style-name="ce36">
            <text:p>Jul to Sep 2025 [p]</text:p>
          </table:table-cell>
          <table:table-cell office:value-type="string" table:style-name="ce27">
            <text:p>c2c</text:p>
          </table:table-cell>
          <table:table-cell office:value-type="float" office:value="401512.35714285698" table:style-name="ce31">
            <text:p>401,512</text:p>
          </table:table-cell>
          <table:table-cell office:value-type="float" office:value="73.580594299446005" table:style-name="ce32">
            <text:p>73.6</text:p>
          </table:table-cell>
          <table:table-cell office:value-type="float" office:value="90.373868585791598" table:style-name="ce32">
            <text:p>90.4</text:p>
          </table:table-cell>
          <table:table-cell office:value-type="float" office:value="99.527527439557502" table:style-name="ce32">
            <text:p>99.5</text:p>
          </table:table-cell>
          <table:table-cell office:value-type="float" office:value="1569734" table:style-name="ce31">
            <text:p>1,569,734</text:p>
          </table:table-cell>
          <table:table-cell office:value-type="float" office:value="77.825583369994007" table:style-name="ce35">
            <text:p>77.8</text:p>
          </table:table-cell>
          <table:table-cell office:value-type="float" office:value="92.401494684540694" table:style-name="ce35">
            <text:p>92.4</text:p>
          </table:table-cell>
          <table:table-cell office:value-type="float" office:value="99.454750659301794" table:style-name="ce35">
            <text:p>99.5</text:p>
          </table:table-cell>
          <table:table-cell table:number-columns-repeated="16374" table:style-name="ce23"/>
        </table:table-row>
        <table:table-row table:style-name="ro3">
          <table:table-cell office:value-type="string" table:style-name="ce27">
            <text:p>Jan to Mar 2015</text:p>
          </table:table-cell>
          <table:table-cell office:value-type="string" table:style-name="ce27">
            <text:p>Caledonian Sleeper</text:p>
          </table:table-cell>
          <table:table-cell office:value-type="float" office:value="66" table:style-name="ce31">
            <text:p>66</text:p>
          </table:table-cell>
          <table:table-cell office:value-type="float" office:value="68.181818181818102" table:style-name="ce32">
            <text:p>68.2</text:p>
          </table:table-cell>
          <table:table-cell office:value-type="float" office:value="77.272727272727195" table:style-name="ce32">
            <text:p>77.3</text:p>
          </table:table-cell>
          <table:table-cell office:value-type="float" office:value="95.454545454545396" table:style-name="ce32">
            <text:p>95.5</text:p>
          </table:table-cell>
          <table:table-cell office:value-type="string" table:style-name="ce31">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table:number-columns-repeated="16374" table:style-name="ce23"/>
        </table:table-row>
        <table:table-row table:style-name="ro3">
          <table:table-cell office:value-type="string" table:style-name="ce27">
            <text:p>Apr to Jun 2015</text:p>
          </table:table-cell>
          <table:table-cell office:value-type="string" table:style-name="ce27">
            <text:p>Caledonian Sleeper</text:p>
          </table:table-cell>
          <table:table-cell office:value-type="float" office:value="4360.3571428571404" table:style-name="ce31">
            <text:p>4,360</text:p>
          </table:table-cell>
          <table:table-cell office:value-type="float" office:value="64.499139978704207" table:style-name="ce32">
            <text:p>64.5</text:p>
          </table:table-cell>
          <table:table-cell office:value-type="float" office:value="76.111884675239494" table:style-name="ce32">
            <text:p>76.1</text:p>
          </table:table-cell>
          <table:table-cell office:value-type="float" office:value="92.371201572610303" table:style-name="ce32">
            <text:p>92.4</text:p>
          </table:table-cell>
          <table:table-cell office:value-type="string" table:style-name="ce31">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table:number-columns-repeated="16374" table:style-name="ce23"/>
        </table:table-row>
        <table:table-row table:style-name="ro3">
          <table:table-cell office:value-type="string" table:style-name="ce27">
            <text:p>Jul to Sep 2015</text:p>
          </table:table-cell>
          <table:table-cell office:value-type="string" table:style-name="ce27">
            <text:p>Caledonian Sleeper</text:p>
          </table:table-cell>
          <table:table-cell office:value-type="float" office:value="4413.3571428571404" table:style-name="ce31">
            <text:p>4,413</text:p>
          </table:table-cell>
          <table:table-cell office:value-type="float" office:value="65.186851603088002" table:style-name="ce32">
            <text:p>65.2</text:p>
          </table:table-cell>
          <table:table-cell office:value-type="float" office:value="77.951672681955699" table:style-name="ce32">
            <text:p>78.0</text:p>
          </table:table-cell>
          <table:table-cell office:value-type="float" office:value="92.206289348892099" table:style-name="ce32">
            <text:p>92.2</text:p>
          </table:table-cell>
          <table:table-cell office:value-type="string" table:style-name="ce31">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table:number-columns-repeated="16374" table:style-name="ce23"/>
        </table:table-row>
        <table:table-row table:style-name="ro3">
          <table:table-cell office:value-type="string" table:style-name="ce27">
            <text:p>Oct to Dec 2015</text:p>
          </table:table-cell>
          <table:table-cell office:value-type="string" table:style-name="ce27">
            <text:p>Caledonian Sleeper</text:p>
          </table:table-cell>
          <table:table-cell office:value-type="float" office:value="4081.3928571428501" table:style-name="ce31">
            <text:p>4,081</text:p>
          </table:table-cell>
          <table:table-cell office:value-type="float" office:value="57.859274232361102" table:style-name="ce32">
            <text:p>57.9</text:p>
          </table:table-cell>
          <table:table-cell office:value-type="float" office:value="70.469640091355302" table:style-name="ce32">
            <text:p>70.5</text:p>
          </table:table-cell>
          <table:table-cell office:value-type="float" office:value="88.574453749157698" table:style-name="ce32">
            <text:p>88.6</text:p>
          </table:table-cell>
          <table:table-cell office:value-type="float" office:value="12921.107142857099" table:style-name="ce31">
            <text:p>12,921</text:p>
          </table:table-cell>
          <table:table-cell office:value-type="float" office:value="62.655511054724897" table:style-name="ce35">
            <text:p>62.7</text:p>
          </table:table-cell>
          <table:table-cell office:value-type="float" office:value="74.963998551649993" table:style-name="ce35">
            <text:p>75.0</text:p>
          </table:table-cell>
          <table:table-cell office:value-type="float" office:value="91.131343786882496" table:style-name="ce35">
            <text:p>91.1</text:p>
          </table:table-cell>
          <table:table-cell table:number-columns-repeated="16374" table:style-name="ce23"/>
        </table:table-row>
        <table:table-row table:style-name="ro3">
          <table:table-cell office:value-type="string" table:style-name="ce27">
            <text:p>Jan to Mar 2016</text:p>
          </table:table-cell>
          <table:table-cell office:value-type="string" table:style-name="ce27">
            <text:p>Caledonian Sleeper</text:p>
          </table:table-cell>
          <table:table-cell office:value-type="float" office:value="3933.8928571428501" table:style-name="ce31">
            <text:p>3,934</text:p>
          </table:table-cell>
          <table:table-cell office:value-type="float" office:value="59.285150114844399" table:style-name="ce32">
            <text:p>59.3</text:p>
          </table:table-cell>
          <table:table-cell office:value-type="float" office:value="72.3665217114998" table:style-name="ce32">
            <text:p>72.4</text:p>
          </table:table-cell>
          <table:table-cell office:value-type="float" office:value="88.991275454157503" table:style-name="ce32">
            <text:p>89.0</text:p>
          </table:table-cell>
          <table:table-cell office:value-type="float" office:value="16789" table:style-name="ce31">
            <text:p>16,789</text:p>
          </table:table-cell>
          <table:table-cell office:value-type="float" office:value="61.844064566084903" table:style-name="ce35">
            <text:p>61.8</text:p>
          </table:table-cell>
          <table:table-cell office:value-type="float" office:value="74.346298171421694" table:style-name="ce35">
            <text:p>74.3</text:p>
          </table:table-cell>
          <table:table-cell office:value-type="float" office:value="90.612901304425506" table:style-name="ce35">
            <text:p>90.6</text:p>
          </table:table-cell>
          <table:table-cell table:number-columns-repeated="16374" table:style-name="ce23"/>
        </table:table-row>
        <table:table-row table:style-name="ro3">
          <table:table-cell office:value-type="string" table:style-name="ce27">
            <text:p>Apr to Jun 2016</text:p>
          </table:table-cell>
          <table:table-cell office:value-type="string" table:style-name="ce27">
            <text:p>Caledonian Sleeper</text:p>
          </table:table-cell>
          <table:table-cell office:value-type="float" office:value="4391.7857142857101" table:style-name="ce31">
            <text:p>4,392</text:p>
          </table:table-cell>
          <table:table-cell office:value-type="float" office:value="64.066845572090699" table:style-name="ce32">
            <text:p>64.1</text:p>
          </table:table-cell>
          <table:table-cell office:value-type="float" office:value="77.2115150036594" table:style-name="ce32">
            <text:p>77.2</text:p>
          </table:table-cell>
          <table:table-cell office:value-type="float" office:value="92.289989428315806" table:style-name="ce32">
            <text:p>92.3</text:p>
          </table:table-cell>
          <table:table-cell office:value-type="float" office:value="16820.4285714285" table:style-name="ce31">
            <text:p>16,820</text:p>
          </table:table-cell>
          <table:table-cell office:value-type="float" office:value="61.736154166277402" table:style-name="ce35">
            <text:p>61.7</text:p>
          </table:table-cell>
          <table:table-cell office:value-type="float" office:value="74.636708764002904" table:style-name="ce35">
            <text:p>74.6</text:p>
          </table:table-cell>
          <table:table-cell office:value-type="float" office:value="90.594982291940894" table:style-name="ce35">
            <text:p>90.6</text:p>
          </table:table-cell>
          <table:table-cell table:number-columns-repeated="16374" table:style-name="ce23"/>
        </table:table-row>
        <table:table-row table:style-name="ro3">
          <table:table-cell office:value-type="string" table:style-name="ce27">
            <text:p>Jul to Sep 2016</text:p>
          </table:table-cell>
          <table:table-cell office:value-type="string" table:style-name="ce27">
            <text:p>Caledonian Sleeper</text:p>
          </table:table-cell>
          <table:table-cell office:value-type="float" office:value="4353.49999999999" table:style-name="ce31">
            <text:p>4,353</text:p>
          </table:table-cell>
          <table:table-cell office:value-type="float" office:value="63.215967448194398" table:style-name="ce32">
            <text:p>63.2</text:p>
          </table:table-cell>
          <table:table-cell office:value-type="float" office:value="76.368767330062795" table:style-name="ce32">
            <text:p>76.4</text:p>
          </table:table-cell>
          <table:table-cell office:value-type="float" office:value="90.579008679387599" table:style-name="ce32">
            <text:p>90.6</text:p>
          </table:table-cell>
          <table:table-cell office:value-type="float" office:value="16760.571428571398" table:style-name="ce31">
            <text:p>16,761</text:p>
          </table:table-cell>
          <table:table-cell office:value-type="float" office:value="61.211900378439204" table:style-name="ce35">
            <text:p>61.2</text:p>
          </table:table-cell>
          <table:table-cell office:value-type="float" office:value="74.213715863761806" table:style-name="ce35">
            <text:p>74.2</text:p>
          </table:table-cell>
          <table:table-cell office:value-type="float" office:value="90.1665473389928" table:style-name="ce35">
            <text:p>90.2</text:p>
          </table:table-cell>
          <table:table-cell table:number-columns-repeated="16374" table:style-name="ce23"/>
        </table:table-row>
        <table:table-row table:style-name="ro3">
          <table:table-cell office:value-type="string" table:style-name="ce27">
            <text:p>Oct to Dec 2016</text:p>
          </table:table-cell>
          <table:table-cell office:value-type="string" table:style-name="ce27">
            <text:p>Caledonian Sleeper</text:p>
          </table:table-cell>
          <table:table-cell office:value-type="float" office:value="4262.2142857142799" table:style-name="ce31">
            <text:p>4,262</text:p>
          </table:table-cell>
          <table:table-cell office:value-type="float" office:value="55.791758140470201" table:style-name="ce32">
            <text:p>55.8</text:p>
          </table:table-cell>
          <table:table-cell office:value-type="float" office:value="67.953444721891699" table:style-name="ce32">
            <text:p>68.0</text:p>
          </table:table-cell>
          <table:table-cell office:value-type="float" office:value="88.896616446850203" table:style-name="ce32">
            <text:p>88.9</text:p>
          </table:table-cell>
          <table:table-cell office:value-type="float" office:value="16941.3928571428" table:style-name="ce31">
            <text:p>16,941</text:p>
          </table:table-cell>
          <table:table-cell office:value-type="float" office:value="60.655958883461601" table:style-name="ce35">
            <text:p>60.7</text:p>
          </table:table-cell>
          <table:table-cell office:value-type="float" office:value="73.540714943745101" table:style-name="ce35">
            <text:p>73.5</text:p>
          </table:table-cell>
          <table:table-cell office:value-type="float" office:value="90.230605933480703" table:style-name="ce35">
            <text:p>90.2</text:p>
          </table:table-cell>
          <table:table-cell table:number-columns-repeated="16374" table:style-name="ce23"/>
        </table:table-row>
        <table:table-row table:style-name="ro3">
          <table:table-cell office:value-type="string" table:style-name="ce27">
            <text:p>Jan to Mar 2017</text:p>
          </table:table-cell>
          <table:table-cell office:value-type="string" table:style-name="ce27">
            <text:p>Caledonian Sleeper</text:p>
          </table:table-cell>
          <table:table-cell office:value-type="float" office:value="4367.5" table:style-name="ce31">
            <text:p>4,368</text:p>
          </table:table-cell>
          <table:table-cell office:value-type="float" office:value="65.832856325128702" table:style-name="ce32">
            <text:p>65.8</text:p>
          </table:table-cell>
          <table:table-cell office:value-type="float" office:value="79.748139668002295" table:style-name="ce32">
            <text:p>79.7</text:p>
          </table:table-cell>
          <table:table-cell office:value-type="float" office:value="93.978248425872906" table:style-name="ce32">
            <text:p>94.0</text:p>
          </table:table-cell>
          <table:table-cell office:value-type="float" office:value="17375" table:style-name="ce31">
            <text:p>17,375</text:p>
          </table:table-cell>
          <table:table-cell office:value-type="float" office:value="62.267625899280503" table:style-name="ce35">
            <text:p>62.3</text:p>
          </table:table-cell>
          <table:table-cell office:value-type="float" office:value="75.366906474820098" table:style-name="ce35">
            <text:p>75.4</text:p>
          </table:table-cell>
          <table:table-cell office:value-type="float" office:value="91.453237410071907" table:style-name="ce35">
            <text:p>91.5</text:p>
          </table:table-cell>
          <table:table-cell table:number-columns-repeated="16374" table:style-name="ce23"/>
        </table:table-row>
        <table:table-row table:style-name="ro3">
          <table:table-cell office:value-type="string" table:style-name="ce27">
            <text:p>Apr to Jun 2017</text:p>
          </table:table-cell>
          <table:table-cell office:value-type="string" table:style-name="ce27">
            <text:p>Caledonian Sleeper</text:p>
          </table:table-cell>
          <table:table-cell office:value-type="float" office:value="4253.2857142857101" table:style-name="ce31">
            <text:p>4,253</text:p>
          </table:table-cell>
          <table:table-cell office:value-type="float" office:value="67.692204346219697" table:style-name="ce32">
            <text:p>67.7</text:p>
          </table:table-cell>
          <table:table-cell office:value-type="float" office:value="79.244617606556204" table:style-name="ce32">
            <text:p>79.2</text:p>
          </table:table-cell>
          <table:table-cell office:value-type="float" office:value="89.786047761394499" table:style-name="ce32">
            <text:p>89.8</text:p>
          </table:table-cell>
          <table:table-cell office:value-type="float" office:value="17236.5" table:style-name="ce31">
            <text:p>17,237</text:p>
          </table:table-cell>
          <table:table-cell office:value-type="float" office:value="63.147763674262599" table:style-name="ce35">
            <text:p>63.1</text:p>
          </table:table-cell>
          <table:table-cell office:value-type="float" office:value="75.853773760831402" table:style-name="ce35">
            <text:p>75.9</text:p>
          </table:table-cell>
          <table:table-cell office:value-type="float" office:value="90.8286402194678" table:style-name="ce35">
            <text:p>90.8</text:p>
          </table:table-cell>
          <table:table-cell table:number-columns-repeated="16374" table:style-name="ce23"/>
        </table:table-row>
        <table:table-row table:style-name="ro3">
          <table:table-cell office:value-type="string" table:style-name="ce27">
            <text:p>Jul to Sep 2017</text:p>
          </table:table-cell>
          <table:table-cell office:value-type="string" table:style-name="ce27">
            <text:p>Caledonian Sleeper</text:p>
          </table:table-cell>
          <table:table-cell office:value-type="float" office:value="4542.7142857142799" table:style-name="ce31">
            <text:p>4,543</text:p>
          </table:table-cell>
          <table:table-cell office:value-type="float" office:value="72.728702160445295" table:style-name="ce32">
            <text:p>72.7</text:p>
          </table:table-cell>
          <table:table-cell office:value-type="float" office:value="84.718072895373993" table:style-name="ce32">
            <text:p>84.7</text:p>
          </table:table-cell>
          <table:table-cell office:value-type="float" office:value="94.616182898833301" table:style-name="ce32">
            <text:p>94.6</text:p>
          </table:table-cell>
          <table:table-cell office:value-type="float" office:value="17425.714285714199" table:style-name="ce31">
            <text:p>17,426</text:p>
          </table:table-cell>
          <table:table-cell office:value-type="float" office:value="65.6283817019183" table:style-name="ce35">
            <text:p>65.6</text:p>
          </table:table-cell>
          <table:table-cell office:value-type="float" office:value="78.0359485161501" table:style-name="ce35">
            <text:p>78.0</text:p>
          </table:table-cell>
          <table:table-cell office:value-type="float" office:value="91.8783817019183" table:style-name="ce35">
            <text:p>91.9</text:p>
          </table:table-cell>
          <table:table-cell table:number-columns-repeated="16374" table:style-name="ce23"/>
        </table:table-row>
        <table:table-row table:style-name="ro3">
          <table:table-cell office:value-type="string" table:style-name="ce27">
            <text:p>Oct to Dec 2017</text:p>
          </table:table-cell>
          <table:table-cell office:value-type="string" table:style-name="ce27">
            <text:p>Caledonian Sleeper</text:p>
          </table:table-cell>
          <table:table-cell office:value-type="float" office:value="4032" table:style-name="ce31">
            <text:p>4,032</text:p>
          </table:table-cell>
          <table:table-cell office:value-type="float" office:value="55.954152494330998" table:style-name="ce32">
            <text:p>56.0</text:p>
          </table:table-cell>
          <table:table-cell office:value-type="float" office:value="68.388605442176797" table:style-name="ce32">
            <text:p>68.4</text:p>
          </table:table-cell>
          <table:table-cell office:value-type="float" office:value="86.056193310657605" table:style-name="ce32">
            <text:p>86.1</text:p>
          </table:table-cell>
          <table:table-cell office:value-type="float" office:value="17195.5" table:style-name="ce31">
            <text:p>17,196</text:p>
          </table:table-cell>
          <table:table-cell office:value-type="float" office:value="65.798153171303099" table:style-name="ce35">
            <text:p>65.8</text:p>
          </table:table-cell>
          <table:table-cell office:value-type="float" office:value="78.272970087689004" table:style-name="ce35">
            <text:p>78.3</text:p>
          </table:table-cell>
          <table:table-cell office:value-type="float" office:value="91.252279458496204" table:style-name="ce35">
            <text:p>91.3</text:p>
          </table:table-cell>
          <table:table-cell table:number-columns-repeated="16374" table:style-name="ce23"/>
        </table:table-row>
        <table:table-row table:style-name="ro3">
          <table:table-cell office:value-type="string" table:style-name="ce27">
            <text:p>Jan to Mar 2018</text:p>
          </table:table-cell>
          <table:table-cell office:value-type="string" table:style-name="ce27">
            <text:p>Caledonian Sleeper</text:p>
          </table:table-cell>
          <table:table-cell office:value-type="float" office:value="4148" table:style-name="ce31">
            <text:p>4,148</text:p>
          </table:table-cell>
          <table:table-cell office:value-type="float" office:value="64.511296321807393" table:style-name="ce32">
            <text:p>64.5</text:p>
          </table:table-cell>
          <table:table-cell office:value-type="float" office:value="78.027276484364194" table:style-name="ce32">
            <text:p>78.0</text:p>
          </table:table-cell>
          <table:table-cell office:value-type="float" office:value="92.242388758782099" table:style-name="ce32">
            <text:p>92.2</text:p>
          </table:table-cell>
          <table:table-cell office:value-type="float" office:value="16976" table:style-name="ce31">
            <text:p>16,976</text:p>
          </table:table-cell>
          <table:table-cell office:value-type="float" office:value="65.474787935909504" table:style-name="ce35">
            <text:p>65.5</text:p>
          </table:table-cell>
          <table:table-cell office:value-type="float" office:value="77.833411875588993" table:style-name="ce35">
            <text:p>77.8</text:p>
          </table:table-cell>
          <table:table-cell office:value-type="float" office:value="90.792884071630496" table:style-name="ce35">
            <text:p>90.8</text:p>
          </table:table-cell>
          <table:table-cell table:number-columns-repeated="16374" table:style-name="ce23"/>
        </table:table-row>
        <table:table-row table:style-name="ro3">
          <table:table-cell office:value-type="string" table:style-name="ce27">
            <text:p>Apr to Jun 2018</text:p>
          </table:table-cell>
          <table:table-cell office:value-type="string" table:style-name="ce27">
            <text:p>Caledonian Sleeper</text:p>
          </table:table-cell>
          <table:table-cell office:value-type="float" office:value="4445.5" table:style-name="ce31">
            <text:p>4,446</text:p>
          </table:table-cell>
          <table:table-cell office:value-type="float" office:value="70.638848273535004" table:style-name="ce32">
            <text:p>70.6</text:p>
          </table:table-cell>
          <table:table-cell office:value-type="float" office:value="82.639748059835796" table:style-name="ce32">
            <text:p>82.6</text:p>
          </table:table-cell>
          <table:table-cell office:value-type="float" office:value="94.410077606568393" table:style-name="ce32">
            <text:p>94.4</text:p>
          </table:table-cell>
          <table:table-cell office:value-type="float" office:value="17168.214285714199" table:style-name="ce31">
            <text:p>17,168</text:p>
          </table:table-cell>
          <table:table-cell office:value-type="float" office:value="66.262611553743398" table:style-name="ce35">
            <text:p>66.3</text:p>
          </table:table-cell>
          <table:table-cell office:value-type="float" office:value="78.728339331405607" table:style-name="ce35">
            <text:p>78.7</text:p>
          </table:table-cell>
          <table:table-cell office:value-type="float" office:value="91.978947806369703" table:style-name="ce35">
            <text:p>92.0</text:p>
          </table:table-cell>
          <table:table-cell table:number-columns-repeated="16374" table:style-name="ce23"/>
        </table:table-row>
        <table:table-row table:style-name="ro3">
          <table:table-cell office:value-type="string" table:style-name="ce27">
            <text:p>Jul to Sep 2018</text:p>
          </table:table-cell>
          <table:table-cell office:value-type="string" table:style-name="ce27">
            <text:p>Caledonian Sleeper</text:p>
          </table:table-cell>
          <table:table-cell office:value-type="float" office:value="4591.5357142857101" table:style-name="ce31">
            <text:p>4,592</text:p>
          </table:table-cell>
          <table:table-cell office:value-type="float" office:value="65.065376508015504" table:style-name="ce32">
            <text:p>65.1</text:p>
          </table:table-cell>
          <table:table-cell office:value-type="float" office:value="77.234507595497902" table:style-name="ce32">
            <text:p>77.2</text:p>
          </table:table-cell>
          <table:table-cell office:value-type="float" office:value="92.546066908830696" table:style-name="ce32">
            <text:p>92.5</text:p>
          </table:table-cell>
          <table:table-cell office:value-type="float" office:value="17217.035714285699" table:style-name="ce31">
            <text:p>17,217</text:p>
          </table:table-cell>
          <table:table-cell office:value-type="float" office:value="64.237248406374903" table:style-name="ce35">
            <text:p>64.2</text:p>
          </table:table-cell>
          <table:table-cell office:value-type="float" office:value="76.749564903532004" table:style-name="ce35">
            <text:p>76.7</text:p>
          </table:table-cell>
          <table:table-cell office:value-type="float" office:value="91.434355922394104" table:style-name="ce35">
            <text:p>91.4</text:p>
          </table:table-cell>
          <table:table-cell table:number-columns-repeated="16374" table:style-name="ce23"/>
        </table:table-row>
        <table:table-row table:style-name="ro3">
          <table:table-cell office:value-type="string" table:style-name="ce27">
            <text:p>Oct to Dec 2018</text:p>
          </table:table-cell>
          <table:table-cell office:value-type="string" table:style-name="ce27">
            <text:p>Caledonian Sleeper</text:p>
          </table:table-cell>
          <table:table-cell office:value-type="float" office:value="4203.1785714285697" table:style-name="ce31">
            <text:p>4,203</text:p>
          </table:table-cell>
          <table:table-cell office:value-type="float" office:value="63.3848532997986" table:style-name="ce32">
            <text:p>63.4</text:p>
          </table:table-cell>
          <table:table-cell office:value-type="float" office:value="75.984161646372996" table:style-name="ce32">
            <text:p>76.0</text:p>
          </table:table-cell>
          <table:table-cell office:value-type="float" office:value="92.999345733246003" table:style-name="ce32">
            <text:p>93.0</text:p>
          </table:table-cell>
          <table:table-cell office:value-type="float" office:value="17388.214285714199" table:style-name="ce31">
            <text:p>17,388</text:p>
          </table:table-cell>
          <table:table-cell office:value-type="float" office:value="65.951896810236804" table:style-name="ce35">
            <text:p>66.0</text:p>
          </table:table-cell>
          <table:table-cell office:value-type="float" office:value="78.503296567872297" table:style-name="ce35">
            <text:p>78.5</text:p>
          </table:table-cell>
          <table:table-cell office:value-type="float" office:value="93.0597490089757" table:style-name="ce35">
            <text:p>93.1</text:p>
          </table:table-cell>
          <table:table-cell table:number-columns-repeated="16374" table:style-name="ce23"/>
        </table:table-row>
        <table:table-row table:style-name="ro3">
          <table:table-cell office:value-type="string" table:style-name="ce27">
            <text:p>Jan to Mar 2019</text:p>
          </table:table-cell>
          <table:table-cell office:value-type="string" table:style-name="ce27">
            <text:p>Caledonian Sleeper</text:p>
          </table:table-cell>
          <table:table-cell office:value-type="float" office:value="4386.7857142857101" table:style-name="ce31">
            <text:p>4,387</text:p>
          </table:table-cell>
          <table:table-cell office:value-type="float" office:value="70.235284539607505" table:style-name="ce32">
            <text:p>70.2</text:p>
          </table:table-cell>
          <table:table-cell office:value-type="float" office:value="81.386469103639101" table:style-name="ce32">
            <text:p>81.4</text:p>
          </table:table-cell>
          <table:table-cell office:value-type="float" office:value="93.412032890987504" table:style-name="ce32">
            <text:p>93.4</text:p>
          </table:table-cell>
          <table:table-cell office:value-type="float" office:value="17627" table:style-name="ce31">
            <text:p>17,627</text:p>
          </table:table-cell>
          <table:table-cell office:value-type="float" office:value="67.356895671413099" table:style-name="ce35">
            <text:p>67.4</text:p>
          </table:table-cell>
          <table:table-cell office:value-type="float" office:value="79.3328416633573" table:style-name="ce35">
            <text:p>79.3</text:p>
          </table:table-cell>
          <table:table-cell office:value-type="float" office:value="93.339762863788494" table:style-name="ce35">
            <text:p>93.3</text:p>
          </table:table-cell>
          <table:table-cell table:number-columns-repeated="16374" table:style-name="ce23"/>
        </table:table-row>
        <table:table-row table:style-name="ro3">
          <table:table-cell office:value-type="string" table:style-name="ce27">
            <text:p>Apr to Jun 2019</text:p>
          </table:table-cell>
          <table:table-cell office:value-type="string" table:style-name="ce27">
            <text:p>Caledonian Sleeper</text:p>
          </table:table-cell>
          <table:table-cell office:value-type="float" office:value="4494.1428571428496" table:style-name="ce31">
            <text:p>4,494</text:p>
          </table:table-cell>
          <table:table-cell office:value-type="float" office:value="62.996280873517897" table:style-name="ce32">
            <text:p>63.0</text:p>
          </table:table-cell>
          <table:table-cell office:value-type="float" office:value="74.201341428526007" table:style-name="ce32">
            <text:p>74.2</text:p>
          </table:table-cell>
          <table:table-cell office:value-type="float" office:value="88.006611780412598" table:style-name="ce32">
            <text:p>88.0</text:p>
          </table:table-cell>
          <table:table-cell office:value-type="float" office:value="17675.6428571428" table:style-name="ce31">
            <text:p>17,676</text:p>
          </table:table-cell>
          <table:table-cell office:value-type="float" office:value="65.422756901143202" table:style-name="ce35">
            <text:p>65.4</text:p>
          </table:table-cell>
          <table:table-cell office:value-type="float" office:value="77.196424458192993" table:style-name="ce35">
            <text:p>77.2</text:p>
          </table:table-cell>
          <table:table-cell office:value-type="float" office:value="91.714587062907299" table:style-name="ce35">
            <text:p>91.7</text:p>
          </table:table-cell>
          <table:table-cell table:number-columns-repeated="16374" table:style-name="ce23"/>
        </table:table-row>
        <table:table-row table:style-name="ro3">
          <table:table-cell office:value-type="string" table:style-name="ce27">
            <text:p>Jul to Sep 2019</text:p>
          </table:table-cell>
          <table:table-cell office:value-type="string" table:style-name="ce27">
            <text:p>Caledonian Sleeper</text:p>
          </table:table-cell>
          <table:table-cell office:value-type="float" office:value="4518.5714285714203" table:style-name="ce31">
            <text:p>4,519</text:p>
          </table:table-cell>
          <table:table-cell office:value-type="float" office:value="64.309200126462201" table:style-name="ce32">
            <text:p>64.3</text:p>
          </table:table-cell>
          <table:table-cell office:value-type="float" office:value="74.340815681315206" table:style-name="ce32">
            <text:p>74.3</text:p>
          </table:table-cell>
          <table:table-cell office:value-type="float" office:value="87.565602276319893" table:style-name="ce32">
            <text:p>87.6</text:p>
          </table:table-cell>
          <table:table-cell office:value-type="float" office:value="17602.6785714285" table:style-name="ce31">
            <text:p>17,603</text:p>
          </table:table-cell>
          <table:table-cell office:value-type="float" office:value="65.230129343139694" table:style-name="ce35">
            <text:p>65.2</text:p>
          </table:table-cell>
          <table:table-cell office:value-type="float" office:value="76.453461831092994" table:style-name="ce35">
            <text:p>76.5</text:p>
          </table:table-cell>
          <table:table-cell office:value-type="float" office:value="90.432665483134599" table:style-name="ce35">
            <text:p>90.4</text:p>
          </table:table-cell>
          <table:table-cell table:number-columns-repeated="16374" table:style-name="ce23"/>
        </table:table-row>
        <table:table-row table:style-name="ro3">
          <table:table-cell office:value-type="string" table:style-name="ce27">
            <text:p>Oct to Dec 2019</text:p>
          </table:table-cell>
          <table:table-cell office:value-type="string" table:style-name="ce27">
            <text:p>Caledonian Sleeper</text:p>
          </table:table-cell>
          <table:table-cell office:value-type="float" office:value="4175" table:style-name="ce31">
            <text:p>4,175</text:p>
          </table:table-cell>
          <table:table-cell office:value-type="float" office:value="52.475620188195002" table:style-name="ce32">
            <text:p>52.5</text:p>
          </table:table-cell>
          <table:table-cell office:value-type="float" office:value="63.6509837467921" table:style-name="ce32">
            <text:p>63.7</text:p>
          </table:table-cell>
          <table:table-cell office:value-type="float" office:value="82.265183917878502" table:style-name="ce32">
            <text:p>82.3</text:p>
          </table:table-cell>
          <table:table-cell office:value-type="float" office:value="17574.5" table:style-name="ce31">
            <text:p>17,575</text:p>
          </table:table-cell>
          <table:table-cell office:value-type="float" office:value="62.641489495738497" table:style-name="ce35">
            <text:p>62.6</text:p>
          </table:table-cell>
          <table:table-cell office:value-type="float" office:value="73.524343305844894" table:style-name="ce35">
            <text:p>73.5</text:p>
          </table:table-cell>
          <table:table-cell office:value-type="float" office:value="87.878541555744306" table:style-name="ce35">
            <text:p>87.9</text:p>
          </table:table-cell>
          <table:table-cell table:number-columns-repeated="16374" table:style-name="ce23"/>
        </table:table-row>
        <table:table-row table:style-name="ro3">
          <table:table-cell office:value-type="string" table:style-name="ce27">
            <text:p>Jan to Mar 2020</text:p>
          </table:table-cell>
          <table:table-cell office:value-type="string" table:style-name="ce27">
            <text:p>Caledonian Sleeper</text:p>
          </table:table-cell>
          <table:table-cell office:value-type="float" office:value="4258.2857142857101" table:style-name="ce31">
            <text:p>4,258</text:p>
          </table:table-cell>
          <table:table-cell office:value-type="float" office:value="66.415056360708505" table:style-name="ce32">
            <text:p>66.4</text:p>
          </table:table-cell>
          <table:table-cell office:value-type="float" office:value="76.761272141706897" table:style-name="ce32">
            <text:p>76.8</text:p>
          </table:table-cell>
          <table:table-cell office:value-type="float" office:value="90.613258185721904" table:style-name="ce32">
            <text:p>90.6</text:p>
          </table:table-cell>
          <table:table-cell office:value-type="float" office:value="17446" table:style-name="ce31">
            <text:p>17,446</text:p>
          </table:table-cell>
          <table:table-cell office:value-type="float" office:value="61.653100997363197" table:style-name="ce35">
            <text:p>61.7</text:p>
          </table:table-cell>
          <table:table-cell office:value-type="float" office:value="72.337498567006705" table:style-name="ce35">
            <text:p>72.3</text:p>
          </table:table-cell>
          <table:table-cell office:value-type="float" office:value="87.154648630058404" table:style-name="ce35">
            <text:p>87.2</text:p>
          </table:table-cell>
          <table:table-cell table:number-columns-repeated="16374" table:style-name="ce23"/>
        </table:table-row>
        <table:table-row table:style-name="ro3">
          <table:table-cell office:value-type="string" table:style-name="ce27">
            <text:p>Apr to Jun 2020</text:p>
          </table:table-cell>
          <table:table-cell office:value-type="string" table:style-name="ce27">
            <text:p>Caledonian Sleeper</text:p>
          </table:table-cell>
          <table:table-cell office:value-type="float" office:value="2593.75" table:style-name="ce31">
            <text:p>2,594</text:p>
          </table:table-cell>
          <table:table-cell office:value-type="float" office:value="78.583132530120395" table:style-name="ce32">
            <text:p>78.6</text:p>
          </table:table-cell>
          <table:table-cell office:value-type="float" office:value="85.250258175559296" table:style-name="ce32">
            <text:p>85.3</text:p>
          </table:table-cell>
          <table:table-cell office:value-type="float" office:value="93.459552495696997" table:style-name="ce32">
            <text:p>93.5</text:p>
          </table:table-cell>
          <table:table-cell office:value-type="float" office:value="15545.607142857099" table:style-name="ce31">
            <text:p>15,546</text:p>
          </table:table-cell>
          <table:table-cell office:value-type="float" office:value="64.089533791126101" table:style-name="ce35">
            <text:p>64.1</text:p>
          </table:table-cell>
          <table:table-cell office:value-type="float" office:value="73.953137886908706" table:style-name="ce35">
            <text:p>74.0</text:p>
          </table:table-cell>
          <table:table-cell office:value-type="float" office:value="87.9603103311225" table:style-name="ce35">
            <text:p>88.0</text:p>
          </table:table-cell>
          <table:table-cell table:number-columns-repeated="16374" table:style-name="ce23"/>
        </table:table-row>
        <table:table-row table:style-name="ro3">
          <table:table-cell office:value-type="string" table:style-name="ce27">
            <text:p>Jul to Sep 2020</text:p>
          </table:table-cell>
          <table:table-cell office:value-type="string" table:style-name="ce27">
            <text:p>Caledonian Sleeper</text:p>
          </table:table-cell>
          <table:table-cell office:value-type="float" office:value="3035.8571428571399" table:style-name="ce31">
            <text:p>3,036</text:p>
          </table:table-cell>
          <table:table-cell office:value-type="float" office:value="73.700061173591806" table:style-name="ce32">
            <text:p>73.7</text:p>
          </table:table-cell>
          <table:table-cell office:value-type="float" office:value="82.960801844618999" table:style-name="ce32">
            <text:p>83.0</text:p>
          </table:table-cell>
          <table:table-cell office:value-type="float" office:value="93.937932332596105" table:style-name="ce32">
            <text:p>93.9</text:p>
          </table:table-cell>
          <table:table-cell office:value-type="float" office:value="14062.8928571428" table:style-name="ce31">
            <text:p>14,063</text:p>
          </table:table-cell>
          <table:table-cell office:value-type="float" office:value="66.093645637836104" table:style-name="ce35">
            <text:p>66.1</text:p>
          </table:table-cell>
          <table:table-cell office:value-type="float" office:value="75.773121258834607" table:style-name="ce35">
            <text:p>75.8</text:p>
          </table:table-cell>
          <table:table-cell office:value-type="float" office:value="89.377566594964904" table:style-name="ce35">
            <text:p>89.4</text:p>
          </table:table-cell>
          <table:table-cell table:number-columns-repeated="16374" table:style-name="ce23"/>
        </table:table-row>
        <table:table-row table:style-name="ro3">
          <table:table-cell office:value-type="string" table:style-name="ce27">
            <text:p>Oct to Dec 2020</text:p>
          </table:table-cell>
          <table:table-cell office:value-type="string" table:style-name="ce27">
            <text:p>Caledonian Sleeper</text:p>
          </table:table-cell>
          <table:table-cell office:value-type="float" office:value="2809.7142857142799" table:style-name="ce31">
            <text:p>2,810</text:p>
          </table:table-cell>
          <table:table-cell office:value-type="float" office:value="71.026540573520407" table:style-name="ce32">
            <text:p>71.0</text:p>
          </table:table-cell>
          <table:table-cell office:value-type="float" office:value="80.125076266015796" table:style-name="ce32">
            <text:p>80.1</text:p>
          </table:table-cell>
          <table:table-cell office:value-type="float" office:value="93.429682733373994" table:style-name="ce32">
            <text:p>93.4</text:p>
          </table:table-cell>
          <table:table-cell office:value-type="float" office:value="12697.607142857099" table:style-name="ce31">
            <text:p>12,698</text:p>
          </table:table-cell>
          <table:table-cell office:value-type="float" office:value="71.662827360610606" table:style-name="ce35">
            <text:p>71.7</text:p>
          </table:table-cell>
          <table:table-cell office:value-type="float" office:value="80.721902045660997" table:style-name="ce35">
            <text:p>80.7</text:p>
          </table:table-cell>
          <table:table-cell office:value-type="float" office:value="92.612781373318299" table:style-name="ce35">
            <text:p>92.6</text:p>
          </table:table-cell>
          <table:table-cell table:number-columns-repeated="16374" table:style-name="ce23"/>
        </table:table-row>
        <table:table-row table:style-name="ro3">
          <table:table-cell office:value-type="string" table:style-name="ce27">
            <text:p>Jan to Mar 2021</text:p>
          </table:table-cell>
          <table:table-cell office:value-type="string" table:style-name="ce27">
            <text:p>Caledonian Sleeper</text:p>
          </table:table-cell>
          <table:table-cell office:value-type="float" office:value="1956.67857142857" table:style-name="ce31">
            <text:p>1,957</text:p>
          </table:table-cell>
          <table:table-cell office:value-type="float" office:value="74.599813824447395" table:style-name="ce32">
            <text:p>74.6</text:p>
          </table:table-cell>
          <table:table-cell office:value-type="float" office:value="83.098180225235893" table:style-name="ce32">
            <text:p>83.1</text:p>
          </table:table-cell>
          <table:table-cell office:value-type="float" office:value="93.626225199408594" table:style-name="ce32">
            <text:p>93.6</text:p>
          </table:table-cell>
          <table:table-cell office:value-type="float" office:value="10396" table:style-name="ce31">
            <text:p>10,396</text:p>
          </table:table-cell>
          <table:table-cell office:value-type="float" office:value="74.365140438630206" table:style-name="ce35">
            <text:p>74.4</text:p>
          </table:table-cell>
          <table:table-cell office:value-type="float" office:value="82.791458253174298" table:style-name="ce35">
            <text:p>82.8</text:p>
          </table:table-cell>
          <table:table-cell office:value-type="float" office:value="93.622547133512896" table:style-name="ce35">
            <text:p>93.6</text:p>
          </table:table-cell>
          <table:table-cell table:number-columns-repeated="16374" table:style-name="ce23"/>
        </table:table-row>
        <table:table-row table:style-name="ro3">
          <table:table-cell office:value-type="string" table:style-name="ce27">
            <text:p>Apr to Jun 2021</text:p>
          </table:table-cell>
          <table:table-cell office:value-type="string" table:style-name="ce27">
            <text:p>Caledonian Sleeper</text:p>
          </table:table-cell>
          <table:table-cell office:value-type="float" office:value="2994.4285714285702" table:style-name="ce31">
            <text:p>2,994</text:p>
          </table:table-cell>
          <table:table-cell office:value-type="float" office:value="70.478507704785002" table:style-name="ce32">
            <text:p>70.5</text:p>
          </table:table-cell>
          <table:table-cell office:value-type="float" office:value="79.232861027622704" table:style-name="ce32">
            <text:p>79.2</text:p>
          </table:table-cell>
          <table:table-cell office:value-type="float" office:value="90.983254615714898" table:style-name="ce32">
            <text:p>91.0</text:p>
          </table:table-cell>
          <table:table-cell office:value-type="float" office:value="10796.6785714285" table:style-name="ce31">
            <text:p>10,797</text:p>
          </table:table-cell>
          <table:table-cell office:value-type="float" office:value="72.273880525426094" table:style-name="ce35">
            <text:p>72.3</text:p>
          </table:table-cell>
          <table:table-cell office:value-type="float" office:value="81.213799217351806" table:style-name="ce35">
            <text:p>81.2</text:p>
          </table:table-cell>
          <table:table-cell office:value-type="float" office:value="92.929703910263399" table:style-name="ce35">
            <text:p>92.9</text:p>
          </table:table-cell>
          <table:table-cell table:number-columns-repeated="16374" table:style-name="ce23"/>
        </table:table-row>
        <table:table-row table:style-name="ro3">
          <table:table-cell office:value-type="string" table:style-name="ce27">
            <text:p>Jul to Sep 2021</text:p>
          </table:table-cell>
          <table:table-cell office:value-type="string" table:style-name="ce27">
            <text:p>Caledonian Sleeper</text:p>
          </table:table-cell>
          <table:table-cell office:value-type="float" office:value="3942.1428571428501" table:style-name="ce31">
            <text:p>3,942</text:p>
          </table:table-cell>
          <table:table-cell office:value-type="float" office:value="68.070302591049099" table:style-name="ce32">
            <text:p>68.1</text:p>
          </table:table-cell>
          <table:table-cell office:value-type="float" office:value="77.615510056169498" table:style-name="ce32">
            <text:p>77.6</text:p>
          </table:table-cell>
          <table:table-cell office:value-type="float" office:value="91.088965392281196" table:style-name="ce32">
            <text:p>91.1</text:p>
          </table:table-cell>
          <table:table-cell office:value-type="float" office:value="11702.964285714201" table:style-name="ce31">
            <text:p>11,703</text:p>
          </table:table-cell>
          <table:table-cell office:value-type="float" office:value="70.487941089406505" table:style-name="ce35">
            <text:p>70.5</text:p>
          </table:table-cell>
          <table:table-cell office:value-type="float" office:value="79.548527082576697" table:style-name="ce35">
            <text:p>79.5</text:p>
          </table:table-cell>
          <table:table-cell office:value-type="float" office:value="92.048107469719199" table:style-name="ce35">
            <text:p>92.0</text:p>
          </table:table-cell>
          <table:table-cell table:number-columns-repeated="16374" table:style-name="ce23"/>
        </table:table-row>
        <table:table-row table:style-name="ro3">
          <table:table-cell office:value-type="string" table:style-name="ce27">
            <text:p>Oct to Dec 2021</text:p>
          </table:table-cell>
          <table:table-cell office:value-type="string" table:style-name="ce27">
            <text:p>Caledonian Sleeper</text:p>
          </table:table-cell>
          <table:table-cell office:value-type="float" office:value="3829.7142857142799" table:style-name="ce31">
            <text:p>3,830</text:p>
          </table:table-cell>
          <table:table-cell office:value-type="float" office:value="62.641748731721798" table:style-name="ce32">
            <text:p>62.6</text:p>
          </table:table-cell>
          <table:table-cell office:value-type="float" office:value="72.224709042076896" table:style-name="ce32">
            <text:p>72.2</text:p>
          </table:table-cell>
          <table:table-cell office:value-type="float" office:value="86.339898537749903" table:style-name="ce32">
            <text:p>86.3</text:p>
          </table:table-cell>
          <table:table-cell office:value-type="float" office:value="12722.964285714201" table:style-name="ce31">
            <text:p>12,723</text:p>
          </table:table-cell>
          <table:table-cell office:value-type="float" office:value="68.007231019276105" table:style-name="ce35">
            <text:p>68.0</text:p>
          </table:table-cell>
          <table:table-cell office:value-type="float" office:value="77.216675134669302" table:style-name="ce35">
            <text:p>77.2</text:p>
          </table:table-cell>
          <table:table-cell office:value-type="float" office:value="90.024786451944294" table:style-name="ce35">
            <text:p>90.0</text:p>
          </table:table-cell>
          <table:table-cell table:number-columns-repeated="16374" table:style-name="ce23"/>
        </table:table-row>
        <table:table-row table:style-name="ro3">
          <table:table-cell office:value-type="string" table:style-name="ce27">
            <text:p>Jan to Mar 2022</text:p>
          </table:table-cell>
          <table:table-cell office:value-type="string" table:style-name="ce27">
            <text:p>Caledonian Sleeper</text:p>
          </table:table-cell>
          <table:table-cell office:value-type="float" office:value="4200.7142857142799" table:style-name="ce31">
            <text:p>4,201</text:p>
          </table:table-cell>
          <table:table-cell office:value-type="float" office:value="72.2768236694439" table:style-name="ce32">
            <text:p>72.3</text:p>
          </table:table-cell>
          <table:table-cell office:value-type="float" office:value="82.122088080258393" table:style-name="ce32">
            <text:p>82.1</text:p>
          </table:table-cell>
          <table:table-cell office:value-type="float" office:value="92.582894065635003" table:style-name="ce32">
            <text:p>92.6</text:p>
          </table:table-cell>
          <table:table-cell office:value-type="float" office:value="14967" table:style-name="ce31">
            <text:p>14,967</text:p>
          </table:table-cell>
          <table:table-cell office:value-type="float" office:value="68.343689450123605" table:style-name="ce35">
            <text:p>68.3</text:p>
          </table:table-cell>
          <table:table-cell office:value-type="float" office:value="77.824547337475707" table:style-name="ce35">
            <text:p>77.8</text:p>
          </table:table-cell>
          <table:table-cell office:value-type="float" office:value="90.271931582815498" table:style-name="ce35">
            <text:p>90.3</text:p>
          </table:table-cell>
          <table:table-cell table:number-columns-repeated="16374" table:style-name="ce23"/>
        </table:table-row>
        <table:table-row table:style-name="ro3">
          <table:table-cell office:value-type="string" table:style-name="ce27">
            <text:p>Apr to Jun 2022</text:p>
          </table:table-cell>
          <table:table-cell office:value-type="string" table:style-name="ce27">
            <text:p>Caledonian Sleeper</text:p>
          </table:table-cell>
          <table:table-cell office:value-type="float" office:value="4017" table:style-name="ce31">
            <text:p>4,017</text:p>
          </table:table-cell>
          <table:table-cell office:value-type="float" office:value="73.844197873324006" table:style-name="ce32">
            <text:p>73.8</text:p>
          </table:table-cell>
          <table:table-cell office:value-type="float" office:value="81.497386109036597" table:style-name="ce32">
            <text:p>81.5</text:p>
          </table:table-cell>
          <table:table-cell office:value-type="float" office:value="90.267257014829795" table:style-name="ce32">
            <text:p>90.3</text:p>
          </table:table-cell>
          <table:table-cell office:value-type="float" office:value="15989.5714285714" table:style-name="ce33">
            <text:p>15,990</text:p>
          </table:table-cell>
          <table:table-cell office:value-type="float" office:value="69.325765900988998" table:style-name="ce34">
            <text:p>69.3</text:p>
          </table:table-cell>
          <table:table-cell office:value-type="float" office:value="78.483520508903098" table:style-name="ce34">
            <text:p>78.5</text:p>
          </table:table-cell>
          <table:table-cell office:value-type="float" office:value="90.1375450070135" table:style-name="ce34">
            <text:p>90.1</text:p>
          </table:table-cell>
          <table:table-cell table:number-columns-repeated="16374" table:style-name="ce23"/>
        </table:table-row>
        <table:table-row table:style-name="ro3">
          <table:table-cell office:value-type="string" table:style-name="ce27">
            <text:p>Jul to Sep 2022</text:p>
          </table:table-cell>
          <table:table-cell office:value-type="string" table:style-name="ce27">
            <text:p>Caledonian Sleeper</text:p>
          </table:table-cell>
          <table:table-cell office:value-type="float" office:value="4197.8214285714203" table:style-name="ce31">
            <text:p>4,198</text:p>
          </table:table-cell>
          <table:table-cell office:value-type="float" office:value="67.485685602225601" table:style-name="ce32">
            <text:p>67.5</text:p>
          </table:table-cell>
          <table:table-cell office:value-type="float" office:value="77.533414441164197" table:style-name="ce32">
            <text:p>77.5</text:p>
          </table:table-cell>
          <table:table-cell office:value-type="float" office:value="90.364049379354896" table:style-name="ce32">
            <text:p>90.4</text:p>
          </table:table-cell>
          <table:table-cell office:value-type="float" office:value="16245.2499999999" table:style-name="ce33">
            <text:p>16,245</text:p>
          </table:table-cell>
          <table:table-cell office:value-type="float" office:value="69.154939795588604" table:style-name="ce34">
            <text:p>69.2</text:p>
          </table:table-cell>
          <table:table-cell office:value-type="float" office:value="78.448645428223998" table:style-name="ce34">
            <text:p>78.4</text:p>
          </table:table-cell>
          <table:table-cell office:value-type="float" office:value="89.965198618497197" table:style-name="ce34">
            <text:p>90.0</text:p>
          </table:table-cell>
          <table:table-cell table:number-columns-repeated="16374" table:style-name="ce23"/>
        </table:table-row>
        <table:table-row table:style-name="ro3">
          <table:table-cell office:value-type="string" table:style-name="ce27">
            <text:p>Oct to Dec 2022</text:p>
          </table:table-cell>
          <table:table-cell office:value-type="string" table:style-name="ce27">
            <text:p>Caledonian Sleeper</text:p>
          </table:table-cell>
          <table:table-cell office:value-type="float" office:value="3925.4285714285702" table:style-name="ce31">
            <text:p>3,925</text:p>
          </table:table-cell>
          <table:table-cell office:value-type="float" office:value="60.579372588980199" table:style-name="ce32">
            <text:p>60.6</text:p>
          </table:table-cell>
          <table:table-cell office:value-type="float" office:value="71.107795327170805" table:style-name="ce32">
            <text:p>71.1</text:p>
          </table:table-cell>
          <table:table-cell office:value-type="float" office:value="87.955819200815199" table:style-name="ce32">
            <text:p>88.0</text:p>
          </table:table-cell>
          <table:table-cell office:value-type="float" office:value="16340.964285714201" table:style-name="ce33">
            <text:p>16,341</text:p>
          </table:table-cell>
          <table:table-cell office:value-type="float" office:value="68.621365673908898" table:style-name="ce34">
            <text:p>68.6</text:p>
          </table:table-cell>
          <table:table-cell office:value-type="float" office:value="78.143884671957196" table:style-name="ce34">
            <text:p>78.1</text:p>
          </table:table-cell>
          <table:table-cell office:value-type="float" office:value="90.332140741825398" table:style-name="ce34">
            <text:p>90.3</text:p>
          </table:table-cell>
          <table:table-cell table:number-columns-repeated="16374" table:style-name="ce23"/>
        </table:table-row>
        <table:table-row table:style-name="ro3">
          <table:table-cell office:value-type="string" table:style-name="ce27">
            <text:p>Jan to Mar 2023</text:p>
          </table:table-cell>
          <table:table-cell office:value-type="string" table:style-name="ce27">
            <text:p>Caledonian Sleeper</text:p>
          </table:table-cell>
          <table:table-cell office:value-type="float" office:value="3933.75" table:style-name="ce31">
            <text:p>3,934</text:p>
          </table:table-cell>
          <table:table-cell office:value-type="float" office:value="70.308230060374896" table:style-name="ce32">
            <text:p>70.3</text:p>
          </table:table-cell>
          <table:table-cell office:value-type="float" office:value="79.2945662535748" table:style-name="ce32">
            <text:p>79.3</text:p>
          </table:table-cell>
          <table:table-cell office:value-type="float" office:value="92.202097235462304" table:style-name="ce32">
            <text:p>92.2</text:p>
          </table:table-cell>
          <table:table-cell office:value-type="float" office:value="16074" table:style-name="ce31">
            <text:p>16,074</text:p>
          </table:table-cell>
          <table:table-cell office:value-type="float" office:value="68.078885156152793" table:style-name="ce35">
            <text:p>68.1</text:p>
          </table:table-cell>
          <table:table-cell office:value-type="float" office:value="77.385840487744105" table:style-name="ce35">
            <text:p>77.4</text:p>
          </table:table-cell>
          <table:table-cell office:value-type="float" office:value="90.201567749160105" table:style-name="ce35">
            <text:p>90.2</text:p>
          </table:table-cell>
          <table:table-cell table:number-columns-repeated="16374" table:style-name="ce23"/>
        </table:table-row>
        <table:table-row table:style-name="ro3">
          <table:table-cell office:value-type="string" table:style-name="ce27">
            <text:p>Apr to Jun 2023</text:p>
          </table:table-cell>
          <table:table-cell office:value-type="string" table:style-name="ce27">
            <text:p>Caledonian Sleeper</text:p>
          </table:table-cell>
          <table:table-cell office:value-type="float" office:value="3864.1428571428501" table:style-name="ce31">
            <text:p>3,864</text:p>
          </table:table-cell>
          <table:table-cell office:value-type="float" office:value="70.806684165773206" table:style-name="ce32">
            <text:p>70.8</text:p>
          </table:table-cell>
          <table:table-cell office:value-type="float" office:value="77.840215904469602" table:style-name="ce32">
            <text:p>77.8</text:p>
          </table:table-cell>
          <table:table-cell office:value-type="float" office:value="88.962623387186198" table:style-name="ce32">
            <text:p>89.0</text:p>
          </table:table-cell>
          <table:table-cell office:value-type="float" office:value="15921.1428571428" table:style-name="ce31">
            <text:p>15,921</text:p>
          </table:table-cell>
          <table:table-cell office:value-type="float" office:value="67.2863128992893" table:style-name="ce35">
            <text:p>67.3</text:p>
          </table:table-cell>
          <table:table-cell office:value-type="float" office:value="76.458752063742693" table:style-name="ce35">
            <text:p>76.5</text:p>
          </table:table-cell>
          <table:table-cell office:value-type="float" office:value="89.884295815088606" table:style-name="ce35">
            <text:p>89.9</text:p>
          </table:table-cell>
          <table:table-cell table:number-columns-repeated="16374" table:style-name="ce23"/>
        </table:table-row>
        <table:table-row table:style-name="ro3">
          <table:table-cell office:value-type="string" table:style-name="ce27">
            <text:p>Jul to Sep 2023</text:p>
          </table:table-cell>
          <table:table-cell office:value-type="string" table:style-name="ce27">
            <text:p>Caledonian Sleeper</text:p>
          </table:table-cell>
          <table:table-cell office:value-type="float" office:value="4463.8571428571404" table:style-name="ce31">
            <text:p>4,464</text:p>
          </table:table-cell>
          <table:table-cell office:value-type="float" office:value="76.445738790923897" table:style-name="ce32">
            <text:p>76.4</text:p>
          </table:table-cell>
          <table:table-cell office:value-type="float" office:value="85.456203795564306" table:style-name="ce32">
            <text:p>85.5</text:p>
          </table:table-cell>
          <table:table-cell office:value-type="float" office:value="93.917816110346493" table:style-name="ce32">
            <text:p>93.9</text:p>
          </table:table-cell>
          <table:table-cell office:value-type="float" office:value="16187.1785714285" table:style-name="ce31">
            <text:p>16,187</text:p>
          </table:table-cell>
          <table:table-cell office:value-type="float" office:value="69.760458563986901" table:style-name="ce35">
            <text:p>69.8</text:p>
          </table:table-cell>
          <table:table-cell office:value-type="float" office:value="78.661242032384493" table:style-name="ce35">
            <text:p>78.7</text:p>
          </table:table-cell>
          <table:table-cell office:value-type="float" office:value="90.872184996502895" table:style-name="ce35">
            <text:p>90.9</text:p>
          </table:table-cell>
          <table:table-cell table:number-columns-repeated="16374" table:style-name="ce23"/>
        </table:table-row>
        <table:table-row table:style-name="ro3">
          <table:table-cell office:value-type="string" table:style-name="ce27">
            <text:p>Oct to Dec 2023</text:p>
          </table:table-cell>
          <table:table-cell office:value-type="string" table:style-name="ce27">
            <text:p>Caledonian Sleeper</text:p>
          </table:table-cell>
          <table:table-cell office:value-type="float" office:value="3956.6428571428501" table:style-name="ce31">
            <text:p>3,957</text:p>
          </table:table-cell>
          <table:table-cell office:value-type="float" office:value="59.252974202516498" table:style-name="ce32">
            <text:p>59.3</text:p>
          </table:table-cell>
          <table:table-cell office:value-type="float" office:value="67.302727781488599" table:style-name="ce32">
            <text:p>67.3</text:p>
          </table:table-cell>
          <table:table-cell office:value-type="float" office:value="85.536078565883699" table:style-name="ce32">
            <text:p>85.5</text:p>
          </table:table-cell>
          <table:table-cell office:value-type="float" office:value="16218.3928571428" table:style-name="ce31">
            <text:p>16,218</text:p>
          </table:table-cell>
          <table:table-cell office:value-type="float" office:value="69.419199982383304" table:style-name="ce35">
            <text:p>69.4</text:p>
          </table:table-cell>
          <table:table-cell office:value-type="float" office:value="77.718419343117901" table:style-name="ce35">
            <text:p>77.7</text:p>
          </table:table-cell>
          <table:table-cell office:value-type="float" office:value="90.276251610274898" table:style-name="ce35">
            <text:p>90.3</text:p>
          </table:table-cell>
          <table:table-cell table:number-columns-repeated="16374" table:style-name="ce23"/>
        </table:table-row>
        <table:table-row table:style-name="ro3">
          <table:table-cell office:value-type="string" table:style-name="ce27">
            <text:p>Jan to Mar 2024</text:p>
          </table:table-cell>
          <table:table-cell office:value-type="string" table:style-name="ce27">
            <text:p>Caledonian Sleeper</text:p>
          </table:table-cell>
          <table:table-cell office:value-type="float" office:value="3940.3571428571399" table:style-name="ce31">
            <text:p>3,940</text:p>
          </table:table-cell>
          <table:table-cell office:value-type="float" office:value="69.462521526330093" table:style-name="ce32">
            <text:p>69.5</text:p>
          </table:table-cell>
          <table:table-cell office:value-type="float" office:value="78.789087283603706" table:style-name="ce32">
            <text:p>78.8</text:p>
          </table:table-cell>
          <table:table-cell office:value-type="float" office:value="91.606997190247398" table:style-name="ce32">
            <text:p>91.6</text:p>
          </table:table-cell>
          <table:table-cell office:value-type="float" office:value="16225" table:style-name="ce31">
            <text:p>16,225</text:p>
          </table:table-cell>
          <table:table-cell office:value-type="float" office:value="69.214175654853605" table:style-name="ce35">
            <text:p>69.2</text:p>
          </table:table-cell>
          <table:table-cell office:value-type="float" office:value="77.596302003081604" table:style-name="ce35">
            <text:p>77.6</text:p>
          </table:table-cell>
          <table:table-cell office:value-type="float" office:value="90.132511556240303" table:style-name="ce35">
            <text:p>90.1</text:p>
          </table:table-cell>
          <table:table-cell table:number-columns-repeated="16374" table:style-name="ce23"/>
        </table:table-row>
        <table:table-row table:style-name="ro3">
          <table:table-cell office:value-type="string" table:style-name="ce27">
            <text:p>Apr to Jun 2024</text:p>
          </table:table-cell>
          <table:table-cell office:value-type="string" table:style-name="ce27">
            <text:p>Caledonian Sleeper</text:p>
          </table:table-cell>
          <table:table-cell office:value-type="float" office:value="4196.5714285714203" table:style-name="ce31">
            <text:p>4,197</text:p>
          </table:table-cell>
          <table:table-cell office:value-type="float" office:value="75.153186274509693" table:style-name="ce32">
            <text:p>75.2</text:p>
          </table:table-cell>
          <table:table-cell office:value-type="float" office:value="82.410811546840904" table:style-name="ce32">
            <text:p>82.4</text:p>
          </table:table-cell>
          <table:table-cell office:value-type="float" office:value="91.414760348583798" table:style-name="ce32">
            <text:p>91.4</text:p>
          </table:table-cell>
          <table:table-cell office:value-type="float" office:value="16557.4285714285" table:style-name="ce31">
            <text:p>16,557</text:p>
          </table:table-cell>
          <table:table-cell office:value-type="float" office:value="70.3477938258183" table:style-name="ce35">
            <text:p>70.3</text:p>
          </table:table-cell>
          <table:table-cell office:value-type="float" office:value="78.759641766319803" table:style-name="ce35">
            <text:p>78.8</text:p>
          </table:table-cell>
          <table:table-cell office:value-type="float" office:value="90.730530965815902" table:style-name="ce35">
            <text:p>90.7</text:p>
          </table:table-cell>
          <table:table-cell table:number-columns-repeated="16374" table:style-name="ce23"/>
        </table:table-row>
        <table:table-row table:style-name="ro3">
          <table:table-cell office:value-type="string" table:style-name="ce27">
            <text:p>Jul to Sep 2024</text:p>
          </table:table-cell>
          <table:table-cell office:value-type="string" table:style-name="ce27">
            <text:p>Caledonian Sleeper</text:p>
          </table:table-cell>
          <table:table-cell office:value-type="float" office:value="4568.1428571428496" table:style-name="ce31">
            <text:p>4,568</text:p>
          </table:table-cell>
          <table:table-cell office:value-type="float" office:value="77.683960346499006" table:style-name="ce32">
            <text:p>77.7</text:p>
          </table:table-cell>
          <table:table-cell office:value-type="float" office:value="84.8797573255777" table:style-name="ce32">
            <text:p>84.9</text:p>
          </table:table-cell>
          <table:table-cell office:value-type="float" office:value="94.264627701160194" table:style-name="ce32">
            <text:p>94.3</text:p>
          </table:table-cell>
          <table:table-cell office:value-type="float" office:value="16661.714285714199" table:style-name="ce31">
            <text:p>16,662</text:p>
          </table:table-cell>
          <table:table-cell office:value-type="float" office:value="70.725444131970605" table:style-name="ce35">
            <text:p>70.7</text:p>
          </table:table-cell>
          <table:table-cell office:value-type="float" office:value="78.643511214760906" table:style-name="ce35">
            <text:p>78.6</text:p>
          </table:table-cell>
          <table:table-cell office:value-type="float" office:value="90.845565539474507" table:style-name="ce35">
            <text:p>90.8</text:p>
          </table:table-cell>
          <table:table-cell table:number-columns-repeated="16374" table:style-name="ce23"/>
        </table:table-row>
        <table:table-row table:style-name="ro3">
          <table:table-cell office:value-type="string" table:style-name="ce27">
            <text:p>Oct to Dec 2024</text:p>
          </table:table-cell>
          <table:table-cell office:value-type="string" table:style-name="ce27">
            <text:p>Caledonian Sleeper</text:p>
          </table:table-cell>
          <table:table-cell office:value-type="float" office:value="4071.5714285714198" table:style-name="ce31">
            <text:p>4,072</text:p>
          </table:table-cell>
          <table:table-cell office:value-type="float" office:value="61.594330023507901" table:style-name="ce32">
            <text:p>61.6</text:p>
          </table:table-cell>
          <table:table-cell office:value-type="float" office:value="72.004491070488697" table:style-name="ce32">
            <text:p>72.0</text:p>
          </table:table-cell>
          <table:table-cell office:value-type="float" office:value="89.765271393986197" table:style-name="ce32">
            <text:p>89.8</text:p>
          </table:table-cell>
          <table:table-cell office:value-type="float" office:value="16776.6428571428" table:style-name="ce31">
            <text:p>16,777</text:p>
          </table:table-cell>
          <table:table-cell office:value-type="float" office:value="71.215082193355499" table:style-name="ce35">
            <text:p>71.2</text:p>
          </table:table-cell>
          <table:table-cell office:value-type="float" office:value="79.706905434000504" table:style-name="ce35">
            <text:p>79.7</text:p>
          </table:table-cell>
          <table:table-cell office:value-type="float" office:value="91.835587743163302" table:style-name="ce35">
            <text:p>91.8</text:p>
          </table:table-cell>
          <table:table-cell table:number-columns-repeated="16374" table:style-name="ce23"/>
        </table:table-row>
        <table:table-row table:style-name="ro3">
          <table:table-cell office:value-type="string" table:style-name="ce27">
            <text:p>Jan to Mar 2025</text:p>
          </table:table-cell>
          <table:table-cell office:value-type="string" table:style-name="ce27">
            <text:p>Caledonian Sleeper</text:p>
          </table:table-cell>
          <table:table-cell office:value-type="float" office:value="3758.7142857142799" table:style-name="ce31">
            <text:p>3,759</text:p>
          </table:table-cell>
          <table:table-cell office:value-type="float" office:value="62.935654289080603" table:style-name="ce32">
            <text:p>62.9</text:p>
          </table:table-cell>
          <table:table-cell office:value-type="float" office:value="74.132492113564595" table:style-name="ce32">
            <text:p>74.1</text:p>
          </table:table-cell>
          <table:table-cell office:value-type="float" office:value="91.0873779027783" table:style-name="ce32">
            <text:p>91.1</text:p>
          </table:table-cell>
          <table:table-cell office:value-type="float" office:value="16595" table:style-name="ce31">
            <text:p>16,595</text:p>
          </table:table-cell>
          <table:table-cell office:value-type="float" office:value="69.7559505875263" table:style-name="ce35">
            <text:p>69.8</text:p>
          </table:table-cell>
          <table:table-cell office:value-type="float" office:value="78.662247664959295" table:style-name="ce35">
            <text:p>78.7</text:p>
          </table:table-cell>
          <table:table-cell office:value-type="float" office:value="91.720397710153605" table:style-name="ce35">
            <text:p>91.7</text:p>
          </table:table-cell>
          <table:table-cell table:number-columns-repeated="16374" table:style-name="ce23"/>
        </table:table-row>
        <table:table-row table:style-name="ro3">
          <table:table-cell office:value-type="string" table:style-name="ce27">
            <text:p>Apr to Jun 2025 [p]</text:p>
          </table:table-cell>
          <table:table-cell office:value-type="string" table:style-name="ce27">
            <text:p>Caledonian Sleeper</text:p>
          </table:table-cell>
          <table:table-cell office:value-type="float" office:value="3982.49999999999" table:style-name="ce31">
            <text:p>3,982</text:p>
          </table:table-cell>
          <table:table-cell office:value-type="float" office:value="62.763877679131902" table:style-name="ce32">
            <text:p>62.8</text:p>
          </table:table-cell>
          <table:table-cell office:value-type="float" office:value="73.358443188951597" table:style-name="ce32">
            <text:p>73.4</text:p>
          </table:table-cell>
          <table:table-cell office:value-type="float" office:value="90.088781275221905" table:style-name="ce32">
            <text:p>90.1</text:p>
          </table:table-cell>
          <table:table-cell office:value-type="float" office:value="16380.9285714285" table:style-name="ce31">
            <text:p>16,381</text:p>
          </table:table-cell>
          <table:table-cell office:value-type="float" office:value="66.673352722896297" table:style-name="ce35">
            <text:p>66.7</text:p>
          </table:table-cell>
          <table:table-cell office:value-type="float" office:value="76.412465715793104" table:style-name="ce35">
            <text:p>76.4</text:p>
          </table:table-cell>
          <table:table-cell office:value-type="float" office:value="91.402022386660406" table:style-name="ce35">
            <text:p>91.4</text:p>
          </table:table-cell>
          <table:table-cell table:number-columns-repeated="16374" table:style-name="ce23"/>
        </table:table-row>
        <table:table-row table:style-name="ro3">
          <table:table-cell office:value-type="string" table:style-name="ce36">
            <text:p>Jul to Sep 2025 [p]</text:p>
          </table:table-cell>
          <table:table-cell office:value-type="string" table:style-name="ce27">
            <text:p>Caledonian Sleeper</text:p>
          </table:table-cell>
          <table:table-cell office:value-type="float" office:value="4079" table:style-name="ce31">
            <text:p>4,079</text:p>
          </table:table-cell>
          <table:table-cell office:value-type="float" office:value="62.5547227962035" table:style-name="ce32">
            <text:p>62.6</text:p>
          </table:table-cell>
          <table:table-cell office:value-type="float" office:value="71.397926662697401" table:style-name="ce32">
            <text:p>71.4</text:p>
          </table:table-cell>
          <table:table-cell office:value-type="float" office:value="86.6362553847231" table:style-name="ce32">
            <text:p>86.6</text:p>
          </table:table-cell>
          <table:table-cell office:value-type="float" office:value="15891.785714285699" table:style-name="ce31">
            <text:p>15,892</text:p>
          </table:table-cell>
          <table:table-cell office:value-type="float" office:value="62.451176483807899" table:style-name="ce35">
            <text:p>62.5</text:p>
          </table:table-cell>
          <table:table-cell office:value-type="float" office:value="72.691417398925694" table:style-name="ce35">
            <text:p>72.7</text:p>
          </table:table-cell>
          <table:table-cell office:value-type="float" office:value="89.355911634492202" table:style-name="ce35">
            <text:p>89.4</text:p>
          </table:table-cell>
          <table:table-cell table:number-columns-repeated="16374" table:style-name="ce23"/>
        </table:table-row>
        <table:table-row table:style-name="ro3">
          <table:table-cell office:value-type="string" table:style-name="ce27">
            <text:p>Apr to Jun 2014</text:p>
          </table:table-cell>
          <table:table-cell office:value-type="string" table:style-name="ce27">
            <text:p>Chiltern Railways</text:p>
          </table:table-cell>
          <table:table-cell office:value-type="float" office:value="240377.892857142" table:style-name="ce31">
            <text:p>240,378</text:p>
          </table:table-cell>
          <table:table-cell office:value-type="float" office:value="78.719014004882993" table:style-name="ce32">
            <text:p>78.7</text:p>
          </table:table-cell>
          <table:table-cell office:value-type="float" office:value="92.2028128032334" table:style-name="ce32">
            <text:p>92.2</text:p>
          </table:table-cell>
          <table:table-cell office:value-type="float" office:value="99.360679263796001" table:style-name="ce32">
            <text:p>99.4</text:p>
          </table:table-cell>
          <table:table-cell office:value-type="float" office:value="971740.75000000012" table:style-name="ce33">
            <text:p>971,741</text:p>
          </table:table-cell>
          <table:table-cell office:value-type="float" office:value="75.746286827457396" table:style-name="ce34">
            <text:p>75.7</text:p>
          </table:table-cell>
          <table:table-cell office:value-type="float" office:value="90.078850028378753" table:style-name="ce34">
            <text:p>90.1</text:p>
          </table:table-cell>
          <table:table-cell office:value-type="float" office:value="99.182814081695298" table:style-name="ce34">
            <text:p>99.2</text:p>
          </table:table-cell>
          <table:table-cell table:number-columns-repeated="16374" table:style-name="ce23"/>
        </table:table-row>
        <table:table-row table:style-name="ro3">
          <table:table-cell office:value-type="string" table:style-name="ce27">
            <text:p>Jul to Sep 2014</text:p>
          </table:table-cell>
          <table:table-cell office:value-type="string" table:style-name="ce27">
            <text:p>Chiltern Railways</text:p>
          </table:table-cell>
          <table:table-cell office:value-type="float" office:value="244731.57142857101" table:style-name="ce31">
            <text:p>244,732</text:p>
          </table:table-cell>
          <table:table-cell office:value-type="float" office:value="75.781089018230404" table:style-name="ce32">
            <text:p>75.8</text:p>
          </table:table-cell>
          <table:table-cell office:value-type="float" office:value="90.667063213865205" table:style-name="ce32">
            <text:p>90.7</text:p>
          </table:table-cell>
          <table:table-cell office:value-type="float" office:value="99.336138544796299" table:style-name="ce32">
            <text:p>99.3</text:p>
          </table:table-cell>
          <table:table-cell office:value-type="float" office:value="967320.89285714261" table:style-name="ce33">
            <text:p>967,321</text:p>
          </table:table-cell>
          <table:table-cell office:value-type="float" office:value="75.226307121824149" table:style-name="ce34">
            <text:p>75.2</text:p>
          </table:table-cell>
          <table:table-cell office:value-type="float" office:value="89.90140847410477" table:style-name="ce34">
            <text:p>89.9</text:p>
          </table:table-cell>
          <table:table-cell office:value-type="float" office:value="99.188358420726473" table:style-name="ce34">
            <text:p>99.2</text:p>
          </table:table-cell>
          <table:table-cell table:number-columns-repeated="16374" table:style-name="ce23"/>
        </table:table-row>
        <table:table-row table:style-name="ro3">
          <table:table-cell office:value-type="string" table:style-name="ce27">
            <text:p>Oct to Dec 2014</text:p>
          </table:table-cell>
          <table:table-cell office:value-type="string" table:style-name="ce27">
            <text:p>Chiltern Railways</text:p>
          </table:table-cell>
          <table:table-cell office:value-type="float" office:value="237494.35714285701" table:style-name="ce31">
            <text:p>237,494</text:p>
          </table:table-cell>
          <table:table-cell office:value-type="float" office:value="69.479184618220998" table:style-name="ce32">
            <text:p>69.5</text:p>
          </table:table-cell>
          <table:table-cell office:value-type="float" office:value="86.317539574624405" table:style-name="ce32">
            <text:p>86.3</text:p>
          </table:table-cell>
          <table:table-cell office:value-type="float" office:value="99.017179656298495" table:style-name="ce32">
            <text:p>99.0</text:p>
          </table:table-cell>
          <table:table-cell office:value-type="float" office:value="963287.39285714249" table:style-name="ce33">
            <text:p>963,287</text:p>
          </table:table-cell>
          <table:table-cell office:value-type="float" office:value="74.659094283796861" table:style-name="ce34">
            <text:p>74.7</text:p>
          </table:table-cell>
          <table:table-cell office:value-type="float" office:value="89.664751807677064" table:style-name="ce34">
            <text:p>89.7</text:p>
          </table:table-cell>
          <table:table-cell office:value-type="float" office:value="99.215124458295662" table:style-name="ce34">
            <text:p>99.2</text:p>
          </table:table-cell>
          <table:table-cell table:number-columns-repeated="16374" table:style-name="ce23"/>
        </table:table-row>
        <table:table-row table:style-name="ro3">
          <table:table-cell office:value-type="string" table:style-name="ce27">
            <text:p>Jan to Mar 2015</text:p>
          </table:table-cell>
          <table:table-cell office:value-type="string" table:style-name="ce27">
            <text:p>Chiltern Railways</text:p>
          </table:table-cell>
          <table:table-cell office:value-type="float" office:value="234192.178571428" table:style-name="ce31">
            <text:p>234,192</text:p>
          </table:table-cell>
          <table:table-cell office:value-type="float" office:value="77.484867815367096" table:style-name="ce32">
            <text:p>77.5</text:p>
          </table:table-cell>
          <table:table-cell office:value-type="float" office:value="91.538756097899395" table:style-name="ce32">
            <text:p>91.5</text:p>
          </table:table-cell>
          <table:table-cell office:value-type="float" office:value="99.260695695430798" table:style-name="ce32">
            <text:p>99.3</text:p>
          </table:table-cell>
          <table:table-cell office:value-type="float" office:value="956796" table:style-name="ce31">
            <text:p>956,796</text:p>
          </table:table-cell>
          <table:table-cell office:value-type="float" office:value="75.371970618606198" table:style-name="ce35">
            <text:p>75.4</text:p>
          </table:table-cell>
          <table:table-cell office:value-type="float" office:value="90.186622853774495" table:style-name="ce35">
            <text:p>90.2</text:p>
          </table:table-cell>
          <table:table-cell office:value-type="float" office:value="99.244666574692999" table:style-name="ce35">
            <text:p>99.2</text:p>
          </table:table-cell>
          <table:table-cell table:number-columns-repeated="16374" table:style-name="ce23"/>
        </table:table-row>
        <table:table-row table:style-name="ro3">
          <table:table-cell office:value-type="string" table:style-name="ce27">
            <text:p>Apr to Jun 2015</text:p>
          </table:table-cell>
          <table:table-cell office:value-type="string" table:style-name="ce27">
            <text:p>Chiltern Railways</text:p>
          </table:table-cell>
          <table:table-cell office:value-type="float" office:value="237646.25" table:style-name="ce31">
            <text:p>237,646</text:p>
          </table:table-cell>
          <table:table-cell office:value-type="float" office:value="74.847684020140903" table:style-name="ce32">
            <text:p>74.8</text:p>
          </table:table-cell>
          <table:table-cell office:value-type="float" office:value="90.098758734283095" table:style-name="ce32">
            <text:p>90.1</text:p>
          </table:table-cell>
          <table:table-cell office:value-type="float" office:value="99.259899355209001" table:style-name="ce32">
            <text:p>99.3</text:p>
          </table:table-cell>
          <table:table-cell office:value-type="float" office:value="954064.35714285704" table:style-name="ce31">
            <text:p>954,064</text:p>
          </table:table-cell>
          <table:table-cell office:value-type="float" office:value="74.398084555691497" table:style-name="ce35">
            <text:p>74.4</text:p>
          </table:table-cell>
          <table:table-cell office:value-type="float" office:value="89.656754961349193" table:style-name="ce35">
            <text:p>89.7</text:p>
          </table:table-cell>
          <table:table-cell office:value-type="float" office:value="99.219231317204404" table:style-name="ce35">
            <text:p>99.2</text:p>
          </table:table-cell>
          <table:table-cell table:number-columns-repeated="16374" table:style-name="ce23"/>
        </table:table-row>
        <table:table-row table:style-name="ro3">
          <table:table-cell office:value-type="string" table:style-name="ce27">
            <text:p>Jul to Sep 2015</text:p>
          </table:table-cell>
          <table:table-cell office:value-type="string" table:style-name="ce27">
            <text:p>Chiltern Railways</text:p>
          </table:table-cell>
          <table:table-cell office:value-type="float" office:value="247283.214285714" table:style-name="ce31">
            <text:p>247,283</text:p>
          </table:table-cell>
          <table:table-cell office:value-type="float" office:value="74.706763355493194" table:style-name="ce32">
            <text:p>74.7</text:p>
          </table:table-cell>
          <table:table-cell office:value-type="float" office:value="89.916636938848299" table:style-name="ce32">
            <text:p>89.9</text:p>
          </table:table-cell>
          <table:table-cell office:value-type="float" office:value="99.176349269851002" table:style-name="ce32">
            <text:p>99.2</text:p>
          </table:table-cell>
          <table:table-cell office:value-type="float" office:value="956616" table:style-name="ce31">
            <text:p>956,616</text:p>
          </table:table-cell>
          <table:table-cell office:value-type="float" office:value="74.124062618348702" table:style-name="ce35">
            <text:p>74.1</text:p>
          </table:table-cell>
          <table:table-cell office:value-type="float" office:value="89.4654662148358" table:style-name="ce35">
            <text:p>89.5</text:p>
          </table:table-cell>
          <table:table-cell office:value-type="float" office:value="99.178237961433098" table:style-name="ce35">
            <text:p>99.2</text:p>
          </table:table-cell>
          <table:table-cell table:number-columns-repeated="16374" table:style-name="ce23"/>
        </table:table-row>
        <table:table-row table:style-name="ro3">
          <table:table-cell office:value-type="string" table:style-name="ce27">
            <text:p>Oct to Dec 2015</text:p>
          </table:table-cell>
          <table:table-cell office:value-type="string" table:style-name="ce27">
            <text:p>Chiltern Railways</text:p>
          </table:table-cell>
          <table:table-cell office:value-type="float" office:value="251841.32142857101" table:style-name="ce31">
            <text:p>251,841</text:p>
          </table:table-cell>
          <table:table-cell office:value-type="float" office:value="64.230793284376702" table:style-name="ce32">
            <text:p>64.2</text:p>
          </table:table-cell>
          <table:table-cell office:value-type="float" office:value="83.134604173234294" table:style-name="ce32">
            <text:p>83.1</text:p>
          </table:table-cell>
          <table:table-cell office:value-type="float" office:value="98.759692362977404" table:style-name="ce32">
            <text:p>98.8</text:p>
          </table:table-cell>
          <table:table-cell office:value-type="float" office:value="970962.96428571397" table:style-name="ce31">
            <text:p>970,963</text:p>
          </table:table-cell>
          <table:table-cell office:value-type="float" office:value="72.694140202419803" table:style-name="ce35">
            <text:p>72.7</text:p>
          </table:table-cell>
          <table:table-cell office:value-type="float" office:value="88.593385734184395" table:style-name="ce35">
            <text:p>88.6</text:p>
          </table:table-cell>
          <table:table-cell office:value-type="float" office:value="99.109072977367802" table:style-name="ce35">
            <text:p>99.1</text:p>
          </table:table-cell>
          <table:table-cell table:number-columns-repeated="16374" table:style-name="ce23"/>
        </table:table-row>
        <table:table-row table:style-name="ro3">
          <table:table-cell office:value-type="string" table:style-name="ce27">
            <text:p>Jan to Mar 2016</text:p>
          </table:table-cell>
          <table:table-cell office:value-type="string" table:style-name="ce27">
            <text:p>Chiltern Railways</text:p>
          </table:table-cell>
          <table:table-cell office:value-type="float" office:value="256361.214285714" table:style-name="ce31">
            <text:p>256,361</text:p>
          </table:table-cell>
          <table:table-cell office:value-type="float" office:value="73.208937612303103" table:style-name="ce32">
            <text:p>73.2</text:p>
          </table:table-cell>
          <table:table-cell office:value-type="float" office:value="89.340598380020097" table:style-name="ce32">
            <text:p>89.3</text:p>
          </table:table-cell>
          <table:table-cell office:value-type="float" office:value="99.253856932336205" table:style-name="ce32">
            <text:p>99.3</text:p>
          </table:table-cell>
          <table:table-cell office:value-type="float" office:value="993132" table:style-name="ce31">
            <text:p>993,132</text:p>
          </table:table-cell>
          <table:table-cell office:value-type="float" office:value="71.697317174353401" table:style-name="ce35">
            <text:p>71.7</text:p>
          </table:table-cell>
          <table:table-cell office:value-type="float" office:value="88.091713891003394" table:style-name="ce35">
            <text:p>88.1</text:p>
          </table:table-cell>
          <table:table-cell office:value-type="float" office:value="99.110692234264903" table:style-name="ce35">
            <text:p>99.1</text:p>
          </table:table-cell>
          <table:table-cell table:number-columns-repeated="16374" table:style-name="ce23"/>
        </table:table-row>
        <table:table-row table:style-name="ro3">
          <table:table-cell office:value-type="string" table:style-name="ce27">
            <text:p>Apr to Jun 2016</text:p>
          </table:table-cell>
          <table:table-cell office:value-type="string" table:style-name="ce27">
            <text:p>Chiltern Railways</text:p>
          </table:table-cell>
          <table:table-cell office:value-type="float" office:value="260755.78571428501" table:style-name="ce31">
            <text:p>260,756</text:p>
          </table:table-cell>
          <table:table-cell office:value-type="float" office:value="71.080315708650204" table:style-name="ce32">
            <text:p>71.1</text:p>
          </table:table-cell>
          <table:table-cell office:value-type="float" office:value="87.900734157110804" table:style-name="ce32">
            <text:p>87.9</text:p>
          </table:table-cell>
          <table:table-cell office:value-type="float" office:value="99.073558428096703" table:style-name="ce32">
            <text:p>99.1</text:p>
          </table:table-cell>
          <table:table-cell office:value-type="float" office:value="1016241.53571428" table:style-name="ce31">
            <text:p>1,016,242</text:p>
          </table:table-cell>
          <table:table-cell office:value-type="float" office:value="70.802294153706299" table:style-name="ce35">
            <text:p>70.8</text:p>
          </table:table-cell>
          <table:table-cell office:value-type="float" office:value="87.573366891159793" table:style-name="ce35">
            <text:p>87.6</text:p>
          </table:table-cell>
          <table:table-cell office:value-type="float" office:value="99.06627231441" table:style-name="ce35">
            <text:p>99.1</text:p>
          </table:table-cell>
          <table:table-cell table:number-columns-repeated="16374" table:style-name="ce23"/>
        </table:table-row>
        <table:table-row table:style-name="ro3">
          <table:table-cell office:value-type="string" table:style-name="ce27">
            <text:p>Jul to Sep 2016</text:p>
          </table:table-cell>
          <table:table-cell office:value-type="string" table:style-name="ce27">
            <text:p>Chiltern Railways</text:p>
          </table:table-cell>
          <table:table-cell office:value-type="float" office:value="257713.35714285701" table:style-name="ce31">
            <text:p>257,713</text:p>
          </table:table-cell>
          <table:table-cell office:value-type="float" office:value="65.881057775429895" table:style-name="ce32">
            <text:p>65.9</text:p>
          </table:table-cell>
          <table:table-cell office:value-type="float" office:value="85.715289439790098" table:style-name="ce32">
            <text:p>85.7</text:p>
          </table:table-cell>
          <table:table-cell office:value-type="float" office:value="98.676145451743494" table:style-name="ce32">
            <text:p>98.7</text:p>
          </table:table-cell>
          <table:table-cell office:value-type="float" office:value="1026671.67857142" table:style-name="ce31">
            <text:p>1,026,672</text:p>
          </table:table-cell>
          <table:table-cell office:value-type="float" office:value="68.626546941369796" table:style-name="ce35">
            <text:p>68.6</text:p>
          </table:table-cell>
          <table:table-cell office:value-type="float" office:value="86.542557578655604" table:style-name="ce35">
            <text:p>86.5</text:p>
          </table:table-cell>
          <table:table-cell office:value-type="float" office:value="98.941830304840394" table:style-name="ce35">
            <text:p>98.9</text:p>
          </table:table-cell>
          <table:table-cell table:number-columns-repeated="16374" table:style-name="ce23"/>
        </table:table-row>
        <table:table-row table:style-name="ro3">
          <table:table-cell office:value-type="string" table:style-name="ce27">
            <text:p>Oct to Dec 2016</text:p>
          </table:table-cell>
          <table:table-cell office:value-type="string" table:style-name="ce27">
            <text:p>Chiltern Railways</text:p>
          </table:table-cell>
          <table:table-cell office:value-type="float" office:value="257456.10714285701" table:style-name="ce31">
            <text:p>257,456</text:p>
          </table:table-cell>
          <table:table-cell office:value-type="float" office:value="66.431004674721905" table:style-name="ce32">
            <text:p>66.4</text:p>
          </table:table-cell>
          <table:table-cell office:value-type="float" office:value="85.031970082001493" table:style-name="ce32">
            <text:p>85.0</text:p>
          </table:table-cell>
          <table:table-cell office:value-type="float" office:value="99.065763082223" table:style-name="ce32">
            <text:p>99.1</text:p>
          </table:table-cell>
          <table:table-cell office:value-type="float" office:value="1032286.46428571" table:style-name="ce31">
            <text:p>1,032,286</text:p>
          </table:table-cell>
          <table:table-cell office:value-type="float" office:value="69.151378626523893" table:style-name="ce35">
            <text:p>69.2</text:p>
          </table:table-cell>
          <table:table-cell office:value-type="float" office:value="86.997231284879007" table:style-name="ce35">
            <text:p>87.0</text:p>
          </table:table-cell>
          <table:table-cell office:value-type="float" office:value="99.017174807615802" table:style-name="ce35">
            <text:p>99.0</text:p>
          </table:table-cell>
          <table:table-cell table:number-columns-repeated="16374" table:style-name="ce23"/>
        </table:table-row>
        <table:table-row table:style-name="ro3">
          <table:table-cell office:value-type="string" table:style-name="ce27">
            <text:p>Jan to Mar 2017</text:p>
          </table:table-cell>
          <table:table-cell office:value-type="string" table:style-name="ce27">
            <text:p>Chiltern Railways</text:p>
          </table:table-cell>
          <table:table-cell office:value-type="float" office:value="261344.75" table:style-name="ce31">
            <text:p>261,345</text:p>
          </table:table-cell>
          <table:table-cell office:value-type="float" office:value="71.1891094043404" table:style-name="ce32">
            <text:p>71.2</text:p>
          </table:table-cell>
          <table:table-cell office:value-type="float" office:value="88.741403835355399" table:style-name="ce32">
            <text:p>88.7</text:p>
          </table:table-cell>
          <table:table-cell office:value-type="float" office:value="99.135146200564506" table:style-name="ce32">
            <text:p>99.1</text:p>
          </table:table-cell>
          <table:table-cell office:value-type="float" office:value="1037270" table:style-name="ce31">
            <text:p>1,037,270</text:p>
          </table:table-cell>
          <table:table-cell office:value-type="float" office:value="68.661968436376199" table:style-name="ce35">
            <text:p>68.7</text:p>
          </table:table-cell>
          <table:table-cell office:value-type="float" office:value="86.8575202213502" table:style-name="ce35">
            <text:p>86.9</text:p>
          </table:table-cell>
          <table:table-cell office:value-type="float" office:value="98.988402248209198" table:style-name="ce35">
            <text:p>99.0</text:p>
          </table:table-cell>
          <table:table-cell table:number-columns-repeated="16374" table:style-name="ce23"/>
        </table:table-row>
        <table:table-row table:style-name="ro3">
          <table:table-cell office:value-type="string" table:style-name="ce27">
            <text:p>Apr to Jun 2017</text:p>
          </table:table-cell>
          <table:table-cell office:value-type="string" table:style-name="ce27">
            <text:p>Chiltern Railways</text:p>
          </table:table-cell>
          <table:table-cell office:value-type="float" office:value="264077.14285714203" table:style-name="ce31">
            <text:p>264,077</text:p>
          </table:table-cell>
          <table:table-cell office:value-type="float" office:value="69.915960704123194" table:style-name="ce32">
            <text:p>69.9</text:p>
          </table:table-cell>
          <table:table-cell office:value-type="float" office:value="87.527129518430698" table:style-name="ce32">
            <text:p>87.5</text:p>
          </table:table-cell>
          <table:table-cell office:value-type="float" office:value="98.949143648500893" table:style-name="ce32">
            <text:p>98.9</text:p>
          </table:table-cell>
          <table:table-cell office:value-type="float" office:value="1040591.3571428501" table:style-name="ce31">
            <text:p>1,040,591</text:p>
          </table:table-cell>
          <table:table-cell office:value-type="float" office:value="68.374201921860504" table:style-name="ce35">
            <text:p>68.4</text:p>
          </table:table-cell>
          <table:table-cell office:value-type="float" office:value="86.766038047459105" table:style-name="ce35">
            <text:p>86.8</text:p>
          </table:table-cell>
          <table:table-cell office:value-type="float" office:value="98.957100560745701" table:style-name="ce35">
            <text:p>99.0</text:p>
          </table:table-cell>
          <table:table-cell table:number-columns-repeated="16374" table:style-name="ce23"/>
        </table:table-row>
        <table:table-row table:style-name="ro3">
          <table:table-cell office:value-type="string" table:style-name="ce27">
            <text:p>Jul to Sep 2017</text:p>
          </table:table-cell>
          <table:table-cell office:value-type="string" table:style-name="ce27">
            <text:p>Chiltern Railways</text:p>
          </table:table-cell>
          <table:table-cell office:value-type="float" office:value="267302.85714285698" table:style-name="ce31">
            <text:p>267,303</text:p>
          </table:table-cell>
          <table:table-cell office:value-type="float" office:value="70.1653287870366" table:style-name="ce32">
            <text:p>70.2</text:p>
          </table:table-cell>
          <table:table-cell office:value-type="float" office:value="87.880975030997405" table:style-name="ce32">
            <text:p>87.9</text:p>
          </table:table-cell>
          <table:table-cell office:value-type="float" office:value="99.103852238231596" table:style-name="ce32">
            <text:p>99.1</text:p>
          </table:table-cell>
          <table:table-cell office:value-type="float" office:value="1050180.8571428501" table:style-name="ce31">
            <text:p>1,050,181</text:p>
          </table:table-cell>
          <table:table-cell office:value-type="float" office:value="69.441913134417902" table:style-name="ce35">
            <text:p>69.4</text:p>
          </table:table-cell>
          <table:table-cell office:value-type="float" office:value="87.307675983973297" table:style-name="ce35">
            <text:p>87.3</text:p>
          </table:table-cell>
          <table:table-cell office:value-type="float" office:value="99.063399419909402" table:style-name="ce35">
            <text:p>99.1</text:p>
          </table:table-cell>
          <table:table-cell table:number-columns-repeated="16374" table:style-name="ce23"/>
        </table:table-row>
        <table:table-row table:style-name="ro3">
          <table:table-cell office:value-type="string" table:style-name="ce27">
            <text:p>Oct to Dec 2017</text:p>
          </table:table-cell>
          <table:table-cell office:value-type="string" table:style-name="ce27">
            <text:p>Chiltern Railways</text:p>
          </table:table-cell>
          <table:table-cell office:value-type="float" office:value="261621.85714285701" table:style-name="ce31">
            <text:p>261,622</text:p>
          </table:table-cell>
          <table:table-cell office:value-type="float" office:value="65.240125743098105" table:style-name="ce32">
            <text:p>65.2</text:p>
          </table:table-cell>
          <table:table-cell office:value-type="float" office:value="84.270918823405395" table:style-name="ce32">
            <text:p>84.3</text:p>
          </table:table-cell>
          <table:table-cell office:value-type="float" office:value="98.695636504813606" table:style-name="ce32">
            <text:p>98.7</text:p>
          </table:table-cell>
          <table:table-cell office:value-type="float" office:value="1054346.6071428501" table:style-name="ce31">
            <text:p>1,054,347</text:p>
          </table:table-cell>
          <table:table-cell office:value-type="float" office:value="69.134516451539596" table:style-name="ce35">
            <text:p>69.1</text:p>
          </table:table-cell>
          <table:table-cell office:value-type="float" office:value="87.109840031258301" table:style-name="ce35">
            <text:p>87.1</text:p>
          </table:table-cell>
          <table:table-cell office:value-type="float" office:value="98.971566852253204" table:style-name="ce35">
            <text:p>99.0</text:p>
          </table:table-cell>
          <table:table-cell table:number-columns-repeated="16374" table:style-name="ce23"/>
        </table:table-row>
        <table:table-row table:style-name="ro3">
          <table:table-cell office:value-type="string" table:style-name="ce27">
            <text:p>Jan to Mar 2018</text:p>
          </table:table-cell>
          <table:table-cell office:value-type="string" table:style-name="ce27">
            <text:p>Chiltern Railways</text:p>
          </table:table-cell>
          <table:table-cell office:value-type="float" office:value="261279.142857142" table:style-name="ce31">
            <text:p>261,279</text:p>
          </table:table-cell>
          <table:table-cell office:value-type="float" office:value="71.258107092906599" table:style-name="ce32">
            <text:p>71.3</text:p>
          </table:table-cell>
          <table:table-cell office:value-type="float" office:value="88.0431383184049" table:style-name="ce32">
            <text:p>88.0</text:p>
          </table:table-cell>
          <table:table-cell office:value-type="float" office:value="99.095220546826198" table:style-name="ce32">
            <text:p>99.1</text:p>
          </table:table-cell>
          <table:table-cell office:value-type="float" office:value="1054281" table:style-name="ce31">
            <text:p>1,054,281</text:p>
          </table:table-cell>
          <table:table-cell office:value-type="float" office:value="69.151488075759602" table:style-name="ce35">
            <text:p>69.2</text:p>
          </table:table-cell>
          <table:table-cell office:value-type="float" office:value="86.936689554302802" table:style-name="ce35">
            <text:p>86.9</text:p>
          </table:table-cell>
          <table:table-cell office:value-type="float" office:value="98.9616620236919" table:style-name="ce35">
            <text:p>99.0</text:p>
          </table:table-cell>
          <table:table-cell table:number-columns-repeated="16374" table:style-name="ce23"/>
        </table:table-row>
        <table:table-row table:style-name="ro3">
          <table:table-cell office:value-type="string" table:style-name="ce27">
            <text:p>Apr to Jun 2018</text:p>
          </table:table-cell>
          <table:table-cell office:value-type="string" table:style-name="ce27">
            <text:p>Chiltern Railways</text:p>
          </table:table-cell>
          <table:table-cell office:value-type="float" office:value="265942.25" table:style-name="ce31">
            <text:p>265,942</text:p>
          </table:table-cell>
          <table:table-cell office:value-type="float" office:value="71.405916134047899" table:style-name="ce32">
            <text:p>71.4</text:p>
          </table:table-cell>
          <table:table-cell office:value-type="float" office:value="88.920244902793698" table:style-name="ce32">
            <text:p>88.9</text:p>
          </table:table-cell>
          <table:table-cell office:value-type="float" office:value="99.241188641518903" table:style-name="ce32">
            <text:p>99.2</text:p>
          </table:table-cell>
          <table:table-cell office:value-type="float" office:value="1056146.1071428501" table:style-name="ce31">
            <text:p>1,056,146</text:p>
          </table:table-cell>
          <table:table-cell office:value-type="float" office:value="69.528015452136898" table:style-name="ce35">
            <text:p>69.5</text:p>
          </table:table-cell>
          <table:table-cell office:value-type="float" office:value="87.2885248459434" table:style-name="ce35">
            <text:p>87.3</text:p>
          </table:table-cell>
          <table:table-cell office:value-type="float" office:value="99.035178134681104" table:style-name="ce35">
            <text:p>99.0</text:p>
          </table:table-cell>
          <table:table-cell table:number-columns-repeated="16374" table:style-name="ce23"/>
        </table:table-row>
        <table:table-row table:style-name="ro3">
          <table:table-cell office:value-type="string" table:style-name="ce27">
            <text:p>Jul to Sep 2018</text:p>
          </table:table-cell>
          <table:table-cell office:value-type="string" table:style-name="ce27">
            <text:p>Chiltern Railways</text:p>
          </table:table-cell>
          <table:table-cell office:value-type="float" office:value="264518.64285714203" table:style-name="ce31">
            <text:p>264,519</text:p>
          </table:table-cell>
          <table:table-cell office:value-type="float" office:value="62.283862790119301" table:style-name="ce32">
            <text:p>62.3</text:p>
          </table:table-cell>
          <table:table-cell office:value-type="float" office:value="83.023448792834202" table:style-name="ce32">
            <text:p>83.0</text:p>
          </table:table-cell>
          <table:table-cell office:value-type="float" office:value="98.734466730808293" table:style-name="ce32">
            <text:p>98.7</text:p>
          </table:table-cell>
          <table:table-cell office:value-type="float" office:value="1053361.8928571399" table:style-name="ce31">
            <text:p>1,053,362</text:p>
          </table:table-cell>
          <table:table-cell office:value-type="float" office:value="67.547149122844104" table:style-name="ce35">
            <text:p>67.5</text:p>
          </table:table-cell>
          <table:table-cell office:value-type="float" office:value="86.067144268997495" table:style-name="ce35">
            <text:p>86.1</text:p>
          </table:table-cell>
          <table:table-cell office:value-type="float" office:value="98.942237088304907" table:style-name="ce35">
            <text:p>98.9</text:p>
          </table:table-cell>
          <table:table-cell table:number-columns-repeated="16374" table:style-name="ce23"/>
        </table:table-row>
        <table:table-row table:style-name="ro3">
          <table:table-cell office:value-type="string" table:style-name="ce27">
            <text:p>Oct to Dec 2018</text:p>
          </table:table-cell>
          <table:table-cell office:value-type="string" table:style-name="ce27">
            <text:p>Chiltern Railways</text:p>
          </table:table-cell>
          <table:table-cell office:value-type="float" office:value="261590.53571428501" table:style-name="ce31">
            <text:p>261,591</text:p>
          </table:table-cell>
          <table:table-cell office:value-type="float" office:value="66.311445026885593" table:style-name="ce32">
            <text:p>66.3</text:p>
          </table:table-cell>
          <table:table-cell office:value-type="float" office:value="85.313033523629798" table:style-name="ce32">
            <text:p>85.3</text:p>
          </table:table-cell>
          <table:table-cell office:value-type="float" office:value="98.973982648727798" table:style-name="ce32">
            <text:p>99.0</text:p>
          </table:table-cell>
          <table:table-cell office:value-type="float" office:value="1053330.57142857" table:style-name="ce31">
            <text:p>1,053,331</text:p>
          </table:table-cell>
          <table:table-cell office:value-type="float" office:value="67.8132756858042" table:style-name="ce35">
            <text:p>67.8</text:p>
          </table:table-cell>
          <table:table-cell office:value-type="float" office:value="86.326002798741499" table:style-name="ce35">
            <text:p>86.3</text:p>
          </table:table-cell>
          <table:table-cell office:value-type="float" office:value="99.011370599434599" table:style-name="ce35">
            <text:p>99.0</text:p>
          </table:table-cell>
          <table:table-cell table:number-columns-repeated="16374" table:style-name="ce23"/>
        </table:table-row>
        <table:table-row table:style-name="ro3">
          <table:table-cell office:value-type="string" table:style-name="ce27">
            <text:p>Jan to Mar 2019</text:p>
          </table:table-cell>
          <table:table-cell office:value-type="string" table:style-name="ce27">
            <text:p>Chiltern Railways</text:p>
          </table:table-cell>
          <table:table-cell office:value-type="float" office:value="261012.57142857101" table:style-name="ce31">
            <text:p>261,013</text:p>
          </table:table-cell>
          <table:table-cell office:value-type="float" office:value="73.417769149597603" table:style-name="ce32">
            <text:p>73.4</text:p>
          </table:table-cell>
          <table:table-cell office:value-type="float" office:value="89.577362995104707" table:style-name="ce32">
            <text:p>89.6</text:p>
          </table:table-cell>
          <table:table-cell office:value-type="float" office:value="99.205224378902301" table:style-name="ce32">
            <text:p>99.2</text:p>
          </table:table-cell>
          <table:table-cell office:value-type="float" office:value="1053064" table:style-name="ce31">
            <text:p>1,053,064</text:p>
          </table:table-cell>
          <table:table-cell office:value-type="float" office:value="68.3476977657578" table:style-name="ce35">
            <text:p>68.3</text:p>
          </table:table-cell>
          <table:table-cell office:value-type="float" office:value="86.705841240418394" table:style-name="ce35">
            <text:p>86.7</text:p>
          </table:table-cell>
          <table:table-cell office:value-type="float" office:value="99.038614936983805" table:style-name="ce35">
            <text:p>99.0</text:p>
          </table:table-cell>
          <table:table-cell table:number-columns-repeated="16374" table:style-name="ce23"/>
        </table:table-row>
        <table:table-row table:style-name="ro3">
          <table:table-cell office:value-type="string" table:style-name="ce27">
            <text:p>Apr to Jun 2019</text:p>
          </table:table-cell>
          <table:table-cell office:value-type="string" table:style-name="ce27">
            <text:p>Chiltern Railways</text:p>
          </table:table-cell>
          <table:table-cell office:value-type="float" office:value="263306.28571428498" table:style-name="ce31">
            <text:p>263,306</text:p>
          </table:table-cell>
          <table:table-cell office:value-type="float" office:value="72.180307127386598" table:style-name="ce32">
            <text:p>72.2</text:p>
          </table:table-cell>
          <table:table-cell office:value-type="float" office:value="89.016593386083699" table:style-name="ce32">
            <text:p>89.0</text:p>
          </table:table-cell>
          <table:table-cell office:value-type="float" office:value="99.198489103401499" table:style-name="ce32">
            <text:p>99.2</text:p>
          </table:table-cell>
          <table:table-cell office:value-type="float" office:value="1050428.0357142801" table:style-name="ce31">
            <text:p>1,050,428</text:p>
          </table:table-cell>
          <table:table-cell office:value-type="float" office:value="68.534136679316205" table:style-name="ce35">
            <text:p>68.5</text:p>
          </table:table-cell>
          <table:table-cell office:value-type="float" office:value="86.724435633976995" table:style-name="ce35">
            <text:p>86.7</text:p>
          </table:table-cell>
          <table:table-cell office:value-type="float" office:value="99.027403284749298" table:style-name="ce35">
            <text:p>99.0</text:p>
          </table:table-cell>
          <table:table-cell table:number-columns-repeated="16374" table:style-name="ce23"/>
        </table:table-row>
        <table:table-row table:style-name="ro3">
          <table:table-cell office:value-type="string" table:style-name="ce27">
            <text:p>Jul to Sep 2019</text:p>
          </table:table-cell>
          <table:table-cell office:value-type="string" table:style-name="ce27">
            <text:p>Chiltern Railways</text:p>
          </table:table-cell>
          <table:table-cell office:value-type="float" office:value="268911.28571428498" table:style-name="ce31">
            <text:p>268,911</text:p>
          </table:table-cell>
          <table:table-cell office:value-type="float" office:value="65.613726034980104" table:style-name="ce32">
            <text:p>65.6</text:p>
          </table:table-cell>
          <table:table-cell office:value-type="float" office:value="85.371011895053996" table:style-name="ce32">
            <text:p>85.4</text:p>
          </table:table-cell>
          <table:table-cell office:value-type="float" office:value="99.043869486431703" table:style-name="ce32">
            <text:p>99.0</text:p>
          </table:table-cell>
          <table:table-cell office:value-type="float" office:value="1054820.67857142" table:style-name="ce31">
            <text:p>1,054,821</text:p>
          </table:table-cell>
          <table:table-cell office:value-type="float" office:value="69.357008853806803" table:style-name="ce35">
            <text:p>69.4</text:p>
          </table:table-cell>
          <table:table-cell office:value-type="float" office:value="87.3075007095823" table:style-name="ce35">
            <text:p>87.3</text:p>
          </table:table-cell>
          <table:table-cell office:value-type="float" office:value="99.1050611547751" table:style-name="ce35">
            <text:p>99.1</text:p>
          </table:table-cell>
          <table:table-cell table:number-columns-repeated="16374" table:style-name="ce23"/>
        </table:table-row>
        <table:table-row table:style-name="ro3">
          <table:table-cell office:value-type="string" table:style-name="ce27">
            <text:p>Oct to Dec 2019</text:p>
          </table:table-cell>
          <table:table-cell office:value-type="string" table:style-name="ce27">
            <text:p>Chiltern Railways</text:p>
          </table:table-cell>
          <table:table-cell office:value-type="float" office:value="278084.14285714203" table:style-name="ce31">
            <text:p>278,084</text:p>
          </table:table-cell>
          <table:table-cell office:value-type="float" office:value="62.253100166496303" table:style-name="ce32">
            <text:p>62.3</text:p>
          </table:table-cell>
          <table:table-cell office:value-type="float" office:value="82.249463035083394" table:style-name="ce32">
            <text:p>82.2</text:p>
          </table:table-cell>
          <table:table-cell office:value-type="float" office:value="98.753100937075004" table:style-name="ce32">
            <text:p>98.8</text:p>
          </table:table-cell>
          <table:table-cell office:value-type="float" office:value="1071314.2857142801" table:style-name="ce31">
            <text:p>1,071,314</text:p>
          </table:table-cell>
          <table:table-cell office:value-type="float" office:value="68.256684046298204" table:style-name="ce35">
            <text:p>68.3</text:p>
          </table:table-cell>
          <table:table-cell office:value-type="float" office:value="86.481574701301398" table:style-name="ce35">
            <text:p>86.5</text:p>
          </table:table-cell>
          <table:table-cell office:value-type="float" office:value="99.045708208875595" table:style-name="ce35">
            <text:p>99.0</text:p>
          </table:table-cell>
          <table:table-cell table:number-columns-repeated="16374" table:style-name="ce23"/>
        </table:table-row>
        <table:table-row table:style-name="ro3">
          <table:table-cell office:value-type="string" table:style-name="ce27">
            <text:p>Jan to Mar 2020</text:p>
          </table:table-cell>
          <table:table-cell office:value-type="string" table:style-name="ce27">
            <text:p>Chiltern Railways</text:p>
          </table:table-cell>
          <table:table-cell office:value-type="float" office:value="270147.28571428498" table:style-name="ce31">
            <text:p>270,147</text:p>
          </table:table-cell>
          <table:table-cell office:value-type="float" office:value="68.870949233513301" table:style-name="ce32">
            <text:p>68.9</text:p>
          </table:table-cell>
          <table:table-cell office:value-type="float" office:value="86.570817717953801" table:style-name="ce32">
            <text:p>86.6</text:p>
          </table:table-cell>
          <table:table-cell office:value-type="float" office:value="98.879129956092697" table:style-name="ce32">
            <text:p>98.9</text:p>
          </table:table-cell>
          <table:table-cell office:value-type="float" office:value="1080449" table:style-name="ce31">
            <text:p>1,080,449</text:p>
          </table:table-cell>
          <table:table-cell office:value-type="float" office:value="67.163466299658694" table:style-name="ce35">
            <text:p>67.2</text:p>
          </table:table-cell>
          <table:table-cell office:value-type="float" office:value="85.756014397717905" table:style-name="ce35">
            <text:p>85.8</text:p>
          </table:table-cell>
          <table:table-cell office:value-type="float" office:value="98.965522666965299" table:style-name="ce35">
            <text:p>99.0</text:p>
          </table:table-cell>
          <table:table-cell table:number-columns-repeated="16374" table:style-name="ce23"/>
        </table:table-row>
        <table:table-row table:style-name="ro3">
          <table:table-cell office:value-type="string" table:style-name="ce27">
            <text:p>Apr to Jun 2020</text:p>
          </table:table-cell>
          <table:table-cell office:value-type="string" table:style-name="ce27">
            <text:p>Chiltern Railways</text:p>
          </table:table-cell>
          <table:table-cell office:value-type="float" office:value="197321.892857142" table:style-name="ce31">
            <text:p>197,322</text:p>
          </table:table-cell>
          <table:table-cell office:value-type="float" office:value="83.171333714508904" table:style-name="ce32">
            <text:p>83.2</text:p>
          </table:table-cell>
          <table:table-cell office:value-type="float" office:value="94.559741307395996" table:style-name="ce32">
            <text:p>94.6</text:p>
          </table:table-cell>
          <table:table-cell office:value-type="float" office:value="99.4854853735185" table:style-name="ce32">
            <text:p>99.5</text:p>
          </table:table-cell>
          <table:table-cell office:value-type="float" office:value="1014464.6071428501" table:style-name="ce31">
            <text:p>1,014,465</text:p>
          </table:table-cell>
          <table:table-cell office:value-type="float" office:value="68.975000148741302" table:style-name="ce35">
            <text:p>69.0</text:p>
          </table:table-cell>
          <table:table-cell office:value-type="float" office:value="86.622123583907296" table:style-name="ce35">
            <text:p>86.6</text:p>
          </table:table-cell>
          <table:table-cell office:value-type="float" office:value="99.006192886613704" table:style-name="ce35">
            <text:p>99.0</text:p>
          </table:table-cell>
          <table:table-cell table:number-columns-repeated="16374" table:style-name="ce23"/>
        </table:table-row>
        <table:table-row table:style-name="ro3">
          <table:table-cell office:value-type="string" table:style-name="ce27">
            <text:p>Jul to Sep 2020</text:p>
          </table:table-cell>
          <table:table-cell office:value-type="string" table:style-name="ce27">
            <text:p>Chiltern Railways</text:p>
          </table:table-cell>
          <table:table-cell office:value-type="float" office:value="258246.678571428" table:style-name="ce31">
            <text:p>258,247</text:p>
          </table:table-cell>
          <table:table-cell office:value-type="float" office:value="78.811745193237797" table:style-name="ce32">
            <text:p>78.8</text:p>
          </table:table-cell>
          <table:table-cell office:value-type="float" office:value="92.035107075778996" table:style-name="ce32">
            <text:p>92.0</text:p>
          </table:table-cell>
          <table:table-cell office:value-type="float" office:value="99.135737743549996" table:style-name="ce32">
            <text:p>99.1</text:p>
          </table:table-cell>
          <table:table-cell office:value-type="float" office:value="1003800" table:style-name="ce31">
            <text:p>1,003,800</text:p>
          </table:table-cell>
          <table:table-cell office:value-type="float" office:value="72.406153046992799" table:style-name="ce35">
            <text:p>72.4</text:p>
          </table:table-cell>
          <table:table-cell office:value-type="float" office:value="88.349881165855393" table:style-name="ce35">
            <text:p>88.3</text:p>
          </table:table-cell>
          <table:table-cell office:value-type="float" office:value="99.029427461361095" table:style-name="ce35">
            <text:p>99.0</text:p>
          </table:table-cell>
          <table:table-cell table:number-columns-repeated="16374" table:style-name="ce23"/>
        </table:table-row>
        <table:table-row table:style-name="ro3">
          <table:table-cell office:value-type="string" table:style-name="ce27">
            <text:p>Oct to Dec 2020</text:p>
          </table:table-cell>
          <table:table-cell office:value-type="string" table:style-name="ce27">
            <text:p>Chiltern Railways</text:p>
          </table:table-cell>
          <table:table-cell office:value-type="float" office:value="260787.28571428501" table:style-name="ce31">
            <text:p>260,787</text:p>
          </table:table-cell>
          <table:table-cell office:value-type="float" office:value="77.0497000565869" table:style-name="ce32">
            <text:p>77.0</text:p>
          </table:table-cell>
          <table:table-cell office:value-type="float" office:value="91.388438634442593" table:style-name="ce32">
            <text:p>91.4</text:p>
          </table:table-cell>
          <table:table-cell office:value-type="float" office:value="99.122766173416593" table:style-name="ce32">
            <text:p>99.1</text:p>
          </table:table-cell>
          <table:table-cell office:value-type="float" office:value="986503.14285714296" table:style-name="ce31">
            <text:p>986,503</text:p>
          </table:table-cell>
          <table:table-cell office:value-type="float" office:value="76.495730518272197" table:style-name="ce35">
            <text:p>76.5</text:p>
          </table:table-cell>
          <table:table-cell office:value-type="float" office:value="90.872779060004405" table:style-name="ce35">
            <text:p>90.9</text:p>
          </table:table-cell>
          <table:table-cell office:value-type="float" office:value="99.131995379929194" table:style-name="ce35">
            <text:p>99.1</text:p>
          </table:table-cell>
          <table:table-cell table:number-columns-repeated="16374" table:style-name="ce23"/>
        </table:table-row>
        <table:table-row table:style-name="ro3">
          <table:table-cell office:value-type="string" table:style-name="ce27">
            <text:p>Jan to Mar 2021</text:p>
          </table:table-cell>
          <table:table-cell office:value-type="string" table:style-name="ce27">
            <text:p>Chiltern Railways</text:p>
          </table:table-cell>
          <table:table-cell office:value-type="float" office:value="202534.142857142" table:style-name="ce31">
            <text:p>202,534</text:p>
          </table:table-cell>
          <table:table-cell office:value-type="float" office:value="83.010801000748302" table:style-name="ce32">
            <text:p>83.0</text:p>
          </table:table-cell>
          <table:table-cell office:value-type="float" office:value="94.160861061168504" table:style-name="ce32">
            <text:p>94.2</text:p>
          </table:table-cell>
          <table:table-cell office:value-type="float" office:value="99.363511196348497" table:style-name="ce32">
            <text:p>99.4</text:p>
          </table:table-cell>
          <table:table-cell office:value-type="float" office:value="918890" table:style-name="ce31">
            <text:p>918,890</text:p>
          </table:table-cell>
          <table:table-cell office:value-type="float" office:value="80.173361338136203" table:style-name="ce35">
            <text:p>80.2</text:p>
          </table:table-cell>
          <table:table-cell office:value-type="float" office:value="92.862257723992997" table:style-name="ce35">
            <text:p>92.9</text:p>
          </table:table-cell>
          <table:table-cell office:value-type="float" office:value="99.257364864129499" table:style-name="ce35">
            <text:p>99.3</text:p>
          </table:table-cell>
          <table:table-cell table:number-columns-repeated="16374" table:style-name="ce23"/>
        </table:table-row>
        <table:table-row table:style-name="ro3">
          <table:table-cell office:value-type="string" table:style-name="ce27">
            <text:p>Apr to Jun 2021</text:p>
          </table:table-cell>
          <table:table-cell office:value-type="string" table:style-name="ce27">
            <text:p>Chiltern Railways</text:p>
          </table:table-cell>
          <table:table-cell office:value-type="float" office:value="244333.28571428501" table:style-name="ce31">
            <text:p>244,333</text:p>
          </table:table-cell>
          <table:table-cell office:value-type="float" office:value="77.709545451090506" table:style-name="ce32">
            <text:p>77.7</text:p>
          </table:table-cell>
          <table:table-cell office:value-type="float" office:value="91.609704075171294" table:style-name="ce32">
            <text:p>91.6</text:p>
          </table:table-cell>
          <table:table-cell office:value-type="float" office:value="99.357668945170303" table:style-name="ce32">
            <text:p>99.4</text:p>
          </table:table-cell>
          <table:table-cell office:value-type="float" office:value="965901.39285714296" table:style-name="ce31">
            <text:p>965,901</text:p>
          </table:table-cell>
          <table:table-cell office:value-type="float" office:value="78.937668104911097" table:style-name="ce35">
            <text:p>78.9</text:p>
          </table:table-cell>
          <table:table-cell office:value-type="float" office:value="92.198637993178707" table:style-name="ce35">
            <text:p>92.2</text:p>
          </table:table-cell>
          <table:table-cell office:value-type="float" office:value="99.236135424796899" table:style-name="ce35">
            <text:p>99.2</text:p>
          </table:table-cell>
          <table:table-cell table:number-columns-repeated="16374" table:style-name="ce23"/>
        </table:table-row>
        <table:table-row table:style-name="ro3">
          <table:table-cell office:value-type="string" table:style-name="ce27">
            <text:p>Jul to Sep 2021</text:p>
          </table:table-cell>
          <table:table-cell office:value-type="string" table:style-name="ce27">
            <text:p>Chiltern Railways</text:p>
          </table:table-cell>
          <table:table-cell office:value-type="float" office:value="247505.57142857101" table:style-name="ce31">
            <text:p>247,506</text:p>
          </table:table-cell>
          <table:table-cell office:value-type="float" office:value="71.553656223611696" table:style-name="ce32">
            <text:p>71.6</text:p>
          </table:table-cell>
          <table:table-cell office:value-type="float" office:value="88.515525480234501" table:style-name="ce32">
            <text:p>88.5</text:p>
          </table:table-cell>
          <table:table-cell office:value-type="float" office:value="98.996790259844005" table:style-name="ce32">
            <text:p>99.0</text:p>
          </table:table-cell>
          <table:table-cell office:value-type="float" office:value="955160.28571428498" table:style-name="ce31">
            <text:p>955,160</text:p>
          </table:table-cell>
          <table:table-cell office:value-type="float" office:value="77.058334412683394" table:style-name="ce35">
            <text:p>77.1</text:p>
          </table:table-cell>
          <table:table-cell office:value-type="float" office:value="91.288466617869005" table:style-name="ce35">
            <text:p>91.3</text:p>
          </table:table-cell>
          <table:table-cell office:value-type="float" office:value="99.201259713777304" table:style-name="ce35">
            <text:p>99.2</text:p>
          </table:table-cell>
          <table:table-cell table:number-columns-repeated="16374" table:style-name="ce23"/>
        </table:table-row>
        <table:table-row table:style-name="ro3">
          <table:table-cell office:value-type="string" table:style-name="ce27">
            <text:p>Oct to Dec 2021</text:p>
          </table:table-cell>
          <table:table-cell office:value-type="string" table:style-name="ce27">
            <text:p>Chiltern Railways</text:p>
          </table:table-cell>
          <table:table-cell office:value-type="float" office:value="239090.85714285701" table:style-name="ce31">
            <text:p>239,091</text:p>
          </table:table-cell>
          <table:table-cell office:value-type="float" office:value="68.9927200418729" table:style-name="ce32">
            <text:p>69.0</text:p>
          </table:table-cell>
          <table:table-cell office:value-type="float" office:value="86.882332837008704" table:style-name="ce32">
            <text:p>86.9</text:p>
          </table:table-cell>
          <table:table-cell office:value-type="float" office:value="98.9176260548888" table:style-name="ce32">
            <text:p>98.9</text:p>
          </table:table-cell>
          <table:table-cell office:value-type="float" office:value="933463.85714285704" table:style-name="ce33">
            <text:p>933,464</text:p>
          </table:table-cell>
          <table:table-cell office:value-type="float" office:value="74.994876991947194" table:style-name="ce34">
            <text:p>75.0</text:p>
          </table:table-cell>
          <table:table-cell office:value-type="float" office:value="90.131980777586094" table:style-name="ce34">
            <text:p>90.1</text:p>
          </table:table-cell>
          <table:table-cell office:value-type="float" office:value="99.150540988119999" table:style-name="ce34">
            <text:p>99.2</text:p>
          </table:table-cell>
          <table:table-cell table:number-columns-repeated="16374" table:style-name="ce23"/>
        </table:table-row>
        <table:table-row table:style-name="ro3">
          <table:table-cell office:value-type="string" table:style-name="ce27">
            <text:p>Jan to Mar 2022</text:p>
          </table:table-cell>
          <table:table-cell office:value-type="string" table:style-name="ce27">
            <text:p>Chiltern Railways</text:p>
          </table:table-cell>
          <table:table-cell office:value-type="float" office:value="238048.28571428501" table:style-name="ce31">
            <text:p>238,048</text:p>
          </table:table-cell>
          <table:table-cell office:value-type="float" office:value="78.730725699107794" table:style-name="ce32">
            <text:p>78.7</text:p>
          </table:table-cell>
          <table:table-cell office:value-type="float" office:value="92.183158518859898" table:style-name="ce32">
            <text:p>92.2</text:p>
          </table:table-cell>
          <table:table-cell office:value-type="float" office:value="99.326727230609805" table:style-name="ce32">
            <text:p>99.3</text:p>
          </table:table-cell>
          <table:table-cell office:value-type="float" office:value="968978" table:style-name="ce33">
            <text:p>968,978</text:p>
          </table:table-cell>
          <table:table-cell office:value-type="float" office:value="74.237185983582606" table:style-name="ce34">
            <text:p>74.2</text:p>
          </table:table-cell>
          <table:table-cell office:value-type="float" office:value="89.793782727781206" table:style-name="ce34">
            <text:p>89.8</text:p>
          </table:table-cell>
          <table:table-cell office:value-type="float" office:value="99.149309891452603" table:style-name="ce34">
            <text:p>99.1</text:p>
          </table:table-cell>
          <table:table-cell table:number-columns-repeated="16374" table:style-name="ce23"/>
        </table:table-row>
        <table:table-row table:style-name="ro3">
          <table:table-cell office:value-type="string" table:style-name="ce27">
            <text:p>Apr to Jun 2022</text:p>
          </table:table-cell>
          <table:table-cell office:value-type="string" table:style-name="ce27">
            <text:p>Chiltern Railways</text:p>
          </table:table-cell>
          <table:table-cell office:value-type="float" office:value="232965.678571428" table:style-name="ce31">
            <text:p>232,966</text:p>
          </table:table-cell>
          <table:table-cell office:value-type="float" office:value="76.373880333997604" table:style-name="ce32">
            <text:p>76.4</text:p>
          </table:table-cell>
          <table:table-cell office:value-type="float" office:value="90.7177160829484" table:style-name="ce32">
            <text:p>90.7</text:p>
          </table:table-cell>
          <table:table-cell office:value-type="float" office:value="99.063320026141099" table:style-name="ce32">
            <text:p>99.1</text:p>
          </table:table-cell>
          <table:table-cell office:value-type="float" office:value="957610.39285714296" table:style-name="ce33">
            <text:p>957,610</text:p>
          </table:table-cell>
          <table:table-cell office:value-type="float" office:value="73.8710281481534" table:style-name="ce34">
            <text:p>73.9</text:p>
          </table:table-cell>
          <table:table-cell office:value-type="float" office:value="89.555225095085007" table:style-name="ce34">
            <text:p>89.6</text:p>
          </table:table-cell>
          <table:table-cell office:value-type="float" office:value="99.075227842996497" table:style-name="ce34">
            <text:p>99.1</text:p>
          </table:table-cell>
          <table:table-cell table:number-columns-repeated="16374" table:style-name="ce23"/>
        </table:table-row>
        <table:table-row table:style-name="ro3">
          <table:table-cell office:value-type="string" table:style-name="ce27">
            <text:p>Jul to Sep 2022</text:p>
          </table:table-cell>
          <table:table-cell office:value-type="string" table:style-name="ce27">
            <text:p>Chiltern Railways</text:p>
          </table:table-cell>
          <table:table-cell office:value-type="float" office:value="233734.428571428" table:style-name="ce31">
            <text:p>233,734</text:p>
          </table:table-cell>
          <table:table-cell office:value-type="float" office:value="67.439878347893" table:style-name="ce32">
            <text:p>67.4</text:p>
          </table:table-cell>
          <table:table-cell office:value-type="float" office:value="84.744606363387902" table:style-name="ce32">
            <text:p>84.7</text:p>
          </table:table-cell>
          <table:table-cell office:value-type="float" office:value="98.148860642206202" table:style-name="ce32">
            <text:p>98.1</text:p>
          </table:table-cell>
          <table:table-cell office:value-type="float" office:value="943839.25" table:style-name="ce31">
            <text:p>943,839</text:p>
          </table:table-cell>
          <table:table-cell office:value-type="float" office:value="72.886094896834507" table:style-name="ce35">
            <text:p>72.9</text:p>
          </table:table-cell>
          <table:table-cell office:value-type="float" office:value="88.636556187174506" table:style-name="ce35">
            <text:p>88.6</text:p>
          </table:table-cell>
          <table:table-cell office:value-type="float" office:value="98.8663891350445" table:style-name="ce35">
            <text:p>98.9</text:p>
          </table:table-cell>
          <table:table-cell table:number-columns-repeated="16374" table:style-name="ce23"/>
        </table:table-row>
        <table:table-row table:style-name="ro3">
          <table:table-cell office:value-type="string" table:style-name="ce27">
            <text:p>Oct to Dec 2022</text:p>
          </table:table-cell>
          <table:table-cell office:value-type="string" table:style-name="ce27">
            <text:p>Chiltern Railways</text:p>
          </table:table-cell>
          <table:table-cell office:value-type="float" office:value="195909.142857142" table:style-name="ce31">
            <text:p>195,909</text:p>
          </table:table-cell>
          <table:table-cell office:value-type="float" office:value="67.871823235844005" table:style-name="ce32">
            <text:p>67.9</text:p>
          </table:table-cell>
          <table:table-cell office:value-type="float" office:value="85.097629075868994" table:style-name="ce32">
            <text:p>85.1</text:p>
          </table:table-cell>
          <table:table-cell office:value-type="float" office:value="98.672161439267697" table:style-name="ce32">
            <text:p>98.7</text:p>
          </table:table-cell>
          <table:table-cell office:value-type="float" office:value="900657.53571428498" table:style-name="ce31">
            <text:p>900,658</text:p>
          </table:table-cell>
          <table:table-cell office:value-type="float" office:value="72.828946280556707" table:style-name="ce35">
            <text:p>72.8</text:p>
          </table:table-cell>
          <table:table-cell office:value-type="float" office:value="88.332456791191106" table:style-name="ce35">
            <text:p>88.3</text:p>
          </table:table-cell>
          <table:table-cell office:value-type="float" office:value="98.810539648988893" table:style-name="ce35">
            <text:p>98.8</text:p>
          </table:table-cell>
          <table:table-cell table:number-columns-repeated="16374" table:style-name="ce23"/>
        </table:table-row>
        <table:table-row table:style-name="ro3">
          <table:table-cell office:value-type="string" table:style-name="ce27">
            <text:p>Jan to Mar 2023</text:p>
          </table:table-cell>
          <table:table-cell office:value-type="string" table:style-name="ce27">
            <text:p>Chiltern Railways</text:p>
          </table:table-cell>
          <table:table-cell office:value-type="float" office:value="212697.75" table:style-name="ce31">
            <text:p>212,698</text:p>
          </table:table-cell>
          <table:table-cell office:value-type="float" office:value="74.293099010215201" table:style-name="ce32">
            <text:p>74.3</text:p>
          </table:table-cell>
          <table:table-cell office:value-type="float" office:value="88.389040316599406" table:style-name="ce32">
            <text:p>88.4</text:p>
          </table:table-cell>
          <table:table-cell office:value-type="float" office:value="98.772083860783596" table:style-name="ce32">
            <text:p>98.8</text:p>
          </table:table-cell>
          <table:table-cell office:value-type="float" office:value="875307" table:style-name="ce31">
            <text:p>875,307</text:p>
          </table:table-cell>
          <table:table-cell office:value-type="float" office:value="71.579685755968995" table:style-name="ce35">
            <text:p>71.6</text:p>
          </table:table-cell>
          <table:table-cell office:value-type="float" office:value="87.298970532624494" table:style-name="ce35">
            <text:p>87.3</text:p>
          </table:table-cell>
          <table:table-cell office:value-type="float" office:value="98.660812720565403" table:style-name="ce35">
            <text:p>98.7</text:p>
          </table:table-cell>
          <table:table-cell table:number-columns-repeated="16374" table:style-name="ce23"/>
        </table:table-row>
        <table:table-row table:style-name="ro3">
          <table:table-cell office:value-type="string" table:style-name="ce27">
            <text:p>Apr to Jun 2023</text:p>
          </table:table-cell>
          <table:table-cell office:value-type="string" table:style-name="ce27">
            <text:p>Chiltern Railways</text:p>
          </table:table-cell>
          <table:table-cell office:value-type="float" office:value="216555.35714285701" table:style-name="ce31">
            <text:p>216,555</text:p>
          </table:table-cell>
          <table:table-cell office:value-type="float" office:value="74.306437647912503" table:style-name="ce32">
            <text:p>74.3</text:p>
          </table:table-cell>
          <table:table-cell office:value-type="float" office:value="87.553034113679203" table:style-name="ce32">
            <text:p>87.6</text:p>
          </table:table-cell>
          <table:table-cell office:value-type="float" office:value="98.490554213290807" table:style-name="ce32">
            <text:p>98.5</text:p>
          </table:table-cell>
          <table:table-cell office:value-type="float" office:value="858896.67857142806" table:style-name="ce31">
            <text:p>858,897</text:p>
          </table:table-cell>
          <table:table-cell office:value-type="float" office:value="70.966818019479803" table:style-name="ce35">
            <text:p>71.0</text:p>
          </table:table-cell>
          <table:table-cell office:value-type="float" office:value="86.435733351762195" table:style-name="ce35">
            <text:p>86.4</text:p>
          </table:table-cell>
          <table:table-cell office:value-type="float" office:value="98.508709699698997" table:style-name="ce35">
            <text:p>98.5</text:p>
          </table:table-cell>
          <table:table-cell table:number-columns-repeated="16374" table:style-name="ce23"/>
        </table:table-row>
        <table:table-row table:style-name="ro3">
          <table:table-cell office:value-type="string" table:style-name="ce27">
            <text:p>Jul to Sep 2023</text:p>
          </table:table-cell>
          <table:table-cell office:value-type="string" table:style-name="ce27">
            <text:p>Chiltern Railways</text:p>
          </table:table-cell>
          <table:table-cell office:value-type="float" office:value="200836.142857142" table:style-name="ce31">
            <text:p>200,836</text:p>
          </table:table-cell>
          <table:table-cell office:value-type="float" office:value="81.758654709987397" table:style-name="ce32">
            <text:p>81.8</text:p>
          </table:table-cell>
          <table:table-cell office:value-type="float" office:value="92.058984829850601" table:style-name="ce32">
            <text:p>92.1</text:p>
          </table:table-cell>
          <table:table-cell office:value-type="float" office:value="99.003060775201902" table:style-name="ce32">
            <text:p>99.0</text:p>
          </table:table-cell>
          <table:table-cell office:value-type="float" office:value="825998.39285714203" table:style-name="ce31">
            <text:p>825,998</text:p>
          </table:table-cell>
          <table:table-cell office:value-type="float" office:value="74.588808219317201" table:style-name="ce35">
            <text:p>74.6</text:p>
          </table:table-cell>
          <table:table-cell office:value-type="float" office:value="88.281532024772602" table:style-name="ce35">
            <text:p>88.3</text:p>
          </table:table-cell>
          <table:table-cell office:value-type="float" office:value="98.730735164436197" table:style-name="ce35">
            <text:p>98.7</text:p>
          </table:table-cell>
          <table:table-cell table:number-columns-repeated="16374" table:style-name="ce23"/>
        </table:table-row>
        <table:table-row table:style-name="ro3">
          <table:table-cell office:value-type="string" table:style-name="ce27">
            <text:p>Oct to Dec 2023</text:p>
          </table:table-cell>
          <table:table-cell office:value-type="string" table:style-name="ce27">
            <text:p>Chiltern Railways</text:p>
          </table:table-cell>
          <table:table-cell office:value-type="float" office:value="220721.714285714" table:style-name="ce31">
            <text:p>220,722</text:p>
          </table:table-cell>
          <table:table-cell office:value-type="float" office:value="76.362704944558502" table:style-name="ce32">
            <text:p>76.4</text:p>
          </table:table-cell>
          <table:table-cell office:value-type="float" office:value="89.191981887988206" table:style-name="ce32">
            <text:p>89.2</text:p>
          </table:table-cell>
          <table:table-cell office:value-type="float" office:value="98.737906555895805" table:style-name="ce32">
            <text:p>98.7</text:p>
          </table:table-cell>
          <table:table-cell office:value-type="float" office:value="850810.96428571397" table:style-name="ce31">
            <text:p>850,811</text:p>
          </table:table-cell>
          <table:table-cell office:value-type="float" office:value="76.595665639509406" table:style-name="ce35">
            <text:p>76.6</text:p>
          </table:table-cell>
          <table:table-cell office:value-type="float" office:value="89.250856336351703" table:style-name="ce35">
            <text:p>89.3</text:p>
          </table:table-cell>
          <table:table-cell office:value-type="float" office:value="98.746082886382297" table:style-name="ce35">
            <text:p>98.7</text:p>
          </table:table-cell>
          <table:table-cell table:number-columns-repeated="16374" table:style-name="ce23"/>
        </table:table-row>
        <table:table-row table:style-name="ro3">
          <table:table-cell office:value-type="string" table:style-name="ce27">
            <text:p>Jan to Mar 2024</text:p>
          </table:table-cell>
          <table:table-cell office:value-type="string" table:style-name="ce27">
            <text:p>Chiltern Railways</text:p>
          </table:table-cell>
          <table:table-cell office:value-type="float" office:value="220562.78571428501" table:style-name="ce31">
            <text:p>220,563</text:p>
          </table:table-cell>
          <table:table-cell office:value-type="float" office:value="79.384392976538194" table:style-name="ce32">
            <text:p>79.4</text:p>
          </table:table-cell>
          <table:table-cell office:value-type="float" office:value="90.553548244604102" table:style-name="ce32">
            <text:p>90.6</text:p>
          </table:table-cell>
          <table:table-cell office:value-type="float" office:value="98.196755766660502" table:style-name="ce32">
            <text:p>98.2</text:p>
          </table:table-cell>
          <table:table-cell office:value-type="float" office:value="858676" table:style-name="ce31">
            <text:p>858,676</text:p>
          </table:table-cell>
          <table:table-cell office:value-type="float" office:value="77.882344446566506" table:style-name="ce35">
            <text:p>77.9</text:p>
          </table:table-cell>
          <table:table-cell office:value-type="float" office:value="89.798946284745298" table:style-name="ce35">
            <text:p>89.8</text:p>
          </table:table-cell>
          <table:table-cell office:value-type="float" office:value="98.598540077980502" table:style-name="ce35">
            <text:p>98.6</text:p>
          </table:table-cell>
          <table:table-cell table:number-columns-repeated="16374" table:style-name="ce23"/>
        </table:table-row>
        <table:table-row table:style-name="ro3">
          <table:table-cell office:value-type="string" table:style-name="ce27">
            <text:p>Apr to Jun 2024</text:p>
          </table:table-cell>
          <table:table-cell office:value-type="string" table:style-name="ce27">
            <text:p>Chiltern Railways</text:p>
          </table:table-cell>
          <table:table-cell office:value-type="float" office:value="226860.428571428" table:style-name="ce31">
            <text:p>226,860</text:p>
          </table:table-cell>
          <table:table-cell office:value-type="float" office:value="81.980928487811497" table:style-name="ce32">
            <text:p>82.0</text:p>
          </table:table-cell>
          <table:table-cell office:value-type="float" office:value="92.483987952315502" table:style-name="ce32">
            <text:p>92.5</text:p>
          </table:table-cell>
          <table:table-cell office:value-type="float" office:value="99.058514895565096" table:style-name="ce32">
            <text:p>99.1</text:p>
          </table:table-cell>
          <table:table-cell office:value-type="float" office:value="868981.07142857101" table:style-name="ce31">
            <text:p>868,981</text:p>
          </table:table-cell>
          <table:table-cell office:value-type="float" office:value="79.843478425265701" table:style-name="ce35">
            <text:p>79.8</text:p>
          </table:table-cell>
          <table:table-cell office:value-type="float" office:value="91.059611277082695" table:style-name="ce35">
            <text:p>91.1</text:p>
          </table:table-cell>
          <table:table-cell office:value-type="float" office:value="98.745534075828502" table:style-name="ce35">
            <text:p>98.7</text:p>
          </table:table-cell>
          <table:table-cell table:number-columns-repeated="16374" table:style-name="ce23"/>
        </table:table-row>
        <table:table-row table:style-name="ro3">
          <table:table-cell office:value-type="string" table:style-name="ce27">
            <text:p>Jul to Sep 2024</text:p>
          </table:table-cell>
          <table:table-cell office:value-type="string" table:style-name="ce27">
            <text:p>Chiltern Railways</text:p>
          </table:table-cell>
          <table:table-cell office:value-type="float" office:value="238409.714285714" table:style-name="ce31">
            <text:p>238,410</text:p>
          </table:table-cell>
          <table:table-cell office:value-type="float" office:value="76.293930975966902" table:style-name="ce32">
            <text:p>76.3</text:p>
          </table:table-cell>
          <table:table-cell office:value-type="float" office:value="89.298494548400399" table:style-name="ce32">
            <text:p>89.3</text:p>
          </table:table-cell>
          <table:table-cell office:value-type="float" office:value="98.665502604160395" table:style-name="ce32">
            <text:p>98.7</text:p>
          </table:table-cell>
          <table:table-cell office:value-type="float" office:value="906554.64285714296" table:style-name="ce31">
            <text:p>906,555</text:p>
          </table:table-cell>
          <table:table-cell office:value-type="float" office:value="78.485718889374297" table:style-name="ce35">
            <text:p>78.5</text:p>
          </table:table-cell>
          <table:table-cell office:value-type="float" office:value="90.375066036914404" table:style-name="ce35">
            <text:p>90.4</text:p>
          </table:table-cell>
          <table:table-cell office:value-type="float" office:value="98.6674351439693" table:style-name="ce35">
            <text:p>98.7</text:p>
          </table:table-cell>
          <table:table-cell table:number-columns-repeated="16374" table:style-name="ce23"/>
        </table:table-row>
        <table:table-row table:style-name="ro3">
          <table:table-cell office:value-type="string" table:style-name="ce27">
            <text:p>Oct to Dec 2024</text:p>
          </table:table-cell>
          <table:table-cell office:value-type="string" table:style-name="ce27">
            <text:p>Chiltern Railways</text:p>
          </table:table-cell>
          <table:table-cell office:value-type="float" office:value="229632.85714285701" table:style-name="ce31">
            <text:p>229,633</text:p>
          </table:table-cell>
          <table:table-cell office:value-type="float" office:value="74.567477277393095" table:style-name="ce32">
            <text:p>74.6</text:p>
          </table:table-cell>
          <table:table-cell office:value-type="float" office:value="87.7200873443944" table:style-name="ce32">
            <text:p>87.7</text:p>
          </table:table-cell>
          <table:table-cell office:value-type="float" office:value="98.097708764922899" table:style-name="ce32">
            <text:p>98.1</text:p>
          </table:table-cell>
          <table:table-cell office:value-type="float" office:value="915465.78571428498" table:style-name="ce31">
            <text:p>915,466</text:p>
          </table:table-cell>
          <table:table-cell office:value-type="float" office:value="78.014743626604997" table:style-name="ce35">
            <text:p>78.0</text:p>
          </table:table-cell>
          <table:table-cell office:value-type="float" office:value="89.9943440189424" table:style-name="ce35">
            <text:p>90.0</text:p>
          </table:table-cell>
          <table:table-cell office:value-type="float" office:value="98.507535703331598" table:style-name="ce35">
            <text:p>98.5</text:p>
          </table:table-cell>
          <table:table-cell table:number-columns-repeated="16374" table:style-name="ce23"/>
        </table:table-row>
        <table:table-row table:style-name="ro3">
          <table:table-cell office:value-type="string" table:style-name="ce27">
            <text:p>Jan to Mar 2025</text:p>
          </table:table-cell>
          <table:table-cell office:value-type="string" table:style-name="ce27">
            <text:p>Chiltern Railways</text:p>
          </table:table-cell>
          <table:table-cell office:value-type="float" office:value="232545" table:style-name="ce31">
            <text:p>232,545</text:p>
          </table:table-cell>
          <table:table-cell office:value-type="float" office:value="82.742756394307705" table:style-name="ce32">
            <text:p>82.7</text:p>
          </table:table-cell>
          <table:table-cell office:value-type="float" office:value="92.676256208475706" table:style-name="ce32">
            <text:p>92.7</text:p>
          </table:table-cell>
          <table:table-cell office:value-type="float" office:value="99.049523440931495" table:style-name="ce32">
            <text:p>99.0</text:p>
          </table:table-cell>
          <table:table-cell office:value-type="float" office:value="927448" table:style-name="ce31">
            <text:p>927,448</text:p>
          </table:table-cell>
          <table:table-cell office:value-type="float" office:value="78.874502937091805" table:style-name="ce35">
            <text:p>78.9</text:p>
          </table:table-cell>
          <table:table-cell office:value-type="float" office:value="90.533808903571895" table:style-name="ce35">
            <text:p>90.5</text:p>
          </table:table-cell>
          <table:table-cell office:value-type="float" office:value="98.7173404870138" table:style-name="ce35">
            <text:p>98.7</text:p>
          </table:table-cell>
          <table:table-cell table:number-columns-repeated="16374" table:style-name="ce23"/>
        </table:table-row>
        <table:table-row table:style-name="ro3">
          <table:table-cell office:value-type="string" table:style-name="ce27">
            <text:p>Apr to Jun 2025 [p]</text:p>
          </table:table-cell>
          <table:table-cell office:value-type="string" table:style-name="ce27">
            <text:p>Chiltern Railways</text:p>
          </table:table-cell>
          <table:table-cell office:value-type="float" office:value="239083.53571428501" table:style-name="ce31">
            <text:p>239,084</text:p>
          </table:table-cell>
          <table:table-cell office:value-type="float" office:value="78.057505005348503" table:style-name="ce32">
            <text:p>78.1</text:p>
          </table:table-cell>
          <table:table-cell office:value-type="float" office:value="89.741242563306102" table:style-name="ce32">
            <text:p>89.7</text:p>
          </table:table-cell>
          <table:table-cell office:value-type="float" office:value="98.496221957089404" table:style-name="ce32">
            <text:p>98.5</text:p>
          </table:table-cell>
          <table:table-cell office:value-type="float" office:value="939671.10714285704" table:style-name="ce31">
            <text:p>939,671</text:p>
          </table:table-cell>
          <table:table-cell office:value-type="float" office:value="77.916661646546402" table:style-name="ce35">
            <text:p>77.9</text:p>
          </table:table-cell>
          <table:table-cell office:value-type="float" office:value="89.861331040940499" table:style-name="ce35">
            <text:p>89.9</text:p>
          </table:table-cell>
          <table:table-cell office:value-type="float" office:value="98.578712437797805" table:style-name="ce35">
            <text:p>98.6</text:p>
          </table:table-cell>
          <table:table-cell table:number-columns-repeated="16374" table:style-name="ce23"/>
        </table:table-row>
        <table:table-row table:style-name="ro3">
          <table:table-cell office:value-type="string" table:style-name="ce36">
            <text:p>Jul to Sep 2025 [p]</text:p>
          </table:table-cell>
          <table:table-cell office:value-type="string" table:style-name="ce27">
            <text:p>Chiltern Railways</text:p>
          </table:table-cell>
          <table:table-cell office:value-type="float" office:value="244210.714285714" table:style-name="ce31">
            <text:p>244,211</text:p>
          </table:table-cell>
          <table:table-cell office:value-type="float" office:value="75.174834378975902" table:style-name="ce32">
            <text:p>75.2</text:p>
          </table:table-cell>
          <table:table-cell office:value-type="float" office:value="88.580075754251993" table:style-name="ce32">
            <text:p>88.6</text:p>
          </table:table-cell>
          <table:table-cell office:value-type="float" office:value="98.6635809239678" table:style-name="ce32">
            <text:p>98.7</text:p>
          </table:table-cell>
          <table:table-cell office:value-type="float" office:value="945472.10714285704" table:style-name="ce31">
            <text:p>945,472</text:p>
          </table:table-cell>
          <table:table-cell office:value-type="float" office:value="77.617648235373196" table:style-name="ce35">
            <text:p>77.6</text:p>
          </table:table-cell>
          <table:table-cell office:value-type="float" office:value="89.672313744694193" table:style-name="ce35">
            <text:p>89.7</text:p>
          </table:table-cell>
          <table:table-cell office:value-type="float" office:value="98.578748583615706" table:style-name="ce35">
            <text:p>98.6</text:p>
          </table:table-cell>
          <table:table-cell table:number-columns-repeated="16374" table:style-name="ce23"/>
        </table:table-row>
        <table:table-row table:style-name="ro3">
          <table:table-cell office:value-type="string" table:style-name="ce27">
            <text:p>Apr to Jun 2014</text:p>
          </table:table-cell>
          <table:table-cell office:value-type="string" table:style-name="ce27">
            <text:p>CrossCountry</text:p>
          </table:table-cell>
          <table:table-cell office:value-type="float" office:value="305608.46428571403" table:style-name="ce31">
            <text:p>305,608</text:p>
          </table:table-cell>
          <table:table-cell office:value-type="float" office:value="50.893060296455403" table:style-name="ce32">
            <text:p>50.9</text:p>
          </table:table-cell>
          <table:table-cell office:value-type="float" office:value="75.998315772153305" table:style-name="ce32">
            <text:p>76.0</text:p>
          </table:table-cell>
          <table:table-cell office:value-type="float" office:value="97.1990655176552" table:style-name="ce32">
            <text:p>97.2</text:p>
          </table:table-cell>
          <table:table-cell office:value-type="float" office:value="1181594.8928571425" table:style-name="ce33">
            <text:p>1,181,595</text:p>
          </table:table-cell>
          <table:table-cell office:value-type="float" office:value="45.100428274048596" table:style-name="ce34">
            <text:p>45.1</text:p>
          </table:table-cell>
          <table:table-cell office:value-type="float" office:value="69.586999194218649" table:style-name="ce34">
            <text:p>69.6</text:p>
          </table:table-cell>
          <table:table-cell office:value-type="float" office:value="95.259769505846762" table:style-name="ce34">
            <text:p>95.3</text:p>
          </table:table-cell>
          <table:table-cell table:number-columns-repeated="16374" table:style-name="ce23"/>
        </table:table-row>
        <table:table-row table:style-name="ro3">
          <table:table-cell office:value-type="string" table:style-name="ce27">
            <text:p>Jul to Sep 2014</text:p>
          </table:table-cell>
          <table:table-cell office:value-type="string" table:style-name="ce27">
            <text:p>CrossCountry</text:p>
          </table:table-cell>
          <table:table-cell office:value-type="float" office:value="305657.96428571403" table:style-name="ce31">
            <text:p>305,658</text:p>
          </table:table-cell>
          <table:table-cell office:value-type="float" office:value="48.1483095659095" table:style-name="ce32">
            <text:p>48.1</text:p>
          </table:table-cell>
          <table:table-cell office:value-type="float" office:value="73.525180982524404" table:style-name="ce32">
            <text:p>73.5</text:p>
          </table:table-cell>
          <table:table-cell office:value-type="float" office:value="96.550637892050901" table:style-name="ce32">
            <text:p>96.6</text:p>
          </table:table-cell>
          <table:table-cell office:value-type="float" office:value="1181203.7142857139" table:style-name="ce33">
            <text:p>1,181,204</text:p>
          </table:table-cell>
          <table:table-cell office:value-type="float" office:value="45.314567730303189" table:style-name="ce34">
            <text:p>45.3</text:p>
          </table:table-cell>
          <table:table-cell office:value-type="float" office:value="70.020436779624077" table:style-name="ce34">
            <text:p>70.0</text:p>
          </table:table-cell>
          <table:table-cell office:value-type="float" office:value="95.433072751694212" table:style-name="ce34">
            <text:p>95.4</text:p>
          </table:table-cell>
          <table:table-cell table:number-columns-repeated="16374" table:style-name="ce23"/>
        </table:table-row>
        <table:table-row table:style-name="ro3">
          <table:table-cell office:value-type="string" table:style-name="ce27">
            <text:p>Oct to Dec 2014</text:p>
          </table:table-cell>
          <table:table-cell office:value-type="string" table:style-name="ce27">
            <text:p>CrossCountry</text:p>
          </table:table-cell>
          <table:table-cell office:value-type="float" office:value="295212.78571428498" table:style-name="ce31">
            <text:p>295,213</text:p>
          </table:table-cell>
          <table:table-cell office:value-type="float" office:value="40.203640037851599" table:style-name="ce32">
            <text:p>40.2</text:p>
          </table:table-cell>
          <table:table-cell office:value-type="float" office:value="64.714870315092298" table:style-name="ce32">
            <text:p>64.7</text:p>
          </table:table-cell>
          <table:table-cell office:value-type="float" office:value="94.471747860320605" table:style-name="ce32">
            <text:p>94.5</text:p>
          </table:table-cell>
          <table:table-cell office:value-type="float" office:value="1183934.4999999998" table:style-name="ce33">
            <text:p>1,183,935</text:p>
          </table:table-cell>
          <table:table-cell office:value-type="float" office:value="45.483349917463435" table:style-name="ce34">
            <text:p>45.5</text:p>
          </table:table-cell>
          <table:table-cell office:value-type="float" office:value="70.33068854014185" table:style-name="ce34">
            <text:p>70.3</text:p>
          </table:table-cell>
          <table:table-cell office:value-type="float" office:value="95.716790679117565" table:style-name="ce34">
            <text:p>95.7</text:p>
          </table:table-cell>
          <table:table-cell table:number-columns-repeated="16374" table:style-name="ce23"/>
        </table:table-row>
        <table:table-row table:style-name="ro3">
          <table:table-cell office:value-type="string" table:style-name="ce27">
            <text:p>Jan to Mar 2015</text:p>
          </table:table-cell>
          <table:table-cell office:value-type="string" table:style-name="ce27">
            <text:p>CrossCountry</text:p>
          </table:table-cell>
          <table:table-cell office:value-type="float" office:value="291571.78571428498" table:style-name="ce31">
            <text:p>291,572</text:p>
          </table:table-cell>
          <table:table-cell office:value-type="float" office:value="51.551994669286202" table:style-name="ce32">
            <text:p>51.6</text:p>
          </table:table-cell>
          <table:table-cell office:value-type="float" office:value="75.983542401344394" table:style-name="ce32">
            <text:p>76.0</text:p>
          </table:table-cell>
          <table:table-cell office:value-type="float" office:value="97.038207939480699" table:style-name="ce32">
            <text:p>97.0</text:p>
          </table:table-cell>
          <table:table-cell office:value-type="float" office:value="1198051" table:style-name="ce31">
            <text:p>1,198,051</text:p>
          </table:table-cell>
          <table:table-cell office:value-type="float" office:value="47.7191705528395" table:style-name="ce35">
            <text:p>47.7</text:p>
          </table:table-cell>
          <table:table-cell office:value-type="float" office:value="72.583387518561395" table:style-name="ce35">
            <text:p>72.6</text:p>
          </table:table-cell>
          <table:table-cell office:value-type="float" office:value="96.322443702313095" table:style-name="ce35">
            <text:p>96.3</text:p>
          </table:table-cell>
          <table:table-cell table:number-columns-repeated="16374" table:style-name="ce23"/>
        </table:table-row>
        <table:table-row table:style-name="ro3">
          <table:table-cell office:value-type="string" table:style-name="ce27">
            <text:p>Apr to Jun 2015</text:p>
          </table:table-cell>
          <table:table-cell office:value-type="string" table:style-name="ce27">
            <text:p>CrossCountry</text:p>
          </table:table-cell>
          <table:table-cell office:value-type="float" office:value="305947.57142857101" table:style-name="ce31">
            <text:p>305,948</text:p>
          </table:table-cell>
          <table:table-cell office:value-type="float" office:value="52.710921992703597" table:style-name="ce32">
            <text:p>52.7</text:p>
          </table:table-cell>
          <table:table-cell office:value-type="float" office:value="76.632049001859798" table:style-name="ce32">
            <text:p>76.6</text:p>
          </table:table-cell>
          <table:table-cell office:value-type="float" office:value="97.379324562144802" table:style-name="ce32">
            <text:p>97.4</text:p>
          </table:table-cell>
          <table:table-cell office:value-type="float" office:value="1198390.1071428501" table:style-name="ce31">
            <text:p>1,198,390</text:p>
          </table:table-cell>
          <table:table-cell office:value-type="float" office:value="48.184166597551098" table:style-name="ce35">
            <text:p>48.2</text:p>
          </table:table-cell>
          <table:table-cell office:value-type="float" office:value="72.746145178160603" table:style-name="ce35">
            <text:p>72.7</text:p>
          </table:table-cell>
          <table:table-cell office:value-type="float" office:value="96.368711679058194" table:style-name="ce35">
            <text:p>96.4</text:p>
          </table:table-cell>
          <table:table-cell table:number-columns-repeated="16374" table:style-name="ce23"/>
        </table:table-row>
        <table:table-row table:style-name="ro3">
          <table:table-cell office:value-type="string" table:style-name="ce27">
            <text:p>Jul to Sep 2015</text:p>
          </table:table-cell>
          <table:table-cell office:value-type="string" table:style-name="ce27">
            <text:p>CrossCountry</text:p>
          </table:table-cell>
          <table:table-cell office:value-type="float" office:value="310055.25" table:style-name="ce31">
            <text:p>310,055</text:p>
          </table:table-cell>
          <table:table-cell office:value-type="float" office:value="50.095011868276401" table:style-name="ce32">
            <text:p>50.1</text:p>
          </table:table-cell>
          <table:table-cell office:value-type="float" office:value="74.271232995686105" table:style-name="ce32">
            <text:p>74.3</text:p>
          </table:table-cell>
          <table:table-cell office:value-type="float" office:value="96.638294995120106" table:style-name="ce32">
            <text:p>96.6</text:p>
          </table:table-cell>
          <table:table-cell office:value-type="float" office:value="1202787.3928571399" table:style-name="ce31">
            <text:p>1,202,787</text:p>
          </table:table-cell>
          <table:table-cell office:value-type="float" office:value="48.685857585506596" table:style-name="ce35">
            <text:p>48.7</text:p>
          </table:table-cell>
          <table:table-cell office:value-type="float" office:value="72.941310997041995" table:style-name="ce35">
            <text:p>72.9</text:p>
          </table:table-cell>
          <table:table-cell office:value-type="float" office:value="96.391973085612705" table:style-name="ce35">
            <text:p>96.4</text:p>
          </table:table-cell>
          <table:table-cell table:number-columns-repeated="16374" table:style-name="ce23"/>
        </table:table-row>
        <table:table-row table:style-name="ro3">
          <table:table-cell office:value-type="string" table:style-name="ce27">
            <text:p>Oct to Dec 2015</text:p>
          </table:table-cell>
          <table:table-cell office:value-type="string" table:style-name="ce27">
            <text:p>CrossCountry</text:p>
          </table:table-cell>
          <table:table-cell office:value-type="float" office:value="302271.03571428498" table:style-name="ce31">
            <text:p>302,271</text:p>
          </table:table-cell>
          <table:table-cell office:value-type="float" office:value="41.121526576963902" table:style-name="ce32">
            <text:p>41.1</text:p>
          </table:table-cell>
          <table:table-cell office:value-type="float" office:value="65.745052128594594" table:style-name="ce32">
            <text:p>65.7</text:p>
          </table:table-cell>
          <table:table-cell office:value-type="float" office:value="94.937360498010904" table:style-name="ce32">
            <text:p>94.9</text:p>
          </table:table-cell>
          <table:table-cell office:value-type="float" office:value="1209845.6428571399" table:style-name="ce31">
            <text:p>1,209,846</text:p>
          </table:table-cell>
          <table:table-cell office:value-type="float" office:value="48.865699455520797" table:style-name="ce35">
            <text:p>48.9</text:p>
          </table:table-cell>
          <table:table-cell office:value-type="float" office:value="73.1507012199135" table:style-name="ce35">
            <text:p>73.2</text:p>
          </table:table-cell>
          <table:table-cell office:value-type="float" office:value="96.497100367998499" table:style-name="ce35">
            <text:p>96.5</text:p>
          </table:table-cell>
          <table:table-cell table:number-columns-repeated="16374" table:style-name="ce23"/>
        </table:table-row>
        <table:table-row table:style-name="ro3">
          <table:table-cell office:value-type="string" table:style-name="ce27">
            <text:p>Jan to Mar 2016</text:p>
          </table:table-cell>
          <table:table-cell office:value-type="string" table:style-name="ce27">
            <text:p>CrossCountry</text:p>
          </table:table-cell>
          <table:table-cell office:value-type="float" office:value="299536.14285714203" table:style-name="ce31">
            <text:p>299,536</text:p>
          </table:table-cell>
          <table:table-cell office:value-type="float" office:value="51.1128754793721" table:style-name="ce32">
            <text:p>51.1</text:p>
          </table:table-cell>
          <table:table-cell office:value-type="float" office:value="75.416942291247395" table:style-name="ce32">
            <text:p>75.4</text:p>
          </table:table-cell>
          <table:table-cell office:value-type="float" office:value="96.812380857449597" table:style-name="ce32">
            <text:p>96.8</text:p>
          </table:table-cell>
          <table:table-cell office:value-type="float" office:value="1217810" table:style-name="ce31">
            <text:p>1,217,810</text:p>
          </table:table-cell>
          <table:table-cell office:value-type="float" office:value="48.775260508617897" table:style-name="ce35">
            <text:p>48.8</text:p>
          </table:table-cell>
          <table:table-cell office:value-type="float" office:value="73.029865085686595" table:style-name="ce35">
            <text:p>73.0</text:p>
          </table:table-cell>
          <table:table-cell office:value-type="float" office:value="96.4450940622921" table:style-name="ce35">
            <text:p>96.4</text:p>
          </table:table-cell>
          <table:table-cell table:number-columns-repeated="16374" table:style-name="ce23"/>
        </table:table-row>
        <table:table-row table:style-name="ro3">
          <table:table-cell office:value-type="string" table:style-name="ce27">
            <text:p>Apr to Jun 2016</text:p>
          </table:table-cell>
          <table:table-cell office:value-type="string" table:style-name="ce27">
            <text:p>CrossCountry</text:p>
          </table:table-cell>
          <table:table-cell office:value-type="float" office:value="306622.14285714203" table:style-name="ce31">
            <text:p>306,622</text:p>
          </table:table-cell>
          <table:table-cell office:value-type="float" office:value="53.659564703881699" table:style-name="ce32">
            <text:p>53.7</text:p>
          </table:table-cell>
          <table:table-cell office:value-type="float" office:value="77.825010308173603" table:style-name="ce32">
            <text:p>77.8</text:p>
          </table:table-cell>
          <table:table-cell office:value-type="float" office:value="97.078651947138297" table:style-name="ce32">
            <text:p>97.1</text:p>
          </table:table-cell>
          <table:table-cell office:value-type="float" office:value="1218484.57142857" table:style-name="ce31">
            <text:p>1,218,485</text:p>
          </table:table-cell>
          <table:table-cell office:value-type="float" office:value="49.016157892614103" table:style-name="ce35">
            <text:p>49.0</text:p>
          </table:table-cell>
          <table:table-cell office:value-type="float" office:value="73.332058721184296" table:style-name="ce35">
            <text:p>73.3</text:p>
          </table:table-cell>
          <table:table-cell office:value-type="float" office:value="96.369949346917096" table:style-name="ce35">
            <text:p>96.4</text:p>
          </table:table-cell>
          <table:table-cell table:number-columns-repeated="16374" table:style-name="ce23"/>
        </table:table-row>
        <table:table-row table:style-name="ro3">
          <table:table-cell office:value-type="string" table:style-name="ce27">
            <text:p>Jul to Sep 2016</text:p>
          </table:table-cell>
          <table:table-cell office:value-type="string" table:style-name="ce27">
            <text:p>CrossCountry</text:p>
          </table:table-cell>
          <table:table-cell office:value-type="float" office:value="309098.03571428498" table:style-name="ce31">
            <text:p>309,098</text:p>
          </table:table-cell>
          <table:table-cell office:value-type="float" office:value="49.043189602928798" table:style-name="ce32">
            <text:p>49.0</text:p>
          </table:table-cell>
          <table:table-cell office:value-type="float" office:value="73.700657847227106" table:style-name="ce32">
            <text:p>73.7</text:p>
          </table:table-cell>
          <table:table-cell office:value-type="float" office:value="96.550851584881997" table:style-name="ce32">
            <text:p>96.6</text:p>
          </table:table-cell>
          <table:table-cell office:value-type="float" office:value="1217527.3571428501" table:style-name="ce31">
            <text:p>1,217,527</text:p>
          </table:table-cell>
          <table:table-cell office:value-type="float" office:value="48.7482798127797" table:style-name="ce35">
            <text:p>48.7</text:p>
          </table:table-cell>
          <table:table-cell office:value-type="float" office:value="73.186466387994898" table:style-name="ce35">
            <text:p>73.2</text:p>
          </table:table-cell>
          <table:table-cell office:value-type="float" office:value="96.347538802736196" table:style-name="ce35">
            <text:p>96.3</text:p>
          </table:table-cell>
          <table:table-cell table:number-columns-repeated="16374" table:style-name="ce23"/>
        </table:table-row>
        <table:table-row table:style-name="ro3">
          <table:table-cell office:value-type="string" table:style-name="ce27">
            <text:p>Oct to Dec 2016</text:p>
          </table:table-cell>
          <table:table-cell office:value-type="string" table:style-name="ce27">
            <text:p>CrossCountry</text:p>
          </table:table-cell>
          <table:table-cell office:value-type="float" office:value="300953.32142857101" table:style-name="ce31">
            <text:p>300,953</text:p>
          </table:table-cell>
          <table:table-cell office:value-type="float" office:value="42.400215600591999" table:style-name="ce32">
            <text:p>42.4</text:p>
          </table:table-cell>
          <table:table-cell office:value-type="float" office:value="67.244232108610106" table:style-name="ce32">
            <text:p>67.2</text:p>
          </table:table-cell>
          <table:table-cell office:value-type="float" office:value="95.439492099688394" table:style-name="ce32">
            <text:p>95.4</text:p>
          </table:table-cell>
          <table:table-cell office:value-type="float" office:value="1216209.6428571399" table:style-name="ce31">
            <text:p>1,216,210</text:p>
          </table:table-cell>
          <table:table-cell office:value-type="float" office:value="49.072957053045599" table:style-name="ce35">
            <text:p>49.1</text:p>
          </table:table-cell>
          <table:table-cell office:value-type="float" office:value="73.565503715143095" table:style-name="ce35">
            <text:p>73.6</text:p>
          </table:table-cell>
          <table:table-cell office:value-type="float" office:value="96.473320066118703" table:style-name="ce35">
            <text:p>96.5</text:p>
          </table:table-cell>
          <table:table-cell table:number-columns-repeated="16374" table:style-name="ce23"/>
        </table:table-row>
        <table:table-row table:style-name="ro3">
          <table:table-cell office:value-type="string" table:style-name="ce27">
            <text:p>Jan to Mar 2017</text:p>
          </table:table-cell>
          <table:table-cell office:value-type="string" table:style-name="ce27">
            <text:p>CrossCountry</text:p>
          </table:table-cell>
          <table:table-cell office:value-type="float" office:value="299406.5" table:style-name="ce31">
            <text:p>299,407</text:p>
          </table:table-cell>
          <table:table-cell office:value-type="float" office:value="51.879802208702799" table:style-name="ce32">
            <text:p>51.9</text:p>
          </table:table-cell>
          <table:table-cell office:value-type="float" office:value="77.092264196000997" table:style-name="ce32">
            <text:p>77.1</text:p>
          </table:table-cell>
          <table:table-cell office:value-type="float" office:value="97.357689295322501" table:style-name="ce32">
            <text:p>97.4</text:p>
          </table:table-cell>
          <table:table-cell office:value-type="float" office:value="1216080" table:style-name="ce31">
            <text:p>1,216,080</text:p>
          </table:table-cell>
          <table:table-cell office:value-type="float" office:value="49.261561739359202" table:style-name="ce35">
            <text:p>49.3</text:p>
          </table:table-cell>
          <table:table-cell office:value-type="float" office:value="73.977781067034996" table:style-name="ce35">
            <text:p>74.0</text:p>
          </table:table-cell>
          <table:table-cell office:value-type="float" office:value="96.607542266956102" table:style-name="ce35">
            <text:p>96.6</text:p>
          </table:table-cell>
          <table:table-cell table:number-columns-repeated="16374" table:style-name="ce23"/>
        </table:table-row>
        <table:table-row table:style-name="ro3">
          <table:table-cell office:value-type="string" table:style-name="ce27">
            <text:p>Apr to Jun 2017</text:p>
          </table:table-cell>
          <table:table-cell office:value-type="string" table:style-name="ce27">
            <text:p>CrossCountry</text:p>
          </table:table-cell>
          <table:table-cell office:value-type="float" office:value="309973.07142857101" table:style-name="ce31">
            <text:p>309,973</text:p>
          </table:table-cell>
          <table:table-cell office:value-type="float" office:value="51.735830508779202" table:style-name="ce32">
            <text:p>51.7</text:p>
          </table:table-cell>
          <table:table-cell office:value-type="float" office:value="76.019575894035" table:style-name="ce32">
            <text:p>76.0</text:p>
          </table:table-cell>
          <table:table-cell office:value-type="float" office:value="96.742044182178901" table:style-name="ce32">
            <text:p>96.7</text:p>
          </table:table-cell>
          <table:table-cell office:value-type="float" office:value="1219430.92857142" table:style-name="ce31">
            <text:p>1,219,431</text:p>
          </table:table-cell>
          <table:table-cell office:value-type="float" office:value="48.7846438675464" table:style-name="ce35">
            <text:p>48.8</text:p>
          </table:table-cell>
          <table:table-cell office:value-type="float" office:value="73.529420895566403" table:style-name="ce35">
            <text:p>73.5</text:p>
          </table:table-cell>
          <table:table-cell office:value-type="float" office:value="96.523272887300493" table:style-name="ce35">
            <text:p>96.5</text:p>
          </table:table-cell>
          <table:table-cell table:number-columns-repeated="16374" table:style-name="ce23"/>
        </table:table-row>
        <table:table-row table:style-name="ro3">
          <table:table-cell office:value-type="string" table:style-name="ce27">
            <text:p>Jul to Sep 2017</text:p>
          </table:table-cell>
          <table:table-cell office:value-type="string" table:style-name="ce27">
            <text:p>CrossCountry</text:p>
          </table:table-cell>
          <table:table-cell office:value-type="float" office:value="312630.928571428" table:style-name="ce31">
            <text:p>312,631</text:p>
          </table:table-cell>
          <table:table-cell office:value-type="float" office:value="48.8091046654053" table:style-name="ce32">
            <text:p>48.8</text:p>
          </table:table-cell>
          <table:table-cell office:value-type="float" office:value="74.012442329876393" table:style-name="ce32">
            <text:p>74.0</text:p>
          </table:table-cell>
          <table:table-cell office:value-type="float" office:value="97.169277420454407" table:style-name="ce32">
            <text:p>97.2</text:p>
          </table:table-cell>
          <table:table-cell office:value-type="float" office:value="1222963.82142857" table:style-name="ce31">
            <text:p>1,222,964</text:p>
          </table:table-cell>
          <table:table-cell office:value-type="float" office:value="48.725550723714598" table:style-name="ce35">
            <text:p>48.7</text:p>
          </table:table-cell>
          <table:table-cell office:value-type="float" office:value="73.609618226353902" table:style-name="ce35">
            <text:p>73.6</text:p>
          </table:table-cell>
          <table:table-cell office:value-type="float" office:value="96.681443122937793" table:style-name="ce35">
            <text:p>96.7</text:p>
          </table:table-cell>
          <table:table-cell table:number-columns-repeated="16374" table:style-name="ce23"/>
        </table:table-row>
        <table:table-row table:style-name="ro3">
          <table:table-cell office:value-type="string" table:style-name="ce27">
            <text:p>Oct to Dec 2017</text:p>
          </table:table-cell>
          <table:table-cell office:value-type="string" table:style-name="ce27">
            <text:p>CrossCountry</text:p>
          </table:table-cell>
          <table:table-cell office:value-type="float" office:value="289884.28571428498" table:style-name="ce31">
            <text:p>289,884</text:p>
          </table:table-cell>
          <table:table-cell office:value-type="float" office:value="38.777812821864799" table:style-name="ce32">
            <text:p>38.8</text:p>
          </table:table-cell>
          <table:table-cell office:value-type="float" office:value="63.408428979050697" table:style-name="ce32">
            <text:p>63.4</text:p>
          </table:table-cell>
          <table:table-cell office:value-type="float" office:value="94.920041987196797" table:style-name="ce32">
            <text:p>94.9</text:p>
          </table:table-cell>
          <table:table-cell office:value-type="float" office:value="1211894.7857142801" table:style-name="ce31">
            <text:p>1,211,895</text:p>
          </table:table-cell>
          <table:table-cell office:value-type="float" office:value="47.916848274251997" table:style-name="ce35">
            <text:p>47.9</text:p>
          </table:table-cell>
          <table:table-cell office:value-type="float" office:value="72.750236391926293" table:style-name="ce35">
            <text:p>72.8</text:p>
          </table:table-cell>
          <table:table-cell office:value-type="float" office:value="96.568534621139605" table:style-name="ce35">
            <text:p>96.6</text:p>
          </table:table-cell>
          <table:table-cell table:number-columns-repeated="16374" table:style-name="ce23"/>
        </table:table-row>
        <table:table-row table:style-name="ro3">
          <table:table-cell office:value-type="string" table:style-name="ce27">
            <text:p>Jan to Mar 2018</text:p>
          </table:table-cell>
          <table:table-cell office:value-type="string" table:style-name="ce27">
            <text:p>CrossCountry</text:p>
          </table:table-cell>
          <table:table-cell office:value-type="float" office:value="294007.71428571403" table:style-name="ce31">
            <text:p>294,008</text:p>
          </table:table-cell>
          <table:table-cell office:value-type="float" office:value="46.980983006276801" table:style-name="ce32">
            <text:p>47.0</text:p>
          </table:table-cell>
          <table:table-cell office:value-type="float" office:value="71.197087151260305" table:style-name="ce32">
            <text:p>71.2</text:p>
          </table:table-cell>
          <table:table-cell office:value-type="float" office:value="95.949596074738494" table:style-name="ce32">
            <text:p>95.9</text:p>
          </table:table-cell>
          <table:table-cell office:value-type="float" office:value="1206496" table:style-name="ce31">
            <text:p>1,206,496</text:p>
          </table:table-cell>
          <table:table-cell office:value-type="float" office:value="46.705335119221203" table:style-name="ce35">
            <text:p>46.7</text:p>
          </table:table-cell>
          <table:table-cell office:value-type="float" office:value="71.294227249820906" table:style-name="ce35">
            <text:p>71.3</text:p>
          </table:table-cell>
          <table:table-cell office:value-type="float" office:value="96.221868949420397" table:style-name="ce35">
            <text:p>96.2</text:p>
          </table:table-cell>
          <table:table-cell table:number-columns-repeated="16374" table:style-name="ce23"/>
        </table:table-row>
        <table:table-row table:style-name="ro3">
          <table:table-cell office:value-type="string" table:style-name="ce27">
            <text:p>Apr to Jun 2018</text:p>
          </table:table-cell>
          <table:table-cell office:value-type="string" table:style-name="ce27">
            <text:p>CrossCountry</text:p>
          </table:table-cell>
          <table:table-cell office:value-type="float" office:value="307281.75" table:style-name="ce31">
            <text:p>307,282</text:p>
          </table:table-cell>
          <table:table-cell office:value-type="float" office:value="45.835702901327501" table:style-name="ce32">
            <text:p>45.8</text:p>
          </table:table-cell>
          <table:table-cell office:value-type="float" office:value="69.134922591400198" table:style-name="ce32">
            <text:p>69.1</text:p>
          </table:table-cell>
          <table:table-cell office:value-type="float" office:value="95.115476268929001" table:style-name="ce32">
            <text:p>95.1</text:p>
          </table:table-cell>
          <table:table-cell office:value-type="float" office:value="1203804.67857142" table:style-name="ce31">
            <text:p>1,203,805</text:p>
          </table:table-cell>
          <table:table-cell office:value-type="float" office:value="45.188028990583398" table:style-name="ce35">
            <text:p>45.2</text:p>
          </table:table-cell>
          <table:table-cell office:value-type="float" office:value="69.526294473910696" table:style-name="ce35">
            <text:p>69.5</text:p>
          </table:table-cell>
          <table:table-cell office:value-type="float" office:value="95.805510214029397" table:style-name="ce35">
            <text:p>95.8</text:p>
          </table:table-cell>
          <table:table-cell table:number-columns-repeated="16374" table:style-name="ce23"/>
        </table:table-row>
        <table:table-row table:style-name="ro3">
          <table:table-cell office:value-type="string" table:style-name="ce27">
            <text:p>Jul to Sep 2018</text:p>
          </table:table-cell>
          <table:table-cell office:value-type="string" table:style-name="ce27">
            <text:p>CrossCountry</text:p>
          </table:table-cell>
          <table:table-cell office:value-type="float" office:value="305779.5" table:style-name="ce31">
            <text:p>305,780</text:p>
          </table:table-cell>
          <table:table-cell office:value-type="float" office:value="42.542280116414403" table:style-name="ce32">
            <text:p>42.5</text:p>
          </table:table-cell>
          <table:table-cell office:value-type="float" office:value="64.926570570343202" table:style-name="ce32">
            <text:p>64.9</text:p>
          </table:table-cell>
          <table:table-cell office:value-type="float" office:value="93.877322430986098" table:style-name="ce32">
            <text:p>93.9</text:p>
          </table:table-cell>
          <table:table-cell office:value-type="float" office:value="1196953.25" table:style-name="ce31">
            <text:p>1,196,953</text:p>
          </table:table-cell>
          <table:table-cell office:value-type="float" office:value="43.566348262020298" table:style-name="ce35">
            <text:p>43.6</text:p>
          </table:table-cell>
          <table:table-cell office:value-type="float" office:value="67.179494508840904" table:style-name="ce35">
            <text:p>67.2</text:p>
          </table:table-cell>
          <table:table-cell office:value-type="float" office:value="94.956725097062602" table:style-name="ce35">
            <text:p>95.0</text:p>
          </table:table-cell>
          <table:table-cell table:number-columns-repeated="16374" table:style-name="ce23"/>
        </table:table-row>
        <table:table-row table:style-name="ro3">
          <table:table-cell office:value-type="string" table:style-name="ce27">
            <text:p>Oct to Dec 2018</text:p>
          </table:table-cell>
          <table:table-cell office:value-type="string" table:style-name="ce27">
            <text:p>CrossCountry</text:p>
          </table:table-cell>
          <table:table-cell office:value-type="float" office:value="302151.178571428" table:style-name="ce31">
            <text:p>302,151</text:p>
          </table:table-cell>
          <table:table-cell office:value-type="float" office:value="41.168818872955299" table:style-name="ce32">
            <text:p>41.2</text:p>
          </table:table-cell>
          <table:table-cell office:value-type="float" office:value="64.627215349742698" table:style-name="ce32">
            <text:p>64.6</text:p>
          </table:table-cell>
          <table:table-cell office:value-type="float" office:value="94.331385435838399" table:style-name="ce32">
            <text:p>94.3</text:p>
          </table:table-cell>
          <table:table-cell office:value-type="float" office:value="1209220.1428571399" table:style-name="ce31">
            <text:p>1,209,220</text:p>
          </table:table-cell>
          <table:table-cell office:value-type="float" office:value="44.115218415268998" table:style-name="ce35">
            <text:p>44.1</text:p>
          </table:table-cell>
          <table:table-cell office:value-type="float" office:value="67.445780580423602" table:style-name="ce35">
            <text:p>67.4</text:p>
          </table:table-cell>
          <table:table-cell office:value-type="float" office:value="94.809263727353894" table:style-name="ce35">
            <text:p>94.8</text:p>
          </table:table-cell>
          <table:table-cell table:number-columns-repeated="16374" table:style-name="ce23"/>
        </table:table-row>
        <table:table-row table:style-name="ro3">
          <table:table-cell office:value-type="string" table:style-name="ce27">
            <text:p>Jan to Mar 2019</text:p>
          </table:table-cell>
          <table:table-cell office:value-type="string" table:style-name="ce27">
            <text:p>CrossCountry</text:p>
          </table:table-cell>
          <table:table-cell office:value-type="float" office:value="301629.57142857101" table:style-name="ce31">
            <text:p>301,630</text:p>
          </table:table-cell>
          <table:table-cell office:value-type="float" office:value="52.947596081664898" table:style-name="ce32">
            <text:p>52.9</text:p>
          </table:table-cell>
          <table:table-cell office:value-type="float" office:value="75.893408992202794" table:style-name="ce32">
            <text:p>75.9</text:p>
          </table:table-cell>
          <table:table-cell office:value-type="float" office:value="97.010547942675203" table:style-name="ce32">
            <text:p>97.0</text:p>
          </table:table-cell>
          <table:table-cell office:value-type="float" office:value="1216842" table:style-name="ce31">
            <text:p>1,216,842</text:p>
          </table:table-cell>
          <table:table-cell office:value-type="float" office:value="45.612166575446899" table:style-name="ce35">
            <text:p>45.6</text:p>
          </table:table-cell>
          <table:table-cell office:value-type="float" office:value="68.633396940605195" table:style-name="ce35">
            <text:p>68.6</text:p>
          </table:table-cell>
          <table:table-cell office:value-type="float" office:value="95.079394038009795" table:style-name="ce35">
            <text:p>95.1</text:p>
          </table:table-cell>
          <table:table-cell table:number-columns-repeated="16374" table:style-name="ce23"/>
        </table:table-row>
        <table:table-row table:style-name="ro3">
          <table:table-cell office:value-type="string" table:style-name="ce27">
            <text:p>Apr to Jun 2019</text:p>
          </table:table-cell>
          <table:table-cell office:value-type="string" table:style-name="ce27">
            <text:p>CrossCountry</text:p>
          </table:table-cell>
          <table:table-cell office:value-type="float" office:value="313075" table:style-name="ce31">
            <text:p>313,075</text:p>
          </table:table-cell>
          <table:table-cell office:value-type="float" office:value="51.618484845028" table:style-name="ce32">
            <text:p>51.6</text:p>
          </table:table-cell>
          <table:table-cell office:value-type="float" office:value="74.136913792906697" table:style-name="ce32">
            <text:p>74.1</text:p>
          </table:table-cell>
          <table:table-cell office:value-type="float" office:value="96.210812105725395" table:style-name="ce32">
            <text:p>96.2</text:p>
          </table:table-cell>
          <table:table-cell office:value-type="float" office:value="1222635.25" table:style-name="ce31">
            <text:p>1,222,635</text:p>
          </table:table-cell>
          <table:table-cell office:value-type="float" office:value="47.0939981019336" table:style-name="ce35">
            <text:p>47.1</text:p>
          </table:table-cell>
          <table:table-cell office:value-type="float" office:value="69.916611913254002" table:style-name="ce35">
            <text:p>69.9</text:p>
          </table:table-cell>
          <table:table-cell office:value-type="float" office:value="95.360042989108905" table:style-name="ce35">
            <text:p>95.4</text:p>
          </table:table-cell>
          <table:table-cell table:number-columns-repeated="16374" table:style-name="ce23"/>
        </table:table-row>
        <table:table-row table:style-name="ro3">
          <table:table-cell office:value-type="string" table:style-name="ce27">
            <text:p>Jul to Sep 2019</text:p>
          </table:table-cell>
          <table:table-cell office:value-type="string" table:style-name="ce27">
            <text:p>CrossCountry</text:p>
          </table:table-cell>
          <table:table-cell office:value-type="float" office:value="310776.14285714203" table:style-name="ce31">
            <text:p>310,776</text:p>
          </table:table-cell>
          <table:table-cell office:value-type="float" office:value="46.580060153541801" table:style-name="ce32">
            <text:p>46.6</text:p>
          </table:table-cell>
          <table:table-cell office:value-type="float" office:value="68.809427824253802" table:style-name="ce32">
            <text:p>68.8</text:p>
          </table:table-cell>
          <table:table-cell office:value-type="float" office:value="94.408653357745294" table:style-name="ce32">
            <text:p>94.4</text:p>
          </table:table-cell>
          <table:table-cell office:value-type="float" office:value="1227631.8928571399" table:style-name="ce31">
            <text:p>1,227,632</text:p>
          </table:table-cell>
          <table:table-cell office:value-type="float" office:value="48.0976396688013" table:style-name="ce35">
            <text:p>48.1</text:p>
          </table:table-cell>
          <table:table-cell office:value-type="float" office:value="70.879250594342594" table:style-name="ce35">
            <text:p>70.9</text:p>
          </table:table-cell>
          <table:table-cell office:value-type="float" office:value="95.488515010592494" table:style-name="ce35">
            <text:p>95.5</text:p>
          </table:table-cell>
          <table:table-cell table:number-columns-repeated="16374" table:style-name="ce23"/>
        </table:table-row>
        <table:table-row table:style-name="ro3">
          <table:table-cell office:value-type="string" table:style-name="ce27">
            <text:p>Oct to Dec 2019</text:p>
          </table:table-cell>
          <table:table-cell office:value-type="string" table:style-name="ce27">
            <text:p>CrossCountry</text:p>
          </table:table-cell>
          <table:table-cell office:value-type="float" office:value="302047" table:style-name="ce31">
            <text:p>302,047</text:p>
          </table:table-cell>
          <table:table-cell office:value-type="float" office:value="40.469529576522802" table:style-name="ce32">
            <text:p>40.5</text:p>
          </table:table-cell>
          <table:table-cell office:value-type="float" office:value="62.293143593073701" table:style-name="ce32">
            <text:p>62.3</text:p>
          </table:table-cell>
          <table:table-cell office:value-type="float" office:value="92.804431098471397" table:style-name="ce32">
            <text:p>92.8</text:p>
          </table:table-cell>
          <table:table-cell office:value-type="float" office:value="1227527.7142857099" table:style-name="ce31">
            <text:p>1,227,528</text:p>
          </table:table-cell>
          <table:table-cell office:value-type="float" office:value="47.926159711959897" table:style-name="ce35">
            <text:p>47.9</text:p>
          </table:table-cell>
          <table:table-cell office:value-type="float" office:value="70.305456589051104" table:style-name="ce35">
            <text:p>70.3</text:p>
          </table:table-cell>
          <table:table-cell office:value-type="float" office:value="95.112888926336694" table:style-name="ce35">
            <text:p>95.1</text:p>
          </table:table-cell>
          <table:table-cell table:number-columns-repeated="16374" table:style-name="ce23"/>
        </table:table-row>
        <table:table-row table:style-name="ro3">
          <table:table-cell office:value-type="string" table:style-name="ce27">
            <text:p>Jan to Mar 2020</text:p>
          </table:table-cell>
          <table:table-cell office:value-type="string" table:style-name="ce27">
            <text:p>CrossCountry</text:p>
          </table:table-cell>
          <table:table-cell office:value-type="float" office:value="293076.85714285698" table:style-name="ce31">
            <text:p>293,077</text:p>
          </table:table-cell>
          <table:table-cell office:value-type="float" office:value="49.207813845027403" table:style-name="ce32">
            <text:p>49.2</text:p>
          </table:table-cell>
          <table:table-cell office:value-type="float" office:value="70.630619564443805" table:style-name="ce32">
            <text:p>70.6</text:p>
          </table:table-cell>
          <table:table-cell office:value-type="float" office:value="95.054052130645402" table:style-name="ce32">
            <text:p>95.1</text:p>
          </table:table-cell>
          <table:table-cell office:value-type="float" office:value="1218975" table:style-name="ce31">
            <text:p>1,218,975</text:p>
          </table:table-cell>
          <table:table-cell office:value-type="float" office:value="46.991775877273902" table:style-name="ce35">
            <text:p>47.0</text:p>
          </table:table-cell>
          <table:table-cell office:value-type="float" office:value="69.000922906540296" table:style-name="ce35">
            <text:p>69.0</text:p>
          </table:table-cell>
          <table:table-cell office:value-type="float" office:value="94.629176152094999" table:style-name="ce35">
            <text:p>94.6</text:p>
          </table:table-cell>
          <table:table-cell table:number-columns-repeated="16374" table:style-name="ce23"/>
        </table:table-row>
        <table:table-row table:style-name="ro3">
          <table:table-cell office:value-type="string" table:style-name="ce27">
            <text:p>Apr to Jun 2020</text:p>
          </table:table-cell>
          <table:table-cell office:value-type="string" table:style-name="ce27">
            <text:p>CrossCountry</text:p>
          </table:table-cell>
          <table:table-cell office:value-type="float" office:value="183218.714285714" table:style-name="ce31">
            <text:p>183,219</text:p>
          </table:table-cell>
          <table:table-cell office:value-type="float" office:value="79.300422367958305" table:style-name="ce32">
            <text:p>79.3</text:p>
          </table:table-cell>
          <table:table-cell office:value-type="float" office:value="91.9453019069324" table:style-name="ce32">
            <text:p>91.9</text:p>
          </table:table-cell>
          <table:table-cell office:value-type="float" office:value="98.837123625081901" table:style-name="ce32">
            <text:p>98.8</text:p>
          </table:table-cell>
          <table:table-cell office:value-type="float" office:value="1089118.7142857099" table:style-name="ce31">
            <text:p>1,089,119</text:p>
          </table:table-cell>
          <table:table-cell office:value-type="float" office:value="51.096968177809799" table:style-name="ce35">
            <text:p>51.1</text:p>
          </table:table-cell>
          <table:table-cell office:value-type="float" office:value="71.384399785357203" table:style-name="ce35">
            <text:p>71.4</text:p>
          </table:table-cell>
          <table:table-cell office:value-type="float" office:value="94.882412136365502" table:style-name="ce35">
            <text:p>94.9</text:p>
          </table:table-cell>
          <table:table-cell table:number-columns-repeated="16374" table:style-name="ce23"/>
        </table:table-row>
        <table:table-row table:style-name="ro3">
          <table:table-cell office:value-type="string" table:style-name="ce27">
            <text:p>Jul to Sep 2020</text:p>
          </table:table-cell>
          <table:table-cell office:value-type="string" table:style-name="ce27">
            <text:p>CrossCountry</text:p>
          </table:table-cell>
          <table:table-cell office:value-type="float" office:value="187875.10714285701" table:style-name="ce31">
            <text:p>187,875</text:p>
          </table:table-cell>
          <table:table-cell office:value-type="float" office:value="67.445527547460699" table:style-name="ce32">
            <text:p>67.4</text:p>
          </table:table-cell>
          <table:table-cell office:value-type="float" office:value="85.692242738004296" table:style-name="ce32">
            <text:p>85.7</text:p>
          </table:table-cell>
          <table:table-cell office:value-type="float" office:value="97.790382402595299" table:style-name="ce32">
            <text:p>97.8</text:p>
          </table:table-cell>
          <table:table-cell office:value-type="float" office:value="966217.67857142806" table:style-name="ce31">
            <text:p>966,218</text:p>
          </table:table-cell>
          <table:table-cell office:value-type="float" office:value="55.728672498562602" table:style-name="ce35">
            <text:p>55.7</text:p>
          </table:table-cell>
          <table:table-cell office:value-type="float" office:value="74.994691191850904" table:style-name="ce35">
            <text:p>75.0</text:p>
          </table:table-cell>
          <table:table-cell office:value-type="float" office:value="95.600229835815995" table:style-name="ce35">
            <text:p>95.6</text:p>
          </table:table-cell>
          <table:table-cell table:number-columns-repeated="16374" table:style-name="ce23"/>
        </table:table-row>
        <table:table-row table:style-name="ro3">
          <table:table-cell office:value-type="string" table:style-name="ce27">
            <text:p>Oct to Dec 2020</text:p>
          </table:table-cell>
          <table:table-cell office:value-type="string" table:style-name="ce27">
            <text:p>CrossCountry</text:p>
          </table:table-cell>
          <table:table-cell office:value-type="float" office:value="187538.928571428" table:style-name="ce31">
            <text:p>187,539</text:p>
          </table:table-cell>
          <table:table-cell office:value-type="float" office:value="61.251054542961498" table:style-name="ce32">
            <text:p>61.3</text:p>
          </table:table-cell>
          <table:table-cell office:value-type="float" office:value="81.607951872849199" table:style-name="ce32">
            <text:p>81.6</text:p>
          </table:table-cell>
          <table:table-cell office:value-type="float" office:value="97.843666743476106" table:style-name="ce32">
            <text:p>97.8</text:p>
          </table:table-cell>
          <table:table-cell office:value-type="float" office:value="851709.60714285704" table:style-name="ce31">
            <text:p>851,710</text:p>
          </table:table-cell>
          <table:table-cell office:value-type="float" office:value="62.356095632695698" table:style-name="ce35">
            <text:p>62.4</text:p>
          </table:table-cell>
          <table:table-cell office:value-type="float" office:value="80.955300450534907" table:style-name="ce35">
            <text:p>81.0</text:p>
          </table:table-cell>
          <table:table-cell office:value-type="float" office:value="97.085706064554401" table:style-name="ce35">
            <text:p>97.1</text:p>
          </table:table-cell>
          <table:table-cell table:number-columns-repeated="16374" table:style-name="ce23"/>
        </table:table-row>
        <table:table-row table:style-name="ro3">
          <table:table-cell office:value-type="string" table:style-name="ce27">
            <text:p>Jan to Mar 2021</text:p>
          </table:table-cell>
          <table:table-cell office:value-type="string" table:style-name="ce27">
            <text:p>CrossCountry</text:p>
          </table:table-cell>
          <table:table-cell office:value-type="float" office:value="184819.24999999901" table:style-name="ce31">
            <text:p>184,819</text:p>
          </table:table-cell>
          <table:table-cell office:value-type="float" office:value="69.0630749463906" table:style-name="ce32">
            <text:p>69.1</text:p>
          </table:table-cell>
          <table:table-cell office:value-type="float" office:value="86.200938793674595" table:style-name="ce32">
            <text:p>86.2</text:p>
          </table:table-cell>
          <table:table-cell office:value-type="float" office:value="97.380626129119506" table:style-name="ce32">
            <text:p>97.4</text:p>
          </table:table-cell>
          <table:table-cell office:value-type="float" office:value="743452" table:style-name="ce31">
            <text:p>743,452</text:p>
          </table:table-cell>
          <table:table-cell office:value-type="float" office:value="69.206619929733094" table:style-name="ce35">
            <text:p>69.2</text:p>
          </table:table-cell>
          <table:table-cell office:value-type="float" office:value="86.329446958243395" table:style-name="ce35">
            <text:p>86.3</text:p>
          </table:table-cell>
          <table:table-cell office:value-type="float" office:value="97.959922093154603" table:style-name="ce35">
            <text:p>98.0</text:p>
          </table:table-cell>
          <table:table-cell table:number-columns-repeated="16374" table:style-name="ce23"/>
        </table:table-row>
        <table:table-row table:style-name="ro3">
          <table:table-cell office:value-type="string" table:style-name="ce27">
            <text:p>Apr to Jun 2021</text:p>
          </table:table-cell>
          <table:table-cell office:value-type="string" table:style-name="ce27">
            <text:p>CrossCountry</text:p>
          </table:table-cell>
          <table:table-cell office:value-type="float" office:value="207130.142857142" table:style-name="ce31">
            <text:p>207,130</text:p>
          </table:table-cell>
          <table:table-cell office:value-type="float" office:value="66.790858197503098" table:style-name="ce32">
            <text:p>66.8</text:p>
          </table:table-cell>
          <table:table-cell office:value-type="float" office:value="84.504910991088394" table:style-name="ce32">
            <text:p>84.5</text:p>
          </table:table-cell>
          <table:table-cell office:value-type="float" office:value="97.220312143296994" table:style-name="ce32">
            <text:p>97.2</text:p>
          </table:table-cell>
          <table:table-cell office:value-type="float" office:value="767363.42857142806" table:style-name="ce33">
            <text:p>767,363</text:p>
          </table:table-cell>
          <table:table-cell office:value-type="float" office:value="66.144510777534293" table:style-name="ce34">
            <text:p>66.1</text:p>
          </table:table-cell>
          <table:table-cell office:value-type="float" office:value="84.496096466863094" table:style-name="ce34">
            <text:p>84.5</text:p>
          </table:table-cell>
          <table:table-cell office:value-type="float" office:value="97.5508392000512" table:style-name="ce34">
            <text:p>97.6</text:p>
          </table:table-cell>
          <table:table-cell table:number-columns-repeated="16374" table:style-name="ce23"/>
        </table:table-row>
        <table:table-row table:style-name="ro3">
          <table:table-cell office:value-type="string" table:style-name="ce27">
            <text:p>Jul to Sep 2021</text:p>
          </table:table-cell>
          <table:table-cell office:value-type="string" table:style-name="ce27">
            <text:p>CrossCountry</text:p>
          </table:table-cell>
          <table:table-cell office:value-type="float" office:value="219647" table:style-name="ce31">
            <text:p>219,647</text:p>
          </table:table-cell>
          <table:table-cell office:value-type="float" office:value="60.4735910672253" table:style-name="ce32">
            <text:p>60.5</text:p>
          </table:table-cell>
          <table:table-cell office:value-type="float" office:value="80.114066141191401" table:style-name="ce32">
            <text:p>80.1</text:p>
          </table:table-cell>
          <table:table-cell office:value-type="float" office:value="96.6124866587882" table:style-name="ce32">
            <text:p>96.6</text:p>
          </table:table-cell>
          <table:table-cell office:value-type="float" office:value="799135.32142857101" table:style-name="ce33">
            <text:p>799,135</text:p>
          </table:table-cell>
          <table:table-cell office:value-type="float" office:value="64.279959021780101" table:style-name="ce34">
            <text:p>64.3</text:p>
          </table:table-cell>
          <table:table-cell office:value-type="float" office:value="83.010458312777203" table:style-name="ce34">
            <text:p>83.0</text:p>
          </table:table-cell>
          <table:table-cell office:value-type="float" office:value="97.2366114106635" table:style-name="ce34">
            <text:p>97.2</text:p>
          </table:table-cell>
          <table:table-cell table:number-columns-repeated="16374" table:style-name="ce23"/>
        </table:table-row>
        <table:table-row table:style-name="ro3">
          <table:table-cell office:value-type="string" table:style-name="ce27">
            <text:p>Oct to Dec 2021</text:p>
          </table:table-cell>
          <table:table-cell office:value-type="string" table:style-name="ce27">
            <text:p>CrossCountry</text:p>
          </table:table-cell>
          <table:table-cell office:value-type="float" office:value="208448.142857142" table:style-name="ce31">
            <text:p>208,448</text:p>
          </table:table-cell>
          <table:table-cell office:value-type="float" office:value="52.609247795100799" table:style-name="ce32">
            <text:p>52.6</text:p>
          </table:table-cell>
          <table:table-cell office:value-type="float" office:value="73.749757562175404" table:style-name="ce32">
            <text:p>73.7</text:p>
          </table:table-cell>
          <table:table-cell office:value-type="float" office:value="95.741798062827499" table:style-name="ce32">
            <text:p>95.7</text:p>
          </table:table-cell>
          <table:table-cell office:value-type="float" office:value="820044.53571428498" table:style-name="ce33">
            <text:p>820,045</text:p>
          </table:table-cell>
          <table:table-cell office:value-type="float" office:value="62.006057423623297" table:style-name="ce34">
            <text:p>62.0</text:p>
          </table:table-cell>
          <table:table-cell office:value-type="float" office:value="80.977213476254093" table:style-name="ce34">
            <text:p>81.0</text:p>
          </table:table-cell>
          <table:table-cell office:value-type="float" office:value="96.717813279043597" table:style-name="ce34">
            <text:p>96.7</text:p>
          </table:table-cell>
          <table:table-cell table:number-columns-repeated="16374" table:style-name="ce23"/>
        </table:table-row>
        <table:table-row table:style-name="ro3">
          <table:table-cell office:value-type="string" table:style-name="ce27">
            <text:p>Jan to Mar 2022</text:p>
          </table:table-cell>
          <table:table-cell office:value-type="string" table:style-name="ce27">
            <text:p>CrossCountry</text:p>
          </table:table-cell>
          <table:table-cell office:value-type="float" office:value="184794.714285714" table:style-name="ce31">
            <text:p>184,795</text:p>
          </table:table-cell>
          <table:table-cell office:value-type="float" office:value="60.392729229268298" table:style-name="ce32">
            <text:p>60.4</text:p>
          </table:table-cell>
          <table:table-cell office:value-type="float" office:value="80.090339627834098" table:style-name="ce32">
            <text:p>80.1</text:p>
          </table:table-cell>
          <table:table-cell office:value-type="float" office:value="96.306867156837299" table:style-name="ce32">
            <text:p>96.3</text:p>
          </table:table-cell>
          <table:table-cell office:value-type="float" office:value="820020" table:style-name="ce31">
            <text:p>820,020</text:p>
          </table:table-cell>
          <table:table-cell office:value-type="float" office:value="60.051949952440097" table:style-name="ce35">
            <text:p>60.1</text:p>
          </table:table-cell>
          <table:table-cell office:value-type="float" office:value="79.600009755859602" table:style-name="ce35">
            <text:p>79.6</text:p>
          </table:table-cell>
          <table:table-cell office:value-type="float" office:value="96.4758176629838" table:style-name="ce35">
            <text:p>96.5</text:p>
          </table:table-cell>
          <table:table-cell table:number-columns-repeated="16374" table:style-name="ce23"/>
        </table:table-row>
        <table:table-row table:style-name="ro3">
          <table:table-cell office:value-type="string" table:style-name="ce27">
            <text:p>Apr to Jun 2022</text:p>
          </table:table-cell>
          <table:table-cell office:value-type="string" table:style-name="ce27">
            <text:p>CrossCountry</text:p>
          </table:table-cell>
          <table:table-cell office:value-type="float" office:value="203057.78571428501" table:style-name="ce31">
            <text:p>203,058</text:p>
          </table:table-cell>
          <table:table-cell office:value-type="float" office:value="58.597816455484697" table:style-name="ce32">
            <text:p>58.6</text:p>
          </table:table-cell>
          <table:table-cell office:value-type="float" office:value="77.843622276417406" table:style-name="ce32">
            <text:p>77.8</text:p>
          </table:table-cell>
          <table:table-cell office:value-type="float" office:value="95.871618529419294" table:style-name="ce32">
            <text:p>95.9</text:p>
          </table:table-cell>
          <table:table-cell office:value-type="float" office:value="815947.64285714296" table:style-name="ce31">
            <text:p>815,948</text:p>
          </table:table-cell>
          <table:table-cell office:value-type="float" office:value="57.979385406994297" table:style-name="ce35">
            <text:p>58.0</text:p>
          </table:table-cell>
          <table:table-cell office:value-type="float" office:value="77.917792694506701" table:style-name="ce35">
            <text:p>77.9</text:p>
          </table:table-cell>
          <table:table-cell office:value-type="float" office:value="96.136464288193494" table:style-name="ce35">
            <text:p>96.1</text:p>
          </table:table-cell>
          <table:table-cell table:number-columns-repeated="16374" table:style-name="ce23"/>
        </table:table-row>
        <table:table-row table:style-name="ro3">
          <table:table-cell office:value-type="string" table:style-name="ce27">
            <text:p>Jul to Sep 2022</text:p>
          </table:table-cell>
          <table:table-cell office:value-type="string" table:style-name="ce27">
            <text:p>CrossCountry</text:p>
          </table:table-cell>
          <table:table-cell office:value-type="float" office:value="205617.892857142" table:style-name="ce31">
            <text:p>205,618</text:p>
          </table:table-cell>
          <table:table-cell office:value-type="float" office:value="46.718870526310802" table:style-name="ce32">
            <text:p>46.7</text:p>
          </table:table-cell>
          <table:table-cell office:value-type="float" office:value="67.566399602869396" table:style-name="ce32">
            <text:p>67.6</text:p>
          </table:table-cell>
          <table:table-cell office:value-type="float" office:value="93.364946526158704" table:style-name="ce32">
            <text:p>93.4</text:p>
          </table:table-cell>
          <table:table-cell office:value-type="float" office:value="801918.53571428498" table:style-name="ce31">
            <text:p>801,919</text:p>
          </table:table-cell>
          <table:table-cell office:value-type="float" office:value="54.408937779973101" table:style-name="ce35">
            <text:p>54.4</text:p>
          </table:table-cell>
          <table:table-cell office:value-type="float" office:value="74.662054869396002" table:style-name="ce35">
            <text:p>74.7</text:p>
          </table:table-cell>
          <table:table-cell office:value-type="float" office:value="95.295443039970294" table:style-name="ce35">
            <text:p>95.3</text:p>
          </table:table-cell>
          <table:table-cell table:number-columns-repeated="16374" table:style-name="ce23"/>
        </table:table-row>
        <table:table-row table:style-name="ro3">
          <table:table-cell office:value-type="string" table:style-name="ce27">
            <text:p>Oct to Dec 2022</text:p>
          </table:table-cell>
          <table:table-cell office:value-type="string" table:style-name="ce27">
            <text:p>CrossCountry</text:p>
          </table:table-cell>
          <table:table-cell office:value-type="float" office:value="183254.32142857101" table:style-name="ce31">
            <text:p>183,254</text:p>
          </table:table-cell>
          <table:table-cell office:value-type="float" office:value="43.304143480537597" table:style-name="ce32">
            <text:p>43.3</text:p>
          </table:table-cell>
          <table:table-cell office:value-type="float" office:value="64.976970919220193" table:style-name="ce32">
            <text:p>65.0</text:p>
          </table:table-cell>
          <table:table-cell office:value-type="float" office:value="92.724650227503801" table:style-name="ce32">
            <text:p>92.7</text:p>
          </table:table-cell>
          <table:table-cell office:value-type="float" office:value="776724.71428571397" table:style-name="ce31">
            <text:p>776,725</text:p>
          </table:table-cell>
          <table:table-cell office:value-type="float" office:value="52.271939332063397" table:style-name="ce35">
            <text:p>52.3</text:p>
          </table:table-cell>
          <table:table-cell office:value-type="float" office:value="72.621863822685398" table:style-name="ce35">
            <text:p>72.6</text:p>
          </table:table-cell>
          <table:table-cell office:value-type="float" office:value="94.569122945378794" table:style-name="ce35">
            <text:p>94.6</text:p>
          </table:table-cell>
          <table:table-cell table:number-columns-repeated="16374" table:style-name="ce23"/>
        </table:table-row>
        <table:table-row table:style-name="ro3">
          <table:table-cell office:value-type="string" table:style-name="ce27">
            <text:p>Jan to Mar 2023</text:p>
          </table:table-cell>
          <table:table-cell office:value-type="string" table:style-name="ce27">
            <text:p>CrossCountry</text:p>
          </table:table-cell>
          <table:table-cell office:value-type="float" office:value="201719" table:style-name="ce31">
            <text:p>201,719</text:p>
          </table:table-cell>
          <table:table-cell office:value-type="float" office:value="51.673615276696701" table:style-name="ce32">
            <text:p>51.7</text:p>
          </table:table-cell>
          <table:table-cell office:value-type="float" office:value="73.708351716992397" table:style-name="ce32">
            <text:p>73.7</text:p>
          </table:table-cell>
          <table:table-cell office:value-type="float" office:value="95.738254700846198" table:style-name="ce32">
            <text:p>95.7</text:p>
          </table:table-cell>
          <table:table-cell office:value-type="float" office:value="793649" table:style-name="ce31">
            <text:p>793,649</text:p>
          </table:table-cell>
          <table:table-cell office:value-type="float" office:value="50.229005517552402" table:style-name="ce35">
            <text:p>50.2</text:p>
          </table:table-cell>
          <table:table-cell office:value-type="float" office:value="71.159038819427707" table:style-name="ce35">
            <text:p>71.2</text:p>
          </table:table-cell>
          <table:table-cell office:value-type="float" office:value="94.461657483345903" table:style-name="ce35">
            <text:p>94.5</text:p>
          </table:table-cell>
          <table:table-cell table:number-columns-repeated="16374" table:style-name="ce23"/>
        </table:table-row>
        <table:table-row table:style-name="ro3">
          <table:table-cell office:value-type="string" table:style-name="ce27">
            <text:p>Apr to Jun 2023</text:p>
          </table:table-cell>
          <table:table-cell office:value-type="string" table:style-name="ce27">
            <text:p>CrossCountry</text:p>
          </table:table-cell>
          <table:table-cell office:value-type="float" office:value="211273.28571428501" table:style-name="ce31">
            <text:p>211,273</text:p>
          </table:table-cell>
          <table:table-cell office:value-type="float" office:value="49.713641032298703" table:style-name="ce32">
            <text:p>49.7</text:p>
          </table:table-cell>
          <table:table-cell office:value-type="float" office:value="70.282193746352903" table:style-name="ce32">
            <text:p>70.3</text:p>
          </table:table-cell>
          <table:table-cell office:value-type="float" office:value="93.539714641767304" table:style-name="ce32">
            <text:p>93.5</text:p>
          </table:table-cell>
          <table:table-cell office:value-type="float" office:value="801864.5" table:style-name="ce31">
            <text:p>801,865</text:p>
          </table:table-cell>
          <table:table-cell office:value-type="float" office:value="47.973967457807902" table:style-name="ce35">
            <text:p>48.0</text:p>
          </table:table-cell>
          <table:table-cell office:value-type="float" office:value="69.235259109951102" table:style-name="ce35">
            <text:p>69.2</text:p>
          </table:table-cell>
          <table:table-cell office:value-type="float" office:value="93.861698935062293" table:style-name="ce35">
            <text:p>93.9</text:p>
          </table:table-cell>
          <table:table-cell table:number-columns-repeated="16374" table:style-name="ce23"/>
        </table:table-row>
        <table:table-row table:style-name="ro3">
          <table:table-cell office:value-type="string" table:style-name="ce27">
            <text:p>Jul to Sep 2023</text:p>
          </table:table-cell>
          <table:table-cell office:value-type="string" table:style-name="ce27">
            <text:p>CrossCountry</text:p>
          </table:table-cell>
          <table:table-cell office:value-type="float" office:value="226201.214285714" table:style-name="ce31">
            <text:p>226,201</text:p>
          </table:table-cell>
          <table:table-cell office:value-type="float" office:value="48.7753160349966" table:style-name="ce32">
            <text:p>48.8</text:p>
          </table:table-cell>
          <table:table-cell office:value-type="float" office:value="69.360370365575207" table:style-name="ce32">
            <text:p>69.4</text:p>
          </table:table-cell>
          <table:table-cell office:value-type="float" office:value="94.072470875329998" table:style-name="ce32">
            <text:p>94.1</text:p>
          </table:table-cell>
          <table:table-cell office:value-type="float" office:value="822447.82142857101" table:style-name="ce31">
            <text:p>822,448</text:p>
          </table:table-cell>
          <table:table-cell office:value-type="float" office:value="48.5081489537829" table:style-name="ce35">
            <text:p>48.5</text:p>
          </table:table-cell>
          <table:table-cell office:value-type="float" office:value="69.686895899040707" table:style-name="ce35">
            <text:p>69.7</text:p>
          </table:table-cell>
          <table:table-cell office:value-type="float" office:value="94.043860098984098" table:style-name="ce35">
            <text:p>94.0</text:p>
          </table:table-cell>
          <table:table-cell table:number-columns-repeated="16374" table:style-name="ce23"/>
        </table:table-row>
        <table:table-row table:style-name="ro3">
          <table:table-cell office:value-type="string" table:style-name="ce27">
            <text:p>Oct to Dec 2023</text:p>
          </table:table-cell>
          <table:table-cell office:value-type="string" table:style-name="ce27">
            <text:p>CrossCountry</text:p>
          </table:table-cell>
          <table:table-cell office:value-type="float" office:value="223124.642857142" table:style-name="ce31">
            <text:p>223,125</text:p>
          </table:table-cell>
          <table:table-cell office:value-type="float" office:value="40.317279419414803" table:style-name="ce32">
            <text:p>40.3</text:p>
          </table:table-cell>
          <table:table-cell office:value-type="float" office:value="61.0043713555363" table:style-name="ce32">
            <text:p>61.0</text:p>
          </table:table-cell>
          <table:table-cell office:value-type="float" office:value="90.653462430512107" table:style-name="ce32">
            <text:p>90.7</text:p>
          </table:table-cell>
          <table:table-cell office:value-type="float" office:value="862318.14285714203" table:style-name="ce31">
            <text:p>862,318</text:p>
          </table:table-cell>
          <table:table-cell office:value-type="float" office:value="47.494685007704298" table:style-name="ce35">
            <text:p>47.5</text:p>
          </table:table-cell>
          <table:table-cell office:value-type="float" office:value="68.441217502257601" table:style-name="ce35">
            <text:p>68.4</text:p>
          </table:table-cell>
          <table:table-cell office:value-type="float" office:value="93.4469454180566" table:style-name="ce35">
            <text:p>93.4</text:p>
          </table:table-cell>
          <table:table-cell table:number-columns-repeated="16374" table:style-name="ce23"/>
        </table:table-row>
        <table:table-row table:style-name="ro3">
          <table:table-cell office:value-type="string" table:style-name="ce27">
            <text:p>Jan to Mar 2024</text:p>
          </table:table-cell>
          <table:table-cell office:value-type="string" table:style-name="ce27">
            <text:p>CrossCountry</text:p>
          </table:table-cell>
          <table:table-cell office:value-type="float" office:value="235758.85714285701" table:style-name="ce31">
            <text:p>235,759</text:p>
          </table:table-cell>
          <table:table-cell office:value-type="float" office:value="50.000333270314897" table:style-name="ce32">
            <text:p>50.0</text:p>
          </table:table-cell>
          <table:table-cell office:value-type="float" office:value="70.913439398125902" table:style-name="ce32">
            <text:p>70.9</text:p>
          </table:table-cell>
          <table:table-cell office:value-type="float" office:value="94.314711400026098" table:style-name="ce32">
            <text:p>94.3</text:p>
          </table:table-cell>
          <table:table-cell office:value-type="float" office:value="896358" table:style-name="ce31">
            <text:p>896,358</text:p>
          </table:table-cell>
          <table:table-cell office:value-type="float" office:value="47.213278623050101" table:style-name="ce35">
            <text:p>47.2</text:p>
          </table:table-cell>
          <table:table-cell office:value-type="float" office:value="67.9061267930893" table:style-name="ce35">
            <text:p>67.9</text:p>
          </table:table-cell>
          <table:table-cell office:value-type="float" office:value="93.159541165471794" table:style-name="ce35">
            <text:p>93.2</text:p>
          </table:table-cell>
          <table:table-cell table:number-columns-repeated="16374" table:style-name="ce23"/>
        </table:table-row>
        <table:table-row table:style-name="ro3">
          <table:table-cell office:value-type="string" table:style-name="ce27">
            <text:p>Apr to Jun 2024</text:p>
          </table:table-cell>
          <table:table-cell office:value-type="string" table:style-name="ce27">
            <text:p>CrossCountry</text:p>
          </table:table-cell>
          <table:table-cell office:value-type="float" office:value="242866.57142857101" table:style-name="ce31">
            <text:p>242,867</text:p>
          </table:table-cell>
          <table:table-cell office:value-type="float" office:value="51.293832121811697" table:style-name="ce32">
            <text:p>51.3</text:p>
          </table:table-cell>
          <table:table-cell office:value-type="float" office:value="72.592005251560806" table:style-name="ce32">
            <text:p>72.6</text:p>
          </table:table-cell>
          <table:table-cell office:value-type="float" office:value="94.915373873720199" table:style-name="ce32">
            <text:p>94.9</text:p>
          </table:table-cell>
          <table:table-cell office:value-type="float" office:value="927951.28571428498" table:style-name="ce31">
            <text:p>927,951</text:p>
          </table:table-cell>
          <table:table-cell office:value-type="float" office:value="47.711979646714802" table:style-name="ce35">
            <text:p>47.7</text:p>
          </table:table-cell>
          <table:table-cell office:value-type="float" office:value="68.591554759878804" table:style-name="ce35">
            <text:p>68.6</text:p>
          </table:table-cell>
          <table:table-cell office:value-type="float" office:value="93.5325268767957" table:style-name="ce35">
            <text:p>93.5</text:p>
          </table:table-cell>
          <table:table-cell table:number-columns-repeated="16374" table:style-name="ce23"/>
        </table:table-row>
        <table:table-row table:style-name="ro3">
          <table:table-cell office:value-type="string" table:style-name="ce27">
            <text:p>Jul to Sep 2024</text:p>
          </table:table-cell>
          <table:table-cell office:value-type="string" table:style-name="ce27">
            <text:p>CrossCountry</text:p>
          </table:table-cell>
          <table:table-cell office:value-type="float" office:value="239249.28571428501" table:style-name="ce31">
            <text:p>239,249</text:p>
          </table:table-cell>
          <table:table-cell office:value-type="float" office:value="46.439607223786297" table:style-name="ce32">
            <text:p>46.4</text:p>
          </table:table-cell>
          <table:table-cell office:value-type="float" office:value="68.028565542813894" table:style-name="ce32">
            <text:p>68.0</text:p>
          </table:table-cell>
          <table:table-cell office:value-type="float" office:value="93.627089497206995" table:style-name="ce32">
            <text:p>93.6</text:p>
          </table:table-cell>
          <table:table-cell office:value-type="float" office:value="940999.35714285704" table:style-name="ce31">
            <text:p>940,999</text:p>
          </table:table-cell>
          <table:table-cell office:value-type="float" office:value="47.132869606484398" table:style-name="ce35">
            <text:p>47.1</text:p>
          </table:table-cell>
          <table:table-cell office:value-type="float" office:value="68.263603641447702" table:style-name="ce35">
            <text:p>68.3</text:p>
          </table:table-cell>
          <table:table-cell office:value-type="float" office:value="93.426775530664898" table:style-name="ce35">
            <text:p>93.4</text:p>
          </table:table-cell>
          <table:table-cell table:number-columns-repeated="16374" table:style-name="ce23"/>
        </table:table-row>
        <table:table-row table:style-name="ro3">
          <table:table-cell office:value-type="string" table:style-name="ce27">
            <text:p>Oct to Dec 2024</text:p>
          </table:table-cell>
          <table:table-cell office:value-type="string" table:style-name="ce27">
            <text:p>CrossCountry</text:p>
          </table:table-cell>
          <table:table-cell office:value-type="float" office:value="231837.28571428501" table:style-name="ce31">
            <text:p>231,837</text:p>
          </table:table-cell>
          <table:table-cell office:value-type="float" office:value="41.122930429654701" table:style-name="ce32">
            <text:p>41.1</text:p>
          </table:table-cell>
          <table:table-cell office:value-type="float" office:value="61.8996944285431" table:style-name="ce32">
            <text:p>61.9</text:p>
          </table:table-cell>
          <table:table-cell office:value-type="float" office:value="90.988815431512606" table:style-name="ce32">
            <text:p>91.0</text:p>
          </table:table-cell>
          <table:table-cell office:value-type="float" office:value="949712" table:style-name="ce31">
            <text:p>949,712</text:p>
          </table:table-cell>
          <table:table-cell office:value-type="float" office:value="47.267013578853302" table:style-name="ce35">
            <text:p>47.3</text:p>
          </table:table-cell>
          <table:table-cell office:value-type="float" office:value="68.415567787166694" table:style-name="ce35">
            <text:p>68.4</text:p>
          </table:table-cell>
          <table:table-cell office:value-type="float" office:value="93.483197312147496" table:style-name="ce35">
            <text:p>93.5</text:p>
          </table:table-cell>
          <table:table-cell table:number-columns-repeated="16374" table:style-name="ce23"/>
        </table:table-row>
        <table:table-row table:style-name="ro3">
          <table:table-cell office:value-type="string" table:style-name="ce27">
            <text:p>Jan to Mar 2025</text:p>
          </table:table-cell>
          <table:table-cell office:value-type="string" table:style-name="ce27">
            <text:p>CrossCountry</text:p>
          </table:table-cell>
          <table:table-cell office:value-type="float" office:value="251239.85714285701" table:style-name="ce31">
            <text:p>251,240</text:p>
          </table:table-cell>
          <table:table-cell office:value-type="float" office:value="53.455974626409898" table:style-name="ce32">
            <text:p>53.5</text:p>
          </table:table-cell>
          <table:table-cell office:value-type="float" office:value="74.277170535384798" table:style-name="ce32">
            <text:p>74.3</text:p>
          </table:table-cell>
          <table:table-cell office:value-type="float" office:value="95.193949549633501" table:style-name="ce32">
            <text:p>95.2</text:p>
          </table:table-cell>
          <table:table-cell office:value-type="float" office:value="965193" table:style-name="ce31">
            <text:p>965,193</text:p>
          </table:table-cell>
          <table:table-cell office:value-type="float" office:value="48.210357928414297" table:style-name="ce35">
            <text:p>48.2</text:p>
          </table:table-cell>
          <table:table-cell office:value-type="float" office:value="69.331211477911594" table:style-name="ce35">
            <text:p>69.3</text:p>
          </table:table-cell>
          <table:table-cell office:value-type="float" office:value="93.725399997720601" table:style-name="ce35">
            <text:p>93.7</text:p>
          </table:table-cell>
          <table:table-cell table:number-columns-repeated="16374" table:style-name="ce23"/>
        </table:table-row>
        <table:table-row table:style-name="ro3">
          <table:table-cell office:value-type="string" table:style-name="ce27">
            <text:p>Apr to Jun 2025 [p]</text:p>
          </table:table-cell>
          <table:table-cell office:value-type="string" table:style-name="ce27">
            <text:p>CrossCountry</text:p>
          </table:table-cell>
          <table:table-cell office:value-type="float" office:value="257563.03571428501" table:style-name="ce31">
            <text:p>257,563</text:p>
          </table:table-cell>
          <table:table-cell office:value-type="float" office:value="49.787174152235899" table:style-name="ce32">
            <text:p>49.8</text:p>
          </table:table-cell>
          <table:table-cell office:value-type="float" office:value="70.677039531931499" table:style-name="ce32">
            <text:p>70.7</text:p>
          </table:table-cell>
          <table:table-cell office:value-type="float" office:value="93.579865677819498" table:style-name="ce32">
            <text:p>93.6</text:p>
          </table:table-cell>
          <table:table-cell office:value-type="float" office:value="979889.46428571397" table:style-name="ce31">
            <text:p>979,889</text:p>
          </table:table-cell>
          <table:table-cell office:value-type="float" office:value="47.860580484569901" table:style-name="ce35">
            <text:p>47.9</text:p>
          </table:table-cell>
          <table:table-cell office:value-type="float" office:value="68.876770175061594" table:style-name="ce35">
            <text:p>68.9</text:p>
          </table:table-cell>
          <table:table-cell office:value-type="float" office:value="93.392210236540805" table:style-name="ce35">
            <text:p>93.4</text:p>
          </table:table-cell>
          <table:table-cell table:number-columns-repeated="16374" table:style-name="ce23"/>
        </table:table-row>
        <table:table-row table:style-name="ro3">
          <table:table-cell office:value-type="string" table:style-name="ce36">
            <text:p>Jul to Sep 2025 [p]</text:p>
          </table:table-cell>
          <table:table-cell office:value-type="string" table:style-name="ce27">
            <text:p>CrossCountry</text:p>
          </table:table-cell>
          <table:table-cell office:value-type="float" office:value="253849.28571428501" table:style-name="ce31">
            <text:p>253,849</text:p>
          </table:table-cell>
          <table:table-cell office:value-type="float" office:value="46.636488467566501" table:style-name="ce32">
            <text:p>46.6</text:p>
          </table:table-cell>
          <table:table-cell office:value-type="float" office:value="67.627979481638405" table:style-name="ce32">
            <text:p>67.6</text:p>
          </table:table-cell>
          <table:table-cell office:value-type="float" office:value="92.493324216562698" table:style-name="ce32">
            <text:p>92.5</text:p>
          </table:table-cell>
          <table:table-cell office:value-type="float" office:value="994489.46428571397" table:style-name="ce31">
            <text:p>994,489</text:p>
          </table:table-cell>
          <table:table-cell office:value-type="float" office:value="47.889974414366499" table:style-name="ce35">
            <text:p>47.9</text:p>
          </table:table-cell>
          <table:table-cell office:value-type="float" office:value="68.762065819486295" table:style-name="ce35">
            <text:p>68.8</text:p>
          </table:table-cell>
          <table:table-cell office:value-type="float" office:value="93.1062582182781" table:style-name="ce35">
            <text:p>93.1</text:p>
          </table:table-cell>
          <table:table-cell table:number-columns-repeated="16374" table:style-name="ce23"/>
        </table:table-row>
        <table:table-row table:style-name="ro3">
          <table:table-cell office:value-type="string" table:style-name="ce27">
            <text:p>Apr to Jun 2014</text:p>
          </table:table-cell>
          <table:table-cell office:value-type="string" table:style-name="ce27">
            <text:p>East Midlands Railway</text:p>
          </table:table-cell>
          <table:table-cell office:value-type="float" office:value="289077.85714285698" table:style-name="ce31">
            <text:p>289,078</text:p>
          </table:table-cell>
          <table:table-cell office:value-type="float" office:value="62.911104027832302" table:style-name="ce32">
            <text:p>62.9</text:p>
          </table:table-cell>
          <table:table-cell office:value-type="float" office:value="81.928941535770093" table:style-name="ce32">
            <text:p>81.9</text:p>
          </table:table-cell>
          <table:table-cell office:value-type="float" office:value="97.941286208114903" table:style-name="ce32">
            <text:p>97.9</text:p>
          </table:table-cell>
          <table:table-cell office:value-type="float" office:value="1105011.2857142857" table:style-name="ce33">
            <text:p>1,105,011</text:p>
          </table:table-cell>
          <table:table-cell office:value-type="float" office:value="60.656568601303221" table:style-name="ce34">
            <text:p>60.7</text:p>
          </table:table-cell>
          <table:table-cell office:value-type="float" office:value="80.008465330476881" table:style-name="ce34">
            <text:p>80.0</text:p>
          </table:table-cell>
          <table:table-cell office:value-type="float" office:value="97.508493449129602" table:style-name="ce34">
            <text:p>97.5</text:p>
          </table:table-cell>
          <table:table-cell table:number-columns-repeated="16374" table:style-name="ce23"/>
        </table:table-row>
        <table:table-row table:style-name="ro3">
          <table:table-cell office:value-type="string" table:style-name="ce27">
            <text:p>Jul to Sep 2014</text:p>
          </table:table-cell>
          <table:table-cell office:value-type="string" table:style-name="ce27">
            <text:p>East Midlands Railway</text:p>
          </table:table-cell>
          <table:table-cell office:value-type="float" office:value="288299.14285714203" table:style-name="ce31">
            <text:p>288,299</text:p>
          </table:table-cell>
          <table:table-cell office:value-type="float" office:value="62.886788226911101" table:style-name="ce32">
            <text:p>62.9</text:p>
          </table:table-cell>
          <table:table-cell office:value-type="float" office:value="82.389559158294901" table:style-name="ce32">
            <text:p>82.4</text:p>
          </table:table-cell>
          <table:table-cell office:value-type="float" office:value="98.320395382970204" table:style-name="ce32">
            <text:p>98.3</text:p>
          </table:table-cell>
          <table:table-cell office:value-type="float" office:value="1134759.2857142857" table:style-name="ce33">
            <text:p>1,134,759</text:p>
          </table:table-cell>
          <table:table-cell office:value-type="float" office:value="60.519266830032528" table:style-name="ce34">
            <text:p>60.5</text:p>
          </table:table-cell>
          <table:table-cell office:value-type="float" office:value="80.154416008933282" table:style-name="ce34">
            <text:p>80.2</text:p>
          </table:table-cell>
          <table:table-cell office:value-type="float" office:value="97.786591618234965" table:style-name="ce34">
            <text:p>97.8</text:p>
          </table:table-cell>
          <table:table-cell table:number-columns-repeated="16374" table:style-name="ce23"/>
        </table:table-row>
        <table:table-row table:style-name="ro3">
          <table:table-cell office:value-type="string" table:style-name="ce27">
            <text:p>Oct to Dec 2014</text:p>
          </table:table-cell>
          <table:table-cell office:value-type="string" table:style-name="ce27">
            <text:p>East Midlands Railway</text:p>
          </table:table-cell>
          <table:table-cell office:value-type="float" office:value="285305.28571428498" table:style-name="ce31">
            <text:p>285,305</text:p>
          </table:table-cell>
          <table:table-cell office:value-type="float" office:value="55.637808022183698" table:style-name="ce32">
            <text:p>55.6</text:p>
          </table:table-cell>
          <table:table-cell office:value-type="float" office:value="76.270731552217001" table:style-name="ce32">
            <text:p>76.3</text:p>
          </table:table-cell>
          <table:table-cell office:value-type="float" office:value="97.409691974060806" table:style-name="ce32">
            <text:p>97.4</text:p>
          </table:table-cell>
          <table:table-cell office:value-type="float" office:value="1141475.142857143" table:style-name="ce33">
            <text:p>1,141,475</text:p>
          </table:table-cell>
          <table:table-cell office:value-type="float" office:value="59.970434873370614" table:style-name="ce34">
            <text:p>60.0</text:p>
          </table:table-cell>
          <table:table-cell office:value-type="float" office:value="79.76183637563723" table:style-name="ce34">
            <text:p>79.8</text:p>
          </table:table-cell>
          <table:table-cell office:value-type="float" office:value="97.925428824806431" table:style-name="ce34">
            <text:p>97.9</text:p>
          </table:table-cell>
          <table:table-cell table:number-columns-repeated="16374" table:style-name="ce23"/>
        </table:table-row>
        <table:table-row table:style-name="ro3">
          <table:table-cell office:value-type="string" table:style-name="ce27">
            <text:p>Jan to Mar 2015</text:p>
          </table:table-cell>
          <table:table-cell office:value-type="string" table:style-name="ce27">
            <text:p>East Midlands Railway</text:p>
          </table:table-cell>
          <table:table-cell office:value-type="float" office:value="285062.71428571403" table:style-name="ce31">
            <text:p>285,063</text:p>
          </table:table-cell>
          <table:table-cell office:value-type="float" office:value="64.924397588700998" table:style-name="ce32">
            <text:p>64.9</text:p>
          </table:table-cell>
          <table:table-cell office:value-type="float" office:value="83.786738156365601" table:style-name="ce32">
            <text:p>83.8</text:p>
          </table:table-cell>
          <table:table-cell office:value-type="float" office:value="98.269453488680895" table:style-name="ce32">
            <text:p>98.3</text:p>
          </table:table-cell>
          <table:table-cell office:value-type="float" office:value="1147745" table:style-name="ce31">
            <text:p>1,147,745</text:p>
          </table:table-cell>
          <table:table-cell office:value-type="float" office:value="61.597044639706503" table:style-name="ce35">
            <text:p>61.6</text:p>
          </table:table-cell>
          <table:table-cell office:value-type="float" office:value="81.099547373327695" table:style-name="ce35">
            <text:p>81.1</text:p>
          </table:table-cell>
          <table:table-cell office:value-type="float" office:value="97.985876653786306" table:style-name="ce35">
            <text:p>98.0</text:p>
          </table:table-cell>
          <table:table-cell table:number-columns-repeated="16374" table:style-name="ce23"/>
        </table:table-row>
        <table:table-row table:style-name="ro3">
          <table:table-cell office:value-type="string" table:style-name="ce27">
            <text:p>Apr to Jun 2015</text:p>
          </table:table-cell>
          <table:table-cell office:value-type="string" table:style-name="ce27">
            <text:p>East Midlands Railway</text:p>
          </table:table-cell>
          <table:table-cell office:value-type="float" office:value="295318.82142857101" table:style-name="ce31">
            <text:p>295,319</text:p>
          </table:table-cell>
          <table:table-cell office:value-type="float" office:value="69.445624565315399" table:style-name="ce32">
            <text:p>69.4</text:p>
          </table:table-cell>
          <table:table-cell office:value-type="float" office:value="86.833600054759202" table:style-name="ce32">
            <text:p>86.8</text:p>
          </table:table-cell>
          <table:table-cell office:value-type="float" office:value="98.805878924798805" table:style-name="ce32">
            <text:p>98.8</text:p>
          </table:table-cell>
          <table:table-cell office:value-type="float" office:value="1153985.9642857099" table:style-name="ce31">
            <text:p>1,153,986</text:p>
          </table:table-cell>
          <table:table-cell office:value-type="float" office:value="63.276413333450101" table:style-name="ce35">
            <text:p>63.3</text:p>
          </table:table-cell>
          <table:table-cell office:value-type="float" office:value="82.3591937101735" table:style-name="ce35">
            <text:p>82.4</text:p>
          </table:table-cell>
          <table:table-cell office:value-type="float" office:value="98.206895125952698" table:style-name="ce35">
            <text:p>98.2</text:p>
          </table:table-cell>
          <table:table-cell table:number-columns-repeated="16374" table:style-name="ce23"/>
        </table:table-row>
        <table:table-row table:style-name="ro3">
          <table:table-cell office:value-type="string" table:style-name="ce27">
            <text:p>Jul to Sep 2015</text:p>
          </table:table-cell>
          <table:table-cell office:value-type="string" table:style-name="ce27">
            <text:p>East Midlands Railway</text:p>
          </table:table-cell>
          <table:table-cell office:value-type="float" office:value="297410.39285714203" table:style-name="ce31">
            <text:p>297,410</text:p>
          </table:table-cell>
          <table:table-cell office:value-type="float" office:value="65.609437464417496" table:style-name="ce32">
            <text:p>65.6</text:p>
          </table:table-cell>
          <table:table-cell office:value-type="float" office:value="84.071420791688595" table:style-name="ce32">
            <text:p>84.1</text:p>
          </table:table-cell>
          <table:table-cell office:value-type="float" office:value="98.1899349996295" table:style-name="ce32">
            <text:p>98.2</text:p>
          </table:table-cell>
          <table:table-cell office:value-type="float" office:value="1163097.2142857099" table:style-name="ce31">
            <text:p>1,163,097</text:p>
          </table:table-cell>
          <table:table-cell office:value-type="float" office:value="63.969557636166101" table:style-name="ce35">
            <text:p>64.0</text:p>
          </table:table-cell>
          <table:table-cell office:value-type="float" office:value="82.789492906286299" table:style-name="ce35">
            <text:p>82.8</text:p>
          </table:table-cell>
          <table:table-cell office:value-type="float" office:value="98.174424800874903" table:style-name="ce35">
            <text:p>98.2</text:p>
          </table:table-cell>
          <table:table-cell table:number-columns-repeated="16374" table:style-name="ce23"/>
        </table:table-row>
        <table:table-row table:style-name="ro3">
          <table:table-cell office:value-type="string" table:style-name="ce27">
            <text:p>Oct to Dec 2015</text:p>
          </table:table-cell>
          <table:table-cell office:value-type="string" table:style-name="ce27">
            <text:p>East Midlands Railway</text:p>
          </table:table-cell>
          <table:table-cell office:value-type="float" office:value="291568.75" table:style-name="ce31">
            <text:p>291,569</text:p>
          </table:table-cell>
          <table:table-cell office:value-type="float" office:value="56.260144477074398" table:style-name="ce32">
            <text:p>56.3</text:p>
          </table:table-cell>
          <table:table-cell office:value-type="float" office:value="76.522261044779299" table:style-name="ce32">
            <text:p>76.5</text:p>
          </table:table-cell>
          <table:table-cell office:value-type="float" office:value="97.704915221538599" table:style-name="ce32">
            <text:p>97.7</text:p>
          </table:table-cell>
          <table:table-cell office:value-type="float" office:value="1169360.67857142" table:style-name="ce31">
            <text:p>1,169,361</text:p>
          </table:table-cell>
          <table:table-cell office:value-type="float" office:value="64.080103722122303" table:style-name="ce35">
            <text:p>64.1</text:p>
          </table:table-cell>
          <table:table-cell office:value-type="float" office:value="82.817292807037205" table:style-name="ce35">
            <text:p>82.8</text:p>
          </table:table-cell>
          <table:table-cell office:value-type="float" office:value="98.243939705881402" table:style-name="ce35">
            <text:p>98.2</text:p>
          </table:table-cell>
          <table:table-cell table:number-columns-repeated="16374" table:style-name="ce23"/>
        </table:table-row>
        <table:table-row table:style-name="ro3">
          <table:table-cell office:value-type="string" table:style-name="ce27">
            <text:p>Jan to Mar 2016</text:p>
          </table:table-cell>
          <table:table-cell office:value-type="string" table:style-name="ce27">
            <text:p>East Midlands Railway</text:p>
          </table:table-cell>
          <table:table-cell office:value-type="float" office:value="291450.03571428498" table:style-name="ce31">
            <text:p>291,450</text:p>
          </table:table-cell>
          <table:table-cell office:value-type="float" office:value="65.438219562505196" table:style-name="ce32">
            <text:p>65.4</text:p>
          </table:table-cell>
          <table:table-cell office:value-type="float" office:value="84.133080394446395" table:style-name="ce32">
            <text:p>84.1</text:p>
          </table:table-cell>
          <table:table-cell office:value-type="float" office:value="98.298348369194798" table:style-name="ce32">
            <text:p>98.3</text:p>
          </table:table-cell>
          <table:table-cell office:value-type="float" office:value="1175748" table:style-name="ce31">
            <text:p>1,175,748</text:p>
          </table:table-cell>
          <table:table-cell office:value-type="float" office:value="64.212059046666397" table:style-name="ce35">
            <text:p>64.2</text:p>
          </table:table-cell>
          <table:table-cell office:value-type="float" office:value="82.9084123468634" table:style-name="ce35">
            <text:p>82.9</text:p>
          </table:table-cell>
          <table:table-cell office:value-type="float" office:value="98.2512409121682" table:style-name="ce35">
            <text:p>98.3</text:p>
          </table:table-cell>
          <table:table-cell table:number-columns-repeated="16374" table:style-name="ce23"/>
        </table:table-row>
        <table:table-row table:style-name="ro3">
          <table:table-cell office:value-type="string" table:style-name="ce27">
            <text:p>Apr to Jun 2016</text:p>
          </table:table-cell>
          <table:table-cell office:value-type="string" table:style-name="ce27">
            <text:p>East Midlands Railway</text:p>
          </table:table-cell>
          <table:table-cell office:value-type="float" office:value="295644.678571428" table:style-name="ce31">
            <text:p>295,645</text:p>
          </table:table-cell>
          <table:table-cell office:value-type="float" office:value="66.388960396595706" table:style-name="ce32">
            <text:p>66.4</text:p>
          </table:table-cell>
          <table:table-cell office:value-type="float" office:value="84.459433748354499" table:style-name="ce32">
            <text:p>84.5</text:p>
          </table:table-cell>
          <table:table-cell office:value-type="float" office:value="98.261571473768299" table:style-name="ce32">
            <text:p>98.3</text:p>
          </table:table-cell>
          <table:table-cell office:value-type="float" office:value="1176073.8571428501" table:style-name="ce31">
            <text:p>1,176,074</text:p>
          </table:table-cell>
          <table:table-cell office:value-type="float" office:value="63.445116481387103" table:style-name="ce35">
            <text:p>63.4</text:p>
          </table:table-cell>
          <table:table-cell office:value-type="float" office:value="82.312675455149304" table:style-name="ce35">
            <text:p>82.3</text:p>
          </table:table-cell>
          <table:table-cell office:value-type="float" office:value="98.114565083801196" table:style-name="ce35">
            <text:p>98.1</text:p>
          </table:table-cell>
          <table:table-cell table:number-columns-repeated="16374" table:style-name="ce23"/>
        </table:table-row>
        <table:table-row table:style-name="ro3">
          <table:table-cell office:value-type="string" table:style-name="ce27">
            <text:p>Jul to Sep 2016</text:p>
          </table:table-cell>
          <table:table-cell office:value-type="string" table:style-name="ce27">
            <text:p>East Midlands Railway</text:p>
          </table:table-cell>
          <table:table-cell office:value-type="float" office:value="298248.64285714203" table:style-name="ce31">
            <text:p>298,249</text:p>
          </table:table-cell>
          <table:table-cell office:value-type="float" office:value="62.791017370214298" table:style-name="ce32">
            <text:p>62.8</text:p>
          </table:table-cell>
          <table:table-cell office:value-type="float" office:value="81.986338819407806" table:style-name="ce32">
            <text:p>82.0</text:p>
          </table:table-cell>
          <table:table-cell office:value-type="float" office:value="98.2060509914905" table:style-name="ce32">
            <text:p>98.2</text:p>
          </table:table-cell>
          <table:table-cell office:value-type="float" office:value="1176912.1071428501" table:style-name="ce31">
            <text:p>1,176,912</text:p>
          </table:table-cell>
          <table:table-cell office:value-type="float" office:value="62.732424581165603" table:style-name="ce35">
            <text:p>62.7</text:p>
          </table:table-cell>
          <table:table-cell office:value-type="float" office:value="81.785534476281896" table:style-name="ce35">
            <text:p>81.8</text:p>
          </table:table-cell>
          <table:table-cell office:value-type="float" office:value="98.118702819748705" table:style-name="ce35">
            <text:p>98.1</text:p>
          </table:table-cell>
          <table:table-cell table:number-columns-repeated="16374" table:style-name="ce23"/>
        </table:table-row>
        <table:table-row table:style-name="ro3">
          <table:table-cell office:value-type="string" table:style-name="ce27">
            <text:p>Oct to Dec 2016</text:p>
          </table:table-cell>
          <table:table-cell office:value-type="string" table:style-name="ce27">
            <text:p>East Midlands Railway</text:p>
          </table:table-cell>
          <table:table-cell office:value-type="float" office:value="288406.678571428" table:style-name="ce31">
            <text:p>288,407</text:p>
          </table:table-cell>
          <table:table-cell office:value-type="float" office:value="54.552989225160303" table:style-name="ce32">
            <text:p>54.6</text:p>
          </table:table-cell>
          <table:table-cell office:value-type="float" office:value="75.308341259681995" table:style-name="ce32">
            <text:p>75.3</text:p>
          </table:table-cell>
          <table:table-cell office:value-type="float" office:value="97.182364139328499" table:style-name="ce32">
            <text:p>97.2</text:p>
          </table:table-cell>
          <table:table-cell office:value-type="float" office:value="1173750.0357142801" table:style-name="ce31">
            <text:p>1,173,750</text:p>
          </table:table-cell>
          <table:table-cell office:value-type="float" office:value="62.330389096899701" table:style-name="ce35">
            <text:p>62.3</text:p>
          </table:table-cell>
          <table:table-cell office:value-type="float" office:value="81.501436741170295" table:style-name="ce35">
            <text:p>81.5</text:p>
          </table:table-cell>
          <table:table-cell office:value-type="float" office:value="97.991419504292693" table:style-name="ce35">
            <text:p>98.0</text:p>
          </table:table-cell>
          <table:table-cell table:number-columns-repeated="16374" table:style-name="ce23"/>
        </table:table-row>
        <table:table-row table:style-name="ro3">
          <table:table-cell office:value-type="string" table:style-name="ce27">
            <text:p>Jan to Mar 2017</text:p>
          </table:table-cell>
          <table:table-cell office:value-type="string" table:style-name="ce27">
            <text:p>East Midlands Railway</text:p>
          </table:table-cell>
          <table:table-cell office:value-type="float" office:value="300543" table:style-name="ce31">
            <text:p>300,543</text:p>
          </table:table-cell>
          <table:table-cell office:value-type="float" office:value="66.031732564058998" table:style-name="ce32">
            <text:p>66.0</text:p>
          </table:table-cell>
          <table:table-cell office:value-type="float" office:value="84.898916294839594" table:style-name="ce32">
            <text:p>84.9</text:p>
          </table:table-cell>
          <table:table-cell office:value-type="float" office:value="98.648529494947397" table:style-name="ce32">
            <text:p>98.6</text:p>
          </table:table-cell>
          <table:table-cell office:value-type="float" office:value="1182843" table:style-name="ce31">
            <text:p>1,182,843</text:p>
          </table:table-cell>
          <table:table-cell office:value-type="float" office:value="62.505083092177003" table:style-name="ce35">
            <text:p>62.5</text:p>
          </table:table-cell>
          <table:table-cell office:value-type="float" office:value="81.716254819954898" table:style-name="ce35">
            <text:p>81.7</text:p>
          </table:table-cell>
          <table:table-cell office:value-type="float" office:value="98.082754854194505" table:style-name="ce35">
            <text:p>98.1</text:p>
          </table:table-cell>
          <table:table-cell table:number-columns-repeated="16374" table:style-name="ce23"/>
        </table:table-row>
        <table:table-row table:style-name="ro3">
          <table:table-cell office:value-type="string" table:style-name="ce27">
            <text:p>Apr to Jun 2017</text:p>
          </table:table-cell>
          <table:table-cell office:value-type="string" table:style-name="ce27">
            <text:p>East Midlands Railway</text:p>
          </table:table-cell>
          <table:table-cell office:value-type="float" office:value="322609.07142857101" table:style-name="ce31">
            <text:p>322,609</text:p>
          </table:table-cell>
          <table:table-cell office:value-type="float" office:value="65.986232341797106" table:style-name="ce32">
            <text:p>66.0</text:p>
          </table:table-cell>
          <table:table-cell office:value-type="float" office:value="84.550584995949293" table:style-name="ce32">
            <text:p>84.6</text:p>
          </table:table-cell>
          <table:table-cell office:value-type="float" office:value="98.263267329078204" table:style-name="ce32">
            <text:p>98.3</text:p>
          </table:table-cell>
          <table:table-cell office:value-type="float" office:value="1209807.3928571399" table:style-name="ce31">
            <text:p>1,209,807</text:p>
          </table:table-cell>
          <table:table-cell office:value-type="float" office:value="62.484255536898097" table:style-name="ce35">
            <text:p>62.5</text:p>
          </table:table-cell>
          <table:table-cell office:value-type="float" office:value="81.801701788008899" table:style-name="ce35">
            <text:p>81.8</text:p>
          </table:table-cell>
          <table:table-cell office:value-type="float" office:value="98.087192568757999" table:style-name="ce35">
            <text:p>98.1</text:p>
          </table:table-cell>
          <table:table-cell table:number-columns-repeated="16374" table:style-name="ce23"/>
        </table:table-row>
        <table:table-row table:style-name="ro3">
          <table:table-cell office:value-type="string" table:style-name="ce27">
            <text:p>Jul to Sep 2017</text:p>
          </table:table-cell>
          <table:table-cell office:value-type="string" table:style-name="ce27">
            <text:p>East Midlands Railway</text:p>
          </table:table-cell>
          <table:table-cell office:value-type="float" office:value="330996.928571428" table:style-name="ce31">
            <text:p>330,997</text:p>
          </table:table-cell>
          <table:table-cell office:value-type="float" office:value="64.398310126744803" table:style-name="ce32">
            <text:p>64.4</text:p>
          </table:table-cell>
          <table:table-cell office:value-type="float" office:value="83.708523838266004" table:style-name="ce32">
            <text:p>83.7</text:p>
          </table:table-cell>
          <table:table-cell office:value-type="float" office:value="98.605986201425594" table:style-name="ce32">
            <text:p>98.6</text:p>
          </table:table-cell>
          <table:table-cell office:value-type="float" office:value="1242555.67857142" table:style-name="ce31">
            <text:p>1,242,556</text:p>
          </table:table-cell>
          <table:table-cell office:value-type="float" office:value="62.920497468940603" table:style-name="ce35">
            <text:p>62.9</text:p>
          </table:table-cell>
          <table:table-cell office:value-type="float" office:value="82.265330507322105" table:style-name="ce35">
            <text:p>82.3</text:p>
          </table:table-cell>
          <table:table-cell office:value-type="float" office:value="98.196861485856303" table:style-name="ce35">
            <text:p>98.2</text:p>
          </table:table-cell>
          <table:table-cell table:number-columns-repeated="16374" table:style-name="ce23"/>
        </table:table-row>
        <table:table-row table:style-name="ro3">
          <table:table-cell office:value-type="string" table:style-name="ce27">
            <text:p>Oct to Dec 2017</text:p>
          </table:table-cell>
          <table:table-cell office:value-type="string" table:style-name="ce27">
            <text:p>East Midlands Railway</text:p>
          </table:table-cell>
          <table:table-cell office:value-type="float" office:value="319782.57142857101" table:style-name="ce31">
            <text:p>319,783</text:p>
          </table:table-cell>
          <table:table-cell office:value-type="float" office:value="53.324558025587002" table:style-name="ce32">
            <text:p>53.3</text:p>
          </table:table-cell>
          <table:table-cell office:value-type="float" office:value="74.620121350310299" table:style-name="ce32">
            <text:p>74.6</text:p>
          </table:table-cell>
          <table:table-cell office:value-type="float" office:value="97.284806908980102" table:style-name="ce32">
            <text:p>97.3</text:p>
          </table:table-cell>
          <table:table-cell office:value-type="float" office:value="1273931.57142857" table:style-name="ce31">
            <text:p>1,273,932</text:p>
          </table:table-cell>
          <table:table-cell office:value-type="float" office:value="62.406051524857602" table:style-name="ce35">
            <text:p>62.4</text:p>
          </table:table-cell>
          <table:table-cell office:value-type="float" office:value="81.921228444541896" table:style-name="ce35">
            <text:p>81.9</text:p>
          </table:table-cell>
          <table:table-cell office:value-type="float" office:value="98.197590451427004" table:style-name="ce35">
            <text:p>98.2</text:p>
          </table:table-cell>
          <table:table-cell table:number-columns-repeated="16374" table:style-name="ce23"/>
        </table:table-row>
        <table:table-row table:style-name="ro3">
          <table:table-cell office:value-type="string" table:style-name="ce27">
            <text:p>Jan to Mar 2018</text:p>
          </table:table-cell>
          <table:table-cell office:value-type="string" table:style-name="ce27">
            <text:p>East Midlands Railway</text:p>
          </table:table-cell>
          <table:table-cell office:value-type="float" office:value="310247.428571428" table:style-name="ce31">
            <text:p>310,247</text:p>
          </table:table-cell>
          <table:table-cell office:value-type="float" office:value="58.722277886958402" table:style-name="ce32">
            <text:p>58.7</text:p>
          </table:table-cell>
          <table:table-cell office:value-type="float" office:value="79.332924136127303" table:style-name="ce32">
            <text:p>79.3</text:p>
          </table:table-cell>
          <table:table-cell office:value-type="float" office:value="97.454842494377701" table:style-name="ce32">
            <text:p>97.5</text:p>
          </table:table-cell>
          <table:table-cell office:value-type="float" office:value="1283636" table:style-name="ce31">
            <text:p>1,283,636</text:p>
          </table:table-cell>
          <table:table-cell office:value-type="float" office:value="60.666808970767399" table:style-name="ce35">
            <text:p>60.7</text:p>
          </table:table-cell>
          <table:table-cell office:value-type="float" office:value="80.598471840926805" table:style-name="ce35">
            <text:p>80.6</text:p>
          </table:table-cell>
          <table:table-cell office:value-type="float" office:value="97.912492326484994" table:style-name="ce35">
            <text:p>97.9</text:p>
          </table:table-cell>
          <table:table-cell table:number-columns-repeated="16374" table:style-name="ce23"/>
        </table:table-row>
        <table:table-row table:style-name="ro3">
          <table:table-cell office:value-type="string" table:style-name="ce27">
            <text:p>Apr to Jun 2018</text:p>
          </table:table-cell>
          <table:table-cell office:value-type="string" table:style-name="ce27">
            <text:p>East Midlands Railway</text:p>
          </table:table-cell>
          <table:table-cell office:value-type="float" office:value="324913.75" table:style-name="ce31">
            <text:p>324,914</text:p>
          </table:table-cell>
          <table:table-cell office:value-type="float" office:value="60.969488056445698" table:style-name="ce32">
            <text:p>61.0</text:p>
          </table:table-cell>
          <table:table-cell office:value-type="float" office:value="80.363327190677495" table:style-name="ce32">
            <text:p>80.4</text:p>
          </table:table-cell>
          <table:table-cell office:value-type="float" office:value="97.6359880122032" table:style-name="ce32">
            <text:p>97.6</text:p>
          </table:table-cell>
          <table:table-cell office:value-type="float" office:value="1285940.67857142" table:style-name="ce31">
            <text:p>1,285,941</text:p>
          </table:table-cell>
          <table:table-cell office:value-type="float" office:value="59.4087807705193" table:style-name="ce35">
            <text:p>59.4</text:p>
          </table:table-cell>
          <table:table-cell office:value-type="float" office:value="79.547576330934405" table:style-name="ce35">
            <text:p>79.5</text:p>
          </table:table-cell>
          <table:table-cell office:value-type="float" office:value="97.754628705795398" table:style-name="ce35">
            <text:p>97.8</text:p>
          </table:table-cell>
          <table:table-cell table:number-columns-repeated="16374" table:style-name="ce23"/>
        </table:table-row>
        <table:table-row table:style-name="ro3">
          <table:table-cell office:value-type="string" table:style-name="ce27">
            <text:p>Jul to Sep 2018</text:p>
          </table:table-cell>
          <table:table-cell office:value-type="string" table:style-name="ce27">
            <text:p>East Midlands Railway</text:p>
          </table:table-cell>
          <table:table-cell office:value-type="float" office:value="312948.10714285698" table:style-name="ce31">
            <text:p>312,948</text:p>
          </table:table-cell>
          <table:table-cell office:value-type="float" office:value="56.997594420891502" table:style-name="ce32">
            <text:p>57.0</text:p>
          </table:table-cell>
          <table:table-cell office:value-type="float" office:value="76.268635135423494" table:style-name="ce32">
            <text:p>76.3</text:p>
          </table:table-cell>
          <table:table-cell office:value-type="float" office:value="96.722745110525494" table:style-name="ce32">
            <text:p>96.7</text:p>
          </table:table-cell>
          <table:table-cell office:value-type="float" office:value="1267891.8571428501" table:style-name="ce31">
            <text:p>1,267,892</text:p>
          </table:table-cell>
          <table:table-cell office:value-type="float" office:value="57.511067584290302" table:style-name="ce35">
            <text:p>57.5</text:p>
          </table:table-cell>
          <table:table-cell office:value-type="float" office:value="77.6519893596152" table:style-name="ce35">
            <text:p>77.7</text:p>
          </table:table-cell>
          <table:table-cell office:value-type="float" office:value="97.277677354862206" table:style-name="ce35">
            <text:p>97.3</text:p>
          </table:table-cell>
          <table:table-cell table:number-columns-repeated="16374" table:style-name="ce23"/>
        </table:table-row>
        <table:table-row table:style-name="ro3">
          <table:table-cell office:value-type="string" table:style-name="ce27">
            <text:p>Oct to Dec 2018</text:p>
          </table:table-cell>
          <table:table-cell office:value-type="string" table:style-name="ce27">
            <text:p>East Midlands Railway</text:p>
          </table:table-cell>
          <table:table-cell office:value-type="float" office:value="315289.10714285698" table:style-name="ce31">
            <text:p>315,289</text:p>
          </table:table-cell>
          <table:table-cell office:value-type="float" office:value="50.707678157065502" table:style-name="ce32">
            <text:p>50.7</text:p>
          </table:table-cell>
          <table:table-cell office:value-type="float" office:value="71.169193353718995" table:style-name="ce32">
            <text:p>71.2</text:p>
          </table:table-cell>
          <table:table-cell office:value-type="float" office:value="96.248092028914499" table:style-name="ce32">
            <text:p>96.2</text:p>
          </table:table-cell>
          <table:table-cell office:value-type="float" office:value="1263398.3928571399" table:style-name="ce31">
            <text:p>1,263,398</text:p>
          </table:table-cell>
          <table:table-cell office:value-type="float" office:value="56.8728985074411" table:style-name="ce35">
            <text:p>56.9</text:p>
          </table:table-cell>
          <table:table-cell office:value-type="float" office:value="76.801571611488299" table:style-name="ce35">
            <text:p>76.8</text:p>
          </table:table-cell>
          <table:table-cell office:value-type="float" office:value="97.018933203260801" table:style-name="ce35">
            <text:p>97.0</text:p>
          </table:table-cell>
          <table:table-cell table:number-columns-repeated="16374" table:style-name="ce23"/>
        </table:table-row>
        <table:table-row table:style-name="ro3">
          <table:table-cell office:value-type="string" table:style-name="ce27">
            <text:p>Jan to Mar 2019</text:p>
          </table:table-cell>
          <table:table-cell office:value-type="string" table:style-name="ce27">
            <text:p>East Midlands Railway</text:p>
          </table:table-cell>
          <table:table-cell office:value-type="float" office:value="315853.03571428498" table:style-name="ce31">
            <text:p>315,853</text:p>
          </table:table-cell>
          <table:table-cell office:value-type="float" office:value="61.309232311365399" table:style-name="ce32">
            <text:p>61.3</text:p>
          </table:table-cell>
          <table:table-cell office:value-type="float" office:value="80.919132259182405" table:style-name="ce32">
            <text:p>80.9</text:p>
          </table:table-cell>
          <table:table-cell office:value-type="float" office:value="98.050822687088299" table:style-name="ce32">
            <text:p>98.1</text:p>
          </table:table-cell>
          <table:table-cell office:value-type="float" office:value="1269004" table:style-name="ce31">
            <text:p>1,269,004</text:p>
          </table:table-cell>
          <table:table-cell office:value-type="float" office:value="57.524956580121099" table:style-name="ce35">
            <text:p>57.5</text:p>
          </table:table-cell>
          <table:table-cell office:value-type="float" office:value="77.207558053402494" table:style-name="ce35">
            <text:p>77.2</text:p>
          </table:table-cell>
          <table:table-cell office:value-type="float" office:value="97.169197260213494" table:style-name="ce35">
            <text:p>97.2</text:p>
          </table:table-cell>
          <table:table-cell table:number-columns-repeated="16374" table:style-name="ce23"/>
        </table:table-row>
        <table:table-row table:style-name="ro3">
          <table:table-cell office:value-type="string" table:style-name="ce27">
            <text:p>Apr to Jun 2019</text:p>
          </table:table-cell>
          <table:table-cell office:value-type="string" table:style-name="ce27">
            <text:p>East Midlands Railway</text:p>
          </table:table-cell>
          <table:table-cell office:value-type="float" office:value="324596.28571428498" table:style-name="ce31">
            <text:p>324,596</text:p>
          </table:table-cell>
          <table:table-cell office:value-type="float" office:value="62.461897724381998" table:style-name="ce32">
            <text:p>62.5</text:p>
          </table:table-cell>
          <table:table-cell office:value-type="float" office:value="81.624338628995801" table:style-name="ce32">
            <text:p>81.6</text:p>
          </table:table-cell>
          <table:table-cell office:value-type="float" office:value="97.979468121719506" table:style-name="ce32">
            <text:p>98.0</text:p>
          </table:table-cell>
          <table:table-cell office:value-type="float" office:value="1268686.5357142801" table:style-name="ce31">
            <text:p>1,268,687</text:p>
          </table:table-cell>
          <table:table-cell office:value-type="float" office:value="57.905931001812498" table:style-name="ce35">
            <text:p>57.9</text:p>
          </table:table-cell>
          <table:table-cell office:value-type="float" office:value="77.529400978058703" table:style-name="ce35">
            <text:p>77.5</text:p>
          </table:table-cell>
          <table:table-cell office:value-type="float" office:value="97.256960608557407" table:style-name="ce35">
            <text:p>97.3</text:p>
          </table:table-cell>
          <table:table-cell table:number-columns-repeated="16374" table:style-name="ce23"/>
        </table:table-row>
        <table:table-row table:style-name="ro3">
          <table:table-cell office:value-type="string" table:style-name="ce27">
            <text:p>Jul to Sep 2019</text:p>
          </table:table-cell>
          <table:table-cell office:value-type="string" table:style-name="ce27">
            <text:p>East Midlands Railway</text:p>
          </table:table-cell>
          <table:table-cell office:value-type="float" office:value="321040.85714285698" table:style-name="ce31">
            <text:p>321,041</text:p>
          </table:table-cell>
          <table:table-cell office:value-type="float" office:value="59.117887086912802" table:style-name="ce32">
            <text:p>59.1</text:p>
          </table:table-cell>
          <table:table-cell office:value-type="float" office:value="78.270545004062598" table:style-name="ce32">
            <text:p>78.3</text:p>
          </table:table-cell>
          <table:table-cell office:value-type="float" office:value="97.134009645412206" table:style-name="ce32">
            <text:p>97.1</text:p>
          </table:table-cell>
          <table:table-cell office:value-type="float" office:value="1276779.2857142801" table:style-name="ce31">
            <text:p>1,276,779</text:p>
          </table:table-cell>
          <table:table-cell office:value-type="float" office:value="58.433312391502902" table:style-name="ce35">
            <text:p>58.4</text:p>
          </table:table-cell>
          <table:table-cell office:value-type="float" office:value="78.024781663236297" table:style-name="ce35">
            <text:p>78.0</text:p>
          </table:table-cell>
          <table:table-cell office:value-type="float" office:value="97.356985293911904" table:style-name="ce35">
            <text:p>97.4</text:p>
          </table:table-cell>
          <table:table-cell table:number-columns-repeated="16374" table:style-name="ce23"/>
        </table:table-row>
        <table:table-row table:style-name="ro3">
          <table:table-cell office:value-type="string" table:style-name="ce27">
            <text:p>Oct to Dec 2019</text:p>
          </table:table-cell>
          <table:table-cell office:value-type="string" table:style-name="ce27">
            <text:p>East Midlands Railway</text:p>
          </table:table-cell>
          <table:table-cell office:value-type="float" office:value="315224.28571428498" table:style-name="ce31">
            <text:p>315,224</text:p>
          </table:table-cell>
          <table:table-cell office:value-type="float" office:value="49.909361588347501" table:style-name="ce32">
            <text:p>49.9</text:p>
          </table:table-cell>
          <table:table-cell office:value-type="float" office:value="69.729217745188194" table:style-name="ce32">
            <text:p>69.7</text:p>
          </table:table-cell>
          <table:table-cell office:value-type="float" office:value="95.856918203365396" table:style-name="ce32">
            <text:p>95.9</text:p>
          </table:table-cell>
          <table:table-cell office:value-type="float" office:value="1276714.4642857099" table:style-name="ce31">
            <text:p>1,276,714</text:p>
          </table:table-cell>
          <table:table-cell office:value-type="float" office:value="58.236598098271401" table:style-name="ce35">
            <text:p>58.2</text:p>
          </table:table-cell>
          <table:table-cell office:value-type="float" office:value="77.669595827795106" table:style-name="ce35">
            <text:p>77.7</text:p>
          </table:table-cell>
          <table:table-cell office:value-type="float" office:value="97.260459709569801" table:style-name="ce35">
            <text:p>97.3</text:p>
          </table:table-cell>
          <table:table-cell table:number-columns-repeated="16374" table:style-name="ce23"/>
        </table:table-row>
        <table:table-row table:style-name="ro3">
          <table:table-cell office:value-type="string" table:style-name="ce27">
            <text:p>Jan to Mar 2020</text:p>
          </table:table-cell>
          <table:table-cell office:value-type="string" table:style-name="ce27">
            <text:p>East Midlands Railway</text:p>
          </table:table-cell>
          <table:table-cell office:value-type="float" office:value="306209.57142857101" table:style-name="ce31">
            <text:p>306,210</text:p>
          </table:table-cell>
          <table:table-cell office:value-type="float" office:value="60.3086961450771" table:style-name="ce32">
            <text:p>60.3</text:p>
          </table:table-cell>
          <table:table-cell office:value-type="float" office:value="78.756705841517501" table:style-name="ce32">
            <text:p>78.8</text:p>
          </table:table-cell>
          <table:table-cell office:value-type="float" office:value="97.625015920468996" table:style-name="ce32">
            <text:p>97.6</text:p>
          </table:table-cell>
          <table:table-cell office:value-type="float" office:value="1267070.99999999" table:style-name="ce31">
            <text:p>1,267,071</text:p>
          </table:table-cell>
          <table:table-cell office:value-type="float" office:value="57.971415966429603" table:style-name="ce35">
            <text:p>58.0</text:p>
          </table:table-cell>
          <table:table-cell office:value-type="float" office:value="77.122276494371604" table:style-name="ce35">
            <text:p>77.1</text:p>
          </table:table-cell>
          <table:table-cell office:value-type="float" office:value="97.151540837095894" table:style-name="ce35">
            <text:p>97.2</text:p>
          </table:table-cell>
          <table:table-cell table:number-columns-repeated="16374" table:style-name="ce23"/>
        </table:table-row>
        <table:table-row table:style-name="ro3">
          <table:table-cell office:value-type="string" table:style-name="ce27">
            <text:p>Apr to Jun 2020</text:p>
          </table:table-cell>
          <table:table-cell office:value-type="string" table:style-name="ce27">
            <text:p>East Midlands Railway</text:p>
          </table:table-cell>
          <table:table-cell office:value-type="float" office:value="220644.678571428" table:style-name="ce31">
            <text:p>220,645</text:p>
          </table:table-cell>
          <table:table-cell office:value-type="float" office:value="82.348057664140299" table:style-name="ce32">
            <text:p>82.3</text:p>
          </table:table-cell>
          <table:table-cell office:value-type="float" office:value="93.258731596744596" table:style-name="ce32">
            <text:p>93.3</text:p>
          </table:table-cell>
          <table:table-cell office:value-type="float" office:value="99.149327190727206" table:style-name="ce32">
            <text:p>99.1</text:p>
          </table:table-cell>
          <table:table-cell office:value-type="float" office:value="1163119.3928571399" table:style-name="ce31">
            <text:p>1,163,119</text:p>
          </table:table-cell>
          <table:table-cell office:value-type="float" office:value="61.342508045559597" table:style-name="ce35">
            <text:p>61.3</text:p>
          </table:table-cell>
          <table:table-cell office:value-type="float" office:value="78.926966808437498" table:style-name="ce35">
            <text:p>78.9</text:p>
          </table:table-cell>
          <table:table-cell office:value-type="float" office:value="97.299469594433901" table:style-name="ce35">
            <text:p>97.3</text:p>
          </table:table-cell>
          <table:table-cell table:number-columns-repeated="16374" table:style-name="ce23"/>
        </table:table-row>
        <table:table-row table:style-name="ro3">
          <table:table-cell office:value-type="string" table:style-name="ce27">
            <text:p>Jul to Sep 2020</text:p>
          </table:table-cell>
          <table:table-cell office:value-type="string" table:style-name="ce27">
            <text:p>East Midlands Railway</text:p>
          </table:table-cell>
          <table:table-cell office:value-type="float" office:value="273238.96428571403" table:style-name="ce31">
            <text:p>273,239</text:p>
          </table:table-cell>
          <table:table-cell office:value-type="float" office:value="75.046750679121601" table:style-name="ce32">
            <text:p>75.0</text:p>
          </table:table-cell>
          <table:table-cell office:value-type="float" office:value="89.447515263653898" table:style-name="ce32">
            <text:p>89.4</text:p>
          </table:table-cell>
          <table:table-cell office:value-type="float" office:value="98.857462678861296" table:style-name="ce32">
            <text:p>98.9</text:p>
          </table:table-cell>
          <table:table-cell office:value-type="float" office:value="1115317.5" table:style-name="ce31">
            <text:p>1,115,318</text:p>
          </table:table-cell>
          <table:table-cell office:value-type="float" office:value="65.340228230974503" table:style-name="ce35">
            <text:p>65.3</text:p>
          </table:table-cell>
          <table:table-cell office:value-type="float" office:value="81.693319871439499" table:style-name="ce35">
            <text:p>81.7</text:p>
          </table:table-cell>
          <table:table-cell office:value-type="float" office:value="97.728785749349399" table:style-name="ce35">
            <text:p>97.7</text:p>
          </table:table-cell>
          <table:table-cell table:number-columns-repeated="16374" table:style-name="ce23"/>
        </table:table-row>
        <table:table-row table:style-name="ro3">
          <table:table-cell office:value-type="string" table:style-name="ce27">
            <text:p>Oct to Dec 2020</text:p>
          </table:table-cell>
          <table:table-cell office:value-type="string" table:style-name="ce27">
            <text:p>East Midlands Railway</text:p>
          </table:table-cell>
          <table:table-cell office:value-type="float" office:value="296308.928571428" table:style-name="ce31">
            <text:p>296,309</text:p>
          </table:table-cell>
          <table:table-cell office:value-type="float" office:value="69.455840610366806" table:style-name="ce32">
            <text:p>69.5</text:p>
          </table:table-cell>
          <table:table-cell office:value-type="float" office:value="85.8137079423622" table:style-name="ce32">
            <text:p>85.8</text:p>
          </table:table-cell>
          <table:table-cell office:value-type="float" office:value="98.4392495766363" table:style-name="ce32">
            <text:p>98.4</text:p>
          </table:table-cell>
          <table:table-cell office:value-type="float" office:value="1096402.1428571399" table:style-name="ce33">
            <text:p>1,096,402</text:p>
          </table:table-cell>
          <table:table-cell office:value-type="float" office:value="70.888992112513407" table:style-name="ce34">
            <text:p>70.9</text:p>
          </table:table-cell>
          <table:table-cell office:value-type="float" office:value="86.246652199434095" table:style-name="ce34">
            <text:p>86.2</text:p>
          </table:table-cell>
          <table:table-cell office:value-type="float" office:value="98.458969369294195" table:style-name="ce34">
            <text:p>98.5</text:p>
          </table:table-cell>
          <table:table-cell table:number-columns-repeated="16374" table:style-name="ce23"/>
        </table:table-row>
        <table:table-row table:style-name="ro3">
          <table:table-cell office:value-type="string" table:style-name="ce27">
            <text:p>Jan to Mar 2021</text:p>
          </table:table-cell>
          <table:table-cell office:value-type="string" table:style-name="ce27">
            <text:p>East Midlands Railway</text:p>
          </table:table-cell>
          <table:table-cell office:value-type="float" office:value="262328.428571428" table:style-name="ce31">
            <text:p>262,328</text:p>
          </table:table-cell>
          <table:table-cell office:value-type="float" office:value="75.7392450793688" table:style-name="ce32">
            <text:p>75.7</text:p>
          </table:table-cell>
          <table:table-cell office:value-type="float" office:value="89.147954663156696" table:style-name="ce32">
            <text:p>89.1</text:p>
          </table:table-cell>
          <table:table-cell office:value-type="float" office:value="98.725820250405803" table:style-name="ce32">
            <text:p>98.7</text:p>
          </table:table-cell>
          <table:table-cell office:value-type="float" office:value="1052521" table:style-name="ce33">
            <text:p>1,052,521</text:p>
          </table:table-cell>
          <table:table-cell office:value-type="float" office:value="75.175982236933905" table:style-name="ce34">
            <text:p>75.2</text:p>
          </table:table-cell>
          <table:table-cell office:value-type="float" office:value="89.148815083024402" table:style-name="ce34">
            <text:p>89.1</text:p>
          </table:table-cell>
          <table:table-cell office:value-type="float" office:value="98.768100588966803" table:style-name="ce34">
            <text:p>98.8</text:p>
          </table:table-cell>
          <table:table-cell table:number-columns-repeated="16374" table:style-name="ce23"/>
        </table:table-row>
        <table:table-row table:style-name="ro3">
          <table:table-cell office:value-type="string" table:style-name="ce27">
            <text:p>Apr to Jun 2021</text:p>
          </table:table-cell>
          <table:table-cell office:value-type="string" table:style-name="ce27">
            <text:p>East Midlands Railway</text:p>
          </table:table-cell>
          <table:table-cell office:value-type="float" office:value="321664.71428571403" table:style-name="ce31">
            <text:p>321,665</text:p>
          </table:table-cell>
          <table:table-cell office:value-type="float" office:value="65.756180015304295" table:style-name="ce32">
            <text:p>65.8</text:p>
          </table:table-cell>
          <table:table-cell office:value-type="float" office:value="83.566251105299003" table:style-name="ce32">
            <text:p>83.6</text:p>
          </table:table-cell>
          <table:table-cell office:value-type="float" office:value="98.166502565004393" table:style-name="ce32">
            <text:p>98.2</text:p>
          </table:table-cell>
          <table:table-cell office:value-type="float" office:value="1153541.0357142801" table:style-name="ce33">
            <text:p>1,153,541</text:p>
          </table:table-cell>
          <table:table-cell office:value-type="float" office:value="71.177426377394596" table:style-name="ce34">
            <text:p>71.2</text:p>
          </table:table-cell>
          <table:table-cell office:value-type="float" office:value="86.805989842023294" table:style-name="ce34">
            <text:p>86.8</text:p>
          </table:table-cell>
          <table:table-cell office:value-type="float" office:value="98.527425598736301" table:style-name="ce34">
            <text:p>98.5</text:p>
          </table:table-cell>
          <table:table-cell table:number-columns-repeated="16374" table:style-name="ce23"/>
        </table:table-row>
        <table:table-row table:style-name="ro3">
          <table:table-cell office:value-type="string" table:style-name="ce27">
            <text:p>Jul to Sep 2021</text:p>
          </table:table-cell>
          <table:table-cell office:value-type="string" table:style-name="ce27">
            <text:p>East Midlands Railway</text:p>
          </table:table-cell>
          <table:table-cell office:value-type="float" office:value="314360.57142857101" table:style-name="ce31">
            <text:p>314,361</text:p>
          </table:table-cell>
          <table:table-cell office:value-type="float" office:value="57.243456558528798" table:style-name="ce32">
            <text:p>57.2</text:p>
          </table:table-cell>
          <table:table-cell office:value-type="float" office:value="78.170199461582797" table:style-name="ce32">
            <text:p>78.2</text:p>
          </table:table-cell>
          <table:table-cell office:value-type="float" office:value="97.328954376321207" table:style-name="ce32">
            <text:p>97.3</text:p>
          </table:table-cell>
          <table:table-cell office:value-type="float" office:value="1194662.6428571399" table:style-name="ce31">
            <text:p>1,194,663</text:p>
          </table:table-cell>
          <table:table-cell office:value-type="float" office:value="66.625898034453996" table:style-name="ce35">
            <text:p>66.6</text:p>
          </table:table-cell>
          <table:table-cell office:value-type="float" office:value="83.929429091069693" table:style-name="ce35">
            <text:p>83.9</text:p>
          </table:table-cell>
          <table:table-cell office:value-type="float" office:value="98.136577947259099" table:style-name="ce35">
            <text:p>98.1</text:p>
          </table:table-cell>
          <table:table-cell table:number-columns-repeated="16374" table:style-name="ce23"/>
        </table:table-row>
        <table:table-row table:style-name="ro3">
          <table:table-cell office:value-type="string" table:style-name="ce27">
            <text:p>Oct to Dec 2021</text:p>
          </table:table-cell>
          <table:table-cell office:value-type="string" table:style-name="ce27">
            <text:p>East Midlands Railway</text:p>
          </table:table-cell>
          <table:table-cell office:value-type="float" office:value="304191.14285714203" table:style-name="ce31">
            <text:p>304,191</text:p>
          </table:table-cell>
          <table:table-cell office:value-type="float" office:value="50.557309360937502" table:style-name="ce32">
            <text:p>50.6</text:p>
          </table:table-cell>
          <table:table-cell office:value-type="float" office:value="71.823261501931498" table:style-name="ce32">
            <text:p>71.8</text:p>
          </table:table-cell>
          <table:table-cell office:value-type="float" office:value="96.421986551688804" table:style-name="ce32">
            <text:p>96.4</text:p>
          </table:table-cell>
          <table:table-cell office:value-type="float" office:value="1202544.8571428501" table:style-name="ce31">
            <text:p>1,202,545</text:p>
          </table:table-cell>
          <table:table-cell office:value-type="float" office:value="61.863947100755603" table:style-name="ce35">
            <text:p>61.9</text:p>
          </table:table-cell>
          <table:table-cell office:value-type="float" office:value="80.402810040706498" table:style-name="ce35">
            <text:p>80.4</text:p>
          </table:table-cell>
          <table:table-cell office:value-type="float" office:value="97.628282710926996" table:style-name="ce35">
            <text:p>97.6</text:p>
          </table:table-cell>
          <table:table-cell table:number-columns-repeated="16374" table:style-name="ce23"/>
        </table:table-row>
        <table:table-row table:style-name="ro3">
          <table:table-cell office:value-type="string" table:style-name="ce27">
            <text:p>Jan to Mar 2022</text:p>
          </table:table-cell>
          <table:table-cell office:value-type="string" table:style-name="ce27">
            <text:p>East Midlands Railway</text:p>
          </table:table-cell>
          <table:table-cell office:value-type="float" office:value="317288.57142857101" table:style-name="ce31">
            <text:p>317,289</text:p>
          </table:table-cell>
          <table:table-cell office:value-type="float" office:value="58.961107959406" table:style-name="ce32">
            <text:p>59.0</text:p>
          </table:table-cell>
          <table:table-cell office:value-type="float" office:value="79.0581804756373" table:style-name="ce32">
            <text:p>79.1</text:p>
          </table:table-cell>
          <table:table-cell office:value-type="float" office:value="97.583092453017002" table:style-name="ce32">
            <text:p>97.6</text:p>
          </table:table-cell>
          <table:table-cell office:value-type="float" office:value="1257505" table:style-name="ce31">
            <text:p>1,257,505</text:p>
          </table:table-cell>
          <table:table-cell office:value-type="float" office:value="58.236985141212102" table:style-name="ce35">
            <text:p>58.2</text:p>
          </table:table-cell>
          <table:table-cell office:value-type="float" office:value="78.239211772517805" table:style-name="ce35">
            <text:p>78.2</text:p>
          </table:table-cell>
          <table:table-cell office:value-type="float" office:value="97.387922910843301" table:style-name="ce35">
            <text:p>97.4</text:p>
          </table:table-cell>
          <table:table-cell table:number-columns-repeated="16374" table:style-name="ce23"/>
        </table:table-row>
        <table:table-row table:style-name="ro3">
          <table:table-cell office:value-type="string" table:style-name="ce27">
            <text:p>Apr to Jun 2022</text:p>
          </table:table-cell>
          <table:table-cell office:value-type="string" table:style-name="ce27">
            <text:p>East Midlands Railway</text:p>
          </table:table-cell>
          <table:table-cell office:value-type="float" office:value="324286.32142857101" table:style-name="ce31">
            <text:p>324,286</text:p>
          </table:table-cell>
          <table:table-cell office:value-type="float" office:value="57.996378200613499" table:style-name="ce32">
            <text:p>58.0</text:p>
          </table:table-cell>
          <table:table-cell office:value-type="float" office:value="78.3340383613819" table:style-name="ce32">
            <text:p>78.3</text:p>
          </table:table-cell>
          <table:table-cell office:value-type="float" office:value="97.319564489802104" table:style-name="ce32">
            <text:p>97.3</text:p>
          </table:table-cell>
          <table:table-cell office:value-type="float" office:value="1260126.6071428501" table:style-name="ce31">
            <text:p>1,260,127</text:p>
          </table:table-cell>
          <table:table-cell office:value-type="float" office:value="56.2556880268124" table:style-name="ce35">
            <text:p>56.3</text:p>
          </table:table-cell>
          <table:table-cell office:value-type="float" office:value="76.903814511835407" table:style-name="ce35">
            <text:p>76.9</text:p>
          </table:table-cell>
          <table:table-cell office:value-type="float" office:value="97.171588058966194" table:style-name="ce35">
            <text:p>97.2</text:p>
          </table:table-cell>
          <table:table-cell table:number-columns-repeated="16374" table:style-name="ce23"/>
        </table:table-row>
        <table:table-row table:style-name="ro3">
          <table:table-cell office:value-type="string" table:style-name="ce27">
            <text:p>Jul to Sep 2022</text:p>
          </table:table-cell>
          <table:table-cell office:value-type="string" table:style-name="ce27">
            <text:p>East Midlands Railway</text:p>
          </table:table-cell>
          <table:table-cell office:value-type="float" office:value="318835.78571428498" table:style-name="ce31">
            <text:p>318,836</text:p>
          </table:table-cell>
          <table:table-cell office:value-type="float" office:value="52.093251765743197" table:style-name="ce32">
            <text:p>52.1</text:p>
          </table:table-cell>
          <table:table-cell office:value-type="float" office:value="72.357433887260797" table:style-name="ce32">
            <text:p>72.4</text:p>
          </table:table-cell>
          <table:table-cell office:value-type="float" office:value="95.719852203362194" table:style-name="ce32">
            <text:p>95.7</text:p>
          </table:table-cell>
          <table:table-cell office:value-type="float" office:value="1264601.82142857" table:style-name="ce31">
            <text:p>1,264,602</text:p>
          </table:table-cell>
          <table:table-cell office:value-type="float" office:value="54.960696126513596" table:style-name="ce35">
            <text:p>55.0</text:p>
          </table:table-cell>
          <table:table-cell office:value-type="float" office:value="75.442761472265701" table:style-name="ce35">
            <text:p>75.4</text:p>
          </table:table-cell>
          <table:table-cell office:value-type="float" office:value="96.766452546003194" table:style-name="ce35">
            <text:p>96.8</text:p>
          </table:table-cell>
          <table:table-cell table:number-columns-repeated="16374" table:style-name="ce23"/>
        </table:table-row>
        <table:table-row table:style-name="ro3">
          <table:table-cell office:value-type="string" table:style-name="ce27">
            <text:p>Oct to Dec 2022</text:p>
          </table:table-cell>
          <table:table-cell office:value-type="string" table:style-name="ce27">
            <text:p>East Midlands Railway</text:p>
          </table:table-cell>
          <table:table-cell office:value-type="float" office:value="277284.64285714203" table:style-name="ce31">
            <text:p>277,285</text:p>
          </table:table-cell>
          <table:table-cell office:value-type="float" office:value="47.939816872038399" table:style-name="ce32">
            <text:p>47.9</text:p>
          </table:table-cell>
          <table:table-cell office:value-type="float" office:value="68.824596179531795" table:style-name="ce32">
            <text:p>68.8</text:p>
          </table:table-cell>
          <table:table-cell office:value-type="float" office:value="95.184615602584699" table:style-name="ce32">
            <text:p>95.2</text:p>
          </table:table-cell>
          <table:table-cell office:value-type="float" office:value="1237695.32142857" table:style-name="ce31">
            <text:p>1,237,695</text:p>
          </table:table-cell>
          <table:table-cell office:value-type="float" office:value="54.470017416298703" table:style-name="ce35">
            <text:p>54.5</text:p>
          </table:table-cell>
          <table:table-cell office:value-type="float" office:value="74.849646386260105" table:style-name="ce35">
            <text:p>74.8</text:p>
          </table:table-cell>
          <table:table-cell office:value-type="float" office:value="96.496728986700404" table:style-name="ce35">
            <text:p>96.5</text:p>
          </table:table-cell>
          <table:table-cell table:number-columns-repeated="16374" table:style-name="ce23"/>
        </table:table-row>
        <table:table-row table:style-name="ro3">
          <table:table-cell office:value-type="string" table:style-name="ce27">
            <text:p>Jan to Mar 2023</text:p>
          </table:table-cell>
          <table:table-cell office:value-type="string" table:style-name="ce27">
            <text:p>East Midlands Railway</text:p>
          </table:table-cell>
          <table:table-cell office:value-type="float" office:value="314658.25" table:style-name="ce31">
            <text:p>314,658</text:p>
          </table:table-cell>
          <table:table-cell office:value-type="float" office:value="56.392927882869699" table:style-name="ce32">
            <text:p>56.4</text:p>
          </table:table-cell>
          <table:table-cell office:value-type="float" office:value="77.440206954688094" table:style-name="ce32">
            <text:p>77.4</text:p>
          </table:table-cell>
          <table:table-cell office:value-type="float" office:value="97.353080683567001" table:style-name="ce32">
            <text:p>97.4</text:p>
          </table:table-cell>
          <table:table-cell office:value-type="float" office:value="1235065" table:style-name="ce31">
            <text:p>1,235,065</text:p>
          </table:table-cell>
          <table:table-cell office:value-type="float" office:value="53.806155951306202" table:style-name="ce35">
            <text:p>53.8</text:p>
          </table:table-cell>
          <table:table-cell office:value-type="float" office:value="74.428471376000402" table:style-name="ce35">
            <text:p>74.4</text:p>
          </table:table-cell>
          <table:table-cell office:value-type="float" office:value="96.435815119042303" table:style-name="ce35">
            <text:p>96.4</text:p>
          </table:table-cell>
          <table:table-cell table:number-columns-repeated="16374" table:style-name="ce23"/>
        </table:table-row>
        <table:table-row table:style-name="ro3">
          <table:table-cell office:value-type="string" table:style-name="ce27">
            <text:p>Apr to Jun 2023</text:p>
          </table:table-cell>
          <table:table-cell office:value-type="string" table:style-name="ce27">
            <text:p>East Midlands Railway</text:p>
          </table:table-cell>
          <table:table-cell office:value-type="float" office:value="332909.78571428498" table:style-name="ce31">
            <text:p>332,910</text:p>
          </table:table-cell>
          <table:table-cell office:value-type="float" office:value="54.909985266278603" table:style-name="ce32">
            <text:p>54.9</text:p>
          </table:table-cell>
          <table:table-cell office:value-type="float" office:value="75.717102252283198" table:style-name="ce32">
            <text:p>75.7</text:p>
          </table:table-cell>
          <table:table-cell office:value-type="float" office:value="96.545439058243304" table:style-name="ce32">
            <text:p>96.5</text:p>
          </table:table-cell>
          <table:table-cell office:value-type="float" office:value="1243688.4642857099" table:style-name="ce31">
            <text:p>1,243,688</text:p>
          </table:table-cell>
          <table:table-cell office:value-type="float" office:value="53.009046219285999" table:style-name="ce35">
            <text:p>53.0</text:p>
          </table:table-cell>
          <table:table-cell office:value-type="float" office:value="73.755051829269206" table:style-name="ce35">
            <text:p>73.8</text:p>
          </table:table-cell>
          <table:table-cell office:value-type="float" office:value="96.234725410822193" table:style-name="ce35">
            <text:p>96.2</text:p>
          </table:table-cell>
          <table:table-cell table:number-columns-repeated="16374" table:style-name="ce23"/>
        </table:table-row>
        <table:table-row table:style-name="ro3">
          <table:table-cell office:value-type="string" table:style-name="ce27">
            <text:p>Jul to Sep 2023</text:p>
          </table:table-cell>
          <table:table-cell office:value-type="string" table:style-name="ce27">
            <text:p>East Midlands Railway</text:p>
          </table:table-cell>
          <table:table-cell office:value-type="float" office:value="352360.21428571403" table:style-name="ce31">
            <text:p>352,360</text:p>
          </table:table-cell>
          <table:table-cell office:value-type="float" office:value="54.086493874065098" table:style-name="ce32">
            <text:p>54.1</text:p>
          </table:table-cell>
          <table:table-cell office:value-type="float" office:value="75.751559432990902" table:style-name="ce32">
            <text:p>75.8</text:p>
          </table:table-cell>
          <table:table-cell office:value-type="float" office:value="96.912980486892096" table:style-name="ce32">
            <text:p>96.9</text:p>
          </table:table-cell>
          <table:table-cell office:value-type="float" office:value="1277212.8928571399" table:style-name="ce31">
            <text:p>1,277,213</text:p>
          </table:table-cell>
          <table:table-cell office:value-type="float" office:value="53.534908222734202" table:style-name="ce35">
            <text:p>53.5</text:p>
          </table:table-cell>
          <table:table-cell office:value-type="float" office:value="74.654745582883393" table:style-name="ce35">
            <text:p>74.7</text:p>
          </table:table-cell>
          <table:table-cell office:value-type="float" office:value="96.5503737336998" table:style-name="ce35">
            <text:p>96.6</text:p>
          </table:table-cell>
          <table:table-cell table:number-columns-repeated="16374" table:style-name="ce23"/>
        </table:table-row>
        <table:table-row table:style-name="ro3">
          <table:table-cell office:value-type="string" table:style-name="ce27">
            <text:p>Oct to Dec 2023</text:p>
          </table:table-cell>
          <table:table-cell office:value-type="string" table:style-name="ce27">
            <text:p>East Midlands Railway</text:p>
          </table:table-cell>
          <table:table-cell office:value-type="float" office:value="349593" table:style-name="ce31">
            <text:p>349,593</text:p>
          </table:table-cell>
          <table:table-cell office:value-type="float" office:value="44.827965254289502" table:style-name="ce32">
            <text:p>44.8</text:p>
          </table:table-cell>
          <table:table-cell office:value-type="float" office:value="66.267263442264095" table:style-name="ce32">
            <text:p>66.3</text:p>
          </table:table-cell>
          <table:table-cell office:value-type="float" office:value="94.013998318861397" table:style-name="ce32">
            <text:p>94.0</text:p>
          </table:table-cell>
          <table:table-cell office:value-type="float" office:value="1349521.25" table:style-name="ce31">
            <text:p>1,349,521</text:p>
          </table:table-cell>
          <table:table-cell office:value-type="float" office:value="52.428994991477801" table:style-name="ce35">
            <text:p>52.4</text:p>
          </table:table-cell>
          <table:table-cell office:value-type="float" office:value="73.679885684327999" table:style-name="ce35">
            <text:p>73.7</text:p>
          </table:table-cell>
          <table:table-cell office:value-type="float" office:value="96.173947401188101" table:style-name="ce35">
            <text:p>96.2</text:p>
          </table:table-cell>
          <table:table-cell table:number-columns-repeated="16374" table:style-name="ce23"/>
        </table:table-row>
        <table:table-row table:style-name="ro3">
          <table:table-cell office:value-type="string" table:style-name="ce27">
            <text:p>Jan to Mar 2024</text:p>
          </table:table-cell>
          <table:table-cell office:value-type="string" table:style-name="ce27">
            <text:p>East Midlands Railway</text:p>
          </table:table-cell>
          <table:table-cell office:value-type="float" office:value="368485" table:style-name="ce31">
            <text:p>368,485</text:p>
          </table:table-cell>
          <table:table-cell office:value-type="float" office:value="54.1062923670085" table:style-name="ce32">
            <text:p>54.1</text:p>
          </table:table-cell>
          <table:table-cell office:value-type="float" office:value="75.134479209271902" table:style-name="ce32">
            <text:p>75.1</text:p>
          </table:table-cell>
          <table:table-cell office:value-type="float" office:value="96.691762990933896" table:style-name="ce32">
            <text:p>96.7</text:p>
          </table:table-cell>
          <table:table-cell office:value-type="float" office:value="1403348" table:style-name="ce31">
            <text:p>1,403,348</text:p>
          </table:table-cell>
          <table:table-cell office:value-type="float" office:value="51.9806206300931" table:style-name="ce35">
            <text:p>52.0</text:p>
          </table:table-cell>
          <table:table-cell office:value-type="float" office:value="73.218688450762002" table:style-name="ce35">
            <text:p>73.2</text:p>
          </table:table-cell>
          <table:table-cell office:value-type="float" office:value="96.045528265262703" table:style-name="ce35">
            <text:p>96.0</text:p>
          </table:table-cell>
          <table:table-cell table:number-columns-repeated="16374" table:style-name="ce23"/>
        </table:table-row>
        <table:table-row table:style-name="ro3">
          <table:table-cell office:value-type="string" table:style-name="ce27">
            <text:p>Apr to Jun 2024</text:p>
          </table:table-cell>
          <table:table-cell office:value-type="string" table:style-name="ce27">
            <text:p>East Midlands Railway</text:p>
          </table:table-cell>
          <table:table-cell office:value-type="float" office:value="375151.71428571403" table:style-name="ce31">
            <text:p>375,152</text:p>
          </table:table-cell>
          <table:table-cell office:value-type="float" office:value="56.727145055981097" table:style-name="ce32">
            <text:p>56.7</text:p>
          </table:table-cell>
          <table:table-cell office:value-type="float" office:value="77.168513157724306" table:style-name="ce32">
            <text:p>77.2</text:p>
          </table:table-cell>
          <table:table-cell office:value-type="float" office:value="96.983734580524001" table:style-name="ce32">
            <text:p>97.0</text:p>
          </table:table-cell>
          <table:table-cell office:value-type="float" office:value="1445589.92857142" table:style-name="ce31">
            <text:p>1,445,590</text:p>
          </table:table-cell>
          <table:table-cell office:value-type="float" office:value="52.537799817662098" table:style-name="ce35">
            <text:p>52.5</text:p>
          </table:table-cell>
          <table:table-cell office:value-type="float" office:value="73.668357540043303" table:style-name="ce35">
            <text:p>73.7</text:p>
          </table:table-cell>
          <table:table-cell office:value-type="float" office:value="96.173880371824396" table:style-name="ce35">
            <text:p>96.2</text:p>
          </table:table-cell>
          <table:table-cell table:number-columns-repeated="16374" table:style-name="ce23"/>
        </table:table-row>
        <table:table-row table:style-name="ro3">
          <table:table-cell office:value-type="string" table:style-name="ce27">
            <text:p>Jul to Sep 2024</text:p>
          </table:table-cell>
          <table:table-cell office:value-type="string" table:style-name="ce27">
            <text:p>East Midlands Railway</text:p>
          </table:table-cell>
          <table:table-cell office:value-type="float" office:value="383838.57142857101" table:style-name="ce31">
            <text:p>383,839</text:p>
          </table:table-cell>
          <table:table-cell office:value-type="float" office:value="53.025155664397502" table:style-name="ce32">
            <text:p>53.0</text:p>
          </table:table-cell>
          <table:table-cell office:value-type="float" office:value="73.971498434981896" table:style-name="ce32">
            <text:p>74.0</text:p>
          </table:table-cell>
          <table:table-cell office:value-type="float" office:value="96.007957214156207" table:style-name="ce32">
            <text:p>96.0</text:p>
          </table:table-cell>
          <table:table-cell office:value-type="float" office:value="1477068.2857142801" table:style-name="ce31">
            <text:p>1,477,068</text:p>
          </table:table-cell>
          <table:table-cell office:value-type="float" office:value="52.294999805599403" table:style-name="ce35">
            <text:p>52.3</text:p>
          </table:table-cell>
          <table:table-cell office:value-type="float" office:value="73.250177620185397" table:style-name="ce35">
            <text:p>73.3</text:p>
          </table:table-cell>
          <table:table-cell office:value-type="float" office:value="95.9544476036411" table:style-name="ce35">
            <text:p>96.0</text:p>
          </table:table-cell>
          <table:table-cell table:number-columns-repeated="16374" table:style-name="ce23"/>
        </table:table-row>
        <table:table-row table:style-name="ro3">
          <table:table-cell office:value-type="string" table:style-name="ce27">
            <text:p>Oct to Dec 2024</text:p>
          </table:table-cell>
          <table:table-cell office:value-type="string" table:style-name="ce27">
            <text:p>East Midlands Railway</text:p>
          </table:table-cell>
          <table:table-cell office:value-type="float" office:value="366219.85714285698" table:style-name="ce31">
            <text:p>366,220</text:p>
          </table:table-cell>
          <table:table-cell office:value-type="float" office:value="49.687404794699802" table:style-name="ce32">
            <text:p>49.7</text:p>
          </table:table-cell>
          <table:table-cell office:value-type="float" office:value="70.865120444822495" table:style-name="ce32">
            <text:p>70.9</text:p>
          </table:table-cell>
          <table:table-cell office:value-type="float" office:value="95.622613894307804" table:style-name="ce32">
            <text:p>95.6</text:p>
          </table:table-cell>
          <table:table-cell office:value-type="float" office:value="1493695.1428571399" table:style-name="ce31">
            <text:p>1,493,695</text:p>
          </table:table-cell>
          <table:table-cell office:value-type="float" office:value="53.403304900808699" table:style-name="ce35">
            <text:p>53.4</text:p>
          </table:table-cell>
          <table:table-cell office:value-type="float" office:value="74.299737582711899" table:style-name="ce35">
            <text:p>74.3</text:p>
          </table:table-cell>
          <table:table-cell office:value-type="float" office:value="96.327243482271101" table:style-name="ce35">
            <text:p>96.3</text:p>
          </table:table-cell>
          <table:table-cell table:number-columns-repeated="16374" table:style-name="ce23"/>
        </table:table-row>
        <table:table-row table:style-name="ro3">
          <table:table-cell office:value-type="string" table:style-name="ce27">
            <text:p>Jan to Mar 2025</text:p>
          </table:table-cell>
          <table:table-cell office:value-type="string" table:style-name="ce27">
            <text:p>East Midlands Railway</text:p>
          </table:table-cell>
          <table:table-cell office:value-type="float" office:value="375132.85714285698" table:style-name="ce31">
            <text:p>375,133</text:p>
          </table:table-cell>
          <table:table-cell office:value-type="float" office:value="57.9906547394637" table:style-name="ce32">
            <text:p>58.0</text:p>
          </table:table-cell>
          <table:table-cell office:value-type="float" office:value="78.088258255170501" table:style-name="ce32">
            <text:p>78.1</text:p>
          </table:table-cell>
          <table:table-cell office:value-type="float" office:value="96.907876447582296" table:style-name="ce32">
            <text:p>96.9</text:p>
          </table:table-cell>
          <table:table-cell office:value-type="float" office:value="1500343" table:style-name="ce31">
            <text:p>1,500,343</text:p>
          </table:table-cell>
          <table:table-cell office:value-type="float" office:value="54.377632314743998" table:style-name="ce35">
            <text:p>54.4</text:p>
          </table:table-cell>
          <table:table-cell office:value-type="float" office:value="75.041973735339099" table:style-name="ce35">
            <text:p>75.0</text:p>
          </table:table-cell>
          <table:table-cell office:value-type="float" office:value="96.382893778289301" table:style-name="ce35">
            <text:p>96.4</text:p>
          </table:table-cell>
          <table:table-cell table:number-columns-repeated="16374" table:style-name="ce23"/>
        </table:table-row>
        <table:table-row table:style-name="ro3">
          <table:table-cell office:value-type="string" table:style-name="ce27">
            <text:p>Apr to Jun 2025 [p]</text:p>
          </table:table-cell>
          <table:table-cell office:value-type="string" table:style-name="ce27">
            <text:p>East Midlands Railway</text:p>
          </table:table-cell>
          <table:table-cell office:value-type="float" office:value="381414.21428571403" table:style-name="ce31">
            <text:p>381,414</text:p>
          </table:table-cell>
          <table:table-cell office:value-type="float" office:value="57.8136648963753" table:style-name="ce32">
            <text:p>57.8</text:p>
          </table:table-cell>
          <table:table-cell office:value-type="float" office:value="77.588660172414706" table:style-name="ce32">
            <text:p>77.6</text:p>
          </table:table-cell>
          <table:table-cell office:value-type="float" office:value="96.705962153257005" table:style-name="ce32">
            <text:p>96.7</text:p>
          </table:table-cell>
          <table:table-cell office:value-type="float" office:value="1506605.5" table:style-name="ce31">
            <text:p>1,506,606</text:p>
          </table:table-cell>
          <table:table-cell office:value-type="float" office:value="54.662463303859397" table:style-name="ce35">
            <text:p>54.7</text:p>
          </table:table-cell>
          <table:table-cell office:value-type="float" office:value="75.157178078231397" table:style-name="ce35">
            <text:p>75.2</text:p>
          </table:table-cell>
          <table:table-cell office:value-type="float" office:value="96.315070060287297" table:style-name="ce35">
            <text:p>96.3</text:p>
          </table:table-cell>
          <table:table-cell table:number-columns-repeated="16374" table:style-name="ce23"/>
        </table:table-row>
        <table:table-row table:style-name="ro3">
          <table:table-cell office:value-type="string" table:style-name="ce36">
            <text:p>Jul to Sep 2025 [p]</text:p>
          </table:table-cell>
          <table:table-cell office:value-type="string" table:style-name="ce27">
            <text:p>East Midlands Railway</text:p>
          </table:table-cell>
          <table:table-cell office:value-type="float" office:value="379621.82142857101" table:style-name="ce31">
            <text:p>379,622</text:p>
          </table:table-cell>
          <table:table-cell office:value-type="float" office:value="55.067350392227702" table:style-name="ce32">
            <text:p>55.1</text:p>
          </table:table-cell>
          <table:table-cell office:value-type="float" office:value="75.3824271166107" table:style-name="ce32">
            <text:p>75.4</text:p>
          </table:table-cell>
          <table:table-cell office:value-type="float" office:value="96.515357247922694" table:style-name="ce32">
            <text:p>96.5</text:p>
          </table:table-cell>
          <table:table-cell office:value-type="float" office:value="1502388.75" table:style-name="ce31">
            <text:p>1,502,389</text:p>
          </table:table-cell>
          <table:table-cell office:value-type="float" office:value="55.183078090997199" table:style-name="ce35">
            <text:p>55.2</text:p>
          </table:table-cell>
          <table:table-cell office:value-type="float" office:value="75.517017720708296" table:style-name="ce35">
            <text:p>75.5</text:p>
          </table:table-cell>
          <table:table-cell office:value-type="float" office:value="96.444141276445805" table:style-name="ce35">
            <text:p>96.4</text:p>
          </table:table-cell>
          <table:table-cell table:number-columns-repeated="16374" table:style-name="ce23"/>
        </table:table-row>
        <table:table-row table:style-name="ro3">
          <table:table-cell office:value-type="string" table:style-name="ce27">
            <text:p>Apr to Jun 2014</text:p>
          </table:table-cell>
          <table:table-cell office:value-type="string" table:style-name="ce27">
            <text:p>Elizabeth line</text:p>
          </table:table-cell>
          <table:table-cell office:value-type="float" office:value="284681.678571428" table:style-name="ce31">
            <text:p>284,682</text:p>
          </table:table-cell>
          <table:table-cell office:value-type="float" office:value="71.377943811176493" table:style-name="ce32">
            <text:p>71.4</text:p>
          </table:table-cell>
          <table:table-cell office:value-type="float" office:value="90.842704388999806" table:style-name="ce32">
            <text:p>90.8</text:p>
          </table:table-cell>
          <table:table-cell office:value-type="float" office:value="99.644540324299498" table:style-name="ce32">
            <text:p>99.6</text:p>
          </table:table-cell>
          <table:table-cell office:value-type="float" office:value="1056737.2500000005" table:style-name="ce33">
            <text:p>1,056,737</text:p>
          </table:table-cell>
          <table:table-cell office:value-type="float" office:value="71.197607811889185" table:style-name="ce34">
            <text:p>71.2</text:p>
          </table:table-cell>
          <table:table-cell office:value-type="float" office:value="90.680397205103318" table:style-name="ce34">
            <text:p>90.7</text:p>
          </table:table-cell>
          <table:table-cell office:value-type="float" office:value="99.616413635461399" table:style-name="ce34">
            <text:p>99.6</text:p>
          </table:table-cell>
          <table:table-cell table:number-columns-repeated="16374" table:style-name="ce23"/>
        </table:table-row>
        <table:table-row table:style-name="ro3">
          <table:table-cell office:value-type="string" table:style-name="ce27">
            <text:p>Jul to Sep 2014</text:p>
          </table:table-cell>
          <table:table-cell office:value-type="string" table:style-name="ce27">
            <text:p>Elizabeth line</text:p>
          </table:table-cell>
          <table:table-cell office:value-type="float" office:value="293808.96428571403" table:style-name="ce31">
            <text:p>293,809</text:p>
          </table:table-cell>
          <table:table-cell office:value-type="float" office:value="69.013453955929293" table:style-name="ce32">
            <text:p>69.0</text:p>
          </table:table-cell>
          <table:table-cell office:value-type="float" office:value="89.529736948850697" table:style-name="ce32">
            <text:p>89.5</text:p>
          </table:table-cell>
          <table:table-cell office:value-type="float" office:value="99.507831315562001" table:style-name="ce32">
            <text:p>99.5</text:p>
          </table:table-cell>
          <table:table-cell office:value-type="float" office:value="1086675.9285714289" table:style-name="ce33">
            <text:p>1,086,676</text:p>
          </table:table-cell>
          <table:table-cell office:value-type="float" office:value="69.509124911271016" table:style-name="ce34">
            <text:p>69.5</text:p>
          </table:table-cell>
          <table:table-cell office:value-type="float" office:value="89.751248614467301" table:style-name="ce34">
            <text:p>89.8</text:p>
          </table:table-cell>
          <table:table-cell office:value-type="float" office:value="99.555042136034359" table:style-name="ce34">
            <text:p>99.6</text:p>
          </table:table-cell>
          <table:table-cell table:number-columns-repeated="16374" table:style-name="ce23"/>
        </table:table-row>
        <table:table-row table:style-name="ro3">
          <table:table-cell office:value-type="string" table:style-name="ce27">
            <text:p>Oct to Dec 2014</text:p>
          </table:table-cell>
          <table:table-cell office:value-type="string" table:style-name="ce27">
            <text:p>Elizabeth line</text:p>
          </table:table-cell>
          <table:table-cell office:value-type="float" office:value="282946.75" table:style-name="ce31">
            <text:p>282,947</text:p>
          </table:table-cell>
          <table:table-cell office:value-type="float" office:value="64.493785996330203" table:style-name="ce32">
            <text:p>64.5</text:p>
          </table:table-cell>
          <table:table-cell office:value-type="float" office:value="86.985196230133596" table:style-name="ce32">
            <text:p>87.0</text:p>
          </table:table-cell>
          <table:table-cell office:value-type="float" office:value="99.537898915608594" table:style-name="ce32">
            <text:p>99.5</text:p>
          </table:table-cell>
          <table:table-cell office:value-type="float" office:value="1117719.2500000002" table:style-name="ce33">
            <text:p>1,117,719</text:p>
          </table:table-cell>
          <table:table-cell office:value-type="float" office:value="68.807363106356348" table:style-name="ce34">
            <text:p>68.8</text:p>
          </table:table-cell>
          <table:table-cell office:value-type="float" office:value="89.377811109542932" table:style-name="ce34">
            <text:p>89.4</text:p>
          </table:table-cell>
          <table:table-cell office:value-type="float" office:value="99.596343178307052" table:style-name="ce34">
            <text:p>99.6</text:p>
          </table:table-cell>
          <table:table-cell table:number-columns-repeated="16374" table:style-name="ce23"/>
        </table:table-row>
        <table:table-row table:style-name="ro3">
          <table:table-cell office:value-type="string" table:style-name="ce27">
            <text:p>Jan to Mar 2015</text:p>
          </table:table-cell>
          <table:table-cell office:value-type="string" table:style-name="ce37">
            <text:p>Elizabeth line</text:p>
          </table:table-cell>
          <table:table-cell office:value-type="float" office:value="291250.60714285698" table:style-name="ce31">
            <text:p>291,251</text:p>
          </table:table-cell>
          <table:table-cell office:value-type="float" office:value="70.419178770565395" table:style-name="ce32">
            <text:p>70.4</text:p>
          </table:table-cell>
          <table:table-cell office:value-type="float" office:value="89.727979720949605" table:style-name="ce32">
            <text:p>89.7</text:p>
          </table:table-cell>
          <table:table-cell office:value-type="float" office:value="99.704881056654997" table:style-name="ce32">
            <text:p>99.7</text:p>
          </table:table-cell>
          <table:table-cell office:value-type="float" office:value="1152688" table:style-name="ce31">
            <text:p>1,152,688</text:p>
          </table:table-cell>
          <table:table-cell office:value-type="float" office:value="68.843173521369096" table:style-name="ce35">
            <text:p>68.8</text:p>
          </table:table-cell>
          <table:table-cell office:value-type="float" office:value="89.279492802909303" table:style-name="ce35">
            <text:p>89.3</text:p>
          </table:table-cell>
          <table:table-cell office:value-type="float" office:value="99.598763932651295" table:style-name="ce35">
            <text:p>99.6</text:p>
          </table:table-cell>
          <table:table-cell table:number-columns-repeated="16374" table:style-name="ce23"/>
        </table:table-row>
        <table:table-row table:style-name="ro3">
          <table:table-cell office:value-type="string" table:style-name="ce27">
            <text:p>Apr to Jun 2015</text:p>
          </table:table-cell>
          <table:table-cell office:value-type="string" table:style-name="ce27">
            <text:p>Elizabeth line</text:p>
          </table:table-cell>
          <table:table-cell office:value-type="float" office:value="290278.25" table:style-name="ce31">
            <text:p>290,278</text:p>
          </table:table-cell>
          <table:table-cell office:value-type="float" office:value="70.881620848764399" table:style-name="ce32">
            <text:p>70.9</text:p>
          </table:table-cell>
          <table:table-cell office:value-type="float" office:value="89.795517625883804" table:style-name="ce32">
            <text:p>89.8</text:p>
          </table:table-cell>
          <table:table-cell office:value-type="float" office:value="99.413272314703903" table:style-name="ce32">
            <text:p>99.4</text:p>
          </table:table-cell>
          <table:table-cell office:value-type="float" office:value="1158284.57142857" table:style-name="ce31">
            <text:p>1,158,285</text:p>
          </table:table-cell>
          <table:table-cell office:value-type="float" office:value="68.731037228453104" table:style-name="ce35">
            <text:p>68.7</text:p>
          </table:table-cell>
          <table:table-cell office:value-type="float" office:value="89.024609915747305" table:style-name="ce35">
            <text:p>89.0</text:p>
          </table:table-cell>
          <table:table-cell office:value-type="float" office:value="99.541026927505598" table:style-name="ce35">
            <text:p>99.5</text:p>
          </table:table-cell>
          <table:table-cell table:number-columns-repeated="16374" table:style-name="ce23"/>
        </table:table-row>
        <table:table-row table:style-name="ro3">
          <table:table-cell office:value-type="string" table:style-name="ce27">
            <text:p>Jul to Sep 2015</text:p>
          </table:table-cell>
          <table:table-cell office:value-type="string" table:style-name="ce27">
            <text:p>Elizabeth line</text:p>
          </table:table-cell>
          <table:table-cell office:value-type="float" office:value="308369.03571428498" table:style-name="ce31">
            <text:p>308,369</text:p>
          </table:table-cell>
          <table:table-cell office:value-type="float" office:value="74.171021664325394" table:style-name="ce32">
            <text:p>74.2</text:p>
          </table:table-cell>
          <table:table-cell office:value-type="float" office:value="92.352889331463103" table:style-name="ce32">
            <text:p>92.4</text:p>
          </table:table-cell>
          <table:table-cell office:value-type="float" office:value="99.7777709059865" table:style-name="ce32">
            <text:p>99.8</text:p>
          </table:table-cell>
          <table:table-cell office:value-type="float" office:value="1172844.6428571399" table:style-name="ce31">
            <text:p>1,172,845</text:p>
          </table:table-cell>
          <table:table-cell office:value-type="float" office:value="70.090591708498707" table:style-name="ce35">
            <text:p>70.1</text:p>
          </table:table-cell>
          <table:table-cell office:value-type="float" office:value="89.773155316819697" table:style-name="ce35">
            <text:p>89.8</text:p>
          </table:table-cell>
          <table:table-cell office:value-type="float" office:value="99.611588430449103" table:style-name="ce35">
            <text:p>99.6</text:p>
          </table:table-cell>
          <table:table-cell table:number-columns-repeated="16374" table:style-name="ce23"/>
        </table:table-row>
        <table:table-row table:style-name="ro3">
          <table:table-cell office:value-type="string" table:style-name="ce27">
            <text:p>Oct to Dec 2015</text:p>
          </table:table-cell>
          <table:table-cell office:value-type="string" table:style-name="ce27">
            <text:p>Elizabeth line</text:p>
          </table:table-cell>
          <table:table-cell office:value-type="float" office:value="296697.78571428498" table:style-name="ce31">
            <text:p>296,698</text:p>
          </table:table-cell>
          <table:table-cell office:value-type="float" office:value="69.625850643114703" table:style-name="ce32">
            <text:p>69.6</text:p>
          </table:table-cell>
          <table:table-cell office:value-type="float" office:value="89.891096495736704" table:style-name="ce32">
            <text:p>89.9</text:p>
          </table:table-cell>
          <table:table-cell office:value-type="float" office:value="99.787157157752304" table:style-name="ce32">
            <text:p>99.8</text:p>
          </table:table-cell>
          <table:table-cell office:value-type="float" office:value="1186595.67857142" table:style-name="ce31">
            <text:p>1,186,596</text:p>
          </table:table-cell>
          <table:table-cell office:value-type="float" office:value="71.308959824713398" table:style-name="ce35">
            <text:p>71.3</text:p>
          </table:table-cell>
          <table:table-cell office:value-type="float" office:value="90.467441385964904" table:style-name="ce35">
            <text:p>90.5</text:p>
          </table:table-cell>
          <table:table-cell office:value-type="float" office:value="99.673059294267304" table:style-name="ce35">
            <text:p>99.7</text:p>
          </table:table-cell>
          <table:table-cell table:number-columns-repeated="16374" table:style-name="ce23"/>
        </table:table-row>
        <table:table-row table:style-name="ro3">
          <table:table-cell office:value-type="string" table:style-name="ce27">
            <text:p>Jan to Mar 2016</text:p>
          </table:table-cell>
          <table:table-cell office:value-type="string" table:style-name="ce27">
            <text:p>Elizabeth line</text:p>
          </table:table-cell>
          <table:table-cell office:value-type="float" office:value="259261.928571428" table:style-name="ce31">
            <text:p>259,262</text:p>
          </table:table-cell>
          <table:table-cell office:value-type="float" office:value="73.779151090168796" table:style-name="ce32">
            <text:p>73.8</text:p>
          </table:table-cell>
          <table:table-cell office:value-type="float" office:value="91.446336537208495" table:style-name="ce32">
            <text:p>91.4</text:p>
          </table:table-cell>
          <table:table-cell office:value-type="float" office:value="99.643576118690703" table:style-name="ce32">
            <text:p>99.6</text:p>
          </table:table-cell>
          <table:table-cell office:value-type="float" office:value="1154607" table:style-name="ce31">
            <text:p>1,154,607</text:p>
          </table:table-cell>
          <table:table-cell office:value-type="float" office:value="72.088078454400502" table:style-name="ce35">
            <text:p>72.1</text:p>
          </table:table-cell>
          <table:table-cell office:value-type="float" office:value="90.873777830898305" table:style-name="ce35">
            <text:p>90.9</text:p>
          </table:table-cell>
          <table:table-cell office:value-type="float" office:value="99.6584119098532" table:style-name="ce35">
            <text:p>99.7</text:p>
          </table:table-cell>
          <table:table-cell table:number-columns-repeated="16374" table:style-name="ce23"/>
        </table:table-row>
        <table:table-row table:style-name="ro3">
          <table:table-cell office:value-type="string" table:style-name="ce27">
            <text:p>Apr to Jun 2016</text:p>
          </table:table-cell>
          <table:table-cell office:value-type="string" table:style-name="ce27">
            <text:p>Elizabeth line</text:p>
          </table:table-cell>
          <table:table-cell office:value-type="float" office:value="299356.82142857101" table:style-name="ce31">
            <text:p>299,357</text:p>
          </table:table-cell>
          <table:table-cell office:value-type="float" office:value="74.379177930398598" table:style-name="ce32">
            <text:p>74.4</text:p>
          </table:table-cell>
          <table:table-cell office:value-type="float" office:value="92.409357156312794" table:style-name="ce32">
            <text:p>92.4</text:p>
          </table:table-cell>
          <table:table-cell office:value-type="float" office:value="99.715031905903899" table:style-name="ce32">
            <text:p>99.7</text:p>
          </table:table-cell>
          <table:table-cell office:value-type="float" office:value="1163685.57142857" table:style-name="ce31">
            <text:p>1,163,686</text:p>
          </table:table-cell>
          <table:table-cell office:value-type="float" office:value="72.9784088706338" table:style-name="ce35">
            <text:p>73.0</text:p>
          </table:table-cell>
          <table:table-cell office:value-type="float" office:value="91.537773028772193" table:style-name="ce35">
            <text:p>91.5</text:p>
          </table:table-cell>
          <table:table-cell office:value-type="float" office:value="99.734126756626296" table:style-name="ce35">
            <text:p>99.7</text:p>
          </table:table-cell>
          <table:table-cell table:number-columns-repeated="16374" table:style-name="ce23"/>
        </table:table-row>
        <table:table-row table:style-name="ro3">
          <table:table-cell office:value-type="string" table:style-name="ce27">
            <text:p>Jul to Sep 2016</text:p>
          </table:table-cell>
          <table:table-cell office:value-type="string" table:style-name="ce27">
            <text:p>Elizabeth line</text:p>
          </table:table-cell>
          <table:table-cell office:value-type="float" office:value="310927.57142857101" table:style-name="ce31">
            <text:p>310,928</text:p>
          </table:table-cell>
          <table:table-cell office:value-type="float" office:value="71.437250200207401" table:style-name="ce32">
            <text:p>71.4</text:p>
          </table:table-cell>
          <table:table-cell office:value-type="float" office:value="91.020508680707906" table:style-name="ce32">
            <text:p>91.0</text:p>
          </table:table-cell>
          <table:table-cell office:value-type="float" office:value="99.729461569598399" table:style-name="ce32">
            <text:p>99.7</text:p>
          </table:table-cell>
          <table:table-cell office:value-type="float" office:value="1166244.1071428501" table:style-name="ce31">
            <text:p>1,166,244</text:p>
          </table:table-cell>
          <table:table-cell office:value-type="float" office:value="72.252185625803904" table:style-name="ce35">
            <text:p>72.3</text:p>
          </table:table-cell>
          <table:table-cell office:value-type="float" office:value="91.184340695642703" table:style-name="ce35">
            <text:p>91.2</text:p>
          </table:table-cell>
          <table:table-cell office:value-type="float" office:value="99.721342949673399" table:style-name="ce35">
            <text:p>99.7</text:p>
          </table:table-cell>
          <table:table-cell table:number-columns-repeated="16374" table:style-name="ce23"/>
        </table:table-row>
        <table:table-row table:style-name="ro3">
          <table:table-cell office:value-type="string" table:style-name="ce27">
            <text:p>Oct to Dec 2016</text:p>
          </table:table-cell>
          <table:table-cell office:value-type="string" table:style-name="ce27">
            <text:p>Elizabeth line</text:p>
          </table:table-cell>
          <table:table-cell office:value-type="float" office:value="281211.85714285698" table:style-name="ce31">
            <text:p>281,212</text:p>
          </table:table-cell>
          <table:table-cell office:value-type="float" office:value="65.461944553242205" table:style-name="ce32">
            <text:p>65.5</text:p>
          </table:table-cell>
          <table:table-cell office:value-type="float" office:value="87.688577955715104" table:style-name="ce32">
            <text:p>87.7</text:p>
          </table:table-cell>
          <table:table-cell office:value-type="float" office:value="99.584654782388199" table:style-name="ce32">
            <text:p>99.6</text:p>
          </table:table-cell>
          <table:table-cell office:value-type="float" office:value="1150758.17857142" table:style-name="ce31">
            <text:p>1,150,758</text:p>
          </table:table-cell>
          <table:table-cell office:value-type="float" office:value="71.269990973963104" table:style-name="ce35">
            <text:p>71.3</text:p>
          </table:table-cell>
          <table:table-cell office:value-type="float" office:value="90.663512555650797" table:style-name="ce35">
            <text:p>90.7</text:p>
          </table:table-cell>
          <table:table-cell office:value-type="float" office:value="99.6709715821206" table:style-name="ce35">
            <text:p>99.7</text:p>
          </table:table-cell>
          <table:table-cell table:number-columns-repeated="16374" table:style-name="ce23"/>
        </table:table-row>
        <table:table-row table:style-name="ro3">
          <table:table-cell office:value-type="string" table:style-name="ce27">
            <text:p>Jan to Mar 2017</text:p>
          </table:table-cell>
          <table:table-cell office:value-type="string" table:style-name="ce27">
            <text:p>Elizabeth line</text:p>
          </table:table-cell>
          <table:table-cell office:value-type="float" office:value="262185.75" table:style-name="ce31">
            <text:p>262,186</text:p>
          </table:table-cell>
          <table:table-cell office:value-type="float" office:value="72.531783287230496" table:style-name="ce32">
            <text:p>72.5</text:p>
          </table:table-cell>
          <table:table-cell office:value-type="float" office:value="91.166949386074506" table:style-name="ce32">
            <text:p>91.2</text:p>
          </table:table-cell>
          <table:table-cell office:value-type="float" office:value="99.620593415164606" table:style-name="ce32">
            <text:p>99.6</text:p>
          </table:table-cell>
          <table:table-cell office:value-type="float" office:value="1153682" table:style-name="ce31">
            <text:p>1,153,682</text:p>
          </table:table-cell>
          <table:table-cell office:value-type="float" office:value="70.992873252768007" table:style-name="ce35">
            <text:p>71.0</text:p>
          </table:table-cell>
          <table:table-cell office:value-type="float" office:value="90.602002978290301" table:style-name="ce35">
            <text:p>90.6</text:p>
          </table:table-cell>
          <table:table-cell office:value-type="float" office:value="99.665679103947099" table:style-name="ce35">
            <text:p>99.7</text:p>
          </table:table-cell>
          <table:table-cell table:number-columns-repeated="16374" table:style-name="ce23"/>
        </table:table-row>
        <table:table-row table:style-name="ro3">
          <table:table-cell office:value-type="string" table:style-name="ce27">
            <text:p>Apr to Jun 2017</text:p>
          </table:table-cell>
          <table:table-cell office:value-type="string" table:style-name="ce38">
            <text:p>Elizabeth line</text:p>
          </table:table-cell>
          <table:table-cell office:value-type="float" office:value="286213.928571428" table:style-name="ce31">
            <text:p>286,214</text:p>
          </table:table-cell>
          <table:table-cell office:value-type="float" office:value="70.985514082248599" table:style-name="ce32">
            <text:p>71.0</text:p>
          </table:table-cell>
          <table:table-cell office:value-type="float" office:value="90.588258782454105" table:style-name="ce32">
            <text:p>90.6</text:p>
          </table:table-cell>
          <table:table-cell office:value-type="float" office:value="99.602844525635803" table:style-name="ce32">
            <text:p>99.6</text:p>
          </table:table-cell>
          <table:table-cell office:value-type="float" office:value="1140539.1071428501" table:style-name="ce31">
            <text:p>1,140,539</text:p>
          </table:table-cell>
          <table:table-cell office:value-type="float" office:value="70.102224527592597" table:style-name="ce35">
            <text:p>70.1</text:p>
          </table:table-cell>
          <table:table-cell office:value-type="float" office:value="90.124178431283795" table:style-name="ce35">
            <text:p>90.1</text:p>
          </table:table-cell>
          <table:table-cell office:value-type="float" office:value="99.636957397496403" table:style-name="ce35">
            <text:p>99.6</text:p>
          </table:table-cell>
          <table:table-cell table:number-columns-repeated="16374" table:style-name="ce23"/>
        </table:table-row>
        <table:table-row table:style-name="ro3">
          <table:table-cell office:value-type="string" table:style-name="ce27">
            <text:p>Jul to Sep 2017</text:p>
          </table:table-cell>
          <table:table-cell office:value-type="string" table:style-name="ce27">
            <text:p>Elizabeth line</text:p>
          </table:table-cell>
          <table:table-cell office:value-type="float" office:value="329540.07142857101" table:style-name="ce31">
            <text:p>329,540</text:p>
          </table:table-cell>
          <table:table-cell office:value-type="float" office:value="69.821272548471697" table:style-name="ce32">
            <text:p>69.8</text:p>
          </table:table-cell>
          <table:table-cell office:value-type="float" office:value="90.566310925551804" table:style-name="ce32">
            <text:p>90.6</text:p>
          </table:table-cell>
          <table:table-cell office:value-type="float" office:value="99.641990211032194" table:style-name="ce32">
            <text:p>99.6</text:p>
          </table:table-cell>
          <table:table-cell office:value-type="float" office:value="1159151.6071428501" table:style-name="ce31">
            <text:p>1,159,152</text:p>
          </table:table-cell>
          <table:table-cell office:value-type="float" office:value="69.664247974465297" table:style-name="ce35">
            <text:p>69.7</text:p>
          </table:table-cell>
          <table:table-cell office:value-type="float" office:value="90.009445023600193" table:style-name="ce35">
            <text:p>90.0</text:p>
          </table:table-cell>
          <table:table-cell office:value-type="float" office:value="99.613575137850901" table:style-name="ce35">
            <text:p>99.6</text:p>
          </table:table-cell>
          <table:table-cell table:number-columns-repeated="16374" table:style-name="ce23"/>
        </table:table-row>
        <table:table-row table:style-name="ro3">
          <table:table-cell office:value-type="string" table:style-name="ce27">
            <text:p>Oct to Dec 2017</text:p>
          </table:table-cell>
          <table:table-cell office:value-type="string" table:style-name="ce27">
            <text:p>Elizabeth line</text:p>
          </table:table-cell>
          <table:table-cell office:value-type="float" office:value="282345.428571428" table:style-name="ce31">
            <text:p>282,345</text:p>
          </table:table-cell>
          <table:table-cell office:value-type="float" office:value="62.671661561471304" table:style-name="ce32">
            <text:p>62.7</text:p>
          </table:table-cell>
          <table:table-cell office:value-type="float" office:value="85.083266798824894" table:style-name="ce32">
            <text:p>85.1</text:p>
          </table:table-cell>
          <table:table-cell office:value-type="float" office:value="99.568740013499095" table:style-name="ce32">
            <text:p>99.6</text:p>
          </table:table-cell>
          <table:table-cell office:value-type="float" office:value="1160285.17857142" table:style-name="ce31">
            <text:p>1,160,285</text:p>
          </table:table-cell>
          <table:table-cell office:value-type="float" office:value="68.981151031681406" table:style-name="ce35">
            <text:p>69.0</text:p>
          </table:table-cell>
          <table:table-cell office:value-type="float" office:value="89.373197506709005" table:style-name="ce35">
            <text:p>89.4</text:p>
          </table:table-cell>
          <table:table-cell office:value-type="float" office:value="99.609674161078303" table:style-name="ce35">
            <text:p>99.6</text:p>
          </table:table-cell>
          <table:table-cell table:number-columns-repeated="16374" table:style-name="ce23"/>
        </table:table-row>
        <table:table-row table:style-name="ro3">
          <table:table-cell office:value-type="string" table:style-name="ce27">
            <text:p>Jan to Mar 2018</text:p>
          </table:table-cell>
          <table:table-cell office:value-type="string" table:style-name="ce27">
            <text:p>Elizabeth line</text:p>
          </table:table-cell>
          <table:table-cell office:value-type="float" office:value="265754.57142857101" table:style-name="ce31">
            <text:p>265,755</text:p>
          </table:table-cell>
          <table:table-cell office:value-type="float" office:value="69.019670136033099" table:style-name="ce32">
            <text:p>69.0</text:p>
          </table:table-cell>
          <table:table-cell office:value-type="float" office:value="88.692278912551899" table:style-name="ce32">
            <text:p>88.7</text:p>
          </table:table-cell>
          <table:table-cell office:value-type="float" office:value="99.598931774859906" table:style-name="ce32">
            <text:p>99.6</text:p>
          </table:table-cell>
          <table:table-cell office:value-type="float" office:value="1163854" table:style-name="ce31">
            <text:p>1,163,854</text:p>
          </table:table-cell>
          <table:table-cell office:value-type="float" office:value="68.190082261177096" table:style-name="ce35">
            <text:p>68.2</text:p>
          </table:table-cell>
          <table:table-cell office:value-type="float" office:value="88.813631263027801" table:style-name="ce35">
            <text:p>88.8</text:p>
          </table:table-cell>
          <table:table-cell office:value-type="float" office:value="99.604761421965193" table:style-name="ce35">
            <text:p>99.6</text:p>
          </table:table-cell>
          <table:table-cell table:number-columns-repeated="16374" table:style-name="ce23"/>
        </table:table-row>
        <table:table-row table:style-name="ro3">
          <table:table-cell office:value-type="string" table:style-name="ce27">
            <text:p>Apr to Jun 2018</text:p>
          </table:table-cell>
          <table:table-cell office:value-type="string" table:style-name="ce27">
            <text:p>Elizabeth line</text:p>
          </table:table-cell>
          <table:table-cell office:value-type="float" office:value="331499" table:style-name="ce31">
            <text:p>331,499</text:p>
          </table:table-cell>
          <table:table-cell office:value-type="float" office:value="78.147068316948094" table:style-name="ce32">
            <text:p>78.1</text:p>
          </table:table-cell>
          <table:table-cell office:value-type="float" office:value="93.016268525696901" table:style-name="ce32">
            <text:p>93.0</text:p>
          </table:table-cell>
          <table:table-cell office:value-type="float" office:value="99.755579956500597" table:style-name="ce32">
            <text:p>99.8</text:p>
          </table:table-cell>
          <table:table-cell office:value-type="float" office:value="1209139.07142857" table:style-name="ce31">
            <text:p>1,209,139</text:p>
          </table:table-cell>
          <table:table-cell office:value-type="float" office:value="70.258197878336901" table:style-name="ce35">
            <text:p>70.3</text:p>
          </table:table-cell>
          <table:table-cell office:value-type="float" office:value="89.545761219597395" table:style-name="ce35">
            <text:p>89.5</text:p>
          </table:table-cell>
          <table:table-cell office:value-type="float" office:value="99.6465637563728" table:style-name="ce35">
            <text:p>99.6</text:p>
          </table:table-cell>
          <table:table-cell table:number-columns-repeated="16374" table:style-name="ce23"/>
        </table:table-row>
        <table:table-row table:style-name="ro3">
          <table:table-cell office:value-type="string" table:style-name="ce27">
            <text:p>Jul to Sep 2018</text:p>
          </table:table-cell>
          <table:table-cell office:value-type="string" table:style-name="ce27">
            <text:p>Elizabeth line</text:p>
          </table:table-cell>
          <table:table-cell office:value-type="float" office:value="366167.39285714203" table:style-name="ce31">
            <text:p>366,167</text:p>
          </table:table-cell>
          <table:table-cell office:value-type="float" office:value="75.908188750909801" table:style-name="ce32">
            <text:p>75.9</text:p>
          </table:table-cell>
          <table:table-cell office:value-type="float" office:value="92.054755987381597" table:style-name="ce32">
            <text:p>92.1</text:p>
          </table:table-cell>
          <table:table-cell office:value-type="float" office:value="99.694723929443995" table:style-name="ce32">
            <text:p>99.7</text:p>
          </table:table-cell>
          <table:table-cell office:value-type="float" office:value="1245766.3928571399" table:style-name="ce31">
            <text:p>1,245,766</text:p>
          </table:table-cell>
          <table:table-cell office:value-type="float" office:value="72.034475392786703" table:style-name="ce35">
            <text:p>72.0</text:p>
          </table:table-cell>
          <table:table-cell office:value-type="float" office:value="90.013264640105703" table:style-name="ce35">
            <text:p>90.0</text:p>
          </table:table-cell>
          <table:table-cell office:value-type="float" office:value="99.661929278818207" table:style-name="ce35">
            <text:p>99.7</text:p>
          </table:table-cell>
          <table:table-cell table:number-columns-repeated="16374" table:style-name="ce23"/>
        </table:table-row>
        <table:table-row table:style-name="ro3">
          <table:table-cell office:value-type="string" table:style-name="ce27">
            <text:p>Oct to Dec 2018</text:p>
          </table:table-cell>
          <table:table-cell office:value-type="string" table:style-name="ce27">
            <text:p>Elizabeth line</text:p>
          </table:table-cell>
          <table:table-cell office:value-type="float" office:value="331011.85714285698" table:style-name="ce31">
            <text:p>331,012</text:p>
          </table:table-cell>
          <table:table-cell office:value-type="float" office:value="72.443186109431494" table:style-name="ce32">
            <text:p>72.4</text:p>
          </table:table-cell>
          <table:table-cell office:value-type="float" office:value="90.285824892763799" table:style-name="ce32">
            <text:p>90.3</text:p>
          </table:table-cell>
          <table:table-cell office:value-type="float" office:value="99.696968127598296" table:style-name="ce32">
            <text:p>99.7</text:p>
          </table:table-cell>
          <table:table-cell office:value-type="float" office:value="1294432.82142857" table:style-name="ce31">
            <text:p>1,294,433</text:p>
          </table:table-cell>
          <table:table-cell office:value-type="float" office:value="74.181234754250696" table:style-name="ce35">
            <text:p>74.2</text:p>
          </table:table-cell>
          <table:table-cell office:value-type="float" office:value="91.158309021113098" table:style-name="ce35">
            <text:p>91.2</text:p>
          </table:table-cell>
          <table:table-cell office:value-type="float" office:value="99.691216111502101" table:style-name="ce35">
            <text:p>99.7</text:p>
          </table:table-cell>
          <table:table-cell table:number-columns-repeated="16374" table:style-name="ce23"/>
        </table:table-row>
        <table:table-row table:style-name="ro3">
          <table:table-cell office:value-type="string" table:style-name="ce27">
            <text:p>Jan to Mar 2019</text:p>
          </table:table-cell>
          <table:table-cell office:value-type="string" table:style-name="ce27">
            <text:p>Elizabeth line</text:p>
          </table:table-cell>
          <table:table-cell office:value-type="float" office:value="321364.75" table:style-name="ce31">
            <text:p>321,365</text:p>
          </table:table-cell>
          <table:table-cell office:value-type="float" office:value="77.038840934305497" table:style-name="ce32">
            <text:p>77.0</text:p>
          </table:table-cell>
          <table:table-cell office:value-type="float" office:value="93.214863884640195" table:style-name="ce32">
            <text:p>93.2</text:p>
          </table:table-cell>
          <table:table-cell office:value-type="float" office:value="99.765420089522195" table:style-name="ce32">
            <text:p>99.8</text:p>
          </table:table-cell>
          <table:table-cell office:value-type="float" office:value="1350043" table:style-name="ce31">
            <text:p>1,350,043</text:p>
          </table:table-cell>
          <table:table-cell office:value-type="float" office:value="75.877509086747594" table:style-name="ce35">
            <text:p>75.9</text:p>
          </table:table-cell>
          <table:table-cell office:value-type="float" office:value="92.133287606394703" table:style-name="ce35">
            <text:p>92.1</text:p>
          </table:table-cell>
          <table:table-cell office:value-type="float" office:value="99.727045731135902" table:style-name="ce35">
            <text:p>99.7</text:p>
          </table:table-cell>
          <table:table-cell table:number-columns-repeated="16374" table:style-name="ce23"/>
        </table:table-row>
        <table:table-row table:style-name="ro3">
          <table:table-cell office:value-type="string" table:style-name="ce27">
            <text:p>Apr to Jun 2019</text:p>
          </table:table-cell>
          <table:table-cell office:value-type="string" table:style-name="ce27">
            <text:p>Elizabeth line</text:p>
          </table:table-cell>
          <table:table-cell office:value-type="float" office:value="371987.14285714203" table:style-name="ce31">
            <text:p>371,987</text:p>
          </table:table-cell>
          <table:table-cell office:value-type="float" office:value="81.441562880437502" table:style-name="ce32">
            <text:p>81.4</text:p>
          </table:table-cell>
          <table:table-cell office:value-type="float" office:value="94.886881651055504" table:style-name="ce32">
            <text:p>94.9</text:p>
          </table:table-cell>
          <table:table-cell office:value-type="float" office:value="99.803756658256205" table:style-name="ce32">
            <text:p>99.8</text:p>
          </table:table-cell>
          <table:table-cell office:value-type="float" office:value="1390531.1428571399" table:style-name="ce31">
            <text:p>1,390,531</text:p>
          </table:table-cell>
          <table:table-cell office:value-type="float" office:value="76.8249167481531" table:style-name="ce35">
            <text:p>76.8</text:p>
          </table:table-cell>
          <table:table-cell office:value-type="float" office:value="92.659413391676196" table:style-name="ce35">
            <text:p>92.7</text:p>
          </table:table-cell>
          <table:table-cell office:value-type="float" office:value="99.740764525949899" table:style-name="ce35">
            <text:p>99.7</text:p>
          </table:table-cell>
          <table:table-cell table:number-columns-repeated="16374" table:style-name="ce23"/>
        </table:table-row>
        <table:table-row table:style-name="ro3">
          <table:table-cell office:value-type="string" table:style-name="ce27">
            <text:p>Jul to Sep 2019</text:p>
          </table:table-cell>
          <table:table-cell office:value-type="string" table:style-name="ce27">
            <text:p>Elizabeth line</text:p>
          </table:table-cell>
          <table:table-cell office:value-type="float" office:value="383573.428571428" table:style-name="ce31">
            <text:p>383,573</text:p>
          </table:table-cell>
          <table:table-cell office:value-type="float" office:value="79.488449594676197" table:style-name="ce32">
            <text:p>79.5</text:p>
          </table:table-cell>
          <table:table-cell office:value-type="float" office:value="93.885953667280702" table:style-name="ce32">
            <text:p>93.9</text:p>
          </table:table-cell>
          <table:table-cell office:value-type="float" office:value="99.869833080944801" table:style-name="ce32">
            <text:p>99.9</text:p>
          </table:table-cell>
          <table:table-cell office:value-type="float" office:value="1407937.17857142" table:style-name="ce31">
            <text:p>1,407,937</text:p>
          </table:table-cell>
          <table:table-cell office:value-type="float" office:value="77.788977039636094" table:style-name="ce35">
            <text:p>77.8</text:p>
          </table:table-cell>
          <table:table-cell office:value-type="float" office:value="93.150823160966397" table:style-name="ce35">
            <text:p>93.2</text:p>
          </table:table-cell>
          <table:table-cell office:value-type="float" office:value="99.787901453902606" table:style-name="ce35">
            <text:p>99.8</text:p>
          </table:table-cell>
          <table:table-cell table:number-columns-repeated="16374" table:style-name="ce23"/>
        </table:table-row>
        <table:table-row table:style-name="ro3">
          <table:table-cell office:value-type="string" table:style-name="ce27">
            <text:p>Oct to Dec 2019</text:p>
          </table:table-cell>
          <table:table-cell office:value-type="string" table:style-name="ce27">
            <text:p>Elizabeth line</text:p>
          </table:table-cell>
          <table:table-cell office:value-type="float" office:value="384133.57142857101" table:style-name="ce31">
            <text:p>384,134</text:p>
          </table:table-cell>
          <table:table-cell office:value-type="float" office:value="76.252791532707107" table:style-name="ce32">
            <text:p>76.3</text:p>
          </table:table-cell>
          <table:table-cell office:value-type="float" office:value="92.174299490318603" table:style-name="ce32">
            <text:p>92.2</text:p>
          </table:table-cell>
          <table:table-cell office:value-type="float" office:value="99.839044082508494" table:style-name="ce32">
            <text:p>99.8</text:p>
          </table:table-cell>
          <table:table-cell office:value-type="float" office:value="1461058.8928571399" table:style-name="ce31">
            <text:p>1,461,059</text:p>
          </table:table-cell>
          <table:table-cell office:value-type="float" office:value="78.596213328547506" table:style-name="ce35">
            <text:p>78.6</text:p>
          </table:table-cell>
          <table:table-cell office:value-type="float" office:value="93.543163863371205" table:style-name="ce35">
            <text:p>93.5</text:p>
          </table:table-cell>
          <table:table-cell office:value-type="float" office:value="99.821949095676601" table:style-name="ce35">
            <text:p>99.8</text:p>
          </table:table-cell>
          <table:table-cell table:number-columns-repeated="16374" table:style-name="ce23"/>
        </table:table-row>
        <table:table-row table:style-name="ro3">
          <table:table-cell office:value-type="string" table:style-name="ce27">
            <text:p>Jan to Mar 2020</text:p>
          </table:table-cell>
          <table:table-cell office:value-type="string" table:style-name="ce27">
            <text:p>Elizabeth line</text:p>
          </table:table-cell>
          <table:table-cell office:value-type="float" office:value="433696.85714285698" table:style-name="ce31">
            <text:p>433,697</text:p>
          </table:table-cell>
          <table:table-cell office:value-type="float" office:value="74.277161335205093" table:style-name="ce32">
            <text:p>74.3</text:p>
          </table:table-cell>
          <table:table-cell office:value-type="float" office:value="91.461580471942497" table:style-name="ce32">
            <text:p>91.5</text:p>
          </table:table-cell>
          <table:table-cell office:value-type="float" office:value="99.795611022577305" table:style-name="ce32">
            <text:p>99.8</text:p>
          </table:table-cell>
          <table:table-cell office:value-type="float" office:value="1573391" table:style-name="ce31">
            <text:p>1,573,391</text:p>
          </table:table-cell>
          <table:table-cell office:value-type="float" office:value="77.723782581697705" table:style-name="ce35">
            <text:p>77.7</text:p>
          </table:table-cell>
          <table:table-cell office:value-type="float" office:value="93.036441672794595" table:style-name="ce35">
            <text:p>93.0</text:p>
          </table:table-cell>
          <table:table-cell office:value-type="float" office:value="99.826235182481597" table:style-name="ce35">
            <text:p>99.8</text:p>
          </table:table-cell>
          <table:table-cell table:number-columns-repeated="16374" table:style-name="ce23"/>
        </table:table-row>
        <table:table-row table:style-name="ro3">
          <table:table-cell office:value-type="string" table:style-name="ce27">
            <text:p>Apr to Jun 2020</text:p>
          </table:table-cell>
          <table:table-cell office:value-type="string" table:style-name="ce27">
            <text:p>Elizabeth line</text:p>
          </table:table-cell>
          <table:table-cell office:value-type="float" office:value="429505.03571428498" table:style-name="ce31">
            <text:p>429,505</text:p>
          </table:table-cell>
          <table:table-cell office:value-type="float" office:value="90.946871486040294" table:style-name="ce32">
            <text:p>90.9</text:p>
          </table:table-cell>
          <table:table-cell office:value-type="float" office:value="97.628665754043595" table:style-name="ce32">
            <text:p>97.6</text:p>
          </table:table-cell>
          <table:table-cell office:value-type="float" office:value="99.885033777668099" table:style-name="ce32">
            <text:p>99.9</text:p>
          </table:table-cell>
          <table:table-cell office:value-type="float" office:value="1630908.8928571399" table:style-name="ce33">
            <text:p>1,630,909</text:p>
          </table:table-cell>
          <table:table-cell office:value-type="float" office:value="80.358152177590497" table:style-name="ce34">
            <text:p>80.4</text:p>
          </table:table-cell>
          <table:table-cell office:value-type="float" office:value="93.8237594028693" table:style-name="ce34">
            <text:p>93.8</text:p>
          </table:table-cell>
          <table:table-cell office:value-type="float" office:value="99.846847011183399" table:style-name="ce34">
            <text:p>99.8</text:p>
          </table:table-cell>
          <table:table-cell table:number-columns-repeated="16374" table:style-name="ce23"/>
        </table:table-row>
        <table:table-row table:style-name="ro3">
          <table:table-cell office:value-type="string" table:style-name="ce27">
            <text:p>Jul to Sep 2020</text:p>
          </table:table-cell>
          <table:table-cell office:value-type="string" table:style-name="ce27">
            <text:p>Elizabeth line</text:p>
          </table:table-cell>
          <table:table-cell office:value-type="float" office:value="496697.35714285698" table:style-name="ce31">
            <text:p>496,697</text:p>
          </table:table-cell>
          <table:table-cell office:value-type="float" office:value="88.9783200836726" table:style-name="ce32">
            <text:p>89.0</text:p>
          </table:table-cell>
          <table:table-cell office:value-type="float" office:value="96.584654955885" table:style-name="ce32">
            <text:p>96.6</text:p>
          </table:table-cell>
          <table:table-cell office:value-type="float" office:value="99.8673883478628" table:style-name="ce32">
            <text:p>99.9</text:p>
          </table:table-cell>
          <table:table-cell office:value-type="float" office:value="1744032.82142857" table:style-name="ce33">
            <text:p>1,744,033</text:p>
          </table:table-cell>
          <table:table-cell office:value-type="float" office:value="83.004438051307105" table:style-name="ce34">
            <text:p>83.0</text:p>
          </table:table-cell>
          <table:table-cell office:value-type="float" office:value="94.596378725588707" table:style-name="ce34">
            <text:p>94.6</text:p>
          </table:table-cell>
          <table:table-cell office:value-type="float" office:value="99.847641710707407" table:style-name="ce34">
            <text:p>99.8</text:p>
          </table:table-cell>
          <table:table-cell table:number-columns-repeated="16374" table:style-name="ce23"/>
        </table:table-row>
        <table:table-row table:style-name="ro3">
          <table:table-cell office:value-type="string" table:style-name="ce27">
            <text:p>Oct to Dec 2020</text:p>
          </table:table-cell>
          <table:table-cell office:value-type="string" table:style-name="ce27">
            <text:p>Elizabeth line</text:p>
          </table:table-cell>
          <table:table-cell office:value-type="float" office:value="475869.21428571403" table:style-name="ce31">
            <text:p>475,869</text:p>
          </table:table-cell>
          <table:table-cell office:value-type="float" office:value="86.462689553507204" table:style-name="ce32">
            <text:p>86.5</text:p>
          </table:table-cell>
          <table:table-cell office:value-type="float" office:value="95.367019359610893" table:style-name="ce32">
            <text:p>95.4</text:p>
          </table:table-cell>
          <table:table-cell office:value-type="float" office:value="99.788132063296501" table:style-name="ce32">
            <text:p>99.8</text:p>
          </table:table-cell>
          <table:table-cell office:value-type="float" office:value="1835768.4642857099" table:style-name="ce33">
            <text:p>1,835,768</text:p>
          </table:table-cell>
          <table:table-cell office:value-type="float" office:value="85.313666909869596" table:style-name="ce34">
            <text:p>85.3</text:p>
          </table:table-cell>
          <table:table-cell office:value-type="float" office:value="95.302963529267004" table:style-name="ce34">
            <text:p>95.3</text:p>
          </table:table-cell>
          <table:table-cell office:value-type="float" office:value="99.834014626455399" table:style-name="ce34">
            <text:p>99.8</text:p>
          </table:table-cell>
          <table:table-cell table:number-columns-repeated="16374" table:style-name="ce23"/>
        </table:table-row>
        <table:table-row table:style-name="ro3">
          <table:table-cell office:value-type="string" table:style-name="ce27">
            <text:p>Jan to Mar 2021</text:p>
          </table:table-cell>
          <table:table-cell office:value-type="string" table:style-name="ce27">
            <text:p>Elizabeth line</text:p>
          </table:table-cell>
          <table:table-cell office:value-type="float" office:value="499618.39285714203" table:style-name="ce31">
            <text:p>499,618</text:p>
          </table:table-cell>
          <table:table-cell office:value-type="float" office:value="88.575266194234601" table:style-name="ce32">
            <text:p>88.6</text:p>
          </table:table-cell>
          <table:table-cell office:value-type="float" office:value="95.819180567454495" table:style-name="ce32">
            <text:p>95.8</text:p>
          </table:table-cell>
          <table:table-cell office:value-type="float" office:value="99.801784433333495" table:style-name="ce32">
            <text:p>99.8</text:p>
          </table:table-cell>
          <table:table-cell office:value-type="float" office:value="1901690" table:style-name="ce31">
            <text:p>1,901,690</text:p>
          </table:table-cell>
          <table:table-cell office:value-type="float" office:value="88.687535823399102" table:style-name="ce35">
            <text:p>88.7</text:p>
          </table:table-cell>
          <table:table-cell office:value-type="float" office:value="96.314646446055804" table:style-name="ce35">
            <text:p>96.3</text:p>
          </table:table-cell>
          <table:table-cell office:value-type="float" office:value="99.8343052758336" table:style-name="ce35">
            <text:p>99.8</text:p>
          </table:table-cell>
          <table:table-cell table:number-columns-repeated="16374" table:style-name="ce23"/>
        </table:table-row>
        <table:table-row table:style-name="ro3">
          <table:table-cell office:value-type="string" table:style-name="ce27">
            <text:p>Apr to Jun 2021</text:p>
          </table:table-cell>
          <table:table-cell office:value-type="string" table:style-name="ce27">
            <text:p>Elizabeth line</text:p>
          </table:table-cell>
          <table:table-cell office:value-type="float" office:value="521656.428571428" table:style-name="ce31">
            <text:p>521,656</text:p>
          </table:table-cell>
          <table:table-cell office:value-type="float" office:value="87.896521930827404" table:style-name="ce32">
            <text:p>87.9</text:p>
          </table:table-cell>
          <table:table-cell office:value-type="float" office:value="95.620543899309695" table:style-name="ce32">
            <text:p>95.6</text:p>
          </table:table-cell>
          <table:table-cell office:value-type="float" office:value="99.790475121145604" table:style-name="ce32">
            <text:p>99.8</text:p>
          </table:table-cell>
          <table:table-cell office:value-type="float" office:value="1993841.3928571399" table:style-name="ce31">
            <text:p>1,993,841</text:p>
          </table:table-cell>
          <table:table-cell office:value-type="float" office:value="87.993883092757102" table:style-name="ce35">
            <text:p>88.0</text:p>
          </table:table-cell>
          <table:table-cell office:value-type="float" office:value="95.849985130103903" table:style-name="ce35">
            <text:p>95.8</text:p>
          </table:table-cell>
          <table:table-cell office:value-type="float" office:value="99.811910099812806" table:style-name="ce35">
            <text:p>99.8</text:p>
          </table:table-cell>
          <table:table-cell table:number-columns-repeated="16374" table:style-name="ce23"/>
        </table:table-row>
        <table:table-row table:style-name="ro3">
          <table:table-cell office:value-type="string" table:style-name="ce27">
            <text:p>Jul to Sep 2021</text:p>
          </table:table-cell>
          <table:table-cell office:value-type="string" table:style-name="ce27">
            <text:p>Elizabeth line</text:p>
          </table:table-cell>
          <table:table-cell office:value-type="float" office:value="575714.85714285704" table:style-name="ce31">
            <text:p>575,715</text:p>
          </table:table-cell>
          <table:table-cell office:value-type="float" office:value="86.726439973756797" table:style-name="ce32">
            <text:p>86.7</text:p>
          </table:table-cell>
          <table:table-cell office:value-type="float" office:value="95.610277309898393" table:style-name="ce32">
            <text:p>95.6</text:p>
          </table:table-cell>
          <table:table-cell office:value-type="float" office:value="99.815608123465793" table:style-name="ce32">
            <text:p>99.8</text:p>
          </table:table-cell>
          <table:table-cell office:value-type="float" office:value="2072858.8928571399" table:style-name="ce31">
            <text:p>2,072,859</text:p>
          </table:table-cell>
          <table:table-cell office:value-type="float" office:value="87.405973761324702" table:style-name="ce35">
            <text:p>87.4</text:p>
          </table:table-cell>
          <table:table-cell office:value-type="float" office:value="95.6073675954339" table:style-name="ce35">
            <text:p>95.6</text:p>
          </table:table-cell>
          <table:table-cell office:value-type="float" office:value="99.799643518564196" table:style-name="ce35">
            <text:p>99.8</text:p>
          </table:table-cell>
          <table:table-cell table:number-columns-repeated="16374" table:style-name="ce23"/>
        </table:table-row>
        <table:table-row table:style-name="ro3">
          <table:table-cell office:value-type="string" table:style-name="ce27">
            <text:p>Oct to Dec 2021</text:p>
          </table:table-cell>
          <table:table-cell office:value-type="string" table:style-name="ce27">
            <text:p>Elizabeth line</text:p>
          </table:table-cell>
          <table:table-cell office:value-type="float" office:value="563063.28571428498" table:style-name="ce31">
            <text:p>563,063</text:p>
          </table:table-cell>
          <table:table-cell office:value-type="float" office:value="81.246513015664505" table:style-name="ce32">
            <text:p>81.2</text:p>
          </table:table-cell>
          <table:table-cell office:value-type="float" office:value="92.778330169940304" table:style-name="ce32">
            <text:p>92.8</text:p>
          </table:table-cell>
          <table:table-cell office:value-type="float" office:value="99.584466907170693" table:style-name="ce32">
            <text:p>99.6</text:p>
          </table:table-cell>
          <table:table-cell office:value-type="float" office:value="2160052.9642857099" table:style-name="ce31">
            <text:p>2,160,053</text:p>
          </table:table-cell>
          <table:table-cell office:value-type="float" office:value="86.008190308428695" table:style-name="ce35">
            <text:p>86.0</text:p>
          </table:table-cell>
          <table:table-cell office:value-type="float" office:value="94.922869202793805" table:style-name="ce35">
            <text:p>94.9</text:p>
          </table:table-cell>
          <table:table-cell office:value-type="float" office:value="99.746089228665198" table:style-name="ce35">
            <text:p>99.7</text:p>
          </table:table-cell>
          <table:table-cell table:number-columns-repeated="16374" table:style-name="ce23"/>
        </table:table-row>
        <table:table-row table:style-name="ro3">
          <table:table-cell office:value-type="string" table:style-name="ce27">
            <text:p>Jan to Mar 2022</text:p>
          </table:table-cell>
          <table:table-cell office:value-type="string" table:style-name="ce27">
            <text:p>Elizabeth line</text:p>
          </table:table-cell>
          <table:table-cell office:value-type="float" office:value="521427.428571428" table:style-name="ce31">
            <text:p>521,427</text:p>
          </table:table-cell>
          <table:table-cell office:value-type="float" office:value="83.144620590949202" table:style-name="ce32">
            <text:p>83.1</text:p>
          </table:table-cell>
          <table:table-cell office:value-type="float" office:value="93.399382793167703" table:style-name="ce32">
            <text:p>93.4</text:p>
          </table:table-cell>
          <table:table-cell office:value-type="float" office:value="99.610930654094503" table:style-name="ce32">
            <text:p>99.6</text:p>
          </table:table-cell>
          <table:table-cell office:value-type="float" office:value="2181862" table:style-name="ce31">
            <text:p>2,181,862</text:p>
          </table:table-cell>
          <table:table-cell office:value-type="float" office:value="84.736019051617305" table:style-name="ce35">
            <text:p>84.7</text:p>
          </table:table-cell>
          <table:table-cell office:value-type="float" office:value="94.3535383997704" table:style-name="ce35">
            <text:p>94.4</text:p>
          </table:table-cell>
          <table:table-cell office:value-type="float" office:value="99.701035170876906" table:style-name="ce35">
            <text:p>99.7</text:p>
          </table:table-cell>
          <table:table-cell table:number-columns-repeated="16374" table:style-name="ce23"/>
        </table:table-row>
        <table:table-row table:style-name="ro3">
          <table:table-cell office:value-type="string" table:style-name="ce27">
            <text:p>Apr to Jun 2022</text:p>
          </table:table-cell>
          <table:table-cell office:value-type="string" table:style-name="ce38">
            <text:p>Elizabeth line [note 4]</text:p>
          </table:table-cell>
          <table:table-cell office:value-type="float" office:value="681069.75" table:style-name="ce31">
            <text:p>681,070</text:p>
          </table:table-cell>
          <table:table-cell office:value-type="float" office:value="88.110023134299198" table:style-name="ce32">
            <text:p>88.1</text:p>
          </table:table-cell>
          <table:table-cell office:value-type="float" office:value="95.258273578335505" table:style-name="ce32">
            <text:p>95.3</text:p>
          </table:table-cell>
          <table:table-cell office:value-type="float" office:value="99.665673009262207" table:style-name="ce32">
            <text:p>99.7</text:p>
          </table:table-cell>
          <table:table-cell office:value-type="float" office:value="2341275.32142857" table:style-name="ce31">
            <text:p>2,341,275</text:p>
          </table:table-cell>
          <table:table-cell office:value-type="float" office:value="85.013318977299093" table:style-name="ce35">
            <text:p>85.0</text:p>
          </table:table-cell>
          <table:table-cell office:value-type="float" office:value="94.334423261290596" table:style-name="ce35">
            <text:p>94.3</text:p>
          </table:table-cell>
          <table:table-cell office:value-type="float" office:value="99.670820431520298" table:style-name="ce35">
            <text:p>99.7</text:p>
          </table:table-cell>
          <table:table-cell table:number-columns-repeated="16374" table:style-name="ce23"/>
        </table:table-row>
        <table:table-row table:style-name="ro3">
          <table:table-cell office:value-type="string" table:style-name="ce27">
            <text:p>Jul to Sep 2022</text:p>
          </table:table-cell>
          <table:table-cell office:value-type="string" table:style-name="ce27">
            <text:p>Elizabeth line</text:p>
          </table:table-cell>
          <table:table-cell office:value-type="float" office:value="849349.74999999895" table:style-name="ce31">
            <text:p>849,350</text:p>
          </table:table-cell>
          <table:table-cell office:value-type="float" office:value="87.267078642892898" table:style-name="ce32">
            <text:p>87.3</text:p>
          </table:table-cell>
          <table:table-cell office:value-type="float" office:value="94.622428174360095" table:style-name="ce32">
            <text:p>94.6</text:p>
          </table:table-cell>
          <table:table-cell office:value-type="float" office:value="99.466238731453004" table:style-name="ce32">
            <text:p>99.5</text:p>
          </table:table-cell>
          <table:table-cell office:value-type="float" office:value="2614910.2142857099" table:style-name="ce31">
            <text:p>2,614,910</text:p>
          </table:table-cell>
          <table:table-cell office:value-type="float" office:value="85.368191964416795" table:style-name="ce35">
            <text:p>85.4</text:p>
          </table:table-cell>
          <table:table-cell office:value-type="float" office:value="94.147070277720303" table:style-name="ce35">
            <text:p>94.1</text:p>
          </table:table-cell>
          <table:table-cell office:value-type="float" office:value="99.572492833200997" table:style-name="ce35">
            <text:p>99.6</text:p>
          </table:table-cell>
          <table:table-cell table:number-columns-repeated="16374" table:style-name="ce23"/>
        </table:table-row>
        <table:table-row table:style-name="ro3">
          <table:table-cell office:value-type="string" table:style-name="ce27">
            <text:p>Oct to Dec 2022</text:p>
          </table:table-cell>
          <table:table-cell office:value-type="string" table:style-name="ce27">
            <text:p>Elizabeth line</text:p>
          </table:table-cell>
          <table:table-cell office:value-type="float" office:value="853781" table:style-name="ce31">
            <text:p>853,781</text:p>
          </table:table-cell>
          <table:table-cell office:value-type="float" office:value="83.844313873062404" table:style-name="ce32">
            <text:p>83.8</text:p>
          </table:table-cell>
          <table:table-cell office:value-type="float" office:value="92.366849009623905" table:style-name="ce32">
            <text:p>92.4</text:p>
          </table:table-cell>
          <table:table-cell office:value-type="float" office:value="99.1841291853531" table:style-name="ce32">
            <text:p>99.2</text:p>
          </table:table-cell>
          <table:table-cell office:value-type="float" office:value="2905627.9285714198" table:style-name="ce31">
            <text:p>2,905,628</text:p>
          </table:table-cell>
          <table:table-cell office:value-type="float" office:value="85.719134327271405" table:style-name="ce35">
            <text:p>85.7</text:p>
          </table:table-cell>
          <table:table-cell office:value-type="float" office:value="93.889214898250003" table:style-name="ce35">
            <text:p>93.9</text:p>
          </table:table-cell>
          <table:table-cell office:value-type="float" office:value="99.456056842987294" table:style-name="ce35">
            <text:p>99.5</text:p>
          </table:table-cell>
          <table:table-cell table:number-columns-repeated="16374" table:style-name="ce23"/>
        </table:table-row>
        <table:table-row table:style-name="ro3">
          <table:table-cell office:value-type="string" table:style-name="ce27">
            <text:p>Jan to Mar 2023</text:p>
          </table:table-cell>
          <table:table-cell office:value-type="string" table:style-name="ce27">
            <text:p>Elizabeth line</text:p>
          </table:table-cell>
          <table:table-cell office:value-type="float" office:value="905370.5" table:style-name="ce31">
            <text:p>905,371</text:p>
          </table:table-cell>
          <table:table-cell office:value-type="float" office:value="85.165769151965904" table:style-name="ce32">
            <text:p>85.2</text:p>
          </table:table-cell>
          <table:table-cell office:value-type="float" office:value="93.048729774164201" table:style-name="ce32">
            <text:p>93.0</text:p>
          </table:table-cell>
          <table:table-cell office:value-type="float" office:value="99.217364603772694" table:style-name="ce32">
            <text:p>99.2</text:p>
          </table:table-cell>
          <table:table-cell office:value-type="float" office:value="3289571" table:style-name="ce31">
            <text:p>3,289,571</text:p>
          </table:table-cell>
          <table:table-cell office:value-type="float" office:value="85.974918917998707" table:style-name="ce35">
            <text:p>86.0</text:p>
          </table:table-cell>
          <table:table-cell office:value-type="float" office:value="93.735535727911" table:style-name="ce35">
            <text:p>93.7</text:p>
          </table:table-cell>
          <table:table-cell office:value-type="float" office:value="99.365813961759699" table:style-name="ce35">
            <text:p>99.4</text:p>
          </table:table-cell>
          <table:table-cell table:number-columns-repeated="16374" table:style-name="ce23"/>
        </table:table-row>
        <table:table-row table:style-name="ro3">
          <table:table-cell office:value-type="string" table:style-name="ce27">
            <text:p>Apr to Jun 2023</text:p>
          </table:table-cell>
          <table:table-cell office:value-type="string" table:style-name="ce27">
            <text:p>Elizabeth line</text:p>
          </table:table-cell>
          <table:table-cell office:value-type="float" office:value="1007647.64285714" table:style-name="ce31">
            <text:p>1,007,648</text:p>
          </table:table-cell>
          <table:table-cell office:value-type="float" office:value="82.493533205732902" table:style-name="ce32">
            <text:p>82.5</text:p>
          </table:table-cell>
          <table:table-cell office:value-type="float" office:value="90.8073520881413" table:style-name="ce32">
            <text:p>90.8</text:p>
          </table:table-cell>
          <table:table-cell office:value-type="float" office:value="98.751512273954603" table:style-name="ce32">
            <text:p>98.8</text:p>
          </table:table-cell>
          <table:table-cell office:value-type="float" office:value="3616148.8928571399" table:style-name="ce31">
            <text:p>3,616,149</text:p>
          </table:table-cell>
          <table:table-cell office:value-type="float" office:value="84.602695276582097" table:style-name="ce35">
            <text:p>84.6</text:p>
          </table:table-cell>
          <table:table-cell office:value-type="float" office:value="92.632796834209003" table:style-name="ce35">
            <text:p>92.6</text:p>
          </table:table-cell>
          <table:table-cell office:value-type="float" office:value="99.138161672368696" table:style-name="ce35">
            <text:p>99.1</text:p>
          </table:table-cell>
          <table:table-cell table:number-columns-repeated="16374" table:style-name="ce23"/>
        </table:table-row>
        <table:table-row table:style-name="ro3">
          <table:table-cell office:value-type="string" table:style-name="ce27">
            <text:p>Jul to Sep 2023</text:p>
          </table:table-cell>
          <table:table-cell office:value-type="string" table:style-name="ce27">
            <text:p>Elizabeth line</text:p>
          </table:table-cell>
          <table:table-cell office:value-type="float" office:value="1057790.8571428501" table:style-name="ce31">
            <text:p>1,057,791</text:p>
          </table:table-cell>
          <table:table-cell office:value-type="float" office:value="82.776699309720399" table:style-name="ce32">
            <text:p>82.8</text:p>
          </table:table-cell>
          <table:table-cell office:value-type="float" office:value="91.430678438189702" table:style-name="ce32">
            <text:p>91.4</text:p>
          </table:table-cell>
          <table:table-cell office:value-type="float" office:value="98.793793426083596" table:style-name="ce32">
            <text:p>98.8</text:p>
          </table:table-cell>
          <table:table-cell office:value-type="float" office:value="3824590" table:style-name="ce31">
            <text:p>3,824,590</text:p>
          </table:table-cell>
          <table:table-cell office:value-type="float" office:value="83.505972442237507" table:style-name="ce35">
            <text:p>83.5</text:p>
          </table:table-cell>
          <table:table-cell office:value-type="float" office:value="91.858469983523904" table:style-name="ce35">
            <text:p>91.9</text:p>
          </table:table-cell>
          <table:table-cell office:value-type="float" office:value="98.970059535793297" table:style-name="ce35">
            <text:p>99.0</text:p>
          </table:table-cell>
          <table:table-cell table:number-columns-repeated="16374" table:style-name="ce23"/>
        </table:table-row>
        <table:table-row table:style-name="ro3">
          <table:table-cell office:value-type="string" table:style-name="ce27">
            <text:p>Oct to Dec 2023</text:p>
          </table:table-cell>
          <table:table-cell office:value-type="string" table:style-name="ce27">
            <text:p>Elizabeth line</text:p>
          </table:table-cell>
          <table:table-cell office:value-type="float" office:value="1035043.71428571" table:style-name="ce31">
            <text:p>1,035,044</text:p>
          </table:table-cell>
          <table:table-cell office:value-type="float" office:value="76.476245447742301" table:style-name="ce32">
            <text:p>76.5</text:p>
          </table:table-cell>
          <table:table-cell office:value-type="float" office:value="87.423560854434498" table:style-name="ce32">
            <text:p>87.4</text:p>
          </table:table-cell>
          <table:table-cell office:value-type="float" office:value="98.133936648086305" table:style-name="ce32">
            <text:p>98.1</text:p>
          </table:table-cell>
          <table:table-cell office:value-type="float" office:value="4005852.7142857099" table:style-name="ce31">
            <text:p>4,005,853</text:p>
          </table:table-cell>
          <table:table-cell office:value-type="float" office:value="81.6174995593055" table:style-name="ce35">
            <text:p>81.6</text:p>
          </table:table-cell>
          <table:table-cell office:value-type="float" office:value="90.604212892928103" table:style-name="ce35">
            <text:p>90.6</text:p>
          </table:table-cell>
          <table:table-cell office:value-type="float" office:value="98.708394314048107" table:style-name="ce35">
            <text:p>98.7</text:p>
          </table:table-cell>
          <table:table-cell table:number-columns-repeated="16374" table:style-name="ce23"/>
        </table:table-row>
        <table:table-row table:style-name="ro3">
          <table:table-cell office:value-type="string" table:style-name="ce27">
            <text:p>Jan to Mar 2024</text:p>
          </table:table-cell>
          <table:table-cell office:value-type="string" table:style-name="ce27">
            <text:p>Elizabeth line</text:p>
          </table:table-cell>
          <table:table-cell office:value-type="float" office:value="1002482.78571428" table:style-name="ce31">
            <text:p>1,002,483</text:p>
          </table:table-cell>
          <table:table-cell office:value-type="float" office:value="81.776359679564095" table:style-name="ce32">
            <text:p>81.8</text:p>
          </table:table-cell>
          <table:table-cell office:value-type="float" office:value="91.653087879884495" table:style-name="ce32">
            <text:p>91.7</text:p>
          </table:table-cell>
          <table:table-cell office:value-type="float" office:value="99.130565761763293" table:style-name="ce32">
            <text:p>99.1</text:p>
          </table:table-cell>
          <table:table-cell office:value-type="float" office:value="4102965" table:style-name="ce31">
            <text:p>4,102,965</text:p>
          </table:table-cell>
          <table:table-cell office:value-type="float" office:value="80.873344032912698" table:style-name="ce35">
            <text:p>80.9</text:p>
          </table:table-cell>
          <table:table-cell office:value-type="float" office:value="90.321072687678296" table:style-name="ce35">
            <text:p>90.3</text:p>
          </table:table-cell>
          <table:table-cell office:value-type="float" office:value="98.699233359290105" table:style-name="ce35">
            <text:p>98.7</text:p>
          </table:table-cell>
          <table:table-cell table:number-columns-repeated="16374" table:style-name="ce23"/>
        </table:table-row>
        <table:table-row table:style-name="ro3">
          <table:table-cell office:value-type="string" table:style-name="ce27">
            <text:p>Apr to Jun 2024</text:p>
          </table:table-cell>
          <table:table-cell office:value-type="string" table:style-name="ce27">
            <text:p>Elizabeth line</text:p>
          </table:table-cell>
          <table:table-cell office:value-type="float" office:value="1058611.7142857099" table:style-name="ce31">
            <text:p>1,058,612</text:p>
          </table:table-cell>
          <table:table-cell office:value-type="float" office:value="83.087161865094998" table:style-name="ce32">
            <text:p>83.1</text:p>
          </table:table-cell>
          <table:table-cell office:value-type="float" office:value="92.433041009775295" table:style-name="ce32">
            <text:p>92.4</text:p>
          </table:table-cell>
          <table:table-cell office:value-type="float" office:value="99.291970265099195" table:style-name="ce32">
            <text:p>99.3</text:p>
          </table:table-cell>
          <table:table-cell office:value-type="float" office:value="4153929.07142857" table:style-name="ce31">
            <text:p>4,153,929</text:p>
          </table:table-cell>
          <table:table-cell office:value-type="float" office:value="81.044505763708301" table:style-name="ce35">
            <text:p>81.0</text:p>
          </table:table-cell>
          <table:table-cell office:value-type="float" office:value="90.741338918590401" table:style-name="ce35">
            <text:p>90.7</text:p>
          </table:table-cell>
          <table:table-cell office:value-type="float" office:value="98.837608256155804" table:style-name="ce35">
            <text:p>98.8</text:p>
          </table:table-cell>
          <table:table-cell table:number-columns-repeated="16374" table:style-name="ce23"/>
        </table:table-row>
        <table:table-row table:style-name="ro3">
          <table:table-cell office:value-type="string" table:style-name="ce27">
            <text:p>Jul to Sep 2024</text:p>
          </table:table-cell>
          <table:table-cell office:value-type="string" table:style-name="ce27">
            <text:p>Elizabeth line</text:p>
          </table:table-cell>
          <table:table-cell office:value-type="float" office:value="1075604.2857142801" table:style-name="ce31">
            <text:p>1,075,604</text:p>
          </table:table-cell>
          <table:table-cell office:value-type="float" office:value="81.313414519147301" table:style-name="ce32">
            <text:p>81.3</text:p>
          </table:table-cell>
          <table:table-cell office:value-type="float" office:value="91.417820945833697" table:style-name="ce32">
            <text:p>91.4</text:p>
          </table:table-cell>
          <table:table-cell office:value-type="float" office:value="99.103029127812505" table:style-name="ce32">
            <text:p>99.1</text:p>
          </table:table-cell>
          <table:table-cell office:value-type="float" office:value="4171742.5" table:style-name="ce31">
            <text:p>4,171,743</text:p>
          </table:table-cell>
          <table:table-cell office:value-type="float" office:value="80.674622175266094" table:style-name="ce35">
            <text:p>80.7</text:p>
          </table:table-cell>
          <table:table-cell office:value-type="float" office:value="90.7409673535698" table:style-name="ce35">
            <text:p>90.7</text:p>
          </table:table-cell>
          <table:table-cell office:value-type="float" office:value="98.917151697231006" table:style-name="ce35">
            <text:p>98.9</text:p>
          </table:table-cell>
          <table:table-cell table:number-columns-repeated="16374" table:style-name="ce23"/>
        </table:table-row>
        <table:table-row table:style-name="ro3">
          <table:table-cell office:value-type="string" table:style-name="ce27">
            <text:p>Oct to Dec 2024</text:p>
          </table:table-cell>
          <table:table-cell office:value-type="string" table:style-name="ce27">
            <text:p>Elizabeth line</text:p>
          </table:table-cell>
          <table:table-cell office:value-type="float" office:value="1032627.28571428" table:style-name="ce31">
            <text:p>1,032,627</text:p>
          </table:table-cell>
          <table:table-cell office:value-type="float" office:value="78.198619858831606" table:style-name="ce32">
            <text:p>78.2</text:p>
          </table:table-cell>
          <table:table-cell office:value-type="float" office:value="90.533190581417003" table:style-name="ce32">
            <text:p>90.5</text:p>
          </table:table-cell>
          <table:table-cell office:value-type="float" office:value="99.336269994248994" table:style-name="ce32">
            <text:p>99.3</text:p>
          </table:table-cell>
          <table:table-cell office:value-type="float" office:value="4169326.07142857" table:style-name="ce31">
            <text:p>4,169,326</text:p>
          </table:table-cell>
          <table:table-cell office:value-type="float" office:value="81.103640165209995" table:style-name="ce35">
            <text:p>81.1</text:p>
          </table:table-cell>
          <table:table-cell office:value-type="float" office:value="91.513059707405603" table:style-name="ce35">
            <text:p>91.5</text:p>
          </table:table-cell>
          <table:table-cell office:value-type="float" office:value="99.2153904969054" table:style-name="ce35">
            <text:p>99.2</text:p>
          </table:table-cell>
          <table:table-cell table:number-columns-repeated="16374" table:style-name="ce23"/>
        </table:table-row>
        <table:table-row table:style-name="ro3">
          <table:table-cell office:value-type="string" table:style-name="ce27">
            <text:p>Jan to Mar 2025</text:p>
          </table:table-cell>
          <table:table-cell office:value-type="string" table:style-name="ce27">
            <text:p>Elizabeth line</text:p>
          </table:table-cell>
          <table:table-cell office:value-type="float" office:value="991167.71428571397" table:style-name="ce31">
            <text:p>991,168</text:p>
          </table:table-cell>
          <table:table-cell office:value-type="float" office:value="74.504617497341499" table:style-name="ce32">
            <text:p>74.5</text:p>
          </table:table-cell>
          <table:table-cell office:value-type="float" office:value="88.420815044419399" table:style-name="ce32">
            <text:p>88.4</text:p>
          </table:table-cell>
          <table:table-cell office:value-type="float" office:value="99.016110002429997" table:style-name="ce32">
            <text:p>99.0</text:p>
          </table:table-cell>
          <table:table-cell office:value-type="float" office:value="4158011" table:style-name="ce31">
            <text:p>4,158,011</text:p>
          </table:table-cell>
          <table:table-cell office:value-type="float" office:value="79.368404749289894" table:style-name="ce35">
            <text:p>79.4</text:p>
          </table:table-cell>
          <table:table-cell office:value-type="float" office:value="90.742184183735901" table:style-name="ce35">
            <text:p>90.7</text:p>
          </table:table-cell>
          <table:table-cell office:value-type="float" office:value="99.188337885590002" table:style-name="ce35">
            <text:p>99.2</text:p>
          </table:table-cell>
          <table:table-cell table:number-columns-repeated="16374" table:style-name="ce23"/>
        </table:table-row>
        <table:table-row table:style-name="ro3">
          <table:table-cell office:value-type="string" table:style-name="ce27">
            <text:p>Apr to Jun 2025 [p]</text:p>
          </table:table-cell>
          <table:table-cell office:value-type="string" table:style-name="ce27">
            <text:p>Elizabeth line</text:p>
          </table:table-cell>
          <table:table-cell office:value-type="float" office:value="1069863.6071428501" table:style-name="ce31">
            <text:p>1,069,864</text:p>
          </table:table-cell>
          <table:table-cell office:value-type="float" office:value="80.617298980801294" table:style-name="ce32">
            <text:p>80.6</text:p>
          </table:table-cell>
          <table:table-cell office:value-type="float" office:value="92.047077028944301" table:style-name="ce32">
            <text:p>92.0</text:p>
          </table:table-cell>
          <table:table-cell office:value-type="float" office:value="99.346408676059198" table:style-name="ce32">
            <text:p>99.3</text:p>
          </table:table-cell>
          <table:table-cell office:value-type="float" office:value="4169262.8928571399" table:style-name="ce31">
            <text:p>4,169,263</text:p>
          </table:table-cell>
          <table:table-cell office:value-type="float" office:value="78.744655797798998" table:style-name="ce35">
            <text:p>78.7</text:p>
          </table:table-cell>
          <table:table-cell office:value-type="float" office:value="90.647706217956696" table:style-name="ce35">
            <text:p>90.6</text:p>
          </table:table-cell>
          <table:table-cell office:value-type="float" office:value="99.202586863568598" table:style-name="ce35">
            <text:p>99.2</text:p>
          </table:table-cell>
          <table:table-cell table:number-columns-repeated="16374" table:style-name="ce23"/>
        </table:table-row>
        <table:table-row table:style-name="ro3">
          <table:table-cell office:value-type="string" table:style-name="ce36">
            <text:p>Jul to Sep 2025 [p]</text:p>
          </table:table-cell>
          <table:table-cell office:value-type="string" table:style-name="ce27">
            <text:p>Elizabeth line</text:p>
          </table:table-cell>
          <table:table-cell office:value-type="float" office:value="1085468.1071428501" table:style-name="ce31">
            <text:p>1,085,468</text:p>
          </table:table-cell>
          <table:table-cell office:value-type="float" office:value="79.077677053550303" table:style-name="ce32">
            <text:p>79.1</text:p>
          </table:table-cell>
          <table:table-cell office:value-type="float" office:value="90.6091075190173" table:style-name="ce32">
            <text:p>90.6</text:p>
          </table:table-cell>
          <table:table-cell office:value-type="float" office:value="99.190707945719396" table:style-name="ce32">
            <text:p>99.2</text:p>
          </table:table-cell>
          <table:table-cell office:value-type="float" office:value="4179126.7142857099" table:style-name="ce31">
            <text:p>4,179,127</text:p>
          </table:table-cell>
          <table:table-cell office:value-type="float" office:value="78.170018056062005" table:style-name="ce35">
            <text:p>78.2</text:p>
          </table:table-cell>
          <table:table-cell office:value-type="float" office:value="90.439472197318594" table:style-name="ce35">
            <text:p>90.4</text:p>
          </table:table-cell>
          <table:table-cell office:value-type="float" office:value="99.225125194474103" table:style-name="ce35">
            <text:p>99.2</text:p>
          </table:table-cell>
          <table:table-cell table:number-columns-repeated="16374" table:style-name="ce23"/>
        </table:table-row>
        <table:table-row table:style-name="ro3">
          <table:table-cell office:value-type="string" table:style-name="ce27">
            <text:p>Apr to Jun 2014</text:p>
          </table:table-cell>
          <table:table-cell office:value-type="string" table:style-name="ce27">
            <text:p>Govia Thameslink Railway</text:p>
          </table:table-cell>
          <table:table-cell office:value-type="float" office:value="2532432.6071428498" table:style-name="ce31">
            <text:p>2,532,433</text:p>
          </table:table-cell>
          <table:table-cell office:value-type="float" office:value="66.989898602999006" table:style-name="ce32">
            <text:p>67.0</text:p>
          </table:table-cell>
          <table:table-cell office:value-type="float" office:value="86.288843986018904" table:style-name="ce32">
            <text:p>86.3</text:p>
          </table:table-cell>
          <table:table-cell office:value-type="float" office:value="98.765950801708698" table:style-name="ce32">
            <text:p>98.8</text:p>
          </table:table-cell>
          <table:table-cell office:value-type="float" office:value="9945112.1785714328" table:style-name="ce33">
            <text:p>9,945,112</text:p>
          </table:table-cell>
          <table:table-cell office:value-type="float" office:value="63.231719777232577" table:style-name="ce34">
            <text:p>63.2</text:p>
          </table:table-cell>
          <table:table-cell office:value-type="float" office:value="83.467090892291537" table:style-name="ce34">
            <text:p>83.5</text:p>
          </table:table-cell>
          <table:table-cell office:value-type="float" office:value="98.280474398584744" table:style-name="ce34">
            <text:p>98.3</text:p>
          </table:table-cell>
          <table:table-cell table:number-columns-repeated="16374" table:style-name="ce23"/>
        </table:table-row>
        <table:table-row table:style-name="ro3">
          <table:table-cell office:value-type="string" table:style-name="ce27">
            <text:p>Jul to Sep 2014</text:p>
          </table:table-cell>
          <table:table-cell office:value-type="string" table:style-name="ce27">
            <text:p>Govia Thameslink Railway</text:p>
          </table:table-cell>
          <table:table-cell office:value-type="float" office:value="2563477.3928571399" table:style-name="ce31">
            <text:p>2,563,477</text:p>
          </table:table-cell>
          <table:table-cell office:value-type="float" office:value="66.684148500459699" table:style-name="ce32">
            <text:p>66.7</text:p>
          </table:table-cell>
          <table:table-cell office:value-type="float" office:value="85.981060018543104" table:style-name="ce32">
            <text:p>86.0</text:p>
          </table:table-cell>
          <table:table-cell office:value-type="float" office:value="98.967989449933398" table:style-name="ce32">
            <text:p>99.0</text:p>
          </table:table-cell>
          <table:table-cell office:value-type="float" office:value="9961656.4285714291" table:style-name="ce33">
            <text:p>9,961,656</text:p>
          </table:table-cell>
          <table:table-cell office:value-type="float" office:value="62.889689745372976" table:style-name="ce34">
            <text:p>62.9</text:p>
          </table:table-cell>
          <table:table-cell office:value-type="float" office:value="83.042999374960516" table:style-name="ce34">
            <text:p>83.0</text:p>
          </table:table-cell>
          <table:table-cell office:value-type="float" office:value="98.297146723805724" table:style-name="ce34">
            <text:p>98.3</text:p>
          </table:table-cell>
          <table:table-cell table:number-columns-repeated="16374" table:style-name="ce23"/>
        </table:table-row>
        <table:table-row table:style-name="ro3">
          <table:table-cell office:value-type="string" table:style-name="ce27">
            <text:p>Oct to Dec 2014</text:p>
          </table:table-cell>
          <table:table-cell office:value-type="string" table:style-name="ce27">
            <text:p>Govia Thameslink Railway</text:p>
          </table:table-cell>
          <table:table-cell office:value-type="float" office:value="2451296.6428571399" table:style-name="ce31">
            <text:p>2,451,297</text:p>
          </table:table-cell>
          <table:table-cell office:value-type="float" office:value="56.989988651195702" table:style-name="ce32">
            <text:p>57.0</text:p>
          </table:table-cell>
          <table:table-cell office:value-type="float" office:value="77.977655149448097" table:style-name="ce32">
            <text:p>78.0</text:p>
          </table:table-cell>
          <table:table-cell office:value-type="float" office:value="98.036527490276001" table:style-name="ce32">
            <text:p>98.0</text:p>
          </table:table-cell>
          <table:table-cell office:value-type="float" office:value="9990603.4999999963" table:style-name="ce33">
            <text:p>9,990,604</text:p>
          </table:table-cell>
          <table:table-cell office:value-type="float" office:value="62.780243598754737" table:style-name="ce34">
            <text:p>62.8</text:p>
          </table:table-cell>
          <table:table-cell office:value-type="float" office:value="82.772522200485724" table:style-name="ce34">
            <text:p>82.8</text:p>
          </table:table-cell>
          <table:table-cell office:value-type="float" office:value="98.406995275968228" table:style-name="ce34">
            <text:p>98.4</text:p>
          </table:table-cell>
          <table:table-cell table:number-columns-repeated="16374" table:style-name="ce23"/>
        </table:table-row>
        <table:table-row table:style-name="ro3">
          <table:table-cell office:value-type="string" table:style-name="ce27">
            <text:p>Jan to Mar 2015</text:p>
          </table:table-cell>
          <table:table-cell office:value-type="string" table:style-name="ce27">
            <text:p>Govia Thameslink Railway</text:p>
          </table:table-cell>
          <table:table-cell office:value-type="float" office:value="2544004.3571428498" table:style-name="ce31">
            <text:p>2,544,004</text:p>
          </table:table-cell>
          <table:table-cell office:value-type="float" office:value="60.7977423443878" table:style-name="ce32">
            <text:p>60.8</text:p>
          </table:table-cell>
          <table:table-cell office:value-type="float" office:value="80.038050810840602" table:style-name="ce32">
            <text:p>80.0</text:p>
          </table:table-cell>
          <table:table-cell office:value-type="float" office:value="97.795418757846306" table:style-name="ce32">
            <text:p>97.8</text:p>
          </table:table-cell>
          <table:table-cell office:value-type="float" office:value="10091211" table:style-name="ce31">
            <text:p>10,091,211</text:p>
          </table:table-cell>
          <table:table-cell office:value-type="float" office:value="62.922061584085398" table:style-name="ce35">
            <text:p>62.9</text:p>
          </table:table-cell>
          <table:table-cell office:value-type="float" office:value="82.615921914624494" table:style-name="ce35">
            <text:p>82.6</text:p>
          </table:table-cell>
          <table:table-cell office:value-type="float" office:value="98.395415574998793" table:style-name="ce35">
            <text:p>98.4</text:p>
          </table:table-cell>
          <table:table-cell table:number-columns-repeated="16374" table:style-name="ce23"/>
        </table:table-row>
        <table:table-row table:style-name="ro3">
          <table:table-cell office:value-type="string" table:style-name="ce27">
            <text:p>Apr to Jun 2015</text:p>
          </table:table-cell>
          <table:table-cell office:value-type="string" table:style-name="ce27">
            <text:p>Govia Thameslink Railway</text:p>
          </table:table-cell>
          <table:table-cell office:value-type="float" office:value="2615993.4285714198" table:style-name="ce31">
            <text:p>2,615,993</text:p>
          </table:table-cell>
          <table:table-cell office:value-type="float" office:value="65.932809518853006" table:style-name="ce32">
            <text:p>65.9</text:p>
          </table:table-cell>
          <table:table-cell office:value-type="float" office:value="85.058941552605404" table:style-name="ce32">
            <text:p>85.1</text:p>
          </table:table-cell>
          <table:table-cell office:value-type="float" office:value="98.632599503034996" table:style-name="ce32">
            <text:p>98.6</text:p>
          </table:table-cell>
          <table:table-cell office:value-type="float" office:value="10174771.8214285" table:style-name="ce31">
            <text:p>10,174,772</text:p>
          </table:table-cell>
          <table:table-cell office:value-type="float" office:value="62.683685103770202" table:style-name="ce35">
            <text:p>62.7</text:p>
          </table:table-cell>
          <table:table-cell office:value-type="float" office:value="82.329870851333297" table:style-name="ce35">
            <text:p>82.3</text:p>
          </table:table-cell>
          <table:table-cell office:value-type="float" office:value="98.364173214119504" table:style-name="ce35">
            <text:p>98.4</text:p>
          </table:table-cell>
          <table:table-cell table:number-columns-repeated="16374" table:style-name="ce23"/>
        </table:table-row>
        <table:table-row table:style-name="ro3">
          <table:table-cell office:value-type="string" table:style-name="ce27">
            <text:p>Jul to Sep 2015</text:p>
          </table:table-cell>
          <table:table-cell office:value-type="string" table:style-name="ce27">
            <text:p>Govia Thameslink Railway</text:p>
          </table:table-cell>
          <table:table-cell office:value-type="float" office:value="2648354.5" table:style-name="ce31">
            <text:p>2,648,355</text:p>
          </table:table-cell>
          <table:table-cell office:value-type="float" office:value="62.239538065725597" table:style-name="ce32">
            <text:p>62.2</text:p>
          </table:table-cell>
          <table:table-cell office:value-type="float" office:value="82.6661166935382" table:style-name="ce32">
            <text:p>82.7</text:p>
          </table:table-cell>
          <table:table-cell office:value-type="float" office:value="98.479145932205896" table:style-name="ce32">
            <text:p>98.5</text:p>
          </table:table-cell>
          <table:table-cell office:value-type="float" office:value="10259648.928571399" table:style-name="ce31">
            <text:p>10,259,649</text:p>
          </table:table-cell>
          <table:table-cell office:value-type="float" office:value="61.569479699197402" table:style-name="ce35">
            <text:p>61.6</text:p>
          </table:table-cell>
          <table:table-cell office:value-type="float" office:value="81.504380353866793" table:style-name="ce35">
            <text:p>81.5</text:p>
          </table:table-cell>
          <table:table-cell office:value-type="float" office:value="98.242981859202402" table:style-name="ce35">
            <text:p>98.2</text:p>
          </table:table-cell>
          <table:table-cell table:number-columns-repeated="16374" table:style-name="ce23"/>
        </table:table-row>
        <table:table-row table:style-name="ro3">
          <table:table-cell office:value-type="string" table:style-name="ce27">
            <text:p>Oct to Dec 2015</text:p>
          </table:table-cell>
          <table:table-cell office:value-type="string" table:style-name="ce27">
            <text:p>Govia Thameslink Railway</text:p>
          </table:table-cell>
          <table:table-cell office:value-type="float" office:value="2740382.9642857099" table:style-name="ce31">
            <text:p>2,740,383</text:p>
          </table:table-cell>
          <table:table-cell office:value-type="float" office:value="52.478332570905103" table:style-name="ce32">
            <text:p>52.5</text:p>
          </table:table-cell>
          <table:table-cell office:value-type="float" office:value="74.1697703017864" table:style-name="ce32">
            <text:p>74.2</text:p>
          </table:table-cell>
          <table:table-cell office:value-type="float" office:value="97.396729860084804" table:style-name="ce32">
            <text:p>97.4</text:p>
          </table:table-cell>
          <table:table-cell office:value-type="float" office:value="10548735.25" table:style-name="ce31">
            <text:p>10,548,735</text:p>
          </table:table-cell>
          <table:table-cell office:value-type="float" office:value="60.271927588936002" table:style-name="ce35">
            <text:p>60.3</text:p>
          </table:table-cell>
          <table:table-cell office:value-type="float" office:value="80.418506975583995" table:style-name="ce35">
            <text:p>80.4</text:p>
          </table:table-cell>
          <table:table-cell office:value-type="float" office:value="98.071115411002197" table:style-name="ce35">
            <text:p>98.1</text:p>
          </table:table-cell>
          <table:table-cell table:number-columns-repeated="16374" table:style-name="ce23"/>
        </table:table-row>
        <table:table-row table:style-name="ro3">
          <table:table-cell office:value-type="string" table:style-name="ce27">
            <text:p>Jan to Mar 2016</text:p>
          </table:table-cell>
          <table:table-cell office:value-type="string" table:style-name="ce27">
            <text:p>Govia Thameslink Railway</text:p>
          </table:table-cell>
          <table:table-cell office:value-type="float" office:value="2821590.1071428498" table:style-name="ce31">
            <text:p>2,821,590</text:p>
          </table:table-cell>
          <table:table-cell office:value-type="float" office:value="57.360072916331603" table:style-name="ce32">
            <text:p>57.4</text:p>
          </table:table-cell>
          <table:table-cell office:value-type="float" office:value="78.4889733465006" table:style-name="ce32">
            <text:p>78.5</text:p>
          </table:table-cell>
          <table:table-cell office:value-type="float" office:value="97.965731658173496" table:style-name="ce32">
            <text:p>98.0</text:p>
          </table:table-cell>
          <table:table-cell office:value-type="float" office:value="10826321" table:style-name="ce31">
            <text:p>10,826,321</text:p>
          </table:table-cell>
          <table:table-cell office:value-type="float" office:value="59.389473118338103" table:style-name="ce35">
            <text:p>59.4</text:p>
          </table:table-cell>
          <table:table-cell office:value-type="float" office:value="80.005026638319706" table:style-name="ce35">
            <text:p>80.0</text:p>
          </table:table-cell>
          <table:table-cell office:value-type="float" office:value="98.108434065459505" table:style-name="ce35">
            <text:p>98.1</text:p>
          </table:table-cell>
          <table:table-cell table:number-columns-repeated="16374" table:style-name="ce23"/>
        </table:table-row>
        <table:table-row table:style-name="ro3">
          <table:table-cell office:value-type="string" table:style-name="ce27">
            <text:p>Apr to Jun 2016</text:p>
          </table:table-cell>
          <table:table-cell office:value-type="string" table:style-name="ce27">
            <text:p>Govia Thameslink Railway</text:p>
          </table:table-cell>
          <table:table-cell office:value-type="float" office:value="2725749.6785714198" table:style-name="ce31">
            <text:p>2,725,750</text:p>
          </table:table-cell>
          <table:table-cell office:value-type="float" office:value="57.598946795646199" table:style-name="ce32">
            <text:p>57.6</text:p>
          </table:table-cell>
          <table:table-cell office:value-type="float" office:value="78.159591769451694" table:style-name="ce32">
            <text:p>78.2</text:p>
          </table:table-cell>
          <table:table-cell office:value-type="float" office:value="97.354922972632707" table:style-name="ce32">
            <text:p>97.4</text:p>
          </table:table-cell>
          <table:table-cell office:value-type="float" office:value="10936077.25" table:style-name="ce31">
            <text:p>10,936,077</text:p>
          </table:table-cell>
          <table:table-cell office:value-type="float" office:value="57.377979319386597" table:style-name="ce35">
            <text:p>57.4</text:p>
          </table:table-cell>
          <table:table-cell office:value-type="float" office:value="78.336128249276896" table:style-name="ce35">
            <text:p>78.3</text:p>
          </table:table-cell>
          <table:table-cell office:value-type="float" office:value="97.795241694835497" table:style-name="ce35">
            <text:p>97.8</text:p>
          </table:table-cell>
          <table:table-cell table:number-columns-repeated="16374" table:style-name="ce23"/>
        </table:table-row>
        <table:table-row table:style-name="ro3">
          <table:table-cell office:value-type="string" table:style-name="ce27">
            <text:p>Jul to Sep 2016</text:p>
          </table:table-cell>
          <table:table-cell office:value-type="string" table:style-name="ce27">
            <text:p>Govia Thameslink Railway</text:p>
          </table:table-cell>
          <table:table-cell office:value-type="float" office:value="2704141.2499999902" table:style-name="ce31">
            <text:p>2,704,141</text:p>
          </table:table-cell>
          <table:table-cell office:value-type="float" office:value="53.956850970181897" table:style-name="ce32">
            <text:p>54.0</text:p>
          </table:table-cell>
          <table:table-cell office:value-type="float" office:value="74.7446703934461" table:style-name="ce32">
            <text:p>74.7</text:p>
          </table:table-cell>
          <table:table-cell office:value-type="float" office:value="96.770948738611295" table:style-name="ce32">
            <text:p>96.8</text:p>
          </table:table-cell>
          <table:table-cell office:value-type="float" office:value="10991864" table:style-name="ce31">
            <text:p>10,991,864</text:p>
          </table:table-cell>
          <table:table-cell office:value-type="float" office:value="55.365004516067501" table:style-name="ce35">
            <text:p>55.4</text:p>
          </table:table-cell>
          <table:table-cell office:value-type="float" office:value="76.409325505275007" table:style-name="ce35">
            <text:p>76.4</text:p>
          </table:table-cell>
          <table:table-cell office:value-type="float" office:value="97.378474011063304" table:style-name="ce35">
            <text:p>97.4</text:p>
          </table:table-cell>
          <table:table-cell table:number-columns-repeated="16374" table:style-name="ce23"/>
        </table:table-row>
        <table:table-row table:style-name="ro3">
          <table:table-cell office:value-type="string" table:style-name="ce27">
            <text:p>Oct to Dec 2016</text:p>
          </table:table-cell>
          <table:table-cell office:value-type="string" table:style-name="ce27">
            <text:p>Govia Thameslink Railway</text:p>
          </table:table-cell>
          <table:table-cell office:value-type="float" office:value="2664187.57142857" table:style-name="ce31">
            <text:p>2,664,188</text:p>
          </table:table-cell>
          <table:table-cell office:value-type="float" office:value="48.7794456557193" table:style-name="ce32">
            <text:p>48.8</text:p>
          </table:table-cell>
          <table:table-cell office:value-type="float" office:value="69.543056358161806" table:style-name="ce32">
            <text:p>69.5</text:p>
          </table:table-cell>
          <table:table-cell office:value-type="float" office:value="96.147297758367799" table:style-name="ce32">
            <text:p>96.1</text:p>
          </table:table-cell>
          <table:table-cell office:value-type="float" office:value="10915668.6071428" table:style-name="ce31">
            <text:p>10,915,669</text:p>
          </table:table-cell>
          <table:table-cell office:value-type="float" office:value="54.482367108191099" table:style-name="ce35">
            <text:p>54.5</text:p>
          </table:table-cell>
          <table:table-cell office:value-type="float" office:value="75.295716212606393" table:style-name="ce35">
            <text:p>75.3</text:p>
          </table:table-cell>
          <table:table-cell office:value-type="float" office:value="97.073397647152106" table:style-name="ce35">
            <text:p>97.1</text:p>
          </table:table-cell>
          <table:table-cell table:number-columns-repeated="16374" table:style-name="ce23"/>
        </table:table-row>
        <table:table-row table:style-name="ro3">
          <table:table-cell office:value-type="string" table:style-name="ce27">
            <text:p>Jan to Mar 2017</text:p>
          </table:table-cell>
          <table:table-cell office:value-type="string" table:style-name="ce27">
            <text:p>Govia Thameslink Railway</text:p>
          </table:table-cell>
          <table:table-cell office:value-type="float" office:value="2808795.5" table:style-name="ce31">
            <text:p>2,808,796</text:p>
          </table:table-cell>
          <table:table-cell office:value-type="float" office:value="58.448452370419901" table:style-name="ce32">
            <text:p>58.4</text:p>
          </table:table-cell>
          <table:table-cell office:value-type="float" office:value="78.436869113468703" table:style-name="ce32">
            <text:p>78.4</text:p>
          </table:table-cell>
          <table:table-cell office:value-type="float" office:value="97.832611879362503" table:style-name="ce32">
            <text:p>97.8</text:p>
          </table:table-cell>
          <table:table-cell office:value-type="float" office:value="10902874" table:style-name="ce31">
            <text:p>10,902,874</text:p>
          </table:table-cell>
          <table:table-cell office:value-type="float" office:value="54.759378123603" table:style-name="ce35">
            <text:p>54.8</text:p>
          </table:table-cell>
          <table:table-cell office:value-type="float" office:value="75.278545821954793" table:style-name="ce35">
            <text:p>75.3</text:p>
          </table:table-cell>
          <table:table-cell office:value-type="float" office:value="97.038056204263199" table:style-name="ce35">
            <text:p>97.0</text:p>
          </table:table-cell>
          <table:table-cell table:number-columns-repeated="16374" table:style-name="ce23"/>
        </table:table-row>
        <table:table-row table:style-name="ro3">
          <table:table-cell office:value-type="string" table:style-name="ce27">
            <text:p>Apr to Jun 2017</text:p>
          </table:table-cell>
          <table:table-cell office:value-type="string" table:style-name="ce27">
            <text:p>Govia Thameslink Railway</text:p>
          </table:table-cell>
          <table:table-cell office:value-type="float" office:value="2993870.8571428498" table:style-name="ce31">
            <text:p>2,993,871</text:p>
          </table:table-cell>
          <table:table-cell office:value-type="float" office:value="64.454543224881903" table:style-name="ce32">
            <text:p>64.5</text:p>
          </table:table-cell>
          <table:table-cell office:value-type="float" office:value="83.661918139803305" table:style-name="ce32">
            <text:p>83.7</text:p>
          </table:table-cell>
          <table:table-cell office:value-type="float" office:value="98.748013560657398" table:style-name="ce32">
            <text:p>98.7</text:p>
          </table:table-cell>
          <table:table-cell office:value-type="float" office:value="11170995.178571399" table:style-name="ce31">
            <text:p>11,170,995</text:p>
          </table:table-cell>
          <table:table-cell office:value-type="float" office:value="56.664859105067897" table:style-name="ce35">
            <text:p>56.7</text:p>
          </table:table-cell>
          <table:table-cell office:value-type="float" office:value="76.822340598155805" table:style-name="ce35">
            <text:p>76.8</text:p>
          </table:table-cell>
          <table:table-cell office:value-type="float" office:value="97.419015280531994" table:style-name="ce35">
            <text:p>97.4</text:p>
          </table:table-cell>
          <table:table-cell table:number-columns-repeated="16374" table:style-name="ce23"/>
        </table:table-row>
        <table:table-row table:style-name="ro3">
          <table:table-cell office:value-type="string" table:style-name="ce27">
            <text:p>Jul to Sep 2017</text:p>
          </table:table-cell>
          <table:table-cell office:value-type="string" table:style-name="ce27">
            <text:p>Govia Thameslink Railway</text:p>
          </table:table-cell>
          <table:table-cell office:value-type="float" office:value="2994936.1428571399" table:style-name="ce31">
            <text:p>2,994,936</text:p>
          </table:table-cell>
          <table:table-cell office:value-type="float" office:value="63.525535221285097" table:style-name="ce32">
            <text:p>63.5</text:p>
          </table:table-cell>
          <table:table-cell office:value-type="float" office:value="82.8893537582222" table:style-name="ce32">
            <text:p>82.9</text:p>
          </table:table-cell>
          <table:table-cell office:value-type="float" office:value="98.791538746378194" table:style-name="ce32">
            <text:p>98.8</text:p>
          </table:table-cell>
          <table:table-cell office:value-type="float" office:value="11461790.0714285" table:style-name="ce31">
            <text:p>11,461,790</text:p>
          </table:table-cell>
          <table:table-cell office:value-type="float" office:value="59.096427227856097" table:style-name="ce35">
            <text:p>59.1</text:p>
          </table:table-cell>
          <table:table-cell office:value-type="float" office:value="78.897813150739395" table:style-name="ce35">
            <text:p>78.9</text:p>
          </table:table-cell>
          <table:table-cell office:value-type="float" office:value="97.9305482581033" table:style-name="ce35">
            <text:p>97.9</text:p>
          </table:table-cell>
          <table:table-cell table:number-columns-repeated="16374" table:style-name="ce23"/>
        </table:table-row>
        <table:table-row table:style-name="ro3">
          <table:table-cell office:value-type="string" table:style-name="ce27">
            <text:p>Oct to Dec 2017</text:p>
          </table:table-cell>
          <table:table-cell office:value-type="string" table:style-name="ce27">
            <text:p>Govia Thameslink Railway</text:p>
          </table:table-cell>
          <table:table-cell office:value-type="float" office:value="2950967.1428571399" table:style-name="ce31">
            <text:p>2,950,967</text:p>
          </table:table-cell>
          <table:table-cell office:value-type="float" office:value="56.3247787529221" table:style-name="ce32">
            <text:p>56.3</text:p>
          </table:table-cell>
          <table:table-cell office:value-type="float" office:value="76.367074813729303" table:style-name="ce32">
            <text:p>76.4</text:p>
          </table:table-cell>
          <table:table-cell office:value-type="float" office:value="97.764272923598398" table:style-name="ce32">
            <text:p>97.8</text:p>
          </table:table-cell>
          <table:table-cell office:value-type="float" office:value="11748569.642857101" table:style-name="ce31">
            <text:p>11,748,570</text:p>
          </table:table-cell>
          <table:table-cell office:value-type="float" office:value="60.739804343963399" table:style-name="ce35">
            <text:p>60.7</text:p>
          </table:table-cell>
          <table:table-cell office:value-type="float" office:value="80.383500483873405" table:style-name="ce35">
            <text:p>80.4</text:p>
          </table:table-cell>
          <table:table-cell office:value-type="float" office:value="98.293166082983603" table:style-name="ce35">
            <text:p>98.3</text:p>
          </table:table-cell>
          <table:table-cell table:number-columns-repeated="16374" table:style-name="ce23"/>
        </table:table-row>
        <table:table-row table:style-name="ro3">
          <table:table-cell office:value-type="string" table:style-name="ce27">
            <text:p>Jan to Mar 2018</text:p>
          </table:table-cell>
          <table:table-cell office:value-type="string" table:style-name="ce27">
            <text:p>Govia Thameslink Railway</text:p>
          </table:table-cell>
          <table:table-cell office:value-type="float" office:value="2924559.8571428498" table:style-name="ce31">
            <text:p>2,924,560</text:p>
          </table:table-cell>
          <table:table-cell office:value-type="float" office:value="61.266596453414998" table:style-name="ce32">
            <text:p>61.3</text:p>
          </table:table-cell>
          <table:table-cell office:value-type="float" office:value="80.689089283715902" table:style-name="ce32">
            <text:p>80.7</text:p>
          </table:table-cell>
          <table:table-cell office:value-type="float" office:value="98.356575658588696" table:style-name="ce32">
            <text:p>98.4</text:p>
          </table:table-cell>
          <table:table-cell office:value-type="float" office:value="11864334" table:style-name="ce31">
            <text:p>11,864,334</text:p>
          </table:table-cell>
          <table:table-cell office:value-type="float" office:value="61.412119719488601" table:style-name="ce35">
            <text:p>61.4</text:p>
          </table:table-cell>
          <table:table-cell office:value-type="float" office:value="80.919679098717197" table:style-name="ce35">
            <text:p>80.9</text:p>
          </table:table-cell>
          <table:table-cell office:value-type="float" office:value="98.417829437370798" table:style-name="ce35">
            <text:p>98.4</text:p>
          </table:table-cell>
          <table:table-cell table:number-columns-repeated="16374" table:style-name="ce23"/>
        </table:table-row>
        <table:table-row table:style-name="ro3">
          <table:table-cell office:value-type="string" table:style-name="ce27">
            <text:p>Apr to Jun 2018</text:p>
          </table:table-cell>
          <table:table-cell office:value-type="string" table:style-name="ce27">
            <text:p>Govia Thameslink Railway</text:p>
          </table:table-cell>
          <table:table-cell office:value-type="float" office:value="2985119.5" table:style-name="ce31">
            <text:p>2,985,120</text:p>
          </table:table-cell>
          <table:table-cell office:value-type="float" office:value="67.560318774508005" table:style-name="ce32">
            <text:p>67.6</text:p>
          </table:table-cell>
          <table:table-cell office:value-type="float" office:value="84.262464199506894" table:style-name="ce32">
            <text:p>84.3</text:p>
          </table:table-cell>
          <table:table-cell office:value-type="float" office:value="98.2766519062302" table:style-name="ce32">
            <text:p>98.3</text:p>
          </table:table-cell>
          <table:table-cell office:value-type="float" office:value="11855582.642857101" table:style-name="ce31">
            <text:p>11,855,583</text:p>
          </table:table-cell>
          <table:table-cell office:value-type="float" office:value="62.191877754131198" table:style-name="ce35">
            <text:p>62.2</text:p>
          </table:table-cell>
          <table:table-cell office:value-type="float" office:value="81.068866489462195" table:style-name="ce35">
            <text:p>81.1</text:p>
          </table:table-cell>
          <table:table-cell office:value-type="float" office:value="98.298901463281098" table:style-name="ce35">
            <text:p>98.3</text:p>
          </table:table-cell>
          <table:table-cell table:number-columns-repeated="16374" table:style-name="ce23"/>
        </table:table-row>
        <table:table-row table:style-name="ro3">
          <table:table-cell office:value-type="string" table:style-name="ce27">
            <text:p>Jul to Sep 2018</text:p>
          </table:table-cell>
          <table:table-cell office:value-type="string" table:style-name="ce27">
            <text:p>Govia Thameslink Railway</text:p>
          </table:table-cell>
          <table:table-cell office:value-type="float" office:value="3172554.2857142799" table:style-name="ce31">
            <text:p>3,172,554</text:p>
          </table:table-cell>
          <table:table-cell office:value-type="float" office:value="70.618935711107895" table:style-name="ce32">
            <text:p>70.6</text:p>
          </table:table-cell>
          <table:table-cell office:value-type="float" office:value="85.934061468271594" table:style-name="ce32">
            <text:p>85.9</text:p>
          </table:table-cell>
          <table:table-cell office:value-type="float" office:value="98.216646523666299" table:style-name="ce32">
            <text:p>98.2</text:p>
          </table:table-cell>
          <table:table-cell office:value-type="float" office:value="12033200.7857142" table:style-name="ce31">
            <text:p>12,033,201</text:p>
          </table:table-cell>
          <table:table-cell office:value-type="float" office:value="64.081739004829899" table:style-name="ce35">
            <text:p>64.1</text:p>
          </table:table-cell>
          <table:table-cell office:value-type="float" office:value="81.8984755219889" table:style-name="ce35">
            <text:p>81.9</text:p>
          </table:table-cell>
          <table:table-cell office:value-type="float" office:value="98.154602743714804" table:style-name="ce35">
            <text:p>98.2</text:p>
          </table:table-cell>
          <table:table-cell table:number-columns-repeated="16374" table:style-name="ce23"/>
        </table:table-row>
        <table:table-row table:style-name="ro3">
          <table:table-cell office:value-type="string" table:style-name="ce27">
            <text:p>Oct to Dec 2018</text:p>
          </table:table-cell>
          <table:table-cell office:value-type="string" table:style-name="ce27">
            <text:p>Govia Thameslink Railway</text:p>
          </table:table-cell>
          <table:table-cell office:value-type="float" office:value="3152204.4285714198" table:style-name="ce31">
            <text:p>3,152,204</text:p>
          </table:table-cell>
          <table:table-cell office:value-type="float" office:value="66.345354867530105" table:style-name="ce32">
            <text:p>66.3</text:p>
          </table:table-cell>
          <table:table-cell office:value-type="float" office:value="83.781825970224602" table:style-name="ce32">
            <text:p>83.8</text:p>
          </table:table-cell>
          <table:table-cell office:value-type="float" office:value="98.616786592566399" table:style-name="ce32">
            <text:p>98.6</text:p>
          </table:table-cell>
          <table:table-cell office:value-type="float" office:value="12234438.0714285" table:style-name="ce31">
            <text:p>12,234,438</text:p>
          </table:table-cell>
          <table:table-cell office:value-type="float" office:value="66.535951826335506" table:style-name="ce35">
            <text:p>66.5</text:p>
          </table:table-cell>
          <table:table-cell office:value-type="float" office:value="83.717904190275306" table:style-name="ce35">
            <text:p>83.7</text:p>
          </table:table-cell>
          <table:table-cell office:value-type="float" office:value="98.367832679897703" table:style-name="ce35">
            <text:p>98.4</text:p>
          </table:table-cell>
          <table:table-cell table:number-columns-repeated="16374" table:style-name="ce23"/>
        </table:table-row>
        <table:table-row table:style-name="ro3">
          <table:table-cell office:value-type="string" table:style-name="ce27">
            <text:p>Jan to Mar 2019</text:p>
          </table:table-cell>
          <table:table-cell office:value-type="string" table:style-name="ce27">
            <text:p>Govia Thameslink Railway</text:p>
          </table:table-cell>
          <table:table-cell office:value-type="float" office:value="3363161.7857142799" table:style-name="ce31">
            <text:p>3,363,162</text:p>
          </table:table-cell>
          <table:table-cell office:value-type="float" office:value="71.599156321119096" table:style-name="ce32">
            <text:p>71.6</text:p>
          </table:table-cell>
          <table:table-cell office:value-type="float" office:value="87.404227293343098" table:style-name="ce32">
            <text:p>87.4</text:p>
          </table:table-cell>
          <table:table-cell office:value-type="float" office:value="98.712954317116299" table:style-name="ce32">
            <text:p>98.7</text:p>
          </table:table-cell>
          <table:table-cell office:value-type="float" office:value="12673039.999999899" table:style-name="ce31">
            <text:p>12,673,040</text:p>
          </table:table-cell>
          <table:table-cell office:value-type="float" office:value="69.095631356012404" table:style-name="ce35">
            <text:p>69.1</text:p>
          </table:table-cell>
          <table:table-cell office:value-type="float" office:value="85.395138025288304" table:style-name="ce35">
            <text:p>85.4</text:p>
          </table:table-cell>
          <table:table-cell office:value-type="float" office:value="98.462018584333293" table:style-name="ce35">
            <text:p>98.5</text:p>
          </table:table-cell>
          <table:table-cell table:number-columns-repeated="16374" table:style-name="ce23"/>
        </table:table-row>
        <table:table-row table:style-name="ro3">
          <table:table-cell office:value-type="string" table:style-name="ce27">
            <text:p>Apr to Jun 2019</text:p>
          </table:table-cell>
          <table:table-cell office:value-type="string" table:style-name="ce27">
            <text:p>Govia Thameslink Railway</text:p>
          </table:table-cell>
          <table:table-cell office:value-type="float" office:value="3493703.2857142799" table:style-name="ce31">
            <text:p>3,493,703</text:p>
          </table:table-cell>
          <table:table-cell office:value-type="float" office:value="75.514279301582604" table:style-name="ce32">
            <text:p>75.5</text:p>
          </table:table-cell>
          <table:table-cell office:value-type="float" office:value="89.979830243986299" table:style-name="ce32">
            <text:p>90.0</text:p>
          </table:table-cell>
          <table:table-cell office:value-type="float" office:value="99.036372497574504" table:style-name="ce32">
            <text:p>99.0</text:p>
          </table:table-cell>
          <table:table-cell office:value-type="float" office:value="13181623.7857142" table:style-name="ce31">
            <text:p>13,181,624</text:p>
          </table:table-cell>
          <table:table-cell office:value-type="float" office:value="71.144540002016697" table:style-name="ce35">
            <text:p>71.1</text:p>
          </table:table-cell>
          <table:table-cell office:value-type="float" office:value="86.866786837929794" table:style-name="ce35">
            <text:p>86.9</text:p>
          </table:table-cell>
          <table:table-cell office:value-type="float" office:value="98.656225601687595" table:style-name="ce35">
            <text:p>98.7</text:p>
          </table:table-cell>
          <table:table-cell table:number-columns-repeated="16374" table:style-name="ce23"/>
        </table:table-row>
        <table:table-row table:style-name="ro3">
          <table:table-cell office:value-type="string" table:style-name="ce27">
            <text:p>Jul to Sep 2019</text:p>
          </table:table-cell>
          <table:table-cell office:value-type="string" table:style-name="ce27">
            <text:p>Govia Thameslink Railway</text:p>
          </table:table-cell>
          <table:table-cell office:value-type="float" office:value="3558556.1428571399" table:style-name="ce31">
            <text:p>3,558,556</text:p>
          </table:table-cell>
          <table:table-cell office:value-type="float" office:value="71.555831251463005" table:style-name="ce32">
            <text:p>71.6</text:p>
          </table:table-cell>
          <table:table-cell office:value-type="float" office:value="87.273879498398401" table:style-name="ce32">
            <text:p>87.3</text:p>
          </table:table-cell>
          <table:table-cell office:value-type="float" office:value="98.679468434488996" table:style-name="ce32">
            <text:p>98.7</text:p>
          </table:table-cell>
          <table:table-cell office:value-type="float" office:value="13567625.642857101" table:style-name="ce31">
            <text:p>13,567,626</text:p>
          </table:table-cell>
          <table:table-cell office:value-type="float" office:value="71.375318122695603" table:style-name="ce35">
            <text:p>71.4</text:p>
          </table:table-cell>
          <table:table-cell office:value-type="float" office:value="87.191661954074107" table:style-name="ce35">
            <text:p>87.2</text:p>
          </table:table-cell>
          <table:table-cell office:value-type="float" office:value="98.765109753728396" table:style-name="ce35">
            <text:p>98.8</text:p>
          </table:table-cell>
          <table:table-cell table:number-columns-repeated="16374" table:style-name="ce23"/>
        </table:table-row>
        <table:table-row table:style-name="ro3">
          <table:table-cell office:value-type="string" table:style-name="ce27">
            <text:p>Oct to Dec 2019</text:p>
          </table:table-cell>
          <table:table-cell office:value-type="string" table:style-name="ce27">
            <text:p>Govia Thameslink Railway</text:p>
          </table:table-cell>
          <table:table-cell office:value-type="float" office:value="3454807.57142857" table:style-name="ce31">
            <text:p>3,454,808</text:p>
          </table:table-cell>
          <table:table-cell office:value-type="float" office:value="65.709245828163304" table:style-name="ce32">
            <text:p>65.7</text:p>
          </table:table-cell>
          <table:table-cell office:value-type="float" office:value="83.751437386237697" table:style-name="ce32">
            <text:p>83.8</text:p>
          </table:table-cell>
          <table:table-cell office:value-type="float" office:value="98.552563584996804" table:style-name="ce32">
            <text:p>98.6</text:p>
          </table:table-cell>
          <table:table-cell office:value-type="float" office:value="13870228.7857142" table:style-name="ce33">
            <text:p>13,870,229</text:p>
          </table:table-cell>
          <table:table-cell office:value-type="float" office:value="71.107138190526101" table:style-name="ce34">
            <text:p>71.1</text:p>
          </table:table-cell>
          <table:table-cell office:value-type="float" office:value="87.109701244345004" table:style-name="ce34">
            <text:p>87.1</text:p>
          </table:table-cell>
          <table:table-cell office:value-type="float" office:value="98.745877108639505" table:style-name="ce34">
            <text:p>98.7</text:p>
          </table:table-cell>
          <table:table-cell table:number-columns-repeated="16374" table:style-name="ce23"/>
        </table:table-row>
        <table:table-row table:style-name="ro3">
          <table:table-cell office:value-type="string" table:style-name="ce27">
            <text:p>Jan to Mar 2020</text:p>
          </table:table-cell>
          <table:table-cell office:value-type="string" table:style-name="ce27">
            <text:p>Govia Thameslink Railway</text:p>
          </table:table-cell>
          <table:table-cell office:value-type="float" office:value="3354395" table:style-name="ce31">
            <text:p>3,354,395</text:p>
          </table:table-cell>
          <table:table-cell office:value-type="float" office:value="70.654341968841294" table:style-name="ce32">
            <text:p>70.7</text:p>
          </table:table-cell>
          <table:table-cell office:value-type="float" office:value="86.547938280545793" table:style-name="ce32">
            <text:p>86.5</text:p>
          </table:table-cell>
          <table:table-cell office:value-type="float" office:value="98.659200413615096" table:style-name="ce32">
            <text:p>98.7</text:p>
          </table:table-cell>
          <table:table-cell office:value-type="float" office:value="13861462" table:style-name="ce33">
            <text:p>13,861,462</text:p>
          </table:table-cell>
          <table:table-cell office:value-type="float" office:value="70.878187308091995" table:style-name="ce34">
            <text:p>70.9</text:p>
          </table:table-cell>
          <table:table-cell office:value-type="float" office:value="86.902297896138194" table:style-name="ce34">
            <text:p>86.9</text:p>
          </table:table-cell>
          <table:table-cell office:value-type="float" office:value="98.732889791855996" table:style-name="ce34">
            <text:p>98.7</text:p>
          </table:table-cell>
          <table:table-cell table:number-columns-repeated="16374" table:style-name="ce23"/>
        </table:table-row>
        <table:table-row table:style-name="ro3">
          <table:table-cell office:value-type="string" table:style-name="ce27">
            <text:p>Apr to Jun 2020</text:p>
          </table:table-cell>
          <table:table-cell office:value-type="string" table:style-name="ce27">
            <text:p>Govia Thameslink Railway</text:p>
          </table:table-cell>
          <table:table-cell office:value-type="float" office:value="2703625.6071428498" table:style-name="ce31">
            <text:p>2,703,626</text:p>
          </table:table-cell>
          <table:table-cell office:value-type="float" office:value="87.782110099590199" table:style-name="ce32">
            <text:p>87.8</text:p>
          </table:table-cell>
          <table:table-cell office:value-type="float" office:value="95.915224525817607" table:style-name="ce32">
            <text:p>95.9</text:p>
          </table:table-cell>
          <table:table-cell office:value-type="float" office:value="99.630460509794005" table:style-name="ce32">
            <text:p>99.6</text:p>
          </table:table-cell>
          <table:table-cell office:value-type="float" office:value="13071384.3214285" table:style-name="ce33">
            <text:p>13,071,384</text:p>
          </table:table-cell>
          <table:table-cell office:value-type="float" office:value="73.135388838105897" table:style-name="ce34">
            <text:p>73.1</text:p>
          </table:table-cell>
          <table:table-cell office:value-type="float" office:value="87.943931591615396" table:style-name="ce34">
            <text:p>87.9</text:p>
          </table:table-cell>
          <table:table-cell office:value-type="float" office:value="98.837424752921393" table:style-name="ce34">
            <text:p>98.8</text:p>
          </table:table-cell>
          <table:table-cell table:number-columns-repeated="16374" table:style-name="ce23"/>
        </table:table-row>
        <table:table-row table:style-name="ro3">
          <table:table-cell office:value-type="string" table:style-name="ce27">
            <text:p>Jul to Sep 2020</text:p>
          </table:table-cell>
          <table:table-cell office:value-type="string" table:style-name="ce27">
            <text:p>Govia Thameslink Railway</text:p>
          </table:table-cell>
          <table:table-cell office:value-type="float" office:value="3184067.9642857099" table:style-name="ce31">
            <text:p>3,184,068</text:p>
          </table:table-cell>
          <table:table-cell office:value-type="float" office:value="80.159206266045302" table:style-name="ce32">
            <text:p>80.2</text:p>
          </table:table-cell>
          <table:table-cell office:value-type="float" office:value="92.191876333221202" table:style-name="ce32">
            <text:p>92.2</text:p>
          </table:table-cell>
          <table:table-cell office:value-type="float" office:value="99.151337210665901" table:style-name="ce32">
            <text:p>99.2</text:p>
          </table:table-cell>
          <table:table-cell office:value-type="float" office:value="12696896.142857101" table:style-name="ce31">
            <text:p>12,696,896</text:p>
          </table:table-cell>
          <table:table-cell office:value-type="float" office:value="75.339491013737401" table:style-name="ce35">
            <text:p>75.3</text:p>
          </table:table-cell>
          <table:table-cell office:value-type="float" office:value="89.197006561997398" table:style-name="ce35">
            <text:p>89.2</text:p>
          </table:table-cell>
          <table:table-cell office:value-type="float" office:value="98.960416625107001" table:style-name="ce35">
            <text:p>99.0</text:p>
          </table:table-cell>
          <table:table-cell table:number-columns-repeated="16374" table:style-name="ce23"/>
        </table:table-row>
        <table:table-row table:style-name="ro3">
          <table:table-cell office:value-type="string" table:style-name="ce27">
            <text:p>Oct to Dec 2020</text:p>
          </table:table-cell>
          <table:table-cell office:value-type="string" table:style-name="ce27">
            <text:p>Govia Thameslink Railway</text:p>
          </table:table-cell>
          <table:table-cell office:value-type="float" office:value="3156134.25" table:style-name="ce31">
            <text:p>3,156,134</text:p>
          </table:table-cell>
          <table:table-cell office:value-type="float" office:value="75.115955313280494" table:style-name="ce32">
            <text:p>75.1</text:p>
          </table:table-cell>
          <table:table-cell office:value-type="float" office:value="90.063230494257795" table:style-name="ce32">
            <text:p>90.1</text:p>
          </table:table-cell>
          <table:table-cell office:value-type="float" office:value="99.159497323121002" table:style-name="ce32">
            <text:p>99.2</text:p>
          </table:table-cell>
          <table:table-cell office:value-type="float" office:value="12398222.8214285" table:style-name="ce31">
            <text:p>12,398,223</text:p>
          </table:table-cell>
          <table:table-cell office:value-type="float" office:value="77.966088048696406" table:style-name="ce35">
            <text:p>78.0</text:p>
          </table:table-cell>
          <table:table-cell office:value-type="float" office:value="90.934942147627297" table:style-name="ce35">
            <text:p>90.9</text:p>
          </table:table-cell>
          <table:table-cell office:value-type="float" office:value="99.124744949404999" table:style-name="ce35">
            <text:p>99.1</text:p>
          </table:table-cell>
          <table:table-cell table:number-columns-repeated="16374" table:style-name="ce23"/>
        </table:table-row>
        <table:table-row table:style-name="ro3">
          <table:table-cell office:value-type="string" table:style-name="ce27">
            <text:p>Jan to Mar 2021</text:p>
          </table:table-cell>
          <table:table-cell office:value-type="string" table:style-name="ce27">
            <text:p>Govia Thameslink Railway</text:p>
          </table:table-cell>
          <table:table-cell office:value-type="float" office:value="2930879.1785714198" table:style-name="ce31">
            <text:p>2,930,879</text:p>
          </table:table-cell>
          <table:table-cell office:value-type="float" office:value="78.249298354734293" table:style-name="ce32">
            <text:p>78.2</text:p>
          </table:table-cell>
          <table:table-cell office:value-type="float" office:value="91.192157760268302" table:style-name="ce32">
            <text:p>91.2</text:p>
          </table:table-cell>
          <table:table-cell office:value-type="float" office:value="99.248189996426802" table:style-name="ce32">
            <text:p>99.2</text:p>
          </table:table-cell>
          <table:table-cell office:value-type="float" office:value="11974707" table:style-name="ce31">
            <text:p>11,974,707</text:p>
          </table:table-cell>
          <table:table-cell office:value-type="float" office:value="80.083596199890295" table:style-name="ce35">
            <text:p>80.1</text:p>
          </table:table-cell>
          <table:table-cell office:value-type="float" office:value="92.226799369704807" table:style-name="ce35">
            <text:p>92.2</text:p>
          </table:table-cell>
          <table:table-cell office:value-type="float" office:value="99.285368735953199" table:style-name="ce35">
            <text:p>99.3</text:p>
          </table:table-cell>
          <table:table-cell table:number-columns-repeated="16374" table:style-name="ce23"/>
        </table:table-row>
        <table:table-row table:style-name="ro3">
          <table:table-cell office:value-type="string" table:style-name="ce27">
            <text:p>Apr to Jun 2021</text:p>
          </table:table-cell>
          <table:table-cell office:value-type="string" table:style-name="ce27">
            <text:p>Govia Thameslink Railway</text:p>
          </table:table-cell>
          <table:table-cell office:value-type="float" office:value="2967292.7142857099" table:style-name="ce31">
            <text:p>2,967,293</text:p>
          </table:table-cell>
          <table:table-cell office:value-type="float" office:value="79.432873130288201" table:style-name="ce32">
            <text:p>79.4</text:p>
          </table:table-cell>
          <table:table-cell office:value-type="float" office:value="92.226203885995304" table:style-name="ce32">
            <text:p>92.2</text:p>
          </table:table-cell>
          <table:table-cell office:value-type="float" office:value="99.298908784048393" table:style-name="ce32">
            <text:p>99.3</text:p>
          </table:table-cell>
          <table:table-cell office:value-type="float" office:value="12238374.1071428" table:style-name="ce31">
            <text:p>12,238,374</text:p>
          </table:table-cell>
          <table:table-cell office:value-type="float" office:value="78.225115249684094" table:style-name="ce35">
            <text:p>78.2</text:p>
          </table:table-cell>
          <table:table-cell office:value-type="float" office:value="91.411831009590102" table:style-name="ce35">
            <text:p>91.4</text:p>
          </table:table-cell>
          <table:table-cell office:value-type="float" office:value="99.212416098397696" table:style-name="ce35">
            <text:p>99.2</text:p>
          </table:table-cell>
          <table:table-cell table:number-columns-repeated="16374" table:style-name="ce23"/>
        </table:table-row>
        <table:table-row table:style-name="ro3">
          <table:table-cell office:value-type="string" table:style-name="ce27">
            <text:p>Jul to Sep 2021</text:p>
          </table:table-cell>
          <table:table-cell office:value-type="string" table:style-name="ce27">
            <text:p>Govia Thameslink Railway</text:p>
          </table:table-cell>
          <table:table-cell office:value-type="float" office:value="2873100" table:style-name="ce31">
            <text:p>2,873,100</text:p>
          </table:table-cell>
          <table:table-cell office:value-type="float" office:value="75.541674746540494" table:style-name="ce32">
            <text:p>75.5</text:p>
          </table:table-cell>
          <table:table-cell office:value-type="float" office:value="89.595807415583906" table:style-name="ce32">
            <text:p>89.6</text:p>
          </table:table-cell>
          <table:table-cell office:value-type="float" office:value="98.801593102522403" table:style-name="ce32">
            <text:p>98.8</text:p>
          </table:table-cell>
          <table:table-cell office:value-type="float" office:value="11927406.142857101" table:style-name="ce31">
            <text:p>11,927,406</text:p>
          </table:table-cell>
          <table:table-cell office:value-type="float" office:value="77.062408958920699" table:style-name="ce35">
            <text:p>77.1</text:p>
          </table:table-cell>
          <table:table-cell office:value-type="float" office:value="90.766147059419893" table:style-name="ce35">
            <text:p>90.8</text:p>
          </table:table-cell>
          <table:table-cell office:value-type="float" office:value="99.129761394774803" table:style-name="ce35">
            <text:p>99.1</text:p>
          </table:table-cell>
          <table:table-cell table:number-columns-repeated="16374" table:style-name="ce23"/>
        </table:table-row>
        <table:table-row table:style-name="ro3">
          <table:table-cell office:value-type="string" table:style-name="ce27">
            <text:p>Oct to Dec 2021</text:p>
          </table:table-cell>
          <table:table-cell office:value-type="string" table:style-name="ce27">
            <text:p>Govia Thameslink Railway</text:p>
          </table:table-cell>
          <table:table-cell office:value-type="float" office:value="2863402.9999999902" table:style-name="ce31">
            <text:p>2,863,403</text:p>
          </table:table-cell>
          <table:table-cell office:value-type="float" office:value="71.541174709153495" table:style-name="ce32">
            <text:p>71.5</text:p>
          </table:table-cell>
          <table:table-cell office:value-type="float" office:value="87.7002743139643" table:style-name="ce32">
            <text:p>87.7</text:p>
          </table:table-cell>
          <table:table-cell office:value-type="float" office:value="98.889617902694198" table:style-name="ce32">
            <text:p>98.9</text:p>
          </table:table-cell>
          <table:table-cell office:value-type="float" office:value="11634674.892857101" table:style-name="ce31">
            <text:p>11,634,675</text:p>
          </table:table-cell>
          <table:table-cell office:value-type="float" office:value="76.231595052519296" table:style-name="ce35">
            <text:p>76.2</text:p>
          </table:table-cell>
          <table:table-cell office:value-type="float" office:value="90.202286854371707" table:style-name="ce35">
            <text:p>90.2</text:p>
          </table:table-cell>
          <table:table-cell office:value-type="float" office:value="99.062593366036594" table:style-name="ce35">
            <text:p>99.1</text:p>
          </table:table-cell>
          <table:table-cell table:number-columns-repeated="16374" table:style-name="ce23"/>
        </table:table-row>
        <table:table-row table:style-name="ro3">
          <table:table-cell office:value-type="string" table:style-name="ce27">
            <text:p>Jan to Mar 2022</text:p>
          </table:table-cell>
          <table:table-cell office:value-type="string" table:style-name="ce27">
            <text:p>Govia Thameslink Railway</text:p>
          </table:table-cell>
          <table:table-cell office:value-type="float" office:value="2671929.2857142799" table:style-name="ce31">
            <text:p>2,671,929</text:p>
          </table:table-cell>
          <table:table-cell office:value-type="float" office:value="72.867016102062095" table:style-name="ce32">
            <text:p>72.9</text:p>
          </table:table-cell>
          <table:table-cell office:value-type="float" office:value="88.093990939131402" table:style-name="ce32">
            <text:p>88.1</text:p>
          </table:table-cell>
          <table:table-cell office:value-type="float" office:value="98.779405250513193" table:style-name="ce32">
            <text:p>98.8</text:p>
          </table:table-cell>
          <table:table-cell office:value-type="float" office:value="11375725" table:style-name="ce31">
            <text:p>11,375,725</text:p>
          </table:table-cell>
          <table:table-cell office:value-type="float" office:value="74.921475334539096" table:style-name="ce35">
            <text:p>74.9</text:p>
          </table:table-cell>
          <table:table-cell office:value-type="float" office:value="89.452056901867707" table:style-name="ce35">
            <text:p>89.5</text:p>
          </table:table-cell>
          <table:table-cell office:value-type="float" office:value="98.948260440543294" table:style-name="ce35">
            <text:p>98.9</text:p>
          </table:table-cell>
          <table:table-cell table:number-columns-repeated="16374" table:style-name="ce23"/>
        </table:table-row>
        <table:table-row table:style-name="ro3">
          <table:table-cell office:value-type="string" table:style-name="ce27">
            <text:p>Apr to Jun 2022</text:p>
          </table:table-cell>
          <table:table-cell office:value-type="string" table:style-name="ce27">
            <text:p>Govia Thameslink Railway</text:p>
          </table:table-cell>
          <table:table-cell office:value-type="float" office:value="2790516.5357142799" table:style-name="ce31">
            <text:p>2,790,517</text:p>
          </table:table-cell>
          <table:table-cell office:value-type="float" office:value="75.070356597958494" table:style-name="ce32">
            <text:p>75.1</text:p>
          </table:table-cell>
          <table:table-cell office:value-type="float" office:value="88.961733825443901" table:style-name="ce32">
            <text:p>89.0</text:p>
          </table:table-cell>
          <table:table-cell office:value-type="float" office:value="98.716539460954607" table:style-name="ce32">
            <text:p>98.7</text:p>
          </table:table-cell>
          <table:table-cell office:value-type="float" office:value="11198948.8214285" table:style-name="ce31">
            <text:p>11,198,949</text:p>
          </table:table-cell>
          <table:table-cell office:value-type="float" office:value="73.763225360370001" table:style-name="ce35">
            <text:p>73.8</text:p>
          </table:table-cell>
          <table:table-cell office:value-type="float" office:value="88.594837091326795" table:style-name="ce35">
            <text:p>88.6</text:p>
          </table:table-cell>
          <table:table-cell office:value-type="float" office:value="98.797612596082701" table:style-name="ce35">
            <text:p>98.8</text:p>
          </table:table-cell>
          <table:table-cell table:number-columns-repeated="16374" table:style-name="ce23"/>
        </table:table-row>
        <table:table-row table:style-name="ro3">
          <table:table-cell office:value-type="string" table:style-name="ce27">
            <text:p>Jul to Sep 2022</text:p>
          </table:table-cell>
          <table:table-cell office:value-type="string" table:style-name="ce27">
            <text:p>Govia Thameslink Railway</text:p>
          </table:table-cell>
          <table:table-cell office:value-type="float" office:value="2850464.3571428498" table:style-name="ce31">
            <text:p>2,850,464</text:p>
          </table:table-cell>
          <table:table-cell office:value-type="float" office:value="67.440564383231603" table:style-name="ce32">
            <text:p>67.4</text:p>
          </table:table-cell>
          <table:table-cell office:value-type="float" office:value="83.750858036889696" table:style-name="ce32">
            <text:p>83.8</text:p>
          </table:table-cell>
          <table:table-cell office:value-type="float" office:value="97.841289067162194" table:style-name="ce32">
            <text:p>97.8</text:p>
          </table:table-cell>
          <table:table-cell office:value-type="float" office:value="11176313.178571399" table:style-name="ce31">
            <text:p>11,176,313</text:p>
          </table:table-cell>
          <table:table-cell office:value-type="float" office:value="71.693474600934493" table:style-name="ce35">
            <text:p>71.7</text:p>
          </table:table-cell>
          <table:table-cell office:value-type="float" office:value="87.102083871774099" table:style-name="ce35">
            <text:p>87.1</text:p>
          </table:table-cell>
          <table:table-cell office:value-type="float" office:value="98.552683657317303" table:style-name="ce35">
            <text:p>98.6</text:p>
          </table:table-cell>
          <table:table-cell table:number-columns-repeated="16374" table:style-name="ce23"/>
        </table:table-row>
        <table:table-row table:style-name="ro3">
          <table:table-cell office:value-type="string" table:style-name="ce27">
            <text:p>Oct to Dec 2022</text:p>
          </table:table-cell>
          <table:table-cell office:value-type="string" table:style-name="ce27">
            <text:p>Govia Thameslink Railway</text:p>
          </table:table-cell>
          <table:table-cell office:value-type="float" office:value="2670891.3571428498" table:style-name="ce31">
            <text:p>2,670,891</text:p>
          </table:table-cell>
          <table:table-cell office:value-type="float" office:value="62.6950355444473" table:style-name="ce32">
            <text:p>62.7</text:p>
          </table:table-cell>
          <table:table-cell office:value-type="float" office:value="81.221368072440399" table:style-name="ce32">
            <text:p>81.2</text:p>
          </table:table-cell>
          <table:table-cell office:value-type="float" office:value="97.931176213270007" table:style-name="ce32">
            <text:p>97.9</text:p>
          </table:table-cell>
          <table:table-cell office:value-type="float" office:value="10983801.5357142" table:style-name="ce31">
            <text:p>10,983,802</text:p>
          </table:table-cell>
          <table:table-cell office:value-type="float" office:value="69.545060223635801" table:style-name="ce35">
            <text:p>69.5</text:p>
          </table:table-cell>
          <table:table-cell office:value-type="float" office:value="85.516147231135406" table:style-name="ce35">
            <text:p>85.5</text:p>
          </table:table-cell>
          <table:table-cell office:value-type="float" office:value="98.313717450473007" table:style-name="ce35">
            <text:p>98.3</text:p>
          </table:table-cell>
          <table:table-cell table:number-columns-repeated="16374" table:style-name="ce23"/>
        </table:table-row>
        <table:table-row table:style-name="ro3">
          <table:table-cell office:value-type="string" table:style-name="ce27">
            <text:p>Jan to Mar 2023</text:p>
          </table:table-cell>
          <table:table-cell office:value-type="string" table:style-name="ce27">
            <text:p>Govia Thameslink Railway</text:p>
          </table:table-cell>
          <table:table-cell office:value-type="float" office:value="2825635.75" table:style-name="ce31">
            <text:p>2,825,636</text:p>
          </table:table-cell>
          <table:table-cell office:value-type="float" office:value="68.242120379457901" table:style-name="ce32">
            <text:p>68.2</text:p>
          </table:table-cell>
          <table:table-cell office:value-type="float" office:value="85.045683966873597" table:style-name="ce32">
            <text:p>85.0</text:p>
          </table:table-cell>
          <table:table-cell office:value-type="float" office:value="98.328889348175807" table:style-name="ce32">
            <text:p>98.3</text:p>
          </table:table-cell>
          <table:table-cell office:value-type="float" office:value="11137508" table:style-name="ce31">
            <text:p>11,137,508</text:p>
          </table:table-cell>
          <table:table-cell office:value-type="float" office:value="68.417549060346303" table:style-name="ce35">
            <text:p>68.4</text:p>
          </table:table-cell>
          <table:table-cell office:value-type="float" office:value="84.778354367960901" table:style-name="ce35">
            <text:p>84.8</text:p>
          </table:table-cell>
          <table:table-cell office:value-type="float" office:value="98.205846406574906" table:style-name="ce35">
            <text:p>98.2</text:p>
          </table:table-cell>
          <table:table-cell table:number-columns-repeated="16374" table:style-name="ce23"/>
        </table:table-row>
        <table:table-row table:style-name="ro3">
          <table:table-cell office:value-type="string" table:style-name="ce27">
            <text:p>Apr to Jun 2023</text:p>
          </table:table-cell>
          <table:table-cell office:value-type="string" table:style-name="ce27">
            <text:p>Govia Thameslink Railway</text:p>
          </table:table-cell>
          <table:table-cell office:value-type="float" office:value="2844331.5" table:style-name="ce31">
            <text:p>2,844,332</text:p>
          </table:table-cell>
          <table:table-cell office:value-type="float" office:value="72.751932848092494" table:style-name="ce32">
            <text:p>72.8</text:p>
          </table:table-cell>
          <table:table-cell office:value-type="float" office:value="87.940091170305294" table:style-name="ce32">
            <text:p>87.9</text:p>
          </table:table-cell>
          <table:table-cell office:value-type="float" office:value="98.617370323094406" table:style-name="ce32">
            <text:p>98.6</text:p>
          </table:table-cell>
          <table:table-cell office:value-type="float" office:value="11191322.9642857" table:style-name="ce31">
            <text:p>11,191,323</text:p>
          </table:table-cell>
          <table:table-cell office:value-type="float" office:value="67.860300813471696" table:style-name="ce35">
            <text:p>67.9</text:p>
          </table:table-cell>
          <table:table-cell office:value-type="float" office:value="84.538815041090302" table:style-name="ce35">
            <text:p>84.5</text:p>
          </table:table-cell>
          <table:table-cell office:value-type="float" office:value="98.183097802591902" table:style-name="ce35">
            <text:p>98.2</text:p>
          </table:table-cell>
          <table:table-cell table:number-columns-repeated="16374" table:style-name="ce23"/>
        </table:table-row>
        <table:table-row table:style-name="ro3">
          <table:table-cell office:value-type="string" table:style-name="ce27">
            <text:p>Jul to Sep 2023</text:p>
          </table:table-cell>
          <table:table-cell office:value-type="string" table:style-name="ce27">
            <text:p>Govia Thameslink Railway</text:p>
          </table:table-cell>
          <table:table-cell office:value-type="float" office:value="2832284" table:style-name="ce31">
            <text:p>2,832,284</text:p>
          </table:table-cell>
          <table:table-cell office:value-type="float" office:value="70.648030252010599" table:style-name="ce32">
            <text:p>70.6</text:p>
          </table:table-cell>
          <table:table-cell office:value-type="float" office:value="86.823824366281201" table:style-name="ce32">
            <text:p>86.8</text:p>
          </table:table-cell>
          <table:table-cell office:value-type="float" office:value="98.646059908842901" table:style-name="ce32">
            <text:p>98.6</text:p>
          </table:table-cell>
          <table:table-cell office:value-type="float" office:value="11173142.6071428" table:style-name="ce31">
            <text:p>11,173,143</text:p>
          </table:table-cell>
          <table:table-cell office:value-type="float" office:value="68.674045481250701" table:style-name="ce35">
            <text:p>68.7</text:p>
          </table:table-cell>
          <table:table-cell office:value-type="float" office:value="85.319064520896504" table:style-name="ce35">
            <text:p>85.3</text:p>
          </table:table-cell>
          <table:table-cell office:value-type="float" office:value="98.387655630573207" table:style-name="ce35">
            <text:p>98.4</text:p>
          </table:table-cell>
          <table:table-cell table:number-columns-repeated="16374" table:style-name="ce23"/>
        </table:table-row>
        <table:table-row table:style-name="ro3">
          <table:table-cell office:value-type="string" table:style-name="ce27">
            <text:p>Oct to Dec 2023</text:p>
          </table:table-cell>
          <table:table-cell office:value-type="string" table:style-name="ce27">
            <text:p>Govia Thameslink Railway</text:p>
          </table:table-cell>
          <table:table-cell office:value-type="float" office:value="2942535.7142857099" table:style-name="ce31">
            <text:p>2,942,536</text:p>
          </table:table-cell>
          <table:table-cell office:value-type="float" office:value="64.499328810185503" table:style-name="ce32">
            <text:p>64.5</text:p>
          </table:table-cell>
          <table:table-cell office:value-type="float" office:value="82.538689905450795" table:style-name="ce32">
            <text:p>82.5</text:p>
          </table:table-cell>
          <table:table-cell office:value-type="float" office:value="98.0011700307072" table:style-name="ce32">
            <text:p>98.0</text:p>
          </table:table-cell>
          <table:table-cell office:value-type="float" office:value="11444786.9642857" table:style-name="ce31">
            <text:p>11,444,787</text:p>
          </table:table-cell>
          <table:table-cell office:value-type="float" office:value="68.996029024880201" table:style-name="ce35">
            <text:p>69.0</text:p>
          </table:table-cell>
          <table:table-cell office:value-type="float" office:value="85.560497623317403" table:style-name="ce35">
            <text:p>85.6</text:p>
          </table:table-cell>
          <table:table-cell office:value-type="float" office:value="98.394816904084195" table:style-name="ce35">
            <text:p>98.4</text:p>
          </table:table-cell>
          <table:table-cell table:number-columns-repeated="16374" table:style-name="ce23"/>
        </table:table-row>
        <table:table-row table:style-name="ro3">
          <table:table-cell office:value-type="string" table:style-name="ce27">
            <text:p>Jan to Mar 2024</text:p>
          </table:table-cell>
          <table:table-cell office:value-type="string" table:style-name="ce27">
            <text:p>Govia Thameslink Railway</text:p>
          </table:table-cell>
          <table:table-cell office:value-type="float" office:value="3049004.7857142799" table:style-name="ce31">
            <text:p>3,049,005</text:p>
          </table:table-cell>
          <table:table-cell office:value-type="float" office:value="67.592160692621306" table:style-name="ce32">
            <text:p>67.6</text:p>
          </table:table-cell>
          <table:table-cell office:value-type="float" office:value="84.809823308387706" table:style-name="ce32">
            <text:p>84.8</text:p>
          </table:table-cell>
          <table:table-cell office:value-type="float" office:value="98.449109869972304" table:style-name="ce32">
            <text:p>98.4</text:p>
          </table:table-cell>
          <table:table-cell office:value-type="float" office:value="11668156" table:style-name="ce31">
            <text:p>11,668,156</text:p>
          </table:table-cell>
          <table:table-cell office:value-type="float" office:value="68.811755687873898" table:style-name="ce35">
            <text:p>68.8</text:p>
          </table:table-cell>
          <table:table-cell office:value-type="float" office:value="85.489009574434903" table:style-name="ce35">
            <text:p>85.5</text:p>
          </table:table-cell>
          <table:table-cell office:value-type="float" office:value="98.424969635304805" table:style-name="ce35">
            <text:p>98.4</text:p>
          </table:table-cell>
          <table:table-cell table:number-columns-repeated="16374" table:style-name="ce23"/>
        </table:table-row>
        <table:table-row table:style-name="ro3">
          <table:table-cell office:value-type="string" table:style-name="ce27">
            <text:p>Apr to Jun 2024</text:p>
          </table:table-cell>
          <table:table-cell office:value-type="string" table:style-name="ce27">
            <text:p>Govia Thameslink Railway</text:p>
          </table:table-cell>
          <table:table-cell office:value-type="float" office:value="3072963.2857142799" table:style-name="ce31">
            <text:p>3,072,963</text:p>
          </table:table-cell>
          <table:table-cell office:value-type="float" office:value="70.483488180766201" table:style-name="ce32">
            <text:p>70.5</text:p>
          </table:table-cell>
          <table:table-cell office:value-type="float" office:value="86.362256292123405" table:style-name="ce32">
            <text:p>86.4</text:p>
          </table:table-cell>
          <table:table-cell office:value-type="float" office:value="98.330373804382305" table:style-name="ce32">
            <text:p>98.3</text:p>
          </table:table-cell>
          <table:table-cell office:value-type="float" office:value="11896787.7857142" table:style-name="ce31">
            <text:p>11,896,788</text:p>
          </table:table-cell>
          <table:table-cell office:value-type="float" office:value="68.3015341434091" table:style-name="ce35">
            <text:p>68.3</text:p>
          </table:table-cell>
          <table:table-cell office:value-type="float" office:value="85.128556520499899" table:style-name="ce35">
            <text:p>85.1</text:p>
          </table:table-cell>
          <table:table-cell office:value-type="float" office:value="98.354535425045597" table:style-name="ce35">
            <text:p>98.4</text:p>
          </table:table-cell>
          <table:table-cell table:number-columns-repeated="16374" table:style-name="ce23"/>
        </table:table-row>
        <table:table-row table:style-name="ro3">
          <table:table-cell office:value-type="string" table:style-name="ce27">
            <text:p>Jul to Sep 2024</text:p>
          </table:table-cell>
          <table:table-cell office:value-type="string" table:style-name="ce27">
            <text:p>Govia Thameslink Railway</text:p>
          </table:table-cell>
          <table:table-cell office:value-type="float" office:value="3296158.1428571399" table:style-name="ce31">
            <text:p>3,296,158</text:p>
          </table:table-cell>
          <table:table-cell office:value-type="float" office:value="68.540158028998803" table:style-name="ce32">
            <text:p>68.5</text:p>
          </table:table-cell>
          <table:table-cell office:value-type="float" office:value="85.032124195497303" table:style-name="ce32">
            <text:p>85.0</text:p>
          </table:table-cell>
          <table:table-cell office:value-type="float" office:value="98.078364565292304" table:style-name="ce32">
            <text:p>98.1</text:p>
          </table:table-cell>
          <table:table-cell office:value-type="float" office:value="12360661.928571399" table:style-name="ce31">
            <text:p>12,360,662</text:p>
          </table:table-cell>
          <table:table-cell office:value-type="float" office:value="67.827497934446598" table:style-name="ce35">
            <text:p>67.8</text:p>
          </table:table-cell>
          <table:table-cell office:value-type="float" office:value="84.714392924877302" table:style-name="ce35">
            <text:p>84.7</text:p>
          </table:table-cell>
          <table:table-cell office:value-type="float" office:value="98.214091250672496" table:style-name="ce35">
            <text:p>98.2</text:p>
          </table:table-cell>
          <table:table-cell table:number-columns-repeated="16374" table:style-name="ce23"/>
        </table:table-row>
        <table:table-row table:style-name="ro3">
          <table:table-cell office:value-type="string" table:style-name="ce27">
            <text:p>Oct to Dec 2024</text:p>
          </table:table-cell>
          <table:table-cell office:value-type="string" table:style-name="ce27">
            <text:p>Govia Thameslink Railway</text:p>
          </table:table-cell>
          <table:table-cell office:value-type="float" office:value="3114339.1428571399" table:style-name="ce31">
            <text:p>3,114,339</text:p>
          </table:table-cell>
          <table:table-cell office:value-type="float" office:value="64.850492931910196" table:style-name="ce32">
            <text:p>64.9</text:p>
          </table:table-cell>
          <table:table-cell office:value-type="float" office:value="82.756057304337901" table:style-name="ce32">
            <text:p>82.8</text:p>
          </table:table-cell>
          <table:table-cell office:value-type="float" office:value="98.008630494137293" table:style-name="ce32">
            <text:p>98.0</text:p>
          </table:table-cell>
          <table:table-cell office:value-type="float" office:value="12532465.3571428" table:style-name="ce31">
            <text:p>12,532,465</text:p>
          </table:table-cell>
          <table:table-cell office:value-type="float" office:value="67.8691380498244" table:style-name="ce35">
            <text:p>67.9</text:p>
          </table:table-cell>
          <table:table-cell office:value-type="float" office:value="84.738583102292907" table:style-name="ce35">
            <text:p>84.7</text:p>
          </table:table-cell>
          <table:table-cell office:value-type="float" office:value="98.213026321950096" table:style-name="ce35">
            <text:p>98.2</text:p>
          </table:table-cell>
          <table:table-cell table:number-columns-repeated="16374" table:style-name="ce23"/>
        </table:table-row>
        <table:table-row table:style-name="ro3">
          <table:table-cell office:value-type="string" table:style-name="ce27">
            <text:p>Jan to Mar 2025</text:p>
          </table:table-cell>
          <table:table-cell office:value-type="string" table:style-name="ce27">
            <text:p>Govia Thameslink Railway</text:p>
          </table:table-cell>
          <table:table-cell office:value-type="float" office:value="3192567.4285714198" table:style-name="ce31">
            <text:p>3,192,567</text:p>
          </table:table-cell>
          <table:table-cell office:value-type="float" office:value="68.733896749109903" table:style-name="ce32">
            <text:p>68.7</text:p>
          </table:table-cell>
          <table:table-cell office:value-type="float" office:value="85.7994407725228" table:style-name="ce32">
            <text:p>85.8</text:p>
          </table:table-cell>
          <table:table-cell office:value-type="float" office:value="98.492910229169695" table:style-name="ce32">
            <text:p>98.5</text:p>
          </table:table-cell>
          <table:table-cell office:value-type="float" office:value="12676028" table:style-name="ce31">
            <text:p>12,676,028</text:p>
          </table:table-cell>
          <table:table-cell office:value-type="float" office:value="68.153557249952399" table:style-name="ce35">
            <text:p>68.2</text:p>
          </table:table-cell>
          <table:table-cell office:value-type="float" office:value="84.988633663478794" table:style-name="ce35">
            <text:p>85.0</text:p>
          </table:table-cell>
          <table:table-cell office:value-type="float" office:value="98.226731591315499" table:style-name="ce35">
            <text:p>98.2</text:p>
          </table:table-cell>
          <table:table-cell table:number-columns-repeated="16374" table:style-name="ce23"/>
        </table:table-row>
        <table:table-row table:style-name="ro3">
          <table:table-cell office:value-type="string" table:style-name="ce27">
            <text:p>Apr to Jun 2025 [p]</text:p>
          </table:table-cell>
          <table:table-cell office:value-type="string" table:style-name="ce27">
            <text:p>Govia Thameslink Railway</text:p>
          </table:table-cell>
          <table:table-cell office:value-type="float" office:value="3283444.4285714198" table:style-name="ce31">
            <text:p>3,283,444</text:p>
          </table:table-cell>
          <table:table-cell office:value-type="float" office:value="69.669550194915004" table:style-name="ce32">
            <text:p>69.7</text:p>
          </table:table-cell>
          <table:table-cell office:value-type="float" office:value="86.342120215134699" table:style-name="ce32">
            <text:p>86.3</text:p>
          </table:table-cell>
          <table:table-cell office:value-type="float" office:value="98.530948184160707" table:style-name="ce32">
            <text:p>98.5</text:p>
          </table:table-cell>
          <table:table-cell office:value-type="float" office:value="12886509.142857101" table:style-name="ce31">
            <text:p>12,886,509</text:p>
          </table:table-cell>
          <table:table-cell office:value-type="float" office:value="67.984224066267103" table:style-name="ce35">
            <text:p>68.0</text:p>
          </table:table-cell>
          <table:table-cell office:value-type="float" office:value="85.005939046065905" table:style-name="ce35">
            <text:p>85.0</text:p>
          </table:table-cell>
          <table:table-cell office:value-type="float" office:value="98.279530185078102" table:style-name="ce35">
            <text:p>98.3</text:p>
          </table:table-cell>
          <table:table-cell table:number-columns-repeated="16374" table:style-name="ce23"/>
        </table:table-row>
        <table:table-row table:style-name="ro3">
          <table:table-cell office:value-type="string" table:style-name="ce36">
            <text:p>Jul to Sep 2025 [p]</text:p>
          </table:table-cell>
          <table:table-cell office:value-type="string" table:style-name="ce27">
            <text:p>Govia Thameslink Railway</text:p>
          </table:table-cell>
          <table:table-cell office:value-type="float" office:value="3310933.6071428498" table:style-name="ce31">
            <text:p>3,310,934</text:p>
          </table:table-cell>
          <table:table-cell office:value-type="float" office:value="67.531017173932398" table:style-name="ce32">
            <text:p>67.5</text:p>
          </table:table-cell>
          <table:table-cell office:value-type="float" office:value="84.691443471905501" table:style-name="ce32">
            <text:p>84.7</text:p>
          </table:table-cell>
          <table:table-cell office:value-type="float" office:value="98.263420327246706" table:style-name="ce32">
            <text:p>98.3</text:p>
          </table:table-cell>
          <table:table-cell office:value-type="float" office:value="12901284.6071428" table:style-name="ce31">
            <text:p>12,901,285</text:p>
          </table:table-cell>
          <table:table-cell office:value-type="float" office:value="67.725878925417803" table:style-name="ce35">
            <text:p>67.7</text:p>
          </table:table-cell>
          <table:table-cell office:value-type="float" office:value="84.918538109365201" table:style-name="ce35">
            <text:p>84.9</text:p>
          </table:table-cell>
          <table:table-cell office:value-type="float" office:value="98.3267917597652" table:style-name="ce35">
            <text:p>98.3</text:p>
          </table:table-cell>
          <table:table-cell table:number-columns-repeated="16374" table:style-name="ce23"/>
        </table:table-row>
        <table:table-row table:style-name="ro3">
          <table:table-cell office:value-type="string" table:style-name="ce27">
            <text:p>Apr to Jun 2014</text:p>
          </table:table-cell>
          <table:table-cell office:value-type="string" table:style-name="ce38">
            <text:p>Grand Central</text:p>
          </table:table-cell>
          <table:table-cell office:value-type="float" office:value="10750.9285714285" table:style-name="ce31">
            <text:p>10,751</text:p>
          </table:table-cell>
          <table:table-cell office:value-type="float" office:value="56.275205463979802" table:style-name="ce32">
            <text:p>56.3</text:p>
          </table:table-cell>
          <table:table-cell office:value-type="float" office:value="76.247234458153102" table:style-name="ce32">
            <text:p>76.2</text:p>
          </table:table-cell>
          <table:table-cell office:value-type="float" office:value="95.834579072903907" table:style-name="ce32">
            <text:p>95.8</text:p>
          </table:table-cell>
          <table:table-cell office:value-type="float" office:value="41315.500000000029" table:style-name="ce33">
            <text:p>41,316</text:p>
          </table:table-cell>
          <table:table-cell office:value-type="float" office:value="52.478661588438648" table:style-name="ce34">
            <text:p>52.5</text:p>
          </table:table-cell>
          <table:table-cell office:value-type="float" office:value="71.300117389357425" table:style-name="ce34">
            <text:p>71.3</text:p>
          </table:table-cell>
          <table:table-cell office:value-type="float" office:value="92.800436363384719" table:style-name="ce34">
            <text:p>92.8</text:p>
          </table:table-cell>
          <table:table-cell table:number-columns-repeated="16374" table:style-name="ce23"/>
        </table:table-row>
        <table:table-row table:style-name="ro3">
          <table:table-cell office:value-type="string" table:style-name="ce27">
            <text:p>Jul to Sep 2014</text:p>
          </table:table-cell>
          <table:table-cell office:value-type="string" table:style-name="ce38">
            <text:p>Grand Central</text:p>
          </table:table-cell>
          <table:table-cell office:value-type="float" office:value="11438.464285714201" table:style-name="ce31">
            <text:p>11,438</text:p>
          </table:table-cell>
          <table:table-cell office:value-type="float" office:value="55.209709095564101" table:style-name="ce32">
            <text:p>55.2</text:p>
          </table:table-cell>
          <table:table-cell office:value-type="float" office:value="75.597373523543595" table:style-name="ce32">
            <text:p>75.6</text:p>
          </table:table-cell>
          <table:table-cell office:value-type="float" office:value="95.438948160498498" table:style-name="ce32">
            <text:p>95.4</text:p>
          </table:table-cell>
          <table:table-cell office:value-type="float" office:value="43039.250000000044" table:style-name="ce33">
            <text:p>43,039</text:p>
          </table:table-cell>
          <table:table-cell office:value-type="float" office:value="53.611446030575038" table:style-name="ce34">
            <text:p>53.6</text:p>
          </table:table-cell>
          <table:table-cell office:value-type="float" office:value="72.9959115392179" table:style-name="ce34">
            <text:p>73.0</text:p>
          </table:table-cell>
          <table:table-cell office:value-type="float" office:value="93.643758728535772" table:style-name="ce34">
            <text:p>93.6</text:p>
          </table:table-cell>
          <table:table-cell table:number-columns-repeated="16374" table:style-name="ce23"/>
        </table:table-row>
        <table:table-row table:style-name="ro3">
          <table:table-cell office:value-type="string" table:style-name="ce27">
            <text:p>Oct to Dec 2014</text:p>
          </table:table-cell>
          <table:table-cell office:value-type="string" table:style-name="ce38">
            <text:p>Grand Central</text:p>
          </table:table-cell>
          <table:table-cell office:value-type="float" office:value="11023.464285714201" table:style-name="ce31">
            <text:p>11,023</text:p>
          </table:table-cell>
          <table:table-cell office:value-type="float" office:value="47.7643468315962" table:style-name="ce32">
            <text:p>47.8</text:p>
          </table:table-cell>
          <table:table-cell office:value-type="float" office:value="69.211454786380997" table:style-name="ce32">
            <text:p>69.2</text:p>
          </table:table-cell>
          <table:table-cell office:value-type="float" office:value="94.765386820969496" table:style-name="ce32">
            <text:p>94.8</text:p>
          </table:table-cell>
          <table:table-cell office:value-type="float" office:value="44267.428571428638" table:style-name="ce33">
            <text:p>44,267</text:p>
          </table:table-cell>
          <table:table-cell office:value-type="float" office:value="53.983822352455093" table:style-name="ce34">
            <text:p>54.0</text:p>
          </table:table-cell>
          <table:table-cell office:value-type="float" office:value="73.923345768575317" table:style-name="ce34">
            <text:p>73.9</text:p>
          </table:table-cell>
          <table:table-cell office:value-type="float" office:value="94.943395982857254" table:style-name="ce34">
            <text:p>94.9</text:p>
          </table:table-cell>
          <table:table-cell table:number-columns-repeated="16374" table:style-name="ce23"/>
        </table:table-row>
        <table:table-row table:style-name="ro3">
          <table:table-cell office:value-type="string" table:style-name="ce27">
            <text:p>Jan to Mar 2015</text:p>
          </table:table-cell>
          <table:table-cell office:value-type="string" table:style-name="ce38">
            <text:p>Grand Central</text:p>
          </table:table-cell>
          <table:table-cell office:value-type="float" office:value="11105.1428571428" table:style-name="ce31">
            <text:p>11,105</text:p>
          </table:table-cell>
          <table:table-cell office:value-type="float" office:value="59.472123597818197" table:style-name="ce32">
            <text:p>59.5</text:p>
          </table:table-cell>
          <table:table-cell office:value-type="float" office:value="78.936721724812102" table:style-name="ce32">
            <text:p>78.9</text:p>
          </table:table-cell>
          <table:table-cell office:value-type="float" office:value="97.375733251003396" table:style-name="ce32">
            <text:p>97.4</text:p>
          </table:table-cell>
          <table:table-cell office:value-type="float" office:value="44318" table:style-name="ce31">
            <text:p>44,318</text:p>
          </table:table-cell>
          <table:table-cell office:value-type="float" office:value="54.684326910059099" table:style-name="ce35">
            <text:p>54.7</text:p>
          </table:table-cell>
          <table:table-cell office:value-type="float" office:value="75.003384629270201" table:style-name="ce35">
            <text:p>75.0</text:p>
          </table:table-cell>
          <table:table-cell office:value-type="float" office:value="95.852700934157596" table:style-name="ce35">
            <text:p>95.9</text:p>
          </table:table-cell>
          <table:table-cell table:number-columns-repeated="16374" table:style-name="ce23"/>
        </table:table-row>
        <table:table-row table:style-name="ro3">
          <table:table-cell office:value-type="string" table:style-name="ce27">
            <text:p>Apr to Jun 2015</text:p>
          </table:table-cell>
          <table:table-cell office:value-type="string" table:style-name="ce27">
            <text:p>Grand Central</text:p>
          </table:table-cell>
          <table:table-cell office:value-type="float" office:value="11553.214285714201" table:style-name="ce31">
            <text:p>11,553</text:p>
          </table:table-cell>
          <table:table-cell office:value-type="float" office:value="60.028748956690997" table:style-name="ce32">
            <text:p>60.0</text:p>
          </table:table-cell>
          <table:table-cell office:value-type="float" office:value="79.389780209589105" table:style-name="ce32">
            <text:p>79.4</text:p>
          </table:table-cell>
          <table:table-cell office:value-type="float" office:value="96.176697888651901" table:style-name="ce32">
            <text:p>96.2</text:p>
          </table:table-cell>
          <table:table-cell office:value-type="float" office:value="45120.285714285703" table:style-name="ce31">
            <text:p>45,120</text:p>
          </table:table-cell>
          <table:table-cell office:value-type="float" office:value="55.673722937417999" table:style-name="ce35">
            <text:p>55.7</text:p>
          </table:table-cell>
          <table:table-cell office:value-type="float" office:value="75.830161916401195" table:style-name="ce35">
            <text:p>75.8</text:p>
          </table:table-cell>
          <table:table-cell office:value-type="float" office:value="95.9399794834126" table:style-name="ce35">
            <text:p>95.9</text:p>
          </table:table-cell>
          <table:table-cell table:number-columns-repeated="16374" table:style-name="ce23"/>
        </table:table-row>
        <table:table-row table:style-name="ro3">
          <table:table-cell office:value-type="string" table:style-name="ce27">
            <text:p>Jul to Sep 2015</text:p>
          </table:table-cell>
          <table:table-cell office:value-type="string" table:style-name="ce27">
            <text:p>Grand Central</text:p>
          </table:table-cell>
          <table:table-cell office:value-type="float" office:value="11636.964285714201" table:style-name="ce31">
            <text:p>11,637</text:p>
          </table:table-cell>
          <table:table-cell office:value-type="float" office:value="54.7335307747786" table:style-name="ce32">
            <text:p>54.7</text:p>
          </table:table-cell>
          <table:table-cell office:value-type="float" office:value="75.662528580416406" table:style-name="ce32">
            <text:p>75.7</text:p>
          </table:table-cell>
          <table:table-cell office:value-type="float" office:value="95.885647643745997" table:style-name="ce32">
            <text:p>95.9</text:p>
          </table:table-cell>
          <table:table-cell office:value-type="float" office:value="45318.785714285703" table:style-name="ce31">
            <text:p>45,319</text:p>
          </table:table-cell>
          <table:table-cell office:value-type="float" office:value="55.549417381312999" table:style-name="ce35">
            <text:p>55.5</text:p>
          </table:table-cell>
          <table:table-cell office:value-type="float" office:value="75.845872808973894" table:style-name="ce35">
            <text:p>75.8</text:p>
          </table:table-cell>
          <table:table-cell office:value-type="float" office:value="96.052488482385897" table:style-name="ce35">
            <text:p>96.1</text:p>
          </table:table-cell>
          <table:table-cell table:number-columns-repeated="16374" table:style-name="ce23"/>
        </table:table-row>
        <table:table-row table:style-name="ro3">
          <table:table-cell office:value-type="string" table:style-name="ce27">
            <text:p>Oct to Dec 2015</text:p>
          </table:table-cell>
          <table:table-cell office:value-type="string" table:style-name="ce27">
            <text:p>Grand Central</text:p>
          </table:table-cell>
          <table:table-cell office:value-type="float" office:value="11217.857142857099" table:style-name="ce31">
            <text:p>11,218</text:p>
          </table:table-cell>
          <table:table-cell office:value-type="float" office:value="46.422795288124703" table:style-name="ce32">
            <text:p>46.4</text:p>
          </table:table-cell>
          <table:table-cell office:value-type="float" office:value="67.8360394778732" table:style-name="ce32">
            <text:p>67.8</text:p>
          </table:table-cell>
          <table:table-cell office:value-type="float" office:value="93.615727475326295" table:style-name="ce32">
            <text:p>93.6</text:p>
          </table:table-cell>
          <table:table-cell office:value-type="float" office:value="45513.1785714285" table:style-name="ce31">
            <text:p>45,513</text:p>
          </table:table-cell>
          <table:table-cell office:value-type="float" office:value="55.185507494297099" table:style-name="ce35">
            <text:p>55.2</text:p>
          </table:table-cell>
          <table:table-cell office:value-type="float" office:value="75.478530943549302" table:style-name="ce35">
            <text:p>75.5</text:p>
          </table:table-cell>
          <table:table-cell office:value-type="float" office:value="95.763628901832902" table:style-name="ce35">
            <text:p>95.8</text:p>
          </table:table-cell>
          <table:table-cell table:number-columns-repeated="16374" table:style-name="ce23"/>
        </table:table-row>
        <table:table-row table:style-name="ro3">
          <table:table-cell office:value-type="string" table:style-name="ce27">
            <text:p>Jan to Mar 2016</text:p>
          </table:table-cell>
          <table:table-cell office:value-type="string" table:style-name="ce27">
            <text:p>Grand Central</text:p>
          </table:table-cell>
          <table:table-cell office:value-type="float" office:value="11060.964285714201" table:style-name="ce31">
            <text:p>11,061</text:p>
          </table:table-cell>
          <table:table-cell office:value-type="float" office:value="54.206717962461298" table:style-name="ce32">
            <text:p>54.2</text:p>
          </table:table-cell>
          <table:table-cell office:value-type="float" office:value="74.110691718301396" table:style-name="ce32">
            <text:p>74.1</text:p>
          </table:table-cell>
          <table:table-cell office:value-type="float" office:value="94.400836920056605" table:style-name="ce32">
            <text:p>94.4</text:p>
          </table:table-cell>
          <table:table-cell office:value-type="float" office:value="45469" table:style-name="ce31">
            <text:p>45,469</text:p>
          </table:table-cell>
          <table:table-cell office:value-type="float" office:value="53.900459653829998" table:style-name="ce35">
            <text:p>53.9</text:p>
          </table:table-cell>
          <table:table-cell office:value-type="float" office:value="74.301172227231703" table:style-name="ce35">
            <text:p>74.3</text:p>
          </table:table-cell>
          <table:table-cell office:value-type="float" office:value="95.038377795860896" table:style-name="ce35">
            <text:p>95.0</text:p>
          </table:table-cell>
          <table:table-cell table:number-columns-repeated="16374" table:style-name="ce23"/>
        </table:table-row>
        <table:table-row table:style-name="ro3">
          <table:table-cell office:value-type="string" table:style-name="ce27">
            <text:p>Apr to Jun 2016</text:p>
          </table:table-cell>
          <table:table-cell office:value-type="string" table:style-name="ce27">
            <text:p>Grand Central</text:p>
          </table:table-cell>
          <table:table-cell office:value-type="float" office:value="11436.0714285714" table:style-name="ce31">
            <text:p>11,436</text:p>
          </table:table-cell>
          <table:table-cell office:value-type="float" office:value="55.730614284375797" table:style-name="ce32">
            <text:p>55.7</text:p>
          </table:table-cell>
          <table:table-cell office:value-type="float" office:value="75.170981543362103" table:style-name="ce32">
            <text:p>75.2</text:p>
          </table:table-cell>
          <table:table-cell office:value-type="float" office:value="94.925829924112307" table:style-name="ce32">
            <text:p>94.9</text:p>
          </table:table-cell>
          <table:table-cell office:value-type="float" office:value="45351.857142857101" table:style-name="ce31">
            <text:p>45,352</text:p>
          </table:table-cell>
          <table:table-cell office:value-type="float" office:value="52.8007988332498" table:style-name="ce35">
            <text:p>52.8</text:p>
          </table:table-cell>
          <table:table-cell office:value-type="float" office:value="73.224202505488805" table:style-name="ce35">
            <text:p>73.2</text:p>
          </table:table-cell>
          <table:table-cell office:value-type="float" office:value="94.720014615876494" table:style-name="ce35">
            <text:p>94.7</text:p>
          </table:table-cell>
          <table:table-cell table:number-columns-repeated="16374" table:style-name="ce23"/>
        </table:table-row>
        <table:table-row table:style-name="ro3">
          <table:table-cell office:value-type="string" table:style-name="ce27">
            <text:p>Jul to Sep 2016</text:p>
          </table:table-cell>
          <table:table-cell office:value-type="string" table:style-name="ce27">
            <text:p>Grand Central</text:p>
          </table:table-cell>
          <table:table-cell office:value-type="float" office:value="11558.1785714285" table:style-name="ce31">
            <text:p>11,558</text:p>
          </table:table-cell>
          <table:table-cell office:value-type="float" office:value="55.002487416146202" table:style-name="ce32">
            <text:p>55.0</text:p>
          </table:table-cell>
          <table:table-cell office:value-type="float" office:value="73.520605384560696" table:style-name="ce32">
            <text:p>73.5</text:p>
          </table:table-cell>
          <table:table-cell office:value-type="float" office:value="94.045960034483898" table:style-name="ce32">
            <text:p>94.0</text:p>
          </table:table-cell>
          <table:table-cell office:value-type="float" office:value="45273.071428571398" table:style-name="ce31">
            <text:p>45,273</text:p>
          </table:table-cell>
          <table:table-cell office:value-type="float" office:value="52.866099841753901" table:style-name="ce35">
            <text:p>52.9</text:p>
          </table:table-cell>
          <table:table-cell office:value-type="float" office:value="72.673127986835397" table:style-name="ce35">
            <text:p>72.7</text:p>
          </table:table-cell>
          <table:table-cell office:value-type="float" office:value="94.248315381423495" table:style-name="ce35">
            <text:p>94.2</text:p>
          </table:table-cell>
          <table:table-cell table:number-columns-repeated="16374" table:style-name="ce23"/>
        </table:table-row>
        <table:table-row table:style-name="ro3">
          <table:table-cell office:value-type="string" table:style-name="ce27">
            <text:p>Oct to Dec 2016</text:p>
          </table:table-cell>
          <table:table-cell office:value-type="string" table:style-name="ce27">
            <text:p>Grand Central</text:p>
          </table:table-cell>
          <table:table-cell office:value-type="float" office:value="11319.75" table:style-name="ce31">
            <text:p>11,320</text:p>
          </table:table-cell>
          <table:table-cell office:value-type="float" office:value="47.380210946102402" table:style-name="ce32">
            <text:p>47.4</text:p>
          </table:table-cell>
          <table:table-cell office:value-type="float" office:value="67.011197243755305" table:style-name="ce32">
            <text:p>67.0</text:p>
          </table:table-cell>
          <table:table-cell office:value-type="float" office:value="94.094077039813399" table:style-name="ce32">
            <text:p>94.1</text:p>
          </table:table-cell>
          <table:table-cell office:value-type="float" office:value="45374.964285714203" table:style-name="ce31">
            <text:p>45,375</text:p>
          </table:table-cell>
          <table:table-cell office:value-type="float" office:value="53.090478622966202" table:style-name="ce35">
            <text:p>53.1</text:p>
          </table:table-cell>
          <table:table-cell office:value-type="float" office:value="72.456491504518993" table:style-name="ce35">
            <text:p>72.5</text:p>
          </table:table-cell>
          <table:table-cell office:value-type="float" office:value="94.366229331939607" table:style-name="ce35">
            <text:p>94.4</text:p>
          </table:table-cell>
          <table:table-cell table:number-columns-repeated="16374" table:style-name="ce23"/>
        </table:table-row>
        <table:table-row table:style-name="ro3">
          <table:table-cell office:value-type="string" table:style-name="ce27">
            <text:p>Jan to Mar 2017</text:p>
          </table:table-cell>
          <table:table-cell office:value-type="string" table:style-name="ce27">
            <text:p>Grand Central</text:p>
          </table:table-cell>
          <table:table-cell office:value-type="float" office:value="10803" table:style-name="ce31">
            <text:p>10,803</text:p>
          </table:table-cell>
          <table:table-cell office:value-type="float" office:value="53.485143015828903" table:style-name="ce32">
            <text:p>53.5</text:p>
          </table:table-cell>
          <table:table-cell office:value-type="float" office:value="74.148384707951493" table:style-name="ce32">
            <text:p>74.1</text:p>
          </table:table-cell>
          <table:table-cell office:value-type="float" office:value="94.918078311580103" table:style-name="ce32">
            <text:p>94.9</text:p>
          </table:table-cell>
          <table:table-cell office:value-type="float" office:value="45117" table:style-name="ce31">
            <text:p>45,117</text:p>
          </table:table-cell>
          <table:table-cell office:value-type="float" office:value="52.911319458297299" table:style-name="ce35">
            <text:p>52.9</text:p>
          </table:table-cell>
          <table:table-cell office:value-type="float" office:value="72.456058691845598" table:style-name="ce35">
            <text:p>72.5</text:p>
          </table:table-cell>
          <table:table-cell office:value-type="float" office:value="94.489881862712494" table:style-name="ce35">
            <text:p>94.5</text:p>
          </table:table-cell>
          <table:table-cell table:number-columns-repeated="16374" table:style-name="ce23"/>
        </table:table-row>
        <table:table-row table:style-name="ro3">
          <table:table-cell office:value-type="string" table:style-name="ce27">
            <text:p>Apr to Jun 2017</text:p>
          </table:table-cell>
          <table:table-cell office:value-type="string" table:style-name="ce27">
            <text:p>Grand Central</text:p>
          </table:table-cell>
          <table:table-cell office:value-type="float" office:value="11337.1428571428" table:style-name="ce31">
            <text:p>11,337</text:p>
          </table:table-cell>
          <table:table-cell office:value-type="float" office:value="52.132686491935402" table:style-name="ce32">
            <text:p>52.1</text:p>
          </table:table-cell>
          <table:table-cell office:value-type="float" office:value="73.643523185483801" table:style-name="ce32">
            <text:p>73.6</text:p>
          </table:table-cell>
          <table:table-cell office:value-type="float" office:value="96.340095766128997" table:style-name="ce32">
            <text:p>96.3</text:p>
          </table:table-cell>
          <table:table-cell office:value-type="float" office:value="45018.071428571398" table:style-name="ce31">
            <text:p>45,018</text:p>
          </table:table-cell>
          <table:table-cell office:value-type="float" office:value="51.999038481371699" table:style-name="ce35">
            <text:p>52.0</text:p>
          </table:table-cell>
          <table:table-cell office:value-type="float" office:value="72.065424519994295" table:style-name="ce35">
            <text:p>72.1</text:p>
          </table:table-cell>
          <table:table-cell office:value-type="float" office:value="94.845086021010601" table:style-name="ce35">
            <text:p>94.8</text:p>
          </table:table-cell>
          <table:table-cell table:number-columns-repeated="16374" table:style-name="ce23"/>
        </table:table-row>
        <table:table-row table:style-name="ro3">
          <table:table-cell office:value-type="string" table:style-name="ce27">
            <text:p>Jul to Sep 2017</text:p>
          </table:table-cell>
          <table:table-cell office:value-type="string" table:style-name="ce27">
            <text:p>Grand Central</text:p>
          </table:table-cell>
          <table:table-cell office:value-type="float" office:value="11412.357142857099" table:style-name="ce31">
            <text:p>11,412</text:p>
          </table:table-cell>
          <table:table-cell office:value-type="float" office:value="53.233024353301197" table:style-name="ce32">
            <text:p>53.2</text:p>
          </table:table-cell>
          <table:table-cell office:value-type="float" office:value="74.300413711953794" table:style-name="ce32">
            <text:p>74.3</text:p>
          </table:table-cell>
          <table:table-cell office:value-type="float" office:value="95.421003548784796" table:style-name="ce32">
            <text:p>95.4</text:p>
          </table:table-cell>
          <table:table-cell office:value-type="float" office:value="44872.25" table:style-name="ce31">
            <text:p>44,872</text:p>
          </table:table-cell>
          <table:table-cell office:value-type="float" office:value="51.539250714130503" table:style-name="ce35">
            <text:p>51.5</text:p>
          </table:table-cell>
          <table:table-cell office:value-type="float" office:value="72.259024229897094" table:style-name="ce35">
            <text:p>72.3</text:p>
          </table:table-cell>
          <table:table-cell office:value-type="float" office:value="95.1973976917009" table:style-name="ce35">
            <text:p>95.2</text:p>
          </table:table-cell>
          <table:table-cell table:number-columns-repeated="16374" table:style-name="ce23"/>
        </table:table-row>
        <table:table-row table:style-name="ro3">
          <table:table-cell office:value-type="string" table:style-name="ce27">
            <text:p>Oct to Dec 2017</text:p>
          </table:table-cell>
          <table:table-cell office:value-type="string" table:style-name="ce27">
            <text:p>Grand Central</text:p>
          </table:table-cell>
          <table:table-cell office:value-type="float" office:value="10936.785714285699" table:style-name="ce31">
            <text:p>10,937</text:p>
          </table:table-cell>
          <table:table-cell office:value-type="float" office:value="45.4769291055742" table:style-name="ce32">
            <text:p>45.5</text:p>
          </table:table-cell>
          <table:table-cell office:value-type="float" office:value="67.506775952715202" table:style-name="ce32">
            <text:p>67.5</text:p>
          </table:table-cell>
          <table:table-cell office:value-type="float" office:value="94.615158540965894" table:style-name="ce32">
            <text:p>94.6</text:p>
          </table:table-cell>
          <table:table-cell office:value-type="float" office:value="44489.285714285703" table:style-name="ce31">
            <text:p>44,489</text:p>
          </table:table-cell>
          <table:table-cell office:value-type="float" office:value="51.107168660191" table:style-name="ce35">
            <text:p>51.1</text:p>
          </table:table-cell>
          <table:table-cell office:value-type="float" office:value="72.426025527815597" table:style-name="ce35">
            <text:p>72.4</text:p>
          </table:table-cell>
          <table:table-cell office:value-type="float" office:value="95.334992373765701" table:style-name="ce35">
            <text:p>95.3</text:p>
          </table:table-cell>
          <table:table-cell table:number-columns-repeated="16374" table:style-name="ce23"/>
        </table:table-row>
        <table:table-row table:style-name="ro3">
          <table:table-cell office:value-type="string" table:style-name="ce27">
            <text:p>Jan to Mar 2018</text:p>
          </table:table-cell>
          <table:table-cell office:value-type="string" table:style-name="ce27">
            <text:p>Grand Central</text:p>
          </table:table-cell>
          <table:table-cell office:value-type="float" office:value="10604.714285714201" table:style-name="ce31">
            <text:p>10,605</text:p>
          </table:table-cell>
          <table:table-cell office:value-type="float" office:value="50.447240445623898" table:style-name="ce32">
            <text:p>50.4</text:p>
          </table:table-cell>
          <table:table-cell office:value-type="float" office:value="69.520294208774999" table:style-name="ce32">
            <text:p>69.5</text:p>
          </table:table-cell>
          <table:table-cell office:value-type="float" office:value="92.479086120727899" table:style-name="ce32">
            <text:p>92.5</text:p>
          </table:table-cell>
          <table:table-cell office:value-type="float" office:value="44291" table:style-name="ce31">
            <text:p>44,291</text:p>
          </table:table-cell>
          <table:table-cell office:value-type="float" office:value="50.369149488609402" table:style-name="ce35">
            <text:p>50.4</text:p>
          </table:table-cell>
          <table:table-cell office:value-type="float" office:value="71.310198460183699" table:style-name="ce35">
            <text:p>71.3</text:p>
          </table:table-cell>
          <table:table-cell office:value-type="float" office:value="94.752884333160196" table:style-name="ce35">
            <text:p>94.8</text:p>
          </table:table-cell>
          <table:table-cell table:number-columns-repeated="16374" table:style-name="ce23"/>
        </table:table-row>
        <table:table-row table:style-name="ro3">
          <table:table-cell office:value-type="string" table:style-name="ce27">
            <text:p>Apr to Jun 2018</text:p>
          </table:table-cell>
          <table:table-cell office:value-type="string" table:style-name="ce27">
            <text:p>Grand Central</text:p>
          </table:table-cell>
          <table:table-cell office:value-type="float" office:value="11077.75" table:style-name="ce31">
            <text:p>11,078</text:p>
          </table:table-cell>
          <table:table-cell office:value-type="float" office:value="48.642549254135503" table:style-name="ce32">
            <text:p>48.6</text:p>
          </table:table-cell>
          <table:table-cell office:value-type="float" office:value="67.511453138046903" table:style-name="ce32">
            <text:p>67.5</text:p>
          </table:table-cell>
          <table:table-cell office:value-type="float" office:value="92.056148586129794" table:style-name="ce32">
            <text:p>92.1</text:p>
          </table:table-cell>
          <table:table-cell office:value-type="float" office:value="44031.607142857101" table:style-name="ce31">
            <text:p>44,032</text:p>
          </table:table-cell>
          <table:table-cell office:value-type="float" office:value="49.480689602030999" table:style-name="ce35">
            <text:p>49.5</text:p>
          </table:table-cell>
          <table:table-cell office:value-type="float" office:value="69.753707766742195" table:style-name="ce35">
            <text:p>69.8</text:p>
          </table:table-cell>
          <table:table-cell office:value-type="float" office:value="93.665751469115094" table:style-name="ce35">
            <text:p>93.7</text:p>
          </table:table-cell>
          <table:table-cell table:number-columns-repeated="16374" table:style-name="ce23"/>
        </table:table-row>
        <table:table-row table:style-name="ro3">
          <table:table-cell office:value-type="string" table:style-name="ce27">
            <text:p>Jul to Sep 2018</text:p>
          </table:table-cell>
          <table:table-cell office:value-type="string" table:style-name="ce27">
            <text:p>Grand Central</text:p>
          </table:table-cell>
          <table:table-cell office:value-type="float" office:value="10986.75" table:style-name="ce31">
            <text:p>10,987</text:p>
          </table:table-cell>
          <table:table-cell office:value-type="float" office:value="46.134792233501997" table:style-name="ce32">
            <text:p>46.1</text:p>
          </table:table-cell>
          <table:table-cell office:value-type="float" office:value="64.4948948246101" table:style-name="ce32">
            <text:p>64.5</text:p>
          </table:table-cell>
          <table:table-cell office:value-type="float" office:value="90.860744598200995" table:style-name="ce32">
            <text:p>90.9</text:p>
          </table:table-cell>
          <table:table-cell office:value-type="float" office:value="43606" table:style-name="ce31">
            <text:p>43,606</text:p>
          </table:table-cell>
          <table:table-cell office:value-type="float" office:value="47.655630614397701" table:style-name="ce35">
            <text:p>47.7</text:p>
          </table:table-cell>
          <table:table-cell office:value-type="float" office:value="67.238781032754304" table:style-name="ce35">
            <text:p>67.2</text:p>
          </table:table-cell>
          <table:table-cell office:value-type="float" office:value="92.499639630195006" table:style-name="ce35">
            <text:p>92.5</text:p>
          </table:table-cell>
          <table:table-cell table:number-columns-repeated="16374" table:style-name="ce23"/>
        </table:table-row>
        <table:table-row table:style-name="ro3">
          <table:table-cell office:value-type="string" table:style-name="ce27">
            <text:p>Oct to Dec 2018</text:p>
          </table:table-cell>
          <table:table-cell office:value-type="string" table:style-name="ce27">
            <text:p>Grand Central</text:p>
          </table:table-cell>
          <table:table-cell office:value-type="float" office:value="11189.8214285714" table:style-name="ce31">
            <text:p>11,190</text:p>
          </table:table-cell>
          <table:table-cell office:value-type="float" office:value="47.924931777923099" table:style-name="ce32">
            <text:p>47.9</text:p>
          </table:table-cell>
          <table:table-cell office:value-type="float" office:value="65.725866939023007" table:style-name="ce32">
            <text:p>65.7</text:p>
          </table:table-cell>
          <table:table-cell office:value-type="float" office:value="93.472384022469299" table:style-name="ce32">
            <text:p>93.5</text:p>
          </table:table-cell>
          <table:table-cell office:value-type="float" office:value="43859.035714285703" table:style-name="ce31">
            <text:p>43,859</text:p>
          </table:table-cell>
          <table:table-cell office:value-type="float" office:value="48.267623628621799" table:style-name="ce35">
            <text:p>48.3</text:p>
          </table:table-cell>
          <table:table-cell office:value-type="float" office:value="66.785961192228598" table:style-name="ce35">
            <text:p>66.8</text:p>
          </table:table-cell>
          <table:table-cell office:value-type="float" office:value="92.220286909441199" table:style-name="ce35">
            <text:p>92.2</text:p>
          </table:table-cell>
          <table:table-cell table:number-columns-repeated="16374" table:style-name="ce23"/>
        </table:table-row>
        <table:table-row table:style-name="ro3">
          <table:table-cell office:value-type="string" table:style-name="ce27">
            <text:p>Jan to Mar 2019</text:p>
          </table:table-cell>
          <table:table-cell office:value-type="string" table:style-name="ce27">
            <text:p>Grand Central</text:p>
          </table:table-cell>
          <table:table-cell office:value-type="float" office:value="11665.6785714285" table:style-name="ce31">
            <text:p>11,666</text:p>
          </table:table-cell>
          <table:table-cell office:value-type="float" office:value="55.676756296706699" table:style-name="ce32">
            <text:p>55.7</text:p>
          </table:table-cell>
          <table:table-cell office:value-type="float" office:value="72.218259301553005" table:style-name="ce32">
            <text:p>72.2</text:p>
          </table:table-cell>
          <table:table-cell office:value-type="float" office:value="94.544129757928403" table:style-name="ce32">
            <text:p>94.5</text:p>
          </table:table-cell>
          <table:table-cell office:value-type="float" office:value="44920" table:style-name="ce31">
            <text:p>44,920</text:p>
          </table:table-cell>
          <table:table-cell office:value-type="float" office:value="49.677203918076501" table:style-name="ce35">
            <text:p>49.7</text:p>
          </table:table-cell>
          <table:table-cell office:value-type="float" office:value="67.551202137132606" table:style-name="ce35">
            <text:p>67.6</text:p>
          </table:table-cell>
          <table:table-cell office:value-type="float" office:value="92.762689225289407" table:style-name="ce35">
            <text:p>92.8</text:p>
          </table:table-cell>
          <table:table-cell table:number-columns-repeated="16374" table:style-name="ce23"/>
        </table:table-row>
        <table:table-row table:style-name="ro3">
          <table:table-cell office:value-type="string" table:style-name="ce27">
            <text:p>Apr to Jun 2019</text:p>
          </table:table-cell>
          <table:table-cell office:value-type="string" table:style-name="ce27">
            <text:p>Grand Central</text:p>
          </table:table-cell>
          <table:table-cell office:value-type="float" office:value="12032.857142857099" table:style-name="ce31">
            <text:p>12,033</text:p>
          </table:table-cell>
          <table:table-cell office:value-type="float" office:value="54.170723020301502" table:style-name="ce32">
            <text:p>54.2</text:p>
          </table:table-cell>
          <table:table-cell office:value-type="float" office:value="71.542205864893702" table:style-name="ce32">
            <text:p>71.5</text:p>
          </table:table-cell>
          <table:table-cell office:value-type="float" office:value="93.473821678736797" table:style-name="ce32">
            <text:p>93.5</text:p>
          </table:table-cell>
          <table:table-cell office:value-type="float" office:value="45875.107142857101" table:style-name="ce33">
            <text:p>45,875</text:p>
          </table:table-cell>
          <table:table-cell office:value-type="float" office:value="51.105680562832397" table:style-name="ce34">
            <text:p>51.1</text:p>
          </table:table-cell>
          <table:table-cell office:value-type="float" office:value="68.607624894609003" table:style-name="ce34">
            <text:p>68.6</text:p>
          </table:table-cell>
          <table:table-cell office:value-type="float" office:value="93.119829225778304" table:style-name="ce34">
            <text:p>93.1</text:p>
          </table:table-cell>
          <table:table-cell table:number-columns-repeated="16374" table:style-name="ce23"/>
        </table:table-row>
        <table:table-row table:style-name="ro3">
          <table:table-cell office:value-type="string" table:style-name="ce27">
            <text:p>Jul to Sep 2019</text:p>
          </table:table-cell>
          <table:table-cell office:value-type="string" table:style-name="ce27">
            <text:p>Grand Central</text:p>
          </table:table-cell>
          <table:table-cell office:value-type="float" office:value="11541.9999999999" table:style-name="ce31">
            <text:p>11,542</text:p>
          </table:table-cell>
          <table:table-cell office:value-type="float" office:value="48.429338812288002" table:style-name="ce32">
            <text:p>48.4</text:p>
          </table:table-cell>
          <table:table-cell office:value-type="float" office:value="67.643636903730396" table:style-name="ce32">
            <text:p>67.6</text:p>
          </table:table-cell>
          <table:table-cell office:value-type="float" office:value="92.2556130405723" table:style-name="ce32">
            <text:p>92.3</text:p>
          </table:table-cell>
          <table:table-cell office:value-type="float" office:value="46430.357142857101" table:style-name="ce33">
            <text:p>46,430</text:p>
          </table:table-cell>
          <table:table-cell office:value-type="float" office:value="51.6166301296103" table:style-name="ce34">
            <text:p>51.6</text:p>
          </table:table-cell>
          <table:table-cell office:value-type="float" office:value="69.341179185415896" table:style-name="ce34">
            <text:p>69.3</text:p>
          </table:table-cell>
          <table:table-cell office:value-type="float" office:value="93.4395600169224" table:style-name="ce34">
            <text:p>93.4</text:p>
          </table:table-cell>
          <table:table-cell table:number-columns-repeated="16374" table:style-name="ce23"/>
        </table:table-row>
        <table:table-row table:style-name="ro3">
          <table:table-cell office:value-type="string" table:style-name="ce27">
            <text:p>Oct to Dec 2019</text:p>
          </table:table-cell>
          <table:table-cell office:value-type="string" table:style-name="ce27">
            <text:p>Grand Central</text:p>
          </table:table-cell>
          <table:table-cell office:value-type="float" office:value="11302" table:style-name="ce31">
            <text:p>11,302</text:p>
          </table:table-cell>
          <table:table-cell office:value-type="float" office:value="44.312005460474701" table:style-name="ce32">
            <text:p>44.3</text:p>
          </table:table-cell>
          <table:table-cell office:value-type="float" office:value="62.751219758829002" table:style-name="ce32">
            <text:p>62.8</text:p>
          </table:table-cell>
          <table:table-cell office:value-type="float" office:value="91.907879768435393" table:style-name="ce32">
            <text:p>91.9</text:p>
          </table:table-cell>
          <table:table-cell office:value-type="float" office:value="46542.535714285703" table:style-name="ce33">
            <text:p>46,543</text:p>
          </table:table-cell>
          <table:table-cell office:value-type="float" office:value="50.7303994579459" table:style-name="ce34">
            <text:p>50.7</text:p>
          </table:table-cell>
          <table:table-cell office:value-type="float" office:value="68.610126988292507" table:style-name="ce34">
            <text:p>68.6</text:p>
          </table:table-cell>
          <table:table-cell office:value-type="float" office:value="93.059728006101906" table:style-name="ce34">
            <text:p>93.1</text:p>
          </table:table-cell>
          <table:table-cell table:number-columns-repeated="16374" table:style-name="ce23"/>
        </table:table-row>
        <table:table-row table:style-name="ro3">
          <table:table-cell office:value-type="string" table:style-name="ce27">
            <text:p>Jan to Mar 2020</text:p>
          </table:table-cell>
          <table:table-cell office:value-type="string" table:style-name="ce27">
            <text:p>Grand Central</text:p>
          </table:table-cell>
          <table:table-cell office:value-type="float" office:value="10023.1428571428" table:style-name="ce31">
            <text:p>10,023</text:p>
          </table:table-cell>
          <table:table-cell office:value-type="float" office:value="50.302157863230804" table:style-name="ce32">
            <text:p>50.3</text:p>
          </table:table-cell>
          <table:table-cell office:value-type="float" office:value="70.206094467090395" table:style-name="ce32">
            <text:p>70.2</text:p>
          </table:table-cell>
          <table:table-cell office:value-type="float" office:value="94.190587497505703" table:style-name="ce32">
            <text:p>94.2</text:p>
          </table:table-cell>
          <table:table-cell office:value-type="float" office:value="44899.999999999898" table:style-name="ce31">
            <text:p>44,900</text:p>
          </table:table-cell>
          <table:table-cell office:value-type="float" office:value="49.349665924276103" table:style-name="ce35">
            <text:p>49.3</text:p>
          </table:table-cell>
          <table:table-cell office:value-type="float" office:value="68.028953229398596" table:style-name="ce35">
            <text:p>68.0</text:p>
          </table:table-cell>
          <table:table-cell office:value-type="float" office:value="92.926503340757193" table:style-name="ce35">
            <text:p>92.9</text:p>
          </table:table-cell>
          <table:table-cell table:number-columns-repeated="16374" table:style-name="ce23"/>
        </table:table-row>
        <table:table-row table:style-name="ro3">
          <table:table-cell office:value-type="string" table:style-name="ce27">
            <text:p>Apr to Jun 2020</text:p>
          </table:table-cell>
          <table:table-cell office:value-type="string" table:style-name="ce38">
            <text:p>Grand Central [note 1]</text:p>
          </table:table-cell>
          <table:table-cell office:value-type="float" office:value="192" table:style-name="ce31">
            <text:p>192</text:p>
          </table:table-cell>
          <table:table-cell office:value-type="float" office:value="82.2916666666666" table:style-name="ce32">
            <text:p>82.3</text:p>
          </table:table-cell>
          <table:table-cell office:value-type="float" office:value="94.7916666666666" table:style-name="ce32">
            <text:p>94.8</text:p>
          </table:table-cell>
          <table:table-cell office:value-type="float" office:value="100" table:style-name="ce32">
            <text:p>100.0</text:p>
          </table:table-cell>
          <table:table-cell office:value-type="float" office:value="33059.142857142797" table:style-name="ce31">
            <text:p>33,059</text:p>
          </table:table-cell>
          <table:table-cell office:value-type="float" office:value="47.786218638457399" table:style-name="ce35">
            <text:p>47.8</text:p>
          </table:table-cell>
          <table:table-cell office:value-type="float" office:value="66.905632329936793" table:style-name="ce35">
            <text:p>66.9</text:p>
          </table:table-cell>
          <table:table-cell office:value-type="float" office:value="92.768371835757506" table:style-name="ce35">
            <text:p>92.8</text:p>
          </table:table-cell>
          <table:table-cell table:number-columns-repeated="16374" table:style-name="ce23"/>
        </table:table-row>
        <table:table-row table:style-name="ro3">
          <table:table-cell office:value-type="string" table:style-name="ce27">
            <text:p>Jul to Sep 2020</text:p>
          </table:table-cell>
          <table:table-cell office:value-type="string" table:style-name="ce38">
            <text:p>Grand Central [note 1]</text:p>
          </table:table-cell>
          <table:table-cell office:value-type="float" office:value="5903.2142857142799" table:style-name="ce31">
            <text:p>5,903</text:p>
          </table:table-cell>
          <table:table-cell office:value-type="float" office:value="70.391433238550405" table:style-name="ce32">
            <text:p>70.4</text:p>
          </table:table-cell>
          <table:table-cell office:value-type="float" office:value="86.477100853046096" table:style-name="ce32">
            <text:p>86.5</text:p>
          </table:table-cell>
          <table:table-cell office:value-type="float" office:value="97.066368201343096" table:style-name="ce32">
            <text:p>97.1</text:p>
          </table:table-cell>
          <table:table-cell office:value-type="float" office:value="27420.357142857101" table:style-name="ce31">
            <text:p>27,420</text:p>
          </table:table-cell>
          <table:table-cell office:value-type="float" office:value="52.382093595738297" table:style-name="ce35">
            <text:p>52.4</text:p>
          </table:table-cell>
          <table:table-cell office:value-type="float" office:value="70.808445237506007" table:style-name="ce35">
            <text:p>70.8</text:p>
          </table:table-cell>
          <table:table-cell office:value-type="float" office:value="93.909504148377707" table:style-name="ce35">
            <text:p>93.9</text:p>
          </table:table-cell>
          <table:table-cell table:number-columns-repeated="16374" table:style-name="ce23"/>
        </table:table-row>
        <table:table-row table:style-name="ro3">
          <table:table-cell office:value-type="string" table:style-name="ce27">
            <text:p>Oct to Dec 2020</text:p>
          </table:table-cell>
          <table:table-cell office:value-type="string" table:style-name="ce38">
            <text:p>Grand Central [note 1]</text:p>
          </table:table-cell>
          <table:table-cell office:value-type="float" office:value="6486.1071428571404" table:style-name="ce31">
            <text:p>6,486</text:p>
          </table:table-cell>
          <table:table-cell office:value-type="float" office:value="67.500316610777901" table:style-name="ce32">
            <text:p>67.5</text:p>
          </table:table-cell>
          <table:table-cell office:value-type="float" office:value="84.679892737774594" table:style-name="ce32">
            <text:p>84.7</text:p>
          </table:table-cell>
          <table:table-cell office:value-type="float" office:value="96.822879671385493" table:style-name="ce32">
            <text:p>96.8</text:p>
          </table:table-cell>
          <table:table-cell office:value-type="float" office:value="22604.464285714199" table:style-name="ce31">
            <text:p>22,604</text:p>
          </table:table-cell>
          <table:table-cell office:value-type="float" office:value="60.755065766085998" table:style-name="ce35">
            <text:p>60.8</text:p>
          </table:table-cell>
          <table:table-cell office:value-type="float" office:value="78.817237429395206" table:style-name="ce35">
            <text:p>78.8</text:p>
          </table:table-cell>
          <table:table-cell office:value-type="float" office:value="95.746257455464701" table:style-name="ce35">
            <text:p>95.7</text:p>
          </table:table-cell>
          <table:table-cell table:number-columns-repeated="16374" table:style-name="ce23"/>
        </table:table-row>
        <table:table-row table:style-name="ro3">
          <table:table-cell office:value-type="string" table:style-name="ce27">
            <text:p>Jan to Mar 2021</text:p>
          </table:table-cell>
          <table:table-cell office:value-type="string" table:style-name="ce38">
            <text:p>Grand Central [note 1]</text:p>
          </table:table-cell>
          <table:table-cell office:value-type="float" office:value="993.67857142856997" table:style-name="ce31">
            <text:p>994</text:p>
          </table:table-cell>
          <table:table-cell office:value-type="float" office:value="72.307084067138703" table:style-name="ce32">
            <text:p>72.3</text:p>
          </table:table-cell>
          <table:table-cell office:value-type="float" office:value="87.416885310714093" table:style-name="ce32">
            <text:p>87.4</text:p>
          </table:table-cell>
          <table:table-cell office:value-type="float" office:value="96.4022571253998" table:style-name="ce32">
            <text:p>96.4</text:p>
          </table:table-cell>
          <table:table-cell office:value-type="float" office:value="13575" table:style-name="ce31">
            <text:p>13,575</text:p>
          </table:table-cell>
          <table:table-cell office:value-type="float" office:value="69.318600368324098" table:style-name="ce35">
            <text:p>69.3</text:p>
          </table:table-cell>
          <table:table-cell office:value-type="float" office:value="85.804788213627901" table:style-name="ce35">
            <text:p>85.8</text:p>
          </table:table-cell>
          <table:table-cell office:value-type="float" office:value="96.942909760589302" table:style-name="ce35">
            <text:p>96.9</text:p>
          </table:table-cell>
          <table:table-cell table:number-columns-repeated="16374" table:style-name="ce23"/>
        </table:table-row>
        <table:table-row table:style-name="ro3">
          <table:table-cell office:value-type="string" table:style-name="ce27">
            <text:p>Apr to Jun 2021</text:p>
          </table:table-cell>
          <table:table-cell office:value-type="string" table:style-name="ce27">
            <text:p>Grand Central</text:p>
          </table:table-cell>
          <table:table-cell office:value-type="float" office:value="8304.2857142857101" table:style-name="ce31">
            <text:p>8,304</text:p>
          </table:table-cell>
          <table:table-cell office:value-type="float" office:value="69.126096679855493" table:style-name="ce32">
            <text:p>69.1</text:p>
          </table:table-cell>
          <table:table-cell office:value-type="float" office:value="86.573198004472701" table:style-name="ce32">
            <text:p>86.6</text:p>
          </table:table-cell>
          <table:table-cell office:value-type="float" office:value="98.118011353862002" table:style-name="ce32">
            <text:p>98.1</text:p>
          </table:table-cell>
          <table:table-cell office:value-type="float" office:value="21687.285714285699" table:style-name="ce31">
            <text:p>21,687</text:p>
          </table:table-cell>
          <table:table-cell office:value-type="float" office:value="69.130036690358395" table:style-name="ce35">
            <text:p>69.1</text:p>
          </table:table-cell>
          <table:table-cell office:value-type="float" office:value="86.019458405517298" table:style-name="ce35">
            <text:p>86.0</text:p>
          </table:table-cell>
          <table:table-cell office:value-type="float" office:value="97.365803532023307" table:style-name="ce35">
            <text:p>97.4</text:p>
          </table:table-cell>
          <table:table-cell table:number-columns-repeated="16374" table:style-name="ce23"/>
        </table:table-row>
        <table:table-row table:style-name="ro3">
          <table:table-cell office:value-type="string" table:style-name="ce27">
            <text:p>Jul to Sep 2021</text:p>
          </table:table-cell>
          <table:table-cell office:value-type="string" table:style-name="ce27">
            <text:p>Grand Central</text:p>
          </table:table-cell>
          <table:table-cell office:value-type="float" office:value="10132.5714285714" table:style-name="ce31">
            <text:p>10,133</text:p>
          </table:table-cell>
          <table:table-cell office:value-type="float" office:value="57.593616061357899" table:style-name="ce32">
            <text:p>57.6</text:p>
          </table:table-cell>
          <table:table-cell office:value-type="float" office:value="78.595195127453096" table:style-name="ce32">
            <text:p>78.6</text:p>
          </table:table-cell>
          <table:table-cell office:value-type="float" office:value="95.495431987367397" table:style-name="ce32">
            <text:p>95.5</text:p>
          </table:table-cell>
          <table:table-cell office:value-type="float" office:value="25916.6428571428" table:style-name="ce31">
            <text:p>25,917</text:p>
          </table:table-cell>
          <table:table-cell office:value-type="float" office:value="64.332351246992403" table:style-name="ce35">
            <text:p>64.3</text:p>
          </table:table-cell>
          <table:table-cell office:value-type="float" office:value="83.012570521424394" table:style-name="ce35">
            <text:p>83.0</text:p>
          </table:table-cell>
          <table:table-cell office:value-type="float" office:value="96.7027530571916" table:style-name="ce35">
            <text:p>96.7</text:p>
          </table:table-cell>
          <table:table-cell table:number-columns-repeated="16374" table:style-name="ce23"/>
        </table:table-row>
        <table:table-row table:style-name="ro3">
          <table:table-cell office:value-type="string" table:style-name="ce27">
            <text:p>Oct to Dec 2021</text:p>
          </table:table-cell>
          <table:table-cell office:value-type="string" table:style-name="ce27">
            <text:p>Grand Central</text:p>
          </table:table-cell>
          <table:table-cell office:value-type="float" office:value="10568.9999999999" table:style-name="ce31">
            <text:p>10,569</text:p>
          </table:table-cell>
          <table:table-cell office:value-type="float" office:value="48.127272481516002" table:style-name="ce32">
            <text:p>48.1</text:p>
          </table:table-cell>
          <table:table-cell office:value-type="float" office:value="70.402660070556706" table:style-name="ce32">
            <text:p>70.4</text:p>
          </table:table-cell>
          <table:table-cell office:value-type="float" office:value="93.443088277036594" table:style-name="ce32">
            <text:p>93.4</text:p>
          </table:table-cell>
          <table:table-cell office:value-type="float" office:value="29999.535714285699" table:style-name="ce31">
            <text:p>30,000</text:p>
          </table:table-cell>
          <table:table-cell office:value-type="float" office:value="57.938277616201098" table:style-name="ce35">
            <text:p>57.9</text:p>
          </table:table-cell>
          <table:table-cell office:value-type="float" office:value="78.209543719128902" table:style-name="ce35">
            <text:p>78.2</text:p>
          </table:table-cell>
          <table:table-cell office:value-type="float" office:value="95.528383177358606" table:style-name="ce35">
            <text:p>95.5</text:p>
          </table:table-cell>
          <table:table-cell table:number-columns-repeated="16374" table:style-name="ce23"/>
        </table:table-row>
        <table:table-row table:style-name="ro3">
          <table:table-cell office:value-type="string" table:style-name="ce27">
            <text:p>Jan to Mar 2022</text:p>
          </table:table-cell>
          <table:table-cell office:value-type="string" table:style-name="ce27">
            <text:p>Grand Central</text:p>
          </table:table-cell>
          <table:table-cell office:value-type="float" office:value="11134.1428571428" table:style-name="ce31">
            <text:p>11,134</text:p>
          </table:table-cell>
          <table:table-cell office:value-type="float" office:value="53.926788899010702" table:style-name="ce32">
            <text:p>53.9</text:p>
          </table:table-cell>
          <table:table-cell office:value-type="float" office:value="75.166476346886597" table:style-name="ce32">
            <text:p>75.2</text:p>
          </table:table-cell>
          <table:table-cell office:value-type="float" office:value="93.656577579902205" table:style-name="ce32">
            <text:p>93.7</text:p>
          </table:table-cell>
          <table:table-cell office:value-type="float" office:value="40140" table:style-name="ce31">
            <text:p>40,140</text:p>
          </table:table-cell>
          <table:table-cell office:value-type="float" office:value="56.469855505729903" table:style-name="ce35">
            <text:p>56.5</text:p>
          </table:table-cell>
          <table:table-cell office:value-type="float" office:value="77.137518684603805" table:style-name="ce35">
            <text:p>77.1</text:p>
          </table:table-cell>
          <table:table-cell office:value-type="float" office:value="94.987543597409001" table:style-name="ce35">
            <text:p>95.0</text:p>
          </table:table-cell>
          <table:table-cell table:number-columns-repeated="16374" table:style-name="ce23"/>
        </table:table-row>
        <table:table-row table:style-name="ro3">
          <table:table-cell office:value-type="string" table:style-name="ce27">
            <text:p>Apr to Jun 2022</text:p>
          </table:table-cell>
          <table:table-cell office:value-type="string" table:style-name="ce27">
            <text:p>Grand Central</text:p>
          </table:table-cell>
          <table:table-cell office:value-type="float" office:value="11517.5" table:style-name="ce31">
            <text:p>11,518</text:p>
          </table:table-cell>
          <table:table-cell office:value-type="float" office:value="51.580204037334397" table:style-name="ce32">
            <text:p>51.6</text:p>
          </table:table-cell>
          <table:table-cell office:value-type="float" office:value="72.252783032031999" table:style-name="ce32">
            <text:p>72.3</text:p>
          </table:table-cell>
          <table:table-cell office:value-type="float" office:value="94.068653291574904" table:style-name="ce32">
            <text:p>94.1</text:p>
          </table:table-cell>
          <table:table-cell office:value-type="float" office:value="43353.214285714203" table:style-name="ce31">
            <text:p>43,353</text:p>
          </table:table-cell>
          <table:table-cell office:value-type="float" office:value="52.746542108428201" table:style-name="ce35">
            <text:p>52.7</text:p>
          </table:table-cell>
          <table:table-cell office:value-type="float" office:value="74.032408208321996" table:style-name="ce35">
            <text:p>74.0</text:p>
          </table:table-cell>
          <table:table-cell office:value-type="float" office:value="94.143785680745296" table:style-name="ce35">
            <text:p>94.1</text:p>
          </table:table-cell>
          <table:table-cell table:number-columns-repeated="16374" table:style-name="ce23"/>
        </table:table-row>
        <table:table-row table:style-name="ro3">
          <table:table-cell office:value-type="string" table:style-name="ce27">
            <text:p>Jul to Sep 2022</text:p>
          </table:table-cell>
          <table:table-cell office:value-type="string" table:style-name="ce27">
            <text:p>Grand Central</text:p>
          </table:table-cell>
          <table:table-cell office:value-type="float" office:value="12120.535714285699" table:style-name="ce31">
            <text:p>12,121</text:p>
          </table:table-cell>
          <table:table-cell office:value-type="float" office:value="48.239558011049702" table:style-name="ce32">
            <text:p>48.2</text:p>
          </table:table-cell>
          <table:table-cell office:value-type="float" office:value="68.084567219152802" table:style-name="ce32">
            <text:p>68.1</text:p>
          </table:table-cell>
          <table:table-cell office:value-type="float" office:value="90.285672191528505" table:style-name="ce32">
            <text:p>90.3</text:p>
          </table:table-cell>
          <table:table-cell office:value-type="float" office:value="45341.1785714285" table:style-name="ce31">
            <text:p>45,341</text:p>
          </table:table-cell>
          <table:table-cell office:value-type="float" office:value="50.458547220950898" table:style-name="ce35">
            <text:p>50.5</text:p>
          </table:table-cell>
          <table:table-cell office:value-type="float" office:value="71.422776363019096" table:style-name="ce35">
            <text:p>71.4</text:p>
          </table:table-cell>
          <table:table-cell office:value-type="float" office:value="92.810382867040602" table:style-name="ce35">
            <text:p>92.8</text:p>
          </table:table-cell>
          <table:table-cell table:number-columns-repeated="16374" table:style-name="ce23"/>
        </table:table-row>
        <table:table-row table:style-name="ro3">
          <table:table-cell office:value-type="string" table:style-name="ce27">
            <text:p>Oct to Dec 2022</text:p>
          </table:table-cell>
          <table:table-cell office:value-type="string" table:style-name="ce27">
            <text:p>Grand Central</text:p>
          </table:table-cell>
          <table:table-cell office:value-type="float" office:value="10726.464285714201" table:style-name="ce31">
            <text:p>10,726</text:p>
          </table:table-cell>
          <table:table-cell office:value-type="float" office:value="39.937271301620399" table:style-name="ce32">
            <text:p>39.9</text:p>
          </table:table-cell>
          <table:table-cell office:value-type="float" office:value="58.8061570015415" table:style-name="ce32">
            <text:p>58.8</text:p>
          </table:table-cell>
          <table:table-cell office:value-type="float" office:value="88.580313710082805" table:style-name="ce32">
            <text:p>88.6</text:p>
          </table:table-cell>
          <table:table-cell office:value-type="float" office:value="45498.642857142797" table:style-name="ce31">
            <text:p>45,499</text:p>
          </table:table-cell>
          <table:table-cell office:value-type="float" office:value="48.519657572203798" table:style-name="ce35">
            <text:p>48.5</text:p>
          </table:table-cell>
          <table:table-cell office:value-type="float" office:value="68.685329703711702" table:style-name="ce35">
            <text:p>68.7</text:p>
          </table:table-cell>
          <table:table-cell office:value-type="float" office:value="91.666156447366504" table:style-name="ce35">
            <text:p>91.7</text:p>
          </table:table-cell>
          <table:table-cell table:number-columns-repeated="16374" table:style-name="ce23"/>
        </table:table-row>
        <table:table-row table:style-name="ro3">
          <table:table-cell office:value-type="string" table:style-name="ce27">
            <text:p>Jan to Mar 2023</text:p>
          </table:table-cell>
          <table:table-cell office:value-type="string" table:style-name="ce27">
            <text:p>Grand Central</text:p>
          </table:table-cell>
          <table:table-cell office:value-type="float" office:value="10537.5" table:style-name="ce31">
            <text:p>10,538</text:p>
          </table:table-cell>
          <table:table-cell office:value-type="float" office:value="47.843416370106702" table:style-name="ce32">
            <text:p>47.8</text:p>
          </table:table-cell>
          <table:table-cell office:value-type="float" office:value="66.934756820877794" table:style-name="ce32">
            <text:p>66.9</text:p>
          </table:table-cell>
          <table:table-cell office:value-type="float" office:value="92.137603795966697" table:style-name="ce32">
            <text:p>92.1</text:p>
          </table:table-cell>
          <table:table-cell office:value-type="float" office:value="44902" table:style-name="ce31">
            <text:p>44,902</text:p>
          </table:table-cell>
          <table:table-cell office:value-type="float" office:value="47.0201772749543" table:style-name="ce35">
            <text:p>47.0</text:p>
          </table:table-cell>
          <table:table-cell office:value-type="float" office:value="66.667409024096898" table:style-name="ce35">
            <text:p>66.7</text:p>
          </table:table-cell>
          <table:table-cell office:value-type="float" office:value="91.283239053939695" table:style-name="ce35">
            <text:p>91.3</text:p>
          </table:table-cell>
          <table:table-cell table:number-columns-repeated="16374" table:style-name="ce23"/>
        </table:table-row>
        <table:table-row table:style-name="ro3">
          <table:table-cell office:value-type="string" table:style-name="ce27">
            <text:p>Apr to Jun 2023</text:p>
          </table:table-cell>
          <table:table-cell office:value-type="string" table:style-name="ce27">
            <text:p>Grand Central</text:p>
          </table:table-cell>
          <table:table-cell office:value-type="float" office:value="11503.0714285714" table:style-name="ce31">
            <text:p>11,503</text:p>
          </table:table-cell>
          <table:table-cell office:value-type="float" office:value="49.609110610209697" table:style-name="ce32">
            <text:p>49.6</text:p>
          </table:table-cell>
          <table:table-cell office:value-type="float" office:value="68.541321262023104" table:style-name="ce32">
            <text:p>68.5</text:p>
          </table:table-cell>
          <table:table-cell office:value-type="float" office:value="90.429264233775996" table:style-name="ce32">
            <text:p>90.4</text:p>
          </table:table-cell>
          <table:table-cell office:value-type="float" office:value="44887.571428571398" table:style-name="ce31">
            <text:p>44,888</text:p>
          </table:table-cell>
          <table:table-cell office:value-type="float" office:value="46.513591099031501" table:style-name="ce35">
            <text:p>46.5</text:p>
          </table:table-cell>
          <table:table-cell office:value-type="float" office:value="65.7144994000884" table:style-name="ce35">
            <text:p>65.7</text:p>
          </table:table-cell>
          <table:table-cell office:value-type="float" office:value="90.349699089471102" table:style-name="ce35">
            <text:p>90.3</text:p>
          </table:table-cell>
          <table:table-cell table:number-columns-repeated="16374" table:style-name="ce23"/>
        </table:table-row>
        <table:table-row table:style-name="ro3">
          <table:table-cell office:value-type="string" table:style-name="ce27">
            <text:p>Jul to Sep 2023</text:p>
          </table:table-cell>
          <table:table-cell office:value-type="string" table:style-name="ce27">
            <text:p>Grand Central</text:p>
          </table:table-cell>
          <table:table-cell office:value-type="float" office:value="11171.9285714285" table:style-name="ce31">
            <text:p>11,172</text:p>
          </table:table-cell>
          <table:table-cell office:value-type="float" office:value="43.022371121497102" table:style-name="ce32">
            <text:p>43.0</text:p>
          </table:table-cell>
          <table:table-cell office:value-type="float" office:value="62.8731450638398" table:style-name="ce32">
            <text:p>62.9</text:p>
          </table:table-cell>
          <table:table-cell office:value-type="float" office:value="90.175631525443194" table:style-name="ce32">
            <text:p>90.2</text:p>
          </table:table-cell>
          <table:table-cell office:value-type="float" office:value="43938.964285714203" table:style-name="ce31">
            <text:p>43,939</text:p>
          </table:table-cell>
          <table:table-cell office:value-type="float" office:value="45.149806021502201" table:style-name="ce35">
            <text:p>45.1</text:p>
          </table:table-cell>
          <table:table-cell office:value-type="float" office:value="64.338274440762305" table:style-name="ce35">
            <text:p>64.3</text:p>
          </table:table-cell>
          <table:table-cell office:value-type="float" office:value="90.323102420484204" table:style-name="ce35">
            <text:p>90.3</text:p>
          </table:table-cell>
          <table:table-cell table:number-columns-repeated="16374" table:style-name="ce23"/>
        </table:table-row>
        <table:table-row table:style-name="ro3">
          <table:table-cell office:value-type="string" table:style-name="ce27">
            <text:p>Oct to Dec 2023</text:p>
          </table:table-cell>
          <table:table-cell office:value-type="string" table:style-name="ce27">
            <text:p>Grand Central</text:p>
          </table:table-cell>
          <table:table-cell office:value-type="float" office:value="11891.9285714285" table:style-name="ce31">
            <text:p>11,892</text:p>
          </table:table-cell>
          <table:table-cell office:value-type="float" office:value="37.527855027719802" table:style-name="ce32">
            <text:p>37.5</text:p>
          </table:table-cell>
          <table:table-cell office:value-type="float" office:value="56.006775303777403" table:style-name="ce32">
            <text:p>56.0</text:p>
          </table:table-cell>
          <table:table-cell office:value-type="float" office:value="88.024890832317197" table:style-name="ce32">
            <text:p>88.0</text:p>
          </table:table-cell>
          <table:table-cell office:value-type="float" office:value="45104.4285714285" table:style-name="ce31">
            <text:p>45,104</text:p>
          </table:table-cell>
          <table:table-cell office:value-type="float" office:value="44.379867672163897" table:style-name="ce35">
            <text:p>44.4</text:p>
          </table:table-cell>
          <table:table-cell office:value-type="float" office:value="63.457262669804301" table:style-name="ce35">
            <text:p>63.5</text:p>
          </table:table-cell>
          <table:table-cell office:value-type="float" office:value="90.1316310403476" table:style-name="ce35">
            <text:p>90.1</text:p>
          </table:table-cell>
          <table:table-cell table:number-columns-repeated="16374" table:style-name="ce23"/>
        </table:table-row>
        <table:table-row table:style-name="ro3">
          <table:table-cell office:value-type="string" table:style-name="ce27">
            <text:p>Jan to Mar 2024</text:p>
          </table:table-cell>
          <table:table-cell office:value-type="string" table:style-name="ce27">
            <text:p>Grand Central</text:p>
          </table:table-cell>
          <table:table-cell office:value-type="float" office:value="11557.0714285714" table:style-name="ce31">
            <text:p>11,557</text:p>
          </table:table-cell>
          <table:table-cell office:value-type="float" office:value="46.112151496609897" table:style-name="ce32">
            <text:p>46.1</text:p>
          </table:table-cell>
          <table:table-cell office:value-type="float" office:value="66.212399334977306" table:style-name="ce32">
            <text:p>66.2</text:p>
          </table:table-cell>
          <table:table-cell office:value-type="float" office:value="91.637772792167993" table:style-name="ce32">
            <text:p>91.6</text:p>
          </table:table-cell>
          <table:table-cell office:value-type="float" office:value="46124" table:style-name="ce31">
            <text:p>46,124</text:p>
          </table:table-cell>
          <table:table-cell office:value-type="float" office:value="44.022634637065302" table:style-name="ce35">
            <text:p>44.0</text:p>
          </table:table-cell>
          <table:table-cell office:value-type="float" office:value="63.353135027317599" table:style-name="ce35">
            <text:p>63.4</text:p>
          </table:table-cell>
          <table:table-cell office:value-type="float" office:value="90.050732807215297" table:style-name="ce35">
            <text:p>90.1</text:p>
          </table:table-cell>
          <table:table-cell table:number-columns-repeated="16374" table:style-name="ce23"/>
        </table:table-row>
        <table:table-row table:style-name="ro3">
          <table:table-cell office:value-type="string" table:style-name="ce27">
            <text:p>Apr to Jun 2024</text:p>
          </table:table-cell>
          <table:table-cell office:value-type="string" table:style-name="ce27">
            <text:p>Grand Central</text:p>
          </table:table-cell>
          <table:table-cell office:value-type="float" office:value="13415.4285714285" table:style-name="ce31">
            <text:p>13,415</text:p>
          </table:table-cell>
          <table:table-cell office:value-type="float" office:value="48.439962516505503" table:style-name="ce32">
            <text:p>48.4</text:p>
          </table:table-cell>
          <table:table-cell office:value-type="float" office:value="70.021723388848599" table:style-name="ce32">
            <text:p>70.0</text:p>
          </table:table-cell>
          <table:table-cell office:value-type="float" office:value="93.9440729224347" table:style-name="ce32">
            <text:p>93.9</text:p>
          </table:table-cell>
          <table:table-cell office:value-type="float" office:value="48036.357142857101" table:style-name="ce31">
            <text:p>48,036</text:p>
          </table:table-cell>
          <table:table-cell office:value-type="float" office:value="43.918520049545798" table:style-name="ce35">
            <text:p>43.9</text:p>
          </table:table-cell>
          <table:table-cell office:value-type="float" office:value="63.973121549302597" table:style-name="ce35">
            <text:p>64.0</text:p>
          </table:table-cell>
          <table:table-cell office:value-type="float" office:value="91.047406057019302" table:style-name="ce35">
            <text:p>91.0</text:p>
          </table:table-cell>
          <table:table-cell table:number-columns-repeated="16374" table:style-name="ce23"/>
        </table:table-row>
        <table:table-row table:style-name="ro3">
          <table:table-cell office:value-type="string" table:style-name="ce27">
            <text:p>Jul to Sep 2024</text:p>
          </table:table-cell>
          <table:table-cell office:value-type="string" table:style-name="ce27">
            <text:p>Grand Central</text:p>
          </table:table-cell>
          <table:table-cell office:value-type="float" office:value="13424.9999999999" table:style-name="ce31">
            <text:p>13,425</text:p>
          </table:table-cell>
          <table:table-cell office:value-type="float" office:value="44.5395051875498" table:style-name="ce32">
            <text:p>44.5</text:p>
          </table:table-cell>
          <table:table-cell office:value-type="float" office:value="64.853418462356998" table:style-name="ce32">
            <text:p>64.9</text:p>
          </table:table-cell>
          <table:table-cell office:value-type="float" office:value="90.398510242085607" table:style-name="ce32">
            <text:p>90.4</text:p>
          </table:table-cell>
          <table:table-cell office:value-type="float" office:value="50289.4285714285" table:style-name="ce31">
            <text:p>50,289</text:p>
          </table:table-cell>
          <table:table-cell office:value-type="float" office:value="44.283376796032101" table:style-name="ce35">
            <text:p>44.3</text:p>
          </table:table-cell>
          <table:table-cell office:value-type="float" office:value="64.452483623368707" table:style-name="ce35">
            <text:p>64.5</text:p>
          </table:table-cell>
          <table:table-cell office:value-type="float" office:value="91.067847261281798" table:style-name="ce35">
            <text:p>91.1</text:p>
          </table:table-cell>
          <table:table-cell table:number-columns-repeated="16374" table:style-name="ce23"/>
        </table:table-row>
        <table:table-row table:style-name="ro3">
          <table:table-cell office:value-type="string" table:style-name="ce27">
            <text:p>Oct to Dec 2024</text:p>
          </table:table-cell>
          <table:table-cell office:value-type="string" table:style-name="ce27">
            <text:p>Grand Central</text:p>
          </table:table-cell>
          <table:table-cell office:value-type="float" office:value="12529.714285714201" table:style-name="ce31">
            <text:p>12,530</text:p>
          </table:table-cell>
          <table:table-cell office:value-type="float" office:value="42.371277420531698" table:style-name="ce32">
            <text:p>42.4</text:p>
          </table:table-cell>
          <table:table-cell office:value-type="float" office:value="62.3819948009303" table:style-name="ce32">
            <text:p>62.4</text:p>
          </table:table-cell>
          <table:table-cell office:value-type="float" office:value="90.322433529438499" table:style-name="ce32">
            <text:p>90.3</text:p>
          </table:table-cell>
          <table:table-cell office:value-type="float" office:value="50927.214285714203" table:style-name="ce31">
            <text:p>50,927</text:p>
          </table:table-cell>
          <table:table-cell office:value-type="float" office:value="45.390410123130899" table:style-name="ce35">
            <text:p>45.4</text:p>
          </table:table-cell>
          <table:table-cell office:value-type="float" office:value="65.915220742207694" table:style-name="ce35">
            <text:p>65.9</text:p>
          </table:table-cell>
          <table:table-cell office:value-type="float" office:value="91.595007440590905" table:style-name="ce35">
            <text:p>91.6</text:p>
          </table:table-cell>
          <table:table-cell table:number-columns-repeated="16374" table:style-name="ce23"/>
        </table:table-row>
        <table:table-row table:style-name="ro3">
          <table:table-cell office:value-type="string" table:style-name="ce27">
            <text:p>Jan to Mar 2025</text:p>
          </table:table-cell>
          <table:table-cell office:value-type="string" table:style-name="ce27">
            <text:p>Grand Central</text:p>
          </table:table-cell>
          <table:table-cell office:value-type="float" office:value="12203.857142857099" table:style-name="ce31">
            <text:p>12,204</text:p>
          </table:table-cell>
          <table:table-cell office:value-type="float" office:value="46.896180364521697" table:style-name="ce32">
            <text:p>46.9</text:p>
          </table:table-cell>
          <table:table-cell office:value-type="float" office:value="67.318295152586401" table:style-name="ce32">
            <text:p>67.3</text:p>
          </table:table-cell>
          <table:table-cell office:value-type="float" office:value="92.371264354361003" table:style-name="ce32">
            <text:p>92.4</text:p>
          </table:table-cell>
          <table:table-cell office:value-type="float" office:value="51574" table:style-name="ce31">
            <text:p>51,574</text:p>
          </table:table-cell>
          <table:table-cell office:value-type="float" office:value="45.584984682204201" table:style-name="ce35">
            <text:p>45.6</text:p>
          </table:table-cell>
          <table:table-cell office:value-type="float" office:value="66.180633652615597" table:style-name="ce35">
            <text:p>66.2</text:p>
          </table:table-cell>
          <table:table-cell office:value-type="float" office:value="91.769108465505795" table:style-name="ce35">
            <text:p>91.8</text:p>
          </table:table-cell>
          <table:table-cell table:number-columns-repeated="16374" table:style-name="ce23"/>
        </table:table-row>
        <table:table-row table:style-name="ro3">
          <table:table-cell office:value-type="string" table:style-name="ce27">
            <text:p>Apr to Jun 2025 [p]</text:p>
          </table:table-cell>
          <table:table-cell office:value-type="string" table:style-name="ce27">
            <text:p>Grand Central</text:p>
          </table:table-cell>
          <table:table-cell office:value-type="float" office:value="13138.1428571428" table:style-name="ce31">
            <text:p>13,138</text:p>
          </table:table-cell>
          <table:table-cell office:value-type="float" office:value="47.390640120912899" table:style-name="ce32">
            <text:p>47.4</text:p>
          </table:table-cell>
          <table:table-cell office:value-type="float" office:value="67.311644394184796" table:style-name="ce32">
            <text:p>67.3</text:p>
          </table:table-cell>
          <table:table-cell office:value-type="float" office:value="92.042526123500807" table:style-name="ce32">
            <text:p>92.0</text:p>
          </table:table-cell>
          <table:table-cell office:value-type="float" office:value="51296.714285714203" table:style-name="ce31">
            <text:p>51,297</text:p>
          </table:table-cell>
          <table:table-cell office:value-type="float" office:value="45.300798992973597" table:style-name="ce35">
            <text:p>45.3</text:p>
          </table:table-cell>
          <table:table-cell office:value-type="float" office:value="65.4657636105904" table:style-name="ce35">
            <text:p>65.5</text:p>
          </table:table-cell>
          <table:table-cell office:value-type="float" office:value="91.270326420238504" table:style-name="ce35">
            <text:p>91.3</text:p>
          </table:table-cell>
          <table:table-cell table:number-columns-repeated="16374" table:style-name="ce23"/>
        </table:table-row>
        <table:table-row table:style-name="ro3">
          <table:table-cell office:value-type="string" table:style-name="ce36">
            <text:p>Jul to Sep 2025 [p]</text:p>
          </table:table-cell>
          <table:table-cell office:value-type="string" table:style-name="ce27">
            <text:p>Grand Central</text:p>
          </table:table-cell>
          <table:table-cell office:value-type="float" office:value="13511.8928571428" table:style-name="ce31">
            <text:p>13,512</text:p>
          </table:table-cell>
          <table:table-cell office:value-type="float" office:value="46.223829272096197" table:style-name="ce32">
            <text:p>46.2</text:p>
          </table:table-cell>
          <table:table-cell office:value-type="float" office:value="64.841026291653094" table:style-name="ce32">
            <text:p>64.8</text:p>
          </table:table-cell>
          <table:table-cell office:value-type="float" office:value="90.586335318357101" table:style-name="ce32">
            <text:p>90.6</text:p>
          </table:table-cell>
          <table:table-cell office:value-type="float" office:value="51383.607142857101" table:style-name="ce31">
            <text:p>51,384</text:p>
          </table:table-cell>
          <table:table-cell office:value-type="float" office:value="45.742423410467801" table:style-name="ce35">
            <text:p>45.7</text:p>
          </table:table-cell>
          <table:table-cell office:value-type="float" office:value="65.461469437515106" table:style-name="ce35">
            <text:p>65.5</text:p>
          </table:table-cell>
          <table:table-cell office:value-type="float" office:value="91.318242824802994" table:style-name="ce35">
            <text:p>91.3</text:p>
          </table:table-cell>
          <table:table-cell table:number-columns-repeated="16374" table:style-name="ce23"/>
        </table:table-row>
        <table:table-row table:style-name="ro3">
          <table:table-cell office:value-type="string" table:style-name="ce27">
            <text:p>Apr to Jun 2014</text:p>
          </table:table-cell>
          <table:table-cell office:value-type="string" table:style-name="ce27">
            <text:p>Great Western Railway</text:p>
          </table:table-cell>
          <table:table-cell office:value-type="float" office:value="910799.10714285704" table:style-name="ce31">
            <text:p>910,799</text:p>
          </table:table-cell>
          <table:table-cell office:value-type="float" office:value="59.266307549787001" table:style-name="ce32">
            <text:p>59.3</text:p>
          </table:table-cell>
          <table:table-cell office:value-type="float" office:value="80.216309265313498" table:style-name="ce32">
            <text:p>80.2</text:p>
          </table:table-cell>
          <table:table-cell office:value-type="float" office:value="98.001017552286697" table:style-name="ce32">
            <text:p>98.0</text:p>
          </table:table-cell>
          <table:table-cell office:value-type="float" office:value="3651753.1071428573" table:style-name="ce33">
            <text:p>3,651,753</text:p>
          </table:table-cell>
          <table:table-cell office:value-type="float" office:value="56.211459374693483" table:style-name="ce34">
            <text:p>56.2</text:p>
          </table:table-cell>
          <table:table-cell office:value-type="float" office:value="76.942281156994568" table:style-name="ce34">
            <text:p>76.9</text:p>
          </table:table-cell>
          <table:table-cell office:value-type="float" office:value="97.101509571425311" table:style-name="ce34">
            <text:p>97.1</text:p>
          </table:table-cell>
          <table:table-cell table:number-columns-repeated="16374" table:style-name="ce23"/>
        </table:table-row>
        <table:table-row table:style-name="ro3">
          <table:table-cell office:value-type="string" table:style-name="ce27">
            <text:p>Jul to Sep 2014</text:p>
          </table:table-cell>
          <table:table-cell office:value-type="string" table:style-name="ce27">
            <text:p>Great Western Railway</text:p>
          </table:table-cell>
          <table:table-cell office:value-type="float" office:value="915228.5" table:style-name="ce31">
            <text:p>915,229</text:p>
          </table:table-cell>
          <table:table-cell office:value-type="float" office:value="56.155476864130499" table:style-name="ce32">
            <text:p>56.2</text:p>
          </table:table-cell>
          <table:table-cell office:value-type="float" office:value="77.562422155466393" table:style-name="ce32">
            <text:p>77.6</text:p>
          </table:table-cell>
          <table:table-cell office:value-type="float" office:value="97.511300651773198" table:style-name="ce32">
            <text:p>97.5</text:p>
          </table:table-cell>
          <table:table-cell office:value-type="float" office:value="3606252.0357142854" table:style-name="ce33">
            <text:p>3,606,252</text:p>
          </table:table-cell>
          <table:table-cell office:value-type="float" office:value="56.050220402450478" table:style-name="ce34">
            <text:p>56.1</text:p>
          </table:table-cell>
          <table:table-cell office:value-type="float" office:value="76.833464921936098" table:style-name="ce34">
            <text:p>76.8</text:p>
          </table:table-cell>
          <table:table-cell office:value-type="float" office:value="97.103542115356262" table:style-name="ce34">
            <text:p>97.1</text:p>
          </table:table-cell>
          <table:table-cell table:number-columns-repeated="16374" table:style-name="ce23"/>
        </table:table-row>
        <table:table-row table:style-name="ro3">
          <table:table-cell office:value-type="string" table:style-name="ce27">
            <text:p>Oct to Dec 2014</text:p>
          </table:table-cell>
          <table:table-cell office:value-type="string" table:style-name="ce27">
            <text:p>Great Western Railway</text:p>
          </table:table-cell>
          <table:table-cell office:value-type="float" office:value="870443.39285714296" table:style-name="ce31">
            <text:p>870,443</text:p>
          </table:table-cell>
          <table:table-cell office:value-type="float" office:value="51.204055896799701" table:style-name="ce32">
            <text:p>51.2</text:p>
          </table:table-cell>
          <table:table-cell office:value-type="float" office:value="72.368560932513205" table:style-name="ce32">
            <text:p>72.4</text:p>
          </table:table-cell>
          <table:table-cell office:value-type="float" office:value="96.788012185087098" table:style-name="ce32">
            <text:p>96.8</text:p>
          </table:table-cell>
          <table:table-cell office:value-type="float" office:value="3563862.8571428573" table:style-name="ce33">
            <text:p>3,563,863</text:p>
          </table:table-cell>
          <table:table-cell office:value-type="float" office:value="56.080768499990363" table:style-name="ce34">
            <text:p>56.1</text:p>
          </table:table-cell>
          <table:table-cell office:value-type="float" office:value="76.903962353850403" table:style-name="ce34">
            <text:p>76.9</text:p>
          </table:table-cell>
          <table:table-cell office:value-type="float" office:value="97.254384688524169" table:style-name="ce34">
            <text:p>97.3</text:p>
          </table:table-cell>
          <table:table-cell table:number-columns-repeated="16374" table:style-name="ce23"/>
        </table:table-row>
        <table:table-row table:style-name="ro3">
          <table:table-cell office:value-type="string" table:style-name="ce27">
            <text:p>Jan to Mar 2015</text:p>
          </table:table-cell>
          <table:table-cell office:value-type="string" table:style-name="ce27">
            <text:p>Great Western Railway</text:p>
          </table:table-cell>
          <table:table-cell office:value-type="float" office:value="885513" table:style-name="ce31">
            <text:p>885,513</text:p>
          </table:table-cell>
          <table:table-cell office:value-type="float" office:value="62.9847049111644" table:style-name="ce32">
            <text:p>63.0</text:p>
          </table:table-cell>
          <table:table-cell office:value-type="float" office:value="82.315654476960901" table:style-name="ce32">
            <text:p>82.3</text:p>
          </table:table-cell>
          <table:table-cell office:value-type="float" office:value="98.247065341139603" table:style-name="ce32">
            <text:p>98.2</text:p>
          </table:table-cell>
          <table:table-cell office:value-type="float" office:value="3581984" table:style-name="ce31">
            <text:p>3,581,984</text:p>
          </table:table-cell>
          <table:table-cell office:value-type="float" office:value="57.431523982240002" table:style-name="ce35">
            <text:p>57.4</text:p>
          </table:table-cell>
          <table:table-cell office:value-type="float" office:value="78.150153657861097" table:style-name="ce35">
            <text:p>78.2</text:p>
          </table:table-cell>
          <table:table-cell office:value-type="float" office:value="97.641949266105001" table:style-name="ce35">
            <text:p>97.6</text:p>
          </table:table-cell>
          <table:table-cell table:number-columns-repeated="16374" table:style-name="ce23"/>
        </table:table-row>
        <table:table-row table:style-name="ro3">
          <table:table-cell office:value-type="string" table:style-name="ce27">
            <text:p>Apr to Jun 2015</text:p>
          </table:table-cell>
          <table:table-cell office:value-type="string" table:style-name="ce27">
            <text:p>Great Western Railway</text:p>
          </table:table-cell>
          <table:table-cell office:value-type="float" office:value="894616.14285714203" table:style-name="ce31">
            <text:p>894,616</text:p>
          </table:table-cell>
          <table:table-cell office:value-type="float" office:value="60.839521275924703" table:style-name="ce32">
            <text:p>60.8</text:p>
          </table:table-cell>
          <table:table-cell office:value-type="float" office:value="80.909649517678204" table:style-name="ce32">
            <text:p>80.9</text:p>
          </table:table-cell>
          <table:table-cell office:value-type="float" office:value="97.980394783844204" table:style-name="ce32">
            <text:p>98.0</text:p>
          </table:table-cell>
          <table:table-cell office:value-type="float" office:value="3565801.0357142799" table:style-name="ce31">
            <text:p>3,565,801</text:p>
          </table:table-cell>
          <table:table-cell office:value-type="float" office:value="57.817897238858201" table:style-name="ce35">
            <text:p>57.8</text:p>
          </table:table-cell>
          <table:table-cell office:value-type="float" office:value="78.314727298952207" table:style-name="ce35">
            <text:p>78.3</text:p>
          </table:table-cell>
          <table:table-cell office:value-type="float" office:value="97.635145675392096" table:style-name="ce35">
            <text:p>97.6</text:p>
          </table:table-cell>
          <table:table-cell table:number-columns-repeated="16374" table:style-name="ce23"/>
        </table:table-row>
        <table:table-row table:style-name="ro3">
          <table:table-cell office:value-type="string" table:style-name="ce27">
            <text:p>Jul to Sep 2015</text:p>
          </table:table-cell>
          <table:table-cell office:value-type="string" table:style-name="ce27">
            <text:p>Great Western Railway</text:p>
          </table:table-cell>
          <table:table-cell office:value-type="float" office:value="902770.71428571397" table:style-name="ce31">
            <text:p>902,771</text:p>
          </table:table-cell>
          <table:table-cell office:value-type="float" office:value="57.8915030631888" table:style-name="ce32">
            <text:p>57.9</text:p>
          </table:table-cell>
          <table:table-cell office:value-type="float" office:value="79.087962534388097" table:style-name="ce32">
            <text:p>79.1</text:p>
          </table:table-cell>
          <table:table-cell office:value-type="float" office:value="97.802056209494694" table:style-name="ce32">
            <text:p>97.8</text:p>
          </table:table-cell>
          <table:table-cell office:value-type="float" office:value="3553343.25" table:style-name="ce31">
            <text:p>3,553,343</text:p>
          </table:table-cell>
          <table:table-cell office:value-type="float" office:value="58.264784459375903" table:style-name="ce35">
            <text:p>58.3</text:p>
          </table:table-cell>
          <table:table-cell office:value-type="float" office:value="78.704947195051503" table:style-name="ce35">
            <text:p>78.7</text:p>
          </table:table-cell>
          <table:table-cell office:value-type="float" office:value="97.709449906285897" table:style-name="ce35">
            <text:p>97.7</text:p>
          </table:table-cell>
          <table:table-cell table:number-columns-repeated="16374" table:style-name="ce23"/>
        </table:table-row>
        <table:table-row table:style-name="ro3">
          <table:table-cell office:value-type="string" table:style-name="ce27">
            <text:p>Oct to Dec 2015</text:p>
          </table:table-cell>
          <table:table-cell office:value-type="string" table:style-name="ce27">
            <text:p>Great Western Railway</text:p>
          </table:table-cell>
          <table:table-cell office:value-type="float" office:value="894429.5" table:style-name="ce31">
            <text:p>894,430</text:p>
          </table:table-cell>
          <table:table-cell office:value-type="float" office:value="55.521540346587997" table:style-name="ce32">
            <text:p>55.5</text:p>
          </table:table-cell>
          <table:table-cell office:value-type="float" office:value="76.359831282717806" table:style-name="ce32">
            <text:p>76.4</text:p>
          </table:table-cell>
          <table:table-cell office:value-type="float" office:value="97.506830571091001" table:style-name="ce32">
            <text:p>97.5</text:p>
          </table:table-cell>
          <table:table-cell office:value-type="float" office:value="3577329.3571428498" table:style-name="ce31">
            <text:p>3,577,329</text:p>
          </table:table-cell>
          <table:table-cell office:value-type="float" office:value="59.296930425612203" table:style-name="ce35">
            <text:p>59.3</text:p>
          </table:table-cell>
          <table:table-cell office:value-type="float" office:value="79.660387514540702" table:style-name="ce35">
            <text:p>79.7</text:p>
          </table:table-cell>
          <table:table-cell office:value-type="float" office:value="97.882995756750702" table:style-name="ce35">
            <text:p>97.9</text:p>
          </table:table-cell>
          <table:table-cell table:number-columns-repeated="16374" table:style-name="ce23"/>
        </table:table-row>
        <table:table-row table:style-name="ro3">
          <table:table-cell office:value-type="string" table:style-name="ce27">
            <text:p>Jan to Mar 2016</text:p>
          </table:table-cell>
          <table:table-cell office:value-type="string" table:style-name="ce27">
            <text:p>Great Western Railway</text:p>
          </table:table-cell>
          <table:table-cell office:value-type="float" office:value="890115.64285714203" table:style-name="ce31">
            <text:p>890,116</text:p>
          </table:table-cell>
          <table:table-cell office:value-type="float" office:value="64.2413437611918" table:style-name="ce32">
            <text:p>64.2</text:p>
          </table:table-cell>
          <table:table-cell office:value-type="float" office:value="83.243385149233006" table:style-name="ce32">
            <text:p>83.2</text:p>
          </table:table-cell>
          <table:table-cell office:value-type="float" office:value="98.197060109123797" table:style-name="ce32">
            <text:p>98.2</text:p>
          </table:table-cell>
          <table:table-cell office:value-type="float" office:value="3581932" table:style-name="ce31">
            <text:p>3,581,932</text:p>
          </table:table-cell>
          <table:table-cell office:value-type="float" office:value="59.613945770048097" table:style-name="ce35">
            <text:p>59.6</text:p>
          </table:table-cell>
          <table:table-cell office:value-type="float" office:value="79.894341936139497" table:style-name="ce35">
            <text:p>79.9</text:p>
          </table:table-cell>
          <table:table-cell office:value-type="float" office:value="97.871037194452597" table:style-name="ce35">
            <text:p>97.9</text:p>
          </table:table-cell>
          <table:table-cell table:number-columns-repeated="16374" table:style-name="ce23"/>
        </table:table-row>
        <table:table-row table:style-name="ro3">
          <table:table-cell office:value-type="string" table:style-name="ce27">
            <text:p>Apr to Jun 2016</text:p>
          </table:table-cell>
          <table:table-cell office:value-type="string" table:style-name="ce27">
            <text:p>Great Western Railway</text:p>
          </table:table-cell>
          <table:table-cell office:value-type="float" office:value="911738.57142857101" table:style-name="ce31">
            <text:p>911,739</text:p>
          </table:table-cell>
          <table:table-cell office:value-type="float" office:value="63.182361955259701" table:style-name="ce32">
            <text:p>63.2</text:p>
          </table:table-cell>
          <table:table-cell office:value-type="float" office:value="82.514556177600994" table:style-name="ce32">
            <text:p>82.5</text:p>
          </table:table-cell>
          <table:table-cell office:value-type="float" office:value="98.089466435397298" table:style-name="ce32">
            <text:p>98.1</text:p>
          </table:table-cell>
          <table:table-cell office:value-type="float" office:value="3599054.4285714198" table:style-name="ce31">
            <text:p>3,599,054</text:p>
          </table:table-cell>
          <table:table-cell office:value-type="float" office:value="60.213281813981197" table:style-name="ce35">
            <text:p>60.2</text:p>
          </table:table-cell>
          <table:table-cell office:value-type="float" office:value="80.305738836720593" table:style-name="ce35">
            <text:p>80.3</text:p>
          </table:table-cell>
          <table:table-cell office:value-type="float" office:value="97.899188282827097" table:style-name="ce35">
            <text:p>97.9</text:p>
          </table:table-cell>
          <table:table-cell table:number-columns-repeated="16374" table:style-name="ce23"/>
        </table:table-row>
        <table:table-row table:style-name="ro3">
          <table:table-cell office:value-type="string" table:style-name="ce27">
            <text:p>Jul to Sep 2016</text:p>
          </table:table-cell>
          <table:table-cell office:value-type="string" table:style-name="ce27">
            <text:p>Great Western Railway</text:p>
          </table:table-cell>
          <table:table-cell office:value-type="float" office:value="920467.357142856" table:style-name="ce31">
            <text:p>920,467</text:p>
          </table:table-cell>
          <table:table-cell office:value-type="float" office:value="56.3682323490481" table:style-name="ce32">
            <text:p>56.4</text:p>
          </table:table-cell>
          <table:table-cell office:value-type="float" office:value="77.063875858715505" table:style-name="ce32">
            <text:p>77.1</text:p>
          </table:table-cell>
          <table:table-cell office:value-type="float" office:value="97.295461630011999" table:style-name="ce32">
            <text:p>97.3</text:p>
          </table:table-cell>
          <table:table-cell office:value-type="float" office:value="3616751.07142857" table:style-name="ce31">
            <text:p>3,616,751</text:p>
          </table:table-cell>
          <table:table-cell office:value-type="float" office:value="59.814247258021503" table:style-name="ce35">
            <text:p>59.8</text:p>
          </table:table-cell>
          <table:table-cell office:value-type="float" office:value="79.784647882970702" table:style-name="ce35">
            <text:p>79.8</text:p>
          </table:table-cell>
          <table:table-cell office:value-type="float" office:value="97.769784108725005" table:style-name="ce35">
            <text:p>97.8</text:p>
          </table:table-cell>
          <table:table-cell table:number-columns-repeated="16374" table:style-name="ce23"/>
        </table:table-row>
        <table:table-row table:style-name="ro3">
          <table:table-cell office:value-type="string" table:style-name="ce27">
            <text:p>Oct to Dec 2016</text:p>
          </table:table-cell>
          <table:table-cell office:value-type="string" table:style-name="ce27">
            <text:p>Great Western Railway</text:p>
          </table:table-cell>
          <table:table-cell office:value-type="float" office:value="886191.82142857101" table:style-name="ce31">
            <text:p>886,192</text:p>
          </table:table-cell>
          <table:table-cell office:value-type="float" office:value="53.980988717735997" table:style-name="ce32">
            <text:p>54.0</text:p>
          </table:table-cell>
          <table:table-cell office:value-type="float" office:value="74.380865058600804" table:style-name="ce32">
            <text:p>74.4</text:p>
          </table:table-cell>
          <table:table-cell office:value-type="float" office:value="96.932319272540596" table:style-name="ce32">
            <text:p>96.9</text:p>
          </table:table-cell>
          <table:table-cell office:value-type="float" office:value="3608513.3928571399" table:style-name="ce31">
            <text:p>3,608,513</text:p>
          </table:table-cell>
          <table:table-cell office:value-type="float" office:value="59.4457125819768" table:style-name="ce35">
            <text:p>59.4</text:p>
          </table:table-cell>
          <table:table-cell office:value-type="float" office:value="79.306464499255796" table:style-name="ce35">
            <text:p>79.3</text:p>
          </table:table-cell>
          <table:table-cell office:value-type="float" office:value="97.629293820293498" table:style-name="ce35">
            <text:p>97.6</text:p>
          </table:table-cell>
          <table:table-cell table:number-columns-repeated="16374" table:style-name="ce23"/>
        </table:table-row>
        <table:table-row table:style-name="ro3">
          <table:table-cell office:value-type="string" table:style-name="ce27">
            <text:p>Jan to Mar 2017</text:p>
          </table:table-cell>
          <table:table-cell office:value-type="string" table:style-name="ce27">
            <text:p>Great Western Railway</text:p>
          </table:table-cell>
          <table:table-cell office:value-type="float" office:value="911508.25" table:style-name="ce31">
            <text:p>911,508</text:p>
          </table:table-cell>
          <table:table-cell office:value-type="float" office:value="62.261504489948301" table:style-name="ce32">
            <text:p>62.3</text:p>
          </table:table-cell>
          <table:table-cell office:value-type="float" office:value="81.530693770462307" table:style-name="ce32">
            <text:p>81.5</text:p>
          </table:table-cell>
          <table:table-cell office:value-type="float" office:value="98.154926189642197" table:style-name="ce32">
            <text:p>98.2</text:p>
          </table:table-cell>
          <table:table-cell office:value-type="float" office:value="3629906" table:style-name="ce31">
            <text:p>3,629,906</text:p>
          </table:table-cell>
          <table:table-cell office:value-type="float" office:value="58.976816479545199" table:style-name="ce35">
            <text:p>59.0</text:p>
          </table:table-cell>
          <table:table-cell office:value-type="float" office:value="78.899591339279795" table:style-name="ce35">
            <text:p>78.9</text:p>
          </table:table-cell>
          <table:table-cell office:value-type="float" office:value="97.622059634602095" table:style-name="ce35">
            <text:p>97.6</text:p>
          </table:table-cell>
          <table:table-cell table:number-columns-repeated="16374" table:style-name="ce23"/>
        </table:table-row>
        <table:table-row table:style-name="ro3">
          <table:table-cell office:value-type="string" table:style-name="ce27">
            <text:p>Apr to Jun 2017</text:p>
          </table:table-cell>
          <table:table-cell office:value-type="string" table:style-name="ce27">
            <text:p>Great Western Railway</text:p>
          </table:table-cell>
          <table:table-cell office:value-type="float" office:value="922086.85714285704" table:style-name="ce31">
            <text:p>922,087</text:p>
          </table:table-cell>
          <table:table-cell office:value-type="float" office:value="59.907844132439898" table:style-name="ce32">
            <text:p>59.9</text:p>
          </table:table-cell>
          <table:table-cell office:value-type="float" office:value="79.176473613889399" table:style-name="ce32">
            <text:p>79.2</text:p>
          </table:table-cell>
          <table:table-cell office:value-type="float" office:value="97.319697803491593" table:style-name="ce32">
            <text:p>97.3</text:p>
          </table:table-cell>
          <table:table-cell office:value-type="float" office:value="3640254.2857142799" table:style-name="ce31">
            <text:p>3,640,254</text:p>
          </table:table-cell>
          <table:table-cell office:value-type="float" office:value="58.159326977942598" table:style-name="ce35">
            <text:p>58.2</text:p>
          </table:table-cell>
          <table:table-cell office:value-type="float" office:value="78.064321840938803" table:style-name="ce35">
            <text:p>78.1</text:p>
          </table:table-cell>
          <table:table-cell office:value-type="float" office:value="97.428403745735196" table:style-name="ce35">
            <text:p>97.4</text:p>
          </table:table-cell>
          <table:table-cell table:number-columns-repeated="16374" table:style-name="ce23"/>
        </table:table-row>
        <table:table-row table:style-name="ro3">
          <table:table-cell office:value-type="string" table:style-name="ce27">
            <text:p>Jul to Sep 2017</text:p>
          </table:table-cell>
          <table:table-cell office:value-type="string" table:style-name="ce27">
            <text:p>Great Western Railway</text:p>
          </table:table-cell>
          <table:table-cell office:value-type="float" office:value="934417.14285714296" table:style-name="ce31">
            <text:p>934,417</text:p>
          </table:table-cell>
          <table:table-cell office:value-type="float" office:value="56.103384539177902" table:style-name="ce32">
            <text:p>56.1</text:p>
          </table:table-cell>
          <table:table-cell office:value-type="float" office:value="75.988668260733903" table:style-name="ce32">
            <text:p>76.0</text:p>
          </table:table-cell>
          <table:table-cell office:value-type="float" office:value="97.253230432416203" table:style-name="ce32">
            <text:p>97.3</text:p>
          </table:table-cell>
          <table:table-cell office:value-type="float" office:value="3654204.07142857" table:style-name="ce31">
            <text:p>3,654,204</text:p>
          </table:table-cell>
          <table:table-cell office:value-type="float" office:value="58.084765263617903" table:style-name="ce35">
            <text:p>58.1</text:p>
          </table:table-cell>
          <table:table-cell office:value-type="float" office:value="77.785561159038394" table:style-name="ce35">
            <text:p>77.8</text:p>
          </table:table-cell>
          <table:table-cell office:value-type="float" office:value="97.417097297541204" table:style-name="ce35">
            <text:p>97.4</text:p>
          </table:table-cell>
          <table:table-cell table:number-columns-repeated="16374" table:style-name="ce23"/>
        </table:table-row>
        <table:table-row table:style-name="ro3">
          <table:table-cell office:value-type="string" table:style-name="ce27">
            <text:p>Oct to Dec 2017</text:p>
          </table:table-cell>
          <table:table-cell office:value-type="string" table:style-name="ce27">
            <text:p>Great Western Railway</text:p>
          </table:table-cell>
          <table:table-cell office:value-type="float" office:value="895308.5" table:style-name="ce31">
            <text:p>895,309</text:p>
          </table:table-cell>
          <table:table-cell office:value-type="float" office:value="53.511283700374896" table:style-name="ce32">
            <text:p>53.5</text:p>
          </table:table-cell>
          <table:table-cell office:value-type="float" office:value="73.024310295597203" table:style-name="ce32">
            <text:p>73.0</text:p>
          </table:table-cell>
          <table:table-cell office:value-type="float" office:value="96.230660796170895" table:style-name="ce32">
            <text:p>96.2</text:p>
          </table:table-cell>
          <table:table-cell office:value-type="float" office:value="3663320.75" table:style-name="ce31">
            <text:p>3,663,321</text:p>
          </table:table-cell>
          <table:table-cell office:value-type="float" office:value="57.959757453085999" table:style-name="ce35">
            <text:p>58.0</text:p>
          </table:table-cell>
          <table:table-cell office:value-type="float" office:value="77.445548745434195" table:style-name="ce35">
            <text:p>77.4</text:p>
          </table:table-cell>
          <table:table-cell office:value-type="float" office:value="97.244406887228905" table:style-name="ce35">
            <text:p>97.2</text:p>
          </table:table-cell>
          <table:table-cell table:number-columns-repeated="16374" table:style-name="ce23"/>
        </table:table-row>
        <table:table-row table:style-name="ro3">
          <table:table-cell office:value-type="string" table:style-name="ce27">
            <text:p>Jan to Mar 2018</text:p>
          </table:table-cell>
          <table:table-cell office:value-type="string" table:style-name="ce27">
            <text:p>Great Western Railway</text:p>
          </table:table-cell>
          <table:table-cell office:value-type="float" office:value="897795.49999999895" table:style-name="ce31">
            <text:p>897,795</text:p>
          </table:table-cell>
          <table:table-cell office:value-type="float" office:value="61.356058096908299" table:style-name="ce32">
            <text:p>61.4</text:p>
          </table:table-cell>
          <table:table-cell office:value-type="float" office:value="78.622931709631303" table:style-name="ce32">
            <text:p>78.6</text:p>
          </table:table-cell>
          <table:table-cell office:value-type="float" office:value="96.960021996736899" table:style-name="ce32">
            <text:p>97.0</text:p>
          </table:table-cell>
          <table:table-cell office:value-type="float" office:value="3649608" table:style-name="ce31">
            <text:p>3,649,608</text:p>
          </table:table-cell>
          <table:table-cell office:value-type="float" office:value="57.720856596105598" table:style-name="ce35">
            <text:p>57.7</text:p>
          </table:table-cell>
          <table:table-cell office:value-type="float" office:value="76.714896503953298" table:style-name="ce35">
            <text:p>76.7</text:p>
          </table:table-cell>
          <table:table-cell office:value-type="float" office:value="96.947041983687001" table:style-name="ce35">
            <text:p>96.9</text:p>
          </table:table-cell>
          <table:table-cell table:number-columns-repeated="16374" table:style-name="ce23"/>
        </table:table-row>
        <table:table-row table:style-name="ro3">
          <table:table-cell office:value-type="string" table:style-name="ce27">
            <text:p>Apr to Jun 2018</text:p>
          </table:table-cell>
          <table:table-cell office:value-type="string" table:style-name="ce27">
            <text:p>Great Western Railway</text:p>
          </table:table-cell>
          <table:table-cell office:value-type="float" office:value="905072.5" table:style-name="ce31">
            <text:p>905,073</text:p>
          </table:table-cell>
          <table:table-cell office:value-type="float" office:value="56.706783158255199" table:style-name="ce32">
            <text:p>56.7</text:p>
          </table:table-cell>
          <table:table-cell office:value-type="float" office:value="74.199995028022599" table:style-name="ce32">
            <text:p>74.2</text:p>
          </table:table-cell>
          <table:table-cell office:value-type="float" office:value="95.929221139742907" table:style-name="ce32">
            <text:p>95.9</text:p>
          </table:table-cell>
          <table:table-cell office:value-type="float" office:value="3632593.6428571399" table:style-name="ce31">
            <text:p>3,632,594</text:p>
          </table:table-cell>
          <table:table-cell office:value-type="float" office:value="56.913058440278903" table:style-name="ce35">
            <text:p>56.9</text:p>
          </table:table-cell>
          <table:table-cell office:value-type="float" office:value="75.463461162175093" table:style-name="ce35">
            <text:p>75.5</text:p>
          </table:table-cell>
          <table:table-cell office:value-type="float" office:value="96.598854761604699" table:style-name="ce35">
            <text:p>96.6</text:p>
          </table:table-cell>
          <table:table-cell table:number-columns-repeated="16374" table:style-name="ce23"/>
        </table:table-row>
        <table:table-row table:style-name="ro3">
          <table:table-cell office:value-type="string" table:style-name="ce27">
            <text:p>Jul to Sep 2018</text:p>
          </table:table-cell>
          <table:table-cell office:value-type="string" table:style-name="ce27">
            <text:p>Great Western Railway</text:p>
          </table:table-cell>
          <table:table-cell office:value-type="float" office:value="905071" table:style-name="ce31">
            <text:p>905,071</text:p>
          </table:table-cell>
          <table:table-cell office:value-type="float" office:value="55.931381547493402" table:style-name="ce32">
            <text:p>55.9</text:p>
          </table:table-cell>
          <table:table-cell office:value-type="float" office:value="73.189826307233602" table:style-name="ce32">
            <text:p>73.2</text:p>
          </table:table-cell>
          <table:table-cell office:value-type="float" office:value="95.979999674847903" table:style-name="ce32">
            <text:p>96.0</text:p>
          </table:table-cell>
          <table:table-cell office:value-type="float" office:value="3603247.5" table:style-name="ce31">
            <text:p>3,603,248</text:p>
          </table:table-cell>
          <table:table-cell office:value-type="float" office:value="56.876448655989101" table:style-name="ce35">
            <text:p>56.9</text:p>
          </table:table-cell>
          <table:table-cell office:value-type="float" office:value="74.756164900055893" table:style-name="ce35">
            <text:p>74.8</text:p>
          </table:table-cell>
          <table:table-cell office:value-type="float" office:value="96.273712612223903" table:style-name="ce35">
            <text:p>96.3</text:p>
          </table:table-cell>
          <table:table-cell table:number-columns-repeated="16374" table:style-name="ce23"/>
        </table:table-row>
        <table:table-row table:style-name="ro3">
          <table:table-cell office:value-type="string" table:style-name="ce27">
            <text:p>Oct to Dec 2018</text:p>
          </table:table-cell>
          <table:table-cell office:value-type="string" table:style-name="ce27">
            <text:p>Great Western Railway</text:p>
          </table:table-cell>
          <table:table-cell office:value-type="float" office:value="875426.03571428498" table:style-name="ce31">
            <text:p>875,426</text:p>
          </table:table-cell>
          <table:table-cell office:value-type="float" office:value="58.317992843402898" table:style-name="ce32">
            <text:p>58.3</text:p>
          </table:table-cell>
          <table:table-cell office:value-type="float" office:value="75.590150412070798" table:style-name="ce32">
            <text:p>75.6</text:p>
          </table:table-cell>
          <table:table-cell office:value-type="float" office:value="96.643952420064494" table:style-name="ce32">
            <text:p>96.6</text:p>
          </table:table-cell>
          <table:table-cell office:value-type="float" office:value="3583365.0357142799" table:style-name="ce33">
            <text:p>3,583,365</text:p>
          </table:table-cell>
          <table:table-cell office:value-type="float" office:value="58.069412827752899" table:style-name="ce34">
            <text:p>58.1</text:p>
          </table:table-cell>
          <table:table-cell office:value-type="float" office:value="75.392616044729095" table:style-name="ce34">
            <text:p>75.4</text:p>
          </table:table-cell>
          <table:table-cell office:value-type="float" office:value="96.374919779364205" table:style-name="ce34">
            <text:p>96.4</text:p>
          </table:table-cell>
          <table:table-cell table:number-columns-repeated="16374" table:style-name="ce23"/>
        </table:table-row>
        <table:table-row table:style-name="ro3">
          <table:table-cell office:value-type="string" table:style-name="ce27">
            <text:p>Jan to Mar 2019</text:p>
          </table:table-cell>
          <table:table-cell office:value-type="string" table:style-name="ce27">
            <text:p>Great Western Railway</text:p>
          </table:table-cell>
          <table:table-cell office:value-type="float" office:value="899649.46428571397" table:style-name="ce31">
            <text:p>899,649</text:p>
          </table:table-cell>
          <table:table-cell office:value-type="float" office:value="69.013979055731397" table:style-name="ce32">
            <text:p>69.0</text:p>
          </table:table-cell>
          <table:table-cell office:value-type="float" office:value="84.708047995677603" table:style-name="ce32">
            <text:p>84.7</text:p>
          </table:table-cell>
          <table:table-cell office:value-type="float" office:value="98.196194271697394" table:style-name="ce32">
            <text:p>98.2</text:p>
          </table:table-cell>
          <table:table-cell office:value-type="float" office:value="3585219" table:style-name="ce33">
            <text:p>3,585,219</text:p>
          </table:table-cell>
          <table:table-cell office:value-type="float" office:value="59.992736845364199" table:style-name="ce34">
            <text:p>60.0</text:p>
          </table:table-cell>
          <table:table-cell office:value-type="float" office:value="76.921242468033299" table:style-name="ce34">
            <text:p>76.9</text:p>
          </table:table-cell>
          <table:table-cell office:value-type="float" office:value="96.685418659222705" table:style-name="ce34">
            <text:p>96.7</text:p>
          </table:table-cell>
          <table:table-cell table:number-columns-repeated="16374" table:style-name="ce23"/>
        </table:table-row>
        <table:table-row table:style-name="ro3">
          <table:table-cell office:value-type="string" table:style-name="ce27">
            <text:p>Apr to Jun 2019</text:p>
          </table:table-cell>
          <table:table-cell office:value-type="string" table:style-name="ce27">
            <text:p>Great Western Railway</text:p>
          </table:table-cell>
          <table:table-cell office:value-type="float" office:value="937622" table:style-name="ce31">
            <text:p>937,622</text:p>
          </table:table-cell>
          <table:table-cell office:value-type="float" office:value="70.673713470277505" table:style-name="ce32">
            <text:p>70.7</text:p>
          </table:table-cell>
          <table:table-cell office:value-type="float" office:value="85.695072976407999" table:style-name="ce32">
            <text:p>85.7</text:p>
          </table:table-cell>
          <table:table-cell office:value-type="float" office:value="98.345297236748095" table:style-name="ce32">
            <text:p>98.3</text:p>
          </table:table-cell>
          <table:table-cell office:value-type="float" office:value="3617768.5" table:style-name="ce33">
            <text:p>3,617,769</text:p>
          </table:table-cell>
          <table:table-cell office:value-type="float" office:value="63.583001115584999" table:style-name="ce34">
            <text:p>63.6</text:p>
          </table:table-cell>
          <table:table-cell office:value-type="float" office:value="79.875954117651702" table:style-name="ce34">
            <text:p>79.9</text:p>
          </table:table-cell>
          <table:table-cell office:value-type="float" office:value="97.304792798575704" table:style-name="ce34">
            <text:p>97.3</text:p>
          </table:table-cell>
          <table:table-cell table:number-columns-repeated="16374" table:style-name="ce23"/>
        </table:table-row>
        <table:table-row table:style-name="ro3">
          <table:table-cell office:value-type="string" table:style-name="ce27">
            <text:p>Jul to Sep 2019</text:p>
          </table:table-cell>
          <table:table-cell office:value-type="string" table:style-name="ce27">
            <text:p>Great Western Railway</text:p>
          </table:table-cell>
          <table:table-cell office:value-type="float" office:value="947348.14285714203" table:style-name="ce31">
            <text:p>947,348</text:p>
          </table:table-cell>
          <table:table-cell office:value-type="float" office:value="66.950964021825101" table:style-name="ce32">
            <text:p>67.0</text:p>
          </table:table-cell>
          <table:table-cell office:value-type="float" office:value="82.884418565689401" table:style-name="ce32">
            <text:p>82.9</text:p>
          </table:table-cell>
          <table:table-cell office:value-type="float" office:value="97.830847220594805" table:style-name="ce32">
            <text:p>97.8</text:p>
          </table:table-cell>
          <table:table-cell office:value-type="float" office:value="3660045.6428571399" table:style-name="ce31">
            <text:p>3,660,046</text:p>
          </table:table-cell>
          <table:table-cell office:value-type="float" office:value="66.346871669574597" table:style-name="ce35">
            <text:p>66.3</text:p>
          </table:table-cell>
          <table:table-cell office:value-type="float" office:value="82.308023129844202" table:style-name="ce35">
            <text:p>82.3</text:p>
          </table:table-cell>
          <table:table-cell office:value-type="float" office:value="97.768554369511193" table:style-name="ce35">
            <text:p>97.8</text:p>
          </table:table-cell>
          <table:table-cell table:number-columns-repeated="16374" table:style-name="ce23"/>
        </table:table-row>
        <table:table-row table:style-name="ro3">
          <table:table-cell office:value-type="string" table:style-name="ce27">
            <text:p>Oct to Dec 2019</text:p>
          </table:table-cell>
          <table:table-cell office:value-type="string" table:style-name="ce27">
            <text:p>Great Western Railway</text:p>
          </table:table-cell>
          <table:table-cell office:value-type="float" office:value="899908.71428571397" table:style-name="ce31">
            <text:p>899,909</text:p>
          </table:table-cell>
          <table:table-cell office:value-type="float" office:value="63.971266291930199" table:style-name="ce32">
            <text:p>64.0</text:p>
          </table:table-cell>
          <table:table-cell office:value-type="float" office:value="80.347355866729899" table:style-name="ce32">
            <text:p>80.3</text:p>
          </table:table-cell>
          <table:table-cell office:value-type="float" office:value="97.432723731819706" table:style-name="ce32">
            <text:p>97.4</text:p>
          </table:table-cell>
          <table:table-cell office:value-type="float" office:value="3684528.32142857" table:style-name="ce31">
            <text:p>3,684,528</text:p>
          </table:table-cell>
          <table:table-cell office:value-type="float" office:value="67.674276741354106" table:style-name="ce35">
            <text:p>67.7</text:p>
          </table:table-cell>
          <table:table-cell office:value-type="float" office:value="83.425283947713595" table:style-name="ce35">
            <text:p>83.4</text:p>
          </table:table-cell>
          <table:table-cell office:value-type="float" office:value="97.953731100277494" table:style-name="ce35">
            <text:p>98.0</text:p>
          </table:table-cell>
          <table:table-cell table:number-columns-repeated="16374" table:style-name="ce23"/>
        </table:table-row>
        <table:table-row table:style-name="ro3">
          <table:table-cell office:value-type="string" table:style-name="ce27">
            <text:p>Jan to Mar 2020</text:p>
          </table:table-cell>
          <table:table-cell office:value-type="string" table:style-name="ce27">
            <text:p>Great Western Railway</text:p>
          </table:table-cell>
          <table:table-cell office:value-type="float" office:value="840347.14285714203" table:style-name="ce31">
            <text:p>840,347</text:p>
          </table:table-cell>
          <table:table-cell office:value-type="float" office:value="65.360131782273598" table:style-name="ce32">
            <text:p>65.4</text:p>
          </table:table-cell>
          <table:table-cell office:value-type="float" office:value="81.816698201253502" table:style-name="ce32">
            <text:p>81.8</text:p>
          </table:table-cell>
          <table:table-cell office:value-type="float" office:value="97.218581436583193" table:style-name="ce32">
            <text:p>97.2</text:p>
          </table:table-cell>
          <table:table-cell office:value-type="float" office:value="3625226" table:style-name="ce31">
            <text:p>3,625,226</text:p>
          </table:table-cell>
          <table:table-cell office:value-type="float" office:value="66.805379857697105" table:style-name="ce35">
            <text:p>66.8</text:p>
          </table:table-cell>
          <table:table-cell office:value-type="float" office:value="82.734069544905594" table:style-name="ce35">
            <text:p>82.7</text:p>
          </table:table-cell>
          <table:table-cell office:value-type="float" office:value="97.723148846444303" table:style-name="ce35">
            <text:p>97.7</text:p>
          </table:table-cell>
          <table:table-cell table:number-columns-repeated="16374" table:style-name="ce23"/>
        </table:table-row>
        <table:table-row table:style-name="ro3">
          <table:table-cell office:value-type="string" table:style-name="ce27">
            <text:p>Apr to Jun 2020</text:p>
          </table:table-cell>
          <table:table-cell office:value-type="string" table:style-name="ce27">
            <text:p>Great Western Railway</text:p>
          </table:table-cell>
          <table:table-cell office:value-type="float" office:value="542673.39285714203" table:style-name="ce31">
            <text:p>542,673</text:p>
          </table:table-cell>
          <table:table-cell office:value-type="float" office:value="86.984219329503304" table:style-name="ce32">
            <text:p>87.0</text:p>
          </table:table-cell>
          <table:table-cell office:value-type="float" office:value="95.0459086315729" table:style-name="ce32">
            <text:p>95.0</text:p>
          </table:table-cell>
          <table:table-cell office:value-type="float" office:value="99.308700214645" table:style-name="ce32">
            <text:p>99.3</text:p>
          </table:table-cell>
          <table:table-cell office:value-type="float" office:value="3230277.3928571399" table:style-name="ce31">
            <text:p>3,230,277</text:p>
          </table:table-cell>
          <table:table-cell office:value-type="float" office:value="69.072517843364693" table:style-name="ce35">
            <text:p>69.1</text:p>
          </table:table-cell>
          <table:table-cell office:value-type="float" office:value="83.942945766698699" table:style-name="ce35">
            <text:p>83.9</text:p>
          </table:table-cell>
          <table:table-cell office:value-type="float" office:value="97.808929876621406" table:style-name="ce35">
            <text:p>97.8</text:p>
          </table:table-cell>
          <table:table-cell table:number-columns-repeated="16374" table:style-name="ce23"/>
        </table:table-row>
        <table:table-row table:style-name="ro3">
          <table:table-cell office:value-type="string" table:style-name="ce27">
            <text:p>Jul to Sep 2020</text:p>
          </table:table-cell>
          <table:table-cell office:value-type="string" table:style-name="ce27">
            <text:p>Great Western Railway</text:p>
          </table:table-cell>
          <table:table-cell office:value-type="float" office:value="746876.5" table:style-name="ce31">
            <text:p>746,877</text:p>
          </table:table-cell>
          <table:table-cell office:value-type="float" office:value="79.084383907035303" table:style-name="ce32">
            <text:p>79.1</text:p>
          </table:table-cell>
          <table:table-cell office:value-type="float" office:value="91.201069673882799" table:style-name="ce32">
            <text:p>91.2</text:p>
          </table:table-cell>
          <table:table-cell office:value-type="float" office:value="98.846252167718305" table:style-name="ce32">
            <text:p>98.8</text:p>
          </table:table-cell>
          <table:table-cell office:value-type="float" office:value="3029805.75" table:style-name="ce31">
            <text:p>3,029,806</text:p>
          </table:table-cell>
          <table:table-cell office:value-type="float" office:value="72.203899304671296" table:style-name="ce35">
            <text:p>72.2</text:p>
          </table:table-cell>
          <table:table-cell office:value-type="float" office:value="86.0631199588573" table:style-name="ce35">
            <text:p>86.1</text:p>
          </table:table-cell>
          <table:table-cell office:value-type="float" office:value="98.057786849395001" table:style-name="ce35">
            <text:p>98.1</text:p>
          </table:table-cell>
          <table:table-cell table:number-columns-repeated="16374" table:style-name="ce23"/>
        </table:table-row>
        <table:table-row table:style-name="ro3">
          <table:table-cell office:value-type="string" table:style-name="ce27">
            <text:p>Oct to Dec 2020</text:p>
          </table:table-cell>
          <table:table-cell office:value-type="string" table:style-name="ce27">
            <text:p>Great Western Railway</text:p>
          </table:table-cell>
          <table:table-cell office:value-type="float" office:value="825097.53571428498" table:style-name="ce31">
            <text:p>825,098</text:p>
          </table:table-cell>
          <table:table-cell office:value-type="float" office:value="76.090155748253295" table:style-name="ce32">
            <text:p>76.1</text:p>
          </table:table-cell>
          <table:table-cell office:value-type="float" office:value="89.775022701861502" table:style-name="ce32">
            <text:p>89.8</text:p>
          </table:table-cell>
          <table:table-cell office:value-type="float" office:value="98.7785210328597" table:style-name="ce32">
            <text:p>98.8</text:p>
          </table:table-cell>
          <table:table-cell office:value-type="float" office:value="2954994.57142857" table:style-name="ce31">
            <text:p>2,954,995</text:p>
          </table:table-cell>
          <table:table-cell office:value-type="float" office:value="75.796176226961407" table:style-name="ce35">
            <text:p>75.8</text:p>
          </table:table-cell>
          <table:table-cell office:value-type="float" office:value="88.840230888507307" table:style-name="ce35">
            <text:p>88.8</text:p>
          </table:table-cell>
          <table:table-cell office:value-type="float" office:value="98.449386805738399" table:style-name="ce35">
            <text:p>98.4</text:p>
          </table:table-cell>
          <table:table-cell table:number-columns-repeated="16374" table:style-name="ce23"/>
        </table:table-row>
        <table:table-row table:style-name="ro3">
          <table:table-cell office:value-type="string" table:style-name="ce27">
            <text:p>Jan to Mar 2021</text:p>
          </table:table-cell>
          <table:table-cell office:value-type="string" table:style-name="ce27">
            <text:p>Great Western Railway</text:p>
          </table:table-cell>
          <table:table-cell office:value-type="float" office:value="812457.57142857101" table:style-name="ce31">
            <text:p>812,458</text:p>
          </table:table-cell>
          <table:table-cell office:value-type="float" office:value="81.382847596612905" table:style-name="ce32">
            <text:p>81.4</text:p>
          </table:table-cell>
          <table:table-cell office:value-type="float" office:value="92.523759042889793" table:style-name="ce32">
            <text:p>92.5</text:p>
          </table:table-cell>
          <table:table-cell office:value-type="float" office:value="98.929047371792393" table:style-name="ce32">
            <text:p>98.9</text:p>
          </table:table-cell>
          <table:table-cell office:value-type="float" office:value="2927104.9999999902" table:style-name="ce31">
            <text:p>2,927,105</text:p>
          </table:table-cell>
          <table:table-cell office:value-type="float" office:value="80.342932692882499" table:style-name="ce35">
            <text:p>80.3</text:p>
          </table:table-cell>
          <table:table-cell office:value-type="float" office:value="91.879040895355601" table:style-name="ce35">
            <text:p>91.9</text:p>
          </table:table-cell>
          <table:table-cell office:value-type="float" office:value="98.935876915928901" table:style-name="ce35">
            <text:p>98.9</text:p>
          </table:table-cell>
          <table:table-cell table:number-columns-repeated="16374" table:style-name="ce23"/>
        </table:table-row>
        <table:table-row table:style-name="ro3">
          <table:table-cell office:value-type="string" table:style-name="ce27">
            <text:p>Apr to Jun 2021</text:p>
          </table:table-cell>
          <table:table-cell office:value-type="string" table:style-name="ce27">
            <text:p>Great Western Railway</text:p>
          </table:table-cell>
          <table:table-cell office:value-type="float" office:value="939036.85714285704" table:style-name="ce31">
            <text:p>939,037</text:p>
          </table:table-cell>
          <table:table-cell office:value-type="float" office:value="74.956148077559106" table:style-name="ce32">
            <text:p>75.0</text:p>
          </table:table-cell>
          <table:table-cell office:value-type="float" office:value="88.7767527153201" table:style-name="ce32">
            <text:p>88.8</text:p>
          </table:table-cell>
          <table:table-cell office:value-type="float" office:value="98.388150898686703" table:style-name="ce32">
            <text:p>98.4</text:p>
          </table:table-cell>
          <table:table-cell office:value-type="float" office:value="3323468.4642857099" table:style-name="ce31">
            <text:p>3,323,468</text:p>
          </table:table-cell>
          <table:table-cell office:value-type="float" office:value="77.736487366140906" table:style-name="ce35">
            <text:p>77.7</text:p>
          </table:table-cell>
          <table:table-cell office:value-type="float" office:value="90.485395114916301" table:style-name="ce35">
            <text:p>90.5</text:p>
          </table:table-cell>
          <table:table-cell office:value-type="float" office:value="98.720241891869406" table:style-name="ce35">
            <text:p>98.7</text:p>
          </table:table-cell>
          <table:table-cell table:number-columns-repeated="16374" table:style-name="ce23"/>
        </table:table-row>
        <table:table-row table:style-name="ro3">
          <table:table-cell office:value-type="string" table:style-name="ce27">
            <text:p>Jul to Sep 2021</text:p>
          </table:table-cell>
          <table:table-cell office:value-type="string" table:style-name="ce27">
            <text:p>Great Western Railway</text:p>
          </table:table-cell>
          <table:table-cell office:value-type="float" office:value="963526.71428571397" table:style-name="ce31">
            <text:p>963,527</text:p>
          </table:table-cell>
          <table:table-cell office:value-type="float" office:value="68.263404958599196" table:style-name="ce32">
            <text:p>68.3</text:p>
          </table:table-cell>
          <table:table-cell office:value-type="float" office:value="83.938884043099307" table:style-name="ce32">
            <text:p>83.9</text:p>
          </table:table-cell>
          <table:table-cell office:value-type="float" office:value="97.603876947884999" table:style-name="ce32">
            <text:p>97.6</text:p>
          </table:table-cell>
          <table:table-cell office:value-type="float" office:value="3540118.6785714198" table:style-name="ce31">
            <text:p>3,540,119</text:p>
          </table:table-cell>
          <table:table-cell office:value-type="float" office:value="74.873792316264399" table:style-name="ce35">
            <text:p>74.9</text:p>
          </table:table-cell>
          <table:table-cell office:value-type="float" office:value="88.552618438750201" table:style-name="ce35">
            <text:p>88.6</text:p>
          </table:table-cell>
          <table:table-cell office:value-type="float" office:value="98.389811850839493" table:style-name="ce35">
            <text:p>98.4</text:p>
          </table:table-cell>
          <table:table-cell table:number-columns-repeated="16374" table:style-name="ce23"/>
        </table:table-row>
        <table:table-row table:style-name="ro3">
          <table:table-cell office:value-type="string" table:style-name="ce27">
            <text:p>Oct to Dec 2021</text:p>
          </table:table-cell>
          <table:table-cell office:value-type="string" table:style-name="ce27">
            <text:p>Great Western Railway</text:p>
          </table:table-cell>
          <table:table-cell office:value-type="float" office:value="1009158.28571428" table:style-name="ce31">
            <text:p>1,009,158</text:p>
          </table:table-cell>
          <table:table-cell office:value-type="float" office:value="67.375300604124305" table:style-name="ce32">
            <text:p>67.4</text:p>
          </table:table-cell>
          <table:table-cell office:value-type="float" office:value="83.4571894993678" table:style-name="ce32">
            <text:p>83.5</text:p>
          </table:table-cell>
          <table:table-cell office:value-type="float" office:value="97.5335739487561" table:style-name="ce32">
            <text:p>97.5</text:p>
          </table:table-cell>
          <table:table-cell office:value-type="float" office:value="3724179.4285714198" table:style-name="ce31">
            <text:p>3,724,179</text:p>
          </table:table-cell>
          <table:table-cell office:value-type="float" office:value="72.572403869139904" table:style-name="ce35">
            <text:p>72.6</text:p>
          </table:table-cell>
          <table:table-cell office:value-type="float" office:value="86.9010607744233" table:style-name="ce35">
            <text:p>86.9</text:p>
          </table:table-cell>
          <table:table-cell office:value-type="float" office:value="98.071673967220207" table:style-name="ce35">
            <text:p>98.1</text:p>
          </table:table-cell>
          <table:table-cell table:number-columns-repeated="16374" table:style-name="ce23"/>
        </table:table-row>
        <table:table-row table:style-name="ro3">
          <table:table-cell office:value-type="string" table:style-name="ce27">
            <text:p>Jan to Mar 2022</text:p>
          </table:table-cell>
          <table:table-cell office:value-type="string" table:style-name="ce27">
            <text:p>Great Western Railway</text:p>
          </table:table-cell>
          <table:table-cell office:value-type="float" office:value="987636.14285714296" table:style-name="ce31">
            <text:p>987,636</text:p>
          </table:table-cell>
          <table:table-cell office:value-type="float" office:value="72.920637487518903" table:style-name="ce32">
            <text:p>72.9</text:p>
          </table:table-cell>
          <table:table-cell office:value-type="float" office:value="87.064032980335497" table:style-name="ce32">
            <text:p>87.1</text:p>
          </table:table-cell>
          <table:table-cell office:value-type="float" office:value="97.897432730069895" table:style-name="ce32">
            <text:p>97.9</text:p>
          </table:table-cell>
          <table:table-cell office:value-type="float" office:value="3899358" table:style-name="ce31">
            <text:p>3,899,358</text:p>
          </table:table-cell>
          <table:table-cell office:value-type="float" office:value="70.824889635678403" table:style-name="ce35">
            <text:p>70.8</text:p>
          </table:table-cell>
          <table:table-cell office:value-type="float" office:value="85.770811502816599" table:style-name="ce35">
            <text:p>85.8</text:p>
          </table:table-cell>
          <table:table-cell office:value-type="float" office:value="97.848902306482202" table:style-name="ce35">
            <text:p>97.8</text:p>
          </table:table-cell>
          <table:table-cell table:number-columns-repeated="16374" table:style-name="ce23"/>
        </table:table-row>
        <table:table-row table:style-name="ro3">
          <table:table-cell office:value-type="string" table:style-name="ce27">
            <text:p>Apr to Jun 2022</text:p>
          </table:table-cell>
          <table:table-cell office:value-type="string" table:style-name="ce27">
            <text:p>Great Western Railway</text:p>
          </table:table-cell>
          <table:table-cell office:value-type="float" office:value="1032510.14285714" table:style-name="ce31">
            <text:p>1,032,510</text:p>
          </table:table-cell>
          <table:table-cell office:value-type="float" office:value="68.847019973930301" table:style-name="ce32">
            <text:p>68.8</text:p>
          </table:table-cell>
          <table:table-cell office:value-type="float" office:value="84.227999973988503" table:style-name="ce32">
            <text:p>84.2</text:p>
          </table:table-cell>
          <table:table-cell office:value-type="float" office:value="97.527454244309695" table:style-name="ce32">
            <text:p>97.5</text:p>
          </table:table-cell>
          <table:table-cell office:value-type="float" office:value="3992831.2857142799" table:style-name="ce31">
            <text:p>3,992,831</text:p>
          </table:table-cell>
          <table:table-cell office:value-type="float" office:value="69.341838134980406" table:style-name="ce35">
            <text:p>69.3</text:p>
          </table:table-cell>
          <table:table-cell office:value-type="float" office:value="84.664915003564005" table:style-name="ce35">
            <text:p>84.7</text:p>
          </table:table-cell>
          <table:table-cell office:value-type="float" office:value="97.638957876614498" table:style-name="ce35">
            <text:p>97.6</text:p>
          </table:table-cell>
          <table:table-cell table:number-columns-repeated="16374" table:style-name="ce23"/>
        </table:table-row>
        <table:table-row table:style-name="ro3">
          <table:table-cell office:value-type="string" table:style-name="ce27">
            <text:p>Jul to Sep 2022</text:p>
          </table:table-cell>
          <table:table-cell office:value-type="string" table:style-name="ce27">
            <text:p>Great Western Railway</text:p>
          </table:table-cell>
          <table:table-cell office:value-type="float" office:value="996912.46428571397" table:style-name="ce31">
            <text:p>996,912</text:p>
          </table:table-cell>
          <table:table-cell office:value-type="float" office:value="61.184681317305802" table:style-name="ce32">
            <text:p>61.2</text:p>
          </table:table-cell>
          <table:table-cell office:value-type="float" office:value="78.1345539400955" table:style-name="ce32">
            <text:p>78.1</text:p>
          </table:table-cell>
          <table:table-cell office:value-type="float" office:value="96.170451131097593" table:style-name="ce32">
            <text:p>96.2</text:p>
          </table:table-cell>
          <table:table-cell office:value-type="float" office:value="4026217.0357142799" table:style-name="ce31">
            <text:p>4,026,217</text:p>
          </table:table-cell>
          <table:table-cell office:value-type="float" office:value="67.580166554253097" table:style-name="ce35">
            <text:p>67.6</text:p>
          </table:table-cell>
          <table:table-cell office:value-type="float" office:value="83.221712100414805" table:style-name="ce35">
            <text:p>83.2</text:p>
          </table:table-cell>
          <table:table-cell office:value-type="float" office:value="97.283743228766497" table:style-name="ce35">
            <text:p>97.3</text:p>
          </table:table-cell>
          <table:table-cell table:number-columns-repeated="16374" table:style-name="ce23"/>
        </table:table-row>
        <table:table-row table:style-name="ro3">
          <table:table-cell office:value-type="string" table:style-name="ce27">
            <text:p>Oct to Dec 2022</text:p>
          </table:table-cell>
          <table:table-cell office:value-type="string" table:style-name="ce27">
            <text:p>Great Western Railway</text:p>
          </table:table-cell>
          <table:table-cell office:value-type="float" office:value="900473.64285714296" table:style-name="ce31">
            <text:p>900,474</text:p>
          </table:table-cell>
          <table:table-cell office:value-type="float" office:value="59.1271966316774" table:style-name="ce32">
            <text:p>59.1</text:p>
          </table:table-cell>
          <table:table-cell office:value-type="float" office:value="76.520285237189796" table:style-name="ce32">
            <text:p>76.5</text:p>
          </table:table-cell>
          <table:table-cell office:value-type="float" office:value="96.034840712003003" table:style-name="ce32">
            <text:p>96.0</text:p>
          </table:table-cell>
          <table:table-cell office:value-type="float" office:value="3917532.3928571399" table:style-name="ce31">
            <text:p>3,917,532</text:p>
          </table:table-cell>
          <table:table-cell office:value-type="float" office:value="65.689962797007396" table:style-name="ce35">
            <text:p>65.7</text:p>
          </table:table-cell>
          <table:table-cell office:value-type="float" office:value="81.620680737009494" table:style-name="ce35">
            <text:p>81.6</text:p>
          </table:table-cell>
          <table:table-cell office:value-type="float" office:value="96.932317279498804" table:style-name="ce35">
            <text:p>96.9</text:p>
          </table:table-cell>
          <table:table-cell table:number-columns-repeated="16374" table:style-name="ce23"/>
        </table:table-row>
        <table:table-row table:style-name="ro3">
          <table:table-cell office:value-type="string" table:style-name="ce27">
            <text:p>Jan to Mar 2023</text:p>
          </table:table-cell>
          <table:table-cell office:value-type="string" table:style-name="ce27">
            <text:p>Great Western Railway</text:p>
          </table:table-cell>
          <table:table-cell office:value-type="float" office:value="940216.75" table:style-name="ce31">
            <text:p>940,217</text:p>
          </table:table-cell>
          <table:table-cell office:value-type="float" office:value="64.804312409877795" table:style-name="ce32">
            <text:p>64.8</text:p>
          </table:table-cell>
          <table:table-cell office:value-type="float" office:value="81.155462291008902" table:style-name="ce32">
            <text:p>81.2</text:p>
          </table:table-cell>
          <table:table-cell office:value-type="float" office:value="96.944720459404707" table:style-name="ce32">
            <text:p>96.9</text:p>
          </table:table-cell>
          <table:table-cell office:value-type="float" office:value="3870113" table:style-name="ce31">
            <text:p>3,870,113</text:p>
          </table:table-cell>
          <table:table-cell office:value-type="float" office:value="63.629563271149898" table:style-name="ce35">
            <text:p>63.6</text:p>
          </table:table-cell>
          <table:table-cell office:value-type="float" office:value="80.118539174437501" table:style-name="ce35">
            <text:p>80.1</text:p>
          </table:table-cell>
          <table:table-cell office:value-type="float" office:value="96.689037245165693" table:style-name="ce35">
            <text:p>96.7</text:p>
          </table:table-cell>
          <table:table-cell table:number-columns-repeated="16374" table:style-name="ce23"/>
        </table:table-row>
        <table:table-row table:style-name="ro3">
          <table:table-cell office:value-type="string" table:style-name="ce27">
            <text:p>Apr to Jun 2023</text:p>
          </table:table-cell>
          <table:table-cell office:value-type="string" table:style-name="ce27">
            <text:p>Great Western Railway</text:p>
          </table:table-cell>
          <table:table-cell office:value-type="float" office:value="971566.99999999895" table:style-name="ce31">
            <text:p>971,567</text:p>
          </table:table-cell>
          <table:table-cell office:value-type="float" office:value="62.714695508831099" table:style-name="ce32">
            <text:p>62.7</text:p>
          </table:table-cell>
          <table:table-cell office:value-type="float" office:value="78.993419908251298" table:style-name="ce32">
            <text:p>79.0</text:p>
          </table:table-cell>
          <table:table-cell office:value-type="float" office:value="96.304658939042298" table:style-name="ce32">
            <text:p>96.3</text:p>
          </table:table-cell>
          <table:table-cell office:value-type="float" office:value="3809169.8571428498" table:style-name="ce31">
            <text:p>3,809,170</text:p>
          </table:table-cell>
          <table:table-cell office:value-type="float" office:value="61.981977963027397" table:style-name="ce35">
            <text:p>62.0</text:p>
          </table:table-cell>
          <table:table-cell office:value-type="float" office:value="78.717659479536394" table:style-name="ce35">
            <text:p>78.7</text:p>
          </table:table-cell>
          <table:table-cell office:value-type="float" office:value="96.363737145727498" table:style-name="ce35">
            <text:p>96.4</text:p>
          </table:table-cell>
          <table:table-cell table:number-columns-repeated="16374" table:style-name="ce23"/>
        </table:table-row>
        <table:table-row table:style-name="ro3">
          <table:table-cell office:value-type="string" table:style-name="ce27">
            <text:p>Jul to Sep 2023</text:p>
          </table:table-cell>
          <table:table-cell office:value-type="string" table:style-name="ce27">
            <text:p>Great Western Railway</text:p>
          </table:table-cell>
          <table:table-cell office:value-type="float" office:value="1002100" table:style-name="ce31">
            <text:p>1,002,100</text:p>
          </table:table-cell>
          <table:table-cell office:value-type="float" office:value="59.936804139877601" table:style-name="ce32">
            <text:p>59.9</text:p>
          </table:table-cell>
          <table:table-cell office:value-type="float" office:value="76.806606127132994" table:style-name="ce32">
            <text:p>76.8</text:p>
          </table:table-cell>
          <table:table-cell office:value-type="float" office:value="95.915698461801597" table:style-name="ce32">
            <text:p>95.9</text:p>
          </table:table-cell>
          <table:table-cell office:value-type="float" office:value="3814357.3928571399" table:style-name="ce31">
            <text:p>3,814,357</text:p>
          </table:table-cell>
          <table:table-cell office:value-type="float" office:value="61.653053954313798" table:style-name="ce35">
            <text:p>61.7</text:p>
          </table:table-cell>
          <table:table-cell office:value-type="float" office:value="78.367990781296797" table:style-name="ce35">
            <text:p>78.4</text:p>
          </table:table-cell>
          <table:table-cell office:value-type="float" office:value="96.296546187563706" table:style-name="ce35">
            <text:p>96.3</text:p>
          </table:table-cell>
          <table:table-cell table:number-columns-repeated="16374" table:style-name="ce23"/>
        </table:table-row>
        <table:table-row table:style-name="ro3">
          <table:table-cell office:value-type="string" table:style-name="ce27">
            <text:p>Oct to Dec 2023</text:p>
          </table:table-cell>
          <table:table-cell office:value-type="string" table:style-name="ce27">
            <text:p>Great Western Railway</text:p>
          </table:table-cell>
          <table:table-cell office:value-type="float" office:value="992285.35714285704" table:style-name="ce31">
            <text:p>992,285</text:p>
          </table:table-cell>
          <table:table-cell office:value-type="float" office:value="56.426560763950697" table:style-name="ce32">
            <text:p>56.4</text:p>
          </table:table-cell>
          <table:table-cell office:value-type="float" office:value="73.478877583817095" table:style-name="ce32">
            <text:p>73.5</text:p>
          </table:table-cell>
          <table:table-cell office:value-type="float" office:value="94.690985707956202" table:style-name="ce32">
            <text:p>94.7</text:p>
          </table:table-cell>
          <table:table-cell office:value-type="float" office:value="3906169.1071428498" table:style-name="ce31">
            <text:p>3,906,169</text:p>
          </table:table-cell>
          <table:table-cell office:value-type="float" office:value="60.9076421102571" table:style-name="ce35">
            <text:p>60.9</text:p>
          </table:table-cell>
          <table:table-cell office:value-type="float" office:value="77.551952047281205" table:style-name="ce35">
            <text:p>77.6</text:p>
          </table:table-cell>
          <table:table-cell office:value-type="float" office:value="95.949015081317995" table:style-name="ce35">
            <text:p>95.9</text:p>
          </table:table-cell>
          <table:table-cell table:number-columns-repeated="16374" table:style-name="ce23"/>
        </table:table-row>
        <table:table-row table:style-name="ro3">
          <table:table-cell office:value-type="string" table:style-name="ce27">
            <text:p>Jan to Mar 2024</text:p>
          </table:table-cell>
          <table:table-cell office:value-type="string" table:style-name="ce27">
            <text:p>Great Western Railway</text:p>
          </table:table-cell>
          <table:table-cell office:value-type="float" office:value="1007087.64285714" table:style-name="ce31">
            <text:p>1,007,088</text:p>
          </table:table-cell>
          <table:table-cell office:value-type="float" office:value="61.509393387311199" table:style-name="ce32">
            <text:p>61.5</text:p>
          </table:table-cell>
          <table:table-cell office:value-type="float" office:value="77.938584860006799" table:style-name="ce32">
            <text:p>77.9</text:p>
          </table:table-cell>
          <table:table-cell office:value-type="float" office:value="96.009192560698494" table:style-name="ce32">
            <text:p>96.0</text:p>
          </table:table-cell>
          <table:table-cell office:value-type="float" office:value="3973040" table:style-name="ce31">
            <text:p>3,973,040</text:p>
          </table:table-cell>
          <table:table-cell office:value-type="float" office:value="60.1380303243863" table:style-name="ce35">
            <text:p>60.1</text:p>
          </table:table-cell>
          <table:table-cell office:value-type="float" office:value="76.797188047439704" table:style-name="ce35">
            <text:p>76.8</text:p>
          </table:table-cell>
          <table:table-cell office:value-type="float" office:value="95.728636006684994" table:style-name="ce35">
            <text:p>95.7</text:p>
          </table:table-cell>
          <table:table-cell table:number-columns-repeated="16374" table:style-name="ce23"/>
        </table:table-row>
        <table:table-row table:style-name="ro3">
          <table:table-cell office:value-type="string" table:style-name="ce27">
            <text:p>Apr to Jun 2024</text:p>
          </table:table-cell>
          <table:table-cell office:value-type="string" table:style-name="ce27">
            <text:p>Great Western Railway</text:p>
          </table:table-cell>
          <table:table-cell office:value-type="float" office:value="1047384.14285714" table:style-name="ce31">
            <text:p>1,047,384</text:p>
          </table:table-cell>
          <table:table-cell office:value-type="float" office:value="64.227519743404201" table:style-name="ce32">
            <text:p>64.2</text:p>
          </table:table-cell>
          <table:table-cell office:value-type="float" office:value="80.797030534164705" table:style-name="ce32">
            <text:p>80.8</text:p>
          </table:table-cell>
          <table:table-cell office:value-type="float" office:value="97.016199132287198" table:style-name="ce32">
            <text:p>97.0</text:p>
          </table:table-cell>
          <table:table-cell office:value-type="float" office:value="4048857.1428571399" table:style-name="ce31">
            <text:p>4,048,857</text:p>
          </table:table-cell>
          <table:table-cell office:value-type="float" office:value="60.577626843553702" table:style-name="ce35">
            <text:p>60.6</text:p>
          </table:table-cell>
          <table:table-cell office:value-type="float" office:value="77.3048832121939" table:style-name="ce35">
            <text:p>77.3</text:p>
          </table:table-cell>
          <table:table-cell office:value-type="float" office:value="95.923488109519397" table:style-name="ce35">
            <text:p>95.9</text:p>
          </table:table-cell>
          <table:table-cell table:number-columns-repeated="16374" table:style-name="ce23"/>
        </table:table-row>
        <table:table-row table:style-name="ro3">
          <table:table-cell office:value-type="string" table:style-name="ce27">
            <text:p>Jul to Sep 2024</text:p>
          </table:table-cell>
          <table:table-cell office:value-type="string" table:style-name="ce27">
            <text:p>Great Western Railway</text:p>
          </table:table-cell>
          <table:table-cell office:value-type="float" office:value="1064021.42857142" table:style-name="ce31">
            <text:p>1,064,021</text:p>
          </table:table-cell>
          <table:table-cell office:value-type="float" office:value="60.160872162886001" table:style-name="ce32">
            <text:p>60.2</text:p>
          </table:table-cell>
          <table:table-cell office:value-type="float" office:value="77.3988440082436" table:style-name="ce32">
            <text:p>77.4</text:p>
          </table:table-cell>
          <table:table-cell office:value-type="float" office:value="96.284849257869396" table:style-name="ce32">
            <text:p>96.3</text:p>
          </table:table-cell>
          <table:table-cell office:value-type="float" office:value="4110778.57142857" table:style-name="ce31">
            <text:p>4,110,779</text:p>
          </table:table-cell>
          <table:table-cell office:value-type="float" office:value="60.625971096889799" table:style-name="ce35">
            <text:p>60.6</text:p>
          </table:table-cell>
          <table:table-cell office:value-type="float" office:value="77.450670623743505" table:style-name="ce35">
            <text:p>77.5</text:p>
          </table:table-cell>
          <table:table-cell office:value-type="float" office:value="96.0189206424226" table:style-name="ce35">
            <text:p>96.0</text:p>
          </table:table-cell>
          <table:table-cell table:number-columns-repeated="16374" table:style-name="ce23"/>
        </table:table-row>
        <table:table-row table:style-name="ro3">
          <table:table-cell office:value-type="string" table:style-name="ce27">
            <text:p>Oct to Dec 2024</text:p>
          </table:table-cell>
          <table:table-cell office:value-type="string" table:style-name="ce27">
            <text:p>Great Western Railway</text:p>
          </table:table-cell>
          <table:table-cell office:value-type="float" office:value="1001992.28571428" table:style-name="ce31">
            <text:p>1,001,992</text:p>
          </table:table-cell>
          <table:table-cell office:value-type="float" office:value="56.184934985242201" table:style-name="ce32">
            <text:p>56.2</text:p>
          </table:table-cell>
          <table:table-cell office:value-type="float" office:value="73.820827819318794" table:style-name="ce32">
            <text:p>73.8</text:p>
          </table:table-cell>
          <table:table-cell office:value-type="float" office:value="95.548454464861805" table:style-name="ce32">
            <text:p>95.5</text:p>
          </table:table-cell>
          <table:table-cell office:value-type="float" office:value="4120485.5" table:style-name="ce31">
            <text:p>4,120,486</text:p>
          </table:table-cell>
          <table:table-cell office:value-type="float" office:value="60.557321287919599" table:style-name="ce35">
            <text:p>60.6</text:p>
          </table:table-cell>
          <table:table-cell office:value-type="float" office:value="77.524467167071094" table:style-name="ce35">
            <text:p>77.5</text:p>
          </table:table-cell>
          <table:table-cell office:value-type="float" office:value="96.2243058840656" table:style-name="ce35">
            <text:p>96.2</text:p>
          </table:table-cell>
          <table:table-cell table:number-columns-repeated="16374" table:style-name="ce23"/>
        </table:table-row>
        <table:table-row table:style-name="ro3">
          <table:table-cell office:value-type="string" table:style-name="ce27">
            <text:p>Jan to Mar 2025</text:p>
          </table:table-cell>
          <table:table-cell office:value-type="string" table:style-name="ce27">
            <text:p>Great Western Railway</text:p>
          </table:table-cell>
          <table:table-cell office:value-type="float" office:value="1030845.14285714" table:style-name="ce31">
            <text:p>1,030,845</text:p>
          </table:table-cell>
          <table:table-cell office:value-type="float" office:value="65.324152886480306" table:style-name="ce32">
            <text:p>65.3</text:p>
          </table:table-cell>
          <table:table-cell office:value-type="float" office:value="81.976952059863194" table:style-name="ce32">
            <text:p>82.0</text:p>
          </table:table-cell>
          <table:table-cell office:value-type="float" office:value="97.345188053741197" table:style-name="ce32">
            <text:p>97.3</text:p>
          </table:table-cell>
          <table:table-cell office:value-type="float" office:value="4144243" table:style-name="ce31">
            <text:p>4,144,243</text:p>
          </table:table-cell>
          <table:table-cell office:value-type="float" office:value="61.511668114056" table:style-name="ce35">
            <text:p>61.5</text:p>
          </table:table-cell>
          <table:table-cell office:value-type="float" office:value="78.531350598890995" table:style-name="ce35">
            <text:p>78.5</text:p>
          </table:table-cell>
          <table:table-cell office:value-type="float" office:value="96.555390212398194" table:style-name="ce35">
            <text:p>96.6</text:p>
          </table:table-cell>
          <table:table-cell table:number-columns-repeated="16374" table:style-name="ce23"/>
        </table:table-row>
        <table:table-row table:style-name="ro3">
          <table:table-cell office:value-type="string" table:style-name="ce27">
            <text:p>Apr to Jun 2025 [p]</text:p>
          </table:table-cell>
          <table:table-cell office:value-type="string" table:style-name="ce27">
            <text:p>Great Western Railway</text:p>
          </table:table-cell>
          <table:table-cell office:value-type="float" office:value="1077092.3571428501" table:style-name="ce31">
            <text:p>1,077,092</text:p>
          </table:table-cell>
          <table:table-cell office:value-type="float" office:value="64.906613990456904" table:style-name="ce32">
            <text:p>64.9</text:p>
          </table:table-cell>
          <table:table-cell office:value-type="float" office:value="81.478949311482907" table:style-name="ce32">
            <text:p>81.5</text:p>
          </table:table-cell>
          <table:table-cell office:value-type="float" office:value="97.160520058864805" table:style-name="ce32">
            <text:p>97.2</text:p>
          </table:table-cell>
          <table:table-cell office:value-type="float" office:value="4173951.2142857099" table:style-name="ce31">
            <text:p>4,173,951</text:p>
          </table:table-cell>
          <table:table-cell office:value-type="float" office:value="61.706239225158903" table:style-name="ce35">
            <text:p>61.7</text:p>
          </table:table-cell>
          <table:table-cell office:value-type="float" office:value="78.723446473303099" table:style-name="ce35">
            <text:p>78.7</text:p>
          </table:table-cell>
          <table:table-cell office:value-type="float" office:value="96.595912194674995" table:style-name="ce35">
            <text:p>96.6</text:p>
          </table:table-cell>
          <table:table-cell table:number-columns-repeated="16374" table:style-name="ce23"/>
        </table:table-row>
        <table:table-row table:style-name="ro3">
          <table:table-cell office:value-type="string" table:style-name="ce36">
            <text:p>Jul to Sep 2025 [p]</text:p>
          </table:table-cell>
          <table:table-cell office:value-type="string" table:style-name="ce27">
            <text:p>Great Western Railway</text:p>
          </table:table-cell>
          <table:table-cell office:value-type="float" office:value="1081076.3571428501" table:style-name="ce31">
            <text:p>1,081,076</text:p>
          </table:table-cell>
          <table:table-cell office:value-type="float" office:value="59.111160973233702" table:style-name="ce32">
            <text:p>59.1</text:p>
          </table:table-cell>
          <table:table-cell office:value-type="float" office:value="76.736908170025501" table:style-name="ce32">
            <text:p>76.7</text:p>
          </table:table-cell>
          <table:table-cell office:value-type="float" office:value="96.253327289092596" table:style-name="ce32">
            <text:p>96.3</text:p>
          </table:table-cell>
          <table:table-cell office:value-type="float" office:value="4191006.1428571399" table:style-name="ce31">
            <text:p>4,191,006</text:p>
          </table:table-cell>
          <table:table-cell office:value-type="float" office:value="61.4291759056971" table:style-name="ce35">
            <text:p>61.4</text:p>
          </table:table-cell>
          <table:table-cell office:value-type="float" office:value="78.547308772734795" table:style-name="ce35">
            <text:p>78.5</text:p>
          </table:table-cell>
          <table:table-cell office:value-type="float" office:value="96.586515212184096" table:style-name="ce35">
            <text:p>96.6</text:p>
          </table:table-cell>
          <table:table-cell table:number-columns-repeated="16374" table:style-name="ce23"/>
        </table:table-row>
        <table:table-row table:style-name="ro3">
          <table:table-cell office:value-type="string" table:style-name="ce27">
            <text:p>Apr to Jun 2014</text:p>
          </table:table-cell>
          <table:table-cell office:value-type="string" table:style-name="ce27">
            <text:p>Greater Anglia</text:p>
          </table:table-cell>
          <table:table-cell office:value-type="float" office:value="760834.07142857101" table:style-name="ce31">
            <text:p>760,834</text:p>
          </table:table-cell>
          <table:table-cell office:value-type="float" office:value="70.223468098028107" table:style-name="ce32">
            <text:p>70.2</text:p>
          </table:table-cell>
          <table:table-cell office:value-type="float" office:value="88.669633898962502" table:style-name="ce32">
            <text:p>88.7</text:p>
          </table:table-cell>
          <table:table-cell office:value-type="float" office:value="99.134126954844703" table:style-name="ce32">
            <text:p>99.1</text:p>
          </table:table-cell>
          <table:table-cell office:value-type="float" office:value="2993317.9285714282" table:style-name="ce33">
            <text:p>2,993,318</text:p>
          </table:table-cell>
          <table:table-cell office:value-type="float" office:value="66.985818006874396" table:style-name="ce34">
            <text:p>67.0</text:p>
          </table:table-cell>
          <table:table-cell office:value-type="float" office:value="86.697809365913614" table:style-name="ce34">
            <text:p>86.7</text:p>
          </table:table-cell>
          <table:table-cell office:value-type="float" office:value="98.985444985546508" table:style-name="ce34">
            <text:p>99.0</text:p>
          </table:table-cell>
          <table:table-cell table:number-columns-repeated="16374" table:style-name="ce23"/>
        </table:table-row>
        <table:table-row table:style-name="ro3">
          <table:table-cell office:value-type="string" table:style-name="ce27">
            <text:p>Jul to Sep 2014</text:p>
          </table:table-cell>
          <table:table-cell office:value-type="string" table:style-name="ce27">
            <text:p>Greater Anglia</text:p>
          </table:table-cell>
          <table:table-cell office:value-type="float" office:value="775566.92857142806" table:style-name="ce31">
            <text:p>775,567</text:p>
          </table:table-cell>
          <table:table-cell office:value-type="float" office:value="67.683630877578295" table:style-name="ce32">
            <text:p>67.7</text:p>
          </table:table-cell>
          <table:table-cell office:value-type="float" office:value="86.662360446556207" table:style-name="ce32">
            <text:p>86.7</text:p>
          </table:table-cell>
          <table:table-cell office:value-type="float" office:value="98.764700881944606" table:style-name="ce32">
            <text:p>98.8</text:p>
          </table:table-cell>
          <table:table-cell office:value-type="float" office:value="2999643.5714285714" table:style-name="ce33">
            <text:p>2,999,644</text:p>
          </table:table-cell>
          <table:table-cell office:value-type="float" office:value="66.657841014920578" table:style-name="ce34">
            <text:p>66.7</text:p>
          </table:table-cell>
          <table:table-cell office:value-type="float" office:value="86.303252457851556" table:style-name="ce34">
            <text:p>86.3</text:p>
          </table:table-cell>
          <table:table-cell office:value-type="float" office:value="98.863322094696514" table:style-name="ce34">
            <text:p>98.9</text:p>
          </table:table-cell>
          <table:table-cell table:number-columns-repeated="16374" table:style-name="ce23"/>
        </table:table-row>
        <table:table-row table:style-name="ro3">
          <table:table-cell office:value-type="string" table:style-name="ce27">
            <text:p>Oct to Dec 2014</text:p>
          </table:table-cell>
          <table:table-cell office:value-type="string" table:style-name="ce27">
            <text:p>Greater Anglia</text:p>
          </table:table-cell>
          <table:table-cell office:value-type="float" office:value="753139.85714285704" table:style-name="ce31">
            <text:p>753,140</text:p>
          </table:table-cell>
          <table:table-cell office:value-type="float" office:value="61.980235505490398" table:style-name="ce32">
            <text:p>62.0</text:p>
          </table:table-cell>
          <table:table-cell office:value-type="float" office:value="83.549047710546603" table:style-name="ce32">
            <text:p>83.5</text:p>
          </table:table-cell>
          <table:table-cell office:value-type="float" office:value="98.896420110929895" table:style-name="ce32">
            <text:p>98.9</text:p>
          </table:table-cell>
          <table:table-cell office:value-type="float" office:value="3032097.5714285718" table:style-name="ce33">
            <text:p>3,032,098</text:p>
          </table:table-cell>
          <table:table-cell office:value-type="float" office:value="66.672550539388496" table:style-name="ce34">
            <text:p>66.7</text:p>
          </table:table-cell>
          <table:table-cell office:value-type="float" office:value="86.37806746041862" table:style-name="ce34">
            <text:p>86.4</text:p>
          </table:table-cell>
          <table:table-cell office:value-type="float" office:value="98.960165859720973" table:style-name="ce34">
            <text:p>99.0</text:p>
          </table:table-cell>
          <table:table-cell table:number-columns-repeated="16374" table:style-name="ce23"/>
        </table:table-row>
        <table:table-row table:style-name="ro3">
          <table:table-cell office:value-type="string" table:style-name="ce27">
            <text:p>Jan to Mar 2015</text:p>
          </table:table-cell>
          <table:table-cell office:value-type="string" table:style-name="ce27">
            <text:p>Greater Anglia</text:p>
          </table:table-cell>
          <table:table-cell office:value-type="float" office:value="731627.14285714203" table:style-name="ce31">
            <text:p>731,627</text:p>
          </table:table-cell>
          <table:table-cell office:value-type="float" office:value="68.871585643741199" table:style-name="ce32">
            <text:p>68.9</text:p>
          </table:table-cell>
          <table:table-cell office:value-type="float" office:value="87.573627472229205" table:style-name="ce32">
            <text:p>87.6</text:p>
          </table:table-cell>
          <table:table-cell office:value-type="float" office:value="99.187281187333895" table:style-name="ce32">
            <text:p>99.2</text:p>
          </table:table-cell>
          <table:table-cell office:value-type="float" office:value="3021168" table:style-name="ce31">
            <text:p>3,021,168</text:p>
          </table:table-cell>
          <table:table-cell office:value-type="float" office:value="67.189146714118493" table:style-name="ce35">
            <text:p>67.2</text:p>
          </table:table-cell>
          <table:table-cell office:value-type="float" office:value="86.612429365066703" table:style-name="ce35">
            <text:p>86.6</text:p>
          </table:table-cell>
          <table:table-cell office:value-type="float" office:value="98.992906054876698" table:style-name="ce35">
            <text:p>99.0</text:p>
          </table:table-cell>
          <table:table-cell table:number-columns-repeated="16374" table:style-name="ce23"/>
        </table:table-row>
        <table:table-row table:style-name="ro3">
          <table:table-cell office:value-type="string" table:style-name="ce27">
            <text:p>Apr to Jun 2015</text:p>
          </table:table-cell>
          <table:table-cell office:value-type="string" table:style-name="ce27">
            <text:p>Greater Anglia</text:p>
          </table:table-cell>
          <table:table-cell office:value-type="float" office:value="755998.5" table:style-name="ce31">
            <text:p>755,999</text:p>
          </table:table-cell>
          <table:table-cell office:value-type="float" office:value="68.933824415184404" table:style-name="ce32">
            <text:p>68.9</text:p>
          </table:table-cell>
          <table:table-cell office:value-type="float" office:value="87.501453848311598" table:style-name="ce32">
            <text:p>87.5</text:p>
          </table:table-cell>
          <table:table-cell office:value-type="float" office:value="98.918105374169699" table:style-name="ce32">
            <text:p>98.9</text:p>
          </table:table-cell>
          <table:table-cell office:value-type="float" office:value="3016332.4285714198" table:style-name="ce31">
            <text:p>3,016,332</text:p>
          </table:table-cell>
          <table:table-cell office:value-type="float" office:value="66.861052450310098" table:style-name="ce35">
            <text:p>66.9</text:p>
          </table:table-cell>
          <table:table-cell office:value-type="float" office:value="86.316344584414097" table:style-name="ce35">
            <text:p>86.3</text:p>
          </table:table-cell>
          <table:table-cell office:value-type="float" office:value="98.938537089058002" table:style-name="ce35">
            <text:p>98.9</text:p>
          </table:table-cell>
          <table:table-cell table:number-columns-repeated="16374" table:style-name="ce23"/>
        </table:table-row>
        <table:table-row table:style-name="ro3">
          <table:table-cell office:value-type="string" table:style-name="ce27">
            <text:p>Jul to Sep 2015</text:p>
          </table:table-cell>
          <table:table-cell office:value-type="string" table:style-name="ce27">
            <text:p>Greater Anglia</text:p>
          </table:table-cell>
          <table:table-cell office:value-type="float" office:value="764609.85714285704" table:style-name="ce31">
            <text:p>764,610</text:p>
          </table:table-cell>
          <table:table-cell office:value-type="float" office:value="65.417620078512499" table:style-name="ce32">
            <text:p>65.4</text:p>
          </table:table-cell>
          <table:table-cell office:value-type="float" office:value="85.740061831720297" table:style-name="ce32">
            <text:p>85.7</text:p>
          </table:table-cell>
          <table:table-cell office:value-type="float" office:value="98.943494805660904" table:style-name="ce32">
            <text:p>98.9</text:p>
          </table:table-cell>
          <table:table-cell office:value-type="float" office:value="3005375.3571428498" table:style-name="ce31">
            <text:p>3,005,375</text:p>
          </table:table-cell>
          <table:table-cell office:value-type="float" office:value="66.281548382772698" table:style-name="ce35">
            <text:p>66.3</text:p>
          </table:table-cell>
          <table:table-cell office:value-type="float" office:value="86.080437302162494" table:style-name="ce35">
            <text:p>86.1</text:p>
          </table:table-cell>
          <table:table-cell office:value-type="float" office:value="98.984658560001506" table:style-name="ce35">
            <text:p>99.0</text:p>
          </table:table-cell>
          <table:table-cell table:number-columns-repeated="16374" table:style-name="ce23"/>
        </table:table-row>
        <table:table-row table:style-name="ro3">
          <table:table-cell office:value-type="string" table:style-name="ce27">
            <text:p>Oct to Dec 2015</text:p>
          </table:table-cell>
          <table:table-cell office:value-type="string" table:style-name="ce27">
            <text:p>Greater Anglia</text:p>
          </table:table-cell>
          <table:table-cell office:value-type="float" office:value="739120.89285714296" table:style-name="ce31">
            <text:p>739,121</text:p>
          </table:table-cell>
          <table:table-cell office:value-type="float" office:value="60.8750115061884" table:style-name="ce32">
            <text:p>60.9</text:p>
          </table:table-cell>
          <table:table-cell office:value-type="float" office:value="82.247858640948195" table:style-name="ce32">
            <text:p>82.2</text:p>
          </table:table-cell>
          <table:table-cell office:value-type="float" office:value="98.427219401813502" table:style-name="ce32">
            <text:p>98.4</text:p>
          </table:table-cell>
          <table:table-cell office:value-type="float" office:value="2991356.3928571399" table:style-name="ce31">
            <text:p>2,991,356</text:p>
          </table:table-cell>
          <table:table-cell office:value-type="float" office:value="66.028621583622495" table:style-name="ce35">
            <text:p>66.0</text:p>
          </table:table-cell>
          <table:table-cell office:value-type="float" office:value="85.770795639660705" table:style-name="ce35">
            <text:p>85.8</text:p>
          </table:table-cell>
          <table:table-cell office:value-type="float" office:value="98.869139380738801" table:style-name="ce35">
            <text:p>98.9</text:p>
          </table:table-cell>
          <table:table-cell table:number-columns-repeated="16374" table:style-name="ce23"/>
        </table:table-row>
        <table:table-row table:style-name="ro3">
          <table:table-cell office:value-type="string" table:style-name="ce27">
            <text:p>Jan to Mar 2016</text:p>
          </table:table-cell>
          <table:table-cell office:value-type="string" table:style-name="ce27">
            <text:p>Greater Anglia</text:p>
          </table:table-cell>
          <table:table-cell office:value-type="float" office:value="725409.74999999895" table:style-name="ce31">
            <text:p>725,410</text:p>
          </table:table-cell>
          <table:table-cell office:value-type="float" office:value="65.859580937335195" table:style-name="ce32">
            <text:p>65.9</text:p>
          </table:table-cell>
          <table:table-cell office:value-type="float" office:value="86.249495543725402" table:style-name="ce32">
            <text:p>86.2</text:p>
          </table:table-cell>
          <table:table-cell office:value-type="float" office:value="98.909857497779697" table:style-name="ce32">
            <text:p>98.9</text:p>
          </table:table-cell>
          <table:table-cell office:value-type="float" office:value="2985139" table:style-name="ce31">
            <text:p>2,985,139</text:p>
          </table:table-cell>
          <table:table-cell office:value-type="float" office:value="65.290762004717294" table:style-name="ce35">
            <text:p>65.3</text:p>
          </table:table-cell>
          <table:table-cell office:value-type="float" office:value="85.445267372809099" table:style-name="ce35">
            <text:p>85.4</text:p>
          </table:table-cell>
          <table:table-cell office:value-type="float" office:value="98.8010608551226" table:style-name="ce35">
            <text:p>98.8</text:p>
          </table:table-cell>
          <table:table-cell table:number-columns-repeated="16374" table:style-name="ce23"/>
        </table:table-row>
        <table:table-row table:style-name="ro3">
          <table:table-cell office:value-type="string" table:style-name="ce27">
            <text:p>Apr to Jun 2016</text:p>
          </table:table-cell>
          <table:table-cell office:value-type="string" table:style-name="ce27">
            <text:p>Greater Anglia</text:p>
          </table:table-cell>
          <table:table-cell office:value-type="float" office:value="756209.64285714296" table:style-name="ce31">
            <text:p>756,210</text:p>
          </table:table-cell>
          <table:table-cell office:value-type="float" office:value="69.043254728587598" table:style-name="ce32">
            <text:p>69.0</text:p>
          </table:table-cell>
          <table:table-cell office:value-type="float" office:value="87.952584954946801" table:style-name="ce32">
            <text:p>88.0</text:p>
          </table:table-cell>
          <table:table-cell office:value-type="float" office:value="98.926464552771805" table:style-name="ce32">
            <text:p>98.9</text:p>
          </table:table-cell>
          <table:table-cell office:value-type="float" office:value="2985350.1428571399" table:style-name="ce31">
            <text:p>2,985,350</text:p>
          </table:table-cell>
          <table:table-cell office:value-type="float" office:value="65.318739113205694" table:style-name="ce35">
            <text:p>65.3</text:p>
          </table:table-cell>
          <table:table-cell office:value-type="float" office:value="85.559687399195198" table:style-name="ce35">
            <text:p>85.6</text:p>
          </table:table-cell>
          <table:table-cell office:value-type="float" office:value="98.803186570457797" table:style-name="ce35">
            <text:p>98.8</text:p>
          </table:table-cell>
          <table:table-cell table:number-columns-repeated="16374" table:style-name="ce23"/>
        </table:table-row>
        <table:table-row table:style-name="ro3">
          <table:table-cell office:value-type="string" table:style-name="ce27">
            <text:p>Jul to Sep 2016</text:p>
          </table:table-cell>
          <table:table-cell office:value-type="string" table:style-name="ce27">
            <text:p>Greater Anglia</text:p>
          </table:table-cell>
          <table:table-cell office:value-type="float" office:value="771111.57142857101" table:style-name="ce31">
            <text:p>771,112</text:p>
          </table:table-cell>
          <table:table-cell office:value-type="float" office:value="64.4720904756973" table:style-name="ce32">
            <text:p>64.5</text:p>
          </table:table-cell>
          <table:table-cell office:value-type="float" office:value="85.330703487229201" table:style-name="ce32">
            <text:p>85.3</text:p>
          </table:table-cell>
          <table:table-cell office:value-type="float" office:value="98.820946051720099" table:style-name="ce32">
            <text:p>98.8</text:p>
          </table:table-cell>
          <table:table-cell office:value-type="float" office:value="2991851.8571428498" table:style-name="ce31">
            <text:p>2,991,852</text:p>
          </table:table-cell>
          <table:table-cell office:value-type="float" office:value="65.075255826981106" table:style-name="ce35">
            <text:p>65.1</text:p>
          </table:table-cell>
          <table:table-cell office:value-type="float" office:value="85.454572497692894" table:style-name="ce35">
            <text:p>85.5</text:p>
          </table:table-cell>
          <table:table-cell office:value-type="float" office:value="98.771906105167602" table:style-name="ce35">
            <text:p>98.8</text:p>
          </table:table-cell>
          <table:table-cell table:number-columns-repeated="16374" table:style-name="ce23"/>
        </table:table-row>
        <table:table-row table:style-name="ro3">
          <table:table-cell office:value-type="string" table:style-name="ce27">
            <text:p>Oct to Dec 2016</text:p>
          </table:table-cell>
          <table:table-cell office:value-type="string" table:style-name="ce27">
            <text:p>Greater Anglia</text:p>
          </table:table-cell>
          <table:table-cell office:value-type="float" office:value="742489.03571428498" table:style-name="ce31">
            <text:p>742,489</text:p>
          </table:table-cell>
          <table:table-cell office:value-type="float" office:value="57.143806789258498" table:style-name="ce32">
            <text:p>57.1</text:p>
          </table:table-cell>
          <table:table-cell office:value-type="float" office:value="80.023288463182197" table:style-name="ce32">
            <text:p>80.0</text:p>
          </table:table-cell>
          <table:table-cell office:value-type="float" office:value="98.381390239865496" table:style-name="ce32">
            <text:p>98.4</text:p>
          </table:table-cell>
          <table:table-cell office:value-type="float" office:value="2995220" table:style-name="ce31">
            <text:p>2,995,220</text:p>
          </table:table-cell>
          <table:table-cell office:value-type="float" office:value="64.145599369280703" table:style-name="ce35">
            <text:p>64.1</text:p>
          </table:table-cell>
          <table:table-cell office:value-type="float" office:value="84.899514893730597" table:style-name="ce35">
            <text:p>84.9</text:p>
          </table:table-cell>
          <table:table-cell office:value-type="float" office:value="98.760157851510002" table:style-name="ce35">
            <text:p>98.8</text:p>
          </table:table-cell>
          <table:table-cell table:number-columns-repeated="16374" table:style-name="ce23"/>
        </table:table-row>
        <table:table-row table:style-name="ro3">
          <table:table-cell office:value-type="string" table:style-name="ce27">
            <text:p>Jan to Mar 2017</text:p>
          </table:table-cell>
          <table:table-cell office:value-type="string" table:style-name="ce27">
            <text:p>Greater Anglia</text:p>
          </table:table-cell>
          <table:table-cell office:value-type="float" office:value="760356.75" table:style-name="ce31">
            <text:p>760,357</text:p>
          </table:table-cell>
          <table:table-cell office:value-type="float" office:value="65.730855943608006" table:style-name="ce32">
            <text:p>65.7</text:p>
          </table:table-cell>
          <table:table-cell office:value-type="float" office:value="85.992397647551599" table:style-name="ce32">
            <text:p>86.0</text:p>
          </table:table-cell>
          <table:table-cell office:value-type="float" office:value="98.801483645670203" table:style-name="ce32">
            <text:p>98.8</text:p>
          </table:table-cell>
          <table:table-cell office:value-type="float" office:value="3030167" table:style-name="ce31">
            <text:p>3,030,167</text:p>
          </table:table-cell>
          <table:table-cell office:value-type="float" office:value="64.133065933329704" table:style-name="ce35">
            <text:p>64.1</text:p>
          </table:table-cell>
          <table:table-cell office:value-type="float" office:value="84.850570942129593" table:style-name="ce35">
            <text:p>84.9</text:p>
          </table:table-cell>
          <table:table-cell office:value-type="float" office:value="98.734690200243094" table:style-name="ce35">
            <text:p>98.7</text:p>
          </table:table-cell>
          <table:table-cell table:number-columns-repeated="16374" table:style-name="ce23"/>
        </table:table-row>
        <table:table-row table:style-name="ro3">
          <table:table-cell office:value-type="string" table:style-name="ce27">
            <text:p>Apr to Jun 2017</text:p>
          </table:table-cell>
          <table:table-cell office:value-type="string" table:style-name="ce27">
            <text:p>Greater Anglia</text:p>
          </table:table-cell>
          <table:table-cell office:value-type="float" office:value="803719.35714285704" table:style-name="ce31">
            <text:p>803,719</text:p>
          </table:table-cell>
          <table:table-cell office:value-type="float" office:value="67.421481787663794" table:style-name="ce32">
            <text:p>67.4</text:p>
          </table:table-cell>
          <table:table-cell office:value-type="float" office:value="86.953566147956195" table:style-name="ce32">
            <text:p>87.0</text:p>
          </table:table-cell>
          <table:table-cell office:value-type="float" office:value="98.9267309102475" table:style-name="ce32">
            <text:p>98.9</text:p>
          </table:table-cell>
          <table:table-cell office:value-type="float" office:value="3077676.7142857099" table:style-name="ce31">
            <text:p>3,077,677</text:p>
          </table:table-cell>
          <table:table-cell office:value-type="float" office:value="63.7853462934494" table:style-name="ce35">
            <text:p>63.8</text:p>
          </table:table-cell>
          <table:table-cell office:value-type="float" office:value="84.637567753449602" table:style-name="ce35">
            <text:p>84.6</text:p>
          </table:table-cell>
          <table:table-cell office:value-type="float" office:value="98.737720155050098" table:style-name="ce35">
            <text:p>98.7</text:p>
          </table:table-cell>
          <table:table-cell table:number-columns-repeated="16374" table:style-name="ce23"/>
        </table:table-row>
        <table:table-row table:style-name="ro3">
          <table:table-cell office:value-type="string" table:style-name="ce27">
            <text:p>Jul to Sep 2017</text:p>
          </table:table-cell>
          <table:table-cell office:value-type="string" table:style-name="ce27">
            <text:p>Greater Anglia</text:p>
          </table:table-cell>
          <table:table-cell office:value-type="float" office:value="826352.64285714296" table:style-name="ce31">
            <text:p>826,353</text:p>
          </table:table-cell>
          <table:table-cell office:value-type="float" office:value="65.737612712386607" table:style-name="ce32">
            <text:p>65.7</text:p>
          </table:table-cell>
          <table:table-cell office:value-type="float" office:value="86.315553451453596" table:style-name="ce32">
            <text:p>86.3</text:p>
          </table:table-cell>
          <table:table-cell office:value-type="float" office:value="98.972118181644504" table:style-name="ce32">
            <text:p>99.0</text:p>
          </table:table-cell>
          <table:table-cell office:value-type="float" office:value="3132917.7857142799" table:style-name="ce31">
            <text:p>3,132,918</text:p>
          </table:table-cell>
          <table:table-cell office:value-type="float" office:value="64.131255188425499" table:style-name="ce35">
            <text:p>64.1</text:p>
          </table:table-cell>
          <table:table-cell office:value-type="float" office:value="84.909557952241201" table:style-name="ce35">
            <text:p>84.9</text:p>
          </table:table-cell>
          <table:table-cell office:value-type="float" office:value="98.779061481459195" table:style-name="ce35">
            <text:p>98.8</text:p>
          </table:table-cell>
          <table:table-cell table:number-columns-repeated="16374" table:style-name="ce23"/>
        </table:table-row>
        <table:table-row table:style-name="ro3">
          <table:table-cell office:value-type="string" table:style-name="ce27">
            <text:p>Oct to Dec 2017</text:p>
          </table:table-cell>
          <table:table-cell office:value-type="string" table:style-name="ce27">
            <text:p>Greater Anglia</text:p>
          </table:table-cell>
          <table:table-cell office:value-type="float" office:value="781673.14285714296" table:style-name="ce31">
            <text:p>781,673</text:p>
          </table:table-cell>
          <table:table-cell office:value-type="float" office:value="60.071235474381602" table:style-name="ce32">
            <text:p>60.1</text:p>
          </table:table-cell>
          <table:table-cell office:value-type="float" office:value="82.302824052143094" table:style-name="ce32">
            <text:p>82.3</text:p>
          </table:table-cell>
          <table:table-cell office:value-type="float" office:value="98.828977109906305" table:style-name="ce32">
            <text:p>98.8</text:p>
          </table:table-cell>
          <table:table-cell office:value-type="float" office:value="3172101.8928571399" table:style-name="ce31">
            <text:p>3,172,102</text:p>
          </table:table-cell>
          <table:table-cell office:value-type="float" office:value="64.766321627684107" table:style-name="ce35">
            <text:p>64.8</text:p>
          </table:table-cell>
          <table:table-cell office:value-type="float" office:value="85.4109250881679" table:style-name="ce35">
            <text:p>85.4</text:p>
          </table:table-cell>
          <table:table-cell office:value-type="float" office:value="98.884444049283005" table:style-name="ce35">
            <text:p>98.9</text:p>
          </table:table-cell>
          <table:table-cell table:number-columns-repeated="16374" table:style-name="ce23"/>
        </table:table-row>
        <table:table-row table:style-name="ro3">
          <table:table-cell office:value-type="string" table:style-name="ce27">
            <text:p>Jan to Mar 2018</text:p>
          </table:table-cell>
          <table:table-cell office:value-type="string" table:style-name="ce27">
            <text:p>Greater Anglia</text:p>
          </table:table-cell>
          <table:table-cell office:value-type="float" office:value="729777.85714285704" table:style-name="ce31">
            <text:p>729,778</text:p>
          </table:table-cell>
          <table:table-cell office:value-type="float" office:value="61.9090153657326" table:style-name="ce32">
            <text:p>61.9</text:p>
          </table:table-cell>
          <table:table-cell office:value-type="float" office:value="83.593167783934206" table:style-name="ce32">
            <text:p>83.6</text:p>
          </table:table-cell>
          <table:table-cell office:value-type="float" office:value="98.616643616599504" table:style-name="ce32">
            <text:p>98.6</text:p>
          </table:table-cell>
          <table:table-cell office:value-type="float" office:value="3141523" table:style-name="ce31">
            <text:p>3,141,523</text:p>
          </table:table-cell>
          <table:table-cell office:value-type="float" office:value="63.869116985614902" table:style-name="ce35">
            <text:p>63.9</text:p>
          </table:table-cell>
          <table:table-cell office:value-type="float" office:value="84.847922488550907" table:style-name="ce35">
            <text:p>84.8</text:p>
          </table:table-cell>
          <table:table-cell office:value-type="float" office:value="98.842313107368597" table:style-name="ce35">
            <text:p>98.8</text:p>
          </table:table-cell>
          <table:table-cell table:number-columns-repeated="16374" table:style-name="ce23"/>
        </table:table-row>
        <table:table-row table:style-name="ro3">
          <table:table-cell office:value-type="string" table:style-name="ce27">
            <text:p>Apr to Jun 2018</text:p>
          </table:table-cell>
          <table:table-cell office:value-type="string" table:style-name="ce27">
            <text:p>Greater Anglia</text:p>
          </table:table-cell>
          <table:table-cell office:value-type="float" office:value="801007" table:style-name="ce31">
            <text:p>801,007</text:p>
          </table:table-cell>
          <table:table-cell office:value-type="float" office:value="65.082358830821704" table:style-name="ce32">
            <text:p>65.1</text:p>
          </table:table-cell>
          <table:table-cell office:value-type="float" office:value="85.647129176149505" table:style-name="ce32">
            <text:p>85.6</text:p>
          </table:table-cell>
          <table:table-cell office:value-type="float" office:value="98.952568454457904" table:style-name="ce32">
            <text:p>99.0</text:p>
          </table:table-cell>
          <table:table-cell office:value-type="float" office:value="3138810.6428571399" table:style-name="ce33">
            <text:p>3,138,811</text:p>
          </table:table-cell>
          <table:table-cell office:value-type="float" office:value="63.26911610674" table:style-name="ce34">
            <text:p>63.3</text:p>
          </table:table-cell>
          <table:table-cell office:value-type="float" office:value="84.512707486177206" table:style-name="ce34">
            <text:p>84.5</text:p>
          </table:table-cell>
          <table:table-cell office:value-type="float" office:value="98.848833756389396" table:style-name="ce34">
            <text:p>98.8</text:p>
          </table:table-cell>
          <table:table-cell table:number-columns-repeated="16374" table:style-name="ce23"/>
        </table:table-row>
        <table:table-row table:style-name="ro3">
          <table:table-cell office:value-type="string" table:style-name="ce27">
            <text:p>Jul to Sep 2018</text:p>
          </table:table-cell>
          <table:table-cell office:value-type="string" table:style-name="ce27">
            <text:p>Greater Anglia</text:p>
          </table:table-cell>
          <table:table-cell office:value-type="float" office:value="809105.10714285704" table:style-name="ce31">
            <text:p>809,105</text:p>
          </table:table-cell>
          <table:table-cell office:value-type="float" office:value="62.070582124174798" table:style-name="ce32">
            <text:p>62.1</text:p>
          </table:table-cell>
          <table:table-cell office:value-type="float" office:value="83.176783980431907" table:style-name="ce32">
            <text:p>83.2</text:p>
          </table:table-cell>
          <table:table-cell office:value-type="float" office:value="98.532426234751497" table:style-name="ce32">
            <text:p>98.5</text:p>
          </table:table-cell>
          <table:table-cell office:value-type="float" office:value="3121563.1071428498" table:style-name="ce33">
            <text:p>3,121,563</text:p>
          </table:table-cell>
          <table:table-cell office:value-type="float" office:value="62.304987381150198" table:style-name="ce34">
            <text:p>62.3</text:p>
          </table:table-cell>
          <table:table-cell office:value-type="float" office:value="83.689181268354204" table:style-name="ce34">
            <text:p>83.7</text:p>
          </table:table-cell>
          <table:table-cell office:value-type="float" office:value="98.734184992278401" table:style-name="ce34">
            <text:p>98.7</text:p>
          </table:table-cell>
          <table:table-cell table:number-columns-repeated="16374" table:style-name="ce23"/>
        </table:table-row>
        <table:table-row table:style-name="ro3">
          <table:table-cell office:value-type="string" table:style-name="ce27">
            <text:p>Oct to Dec 2018</text:p>
          </table:table-cell>
          <table:table-cell office:value-type="string" table:style-name="ce27">
            <text:p>Greater Anglia</text:p>
          </table:table-cell>
          <table:table-cell office:value-type="float" office:value="770372.10714285704" table:style-name="ce31">
            <text:p>770,372</text:p>
          </table:table-cell>
          <table:table-cell office:value-type="float" office:value="58.131110016917098" table:style-name="ce32">
            <text:p>58.1</text:p>
          </table:table-cell>
          <table:table-cell office:value-type="float" office:value="80.369092505806194" table:style-name="ce32">
            <text:p>80.4</text:p>
          </table:table-cell>
          <table:table-cell office:value-type="float" office:value="98.568757519267393" table:style-name="ce32">
            <text:p>98.6</text:p>
          </table:table-cell>
          <table:table-cell office:value-type="float" office:value="3110262.07142857" table:style-name="ce33">
            <text:p>3,110,262</text:p>
          </table:table-cell>
          <table:table-cell office:value-type="float" office:value="61.832559401459697" table:style-name="ce34">
            <text:p>61.8</text:p>
          </table:table-cell>
          <table:table-cell office:value-type="float" office:value="83.215257997666598" table:style-name="ce34">
            <text:p>83.2</text:p>
          </table:table-cell>
          <table:table-cell office:value-type="float" office:value="98.669387506137795" table:style-name="ce34">
            <text:p>98.7</text:p>
          </table:table-cell>
          <table:table-cell table:number-columns-repeated="16374" table:style-name="ce23"/>
        </table:table-row>
        <table:table-row table:style-name="ro3">
          <table:table-cell office:value-type="string" table:style-name="ce27">
            <text:p>Jan to Mar 2019</text:p>
          </table:table-cell>
          <table:table-cell office:value-type="string" table:style-name="ce27">
            <text:p>Greater Anglia</text:p>
          </table:table-cell>
          <table:table-cell office:value-type="float" office:value="750181.78571428498" table:style-name="ce31">
            <text:p>750,182</text:p>
          </table:table-cell>
          <table:table-cell office:value-type="float" office:value="70.575112984519393" table:style-name="ce32">
            <text:p>70.6</text:p>
          </table:table-cell>
          <table:table-cell office:value-type="float" office:value="88.258184087761506" table:style-name="ce32">
            <text:p>88.3</text:p>
          </table:table-cell>
          <table:table-cell office:value-type="float" office:value="99.043312835127097" table:style-name="ce32">
            <text:p>99.0</text:p>
          </table:table-cell>
          <table:table-cell office:value-type="float" office:value="3130666" table:style-name="ce31">
            <text:p>3,130,666</text:p>
          </table:table-cell>
          <table:table-cell office:value-type="float" office:value="63.909660117048503" table:style-name="ce35">
            <text:p>63.9</text:p>
          </table:table-cell>
          <table:table-cell office:value-type="float" office:value="84.3355694922422" table:style-name="ce35">
            <text:p>84.3</text:p>
          </table:table-cell>
          <table:table-cell office:value-type="float" office:value="98.771283809898506" table:style-name="ce35">
            <text:p>98.8</text:p>
          </table:table-cell>
          <table:table-cell table:number-columns-repeated="16374" table:style-name="ce23"/>
        </table:table-row>
        <table:table-row table:style-name="ro3">
          <table:table-cell office:value-type="string" table:style-name="ce27">
            <text:p>Apr to Jun 2019</text:p>
          </table:table-cell>
          <table:table-cell office:value-type="string" table:style-name="ce27">
            <text:p>Greater Anglia</text:p>
          </table:table-cell>
          <table:table-cell office:value-type="float" office:value="798310.85714285704" table:style-name="ce31">
            <text:p>798,311</text:p>
          </table:table-cell>
          <table:table-cell office:value-type="float" office:value="75.768229203947698" table:style-name="ce32">
            <text:p>75.8</text:p>
          </table:table-cell>
          <table:table-cell office:value-type="float" office:value="91.478614846776395" table:style-name="ce32">
            <text:p>91.5</text:p>
          </table:table-cell>
          <table:table-cell office:value-type="float" office:value="99.426127595122196" table:style-name="ce32">
            <text:p>99.4</text:p>
          </table:table-cell>
          <table:table-cell office:value-type="float" office:value="3127969.8571428498" table:style-name="ce31">
            <text:p>3,127,970</text:p>
          </table:table-cell>
          <table:table-cell office:value-type="float" office:value="66.635864320760405" table:style-name="ce35">
            <text:p>66.6</text:p>
          </table:table-cell>
          <table:table-cell office:value-type="float" office:value="85.822732855162201" table:style-name="ce35">
            <text:p>85.8</text:p>
          </table:table-cell>
          <table:table-cell office:value-type="float" office:value="98.891987861227506" table:style-name="ce35">
            <text:p>98.9</text:p>
          </table:table-cell>
          <table:table-cell table:number-columns-repeated="16374" table:style-name="ce23"/>
        </table:table-row>
        <table:table-row table:style-name="ro3">
          <table:table-cell office:value-type="string" table:style-name="ce27">
            <text:p>Jul to Sep 2019</text:p>
          </table:table-cell>
          <table:table-cell office:value-type="string" table:style-name="ce27">
            <text:p>Greater Anglia</text:p>
          </table:table-cell>
          <table:table-cell office:value-type="float" office:value="822979.14285714203" table:style-name="ce31">
            <text:p>822,979</text:p>
          </table:table-cell>
          <table:table-cell office:value-type="float" office:value="68.760655972187394" table:style-name="ce32">
            <text:p>68.8</text:p>
          </table:table-cell>
          <table:table-cell office:value-type="float" office:value="87.587326462361304" table:style-name="ce32">
            <text:p>87.6</text:p>
          </table:table-cell>
          <table:table-cell office:value-type="float" office:value="98.973867416185101" table:style-name="ce32">
            <text:p>99.0</text:p>
          </table:table-cell>
          <table:table-cell office:value-type="float" office:value="3141843.8928571399" table:style-name="ce31">
            <text:p>3,141,844</text:p>
          </table:table-cell>
          <table:table-cell office:value-type="float" office:value="68.368112178529699" table:style-name="ce35">
            <text:p>68.4</text:p>
          </table:table-cell>
          <table:table-cell office:value-type="float" office:value="86.966352527131207" table:style-name="ce35">
            <text:p>87.0</text:p>
          </table:table-cell>
          <table:table-cell office:value-type="float" office:value="99.006031819644903" table:style-name="ce35">
            <text:p>99.0</text:p>
          </table:table-cell>
          <table:table-cell table:number-columns-repeated="16374" table:style-name="ce23"/>
        </table:table-row>
        <table:table-row table:style-name="ro3">
          <table:table-cell office:value-type="string" table:style-name="ce27">
            <text:p>Oct to Dec 2019</text:p>
          </table:table-cell>
          <table:table-cell office:value-type="string" table:style-name="ce27">
            <text:p>Greater Anglia</text:p>
          </table:table-cell>
          <table:table-cell office:value-type="float" office:value="802565.42857142806" table:style-name="ce31">
            <text:p>802,565</text:p>
          </table:table-cell>
          <table:table-cell office:value-type="float" office:value="64.507637828549093" table:style-name="ce32">
            <text:p>64.5</text:p>
          </table:table-cell>
          <table:table-cell office:value-type="float" office:value="84.665691697944297" table:style-name="ce32">
            <text:p>84.7</text:p>
          </table:table-cell>
          <table:table-cell office:value-type="float" office:value="98.820176298932793" table:style-name="ce32">
            <text:p>98.8</text:p>
          </table:table-cell>
          <table:table-cell office:value-type="float" office:value="3174037.2142857099" table:style-name="ce31">
            <text:p>3,174,037</text:p>
          </table:table-cell>
          <table:table-cell office:value-type="float" office:value="69.876606676746803" table:style-name="ce35">
            <text:p>69.9</text:p>
          </table:table-cell>
          <table:table-cell office:value-type="float" office:value="87.985847271886996" table:style-name="ce35">
            <text:p>88.0</text:p>
          </table:table-cell>
          <table:table-cell office:value-type="float" office:value="99.065168715615698" table:style-name="ce35">
            <text:p>99.1</text:p>
          </table:table-cell>
          <table:table-cell table:number-columns-repeated="16374" table:style-name="ce23"/>
        </table:table-row>
        <table:table-row table:style-name="ro3">
          <table:table-cell office:value-type="string" table:style-name="ce27">
            <text:p>Jan to Mar 2020</text:p>
          </table:table-cell>
          <table:table-cell office:value-type="string" table:style-name="ce27">
            <text:p>Greater Anglia</text:p>
          </table:table-cell>
          <table:table-cell office:value-type="float" office:value="771000.57142857101" table:style-name="ce31">
            <text:p>771,001</text:p>
          </table:table-cell>
          <table:table-cell office:value-type="float" office:value="70.618254127660407" table:style-name="ce32">
            <text:p>70.6</text:p>
          </table:table-cell>
          <table:table-cell office:value-type="float" office:value="86.713591466672895" table:style-name="ce32">
            <text:p>86.7</text:p>
          </table:table-cell>
          <table:table-cell office:value-type="float" office:value="98.781972368373204" table:style-name="ce32">
            <text:p>98.8</text:p>
          </table:table-cell>
          <table:table-cell office:value-type="float" office:value="3194855.9999999902" table:style-name="ce31">
            <text:p>3,194,856</text:p>
          </table:table-cell>
          <table:table-cell office:value-type="float" office:value="69.891569447887406" table:style-name="ce35">
            <text:p>69.9</text:p>
          </table:table-cell>
          <table:table-cell office:value-type="float" office:value="87.614872156992305" table:style-name="ce35">
            <text:p>87.6</text:p>
          </table:table-cell>
          <table:table-cell office:value-type="float" office:value="99.001958147722405" table:style-name="ce35">
            <text:p>99.0</text:p>
          </table:table-cell>
          <table:table-cell table:number-columns-repeated="16374" table:style-name="ce23"/>
        </table:table-row>
        <table:table-row table:style-name="ro3">
          <table:table-cell office:value-type="string" table:style-name="ce27">
            <text:p>Apr to Jun 2020</text:p>
          </table:table-cell>
          <table:table-cell office:value-type="string" table:style-name="ce27">
            <text:p>Greater Anglia</text:p>
          </table:table-cell>
          <table:table-cell office:value-type="float" office:value="667440.10714285704" table:style-name="ce31">
            <text:p>667,440</text:p>
          </table:table-cell>
          <table:table-cell office:value-type="float" office:value="90.6535059352302" table:style-name="ce32">
            <text:p>90.7</text:p>
          </table:table-cell>
          <table:table-cell office:value-type="float" office:value="96.552526409137897" table:style-name="ce32">
            <text:p>96.6</text:p>
          </table:table-cell>
          <table:table-cell office:value-type="float" office:value="99.606829355421496" table:style-name="ce32">
            <text:p>99.6</text:p>
          </table:table-cell>
          <table:table-cell office:value-type="float" office:value="3063985.25" table:style-name="ce31">
            <text:p>3,063,985</text:p>
          </table:table-cell>
          <table:table-cell office:value-type="float" office:value="72.883081181375005" table:style-name="ce35">
            <text:p>72.9</text:p>
          </table:table-cell>
          <table:table-cell office:value-type="float" office:value="88.555112053119998" table:style-name="ce35">
            <text:p>88.6</text:p>
          </table:table-cell>
          <table:table-cell office:value-type="float" office:value="99.023203755398498" table:style-name="ce35">
            <text:p>99.0</text:p>
          </table:table-cell>
          <table:table-cell table:number-columns-repeated="16374" table:style-name="ce23"/>
        </table:table-row>
        <table:table-row table:style-name="ro3">
          <table:table-cell office:value-type="string" table:style-name="ce27">
            <text:p>Jul to Sep 2020</text:p>
          </table:table-cell>
          <table:table-cell office:value-type="string" table:style-name="ce27">
            <text:p>Greater Anglia</text:p>
          </table:table-cell>
          <table:table-cell office:value-type="float" office:value="845311.42857142806" table:style-name="ce31">
            <text:p>845,311</text:p>
          </table:table-cell>
          <table:table-cell office:value-type="float" office:value="85.543840140066706" table:style-name="ce32">
            <text:p>85.5</text:p>
          </table:table-cell>
          <table:table-cell office:value-type="float" office:value="94.779054380633994" table:style-name="ce32">
            <text:p>94.8</text:p>
          </table:table-cell>
          <table:table-cell office:value-type="float" office:value="99.520054316414203" table:style-name="ce32">
            <text:p>99.5</text:p>
          </table:table-cell>
          <table:table-cell office:value-type="float" office:value="3086317.5357142799" table:style-name="ce31">
            <text:p>3,086,318</text:p>
          </table:table-cell>
          <table:table-cell office:value-type="float" office:value="77.449997593641697" table:style-name="ce35">
            <text:p>77.4</text:p>
          </table:table-cell>
          <table:table-cell office:value-type="float" office:value="90.517851423282494" table:style-name="ce35">
            <text:p>90.5</text:p>
          </table:table-cell>
          <table:table-cell office:value-type="float" office:value="99.172441878289703" table:style-name="ce35">
            <text:p>99.2</text:p>
          </table:table-cell>
          <table:table-cell table:number-columns-repeated="16374" table:style-name="ce23"/>
        </table:table-row>
        <table:table-row table:style-name="ro3">
          <table:table-cell office:value-type="string" table:style-name="ce27">
            <text:p>Oct to Dec 2020</text:p>
          </table:table-cell>
          <table:table-cell office:value-type="string" table:style-name="ce27">
            <text:p>Greater Anglia</text:p>
          </table:table-cell>
          <table:table-cell office:value-type="float" office:value="820293.71428571397" table:style-name="ce31">
            <text:p>820,294</text:p>
          </table:table-cell>
          <table:table-cell office:value-type="float" office:value="81.8832270183362" table:style-name="ce32">
            <text:p>81.9</text:p>
          </table:table-cell>
          <table:table-cell office:value-type="float" office:value="93.468715735269697" table:style-name="ce32">
            <text:p>93.5</text:p>
          </table:table-cell>
          <table:table-cell office:value-type="float" office:value="99.338246614104705" table:style-name="ce32">
            <text:p>99.3</text:p>
          </table:table-cell>
          <table:table-cell office:value-type="float" office:value="3104045.82142857" table:style-name="ce31">
            <text:p>3,104,046</text:p>
          </table:table-cell>
          <table:table-cell office:value-type="float" office:value="81.967856397738402" table:style-name="ce35">
            <text:p>82.0</text:p>
          </table:table-cell>
          <table:table-cell office:value-type="float" office:value="92.810767486484195" table:style-name="ce35">
            <text:p>92.8</text:p>
          </table:table-cell>
          <table:table-cell office:value-type="float" office:value="99.307338327100098" table:style-name="ce35">
            <text:p>99.3</text:p>
          </table:table-cell>
          <table:table-cell table:number-columns-repeated="16374" table:style-name="ce23"/>
        </table:table-row>
        <table:table-row table:style-name="ro3">
          <table:table-cell office:value-type="string" table:style-name="ce27">
            <text:p>Jan to Mar 2021</text:p>
          </table:table-cell>
          <table:table-cell office:value-type="string" table:style-name="ce27">
            <text:p>Greater Anglia</text:p>
          </table:table-cell>
          <table:table-cell office:value-type="float" office:value="704898.74999999895" table:style-name="ce31">
            <text:p>704,899</text:p>
          </table:table-cell>
          <table:table-cell office:value-type="float" office:value="85.044883599037604" table:style-name="ce32">
            <text:p>85.0</text:p>
          </table:table-cell>
          <table:table-cell office:value-type="float" office:value="94.070323676171299" table:style-name="ce32">
            <text:p>94.1</text:p>
          </table:table-cell>
          <table:table-cell office:value-type="float" office:value="99.261104621661701" table:style-name="ce32">
            <text:p>99.3</text:p>
          </table:table-cell>
          <table:table-cell office:value-type="float" office:value="3037944" table:style-name="ce31">
            <text:p>3,037,944</text:p>
          </table:table-cell>
          <table:table-cell office:value-type="float" office:value="85.562242095311802" table:style-name="ce35">
            <text:p>85.6</text:p>
          </table:table-cell>
          <table:table-cell office:value-type="float" office:value="94.650428052656594" table:style-name="ce35">
            <text:p>94.7</text:p>
          </table:table-cell>
          <table:table-cell office:value-type="float" office:value="99.429943409095102" table:style-name="ce35">
            <text:p>99.4</text:p>
          </table:table-cell>
          <table:table-cell table:number-columns-repeated="16374" table:style-name="ce23"/>
        </table:table-row>
        <table:table-row table:style-name="ro3">
          <table:table-cell office:value-type="string" table:style-name="ce27">
            <text:p>Apr to Jun 2021</text:p>
          </table:table-cell>
          <table:table-cell office:value-type="string" table:style-name="ce27">
            <text:p>Greater Anglia</text:p>
          </table:table-cell>
          <table:table-cell office:value-type="float" office:value="772762.14285714203" table:style-name="ce31">
            <text:p>772,762</text:p>
          </table:table-cell>
          <table:table-cell office:value-type="float" office:value="86.483403227938297" table:style-name="ce32">
            <text:p>86.5</text:p>
          </table:table-cell>
          <table:table-cell office:value-type="float" office:value="95.151936421020295" table:style-name="ce32">
            <text:p>95.2</text:p>
          </table:table-cell>
          <table:table-cell office:value-type="float" office:value="99.532530338756899" table:style-name="ce32">
            <text:p>99.5</text:p>
          </table:table-cell>
          <table:table-cell office:value-type="float" office:value="3143266.0357142799" table:style-name="ce31">
            <text:p>3,143,266</text:p>
          </table:table-cell>
          <table:table-cell office:value-type="float" office:value="84.707629344904802" table:style-name="ce35">
            <text:p>84.7</text:p>
          </table:table-cell>
          <table:table-cell office:value-type="float" office:value="94.369831361371993" table:style-name="ce35">
            <text:p>94.4</text:p>
          </table:table-cell>
          <table:table-cell office:value-type="float" office:value="99.4176041801107" table:style-name="ce35">
            <text:p>99.4</text:p>
          </table:table-cell>
          <table:table-cell table:number-columns-repeated="16374" table:style-name="ce23"/>
        </table:table-row>
        <table:table-row table:style-name="ro3">
          <table:table-cell office:value-type="string" table:style-name="ce27">
            <text:p>Jul to Sep 2021</text:p>
          </table:table-cell>
          <table:table-cell office:value-type="string" table:style-name="ce27">
            <text:p>Greater Anglia</text:p>
          </table:table-cell>
          <table:table-cell office:value-type="float" office:value="832626" table:style-name="ce31">
            <text:p>832,626</text:p>
          </table:table-cell>
          <table:table-cell office:value-type="float" office:value="86.236746321706406" table:style-name="ce32">
            <text:p>86.2</text:p>
          </table:table-cell>
          <table:table-cell office:value-type="float" office:value="94.780266633175302" table:style-name="ce32">
            <text:p>94.8</text:p>
          </table:table-cell>
          <table:table-cell office:value-type="float" office:value="99.437785649602205" table:style-name="ce32">
            <text:p>99.4</text:p>
          </table:table-cell>
          <table:table-cell office:value-type="float" office:value="3130580.6071428498" table:style-name="ce31">
            <text:p>3,130,581</text:p>
          </table:table-cell>
          <table:table-cell office:value-type="float" office:value="84.888529976816102" table:style-name="ce35">
            <text:p>84.9</text:p>
          </table:table-cell>
          <table:table-cell office:value-type="float" office:value="94.368495565581796" table:style-name="ce35">
            <text:p>94.4</text:p>
          </table:table-cell>
          <table:table-cell office:value-type="float" office:value="99.395308426185693" table:style-name="ce35">
            <text:p>99.4</text:p>
          </table:table-cell>
          <table:table-cell table:number-columns-repeated="16374" table:style-name="ce23"/>
        </table:table-row>
        <table:table-row table:style-name="ro3">
          <table:table-cell office:value-type="string" table:style-name="ce27">
            <text:p>Oct to Dec 2021</text:p>
          </table:table-cell>
          <table:table-cell office:value-type="string" table:style-name="ce27">
            <text:p>Greater Anglia</text:p>
          </table:table-cell>
          <table:table-cell office:value-type="float" office:value="833795.85714285704" table:style-name="ce31">
            <text:p>833,796</text:p>
          </table:table-cell>
          <table:table-cell office:value-type="float" office:value="83.260667950411204" table:style-name="ce32">
            <text:p>83.3</text:p>
          </table:table-cell>
          <table:table-cell office:value-type="float" office:value="93.774049865922905" table:style-name="ce32">
            <text:p>93.8</text:p>
          </table:table-cell>
          <table:table-cell office:value-type="float" office:value="99.385666686826895" table:style-name="ce32">
            <text:p>99.4</text:p>
          </table:table-cell>
          <table:table-cell office:value-type="float" office:value="3144082.75" table:style-name="ce31">
            <text:p>3,144,083</text:p>
          </table:table-cell>
          <table:table-cell office:value-type="float" office:value="85.240914631052306" table:style-name="ce35">
            <text:p>85.2</text:p>
          </table:table-cell>
          <table:table-cell office:value-type="float" office:value="94.445604661191297" table:style-name="ce35">
            <text:p>94.4</text:p>
          </table:table-cell>
          <table:table-cell office:value-type="float" office:value="99.407638955158802" table:style-name="ce35">
            <text:p>99.4</text:p>
          </table:table-cell>
          <table:table-cell table:number-columns-repeated="16374" table:style-name="ce23"/>
        </table:table-row>
        <table:table-row table:style-name="ro3">
          <table:table-cell office:value-type="string" table:style-name="ce27">
            <text:p>Jan to Mar 2022</text:p>
          </table:table-cell>
          <table:table-cell office:value-type="string" table:style-name="ce27">
            <text:p>Greater Anglia</text:p>
          </table:table-cell>
          <table:table-cell office:value-type="float" office:value="724622" table:style-name="ce31">
            <text:p>724,622</text:p>
          </table:table-cell>
          <table:table-cell office:value-type="float" office:value="87.615947151953506" table:style-name="ce32">
            <text:p>87.6</text:p>
          </table:table-cell>
          <table:table-cell office:value-type="float" office:value="95.151205929239097" table:style-name="ce32">
            <text:p>95.2</text:p>
          </table:table-cell>
          <table:table-cell office:value-type="float" office:value="99.424231826091003" table:style-name="ce32">
            <text:p>99.4</text:p>
          </table:table-cell>
          <table:table-cell office:value-type="float" office:value="3163806" table:style-name="ce31">
            <text:p>3,163,806</text:p>
          </table:table-cell>
          <table:table-cell office:value-type="float" office:value="85.828555859619698" table:style-name="ce35">
            <text:p>85.8</text:p>
          </table:table-cell>
          <table:table-cell office:value-type="float" office:value="94.690824911514696" table:style-name="ce35">
            <text:p>94.7</text:p>
          </table:table-cell>
          <table:table-cell office:value-type="float" office:value="99.444087279687807" table:style-name="ce35">
            <text:p>99.4</text:p>
          </table:table-cell>
          <table:table-cell table:number-columns-repeated="16374" table:style-name="ce23"/>
        </table:table-row>
        <table:table-row table:style-name="ro3">
          <table:table-cell office:value-type="string" table:style-name="ce27">
            <text:p>Apr to Jun 2022</text:p>
          </table:table-cell>
          <table:table-cell office:value-type="string" table:style-name="ce27">
            <text:p>Greater Anglia</text:p>
          </table:table-cell>
          <table:table-cell office:value-type="float" office:value="776701.57142857101" table:style-name="ce31">
            <text:p>776,702</text:p>
          </table:table-cell>
          <table:table-cell office:value-type="float" office:value="87.423060631303301" table:style-name="ce32">
            <text:p>87.4</text:p>
          </table:table-cell>
          <table:table-cell office:value-type="float" office:value="95.226540401341794" table:style-name="ce32">
            <text:p>95.2</text:p>
          </table:table-cell>
          <table:table-cell office:value-type="float" office:value="99.465137465005398" table:style-name="ce32">
            <text:p>99.5</text:p>
          </table:table-cell>
          <table:table-cell office:value-type="float" office:value="3167745.4285714198" table:style-name="ce31">
            <text:p>3,167,745</text:p>
          </table:table-cell>
          <table:table-cell office:value-type="float" office:value="86.059765444716007" table:style-name="ce35">
            <text:p>86.1</text:p>
          </table:table-cell>
          <table:table-cell office:value-type="float" office:value="94.709690551432203" table:style-name="ce35">
            <text:p>94.7</text:p>
          </table:table-cell>
          <table:table-cell office:value-type="float" office:value="99.427673165294905" table:style-name="ce35">
            <text:p>99.4</text:p>
          </table:table-cell>
          <table:table-cell table:number-columns-repeated="16374" table:style-name="ce23"/>
        </table:table-row>
        <table:table-row table:style-name="ro3">
          <table:table-cell office:value-type="string" table:style-name="ce27">
            <text:p>Jul to Sep 2022</text:p>
          </table:table-cell>
          <table:table-cell office:value-type="string" table:style-name="ce27">
            <text:p>Greater Anglia</text:p>
          </table:table-cell>
          <table:table-cell office:value-type="float" office:value="756706.28571428498" table:style-name="ce31">
            <text:p>756,706</text:p>
          </table:table-cell>
          <table:table-cell office:value-type="float" office:value="80.296832475480201" table:style-name="ce32">
            <text:p>80.3</text:p>
          </table:table-cell>
          <table:table-cell office:value-type="float" office:value="91.627054203329294" table:style-name="ce32">
            <text:p>91.6</text:p>
          </table:table-cell>
          <table:table-cell office:value-type="float" office:value="99.051783443434502" table:style-name="ce32">
            <text:p>99.1</text:p>
          </table:table-cell>
          <table:table-cell office:value-type="float" office:value="3091825.7142857099" table:style-name="ce31">
            <text:p>3,091,826</text:p>
          </table:table-cell>
          <table:table-cell office:value-type="float" office:value="84.601660461364006" table:style-name="ce35">
            <text:p>84.6</text:p>
          </table:table-cell>
          <table:table-cell office:value-type="float" office:value="93.936227231436902" table:style-name="ce35">
            <text:p>93.9</text:p>
          </table:table-cell>
          <table:table-cell office:value-type="float" office:value="99.332953067951493" table:style-name="ce35">
            <text:p>99.3</text:p>
          </table:table-cell>
          <table:table-cell table:number-columns-repeated="16374" table:style-name="ce23"/>
        </table:table-row>
        <table:table-row table:style-name="ro3">
          <table:table-cell office:value-type="string" table:style-name="ce27">
            <text:p>Oct to Dec 2022</text:p>
          </table:table-cell>
          <table:table-cell office:value-type="string" table:style-name="ce27">
            <text:p>Greater Anglia</text:p>
          </table:table-cell>
          <table:table-cell office:value-type="float" office:value="715965.14285714296" table:style-name="ce31">
            <text:p>715,965</text:p>
          </table:table-cell>
          <table:table-cell office:value-type="float" office:value="74.653429855723203" table:style-name="ce32">
            <text:p>74.7</text:p>
          </table:table-cell>
          <table:table-cell office:value-type="float" office:value="89.484249632264607" table:style-name="ce32">
            <text:p>89.5</text:p>
          </table:table-cell>
          <table:table-cell office:value-type="float" office:value="99.041329027191196" table:style-name="ce32">
            <text:p>99.0</text:p>
          </table:table-cell>
          <table:table-cell office:value-type="float" office:value="2973995" table:style-name="ce31">
            <text:p>2,973,995</text:p>
          </table:table-cell>
          <table:table-cell office:value-type="float" office:value="82.582668382812599" table:style-name="ce35">
            <text:p>82.6</text:p>
          </table:table-cell>
          <table:table-cell office:value-type="float" office:value="92.909918188449197" table:style-name="ce35">
            <text:p>92.9</text:p>
          </table:table-cell>
          <table:table-cell office:value-type="float" office:value="99.247968041064496" table:style-name="ce35">
            <text:p>99.2</text:p>
          </table:table-cell>
          <table:table-cell table:number-columns-repeated="16374" table:style-name="ce23"/>
        </table:table-row>
        <table:table-row table:style-name="ro3">
          <table:table-cell office:value-type="string" table:style-name="ce27">
            <text:p>Jan to Mar 2023</text:p>
          </table:table-cell>
          <table:table-cell office:value-type="string" table:style-name="ce27">
            <text:p>Greater Anglia</text:p>
          </table:table-cell>
          <table:table-cell office:value-type="float" office:value="741137" table:style-name="ce31">
            <text:p>741,137</text:p>
          </table:table-cell>
          <table:table-cell office:value-type="float" office:value="83.994996876420899" table:style-name="ce32">
            <text:p>84.0</text:p>
          </table:table-cell>
          <table:table-cell office:value-type="float" office:value="93.640210919168794" table:style-name="ce32">
            <text:p>93.6</text:p>
          </table:table-cell>
          <table:table-cell office:value-type="float" office:value="99.433741669893607" table:style-name="ce32">
            <text:p>99.4</text:p>
          </table:table-cell>
          <table:table-cell office:value-type="float" office:value="2990510" table:style-name="ce31">
            <text:p>2,990,510</text:p>
          </table:table-cell>
          <table:table-cell office:value-type="float" office:value="81.713085727852402" table:style-name="ce35">
            <text:p>81.7</text:p>
          </table:table-cell>
          <table:table-cell office:value-type="float" office:value="92.547826290498904" table:style-name="ce35">
            <text:p>92.5</text:p>
          </table:table-cell>
          <table:table-cell office:value-type="float" office:value="99.251298273538595" table:style-name="ce35">
            <text:p>99.3</text:p>
          </table:table-cell>
          <table:table-cell table:number-columns-repeated="16374" table:style-name="ce23"/>
        </table:table-row>
        <table:table-row table:style-name="ro3">
          <table:table-cell office:value-type="string" table:style-name="ce27">
            <text:p>Apr to Jun 2023</text:p>
          </table:table-cell>
          <table:table-cell office:value-type="string" table:style-name="ce27">
            <text:p>Greater Anglia</text:p>
          </table:table-cell>
          <table:table-cell office:value-type="float" office:value="785048.99999999895" table:style-name="ce31">
            <text:p>785,049</text:p>
          </table:table-cell>
          <table:table-cell office:value-type="float" office:value="87.712841582408899" table:style-name="ce32">
            <text:p>87.7</text:p>
          </table:table-cell>
          <table:table-cell office:value-type="float" office:value="94.7933550280665" table:style-name="ce32">
            <text:p>94.8</text:p>
          </table:table-cell>
          <table:table-cell office:value-type="float" office:value="99.345673236411201" table:style-name="ce32">
            <text:p>99.3</text:p>
          </table:table-cell>
          <table:table-cell office:value-type="float" office:value="2998857.4285714198" table:style-name="ce31">
            <text:p>2,998,857</text:p>
          </table:table-cell>
          <table:table-cell office:value-type="float" office:value="81.804839290697402" table:style-name="ce35">
            <text:p>81.8</text:p>
          </table:table-cell>
          <table:table-cell office:value-type="float" office:value="92.441882151116403" table:style-name="ce35">
            <text:p>92.4</text:p>
          </table:table-cell>
          <table:table-cell office:value-type="float" office:value="99.2206198341635" table:style-name="ce35">
            <text:p>99.2</text:p>
          </table:table-cell>
          <table:table-cell table:number-columns-repeated="16374" table:style-name="ce23"/>
        </table:table-row>
        <table:table-row table:style-name="ro3">
          <table:table-cell office:value-type="string" table:style-name="ce27">
            <text:p>Jul to Sep 2023</text:p>
          </table:table-cell>
          <table:table-cell office:value-type="string" table:style-name="ce27">
            <text:p>Greater Anglia</text:p>
          </table:table-cell>
          <table:table-cell office:value-type="float" office:value="793970.5" table:style-name="ce31">
            <text:p>793,971</text:p>
          </table:table-cell>
          <table:table-cell office:value-type="float" office:value="87.187334326113401" table:style-name="ce32">
            <text:p>87.2</text:p>
          </table:table-cell>
          <table:table-cell office:value-type="float" office:value="94.737992694402905" table:style-name="ce32">
            <text:p>94.7</text:p>
          </table:table-cell>
          <table:table-cell office:value-type="float" office:value="99.455998140269102" table:style-name="ce32">
            <text:p>99.5</text:p>
          </table:table-cell>
          <table:table-cell office:value-type="float" office:value="3036121.6428571399" table:style-name="ce31">
            <text:p>3,036,122</text:p>
          </table:table-cell>
          <table:table-cell office:value-type="float" office:value="83.588252851623196" table:style-name="ce35">
            <text:p>83.6</text:p>
          </table:table-cell>
          <table:table-cell office:value-type="float" office:value="93.2454169738117" table:style-name="ce35">
            <text:p>93.2</text:p>
          </table:table-cell>
          <table:table-cell office:value-type="float" office:value="99.324253030234502" table:style-name="ce35">
            <text:p>99.3</text:p>
          </table:table-cell>
          <table:table-cell table:number-columns-repeated="16374" table:style-name="ce23"/>
        </table:table-row>
        <table:table-row table:style-name="ro3">
          <table:table-cell office:value-type="string" table:style-name="ce27">
            <text:p>Oct to Dec 2023</text:p>
          </table:table-cell>
          <table:table-cell office:value-type="string" table:style-name="ce27">
            <text:p>Greater Anglia</text:p>
          </table:table-cell>
          <table:table-cell office:value-type="float" office:value="795482.35714285704" table:style-name="ce31">
            <text:p>795,482</text:p>
          </table:table-cell>
          <table:table-cell office:value-type="float" office:value="84.197683112842597" table:style-name="ce32">
            <text:p>84.2</text:p>
          </table:table-cell>
          <table:table-cell office:value-type="float" office:value="93.350934513856899" table:style-name="ce32">
            <text:p>93.4</text:p>
          </table:table-cell>
          <table:table-cell office:value-type="float" office:value="99.171230609137098" table:style-name="ce32">
            <text:p>99.2</text:p>
          </table:table-cell>
          <table:table-cell office:value-type="float" office:value="3115638.8571428498" table:style-name="ce31">
            <text:p>3,115,639</text:p>
          </table:table-cell>
          <table:table-cell office:value-type="float" office:value="85.7970495571832" table:style-name="ce35">
            <text:p>85.8</text:p>
          </table:table-cell>
          <table:table-cell office:value-type="float" office:value="94.1366634185366" table:style-name="ce35">
            <text:p>94.1</text:p>
          </table:table-cell>
          <table:table-cell office:value-type="float" office:value="99.350198620122399" table:style-name="ce35">
            <text:p>99.4</text:p>
          </table:table-cell>
          <table:table-cell table:number-columns-repeated="16374" table:style-name="ce23"/>
        </table:table-row>
        <table:table-row table:style-name="ro3">
          <table:table-cell office:value-type="string" table:style-name="ce27">
            <text:p>Jan to Mar 2024</text:p>
          </table:table-cell>
          <table:table-cell office:value-type="string" table:style-name="ce27">
            <text:p>Greater Anglia</text:p>
          </table:table-cell>
          <table:table-cell office:value-type="float" office:value="801956.14285714203" table:style-name="ce31">
            <text:p>801,956</text:p>
          </table:table-cell>
          <table:table-cell office:value-type="float" office:value="85.827609382985401" table:style-name="ce32">
            <text:p>85.8</text:p>
          </table:table-cell>
          <table:table-cell office:value-type="float" office:value="94.402891287428702" table:style-name="ce32">
            <text:p>94.4</text:p>
          </table:table-cell>
          <table:table-cell office:value-type="float" office:value="99.398185828829597" table:style-name="ce32">
            <text:p>99.4</text:p>
          </table:table-cell>
          <table:table-cell office:value-type="float" office:value="3176458" table:style-name="ce31">
            <text:p>3,176,458</text:p>
          </table:table-cell>
          <table:table-cell office:value-type="float" office:value="86.225223188847394" table:style-name="ce35">
            <text:p>86.2</text:p>
          </table:table-cell>
          <table:table-cell office:value-type="float" office:value="94.319710822557695" table:style-name="ce35">
            <text:p>94.3</text:p>
          </table:table-cell>
          <table:table-cell office:value-type="float" office:value="99.342821469699899" table:style-name="ce35">
            <text:p>99.3</text:p>
          </table:table-cell>
          <table:table-cell table:number-columns-repeated="16374" table:style-name="ce23"/>
        </table:table-row>
        <table:table-row table:style-name="ro3">
          <table:table-cell office:value-type="string" table:style-name="ce27">
            <text:p>Apr to Jun 2024</text:p>
          </table:table-cell>
          <table:table-cell office:value-type="string" table:style-name="ce27">
            <text:p>Greater Anglia</text:p>
          </table:table-cell>
          <table:table-cell office:value-type="float" office:value="824422.85714285704" table:style-name="ce31">
            <text:p>824,423</text:p>
          </table:table-cell>
          <table:table-cell office:value-type="float" office:value="87.168512691129294" table:style-name="ce32">
            <text:p>87.2</text:p>
          </table:table-cell>
          <table:table-cell office:value-type="float" office:value="94.885738248055702" table:style-name="ce32">
            <text:p>94.9</text:p>
          </table:table-cell>
          <table:table-cell office:value-type="float" office:value="99.404431844961593" table:style-name="ce32">
            <text:p>99.4</text:p>
          </table:table-cell>
          <table:table-cell office:value-type="float" office:value="3215831.8571428498" table:style-name="ce31">
            <text:p>3,215,832</text:p>
          </table:table-cell>
          <table:table-cell office:value-type="float" office:value="86.103891003896194" table:style-name="ce35">
            <text:p>86.1</text:p>
          </table:table-cell>
          <table:table-cell office:value-type="float" office:value="94.349193718950204" table:style-name="ce35">
            <text:p>94.3</text:p>
          </table:table-cell>
          <table:table-cell office:value-type="float" office:value="99.357919965875894" table:style-name="ce35">
            <text:p>99.4</text:p>
          </table:table-cell>
          <table:table-cell table:number-columns-repeated="16374" table:style-name="ce23"/>
        </table:table-row>
        <table:table-row table:style-name="ro3">
          <table:table-cell office:value-type="string" table:style-name="ce27">
            <text:p>Jul to Sep 2024</text:p>
          </table:table-cell>
          <table:table-cell office:value-type="string" table:style-name="ce27">
            <text:p>Greater Anglia</text:p>
          </table:table-cell>
          <table:table-cell office:value-type="float" office:value="858985.42857142806" table:style-name="ce31">
            <text:p>858,985</text:p>
          </table:table-cell>
          <table:table-cell office:value-type="float" office:value="85.555600643816007" table:style-name="ce32">
            <text:p>85.6</text:p>
          </table:table-cell>
          <table:table-cell office:value-type="float" office:value="94.369703261222796" table:style-name="ce32">
            <text:p>94.4</text:p>
          </table:table-cell>
          <table:table-cell office:value-type="float" office:value="99.295896920253696" table:style-name="ce32">
            <text:p>99.3</text:p>
          </table:table-cell>
          <table:table-cell office:value-type="float" office:value="3280846.7857142799" table:style-name="ce31">
            <text:p>3,280,847</text:p>
          </table:table-cell>
          <table:table-cell office:value-type="float" office:value="85.6981434779849" table:style-name="ce35">
            <text:p>85.7</text:p>
          </table:table-cell>
          <table:table-cell office:value-type="float" office:value="94.2604734775027" table:style-name="ce35">
            <text:p>94.3</text:p>
          </table:table-cell>
          <table:table-cell office:value-type="float" office:value="99.317946118222295" table:style-name="ce35">
            <text:p>99.3</text:p>
          </table:table-cell>
          <table:table-cell table:number-columns-repeated="16374" table:style-name="ce23"/>
        </table:table-row>
        <table:table-row table:style-name="ro3">
          <table:table-cell office:value-type="string" table:style-name="ce27">
            <text:p>Oct to Dec 2024</text:p>
          </table:table-cell>
          <table:table-cell office:value-type="string" table:style-name="ce27">
            <text:p>Greater Anglia</text:p>
          </table:table-cell>
          <table:table-cell office:value-type="float" office:value="840906.42857142806" table:style-name="ce31">
            <text:p>840,906</text:p>
          </table:table-cell>
          <table:table-cell office:value-type="float" office:value="82.801602692332807" table:style-name="ce32">
            <text:p>82.8</text:p>
          </table:table-cell>
          <table:table-cell office:value-type="float" office:value="92.832479237965103" table:style-name="ce32">
            <text:p>92.8</text:p>
          </table:table-cell>
          <table:table-cell office:value-type="float" office:value="99.215149638697696" table:style-name="ce32">
            <text:p>99.2</text:p>
          </table:table-cell>
          <table:table-cell office:value-type="float" office:value="3326270.8571428498" table:style-name="ce31">
            <text:p>3,326,271</text:p>
          </table:table-cell>
          <table:table-cell office:value-type="float" office:value="85.324713269634898" table:style-name="ce35">
            <text:p>85.3</text:p>
          </table:table-cell>
          <table:table-cell office:value-type="float" office:value="94.116983257441106" table:style-name="ce35">
            <text:p>94.1</text:p>
          </table:table-cell>
          <table:table-cell office:value-type="float" office:value="99.327045611267096" table:style-name="ce35">
            <text:p>99.3</text:p>
          </table:table-cell>
          <table:table-cell table:number-columns-repeated="16374" table:style-name="ce23"/>
        </table:table-row>
        <table:table-row table:style-name="ro3">
          <table:table-cell office:value-type="string" table:style-name="ce27">
            <text:p>Jan to Mar 2025</text:p>
          </table:table-cell>
          <table:table-cell office:value-type="string" table:style-name="ce27">
            <text:p>Greater Anglia</text:p>
          </table:table-cell>
          <table:table-cell office:value-type="float" office:value="824076.28571428498" table:style-name="ce31">
            <text:p>824,076</text:p>
          </table:table-cell>
          <table:table-cell office:value-type="float" office:value="83.789902252461303" table:style-name="ce32">
            <text:p>83.8</text:p>
          </table:table-cell>
          <table:table-cell office:value-type="float" office:value="93.598252172909" table:style-name="ce32">
            <text:p>93.6</text:p>
          </table:table-cell>
          <table:table-cell office:value-type="float" office:value="99.250433472351901" table:style-name="ce32">
            <text:p>99.3</text:p>
          </table:table-cell>
          <table:table-cell office:value-type="float" office:value="3348391" table:style-name="ce31">
            <text:p>3,348,391</text:p>
          </table:table-cell>
          <table:table-cell office:value-type="float" office:value="84.826533102018203" table:style-name="ce35">
            <text:p>84.8</text:p>
          </table:table-cell>
          <table:table-cell office:value-type="float" office:value="93.920841383219496" table:style-name="ce35">
            <text:p>93.9</text:p>
          </table:table-cell>
          <table:table-cell office:value-type="float" office:value="99.291152078714802" table:style-name="ce35">
            <text:p>99.3</text:p>
          </table:table-cell>
          <table:table-cell table:number-columns-repeated="16374" table:style-name="ce23"/>
        </table:table-row>
        <table:table-row table:style-name="ro3">
          <table:table-cell office:value-type="string" table:style-name="ce27">
            <text:p>Apr to Jun 2025 [p]</text:p>
          </table:table-cell>
          <table:table-cell office:value-type="string" table:style-name="ce27">
            <text:p>Greater Anglia</text:p>
          </table:table-cell>
          <table:table-cell office:value-type="float" office:value="867205.21428571397" table:style-name="ce31">
            <text:p>867,205</text:p>
          </table:table-cell>
          <table:table-cell office:value-type="float" office:value="83.393459432447699" table:style-name="ce32">
            <text:p>83.4</text:p>
          </table:table-cell>
          <table:table-cell office:value-type="float" office:value="93.385665100030195" table:style-name="ce32">
            <text:p>93.4</text:p>
          </table:table-cell>
          <table:table-cell office:value-type="float" office:value="99.265423499611501" table:style-name="ce32">
            <text:p>99.3</text:p>
          </table:table-cell>
          <table:table-cell office:value-type="float" office:value="3391173.3571428498" table:style-name="ce31">
            <text:p>3,391,173</text:p>
          </table:table-cell>
          <table:table-cell office:value-type="float" office:value="83.890706434163604" table:style-name="ce35">
            <text:p>83.9</text:p>
          </table:table-cell>
          <table:table-cell office:value-type="float" office:value="93.549409267887796" table:style-name="ce35">
            <text:p>93.5</text:p>
          </table:table-cell>
          <table:table-cell office:value-type="float" office:value="99.257033390486598" table:style-name="ce35">
            <text:p>99.3</text:p>
          </table:table-cell>
          <table:table-cell table:number-columns-repeated="16374" table:style-name="ce23"/>
        </table:table-row>
        <table:table-row table:style-name="ro3">
          <table:table-cell office:value-type="string" table:style-name="ce36">
            <text:p>Jul to Sep 2025 [p]</text:p>
          </table:table-cell>
          <table:table-cell office:value-type="string" table:style-name="ce27">
            <text:p>Greater Anglia</text:p>
          </table:table-cell>
          <table:table-cell office:value-type="float" office:value="882868.42857142806" table:style-name="ce31">
            <text:p>882,868</text:p>
          </table:table-cell>
          <table:table-cell office:value-type="float" office:value="78.334217086868904" table:style-name="ce32">
            <text:p>78.3</text:p>
          </table:table-cell>
          <table:table-cell office:value-type="float" office:value="90.800465495667595" table:style-name="ce32">
            <text:p>90.8</text:p>
          </table:table-cell>
          <table:table-cell office:value-type="float" office:value="99.137365396138094" table:style-name="ce32">
            <text:p>99.1</text:p>
          </table:table-cell>
          <table:table-cell office:value-type="float" office:value="3415056.3571428498" table:style-name="ce31">
            <text:p>3,415,056</text:p>
          </table:table-cell>
          <table:table-cell office:value-type="float" office:value="82.035460657216902" table:style-name="ce35">
            <text:p>82.0</text:p>
          </table:table-cell>
          <table:table-cell office:value-type="float" office:value="92.632418176575101" table:style-name="ce35">
            <text:p>92.6</text:p>
          </table:table-cell>
          <table:table-cell office:value-type="float" office:value="99.216321236614505" table:style-name="ce35">
            <text:p>99.2</text:p>
          </table:table-cell>
          <table:table-cell table:number-columns-repeated="16374" table:style-name="ce23"/>
        </table:table-row>
        <table:table-row table:style-name="ro3">
          <table:table-cell office:value-type="string" table:style-name="ce27">
            <text:p>Apr to Jun 2014</text:p>
          </table:table-cell>
          <table:table-cell office:value-type="string" table:style-name="ce27">
            <text:p>Heathrow Express</text:p>
          </table:table-cell>
          <table:table-cell office:value-type="float" office:value="37700.9285714285" table:style-name="ce31">
            <text:p>37,701</text:p>
          </table:table-cell>
          <table:table-cell office:value-type="float" office:value="81.378253282886106" table:style-name="ce32">
            <text:p>81.4</text:p>
          </table:table-cell>
          <table:table-cell office:value-type="float" office:value="93.777909979481294" table:style-name="ce32">
            <text:p>93.8</text:p>
          </table:table-cell>
          <table:table-cell office:value-type="float" office:value="99.776151781028503" table:style-name="ce32">
            <text:p>99.8</text:p>
          </table:table-cell>
          <table:table-cell office:value-type="float" office:value="153501.92857142861" table:style-name="ce33">
            <text:p>153,502</text:p>
          </table:table-cell>
          <table:table-cell office:value-type="float" office:value="80.27851674269327" table:style-name="ce34">
            <text:p>80.3</text:p>
          </table:table-cell>
          <table:table-cell office:value-type="float" office:value="93.293104274632185" table:style-name="ce34">
            <text:p>93.3</text:p>
          </table:table-cell>
          <table:table-cell office:value-type="float" office:value="99.688347331140989" table:style-name="ce34">
            <text:p>99.7</text:p>
          </table:table-cell>
          <table:table-cell table:number-columns-repeated="16374" table:style-name="ce23"/>
        </table:table-row>
        <table:table-row table:style-name="ro3">
          <table:table-cell office:value-type="string" table:style-name="ce27">
            <text:p>Jul to Sep 2014</text:p>
          </table:table-cell>
          <table:table-cell office:value-type="string" table:style-name="ce27">
            <text:p>Heathrow Express</text:p>
          </table:table-cell>
          <table:table-cell office:value-type="float" office:value="38898.607142857101" table:style-name="ce31">
            <text:p>38,899</text:p>
          </table:table-cell>
          <table:table-cell office:value-type="float" office:value="82.924287593845094" table:style-name="ce32">
            <text:p>82.9</text:p>
          </table:table-cell>
          <table:table-cell office:value-type="float" office:value="94.585557139853506" table:style-name="ce32">
            <text:p>94.6</text:p>
          </table:table-cell>
          <table:table-cell office:value-type="float" office:value="99.723273235086396" table:style-name="ce32">
            <text:p>99.7</text:p>
          </table:table-cell>
          <table:table-cell office:value-type="float" office:value="152659.25" table:style-name="ce33">
            <text:p>152,659</text:p>
          </table:table-cell>
          <table:table-cell office:value-type="float" office:value="80.313719233240988" table:style-name="ce34">
            <text:p>80.3</text:p>
          </table:table-cell>
          <table:table-cell office:value-type="float" office:value="93.338806150673136" table:style-name="ce34">
            <text:p>93.3</text:p>
          </table:table-cell>
          <table:table-cell office:value-type="float" office:value="99.696873920184998" table:style-name="ce34">
            <text:p>99.7</text:p>
          </table:table-cell>
          <table:table-cell table:number-columns-repeated="16374" table:style-name="ce23"/>
        </table:table-row>
        <table:table-row table:style-name="ro3">
          <table:table-cell office:value-type="string" table:style-name="ce27">
            <text:p>Oct to Dec 2014</text:p>
          </table:table-cell>
          <table:table-cell office:value-type="string" table:style-name="ce27">
            <text:p>Heathrow Express</text:p>
          </table:table-cell>
          <table:table-cell office:value-type="float" office:value="36711.571428571398" table:style-name="ce31">
            <text:p>36,712</text:p>
          </table:table-cell>
          <table:table-cell office:value-type="float" office:value="76.532895428066595" table:style-name="ce32">
            <text:p>76.5</text:p>
          </table:table-cell>
          <table:table-cell office:value-type="float" office:value="90.093528315322899" table:style-name="ce32">
            <text:p>90.1</text:p>
          </table:table-cell>
          <table:table-cell office:value-type="float" office:value="99.390519143438596" table:style-name="ce32">
            <text:p>99.4</text:p>
          </table:table-cell>
          <table:table-cell office:value-type="float" office:value="151894.67857142852" table:style-name="ce33">
            <text:p>151,895</text:p>
          </table:table-cell>
          <table:table-cell office:value-type="float" office:value="80.896396492776645" table:style-name="ce34">
            <text:p>80.9</text:p>
          </table:table-cell>
          <table:table-cell office:value-type="float" office:value="93.222065759380797" table:style-name="ce34">
            <text:p>93.2</text:p>
          </table:table-cell>
          <table:table-cell office:value-type="float" office:value="99.663817809849931" table:style-name="ce34">
            <text:p>99.7</text:p>
          </table:table-cell>
          <table:table-cell table:number-columns-repeated="16374" table:style-name="ce23"/>
        </table:table-row>
        <table:table-row table:style-name="ro3">
          <table:table-cell office:value-type="string" table:style-name="ce27">
            <text:p>Jan to Mar 2015</text:p>
          </table:table-cell>
          <table:table-cell office:value-type="string" table:style-name="ce27">
            <text:p>Heathrow Express</text:p>
          </table:table-cell>
          <table:table-cell office:value-type="float" office:value="37256.892857142797" table:style-name="ce31">
            <text:p>37,257</text:p>
          </table:table-cell>
          <table:table-cell office:value-type="float" office:value="81.643473451221396" table:style-name="ce32">
            <text:p>81.6</text:p>
          </table:table-cell>
          <table:table-cell office:value-type="float" office:value="92.610092283978105" table:style-name="ce32">
            <text:p>92.6</text:p>
          </table:table-cell>
          <table:table-cell office:value-type="float" office:value="99.650496121043702" table:style-name="ce32">
            <text:p>99.7</text:p>
          </table:table-cell>
          <table:table-cell office:value-type="float" office:value="150568" table:style-name="ce31">
            <text:p>150,568</text:p>
          </table:table-cell>
          <table:table-cell office:value-type="float" office:value="80.661893629456401" table:style-name="ce35">
            <text:p>80.7</text:p>
          </table:table-cell>
          <table:table-cell office:value-type="float" office:value="92.799266776473004" table:style-name="ce35">
            <text:p>92.8</text:p>
          </table:table-cell>
          <table:table-cell office:value-type="float" office:value="99.637373147016604" table:style-name="ce35">
            <text:p>99.6</text:p>
          </table:table-cell>
          <table:table-cell table:number-columns-repeated="16374" table:style-name="ce23"/>
        </table:table-row>
        <table:table-row table:style-name="ro3">
          <table:table-cell office:value-type="string" table:style-name="ce27">
            <text:p>Apr to Jun 2015</text:p>
          </table:table-cell>
          <table:table-cell office:value-type="string" table:style-name="ce27">
            <text:p>Heathrow Express</text:p>
          </table:table-cell>
          <table:table-cell office:value-type="float" office:value="38215.6785714285" table:style-name="ce31">
            <text:p>38,216</text:p>
          </table:table-cell>
          <table:table-cell office:value-type="float" office:value="81.144145213398701" table:style-name="ce32">
            <text:p>81.1</text:p>
          </table:table-cell>
          <table:table-cell office:value-type="float" office:value="92.853718415870802" table:style-name="ce32">
            <text:p>92.9</text:p>
          </table:table-cell>
          <table:table-cell office:value-type="float" office:value="99.623284758779803" table:style-name="ce32">
            <text:p>99.6</text:p>
          </table:table-cell>
          <table:table-cell office:value-type="float" office:value="151082.75" table:style-name="ce31">
            <text:p>151,083</text:p>
          </table:table-cell>
          <table:table-cell office:value-type="float" office:value="80.605117772497906" table:style-name="ce35">
            <text:p>80.6</text:p>
          </table:table-cell>
          <table:table-cell office:value-type="float" office:value="92.568831130149306" table:style-name="ce35">
            <text:p>92.6</text:p>
          </table:table-cell>
          <table:table-cell office:value-type="float" office:value="99.599178974057907" table:style-name="ce35">
            <text:p>99.6</text:p>
          </table:table-cell>
          <table:table-cell table:number-columns-repeated="16374" table:style-name="ce23"/>
        </table:table-row>
        <table:table-row table:style-name="ro3">
          <table:table-cell office:value-type="string" table:style-name="ce27">
            <text:p>Jul to Sep 2015</text:p>
          </table:table-cell>
          <table:table-cell office:value-type="string" table:style-name="ce27">
            <text:p>Heathrow Express</text:p>
          </table:table-cell>
          <table:table-cell office:value-type="float" office:value="39383.857142857101" table:style-name="ce31">
            <text:p>39,384</text:p>
          </table:table-cell>
          <table:table-cell office:value-type="float" office:value="80.030614428681801" table:style-name="ce32">
            <text:p>80.0</text:p>
          </table:table-cell>
          <table:table-cell office:value-type="float" office:value="92.416762487893806" table:style-name="ce32">
            <text:p>92.4</text:p>
          </table:table-cell>
          <table:table-cell office:value-type="float" office:value="99.524370028329201" table:style-name="ce32">
            <text:p>99.5</text:p>
          </table:table-cell>
          <table:table-cell office:value-type="float" office:value="151568" table:style-name="ce31">
            <text:p>151,568</text:p>
          </table:table-cell>
          <table:table-cell office:value-type="float" office:value="79.860642465051001" table:style-name="ce35">
            <text:p>79.9</text:p>
          </table:table-cell>
          <table:table-cell office:value-type="float" office:value="92.011742018669494" table:style-name="ce35">
            <text:p>92.0</text:p>
          </table:table-cell>
          <table:table-cell office:value-type="float" office:value="99.547892695027898" table:style-name="ce35">
            <text:p>99.5</text:p>
          </table:table-cell>
          <table:table-cell table:number-columns-repeated="16374" table:style-name="ce23"/>
        </table:table-row>
        <table:table-row table:style-name="ro3">
          <table:table-cell office:value-type="string" table:style-name="ce27">
            <text:p>Oct to Dec 2015</text:p>
          </table:table-cell>
          <table:table-cell office:value-type="string" table:style-name="ce27">
            <text:p>Heathrow Express</text:p>
          </table:table-cell>
          <table:table-cell office:value-type="float" office:value="35775.357142857101" table:style-name="ce31">
            <text:p>35,775</text:p>
          </table:table-cell>
          <table:table-cell office:value-type="float" office:value="78.258577831907402" table:style-name="ce32">
            <text:p>78.3</text:p>
          </table:table-cell>
          <table:table-cell office:value-type="float" office:value="90.882291281907897" table:style-name="ce32">
            <text:p>90.9</text:p>
          </table:table-cell>
          <table:table-cell office:value-type="float" office:value="99.553763065158506" table:style-name="ce32">
            <text:p>99.6</text:p>
          </table:table-cell>
          <table:table-cell office:value-type="float" office:value="150631.78571428501" table:style-name="ce31">
            <text:p>150,632</text:p>
          </table:table-cell>
          <table:table-cell office:value-type="float" office:value="80.291178346440802" table:style-name="ce35">
            <text:p>80.3</text:p>
          </table:table-cell>
          <table:table-cell office:value-type="float" office:value="92.210997014953605" table:style-name="ce35">
            <text:p>92.2</text:p>
          </table:table-cell>
          <table:table-cell office:value-type="float" office:value="99.587641576313004" table:style-name="ce35">
            <text:p>99.6</text:p>
          </table:table-cell>
          <table:table-cell table:number-columns-repeated="16374" table:style-name="ce23"/>
        </table:table-row>
        <table:table-row table:style-name="ro3">
          <table:table-cell office:value-type="string" table:style-name="ce27">
            <text:p>Jan to Mar 2016</text:p>
          </table:table-cell>
          <table:table-cell office:value-type="string" table:style-name="ce27">
            <text:p>Heathrow Express</text:p>
          </table:table-cell>
          <table:table-cell office:value-type="float" office:value="35944.107142857101" table:style-name="ce31">
            <text:p>35,944</text:p>
          </table:table-cell>
          <table:table-cell office:value-type="float" office:value="82.121349118422899" table:style-name="ce32">
            <text:p>82.1</text:p>
          </table:table-cell>
          <table:table-cell office:value-type="float" office:value="93.544044076368493" table:style-name="ce32">
            <text:p>93.5</text:p>
          </table:table-cell>
          <table:table-cell office:value-type="float" office:value="99.671513808641393" table:style-name="ce32">
            <text:p>99.7</text:p>
          </table:table-cell>
          <table:table-cell office:value-type="float" office:value="149319" table:style-name="ce31">
            <text:p>149,319</text:p>
          </table:table-cell>
          <table:table-cell office:value-type="float" office:value="80.394323562306198" table:style-name="ce35">
            <text:p>80.4</text:p>
          </table:table-cell>
          <table:table-cell office:value-type="float" office:value="92.432309351120693" table:style-name="ce35">
            <text:p>92.4</text:p>
          </table:table-cell>
          <table:table-cell office:value-type="float" office:value="99.592148353525005" table:style-name="ce35">
            <text:p>99.6</text:p>
          </table:table-cell>
          <table:table-cell table:number-columns-repeated="16374" table:style-name="ce23"/>
        </table:table-row>
        <table:table-row table:style-name="ro3">
          <table:table-cell office:value-type="string" table:style-name="ce27">
            <text:p>Apr to Jun 2016</text:p>
          </table:table-cell>
          <table:table-cell office:value-type="string" table:style-name="ce27">
            <text:p>Heathrow Express</text:p>
          </table:table-cell>
          <table:table-cell office:value-type="float" office:value="36555.035714285703" table:style-name="ce39">
            <text:p>36,555</text:p>
          </table:table-cell>
          <table:table-cell office:value-type="float" office:value="70.822761374483207" table:style-name="ce40">
            <text:p>70.8</text:p>
          </table:table-cell>
          <table:table-cell office:value-type="float" office:value="88.761661721416104" table:style-name="ce40">
            <text:p>88.8</text:p>
          </table:table-cell>
          <table:table-cell office:value-type="float" office:value="99.439006351479804" table:style-name="ce40">
            <text:p>99.4</text:p>
          </table:table-cell>
          <table:table-cell office:value-type="float" office:value="147658.35714285701" table:style-name="ce31">
            <text:p>147,658</text:p>
          </table:table-cell>
          <table:table-cell office:value-type="float" office:value="77.830677669543107" table:style-name="ce35">
            <text:p>77.8</text:p>
          </table:table-cell>
          <table:table-cell office:value-type="float" office:value="91.414520101179505" table:style-name="ce35">
            <text:p>91.4</text:p>
          </table:table-cell>
          <table:table-cell office:value-type="float" office:value="99.546177300205997" table:style-name="ce35">
            <text:p>99.5</text:p>
          </table:table-cell>
          <table:table-cell table:number-columns-repeated="16374" table:style-name="ce23"/>
        </table:table-row>
        <table:table-row table:style-name="ro3">
          <table:table-cell office:value-type="string" table:style-name="ce27">
            <text:p>Jul to Sep 2016</text:p>
          </table:table-cell>
          <table:table-cell office:value-type="string" table:style-name="ce27">
            <text:p>Heathrow Express</text:p>
          </table:table-cell>
          <table:table-cell office:value-type="float" office:value="39197.285714285703" table:style-name="ce31">
            <text:p>39,197</text:p>
          </table:table-cell>
          <table:table-cell office:value-type="float" office:value="79.896476067949294" table:style-name="ce32">
            <text:p>79.9</text:p>
          </table:table-cell>
          <table:table-cell office:value-type="float" office:value="92.256570243566401" table:style-name="ce32">
            <text:p>92.3</text:p>
          </table:table-cell>
          <table:table-cell office:value-type="float" office:value="99.655497282975105" table:style-name="ce32">
            <text:p>99.7</text:p>
          </table:table-cell>
          <table:table-cell office:value-type="float" office:value="147471.78571428501" table:style-name="ce31">
            <text:p>147,472</text:p>
          </table:table-cell>
          <table:table-cell office:value-type="float" office:value="77.792241130869996" table:style-name="ce35">
            <text:p>77.8</text:p>
          </table:table-cell>
          <table:table-cell office:value-type="float" office:value="91.3706738092758" table:style-name="ce35">
            <text:p>91.4</text:p>
          </table:table-cell>
          <table:table-cell office:value-type="float" office:value="99.581057877899099" table:style-name="ce35">
            <text:p>99.6</text:p>
          </table:table-cell>
          <table:table-cell table:number-columns-repeated="16374" table:style-name="ce23"/>
        </table:table-row>
        <table:table-row table:style-name="ro3">
          <table:table-cell office:value-type="string" table:style-name="ce27">
            <text:p>Oct to Dec 2016</text:p>
          </table:table-cell>
          <table:table-cell office:value-type="string" table:style-name="ce27">
            <text:p>Heathrow Express</text:p>
          </table:table-cell>
          <table:table-cell office:value-type="float" office:value="35605.1785714285" table:style-name="ce31">
            <text:p>35,605</text:p>
          </table:table-cell>
          <table:table-cell office:value-type="float" office:value="73.661937218201601" table:style-name="ce32">
            <text:p>73.7</text:p>
          </table:table-cell>
          <table:table-cell office:value-type="float" office:value="88.449412956582293" table:style-name="ce32">
            <text:p>88.4</text:p>
          </table:table-cell>
          <table:table-cell office:value-type="float" office:value="99.542502344662907" table:style-name="ce32">
            <text:p>99.5</text:p>
          </table:table-cell>
          <table:table-cell office:value-type="float" office:value="147301.60714285701" table:style-name="ce31">
            <text:p>147,302</text:p>
          </table:table-cell>
          <table:table-cell office:value-type="float" office:value="76.680620059183696" table:style-name="ce35">
            <text:p>76.7</text:p>
          </table:table-cell>
          <table:table-cell office:value-type="float" office:value="90.783172038904596" table:style-name="ce35">
            <text:p>90.8</text:p>
          </table:table-cell>
          <table:table-cell office:value-type="float" office:value="99.578367513689699" table:style-name="ce35">
            <text:p>99.6</text:p>
          </table:table-cell>
          <table:table-cell table:number-columns-repeated="16374" table:style-name="ce23"/>
        </table:table-row>
        <table:table-row table:style-name="ro3">
          <table:table-cell office:value-type="string" table:style-name="ce27">
            <text:p>Jan to Mar 2017</text:p>
          </table:table-cell>
          <table:table-cell office:value-type="string" table:style-name="ce27">
            <text:p>Heathrow Express</text:p>
          </table:table-cell>
          <table:table-cell office:value-type="float" office:value="37767.5" table:style-name="ce31">
            <text:p>37,768</text:p>
          </table:table-cell>
          <table:table-cell office:value-type="float" office:value="72.705368372277704" table:style-name="ce32">
            <text:p>72.7</text:p>
          </table:table-cell>
          <table:table-cell office:value-type="float" office:value="88.519229496259996" table:style-name="ce32">
            <text:p>88.5</text:p>
          </table:table-cell>
          <table:table-cell office:value-type="float" office:value="99.327464089494896" table:style-name="ce32">
            <text:p>99.3</text:p>
          </table:table-cell>
          <table:table-cell office:value-type="float" office:value="149125" table:style-name="ce31">
            <text:p>149,125</text:p>
          </table:table-cell>
          <table:table-cell office:value-type="float" office:value="74.362447611064496" table:style-name="ce35">
            <text:p>74.4</text:p>
          </table:table-cell>
          <table:table-cell office:value-type="float" office:value="89.544341994970594" table:style-name="ce35">
            <text:p>89.5</text:p>
          </table:table-cell>
          <table:table-cell office:value-type="float" office:value="99.492372170997399" table:style-name="ce35">
            <text:p>99.5</text:p>
          </table:table-cell>
          <table:table-cell table:number-columns-repeated="16374" table:style-name="ce23"/>
        </table:table-row>
        <table:table-row table:style-name="ro3">
          <table:table-cell office:value-type="string" table:style-name="ce27">
            <text:p>Apr to Jun 2017</text:p>
          </table:table-cell>
          <table:table-cell office:value-type="string" table:style-name="ce27">
            <text:p>Heathrow Express</text:p>
          </table:table-cell>
          <table:table-cell office:value-type="float" office:value="38554.142857142797" table:style-name="ce31">
            <text:p>38,554</text:p>
          </table:table-cell>
          <table:table-cell office:value-type="float" office:value="76.011101271310395" table:style-name="ce32">
            <text:p>76.0</text:p>
          </table:table-cell>
          <table:table-cell office:value-type="float" office:value="90.5944886412058" table:style-name="ce32">
            <text:p>90.6</text:p>
          </table:table-cell>
          <table:table-cell office:value-type="float" office:value="99.657068538122601" table:style-name="ce32">
            <text:p>99.7</text:p>
          </table:table-cell>
          <table:table-cell office:value-type="float" office:value="151124.10714285701" table:style-name="ce31">
            <text:p>151,124</text:p>
          </table:table-cell>
          <table:table-cell office:value-type="float" office:value="75.6392510885684" table:style-name="ce35">
            <text:p>75.6</text:p>
          </table:table-cell>
          <table:table-cell office:value-type="float" office:value="90.001571556017595" table:style-name="ce35">
            <text:p>90.0</text:p>
          </table:table-cell>
          <table:table-cell office:value-type="float" office:value="99.547297337216804" table:style-name="ce35">
            <text:p>99.5</text:p>
          </table:table-cell>
          <table:table-cell table:number-columns-repeated="16374" table:style-name="ce23"/>
        </table:table-row>
        <table:table-row table:style-name="ro3">
          <table:table-cell office:value-type="string" table:style-name="ce27">
            <text:p>Jul to Sep 2017</text:p>
          </table:table-cell>
          <table:table-cell office:value-type="string" table:style-name="ce27">
            <text:p>Heathrow Express</text:p>
          </table:table-cell>
          <table:table-cell office:value-type="float" office:value="40485.357142857101" table:style-name="ce31">
            <text:p>40,485</text:p>
          </table:table-cell>
          <table:table-cell office:value-type="float" office:value="80.053811342725297" table:style-name="ce32">
            <text:p>80.1</text:p>
          </table:table-cell>
          <table:table-cell office:value-type="float" office:value="93.1313790700341" table:style-name="ce32">
            <text:p>93.1</text:p>
          </table:table-cell>
          <table:table-cell office:value-type="float" office:value="99.788106811104498" table:style-name="ce32">
            <text:p>99.8</text:p>
          </table:table-cell>
          <table:table-cell office:value-type="float" office:value="152412.178571428" table:style-name="ce31">
            <text:p>152,412</text:p>
          </table:table-cell>
          <table:table-cell office:value-type="float" office:value="75.717022988179806" table:style-name="ce35">
            <text:p>75.7</text:p>
          </table:table-cell>
          <table:table-cell office:value-type="float" office:value="90.253005184953096" table:style-name="ce35">
            <text:p>90.3</text:p>
          </table:table-cell>
          <table:table-cell office:value-type="float" office:value="99.583436925386295" table:style-name="ce35">
            <text:p>99.6</text:p>
          </table:table-cell>
          <table:table-cell table:number-columns-repeated="16374" table:style-name="ce23"/>
        </table:table-row>
        <table:table-row table:style-name="ro3">
          <table:table-cell office:value-type="string" table:style-name="ce27">
            <text:p>Oct to Dec 2017</text:p>
          </table:table-cell>
          <table:table-cell office:value-type="string" table:style-name="ce27">
            <text:p>Heathrow Express</text:p>
          </table:table-cell>
          <table:table-cell office:value-type="float" office:value="38339.214285714203" table:style-name="ce31">
            <text:p>38,339</text:p>
          </table:table-cell>
          <table:table-cell office:value-type="float" office:value="72.809078358785897" table:style-name="ce32">
            <text:p>72.8</text:p>
          </table:table-cell>
          <table:table-cell office:value-type="float" office:value="88.399233161123703" table:style-name="ce32">
            <text:p>88.4</text:p>
          </table:table-cell>
          <table:table-cell office:value-type="float" office:value="99.285513340499904" table:style-name="ce32">
            <text:p>99.3</text:p>
          </table:table-cell>
          <table:table-cell office:value-type="float" office:value="155146.214285714" table:style-name="ce33">
            <text:p>155,146</text:p>
          </table:table-cell>
          <table:table-cell office:value-type="float" office:value="75.470051983221296" table:style-name="ce34">
            <text:p>75.5</text:p>
          </table:table-cell>
          <table:table-cell office:value-type="float" office:value="90.208821448154595" table:style-name="ce34">
            <text:p>90.2</text:p>
          </table:table-cell>
          <table:table-cell office:value-type="float" office:value="99.519209298877897" table:style-name="ce34">
            <text:p>99.5</text:p>
          </table:table-cell>
          <table:table-cell table:number-columns-repeated="16374" table:style-name="ce23"/>
        </table:table-row>
        <table:table-row table:style-name="ro3">
          <table:table-cell office:value-type="string" table:style-name="ce27">
            <text:p>Jan to Mar 2018</text:p>
          </table:table-cell>
          <table:table-cell office:value-type="string" table:style-name="ce27">
            <text:p>Heathrow Express</text:p>
          </table:table-cell>
          <table:table-cell office:value-type="float" office:value="37596.285714285703" table:style-name="ce31">
            <text:p>37,596</text:p>
          </table:table-cell>
          <table:table-cell office:value-type="float" office:value="77.850965520910094" table:style-name="ce32">
            <text:p>77.9</text:p>
          </table:table-cell>
          <table:table-cell office:value-type="float" office:value="91.117853587360401" table:style-name="ce32">
            <text:p>91.1</text:p>
          </table:table-cell>
          <table:table-cell office:value-type="float" office:value="99.598174591714994" table:style-name="ce32">
            <text:p>99.6</text:p>
          </table:table-cell>
          <table:table-cell office:value-type="float" office:value="154975" table:style-name="ce33">
            <text:p>154,975</text:p>
          </table:table-cell>
          <table:table-cell office:value-type="float" office:value="76.721406678496507" table:style-name="ce34">
            <text:p>76.7</text:p>
          </table:table-cell>
          <table:table-cell office:value-type="float" office:value="90.841103403774795" table:style-name="ce34">
            <text:p>90.8</text:p>
          </table:table-cell>
          <table:table-cell office:value-type="float" office:value="99.585094370059593" table:style-name="ce34">
            <text:p>99.6</text:p>
          </table:table-cell>
          <table:table-cell table:number-columns-repeated="16374" table:style-name="ce23"/>
        </table:table-row>
        <table:table-row table:style-name="ro3">
          <table:table-cell office:value-type="string" table:style-name="ce27">
            <text:p>Apr to Jun 2018</text:p>
          </table:table-cell>
          <table:table-cell office:value-type="string" table:style-name="ce27">
            <text:p>Heathrow Express</text:p>
          </table:table-cell>
          <table:table-cell office:value-type="float" office:value="39100" table:style-name="ce31">
            <text:p>39,100</text:p>
          </table:table-cell>
          <table:table-cell office:value-type="float" office:value="73.952685421994801" table:style-name="ce32">
            <text:p>74.0</text:p>
          </table:table-cell>
          <table:table-cell office:value-type="float" office:value="88.894501278772296" table:style-name="ce32">
            <text:p>88.9</text:p>
          </table:table-cell>
          <table:table-cell office:value-type="float" office:value="99.255754475703299" table:style-name="ce32">
            <text:p>99.3</text:p>
          </table:table-cell>
          <table:table-cell office:value-type="float" office:value="155520.85714285701" table:style-name="ce33">
            <text:p>155,521</text:p>
          </table:table-cell>
          <table:table-cell office:value-type="float" office:value="76.201400638958802" table:style-name="ce34">
            <text:p>76.2</text:p>
          </table:table-cell>
          <table:table-cell office:value-type="float" office:value="90.412838516836501" table:style-name="ce34">
            <text:p>90.4</text:p>
          </table:table-cell>
          <table:table-cell office:value-type="float" office:value="99.484451327612405" table:style-name="ce34">
            <text:p>99.5</text:p>
          </table:table-cell>
          <table:table-cell table:number-columns-repeated="16374" table:style-name="ce23"/>
        </table:table-row>
        <table:table-row table:style-name="ro3">
          <table:table-cell office:value-type="string" table:style-name="ce27">
            <text:p>Jul to Sep 2018</text:p>
          </table:table-cell>
          <table:table-cell office:value-type="string" table:style-name="ce27">
            <text:p>Heathrow Express</text:p>
          </table:table-cell>
          <table:table-cell office:value-type="float" office:value="40726.571428571398" table:style-name="ce31">
            <text:p>40,727</text:p>
          </table:table-cell>
          <table:table-cell office:value-type="float" office:value="80.423012704938103" table:style-name="ce32">
            <text:p>80.4</text:p>
          </table:table-cell>
          <table:table-cell office:value-type="float" office:value="92.586272212595503" table:style-name="ce32">
            <text:p>92.6</text:p>
          </table:table-cell>
          <table:table-cell office:value-type="float" office:value="99.764895505215904" table:style-name="ce32">
            <text:p>99.8</text:p>
          </table:table-cell>
          <table:table-cell office:value-type="float" office:value="155762.07142857101" table:style-name="ce31">
            <text:p>155,762</text:p>
          </table:table-cell>
          <table:table-cell office:value-type="float" office:value="76.303900316829299" table:style-name="ce35">
            <text:p>76.3</text:p>
          </table:table-cell>
          <table:table-cell office:value-type="float" office:value="90.274521259301594" table:style-name="ce35">
            <text:p>90.3</text:p>
          </table:table-cell>
          <table:table-cell office:value-type="float" office:value="99.478852590649893" table:style-name="ce35">
            <text:p>99.5</text:p>
          </table:table-cell>
          <table:table-cell table:number-columns-repeated="16374" table:style-name="ce23"/>
        </table:table-row>
        <table:table-row table:style-name="ro3">
          <table:table-cell office:value-type="string" table:style-name="ce27">
            <text:p>Oct to Dec 2018</text:p>
          </table:table-cell>
          <table:table-cell office:value-type="string" table:style-name="ce27">
            <text:p>Heathrow Express</text:p>
          </table:table-cell>
          <table:table-cell office:value-type="float" office:value="37290.107142857101" table:style-name="ce31">
            <text:p>37,290</text:p>
          </table:table-cell>
          <table:table-cell office:value-type="float" office:value="77.084117484242697" table:style-name="ce32">
            <text:p>77.1</text:p>
          </table:table-cell>
          <table:table-cell office:value-type="float" office:value="90.286297687149798" table:style-name="ce32">
            <text:p>90.3</text:p>
          </table:table-cell>
          <table:table-cell office:value-type="float" office:value="99.601866829865799" table:style-name="ce32">
            <text:p>99.6</text:p>
          </table:table-cell>
          <table:table-cell office:value-type="float" office:value="154712.964285714" table:style-name="ce31">
            <text:p>154,713</text:p>
          </table:table-cell>
          <table:table-cell office:value-type="float" office:value="77.3580014418405" table:style-name="ce35">
            <text:p>77.4</text:p>
          </table:table-cell>
          <table:table-cell office:value-type="float" office:value="90.742072358420401" table:style-name="ce35">
            <text:p>90.7</text:p>
          </table:table-cell>
          <table:table-cell office:value-type="float" office:value="99.556413570475996" table:style-name="ce35">
            <text:p>99.6</text:p>
          </table:table-cell>
          <table:table-cell table:number-columns-repeated="16374" table:style-name="ce23"/>
        </table:table-row>
        <table:table-row table:style-name="ro3">
          <table:table-cell office:value-type="string" table:style-name="ce27">
            <text:p>Jan to Mar 2019</text:p>
          </table:table-cell>
          <table:table-cell office:value-type="string" table:style-name="ce27">
            <text:p>Heathrow Express</text:p>
          </table:table-cell>
          <table:table-cell office:value-type="float" office:value="39191.321428571398" table:style-name="ce31">
            <text:p>39,191</text:p>
          </table:table-cell>
          <table:table-cell office:value-type="float" office:value="83.758886123658897" table:style-name="ce32">
            <text:p>83.8</text:p>
          </table:table-cell>
          <table:table-cell office:value-type="float" office:value="93.651291238858406" table:style-name="ce32">
            <text:p>93.7</text:p>
          </table:table-cell>
          <table:table-cell office:value-type="float" office:value="99.694356531192597" table:style-name="ce32">
            <text:p>99.7</text:p>
          </table:table-cell>
          <table:table-cell office:value-type="float" office:value="156308" table:style-name="ce31">
            <text:p>156,308</text:p>
          </table:table-cell>
          <table:table-cell office:value-type="float" office:value="78.844332983596402" table:style-name="ce35">
            <text:p>78.8</text:p>
          </table:table-cell>
          <table:table-cell office:value-type="float" office:value="91.381119328505207" table:style-name="ce35">
            <text:p>91.4</text:p>
          </table:table-cell>
          <table:table-cell office:value-type="float" office:value="99.5809555493001" table:style-name="ce35">
            <text:p>99.6</text:p>
          </table:table-cell>
          <table:table-cell table:number-columns-repeated="16374" table:style-name="ce23"/>
        </table:table-row>
        <table:table-row table:style-name="ro3">
          <table:table-cell office:value-type="string" table:style-name="ce27">
            <text:p>Apr to Jun 2019</text:p>
          </table:table-cell>
          <table:table-cell office:value-type="string" table:style-name="ce27">
            <text:p>Heathrow Express</text:p>
          </table:table-cell>
          <table:table-cell office:value-type="float" office:value="40258.285714285703" table:style-name="ce31">
            <text:p>40,258</text:p>
          </table:table-cell>
          <table:table-cell office:value-type="float" office:value="86.488673139158493" table:style-name="ce32">
            <text:p>86.5</text:p>
          </table:table-cell>
          <table:table-cell office:value-type="float" office:value="94.991625503889097" table:style-name="ce32">
            <text:p>95.0</text:p>
          </table:table-cell>
          <table:table-cell office:value-type="float" office:value="99.813348095156996" table:style-name="ce32">
            <text:p>99.8</text:p>
          </table:table-cell>
          <table:table-cell office:value-type="float" office:value="157466.28571428501" table:style-name="ce31">
            <text:p>157,466</text:p>
          </table:table-cell>
          <table:table-cell office:value-type="float" office:value="82.013338002511105" table:style-name="ce35">
            <text:p>82.0</text:p>
          </table:table-cell>
          <table:table-cell office:value-type="float" office:value="92.921636740381601" table:style-name="ce35">
            <text:p>92.9</text:p>
          </table:table-cell>
          <table:table-cell office:value-type="float" office:value="99.721119441440493" table:style-name="ce35">
            <text:p>99.7</text:p>
          </table:table-cell>
          <table:table-cell table:number-columns-repeated="16374" table:style-name="ce23"/>
        </table:table-row>
        <table:table-row table:style-name="ro3">
          <table:table-cell office:value-type="string" table:style-name="ce27">
            <text:p>Jul to Sep 2019</text:p>
          </table:table-cell>
          <table:table-cell office:value-type="string" table:style-name="ce27">
            <text:p>Heathrow Express</text:p>
          </table:table-cell>
          <table:table-cell office:value-type="float" office:value="40745.285714285703" table:style-name="ce31">
            <text:p>40,745</text:p>
          </table:table-cell>
          <table:table-cell office:value-type="float" office:value="85.942282542765597" table:style-name="ce32">
            <text:p>85.9</text:p>
          </table:table-cell>
          <table:table-cell office:value-type="float" office:value="94.461059474014505" table:style-name="ce32">
            <text:p>94.5</text:p>
          </table:table-cell>
          <table:table-cell office:value-type="float" office:value="99.745456967852505" table:style-name="ce32">
            <text:p>99.7</text:p>
          </table:table-cell>
          <table:table-cell office:value-type="float" office:value="157485" table:style-name="ce31">
            <text:p>157,485</text:p>
          </table:table-cell>
          <table:table-cell office:value-type="float" office:value="83.441121376639003" table:style-name="ce35">
            <text:p>83.4</text:p>
          </table:table-cell>
          <table:table-cell office:value-type="float" office:value="93.406650973562094" table:style-name="ce35">
            <text:p>93.4</text:p>
          </table:table-cell>
          <table:table-cell office:value-type="float" office:value="99.716095410447195" table:style-name="ce35">
            <text:p>99.7</text:p>
          </table:table-cell>
          <table:table-cell table:number-columns-repeated="16374" table:style-name="ce23"/>
        </table:table-row>
        <table:table-row table:style-name="ro3">
          <table:table-cell office:value-type="string" table:style-name="ce27">
            <text:p>Oct to Dec 2019</text:p>
          </table:table-cell>
          <table:table-cell office:value-type="string" table:style-name="ce27">
            <text:p>Heathrow Express</text:p>
          </table:table-cell>
          <table:table-cell office:value-type="float" office:value="39236.857142857101" table:style-name="ce31">
            <text:p>39,237</text:p>
          </table:table-cell>
          <table:table-cell office:value-type="float" office:value="86.355394709056299" table:style-name="ce32">
            <text:p>86.4</text:p>
          </table:table-cell>
          <table:table-cell office:value-type="float" office:value="94.727260811627502" table:style-name="ce32">
            <text:p>94.7</text:p>
          </table:table-cell>
          <table:table-cell office:value-type="float" office:value="99.763342047200496" table:style-name="ce32">
            <text:p>99.8</text:p>
          </table:table-cell>
          <table:table-cell office:value-type="float" office:value="159431.75" table:style-name="ce31">
            <text:p>159,432</text:p>
          </table:table-cell>
          <table:table-cell office:value-type="float" office:value="85.645201070139905" table:style-name="ce35">
            <text:p>85.6</text:p>
          </table:table-cell>
          <table:table-cell office:value-type="float" office:value="94.461490351110797" table:style-name="ce35">
            <text:p>94.5</text:p>
          </table:table-cell>
          <table:table-cell office:value-type="float" office:value="99.754440379660807" table:style-name="ce35">
            <text:p>99.8</text:p>
          </table:table-cell>
          <table:table-cell table:number-columns-repeated="16374" table:style-name="ce23"/>
        </table:table-row>
        <table:table-row table:style-name="ro3">
          <table:table-cell office:value-type="string" table:style-name="ce41">
            <text:p>Jan to Mar 2020</text:p>
          </table:table-cell>
          <table:table-cell office:value-type="string" table:style-name="ce27">
            <text:p>Heathrow Express</text:p>
          </table:table-cell>
          <table:table-cell office:value-type="float" office:value="37318.571428571398" table:style-name="ce42">
            <text:p>37,319</text:p>
          </table:table-cell>
          <table:table-cell office:value-type="float" office:value="82.2367262565555" table:style-name="ce40">
            <text:p>82.2</text:p>
          </table:table-cell>
          <table:table-cell office:value-type="float" office:value="92.955250162691797" table:style-name="ce40">
            <text:p>93.0</text:p>
          </table:table-cell>
          <table:table-cell office:value-type="float" office:value="99.731271293496107" table:style-name="ce40">
            <text:p>99.7</text:p>
          </table:table-cell>
          <table:table-cell office:value-type="float" office:value="157559" table:style-name="ce31">
            <text:p>157,559</text:p>
          </table:table-cell>
          <table:table-cell office:value-type="float" office:value="85.307091311825999" table:style-name="ce35">
            <text:p>85.3</text:p>
          </table:table-cell>
          <table:table-cell office:value-type="float" office:value="94.306259877252302" table:style-name="ce35">
            <text:p>94.3</text:p>
          </table:table-cell>
          <table:table-cell office:value-type="float" office:value="99.763897968379993" table:style-name="ce35">
            <text:p>99.8</text:p>
          </table:table-cell>
          <table:table-cell table:number-columns-repeated="16374" table:style-name="ce23"/>
        </table:table-row>
        <table:table-row table:style-name="ro3">
          <table:table-cell office:value-type="string" table:style-name="ce27">
            <text:p>Apr to Jun 2020</text:p>
          </table:table-cell>
          <table:table-cell office:value-type="string" table:style-name="ce27">
            <text:p>Heathrow Express</text:p>
          </table:table-cell>
          <table:table-cell office:value-type="float" office:value="20302.8928571428" table:style-name="ce31">
            <text:p>20,303</text:p>
          </table:table-cell>
          <table:table-cell office:value-type="float" office:value="94.930349475180293" table:style-name="ce32">
            <text:p>94.9</text:p>
          </table:table-cell>
          <table:table-cell office:value-type="float" office:value="98.079267380967806" table:style-name="ce32">
            <text:p>98.1</text:p>
          </table:table-cell>
          <table:table-cell office:value-type="float" office:value="99.895511019717404" table:style-name="ce32">
            <text:p>99.9</text:p>
          </table:table-cell>
          <table:table-cell office:value-type="float" office:value="137603.60714285701" table:style-name="ce31">
            <text:p>137,604</text:p>
          </table:table-cell>
          <table:table-cell office:value-type="float" office:value="86.381274784895794" table:style-name="ce35">
            <text:p>86.4</text:p>
          </table:table-cell>
          <table:table-cell office:value-type="float" office:value="94.662437472439606" table:style-name="ce35">
            <text:p>94.7</text:p>
          </table:table-cell>
          <table:table-cell office:value-type="float" office:value="99.768849498079504" table:style-name="ce35">
            <text:p>99.8</text:p>
          </table:table-cell>
          <table:table-cell table:number-columns-repeated="16374" table:style-name="ce23"/>
        </table:table-row>
        <table:table-row table:style-name="ro3">
          <table:table-cell office:value-type="string" table:style-name="ce27">
            <text:p>Jul to Sep 2020</text:p>
          </table:table-cell>
          <table:table-cell office:value-type="string" table:style-name="ce27">
            <text:p>Heathrow Express</text:p>
          </table:table-cell>
          <table:table-cell office:value-type="float" office:value="20830.035714285699" table:style-name="ce31">
            <text:p>20,830</text:p>
          </table:table-cell>
          <table:table-cell office:value-type="float" office:value="92.749138006415805" table:style-name="ce32">
            <text:p>92.7</text:p>
          </table:table-cell>
          <table:table-cell office:value-type="float" office:value="97.539953466920096" table:style-name="ce32">
            <text:p>97.5</text:p>
          </table:table-cell>
          <table:table-cell office:value-type="float" office:value="99.875694609946805" table:style-name="ce32">
            <text:p>99.9</text:p>
          </table:table-cell>
          <table:table-cell office:value-type="float" office:value="117688.357142857" table:style-name="ce31">
            <text:p>117,688</text:p>
          </table:table-cell>
          <table:table-cell office:value-type="float" office:value="87.660328094112899" table:style-name="ce35">
            <text:p>87.7</text:p>
          </table:table-cell>
          <table:table-cell office:value-type="float" office:value="95.2414579182186" table:style-name="ce35">
            <text:p>95.2</text:p>
          </table:table-cell>
          <table:table-cell office:value-type="float" office:value="99.7958591607253" table:style-name="ce35">
            <text:p>99.8</text:p>
          </table:table-cell>
          <table:table-cell table:number-columns-repeated="16374" table:style-name="ce23"/>
        </table:table-row>
        <table:table-row table:style-name="ro3">
          <table:table-cell office:value-type="string" table:style-name="ce27">
            <text:p>Oct to Dec 2020</text:p>
          </table:table-cell>
          <table:table-cell office:value-type="string" table:style-name="ce27">
            <text:p>Heathrow Express</text:p>
          </table:table-cell>
          <table:table-cell office:value-type="float" office:value="20065.6785714285" table:style-name="ce31">
            <text:p>20,066</text:p>
          </table:table-cell>
          <table:table-cell office:value-type="float" office:value="87.256491628384595" table:style-name="ce32">
            <text:p>87.3</text:p>
          </table:table-cell>
          <table:table-cell office:value-type="float" office:value="94.774125683692304" table:style-name="ce32">
            <text:p>94.8</text:p>
          </table:table-cell>
          <table:table-cell office:value-type="float" office:value="99.582264670127898" table:style-name="ce32">
            <text:p>99.6</text:p>
          </table:table-cell>
          <table:table-cell office:value-type="float" office:value="98517.178571428507" table:style-name="ce31">
            <text:p>98,517</text:p>
          </table:table-cell>
          <table:table-cell office:value-type="float" office:value="88.097797302210793" table:style-name="ce35">
            <text:p>88.1</text:p>
          </table:table-cell>
          <table:table-cell office:value-type="float" office:value="95.351064589533095" table:style-name="ce35">
            <text:p>95.4</text:p>
          </table:table-cell>
          <table:table-cell office:value-type="float" office:value="99.765305615663095" table:style-name="ce35">
            <text:p>99.8</text:p>
          </table:table-cell>
          <table:table-cell table:number-columns-repeated="16374" table:style-name="ce23"/>
        </table:table-row>
        <table:table-row table:style-name="ro3">
          <table:table-cell office:value-type="string" table:style-name="ce27">
            <text:p>Jan to Mar 2021</text:p>
          </table:table-cell>
          <table:table-cell office:value-type="string" table:style-name="ce27">
            <text:p>Heathrow Express</text:p>
          </table:table-cell>
          <table:table-cell office:value-type="float" office:value="25464.3928571428" table:style-name="ce31">
            <text:p>25,464</text:p>
          </table:table-cell>
          <table:table-cell office:value-type="float" office:value="82.527422745766799" table:style-name="ce32">
            <text:p>82.5</text:p>
          </table:table-cell>
          <table:table-cell office:value-type="float" office:value="90.040995619934193" table:style-name="ce32">
            <text:p>90.0</text:p>
          </table:table-cell>
          <table:table-cell office:value-type="float" office:value="98.880509619174106" table:style-name="ce32">
            <text:p>98.9</text:p>
          </table:table-cell>
          <table:table-cell office:value-type="float" office:value="86663" table:style-name="ce31">
            <text:p>86,663</text:p>
          </table:table-cell>
          <table:table-cell office:value-type="float" office:value="88.984918592709604" table:style-name="ce35">
            <text:p>89.0</text:p>
          </table:table-cell>
          <table:table-cell office:value-type="float" office:value="94.822473258483996" table:style-name="ce35">
            <text:p>94.8</text:p>
          </table:table-cell>
          <table:table-cell office:value-type="float" office:value="99.519979691448398" table:style-name="ce35">
            <text:p>99.5</text:p>
          </table:table-cell>
          <table:table-cell table:number-columns-repeated="16374" table:style-name="ce23"/>
        </table:table-row>
        <table:table-row table:style-name="ro3">
          <table:table-cell office:value-type="string" table:style-name="ce27">
            <text:p>Apr to Jun 2021</text:p>
          </table:table-cell>
          <table:table-cell office:value-type="string" table:style-name="ce27">
            <text:p>Heathrow Express</text:p>
          </table:table-cell>
          <table:table-cell office:value-type="float" office:value="38373.142857142797" table:style-name="ce31">
            <text:p>38,373</text:p>
          </table:table-cell>
          <table:table-cell office:value-type="float" office:value="85.550906139710804" table:style-name="ce32">
            <text:p>85.6</text:p>
          </table:table-cell>
          <table:table-cell office:value-type="float" office:value="92.571813619644701" table:style-name="ce32">
            <text:p>92.6</text:p>
          </table:table-cell>
          <table:table-cell office:value-type="float" office:value="99.364883177222097" table:style-name="ce32">
            <text:p>99.4</text:p>
          </table:table-cell>
          <table:table-cell office:value-type="float" office:value="104733.25" table:style-name="ce31">
            <text:p>104,733</text:p>
          </table:table-cell>
          <table:table-cell office:value-type="float" office:value="86.574191372572002" table:style-name="ce35">
            <text:p>86.6</text:p>
          </table:table-cell>
          <table:table-cell office:value-type="float" office:value="93.366515136583303" table:style-name="ce35">
            <text:p>93.4</text:p>
          </table:table-cell>
          <table:table-cell office:value-type="float" office:value="99.390355975776501" table:style-name="ce35">
            <text:p>99.4</text:p>
          </table:table-cell>
          <table:table-cell table:number-columns-repeated="16374" table:style-name="ce23"/>
        </table:table-row>
        <table:table-row table:style-name="ro3">
          <table:table-cell office:value-type="string" table:style-name="ce27">
            <text:p>Jul to Sep 2021</text:p>
          </table:table-cell>
          <table:table-cell office:value-type="string" table:style-name="ce27">
            <text:p>Heathrow Express</text:p>
          </table:table-cell>
          <table:table-cell office:value-type="float" office:value="39860.142857142797" table:style-name="ce31">
            <text:p>39,860</text:p>
          </table:table-cell>
          <table:table-cell office:value-type="float" office:value="85.5867479508711" table:style-name="ce32">
            <text:p>85.6</text:p>
          </table:table-cell>
          <table:table-cell office:value-type="float" office:value="93.309464162195596" table:style-name="ce32">
            <text:p>93.3</text:p>
          </table:table-cell>
          <table:table-cell office:value-type="float" office:value="99.322631629877307" table:style-name="ce32">
            <text:p>99.3</text:p>
          </table:table-cell>
          <table:table-cell office:value-type="float" office:value="123763.357142857" table:style-name="ce31">
            <text:p>123,763</text:p>
          </table:table-cell>
          <table:table-cell office:value-type="float" office:value="85.216891452408802" table:style-name="ce35">
            <text:p>85.2</text:p>
          </table:table-cell>
          <table:table-cell office:value-type="float" office:value="92.645728859280396" table:style-name="ce35">
            <text:p>92.6</text:p>
          </table:table-cell>
          <table:table-cell office:value-type="float" office:value="99.286859080722493" table:style-name="ce35">
            <text:p>99.3</text:p>
          </table:table-cell>
          <table:table-cell table:number-columns-repeated="16374" table:style-name="ce23"/>
        </table:table-row>
        <table:table-row table:style-name="ro3">
          <table:table-cell office:value-type="string" table:style-name="ce27">
            <text:p>Oct to Dec 2021</text:p>
          </table:table-cell>
          <table:table-cell office:value-type="string" table:style-name="ce27">
            <text:p>Heathrow Express</text:p>
          </table:table-cell>
          <table:table-cell office:value-type="float" office:value="38593.4285714285" table:style-name="ce31">
            <text:p>38,593</text:p>
          </table:table-cell>
          <table:table-cell office:value-type="float" office:value="84.558807198856897" table:style-name="ce32">
            <text:p>84.6</text:p>
          </table:table-cell>
          <table:table-cell office:value-type="float" office:value="93.323437742916994" table:style-name="ce32">
            <text:p>93.3</text:p>
          </table:table-cell>
          <table:table-cell office:value-type="float" office:value="99.316315879091107" table:style-name="ce32">
            <text:p>99.3</text:p>
          </table:table-cell>
          <table:table-cell office:value-type="float" office:value="142291.10714285701" table:style-name="ce31">
            <text:p>142,291</text:p>
          </table:table-cell>
          <table:table-cell office:value-type="float" office:value="84.750778773194" table:style-name="ce35">
            <text:p>84.8</text:p>
          </table:table-cell>
          <table:table-cell office:value-type="float" office:value="92.529399613619006" table:style-name="ce35">
            <text:p>92.5</text:p>
          </table:table-cell>
          <table:table-cell office:value-type="float" office:value="99.253190955864795" table:style-name="ce35">
            <text:p>99.3</text:p>
          </table:table-cell>
          <table:table-cell table:number-columns-repeated="16374" table:style-name="ce23"/>
        </table:table-row>
        <table:table-row table:style-name="ro3">
          <table:table-cell office:value-type="string" table:style-name="ce27">
            <text:p>Jan to Mar 2022</text:p>
          </table:table-cell>
          <table:table-cell office:value-type="string" table:style-name="ce27">
            <text:p>Heathrow Express</text:p>
          </table:table-cell>
          <table:table-cell office:value-type="float" office:value="38075.285714285703" table:style-name="ce31">
            <text:p>38,075</text:p>
          </table:table-cell>
          <table:table-cell office:value-type="float" office:value="80.861601263661797" table:style-name="ce32">
            <text:p>80.9</text:p>
          </table:table-cell>
          <table:table-cell office:value-type="float" office:value="92.241686583347999" table:style-name="ce32">
            <text:p>92.2</text:p>
          </table:table-cell>
          <table:table-cell office:value-type="float" office:value="99.379049777320802" table:style-name="ce32">
            <text:p>99.4</text:p>
          </table:table-cell>
          <table:table-cell office:value-type="float" office:value="154902" table:style-name="ce31">
            <text:p>154,902</text:p>
          </table:table-cell>
          <table:table-cell office:value-type="float" office:value="84.160307807517" table:style-name="ce35">
            <text:p>84.2</text:p>
          </table:table-cell>
          <table:table-cell office:value-type="float" office:value="92.867748641076204" table:style-name="ce35">
            <text:p>92.9</text:p>
          </table:table-cell>
          <table:table-cell office:value-type="float" office:value="99.345392570786601" table:style-name="ce35">
            <text:p>99.3</text:p>
          </table:table-cell>
          <table:table-cell table:number-columns-repeated="16374" table:style-name="ce23"/>
        </table:table-row>
        <table:table-row table:style-name="ro3">
          <table:table-cell office:value-type="string" table:style-name="ce27">
            <text:p>Apr to Jun 2022</text:p>
          </table:table-cell>
          <table:table-cell office:value-type="string" table:style-name="ce27">
            <text:p>Heathrow Express</text:p>
          </table:table-cell>
          <table:table-cell office:value-type="float" office:value="37983.642857142797" table:style-name="ce31">
            <text:p>37,984</text:p>
          </table:table-cell>
          <table:table-cell office:value-type="float" office:value="81.318180194106105" table:style-name="ce32">
            <text:p>81.3</text:p>
          </table:table-cell>
          <table:table-cell office:value-type="float" office:value="92.496582175410097" table:style-name="ce32">
            <text:p>92.5</text:p>
          </table:table-cell>
          <table:table-cell office:value-type="float" office:value="99.399835643538296" table:style-name="ce32">
            <text:p>99.4</text:p>
          </table:table-cell>
          <table:table-cell office:value-type="float" office:value="154512.5" table:style-name="ce31">
            <text:p>154,513</text:p>
          </table:table-cell>
          <table:table-cell office:value-type="float" office:value="83.116275844534002" table:style-name="ce35">
            <text:p>83.1</text:p>
          </table:table-cell>
          <table:table-cell office:value-type="float" office:value="92.850000577854303" table:style-name="ce35">
            <text:p>92.9</text:p>
          </table:table-cell>
          <table:table-cell office:value-type="float" office:value="99.353935765714695" table:style-name="ce35">
            <text:p>99.4</text:p>
          </table:table-cell>
          <table:table-cell table:number-columns-repeated="16374" table:style-name="ce23"/>
        </table:table-row>
        <table:table-row table:style-name="ro3">
          <table:table-cell office:value-type="string" table:style-name="ce27">
            <text:p>Jul to Sep 2022</text:p>
          </table:table-cell>
          <table:table-cell office:value-type="string" table:style-name="ce27">
            <text:p>Heathrow Express</text:p>
          </table:table-cell>
          <table:table-cell office:value-type="float" office:value="37324.571428571398" table:style-name="ce31">
            <text:p>37,325</text:p>
          </table:table-cell>
          <table:table-cell office:value-type="float" office:value="76.409259315961904" table:style-name="ce32">
            <text:p>76.4</text:p>
          </table:table-cell>
          <table:table-cell office:value-type="float" office:value="89.712062524878206" table:style-name="ce32">
            <text:p>89.7</text:p>
          </table:table-cell>
          <table:table-cell office:value-type="float" office:value="99.216908049848399" table:style-name="ce32">
            <text:p>99.2</text:p>
          </table:table-cell>
          <table:table-cell office:value-type="float" office:value="151976.928571428" table:style-name="ce31">
            <text:p>151,977</text:p>
          </table:table-cell>
          <table:table-cell office:value-type="float" office:value="80.821125574981494" table:style-name="ce35">
            <text:p>80.8</text:p>
          </table:table-cell>
          <table:table-cell office:value-type="float" office:value="91.958835857134304" table:style-name="ce35">
            <text:p>92.0</text:p>
          </table:table-cell>
          <table:table-cell office:value-type="float" office:value="99.328492999642293" table:style-name="ce35">
            <text:p>99.3</text:p>
          </table:table-cell>
          <table:table-cell table:number-columns-repeated="16374" table:style-name="ce23"/>
        </table:table-row>
        <table:table-row table:style-name="ro3">
          <table:table-cell office:value-type="string" table:style-name="ce27">
            <text:p>Oct to Dec 2022</text:p>
          </table:table-cell>
          <table:table-cell office:value-type="string" table:style-name="ce27">
            <text:p>Heathrow Express</text:p>
          </table:table-cell>
          <table:table-cell office:value-type="float" office:value="34664.285714285703" table:style-name="ce31">
            <text:p>34,664</text:p>
          </table:table-cell>
          <table:table-cell office:value-type="float" office:value="78.813002266639202" table:style-name="ce32">
            <text:p>78.8</text:p>
          </table:table-cell>
          <table:table-cell office:value-type="float" office:value="91.131362044096406" table:style-name="ce32">
            <text:p>91.1</text:p>
          </table:table-cell>
          <table:table-cell office:value-type="float" office:value="99.4446733978982" table:style-name="ce32">
            <text:p>99.4</text:p>
          </table:table-cell>
          <table:table-cell office:value-type="float" office:value="148047.78571428501" table:style-name="ce31">
            <text:p>148,048</text:p>
          </table:table-cell>
          <table:table-cell office:value-type="float" office:value="79.376591245394195" table:style-name="ce35">
            <text:p>79.4</text:p>
          </table:table-cell>
          <table:table-cell office:value-type="float" office:value="91.409361552664706" table:style-name="ce35">
            <text:p>91.4</text:p>
          </table:table-cell>
          <table:table-cell office:value-type="float" office:value="99.358870133147093" table:style-name="ce35">
            <text:p>99.4</text:p>
          </table:table-cell>
          <table:table-cell table:number-columns-repeated="16374" table:style-name="ce23"/>
        </table:table-row>
        <table:table-row table:style-name="ro3">
          <table:table-cell office:value-type="string" table:style-name="ce27">
            <text:p>Jan to Mar 2023</text:p>
          </table:table-cell>
          <table:table-cell office:value-type="string" table:style-name="ce27">
            <text:p>Heathrow Express</text:p>
          </table:table-cell>
          <table:table-cell office:value-type="float" office:value="37165.5" table:style-name="ce31">
            <text:p>37,166</text:p>
          </table:table-cell>
          <table:table-cell office:value-type="float" office:value="79.732547658446606" table:style-name="ce32">
            <text:p>79.7</text:p>
          </table:table-cell>
          <table:table-cell office:value-type="float" office:value="90.696344728309796" table:style-name="ce32">
            <text:p>90.7</text:p>
          </table:table-cell>
          <table:table-cell office:value-type="float" office:value="99.391236496212798" table:style-name="ce32">
            <text:p>99.4</text:p>
          </table:table-cell>
          <table:table-cell office:value-type="float" office:value="147138" table:style-name="ce31">
            <text:p>147,138</text:p>
          </table:table-cell>
          <table:table-cell office:value-type="float" office:value="79.082222131604297" table:style-name="ce35">
            <text:p>79.1</text:p>
          </table:table-cell>
          <table:table-cell office:value-type="float" office:value="91.013878128015804" table:style-name="ce35">
            <text:p>91.0</text:p>
          </table:table-cell>
          <table:table-cell office:value-type="float" office:value="99.361823594176897" table:style-name="ce35">
            <text:p>99.4</text:p>
          </table:table-cell>
          <table:table-cell table:number-columns-repeated="16374" table:style-name="ce23"/>
        </table:table-row>
        <table:table-row table:style-name="ro3">
          <table:table-cell office:value-type="string" table:style-name="ce27">
            <text:p>Apr to Jun 2023</text:p>
          </table:table-cell>
          <table:table-cell office:value-type="string" table:style-name="ce27">
            <text:p>Heathrow Express</text:p>
          </table:table-cell>
          <table:table-cell office:value-type="float" office:value="38724.142857142797" table:style-name="ce31">
            <text:p>38,724</text:p>
          </table:table-cell>
          <table:table-cell office:value-type="float" office:value="80.113734879311096" table:style-name="ce32">
            <text:p>80.1</text:p>
          </table:table-cell>
          <table:table-cell office:value-type="float" office:value="91.290962817585097" table:style-name="ce32">
            <text:p>91.3</text:p>
          </table:table-cell>
          <table:table-cell office:value-type="float" office:value="99.332642242380999" table:style-name="ce32">
            <text:p>99.3</text:p>
          </table:table-cell>
          <table:table-cell office:value-type="float" office:value="147878.5" table:style-name="ce31">
            <text:p>147,879</text:p>
          </table:table-cell>
          <table:table-cell office:value-type="float" office:value="78.778017088352897" table:style-name="ce35">
            <text:p>78.8</text:p>
          </table:table-cell>
          <table:table-cell office:value-type="float" office:value="90.705593733079098" table:style-name="ce35">
            <text:p>90.7</text:p>
          </table:table-cell>
          <table:table-cell office:value-type="float" office:value="99.344418366622406" table:style-name="ce35">
            <text:p>99.3</text:p>
          </table:table-cell>
          <table:table-cell table:number-columns-repeated="16374" table:style-name="ce23"/>
        </table:table-row>
        <table:table-row table:style-name="ro3">
          <table:table-cell office:value-type="string" table:style-name="ce27">
            <text:p>Jul to Sep 2023</text:p>
          </table:table-cell>
          <table:table-cell office:value-type="string" table:style-name="ce38">
            <text:p>Heathrow Express</text:p>
          </table:table-cell>
          <table:table-cell office:value-type="float" office:value="38791.357142857101" table:style-name="ce31">
            <text:p>38,791</text:p>
          </table:table-cell>
          <table:table-cell office:value-type="float" office:value="75.635773064323899" table:style-name="ce32">
            <text:p>75.6</text:p>
          </table:table-cell>
          <table:table-cell office:value-type="float" office:value="88.984659690394906" table:style-name="ce32">
            <text:p>89.0</text:p>
          </table:table-cell>
          <table:table-cell office:value-type="float" office:value="98.942879396920105" table:style-name="ce32">
            <text:p>98.9</text:p>
          </table:table-cell>
          <table:table-cell office:value-type="float" office:value="149345.28571428501" table:style-name="ce31">
            <text:p>149,345</text:p>
          </table:table-cell>
          <table:table-cell office:value-type="float" office:value="78.553845020694993" table:style-name="ce35">
            <text:p>78.6</text:p>
          </table:table-cell>
          <table:table-cell office:value-type="float" office:value="90.506898204257197" table:style-name="ce35">
            <text:p>90.5</text:p>
          </table:table-cell>
          <table:table-cell office:value-type="float" office:value="99.271989072303199" table:style-name="ce35">
            <text:p>99.3</text:p>
          </table:table-cell>
          <table:table-cell table:number-columns-repeated="16374" table:style-name="ce23"/>
        </table:table-row>
        <table:table-row table:style-name="ro3">
          <table:table-cell office:value-type="string" table:style-name="ce43">
            <text:p>Oct to Dec 2023</text:p>
          </table:table-cell>
          <table:table-cell office:value-type="string" table:style-name="ce43">
            <text:p>Heathrow Express</text:p>
          </table:table-cell>
          <table:table-cell office:value-type="float" office:value="36510.285714285703" table:style-name="ce42">
            <text:p>36,510</text:p>
          </table:table-cell>
          <table:table-cell office:value-type="float" office:value="66.644820246349298" table:style-name="ce40">
            <text:p>66.6</text:p>
          </table:table-cell>
          <table:table-cell office:value-type="float" office:value="82.417087943906196" table:style-name="ce40">
            <text:p>82.4</text:p>
          </table:table-cell>
          <table:table-cell office:value-type="float" office:value="98.293827179816205" table:style-name="ce40">
            <text:p>98.3</text:p>
          </table:table-cell>
          <table:table-cell office:value-type="float" office:value="151191.28571428501" table:style-name="ce33">
            <text:p>151,191</text:p>
          </table:table-cell>
          <table:table-cell office:value-type="float" office:value="75.618587239060403" table:style-name="ce34">
            <text:p>75.6</text:p>
          </table:table-cell>
          <table:table-cell office:value-type="float" office:value="88.410164418017203" table:style-name="ce34">
            <text:p>88.4</text:p>
          </table:table-cell>
          <table:table-cell office:value-type="float" office:value="98.996186477111706" table:style-name="ce34">
            <text:p>99.0</text:p>
          </table:table-cell>
          <table:table-cell table:number-columns-repeated="16374" table:style-name="ce23"/>
        </table:table-row>
        <table:table-row table:style-name="ro3">
          <table:table-cell office:value-type="string" table:style-name="ce27">
            <text:p>Jan to Mar 2024</text:p>
          </table:table-cell>
          <table:table-cell office:value-type="string" table:style-name="ce43">
            <text:p>Heathrow Express</text:p>
          </table:table-cell>
          <table:table-cell office:value-type="float" office:value="37342.214285714203" table:style-name="ce31">
            <text:p>37,342</text:p>
          </table:table-cell>
          <table:table-cell office:value-type="float" office:value="72.109504563008898" table:style-name="ce32">
            <text:p>72.1</text:p>
          </table:table-cell>
          <table:table-cell office:value-type="float" office:value="87.550474281309306" table:style-name="ce32">
            <text:p>87.6</text:p>
          </table:table-cell>
          <table:table-cell office:value-type="float" office:value="98.929973928395796" table:style-name="ce32">
            <text:p>98.9</text:p>
          </table:table-cell>
          <table:table-cell office:value-type="float" office:value="151368" table:style-name="ce31">
            <text:p>151,368</text:p>
          </table:table-cell>
          <table:table-cell office:value-type="float" office:value="73.742799006395003" table:style-name="ce35">
            <text:p>73.7</text:p>
          </table:table-cell>
          <table:table-cell office:value-type="float" office:value="87.636752814333207" table:style-name="ce35">
            <text:p>87.6</text:p>
          </table:table-cell>
          <table:table-cell office:value-type="float" office:value="98.882855028803903" table:style-name="ce35">
            <text:p>98.9</text:p>
          </table:table-cell>
          <table:table-cell table:number-columns-repeated="16374" table:style-name="ce23"/>
        </table:table-row>
        <table:table-row table:style-name="ro3">
          <table:table-cell office:value-type="string" table:style-name="ce27">
            <text:p>Apr to Jun 2024</text:p>
          </table:table-cell>
          <table:table-cell office:value-type="string" table:style-name="ce38">
            <text:p>Heathrow Express</text:p>
          </table:table-cell>
          <table:table-cell office:value-type="float" office:value="37838.4285714285" table:style-name="ce31">
            <text:p>37,838</text:p>
          </table:table-cell>
          <table:table-cell office:value-type="float" office:value="75.870713447024698" table:style-name="ce32">
            <text:p>75.9</text:p>
          </table:table-cell>
          <table:table-cell office:value-type="float" office:value="90.058104194903905" table:style-name="ce32">
            <text:p>90.1</text:p>
          </table:table-cell>
          <table:table-cell office:value-type="float" office:value="99.051606643284003" table:style-name="ce32">
            <text:p>99.1</text:p>
          </table:table-cell>
          <table:table-cell office:value-type="float" office:value="150482.28571428501" table:style-name="ce31">
            <text:p>150,482</text:p>
          </table:table-cell>
          <table:table-cell office:value-type="float" office:value="72.638402621665904" table:style-name="ce35">
            <text:p>72.6</text:p>
          </table:table-cell>
          <table:table-cell office:value-type="float" office:value="87.305245230572893" table:style-name="ce35">
            <text:p>87.3</text:p>
          </table:table-cell>
          <table:table-cell office:value-type="float" office:value="98.809541891973893" table:style-name="ce35">
            <text:p>98.8</text:p>
          </table:table-cell>
          <table:table-cell table:number-columns-repeated="16374" table:style-name="ce23"/>
        </table:table-row>
        <table:table-row table:style-name="ro3">
          <table:table-cell office:value-type="string" table:style-name="ce27">
            <text:p>Jul to Sep 2024</text:p>
          </table:table-cell>
          <table:table-cell office:value-type="string" table:style-name="ce38">
            <text:p>Heathrow Express</text:p>
          </table:table-cell>
          <table:table-cell office:value-type="float" office:value="38835.4285714285" table:style-name="ce31">
            <text:p>38,835</text:p>
          </table:table-cell>
          <table:table-cell office:value-type="float" office:value="75.690459374356195" table:style-name="ce32">
            <text:p>75.7</text:p>
          </table:table-cell>
          <table:table-cell office:value-type="float" office:value="89.643477237279598" table:style-name="ce32">
            <text:p>89.6</text:p>
          </table:table-cell>
          <table:table-cell office:value-type="float" office:value="99.086254083164107" table:style-name="ce32">
            <text:p>99.1</text:p>
          </table:table-cell>
          <table:table-cell office:value-type="float" office:value="150526.35714285701" table:style-name="ce31">
            <text:p>150,526</text:p>
          </table:table-cell>
          <table:table-cell office:value-type="float" office:value="72.6533891311867" table:style-name="ce35">
            <text:p>72.7</text:p>
          </table:table-cell>
          <table:table-cell office:value-type="float" office:value="87.475710233945705" table:style-name="ce35">
            <text:p>87.5</text:p>
          </table:table-cell>
          <table:table-cell office:value-type="float" office:value="98.846571245946905" table:style-name="ce35">
            <text:p>98.8</text:p>
          </table:table-cell>
          <table:table-cell table:number-columns-repeated="16374" table:style-name="ce23"/>
        </table:table-row>
        <table:table-row table:style-name="ro3">
          <table:table-cell office:value-type="string" table:style-name="ce27">
            <text:p>Oct to Dec 2024</text:p>
          </table:table-cell>
          <table:table-cell office:value-type="string" table:style-name="ce38">
            <text:p>Heathrow Express</text:p>
          </table:table-cell>
          <table:table-cell office:value-type="float" office:value="36589.4285714285" table:style-name="ce31">
            <text:p>36,589</text:p>
          </table:table-cell>
          <table:table-cell office:value-type="float" office:value="72.8551572273022" table:style-name="ce32">
            <text:p>72.9</text:p>
          </table:table-cell>
          <table:table-cell office:value-type="float" office:value="88.757096116754994" table:style-name="ce32">
            <text:p>88.8</text:p>
          </table:table-cell>
          <table:table-cell office:value-type="float" office:value="99.296440033421007" table:style-name="ce32">
            <text:p>99.3</text:p>
          </table:table-cell>
          <table:table-cell office:value-type="float" office:value="150605.5" table:style-name="ce31">
            <text:p>150,606</text:p>
          </table:table-cell>
          <table:table-cell office:value-type="float" office:value="74.159025685364298" table:style-name="ce35">
            <text:p>74.2</text:p>
          </table:table-cell>
          <table:table-cell office:value-type="float" office:value="89.013349446069299" table:style-name="ce35">
            <text:p>89.0</text:p>
          </table:table-cell>
          <table:table-cell office:value-type="float" office:value="99.089864390268403" table:style-name="ce35">
            <text:p>99.1</text:p>
          </table:table-cell>
          <table:table-cell table:number-columns-repeated="16374" table:style-name="ce23"/>
        </table:table-row>
        <table:table-row table:style-name="ro3">
          <table:table-cell office:value-type="string" table:style-name="ce27">
            <text:p>Jan to Mar 2025</text:p>
          </table:table-cell>
          <table:table-cell office:value-type="string" table:style-name="ce27">
            <text:p>Heathrow Express</text:p>
          </table:table-cell>
          <table:table-cell office:value-type="float" office:value="38129.714285714203" table:style-name="ce31">
            <text:p>38,130</text:p>
          </table:table-cell>
          <table:table-cell office:value-type="float" office:value="71.927405697843398" table:style-name="ce32">
            <text:p>71.9</text:p>
          </table:table-cell>
          <table:table-cell office:value-type="float" office:value="87.790549552654795" table:style-name="ce32">
            <text:p>87.8</text:p>
          </table:table-cell>
          <table:table-cell office:value-type="float" office:value="99.085078004406" table:style-name="ce32">
            <text:p>99.1</text:p>
          </table:table-cell>
          <table:table-cell office:value-type="float" office:value="151393" table:style-name="ce31">
            <text:p>151,393</text:p>
          </table:table-cell>
          <table:table-cell office:value-type="float" office:value="74.102501436658201" table:style-name="ce35">
            <text:p>74.1</text:p>
          </table:table-cell>
          <table:table-cell office:value-type="float" office:value="89.066205174611696" table:style-name="ce35">
            <text:p>89.1</text:p>
          </table:table-cell>
          <table:table-cell office:value-type="float" office:value="99.128097071859301" table:style-name="ce35">
            <text:p>99.1</text:p>
          </table:table-cell>
          <table:table-cell table:number-columns-repeated="16374" table:style-name="ce23"/>
        </table:table-row>
        <table:table-row table:style-name="ro3">
          <table:table-cell office:value-type="string" table:style-name="ce27">
            <text:p>Apr to Jun 2025 [p]</text:p>
          </table:table-cell>
          <table:table-cell office:value-type="string" table:style-name="ce27">
            <text:p>Heathrow Express</text:p>
          </table:table-cell>
          <table:table-cell office:value-type="float" office:value="38468.714285714203" table:style-name="ce31">
            <text:p>38,469</text:p>
          </table:table-cell>
          <table:table-cell office:value-type="float" office:value="76.315633111879393" table:style-name="ce32">
            <text:p>76.3</text:p>
          </table:table-cell>
          <table:table-cell office:value-type="float" office:value="90.767265421622696" table:style-name="ce32">
            <text:p>90.8</text:p>
          </table:table-cell>
          <table:table-cell office:value-type="float" office:value="99.3503997682717" table:style-name="ce32">
            <text:p>99.4</text:p>
          </table:table-cell>
          <table:table-cell office:value-type="float" office:value="152023.28571428501" table:style-name="ce31">
            <text:p>152,023</text:p>
          </table:table-cell>
          <table:table-cell office:value-type="float" office:value="74.222417054530098" table:style-name="ce35">
            <text:p>74.2</text:p>
          </table:table-cell>
          <table:table-cell office:value-type="float" office:value="89.249767187921407" table:style-name="ce35">
            <text:p>89.2</text:p>
          </table:table-cell>
          <table:table-cell office:value-type="float" office:value="99.203388014805995" table:style-name="ce35">
            <text:p>99.2</text:p>
          </table:table-cell>
          <table:table-cell table:number-columns-repeated="16374" table:style-name="ce23"/>
        </table:table-row>
        <table:table-row table:style-name="ro3">
          <table:table-cell office:value-type="string" table:style-name="ce36">
            <text:p>Jul to Sep 2025 [p]</text:p>
          </table:table-cell>
          <table:table-cell office:value-type="string" table:style-name="ce27">
            <text:p>Heathrow Express</text:p>
          </table:table-cell>
          <table:table-cell office:value-type="float" office:value="40507.607142857101" table:style-name="ce31">
            <text:p>40,508</text:p>
          </table:table-cell>
          <table:table-cell office:value-type="float" office:value="76.002126584689094" table:style-name="ce32">
            <text:p>76.0</text:p>
          </table:table-cell>
          <table:table-cell office:value-type="float" office:value="90.286216081106403" table:style-name="ce32">
            <text:p>90.3</text:p>
          </table:table-cell>
          <table:table-cell office:value-type="float" office:value="99.229597967930104" table:style-name="ce32">
            <text:p>99.2</text:p>
          </table:table-cell>
          <table:table-cell office:value-type="float" office:value="153695.464285714" table:style-name="ce31">
            <text:p>153,695</text:p>
          </table:table-cell>
          <table:table-cell office:value-type="float" office:value="74.3205313475883" table:style-name="ce35">
            <text:p>74.3</text:p>
          </table:table-cell>
          <table:table-cell office:value-type="float" office:value="89.423449386111997" table:style-name="ce35">
            <text:p>89.4</text:p>
          </table:table-cell>
          <table:table-cell office:value-type="float" office:value="99.239892988755798" table:style-name="ce35">
            <text:p>99.2</text:p>
          </table:table-cell>
          <table:table-cell table:number-columns-repeated="16374" table:style-name="ce23"/>
        </table:table-row>
        <table:table-row table:style-name="ro3">
          <table:table-cell office:value-type="string" table:style-name="ce27">
            <text:p>Apr to Jun 2014</text:p>
          </table:table-cell>
          <table:table-cell office:value-type="string" table:style-name="ce27">
            <text:p>Hull Trains</text:p>
          </table:table-cell>
          <table:table-cell office:value-type="float" office:value="8004.4285714285697" table:style-name="ce31">
            <text:p>8,004</text:p>
          </table:table-cell>
          <table:table-cell office:value-type="float" office:value="53.176812835751598" table:style-name="ce32">
            <text:p>53.2</text:p>
          </table:table-cell>
          <table:table-cell office:value-type="float" office:value="73.838143170744701" table:style-name="ce32">
            <text:p>73.8</text:p>
          </table:table-cell>
          <table:table-cell office:value-type="float" office:value="96.2333351180596" table:style-name="ce32">
            <text:p>96.2</text:p>
          </table:table-cell>
          <table:table-cell office:value-type="float" office:value="31406.571428571457" table:style-name="ce33">
            <text:p>31,407</text:p>
          </table:table-cell>
          <table:table-cell office:value-type="float" office:value="46.570099069348508" table:style-name="ce34">
            <text:p>46.6</text:p>
          </table:table-cell>
          <table:table-cell office:value-type="float" office:value="66.583995160248406" table:style-name="ce34">
            <text:p>66.6</text:p>
          </table:table-cell>
          <table:table-cell office:value-type="float" office:value="93.451552450351627" table:style-name="ce34">
            <text:p>93.5</text:p>
          </table:table-cell>
          <table:table-cell table:number-columns-repeated="16374" table:style-name="ce23"/>
        </table:table-row>
        <table:table-row table:style-name="ro3">
          <table:table-cell office:value-type="string" table:style-name="ce27">
            <text:p>Jul to Sep 2014</text:p>
          </table:table-cell>
          <table:table-cell office:value-type="string" table:style-name="ce27">
            <text:p>Hull Trains</text:p>
          </table:table-cell>
          <table:table-cell office:value-type="float" office:value="7958.6428571428496" table:style-name="ce31">
            <text:p>7,959</text:p>
          </table:table-cell>
          <table:table-cell office:value-type="float" office:value="56.623975731684297" table:style-name="ce32">
            <text:p>56.6</text:p>
          </table:table-cell>
          <table:table-cell office:value-type="float" office:value="74.134588632304499" table:style-name="ce32">
            <text:p>74.1</text:p>
          </table:table-cell>
          <table:table-cell office:value-type="float" office:value="95.2118541388068" table:style-name="ce32">
            <text:p>95.2</text:p>
          </table:table-cell>
          <table:table-cell office:value-type="float" office:value="31448.0714285715" table:style-name="ce33">
            <text:p>31,448</text:p>
          </table:table-cell>
          <table:table-cell office:value-type="float" office:value="50.258362425131565" table:style-name="ce34">
            <text:p>50.3</text:p>
          </table:table-cell>
          <table:table-cell office:value-type="float" office:value="69.707204393637213" table:style-name="ce34">
            <text:p>69.7</text:p>
          </table:table-cell>
          <table:table-cell office:value-type="float" office:value="94.11456073845072" table:style-name="ce34">
            <text:p>94.1</text:p>
          </table:table-cell>
          <table:table-cell table:number-columns-repeated="16374" table:style-name="ce23"/>
        </table:table-row>
        <table:table-row table:style-name="ro3">
          <table:table-cell office:value-type="string" table:style-name="ce27">
            <text:p>Oct to Dec 2014</text:p>
          </table:table-cell>
          <table:table-cell office:value-type="string" table:style-name="ce27">
            <text:p>Hull Trains</text:p>
          </table:table-cell>
          <table:table-cell office:value-type="float" office:value="7834.6071428571404" table:style-name="ce31">
            <text:p>7,835</text:p>
          </table:table-cell>
          <table:table-cell office:value-type="float" office:value="48.8163778838395" table:style-name="ce32">
            <text:p>48.8</text:p>
          </table:table-cell>
          <table:table-cell office:value-type="float" office:value="67.977699674976805" table:style-name="ce32">
            <text:p>68.0</text:p>
          </table:table-cell>
          <table:table-cell office:value-type="float" office:value="94.463210389799798" table:style-name="ce32">
            <text:p>94.5</text:p>
          </table:table-cell>
          <table:table-cell office:value-type="float" office:value="31590.964285714315" table:style-name="ce33">
            <text:p>31,591</text:p>
          </table:table-cell>
          <table:table-cell office:value-type="float" office:value="52.395180810064225" table:style-name="ce34">
            <text:p>52.4</text:p>
          </table:table-cell>
          <table:table-cell office:value-type="float" office:value="71.801498394092931" table:style-name="ce34">
            <text:p>71.8</text:p>
          </table:table-cell>
          <table:table-cell office:value-type="float" office:value="95.110943793828767" table:style-name="ce34">
            <text:p>95.1</text:p>
          </table:table-cell>
          <table:table-cell table:number-columns-repeated="16374" table:style-name="ce23"/>
        </table:table-row>
        <table:table-row table:style-name="ro3">
          <table:table-cell office:value-type="string" table:style-name="ce27">
            <text:p>Jan to Mar 2015</text:p>
          </table:table-cell>
          <table:table-cell office:value-type="string" table:style-name="ce27">
            <text:p>Hull Trains</text:p>
          </table:table-cell>
          <table:table-cell office:value-type="float" office:value="7811.3214285714203" table:style-name="ce31">
            <text:p>7,811</text:p>
          </table:table-cell>
          <table:table-cell office:value-type="float" office:value="58.766351038099401" table:style-name="ce32">
            <text:p>58.8</text:p>
          </table:table-cell>
          <table:table-cell office:value-type="float" office:value="78.869955238961694" table:style-name="ce32">
            <text:p>78.9</text:p>
          </table:table-cell>
          <table:table-cell office:value-type="float" office:value="96.791287371351999" table:style-name="ce32">
            <text:p>96.8</text:p>
          </table:table-cell>
          <table:table-cell office:value-type="float" office:value="31609" table:style-name="ce31">
            <text:p>31,609</text:p>
          </table:table-cell>
          <table:table-cell office:value-type="float" office:value="54.345281407194101" table:style-name="ce35">
            <text:p>54.3</text:p>
          </table:table-cell>
          <table:table-cell office:value-type="float" office:value="73.703691986459503" table:style-name="ce35">
            <text:p>73.7</text:p>
          </table:table-cell>
          <table:table-cell office:value-type="float" office:value="95.675282356290893" table:style-name="ce35">
            <text:p>95.7</text:p>
          </table:table-cell>
          <table:table-cell table:number-columns-repeated="16374" table:style-name="ce23"/>
        </table:table-row>
        <table:table-row table:style-name="ro3">
          <table:table-cell office:value-type="string" table:style-name="ce27">
            <text:p>Apr to Jun 2015</text:p>
          </table:table-cell>
          <table:table-cell office:value-type="string" table:style-name="ce27">
            <text:p>Hull Trains</text:p>
          </table:table-cell>
          <table:table-cell office:value-type="float" office:value="8219.6428571428496" table:style-name="ce31">
            <text:p>8,220</text:p>
          </table:table-cell>
          <table:table-cell office:value-type="float" office:value="57.716706495763603" table:style-name="ce32">
            <text:p>57.7</text:p>
          </table:table-cell>
          <table:table-cell office:value-type="float" office:value="77.468607429936995" table:style-name="ce32">
            <text:p>77.5</text:p>
          </table:table-cell>
          <table:table-cell office:value-type="float" office:value="96.497936128611698" table:style-name="ce32">
            <text:p>96.5</text:p>
          </table:table-cell>
          <table:table-cell office:value-type="float" office:value="31824.214285714199" table:style-name="ce31">
            <text:p>31,824</text:p>
          </table:table-cell>
          <table:table-cell office:value-type="float" office:value="55.509955357443403" table:style-name="ce35">
            <text:p>55.5</text:p>
          </table:table-cell>
          <table:table-cell office:value-type="float" office:value="74.642287207180502" table:style-name="ce35">
            <text:p>74.6</text:p>
          </table:table-cell>
          <table:table-cell office:value-type="float" office:value="95.747398095340699" table:style-name="ce35">
            <text:p>95.7</text:p>
          </table:table-cell>
          <table:table-cell table:number-columns-repeated="16374" table:style-name="ce23"/>
        </table:table-row>
        <table:table-row table:style-name="ro3">
          <table:table-cell office:value-type="string" table:style-name="ce27">
            <text:p>Jul to Sep 2015</text:p>
          </table:table-cell>
          <table:table-cell office:value-type="string" table:style-name="ce27">
            <text:p>Hull Trains</text:p>
          </table:table-cell>
          <table:table-cell office:value-type="float" office:value="8316.6785714285706" table:style-name="ce31">
            <text:p>8,317</text:p>
          </table:table-cell>
          <table:table-cell office:value-type="float" office:value="55.282629140238797" table:style-name="ce32">
            <text:p>55.3</text:p>
          </table:table-cell>
          <table:table-cell office:value-type="float" office:value="76.281740220812694" table:style-name="ce32">
            <text:p>76.3</text:p>
          </table:table-cell>
          <table:table-cell office:value-type="float" office:value="95.3926490228327" table:style-name="ce32">
            <text:p>95.4</text:p>
          </table:table-cell>
          <table:table-cell office:value-type="float" office:value="32182.25" table:style-name="ce31">
            <text:p>32,182</text:p>
          </table:table-cell>
          <table:table-cell office:value-type="float" office:value="55.175712432429997" table:style-name="ce35">
            <text:p>55.2</text:p>
          </table:table-cell>
          <table:table-cell office:value-type="float" office:value="75.191515287375495" table:style-name="ce35">
            <text:p>75.2</text:p>
          </table:table-cell>
          <table:table-cell office:value-type="float" office:value="95.788161841654002" table:style-name="ce35">
            <text:p>95.8</text:p>
          </table:table-cell>
          <table:table-cell table:number-columns-repeated="16374" table:style-name="ce23"/>
        </table:table-row>
        <table:table-row table:style-name="ro3">
          <table:table-cell office:value-type="string" table:style-name="ce27">
            <text:p>Oct to Dec 2015</text:p>
          </table:table-cell>
          <table:table-cell office:value-type="string" table:style-name="ce27">
            <text:p>Hull Trains</text:p>
          </table:table-cell>
          <table:table-cell office:value-type="float" office:value="7973.4285714285697" table:style-name="ce31">
            <text:p>7,973</text:p>
          </table:table-cell>
          <table:table-cell office:value-type="float" office:value="41.137528218726402" table:style-name="ce32">
            <text:p>41.1</text:p>
          </table:table-cell>
          <table:table-cell office:value-type="float" office:value="63.718332318056397" table:style-name="ce32">
            <text:p>63.7</text:p>
          </table:table-cell>
          <table:table-cell office:value-type="float" office:value="94.023452897122596" table:style-name="ce32">
            <text:p>94.0</text:p>
          </table:table-cell>
          <table:table-cell office:value-type="float" office:value="32321.071428571398" table:style-name="ce31">
            <text:p>32,321</text:p>
          </table:table-cell>
          <table:table-cell office:value-type="float" office:value="53.254069105735901" table:style-name="ce35">
            <text:p>53.3</text:p>
          </table:table-cell>
          <table:table-cell office:value-type="float" office:value="74.109769168720007" table:style-name="ce35">
            <text:p>74.1</text:p>
          </table:table-cell>
          <table:table-cell office:value-type="float" office:value="95.673985347904306" table:style-name="ce35">
            <text:p>95.7</text:p>
          </table:table-cell>
          <table:table-cell table:number-columns-repeated="16374" table:style-name="ce23"/>
        </table:table-row>
        <table:table-row table:style-name="ro3">
          <table:table-cell office:value-type="string" table:style-name="ce27">
            <text:p>Jan to Mar 2016</text:p>
          </table:table-cell>
          <table:table-cell office:value-type="string" table:style-name="ce27">
            <text:p>Hull Trains</text:p>
          </table:table-cell>
          <table:table-cell office:value-type="float" office:value="8025.24999999999" table:style-name="ce31">
            <text:p>8,025</text:p>
          </table:table-cell>
          <table:table-cell office:value-type="float" office:value="48.7977677597938" table:style-name="ce32">
            <text:p>48.8</text:p>
          </table:table-cell>
          <table:table-cell office:value-type="float" office:value="71.047185890960193" table:style-name="ce32">
            <text:p>71.0</text:p>
          </table:table-cell>
          <table:table-cell office:value-type="float" office:value="94.424739772236705" table:style-name="ce32">
            <text:p>94.4</text:p>
          </table:table-cell>
          <table:table-cell office:value-type="float" office:value="32535" table:style-name="ce31">
            <text:p>32,535</text:p>
          </table:table-cell>
          <table:table-cell office:value-type="float" office:value="50.831412325188197" table:style-name="ce35">
            <text:p>50.8</text:p>
          </table:table-cell>
          <table:table-cell office:value-type="float" office:value="72.211464576609799" table:style-name="ce35">
            <text:p>72.2</text:p>
          </table:table-cell>
          <table:table-cell office:value-type="float" office:value="95.0975872137697" table:style-name="ce35">
            <text:p>95.1</text:p>
          </table:table-cell>
          <table:table-cell table:number-columns-repeated="16374" table:style-name="ce23"/>
        </table:table-row>
        <table:table-row table:style-name="ro3">
          <table:table-cell office:value-type="string" table:style-name="ce27">
            <text:p>Apr to Jun 2016</text:p>
          </table:table-cell>
          <table:table-cell office:value-type="string" table:style-name="ce27">
            <text:p>Hull Trains</text:p>
          </table:table-cell>
          <table:table-cell office:value-type="float" office:value="8263.3571428571395" table:style-name="ce31">
            <text:p>8,263</text:p>
          </table:table-cell>
          <table:table-cell office:value-type="float" office:value="48.262985469413103" table:style-name="ce32">
            <text:p>48.3</text:p>
          </table:table-cell>
          <table:table-cell office:value-type="float" office:value="71.9799977525564" table:style-name="ce32">
            <text:p>72.0</text:p>
          </table:table-cell>
          <table:table-cell office:value-type="float" office:value="94.303162844572" table:style-name="ce32">
            <text:p>94.3</text:p>
          </table:table-cell>
          <table:table-cell office:value-type="float" office:value="32578.714285714199" table:style-name="ce31">
            <text:p>32,579</text:p>
          </table:table-cell>
          <table:table-cell office:value-type="float" office:value="48.442782535485399" table:style-name="ce35">
            <text:p>48.4</text:p>
          </table:table-cell>
          <table:table-cell office:value-type="float" office:value="70.826372171137095" table:style-name="ce35">
            <text:p>70.8</text:p>
          </table:table-cell>
          <table:table-cell office:value-type="float" office:value="94.542777712003002" table:style-name="ce35">
            <text:p>94.5</text:p>
          </table:table-cell>
          <table:table-cell table:number-columns-repeated="16374" table:style-name="ce23"/>
        </table:table-row>
        <table:table-row table:style-name="ro3">
          <table:table-cell office:value-type="string" table:style-name="ce27">
            <text:p>Jul to Sep 2016</text:p>
          </table:table-cell>
          <table:table-cell office:value-type="string" table:style-name="ce27">
            <text:p>Hull Trains</text:p>
          </table:table-cell>
          <table:table-cell office:value-type="float" office:value="8331.6428571428496" table:style-name="ce31">
            <text:p>8,332</text:p>
          </table:table-cell>
          <table:table-cell office:value-type="float" office:value="42.353591728607803" table:style-name="ce32">
            <text:p>42.4</text:p>
          </table:table-cell>
          <table:table-cell office:value-type="float" office:value="65.635314592388696" table:style-name="ce32">
            <text:p>65.6</text:p>
          </table:table-cell>
          <table:table-cell office:value-type="float" office:value="94.228972162924407" table:style-name="ce32">
            <text:p>94.2</text:p>
          </table:table-cell>
          <table:table-cell office:value-type="float" office:value="32593.6785714285" table:style-name="ce31">
            <text:p>32,594</text:p>
          </table:table-cell>
          <table:table-cell office:value-type="float" office:value="45.140983735890899" table:style-name="ce35">
            <text:p>45.1</text:p>
          </table:table-cell>
          <table:table-cell office:value-type="float" office:value="68.107422232400396" table:style-name="ce35">
            <text:p>68.1</text:p>
          </table:table-cell>
          <table:table-cell office:value-type="float" office:value="94.245707153994601" table:style-name="ce35">
            <text:p>94.2</text:p>
          </table:table-cell>
          <table:table-cell table:number-columns-repeated="16374" table:style-name="ce23"/>
        </table:table-row>
        <table:table-row table:style-name="ro3">
          <table:table-cell office:value-type="string" table:style-name="ce27">
            <text:p>Oct to Dec 2016</text:p>
          </table:table-cell>
          <table:table-cell office:value-type="string" table:style-name="ce27">
            <text:p>Hull Trains</text:p>
          </table:table-cell>
          <table:table-cell office:value-type="float" office:value="8069.25" table:style-name="ce31">
            <text:p>8,069</text:p>
          </table:table-cell>
          <table:table-cell office:value-type="float" office:value="40.1816419476053" table:style-name="ce32">
            <text:p>40.2</text:p>
          </table:table-cell>
          <table:table-cell office:value-type="float" office:value="63.048433426721303" table:style-name="ce32">
            <text:p>63.0</text:p>
          </table:table-cell>
          <table:table-cell office:value-type="float" office:value="93.234457087975002" table:style-name="ce32">
            <text:p>93.2</text:p>
          </table:table-cell>
          <table:table-cell office:value-type="float" office:value="32689.499999999902" table:style-name="ce31">
            <text:p>32,689</text:p>
          </table:table-cell>
          <table:table-cell office:value-type="float" office:value="44.893292516382502" table:style-name="ce35">
            <text:p>44.9</text:p>
          </table:table-cell>
          <table:table-cell office:value-type="float" office:value="67.929195263660404" table:style-name="ce35">
            <text:p>67.9</text:p>
          </table:table-cell>
          <table:table-cell office:value-type="float" office:value="94.050295748088601" table:style-name="ce35">
            <text:p>94.1</text:p>
          </table:table-cell>
          <table:table-cell table:number-columns-repeated="16374" table:style-name="ce23"/>
        </table:table-row>
        <table:table-row table:style-name="ro3">
          <table:table-cell office:value-type="string" table:style-name="ce27">
            <text:p>Jan to Mar 2017</text:p>
          </table:table-cell>
          <table:table-cell office:value-type="string" table:style-name="ce27">
            <text:p>Hull Trains</text:p>
          </table:table-cell>
          <table:table-cell office:value-type="float" office:value="7971.75" table:style-name="ce31">
            <text:p>7,972</text:p>
          </table:table-cell>
          <table:table-cell office:value-type="float" office:value="45.3319534606579" table:style-name="ce32">
            <text:p>45.3</text:p>
          </table:table-cell>
          <table:table-cell office:value-type="float" office:value="68.7678364223664" table:style-name="ce32">
            <text:p>68.8</text:p>
          </table:table-cell>
          <table:table-cell office:value-type="float" office:value="93.721579326998395" table:style-name="ce32">
            <text:p>93.7</text:p>
          </table:table-cell>
          <table:table-cell office:value-type="float" office:value="32636" table:style-name="ce31">
            <text:p>32,636</text:p>
          </table:table-cell>
          <table:table-cell office:value-type="float" office:value="44.040323569064803" table:style-name="ce35">
            <text:p>44.0</text:p>
          </table:table-cell>
          <table:table-cell office:value-type="float" office:value="67.367324427013102" table:style-name="ce35">
            <text:p>67.4</text:p>
          </table:table-cell>
          <table:table-cell office:value-type="float" office:value="93.877926216448003" table:style-name="ce35">
            <text:p>93.9</text:p>
          </table:table-cell>
          <table:table-cell table:number-columns-repeated="16374" table:style-name="ce23"/>
        </table:table-row>
        <table:table-row table:style-name="ro3">
          <table:table-cell office:value-type="string" table:style-name="ce27">
            <text:p>Apr to Jun 2017</text:p>
          </table:table-cell>
          <table:table-cell office:value-type="string" table:style-name="ce27">
            <text:p>Hull Trains</text:p>
          </table:table-cell>
          <table:table-cell office:value-type="float" office:value="8285.0714285714203" table:style-name="ce31">
            <text:p>8,285</text:p>
          </table:table-cell>
          <table:table-cell office:value-type="float" office:value="42.825736479554401" table:style-name="ce32">
            <text:p>42.8</text:p>
          </table:table-cell>
          <table:table-cell office:value-type="float" office:value="68.3001267339707" table:style-name="ce32">
            <text:p>68.3</text:p>
          </table:table-cell>
          <table:table-cell office:value-type="float" office:value="94.451293634850899" table:style-name="ce32">
            <text:p>94.5</text:p>
          </table:table-cell>
          <table:table-cell office:value-type="float" office:value="32657.714285714199" table:style-name="ce33">
            <text:p>32,658</text:p>
          </table:table-cell>
          <table:table-cell office:value-type="float" office:value="42.663732918059097" table:style-name="ce34">
            <text:p>42.7</text:p>
          </table:table-cell>
          <table:table-cell office:value-type="float" office:value="66.436829626778106" table:style-name="ce34">
            <text:p>66.4</text:p>
          </table:table-cell>
          <table:table-cell office:value-type="float" office:value="93.915788875085298" table:style-name="ce34">
            <text:p>93.9</text:p>
          </table:table-cell>
          <table:table-cell table:number-columns-repeated="16374" table:style-name="ce23"/>
        </table:table-row>
        <table:table-row table:style-name="ro3">
          <table:table-cell office:value-type="string" table:style-name="ce27">
            <text:p>Jul to Sep 2017</text:p>
          </table:table-cell>
          <table:table-cell office:value-type="string" table:style-name="ce27">
            <text:p>Hull Trains</text:p>
          </table:table-cell>
          <table:table-cell office:value-type="float" office:value="8465.9285714285706" table:style-name="ce31">
            <text:p>8,466</text:p>
          </table:table-cell>
          <table:table-cell office:value-type="float" office:value="39.167081494730901" table:style-name="ce32">
            <text:p>39.2</text:p>
          </table:table-cell>
          <table:table-cell office:value-type="float" office:value="64.751145347316495" table:style-name="ce32">
            <text:p>64.8</text:p>
          </table:table-cell>
          <table:table-cell office:value-type="float" office:value="95.0355627177847" table:style-name="ce32">
            <text:p>95.0</text:p>
          </table:table-cell>
          <table:table-cell office:value-type="float" office:value="32792" table:style-name="ce33">
            <text:p>32,792</text:p>
          </table:table-cell>
          <table:table-cell office:value-type="float" office:value="41.839799776949" table:style-name="ce34">
            <text:p>41.8</text:p>
          </table:table-cell>
          <table:table-cell office:value-type="float" office:value="66.205280904750197" table:style-name="ce34">
            <text:p>66.2</text:p>
          </table:table-cell>
          <table:table-cell office:value-type="float" office:value="94.125309308890607" table:style-name="ce34">
            <text:p>94.1</text:p>
          </table:table-cell>
          <table:table-cell table:number-columns-repeated="16374" table:style-name="ce23"/>
        </table:table-row>
        <table:table-row table:style-name="ro3">
          <table:table-cell office:value-type="string" table:style-name="ce27">
            <text:p>Oct to Dec 2017</text:p>
          </table:table-cell>
          <table:table-cell office:value-type="string" table:style-name="ce27">
            <text:p>Hull Trains</text:p>
          </table:table-cell>
          <table:table-cell office:value-type="float" office:value="7787.5714285714203" table:style-name="ce31">
            <text:p>7,788</text:p>
          </table:table-cell>
          <table:table-cell office:value-type="float" office:value="38.506411314732198" table:style-name="ce32">
            <text:p>38.5</text:p>
          </table:table-cell>
          <table:table-cell office:value-type="float" office:value="62.180580778896697" table:style-name="ce32">
            <text:p>62.2</text:p>
          </table:table-cell>
          <table:table-cell office:value-type="float" office:value="92.556821308678593" table:style-name="ce32">
            <text:p>92.6</text:p>
          </table:table-cell>
          <table:table-cell office:value-type="float" office:value="32510.321428571398" table:style-name="ce33">
            <text:p>32,510</text:p>
          </table:table-cell>
          <table:table-cell office:value-type="float" office:value="41.452879250435799" table:style-name="ce34">
            <text:p>41.5</text:p>
          </table:table-cell>
          <table:table-cell office:value-type="float" office:value="66.024745987263401" table:style-name="ce34">
            <text:p>66.0</text:p>
          </table:table-cell>
          <table:table-cell office:value-type="float" office:value="93.970706006553897" table:style-name="ce34">
            <text:p>94.0</text:p>
          </table:table-cell>
          <table:table-cell table:number-columns-repeated="16374" table:style-name="ce23"/>
        </table:table-row>
        <table:table-row table:style-name="ro3">
          <table:table-cell office:value-type="string" table:style-name="ce27">
            <text:p>Jan to Mar 2018</text:p>
          </table:table-cell>
          <table:table-cell office:value-type="string" table:style-name="ce27">
            <text:p>Hull Trains</text:p>
          </table:table-cell>
          <table:table-cell office:value-type="float" office:value="6648.4285714285697" table:style-name="ce31">
            <text:p>6,648</text:p>
          </table:table-cell>
          <table:table-cell office:value-type="float" office:value="33.591181589634502" table:style-name="ce32">
            <text:p>33.6</text:p>
          </table:table-cell>
          <table:table-cell office:value-type="float" office:value="53.879541889597903" table:style-name="ce32">
            <text:p>53.9</text:p>
          </table:table-cell>
          <table:table-cell office:value-type="float" office:value="88.969466468983001" table:style-name="ce32">
            <text:p>89.0</text:p>
          </table:table-cell>
          <table:table-cell office:value-type="float" office:value="31187" table:style-name="ce31">
            <text:p>31,187</text:p>
          </table:table-cell>
          <table:table-cell office:value-type="float" office:value="38.7853913489595" table:style-name="ce35">
            <text:p>38.8</text:p>
          </table:table-cell>
          <table:table-cell office:value-type="float" office:value="62.734472696956999" table:style-name="ce35">
            <text:p>62.7</text:p>
          </table:table-cell>
          <table:table-cell office:value-type="float" office:value="92.968223939461893" table:style-name="ce35">
            <text:p>93.0</text:p>
          </table:table-cell>
          <table:table-cell table:number-columns-repeated="16374" table:style-name="ce23"/>
        </table:table-row>
        <table:table-row table:style-name="ro3">
          <table:table-cell office:value-type="string" table:style-name="ce27">
            <text:p>Apr to Jun 2018</text:p>
          </table:table-cell>
          <table:table-cell office:value-type="string" table:style-name="ce27">
            <text:p>Hull Trains</text:p>
          </table:table-cell>
          <table:table-cell office:value-type="float" office:value="7658" table:style-name="ce31">
            <text:p>7,658</text:p>
          </table:table-cell>
          <table:table-cell office:value-type="float" office:value="38.822146774614701" table:style-name="ce32">
            <text:p>38.8</text:p>
          </table:table-cell>
          <table:table-cell office:value-type="float" office:value="60.498824758422501" table:style-name="ce32">
            <text:p>60.5</text:p>
          </table:table-cell>
          <table:table-cell office:value-type="float" office:value="92.844084617393506" table:style-name="ce32">
            <text:p>92.8</text:p>
          </table:table-cell>
          <table:table-cell office:value-type="float" office:value="30559.9285714285" table:style-name="ce31">
            <text:p>30,560</text:p>
          </table:table-cell>
          <table:table-cell office:value-type="float" office:value="37.699227980618801" table:style-name="ce35">
            <text:p>37.7</text:p>
          </table:table-cell>
          <table:table-cell office:value-type="float" office:value="60.6653437391168" table:style-name="ce35">
            <text:p>60.7</text:p>
          </table:table-cell>
          <table:table-cell office:value-type="float" office:value="92.5350423874401" table:style-name="ce35">
            <text:p>92.5</text:p>
          </table:table-cell>
          <table:table-cell table:number-columns-repeated="16374" table:style-name="ce23"/>
        </table:table-row>
        <table:table-row table:style-name="ro3">
          <table:table-cell office:value-type="string" table:style-name="ce27">
            <text:p>Jul to Sep 2018</text:p>
          </table:table-cell>
          <table:table-cell office:value-type="string" table:style-name="ce27">
            <text:p>Hull Trains</text:p>
          </table:table-cell>
          <table:table-cell office:value-type="float" office:value="7924.8928571428496" table:style-name="ce31">
            <text:p>7,925</text:p>
          </table:table-cell>
          <table:table-cell office:value-type="float" office:value="32.506523296844897" table:style-name="ce32">
            <text:p>32.5</text:p>
          </table:table-cell>
          <table:table-cell office:value-type="float" office:value="54.196766968458299" table:style-name="ce32">
            <text:p>54.2</text:p>
          </table:table-cell>
          <table:table-cell office:value-type="float" office:value="91.489294582621596" table:style-name="ce32">
            <text:p>91.5</text:p>
          </table:table-cell>
          <table:table-cell office:value-type="float" office:value="30018.8928571428" table:style-name="ce31">
            <text:p>30,019</text:p>
          </table:table-cell>
          <table:table-cell office:value-type="float" office:value="35.914406284613598" table:style-name="ce35">
            <text:p>35.9</text:p>
          </table:table-cell>
          <table:table-cell office:value-type="float" office:value="57.805382086757199" table:style-name="ce35">
            <text:p>57.8</text:p>
          </table:table-cell>
          <table:table-cell office:value-type="float" office:value="91.553771493904406" table:style-name="ce35">
            <text:p>91.6</text:p>
          </table:table-cell>
          <table:table-cell table:number-columns-repeated="16374" table:style-name="ce23"/>
        </table:table-row>
        <table:table-row table:style-name="ro3">
          <table:table-cell office:value-type="string" table:style-name="ce27">
            <text:p>Oct to Dec 2018</text:p>
          </table:table-cell>
          <table:table-cell office:value-type="string" table:style-name="ce27">
            <text:p>Hull Trains</text:p>
          </table:table-cell>
          <table:table-cell office:value-type="float" office:value="6063.9285714285697" table:style-name="ce31">
            <text:p>6,064</text:p>
          </table:table-cell>
          <table:table-cell office:value-type="float" office:value="29.1801637316685" table:style-name="ce32">
            <text:p>29.2</text:p>
          </table:table-cell>
          <table:table-cell office:value-type="float" office:value="50.359267330231397" table:style-name="ce32">
            <text:p>50.4</text:p>
          </table:table-cell>
          <table:table-cell office:value-type="float" office:value="89.982920077743003" table:style-name="ce32">
            <text:p>90.0</text:p>
          </table:table-cell>
          <table:table-cell office:value-type="float" office:value="28295.249999999902" table:style-name="ce31">
            <text:p>28,295</text:p>
          </table:table-cell>
          <table:table-cell office:value-type="float" office:value="33.757811444879003" table:style-name="ce35">
            <text:p>33.8</text:p>
          </table:table-cell>
          <table:table-cell office:value-type="float" office:value="55.005446396227498" table:style-name="ce35">
            <text:p>55.0</text:p>
          </table:table-cell>
          <table:table-cell office:value-type="float" office:value="90.941059011671499" table:style-name="ce35">
            <text:p>90.9</text:p>
          </table:table-cell>
          <table:table-cell table:number-columns-repeated="16374" table:style-name="ce23"/>
        </table:table-row>
        <table:table-row table:style-name="ro3">
          <table:table-cell office:value-type="string" table:style-name="ce27">
            <text:p>Jan to Mar 2019</text:p>
          </table:table-cell>
          <table:table-cell office:value-type="string" table:style-name="ce27">
            <text:p>Hull Trains</text:p>
          </table:table-cell>
          <table:table-cell office:value-type="float" office:value="8925.1785714285706" table:style-name="ce31">
            <text:p>8,925</text:p>
          </table:table-cell>
          <table:table-cell office:value-type="float" office:value="38.121686240771403" table:style-name="ce32">
            <text:p>38.1</text:p>
          </table:table-cell>
          <table:table-cell office:value-type="float" office:value="61.132830475580697" table:style-name="ce32">
            <text:p>61.1</text:p>
          </table:table-cell>
          <table:table-cell office:value-type="float" office:value="92.368700106040293" table:style-name="ce32">
            <text:p>92.4</text:p>
          </table:table-cell>
          <table:table-cell office:value-type="float" office:value="30572" table:style-name="ce31">
            <text:p>30,572</text:p>
          </table:table-cell>
          <table:table-cell office:value-type="float" office:value="35.068036111474498" table:style-name="ce35">
            <text:p>35.1</text:p>
          </table:table-cell>
          <table:table-cell office:value-type="float" office:value="57.039120764097802" table:style-name="ce35">
            <text:p>57.0</text:p>
          </table:table-cell>
          <table:table-cell office:value-type="float" office:value="91.786602119586505" table:style-name="ce35">
            <text:p>91.8</text:p>
          </table:table-cell>
          <table:table-cell table:number-columns-repeated="16374" table:style-name="ce23"/>
        </table:table-row>
        <table:table-row table:style-name="ro3">
          <table:table-cell office:value-type="string" table:style-name="ce27">
            <text:p>Apr to Jun 2019</text:p>
          </table:table-cell>
          <table:table-cell office:value-type="string" table:style-name="ce27">
            <text:p>Hull Trains</text:p>
          </table:table-cell>
          <table:table-cell office:value-type="float" office:value="8997.7142857142808" table:style-name="ce31">
            <text:p>8,998</text:p>
          </table:table-cell>
          <table:table-cell office:value-type="float" office:value="44.409691350184097" table:style-name="ce32">
            <text:p>44.4</text:p>
          </table:table-cell>
          <table:table-cell office:value-type="float" office:value="69.503365934205505" table:style-name="ce32">
            <text:p>69.5</text:p>
          </table:table-cell>
          <table:table-cell office:value-type="float" office:value="93.995300393750796" table:style-name="ce32">
            <text:p>94.0</text:p>
          </table:table-cell>
          <table:table-cell office:value-type="float" office:value="31911.714285714199" table:style-name="ce31">
            <text:p>31,912</text:p>
          </table:table-cell>
          <table:table-cell office:value-type="float" office:value="36.801085136671702" table:style-name="ce35">
            <text:p>36.8</text:p>
          </table:table-cell>
          <table:table-cell office:value-type="float" office:value="59.7232543356223" table:style-name="ce35">
            <text:p>59.7</text:p>
          </table:table-cell>
          <table:table-cell office:value-type="float" office:value="92.155589975915703" table:style-name="ce35">
            <text:p>92.2</text:p>
          </table:table-cell>
          <table:table-cell table:number-columns-repeated="16374" table:style-name="ce23"/>
        </table:table-row>
        <table:table-row table:style-name="ro3">
          <table:table-cell office:value-type="string" table:style-name="ce27">
            <text:p>Jul to Sep 2019</text:p>
          </table:table-cell>
          <table:table-cell office:value-type="string" table:style-name="ce27">
            <text:p>Hull Trains</text:p>
          </table:table-cell>
          <table:table-cell office:value-type="float" office:value="8786.9999999999909" table:style-name="ce31">
            <text:p>8,787</text:p>
          </table:table-cell>
          <table:table-cell office:value-type="float" office:value="42.803492171877203" table:style-name="ce32">
            <text:p>42.8</text:p>
          </table:table-cell>
          <table:table-cell office:value-type="float" office:value="66.016355330114195" table:style-name="ce32">
            <text:p>66.0</text:p>
          </table:table-cell>
          <table:table-cell office:value-type="float" office:value="92.631972556861498" table:style-name="ce32">
            <text:p>92.6</text:p>
          </table:table-cell>
          <table:table-cell office:value-type="float" office:value="32773.821428571398" table:style-name="ce31">
            <text:p>32,774</text:p>
          </table:table-cell>
          <table:table-cell office:value-type="float" office:value="39.448841464278402" table:style-name="ce35">
            <text:p>39.4</text:p>
          </table:table-cell>
          <table:table-cell office:value-type="float" office:value="62.746835180953397" table:style-name="ce35">
            <text:p>62.7</text:p>
          </table:table-cell>
          <table:table-cell office:value-type="float" office:value="92.444427008925899" table:style-name="ce35">
            <text:p>92.4</text:p>
          </table:table-cell>
          <table:table-cell table:number-columns-repeated="16374" table:style-name="ce23"/>
        </table:table-row>
        <table:table-row table:style-name="ro3">
          <table:table-cell office:value-type="string" table:style-name="ce27">
            <text:p>Oct to Dec 2019</text:p>
          </table:table-cell>
          <table:table-cell office:value-type="string" table:style-name="ce27">
            <text:p>Hull Trains</text:p>
          </table:table-cell>
          <table:table-cell office:value-type="float" office:value="9306.7142857142808" table:style-name="ce31">
            <text:p>9,307</text:p>
          </table:table-cell>
          <table:table-cell office:value-type="float" office:value="35.171228145578397" table:style-name="ce32">
            <text:p>35.2</text:p>
          </table:table-cell>
          <table:table-cell office:value-type="float" office:value="56.800773635010003" table:style-name="ce32">
            <text:p>56.8</text:p>
          </table:table-cell>
          <table:table-cell office:value-type="float" office:value="91.414800374537506" table:style-name="ce32">
            <text:p>91.4</text:p>
          </table:table-cell>
          <table:table-cell office:value-type="float" office:value="36016.607142857101" table:style-name="ce31">
            <text:p>36,017</text:p>
          </table:table-cell>
          <table:table-cell office:value-type="float" office:value="40.072387241996502" table:style-name="ce35">
            <text:p>40.1</text:p>
          </table:table-cell>
          <table:table-cell office:value-type="float" office:value="63.295999365372097" table:style-name="ce35">
            <text:p>63.3</text:p>
          </table:table-cell>
          <table:table-cell office:value-type="float" office:value="92.592801931648495" table:style-name="ce35">
            <text:p>92.6</text:p>
          </table:table-cell>
          <table:table-cell table:number-columns-repeated="16374" table:style-name="ce23"/>
        </table:table-row>
        <table:table-row table:style-name="ro3">
          <table:table-cell office:value-type="string" table:style-name="ce27">
            <text:p>Jan to Mar 2020</text:p>
          </table:table-cell>
          <table:table-cell office:value-type="string" table:style-name="ce38">
            <text:p>Hull Trains [note 2]</text:p>
          </table:table-cell>
          <table:table-cell office:value-type="float" office:value="8227.5714285714294" table:style-name="ce31">
            <text:p>8,228</text:p>
          </table:table-cell>
          <table:table-cell office:value-type="float" office:value="44.6147969371277" table:style-name="ce32">
            <text:p>44.6</text:p>
          </table:table-cell>
          <table:table-cell office:value-type="float" office:value="68.685430521070202" table:style-name="ce32">
            <text:p>68.7</text:p>
          </table:table-cell>
          <table:table-cell office:value-type="float" office:value="94.575729689371897" table:style-name="ce32">
            <text:p>94.6</text:p>
          </table:table-cell>
          <table:table-cell office:value-type="float" office:value="35319" table:style-name="ce31">
            <text:p>35,319</text:p>
          </table:table-cell>
          <table:table-cell office:value-type="float" office:value="41.623488773747802" table:style-name="ce35">
            <text:p>41.6</text:p>
          </table:table-cell>
          <table:table-cell office:value-type="float" office:value="65.098105835385994" table:style-name="ce35">
            <text:p>65.1</text:p>
          </table:table-cell>
          <table:table-cell office:value-type="float" office:value="93.111356493671906" table:style-name="ce35">
            <text:p>93.1</text:p>
          </table:table-cell>
          <table:table-cell table:number-columns-repeated="16374" table:style-name="ce23"/>
        </table:table-row>
        <table:table-row table:style-name="ro3">
          <table:table-cell office:value-type="string" table:style-name="ce27">
            <text:p>Apr to Jun 2020</text:p>
          </table:table-cell>
          <table:table-cell office:value-type="string" table:style-name="ce43">
            <text:p>Hull Trains [note 2]</text:p>
          </table:table-cell>
          <table:table-cell office:value-type="float" office:value="0" table:style-name="ce42">
            <text:p>0</text:p>
          </table:table-cell>
          <table:table-cell office:value-type="float" office:value="0" table:style-name="ce40">
            <text:p>0.0</text:p>
          </table:table-cell>
          <table:table-cell office:value-type="float" office:value="0" table:style-name="ce40">
            <text:p>0.0</text:p>
          </table:table-cell>
          <table:table-cell office:value-type="float" office:value="0" table:style-name="ce40">
            <text:p>0.0</text:p>
          </table:table-cell>
          <table:table-cell office:value-type="float" office:value="26321.285714285699" table:style-name="ce31">
            <text:p>26,321</text:p>
          </table:table-cell>
          <table:table-cell office:value-type="float" office:value="40.6710484181732" table:style-name="ce35">
            <text:p>40.7</text:p>
          </table:table-cell>
          <table:table-cell office:value-type="float" office:value="63.592204028244304" table:style-name="ce35">
            <text:p>63.6</text:p>
          </table:table-cell>
          <table:table-cell office:value-type="float" office:value="92.809187566825301" table:style-name="ce35">
            <text:p>92.8</text:p>
          </table:table-cell>
          <table:table-cell table:number-columns-repeated="16374" table:style-name="ce23"/>
        </table:table-row>
        <table:table-row table:style-name="ro3">
          <table:table-cell office:value-type="string" table:style-name="ce27">
            <text:p>Jul to Sep 2020</text:p>
          </table:table-cell>
          <table:table-cell office:value-type="string" table:style-name="ce43">
            <text:p>Hull Trains [note 2]</text:p>
          </table:table-cell>
          <table:table-cell office:value-type="float" office:value="1410.7142857142801" table:style-name="ce31">
            <text:p>1,411</text:p>
          </table:table-cell>
          <table:table-cell office:value-type="float" office:value="52.648101265822703" table:style-name="ce32">
            <text:p>52.6</text:p>
          </table:table-cell>
          <table:table-cell office:value-type="float" office:value="77.045569620253104" table:style-name="ce32">
            <text:p>77.0</text:p>
          </table:table-cell>
          <table:table-cell office:value-type="float" office:value="93.513924050632895" table:style-name="ce32">
            <text:p>93.5</text:p>
          </table:table-cell>
          <table:table-cell office:value-type="float" office:value="18945" table:style-name="ce31">
            <text:p>18,945</text:p>
          </table:table-cell>
          <table:table-cell office:value-type="float" office:value="40.573841571466197" table:style-name="ce35">
            <text:p>40.6</text:p>
          </table:table-cell>
          <table:table-cell office:value-type="float" office:value="63.469630132337898" table:style-name="ce35">
            <text:p>63.5</text:p>
          </table:table-cell>
          <table:table-cell office:value-type="float" office:value="92.943860045997795" table:style-name="ce35">
            <text:p>92.9</text:p>
          </table:table-cell>
          <table:table-cell table:number-columns-repeated="16374" table:style-name="ce23"/>
        </table:table-row>
        <table:table-row table:style-name="ro3">
          <table:table-cell office:value-type="string" table:style-name="ce27">
            <text:p>Oct to Dec 2020</text:p>
          </table:table-cell>
          <table:table-cell office:value-type="string" table:style-name="ce38">
            <text:p>Hull Trains [note 2]</text:p>
          </table:table-cell>
          <table:table-cell office:value-type="float" office:value="2430.8571428571399" table:style-name="ce31">
            <text:p>2,431</text:p>
          </table:table-cell>
          <table:table-cell office:value-type="float" office:value="57.707451810061102" table:style-name="ce32">
            <text:p>57.7</text:p>
          </table:table-cell>
          <table:table-cell office:value-type="float" office:value="81.839151386929899" table:style-name="ce32">
            <text:p>81.8</text:p>
          </table:table-cell>
          <table:table-cell office:value-type="float" office:value="97.449459332393005" table:style-name="ce32">
            <text:p>97.4</text:p>
          </table:table-cell>
          <table:table-cell office:value-type="float" office:value="12069.1428571428" table:style-name="ce31">
            <text:p>12,069</text:p>
          </table:table-cell>
          <table:table-cell office:value-type="float" office:value="48.190781686473102" table:style-name="ce35">
            <text:p>48.2</text:p>
          </table:table-cell>
          <table:table-cell office:value-type="float" office:value="72.311917049382103" table:style-name="ce35">
            <text:p>72.3</text:p>
          </table:table-cell>
          <table:table-cell office:value-type="float" office:value="95.030419961175994" table:style-name="ce35">
            <text:p>95.0</text:p>
          </table:table-cell>
          <table:table-cell table:number-columns-repeated="16374" table:style-name="ce23"/>
        </table:table-row>
        <table:table-row table:style-name="ro3">
          <table:table-cell office:value-type="string" table:style-name="ce27">
            <text:p>Jan to Mar 2021</text:p>
          </table:table-cell>
          <table:table-cell office:value-type="string" table:style-name="ce38">
            <text:p>Hull Trains [note 2]</text:p>
          </table:table-cell>
          <table:table-cell office:value-type="float" office:value="330.42857142857099" table:style-name="ce31">
            <text:p>330</text:p>
          </table:table-cell>
          <table:table-cell office:value-type="float" office:value="64.007782101167294" table:style-name="ce32">
            <text:p>64.0</text:p>
          </table:table-cell>
          <table:table-cell office:value-type="float" office:value="86.770428015564093" table:style-name="ce32">
            <text:p>86.8</text:p>
          </table:table-cell>
          <table:table-cell office:value-type="float" office:value="98.638132295719799" table:style-name="ce32">
            <text:p>98.6</text:p>
          </table:table-cell>
          <table:table-cell office:value-type="float" office:value="4172" table:style-name="ce31">
            <text:p>4,172</text:p>
          </table:table-cell>
          <table:table-cell office:value-type="float" office:value="56.495685522531097" table:style-name="ce35">
            <text:p>56.5</text:p>
          </table:table-cell>
          <table:table-cell office:value-type="float" office:value="80.608820709491795" table:style-name="ce35">
            <text:p>80.6</text:p>
          </table:table-cell>
          <table:table-cell office:value-type="float" office:value="96.2128475551294" table:style-name="ce35">
            <text:p>96.2</text:p>
          </table:table-cell>
          <table:table-cell table:number-columns-repeated="16374" table:style-name="ce23"/>
        </table:table-row>
        <table:table-row table:style-name="ro3">
          <table:table-cell office:value-type="string" table:style-name="ce27">
            <text:p>Apr to Jun 2021</text:p>
          </table:table-cell>
          <table:table-cell office:value-type="string" table:style-name="ce38">
            <text:p>Hull Trains [note 2]</text:p>
          </table:table-cell>
          <table:table-cell office:value-type="float" office:value="4942.1428571428496" table:style-name="ce31">
            <text:p>4,942</text:p>
          </table:table-cell>
          <table:table-cell office:value-type="float" office:value="70.706749530278898" table:style-name="ce32">
            <text:p>70.7</text:p>
          </table:table-cell>
          <table:table-cell office:value-type="float" office:value="86.9085127908657" table:style-name="ce32">
            <text:p>86.9</text:p>
          </table:table-cell>
          <table:table-cell office:value-type="float" office:value="97.3204220263043" table:style-name="ce32">
            <text:p>97.3</text:p>
          </table:table-cell>
          <table:table-cell office:value-type="float" office:value="9114.1428571428496" table:style-name="ce31">
            <text:p>9,114</text:p>
          </table:table-cell>
          <table:table-cell office:value-type="float" office:value="64.201633254439699" table:style-name="ce35">
            <text:p>64.2</text:p>
          </table:table-cell>
          <table:table-cell office:value-type="float" office:value="84.024827975360097" table:style-name="ce35">
            <text:p>84.0</text:p>
          </table:table-cell>
          <table:table-cell office:value-type="float" office:value="96.813429677581098" table:style-name="ce35">
            <text:p>96.8</text:p>
          </table:table-cell>
          <table:table-cell table:number-columns-repeated="16374" table:style-name="ce23"/>
        </table:table-row>
        <table:table-row table:style-name="ro3">
          <table:table-cell office:value-type="string" table:style-name="ce27">
            <text:p>Jul to Sep 2021</text:p>
          </table:table-cell>
          <table:table-cell office:value-type="string" table:style-name="ce27">
            <text:p>Hull Trains</text:p>
          </table:table-cell>
          <table:table-cell office:value-type="float" office:value="8663.1428571428496" table:style-name="ce31">
            <text:p>8,663</text:p>
          </table:table-cell>
          <table:table-cell office:value-type="float" office:value="66.345107351340602" table:style-name="ce32">
            <text:p>66.3</text:p>
          </table:table-cell>
          <table:table-cell office:value-type="float" office:value="83.847828237854898" table:style-name="ce32">
            <text:p>83.8</text:p>
          </table:table-cell>
          <table:table-cell office:value-type="float" office:value="95.981333069489693" table:style-name="ce32">
            <text:p>96.0</text:p>
          </table:table-cell>
          <table:table-cell office:value-type="float" office:value="16366.5714285714" table:style-name="ce31">
            <text:p>16,367</text:p>
          </table:table-cell>
          <table:table-cell office:value-type="float" office:value="66.3320705968612" table:style-name="ce35">
            <text:p>66.3</text:p>
          </table:table-cell>
          <table:table-cell office:value-type="float" office:value="84.532714767033795" table:style-name="ce35">
            <text:p>84.5</text:p>
          </table:table-cell>
          <table:table-cell office:value-type="float" office:value="96.657385262643302" table:style-name="ce35">
            <text:p>96.7</text:p>
          </table:table-cell>
          <table:table-cell table:number-columns-repeated="16374" table:style-name="ce23"/>
        </table:table-row>
        <table:table-row table:style-name="ro3">
          <table:table-cell office:value-type="string" table:style-name="ce27">
            <text:p>Oct to Dec 2021</text:p>
          </table:table-cell>
          <table:table-cell office:value-type="string" table:style-name="ce27">
            <text:p>Hull Trains</text:p>
          </table:table-cell>
          <table:table-cell office:value-type="float" office:value="8389.4285714285597" table:style-name="ce31">
            <text:p>8,389</text:p>
          </table:table-cell>
          <table:table-cell office:value-type="float" office:value="48.818240642985998" table:style-name="ce32">
            <text:p>48.8</text:p>
          </table:table-cell>
          <table:table-cell office:value-type="float" office:value="70.9821884684807" table:style-name="ce32">
            <text:p>71.0</text:p>
          </table:table-cell>
          <table:table-cell office:value-type="float" office:value="94.9630487348023" table:style-name="ce32">
            <text:p>95.0</text:p>
          </table:table-cell>
          <table:table-cell office:value-type="float" office:value="22325.1428571428" table:style-name="ce31">
            <text:p>22,325</text:p>
          </table:table-cell>
          <table:table-cell office:value-type="float" office:value="60.689741227059798" table:style-name="ce35">
            <text:p>60.7</text:p>
          </table:table-cell>
          <table:table-cell office:value-type="float" office:value="79.733932273669595" table:style-name="ce35">
            <text:p>79.7</text:p>
          </table:table-cell>
          <table:table-cell office:value-type="float" office:value="95.934436509764694" table:style-name="ce35">
            <text:p>95.9</text:p>
          </table:table-cell>
          <table:table-cell table:number-columns-repeated="16374" table:style-name="ce23"/>
        </table:table-row>
        <table:table-row table:style-name="ro3">
          <table:table-cell office:value-type="string" table:style-name="ce27">
            <text:p>Jan to Mar 2022</text:p>
          </table:table-cell>
          <table:table-cell office:value-type="string" table:style-name="ce27">
            <text:p>Hull Trains</text:p>
          </table:table-cell>
          <table:table-cell office:value-type="float" office:value="8095.2857142857101" table:style-name="ce31">
            <text:p>8,095</text:p>
          </table:table-cell>
          <table:table-cell office:value-type="float" office:value="58.619655178498903" table:style-name="ce32">
            <text:p>58.6</text:p>
          </table:table-cell>
          <table:table-cell office:value-type="float" office:value="79.132475691319399" table:style-name="ce32">
            <text:p>79.1</text:p>
          </table:table-cell>
          <table:table-cell office:value-type="float" office:value="95.035911553461403" table:style-name="ce32">
            <text:p>95.0</text:p>
          </table:table-cell>
          <table:table-cell office:value-type="float" office:value="30090" table:style-name="ce31">
            <text:p>30,090</text:p>
          </table:table-cell>
          <table:table-cell office:value-type="float" office:value="60.096377534064402" table:style-name="ce35">
            <text:p>60.1</text:p>
          </table:table-cell>
          <table:table-cell office:value-type="float" office:value="79.494848786972398" table:style-name="ce35">
            <text:p>79.5</text:p>
          </table:table-cell>
          <table:table-cell office:value-type="float" office:value="95.6630109670987" table:style-name="ce35">
            <text:p>95.7</text:p>
          </table:table-cell>
          <table:table-cell table:number-columns-repeated="16374" table:style-name="ce23"/>
        </table:table-row>
        <table:table-row table:style-name="ro3">
          <table:table-cell office:value-type="string" table:style-name="ce27">
            <text:p>Apr to Jun 2022</text:p>
          </table:table-cell>
          <table:table-cell office:value-type="string" table:style-name="ce27">
            <text:p>Hull Trains</text:p>
          </table:table-cell>
          <table:table-cell office:value-type="float" office:value="9397.75" table:style-name="ce31">
            <text:p>9,398</text:p>
          </table:table-cell>
          <table:table-cell office:value-type="float" office:value="64.156314011332498" table:style-name="ce32">
            <text:p>64.2</text:p>
          </table:table-cell>
          <table:table-cell office:value-type="float" office:value="83.646541535397901" table:style-name="ce32">
            <text:p>83.6</text:p>
          </table:table-cell>
          <table:table-cell office:value-type="float" office:value="97.112910765114705" table:style-name="ce32">
            <text:p>97.1</text:p>
          </table:table-cell>
          <table:table-cell office:value-type="float" office:value="34545.607142857101" table:style-name="ce31">
            <text:p>34,546</text:p>
          </table:table-cell>
          <table:table-cell office:value-type="float" office:value="59.682903656346603" table:style-name="ce35">
            <text:p>59.7</text:p>
          </table:table-cell>
          <table:table-cell office:value-type="float" office:value="79.563661701870302" table:style-name="ce35">
            <text:p>79.6</text:p>
          </table:table-cell>
          <table:table-cell office:value-type="float" office:value="95.820328613209995" table:style-name="ce35">
            <text:p>95.8</text:p>
          </table:table-cell>
          <table:table-cell table:number-columns-repeated="16374" table:style-name="ce23"/>
        </table:table-row>
        <table:table-row table:style-name="ro3">
          <table:table-cell office:value-type="string" table:style-name="ce27">
            <text:p>Jul to Sep 2022</text:p>
          </table:table-cell>
          <table:table-cell office:value-type="string" table:style-name="ce27">
            <text:p>Hull Trains</text:p>
          </table:table-cell>
          <table:table-cell office:value-type="float" office:value="8871.9285714285597" table:style-name="ce31">
            <text:p>8,872</text:p>
          </table:table-cell>
          <table:table-cell office:value-type="float" office:value="53.132271128036201" table:style-name="ce32">
            <text:p>53.1</text:p>
          </table:table-cell>
          <table:table-cell office:value-type="float" office:value="75.172896857664995" table:style-name="ce32">
            <text:p>75.2</text:p>
          </table:table-cell>
          <table:table-cell office:value-type="float" office:value="93.867092836957596" table:style-name="ce32">
            <text:p>93.9</text:p>
          </table:table-cell>
          <table:table-cell office:value-type="float" office:value="34754.392857142797" table:style-name="ce31">
            <text:p>34,754</text:p>
          </table:table-cell>
          <table:table-cell office:value-type="float" office:value="56.350019473386197" table:style-name="ce35">
            <text:p>56.4</text:p>
          </table:table-cell>
          <table:table-cell office:value-type="float" office:value="77.374905330569703" table:style-name="ce35">
            <text:p>77.4</text:p>
          </table:table-cell>
          <table:table-cell office:value-type="float" office:value="95.281583109226602" table:style-name="ce35">
            <text:p>95.3</text:p>
          </table:table-cell>
          <table:table-cell table:number-columns-repeated="16374" table:style-name="ce23"/>
        </table:table-row>
        <table:table-row table:style-name="ro3">
          <table:table-cell office:value-type="string" table:style-name="ce27">
            <text:p>Oct to Dec 2022</text:p>
          </table:table-cell>
          <table:table-cell office:value-type="string" table:style-name="ce27">
            <text:p>Hull Trains</text:p>
          </table:table-cell>
          <table:table-cell office:value-type="float" office:value="8950.8214285714294" table:style-name="ce31">
            <text:p>8,951</text:p>
          </table:table-cell>
          <table:table-cell office:value-type="float" office:value="40.724115504163599" table:style-name="ce32">
            <text:p>40.7</text:p>
          </table:table-cell>
          <table:table-cell office:value-type="float" office:value="64.070336720891504" table:style-name="ce32">
            <text:p>64.1</text:p>
          </table:table-cell>
          <table:table-cell office:value-type="float" office:value="93.628278330400605" table:style-name="ce32">
            <text:p>93.6</text:p>
          </table:table-cell>
          <table:table-cell office:value-type="float" office:value="35315.785714285703" table:style-name="ce31">
            <text:p>35,316</text:p>
          </table:table-cell>
          <table:table-cell office:value-type="float" office:value="54.178827355634098" table:style-name="ce35">
            <text:p>54.2</text:p>
          </table:table-cell>
          <table:table-cell office:value-type="float" office:value="75.521468546036601" table:style-name="ce35">
            <text:p>75.5</text:p>
          </table:table-cell>
          <table:table-cell office:value-type="float" office:value="94.938220666193303" table:style-name="ce35">
            <text:p>94.9</text:p>
          </table:table-cell>
          <table:table-cell table:number-columns-repeated="16374" table:style-name="ce23"/>
        </table:table-row>
        <table:table-row table:style-name="ro3">
          <table:table-cell office:value-type="string" table:style-name="ce27">
            <text:p>Jan to Mar 2023</text:p>
          </table:table-cell>
          <table:table-cell office:value-type="string" table:style-name="ce27">
            <text:p>Hull Trains</text:p>
          </table:table-cell>
          <table:table-cell office:value-type="float" office:value="9643.5" table:style-name="ce31">
            <text:p>9,644</text:p>
          </table:table-cell>
          <table:table-cell office:value-type="float" office:value="53.660496707626898" table:style-name="ce32">
            <text:p>53.7</text:p>
          </table:table-cell>
          <table:table-cell office:value-type="float" office:value="76.248250116658895" table:style-name="ce32">
            <text:p>76.2</text:p>
          </table:table-cell>
          <table:table-cell office:value-type="float" office:value="95.891014673095796" table:style-name="ce32">
            <text:p>95.9</text:p>
          </table:table-cell>
          <table:table-cell office:value-type="float" office:value="36864" table:style-name="ce31">
            <text:p>36,864</text:p>
          </table:table-cell>
          <table:table-cell office:value-type="float" office:value="53.0680338541666" table:style-name="ce35">
            <text:p>53.1</text:p>
          </table:table-cell>
          <table:table-cell office:value-type="float" office:value="74.9186197916666" table:style-name="ce35">
            <text:p>74.9</text:p>
          </table:table-cell>
          <table:table-cell office:value-type="float" office:value="95.166015625" table:style-name="ce35">
            <text:p>95.2</text:p>
          </table:table-cell>
          <table:table-cell table:number-columns-repeated="16374" table:style-name="ce23"/>
        </table:table-row>
        <table:table-row table:style-name="ro3">
          <table:table-cell office:value-type="string" table:style-name="ce27">
            <text:p>Apr to Jun 2023</text:p>
          </table:table-cell>
          <table:table-cell office:value-type="string" table:style-name="ce27">
            <text:p>Hull Trains</text:p>
          </table:table-cell>
          <table:table-cell office:value-type="float" office:value="9897.8571428571395" table:style-name="ce31">
            <text:p>9,898</text:p>
          </table:table-cell>
          <table:table-cell office:value-type="float" office:value="53.497871112073298" table:style-name="ce32">
            <text:p>53.5</text:p>
          </table:table-cell>
          <table:table-cell office:value-type="float" office:value="74.933968391426703" table:style-name="ce32">
            <text:p>74.9</text:p>
          </table:table-cell>
          <table:table-cell office:value-type="float" office:value="94.085299848451996" table:style-name="ce32">
            <text:p>94.1</text:p>
          </table:table-cell>
          <table:table-cell office:value-type="float" office:value="37364.107142857101" table:style-name="ce31">
            <text:p>37,364</text:p>
          </table:table-cell>
          <table:table-cell office:value-type="float" office:value="50.392995569659497" table:style-name="ce35">
            <text:p>50.4</text:p>
          </table:table-cell>
          <table:table-cell office:value-type="float" office:value="72.727455206725296" table:style-name="ce35">
            <text:p>72.7</text:p>
          </table:table-cell>
          <table:table-cell office:value-type="float" office:value="94.390051567824301" table:style-name="ce35">
            <text:p>94.4</text:p>
          </table:table-cell>
          <table:table-cell table:number-columns-repeated="16374" table:style-name="ce23"/>
        </table:table-row>
        <table:table-row table:style-name="ro3">
          <table:table-cell office:value-type="string" table:style-name="ce27">
            <text:p>Jul to Sep 2023</text:p>
          </table:table-cell>
          <table:table-cell office:value-type="string" table:style-name="ce27">
            <text:p>Hull Trains</text:p>
          </table:table-cell>
          <table:table-cell office:value-type="float" office:value="10193.6428571428" table:style-name="ce31">
            <text:p>10,194</text:p>
          </table:table-cell>
          <table:table-cell office:value-type="float" office:value="55.871656704808998" table:style-name="ce32">
            <text:p>55.9</text:p>
          </table:table-cell>
          <table:table-cell office:value-type="float" office:value="76.441199346931896" table:style-name="ce32">
            <text:p>76.4</text:p>
          </table:table-cell>
          <table:table-cell office:value-type="float" office:value="94.863745611760805" table:style-name="ce32">
            <text:p>94.9</text:p>
          </table:table-cell>
          <table:table-cell office:value-type="float" office:value="38685.821428571398" table:style-name="ce31">
            <text:p>38,686</text:p>
          </table:table-cell>
          <table:table-cell office:value-type="float" office:value="51.208406919109301" table:style-name="ce35">
            <text:p>51.2</text:p>
          </table:table-cell>
          <table:table-cell office:value-type="float" office:value="73.145199930206999" table:style-name="ce35">
            <text:p>73.1</text:p>
          </table:table-cell>
          <table:table-cell office:value-type="float" office:value="94.634800679096998" table:style-name="ce35">
            <text:p>94.6</text:p>
          </table:table-cell>
          <table:table-cell table:number-columns-repeated="16374" table:style-name="ce23"/>
        </table:table-row>
        <table:table-row table:style-name="ro3">
          <table:table-cell office:value-type="string" table:style-name="ce27">
            <text:p>Oct to Dec 2023</text:p>
          </table:table-cell>
          <table:table-cell office:value-type="string" table:style-name="ce27">
            <text:p>Hull Trains</text:p>
          </table:table-cell>
          <table:table-cell office:value-type="float" office:value="9757.7857142857101" table:style-name="ce31">
            <text:p>9,758</text:p>
          </table:table-cell>
          <table:table-cell office:value-type="float" office:value="42.921037413347499" table:style-name="ce32">
            <text:p>42.9</text:p>
          </table:table-cell>
          <table:table-cell office:value-type="float" office:value="64.914463907941595" table:style-name="ce32">
            <text:p>64.9</text:p>
          </table:table-cell>
          <table:table-cell office:value-type="float" office:value="92.366535147757403" table:style-name="ce32">
            <text:p>92.4</text:p>
          </table:table-cell>
          <table:table-cell office:value-type="float" office:value="39492.785714285703" table:style-name="ce31">
            <text:p>39,493</text:p>
          </table:table-cell>
          <table:table-cell office:value-type="float" office:value="51.536989576758103" table:style-name="ce35">
            <text:p>51.5</text:p>
          </table:table-cell>
          <table:table-cell office:value-type="float" office:value="73.168336350762004" table:style-name="ce35">
            <text:p>73.2</text:p>
          </table:table-cell>
          <table:table-cell office:value-type="float" office:value="94.3024856257652" table:style-name="ce35">
            <text:p>94.3</text:p>
          </table:table-cell>
          <table:table-cell table:number-columns-repeated="16374" table:style-name="ce23"/>
        </table:table-row>
        <table:table-row table:style-name="ro3">
          <table:table-cell office:value-type="string" table:style-name="ce27">
            <text:p>Jan to Mar 2024</text:p>
          </table:table-cell>
          <table:table-cell office:value-type="string" table:style-name="ce27">
            <text:p>Hull Trains</text:p>
          </table:table-cell>
          <table:table-cell office:value-type="float" office:value="9359.7142857142808" table:style-name="ce31">
            <text:p>9,360</text:p>
          </table:table-cell>
          <table:table-cell office:value-type="float" office:value="48.808724320034102" table:style-name="ce32">
            <text:p>48.8</text:p>
          </table:table-cell>
          <table:table-cell office:value-type="float" office:value="71.303305961720397" table:style-name="ce32">
            <text:p>71.3</text:p>
          </table:table-cell>
          <table:table-cell office:value-type="float" office:value="94.1222259531731" table:style-name="ce32">
            <text:p>94.1</text:p>
          </table:table-cell>
          <table:table-cell office:value-type="float" office:value="39209" table:style-name="ce31">
            <text:p>39,209</text:p>
          </table:table-cell>
          <table:table-cell office:value-type="float" office:value="50.363436966002702" table:style-name="ce35">
            <text:p>50.4</text:p>
          </table:table-cell>
          <table:table-cell office:value-type="float" office:value="71.965620138233504" table:style-name="ce35">
            <text:p>72.0</text:p>
          </table:table-cell>
          <table:table-cell office:value-type="float" office:value="93.868754622663104" table:style-name="ce35">
            <text:p>93.9</text:p>
          </table:table-cell>
          <table:table-cell table:number-columns-repeated="16374" table:style-name="ce23"/>
        </table:table-row>
        <table:table-row table:style-name="ro3">
          <table:table-cell office:value-type="string" table:style-name="ce27">
            <text:p>Apr to Jun 2024</text:p>
          </table:table-cell>
          <table:table-cell office:value-type="string" table:style-name="ce27">
            <text:p>Hull Trains</text:p>
          </table:table-cell>
          <table:table-cell office:value-type="float" office:value="10042.1428571428" table:style-name="ce31">
            <text:p>10,042</text:p>
          </table:table-cell>
          <table:table-cell office:value-type="float" office:value="56.257201792446097" table:style-name="ce32">
            <text:p>56.3</text:p>
          </table:table-cell>
          <table:table-cell office:value-type="float" office:value="76.460630201294506" table:style-name="ce32">
            <text:p>76.5</text:p>
          </table:table-cell>
          <table:table-cell office:value-type="float" office:value="94.772032150224007" table:style-name="ce32">
            <text:p>94.8</text:p>
          </table:table-cell>
          <table:table-cell office:value-type="float" office:value="39353.285714285703" table:style-name="ce31">
            <text:p>39,353</text:p>
          </table:table-cell>
          <table:table-cell office:value-type="float" office:value="51.079053119543403" table:style-name="ce35">
            <text:p>51.1</text:p>
          </table:table-cell>
          <table:table-cell office:value-type="float" office:value="72.366075804162307" table:style-name="ce35">
            <text:p>72.4</text:p>
          </table:table-cell>
          <table:table-cell office:value-type="float" office:value="94.0447884184657" table:style-name="ce35">
            <text:p>94.0</text:p>
          </table:table-cell>
          <table:table-cell table:number-columns-repeated="16374" table:style-name="ce23"/>
        </table:table-row>
        <table:table-row table:style-name="ro3">
          <table:table-cell office:value-type="string" table:style-name="ce27">
            <text:p>Jul to Sep 2024</text:p>
          </table:table-cell>
          <table:table-cell office:value-type="string" table:style-name="ce27">
            <text:p>Hull Trains</text:p>
          </table:table-cell>
          <table:table-cell office:value-type="float" office:value="10087.857142857099" table:style-name="ce31">
            <text:p>10,088</text:p>
          </table:table-cell>
          <table:table-cell office:value-type="float" office:value="52.650286766267698" table:style-name="ce32">
            <text:p>52.7</text:p>
          </table:table-cell>
          <table:table-cell office:value-type="float" office:value="72.929264320611694" table:style-name="ce32">
            <text:p>72.9</text:p>
          </table:table-cell>
          <table:table-cell office:value-type="float" office:value="92.692770657792195" table:style-name="ce32">
            <text:p>92.7</text:p>
          </table:table-cell>
          <table:table-cell office:value-type="float" office:value="39247.5" table:style-name="ce31">
            <text:p>39,248</text:p>
          </table:table-cell>
          <table:table-cell office:value-type="float" office:value="50.2381407368986" table:style-name="ce35">
            <text:p>50.2</text:p>
          </table:table-cell>
          <table:table-cell office:value-type="float" office:value="71.452412801543304" table:style-name="ce35">
            <text:p>71.5</text:p>
          </table:table-cell>
          <table:table-cell office:value-type="float" office:value="93.484571355773298" table:style-name="ce35">
            <text:p>93.5</text:p>
          </table:table-cell>
          <table:table-cell table:number-columns-repeated="16374" table:style-name="ce23"/>
        </table:table-row>
        <table:table-row table:style-name="ro3">
          <table:table-cell office:value-type="string" table:style-name="ce27">
            <text:p>Oct to Dec 2024</text:p>
          </table:table-cell>
          <table:table-cell office:value-type="string" table:style-name="ce27">
            <text:p>Hull Trains</text:p>
          </table:table-cell>
          <table:table-cell office:value-type="float" office:value="9318.1428571428496" table:style-name="ce31">
            <text:p>9,318</text:p>
          </table:table-cell>
          <table:table-cell office:value-type="float" office:value="44.072240023303202" table:style-name="ce32">
            <text:p>44.1</text:p>
          </table:table-cell>
          <table:table-cell office:value-type="float" office:value="65.548009259969007" table:style-name="ce32">
            <text:p>65.5</text:p>
          </table:table-cell>
          <table:table-cell office:value-type="float" office:value="92.322197862848199" table:style-name="ce32">
            <text:p>92.3</text:p>
          </table:table-cell>
          <table:table-cell office:value-type="float" office:value="38807.857142857101" table:style-name="ce31">
            <text:p>38,808</text:p>
          </table:table-cell>
          <table:table-cell office:value-type="float" office:value="50.5974489702011" table:style-name="ce35">
            <text:p>50.6</text:p>
          </table:table-cell>
          <table:table-cell office:value-type="float" office:value="71.678599694465404" table:style-name="ce35">
            <text:p>71.7</text:p>
          </table:table-cell>
          <table:table-cell office:value-type="float" office:value="93.486591448712502" table:style-name="ce35">
            <text:p>93.5</text:p>
          </table:table-cell>
          <table:table-cell table:number-columns-repeated="16374" table:style-name="ce23"/>
        </table:table-row>
        <table:table-row table:style-name="ro3">
          <table:table-cell office:value-type="string" table:style-name="ce27">
            <text:p>Jan to Mar 2025</text:p>
          </table:table-cell>
          <table:table-cell office:value-type="string" table:style-name="ce27">
            <text:p>Hull Trains</text:p>
          </table:table-cell>
          <table:table-cell office:value-type="float" office:value="9451.8571428571395" table:style-name="ce31">
            <text:p>9,452</text:p>
          </table:table-cell>
          <table:table-cell office:value-type="float" office:value="50.8214561008418" table:style-name="ce32">
            <text:p>50.8</text:p>
          </table:table-cell>
          <table:table-cell office:value-type="float" office:value="70.894608769251704" table:style-name="ce32">
            <text:p>70.9</text:p>
          </table:table-cell>
          <table:table-cell office:value-type="float" office:value="92.335595423423896" table:style-name="ce32">
            <text:p>92.3</text:p>
          </table:table-cell>
          <table:table-cell office:value-type="float" office:value="38900" table:style-name="ce31">
            <text:p>38,900</text:p>
          </table:table-cell>
          <table:table-cell office:value-type="float" office:value="51.082262210796898" table:style-name="ce35">
            <text:p>51.1</text:p>
          </table:table-cell>
          <table:table-cell office:value-type="float" office:value="71.578406169665797" table:style-name="ce35">
            <text:p>71.6</text:p>
          </table:table-cell>
          <table:table-cell office:value-type="float" office:value="93.053984575835401" table:style-name="ce35">
            <text:p>93.1</text:p>
          </table:table-cell>
          <table:table-cell table:number-columns-repeated="16374" table:style-name="ce23"/>
        </table:table-row>
        <table:table-row table:style-name="ro3">
          <table:table-cell office:value-type="string" table:style-name="ce27">
            <text:p>Apr to Jun 2025 [p]</text:p>
          </table:table-cell>
          <table:table-cell office:value-type="string" table:style-name="ce27">
            <text:p>Hull Trains</text:p>
          </table:table-cell>
          <table:table-cell office:value-type="float" office:value="8597.3571428571395" table:style-name="ce31">
            <text:p>8,597</text:p>
          </table:table-cell>
          <table:table-cell office:value-type="float" office:value="51.799971752116498" table:style-name="ce32">
            <text:p>51.8</text:p>
          </table:table-cell>
          <table:table-cell office:value-type="float" office:value="72.569643495093999" table:style-name="ce32">
            <text:p>72.6</text:p>
          </table:table-cell>
          <table:table-cell office:value-type="float" office:value="92.5687295929812" table:style-name="ce32">
            <text:p>92.6</text:p>
          </table:table-cell>
          <table:table-cell office:value-type="float" office:value="37455.214285714203" table:style-name="ce31">
            <text:p>37,455</text:p>
          </table:table-cell>
          <table:table-cell office:value-type="float" office:value="49.859546544158398" table:style-name="ce35">
            <text:p>49.9</text:p>
          </table:table-cell>
          <table:table-cell office:value-type="float" office:value="70.496955411510399" table:style-name="ce35">
            <text:p>70.5</text:p>
          </table:table-cell>
          <table:table-cell office:value-type="float" office:value="92.481973709553998" table:style-name="ce35">
            <text:p>92.5</text:p>
          </table:table-cell>
          <table:table-cell table:number-columns-repeated="16374" table:style-name="ce23"/>
        </table:table-row>
        <table:table-row table:style-name="ro3">
          <table:table-cell office:value-type="string" table:style-name="ce36">
            <text:p>Jul to Sep 2025 [p]</text:p>
          </table:table-cell>
          <table:table-cell office:value-type="string" table:style-name="ce27">
            <text:p>Hull Trains</text:p>
          </table:table-cell>
          <table:table-cell office:value-type="float" office:value="8996.3571428571395" table:style-name="ce31">
            <text:p>8,996</text:p>
          </table:table-cell>
          <table:table-cell office:value-type="float" office:value="48.6296040460821" table:style-name="ce32">
            <text:p>48.6</text:p>
          </table:table-cell>
          <table:table-cell office:value-type="float" office:value="71.504339057872599" table:style-name="ce32">
            <text:p>71.5</text:p>
          </table:table-cell>
          <table:table-cell office:value-type="float" office:value="92.670445974164096" table:style-name="ce32">
            <text:p>92.7</text:p>
          </table:table-cell>
          <table:table-cell office:value-type="float" office:value="36363.714285714203" table:style-name="ce31">
            <text:p>36,364</text:p>
          </table:table-cell>
          <table:table-cell office:value-type="float" office:value="48.781065112003297" table:style-name="ce35">
            <text:p>48.8</text:p>
          </table:table-cell>
          <table:table-cell office:value-type="float" office:value="70.071421275525793" table:style-name="ce35">
            <text:p>70.1</text:p>
          </table:table-cell>
          <table:table-cell office:value-type="float" office:value="92.470123278307199" table:style-name="ce35">
            <text:p>92.5</text:p>
          </table:table-cell>
          <table:table-cell table:number-columns-repeated="16374" table:style-name="ce23"/>
        </table:table-row>
        <table:table-row table:style-name="ro3">
          <table:table-cell office:value-type="string" table:style-name="ce27">
            <text:p>Apr to Jun 2014</text:p>
          </table:table-cell>
          <table:table-cell office:value-type="string" table:style-name="ce27">
            <text:p>London North Eastern Railway</text:p>
          </table:table-cell>
          <table:table-cell office:value-type="float" office:value="97800.464285714203" table:style-name="ce31">
            <text:p>97,800</text:p>
          </table:table-cell>
          <table:table-cell office:value-type="float" office:value="56.363923192009302" table:style-name="ce32">
            <text:p>56.4</text:p>
          </table:table-cell>
          <table:table-cell office:value-type="float" office:value="76.496459810846602" table:style-name="ce32">
            <text:p>76.5</text:p>
          </table:table-cell>
          <table:table-cell office:value-type="float" office:value="96.959844990510902" table:style-name="ce32">
            <text:p>97.0</text:p>
          </table:table-cell>
          <table:table-cell office:value-type="float" office:value="384429.46428571432" table:style-name="ce33">
            <text:p>384,429</text:p>
          </table:table-cell>
          <table:table-cell office:value-type="float" office:value="49.991977907892263" table:style-name="ce34">
            <text:p>50.0</text:p>
          </table:table-cell>
          <table:table-cell office:value-type="float" office:value="69.653210578756543" table:style-name="ce34">
            <text:p>69.7</text:p>
          </table:table-cell>
          <table:table-cell office:value-type="float" office:value="94.585705625915949" table:style-name="ce34">
            <text:p>94.6</text:p>
          </table:table-cell>
          <table:table-cell table:number-columns-repeated="16374" table:style-name="ce23"/>
        </table:table-row>
        <table:table-row table:style-name="ro3">
          <table:table-cell office:value-type="string" table:style-name="ce27">
            <text:p>Jul to Sep 2014</text:p>
          </table:table-cell>
          <table:table-cell office:value-type="string" table:style-name="ce27">
            <text:p>London North Eastern Railway</text:p>
          </table:table-cell>
          <table:table-cell office:value-type="float" office:value="99016.714285714203" table:style-name="ce31">
            <text:p>99,017</text:p>
          </table:table-cell>
          <table:table-cell office:value-type="float" office:value="52.228916618694903" table:style-name="ce32">
            <text:p>52.2</text:p>
          </table:table-cell>
          <table:table-cell office:value-type="float" office:value="72.574651898597196" table:style-name="ce32">
            <text:p>72.6</text:p>
          </table:table-cell>
          <table:table-cell office:value-type="float" office:value="95.968177089870807" table:style-name="ce32">
            <text:p>96.0</text:p>
          </table:table-cell>
          <table:table-cell office:value-type="float" office:value="385206.0357142858" table:style-name="ce33">
            <text:p>385,206</text:p>
          </table:table-cell>
          <table:table-cell office:value-type="float" office:value="50.115471599660609" table:style-name="ce34">
            <text:p>50.1</text:p>
          </table:table-cell>
          <table:table-cell office:value-type="float" office:value="70.163546057772948" table:style-name="ce34">
            <text:p>70.2</text:p>
          </table:table-cell>
          <table:table-cell office:value-type="float" office:value="95.012900795483347" table:style-name="ce34">
            <text:p>95.0</text:p>
          </table:table-cell>
          <table:table-cell table:number-columns-repeated="16374" table:style-name="ce23"/>
        </table:table-row>
        <table:table-row table:style-name="ro3">
          <table:table-cell office:value-type="string" table:style-name="ce27">
            <text:p>Oct to Dec 2014</text:p>
          </table:table-cell>
          <table:table-cell office:value-type="string" table:style-name="ce27">
            <text:p>London North Eastern Railway</text:p>
          </table:table-cell>
          <table:table-cell office:value-type="float" office:value="95279.464285714203" table:style-name="ce31">
            <text:p>95,279</text:p>
          </table:table-cell>
          <table:table-cell office:value-type="float" office:value="45.2371501129197" table:style-name="ce32">
            <text:p>45.2</text:p>
          </table:table-cell>
          <table:table-cell office:value-type="float" office:value="65.162669965233803" table:style-name="ce32">
            <text:p>65.2</text:p>
          </table:table-cell>
          <table:table-cell office:value-type="float" office:value="93.324862013062997" table:style-name="ce32">
            <text:p>93.3</text:p>
          </table:table-cell>
          <table:table-cell office:value-type="float" office:value="387387.50000000006" table:style-name="ce33">
            <text:p>387,388</text:p>
          </table:table-cell>
          <table:table-cell office:value-type="float" office:value="50.443575784674799" table:style-name="ce34">
            <text:p>50.4</text:p>
          </table:table-cell>
          <table:table-cell office:value-type="float" office:value="70.626587442437199" table:style-name="ce34">
            <text:p>70.6</text:p>
          </table:table-cell>
          <table:table-cell office:value-type="float" office:value="95.145927158575958" table:style-name="ce34">
            <text:p>95.1</text:p>
          </table:table-cell>
          <table:table-cell table:number-columns-repeated="16374" table:style-name="ce23"/>
        </table:table-row>
        <table:table-row table:style-name="ro3">
          <table:table-cell office:value-type="string" table:style-name="ce27">
            <text:p>Jan to Mar 2015</text:p>
          </table:table-cell>
          <table:table-cell office:value-type="string" table:style-name="ce27">
            <text:p>London North Eastern Railway</text:p>
          </table:table-cell>
          <table:table-cell office:value-type="float" office:value="96628.357142857101" table:style-name="ce31">
            <text:p>96,628</text:p>
          </table:table-cell>
          <table:table-cell office:value-type="float" office:value="58.677133376256698" table:style-name="ce32">
            <text:p>58.7</text:p>
          </table:table-cell>
          <table:table-cell office:value-type="float" office:value="77.270721327738002" table:style-name="ce32">
            <text:p>77.3</text:p>
          </table:table-cell>
          <table:table-cell office:value-type="float" office:value="96.7602678007121" table:style-name="ce32">
            <text:p>96.8</text:p>
          </table:table-cell>
          <table:table-cell office:value-type="float" office:value="388725" table:style-name="ce31">
            <text:p>388,725</text:p>
          </table:table-cell>
          <table:table-cell office:value-type="float" office:value="53.158402469612099" table:style-name="ce35">
            <text:p>53.2</text:p>
          </table:table-cell>
          <table:table-cell office:value-type="float" office:value="72.911955752781495" table:style-name="ce35">
            <text:p>72.9</text:p>
          </table:table-cell>
          <table:table-cell office:value-type="float" office:value="95.766673097948399" table:style-name="ce35">
            <text:p>95.8</text:p>
          </table:table-cell>
          <table:table-cell table:number-columns-repeated="16374" table:style-name="ce23"/>
        </table:table-row>
        <table:table-row table:style-name="ro3">
          <table:table-cell office:value-type="string" table:style-name="ce27">
            <text:p>Apr to Jun 2015</text:p>
          </table:table-cell>
          <table:table-cell office:value-type="string" table:style-name="ce27">
            <text:p>London North Eastern Railway</text:p>
          </table:table-cell>
          <table:table-cell office:value-type="float" office:value="98133" table:style-name="ce31">
            <text:p>98,133</text:p>
          </table:table-cell>
          <table:table-cell office:value-type="float" office:value="57.135978722753798" table:style-name="ce32">
            <text:p>57.1</text:p>
          </table:table-cell>
          <table:table-cell office:value-type="float" office:value="76.066882991159204" table:style-name="ce32">
            <text:p>76.1</text:p>
          </table:table-cell>
          <table:table-cell office:value-type="float" office:value="96.0993171075406" table:style-name="ce32">
            <text:p>96.1</text:p>
          </table:table-cell>
          <table:table-cell office:value-type="float" office:value="389057.53571428498" table:style-name="ce31">
            <text:p>389,058</text:p>
          </table:table-cell>
          <table:table-cell office:value-type="float" office:value="53.355879882253902" table:style-name="ce35">
            <text:p>53.4</text:p>
          </table:table-cell>
          <table:table-cell office:value-type="float" office:value="72.806666219309605" table:style-name="ce35">
            <text:p>72.8</text:p>
          </table:table-cell>
          <table:table-cell office:value-type="float" office:value="95.550639728185601" table:style-name="ce35">
            <text:p>95.6</text:p>
          </table:table-cell>
          <table:table-cell table:number-columns-repeated="16374" table:style-name="ce23"/>
        </table:table-row>
        <table:table-row table:style-name="ro3">
          <table:table-cell office:value-type="string" table:style-name="ce27">
            <text:p>Jul to Sep 2015</text:p>
          </table:table-cell>
          <table:table-cell office:value-type="string" table:style-name="ce27">
            <text:p>London North Eastern Railway</text:p>
          </table:table-cell>
          <table:table-cell office:value-type="float" office:value="98850.178571428507" table:style-name="ce31">
            <text:p>98,850</text:p>
          </table:table-cell>
          <table:table-cell office:value-type="float" office:value="55.050193203639701" table:style-name="ce32">
            <text:p>55.1</text:p>
          </table:table-cell>
          <table:table-cell office:value-type="float" office:value="73.864126988714801" table:style-name="ce32">
            <text:p>73.9</text:p>
          </table:table-cell>
          <table:table-cell office:value-type="float" office:value="94.903434309859193" table:style-name="ce32">
            <text:p>94.9</text:p>
          </table:table-cell>
          <table:table-cell office:value-type="float" office:value="388891" table:style-name="ce31">
            <text:p>388,891</text:p>
          </table:table-cell>
          <table:table-cell office:value-type="float" office:value="54.073488090860501" table:style-name="ce35">
            <text:p>54.1</text:p>
          </table:table-cell>
          <table:table-cell office:value-type="float" office:value="73.134530534997495" table:style-name="ce35">
            <text:p>73.1</text:p>
          </table:table-cell>
          <table:table-cell office:value-type="float" office:value="95.279819501388005" table:style-name="ce35">
            <text:p>95.3</text:p>
          </table:table-cell>
          <table:table-cell table:number-columns-repeated="16374" table:style-name="ce23"/>
        </table:table-row>
        <table:table-row table:style-name="ro3">
          <table:table-cell office:value-type="string" table:style-name="ce27">
            <text:p>Oct to Dec 2015</text:p>
          </table:table-cell>
          <table:table-cell office:value-type="string" table:style-name="ce27">
            <text:p>London North Eastern Railway</text:p>
          </table:table-cell>
          <table:table-cell office:value-type="float" office:value="96529.071428571406" table:style-name="ce31">
            <text:p>96,529</text:p>
          </table:table-cell>
          <table:table-cell office:value-type="float" office:value="43.227465892954498" table:style-name="ce32">
            <text:p>43.2</text:p>
          </table:table-cell>
          <table:table-cell office:value-type="float" office:value="62.166024003131497" table:style-name="ce32">
            <text:p>62.2</text:p>
          </table:table-cell>
          <table:table-cell office:value-type="float" office:value="92.022573510422802" table:style-name="ce32">
            <text:p>92.0</text:p>
          </table:table-cell>
          <table:table-cell office:value-type="float" office:value="390140.60714285698" table:style-name="ce31">
            <text:p>390,141</text:p>
          </table:table-cell>
          <table:table-cell office:value-type="float" office:value="53.5479470450992" table:style-name="ce35">
            <text:p>53.5</text:p>
          </table:table-cell>
          <table:table-cell office:value-type="float" office:value="72.367563086458603" table:style-name="ce35">
            <text:p>72.4</text:p>
          </table:table-cell>
          <table:table-cell office:value-type="float" office:value="94.951344007201797" table:style-name="ce35">
            <text:p>95.0</text:p>
          </table:table-cell>
          <table:table-cell table:number-columns-repeated="16374" table:style-name="ce23"/>
        </table:table-row>
        <table:table-row table:style-name="ro3">
          <table:table-cell office:value-type="string" table:style-name="ce27">
            <text:p>Jan to Mar 2016</text:p>
          </table:table-cell>
          <table:table-cell office:value-type="string" table:style-name="ce27">
            <text:p>London North Eastern Railway</text:p>
          </table:table-cell>
          <table:table-cell office:value-type="float" office:value="96597.749999999898" table:style-name="ce31">
            <text:p>96,598</text:p>
          </table:table-cell>
          <table:table-cell office:value-type="float" office:value="48.869113706804001" table:style-name="ce32">
            <text:p>48.9</text:p>
          </table:table-cell>
          <table:table-cell office:value-type="float" office:value="68.519379148508705" table:style-name="ce32">
            <text:p>68.5</text:p>
          </table:table-cell>
          <table:table-cell office:value-type="float" office:value="93.543697594257694" table:style-name="ce32">
            <text:p>93.5</text:p>
          </table:table-cell>
          <table:table-cell office:value-type="float" office:value="390110" table:style-name="ce31">
            <text:p>390,110</text:p>
          </table:table-cell>
          <table:table-cell office:value-type="float" office:value="51.118915177770297" table:style-name="ce35">
            <text:p>51.1</text:p>
          </table:table-cell>
          <table:table-cell office:value-type="float" office:value="70.200199943605597" table:style-name="ce35">
            <text:p>70.2</text:p>
          </table:table-cell>
          <table:table-cell office:value-type="float" office:value="94.154725590218106" table:style-name="ce35">
            <text:p>94.2</text:p>
          </table:table-cell>
          <table:table-cell table:number-columns-repeated="16374" table:style-name="ce23"/>
        </table:table-row>
        <table:table-row table:style-name="ro3">
          <table:table-cell office:value-type="string" table:style-name="ce27">
            <text:p>Apr to Jun 2016</text:p>
          </table:table-cell>
          <table:table-cell office:value-type="string" table:style-name="ce27">
            <text:p>London North Eastern Railway</text:p>
          </table:table-cell>
          <table:table-cell office:value-type="float" office:value="98342.428571428507" table:style-name="ce31">
            <text:p>98,342</text:p>
          </table:table-cell>
          <table:table-cell office:value-type="float" office:value="53.088188937488098" table:style-name="ce32">
            <text:p>53.1</text:p>
          </table:table-cell>
          <table:table-cell office:value-type="float" office:value="72.119067921562703" table:style-name="ce32">
            <text:p>72.1</text:p>
          </table:table-cell>
          <table:table-cell office:value-type="float" office:value="94.030806351567406" table:style-name="ce32">
            <text:p>94.0</text:p>
          </table:table-cell>
          <table:table-cell office:value-type="float" office:value="390319.428571428" table:style-name="ce31">
            <text:p>390,319</text:p>
          </table:table-cell>
          <table:table-cell office:value-type="float" office:value="50.1022880161157" table:style-name="ce35">
            <text:p>50.1</text:p>
          </table:table-cell>
          <table:table-cell office:value-type="float" office:value="69.208681094898097" table:style-name="ce35">
            <text:p>69.2</text:p>
          </table:table-cell>
          <table:table-cell office:value-type="float" office:value="93.634600012590397" table:style-name="ce35">
            <text:p>93.6</text:p>
          </table:table-cell>
          <table:table-cell table:number-columns-repeated="16374" table:style-name="ce23"/>
        </table:table-row>
        <table:table-row table:style-name="ro3">
          <table:table-cell office:value-type="string" table:style-name="ce27">
            <text:p>Jul to Sep 2016</text:p>
          </table:table-cell>
          <table:table-cell office:value-type="string" table:style-name="ce27">
            <text:p>London North Eastern Railway</text:p>
          </table:table-cell>
          <table:table-cell office:value-type="float" office:value="99441.892857142797" table:style-name="ce31">
            <text:p>99,442</text:p>
          </table:table-cell>
          <table:table-cell office:value-type="float" office:value="48.885871253600001" table:style-name="ce32">
            <text:p>48.9</text:p>
          </table:table-cell>
          <table:table-cell office:value-type="float" office:value="68.142594400965606" table:style-name="ce32">
            <text:p>68.1</text:p>
          </table:table-cell>
          <table:table-cell office:value-type="float" office:value="92.485274063496504" table:style-name="ce32">
            <text:p>92.5</text:p>
          </table:table-cell>
          <table:table-cell office:value-type="float" office:value="390911.14285714203" table:style-name="ce31">
            <text:p>390,911</text:p>
          </table:table-cell>
          <table:table-cell office:value-type="float" office:value="48.541667123474902" table:style-name="ce35">
            <text:p>48.5</text:p>
          </table:table-cell>
          <table:table-cell office:value-type="float" office:value="67.760256441178797" table:style-name="ce35">
            <text:p>67.8</text:p>
          </table:table-cell>
          <table:table-cell office:value-type="float" office:value="93.021377163535107" table:style-name="ce35">
            <text:p>93.0</text:p>
          </table:table-cell>
          <table:table-cell table:number-columns-repeated="16374" table:style-name="ce23"/>
        </table:table-row>
        <table:table-row table:style-name="ro3">
          <table:table-cell office:value-type="string" table:style-name="ce27">
            <text:p>Oct to Dec 2016</text:p>
          </table:table-cell>
          <table:table-cell office:value-type="string" table:style-name="ce27">
            <text:p>London North Eastern Railway</text:p>
          </table:table-cell>
          <table:table-cell office:value-type="float" office:value="98254.178571428507" table:style-name="ce31">
            <text:p>98,254</text:p>
          </table:table-cell>
          <table:table-cell office:value-type="float" office:value="42.043250068971901" table:style-name="ce32">
            <text:p>42.0</text:p>
          </table:table-cell>
          <table:table-cell office:value-type="float" office:value="62.045779950471001" table:style-name="ce32">
            <text:p>62.0</text:p>
          </table:table-cell>
          <table:table-cell office:value-type="float" office:value="91.800385079951099" table:style-name="ce32">
            <text:p>91.8</text:p>
          </table:table-cell>
          <table:table-cell office:value-type="float" office:value="392636.25" table:style-name="ce33">
            <text:p>392,636</text:p>
          </table:table-cell>
          <table:table-cell office:value-type="float" office:value="48.221977539188998" table:style-name="ce34">
            <text:p>48.2</text:p>
          </table:table-cell>
          <table:table-cell office:value-type="float" office:value="67.705587186977297" table:style-name="ce34">
            <text:p>67.7</text:p>
          </table:table-cell>
          <table:table-cell office:value-type="float" office:value="92.961387834887105" table:style-name="ce34">
            <text:p>93.0</text:p>
          </table:table-cell>
          <table:table-cell table:number-columns-repeated="16374" table:style-name="ce23"/>
        </table:table-row>
        <table:table-row table:style-name="ro3">
          <table:table-cell office:value-type="string" table:style-name="ce27">
            <text:p>Jan to Mar 2017</text:p>
          </table:table-cell>
          <table:table-cell office:value-type="string" table:style-name="ce27">
            <text:p>London North Eastern Railway</text:p>
          </table:table-cell>
          <table:table-cell office:value-type="float" office:value="98387.5" table:style-name="ce31">
            <text:p>98,388</text:p>
          </table:table-cell>
          <table:table-cell office:value-type="float" office:value="53.528649472748" table:style-name="ce32">
            <text:p>53.5</text:p>
          </table:table-cell>
          <table:table-cell office:value-type="float" office:value="73.545419895820103" table:style-name="ce32">
            <text:p>73.5</text:p>
          </table:table-cell>
          <table:table-cell office:value-type="float" office:value="94.530301105323304" table:style-name="ce32">
            <text:p>94.5</text:p>
          </table:table-cell>
          <table:table-cell office:value-type="float" office:value="394426" table:style-name="ce33">
            <text:p>394,426</text:p>
          </table:table-cell>
          <table:table-cell office:value-type="float" office:value="49.387210782250598" table:style-name="ce34">
            <text:p>49.4</text:p>
          </table:table-cell>
          <table:table-cell office:value-type="float" office:value="68.962999396591499" table:style-name="ce34">
            <text:p>69.0</text:p>
          </table:table-cell>
          <table:table-cell office:value-type="float" office:value="93.210133206228804" table:style-name="ce34">
            <text:p>93.2</text:p>
          </table:table-cell>
          <table:table-cell table:number-columns-repeated="16374" table:style-name="ce23"/>
        </table:table-row>
        <table:table-row table:style-name="ro3">
          <table:table-cell office:value-type="string" table:style-name="ce27">
            <text:p>Apr to Jun 2017</text:p>
          </table:table-cell>
          <table:table-cell office:value-type="string" table:style-name="ce27">
            <text:p>London North Eastern Railway</text:p>
          </table:table-cell>
          <table:table-cell office:value-type="float" office:value="101024.214285714" table:style-name="ce31">
            <text:p>101,024</text:p>
          </table:table-cell>
          <table:table-cell office:value-type="float" office:value="53.192197910119098" table:style-name="ce32">
            <text:p>53.2</text:p>
          </table:table-cell>
          <table:table-cell office:value-type="float" office:value="73.572884577177007" table:style-name="ce32">
            <text:p>73.6</text:p>
          </table:table-cell>
          <table:table-cell office:value-type="float" office:value="95.341852271626493" table:style-name="ce32">
            <text:p>95.3</text:p>
          </table:table-cell>
          <table:table-cell office:value-type="float" office:value="397107.78571428498" table:style-name="ce33">
            <text:p>397,108</text:p>
          </table:table-cell>
          <table:table-cell office:value-type="float" office:value="49.438664457598598" table:style-name="ce34">
            <text:p>49.4</text:p>
          </table:table-cell>
          <table:table-cell office:value-type="float" office:value="69.354164189679295" table:style-name="ce34">
            <text:p>69.4</text:p>
          </table:table-cell>
          <table:table-cell office:value-type="float" office:value="93.549205514371806" table:style-name="ce34">
            <text:p>93.5</text:p>
          </table:table-cell>
          <table:table-cell table:number-columns-repeated="16374" table:style-name="ce23"/>
        </table:table-row>
        <table:table-row table:style-name="ro3">
          <table:table-cell office:value-type="string" table:style-name="ce27">
            <text:p>Jul to Sep 2017</text:p>
          </table:table-cell>
          <table:table-cell office:value-type="string" table:style-name="ce27">
            <text:p>London North Eastern Railway</text:p>
          </table:table-cell>
          <table:table-cell office:value-type="float" office:value="104004.785714285" table:style-name="ce31">
            <text:p>104,005</text:p>
          </table:table-cell>
          <table:table-cell office:value-type="float" office:value="51.037074530224203" table:style-name="ce32">
            <text:p>51.0</text:p>
          </table:table-cell>
          <table:table-cell office:value-type="float" office:value="71.622734393403604" table:style-name="ce32">
            <text:p>71.6</text:p>
          </table:table-cell>
          <table:table-cell office:value-type="float" office:value="94.941922315387899" table:style-name="ce32">
            <text:p>94.9</text:p>
          </table:table-cell>
          <table:table-cell office:value-type="float" office:value="401670.678571428" table:style-name="ce31">
            <text:p>401,671</text:p>
          </table:table-cell>
          <table:table-cell office:value-type="float" office:value="49.989396964233002" table:style-name="ce35">
            <text:p>50.0</text:p>
          </table:table-cell>
          <table:table-cell office:value-type="float" office:value="70.241515370756304" table:style-name="ce35">
            <text:p>70.2</text:p>
          </table:table-cell>
          <table:table-cell office:value-type="float" office:value="94.173220617209594" table:style-name="ce35">
            <text:p>94.2</text:p>
          </table:table-cell>
          <table:table-cell table:number-columns-repeated="16374" table:style-name="ce23"/>
        </table:table-row>
        <table:table-row table:style-name="ro3">
          <table:table-cell office:value-type="string" table:style-name="ce27">
            <text:p>Oct to Dec 2017</text:p>
          </table:table-cell>
          <table:table-cell office:value-type="string" table:style-name="ce27">
            <text:p>London North Eastern Railway</text:p>
          </table:table-cell>
          <table:table-cell office:value-type="float" office:value="98727" table:style-name="ce31">
            <text:p>98,727</text:p>
          </table:table-cell>
          <table:table-cell office:value-type="float" office:value="40.154090138896699" table:style-name="ce32">
            <text:p>40.2</text:p>
          </table:table-cell>
          <table:table-cell office:value-type="float" office:value="60.803456573610603" table:style-name="ce32">
            <text:p>60.8</text:p>
          </table:table-cell>
          <table:table-cell office:value-type="float" office:value="91.338018692237895" table:style-name="ce32">
            <text:p>91.3</text:p>
          </table:table-cell>
          <table:table-cell office:value-type="float" office:value="402143.5" table:style-name="ce31">
            <text:p>402,144</text:p>
          </table:table-cell>
          <table:table-cell office:value-type="float" office:value="49.516261874536902" table:style-name="ce35">
            <text:p>49.5</text:p>
          </table:table-cell>
          <table:table-cell office:value-type="float" office:value="69.926886440146006" table:style-name="ce35">
            <text:p>69.9</text:p>
          </table:table-cell>
          <table:table-cell office:value-type="float" office:value="94.056918914339207" table:style-name="ce35">
            <text:p>94.1</text:p>
          </table:table-cell>
          <table:table-cell table:number-columns-repeated="16374" table:style-name="ce23"/>
        </table:table-row>
        <table:table-row table:style-name="ro3">
          <table:table-cell office:value-type="string" table:style-name="ce27">
            <text:p>Jan to Mar 2018</text:p>
          </table:table-cell>
          <table:table-cell office:value-type="string" table:style-name="ce27">
            <text:p>London North Eastern Railway</text:p>
          </table:table-cell>
          <table:table-cell office:value-type="float" office:value="98253.999999999898" table:style-name="ce31">
            <text:p>98,254</text:p>
          </table:table-cell>
          <table:table-cell office:value-type="float" office:value="38.641756497009197" table:style-name="ce32">
            <text:p>38.6</text:p>
          </table:table-cell>
          <table:table-cell office:value-type="float" office:value="58.827194240001802" table:style-name="ce32">
            <text:p>58.8</text:p>
          </table:table-cell>
          <table:table-cell office:value-type="float" office:value="90.416893241714604" table:style-name="ce32">
            <text:p>90.4</text:p>
          </table:table-cell>
          <table:table-cell office:value-type="float" office:value="402010" table:style-name="ce31">
            <text:p>402,010</text:p>
          </table:table-cell>
          <table:table-cell office:value-type="float" office:value="45.876470734558801" table:style-name="ce35">
            <text:p>45.9</text:p>
          </table:table-cell>
          <table:table-cell office:value-type="float" office:value="66.328449541056102" table:style-name="ce35">
            <text:p>66.3</text:p>
          </table:table-cell>
          <table:table-cell office:value-type="float" office:value="93.051416631427003" table:style-name="ce35">
            <text:p>93.1</text:p>
          </table:table-cell>
          <table:table-cell table:number-columns-repeated="16374" table:style-name="ce23"/>
        </table:table-row>
        <table:table-row table:style-name="ro3">
          <table:table-cell office:value-type="string" table:style-name="ce27">
            <text:p>Apr to Jun 2018</text:p>
          </table:table-cell>
          <table:table-cell office:value-type="string" table:style-name="ce27">
            <text:p>London North Eastern Railway</text:p>
          </table:table-cell>
          <table:table-cell office:value-type="float" office:value="103974.25" table:style-name="ce31">
            <text:p>103,974</text:p>
          </table:table-cell>
          <table:table-cell office:value-type="float" office:value="39.989468546298703" table:style-name="ce32">
            <text:p>40.0</text:p>
          </table:table-cell>
          <table:table-cell office:value-type="float" office:value="59.893435153415297" table:style-name="ce32">
            <text:p>59.9</text:p>
          </table:table-cell>
          <table:table-cell office:value-type="float" office:value="91.3485790953048" table:style-name="ce32">
            <text:p>91.3</text:p>
          </table:table-cell>
          <table:table-cell office:value-type="float" office:value="404960.03571428498" table:style-name="ce31">
            <text:p>404,960</text:p>
          </table:table-cell>
          <table:table-cell office:value-type="float" office:value="42.539938464827301" table:style-name="ce35">
            <text:p>42.5</text:p>
          </table:table-cell>
          <table:table-cell office:value-type="float" office:value="62.868999154325699" table:style-name="ce35">
            <text:p>62.9</text:p>
          </table:table-cell>
          <table:table-cell office:value-type="float" office:value="92.042821509459301" table:style-name="ce35">
            <text:p>92.0</text:p>
          </table:table-cell>
          <table:table-cell table:number-columns-repeated="16374" table:style-name="ce23"/>
        </table:table-row>
        <table:table-row table:style-name="ro3">
          <table:table-cell office:value-type="string" table:style-name="ce27">
            <text:p>Jul to Sep 2018</text:p>
          </table:table-cell>
          <table:table-cell office:value-type="string" table:style-name="ce27">
            <text:p>London North Eastern Railway</text:p>
          </table:table-cell>
          <table:table-cell office:value-type="float" office:value="103644.75" table:style-name="ce31">
            <text:p>103,645</text:p>
          </table:table-cell>
          <table:table-cell office:value-type="float" office:value="36.624417265983702" table:style-name="ce32">
            <text:p>36.6</text:p>
          </table:table-cell>
          <table:table-cell office:value-type="float" office:value="55.552086746865001" table:style-name="ce32">
            <text:p>55.6</text:p>
          </table:table-cell>
          <table:table-cell office:value-type="float" office:value="89.960279843269504" table:style-name="ce32">
            <text:p>90.0</text:p>
          </table:table-cell>
          <table:table-cell office:value-type="float" office:value="404600" table:style-name="ce31">
            <text:p>404,600</text:p>
          </table:table-cell>
          <table:table-cell office:value-type="float" office:value="38.840344961513999" table:style-name="ce35">
            <text:p>38.8</text:p>
          </table:table-cell>
          <table:table-cell office:value-type="float" office:value="58.744456606171802" table:style-name="ce35">
            <text:p>58.7</text:p>
          </table:table-cell>
          <table:table-cell office:value-type="float" office:value="90.764114469317093" table:style-name="ce35">
            <text:p>90.8</text:p>
          </table:table-cell>
          <table:table-cell table:number-columns-repeated="16374" table:style-name="ce23"/>
        </table:table-row>
        <table:table-row table:style-name="ro3">
          <table:table-cell office:value-type="string" table:style-name="ce27">
            <text:p>Oct to Dec 2018</text:p>
          </table:table-cell>
          <table:table-cell office:value-type="string" table:style-name="ce27">
            <text:p>London North Eastern Railway</text:p>
          </table:table-cell>
          <table:table-cell office:value-type="float" office:value="98905.249999999898" table:style-name="ce31">
            <text:p>98,905</text:p>
          </table:table-cell>
          <table:table-cell office:value-type="float" office:value="35.656708964243101" table:style-name="ce32">
            <text:p>35.7</text:p>
          </table:table-cell>
          <table:table-cell office:value-type="float" office:value="54.678485578008001" table:style-name="ce32">
            <text:p>54.7</text:p>
          </table:table-cell>
          <table:table-cell office:value-type="float" office:value="91.065836097823706" table:style-name="ce32">
            <text:p>91.1</text:p>
          </table:table-cell>
          <table:table-cell office:value-type="float" office:value="404778.25" table:style-name="ce31">
            <text:p>404,778</text:p>
          </table:table-cell>
          <table:table-cell office:value-type="float" office:value="37.742014123959002" table:style-name="ce35">
            <text:p>37.7</text:p>
          </table:table-cell>
          <table:table-cell office:value-type="float" office:value="57.248761689711699" table:style-name="ce35">
            <text:p>57.2</text:p>
          </table:table-cell>
          <table:table-cell office:value-type="float" office:value="90.697860936380394" table:style-name="ce35">
            <text:p>90.7</text:p>
          </table:table-cell>
          <table:table-cell table:number-columns-repeated="16374" table:style-name="ce23"/>
        </table:table-row>
        <table:table-row table:style-name="ro3">
          <table:table-cell office:value-type="string" table:style-name="ce27">
            <text:p>Jan to Mar 2019</text:p>
          </table:table-cell>
          <table:table-cell office:value-type="string" table:style-name="ce27">
            <text:p>London North Eastern Railway</text:p>
          </table:table-cell>
          <table:table-cell office:value-type="float" office:value="99845.75" table:style-name="ce31">
            <text:p>99,846</text:p>
          </table:table-cell>
          <table:table-cell office:value-type="float" office:value="45.257416708129398" table:style-name="ce32">
            <text:p>45.3</text:p>
          </table:table-cell>
          <table:table-cell office:value-type="float" office:value="64.645251013974701" table:style-name="ce32">
            <text:p>64.6</text:p>
          </table:table-cell>
          <table:table-cell office:value-type="float" office:value="92.908311069825203" table:style-name="ce32">
            <text:p>92.9</text:p>
          </table:table-cell>
          <table:table-cell office:value-type="float" office:value="406370" table:style-name="ce31">
            <text:p>406,370</text:p>
          </table:table-cell>
          <table:table-cell office:value-type="float" office:value="39.371016561261897" table:style-name="ce35">
            <text:p>39.4</text:p>
          </table:table-cell>
          <table:table-cell office:value-type="float" office:value="58.684450131653399" table:style-name="ce35">
            <text:p>58.7</text:p>
          </table:table-cell>
          <table:table-cell office:value-type="float" office:value="91.308905677092298" table:style-name="ce35">
            <text:p>91.3</text:p>
          </table:table-cell>
          <table:table-cell table:number-columns-repeated="16374" table:style-name="ce23"/>
        </table:table-row>
        <table:table-row table:style-name="ro3">
          <table:table-cell office:value-type="string" table:style-name="ce27">
            <text:p>Apr to Jun 2019</text:p>
          </table:table-cell>
          <table:table-cell office:value-type="string" table:style-name="ce27">
            <text:p>London North Eastern Railway</text:p>
          </table:table-cell>
          <table:table-cell office:value-type="float" office:value="102892.428571428" table:style-name="ce31">
            <text:p>102,892</text:p>
          </table:table-cell>
          <table:table-cell office:value-type="float" office:value="46.490995450171901" table:style-name="ce32">
            <text:p>46.5</text:p>
          </table:table-cell>
          <table:table-cell office:value-type="float" office:value="66.047619774882705" table:style-name="ce32">
            <text:p>66.0</text:p>
          </table:table-cell>
          <table:table-cell office:value-type="float" office:value="93.000595628999406" table:style-name="ce32">
            <text:p>93.0</text:p>
          </table:table-cell>
          <table:table-cell office:value-type="float" office:value="405288.178571428" table:style-name="ce31">
            <text:p>405,288</text:p>
          </table:table-cell>
          <table:table-cell office:value-type="float" office:value="41.019939163217899" table:style-name="ce35">
            <text:p>41.0</text:p>
          </table:table-cell>
          <table:table-cell office:value-type="float" office:value="60.243615015030301" table:style-name="ce35">
            <text:p>60.2</text:p>
          </table:table-cell>
          <table:table-cell office:value-type="float" office:value="91.728205036469106" table:style-name="ce35">
            <text:p>91.7</text:p>
          </table:table-cell>
          <table:table-cell table:number-columns-repeated="16374" table:style-name="ce23"/>
        </table:table-row>
        <table:table-row table:style-name="ro3">
          <table:table-cell office:value-type="string" table:style-name="ce27">
            <text:p>Jul to Sep 2019</text:p>
          </table:table-cell>
          <table:table-cell office:value-type="string" table:style-name="ce27">
            <text:p>London North Eastern Railway</text:p>
          </table:table-cell>
          <table:table-cell office:value-type="float" office:value="102113.571428571" table:style-name="ce31">
            <text:p>102,114</text:p>
          </table:table-cell>
          <table:table-cell office:value-type="float" office:value="42.794787316643202" table:style-name="ce32">
            <text:p>42.8</text:p>
          </table:table-cell>
          <table:table-cell office:value-type="float" office:value="62.153764366007003" table:style-name="ce32">
            <text:p>62.2</text:p>
          </table:table-cell>
          <table:table-cell office:value-type="float" office:value="91.267985926034697" table:style-name="ce32">
            <text:p>91.3</text:p>
          </table:table-cell>
          <table:table-cell office:value-type="float" office:value="403757" table:style-name="ce31">
            <text:p>403,757</text:p>
          </table:table-cell>
          <table:table-cell office:value-type="float" office:value="42.597147364804599" table:style-name="ce35">
            <text:p>42.6</text:p>
          </table:table-cell>
          <table:table-cell office:value-type="float" office:value="61.931027113550201" table:style-name="ce35">
            <text:p>61.9</text:p>
          </table:table-cell>
          <table:table-cell office:value-type="float" office:value="92.065639551936897" table:style-name="ce35">
            <text:p>92.1</text:p>
          </table:table-cell>
          <table:table-cell table:number-columns-repeated="16374" table:style-name="ce23"/>
        </table:table-row>
        <table:table-row table:style-name="ro3">
          <table:table-cell office:value-type="string" table:style-name="ce27">
            <text:p>Oct to Dec 2019</text:p>
          </table:table-cell>
          <table:table-cell office:value-type="string" table:style-name="ce27">
            <text:p>London North Eastern Railway</text:p>
          </table:table-cell>
          <table:table-cell office:value-type="float" office:value="99435.142857142797" table:style-name="ce31">
            <text:p>99,435</text:p>
          </table:table-cell>
          <table:table-cell office:value-type="float" office:value="39.071986621573799" table:style-name="ce32">
            <text:p>39.1</text:p>
          </table:table-cell>
          <table:table-cell office:value-type="float" office:value="56.335500814601303" table:style-name="ce32">
            <text:p>56.3</text:p>
          </table:table-cell>
          <table:table-cell office:value-type="float" office:value="89.296253408539002" table:style-name="ce32">
            <text:p>89.3</text:p>
          </table:table-cell>
          <table:table-cell office:value-type="float" office:value="404286.89285714203" table:style-name="ce31">
            <text:p>404,287</text:p>
          </table:table-cell>
          <table:table-cell office:value-type="float" office:value="43.428044776901203" table:style-name="ce35">
            <text:p>43.4</text:p>
          </table:table-cell>
          <table:table-cell office:value-type="float" office:value="62.329067415262799" table:style-name="ce35">
            <text:p>62.3</text:p>
          </table:table-cell>
          <table:table-cell office:value-type="float" office:value="91.629096840972096" table:style-name="ce35">
            <text:p>91.6</text:p>
          </table:table-cell>
          <table:table-cell table:number-columns-repeated="16374" table:style-name="ce23"/>
        </table:table-row>
        <table:table-row table:style-name="ro3">
          <table:table-cell office:value-type="string" table:style-name="ce27">
            <text:p>Jan to Mar 2020</text:p>
          </table:table-cell>
          <table:table-cell office:value-type="string" table:style-name="ce27">
            <text:p>London North Eastern Railway</text:p>
          </table:table-cell>
          <table:table-cell office:value-type="float" office:value="98865.857142857101" table:style-name="ce31">
            <text:p>98,866</text:p>
          </table:table-cell>
          <table:table-cell office:value-type="float" office:value="52.495083525874101" table:style-name="ce32">
            <text:p>52.5</text:p>
          </table:table-cell>
          <table:table-cell office:value-type="float" office:value="69.203148277391705" table:style-name="ce32">
            <text:p>69.2</text:p>
          </table:table-cell>
          <table:table-cell office:value-type="float" office:value="92.894123494894203" table:style-name="ce32">
            <text:p>92.9</text:p>
          </table:table-cell>
          <table:table-cell office:value-type="float" office:value="403307" table:style-name="ce31">
            <text:p>403,307</text:p>
          </table:table-cell>
          <table:table-cell office:value-type="float" office:value="45.1978269655622" table:style-name="ce35">
            <text:p>45.2</text:p>
          </table:table-cell>
          <table:table-cell office:value-type="float" office:value="63.440753569861101" table:style-name="ce35">
            <text:p>63.4</text:p>
          </table:table-cell>
          <table:table-cell office:value-type="float" office:value="91.6225108912069" table:style-name="ce35">
            <text:p>91.6</text:p>
          </table:table-cell>
          <table:table-cell table:number-columns-repeated="16374" table:style-name="ce23"/>
        </table:table-row>
        <table:table-row table:style-name="ro3">
          <table:table-cell office:value-type="string" table:style-name="ce27">
            <text:p>Apr to Jun 2020</text:p>
          </table:table-cell>
          <table:table-cell office:value-type="string" table:style-name="ce27">
            <text:p>London North Eastern Railway</text:p>
          </table:table-cell>
          <table:table-cell office:value-type="float" office:value="61331.071428571398" table:style-name="ce31">
            <text:p>61,331</text:p>
          </table:table-cell>
          <table:table-cell office:value-type="float" office:value="83.317125437467595" table:style-name="ce32">
            <text:p>83.3</text:p>
          </table:table-cell>
          <table:table-cell office:value-type="float" office:value="91.624264093590398" table:style-name="ce32">
            <text:p>91.6</text:p>
          </table:table-cell>
          <table:table-cell office:value-type="float" office:value="98.106995405498196" table:style-name="ce32">
            <text:p>98.1</text:p>
          </table:table-cell>
          <table:table-cell office:value-type="float" office:value="361745.64285714203" table:style-name="ce31">
            <text:p>361,746</text:p>
          </table:table-cell>
          <table:table-cell office:value-type="float" office:value="51.2928282875951" table:style-name="ce35">
            <text:p>51.3</text:p>
          </table:table-cell>
          <table:table-cell office:value-type="float" office:value="67.477562667849199" table:style-name="ce35">
            <text:p>67.5</text:p>
          </table:table-cell>
          <table:table-cell office:value-type="float" office:value="92.3299303239707" table:style-name="ce35">
            <text:p>92.3</text:p>
          </table:table-cell>
          <table:table-cell table:number-columns-repeated="16374" table:style-name="ce23"/>
        </table:table-row>
        <table:table-row table:style-name="ro3">
          <table:table-cell office:value-type="string" table:style-name="ce27">
            <text:p>Jul to Sep 2020</text:p>
          </table:table-cell>
          <table:table-cell office:value-type="string" table:style-name="ce27">
            <text:p>London North Eastern Railway</text:p>
          </table:table-cell>
          <table:table-cell office:value-type="float" office:value="84821.25" table:style-name="ce31">
            <text:p>84,821</text:p>
          </table:table-cell>
          <table:table-cell office:value-type="float" office:value="81.142233983650399" table:style-name="ce32">
            <text:p>81.1</text:p>
          </table:table-cell>
          <table:table-cell office:value-type="float" office:value="90.162968764144694" table:style-name="ce32">
            <text:p>90.2</text:p>
          </table:table-cell>
          <table:table-cell office:value-type="float" office:value="97.563363291291097" table:style-name="ce32">
            <text:p>97.6</text:p>
          </table:table-cell>
          <table:table-cell office:value-type="float" office:value="344453.32142857101" table:style-name="ce31">
            <text:p>344,453</text:p>
          </table:table-cell>
          <table:table-cell office:value-type="float" office:value="61.162465202365603" table:style-name="ce35">
            <text:p>61.2</text:p>
          </table:table-cell>
          <table:table-cell office:value-type="float" office:value="74.642064812223595" table:style-name="ce35">
            <text:p>74.6</text:p>
          </table:table-cell>
          <table:table-cell office:value-type="float" office:value="93.933472014090995" table:style-name="ce35">
            <text:p>93.9</text:p>
          </table:table-cell>
          <table:table-cell table:number-columns-repeated="16374" table:style-name="ce23"/>
        </table:table-row>
        <table:table-row table:style-name="ro3">
          <table:table-cell office:value-type="string" table:style-name="ce27">
            <text:p>Oct to Dec 2020</text:p>
          </table:table-cell>
          <table:table-cell office:value-type="string" table:style-name="ce27">
            <text:p>London North Eastern Railway</text:p>
          </table:table-cell>
          <table:table-cell office:value-type="float" office:value="85541.035714285696" table:style-name="ce31">
            <text:p>85,541</text:p>
          </table:table-cell>
          <table:table-cell office:value-type="float" office:value="75.468123277507999" table:style-name="ce32">
            <text:p>75.5</text:p>
          </table:table-cell>
          <table:table-cell office:value-type="float" office:value="86.934382787876601" table:style-name="ce32">
            <text:p>86.9</text:p>
          </table:table-cell>
          <table:table-cell office:value-type="float" office:value="97.200967455469296" table:style-name="ce32">
            <text:p>97.2</text:p>
          </table:table-cell>
          <table:table-cell office:value-type="float" office:value="330559.21428571403" table:style-name="ce31">
            <text:p>330,559</text:p>
          </table:table-cell>
          <table:table-cell office:value-type="float" office:value="71.509448598900207" table:style-name="ce35">
            <text:p>71.5</text:p>
          </table:table-cell>
          <table:table-cell office:value-type="float" office:value="83.329807562033906" table:style-name="ce35">
            <text:p>83.3</text:p>
          </table:table-cell>
          <table:table-cell office:value-type="float" office:value="96.173940307647499" table:style-name="ce35">
            <text:p>96.2</text:p>
          </table:table-cell>
          <table:table-cell table:number-columns-repeated="16374" table:style-name="ce23"/>
        </table:table-row>
        <table:table-row table:style-name="ro3">
          <table:table-cell office:value-type="string" table:style-name="ce27">
            <text:p>Jan to Mar 2021</text:p>
          </table:table-cell>
          <table:table-cell office:value-type="string" table:style-name="ce27">
            <text:p>London North Eastern Railway</text:p>
          </table:table-cell>
          <table:table-cell office:value-type="float" office:value="79220.642857142797" table:style-name="ce31">
            <text:p>79,221</text:p>
          </table:table-cell>
          <table:table-cell office:value-type="float" office:value="78.419766132384296" table:style-name="ce32">
            <text:p>78.4</text:p>
          </table:table-cell>
          <table:table-cell office:value-type="float" office:value="87.408945539988196" table:style-name="ce32">
            <text:p>87.4</text:p>
          </table:table-cell>
          <table:table-cell office:value-type="float" office:value="96.701752519409993" table:style-name="ce32">
            <text:p>96.7</text:p>
          </table:table-cell>
          <table:table-cell office:value-type="float" office:value="310914" table:style-name="ce31">
            <text:p>310,914</text:p>
          </table:table-cell>
          <table:table-cell office:value-type="float" office:value="79.316466932978201" table:style-name="ce35">
            <text:p>79.3</text:p>
          </table:table-cell>
          <table:table-cell office:value-type="float" office:value="88.861228506918295" table:style-name="ce35">
            <text:p>88.9</text:p>
          </table:table-cell>
          <table:table-cell office:value-type="float" office:value="97.351357610142998" table:style-name="ce35">
            <text:p>97.4</text:p>
          </table:table-cell>
          <table:table-cell table:number-columns-repeated="16374" table:style-name="ce23"/>
        </table:table-row>
        <table:table-row table:style-name="ro3">
          <table:table-cell office:value-type="string" table:style-name="ce27">
            <text:p>Apr to Jun 2021</text:p>
          </table:table-cell>
          <table:table-cell office:value-type="string" table:style-name="ce27">
            <text:p>London North Eastern Railway</text:p>
          </table:table-cell>
          <table:table-cell office:value-type="float" office:value="91929" table:style-name="ce31">
            <text:p>91,929</text:p>
          </table:table-cell>
          <table:table-cell office:value-type="float" office:value="78.692873226698197" table:style-name="ce32">
            <text:p>78.7</text:p>
          </table:table-cell>
          <table:table-cell office:value-type="float" office:value="88.209845175546903" table:style-name="ce32">
            <text:p>88.2</text:p>
          </table:table-cell>
          <table:table-cell office:value-type="float" office:value="97.114387967111199" table:style-name="ce32">
            <text:p>97.1</text:p>
          </table:table-cell>
          <table:table-cell office:value-type="float" office:value="341511.928571428" table:style-name="ce31">
            <text:p>341,512</text:p>
          </table:table-cell>
          <table:table-cell office:value-type="float" office:value="78.430140591198693" table:style-name="ce35">
            <text:p>78.4</text:p>
          </table:table-cell>
          <table:table-cell office:value-type="float" office:value="88.189682560763899" table:style-name="ce35">
            <text:p>88.2</text:p>
          </table:table-cell>
          <table:table-cell office:value-type="float" office:value="97.151866897767803" table:style-name="ce35">
            <text:p>97.2</text:p>
          </table:table-cell>
          <table:table-cell table:number-columns-repeated="16374" table:style-name="ce23"/>
        </table:table-row>
        <table:table-row table:style-name="ro3">
          <table:table-cell office:value-type="string" table:style-name="ce27">
            <text:p>Jul to Sep 2021</text:p>
          </table:table-cell>
          <table:table-cell office:value-type="string" table:style-name="ce27">
            <text:p>London North Eastern Railway</text:p>
          </table:table-cell>
          <table:table-cell office:value-type="float" office:value="103802.571428571" table:style-name="ce31">
            <text:p>103,803</text:p>
          </table:table-cell>
          <table:table-cell office:value-type="float" office:value="72.401729657123795" table:style-name="ce32">
            <text:p>72.4</text:p>
          </table:table-cell>
          <table:table-cell office:value-type="float" office:value="83.905298244744799" table:style-name="ce32">
            <text:p>83.9</text:p>
          </table:table-cell>
          <table:table-cell office:value-type="float" office:value="95.235460723516297" table:style-name="ce32">
            <text:p>95.2</text:p>
          </table:table-cell>
          <table:table-cell office:value-type="float" office:value="360493.25" table:style-name="ce31">
            <text:p>360,493</text:p>
          </table:table-cell>
          <table:table-cell office:value-type="float" office:value="76.0561496544764" table:style-name="ce35">
            <text:p>76.1</text:p>
          </table:table-cell>
          <table:table-cell office:value-type="float" office:value="86.491712594975198" table:style-name="ce35">
            <text:p>86.5</text:p>
          </table:table-cell>
          <table:table-cell office:value-type="float" office:value="96.503223609001594" table:style-name="ce35">
            <text:p>96.5</text:p>
          </table:table-cell>
          <table:table-cell table:number-columns-repeated="16374" table:style-name="ce23"/>
        </table:table-row>
        <table:table-row table:style-name="ro3">
          <table:table-cell office:value-type="string" table:style-name="ce27">
            <text:p>Oct to Dec 2021</text:p>
          </table:table-cell>
          <table:table-cell office:value-type="string" table:style-name="ce27">
            <text:p>London North Eastern Railway</text:p>
          </table:table-cell>
          <table:table-cell office:value-type="float" office:value="98546.999999999898" table:style-name="ce31">
            <text:p>98,547</text:p>
          </table:table-cell>
          <table:table-cell office:value-type="float" office:value="63.504868597869901" table:style-name="ce32">
            <text:p>63.5</text:p>
          </table:table-cell>
          <table:table-cell office:value-type="float" office:value="78.093266592155402" table:style-name="ce32">
            <text:p>78.1</text:p>
          </table:table-cell>
          <table:table-cell office:value-type="float" office:value="94.2572724544778" table:style-name="ce32">
            <text:p>94.3</text:p>
          </table:table-cell>
          <table:table-cell office:value-type="float" office:value="373499.21428571403" table:style-name="ce31">
            <text:p>373,499</text:p>
          </table:table-cell>
          <table:table-cell office:value-type="float" office:value="72.879193281913501" table:style-name="ce35">
            <text:p>72.9</text:p>
          </table:table-cell>
          <table:table-cell office:value-type="float" office:value="84.174416890148393" table:style-name="ce35">
            <text:p>84.2</text:p>
          </table:table-cell>
          <table:table-cell office:value-type="float" office:value="95.750832522309693" table:style-name="ce35">
            <text:p>95.8</text:p>
          </table:table-cell>
          <table:table-cell table:number-columns-repeated="16374" table:style-name="ce23"/>
        </table:table-row>
        <table:table-row table:style-name="ro3">
          <table:table-cell office:value-type="string" table:style-name="ce27">
            <text:p>Jan to Mar 2022</text:p>
          </table:table-cell>
          <table:table-cell office:value-type="string" table:style-name="ce27">
            <text:p>London North Eastern Railway</text:p>
          </table:table-cell>
          <table:table-cell office:value-type="float" office:value="98625.428571428507" table:style-name="ce31">
            <text:p>98,625</text:p>
          </table:table-cell>
          <table:table-cell office:value-type="float" office:value="67.030815002795507" table:style-name="ce32">
            <text:p>67.0</text:p>
          </table:table-cell>
          <table:table-cell office:value-type="float" office:value="80.556448786027303" table:style-name="ce32">
            <text:p>80.6</text:p>
          </table:table-cell>
          <table:table-cell office:value-type="float" office:value="94.553853106559004" table:style-name="ce32">
            <text:p>94.6</text:p>
          </table:table-cell>
          <table:table-cell office:value-type="float" office:value="392903.99999999901" table:style-name="ce31">
            <text:p>392,904</text:p>
          </table:table-cell>
          <table:table-cell office:value-type="float" office:value="70.2940158410197" table:style-name="ce35">
            <text:p>70.3</text:p>
          </table:table-cell>
          <table:table-cell office:value-type="float" office:value="82.614073666849904" table:style-name="ce35">
            <text:p>82.6</text:p>
          </table:table-cell>
          <table:table-cell office:value-type="float" office:value="95.258638242420503" table:style-name="ce35">
            <text:p>95.3</text:p>
          </table:table-cell>
          <table:table-cell table:number-columns-repeated="16374" table:style-name="ce23"/>
        </table:table-row>
        <table:table-row table:style-name="ro3">
          <table:table-cell office:value-type="string" table:style-name="ce27">
            <text:p>Apr to Jun 2022</text:p>
          </table:table-cell>
          <table:table-cell office:value-type="string" table:style-name="ce27">
            <text:p>London North Eastern Railway</text:p>
          </table:table-cell>
          <table:table-cell office:value-type="float" office:value="106121.321428571" table:style-name="ce31">
            <text:p>106,121</text:p>
          </table:table-cell>
          <table:table-cell office:value-type="float" office:value="67.836071719800401" table:style-name="ce32">
            <text:p>67.8</text:p>
          </table:table-cell>
          <table:table-cell office:value-type="float" office:value="81.3630087127368" table:style-name="ce32">
            <text:p>81.4</text:p>
          </table:table-cell>
          <table:table-cell office:value-type="float" office:value="95.642722934700402" table:style-name="ce32">
            <text:p>95.6</text:p>
          </table:table-cell>
          <table:table-cell office:value-type="float" office:value="407096.32142857101" table:style-name="ce31">
            <text:p>407,096</text:p>
          </table:table-cell>
          <table:table-cell office:value-type="float" office:value="67.756683066494304" table:style-name="ce35">
            <text:p>67.8</text:p>
          </table:table-cell>
          <table:table-cell office:value-type="float" office:value="81.024331114337002" table:style-name="ce35">
            <text:p>81.0</text:p>
          </table:table-cell>
          <table:table-cell office:value-type="float" office:value="94.939702318607104" table:style-name="ce35">
            <text:p>94.9</text:p>
          </table:table-cell>
          <table:table-cell table:number-columns-repeated="16374" table:style-name="ce23"/>
        </table:table-row>
        <table:table-row table:style-name="ro3">
          <table:table-cell office:value-type="string" table:style-name="ce27">
            <text:p>Jul to Sep 2022</text:p>
          </table:table-cell>
          <table:table-cell office:value-type="string" table:style-name="ce27">
            <text:p>London North Eastern Railway</text:p>
          </table:table-cell>
          <table:table-cell office:value-type="float" office:value="97976.249999999898" table:style-name="ce31">
            <text:p>97,976</text:p>
          </table:table-cell>
          <table:table-cell office:value-type="float" office:value="60.994118472589001" table:style-name="ce32">
            <text:p>61.0</text:p>
          </table:table-cell>
          <table:table-cell office:value-type="float" office:value="75.096005409474202" table:style-name="ce32">
            <text:p>75.1</text:p>
          </table:table-cell>
          <table:table-cell office:value-type="float" office:value="92.154731376226295" table:style-name="ce32">
            <text:p>92.2</text:p>
          </table:table-cell>
          <table:table-cell office:value-type="float" office:value="401270" table:style-name="ce31">
            <text:p>401,270</text:p>
          </table:table-cell>
          <table:table-cell office:value-type="float" office:value="64.903894420927799" table:style-name="ce35">
            <text:p>64.9</text:p>
          </table:table-cell>
          <table:table-cell office:value-type="float" office:value="78.831575818205707" table:style-name="ce35">
            <text:p>78.8</text:p>
          </table:table-cell>
          <table:table-cell office:value-type="float" office:value="94.183200481328896" table:style-name="ce35">
            <text:p>94.2</text:p>
          </table:table-cell>
          <table:table-cell table:number-columns-repeated="16374" table:style-name="ce23"/>
        </table:table-row>
        <table:table-row table:style-name="ro3">
          <table:table-cell office:value-type="string" table:style-name="ce27">
            <text:p>Oct to Dec 2022</text:p>
          </table:table-cell>
          <table:table-cell office:value-type="string" table:style-name="ce27">
            <text:p>London North Eastern Railway</text:p>
          </table:table-cell>
          <table:table-cell office:value-type="float" office:value="88990.928571428507" table:style-name="ce31">
            <text:p>88,991</text:p>
          </table:table-cell>
          <table:table-cell office:value-type="float" office:value="48.292803520101899" table:style-name="ce32">
            <text:p>48.3</text:p>
          </table:table-cell>
          <table:table-cell office:value-type="float" office:value="64.440556942802303" table:style-name="ce32">
            <text:p>64.4</text:p>
          </table:table-cell>
          <table:table-cell office:value-type="float" office:value="89.839132881120307" table:style-name="ce32">
            <text:p>89.8</text:p>
          </table:table-cell>
          <table:table-cell office:value-type="float" office:value="391713.928571428" table:style-name="ce31">
            <text:p>391,714</text:p>
          </table:table-cell>
          <table:table-cell office:value-type="float" office:value="61.482094713798901" table:style-name="ce35">
            <text:p>61.5</text:p>
          </table:table-cell>
          <table:table-cell office:value-type="float" office:value="75.7479173485752" table:style-name="ce35">
            <text:p>75.7</text:p>
          </table:table-cell>
          <table:table-cell office:value-type="float" office:value="93.177665187513796" table:style-name="ce35">
            <text:p>93.2</text:p>
          </table:table-cell>
          <table:table-cell table:number-columns-repeated="16374" table:style-name="ce23"/>
        </table:table-row>
        <table:table-row table:style-name="ro3">
          <table:table-cell office:value-type="string" table:style-name="ce27">
            <text:p>Jan to Mar 2023</text:p>
          </table:table-cell>
          <table:table-cell office:value-type="string" table:style-name="ce27">
            <text:p>London North Eastern Railway</text:p>
          </table:table-cell>
          <table:table-cell office:value-type="float" office:value="94465.5" table:style-name="ce31">
            <text:p>94,466</text:p>
          </table:table-cell>
          <table:table-cell office:value-type="float" office:value="58.084168294244897" table:style-name="ce32">
            <text:p>58.1</text:p>
          </table:table-cell>
          <table:table-cell office:value-type="float" office:value="74.801911809073104" table:style-name="ce32">
            <text:p>74.8</text:p>
          </table:table-cell>
          <table:table-cell office:value-type="float" office:value="93.551878728212898" table:style-name="ce32">
            <text:p>93.6</text:p>
          </table:table-cell>
          <table:table-cell office:value-type="float" office:value="387554" table:style-name="ce31">
            <text:p>387,554</text:p>
          </table:table-cell>
          <table:table-cell office:value-type="float" office:value="59.241808883407202" table:style-name="ce35">
            <text:p>59.2</text:p>
          </table:table-cell>
          <table:table-cell office:value-type="float" office:value="74.293646820830105" table:style-name="ce35">
            <text:p>74.3</text:p>
          </table:table-cell>
          <table:table-cell office:value-type="float" office:value="92.918664237757795" table:style-name="ce35">
            <text:p>92.9</text:p>
          </table:table-cell>
          <table:table-cell table:number-columns-repeated="16374" table:style-name="ce23"/>
        </table:table-row>
        <table:table-row table:style-name="ro3">
          <table:table-cell office:value-type="string" table:style-name="ce27">
            <text:p>Apr to Jun 2023</text:p>
          </table:table-cell>
          <table:table-cell office:value-type="string" table:style-name="ce27">
            <text:p>London North Eastern Railway</text:p>
          </table:table-cell>
          <table:table-cell office:value-type="float" office:value="101379.642857142" table:style-name="ce31">
            <text:p>101,380</text:p>
          </table:table-cell>
          <table:table-cell office:value-type="float" office:value="60.522364661826302" table:style-name="ce32">
            <text:p>60.5</text:p>
          </table:table-cell>
          <table:table-cell office:value-type="float" office:value="75.8043845094288" table:style-name="ce32">
            <text:p>75.8</text:p>
          </table:table-cell>
          <table:table-cell office:value-type="float" office:value="93.535754924030201" table:style-name="ce32">
            <text:p>93.5</text:p>
          </table:table-cell>
          <table:table-cell office:value-type="float" office:value="382812.32142857101" table:style-name="ce31">
            <text:p>382,812</text:p>
          </table:table-cell>
          <table:table-cell office:value-type="float" office:value="57.1984779934591" table:style-name="ce35">
            <text:p>57.2</text:p>
          </table:table-cell>
          <table:table-cell office:value-type="float" office:value="72.734000109154493" table:style-name="ce35">
            <text:p>72.7</text:p>
          </table:table-cell>
          <table:table-cell office:value-type="float" office:value="92.326937528600595" table:style-name="ce35">
            <text:p>92.3</text:p>
          </table:table-cell>
          <table:table-cell table:number-columns-repeated="16374" table:style-name="ce23"/>
        </table:table-row>
        <table:table-row table:style-name="ro3">
          <table:table-cell office:value-type="string" table:style-name="ce27">
            <text:p>Jul to Sep 2023</text:p>
          </table:table-cell>
          <table:table-cell office:value-type="string" table:style-name="ce27">
            <text:p>London North Eastern Railway</text:p>
          </table:table-cell>
          <table:table-cell office:value-type="float" office:value="103287.357142857" table:style-name="ce31">
            <text:p>103,287</text:p>
          </table:table-cell>
          <table:table-cell office:value-type="float" office:value="59.938742329824599" table:style-name="ce32">
            <text:p>59.9</text:p>
          </table:table-cell>
          <table:table-cell office:value-type="float" office:value="75.767052114661993" table:style-name="ce32">
            <text:p>75.8</text:p>
          </table:table-cell>
          <table:table-cell office:value-type="float" office:value="94.186537835151995" table:style-name="ce32">
            <text:p>94.2</text:p>
          </table:table-cell>
          <table:table-cell office:value-type="float" office:value="388123.428571428" table:style-name="ce31">
            <text:p>388,123</text:p>
          </table:table-cell>
          <table:table-cell office:value-type="float" office:value="56.969561229417401" table:style-name="ce35">
            <text:p>57.0</text:p>
          </table:table-cell>
          <table:table-cell office:value-type="float" office:value="72.944900812112706" table:style-name="ce35">
            <text:p>72.9</text:p>
          </table:table-cell>
          <table:table-cell office:value-type="float" office:value="92.865285122847496" table:style-name="ce35">
            <text:p>92.9</text:p>
          </table:table-cell>
          <table:table-cell table:number-columns-repeated="16374" table:style-name="ce23"/>
        </table:table-row>
        <table:table-row table:style-name="ro3">
          <table:table-cell office:value-type="string" table:style-name="ce27">
            <text:p>Oct to Dec 2023</text:p>
          </table:table-cell>
          <table:table-cell office:value-type="string" table:style-name="ce27">
            <text:p>London North Eastern Railway</text:p>
          </table:table-cell>
          <table:table-cell office:value-type="float" office:value="95913.714285714203" table:style-name="ce31">
            <text:p>95,914</text:p>
          </table:table-cell>
          <table:table-cell office:value-type="float" office:value="48.337866177337901" table:style-name="ce32">
            <text:p>48.3</text:p>
          </table:table-cell>
          <table:table-cell office:value-type="float" office:value="63.767657239542601" table:style-name="ce32">
            <text:p>63.8</text:p>
          </table:table-cell>
          <table:table-cell office:value-type="float" office:value="88.160191600784003" table:style-name="ce32">
            <text:p>88.2</text:p>
          </table:table-cell>
          <table:table-cell office:value-type="float" office:value="395046.21428571403" table:style-name="ce31">
            <text:p>395,046</text:p>
          </table:table-cell>
          <table:table-cell office:value-type="float" office:value="56.828450631544499" table:style-name="ce35">
            <text:p>56.8</text:p>
          </table:table-cell>
          <table:table-cell office:value-type="float" office:value="72.632496704273393" table:style-name="ce35">
            <text:p>72.6</text:p>
          </table:table-cell>
          <table:table-cell office:value-type="float" office:value="92.404622822610094" table:style-name="ce35">
            <text:p>92.4</text:p>
          </table:table-cell>
          <table:table-cell table:number-columns-repeated="16374" table:style-name="ce23"/>
        </table:table-row>
        <table:table-row table:style-name="ro3">
          <table:table-cell office:value-type="string" table:style-name="ce27">
            <text:p>Jan to Mar 2024</text:p>
          </table:table-cell>
          <table:table-cell office:value-type="string" table:style-name="ce27">
            <text:p>London North Eastern Railway</text:p>
          </table:table-cell>
          <table:table-cell office:value-type="float" office:value="96301.285714285696" table:style-name="ce31">
            <text:p>96,301</text:p>
          </table:table-cell>
          <table:table-cell office:value-type="float" office:value="57.259730993058902" table:style-name="ce32">
            <text:p>57.3</text:p>
          </table:table-cell>
          <table:table-cell office:value-type="float" office:value="73.016752483648702" table:style-name="ce32">
            <text:p>73.0</text:p>
          </table:table-cell>
          <table:table-cell office:value-type="float" office:value="93.238927235803104" table:style-name="ce32">
            <text:p>93.2</text:p>
          </table:table-cell>
          <table:table-cell office:value-type="float" office:value="396882" table:style-name="ce31">
            <text:p>396,882</text:p>
          </table:table-cell>
          <table:table-cell office:value-type="float" office:value="56.634213695758397" table:style-name="ce35">
            <text:p>56.6</text:p>
          </table:table-cell>
          <table:table-cell office:value-type="float" office:value="72.209372055169993" table:style-name="ce35">
            <text:p>72.2</text:p>
          </table:table-cell>
          <table:table-cell office:value-type="float" office:value="92.333993479170104" table:style-name="ce35">
            <text:p>92.3</text:p>
          </table:table-cell>
          <table:table-cell table:number-columns-repeated="16374" table:style-name="ce23"/>
        </table:table-row>
        <table:table-row table:style-name="ro3">
          <table:table-cell office:value-type="string" table:style-name="ce27">
            <text:p>Apr to Jun 2024</text:p>
          </table:table-cell>
          <table:table-cell office:value-type="string" table:style-name="ce27">
            <text:p>London North Eastern Railway</text:p>
          </table:table-cell>
          <table:table-cell office:value-type="float" office:value="104888.285714285" table:style-name="ce31">
            <text:p>104,888</text:p>
          </table:table-cell>
          <table:table-cell office:value-type="float" office:value="59.433029427227297" table:style-name="ce32">
            <text:p>59.4</text:p>
          </table:table-cell>
          <table:table-cell office:value-type="float" office:value="75.696727674886702" table:style-name="ce32">
            <text:p>75.7</text:p>
          </table:table-cell>
          <table:table-cell office:value-type="float" office:value="94.089902454039503" table:style-name="ce32">
            <text:p>94.1</text:p>
          </table:table-cell>
          <table:table-cell office:value-type="float" office:value="400390.64285714203" table:style-name="ce31">
            <text:p>400,391</text:p>
          </table:table-cell>
          <table:table-cell office:value-type="float" office:value="56.382918182225197" table:style-name="ce35">
            <text:p>56.4</text:p>
          </table:table-cell>
          <table:table-cell office:value-type="float" office:value="72.212673016298893" table:style-name="ce35">
            <text:p>72.2</text:p>
          </table:table-cell>
          <table:table-cell office:value-type="float" office:value="92.489691763525897" table:style-name="ce35">
            <text:p>92.5</text:p>
          </table:table-cell>
          <table:table-cell table:number-columns-repeated="16374" table:style-name="ce23"/>
        </table:table-row>
        <table:table-row table:style-name="ro3">
          <table:table-cell office:value-type="string" table:style-name="ce27">
            <text:p>Jul to Sep 2024</text:p>
          </table:table-cell>
          <table:table-cell office:value-type="string" table:style-name="ce27">
            <text:p>London North Eastern Railway</text:p>
          </table:table-cell>
          <table:table-cell office:value-type="float" office:value="104207.428571428" table:style-name="ce31">
            <text:p>104,207</text:p>
          </table:table-cell>
          <table:table-cell office:value-type="float" office:value="56.6784380603521" table:style-name="ce32">
            <text:p>56.7</text:p>
          </table:table-cell>
          <table:table-cell office:value-type="float" office:value="72.5554251684826" table:style-name="ce32">
            <text:p>72.6</text:p>
          </table:table-cell>
          <table:table-cell office:value-type="float" office:value="92.547556247703696" table:style-name="ce32">
            <text:p>92.5</text:p>
          </table:table-cell>
          <table:table-cell office:value-type="float" office:value="401310.71428571403" table:style-name="ce31">
            <text:p>401,311</text:p>
          </table:table-cell>
          <table:table-cell office:value-type="float" office:value="55.544474801320597" table:style-name="ce35">
            <text:p>55.5</text:p>
          </table:table-cell>
          <table:table-cell office:value-type="float" office:value="71.386866250767497" table:style-name="ce35">
            <text:p>71.4</text:p>
          </table:table-cell>
          <table:table-cell office:value-type="float" office:value="92.067991492163998" table:style-name="ce35">
            <text:p>92.1</text:p>
          </table:table-cell>
          <table:table-cell table:number-columns-repeated="16374" table:style-name="ce23"/>
        </table:table-row>
        <table:table-row table:style-name="ro3">
          <table:table-cell office:value-type="string" table:style-name="ce27">
            <text:p>Oct to Dec 2024</text:p>
          </table:table-cell>
          <table:table-cell office:value-type="string" table:style-name="ce27">
            <text:p>London North Eastern Railway</text:p>
          </table:table-cell>
          <table:table-cell office:value-type="float" office:value="104554.714285714" table:style-name="ce31">
            <text:p>104,555</text:p>
          </table:table-cell>
          <table:table-cell office:value-type="float" office:value="52.783983232292599" table:style-name="ce32">
            <text:p>52.8</text:p>
          </table:table-cell>
          <table:table-cell office:value-type="float" office:value="69.4881558937699" table:style-name="ce32">
            <text:p>69.5</text:p>
          </table:table-cell>
          <table:table-cell office:value-type="float" office:value="91.620518580155505" table:style-name="ce32">
            <text:p>91.6</text:p>
          </table:table-cell>
          <table:table-cell office:value-type="float" office:value="409951.71428571403" table:style-name="ce31">
            <text:p>409,952</text:p>
          </table:table-cell>
          <table:table-cell office:value-type="float" office:value="56.526517757143502" table:style-name="ce35">
            <text:p>56.5</text:p>
          </table:table-cell>
          <table:table-cell office:value-type="float" office:value="72.685232616245401" table:style-name="ce35">
            <text:p>72.7</text:p>
          </table:table-cell>
          <table:table-cell office:value-type="float" office:value="92.868149628771604" table:style-name="ce35">
            <text:p>92.9</text:p>
          </table:table-cell>
          <table:table-cell table:number-columns-repeated="16374" table:style-name="ce23"/>
        </table:table-row>
        <table:table-row table:style-name="ro3">
          <table:table-cell office:value-type="string" table:style-name="ce27">
            <text:p>Jan to Mar 2025</text:p>
          </table:table-cell>
          <table:table-cell office:value-type="string" table:style-name="ce27">
            <text:p>London North Eastern Railway</text:p>
          </table:table-cell>
          <table:table-cell office:value-type="float" office:value="105733.571428571" table:style-name="ce31">
            <text:p>105,734</text:p>
          </table:table-cell>
          <table:table-cell office:value-type="float" office:value="56.974741094530003" table:style-name="ce32">
            <text:p>57.0</text:p>
          </table:table-cell>
          <table:table-cell office:value-type="float" office:value="73.492943854837193" table:style-name="ce32">
            <text:p>73.5</text:p>
          </table:table-cell>
          <table:table-cell office:value-type="float" office:value="93.105446979267299" table:style-name="ce32">
            <text:p>93.1</text:p>
          </table:table-cell>
          <table:table-cell office:value-type="float" office:value="419383.99999999901" table:style-name="ce31">
            <text:p>419,384</text:p>
          </table:table-cell>
          <table:table-cell office:value-type="float" office:value="56.471157697956997" table:style-name="ce35">
            <text:p>56.5</text:p>
          </table:table-cell>
          <table:table-cell office:value-type="float" office:value="72.812744406081293" table:style-name="ce35">
            <text:p>72.8</text:p>
          </table:table-cell>
          <table:table-cell office:value-type="float" office:value="92.842836159700894" table:style-name="ce35">
            <text:p>92.8</text:p>
          </table:table-cell>
          <table:table-cell table:number-columns-repeated="16374" table:style-name="ce23"/>
        </table:table-row>
        <table:table-row table:style-name="ro3">
          <table:table-cell office:value-type="string" table:style-name="ce27">
            <text:p>Apr to Jun 2025 [p]</text:p>
          </table:table-cell>
          <table:table-cell office:value-type="string" table:style-name="ce27">
            <text:p>London North Eastern Railway</text:p>
          </table:table-cell>
          <table:table-cell office:value-type="float" office:value="114532.714285714" table:style-name="ce31">
            <text:p>114,533</text:p>
          </table:table-cell>
          <table:table-cell office:value-type="float" office:value="58.755982383074503" table:style-name="ce32">
            <text:p>58.8</text:p>
          </table:table-cell>
          <table:table-cell office:value-type="float" office:value="75.181638683395505" table:style-name="ce32">
            <text:p>75.2</text:p>
          </table:table-cell>
          <table:table-cell office:value-type="float" office:value="94.443415418426895" table:style-name="ce32">
            <text:p>94.4</text:p>
          </table:table-cell>
          <table:table-cell office:value-type="float" office:value="429028.428571428" table:style-name="ce31">
            <text:p>429,028</text:p>
          </table:table-cell>
          <table:table-cell office:value-type="float" office:value="56.356996322920999" table:style-name="ce35">
            <text:p>56.4</text:p>
          </table:table-cell>
          <table:table-cell office:value-type="float" office:value="72.740068173970499" table:style-name="ce35">
            <text:p>72.7</text:p>
          </table:table-cell>
          <table:table-cell office:value-type="float" office:value="92.965243062480994" table:style-name="ce35">
            <text:p>93.0</text:p>
          </table:table-cell>
          <table:table-cell table:number-columns-repeated="16374" table:style-name="ce23"/>
        </table:table-row>
        <table:table-row table:style-name="ro3">
          <table:table-cell office:value-type="string" table:style-name="ce36">
            <text:p>Jul to Sep 2025 [p]</text:p>
          </table:table-cell>
          <table:table-cell office:value-type="string" table:style-name="ce27">
            <text:p>London North Eastern Railway</text:p>
          </table:table-cell>
          <table:table-cell office:value-type="float" office:value="115477.535714285" table:style-name="ce31">
            <text:p>115,478</text:p>
          </table:table-cell>
          <table:table-cell office:value-type="float" office:value="56.745421419317402" table:style-name="ce32">
            <text:p>56.7</text:p>
          </table:table-cell>
          <table:table-cell office:value-type="float" office:value="73.082859962559198" table:style-name="ce32">
            <text:p>73.1</text:p>
          </table:table-cell>
          <table:table-cell office:value-type="float" office:value="92.988061066917396" table:style-name="ce32">
            <text:p>93.0</text:p>
          </table:table-cell>
          <table:table-cell office:value-type="float" office:value="440298.53571428498" table:style-name="ce31">
            <text:p>440,299</text:p>
          </table:table-cell>
          <table:table-cell office:value-type="float" office:value="56.382791902798999" table:style-name="ce35">
            <text:p>56.4</text:p>
          </table:table-cell>
          <table:table-cell office:value-type="float" office:value="72.873672805926503" table:style-name="ce35">
            <text:p>72.9</text:p>
          </table:table-cell>
          <table:table-cell office:value-type="float" office:value="93.070083374437701" table:style-name="ce35">
            <text:p>93.1</text:p>
          </table:table-cell>
          <table:table-cell table:number-columns-repeated="16374" table:style-name="ce23"/>
        </table:table-row>
        <table:table-row table:style-name="ro3">
          <table:table-cell office:value-type="string" table:style-name="ce27">
            <text:p>Apr to Jun 2014</text:p>
          </table:table-cell>
          <table:table-cell office:value-type="string" table:style-name="ce27">
            <text:p>London Overground</text:p>
          </table:table-cell>
          <table:table-cell office:value-type="float" office:value="1472049.6428571399" table:style-name="ce31">
            <text:p>1,472,050</text:p>
          </table:table-cell>
          <table:table-cell office:value-type="float" office:value="74.194210259310395" table:style-name="ce32">
            <text:p>74.2</text:p>
          </table:table-cell>
          <table:table-cell office:value-type="float" office:value="93.954236306568603" table:style-name="ce32">
            <text:p>94.0</text:p>
          </table:table-cell>
          <table:table-cell office:value-type="float" office:value="99.839861281852095" table:style-name="ce32">
            <text:p>99.8</text:p>
          </table:table-cell>
          <table:table-cell office:value-type="float" office:value="5928626.7857142827" table:style-name="ce33">
            <text:p>5,928,627</text:p>
          </table:table-cell>
          <table:table-cell office:value-type="float" office:value="72.980697469391103" table:style-name="ce34">
            <text:p>73.0</text:p>
          </table:table-cell>
          <table:table-cell office:value-type="float" office:value="92.881503817283644" table:style-name="ce34">
            <text:p>92.9</text:p>
          </table:table-cell>
          <table:table-cell office:value-type="float" office:value="99.81166139713757" table:style-name="ce34">
            <text:p>99.8</text:p>
          </table:table-cell>
          <table:table-cell table:number-columns-repeated="16374" table:style-name="ce23"/>
        </table:table-row>
        <table:table-row table:style-name="ro3">
          <table:table-cell office:value-type="string" table:style-name="ce27">
            <text:p>Jul to Sep 2014</text:p>
          </table:table-cell>
          <table:table-cell office:value-type="string" table:style-name="ce27">
            <text:p>London Overground</text:p>
          </table:table-cell>
          <table:table-cell office:value-type="float" office:value="1507437.1071428501" table:style-name="ce31">
            <text:p>1,507,437</text:p>
          </table:table-cell>
          <table:table-cell office:value-type="float" office:value="72.707041864504205" table:style-name="ce32">
            <text:p>72.7</text:p>
          </table:table-cell>
          <table:table-cell office:value-type="float" office:value="93.074894690584003" table:style-name="ce32">
            <text:p>93.1</text:p>
          </table:table-cell>
          <table:table-cell office:value-type="float" office:value="99.725082110153906" table:style-name="ce32">
            <text:p>99.7</text:p>
          </table:table-cell>
          <table:table-cell office:value-type="float" office:value="5897940.0357142854" table:style-name="ce33">
            <text:p>5,897,940</text:p>
          </table:table-cell>
          <table:table-cell office:value-type="float" office:value="72.298687748248383" table:style-name="ce34">
            <text:p>72.3</text:p>
          </table:table-cell>
          <table:table-cell office:value-type="float" office:value="92.670746707017642" table:style-name="ce34">
            <text:p>92.7</text:p>
          </table:table-cell>
          <table:table-cell office:value-type="float" office:value="99.788062201208874" table:style-name="ce34">
            <text:p>99.8</text:p>
          </table:table-cell>
          <table:table-cell table:number-columns-repeated="16374" table:style-name="ce23"/>
        </table:table-row>
        <table:table-row table:style-name="ro3">
          <table:table-cell office:value-type="string" table:style-name="ce27">
            <text:p>Oct to Dec 2014</text:p>
          </table:table-cell>
          <table:table-cell office:value-type="string" table:style-name="ce27">
            <text:p>London Overground</text:p>
          </table:table-cell>
          <table:table-cell office:value-type="float" office:value="1480007.5357142801" table:style-name="ce31">
            <text:p>1,480,008</text:p>
          </table:table-cell>
          <table:table-cell office:value-type="float" office:value="66.823716220942899" table:style-name="ce32">
            <text:p>66.8</text:p>
          </table:table-cell>
          <table:table-cell office:value-type="float" office:value="89.700925991906701" table:style-name="ce32">
            <text:p>89.7</text:p>
          </table:table-cell>
          <table:table-cell office:value-type="float" office:value="99.728980627053204" table:style-name="ce32">
            <text:p>99.7</text:p>
          </table:table-cell>
          <table:table-cell office:value-type="float" office:value="5926967.857142861" table:style-name="ce33">
            <text:p>5,926,968</text:p>
          </table:table-cell>
          <table:table-cell office:value-type="float" office:value="71.473929996728046" table:style-name="ce34">
            <text:p>71.5</text:p>
          </table:table-cell>
          <table:table-cell office:value-type="float" office:value="92.339170655195304" table:style-name="ce34">
            <text:p>92.3</text:p>
          </table:table-cell>
          <table:table-cell office:value-type="float" office:value="99.784576671641929" table:style-name="ce34">
            <text:p>99.8</text:p>
          </table:table-cell>
          <table:table-cell table:number-columns-repeated="16374" table:style-name="ce23"/>
        </table:table-row>
        <table:table-row table:style-name="ro3">
          <table:table-cell office:value-type="string" table:style-name="ce27">
            <text:p>Jan to Mar 2015</text:p>
          </table:table-cell>
          <table:table-cell office:value-type="string" table:style-name="ce27">
            <text:p>London Overground</text:p>
          </table:table-cell>
          <table:table-cell office:value-type="float" office:value="1487805.7142857099" table:style-name="ce31">
            <text:p>1,487,806</text:p>
          </table:table-cell>
          <table:table-cell office:value-type="float" office:value="66.652548719878894" table:style-name="ce32">
            <text:p>66.7</text:p>
          </table:table-cell>
          <table:table-cell office:value-type="float" office:value="89.734971636081497" table:style-name="ce32">
            <text:p>89.7</text:p>
          </table:table-cell>
          <table:table-cell office:value-type="float" office:value="99.706389275097294" table:style-name="ce32">
            <text:p>99.7</text:p>
          </table:table-cell>
          <table:table-cell office:value-type="float" office:value="5947300" table:style-name="ce31">
            <text:p>5,947,300</text:p>
          </table:table-cell>
          <table:table-cell office:value-type="float" office:value="70.096430312915103" table:style-name="ce35">
            <text:p>70.1</text:p>
          </table:table-cell>
          <table:table-cell office:value-type="float" office:value="91.617389403594899" table:style-name="ce35">
            <text:p>91.6</text:p>
          </table:table-cell>
          <table:table-cell office:value-type="float" office:value="99.749785617002601" table:style-name="ce35">
            <text:p>99.7</text:p>
          </table:table-cell>
          <table:table-cell table:number-columns-repeated="16374" table:style-name="ce23"/>
        </table:table-row>
        <table:table-row table:style-name="ro3">
          <table:table-cell office:value-type="string" table:style-name="ce27">
            <text:p>Apr to Jun 2015</text:p>
          </table:table-cell>
          <table:table-cell office:value-type="string" table:style-name="ce27">
            <text:p>London Overground</text:p>
          </table:table-cell>
          <table:table-cell office:value-type="float" office:value="1536089.42857142" table:style-name="ce31">
            <text:p>1,536,089</text:p>
          </table:table-cell>
          <table:table-cell office:value-type="float" office:value="68.767471313519096" table:style-name="ce32">
            <text:p>68.8</text:p>
          </table:table-cell>
          <table:table-cell office:value-type="float" office:value="91.302294434866397" table:style-name="ce32">
            <text:p>91.3</text:p>
          </table:table-cell>
          <table:table-cell office:value-type="float" office:value="99.722160893534294" table:style-name="ce32">
            <text:p>99.7</text:p>
          </table:table-cell>
          <table:table-cell office:value-type="float" office:value="6011339.7857142799" table:style-name="ce31">
            <text:p>6,011,340</text:p>
          </table:table-cell>
          <table:table-cell office:value-type="float" office:value="68.753379401741796" table:style-name="ce35">
            <text:p>68.8</text:p>
          </table:table-cell>
          <table:table-cell office:value-type="float" office:value="90.964628315506104" table:style-name="ce35">
            <text:p>91.0</text:p>
          </table:table-cell>
          <table:table-cell office:value-type="float" office:value="99.720668997047994" table:style-name="ce35">
            <text:p>99.7</text:p>
          </table:table-cell>
          <table:table-cell table:number-columns-repeated="16374" table:style-name="ce23"/>
        </table:table-row>
        <table:table-row table:style-name="ro3">
          <table:table-cell office:value-type="string" table:style-name="ce27">
            <text:p>Jul to Sep 2015</text:p>
          </table:table-cell>
          <table:table-cell office:value-type="string" table:style-name="ce27">
            <text:p>London Overground</text:p>
          </table:table-cell>
          <table:table-cell office:value-type="float" office:value="1528088.57142857" table:style-name="ce31">
            <text:p>1,528,089</text:p>
          </table:table-cell>
          <table:table-cell office:value-type="float" office:value="68.811068356172299" table:style-name="ce32">
            <text:p>68.8</text:p>
          </table:table-cell>
          <table:table-cell office:value-type="float" office:value="91.192636085043702" table:style-name="ce32">
            <text:p>91.2</text:p>
          </table:table-cell>
          <table:table-cell office:value-type="float" office:value="99.720696818247205" table:style-name="ce32">
            <text:p>99.7</text:p>
          </table:table-cell>
          <table:table-cell office:value-type="float" office:value="6031991.25" table:style-name="ce31">
            <text:p>6,031,991</text:p>
          </table:table-cell>
          <table:table-cell office:value-type="float" office:value="67.779945683063403" table:style-name="ce35">
            <text:p>67.8</text:p>
          </table:table-cell>
          <table:table-cell office:value-type="float" office:value="90.495019250187696" table:style-name="ce35">
            <text:p>90.5</text:p>
          </table:table-cell>
          <table:table-cell office:value-type="float" office:value="99.719573176957596" table:style-name="ce35">
            <text:p>99.7</text:p>
          </table:table-cell>
          <table:table-cell table:number-columns-repeated="16374" table:style-name="ce23"/>
        </table:table-row>
        <table:table-row table:style-name="ro3">
          <table:table-cell office:value-type="string" table:style-name="ce27">
            <text:p>Oct to Dec 2015</text:p>
          </table:table-cell>
          <table:table-cell office:value-type="string" table:style-name="ce27">
            <text:p>London Overground</text:p>
          </table:table-cell>
          <table:table-cell office:value-type="float" office:value="1584195.8571428501" table:style-name="ce31">
            <text:p>1,584,196</text:p>
          </table:table-cell>
          <table:table-cell office:value-type="float" office:value="64.528738825673699" table:style-name="ce32">
            <text:p>64.5</text:p>
          </table:table-cell>
          <table:table-cell office:value-type="float" office:value="88.274643800806999" table:style-name="ce32">
            <text:p>88.3</text:p>
          </table:table-cell>
          <table:table-cell office:value-type="float" office:value="99.691132166107494" table:style-name="ce32">
            <text:p>99.7</text:p>
          </table:table-cell>
          <table:table-cell office:value-type="float" office:value="6136179.57142857" table:style-name="ce31">
            <text:p>6,136,180</text:p>
          </table:table-cell>
          <table:table-cell office:value-type="float" office:value="67.171208343991196" table:style-name="ce35">
            <text:p>67.2</text:p>
          </table:table-cell>
          <table:table-cell office:value-type="float" office:value="90.113308520469104" table:style-name="ce35">
            <text:p>90.1</text:p>
          </table:table-cell>
          <table:table-cell office:value-type="float" office:value="99.709961458801502" table:style-name="ce35">
            <text:p>99.7</text:p>
          </table:table-cell>
          <table:table-cell table:number-columns-repeated="16374" table:style-name="ce23"/>
        </table:table-row>
        <table:table-row table:style-name="ro3">
          <table:table-cell office:value-type="string" table:style-name="ce27">
            <text:p>Jan to Mar 2016</text:p>
          </table:table-cell>
          <table:table-cell office:value-type="string" table:style-name="ce27">
            <text:p>London Overground</text:p>
          </table:table-cell>
          <table:table-cell office:value-type="float" office:value="1588339.1428571399" table:style-name="ce31">
            <text:p>1,588,339</text:p>
          </table:table-cell>
          <table:table-cell office:value-type="float" office:value="66.098318423179407" table:style-name="ce32">
            <text:p>66.1</text:p>
          </table:table-cell>
          <table:table-cell office:value-type="float" office:value="89.328567738412104" table:style-name="ce32">
            <text:p>89.3</text:p>
          </table:table-cell>
          <table:table-cell office:value-type="float" office:value="99.741864233025396" table:style-name="ce32">
            <text:p>99.7</text:p>
          </table:table-cell>
          <table:table-cell office:value-type="float" office:value="6236713" table:style-name="ce31">
            <text:p>6,236,713</text:p>
          </table:table-cell>
          <table:table-cell office:value-type="float" office:value="67.021698769848797" table:style-name="ce35">
            <text:p>67.0</text:p>
          </table:table-cell>
          <table:table-cell office:value-type="float" office:value="90.003708684366202" table:style-name="ce35">
            <text:p>90.0</text:p>
          </table:table-cell>
          <table:table-cell office:value-type="float" office:value="99.718938485705493" table:style-name="ce35">
            <text:p>99.7</text:p>
          </table:table-cell>
          <table:table-cell table:number-columns-repeated="16374" table:style-name="ce23"/>
        </table:table-row>
        <table:table-row table:style-name="ro3">
          <table:table-cell office:value-type="string" table:style-name="ce27">
            <text:p>Apr to Jun 2016</text:p>
          </table:table-cell>
          <table:table-cell office:value-type="string" table:style-name="ce41">
            <text:p>London Overground</text:p>
          </table:table-cell>
          <table:table-cell office:value-type="float" office:value="1637122.25" table:style-name="ce31">
            <text:p>1,637,122</text:p>
          </table:table-cell>
          <table:table-cell office:value-type="float" office:value="67.961091046019405" table:style-name="ce32">
            <text:p>68.0</text:p>
          </table:table-cell>
          <table:table-cell office:value-type="float" office:value="91.130861311234199" table:style-name="ce32">
            <text:p>91.1</text:p>
          </table:table-cell>
          <table:table-cell office:value-type="float" office:value="99.7172368421827" table:style-name="ce32">
            <text:p>99.7</text:p>
          </table:table-cell>
          <table:table-cell office:value-type="float" office:value="6337745.82142857" table:style-name="ce31">
            <text:p>6,337,746</text:p>
          </table:table-cell>
          <table:table-cell office:value-type="float" office:value="66.841230384960596" table:style-name="ce35">
            <text:p>66.8</text:p>
          </table:table-cell>
          <table:table-cell office:value-type="float" office:value="89.980126609121101" table:style-name="ce35">
            <text:p>90.0</text:p>
          </table:table-cell>
          <table:table-cell office:value-type="float" office:value="99.717717908975104" table:style-name="ce35">
            <text:p>99.7</text:p>
          </table:table-cell>
          <table:table-cell table:number-columns-repeated="16374" table:style-name="ce23"/>
        </table:table-row>
        <table:table-row table:style-name="ro3">
          <table:table-cell office:value-type="string" table:style-name="ce27">
            <text:p>Jul to Sep 2016</text:p>
          </table:table-cell>
          <table:table-cell office:value-type="string" table:style-name="ce27">
            <text:p>London Overground</text:p>
          </table:table-cell>
          <table:table-cell office:value-type="float" office:value="1588221.5357142801" table:style-name="ce31">
            <text:p>1,588,222</text:p>
          </table:table-cell>
          <table:table-cell office:value-type="float" office:value="66.308123216797497" table:style-name="ce32">
            <text:p>66.3</text:p>
          </table:table-cell>
          <table:table-cell office:value-type="float" office:value="90.480960925678701" table:style-name="ce32">
            <text:p>90.5</text:p>
          </table:table-cell>
          <table:table-cell office:value-type="float" office:value="99.770648674574204" table:style-name="ce32">
            <text:p>99.8</text:p>
          </table:table-cell>
          <table:table-cell office:value-type="float" office:value="6397878.7857142799" table:style-name="ce31">
            <text:p>6,397,879</text:p>
          </table:table-cell>
          <table:table-cell office:value-type="float" office:value="66.238408839590505" table:style-name="ce35">
            <text:p>66.2</text:p>
          </table:table-cell>
          <table:table-cell office:value-type="float" office:value="89.814855265142896" table:style-name="ce35">
            <text:p>89.8</text:p>
          </table:table-cell>
          <table:table-cell office:value-type="float" office:value="99.730146050750704" table:style-name="ce35">
            <text:p>99.7</text:p>
          </table:table-cell>
          <table:table-cell table:number-columns-repeated="16374" table:style-name="ce23"/>
        </table:table-row>
        <table:table-row table:style-name="ro3">
          <table:table-cell office:value-type="string" table:style-name="ce27">
            <text:p>Oct to Dec 2016</text:p>
          </table:table-cell>
          <table:table-cell office:value-type="string" table:style-name="ce27">
            <text:p>London Overground</text:p>
          </table:table-cell>
          <table:table-cell office:value-type="float" office:value="1602010.4642857099" table:style-name="ce31">
            <text:p>1,602,010</text:p>
          </table:table-cell>
          <table:table-cell office:value-type="float" office:value="63.60413911154" table:style-name="ce32">
            <text:p>63.6</text:p>
          </table:table-cell>
          <table:table-cell office:value-type="float" office:value="88.515107568073006" table:style-name="ce32">
            <text:p>88.5</text:p>
          </table:table-cell>
          <table:table-cell office:value-type="float" office:value="99.750315970158297" table:style-name="ce32">
            <text:p>99.8</text:p>
          </table:table-cell>
          <table:table-cell office:value-type="float" office:value="6415693.3928571399" table:style-name="ce31">
            <text:p>6,415,693</text:p>
          </table:table-cell>
          <table:table-cell office:value-type="float" office:value="66.002787305892696" table:style-name="ce35">
            <text:p>66.0</text:p>
          </table:table-cell>
          <table:table-cell office:value-type="float" office:value="89.870622769507406" table:style-name="ce35">
            <text:p>89.9</text:p>
          </table:table-cell>
          <table:table-cell office:value-type="float" office:value="99.744816024924106" table:style-name="ce35">
            <text:p>99.7</text:p>
          </table:table-cell>
          <table:table-cell table:number-columns-repeated="16374" table:style-name="ce23"/>
        </table:table-row>
        <table:table-row table:style-name="ro3">
          <table:table-cell office:value-type="string" table:style-name="ce27">
            <text:p>Jan to Mar 2017</text:p>
          </table:table-cell>
          <table:table-cell office:value-type="string" table:style-name="ce27">
            <text:p>London Overground</text:p>
          </table:table-cell>
          <table:table-cell office:value-type="float" office:value="1677612.75" table:style-name="ce31">
            <text:p>1,677,613</text:p>
          </table:table-cell>
          <table:table-cell office:value-type="float" office:value="67.385217476440801" table:style-name="ce32">
            <text:p>67.4</text:p>
          </table:table-cell>
          <table:table-cell office:value-type="float" office:value="90.325255336787293" table:style-name="ce32">
            <text:p>90.3</text:p>
          </table:table-cell>
          <table:table-cell office:value-type="float" office:value="99.720719218425103" table:style-name="ce32">
            <text:p>99.7</text:p>
          </table:table-cell>
          <table:table-cell office:value-type="float" office:value="6504967" table:style-name="ce31">
            <text:p>6,504,967</text:p>
          </table:table-cell>
          <table:table-cell office:value-type="float" office:value="66.335986024218101" table:style-name="ce35">
            <text:p>66.3</text:p>
          </table:table-cell>
          <table:table-cell office:value-type="float" office:value="90.120226589927299" table:style-name="ce35">
            <text:p>90.1</text:p>
          </table:table-cell>
          <table:table-cell office:value-type="float" office:value="99.739322274809297" table:style-name="ce35">
            <text:p>99.7</text:p>
          </table:table-cell>
          <table:table-cell table:number-columns-repeated="16374" table:style-name="ce23"/>
        </table:table-row>
        <table:table-row table:style-name="ro3">
          <table:table-cell office:value-type="string" table:style-name="ce27">
            <text:p>Apr to Jun 2017</text:p>
          </table:table-cell>
          <table:table-cell office:value-type="string" table:style-name="ce27">
            <text:p>London Overground</text:p>
          </table:table-cell>
          <table:table-cell office:value-type="float" office:value="1763901.7142857099" table:style-name="ce31">
            <text:p>1,763,902</text:p>
          </table:table-cell>
          <table:table-cell office:value-type="float" office:value="69.467897142309099" table:style-name="ce32">
            <text:p>69.5</text:p>
          </table:table-cell>
          <table:table-cell office:value-type="float" office:value="92.066973767245798" table:style-name="ce32">
            <text:p>92.1</text:p>
          </table:table-cell>
          <table:table-cell office:value-type="float" office:value="99.773116610319704" table:style-name="ce32">
            <text:p>99.8</text:p>
          </table:table-cell>
          <table:table-cell office:value-type="float" office:value="6631746.4642857099" table:style-name="ce31">
            <text:p>6,631,746</text:p>
          </table:table-cell>
          <table:table-cell office:value-type="float" office:value="66.767831212485802" table:style-name="ce35">
            <text:p>66.8</text:p>
          </table:table-cell>
          <table:table-cell office:value-type="float" office:value="90.388532699646902" table:style-name="ce35">
            <text:p>90.4</text:p>
          </table:table-cell>
          <table:table-cell office:value-type="float" office:value="99.753762881067303" table:style-name="ce35">
            <text:p>99.8</text:p>
          </table:table-cell>
          <table:table-cell table:number-columns-repeated="16374" table:style-name="ce23"/>
        </table:table-row>
        <table:table-row table:style-name="ro3">
          <table:table-cell office:value-type="string" table:style-name="ce27">
            <text:p>Jul to Sep 2017</text:p>
          </table:table-cell>
          <table:table-cell office:value-type="string" table:style-name="ce27">
            <text:p>London Overground</text:p>
          </table:table-cell>
          <table:table-cell office:value-type="float" office:value="1791995.7857142801" table:style-name="ce31">
            <text:p>1,791,996</text:p>
          </table:table-cell>
          <table:table-cell office:value-type="float" office:value="67.818634458682695" table:style-name="ce32">
            <text:p>67.8</text:p>
          </table:table-cell>
          <table:table-cell office:value-type="float" office:value="91.403260235664604" table:style-name="ce32">
            <text:p>91.4</text:p>
          </table:table-cell>
          <table:table-cell office:value-type="float" office:value="99.803459359219602" table:style-name="ce32">
            <text:p>99.8</text:p>
          </table:table-cell>
          <table:table-cell office:value-type="float" office:value="6835520.7142857099" table:style-name="ce31">
            <text:p>6,835,521</text:p>
          </table:table-cell>
          <table:table-cell office:value-type="float" office:value="67.1501214924686" table:style-name="ce35">
            <text:p>67.2</text:p>
          </table:table-cell>
          <table:table-cell office:value-type="float" office:value="90.633077488401199" table:style-name="ce35">
            <text:p>90.6</text:p>
          </table:table-cell>
          <table:table-cell office:value-type="float" office:value="99.762867893124195" table:style-name="ce35">
            <text:p>99.8</text:p>
          </table:table-cell>
          <table:table-cell table:number-columns-repeated="16374" table:style-name="ce23"/>
        </table:table-row>
        <table:table-row table:style-name="ro3">
          <table:table-cell office:value-type="string" table:style-name="ce27">
            <text:p>Oct to Dec 2017</text:p>
          </table:table-cell>
          <table:table-cell office:value-type="string" table:style-name="ce27">
            <text:p>London Overground</text:p>
          </table:table-cell>
          <table:table-cell office:value-type="float" office:value="1684505.7857142801" table:style-name="ce31">
            <text:p>1,684,506</text:p>
          </table:table-cell>
          <table:table-cell office:value-type="float" office:value="63.107288653250997" table:style-name="ce32">
            <text:p>63.1</text:p>
          </table:table-cell>
          <table:table-cell office:value-type="float" office:value="87.803603778488494" table:style-name="ce32">
            <text:p>87.8</text:p>
          </table:table-cell>
          <table:table-cell office:value-type="float" office:value="99.700268171067194" table:style-name="ce32">
            <text:p>99.7</text:p>
          </table:table-cell>
          <table:table-cell office:value-type="float" office:value="6918016.0357142799" table:style-name="ce31">
            <text:p>6,918,016</text:p>
          </table:table-cell>
          <table:table-cell office:value-type="float" office:value="66.986855836233204" table:style-name="ce35">
            <text:p>67.0</text:p>
          </table:table-cell>
          <table:table-cell office:value-type="float" office:value="90.434573343227598" table:style-name="ce35">
            <text:p>90.4</text:p>
          </table:table-cell>
          <table:table-cell office:value-type="float" office:value="99.750531801156498" table:style-name="ce35">
            <text:p>99.8</text:p>
          </table:table-cell>
          <table:table-cell table:number-columns-repeated="16374" table:style-name="ce23"/>
        </table:table-row>
        <table:table-row table:style-name="ro3">
          <table:table-cell office:value-type="string" table:style-name="ce27">
            <text:p>Jan to Mar 2018</text:p>
          </table:table-cell>
          <table:table-cell office:value-type="string" table:style-name="ce27">
            <text:p>London Overground</text:p>
          </table:table-cell>
          <table:table-cell office:value-type="float" office:value="1737155.7142857099" table:style-name="ce31">
            <text:p>1,737,156</text:p>
          </table:table-cell>
          <table:table-cell office:value-type="float" office:value="67.672550120928307" table:style-name="ce32">
            <text:p>67.7</text:p>
          </table:table-cell>
          <table:table-cell office:value-type="float" office:value="90.225343726896696" table:style-name="ce32">
            <text:p>90.2</text:p>
          </table:table-cell>
          <table:table-cell office:value-type="float" office:value="99.676655353702103" table:style-name="ce32">
            <text:p>99.7</text:p>
          </table:table-cell>
          <table:table-cell office:value-type="float" office:value="6977559" table:style-name="ce31">
            <text:p>6,977,559</text:p>
          </table:table-cell>
          <table:table-cell office:value-type="float" office:value="67.061790520151803" table:style-name="ce35">
            <text:p>67.1</text:p>
          </table:table-cell>
          <table:table-cell office:value-type="float" office:value="90.408766160200102" table:style-name="ce35">
            <text:p>90.4</text:p>
          </table:table-cell>
          <table:table-cell office:value-type="float" office:value="99.739307112988897" table:style-name="ce35">
            <text:p>99.7</text:p>
          </table:table-cell>
          <table:table-cell table:number-columns-repeated="16374" table:style-name="ce23"/>
        </table:table-row>
        <table:table-row table:style-name="ro3">
          <table:table-cell office:value-type="string" table:style-name="ce27">
            <text:p>Apr to Jun 2018</text:p>
          </table:table-cell>
          <table:table-cell office:value-type="string" table:style-name="ce27">
            <text:p>London Overground</text:p>
          </table:table-cell>
          <table:table-cell office:value-type="float" office:value="1835484" table:style-name="ce31">
            <text:p>1,835,484</text:p>
          </table:table-cell>
          <table:table-cell office:value-type="float" office:value="71.757817011752707" table:style-name="ce32">
            <text:p>71.8</text:p>
          </table:table-cell>
          <table:table-cell office:value-type="float" office:value="92.145355121591905" table:style-name="ce32">
            <text:p>92.1</text:p>
          </table:table-cell>
          <table:table-cell office:value-type="float" office:value="99.717731127048694" table:style-name="ce32">
            <text:p>99.7</text:p>
          </table:table-cell>
          <table:table-cell office:value-type="float" office:value="7049141.2857142799" table:style-name="ce31">
            <text:p>7,049,141</text:p>
          </table:table-cell>
          <table:table-cell office:value-type="float" office:value="67.682482561350994" table:style-name="ce35">
            <text:p>67.7</text:p>
          </table:table-cell>
          <table:table-cell office:value-type="float" office:value="90.4460141031565" table:style-name="ce35">
            <text:p>90.4</text:p>
          </table:table-cell>
          <table:table-cell office:value-type="float" office:value="99.725228943286197" table:style-name="ce35">
            <text:p>99.7</text:p>
          </table:table-cell>
          <table:table-cell table:number-columns-repeated="16374" table:style-name="ce23"/>
        </table:table-row>
        <table:table-row table:style-name="ro3">
          <table:table-cell office:value-type="string" table:style-name="ce27">
            <text:p>Jul to Sep 2018</text:p>
          </table:table-cell>
          <table:table-cell office:value-type="string" table:style-name="ce27">
            <text:p>London Overground</text:p>
          </table:table-cell>
          <table:table-cell office:value-type="float" office:value="1883164.32142857" table:style-name="ce31">
            <text:p>1,883,164</text:p>
          </table:table-cell>
          <table:table-cell office:value-type="float" office:value="70.2240080293425" table:style-name="ce32">
            <text:p>70.2</text:p>
          </table:table-cell>
          <table:table-cell office:value-type="float" office:value="91.376875331852602" table:style-name="ce32">
            <text:p>91.4</text:p>
          </table:table-cell>
          <table:table-cell office:value-type="float" office:value="99.6126769985799" table:style-name="ce32">
            <text:p>99.6</text:p>
          </table:table-cell>
          <table:table-cell office:value-type="float" office:value="7140309.82142857" table:style-name="ce31">
            <text:p>7,140,310</text:p>
          </table:table-cell>
          <table:table-cell office:value-type="float" office:value="68.318607123265295" table:style-name="ce35">
            <text:p>68.3</text:p>
          </table:table-cell>
          <table:table-cell office:value-type="float" office:value="90.451277686905001" table:style-name="ce35">
            <text:p>90.5</text:p>
          </table:table-cell>
          <table:table-cell office:value-type="float" office:value="99.675911421910797" table:style-name="ce35">
            <text:p>99.7</text:p>
          </table:table-cell>
          <table:table-cell table:number-columns-repeated="16374" table:style-name="ce23"/>
        </table:table-row>
        <table:table-row table:style-name="ro3">
          <table:table-cell office:value-type="string" table:style-name="ce27">
            <text:p>Oct to Dec 2018</text:p>
          </table:table-cell>
          <table:table-cell office:value-type="string" table:style-name="ce27">
            <text:p>London Overground</text:p>
          </table:table-cell>
          <table:table-cell office:value-type="float" office:value="1886673.24999999" table:style-name="ce31">
            <text:p>1,886,673</text:p>
          </table:table-cell>
          <table:table-cell office:value-type="float" office:value="68.254666552053195" table:style-name="ce32">
            <text:p>68.3</text:p>
          </table:table-cell>
          <table:table-cell office:value-type="float" office:value="89.860171676710294" table:style-name="ce32">
            <text:p>89.9</text:p>
          </table:table-cell>
          <table:table-cell office:value-type="float" office:value="99.662308094040995" table:style-name="ce32">
            <text:p>99.7</text:p>
          </table:table-cell>
          <table:table-cell office:value-type="float" office:value="7342477.2857142799" table:style-name="ce31">
            <text:p>7,342,477</text:p>
          </table:table-cell>
          <table:table-cell office:value-type="float" office:value="69.497754270984501" table:style-name="ce35">
            <text:p>69.5</text:p>
          </table:table-cell>
          <table:table-cell office:value-type="float" office:value="90.906818506428095" table:style-name="ce35">
            <text:p>90.9</text:p>
          </table:table-cell>
          <table:table-cell office:value-type="float" office:value="99.666828095251006" table:style-name="ce35">
            <text:p>99.7</text:p>
          </table:table-cell>
          <table:table-cell table:number-columns-repeated="16374" table:style-name="ce23"/>
        </table:table-row>
        <table:table-row table:style-name="ro3">
          <table:table-cell office:value-type="string" table:style-name="ce27">
            <text:p>Jan to Mar 2019</text:p>
          </table:table-cell>
          <table:table-cell office:value-type="string" table:style-name="ce27">
            <text:p>London Overground</text:p>
          </table:table-cell>
          <table:table-cell office:value-type="float" office:value="1902745.42857142" table:style-name="ce31">
            <text:p>1,902,745</text:p>
          </table:table-cell>
          <table:table-cell office:value-type="float" office:value="71.136355377620504" table:style-name="ce32">
            <text:p>71.1</text:p>
          </table:table-cell>
          <table:table-cell office:value-type="float" office:value="91.719953078326299" table:style-name="ce32">
            <text:p>91.7</text:p>
          </table:table-cell>
          <table:table-cell office:value-type="float" office:value="99.682567700295905" table:style-name="ce32">
            <text:p>99.7</text:p>
          </table:table-cell>
          <table:table-cell office:value-type="float" office:value="7508067" table:style-name="ce31">
            <text:p>7,508,067</text:p>
          </table:table-cell>
          <table:table-cell office:value-type="float" office:value="70.335320662428799" table:style-name="ce35">
            <text:p>70.3</text:p>
          </table:table-cell>
          <table:table-cell office:value-type="float" office:value="91.270562716075901" table:style-name="ce35">
            <text:p>91.3</text:p>
          </table:table-cell>
          <table:table-cell office:value-type="float" office:value="99.668543181620507" table:style-name="ce35">
            <text:p>99.7</text:p>
          </table:table-cell>
          <table:table-cell table:number-columns-repeated="16374" table:style-name="ce23"/>
        </table:table-row>
        <table:table-row table:style-name="ro3">
          <table:table-cell office:value-type="string" table:style-name="ce27">
            <text:p>Apr to Jun 2019</text:p>
          </table:table-cell>
          <table:table-cell office:value-type="string" table:style-name="ce27">
            <text:p>London Overground</text:p>
          </table:table-cell>
          <table:table-cell office:value-type="float" office:value="1869516.1428571399" table:style-name="ce31">
            <text:p>1,869,516</text:p>
          </table:table-cell>
          <table:table-cell office:value-type="float" office:value="73.196915045932798" table:style-name="ce32">
            <text:p>73.2</text:p>
          </table:table-cell>
          <table:table-cell office:value-type="float" office:value="92.506846500312903" table:style-name="ce32">
            <text:p>92.5</text:p>
          </table:table-cell>
          <table:table-cell office:value-type="float" office:value="99.716595883136407" table:style-name="ce32">
            <text:p>99.7</text:p>
          </table:table-cell>
          <table:table-cell office:value-type="float" office:value="7542099.1428571399" table:style-name="ce31">
            <text:p>7,542,099</text:p>
          </table:table-cell>
          <table:table-cell office:value-type="float" office:value="70.698459299716703" table:style-name="ce35">
            <text:p>70.7</text:p>
          </table:table-cell>
          <table:table-cell office:value-type="float" office:value="91.364115587070103" table:style-name="ce35">
            <text:p>91.4</text:p>
          </table:table-cell>
          <table:table-cell office:value-type="float" office:value="99.668483730580903" table:style-name="ce35">
            <text:p>99.7</text:p>
          </table:table-cell>
          <table:table-cell table:number-columns-repeated="16374" table:style-name="ce23"/>
        </table:table-row>
        <table:table-row table:style-name="ro3">
          <table:table-cell office:value-type="string" table:style-name="ce27">
            <text:p>Jul to Sep 2019</text:p>
          </table:table-cell>
          <table:table-cell office:value-type="string" table:style-name="ce27">
            <text:p>London Overground</text:p>
          </table:table-cell>
          <table:table-cell office:value-type="float" office:value="1888868.7142857099" table:style-name="ce31">
            <text:p>1,888,869</text:p>
          </table:table-cell>
          <table:table-cell office:value-type="float" office:value="70.522227174375899" table:style-name="ce32">
            <text:p>70.5</text:p>
          </table:table-cell>
          <table:table-cell office:value-type="float" office:value="90.652227890602006" table:style-name="ce32">
            <text:p>90.7</text:p>
          </table:table-cell>
          <table:table-cell office:value-type="float" office:value="99.575278656967797" table:style-name="ce32">
            <text:p>99.6</text:p>
          </table:table-cell>
          <table:table-cell office:value-type="float" office:value="7547803.5357142799" table:style-name="ce31">
            <text:p>7,547,804</text:p>
          </table:table-cell>
          <table:table-cell office:value-type="float" office:value="70.772731285462498" table:style-name="ce35">
            <text:p>70.8</text:p>
          </table:table-cell>
          <table:table-cell office:value-type="float" office:value="91.182779243643594" table:style-name="ce35">
            <text:p>91.2</text:p>
          </table:table-cell>
          <table:table-cell office:value-type="float" office:value="99.659082465613594" table:style-name="ce35">
            <text:p>99.7</text:p>
          </table:table-cell>
          <table:table-cell table:number-columns-repeated="16374" table:style-name="ce23"/>
        </table:table-row>
        <table:table-row table:style-name="ro3">
          <table:table-cell office:value-type="string" table:style-name="ce27">
            <text:p>Oct to Dec 2019</text:p>
          </table:table-cell>
          <table:table-cell office:value-type="string" table:style-name="ce27">
            <text:p>London Overground</text:p>
          </table:table-cell>
          <table:table-cell office:value-type="float" office:value="1957435" table:style-name="ce31">
            <text:p>1,957,435</text:p>
          </table:table-cell>
          <table:table-cell office:value-type="float" office:value="69.774818284423901" table:style-name="ce32">
            <text:p>69.8</text:p>
          </table:table-cell>
          <table:table-cell office:value-type="float" office:value="89.996281576947098" table:style-name="ce32">
            <text:p>90.0</text:p>
          </table:table-cell>
          <table:table-cell office:value-type="float" office:value="99.647746011635405" table:style-name="ce32">
            <text:p>99.6</text:p>
          </table:table-cell>
          <table:table-cell office:value-type="float" office:value="7618565.2857142799" table:style-name="ce33">
            <text:p>7,618,565</text:p>
          </table:table-cell>
          <table:table-cell office:value-type="float" office:value="71.139915320014197" table:style-name="ce34">
            <text:p>71.1</text:p>
          </table:table-cell>
          <table:table-cell office:value-type="float" office:value="91.205465438496404" table:style-name="ce34">
            <text:p>91.2</text:p>
          </table:table-cell>
          <table:table-cell office:value-type="float" office:value="99.655370995330003" table:style-name="ce34">
            <text:p>99.7</text:p>
          </table:table-cell>
          <table:table-cell table:number-columns-repeated="16374" table:style-name="ce23"/>
        </table:table-row>
        <table:table-row table:style-name="ro3">
          <table:table-cell office:value-type="string" table:style-name="ce27">
            <text:p>Jan to Mar 2020</text:p>
          </table:table-cell>
          <table:table-cell office:value-type="string" table:style-name="ce27">
            <text:p>London Overground</text:p>
          </table:table-cell>
          <table:table-cell office:value-type="float" office:value="1895860.1428571399" table:style-name="ce31">
            <text:p>1,895,860</text:p>
          </table:table-cell>
          <table:table-cell office:value-type="float" office:value="71.570567177913404" table:style-name="ce32">
            <text:p>71.6</text:p>
          </table:table-cell>
          <table:table-cell office:value-type="float" office:value="90.372187641026201" table:style-name="ce32">
            <text:p>90.4</text:p>
          </table:table-cell>
          <table:table-cell office:value-type="float" office:value="99.554231735448198" table:style-name="ce32">
            <text:p>99.6</text:p>
          </table:table-cell>
          <table:table-cell office:value-type="float" office:value="7611680" table:style-name="ce33">
            <text:p>7,611,680</text:p>
          </table:table-cell>
          <table:table-cell office:value-type="float" office:value="71.248068757488497" table:style-name="ce34">
            <text:p>71.2</text:p>
          </table:table-cell>
          <table:table-cell office:value-type="float" office:value="90.869308746557905" table:style-name="ce34">
            <text:p>90.9</text:p>
          </table:table-cell>
          <table:table-cell office:value-type="float" office:value="99.623381434847502" table:style-name="ce34">
            <text:p>99.6</text:p>
          </table:table-cell>
          <table:table-cell table:number-columns-repeated="16374" table:style-name="ce23"/>
        </table:table-row>
        <table:table-row table:style-name="ro3">
          <table:table-cell office:value-type="string" table:style-name="ce27">
            <text:p>Apr to Jun 2020</text:p>
          </table:table-cell>
          <table:table-cell office:value-type="string" table:style-name="ce27">
            <text:p>London Overground</text:p>
          </table:table-cell>
          <table:table-cell office:value-type="float" office:value="1286642.5" table:style-name="ce31">
            <text:p>1,286,643</text:p>
          </table:table-cell>
          <table:table-cell office:value-type="float" office:value="87.408398769887995" table:style-name="ce32">
            <text:p>87.4</text:p>
          </table:table-cell>
          <table:table-cell office:value-type="float" office:value="97.374278958052201" table:style-name="ce32">
            <text:p>97.4</text:p>
          </table:table-cell>
          <table:table-cell office:value-type="float" office:value="99.831871379523506" table:style-name="ce32">
            <text:p>99.8</text:p>
          </table:table-cell>
          <table:table-cell office:value-type="float" office:value="7028806.3571428498" table:style-name="ce33">
            <text:p>7,028,806</text:p>
          </table:table-cell>
          <table:table-cell office:value-type="float" office:value="73.687909455953204" table:style-name="ce34">
            <text:p>73.7</text:p>
          </table:table-cell>
          <table:table-cell office:value-type="float" office:value="91.624510640086399" table:style-name="ce34">
            <text:p>91.6</text:p>
          </table:table-cell>
          <table:table-cell office:value-type="float" office:value="99.636752995115799" table:style-name="ce34">
            <text:p>99.6</text:p>
          </table:table-cell>
          <table:table-cell table:number-columns-repeated="16374" table:style-name="ce23"/>
        </table:table-row>
        <table:table-row table:style-name="ro3">
          <table:table-cell office:value-type="string" table:style-name="ce27">
            <text:p>Jul to Sep 2020</text:p>
          </table:table-cell>
          <table:table-cell office:value-type="string" table:style-name="ce27">
            <text:p>London Overground</text:p>
          </table:table-cell>
          <table:table-cell office:value-type="float" office:value="1690164" table:style-name="ce31">
            <text:p>1,690,164</text:p>
          </table:table-cell>
          <table:table-cell office:value-type="float" office:value="82.746997586371094" table:style-name="ce32">
            <text:p>82.7</text:p>
          </table:table-cell>
          <table:table-cell office:value-type="float" office:value="96.196987815552603" table:style-name="ce32">
            <text:p>96.2</text:p>
          </table:table-cell>
          <table:table-cell office:value-type="float" office:value="99.864844054017397" table:style-name="ce32">
            <text:p>99.9</text:p>
          </table:table-cell>
          <table:table-cell office:value-type="float" office:value="6830101.6428571399" table:style-name="ce31">
            <text:p>6,830,102</text:p>
          </table:table-cell>
          <table:table-cell office:value-type="float" office:value="76.805125562709904" table:style-name="ce35">
            <text:p>76.8</text:p>
          </table:table-cell>
          <table:table-cell office:value-type="float" office:value="93.024892549444601" table:style-name="ce35">
            <text:p>93.0</text:p>
          </table:table-cell>
          <table:table-cell office:value-type="float" office:value="99.710196741163301" table:style-name="ce35">
            <text:p>99.7</text:p>
          </table:table-cell>
          <table:table-cell table:number-columns-repeated="16374" table:style-name="ce23"/>
        </table:table-row>
        <table:table-row table:style-name="ro3">
          <table:table-cell office:value-type="string" table:style-name="ce27">
            <text:p>Oct to Dec 2020</text:p>
          </table:table-cell>
          <table:table-cell office:value-type="string" table:style-name="ce27">
            <text:p>London Overground</text:p>
          </table:table-cell>
          <table:table-cell office:value-type="float" office:value="1876465.42857142" table:style-name="ce31">
            <text:p>1,876,465</text:p>
          </table:table-cell>
          <table:table-cell office:value-type="float" office:value="80.189260462185004" table:style-name="ce32">
            <text:p>80.2</text:p>
          </table:table-cell>
          <table:table-cell office:value-type="float" office:value="95.535753846631707" table:style-name="ce32">
            <text:p>95.5</text:p>
          </table:table-cell>
          <table:table-cell office:value-type="float" office:value="99.767014473564203" table:style-name="ce32">
            <text:p>99.8</text:p>
          </table:table-cell>
          <table:table-cell office:value-type="float" office:value="6749132.07142857" table:style-name="ce31">
            <text:p>6,749,132</text:p>
          </table:table-cell>
          <table:table-cell office:value-type="float" office:value="79.785002302253702" table:style-name="ce35">
            <text:p>79.8</text:p>
          </table:table-cell>
          <table:table-cell office:value-type="float" office:value="94.601369854445494" table:style-name="ce35">
            <text:p>94.6</text:p>
          </table:table-cell>
          <table:table-cell office:value-type="float" office:value="99.744106250106299" table:style-name="ce35">
            <text:p>99.7</text:p>
          </table:table-cell>
          <table:table-cell table:number-columns-repeated="16374" table:style-name="ce23"/>
        </table:table-row>
        <table:table-row table:style-name="ro3">
          <table:table-cell office:value-type="string" table:style-name="ce27">
            <text:p>Jan to Mar 2021</text:p>
          </table:table-cell>
          <table:table-cell office:value-type="string" table:style-name="ce27">
            <text:p>London Overground</text:p>
          </table:table-cell>
          <table:table-cell office:value-type="float" office:value="1828557.07142857" table:style-name="ce31">
            <text:p>1,828,557</text:p>
          </table:table-cell>
          <table:table-cell office:value-type="float" office:value="83.880875392810694" table:style-name="ce32">
            <text:p>83.9</text:p>
          </table:table-cell>
          <table:table-cell office:value-type="float" office:value="96.777066491811098" table:style-name="ce32">
            <text:p>96.8</text:p>
          </table:table-cell>
          <table:table-cell office:value-type="float" office:value="99.8296724907879" table:style-name="ce32">
            <text:p>99.8</text:p>
          </table:table-cell>
          <table:table-cell office:value-type="float" office:value="6681829" table:style-name="ce31">
            <text:p>6,681,829</text:p>
          </table:table-cell>
          <table:table-cell office:value-type="float" office:value="83.236595848232497" table:style-name="ce35">
            <text:p>83.2</text:p>
          </table:table-cell>
          <table:table-cell office:value-type="float" office:value="96.396735085558106" table:style-name="ce35">
            <text:p>96.4</text:p>
          </table:table-cell>
          <table:table-cell office:value-type="float" office:value="99.821396207535301" table:style-name="ce35">
            <text:p>99.8</text:p>
          </table:table-cell>
          <table:table-cell table:number-columns-repeated="16374" table:style-name="ce23"/>
        </table:table-row>
        <table:table-row table:style-name="ro3">
          <table:table-cell office:value-type="string" table:style-name="ce27">
            <text:p>Apr to Jun 2021</text:p>
          </table:table-cell>
          <table:table-cell office:value-type="string" table:style-name="ce27">
            <text:p>London Overground</text:p>
          </table:table-cell>
          <table:table-cell office:value-type="float" office:value="1916647.7142857099" table:style-name="ce31">
            <text:p>1,916,648</text:p>
          </table:table-cell>
          <table:table-cell office:value-type="float" office:value="81.327837726196606" table:style-name="ce32">
            <text:p>81.3</text:p>
          </table:table-cell>
          <table:table-cell office:value-type="float" office:value="96.101876982535103" table:style-name="ce32">
            <text:p>96.1</text:p>
          </table:table-cell>
          <table:table-cell office:value-type="float" office:value="99.808743450432104" table:style-name="ce32">
            <text:p>99.8</text:p>
          </table:table-cell>
          <table:table-cell office:value-type="float" office:value="7311834.2142857099" table:style-name="ce31">
            <text:p>7,311,834</text:p>
          </table:table-cell>
          <table:table-cell office:value-type="float" office:value="82.002153768745004" table:style-name="ce35">
            <text:p>82.0</text:p>
          </table:table-cell>
          <table:table-cell office:value-type="float" office:value="96.147428475514701" table:style-name="ce35">
            <text:p>96.1</text:p>
          </table:table-cell>
          <table:table-cell office:value-type="float" office:value="99.816236260202004" table:style-name="ce35">
            <text:p>99.8</text:p>
          </table:table-cell>
          <table:table-cell table:number-columns-repeated="16374" table:style-name="ce23"/>
        </table:table-row>
        <table:table-row table:style-name="ro3">
          <table:table-cell office:value-type="string" table:style-name="ce27">
            <text:p>Jul to Sep 2021</text:p>
          </table:table-cell>
          <table:table-cell office:value-type="string" table:style-name="ce27">
            <text:p>London Overground</text:p>
          </table:table-cell>
          <table:table-cell office:value-type="float" office:value="2004972.2857142801" table:style-name="ce31">
            <text:p>2,004,972</text:p>
          </table:table-cell>
          <table:table-cell office:value-type="float" office:value="80.326169097029194" table:style-name="ce32">
            <text:p>80.3</text:p>
          </table:table-cell>
          <table:table-cell office:value-type="float" office:value="95.614168090389001" table:style-name="ce32">
            <text:p>95.6</text:p>
          </table:table-cell>
          <table:table-cell office:value-type="float" office:value="99.768646606158995" table:style-name="ce32">
            <text:p>99.8</text:p>
          </table:table-cell>
          <table:table-cell office:value-type="float" office:value="7626642.5" table:style-name="ce31">
            <text:p>7,626,643</text:p>
          </table:table-cell>
          <table:table-cell office:value-type="float" office:value="81.396486068410795" table:style-name="ce35">
            <text:p>81.4</text:p>
          </table:table-cell>
          <table:table-cell office:value-type="float" office:value="95.996256356768797" table:style-name="ce35">
            <text:p>96.0</text:p>
          </table:table-cell>
          <table:table-cell office:value-type="float" office:value="99.792953265008606" table:style-name="ce35">
            <text:p>99.8</text:p>
          </table:table-cell>
          <table:table-cell table:number-columns-repeated="16374" table:style-name="ce23"/>
        </table:table-row>
        <table:table-row table:style-name="ro3">
          <table:table-cell office:value-type="string" table:style-name="ce27">
            <text:p>Oct to Dec 2021</text:p>
          </table:table-cell>
          <table:table-cell office:value-type="string" table:style-name="ce27">
            <text:p>London Overground</text:p>
          </table:table-cell>
          <table:table-cell office:value-type="float" office:value="2008176.2857142801" table:style-name="ce31">
            <text:p>2,008,176</text:p>
          </table:table-cell>
          <table:table-cell office:value-type="float" office:value="77.708786806849702" table:style-name="ce32">
            <text:p>77.7</text:p>
          </table:table-cell>
          <table:table-cell office:value-type="float" office:value="94.445777882049896" table:style-name="ce32">
            <text:p>94.4</text:p>
          </table:table-cell>
          <table:table-cell office:value-type="float" office:value="99.770516731812194" table:style-name="ce32">
            <text:p>99.8</text:p>
          </table:table-cell>
          <table:table-cell office:value-type="float" office:value="7758353.3571428498" table:style-name="ce31">
            <text:p>7,758,353</text:p>
          </table:table-cell>
          <table:table-cell office:value-type="float" office:value="80.733944307972493" table:style-name="ce35">
            <text:p>80.7</text:p>
          </table:table-cell>
          <table:table-cell office:value-type="float" office:value="95.706308611307193" table:style-name="ce35">
            <text:p>95.7</text:p>
          </table:table-cell>
          <table:table-cell office:value-type="float" office:value="99.793419437576304" table:style-name="ce35">
            <text:p>99.8</text:p>
          </table:table-cell>
          <table:table-cell table:number-columns-repeated="16374" table:style-name="ce23"/>
        </table:table-row>
        <table:table-row table:style-name="ro3">
          <table:table-cell office:value-type="string" table:style-name="ce27">
            <text:p>Jan to Mar 2022</text:p>
          </table:table-cell>
          <table:table-cell office:value-type="string" table:style-name="ce27">
            <text:p>London Overground</text:p>
          </table:table-cell>
          <table:table-cell office:value-type="float" office:value="1938977.7142857099" table:style-name="ce31">
            <text:p>1,938,978</text:p>
          </table:table-cell>
          <table:table-cell office:value-type="float" office:value="78.8894059343789" table:style-name="ce32">
            <text:p>78.9</text:p>
          </table:table-cell>
          <table:table-cell office:value-type="float" office:value="95.016166103434102" table:style-name="ce32">
            <text:p>95.0</text:p>
          </table:table-cell>
          <table:table-cell office:value-type="float" office:value="99.775330800236105" table:style-name="ce32">
            <text:p>99.8</text:p>
          </table:table-cell>
          <table:table-cell office:value-type="float" office:value="7868774" table:style-name="ce31">
            <text:p>7,868,774</text:p>
          </table:table-cell>
          <table:table-cell office:value-type="float" office:value="79.5481354528672" table:style-name="ce35">
            <text:p>79.5</text:p>
          </table:table-cell>
          <table:table-cell office:value-type="float" office:value="95.287423428351104" table:style-name="ce35">
            <text:p>95.3</text:p>
          </table:table-cell>
          <table:table-cell office:value-type="float" office:value="99.780537603443605" table:style-name="ce35">
            <text:p>99.8</text:p>
          </table:table-cell>
          <table:table-cell table:number-columns-repeated="16374" table:style-name="ce23"/>
        </table:table-row>
        <table:table-row table:style-name="ro3">
          <table:table-cell office:value-type="string" table:style-name="ce27">
            <text:p>Apr to Jun 2022</text:p>
          </table:table-cell>
          <table:table-cell office:value-type="string" table:style-name="ce27">
            <text:p>London Overground</text:p>
          </table:table-cell>
          <table:table-cell office:value-type="float" office:value="1978910.1428571399" table:style-name="ce31">
            <text:p>1,978,910</text:p>
          </table:table-cell>
          <table:table-cell office:value-type="float" office:value="79.073318928579098" table:style-name="ce32">
            <text:p>79.1</text:p>
          </table:table-cell>
          <table:table-cell office:value-type="float" office:value="95.061240779646994" table:style-name="ce32">
            <text:p>95.1</text:p>
          </table:table-cell>
          <table:table-cell office:value-type="float" office:value="99.783890786638594" table:style-name="ce32">
            <text:p>99.8</text:p>
          </table:table-cell>
          <table:table-cell office:value-type="float" office:value="7931036.4285714198" table:style-name="ce31">
            <text:p>7,931,036</text:p>
          </table:table-cell>
          <table:table-cell office:value-type="float" office:value="78.999571394515002" table:style-name="ce35">
            <text:p>79.0</text:p>
          </table:table-cell>
          <table:table-cell office:value-type="float" office:value="95.034163252487801" table:style-name="ce35">
            <text:p>95.0</text:p>
          </table:table-cell>
          <table:table-cell office:value-type="float" office:value="99.774557927981107" table:style-name="ce35">
            <text:p>99.8</text:p>
          </table:table-cell>
          <table:table-cell table:number-columns-repeated="16374" table:style-name="ce23"/>
        </table:table-row>
        <table:table-row table:style-name="ro3">
          <table:table-cell office:value-type="string" table:style-name="ce27">
            <text:p>Jul to Sep 2022</text:p>
          </table:table-cell>
          <table:table-cell office:value-type="string" table:style-name="ce27">
            <text:p>London Overground</text:p>
          </table:table-cell>
          <table:table-cell office:value-type="float" office:value="1904934.0357142801" table:style-name="ce31">
            <text:p>1,904,934</text:p>
          </table:table-cell>
          <table:table-cell office:value-type="float" office:value="74.969455728997502" table:style-name="ce32">
            <text:p>75.0</text:p>
          </table:table-cell>
          <table:table-cell office:value-type="float" office:value="93.223252406209099" table:style-name="ce32">
            <text:p>93.2</text:p>
          </table:table-cell>
          <table:table-cell office:value-type="float" office:value="99.727341514806398" table:style-name="ce32">
            <text:p>99.7</text:p>
          </table:table-cell>
          <table:table-cell office:value-type="float" office:value="7830998.1785714198" table:style-name="ce31">
            <text:p>7,830,998</text:p>
          </table:table-cell>
          <table:table-cell office:value-type="float" office:value="77.679574136026503" table:style-name="ce35">
            <text:p>77.7</text:p>
          </table:table-cell>
          <table:table-cell office:value-type="float" office:value="94.4451503032939" table:style-name="ce35">
            <text:p>94.4</text:p>
          </table:table-cell>
          <table:table-cell office:value-type="float" office:value="99.764585748918506" table:style-name="ce35">
            <text:p>99.8</text:p>
          </table:table-cell>
          <table:table-cell table:number-columns-repeated="16374" table:style-name="ce23"/>
        </table:table-row>
        <table:table-row table:style-name="ro3">
          <table:table-cell office:value-type="string" table:style-name="ce27">
            <text:p>Oct to Dec 2022</text:p>
          </table:table-cell>
          <table:table-cell office:value-type="string" table:style-name="ce27">
            <text:p>London Overground</text:p>
          </table:table-cell>
          <table:table-cell office:value-type="float" office:value="1790327.07142857" table:style-name="ce31">
            <text:p>1,790,327</text:p>
          </table:table-cell>
          <table:table-cell office:value-type="float" office:value="70.971355632983105" table:style-name="ce32">
            <text:p>71.0</text:p>
          </table:table-cell>
          <table:table-cell office:value-type="float" office:value="91.175854180515003" table:style-name="ce32">
            <text:p>91.2</text:p>
          </table:table-cell>
          <table:table-cell office:value-type="float" office:value="99.651715674139098" table:style-name="ce32">
            <text:p>99.7</text:p>
          </table:table-cell>
          <table:table-cell office:value-type="float" office:value="7613148.9642857099" table:style-name="ce31">
            <text:p>7,613,149</text:p>
          </table:table-cell>
          <table:table-cell office:value-type="float" office:value="76.094347124646404" table:style-name="ce35">
            <text:p>76.1</text:p>
          </table:table-cell>
          <table:table-cell office:value-type="float" office:value="93.676168943627104" table:style-name="ce35">
            <text:p>93.7</text:p>
          </table:table-cell>
          <table:table-cell office:value-type="float" office:value="99.736478482052505" table:style-name="ce35">
            <text:p>99.7</text:p>
          </table:table-cell>
          <table:table-cell table:number-columns-repeated="16374" table:style-name="ce23"/>
        </table:table-row>
        <table:table-row table:style-name="ro3">
          <table:table-cell office:value-type="string" table:style-name="ce27">
            <text:p>Jan to Mar 2023</text:p>
          </table:table-cell>
          <table:table-cell office:value-type="string" table:style-name="ce27">
            <text:p>London Overground</text:p>
          </table:table-cell>
          <table:table-cell office:value-type="float" office:value="1908531.75" table:style-name="ce31">
            <text:p>1,908,532</text:p>
          </table:table-cell>
          <table:table-cell office:value-type="float" office:value="73.540930089321193" table:style-name="ce32">
            <text:p>73.5</text:p>
          </table:table-cell>
          <table:table-cell office:value-type="float" office:value="92.686747286231906" table:style-name="ce32">
            <text:p>92.7</text:p>
          </table:table-cell>
          <table:table-cell office:value-type="float" office:value="99.752165506285095" table:style-name="ce32">
            <text:p>99.8</text:p>
          </table:table-cell>
          <table:table-cell office:value-type="float" office:value="7582703" table:style-name="ce31">
            <text:p>7,582,703</text:p>
          </table:table-cell>
          <table:table-cell office:value-type="float" office:value="74.736937474670896" table:style-name="ce35">
            <text:p>74.7</text:p>
          </table:table-cell>
          <table:table-cell office:value-type="float" office:value="93.084484516932804" table:style-name="ce35">
            <text:p>93.1</text:p>
          </table:table-cell>
          <table:table-cell office:value-type="float" office:value="99.730491883962699" table:style-name="ce35">
            <text:p>99.7</text:p>
          </table:table-cell>
          <table:table-cell table:number-columns-repeated="16374" table:style-name="ce23"/>
        </table:table-row>
        <table:table-row table:style-name="ro3">
          <table:table-cell office:value-type="string" table:style-name="ce27">
            <text:p>Apr to Jun 2023</text:p>
          </table:table-cell>
          <table:table-cell office:value-type="string" table:style-name="ce27">
            <text:p>London Overground</text:p>
          </table:table-cell>
          <table:table-cell office:value-type="float" office:value="2087174.3571428501" table:style-name="ce31">
            <text:p>2,087,174</text:p>
          </table:table-cell>
          <table:table-cell office:value-type="float" office:value="75.615566513866" table:style-name="ce32">
            <text:p>75.6</text:p>
          </table:table-cell>
          <table:table-cell office:value-type="float" office:value="93.192385426352701" table:style-name="ce32">
            <text:p>93.2</text:p>
          </table:table-cell>
          <table:table-cell office:value-type="float" office:value="99.725346376531405" table:style-name="ce32">
            <text:p>99.7</text:p>
          </table:table-cell>
          <table:table-cell office:value-type="float" office:value="7690967.2142857099" table:style-name="ce31">
            <text:p>7,690,967</text:p>
          </table:table-cell>
          <table:table-cell office:value-type="float" office:value="73.859615149092207" table:style-name="ce35">
            <text:p>73.9</text:p>
          </table:table-cell>
          <table:table-cell office:value-type="float" office:value="92.605141034601999" table:style-name="ce35">
            <text:p>92.6</text:p>
          </table:table-cell>
          <table:table-cell office:value-type="float" office:value="99.7153557901472" table:style-name="ce35">
            <text:p>99.7</text:p>
          </table:table-cell>
          <table:table-cell table:number-columns-repeated="16374" table:style-name="ce23"/>
        </table:table-row>
        <table:table-row table:style-name="ro3">
          <table:table-cell office:value-type="string" table:style-name="ce27">
            <text:p>Jul to Sep 2023</text:p>
          </table:table-cell>
          <table:table-cell office:value-type="string" table:style-name="ce27">
            <text:p>London Overground</text:p>
          </table:table-cell>
          <table:table-cell office:value-type="float" office:value="2025721.6428571399" table:style-name="ce31">
            <text:p>2,025,722</text:p>
          </table:table-cell>
          <table:table-cell office:value-type="float" office:value="74.725310412306996" table:style-name="ce32">
            <text:p>74.7</text:p>
          </table:table-cell>
          <table:table-cell office:value-type="float" office:value="93.241434983504803" table:style-name="ce32">
            <text:p>93.2</text:p>
          </table:table-cell>
          <table:table-cell office:value-type="float" office:value="99.7573457331942" table:style-name="ce32">
            <text:p>99.8</text:p>
          </table:table-cell>
          <table:table-cell office:value-type="float" office:value="7811754.82142857" table:style-name="ce31">
            <text:p>7,811,755</text:p>
          </table:table-cell>
          <table:table-cell office:value-type="float" office:value="73.813464767736505" table:style-name="ce35">
            <text:p>73.8</text:p>
          </table:table-cell>
          <table:table-cell office:value-type="float" office:value="92.619413504286896" table:style-name="ce35">
            <text:p>92.6</text:p>
          </table:table-cell>
          <table:table-cell office:value-type="float" office:value="99.723321723921202" table:style-name="ce35">
            <text:p>99.7</text:p>
          </table:table-cell>
          <table:table-cell table:number-columns-repeated="16374" table:style-name="ce23"/>
        </table:table-row>
        <table:table-row table:style-name="ro3">
          <table:table-cell office:value-type="string" table:style-name="ce27">
            <text:p>Oct to Dec 2023</text:p>
          </table:table-cell>
          <table:table-cell office:value-type="string" table:style-name="ce27">
            <text:p>London Overground</text:p>
          </table:table-cell>
          <table:table-cell office:value-type="float" office:value="2001566.7857142801" table:style-name="ce31">
            <text:p>2,001,567</text:p>
          </table:table-cell>
          <table:table-cell office:value-type="float" office:value="69.845437154857393" table:style-name="ce32">
            <text:p>69.8</text:p>
          </table:table-cell>
          <table:table-cell office:value-type="float" office:value="90.601655453129794" table:style-name="ce32">
            <text:p>90.6</text:p>
          </table:table-cell>
          <table:table-cell office:value-type="float" office:value="99.663859758435606" table:style-name="ce32">
            <text:p>99.7</text:p>
          </table:table-cell>
          <table:table-cell office:value-type="float" office:value="8022994.5357142799" table:style-name="ce31">
            <text:p>8,022,995</text:p>
          </table:table-cell>
          <table:table-cell office:value-type="float" office:value="73.457741310849201" table:style-name="ce35">
            <text:p>73.5</text:p>
          </table:table-cell>
          <table:table-cell office:value-type="float" office:value="92.438155227995097" table:style-name="ce35">
            <text:p>92.4</text:p>
          </table:table-cell>
          <table:table-cell office:value-type="float" office:value="99.724466078966302" table:style-name="ce35">
            <text:p>99.7</text:p>
          </table:table-cell>
          <table:table-cell table:number-columns-repeated="16374" table:style-name="ce23"/>
        </table:table-row>
        <table:table-row table:style-name="ro3">
          <table:table-cell office:value-type="string" table:style-name="ce27">
            <text:p>Jan to Mar 2024</text:p>
          </table:table-cell>
          <table:table-cell office:value-type="string" table:style-name="ce27">
            <text:p>London Overground</text:p>
          </table:table-cell>
          <table:table-cell office:value-type="float" office:value="1948849.2142857099" table:style-name="ce31">
            <text:p>1,948,849</text:p>
          </table:table-cell>
          <table:table-cell office:value-type="float" office:value="73.187007907853598" table:style-name="ce32">
            <text:p>73.2</text:p>
          </table:table-cell>
          <table:table-cell office:value-type="float" office:value="92.359523966689594" table:style-name="ce32">
            <text:p>92.4</text:p>
          </table:table-cell>
          <table:table-cell office:value-type="float" office:value="99.701519823658501" table:style-name="ce32">
            <text:p>99.7</text:p>
          </table:table-cell>
          <table:table-cell office:value-type="float" office:value="8063312" table:style-name="ce31">
            <text:p>8,063,312</text:p>
          </table:table-cell>
          <table:table-cell office:value-type="float" office:value="73.372616612131594" table:style-name="ce35">
            <text:p>73.4</text:p>
          </table:table-cell>
          <table:table-cell office:value-type="float" office:value="92.360310502681699" table:style-name="ce35">
            <text:p>92.4</text:p>
          </table:table-cell>
          <table:table-cell office:value-type="float" office:value="99.712363852471498" table:style-name="ce35">
            <text:p>99.7</text:p>
          </table:table-cell>
          <table:table-cell table:number-columns-repeated="16374" table:style-name="ce23"/>
        </table:table-row>
        <table:table-row table:style-name="ro3">
          <table:table-cell office:value-type="string" table:style-name="ce27">
            <text:p>Apr to Jun 2024</text:p>
          </table:table-cell>
          <table:table-cell office:value-type="string" table:style-name="ce27">
            <text:p>London Overground</text:p>
          </table:table-cell>
          <table:table-cell office:value-type="float" office:value="2055712.8571428501" table:style-name="ce31">
            <text:p>2,055,713</text:p>
          </table:table-cell>
          <table:table-cell office:value-type="float" office:value="74.221691606456901" table:style-name="ce32">
            <text:p>74.2</text:p>
          </table:table-cell>
          <table:table-cell office:value-type="float" office:value="92.813831003357194" table:style-name="ce32">
            <text:p>92.8</text:p>
          </table:table-cell>
          <table:table-cell office:value-type="float" office:value="99.651785720490395" table:style-name="ce32">
            <text:p>99.7</text:p>
          </table:table-cell>
          <table:table-cell office:value-type="float" office:value="8031850.5" table:style-name="ce31">
            <text:p>8,031,851</text:p>
          </table:table-cell>
          <table:table-cell office:value-type="float" office:value="73.007075304217096" table:style-name="ce35">
            <text:p>73.0</text:p>
          </table:table-cell>
          <table:table-cell office:value-type="float" office:value="92.260162035066301" table:style-name="ce35">
            <text:p>92.3</text:p>
          </table:table-cell>
          <table:table-cell office:value-type="float" office:value="99.693485508547596" table:style-name="ce35">
            <text:p>99.7</text:p>
          </table:table-cell>
          <table:table-cell table:number-columns-repeated="16374" table:style-name="ce23"/>
        </table:table-row>
        <table:table-row table:style-name="ro3">
          <table:table-cell office:value-type="string" table:style-name="ce27">
            <text:p>Jul to Sep 2024</text:p>
          </table:table-cell>
          <table:table-cell office:value-type="string" table:style-name="ce27">
            <text:p>London Overground</text:p>
          </table:table-cell>
          <table:table-cell office:value-type="float" office:value="2046471.42857142" table:style-name="ce31">
            <text:p>2,046,471</text:p>
          </table:table-cell>
          <table:table-cell office:value-type="float" office:value="72.647051021619006" table:style-name="ce32">
            <text:p>72.6</text:p>
          </table:table-cell>
          <table:table-cell office:value-type="float" office:value="91.7404731489043" table:style-name="ce32">
            <text:p>91.7</text:p>
          </table:table-cell>
          <table:table-cell office:value-type="float" office:value="99.500178006743297" table:style-name="ce32">
            <text:p>99.5</text:p>
          </table:table-cell>
          <table:table-cell office:value-type="float" office:value="8052600.2857142799" table:style-name="ce31">
            <text:p>8,052,600</text:p>
          </table:table-cell>
          <table:table-cell office:value-type="float" office:value="72.483338212561705" table:style-name="ce35">
            <text:p>72.5</text:p>
          </table:table-cell>
          <table:table-cell office:value-type="float" office:value="91.881239178074097" table:style-name="ce35">
            <text:p>91.9</text:p>
          </table:table-cell>
          <table:table-cell office:value-type="float" office:value="99.6282939803543" table:style-name="ce35">
            <text:p>99.6</text:p>
          </table:table-cell>
          <table:table-cell table:number-columns-repeated="16374" table:style-name="ce23"/>
        </table:table-row>
        <table:table-row table:style-name="ro3">
          <table:table-cell office:value-type="string" table:style-name="ce27">
            <text:p>Oct to Dec 2024</text:p>
          </table:table-cell>
          <table:table-cell office:value-type="string" table:style-name="ce27">
            <text:p>London Overground</text:p>
          </table:table-cell>
          <table:table-cell office:value-type="float" office:value="2041987.1428571399" table:style-name="ce31">
            <text:p>2,041,987</text:p>
          </table:table-cell>
          <table:table-cell office:value-type="float" office:value="69.620362797862796" table:style-name="ce32">
            <text:p>69.6</text:p>
          </table:table-cell>
          <table:table-cell office:value-type="float" office:value="89.594064884975495" table:style-name="ce32">
            <text:p>89.6</text:p>
          </table:table-cell>
          <table:table-cell office:value-type="float" office:value="99.269171276438698" table:style-name="ce32">
            <text:p>99.3</text:p>
          </table:table-cell>
          <table:table-cell office:value-type="float" office:value="8093020.6428571399" table:style-name="ce31">
            <text:p>8,093,021</text:p>
          </table:table-cell>
          <table:table-cell office:value-type="float" office:value="72.413373749227603" table:style-name="ce35">
            <text:p>72.4</text:p>
          </table:table-cell>
          <table:table-cell office:value-type="float" office:value="91.620618538430406" table:style-name="ce35">
            <text:p>91.6</text:p>
          </table:table-cell>
          <table:table-cell office:value-type="float" office:value="99.528885952162895" table:style-name="ce35">
            <text:p>99.5</text:p>
          </table:table-cell>
          <table:table-cell table:number-columns-repeated="16374" table:style-name="ce23"/>
        </table:table-row>
        <table:table-row table:style-name="ro3">
          <table:table-cell office:value-type="string" table:style-name="ce27">
            <text:p>Jan to Mar 2025</text:p>
          </table:table-cell>
          <table:table-cell office:value-type="string" table:style-name="ce27">
            <text:p>London Overground</text:p>
          </table:table-cell>
          <table:table-cell office:value-type="float" office:value="2000951.57142857" table:style-name="ce31">
            <text:p>2,000,952</text:p>
          </table:table-cell>
          <table:table-cell office:value-type="float" office:value="71.657163688048101" table:style-name="ce32">
            <text:p>71.7</text:p>
          </table:table-cell>
          <table:table-cell office:value-type="float" office:value="91.471943241861794" table:style-name="ce32">
            <text:p>91.5</text:p>
          </table:table-cell>
          <table:table-cell office:value-type="float" office:value="99.626099325170998" table:style-name="ce32">
            <text:p>99.6</text:p>
          </table:table-cell>
          <table:table-cell office:value-type="float" office:value="8145123" table:style-name="ce31">
            <text:p>8,145,123</text:p>
          </table:table-cell>
          <table:table-cell office:value-type="float" office:value="72.042497086907105" table:style-name="ce35">
            <text:p>72.0</text:p>
          </table:table-cell>
          <table:table-cell office:value-type="float" office:value="91.407299803821203" table:style-name="ce35">
            <text:p>91.4</text:p>
          </table:table-cell>
          <table:table-cell office:value-type="float" office:value="99.5114622578443" table:style-name="ce35">
            <text:p>99.5</text:p>
          </table:table-cell>
          <table:table-cell table:number-columns-repeated="16374" table:style-name="ce23"/>
        </table:table-row>
        <table:table-row table:style-name="ro3">
          <table:table-cell office:value-type="string" table:style-name="ce27">
            <text:p>Apr to Jun 2025 [p]</text:p>
          </table:table-cell>
          <table:table-cell office:value-type="string" table:style-name="ce27">
            <text:p>London Overground</text:p>
          </table:table-cell>
          <table:table-cell office:value-type="float" office:value="2070617.6428571399" table:style-name="ce31">
            <text:p>2,070,618</text:p>
          </table:table-cell>
          <table:table-cell office:value-type="float" office:value="70.058129998271397" table:style-name="ce32">
            <text:p>70.1</text:p>
          </table:table-cell>
          <table:table-cell office:value-type="float" office:value="90.719009755784697" table:style-name="ce32">
            <text:p>90.7</text:p>
          </table:table-cell>
          <table:table-cell office:value-type="float" office:value="99.520298411995498" table:style-name="ce32">
            <text:p>99.5</text:p>
          </table:table-cell>
          <table:table-cell office:value-type="float" office:value="8160027.7857142799" table:style-name="ce31">
            <text:p>8,160,028</text:p>
          </table:table-cell>
          <table:table-cell office:value-type="float" office:value="70.989968355237295" table:style-name="ce35">
            <text:p>71.0</text:p>
          </table:table-cell>
          <table:table-cell office:value-type="float" office:value="90.878305307591305" table:style-name="ce35">
            <text:p>90.9</text:p>
          </table:table-cell>
          <table:table-cell office:value-type="float" office:value="99.478353491950998" table:style-name="ce35">
            <text:p>99.5</text:p>
          </table:table-cell>
          <table:table-cell table:number-columns-repeated="16374" table:style-name="ce23"/>
        </table:table-row>
        <table:table-row table:style-name="ro3">
          <table:table-cell office:value-type="string" table:style-name="ce36">
            <text:p>Jul to Sep 2025 [p]</text:p>
          </table:table-cell>
          <table:table-cell office:value-type="string" table:style-name="ce27">
            <text:p>London Overground</text:p>
          </table:table-cell>
          <table:table-cell office:value-type="float" office:value="2175092.3571428498" table:style-name="ce31">
            <text:p>2,175,092</text:p>
          </table:table-cell>
          <table:table-cell office:value-type="float" office:value="69.787980759963105" table:style-name="ce32">
            <text:p>69.8</text:p>
          </table:table-cell>
          <table:table-cell office:value-type="float" office:value="91.181934376316903" table:style-name="ce32">
            <text:p>91.2</text:p>
          </table:table-cell>
          <table:table-cell office:value-type="float" office:value="99.617072089516796" table:style-name="ce32">
            <text:p>99.6</text:p>
          </table:table-cell>
          <table:table-cell office:value-type="float" office:value="8288648.7142857099" table:style-name="ce31">
            <text:p>8,288,649</text:p>
          </table:table-cell>
          <table:table-cell office:value-type="float" office:value="70.265410400085699" table:style-name="ce35">
            <text:p>70.3</text:p>
          </table:table-cell>
          <table:table-cell office:value-type="float" office:value="90.745113441806694" table:style-name="ce35">
            <text:p>90.7</text:p>
          </table:table-cell>
          <table:table-cell office:value-type="float" office:value="99.509367294593105" table:style-name="ce35">
            <text:p>99.5</text:p>
          </table:table-cell>
          <table:table-cell table:number-columns-repeated="16374" table:style-name="ce23"/>
        </table:table-row>
        <table:table-row table:style-name="ro3">
          <table:table-cell office:value-type="string" table:style-name="ce27">
            <text:p>Oct to Dec 2021</text:p>
          </table:table-cell>
          <table:table-cell office:value-type="string" table:style-name="ce41">
            <text:p>Lumo [note 3]</text:p>
          </table:table-cell>
          <table:table-cell office:value-type="float" office:value="1069.1428571428501" table:style-name="ce31">
            <text:p>1,069</text:p>
          </table:table-cell>
          <table:table-cell office:value-type="float" office:value="49.2116515232496" table:style-name="ce32">
            <text:p>49.2</text:p>
          </table:table-cell>
          <table:table-cell office:value-type="float" office:value="68.733297701763703" table:style-name="ce32">
            <text:p>68.7</text:p>
          </table:table-cell>
          <table:table-cell office:value-type="float" office:value="89.925173703901606" table:style-name="ce32">
            <text:p>89.9</text:p>
          </table:table-cell>
          <table:table-cell office:value-type="string" table:style-name="ce31">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table:number-columns-repeated="16374" table:style-name="ce23"/>
        </table:table-row>
        <table:table-row table:style-name="ro3">
          <table:table-cell office:value-type="string" table:style-name="ce27">
            <text:p>Jan to Mar 2022</text:p>
          </table:table-cell>
          <table:table-cell office:value-type="string" table:style-name="ce27">
            <text:p>Lumo</text:p>
          </table:table-cell>
          <table:table-cell office:value-type="float" office:value="2354.8571428571399" table:style-name="ce31">
            <text:p>2,355</text:p>
          </table:table-cell>
          <table:table-cell office:value-type="float" office:value="61.526328561028798" table:style-name="ce32">
            <text:p>61.5</text:p>
          </table:table-cell>
          <table:table-cell office:value-type="float" office:value="78.991749575345693" table:style-name="ce32">
            <text:p>79.0</text:p>
          </table:table-cell>
          <table:table-cell office:value-type="float" office:value="94.424896869691807" table:style-name="ce32">
            <text:p>94.4</text:p>
          </table:table-cell>
          <table:table-cell office:value-type="string" table:style-name="ce31">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table:number-columns-repeated="16374" table:style-name="ce23"/>
        </table:table-row>
        <table:table-row table:style-name="ro3">
          <table:table-cell office:value-type="string" table:style-name="ce27">
            <text:p>Apr to Jun 2022</text:p>
          </table:table-cell>
          <table:table-cell office:value-type="string" table:style-name="ce27">
            <text:p>Lumo</text:p>
          </table:table-cell>
          <table:table-cell office:value-type="float" office:value="3688.25" table:style-name="ce31">
            <text:p>3,688</text:p>
          </table:table-cell>
          <table:table-cell office:value-type="float" office:value="60.786668086878201" table:style-name="ce32">
            <text:p>60.8</text:p>
          </table:table-cell>
          <table:table-cell office:value-type="float" office:value="76.256645137550706" table:style-name="ce32">
            <text:p>76.3</text:p>
          </table:table-cell>
          <table:table-cell office:value-type="float" office:value="92.166242217079301" table:style-name="ce32">
            <text:p>92.2</text:p>
          </table:table-cell>
          <table:table-cell office:value-type="string" table:style-name="ce31">
            <text:p>[z]</text:p>
          </table:table-cell>
          <table:table-cell office:value-type="string" table:style-name="ce35">
            <text:p>[z]</text:p>
          </table:table-cell>
          <table:table-cell office:value-type="string" table:style-name="ce35">
            <text:p>[z]</text:p>
          </table:table-cell>
          <table:table-cell office:value-type="string" table:style-name="ce35">
            <text:p>[z]</text:p>
          </table:table-cell>
          <table:table-cell table:number-columns-repeated="16374" table:style-name="ce23"/>
        </table:table-row>
        <table:table-row table:style-name="ro3">
          <table:table-cell office:value-type="string" table:style-name="ce27">
            <text:p>Jul to Sep 2022</text:p>
          </table:table-cell>
          <table:table-cell office:value-type="string" table:style-name="ce27">
            <text:p>Lumo</text:p>
          </table:table-cell>
          <table:table-cell office:value-type="float" office:value="3623.4642857142799" table:style-name="ce31">
            <text:p>3,623</text:p>
          </table:table-cell>
          <table:table-cell office:value-type="float" office:value="55.930098465359698" table:style-name="ce32">
            <text:p>55.9</text:p>
          </table:table-cell>
          <table:table-cell office:value-type="float" office:value="71.804804005637806" table:style-name="ce32">
            <text:p>71.8</text:p>
          </table:table-cell>
          <table:table-cell office:value-type="float" office:value="90.015474536010302" table:style-name="ce32">
            <text:p>90.0</text:p>
          </table:table-cell>
          <table:table-cell office:value-type="float" office:value="10735.714285714201" table:style-name="ce31">
            <text:p>10,736</text:p>
          </table:table-cell>
          <table:table-cell office:value-type="float" office:value="58.157019294743797" table:style-name="ce35">
            <text:p>58.2</text:p>
          </table:table-cell>
          <table:table-cell office:value-type="float" office:value="74.604790419161603" table:style-name="ce35">
            <text:p>74.6</text:p>
          </table:table-cell>
          <table:table-cell office:value-type="float" office:value="91.712574850299404" table:style-name="ce35">
            <text:p>91.7</text:p>
          </table:table-cell>
          <table:table-cell table:number-columns-repeated="16374" table:style-name="ce23"/>
        </table:table-row>
        <table:table-row table:style-name="ro3">
          <table:table-cell office:value-type="string" table:style-name="ce27">
            <text:p>Oct to Dec 2022</text:p>
          </table:table-cell>
          <table:table-cell office:value-type="string" table:style-name="ce27">
            <text:p>Lumo</text:p>
          </table:table-cell>
          <table:table-cell office:value-type="float" office:value="3336.7857142857101" table:style-name="ce31">
            <text:p>3,337</text:p>
          </table:table-cell>
          <table:table-cell office:value-type="float" office:value="50.330728887937397" table:style-name="ce32">
            <text:p>50.3</text:p>
          </table:table-cell>
          <table:table-cell office:value-type="float" office:value="65.688750936529999" table:style-name="ce32">
            <text:p>65.7</text:p>
          </table:table-cell>
          <table:table-cell office:value-type="float" office:value="89.344964144279103" table:style-name="ce32">
            <text:p>89.3</text:p>
          </table:table-cell>
          <table:table-cell office:value-type="float" office:value="13003.357142857099" table:style-name="ce31">
            <text:p>13,003</text:p>
          </table:table-cell>
          <table:table-cell office:value-type="float" office:value="56.884211220179402" table:style-name="ce35">
            <text:p>56.9</text:p>
          </table:table-cell>
          <table:table-cell office:value-type="float" office:value="72.799606694974301" table:style-name="ce35">
            <text:p>72.8</text:p>
          </table:table-cell>
          <table:table-cell office:value-type="float" office:value="91.251984377660705" table:style-name="ce35">
            <text:p>91.3</text:p>
          </table:table-cell>
          <table:table-cell table:number-columns-repeated="16374" table:style-name="ce23"/>
        </table:table-row>
        <table:table-row table:style-name="ro3">
          <table:table-cell office:value-type="string" table:style-name="ce27">
            <text:p>Jan to Mar 2023</text:p>
          </table:table-cell>
          <table:table-cell office:value-type="string" table:style-name="ce27">
            <text:p>Lumo</text:p>
          </table:table-cell>
          <table:table-cell office:value-type="float" office:value="3607.5" table:style-name="ce31">
            <text:p>3,608</text:p>
          </table:table-cell>
          <table:table-cell office:value-type="float" office:value="54.885654885654802" table:style-name="ce32">
            <text:p>54.9</text:p>
          </table:table-cell>
          <table:table-cell office:value-type="float" office:value="70.069300069299999" table:style-name="ce32">
            <text:p>70.1</text:p>
          </table:table-cell>
          <table:table-cell office:value-type="float" office:value="90.194040194040198" table:style-name="ce32">
            <text:p>90.2</text:p>
          </table:table-cell>
          <table:table-cell office:value-type="float" office:value="14256" table:style-name="ce31">
            <text:p>14,256</text:p>
          </table:table-cell>
          <table:table-cell office:value-type="float" office:value="55.611672278338901" table:style-name="ce35">
            <text:p>55.6</text:p>
          </table:table-cell>
          <table:table-cell office:value-type="float" office:value="71.085858585858503" table:style-name="ce35">
            <text:p>71.1</text:p>
          </table:table-cell>
          <table:table-cell office:value-type="float" office:value="90.460157126823702" table:style-name="ce35">
            <text:p>90.5</text:p>
          </table:table-cell>
          <table:table-cell table:number-columns-repeated="16374" table:style-name="ce23"/>
        </table:table-row>
        <table:table-row table:style-name="ro3">
          <table:table-cell office:value-type="string" table:style-name="ce27">
            <text:p>Apr to Jun 2023</text:p>
          </table:table-cell>
          <table:table-cell office:value-type="string" table:style-name="ce27">
            <text:p>Lumo</text:p>
          </table:table-cell>
          <table:table-cell office:value-type="float" office:value="3953.2142857142799" table:style-name="ce31">
            <text:p>3,953</text:p>
          </table:table-cell>
          <table:table-cell office:value-type="float" office:value="59.1887252687686" table:style-name="ce32">
            <text:p>59.2</text:p>
          </table:table-cell>
          <table:table-cell office:value-type="float" office:value="72.962327220164397" table:style-name="ce32">
            <text:p>73.0</text:p>
          </table:table-cell>
          <table:table-cell office:value-type="float" office:value="91.630680278254502" table:style-name="ce32">
            <text:p>91.6</text:p>
          </table:table-cell>
          <table:table-cell office:value-type="float" office:value="14520.964285714201" table:style-name="ce31">
            <text:p>14,521</text:p>
          </table:table-cell>
          <table:table-cell office:value-type="float" office:value="55.271073595564999" table:style-name="ce35">
            <text:p>55.3</text:p>
          </table:table-cell>
          <table:table-cell office:value-type="float" office:value="70.283358789139797" table:style-name="ce35">
            <text:p>70.3</text:p>
          </table:table-cell>
          <table:table-cell office:value-type="float" office:value="90.345485714004596" table:style-name="ce35">
            <text:p>90.3</text:p>
          </table:table-cell>
          <table:table-cell table:number-columns-repeated="16374" table:style-name="ce23"/>
        </table:table-row>
        <table:table-row table:style-name="ro3">
          <table:table-cell office:value-type="string" table:style-name="ce27">
            <text:p>Jul to Sep 2023</text:p>
          </table:table-cell>
          <table:table-cell office:value-type="string" table:style-name="ce27">
            <text:p>Lumo</text:p>
          </table:table-cell>
          <table:table-cell office:value-type="float" office:value="3923.7857142857101" table:style-name="ce31">
            <text:p>3,924</text:p>
          </table:table-cell>
          <table:table-cell office:value-type="float" office:value="59.550725429159101" table:style-name="ce32">
            <text:p>59.6</text:p>
          </table:table-cell>
          <table:table-cell office:value-type="float" office:value="73.363916043179799" table:style-name="ce32">
            <text:p>73.4</text:p>
          </table:table-cell>
          <table:table-cell office:value-type="float" office:value="92.350681739573602" table:style-name="ce32">
            <text:p>92.4</text:p>
          </table:table-cell>
          <table:table-cell office:value-type="float" office:value="14821.285714285699" table:style-name="ce31">
            <text:p>14,821</text:p>
          </table:table-cell>
          <table:table-cell office:value-type="float" office:value="56.242951739293801" table:style-name="ce35">
            <text:p>56.2</text:p>
          </table:table-cell>
          <table:table-cell office:value-type="float" office:value="70.726946765751904" table:style-name="ce35">
            <text:p>70.7</text:p>
          </table:table-cell>
          <table:table-cell office:value-type="float" office:value="90.957021272494202" table:style-name="ce35">
            <text:p>91.0</text:p>
          </table:table-cell>
          <table:table-cell table:number-columns-repeated="16374" table:style-name="ce23"/>
        </table:table-row>
        <table:table-row table:style-name="ro3">
          <table:table-cell office:value-type="string" table:style-name="ce27">
            <text:p>Oct to Dec 2023</text:p>
          </table:table-cell>
          <table:table-cell office:value-type="string" table:style-name="ce27">
            <text:p>Lumo</text:p>
          </table:table-cell>
          <table:table-cell office:value-type="float" office:value="3682.7142857142799" table:style-name="ce31">
            <text:p>3,683</text:p>
          </table:table-cell>
          <table:table-cell office:value-type="float" office:value="44.3694480003103" table:style-name="ce32">
            <text:p>44.4</text:p>
          </table:table-cell>
          <table:table-cell office:value-type="float" office:value="58.3614569998836" table:style-name="ce32">
            <text:p>58.4</text:p>
          </table:table-cell>
          <table:table-cell office:value-type="float" office:value="83.942356181387893" table:style-name="ce32">
            <text:p>83.9</text:p>
          </table:table-cell>
          <table:table-cell office:value-type="float" office:value="15167.214285714201" table:style-name="ce31">
            <text:p>15,167</text:p>
          </table:table-cell>
          <table:table-cell office:value-type="float" office:value="54.660663743695203" table:style-name="ce35">
            <text:p>54.7</text:p>
          </table:table-cell>
          <table:table-cell office:value-type="float" office:value="68.832914981091704" table:style-name="ce35">
            <text:p>68.8</text:p>
          </table:table-cell>
          <table:table-cell office:value-type="float" office:value="89.608459977112204" table:style-name="ce35">
            <text:p>89.6</text:p>
          </table:table-cell>
          <table:table-cell table:number-columns-repeated="16374" table:style-name="ce23"/>
        </table:table-row>
        <table:table-row table:style-name="ro3">
          <table:table-cell office:value-type="string" table:style-name="ce27">
            <text:p>Jan to Mar 2024</text:p>
          </table:table-cell>
          <table:table-cell office:value-type="string" table:style-name="ce27">
            <text:p>Lumo</text:p>
          </table:table-cell>
          <table:table-cell office:value-type="float" office:value="3765.2857142857101" table:style-name="ce31">
            <text:p>3,765</text:p>
          </table:table-cell>
          <table:table-cell office:value-type="float" office:value="60.274310429866802" table:style-name="ce32">
            <text:p>60.3</text:p>
          </table:table-cell>
          <table:table-cell office:value-type="float" office:value="74.966801988086601" table:style-name="ce32">
            <text:p>75.0</text:p>
          </table:table-cell>
          <table:table-cell office:value-type="float" office:value="92.944948211101405" table:style-name="ce32">
            <text:p>92.9</text:p>
          </table:table-cell>
          <table:table-cell office:value-type="float" office:value="15325" table:style-name="ce31">
            <text:p>15,325</text:p>
          </table:table-cell>
          <table:table-cell office:value-type="float" office:value="55.986949429037502" table:style-name="ce35">
            <text:p>56.0</text:p>
          </table:table-cell>
          <table:table-cell office:value-type="float" office:value="70.0489396411093" table:style-name="ce35">
            <text:p>70.0</text:p>
          </table:table-cell>
          <table:table-cell office:value-type="float" office:value="90.290375203915104" table:style-name="ce35">
            <text:p>90.3</text:p>
          </table:table-cell>
          <table:table-cell table:number-columns-repeated="16374" table:style-name="ce23"/>
        </table:table-row>
        <table:table-row table:style-name="ro3">
          <table:table-cell office:value-type="string" table:style-name="ce27">
            <text:p>Apr to Jun 2024</text:p>
          </table:table-cell>
          <table:table-cell office:value-type="string" table:style-name="ce27">
            <text:p>Lumo</text:p>
          </table:table-cell>
          <table:table-cell office:value-type="float" office:value="4043.2857142857101" table:style-name="ce31">
            <text:p>4,043</text:p>
          </table:table-cell>
          <table:table-cell office:value-type="float" office:value="59.181005547115099" table:style-name="ce32">
            <text:p>59.2</text:p>
          </table:table-cell>
          <table:table-cell office:value-type="float" office:value="72.603610924636897" table:style-name="ce32">
            <text:p>72.6</text:p>
          </table:table-cell>
          <table:table-cell office:value-type="float" office:value="90.350846200049403" table:style-name="ce32">
            <text:p>90.4</text:p>
          </table:table-cell>
          <table:table-cell office:value-type="float" office:value="15415.0714285714" table:style-name="ce31">
            <text:p>15,415</text:p>
          </table:table-cell>
          <table:table-cell office:value-type="float" office:value="56.003632808336903" table:style-name="ce35">
            <text:p>56.0</text:p>
          </table:table-cell>
          <table:table-cell office:value-type="float" office:value="69.971873537493394" table:style-name="ce35">
            <text:p>70.0</text:p>
          </table:table-cell>
          <table:table-cell office:value-type="float" office:value="89.962513495604895" table:style-name="ce35">
            <text:p>90.0</text:p>
          </table:table-cell>
          <table:table-cell table:number-columns-repeated="16374" table:style-name="ce23"/>
        </table:table-row>
        <table:table-row table:style-name="ro3">
          <table:table-cell office:value-type="string" table:style-name="ce27">
            <text:p>Jul to Sep 2024</text:p>
          </table:table-cell>
          <table:table-cell office:value-type="string" table:style-name="ce27">
            <text:p>Lumo</text:p>
          </table:table-cell>
          <table:table-cell office:value-type="float" office:value="3899.2857142857101" table:style-name="ce31">
            <text:p>3,899</text:p>
          </table:table-cell>
          <table:table-cell office:value-type="float" office:value="59.970690602674402" table:style-name="ce32">
            <text:p>60.0</text:p>
          </table:table-cell>
          <table:table-cell office:value-type="float" office:value="72.9840630152042" table:style-name="ce32">
            <text:p>73.0</text:p>
          </table:table-cell>
          <table:table-cell office:value-type="float" office:value="91.254808572998698" table:style-name="ce32">
            <text:p>91.3</text:p>
          </table:table-cell>
          <table:table-cell office:value-type="float" office:value="15390.5714285714" table:style-name="ce31">
            <text:p>15,391</text:p>
          </table:table-cell>
          <table:table-cell office:value-type="float" office:value="56.104386730280098" table:style-name="ce35">
            <text:p>56.1</text:p>
          </table:table-cell>
          <table:table-cell office:value-type="float" office:value="69.870235951510196" table:style-name="ce35">
            <text:p>69.9</text:p>
          </table:table-cell>
          <table:table-cell office:value-type="float" office:value="89.681066330034994" table:style-name="ce35">
            <text:p>89.7</text:p>
          </table:table-cell>
          <table:table-cell table:number-columns-repeated="16374" table:style-name="ce23"/>
        </table:table-row>
        <table:table-row table:style-name="ro3">
          <table:table-cell office:value-type="string" table:style-name="ce27">
            <text:p>Oct to Dec 2024</text:p>
          </table:table-cell>
          <table:table-cell office:value-type="string" table:style-name="ce27">
            <text:p>Lumo</text:p>
          </table:table-cell>
          <table:table-cell office:value-type="float" office:value="3778" table:style-name="ce31">
            <text:p>3,778</text:p>
          </table:table-cell>
          <table:table-cell office:value-type="float" office:value="53.633819859336" table:style-name="ce32">
            <text:p>53.6</text:p>
          </table:table-cell>
          <table:table-cell office:value-type="float" office:value="66.947742569764799" table:style-name="ce32">
            <text:p>66.9</text:p>
          </table:table-cell>
          <table:table-cell office:value-type="float" office:value="88.493533993798593" table:style-name="ce32">
            <text:p>88.5</text:p>
          </table:table-cell>
          <table:table-cell office:value-type="float" office:value="15485.857142857099" table:style-name="ce31">
            <text:p>15,486</text:p>
          </table:table-cell>
          <table:table-cell office:value-type="float" office:value="58.292358926578103" table:style-name="ce35">
            <text:p>58.3</text:p>
          </table:table-cell>
          <table:table-cell office:value-type="float" office:value="71.894170717982206" table:style-name="ce35">
            <text:p>71.9</text:p>
          </table:table-cell>
          <table:table-cell office:value-type="float" office:value="90.756081585963202" table:style-name="ce35">
            <text:p>90.8</text:p>
          </table:table-cell>
          <table:table-cell table:number-columns-repeated="16374" table:style-name="ce23"/>
        </table:table-row>
        <table:table-row table:style-name="ro3">
          <table:table-cell office:value-type="string" table:style-name="ce27">
            <text:p>Jan to Mar 2025</text:p>
          </table:table-cell>
          <table:table-cell office:value-type="string" table:style-name="ce27">
            <text:p>Lumo</text:p>
          </table:table-cell>
          <table:table-cell office:value-type="float" office:value="3373.4285714285702" table:style-name="ce31">
            <text:p>3,373</text:p>
          </table:table-cell>
          <table:table-cell office:value-type="float" office:value="59.329211484712403" table:style-name="ce32">
            <text:p>59.3</text:p>
          </table:table-cell>
          <table:table-cell office:value-type="float" office:value="71.953078682137701" table:style-name="ce32">
            <text:p>72.0</text:p>
          </table:table-cell>
          <table:table-cell office:value-type="float" office:value="91.725247734394799" table:style-name="ce32">
            <text:p>91.7</text:p>
          </table:table-cell>
          <table:table-cell office:value-type="float" office:value="15094" table:style-name="ce31">
            <text:p>15,094</text:p>
          </table:table-cell>
          <table:table-cell office:value-type="float" office:value="58.029680667815001" table:style-name="ce35">
            <text:p>58.0</text:p>
          </table:table-cell>
          <table:table-cell office:value-type="float" office:value="71.140850669139994" table:style-name="ce35">
            <text:p>71.1</text:p>
          </table:table-cell>
          <table:table-cell office:value-type="float" office:value="90.426659599841003" table:style-name="ce35">
            <text:p>90.4</text:p>
          </table:table-cell>
          <table:table-cell table:number-columns-repeated="16374" table:style-name="ce23"/>
        </table:table-row>
        <table:table-row table:style-name="ro3">
          <table:table-cell office:value-type="string" table:style-name="ce27">
            <text:p>Apr to Jun 2025 [p]</text:p>
          </table:table-cell>
          <table:table-cell office:value-type="string" table:style-name="ce27">
            <text:p>Lumo</text:p>
          </table:table-cell>
          <table:table-cell office:value-type="float" office:value="3948.8928571428501" table:style-name="ce31">
            <text:p>3,949</text:p>
          </table:table-cell>
          <table:table-cell office:value-type="float" office:value="57.853467065814101" table:style-name="ce32">
            <text:p>57.9</text:p>
          </table:table-cell>
          <table:table-cell office:value-type="float" office:value="71.714495021208407" table:style-name="ce32">
            <text:p>71.7</text:p>
          </table:table-cell>
          <table:table-cell office:value-type="float" office:value="92.037551212365102" table:style-name="ce32">
            <text:p>92.0</text:p>
          </table:table-cell>
          <table:table-cell office:value-type="float" office:value="14999.607142857099" table:style-name="ce31">
            <text:p>15,000</text:p>
          </table:table-cell>
          <table:table-cell office:value-type="float" office:value="57.672939053165599" table:style-name="ce35">
            <text:p>57.7</text:p>
          </table:table-cell>
          <table:table-cell office:value-type="float" office:value="70.8975711268628" table:style-name="ce35">
            <text:p>70.9</text:p>
          </table:table-cell>
          <table:table-cell office:value-type="float" office:value="90.871189483533996" table:style-name="ce35">
            <text:p>90.9</text:p>
          </table:table-cell>
          <table:table-cell table:number-columns-repeated="16374" table:style-name="ce23"/>
        </table:table-row>
        <table:table-row table:style-name="ro3">
          <table:table-cell office:value-type="string" table:style-name="ce36">
            <text:p>Jul to Sep 2025 [p]</text:p>
          </table:table-cell>
          <table:table-cell office:value-type="string" table:style-name="ce27">
            <text:p>Lumo</text:p>
          </table:table-cell>
          <table:table-cell office:value-type="float" office:value="3936.25" table:style-name="ce31">
            <text:p>3,936</text:p>
          </table:table-cell>
          <table:table-cell office:value-type="float" office:value="56.386154334709403" table:style-name="ce32">
            <text:p>56.4</text:p>
          </table:table-cell>
          <table:table-cell office:value-type="float" office:value="70.111146395681104" table:style-name="ce32">
            <text:p>70.1</text:p>
          </table:table-cell>
          <table:table-cell office:value-type="float" office:value="90.308034296602102" table:style-name="ce32">
            <text:p>90.3</text:p>
          </table:table-cell>
          <table:table-cell office:value-type="float" office:value="15036.5714285714" table:style-name="ce31">
            <text:p>15,037</text:p>
          </table:table-cell>
          <table:table-cell office:value-type="float" office:value="56.740233335866797" table:style-name="ce35">
            <text:p>56.7</text:p>
          </table:table-cell>
          <table:table-cell office:value-type="float" office:value="70.150632743026506" table:style-name="ce35">
            <text:p>70.2</text:p>
          </table:table-cell>
          <table:table-cell office:value-type="float" office:value="90.624287451546707" table:style-name="ce35">
            <text:p>90.6</text:p>
          </table:table-cell>
          <table:table-cell table:number-columns-repeated="16374" table:style-name="ce23"/>
        </table:table-row>
        <table:table-row table:style-name="ro3">
          <table:table-cell office:value-type="string" table:style-name="ce27">
            <text:p>Apr to Jun 2014</text:p>
          </table:table-cell>
          <table:table-cell office:value-type="string" table:style-name="ce27">
            <text:p>Merseyrail</text:p>
          </table:table-cell>
          <table:table-cell office:value-type="float" office:value="917224.67857142806" table:style-name="ce31">
            <text:p>917,225</text:p>
          </table:table-cell>
          <table:table-cell office:value-type="float" office:value="73.211583810805607" table:style-name="ce32">
            <text:p>73.2</text:p>
          </table:table-cell>
          <table:table-cell office:value-type="float" office:value="94.661527665113596" table:style-name="ce32">
            <text:p>94.7</text:p>
          </table:table-cell>
          <table:table-cell office:value-type="float" office:value="99.8675273946549" table:style-name="ce32">
            <text:p>99.9</text:p>
          </table:table-cell>
          <table:table-cell office:value-type="float" office:value="3559675.8214285709" table:style-name="ce33">
            <text:p>3,559,676</text:p>
          </table:table-cell>
          <table:table-cell office:value-type="float" office:value="70.67684925522363" table:style-name="ce34">
            <text:p>70.7</text:p>
          </table:table-cell>
          <table:table-cell office:value-type="float" office:value="93.092374593541209" table:style-name="ce34">
            <text:p>93.1</text:p>
          </table:table-cell>
          <table:table-cell office:value-type="float" office:value="99.835320076247299" table:style-name="ce34">
            <text:p>99.8</text:p>
          </table:table-cell>
          <table:table-cell table:number-columns-repeated="16374" table:style-name="ce23"/>
        </table:table-row>
        <table:table-row table:style-name="ro3">
          <table:table-cell office:value-type="string" table:style-name="ce27">
            <text:p>Jul to Sep 2014</text:p>
          </table:table-cell>
          <table:table-cell office:value-type="string" table:style-name="ce27">
            <text:p>Merseyrail</text:p>
          </table:table-cell>
          <table:table-cell office:value-type="float" office:value="918941.53571428498" table:style-name="ce31">
            <text:p>918,942</text:p>
          </table:table-cell>
          <table:table-cell office:value-type="float" office:value="67.185764149538002" table:style-name="ce32">
            <text:p>67.2</text:p>
          </table:table-cell>
          <table:table-cell office:value-type="float" office:value="91.679845325151405" table:style-name="ce32">
            <text:p>91.7</text:p>
          </table:table-cell>
          <table:table-cell office:value-type="float" office:value="99.830437681738104" table:style-name="ce32">
            <text:p>99.8</text:p>
          </table:table-cell>
          <table:table-cell office:value-type="float" office:value="3600434.7857142854" table:style-name="ce33">
            <text:p>3,600,435</text:p>
          </table:table-cell>
          <table:table-cell office:value-type="float" office:value="69.598357238085157" table:style-name="ce34">
            <text:p>69.6</text:p>
          </table:table-cell>
          <table:table-cell office:value-type="float" office:value="92.590494080605794" table:style-name="ce34">
            <text:p>92.6</text:p>
          </table:table-cell>
          <table:table-cell office:value-type="float" office:value="99.827882890413605" table:style-name="ce34">
            <text:p>99.8</text:p>
          </table:table-cell>
          <table:table-cell table:number-columns-repeated="16374" table:style-name="ce23"/>
        </table:table-row>
        <table:table-row table:style-name="ro3">
          <table:table-cell office:value-type="string" table:style-name="ce27">
            <text:p>Oct to Dec 2014</text:p>
          </table:table-cell>
          <table:table-cell office:value-type="string" table:style-name="ce27">
            <text:p>Merseyrail</text:p>
          </table:table-cell>
          <table:table-cell office:value-type="float" office:value="851182.42857142806" table:style-name="ce31">
            <text:p>851,182</text:p>
          </table:table-cell>
          <table:table-cell office:value-type="float" office:value="69.334293286465197" table:style-name="ce32">
            <text:p>69.3</text:p>
          </table:table-cell>
          <table:table-cell office:value-type="float" office:value="91.191585251910894" table:style-name="ce32">
            <text:p>91.2</text:p>
          </table:table-cell>
          <table:table-cell office:value-type="float" office:value="99.848685282674793" table:style-name="ce32">
            <text:p>99.8</text:p>
          </table:table-cell>
          <table:table-cell office:value-type="float" office:value="3566916.9285714286" table:style-name="ce33">
            <text:p>3,566,917</text:p>
          </table:table-cell>
          <table:table-cell office:value-type="float" office:value="71.059752943503426" table:style-name="ce34">
            <text:p>71.1</text:p>
          </table:table-cell>
          <table:table-cell office:value-type="float" office:value="93.103076392283342" table:style-name="ce34">
            <text:p>93.1</text:p>
          </table:table-cell>
          <table:table-cell office:value-type="float" office:value="99.846628251605125" table:style-name="ce34">
            <text:p>99.8</text:p>
          </table:table-cell>
          <table:table-cell table:number-columns-repeated="16374" table:style-name="ce23"/>
        </table:table-row>
        <table:table-row table:style-name="ro3">
          <table:table-cell office:value-type="string" table:style-name="ce27">
            <text:p>Jan to Mar 2015</text:p>
          </table:table-cell>
          <table:table-cell office:value-type="string" table:style-name="ce27">
            <text:p>Merseyrail</text:p>
          </table:table-cell>
          <table:table-cell office:value-type="float" office:value="847829.35714285704" table:style-name="ce31">
            <text:p>847,829</text:p>
          </table:table-cell>
          <table:table-cell office:value-type="float" office:value="75.4977479885398" table:style-name="ce32">
            <text:p>75.5</text:p>
          </table:table-cell>
          <table:table-cell office:value-type="float" office:value="94.448508042934094" table:style-name="ce32">
            <text:p>94.4</text:p>
          </table:table-cell>
          <table:table-cell office:value-type="float" office:value="99.872169357529899" table:style-name="ce32">
            <text:p>99.9</text:p>
          </table:table-cell>
          <table:table-cell office:value-type="float" office:value="3535178" table:style-name="ce31">
            <text:p>3,535,178</text:p>
          </table:table-cell>
          <table:table-cell office:value-type="float" office:value="71.259947872497506" table:style-name="ce35">
            <text:p>71.3</text:p>
          </table:table-cell>
          <table:table-cell office:value-type="float" office:value="92.999899863599495" table:style-name="ce35">
            <text:p>93.0</text:p>
          </table:table-cell>
          <table:table-cell office:value-type="float" office:value="99.854462773868804" table:style-name="ce35">
            <text:p>99.9</text:p>
          </table:table-cell>
          <table:table-cell table:number-columns-repeated="16374" table:style-name="ce23"/>
        </table:table-row>
        <table:table-row table:style-name="ro3">
          <table:table-cell office:value-type="string" table:style-name="ce27">
            <text:p>Apr to Jun 2015</text:p>
          </table:table-cell>
          <table:table-cell office:value-type="string" table:style-name="ce27">
            <text:p>Merseyrail</text:p>
          </table:table-cell>
          <table:table-cell office:value-type="float" office:value="898219.78571428498" table:style-name="ce31">
            <text:p>898,220</text:p>
          </table:table-cell>
          <table:table-cell office:value-type="float" office:value="73.730482922689006" table:style-name="ce32">
            <text:p>73.7</text:p>
          </table:table-cell>
          <table:table-cell office:value-type="float" office:value="94.336380604269806" table:style-name="ce32">
            <text:p>94.3</text:p>
          </table:table-cell>
          <table:table-cell office:value-type="float" office:value="99.870008748256495" table:style-name="ce32">
            <text:p>99.9</text:p>
          </table:table-cell>
          <table:table-cell office:value-type="float" office:value="3516173.1071428498" table:style-name="ce33">
            <text:p>3,516,173</text:p>
          </table:table-cell>
          <table:table-cell office:value-type="float" office:value="71.381954043441695" table:style-name="ce34">
            <text:p>71.4</text:p>
          </table:table-cell>
          <table:table-cell office:value-type="float" office:value="92.907858723475996" table:style-name="ce34">
            <text:p>92.9</text:p>
          </table:table-cell>
          <table:table-cell office:value-type="float" office:value="99.855026030887601" table:style-name="ce34">
            <text:p>99.9</text:p>
          </table:table-cell>
          <table:table-cell table:number-columns-repeated="16374" table:style-name="ce23"/>
        </table:table-row>
        <table:table-row table:style-name="ro3">
          <table:table-cell office:value-type="string" table:style-name="ce27">
            <text:p>Jul to Sep 2015</text:p>
          </table:table-cell>
          <table:table-cell office:value-type="string" table:style-name="ce27">
            <text:p>Merseyrail</text:p>
          </table:table-cell>
          <table:table-cell office:value-type="float" office:value="913106.25" table:style-name="ce31">
            <text:p>913,106</text:p>
          </table:table-cell>
          <table:table-cell office:value-type="float" office:value="69.035937962938505" table:style-name="ce32">
            <text:p>69.0</text:p>
          </table:table-cell>
          <table:table-cell office:value-type="float" office:value="92.680819690244903" table:style-name="ce32">
            <text:p>92.7</text:p>
          </table:table-cell>
          <table:table-cell office:value-type="float" office:value="99.821977375109796" table:style-name="ce32">
            <text:p>99.8</text:p>
          </table:table-cell>
          <table:table-cell office:value-type="float" office:value="3510337.82142857" table:style-name="ce33">
            <text:p>3,510,338</text:p>
          </table:table-cell>
          <table:table-cell office:value-type="float" office:value="71.870195154904593" table:style-name="ce34">
            <text:p>71.9</text:p>
          </table:table-cell>
          <table:table-cell office:value-type="float" office:value="93.170272714594901" table:style-name="ce34">
            <text:p>93.2</text:p>
          </table:table-cell>
          <table:table-cell office:value-type="float" office:value="99.852866216305003" table:style-name="ce34">
            <text:p>99.9</text:p>
          </table:table-cell>
          <table:table-cell table:number-columns-repeated="16374" table:style-name="ce23"/>
        </table:table-row>
        <table:table-row table:style-name="ro3">
          <table:table-cell office:value-type="string" table:style-name="ce27">
            <text:p>Oct to Dec 2015</text:p>
          </table:table-cell>
          <table:table-cell office:value-type="string" table:style-name="ce27">
            <text:p>Merseyrail</text:p>
          </table:table-cell>
          <table:table-cell office:value-type="float" office:value="891599.07142857101" table:style-name="ce31">
            <text:p>891,599</text:p>
          </table:table-cell>
          <table:table-cell office:value-type="float" office:value="61.246330529569299" table:style-name="ce32">
            <text:p>61.2</text:p>
          </table:table-cell>
          <table:table-cell office:value-type="float" office:value="88.3297120975339" table:style-name="ce32">
            <text:p>88.3</text:p>
          </table:table-cell>
          <table:table-cell office:value-type="float" office:value="99.767997098631795" table:style-name="ce32">
            <text:p>99.8</text:p>
          </table:table-cell>
          <table:table-cell office:value-type="float" office:value="3550754.4642857099" table:style-name="ce33">
            <text:p>3,550,754</text:p>
          </table:table-cell>
          <table:table-cell office:value-type="float" office:value="69.810432139044806" table:style-name="ce34">
            <text:p>69.8</text:p>
          </table:table-cell>
          <table:table-cell office:value-type="float" office:value="92.429130127022802" table:style-name="ce34">
            <text:p>92.4</text:p>
          </table:table-cell>
          <table:table-cell office:value-type="float" office:value="99.832557718492893" table:style-name="ce34">
            <text:p>99.8</text:p>
          </table:table-cell>
          <table:table-cell table:number-columns-repeated="16374" table:style-name="ce23"/>
        </table:table-row>
        <table:table-row table:style-name="ro3">
          <table:table-cell office:value-type="string" table:style-name="ce27">
            <text:p>Jan to Mar 2016</text:p>
          </table:table-cell>
          <table:table-cell office:value-type="string" table:style-name="ce27">
            <text:p>Merseyrail</text:p>
          </table:table-cell>
          <table:table-cell office:value-type="float" office:value="872421.89285714203" table:style-name="ce31">
            <text:p>872,422</text:p>
          </table:table-cell>
          <table:table-cell office:value-type="float" office:value="67.814900171374305" table:style-name="ce32">
            <text:p>67.8</text:p>
          </table:table-cell>
          <table:table-cell office:value-type="float" office:value="92.3346514892675" table:style-name="ce32">
            <text:p>92.3</text:p>
          </table:table-cell>
          <table:table-cell office:value-type="float" office:value="99.844992263531694" table:style-name="ce32">
            <text:p>99.8</text:p>
          </table:table-cell>
          <table:table-cell office:value-type="float" office:value="3575347" table:style-name="ce31">
            <text:p>3,575,347</text:p>
          </table:table-cell>
          <table:table-cell office:value-type="float" office:value="67.974856706216201" table:style-name="ce35">
            <text:p>68.0</text:p>
          </table:table-cell>
          <table:table-cell office:value-type="float" office:value="91.927217134448696" table:style-name="ce35">
            <text:p>91.9</text:p>
          </table:table-cell>
          <table:table-cell office:value-type="float" office:value="99.826198687847594" table:style-name="ce35">
            <text:p>99.8</text:p>
          </table:table-cell>
          <table:table-cell table:number-columns-repeated="16374" table:style-name="ce23"/>
        </table:table-row>
        <table:table-row table:style-name="ro3">
          <table:table-cell office:value-type="string" table:style-name="ce27">
            <text:p>Apr to Jun 2016</text:p>
          </table:table-cell>
          <table:table-cell office:value-type="string" table:style-name="ce27">
            <text:p>Merseyrail</text:p>
          </table:table-cell>
          <table:table-cell office:value-type="float" office:value="900752.57142857101" table:style-name="ce31">
            <text:p>900,753</text:p>
          </table:table-cell>
          <table:table-cell office:value-type="float" office:value="70.677971182192394" table:style-name="ce32">
            <text:p>70.7</text:p>
          </table:table-cell>
          <table:table-cell office:value-type="float" office:value="93.487497280052096" table:style-name="ce32">
            <text:p>93.5</text:p>
          </table:table-cell>
          <table:table-cell office:value-type="float" office:value="99.899917021766498" table:style-name="ce32">
            <text:p>99.9</text:p>
          </table:table-cell>
          <table:table-cell office:value-type="float" office:value="3577879.7857142799" table:style-name="ce31">
            <text:p>3,577,880</text:p>
          </table:table-cell>
          <table:table-cell office:value-type="float" office:value="67.210443088231997" table:style-name="ce35">
            <text:p>67.2</text:p>
          </table:table-cell>
          <table:table-cell office:value-type="float" office:value="91.715211145499396" table:style-name="ce35">
            <text:p>91.7</text:p>
          </table:table-cell>
          <table:table-cell office:value-type="float" office:value="99.833759287248995" table:style-name="ce35">
            <text:p>99.8</text:p>
          </table:table-cell>
          <table:table-cell table:number-columns-repeated="16374" table:style-name="ce23"/>
        </table:table-row>
        <table:table-row table:style-name="ro3">
          <table:table-cell office:value-type="string" table:style-name="ce27">
            <text:p>Jul to Sep 2016</text:p>
          </table:table-cell>
          <table:table-cell office:value-type="string" table:style-name="ce27">
            <text:p>Merseyrail</text:p>
          </table:table-cell>
          <table:table-cell office:value-type="float" office:value="921075.74999999895" table:style-name="ce31">
            <text:p>921,076</text:p>
          </table:table-cell>
          <table:table-cell office:value-type="float" office:value="67.5011916384572" table:style-name="ce32">
            <text:p>67.5</text:p>
          </table:table-cell>
          <table:table-cell office:value-type="float" office:value="92.421125127718398" table:style-name="ce32">
            <text:p>92.4</text:p>
          </table:table-cell>
          <table:table-cell office:value-type="float" office:value="99.855952595181606" table:style-name="ce32">
            <text:p>99.9</text:p>
          </table:table-cell>
          <table:table-cell office:value-type="float" office:value="3585849.2857142799" table:style-name="ce31">
            <text:p>3,585,849</text:p>
          </table:table-cell>
          <table:table-cell office:value-type="float" office:value="66.820279077142303" table:style-name="ce35">
            <text:p>66.8</text:p>
          </table:table-cell>
          <table:table-cell office:value-type="float" office:value="91.650651001386606" table:style-name="ce35">
            <text:p>91.7</text:p>
          </table:table-cell>
          <table:table-cell office:value-type="float" office:value="99.842460114549397" table:style-name="ce35">
            <text:p>99.8</text:p>
          </table:table-cell>
          <table:table-cell table:number-columns-repeated="16374" table:style-name="ce23"/>
        </table:table-row>
        <table:table-row table:style-name="ro3">
          <table:table-cell office:value-type="string" table:style-name="ce27">
            <text:p>Oct to Dec 2016</text:p>
          </table:table-cell>
          <table:table-cell office:value-type="string" table:style-name="ce27">
            <text:p>Merseyrail</text:p>
          </table:table-cell>
          <table:table-cell office:value-type="float" office:value="884679.42857142806" table:style-name="ce31">
            <text:p>884,679</text:p>
          </table:table-cell>
          <table:table-cell office:value-type="float" office:value="63.002312702131299" table:style-name="ce32">
            <text:p>63.0</text:p>
          </table:table-cell>
          <table:table-cell office:value-type="float" office:value="89.803082020347603" table:style-name="ce32">
            <text:p>89.8</text:p>
          </table:table-cell>
          <table:table-cell office:value-type="float" office:value="99.852916859634007" table:style-name="ce32">
            <text:p>99.9</text:p>
          </table:table-cell>
          <table:table-cell office:value-type="float" office:value="3578929.6428571399" table:style-name="ce31">
            <text:p>3,578,930</text:p>
          </table:table-cell>
          <table:table-cell office:value-type="float" office:value="67.265119070416404" table:style-name="ce35">
            <text:p>67.3</text:p>
          </table:table-cell>
          <table:table-cell office:value-type="float" office:value="92.021275714616607" table:style-name="ce35">
            <text:p>92.0</text:p>
          </table:table-cell>
          <table:table-cell office:value-type="float" office:value="99.863595490391504" table:style-name="ce35">
            <text:p>99.9</text:p>
          </table:table-cell>
          <table:table-cell table:number-columns-repeated="16374" table:style-name="ce23"/>
        </table:table-row>
        <table:table-row table:style-name="ro3">
          <table:table-cell office:value-type="string" table:style-name="ce27">
            <text:p>Jan to Mar 2017</text:p>
          </table:table-cell>
          <table:table-cell office:value-type="string" table:style-name="ce27">
            <text:p>Merseyrail</text:p>
          </table:table-cell>
          <table:table-cell office:value-type="float" office:value="690255.25" table:style-name="ce31">
            <text:p>690,255</text:p>
          </table:table-cell>
          <table:table-cell office:value-type="float" office:value="69.808052890579205" table:style-name="ce32">
            <text:p>69.8</text:p>
          </table:table-cell>
          <table:table-cell office:value-type="float" office:value="93.232322390883596" table:style-name="ce32">
            <text:p>93.2</text:p>
          </table:table-cell>
          <table:table-cell office:value-type="float" office:value="99.771606228275701" table:style-name="ce32">
            <text:p>99.8</text:p>
          </table:table-cell>
          <table:table-cell office:value-type="float" office:value="3396763" table:style-name="ce31">
            <text:p>3,396,763</text:p>
          </table:table-cell>
          <table:table-cell office:value-type="float" office:value="67.640662595535801" table:style-name="ce35">
            <text:p>67.6</text:p>
          </table:table-cell>
          <table:table-cell office:value-type="float" office:value="92.186884984321793" table:style-name="ce35">
            <text:p>92.2</text:p>
          </table:table-cell>
          <table:table-cell office:value-type="float" office:value="99.849680416325697" table:style-name="ce35">
            <text:p>99.8</text:p>
          </table:table-cell>
          <table:table-cell table:number-columns-repeated="16374" table:style-name="ce23"/>
        </table:table-row>
        <table:table-row table:style-name="ro3">
          <table:table-cell office:value-type="string" table:style-name="ce27">
            <text:p>Apr to Jun 2017</text:p>
          </table:table-cell>
          <table:table-cell office:value-type="string" table:style-name="ce27">
            <text:p>Merseyrail</text:p>
          </table:table-cell>
          <table:table-cell office:value-type="float" office:value="734779.78571428498" table:style-name="ce31">
            <text:p>734,780</text:p>
          </table:table-cell>
          <table:table-cell office:value-type="float" office:value="69.1919065741465" table:style-name="ce32">
            <text:p>69.2</text:p>
          </table:table-cell>
          <table:table-cell office:value-type="float" office:value="92.733449681765606" table:style-name="ce32">
            <text:p>92.7</text:p>
          </table:table-cell>
          <table:table-cell office:value-type="float" office:value="99.890453087159102" table:style-name="ce32">
            <text:p>99.9</text:p>
          </table:table-cell>
          <table:table-cell office:value-type="float" office:value="3230790.2142857099" table:style-name="ce31">
            <text:p>3,230,790</text:p>
          </table:table-cell>
          <table:table-cell office:value-type="float" office:value="67.146653175053601" table:style-name="ce35">
            <text:p>67.1</text:p>
          </table:table-cell>
          <table:table-cell office:value-type="float" office:value="91.948576357800803" table:style-name="ce35">
            <text:p>91.9</text:p>
          </table:table-cell>
          <table:table-cell office:value-type="float" office:value="99.844947265555106" table:style-name="ce35">
            <text:p>99.8</text:p>
          </table:table-cell>
          <table:table-cell table:number-columns-repeated="16374" table:style-name="ce23"/>
        </table:table-row>
        <table:table-row table:style-name="ro3">
          <table:table-cell office:value-type="string" table:style-name="ce27">
            <text:p>Jul to Sep 2017</text:p>
          </table:table-cell>
          <table:table-cell office:value-type="string" table:style-name="ce27">
            <text:p>Merseyrail</text:p>
          </table:table-cell>
          <table:table-cell office:value-type="float" office:value="851263.71428571397" table:style-name="ce31">
            <text:p>851,264</text:p>
          </table:table-cell>
          <table:table-cell office:value-type="float" office:value="61.479932523847701" table:style-name="ce32">
            <text:p>61.5</text:p>
          </table:table-cell>
          <table:table-cell office:value-type="float" office:value="88.715382139427604" table:style-name="ce32">
            <text:p>88.7</text:p>
          </table:table-cell>
          <table:table-cell office:value-type="float" office:value="99.792124179748896" table:style-name="ce32">
            <text:p>99.8</text:p>
          </table:table-cell>
          <table:table-cell office:value-type="float" office:value="3160978.1785714198" table:style-name="ce31">
            <text:p>3,160,978</text:p>
          </table:table-cell>
          <table:table-cell office:value-type="float" office:value="65.517274495579102" table:style-name="ce35">
            <text:p>65.5</text:p>
          </table:table-cell>
          <table:table-cell office:value-type="float" office:value="90.940168848501401" table:style-name="ce35">
            <text:p>90.9</text:p>
          </table:table-cell>
          <table:table-cell office:value-type="float" office:value="99.827514966010298" table:style-name="ce35">
            <text:p>99.8</text:p>
          </table:table-cell>
          <table:table-cell table:number-columns-repeated="16374" table:style-name="ce23"/>
        </table:table-row>
        <table:table-row table:style-name="ro3">
          <table:table-cell office:value-type="string" table:style-name="ce27">
            <text:p>Oct to Dec 2017</text:p>
          </table:table-cell>
          <table:table-cell office:value-type="string" table:style-name="ce27">
            <text:p>Merseyrail</text:p>
          </table:table-cell>
          <table:table-cell office:value-type="float" office:value="849832.85714285704" table:style-name="ce31">
            <text:p>849,833</text:p>
          </table:table-cell>
          <table:table-cell office:value-type="float" office:value="62.146321209380602" table:style-name="ce32">
            <text:p>62.1</text:p>
          </table:table-cell>
          <table:table-cell office:value-type="float" office:value="89.790109988014393" table:style-name="ce32">
            <text:p>89.8</text:p>
          </table:table-cell>
          <table:table-cell office:value-type="float" office:value="99.801818172649007" table:style-name="ce32">
            <text:p>99.8</text:p>
          </table:table-cell>
          <table:table-cell office:value-type="float" office:value="3126131.6071428498" table:style-name="ce31">
            <text:p>3,126,132</text:p>
          </table:table-cell>
          <table:table-cell office:value-type="float" office:value="65.312608799887698" table:style-name="ce35">
            <text:p>65.3</text:p>
          </table:table-cell>
          <table:table-cell office:value-type="float" office:value="90.949317381471602" table:style-name="ce35">
            <text:p>90.9</text:p>
          </table:table-cell>
          <table:table-cell office:value-type="float" office:value="99.813340734843607" table:style-name="ce35">
            <text:p>99.8</text:p>
          </table:table-cell>
          <table:table-cell table:number-columns-repeated="16374" table:style-name="ce23"/>
        </table:table-row>
        <table:table-row table:style-name="ro3">
          <table:table-cell office:value-type="string" table:style-name="ce27">
            <text:p>Jan to Mar 2018</text:p>
          </table:table-cell>
          <table:table-cell office:value-type="string" table:style-name="ce27">
            <text:p>Merseyrail</text:p>
          </table:table-cell>
          <table:table-cell office:value-type="float" office:value="839381.64285714203" table:style-name="ce31">
            <text:p>839,382</text:p>
          </table:table-cell>
          <table:table-cell office:value-type="float" office:value="66.695364095831394" table:style-name="ce32">
            <text:p>66.7</text:p>
          </table:table-cell>
          <table:table-cell office:value-type="float" office:value="91.647184496274093" table:style-name="ce32">
            <text:p>91.6</text:p>
          </table:table-cell>
          <table:table-cell office:value-type="float" office:value="99.865343050577195" table:style-name="ce32">
            <text:p>99.9</text:p>
          </table:table-cell>
          <table:table-cell office:value-type="float" office:value="3275258" table:style-name="ce31">
            <text:p>3,275,258</text:p>
          </table:table-cell>
          <table:table-cell office:value-type="float" office:value="64.719573236673199" table:style-name="ce35">
            <text:p>64.7</text:p>
          </table:table-cell>
          <table:table-cell office:value-type="float" office:value="90.647026890706002" table:style-name="ce35">
            <text:p>90.6</text:p>
          </table:table-cell>
          <table:table-cell office:value-type="float" office:value="99.835463343651099" table:style-name="ce35">
            <text:p>99.8</text:p>
          </table:table-cell>
          <table:table-cell table:number-columns-repeated="16374" table:style-name="ce23"/>
        </table:table-row>
        <table:table-row table:style-name="ro3">
          <table:table-cell office:value-type="string" table:style-name="ce27">
            <text:p>Apr to Jun 2018</text:p>
          </table:table-cell>
          <table:table-cell office:value-type="string" table:style-name="ce27">
            <text:p>Merseyrail</text:p>
          </table:table-cell>
          <table:table-cell office:value-type="float" office:value="903790.25" table:style-name="ce31">
            <text:p>903,790</text:p>
          </table:table-cell>
          <table:table-cell office:value-type="float" office:value="68.694838210525006" table:style-name="ce32">
            <text:p>68.7</text:p>
          </table:table-cell>
          <table:table-cell office:value-type="float" office:value="92.784719684683395" table:style-name="ce32">
            <text:p>92.8</text:p>
          </table:table-cell>
          <table:table-cell office:value-type="float" office:value="99.877543489764307" table:style-name="ce32">
            <text:p>99.9</text:p>
          </table:table-cell>
          <table:table-cell office:value-type="float" office:value="3444268.4642857099" table:style-name="ce31">
            <text:p>3,444,268</text:p>
          </table:table-cell>
          <table:table-cell office:value-type="float" office:value="64.808598118549199" table:style-name="ce35">
            <text:p>64.8</text:p>
          </table:table-cell>
          <table:table-cell office:value-type="float" office:value="90.7628612449396" table:style-name="ce35">
            <text:p>90.8</text:p>
          </table:table-cell>
          <table:table-cell office:value-type="float" office:value="99.834774162130998" table:style-name="ce35">
            <text:p>99.8</text:p>
          </table:table-cell>
          <table:table-cell table:number-columns-repeated="16374" table:style-name="ce23"/>
        </table:table-row>
        <table:table-row table:style-name="ro3">
          <table:table-cell office:value-type="string" table:style-name="ce27">
            <text:p>Jul to Sep 2018</text:p>
          </table:table-cell>
          <table:table-cell office:value-type="string" table:style-name="ce27">
            <text:p>Merseyrail</text:p>
          </table:table-cell>
          <table:table-cell office:value-type="float" office:value="910738.64285714296" table:style-name="ce31">
            <text:p>910,739</text:p>
          </table:table-cell>
          <table:table-cell office:value-type="float" office:value="67.081245121208894" table:style-name="ce32">
            <text:p>67.1</text:p>
          </table:table-cell>
          <table:table-cell office:value-type="float" office:value="91.5342421037994" table:style-name="ce32">
            <text:p>91.5</text:p>
          </table:table-cell>
          <table:table-cell office:value-type="float" office:value="99.800170050353898" table:style-name="ce32">
            <text:p>99.8</text:p>
          </table:table-cell>
          <table:table-cell office:value-type="float" office:value="3503743.3928571399" table:style-name="ce31">
            <text:p>3,503,743</text:p>
          </table:table-cell>
          <table:table-cell office:value-type="float" office:value="66.208061245515793" table:style-name="ce35">
            <text:p>66.2</text:p>
          </table:table-cell>
          <table:table-cell office:value-type="float" office:value="91.460820755841596" table:style-name="ce35">
            <text:p>91.5</text:p>
          </table:table-cell>
          <table:table-cell office:value-type="float" office:value="99.836141579799104" table:style-name="ce35">
            <text:p>99.8</text:p>
          </table:table-cell>
          <table:table-cell table:number-columns-repeated="16374" table:style-name="ce23"/>
        </table:table-row>
        <table:table-row table:style-name="ro3">
          <table:table-cell office:value-type="string" table:style-name="ce27">
            <text:p>Oct to Dec 2018</text:p>
          </table:table-cell>
          <table:table-cell office:value-type="string" table:style-name="ce27">
            <text:p>Merseyrail</text:p>
          </table:table-cell>
          <table:table-cell office:value-type="float" office:value="858399.99999999895" table:style-name="ce31">
            <text:p>858,400</text:p>
          </table:table-cell>
          <table:table-cell office:value-type="float" office:value="68.3340808480894" table:style-name="ce32">
            <text:p>68.3</text:p>
          </table:table-cell>
          <table:table-cell office:value-type="float" office:value="91.916876081746693" table:style-name="ce32">
            <text:p>91.9</text:p>
          </table:table-cell>
          <table:table-cell office:value-type="float" office:value="99.802177639462101" table:style-name="ce32">
            <text:p>99.8</text:p>
          </table:table-cell>
          <table:table-cell office:value-type="float" office:value="3512310.5357142799" table:style-name="ce31">
            <text:p>3,512,311</text:p>
          </table:table-cell>
          <table:table-cell office:value-type="float" office:value="67.710427085060303" table:style-name="ce35">
            <text:p>67.7</text:p>
          </table:table-cell>
          <table:table-cell office:value-type="float" office:value="91.976521966944901" table:style-name="ce35">
            <text:p>92.0</text:p>
          </table:table-cell>
          <table:table-cell office:value-type="float" office:value="99.836145711774194" table:style-name="ce35">
            <text:p>99.8</text:p>
          </table:table-cell>
          <table:table-cell table:number-columns-repeated="16374" table:style-name="ce23"/>
        </table:table-row>
        <table:table-row table:style-name="ro3">
          <table:table-cell office:value-type="string" table:style-name="ce27">
            <text:p>Jan to Mar 2019</text:p>
          </table:table-cell>
          <table:table-cell office:value-type="string" table:style-name="ce27">
            <text:p>Merseyrail</text:p>
          </table:table-cell>
          <table:table-cell office:value-type="float" office:value="806009.10714285704" table:style-name="ce31">
            <text:p>806,009</text:p>
          </table:table-cell>
          <table:table-cell office:value-type="float" office:value="72.172035454225394" table:style-name="ce32">
            <text:p>72.2</text:p>
          </table:table-cell>
          <table:table-cell office:value-type="float" office:value="93.137231921564094" table:style-name="ce32">
            <text:p>93.1</text:p>
          </table:table-cell>
          <table:table-cell office:value-type="float" office:value="99.800596014180101" table:style-name="ce32">
            <text:p>99.8</text:p>
          </table:table-cell>
          <table:table-cell office:value-type="float" office:value="3478938" table:style-name="ce31">
            <text:p>3,478,938</text:p>
          </table:table-cell>
          <table:table-cell office:value-type="float" office:value="68.989013313833098" table:style-name="ce35">
            <text:p>69.0</text:p>
          </table:table-cell>
          <table:table-cell office:value-type="float" office:value="92.324899150257906" table:style-name="ce35">
            <text:p>92.3</text:p>
          </table:table-cell>
          <table:table-cell office:value-type="float" office:value="99.820864873130802" table:style-name="ce35">
            <text:p>99.8</text:p>
          </table:table-cell>
          <table:table-cell table:number-columns-repeated="16374" table:style-name="ce23"/>
        </table:table-row>
        <table:table-row table:style-name="ro3">
          <table:table-cell office:value-type="string" table:style-name="ce27">
            <text:p>Apr to Jun 2019</text:p>
          </table:table-cell>
          <table:table-cell office:value-type="string" table:style-name="ce27">
            <text:p>Merseyrail</text:p>
          </table:table-cell>
          <table:table-cell office:value-type="float" office:value="898684.71428571397" table:style-name="ce31">
            <text:p>898,685</text:p>
          </table:table-cell>
          <table:table-cell office:value-type="float" office:value="72.369445314763894" table:style-name="ce32">
            <text:p>72.4</text:p>
          </table:table-cell>
          <table:table-cell office:value-type="float" office:value="93.805931938946301" table:style-name="ce32">
            <text:p>93.8</text:p>
          </table:table-cell>
          <table:table-cell office:value-type="float" office:value="99.884036877385697" table:style-name="ce32">
            <text:p>99.9</text:p>
          </table:table-cell>
          <table:table-cell office:value-type="float" office:value="3473832.4642857099" table:style-name="ce31">
            <text:p>3,473,832</text:p>
          </table:table-cell>
          <table:table-cell office:value-type="float" office:value="69.940071026330102" table:style-name="ce35">
            <text:p>69.9</text:p>
          </table:table-cell>
          <table:table-cell office:value-type="float" office:value="92.588412207435397" table:style-name="ce35">
            <text:p>92.6</text:p>
          </table:table-cell>
          <table:table-cell office:value-type="float" office:value="99.822461419180399" table:style-name="ce35">
            <text:p>99.8</text:p>
          </table:table-cell>
          <table:table-cell table:number-columns-repeated="16374" table:style-name="ce23"/>
        </table:table-row>
        <table:table-row table:style-name="ro3">
          <table:table-cell office:value-type="string" table:style-name="ce27">
            <text:p>Jul to Sep 2019</text:p>
          </table:table-cell>
          <table:table-cell office:value-type="string" table:style-name="ce27">
            <text:p>Merseyrail</text:p>
          </table:table-cell>
          <table:table-cell office:value-type="float" office:value="919959.28571428498" table:style-name="ce31">
            <text:p>919,959</text:p>
          </table:table-cell>
          <table:table-cell office:value-type="float" office:value="71.026015902877603" table:style-name="ce32">
            <text:p>71.0</text:p>
          </table:table-cell>
          <table:table-cell office:value-type="float" office:value="93.375374531326301" table:style-name="ce32">
            <text:p>93.4</text:p>
          </table:table-cell>
          <table:table-cell office:value-type="float" office:value="99.906238086623304" table:style-name="ce32">
            <text:p>99.9</text:p>
          </table:table-cell>
          <table:table-cell office:value-type="float" office:value="3483053.1071428498" table:style-name="ce31">
            <text:p>3,483,053</text:p>
          </table:table-cell>
          <table:table-cell office:value-type="float" office:value="70.974413078296095" table:style-name="ce35">
            <text:p>71.0</text:p>
          </table:table-cell>
          <table:table-cell office:value-type="float" office:value="93.071909499923805" table:style-name="ce35">
            <text:p>93.1</text:p>
          </table:table-cell>
          <table:table-cell office:value-type="float" office:value="99.850417563154494" table:style-name="ce35">
            <text:p>99.9</text:p>
          </table:table-cell>
          <table:table-cell table:number-columns-repeated="16374" table:style-name="ce23"/>
        </table:table-row>
        <table:table-row table:style-name="ro3">
          <table:table-cell office:value-type="string" table:style-name="ce27">
            <text:p>Oct to Dec 2019</text:p>
          </table:table-cell>
          <table:table-cell office:value-type="string" table:style-name="ce27">
            <text:p>Merseyrail</text:p>
          </table:table-cell>
          <table:table-cell office:value-type="float" office:value="895223.14285714296" table:style-name="ce31">
            <text:p>895,223</text:p>
          </table:table-cell>
          <table:table-cell office:value-type="float" office:value="70.875736967096103" table:style-name="ce32">
            <text:p>70.9</text:p>
          </table:table-cell>
          <table:table-cell office:value-type="float" office:value="93.501077624381594" table:style-name="ce32">
            <text:p>93.5</text:p>
          </table:table-cell>
          <table:table-cell office:value-type="float" office:value="99.899274913421394" table:style-name="ce32">
            <text:p>99.9</text:p>
          </table:table-cell>
          <table:table-cell office:value-type="float" office:value="3519876.25" table:style-name="ce31">
            <text:p>3,519,876</text:p>
          </table:table-cell>
          <table:table-cell office:value-type="float" office:value="71.593220074143204" table:style-name="ce35">
            <text:p>71.6</text:p>
          </table:table-cell>
          <table:table-cell office:value-type="float" office:value="93.462741968353498" table:style-name="ce35">
            <text:p>93.5</text:p>
          </table:table-cell>
          <table:table-cell office:value-type="float" office:value="99.874608010518998" table:style-name="ce35">
            <text:p>99.9</text:p>
          </table:table-cell>
          <table:table-cell table:number-columns-repeated="16374" table:style-name="ce23"/>
        </table:table-row>
        <table:table-row table:style-name="ro3">
          <table:table-cell office:value-type="string" table:style-name="ce27">
            <text:p>Jan to Mar 2020</text:p>
          </table:table-cell>
          <table:table-cell office:value-type="string" table:style-name="ce27">
            <text:p>Merseyrail</text:p>
          </table:table-cell>
          <table:table-cell office:value-type="float" office:value="842310.85714285704" table:style-name="ce31">
            <text:p>842,311</text:p>
          </table:table-cell>
          <table:table-cell office:value-type="float" office:value="76.4378641343135" table:style-name="ce32">
            <text:p>76.4</text:p>
          </table:table-cell>
          <table:table-cell office:value-type="float" office:value="95.129215952848" table:style-name="ce32">
            <text:p>95.1</text:p>
          </table:table-cell>
          <table:table-cell office:value-type="float" office:value="99.897238481347898" table:style-name="ce32">
            <text:p>99.9</text:p>
          </table:table-cell>
          <table:table-cell office:value-type="float" office:value="3556178" table:style-name="ce31">
            <text:p>3,556,178</text:p>
          </table:table-cell>
          <table:table-cell office:value-type="float" office:value="72.609526294803004" table:style-name="ce35">
            <text:p>72.6</text:p>
          </table:table-cell>
          <table:table-cell office:value-type="float" office:value="93.931237412750406" table:style-name="ce35">
            <text:p>93.9</text:p>
          </table:table-cell>
          <table:table-cell office:value-type="float" office:value="99.896743076415106" table:style-name="ce35">
            <text:p>99.9</text:p>
          </table:table-cell>
          <table:table-cell table:number-columns-repeated="16374" table:style-name="ce23"/>
        </table:table-row>
        <table:table-row table:style-name="ro3">
          <table:table-cell office:value-type="string" table:style-name="ce27">
            <text:p>Apr to Jun 2020</text:p>
          </table:table-cell>
          <table:table-cell office:value-type="string" table:style-name="ce27">
            <text:p>Merseyrail</text:p>
          </table:table-cell>
          <table:table-cell office:value-type="float" office:value="452971.71428571403" table:style-name="ce31">
            <text:p>452,972</text:p>
          </table:table-cell>
          <table:table-cell office:value-type="float" office:value="88.602229025968796" table:style-name="ce32">
            <text:p>88.6</text:p>
          </table:table-cell>
          <table:table-cell office:value-type="float" office:value="98.017559910710204" table:style-name="ce32">
            <text:p>98.0</text:p>
          </table:table-cell>
          <table:table-cell office:value-type="float" office:value="99.900600857448595" table:style-name="ce32">
            <text:p>99.9</text:p>
          </table:table-cell>
          <table:table-cell office:value-type="float" office:value="3110465" table:style-name="ce31">
            <text:p>3,110,465</text:p>
          </table:table-cell>
          <table:table-cell office:value-type="float" office:value="75.007881228599004" table:style-name="ce35">
            <text:p>75.0</text:p>
          </table:table-cell>
          <table:table-cell office:value-type="float" office:value="94.562525217290599" table:style-name="ce35">
            <text:p>94.6</text:p>
          </table:table-cell>
          <table:table-cell office:value-type="float" office:value="99.900975990957704" table:style-name="ce35">
            <text:p>99.9</text:p>
          </table:table-cell>
          <table:table-cell table:number-columns-repeated="16374" table:style-name="ce23"/>
        </table:table-row>
        <table:table-row table:style-name="ro3">
          <table:table-cell office:value-type="string" table:style-name="ce27">
            <text:p>Jul to Sep 2020</text:p>
          </table:table-cell>
          <table:table-cell office:value-type="string" table:style-name="ce27">
            <text:p>Merseyrail</text:p>
          </table:table-cell>
          <table:table-cell office:value-type="float" office:value="705470.25" table:style-name="ce31">
            <text:p>705,470</text:p>
          </table:table-cell>
          <table:table-cell office:value-type="float" office:value="84.518892590742496" table:style-name="ce32">
            <text:p>84.5</text:p>
          </table:table-cell>
          <table:table-cell office:value-type="float" office:value="97.599868416036799" table:style-name="ce32">
            <text:p>97.6</text:p>
          </table:table-cell>
          <table:table-cell office:value-type="float" office:value="99.918833268609504" table:style-name="ce32">
            <text:p>99.9</text:p>
          </table:table-cell>
          <table:table-cell office:value-type="float" office:value="2895975.9642857099" table:style-name="ce31">
            <text:p>2,895,976</text:p>
          </table:table-cell>
          <table:table-cell office:value-type="float" office:value="78.589709832215803" table:style-name="ce35">
            <text:p>78.6</text:p>
          </table:table-cell>
          <table:table-cell office:value-type="float" office:value="95.679552983661694" table:style-name="ce35">
            <text:p>95.7</text:p>
          </table:table-cell>
          <table:table-cell office:value-type="float" office:value="99.9036544884504" table:style-name="ce35">
            <text:p>99.9</text:p>
          </table:table-cell>
          <table:table-cell table:number-columns-repeated="16374" table:style-name="ce23"/>
        </table:table-row>
        <table:table-row table:style-name="ro3">
          <table:table-cell office:value-type="string" table:style-name="ce27">
            <text:p>Oct to Dec 2020</text:p>
          </table:table-cell>
          <table:table-cell office:value-type="string" table:style-name="ce27">
            <text:p>Merseyrail</text:p>
          </table:table-cell>
          <table:table-cell office:value-type="float" office:value="667694.75" table:style-name="ce31">
            <text:p>667,695</text:p>
          </table:table-cell>
          <table:table-cell office:value-type="float" office:value="83.906610874847402" table:style-name="ce32">
            <text:p>83.9</text:p>
          </table:table-cell>
          <table:table-cell office:value-type="float" office:value="97.112650867566501" table:style-name="ce32">
            <text:p>97.1</text:p>
          </table:table-cell>
          <table:table-cell office:value-type="float" office:value="99.831675648618898" table:style-name="ce32">
            <text:p>99.8</text:p>
          </table:table-cell>
          <table:table-cell office:value-type="float" office:value="2668447.57142857" table:style-name="ce31">
            <text:p>2,668,448</text:p>
          </table:table-cell>
          <table:table-cell office:value-type="float" office:value="82.508015762830098" table:style-name="ce35">
            <text:p>82.5</text:p>
          </table:table-cell>
          <table:table-cell office:value-type="float" office:value="96.768985477002602" table:style-name="ce35">
            <text:p>96.8</text:p>
          </table:table-cell>
          <table:table-cell office:value-type="float" office:value="99.887113336577201" table:style-name="ce35">
            <text:p>99.9</text:p>
          </table:table-cell>
          <table:table-cell table:number-columns-repeated="16374" table:style-name="ce23"/>
        </table:table-row>
        <table:table-row table:style-name="ro3">
          <table:table-cell office:value-type="string" table:style-name="ce27">
            <text:p>Jan to Mar 2021</text:p>
          </table:table-cell>
          <table:table-cell office:value-type="string" table:style-name="ce27">
            <text:p>Merseyrail</text:p>
          </table:table-cell>
          <table:table-cell office:value-type="float" office:value="578147.28571428498" table:style-name="ce31">
            <text:p>578,147</text:p>
          </table:table-cell>
          <table:table-cell office:value-type="float" office:value="85.257389923625496" table:style-name="ce32">
            <text:p>85.3</text:p>
          </table:table-cell>
          <table:table-cell office:value-type="float" office:value="97.300823739674797" table:style-name="ce32">
            <text:p>97.3</text:p>
          </table:table-cell>
          <table:table-cell office:value-type="float" office:value="99.858470320588097" table:style-name="ce32">
            <text:p>99.9</text:p>
          </table:table-cell>
          <table:table-cell office:value-type="float" office:value="2404284" table:style-name="ce31">
            <text:p>2,404,284</text:p>
          </table:table-cell>
          <table:table-cell office:value-type="float" office:value="85.295747091441697" table:style-name="ce35">
            <text:p>85.3</text:p>
          </table:table-cell>
          <table:table-cell office:value-type="float" office:value="97.471346978975802" table:style-name="ce35">
            <text:p>97.5</text:p>
          </table:table-cell>
          <table:table-cell office:value-type="float" office:value="99.876678462278093" table:style-name="ce35">
            <text:p>99.9</text:p>
          </table:table-cell>
          <table:table-cell table:number-columns-repeated="16374" table:style-name="ce23"/>
        </table:table-row>
        <table:table-row table:style-name="ro3">
          <table:table-cell office:value-type="string" table:style-name="ce27">
            <text:p>Apr to Jun 2021</text:p>
          </table:table-cell>
          <table:table-cell office:value-type="string" table:style-name="ce27">
            <text:p>Merseyrail</text:p>
          </table:table-cell>
          <table:table-cell office:value-type="float" office:value="755256.85714285704" table:style-name="ce31">
            <text:p>755,257</text:p>
          </table:table-cell>
          <table:table-cell office:value-type="float" office:value="80.629371502372507" table:style-name="ce32">
            <text:p>80.6</text:p>
          </table:table-cell>
          <table:table-cell office:value-type="float" office:value="96.447963398639402" table:style-name="ce32">
            <text:p>96.4</text:p>
          </table:table-cell>
          <table:table-cell office:value-type="float" office:value="99.903968337734796" table:style-name="ce32">
            <text:p>99.9</text:p>
          </table:table-cell>
          <table:table-cell office:value-type="float" office:value="2706569.1428571399" table:style-name="ce31">
            <text:p>2,706,569</text:p>
          </table:table-cell>
          <table:table-cell office:value-type="float" office:value="83.440241214180205" table:style-name="ce35">
            <text:p>83.4</text:p>
          </table:table-cell>
          <table:table-cell office:value-type="float" office:value="97.094361791923802" table:style-name="ce35">
            <text:p>97.1</text:p>
          </table:table-cell>
          <table:table-cell office:value-type="float" office:value="99.880289933740002" table:style-name="ce35">
            <text:p>99.9</text:p>
          </table:table-cell>
          <table:table-cell table:number-columns-repeated="16374" table:style-name="ce23"/>
        </table:table-row>
        <table:table-row table:style-name="ro3">
          <table:table-cell office:value-type="string" table:style-name="ce27">
            <text:p>Jul to Sep 2021</text:p>
          </table:table-cell>
          <table:table-cell office:value-type="string" table:style-name="ce27">
            <text:p>Merseyrail</text:p>
          </table:table-cell>
          <table:table-cell office:value-type="float" office:value="771269.28571428498" table:style-name="ce31">
            <text:p>771,269</text:p>
          </table:table-cell>
          <table:table-cell office:value-type="float" office:value="77.072025057025598" table:style-name="ce32">
            <text:p>77.1</text:p>
          </table:table-cell>
          <table:table-cell office:value-type="float" office:value="95.313087794979893" table:style-name="ce32">
            <text:p>95.3</text:p>
          </table:table-cell>
          <table:table-cell office:value-type="float" office:value="99.864972119243106" table:style-name="ce32">
            <text:p>99.9</text:p>
          </table:table-cell>
          <table:table-cell office:value-type="float" office:value="2772368.1785714198" table:style-name="ce31">
            <text:p>2,772,368</text:p>
          </table:table-cell>
          <table:table-cell office:value-type="float" office:value="81.394132754656596" table:style-name="ce35">
            <text:p>81.4</text:p>
          </table:table-cell>
          <table:table-cell office:value-type="float" office:value="96.470179974678402" table:style-name="ce35">
            <text:p>96.5</text:p>
          </table:table-cell>
          <table:table-cell office:value-type="float" office:value="99.866220613426293" table:style-name="ce35">
            <text:p>99.9</text:p>
          </table:table-cell>
          <table:table-cell table:number-columns-repeated="16374" table:style-name="ce23"/>
        </table:table-row>
        <table:table-row table:style-name="ro3">
          <table:table-cell office:value-type="string" table:style-name="ce27">
            <text:p>Oct to Dec 2021</text:p>
          </table:table-cell>
          <table:table-cell office:value-type="string" table:style-name="ce27">
            <text:p>Merseyrail</text:p>
          </table:table-cell>
          <table:table-cell office:value-type="float" office:value="785787.28571428498" table:style-name="ce31">
            <text:p>785,787</text:p>
          </table:table-cell>
          <table:table-cell office:value-type="float" office:value="79.205222932923803" table:style-name="ce32">
            <text:p>79.2</text:p>
          </table:table-cell>
          <table:table-cell office:value-type="float" office:value="94.815899831851894" table:style-name="ce32">
            <text:p>94.8</text:p>
          </table:table-cell>
          <table:table-cell office:value-type="float" office:value="99.848468624096895" table:style-name="ce32">
            <text:p>99.8</text:p>
          </table:table-cell>
          <table:table-cell office:value-type="float" office:value="2890460.7142857099" table:style-name="ce31">
            <text:p>2,890,461</text:p>
          </table:table-cell>
          <table:table-cell office:value-type="float" office:value="80.2186848611627" table:style-name="ce35">
            <text:p>80.2</text:p>
          </table:table-cell>
          <table:table-cell office:value-type="float" office:value="95.872044619678704" table:style-name="ce35">
            <text:p>95.9</text:p>
          </table:table-cell>
          <table:table-cell office:value-type="float" office:value="99.869374506535607" table:style-name="ce35">
            <text:p>99.9</text:p>
          </table:table-cell>
          <table:table-cell table:number-columns-repeated="16374" table:style-name="ce23"/>
        </table:table-row>
        <table:table-row table:style-name="ro3">
          <table:table-cell office:value-type="string" table:style-name="ce27">
            <text:p>Jan to Mar 2022</text:p>
          </table:table-cell>
          <table:table-cell office:value-type="string" table:style-name="ce27">
            <text:p>Merseyrail</text:p>
          </table:table-cell>
          <table:table-cell office:value-type="float" office:value="707975.57142857101" table:style-name="ce31">
            <text:p>707,976</text:p>
          </table:table-cell>
          <table:table-cell office:value-type="float" office:value="78.543347641736602" table:style-name="ce32">
            <text:p>78.5</text:p>
          </table:table-cell>
          <table:table-cell office:value-type="float" office:value="95.779051294949795" table:style-name="ce32">
            <text:p>95.8</text:p>
          </table:table-cell>
          <table:table-cell office:value-type="float" office:value="99.891864711231904" table:style-name="ce32">
            <text:p>99.9</text:p>
          </table:table-cell>
          <table:table-cell office:value-type="float" office:value="3020289" table:style-name="ce31">
            <text:p>3,020,289</text:p>
          </table:table-cell>
          <table:table-cell office:value-type="float" office:value="78.861459946382595" table:style-name="ce35">
            <text:p>78.9</text:p>
          </table:table-cell>
          <table:table-cell office:value-type="float" office:value="95.576747788042795" table:style-name="ce35">
            <text:p>95.6</text:p>
          </table:table-cell>
          <table:table-cell office:value-type="float" office:value="99.876733650322805" table:style-name="ce35">
            <text:p>99.9</text:p>
          </table:table-cell>
          <table:table-cell table:number-columns-repeated="16374" table:style-name="ce23"/>
        </table:table-row>
        <table:table-row table:style-name="ro3">
          <table:table-cell office:value-type="string" table:style-name="ce27">
            <text:p>Apr to Jun 2022</text:p>
          </table:table-cell>
          <table:table-cell office:value-type="string" table:style-name="ce27">
            <text:p>Merseyrail</text:p>
          </table:table-cell>
          <table:table-cell office:value-type="float" office:value="802499.14285714296" table:style-name="ce31">
            <text:p>802,499</text:p>
          </table:table-cell>
          <table:table-cell office:value-type="float" office:value="71.836819051342104" table:style-name="ce32">
            <text:p>71.8</text:p>
          </table:table-cell>
          <table:table-cell office:value-type="float" office:value="92.546431736286607" table:style-name="ce32">
            <text:p>92.5</text:p>
          </table:table-cell>
          <table:table-cell office:value-type="float" office:value="99.856581956295798" table:style-name="ce32">
            <text:p>99.9</text:p>
          </table:table-cell>
          <table:table-cell office:value-type="float" office:value="3067531.2857142799" table:style-name="ce31">
            <text:p>3,067,531</text:p>
          </table:table-cell>
          <table:table-cell office:value-type="float" office:value="76.588460921041204" table:style-name="ce35">
            <text:p>76.6</text:p>
          </table:table-cell>
          <table:table-cell office:value-type="float" office:value="94.569482560638903" table:style-name="ce35">
            <text:p>94.6</text:p>
          </table:table-cell>
          <table:table-cell office:value-type="float" office:value="99.864756298445499" table:style-name="ce35">
            <text:p>99.9</text:p>
          </table:table-cell>
          <table:table-cell table:number-columns-repeated="16374" table:style-name="ce23"/>
        </table:table-row>
        <table:table-row table:style-name="ro3">
          <table:table-cell office:value-type="string" table:style-name="ce27">
            <text:p>Jul to Sep 2022</text:p>
          </table:table-cell>
          <table:table-cell office:value-type="string" table:style-name="ce27">
            <text:p>Merseyrail</text:p>
          </table:table-cell>
          <table:table-cell office:value-type="float" office:value="870413.107142856" table:style-name="ce31">
            <text:p>870,413</text:p>
          </table:table-cell>
          <table:table-cell office:value-type="float" office:value="72.754254989020595" table:style-name="ce32">
            <text:p>72.8</text:p>
          </table:table-cell>
          <table:table-cell office:value-type="float" office:value="92.939493796192906" table:style-name="ce32">
            <text:p>92.9</text:p>
          </table:table-cell>
          <table:table-cell office:value-type="float" office:value="99.777568672543694" table:style-name="ce32">
            <text:p>99.8</text:p>
          </table:table-cell>
          <table:table-cell office:value-type="float" office:value="3166675.1071428498" table:style-name="ce31">
            <text:p>3,166,675</text:p>
          </table:table-cell>
          <table:table-cell office:value-type="float" office:value="75.416789960510897" table:style-name="ce35">
            <text:p>75.4</text:p>
          </table:table-cell>
          <table:table-cell office:value-type="float" office:value="93.940342091343794" table:style-name="ce35">
            <text:p>93.9</text:p>
          </table:table-cell>
          <table:table-cell office:value-type="float" office:value="99.840738770361696" table:style-name="ce35">
            <text:p>99.8</text:p>
          </table:table-cell>
          <table:table-cell table:number-columns-repeated="16374" table:style-name="ce23"/>
        </table:table-row>
        <table:table-row table:style-name="ro3">
          <table:table-cell office:value-type="string" table:style-name="ce27">
            <text:p>Oct to Dec 2022</text:p>
          </table:table-cell>
          <table:table-cell office:value-type="string" table:style-name="ce27">
            <text:p>Merseyrail</text:p>
          </table:table-cell>
          <table:table-cell office:value-type="float" office:value="809073" table:style-name="ce31">
            <text:p>809,073</text:p>
          </table:table-cell>
          <table:table-cell office:value-type="float" office:value="75.114615297824898" table:style-name="ce32">
            <text:p>75.1</text:p>
          </table:table-cell>
          <table:table-cell office:value-type="float" office:value="94.311964786507801" table:style-name="ce32">
            <text:p>94.3</text:p>
          </table:table-cell>
          <table:table-cell office:value-type="float" office:value="99.836664923931394" table:style-name="ce32">
            <text:p>99.8</text:p>
          </table:table-cell>
          <table:table-cell office:value-type="float" office:value="3189960.82142857" table:style-name="ce31">
            <text:p>3,189,961</text:p>
          </table:table-cell>
          <table:table-cell office:value-type="float" office:value="74.406939368702197" table:style-name="ce35">
            <text:p>74.4</text:p>
          </table:table-cell>
          <table:table-cell office:value-type="float" office:value="93.818919831561203" table:style-name="ce35">
            <text:p>93.8</text:p>
          </table:table-cell>
          <table:table-cell office:value-type="float" office:value="99.837801411421196" table:style-name="ce35">
            <text:p>99.8</text:p>
          </table:table-cell>
          <table:table-cell table:number-columns-repeated="16374" table:style-name="ce23"/>
        </table:table-row>
        <table:table-row table:style-name="ro3">
          <table:table-cell office:value-type="string" table:style-name="ce27">
            <text:p>Jan to Mar 2023</text:p>
          </table:table-cell>
          <table:table-cell office:value-type="string" table:style-name="ce27">
            <text:p>Merseyrail</text:p>
          </table:table-cell>
          <table:table-cell office:value-type="float" office:value="820350.75" table:style-name="ce31">
            <text:p>820,351</text:p>
          </table:table-cell>
          <table:table-cell office:value-type="float" office:value="75.517149219404004" table:style-name="ce32">
            <text:p>75.5</text:p>
          </table:table-cell>
          <table:table-cell office:value-type="float" office:value="94.345558896606093" table:style-name="ce32">
            <text:p>94.3</text:p>
          </table:table-cell>
          <table:table-cell office:value-type="float" office:value="99.897421925926196" table:style-name="ce32">
            <text:p>99.9</text:p>
          </table:table-cell>
          <table:table-cell office:value-type="float" office:value="3302336" table:style-name="ce31">
            <text:p>3,302,336</text:p>
          </table:table-cell>
          <table:table-cell office:value-type="float" office:value="73.795943235333993" table:style-name="ce35">
            <text:p>73.8</text:p>
          </table:table-cell>
          <table:table-cell office:value-type="float" office:value="93.529519709684294" table:style-name="ce35">
            <text:p>93.5</text:p>
          </table:table-cell>
          <table:table-cell office:value-type="float" office:value="99.841021628326104" table:style-name="ce35">
            <text:p>99.8</text:p>
          </table:table-cell>
          <table:table-cell table:number-columns-repeated="16374" table:style-name="ce23"/>
        </table:table-row>
        <table:table-row table:style-name="ro3">
          <table:table-cell office:value-type="string" table:style-name="ce27">
            <text:p>Apr to Jun 2023</text:p>
          </table:table-cell>
          <table:table-cell office:value-type="string" table:style-name="ce27">
            <text:p>Merseyrail</text:p>
          </table:table-cell>
          <table:table-cell office:value-type="float" office:value="884185.21428571397" table:style-name="ce31">
            <text:p>884,185</text:p>
          </table:table-cell>
          <table:table-cell office:value-type="float" office:value="74.0914415717521" table:style-name="ce32">
            <text:p>74.1</text:p>
          </table:table-cell>
          <table:table-cell office:value-type="float" office:value="93.555729637447399" table:style-name="ce32">
            <text:p>93.6</text:p>
          </table:table-cell>
          <table:table-cell office:value-type="float" office:value="99.879849026460406" table:style-name="ce32">
            <text:p>99.9</text:p>
          </table:table-cell>
          <table:table-cell office:value-type="float" office:value="3384022.07142857" table:style-name="ce31">
            <text:p>3,384,022</text:p>
          </table:table-cell>
          <table:table-cell office:value-type="float" office:value="74.337745475275398" table:style-name="ce35">
            <text:p>74.3</text:p>
          </table:table-cell>
          <table:table-cell office:value-type="float" office:value="93.769500912365203" table:style-name="ce35">
            <text:p>93.8</text:p>
          </table:table-cell>
          <table:table-cell office:value-type="float" office:value="99.847476509831097" table:style-name="ce35">
            <text:p>99.8</text:p>
          </table:table-cell>
          <table:table-cell table:number-columns-repeated="16374" table:style-name="ce23"/>
        </table:table-row>
        <table:table-row table:style-name="ro3">
          <table:table-cell office:value-type="string" table:style-name="ce27">
            <text:p>Jul to Sep 2023</text:p>
          </table:table-cell>
          <table:table-cell office:value-type="string" table:style-name="ce27">
            <text:p>Merseyrail</text:p>
          </table:table-cell>
          <table:table-cell office:value-type="float" office:value="858936.28571428498" table:style-name="ce31">
            <text:p>858,936</text:p>
          </table:table-cell>
          <table:table-cell office:value-type="float" office:value="71.449004865486401" table:style-name="ce32">
            <text:p>71.4</text:p>
          </table:table-cell>
          <table:table-cell office:value-type="float" office:value="92.353307762391793" table:style-name="ce32">
            <text:p>92.4</text:p>
          </table:table-cell>
          <table:table-cell office:value-type="float" office:value="99.786696302436496" table:style-name="ce32">
            <text:p>99.8</text:p>
          </table:table-cell>
          <table:table-cell office:value-type="float" office:value="3372545.25" table:style-name="ce31">
            <text:p>3,372,545</text:p>
          </table:table-cell>
          <table:table-cell office:value-type="float" office:value="74.010706644442195" table:style-name="ce35">
            <text:p>74.0</text:p>
          </table:table-cell>
          <table:table-cell office:value-type="float" office:value="93.623032718601493" table:style-name="ce35">
            <text:p>93.6</text:p>
          </table:table-cell>
          <table:table-cell office:value-type="float" office:value="99.8500390765698" table:style-name="ce35">
            <text:p>99.9</text:p>
          </table:table-cell>
          <table:table-cell table:number-columns-repeated="16374" table:style-name="ce23"/>
        </table:table-row>
        <table:table-row table:style-name="ro3">
          <table:table-cell office:value-type="string" table:style-name="ce27">
            <text:p>Oct to Dec 2023</text:p>
          </table:table-cell>
          <table:table-cell office:value-type="string" table:style-name="ce27">
            <text:p>Merseyrail</text:p>
          </table:table-cell>
          <table:table-cell office:value-type="float" office:value="829048.5" table:style-name="ce31">
            <text:p>829,049</text:p>
          </table:table-cell>
          <table:table-cell office:value-type="float" office:value="68.716012564834401" table:style-name="ce32">
            <text:p>68.7</text:p>
          </table:table-cell>
          <table:table-cell office:value-type="float" office:value="90.538473580599501" table:style-name="ce32">
            <text:p>90.5</text:p>
          </table:table-cell>
          <table:table-cell office:value-type="float" office:value="99.526987866210405" table:style-name="ce32">
            <text:p>99.5</text:p>
          </table:table-cell>
          <table:table-cell office:value-type="float" office:value="3392520.75" table:style-name="ce31">
            <text:p>3,392,521</text:p>
          </table:table-cell>
          <table:table-cell office:value-type="float" office:value="72.453545683650404" table:style-name="ce35">
            <text:p>72.5</text:p>
          </table:table-cell>
          <table:table-cell office:value-type="float" office:value="92.704940924616494" table:style-name="ce35">
            <text:p>92.7</text:p>
          </table:table-cell>
          <table:table-cell office:value-type="float" office:value="99.774282883899801" table:style-name="ce35">
            <text:p>99.8</text:p>
          </table:table-cell>
          <table:table-cell table:number-columns-repeated="16374" table:style-name="ce23"/>
        </table:table-row>
        <table:table-row table:style-name="ro3">
          <table:table-cell office:value-type="string" table:style-name="ce27">
            <text:p>Jan to Mar 2024</text:p>
          </table:table-cell>
          <table:table-cell office:value-type="string" table:style-name="ce27">
            <text:p>Merseyrail</text:p>
          </table:table-cell>
          <table:table-cell office:value-type="float" office:value="837069.99999999895" table:style-name="ce31">
            <text:p>837,070</text:p>
          </table:table-cell>
          <table:table-cell office:value-type="float" office:value="68.338481676732897" table:style-name="ce32">
            <text:p>68.3</text:p>
          </table:table-cell>
          <table:table-cell office:value-type="float" office:value="89.879716494097593" table:style-name="ce32">
            <text:p>89.9</text:p>
          </table:table-cell>
          <table:table-cell office:value-type="float" office:value="99.578052014765703" table:style-name="ce32">
            <text:p>99.6</text:p>
          </table:table-cell>
          <table:table-cell office:value-type="float" office:value="3409240" table:style-name="ce31">
            <text:p>3,409,240</text:p>
          </table:table-cell>
          <table:table-cell office:value-type="float" office:value="70.7059931245673" table:style-name="ce35">
            <text:p>70.7</text:p>
          </table:table-cell>
          <table:table-cell office:value-type="float" office:value="91.616489305534301" table:style-name="ce35">
            <text:p>91.6</text:p>
          </table:table-cell>
          <table:table-cell office:value-type="float" office:value="99.696471940960393" table:style-name="ce35">
            <text:p>99.7</text:p>
          </table:table-cell>
          <table:table-cell table:number-columns-repeated="16374" table:style-name="ce23"/>
        </table:table-row>
        <table:table-row table:style-name="ro3">
          <table:table-cell office:value-type="string" table:style-name="ce27">
            <text:p>Apr to Jun 2024</text:p>
          </table:table-cell>
          <table:table-cell office:value-type="string" table:style-name="ce27">
            <text:p>Merseyrail</text:p>
          </table:table-cell>
          <table:table-cell office:value-type="float" office:value="871795.42857142806" table:style-name="ce31">
            <text:p>871,795</text:p>
          </table:table-cell>
          <table:table-cell office:value-type="float" office:value="71.380523740169707" table:style-name="ce32">
            <text:p>71.4</text:p>
          </table:table-cell>
          <table:table-cell office:value-type="float" office:value="90.990219199523807" table:style-name="ce32">
            <text:p>91.0</text:p>
          </table:table-cell>
          <table:table-cell office:value-type="float" office:value="99.645526276806706" table:style-name="ce32">
            <text:p>99.6</text:p>
          </table:table-cell>
          <table:table-cell office:value-type="float" office:value="3396850.2142857099" table:style-name="ce31">
            <text:p>3,396,850</text:p>
          </table:table-cell>
          <table:table-cell office:value-type="float" office:value="69.997892795769204" table:style-name="ce35">
            <text:p>70.0</text:p>
          </table:table-cell>
          <table:table-cell office:value-type="float" office:value="90.9509824679388" table:style-name="ce35">
            <text:p>91.0</text:p>
          </table:table-cell>
          <table:table-cell office:value-type="float" office:value="99.635664577749694" table:style-name="ce35">
            <text:p>99.6</text:p>
          </table:table-cell>
          <table:table-cell table:number-columns-repeated="16374" table:style-name="ce23"/>
        </table:table-row>
        <table:table-row table:style-name="ro3">
          <table:table-cell office:value-type="string" table:style-name="ce27">
            <text:p>Jul to Sep 2024</text:p>
          </table:table-cell>
          <table:table-cell office:value-type="string" table:style-name="ce27">
            <text:p>Merseyrail</text:p>
          </table:table-cell>
          <table:table-cell office:value-type="float" office:value="891634.71428571397" table:style-name="ce31">
            <text:p>891,635</text:p>
          </table:table-cell>
          <table:table-cell office:value-type="float" office:value="70.637270900334997" table:style-name="ce32">
            <text:p>70.6</text:p>
          </table:table-cell>
          <table:table-cell office:value-type="float" office:value="91.108658686781197" table:style-name="ce32">
            <text:p>91.1</text:p>
          </table:table-cell>
          <table:table-cell office:value-type="float" office:value="99.649327887797696" table:style-name="ce32">
            <text:p>99.6</text:p>
          </table:table-cell>
          <table:table-cell office:value-type="float" office:value="3429548.6428571399" table:style-name="ce31">
            <text:p>3,429,549</text:p>
          </table:table-cell>
          <table:table-cell office:value-type="float" office:value="69.800688682877706" table:style-name="ce35">
            <text:p>69.8</text:p>
          </table:table-cell>
          <table:table-cell office:value-type="float" office:value="90.640761328005595" table:style-name="ce35">
            <text:p>90.6</text:p>
          </table:table-cell>
          <table:table-cell office:value-type="float" office:value="99.601390695289496" table:style-name="ce35">
            <text:p>99.6</text:p>
          </table:table-cell>
          <table:table-cell table:number-columns-repeated="16374" table:style-name="ce23"/>
        </table:table-row>
        <table:table-row table:style-name="ro3">
          <table:table-cell office:value-type="string" table:style-name="ce27">
            <text:p>Oct to Dec 2024</text:p>
          </table:table-cell>
          <table:table-cell office:value-type="string" table:style-name="ce27">
            <text:p>Merseyrail</text:p>
          </table:table-cell>
          <table:table-cell office:value-type="float" office:value="861264.85714285704" table:style-name="ce31">
            <text:p>861,265</text:p>
          </table:table-cell>
          <table:table-cell office:value-type="float" office:value="71.119270760247204" table:style-name="ce32">
            <text:p>71.1</text:p>
          </table:table-cell>
          <table:table-cell office:value-type="float" office:value="90.855111104033995" table:style-name="ce32">
            <text:p>90.9</text:p>
          </table:table-cell>
          <table:table-cell office:value-type="float" office:value="99.493452652859006" table:style-name="ce32">
            <text:p>99.5</text:p>
          </table:table-cell>
          <table:table-cell office:value-type="float" office:value="3461765" table:style-name="ce31">
            <text:p>3,461,765</text:p>
          </table:table-cell>
          <table:table-cell office:value-type="float" office:value="70.388509494846801" table:style-name="ce35">
            <text:p>70.4</text:p>
          </table:table-cell>
          <table:table-cell office:value-type="float" office:value="90.718586782011002" table:style-name="ce35">
            <text:p>90.7</text:p>
          </table:table-cell>
          <table:table-cell office:value-type="float" office:value="99.592354932073206" table:style-name="ce35">
            <text:p>99.6</text:p>
          </table:table-cell>
          <table:table-cell table:number-columns-repeated="16374" table:style-name="ce23"/>
        </table:table-row>
        <table:table-row table:style-name="ro3">
          <table:table-cell office:value-type="string" table:style-name="ce27">
            <text:p>Jan to Mar 2025</text:p>
          </table:table-cell>
          <table:table-cell office:value-type="string" table:style-name="ce27">
            <text:p>Merseyrail</text:p>
          </table:table-cell>
          <table:table-cell office:value-type="float" office:value="877264" table:style-name="ce31">
            <text:p>877,264</text:p>
          </table:table-cell>
          <table:table-cell office:value-type="float" office:value="69.618625961756393" table:style-name="ce32">
            <text:p>69.6</text:p>
          </table:table-cell>
          <table:table-cell office:value-type="float" office:value="90.4429974492122" table:style-name="ce32">
            <text:p>90.4</text:p>
          </table:table-cell>
          <table:table-cell office:value-type="float" office:value="99.572274057263698" table:style-name="ce32">
            <text:p>99.6</text:p>
          </table:table-cell>
          <table:table-cell office:value-type="float" office:value="3501959" table:style-name="ce31">
            <text:p>3,501,959</text:p>
          </table:table-cell>
          <table:table-cell office:value-type="float" office:value="70.685664795047501" table:style-name="ce35">
            <text:p>70.7</text:p>
          </table:table-cell>
          <table:table-cell office:value-type="float" office:value="90.850064206919598" table:style-name="ce35">
            <text:p>90.9</text:p>
          </table:table-cell>
          <table:table-cell office:value-type="float" office:value="99.590743352506394" table:style-name="ce35">
            <text:p>99.6</text:p>
          </table:table-cell>
          <table:table-cell table:number-columns-repeated="16374" table:style-name="ce23"/>
        </table:table-row>
        <table:table-row table:style-name="ro3">
          <table:table-cell office:value-type="string" table:style-name="ce27">
            <text:p>Apr to Jun 2025 [p]</text:p>
          </table:table-cell>
          <table:table-cell office:value-type="string" table:style-name="ce27">
            <text:p>Merseyrail</text:p>
          </table:table-cell>
          <table:table-cell office:value-type="float" office:value="916315.60714285704" table:style-name="ce31">
            <text:p>916,316</text:p>
          </table:table-cell>
          <table:table-cell office:value-type="float" office:value="67.891486390157894" table:style-name="ce32">
            <text:p>67.9</text:p>
          </table:table-cell>
          <table:table-cell office:value-type="float" office:value="90.0695904175561" table:style-name="ce32">
            <text:p>90.1</text:p>
          </table:table-cell>
          <table:table-cell office:value-type="float" office:value="99.605103310279404" table:style-name="ce32">
            <text:p>99.6</text:p>
          </table:table-cell>
          <table:table-cell office:value-type="float" office:value="3546479.1785714198" table:style-name="ce31">
            <text:p>3,546,479</text:p>
          </table:table-cell>
          <table:table-cell office:value-type="float" office:value="69.792913428415602" table:style-name="ce35">
            <text:p>69.8</text:p>
          </table:table-cell>
          <table:table-cell office:value-type="float" office:value="90.613957704148305" table:style-name="ce35">
            <text:p>90.6</text:p>
          </table:table-cell>
          <table:table-cell office:value-type="float" office:value="99.580986845333697" table:style-name="ce35">
            <text:p>99.6</text:p>
          </table:table-cell>
          <table:table-cell table:number-columns-repeated="16374" table:style-name="ce23"/>
        </table:table-row>
        <table:table-row table:style-name="ro3">
          <table:table-cell office:value-type="string" table:style-name="ce36">
            <text:p>Jul to Sep 2025 [p]</text:p>
          </table:table-cell>
          <table:table-cell office:value-type="string" table:style-name="ce27">
            <text:p>Merseyrail</text:p>
          </table:table-cell>
          <table:table-cell office:value-type="float" office:value="928482.32142857101" table:style-name="ce31">
            <text:p>928,482</text:p>
          </table:table-cell>
          <table:table-cell office:value-type="float" office:value="69.481782963403603" table:style-name="ce32">
            <text:p>69.5</text:p>
          </table:table-cell>
          <table:table-cell office:value-type="float" office:value="90.868185235467706" table:style-name="ce32">
            <text:p>90.9</text:p>
          </table:table-cell>
          <table:table-cell office:value-type="float" office:value="99.699224983320505" table:style-name="ce32">
            <text:p>99.7</text:p>
          </table:table-cell>
          <table:table-cell office:value-type="float" office:value="3583326.7857142799" table:style-name="ce31">
            <text:p>3,583,327</text:p>
          </table:table-cell>
          <table:table-cell office:value-type="float" office:value="69.502195435905193" table:style-name="ce35">
            <text:p>69.5</text:p>
          </table:table-cell>
          <table:table-cell office:value-type="float" office:value="90.556735236559305" table:style-name="ce35">
            <text:p>90.6</text:p>
          </table:table-cell>
          <table:table-cell office:value-type="float" office:value="99.594618528372706" table:style-name="ce35">
            <text:p>99.6</text:p>
          </table:table-cell>
          <table:table-cell table:number-columns-repeated="16374" table:style-name="ce23"/>
        </table:table-row>
        <table:table-row table:style-name="ro3">
          <table:table-cell office:value-type="string" table:style-name="ce27">
            <text:p>Apr to Jun 2014</text:p>
          </table:table-cell>
          <table:table-cell office:value-type="string" table:style-name="ce27">
            <text:p>Northern Trains</text:p>
          </table:table-cell>
          <table:table-cell office:value-type="float" office:value="1759135.6071428501" table:style-name="ce31">
            <text:p>1,759,136</text:p>
          </table:table-cell>
          <table:table-cell office:value-type="float" office:value="61.1781127001152" table:style-name="ce32">
            <text:p>61.2</text:p>
          </table:table-cell>
          <table:table-cell office:value-type="float" office:value="84.420341427020205" table:style-name="ce32">
            <text:p>84.4</text:p>
          </table:table-cell>
          <table:table-cell office:value-type="float" office:value="98.992628217953694" table:style-name="ce32">
            <text:p>99.0</text:p>
          </table:table-cell>
          <table:table-cell office:value-type="float" office:value="6804912.3214285746" table:style-name="ce33">
            <text:p>6,804,912</text:p>
          </table:table-cell>
          <table:table-cell office:value-type="float" office:value="57.514425831402413" table:style-name="ce34">
            <text:p>57.5</text:p>
          </table:table-cell>
          <table:table-cell office:value-type="float" office:value="81.47898200325821" table:style-name="ce34">
            <text:p>81.5</text:p>
          </table:table-cell>
          <table:table-cell office:value-type="float" office:value="98.562122231605329" table:style-name="ce34">
            <text:p>98.6</text:p>
          </table:table-cell>
          <table:table-cell table:number-columns-repeated="16374" table:style-name="ce23"/>
        </table:table-row>
        <table:table-row table:style-name="ro3">
          <table:table-cell office:value-type="string" table:style-name="ce27">
            <text:p>Jul to Sep 2014</text:p>
          </table:table-cell>
          <table:table-cell office:value-type="string" table:style-name="ce27">
            <text:p>Northern Trains</text:p>
          </table:table-cell>
          <table:table-cell office:value-type="float" office:value="1779322.1071428501" table:style-name="ce31">
            <text:p>1,779,322</text:p>
          </table:table-cell>
          <table:table-cell office:value-type="float" office:value="57.896375021955997" table:style-name="ce32">
            <text:p>57.9</text:p>
          </table:table-cell>
          <table:table-cell office:value-type="float" office:value="81.745250935152498" table:style-name="ce32">
            <text:p>81.7</text:p>
          </table:table-cell>
          <table:table-cell office:value-type="float" office:value="98.643307556595701" table:style-name="ce32">
            <text:p>98.6</text:p>
          </table:table-cell>
          <table:table-cell office:value-type="float" office:value="6885496.8571428629" table:style-name="ce33">
            <text:p>6,885,497</text:p>
          </table:table-cell>
          <table:table-cell office:value-type="float" office:value="57.326131231778746" table:style-name="ce34">
            <text:p>57.3</text:p>
          </table:table-cell>
          <table:table-cell office:value-type="float" office:value="81.252499819600132" table:style-name="ce34">
            <text:p>81.3</text:p>
          </table:table-cell>
          <table:table-cell office:value-type="float" office:value="98.563984219584682" table:style-name="ce34">
            <text:p>98.6</text:p>
          </table:table-cell>
          <table:table-cell table:number-columns-repeated="16374" table:style-name="ce23"/>
        </table:table-row>
        <table:table-row table:style-name="ro3">
          <table:table-cell office:value-type="string" table:style-name="ce27">
            <text:p>Oct to Dec 2014</text:p>
          </table:table-cell>
          <table:table-cell office:value-type="string" table:style-name="ce27">
            <text:p>Northern Trains</text:p>
          </table:table-cell>
          <table:table-cell office:value-type="float" office:value="1773942.67857142" table:style-name="ce31">
            <text:p>1,773,943</text:p>
          </table:table-cell>
          <table:table-cell office:value-type="float" office:value="50.092462522192498" table:style-name="ce32">
            <text:p>50.1</text:p>
          </table:table-cell>
          <table:table-cell office:value-type="float" office:value="74.645460339101305" table:style-name="ce32">
            <text:p>74.6</text:p>
          </table:table-cell>
          <table:table-cell office:value-type="float" office:value="97.850039243698305" table:style-name="ce32">
            <text:p>97.9</text:p>
          </table:table-cell>
          <table:table-cell office:value-type="float" office:value="6995502.8214285793" table:style-name="ce33">
            <text:p>6,995,503</text:p>
          </table:table-cell>
          <table:table-cell office:value-type="float" office:value="57.245035980488254" table:style-name="ce34">
            <text:p>57.2</text:p>
          </table:table-cell>
          <table:table-cell office:value-type="float" office:value="81.094346332574219" table:style-name="ce34">
            <text:p>81.1</text:p>
          </table:table-cell>
          <table:table-cell office:value-type="float" office:value="98.57562112646869" table:style-name="ce34">
            <text:p>98.6</text:p>
          </table:table-cell>
          <table:table-cell table:number-columns-repeated="16374" table:style-name="ce23"/>
        </table:table-row>
        <table:table-row table:style-name="ro3">
          <table:table-cell office:value-type="string" table:style-name="ce27">
            <text:p>Jan to Mar 2015</text:p>
          </table:table-cell>
          <table:table-cell office:value-type="string" table:style-name="ce27">
            <text:p>Northern Trains</text:p>
          </table:table-cell>
          <table:table-cell office:value-type="float" office:value="1767250.6071428501" table:style-name="ce31">
            <text:p>1,767,251</text:p>
          </table:table-cell>
          <table:table-cell office:value-type="float" office:value="61.762460845909999" table:style-name="ce32">
            <text:p>61.8</text:p>
          </table:table-cell>
          <table:table-cell office:value-type="float" office:value="84.274279395696496" table:style-name="ce32">
            <text:p>84.3</text:p>
          </table:table-cell>
          <table:table-cell office:value-type="float" office:value="98.950348965181306" table:style-name="ce32">
            <text:p>99.0</text:p>
          </table:table-cell>
          <table:table-cell office:value-type="float" office:value="7079651" table:style-name="ce33">
            <text:p>7,079,651</text:p>
          </table:table-cell>
          <table:table-cell office:value-type="float" office:value="57.721461128521703" table:style-name="ce34">
            <text:p>57.7</text:p>
          </table:table-cell>
          <table:table-cell office:value-type="float" office:value="81.262268436678497" table:style-name="ce34">
            <text:p>81.3</text:p>
          </table:table-cell>
          <table:table-cell office:value-type="float" office:value="98.607982229632498" table:style-name="ce34">
            <text:p>98.6</text:p>
          </table:table-cell>
          <table:table-cell table:number-columns-repeated="16374" table:style-name="ce23"/>
        </table:table-row>
        <table:table-row table:style-name="ro3">
          <table:table-cell office:value-type="string" table:style-name="ce27">
            <text:p>Apr to Jun 2015</text:p>
          </table:table-cell>
          <table:table-cell office:value-type="string" table:style-name="ce27">
            <text:p>Northern Trains</text:p>
          </table:table-cell>
          <table:table-cell office:value-type="float" office:value="1797713.07142857" table:style-name="ce31">
            <text:p>1,797,713</text:p>
          </table:table-cell>
          <table:table-cell office:value-type="float" office:value="63.528112284564003" table:style-name="ce32">
            <text:p>63.5</text:p>
          </table:table-cell>
          <table:table-cell office:value-type="float" office:value="84.950800387937306" table:style-name="ce32">
            <text:p>85.0</text:p>
          </table:table-cell>
          <table:table-cell office:value-type="float" office:value="98.946453118630899" table:style-name="ce32">
            <text:p>98.9</text:p>
          </table:table-cell>
          <table:table-cell office:value-type="float" office:value="7118228.4642857099" table:style-name="ce33">
            <text:p>7,118,228</text:p>
          </table:table-cell>
          <table:table-cell office:value-type="float" office:value="58.333688432721303" table:style-name="ce34">
            <text:p>58.3</text:p>
          </table:table-cell>
          <table:table-cell office:value-type="float" office:value="81.413351457024007" table:style-name="ce34">
            <text:p>81.4</text:p>
          </table:table-cell>
          <table:table-cell office:value-type="float" office:value="98.598405280382806" table:style-name="ce34">
            <text:p>98.6</text:p>
          </table:table-cell>
          <table:table-cell table:number-columns-repeated="16374" table:style-name="ce23"/>
        </table:table-row>
        <table:table-row table:style-name="ro3">
          <table:table-cell office:value-type="string" table:style-name="ce27">
            <text:p>Jul to Sep 2015</text:p>
          </table:table-cell>
          <table:table-cell office:value-type="string" table:style-name="ce27">
            <text:p>Northern Trains</text:p>
          </table:table-cell>
          <table:table-cell office:value-type="float" office:value="1828318.5357142801" table:style-name="ce31">
            <text:p>1,828,319</text:p>
          </table:table-cell>
          <table:table-cell office:value-type="float" office:value="61.932682525878199" table:style-name="ce32">
            <text:p>61.9</text:p>
          </table:table-cell>
          <table:table-cell office:value-type="float" office:value="83.686878648197407" table:style-name="ce32">
            <text:p>83.7</text:p>
          </table:table-cell>
          <table:table-cell office:value-type="float" office:value="98.812581872895294" table:style-name="ce32">
            <text:p>98.8</text:p>
          </table:table-cell>
          <table:table-cell office:value-type="float" office:value="7167224.8928571399" table:style-name="ce31">
            <text:p>7,167,225</text:p>
          </table:table-cell>
          <table:table-cell office:value-type="float" office:value="59.360338096987199" table:style-name="ce35">
            <text:p>59.4</text:p>
          </table:table-cell>
          <table:table-cell office:value-type="float" office:value="81.910918629758299" table:style-name="ce35">
            <text:p>81.9</text:p>
          </table:table-cell>
          <table:table-cell office:value-type="float" office:value="98.641893161109195" table:style-name="ce35">
            <text:p>98.6</text:p>
          </table:table-cell>
          <table:table-cell table:number-columns-repeated="16374" table:style-name="ce23"/>
        </table:table-row>
        <table:table-row table:style-name="ro3">
          <table:table-cell office:value-type="string" table:style-name="ce27">
            <text:p>Oct to Dec 2015</text:p>
          </table:table-cell>
          <table:table-cell office:value-type="string" table:style-name="ce27">
            <text:p>Northern Trains</text:p>
          </table:table-cell>
          <table:table-cell office:value-type="float" office:value="1831679.17857142" table:style-name="ce31">
            <text:p>1,831,679</text:p>
          </table:table-cell>
          <table:table-cell office:value-type="float" office:value="51.612206262649202" table:style-name="ce32">
            <text:p>51.6</text:p>
          </table:table-cell>
          <table:table-cell office:value-type="float" office:value="75.104379730254095" table:style-name="ce32">
            <text:p>75.1</text:p>
          </table:table-cell>
          <table:table-cell office:value-type="float" office:value="97.964225527095806" table:style-name="ce32">
            <text:p>98.0</text:p>
          </table:table-cell>
          <table:table-cell office:value-type="float" office:value="7224961.3928571399" table:style-name="ce31">
            <text:p>7,224,961</text:p>
          </table:table-cell>
          <table:table-cell office:value-type="float" office:value="59.671563049726402" table:style-name="ce35">
            <text:p>59.7</text:p>
          </table:table-cell>
          <table:table-cell office:value-type="float" office:value="81.969204195302694" table:style-name="ce35">
            <text:p>82.0</text:p>
          </table:table-cell>
          <table:table-cell office:value-type="float" office:value="98.664513872167504" table:style-name="ce35">
            <text:p>98.7</text:p>
          </table:table-cell>
          <table:table-cell table:number-columns-repeated="16374" table:style-name="ce23"/>
        </table:table-row>
        <table:table-row table:style-name="ro3">
          <table:table-cell office:value-type="string" table:style-name="ce27">
            <text:p>Jan to Mar 2016</text:p>
          </table:table-cell>
          <table:table-cell office:value-type="string" table:style-name="ce27">
            <text:p>Northern Trains</text:p>
          </table:table-cell>
          <table:table-cell office:value-type="float" office:value="1885485.2142857099" table:style-name="ce31">
            <text:p>1,885,485</text:p>
          </table:table-cell>
          <table:table-cell office:value-type="float" office:value="62.0900690474028" table:style-name="ce32">
            <text:p>62.1</text:p>
          </table:table-cell>
          <table:table-cell office:value-type="float" office:value="83.839074693656897" table:style-name="ce32">
            <text:p>83.8</text:p>
          </table:table-cell>
          <table:table-cell office:value-type="float" office:value="98.888529754353101" table:style-name="ce32">
            <text:p>98.9</text:p>
          </table:table-cell>
          <table:table-cell office:value-type="float" office:value="7343196" table:style-name="ce31">
            <text:p>7,343,196</text:p>
          </table:table-cell>
          <table:table-cell office:value-type="float" office:value="59.789347853441399" table:style-name="ce35">
            <text:p>59.8</text:p>
          </table:table-cell>
          <table:table-cell office:value-type="float" office:value="81.894572880800098" table:style-name="ce35">
            <text:p>81.9</text:p>
          </table:table-cell>
          <table:table-cell office:value-type="float" office:value="98.653243083801598" table:style-name="ce35">
            <text:p>98.7</text:p>
          </table:table-cell>
          <table:table-cell table:number-columns-repeated="16374" table:style-name="ce23"/>
        </table:table-row>
        <table:table-row table:style-name="ro3">
          <table:table-cell office:value-type="string" table:style-name="ce27">
            <text:p>Apr to Jun 2016</text:p>
          </table:table-cell>
          <table:table-cell office:value-type="string" table:style-name="ce27">
            <text:p>Northern Trains</text:p>
          </table:table-cell>
          <table:table-cell office:value-type="float" office:value="1993868.1428571399" table:style-name="ce31">
            <text:p>1,993,868</text:p>
          </table:table-cell>
          <table:table-cell office:value-type="float" office:value="65.9844106326847" table:style-name="ce32">
            <text:p>66.0</text:p>
          </table:table-cell>
          <table:table-cell office:value-type="float" office:value="86.382820342683502" table:style-name="ce32">
            <text:p>86.4</text:p>
          </table:table-cell>
          <table:table-cell office:value-type="float" office:value="99.044402348715195" table:style-name="ce32">
            <text:p>99.0</text:p>
          </table:table-cell>
          <table:table-cell office:value-type="float" office:value="7539351.07142857" table:style-name="ce31">
            <text:p>7,539,351</text:p>
          </table:table-cell>
          <table:table-cell office:value-type="float" office:value="60.5362175211839" table:style-name="ce35">
            <text:p>60.5</text:p>
          </table:table-cell>
          <table:table-cell office:value-type="float" office:value="82.352802436624998" table:style-name="ce35">
            <text:p>82.4</text:p>
          </table:table-cell>
          <table:table-cell office:value-type="float" office:value="98.686775477029201" table:style-name="ce35">
            <text:p>98.7</text:p>
          </table:table-cell>
          <table:table-cell table:number-columns-repeated="16374" table:style-name="ce23"/>
        </table:table-row>
        <table:table-row table:style-name="ro3">
          <table:table-cell office:value-type="string" table:style-name="ce27">
            <text:p>Jul to Sep 2016</text:p>
          </table:table-cell>
          <table:table-cell office:value-type="string" table:style-name="ce27">
            <text:p>Northern Trains</text:p>
          </table:table-cell>
          <table:table-cell office:value-type="float" office:value="2045214.3571428501" table:style-name="ce31">
            <text:p>2,045,214</text:p>
          </table:table-cell>
          <table:table-cell office:value-type="float" office:value="64.754847038213001" table:style-name="ce32">
            <text:p>64.8</text:p>
          </table:table-cell>
          <table:table-cell office:value-type="float" office:value="85.669219583375096" table:style-name="ce32">
            <text:p>85.7</text:p>
          </table:table-cell>
          <table:table-cell office:value-type="float" office:value="99.020995039954002" table:style-name="ce32">
            <text:p>99.0</text:p>
          </table:table-cell>
          <table:table-cell office:value-type="float" office:value="7756246.8928571399" table:style-name="ce31">
            <text:p>7,756,247</text:p>
          </table:table-cell>
          <table:table-cell office:value-type="float" office:value="61.319433796665002" table:style-name="ce35">
            <text:p>61.3</text:p>
          </table:table-cell>
          <table:table-cell office:value-type="float" office:value="82.912824281872702" table:style-name="ce35">
            <text:p>82.9</text:p>
          </table:table-cell>
          <table:table-cell office:value-type="float" office:value="98.745249180783603" table:style-name="ce35">
            <text:p>98.7</text:p>
          </table:table-cell>
          <table:table-cell table:number-columns-repeated="16374" table:style-name="ce23"/>
        </table:table-row>
        <table:table-row table:style-name="ro3">
          <table:table-cell office:value-type="string" table:style-name="ce27">
            <text:p>Oct to Dec 2016</text:p>
          </table:table-cell>
          <table:table-cell office:value-type="string" table:style-name="ce27">
            <text:p>Northern Trains</text:p>
          </table:table-cell>
          <table:table-cell office:value-type="float" office:value="2021650.25" table:style-name="ce31">
            <text:p>2,021,650</text:p>
          </table:table-cell>
          <table:table-cell office:value-type="float" office:value="54.998851981020302" table:style-name="ce32">
            <text:p>55.0</text:p>
          </table:table-cell>
          <table:table-cell office:value-type="float" office:value="78.356050247281104" table:style-name="ce32">
            <text:p>78.4</text:p>
          </table:table-cell>
          <table:table-cell office:value-type="float" office:value="98.4915470488951" table:style-name="ce32">
            <text:p>98.5</text:p>
          </table:table-cell>
          <table:table-cell office:value-type="float" office:value="7946217.9642857099" table:style-name="ce31">
            <text:p>7,946,218</text:p>
          </table:table-cell>
          <table:table-cell office:value-type="float" office:value="61.948981182660802" table:style-name="ce35">
            <text:p>61.9</text:p>
          </table:table-cell>
          <table:table-cell office:value-type="float" office:value="83.553426132826502" table:style-name="ce35">
            <text:p>83.6</text:p>
          </table:table-cell>
          <table:table-cell office:value-type="float" office:value="98.860736547251307" table:style-name="ce35">
            <text:p>98.9</text:p>
          </table:table-cell>
          <table:table-cell table:number-columns-repeated="16374" table:style-name="ce23"/>
        </table:table-row>
        <table:table-row table:style-name="ro3">
          <table:table-cell office:value-type="string" table:style-name="ce27">
            <text:p>Jan to Mar 2017</text:p>
          </table:table-cell>
          <table:table-cell office:value-type="string" table:style-name="ce27">
            <text:p>Northern Trains</text:p>
          </table:table-cell>
          <table:table-cell office:value-type="float" office:value="1953922.25" table:style-name="ce31">
            <text:p>1,953,922</text:p>
          </table:table-cell>
          <table:table-cell office:value-type="float" office:value="64.729955350065694" table:style-name="ce32">
            <text:p>64.7</text:p>
          </table:table-cell>
          <table:table-cell office:value-type="float" office:value="85.763392069464302" table:style-name="ce32">
            <text:p>85.8</text:p>
          </table:table-cell>
          <table:table-cell office:value-type="float" office:value="98.9794245907174" table:style-name="ce32">
            <text:p>99.0</text:p>
          </table:table-cell>
          <table:table-cell office:value-type="float" office:value="8014655" table:style-name="ce31">
            <text:p>8,014,655</text:p>
          </table:table-cell>
          <table:table-cell office:value-type="float" office:value="62.593773531112603" table:style-name="ce35">
            <text:p>62.6</text:p>
          </table:table-cell>
          <table:table-cell office:value-type="float" office:value="84.025001700010705" table:style-name="ce35">
            <text:p>84.0</text:p>
          </table:table-cell>
          <table:table-cell office:value-type="float" office:value="98.883133459893102" table:style-name="ce35">
            <text:p>98.9</text:p>
          </table:table-cell>
          <table:table-cell table:number-columns-repeated="16374" table:style-name="ce23"/>
        </table:table-row>
        <table:table-row table:style-name="ro3">
          <table:table-cell office:value-type="string" table:style-name="ce27">
            <text:p>Apr to Jun 2017</text:p>
          </table:table-cell>
          <table:table-cell office:value-type="string" table:style-name="ce27">
            <text:p>Northern Trains</text:p>
          </table:table-cell>
          <table:table-cell office:value-type="float" office:value="2020300.7142857099" table:style-name="ce31">
            <text:p>2,020,301</text:p>
          </table:table-cell>
          <table:table-cell office:value-type="float" office:value="65.365311599652202" table:style-name="ce32">
            <text:p>65.4</text:p>
          </table:table-cell>
          <table:table-cell office:value-type="float" office:value="85.792691399194098" table:style-name="ce32">
            <text:p>85.8</text:p>
          </table:table-cell>
          <table:table-cell office:value-type="float" office:value="98.880895029417402" table:style-name="ce32">
            <text:p>98.9</text:p>
          </table:table-cell>
          <table:table-cell office:value-type="float" office:value="8041087.57142857" table:style-name="ce31">
            <text:p>8,041,088</text:p>
          </table:table-cell>
          <table:table-cell office:value-type="float" office:value="62.4493722979512" table:style-name="ce35">
            <text:p>62.4</text:p>
          </table:table-cell>
          <table:table-cell office:value-type="float" office:value="83.884484051579804" table:style-name="ce35">
            <text:p>83.9</text:p>
          </table:table-cell>
          <table:table-cell office:value-type="float" office:value="98.842582825461093" table:style-name="ce35">
            <text:p>98.8</text:p>
          </table:table-cell>
          <table:table-cell table:number-columns-repeated="16374" table:style-name="ce1"/>
        </table:table-row>
        <table:table-row table:style-name="ro3">
          <table:table-cell office:value-type="string" table:style-name="ce27">
            <text:p>Jul to Sep 2017</text:p>
          </table:table-cell>
          <table:table-cell office:value-type="string" table:style-name="ce27">
            <text:p>Northern Trains</text:p>
          </table:table-cell>
          <table:table-cell office:value-type="float" office:value="2010980.2857142801" table:style-name="ce31">
            <text:p>2,010,980</text:p>
          </table:table-cell>
          <table:table-cell office:value-type="float" office:value="62.676752816075002" table:style-name="ce32">
            <text:p>62.7</text:p>
          </table:table-cell>
          <table:table-cell office:value-type="float" office:value="84.222240013434799" table:style-name="ce32">
            <text:p>84.2</text:p>
          </table:table-cell>
          <table:table-cell office:value-type="float" office:value="98.915866334414503" table:style-name="ce32">
            <text:p>98.9</text:p>
          </table:table-cell>
          <table:table-cell office:value-type="float" office:value="8006853.5" table:style-name="ce31">
            <text:p>8,006,854</text:p>
          </table:table-cell>
          <table:table-cell office:value-type="float" office:value="61.917586334899497" table:style-name="ce35">
            <text:p>61.9</text:p>
          </table:table-cell>
          <table:table-cell office:value-type="float" office:value="83.513433656732701" table:style-name="ce35">
            <text:p>83.5</text:p>
          </table:table-cell>
          <table:table-cell office:value-type="float" office:value="98.815416157456298" table:style-name="ce35">
            <text:p>98.8</text:p>
          </table:table-cell>
          <table:table-cell table:number-columns-repeated="16374" table:style-name="ce1"/>
        </table:table-row>
        <table:table-row table:style-name="ro3">
          <table:table-cell office:value-type="string" table:style-name="ce27">
            <text:p>Oct to Dec 2017</text:p>
          </table:table-cell>
          <table:table-cell office:value-type="string" table:style-name="ce27">
            <text:p>Northern Trains</text:p>
          </table:table-cell>
          <table:table-cell office:value-type="float" office:value="1998030.7142857099" table:style-name="ce31">
            <text:p>1,998,031</text:p>
          </table:table-cell>
          <table:table-cell office:value-type="float" office:value="50.335337330364197" table:style-name="ce32">
            <text:p>50.3</text:p>
          </table:table-cell>
          <table:table-cell office:value-type="float" office:value="74.204000153007797" table:style-name="ce32">
            <text:p>74.2</text:p>
          </table:table-cell>
          <table:table-cell office:value-type="float" office:value="97.812331642263402" table:style-name="ce32">
            <text:p>97.8</text:p>
          </table:table-cell>
          <table:table-cell office:value-type="float" office:value="7983233.9642857099" table:style-name="ce31">
            <text:p>7,983,234</text:p>
          </table:table-cell>
          <table:table-cell office:value-type="float" office:value="60.770879592203897" table:style-name="ce35">
            <text:p>60.8</text:p>
          </table:table-cell>
          <table:table-cell office:value-type="float" office:value="82.489524217206394" table:style-name="ce35">
            <text:p>82.5</text:p>
          </table:table-cell>
          <table:table-cell office:value-type="float" office:value="98.646381451455298" table:style-name="ce35">
            <text:p>98.6</text:p>
          </table:table-cell>
          <table:table-cell table:number-columns-repeated="16374" table:style-name="ce1"/>
        </table:table-row>
        <table:table-row table:style-name="ro3">
          <table:table-cell office:value-type="string" table:style-name="ce27">
            <text:p>Jan to Mar 2018</text:p>
          </table:table-cell>
          <table:table-cell office:value-type="string" table:style-name="ce27">
            <text:p>Northern Trains</text:p>
          </table:table-cell>
          <table:table-cell office:value-type="float" office:value="1883216.2857142801" table:style-name="ce31">
            <text:p>1,883,216</text:p>
          </table:table-cell>
          <table:table-cell office:value-type="float" office:value="58.597066538294598" table:style-name="ce32">
            <text:p>58.6</text:p>
          </table:table-cell>
          <table:table-cell office:value-type="float" office:value="81.167537542535499" table:style-name="ce32">
            <text:p>81.2</text:p>
          </table:table-cell>
          <table:table-cell office:value-type="float" office:value="98.411934172798894" table:style-name="ce32">
            <text:p>98.4</text:p>
          </table:table-cell>
          <table:table-cell office:value-type="float" office:value="7912528" table:style-name="ce31">
            <text:p>7,912,528</text:p>
          </table:table-cell>
          <table:table-cell office:value-type="float" office:value="59.275847112326097" table:style-name="ce35">
            <text:p>59.3</text:p>
          </table:table-cell>
          <table:table-cell office:value-type="float" office:value="81.366435606926103" table:style-name="ce35">
            <text:p>81.4</text:p>
          </table:table-cell>
          <table:table-cell office:value-type="float" office:value="98.508340191655506" table:style-name="ce35">
            <text:p>98.5</text:p>
          </table:table-cell>
          <table:table-cell table:number-columns-repeated="16374" table:style-name="ce1"/>
        </table:table-row>
        <table:table-row table:style-name="ro3">
          <table:table-cell office:value-type="string" table:style-name="ce27">
            <text:p>Apr to Jun 2018</text:p>
          </table:table-cell>
          <table:table-cell office:value-type="string" table:style-name="ce27">
            <text:p>Northern Trains</text:p>
          </table:table-cell>
          <table:table-cell office:value-type="float" office:value="1927345" table:style-name="ce31">
            <text:p>1,927,345</text:p>
          </table:table-cell>
          <table:table-cell office:value-type="float" office:value="55.336589972215599" table:style-name="ce32">
            <text:p>55.3</text:p>
          </table:table-cell>
          <table:table-cell office:value-type="float" office:value="76.711278987415298" table:style-name="ce32">
            <text:p>76.7</text:p>
          </table:table-cell>
          <table:table-cell office:value-type="float" office:value="97.085329818999696" table:style-name="ce32">
            <text:p>97.1</text:p>
          </table:table-cell>
          <table:table-cell office:value-type="float" office:value="7819572.2857142799" table:style-name="ce31">
            <text:p>7,819,572</text:p>
          </table:table-cell>
          <table:table-cell office:value-type="float" office:value="56.731608594010403" table:style-name="ce35">
            <text:p>56.7</text:p>
          </table:table-cell>
          <table:table-cell office:value-type="float" office:value="79.075458566367303" table:style-name="ce35">
            <text:p>79.1</text:p>
          </table:table-cell>
          <table:table-cell office:value-type="float" office:value="98.0613458288164" table:style-name="ce35">
            <text:p>98.1</text:p>
          </table:table-cell>
          <table:table-cell table:number-columns-repeated="16374" table:style-name="ce1"/>
        </table:table-row>
        <table:table-row table:style-name="ro3">
          <table:table-cell office:value-type="string" table:style-name="ce27">
            <text:p>Jul to Sep 2018</text:p>
          </table:table-cell>
          <table:table-cell office:value-type="string" table:style-name="ce27">
            <text:p>Northern Trains</text:p>
          </table:table-cell>
          <table:table-cell office:value-type="float" office:value="2026236.2857142801" table:style-name="ce31">
            <text:p>2,026,236</text:p>
          </table:table-cell>
          <table:table-cell office:value-type="float" office:value="53.315984371869199" table:style-name="ce32">
            <text:p>53.3</text:p>
          </table:table-cell>
          <table:table-cell office:value-type="float" office:value="74.903699004501902" table:style-name="ce32">
            <text:p>74.9</text:p>
          </table:table-cell>
          <table:table-cell office:value-type="float" office:value="97.486913456856698" table:style-name="ce32">
            <text:p>97.5</text:p>
          </table:table-cell>
          <table:table-cell office:value-type="float" office:value="7834828.2857142799" table:style-name="ce31">
            <text:p>7,834,828</text:p>
          </table:table-cell>
          <table:table-cell office:value-type="float" office:value="54.322311430729101" table:style-name="ce35">
            <text:p>54.3</text:p>
          </table:table-cell>
          <table:table-cell office:value-type="float" office:value="76.675527650364401" table:style-name="ce35">
            <text:p>76.7</text:p>
          </table:table-cell>
          <table:table-cell office:value-type="float" office:value="97.693455238092696" table:style-name="ce35">
            <text:p>97.7</text:p>
          </table:table-cell>
          <table:table-cell table:number-columns-repeated="16374" table:style-name="ce1"/>
        </table:table-row>
        <table:table-row table:style-name="ro3">
          <table:table-cell office:value-type="string" table:style-name="ce27">
            <text:p>Oct to Dec 2018</text:p>
          </table:table-cell>
          <table:table-cell office:value-type="string" table:style-name="ce27">
            <text:p>Northern Trains</text:p>
          </table:table-cell>
          <table:table-cell office:value-type="float" office:value="1919626.9642857099" table:style-name="ce31">
            <text:p>1,919,627</text:p>
          </table:table-cell>
          <table:table-cell office:value-type="float" office:value="45.347850786857599" table:style-name="ce32">
            <text:p>45.3</text:p>
          </table:table-cell>
          <table:table-cell office:value-type="float" office:value="67.904703583127301" table:style-name="ce32">
            <text:p>67.9</text:p>
          </table:table-cell>
          <table:table-cell office:value-type="float" office:value="96.678179010040097" table:style-name="ce32">
            <text:p>96.7</text:p>
          </table:table-cell>
          <table:table-cell office:value-type="float" office:value="7756424.5357142799" table:style-name="ce31">
            <text:p>7,756,425</text:p>
          </table:table-cell>
          <table:table-cell office:value-type="float" office:value="53.128266431043798" table:style-name="ce35">
            <text:p>53.1</text:p>
          </table:table-cell>
          <table:table-cell office:value-type="float" office:value="75.141506082467004" table:style-name="ce35">
            <text:p>75.1</text:p>
          </table:table-cell>
          <table:table-cell office:value-type="float" office:value="97.411563714461195" table:style-name="ce35">
            <text:p>97.4</text:p>
          </table:table-cell>
          <table:table-cell table:number-columns-repeated="16374" table:style-name="ce1"/>
        </table:table-row>
        <table:table-row table:style-name="ro3">
          <table:table-cell office:value-type="string" table:style-name="ce27">
            <text:p>Jan to Mar 2019</text:p>
          </table:table-cell>
          <table:table-cell office:value-type="string" table:style-name="ce27">
            <text:p>Northern Trains</text:p>
          </table:table-cell>
          <table:table-cell office:value-type="float" office:value="2138991.75" table:style-name="ce31">
            <text:p>2,138,992</text:p>
          </table:table-cell>
          <table:table-cell office:value-type="float" office:value="59.3435485266765" table:style-name="ce32">
            <text:p>59.3</text:p>
          </table:table-cell>
          <table:table-cell office:value-type="float" office:value="80.960063143234194" table:style-name="ce32">
            <text:p>81.0</text:p>
          </table:table-cell>
          <table:table-cell office:value-type="float" office:value="98.600433725709394" table:style-name="ce32">
            <text:p>98.6</text:p>
          </table:table-cell>
          <table:table-cell office:value-type="float" office:value="8012200" table:style-name="ce31">
            <text:p>8,012,200</text:p>
          </table:table-cell>
          <table:table-cell office:value-type="float" office:value="53.502134245275897" table:style-name="ce35">
            <text:p>53.5</text:p>
          </table:table-cell>
          <table:table-cell office:value-type="float" office:value="75.278487806095697" table:style-name="ce35">
            <text:p>75.3</text:p>
          </table:table-cell>
          <table:table-cell office:value-type="float" office:value="97.493821921569605" table:style-name="ce35">
            <text:p>97.5</text:p>
          </table:table-cell>
          <table:table-cell table:number-columns-repeated="16374" table:style-name="ce1"/>
        </table:table-row>
        <table:table-row table:style-name="ro3">
          <table:table-cell office:value-type="string" table:style-name="ce27">
            <text:p>Apr to Jun 2019</text:p>
          </table:table-cell>
          <table:table-cell office:value-type="string" table:style-name="ce27">
            <text:p>Northern Trains</text:p>
          </table:table-cell>
          <table:table-cell office:value-type="float" office:value="2356999.8571428498" table:style-name="ce31">
            <text:p>2,357,000</text:p>
          </table:table-cell>
          <table:table-cell office:value-type="float" office:value="61.342363860983298" table:style-name="ce32">
            <text:p>61.3</text:p>
          </table:table-cell>
          <table:table-cell office:value-type="float" office:value="82.274954983632597" table:style-name="ce32">
            <text:p>82.3</text:p>
          </table:table-cell>
          <table:table-cell office:value-type="float" office:value="98.694514739954798" table:style-name="ce32">
            <text:p>98.7</text:p>
          </table:table-cell>
          <table:table-cell office:value-type="float" office:value="8441854.8571428508" table:style-name="ce31">
            <text:p>8,441,855</text:p>
          </table:table-cell>
          <table:table-cell office:value-type="float" office:value="55.2723365602928" table:style-name="ce35">
            <text:p>55.3</text:p>
          </table:table-cell>
          <table:table-cell office:value-type="float" office:value="76.904811576277794" table:style-name="ce35">
            <text:p>76.9</text:p>
          </table:table-cell>
          <table:table-cell office:value-type="float" office:value="97.922322301408897" table:style-name="ce35">
            <text:p>97.9</text:p>
          </table:table-cell>
          <table:table-cell table:number-columns-repeated="16374" table:style-name="ce1"/>
        </table:table-row>
        <table:table-row table:style-name="ro3">
          <table:table-cell office:value-type="string" table:style-name="ce27">
            <text:p>Jul to Sep 2019</text:p>
          </table:table-cell>
          <table:table-cell office:value-type="string" table:style-name="ce27">
            <text:p>Northern Trains</text:p>
          </table:table-cell>
          <table:table-cell office:value-type="float" office:value="2363753.4285714198" table:style-name="ce31">
            <text:p>2,363,753</text:p>
          </table:table-cell>
          <table:table-cell office:value-type="float" office:value="55.344532551558103" table:style-name="ce32">
            <text:p>55.3</text:p>
          </table:table-cell>
          <table:table-cell office:value-type="float" office:value="76.849742727577194" table:style-name="ce32">
            <text:p>76.8</text:p>
          </table:table-cell>
          <table:table-cell office:value-type="float" office:value="97.8331375390012" table:style-name="ce32">
            <text:p>97.8</text:p>
          </table:table-cell>
          <table:table-cell office:value-type="float" office:value="8779372" table:style-name="ce31">
            <text:p>8,779,372</text:p>
          </table:table-cell>
          <table:table-cell office:value-type="float" office:value="55.743291124435103" table:style-name="ce35">
            <text:p>55.7</text:p>
          </table:table-cell>
          <table:table-cell office:value-type="float" office:value="77.351831901286005" table:style-name="ce35">
            <text:p>77.4</text:p>
          </table:table-cell>
          <table:table-cell office:value-type="float" office:value="97.998800483679204" table:style-name="ce35">
            <text:p>98.0</text:p>
          </table:table-cell>
          <table:table-cell table:number-columns-repeated="16374" table:style-name="ce1"/>
        </table:table-row>
        <table:table-row table:style-name="ro3">
          <table:table-cell office:value-type="string" table:style-name="ce27">
            <text:p>Oct to Dec 2019</text:p>
          </table:table-cell>
          <table:table-cell office:value-type="string" table:style-name="ce27">
            <text:p>Northern Trains</text:p>
          </table:table-cell>
          <table:table-cell office:value-type="float" office:value="2220242.1428571399" table:style-name="ce31">
            <text:p>2,220,242</text:p>
          </table:table-cell>
          <table:table-cell office:value-type="float" office:value="45.719363299820202" table:style-name="ce32">
            <text:p>45.7</text:p>
          </table:table-cell>
          <table:table-cell office:value-type="float" office:value="67.532814149293202" table:style-name="ce32">
            <text:p>67.5</text:p>
          </table:table-cell>
          <table:table-cell office:value-type="float" office:value="95.909236412115902" table:style-name="ce32">
            <text:p>95.9</text:p>
          </table:table-cell>
          <table:table-cell office:value-type="float" office:value="9079987.1785714291" table:style-name="ce31">
            <text:p>9,079,987</text:p>
          </table:table-cell>
          <table:table-cell office:value-type="float" office:value="55.489967042551001" table:style-name="ce35">
            <text:p>55.5</text:p>
          </table:table-cell>
          <table:table-cell office:value-type="float" office:value="76.948127062529906" table:style-name="ce35">
            <text:p>76.9</text:p>
          </table:table-cell>
          <table:table-cell office:value-type="float" office:value="97.7670559250042" table:style-name="ce35">
            <text:p>97.8</text:p>
          </table:table-cell>
          <table:table-cell table:number-columns-repeated="16374" table:style-name="ce1"/>
        </table:table-row>
        <table:table-row table:style-name="ro3">
          <table:table-cell office:value-type="string" table:style-name="ce27">
            <text:p>Jan to Mar 2020</text:p>
          </table:table-cell>
          <table:table-cell office:value-type="string" table:style-name="ce27">
            <text:p>Northern Trains</text:p>
          </table:table-cell>
          <table:table-cell office:value-type="float" office:value="2132121.57142857" table:style-name="ce31">
            <text:p>2,132,122</text:p>
          </table:table-cell>
          <table:table-cell office:value-type="float" office:value="58.130865092053497" table:style-name="ce32">
            <text:p>58.1</text:p>
          </table:table-cell>
          <table:table-cell office:value-type="float" office:value="78.442243745012902" table:style-name="ce32">
            <text:p>78.4</text:p>
          </table:table-cell>
          <table:table-cell office:value-type="float" office:value="97.874015626688603" table:style-name="ce32">
            <text:p>97.9</text:p>
          </table:table-cell>
          <table:table-cell office:value-type="float" office:value="9073117" table:style-name="ce31">
            <text:p>9,073,117</text:p>
          </table:table-cell>
          <table:table-cell office:value-type="float" office:value="55.202076640254901" table:style-name="ce35">
            <text:p>55.2</text:p>
          </table:table-cell>
          <table:table-cell office:value-type="float" office:value="76.353418566078204" table:style-name="ce35">
            <text:p>76.4</text:p>
          </table:table-cell>
          <table:table-cell office:value-type="float" office:value="97.595721514447504" table:style-name="ce35">
            <text:p>97.6</text:p>
          </table:table-cell>
          <table:table-cell table:number-columns-repeated="16374" table:style-name="ce1"/>
        </table:table-row>
        <table:table-row table:style-name="ro3">
          <table:table-cell office:value-type="string" table:style-name="ce27">
            <text:p>Apr to Jun 2020</text:p>
          </table:table-cell>
          <table:table-cell office:value-type="string" table:style-name="ce27">
            <text:p>Northern Trains</text:p>
          </table:table-cell>
          <table:table-cell office:value-type="float" office:value="1369926.42857142" table:style-name="ce31">
            <text:p>1,369,926</text:p>
          </table:table-cell>
          <table:table-cell office:value-type="float" office:value="84.342840100380698" table:style-name="ce32">
            <text:p>84.3</text:p>
          </table:table-cell>
          <table:table-cell office:value-type="float" office:value="94.553813369539597" table:style-name="ce32">
            <text:p>94.6</text:p>
          </table:table-cell>
          <table:table-cell office:value-type="float" office:value="99.246505417131303" table:style-name="ce32">
            <text:p>99.2</text:p>
          </table:table-cell>
          <table:table-cell office:value-type="float" office:value="8086043.57142857" table:style-name="ce31">
            <text:p>8,086,044</text:p>
          </table:table-cell>
          <table:table-cell office:value-type="float" office:value="58.349233304191401" table:style-name="ce35">
            <text:p>58.3</text:p>
          </table:table-cell>
          <table:table-cell office:value-type="float" office:value="77.710836599322207" table:style-name="ce35">
            <text:p>77.7</text:p>
          </table:table-cell>
          <table:table-cell office:value-type="float" office:value="97.5551079589426" table:style-name="ce35">
            <text:p>97.6</text:p>
          </table:table-cell>
          <table:table-cell table:number-columns-repeated="16374" table:style-name="ce1"/>
        </table:table-row>
        <table:table-row table:style-name="ro3">
          <table:table-cell office:value-type="string" table:style-name="ce27">
            <text:p>Jul to Sep 2020</text:p>
          </table:table-cell>
          <table:table-cell office:value-type="string" table:style-name="ce27">
            <text:p>Northern Trains</text:p>
          </table:table-cell>
          <table:table-cell office:value-type="float" office:value="1791432.57142857" table:style-name="ce31">
            <text:p>1,791,433</text:p>
          </table:table-cell>
          <table:table-cell office:value-type="float" office:value="76.254123993981494" table:style-name="ce32">
            <text:p>76.3</text:p>
          </table:table-cell>
          <table:table-cell office:value-type="float" office:value="91.431165464702204" table:style-name="ce32">
            <text:p>91.4</text:p>
          </table:table-cell>
          <table:table-cell office:value-type="float" office:value="99.130476423178607" table:style-name="ce32">
            <text:p>99.1</text:p>
          </table:table-cell>
          <table:table-cell office:value-type="float" office:value="7513722.7142857099" table:style-name="ce31">
            <text:p>7,513,723</text:p>
          </table:table-cell>
          <table:table-cell office:value-type="float" office:value="63.563396451433697" table:style-name="ce35">
            <text:p>63.6</text:p>
          </table:table-cell>
          <table:table-cell office:value-type="float" office:value="81.252949959615705" table:style-name="ce35">
            <text:p>81.3</text:p>
          </table:table-cell>
          <table:table-cell office:value-type="float" office:value="97.843243825549706" table:style-name="ce35">
            <text:p>97.8</text:p>
          </table:table-cell>
          <table:table-cell table:number-columns-repeated="16374" table:style-name="ce1"/>
        </table:table-row>
        <table:table-row table:style-name="ro3">
          <table:table-cell office:value-type="string" table:style-name="ce27">
            <text:p>Oct to Dec 2020</text:p>
          </table:table-cell>
          <table:table-cell office:value-type="string" table:style-name="ce27">
            <text:p>Northern Trains</text:p>
          </table:table-cell>
          <table:table-cell office:value-type="float" office:value="2135989.0357142799" table:style-name="ce31">
            <text:p>2,135,989</text:p>
          </table:table-cell>
          <table:table-cell office:value-type="float" office:value="69.370893473520198" table:style-name="ce32">
            <text:p>69.4</text:p>
          </table:table-cell>
          <table:table-cell office:value-type="float" office:value="87.7694613634403" table:style-name="ce32">
            <text:p>87.8</text:p>
          </table:table-cell>
          <table:table-cell office:value-type="float" office:value="98.933775960895105" table:style-name="ce32">
            <text:p>98.9</text:p>
          </table:table-cell>
          <table:table-cell office:value-type="float" office:value="7429469.6071428498" table:style-name="ce31">
            <text:p>7,429,470</text:p>
          </table:table-cell>
          <table:table-cell office:value-type="float" office:value="70.565622332518998" table:style-name="ce35">
            <text:p>70.6</text:p>
          </table:table-cell>
          <table:table-cell office:value-type="float" office:value="87.226622777229593" table:style-name="ce35">
            <text:p>87.2</text:p>
          </table:table-cell>
          <table:table-cell office:value-type="float" office:value="98.734738077269597" table:style-name="ce35">
            <text:p>98.7</text:p>
          </table:table-cell>
          <table:table-cell table:number-columns-repeated="16374" table:style-name="ce1"/>
        </table:table-row>
        <table:table-row table:style-name="ro3">
          <table:table-cell office:value-type="string" table:style-name="ce27">
            <text:p>Jan to Mar 2021</text:p>
          </table:table-cell>
          <table:table-cell office:value-type="string" table:style-name="ce27">
            <text:p>Northern Trains</text:p>
          </table:table-cell>
          <table:table-cell office:value-type="float" office:value="1761278.9642857099" table:style-name="ce31">
            <text:p>1,761,279</text:p>
          </table:table-cell>
          <table:table-cell office:value-type="float" office:value="78.5301067035073" table:style-name="ce32">
            <text:p>78.5</text:p>
          </table:table-cell>
          <table:table-cell office:value-type="float" office:value="92.127005677753104" table:style-name="ce32">
            <text:p>92.1</text:p>
          </table:table-cell>
          <table:table-cell office:value-type="float" office:value="99.100067521955495" table:style-name="ce32">
            <text:p>99.1</text:p>
          </table:table-cell>
          <table:table-cell office:value-type="float" office:value="7058627" table:style-name="ce31">
            <text:p>7,058,627</text:p>
          </table:table-cell>
          <table:table-cell office:value-type="float" office:value="76.308962068685602" table:style-name="ce35">
            <text:p>76.3</text:p>
          </table:table-cell>
          <table:table-cell office:value-type="float" office:value="91.102773953064798" table:style-name="ce35">
            <text:p>91.1</text:p>
          </table:table-cell>
          <table:table-cell office:value-type="float" office:value="99.085884549502296" table:style-name="ce35">
            <text:p>99.1</text:p>
          </table:table-cell>
          <table:table-cell table:number-columns-repeated="16374" table:style-name="ce1"/>
        </table:table-row>
        <table:table-row table:style-name="ro3">
          <table:table-cell office:value-type="string" table:style-name="ce27">
            <text:p>Apr to Jun 2021</text:p>
          </table:table-cell>
          <table:table-cell office:value-type="string" table:style-name="ce27">
            <text:p>Northern Trains</text:p>
          </table:table-cell>
          <table:table-cell office:value-type="float" office:value="1978711.57142857" table:style-name="ce31">
            <text:p>1,978,712</text:p>
          </table:table-cell>
          <table:table-cell office:value-type="float" office:value="75.033905540697802" table:style-name="ce32">
            <text:p>75.0</text:p>
          </table:table-cell>
          <table:table-cell office:value-type="float" office:value="90.651817369469995" table:style-name="ce32">
            <text:p>90.7</text:p>
          </table:table-cell>
          <table:table-cell office:value-type="float" office:value="99.129050859285698" table:style-name="ce32">
            <text:p>99.1</text:p>
          </table:table-cell>
          <table:table-cell office:value-type="float" office:value="7667412.1428571399" table:style-name="ce31">
            <text:p>7,667,412</text:p>
          </table:table-cell>
          <table:table-cell office:value-type="float" office:value="74.544508731154096" table:style-name="ce35">
            <text:p>74.5</text:p>
          </table:table-cell>
          <table:table-cell office:value-type="float" office:value="90.3698039485663" table:style-name="ce35">
            <text:p>90.4</text:p>
          </table:table-cell>
          <table:table-cell office:value-type="float" office:value="99.068326461796502" table:style-name="ce35">
            <text:p>99.1</text:p>
          </table:table-cell>
          <table:table-cell table:number-columns-repeated="16374" table:style-name="ce1"/>
        </table:table-row>
        <table:table-row table:style-name="ro3">
          <table:table-cell office:value-type="string" table:style-name="ce27">
            <text:p>Jul to Sep 2021</text:p>
          </table:table-cell>
          <table:table-cell office:value-type="string" table:style-name="ce27">
            <text:p>Northern Trains</text:p>
          </table:table-cell>
          <table:table-cell office:value-type="float" office:value="2199353.2857142799" table:style-name="ce31">
            <text:p>2,199,353</text:p>
          </table:table-cell>
          <table:table-cell office:value-type="float" office:value="70.906804876992098" table:style-name="ce32">
            <text:p>70.9</text:p>
          </table:table-cell>
          <table:table-cell office:value-type="float" office:value="88.338864288222894" table:style-name="ce32">
            <text:p>88.3</text:p>
          </table:table-cell>
          <table:table-cell office:value-type="float" office:value="98.855364820554698" table:style-name="ce32">
            <text:p>98.9</text:p>
          </table:table-cell>
          <table:table-cell office:value-type="float" office:value="8075332.8571428498" table:style-name="ce31">
            <text:p>8,075,333</text:p>
          </table:table-cell>
          <table:table-cell office:value-type="float" office:value="73.174502492864903" table:style-name="ce35">
            <text:p>73.2</text:p>
          </table:table-cell>
          <table:table-cell office:value-type="float" office:value="89.581215847272404" table:style-name="ce35">
            <text:p>89.6</text:p>
          </table:table-cell>
          <table:table-cell office:value-type="float" office:value="98.996538046286602" table:style-name="ce35">
            <text:p>99.0</text:p>
          </table:table-cell>
          <table:table-cell table:number-columns-repeated="16374" table:style-name="ce1"/>
        </table:table-row>
        <table:table-row table:style-name="ro3">
          <table:table-cell office:value-type="string" table:style-name="ce27">
            <text:p>Oct to Dec 2021</text:p>
          </table:table-cell>
          <table:table-cell office:value-type="string" table:style-name="ce27">
            <text:p>Northern Trains</text:p>
          </table:table-cell>
          <table:table-cell office:value-type="float" office:value="2129355.7142857099" table:style-name="ce31">
            <text:p>2,129,356</text:p>
          </table:table-cell>
          <table:table-cell office:value-type="float" office:value="57.242472404463001" table:style-name="ce32">
            <text:p>57.2</text:p>
          </table:table-cell>
          <table:table-cell office:value-type="float" office:value="78.694943943473106" table:style-name="ce32">
            <text:p>78.7</text:p>
          </table:table-cell>
          <table:table-cell office:value-type="float" office:value="97.659828693991201" table:style-name="ce32">
            <text:p>97.7</text:p>
          </table:table-cell>
          <table:table-cell office:value-type="float" office:value="8068699.5357142799" table:style-name="ce31">
            <text:p>8,068,700</text:p>
          </table:table-cell>
          <table:table-cell office:value-type="float" office:value="69.976900198561296" table:style-name="ce35">
            <text:p>70.0</text:p>
          </table:table-cell>
          <table:table-cell office:value-type="float" office:value="87.187911017011203" table:style-name="ce35">
            <text:p>87.2</text:p>
          </table:table-cell>
          <table:table-cell office:value-type="float" office:value="98.660390869236707" table:style-name="ce35">
            <text:p>98.7</text:p>
          </table:table-cell>
          <table:table-cell table:number-columns-repeated="16374" table:style-name="ce1"/>
        </table:table-row>
        <table:table-row table:style-name="ro3">
          <table:table-cell office:value-type="string" table:style-name="ce27">
            <text:p>Jan to Mar 2022</text:p>
          </table:table-cell>
          <table:table-cell office:value-type="string" table:style-name="ce27">
            <text:p>Northern Trains</text:p>
          </table:table-cell>
          <table:table-cell office:value-type="float" office:value="1967712.42857142" table:style-name="ce31">
            <text:p>1,967,712</text:p>
          </table:table-cell>
          <table:table-cell office:value-type="float" office:value="65.541204590943707" table:style-name="ce32">
            <text:p>65.5</text:p>
          </table:table-cell>
          <table:table-cell office:value-type="float" office:value="84.853303549654797" table:style-name="ce32">
            <text:p>84.9</text:p>
          </table:table-cell>
          <table:table-cell office:value-type="float" office:value="98.333024417694006" table:style-name="ce32">
            <text:p>98.3</text:p>
          </table:table-cell>
          <table:table-cell office:value-type="float" office:value="8275133" table:style-name="ce31">
            <text:p>8,275,133</text:p>
          </table:table-cell>
          <table:table-cell office:value-type="float" office:value="67.101688879199799" table:style-name="ce35">
            <text:p>67.1</text:p>
          </table:table-cell>
          <table:table-cell office:value-type="float" office:value="85.581536876809096" table:style-name="ce35">
            <text:p>85.6</text:p>
          </table:table-cell>
          <table:table-cell office:value-type="float" office:value="98.488966884278398" table:style-name="ce35">
            <text:p>98.5</text:p>
          </table:table-cell>
          <table:table-cell table:number-columns-repeated="16374" table:style-name="ce1"/>
        </table:table-row>
        <table:table-row table:style-name="ro3">
          <table:table-cell office:value-type="string" table:style-name="ce27">
            <text:p>Apr to Jun 2022</text:p>
          </table:table-cell>
          <table:table-cell office:value-type="string" table:style-name="ce27">
            <text:p>Northern Trains</text:p>
          </table:table-cell>
          <table:table-cell office:value-type="float" office:value="1942197.3571428501" table:style-name="ce31">
            <text:p>1,942,197</text:p>
          </table:table-cell>
          <table:table-cell office:value-type="float" office:value="65.465818300133705" table:style-name="ce32">
            <text:p>65.5</text:p>
          </table:table-cell>
          <table:table-cell office:value-type="float" office:value="84.554852322459595" table:style-name="ce32">
            <text:p>84.6</text:p>
          </table:table-cell>
          <table:table-cell office:value-type="float" office:value="98.383870287126499" table:style-name="ce32">
            <text:p>98.4</text:p>
          </table:table-cell>
          <table:table-cell office:value-type="float" office:value="8238618.7857142799" table:style-name="ce31">
            <text:p>8,238,619</text:p>
          </table:table-cell>
          <table:table-cell office:value-type="float" office:value="64.810922319737301" table:style-name="ce35">
            <text:p>64.8</text:p>
          </table:table-cell>
          <table:table-cell office:value-type="float" office:value="84.121747678873604" table:style-name="ce35">
            <text:p>84.1</text:p>
          </table:table-cell>
          <table:table-cell office:value-type="float" office:value="98.310458818846897" table:style-name="ce35">
            <text:p>98.3</text:p>
          </table:table-cell>
          <table:table-cell table:number-columns-repeated="16374" table:style-name="ce1"/>
        </table:table-row>
        <table:table-row table:style-name="ro3">
          <table:table-cell office:value-type="string" table:style-name="ce27">
            <text:p>Jul to Sep 2022</text:p>
          </table:table-cell>
          <table:table-cell office:value-type="string" table:style-name="ce27">
            <text:p>Northern Trains</text:p>
          </table:table-cell>
          <table:table-cell office:value-type="float" office:value="1885482.8928571399" table:style-name="ce31">
            <text:p>1,885,483</text:p>
          </table:table-cell>
          <table:table-cell office:value-type="float" office:value="61.9891387808742" table:style-name="ce32">
            <text:p>62.0</text:p>
          </table:table-cell>
          <table:table-cell office:value-type="float" office:value="81.776754386205795" table:style-name="ce32">
            <text:p>81.8</text:p>
          </table:table-cell>
          <table:table-cell office:value-type="float" office:value="97.950748539768696" table:style-name="ce32">
            <text:p>98.0</text:p>
          </table:table-cell>
          <table:table-cell office:value-type="float" office:value="7924748.3928571399" table:style-name="ce31">
            <text:p>7,924,748</text:p>
          </table:table-cell>
          <table:table-cell office:value-type="float" office:value="62.447765410127602" table:style-name="ce35">
            <text:p>62.4</text:p>
          </table:table-cell>
          <table:table-cell office:value-type="float" office:value="82.393443721545793" table:style-name="ce35">
            <text:p>82.4</text:p>
          </table:table-cell>
          <table:table-cell office:value-type="float" office:value="98.073647719009301" table:style-name="ce35">
            <text:p>98.1</text:p>
          </table:table-cell>
          <table:table-cell table:number-columns-repeated="16374" table:style-name="ce1"/>
        </table:table-row>
        <table:table-row table:style-name="ro3">
          <table:table-cell office:value-type="string" table:style-name="ce27">
            <text:p>Oct to Dec 2022</text:p>
          </table:table-cell>
          <table:table-cell office:value-type="string" table:style-name="ce27">
            <text:p>Northern Trains</text:p>
          </table:table-cell>
          <table:table-cell office:value-type="float" office:value="1639364" table:style-name="ce31">
            <text:p>1,639,364</text:p>
          </table:table-cell>
          <table:table-cell office:value-type="float" office:value="50.748964232470598" table:style-name="ce32">
            <text:p>50.7</text:p>
          </table:table-cell>
          <table:table-cell office:value-type="float" office:value="73.034324809586394" table:style-name="ce32">
            <text:p>73.0</text:p>
          </table:table-cell>
          <table:table-cell office:value-type="float" office:value="96.8972396786628" table:style-name="ce32">
            <text:p>96.9</text:p>
          </table:table-cell>
          <table:table-cell office:value-type="float" office:value="7434756.6785714198" table:style-name="ce31">
            <text:p>7,434,757</text:p>
          </table:table-cell>
          <table:table-cell office:value-type="float" office:value="61.359004413954601" table:style-name="ce35">
            <text:p>61.4</text:p>
          </table:table-cell>
          <table:table-cell office:value-type="float" office:value="81.389028741727401" table:style-name="ce35">
            <text:p>81.4</text:p>
          </table:table-cell>
          <table:table-cell office:value-type="float" office:value="97.932769795180207" table:style-name="ce35">
            <text:p>97.9</text:p>
          </table:table-cell>
          <table:table-cell table:number-columns-repeated="16374" table:style-name="ce1"/>
        </table:table-row>
        <table:table-row table:style-name="ro3">
          <table:table-cell office:value-type="string" table:style-name="ce27">
            <text:p>Jan to Mar 2023</text:p>
          </table:table-cell>
          <table:table-cell office:value-type="string" table:style-name="ce27">
            <text:p>Northern Trains</text:p>
          </table:table-cell>
          <table:table-cell office:value-type="float" office:value="2056541.75" table:style-name="ce31">
            <text:p>2,056,542</text:p>
          </table:table-cell>
          <table:table-cell office:value-type="float" office:value="60.734227739359" table:style-name="ce32">
            <text:p>60.7</text:p>
          </table:table-cell>
          <table:table-cell office:value-type="float" office:value="81.007630892978398" table:style-name="ce32">
            <text:p>81.0</text:p>
          </table:table-cell>
          <table:table-cell office:value-type="float" office:value="97.905525137041295" table:style-name="ce32">
            <text:p>97.9</text:p>
          </table:table-cell>
          <table:table-cell office:value-type="float" office:value="7523586" table:style-name="ce31">
            <text:p>7,523,586</text:p>
          </table:table-cell>
          <table:table-cell office:value-type="float" office:value="60.094415083445497" table:style-name="ce35">
            <text:p>60.1</text:p>
          </table:table-cell>
          <table:table-cell office:value-type="float" office:value="80.378731631432103" table:style-name="ce35">
            <text:p>80.4</text:p>
          </table:table-cell>
          <table:table-cell office:value-type="float" office:value="97.820640316997697" table:style-name="ce35">
            <text:p>97.8</text:p>
          </table:table-cell>
          <table:table-cell table:number-columns-repeated="16374" table:style-name="ce1"/>
        </table:table-row>
        <table:table-row table:style-name="ro3">
          <table:table-cell office:value-type="string" table:style-name="ce27">
            <text:p>Apr to Jun 2023</text:p>
          </table:table-cell>
          <table:table-cell office:value-type="string" table:style-name="ce27">
            <text:p>Northern Trains</text:p>
          </table:table-cell>
          <table:table-cell office:value-type="float" office:value="2151805.07142857" table:style-name="ce31">
            <text:p>2,151,805</text:p>
          </table:table-cell>
          <table:table-cell office:value-type="float" office:value="63.018477078596199" table:style-name="ce32">
            <text:p>63.0</text:p>
          </table:table-cell>
          <table:table-cell office:value-type="float" office:value="82.2192338120377" table:style-name="ce32">
            <text:p>82.2</text:p>
          </table:table-cell>
          <table:table-cell office:value-type="float" office:value="98.013717453363299" table:style-name="ce32">
            <text:p>98.0</text:p>
          </table:table-cell>
          <table:table-cell office:value-type="float" office:value="7733193.7142857099" table:style-name="ce31">
            <text:p>7,733,194</text:p>
          </table:table-cell>
          <table:table-cell office:value-type="float" office:value="59.559020024918098" table:style-name="ce35">
            <text:p>59.6</text:p>
          </table:table-cell>
          <table:table-cell office:value-type="float" office:value="79.842025996429896" table:style-name="ce35">
            <text:p>79.8</text:p>
          </table:table-cell>
          <table:table-cell office:value-type="float" office:value="97.732909500558193" table:style-name="ce35">
            <text:p>97.7</text:p>
          </table:table-cell>
          <table:table-cell table:number-columns-repeated="16374" table:style-name="ce1"/>
        </table:table-row>
        <table:table-row table:style-name="ro3">
          <table:table-cell office:value-type="string" table:style-name="ce27">
            <text:p>Jul to Sep 2023</text:p>
          </table:table-cell>
          <table:table-cell office:value-type="string" table:style-name="ce27">
            <text:p>Northern Trains</text:p>
          </table:table-cell>
          <table:table-cell office:value-type="float" office:value="2099460.9285714198" table:style-name="ce31">
            <text:p>2,099,461</text:p>
          </table:table-cell>
          <table:table-cell office:value-type="float" office:value="60.487942261913297" table:style-name="ce32">
            <text:p>60.5</text:p>
          </table:table-cell>
          <table:table-cell office:value-type="float" office:value="80.580273446384297" table:style-name="ce32">
            <text:p>80.6</text:p>
          </table:table-cell>
          <table:table-cell office:value-type="float" office:value="97.878070945626703" table:style-name="ce32">
            <text:p>97.9</text:p>
          </table:table-cell>
          <table:table-cell office:value-type="float" office:value="7947171.75" table:style-name="ce31">
            <text:p>7,947,172</text:p>
          </table:table-cell>
          <table:table-cell office:value-type="float" office:value="59.227869336031397" table:style-name="ce35">
            <text:p>59.2</text:p>
          </table:table-cell>
          <table:table-cell office:value-type="float" office:value="79.578035778217895" table:style-name="ce35">
            <text:p>79.6</text:p>
          </table:table-cell>
          <table:table-cell office:value-type="float" office:value="97.719575071291402" table:style-name="ce35">
            <text:p>97.7</text:p>
          </table:table-cell>
          <table:table-cell table:number-columns-repeated="16374" table:style-name="ce1"/>
        </table:table-row>
        <table:table-row table:style-name="ro3">
          <table:table-cell office:value-type="string" table:style-name="ce27">
            <text:p>Oct to Dec 2023</text:p>
          </table:table-cell>
          <table:table-cell office:value-type="string" table:style-name="ce27">
            <text:p>Northern Trains</text:p>
          </table:table-cell>
          <table:table-cell office:value-type="float" office:value="2114713.7142857099" table:style-name="ce31">
            <text:p>2,114,714</text:p>
          </table:table-cell>
          <table:table-cell office:value-type="float" office:value="50.162730571567998" table:style-name="ce32">
            <text:p>50.2</text:p>
          </table:table-cell>
          <table:table-cell office:value-type="float" office:value="71.975135979230103" table:style-name="ce32">
            <text:p>72.0</text:p>
          </table:table-cell>
          <table:table-cell office:value-type="float" office:value="96.328591185189794" table:style-name="ce32">
            <text:p>96.3</text:p>
          </table:table-cell>
          <table:table-cell office:value-type="float" office:value="8422521.4642857108" table:style-name="ce31">
            <text:p>8,422,521</text:p>
          </table:table-cell>
          <table:table-cell office:value-type="float" office:value="58.602146801126899" table:style-name="ce35">
            <text:p>58.6</text:p>
          </table:table-cell>
          <table:table-cell office:value-type="float" office:value="78.942782747689293" table:style-name="ce35">
            <text:p>78.9</text:p>
          </table:table-cell>
          <table:table-cell office:value-type="float" office:value="97.530388772574895" table:style-name="ce35">
            <text:p>97.5</text:p>
          </table:table-cell>
          <table:table-cell table:number-columns-repeated="16374" table:style-name="ce1"/>
        </table:table-row>
        <table:table-row table:style-name="ro3">
          <table:table-cell office:value-type="string" table:style-name="ce27">
            <text:p>Jan to Mar 2024</text:p>
          </table:table-cell>
          <table:table-cell office:value-type="string" table:style-name="ce27">
            <text:p>Northern Trains</text:p>
          </table:table-cell>
          <table:table-cell office:value-type="float" office:value="2193760.2857142799" table:style-name="ce31">
            <text:p>2,193,760</text:p>
          </table:table-cell>
          <table:table-cell office:value-type="float" office:value="61.257803138017003" table:style-name="ce32">
            <text:p>61.3</text:p>
          </table:table-cell>
          <table:table-cell office:value-type="float" office:value="81.5936882542577" table:style-name="ce32">
            <text:p>81.6</text:p>
          </table:table-cell>
          <table:table-cell office:value-type="float" office:value="98.196602676083501" table:style-name="ce32">
            <text:p>98.2</text:p>
          </table:table-cell>
          <table:table-cell office:value-type="float" office:value="8559740" table:style-name="ce31">
            <text:p>8,559,740</text:p>
          </table:table-cell>
          <table:table-cell office:value-type="float" office:value="58.770511721150399" table:style-name="ce35">
            <text:p>58.8</text:p>
          </table:table-cell>
          <table:table-cell office:value-type="float" office:value="79.126083268884301" table:style-name="ce35">
            <text:p>79.1</text:p>
          </table:table-cell>
          <table:table-cell office:value-type="float" office:value="97.611002203337904" table:style-name="ce35">
            <text:p>97.6</text:p>
          </table:table-cell>
          <table:table-cell table:number-columns-repeated="16374" table:style-name="ce1"/>
        </table:table-row>
        <table:table-row table:style-name="ro3">
          <table:table-cell office:value-type="string" table:style-name="ce27">
            <text:p>Apr to Jun 2024</text:p>
          </table:table-cell>
          <table:table-cell office:value-type="string" table:style-name="ce27">
            <text:p>Northern Trains</text:p>
          </table:table-cell>
          <table:table-cell office:value-type="float" office:value="2186279.8571428498" table:style-name="ce31">
            <text:p>2,186,280</text:p>
          </table:table-cell>
          <table:table-cell office:value-type="float" office:value="61.910535698638498" table:style-name="ce32">
            <text:p>61.9</text:p>
          </table:table-cell>
          <table:table-cell office:value-type="float" office:value="81.664515698192801" table:style-name="ce32">
            <text:p>81.7</text:p>
          </table:table-cell>
          <table:table-cell office:value-type="float" office:value="98.174197931397998" table:style-name="ce32">
            <text:p>98.2</text:p>
          </table:table-cell>
          <table:table-cell office:value-type="float" office:value="8594214.7857142799" table:style-name="ce31">
            <text:p>8,594,215</text:p>
          </table:table-cell>
          <table:table-cell office:value-type="float" office:value="58.5057030931114" table:style-name="ce35">
            <text:p>58.5</text:p>
          </table:table-cell>
          <table:table-cell office:value-type="float" office:value="78.997376532537302" table:style-name="ce35">
            <text:p>79.0</text:p>
          </table:table-cell>
          <table:table-cell office:value-type="float" office:value="97.653442236271005" table:style-name="ce35">
            <text:p>97.7</text:p>
          </table:table-cell>
          <table:table-cell table:number-columns-repeated="16374" table:style-name="ce1"/>
        </table:table-row>
        <table:table-row table:style-name="ro3">
          <table:table-cell office:value-type="string" table:style-name="ce27">
            <text:p>Jul to Sep 2024</text:p>
          </table:table-cell>
          <table:table-cell office:value-type="string" table:style-name="ce27">
            <text:p>Northern Trains</text:p>
          </table:table-cell>
          <table:table-cell office:value-type="float" office:value="2230756.4285714198" table:style-name="ce31">
            <text:p>2,230,756</text:p>
          </table:table-cell>
          <table:table-cell office:value-type="float" office:value="58.704731482818602" table:style-name="ce32">
            <text:p>58.7</text:p>
          </table:table-cell>
          <table:table-cell office:value-type="float" office:value="78.857088514818301" table:style-name="ce32">
            <text:p>78.9</text:p>
          </table:table-cell>
          <table:table-cell office:value-type="float" office:value="97.630944532267804" table:style-name="ce32">
            <text:p>97.6</text:p>
          </table:table-cell>
          <table:table-cell office:value-type="float" office:value="8725510.2857142799" table:style-name="ce31">
            <text:p>8,725,510</text:p>
          </table:table-cell>
          <table:table-cell office:value-type="float" office:value="58.079636341203198" table:style-name="ce35">
            <text:p>58.1</text:p>
          </table:table-cell>
          <table:table-cell office:value-type="float" office:value="78.580646908378895" table:style-name="ce35">
            <text:p>78.6</text:p>
          </table:table-cell>
          <table:table-cell office:value-type="float" office:value="97.593642169630201" table:style-name="ce35">
            <text:p>97.6</text:p>
          </table:table-cell>
          <table:table-cell table:number-columns-repeated="16374" table:style-name="ce1"/>
        </table:table-row>
        <table:table-row table:style-name="ro3">
          <table:table-cell office:value-type="string" table:style-name="ce27">
            <text:p>Oct to Dec 2024</text:p>
          </table:table-cell>
          <table:table-cell office:value-type="string" table:style-name="ce27">
            <text:p>Northern Trains</text:p>
          </table:table-cell>
          <table:table-cell office:value-type="float" office:value="2107815.7142857099" table:style-name="ce31">
            <text:p>2,107,816</text:p>
          </table:table-cell>
          <table:table-cell office:value-type="float" office:value="50.644112964605803" table:style-name="ce32">
            <text:p>50.6</text:p>
          </table:table-cell>
          <table:table-cell office:value-type="float" office:value="72.371913782107498" table:style-name="ce32">
            <text:p>72.4</text:p>
          </table:table-cell>
          <table:table-cell office:value-type="float" office:value="96.707532713282703" table:style-name="ce32">
            <text:p>96.7</text:p>
          </table:table-cell>
          <table:table-cell office:value-type="float" office:value="8718612.2857142799" table:style-name="ce31">
            <text:p>8,718,612</text:p>
          </table:table-cell>
          <table:table-cell office:value-type="float" office:value="58.202279274916002" table:style-name="ce35">
            <text:p>58.2</text:p>
          </table:table-cell>
          <table:table-cell office:value-type="float" office:value="78.681798246857298" table:style-name="ce35">
            <text:p>78.7</text:p>
          </table:table-cell>
          <table:table-cell office:value-type="float" office:value="97.686256131914504" table:style-name="ce35">
            <text:p>97.7</text:p>
          </table:table-cell>
          <table:table-cell table:number-columns-repeated="16374" table:style-name="ce1"/>
        </table:table-row>
        <table:table-row table:style-name="ro3">
          <table:table-cell office:value-type="string" table:style-name="ce27">
            <text:p>Jan to Mar 2025</text:p>
          </table:table-cell>
          <table:table-cell office:value-type="string" table:style-name="ce27">
            <text:p>Northern Trains</text:p>
          </table:table-cell>
          <table:table-cell office:value-type="float" office:value="2281981" table:style-name="ce31">
            <text:p>2,281,981</text:p>
          </table:table-cell>
          <table:table-cell office:value-type="float" office:value="61.281285239197203" table:style-name="ce32">
            <text:p>61.3</text:p>
          </table:table-cell>
          <table:table-cell office:value-type="float" office:value="81.391475213860204" table:style-name="ce32">
            <text:p>81.4</text:p>
          </table:table-cell>
          <table:table-cell office:value-type="float" office:value="98.200736240010002" table:style-name="ce32">
            <text:p>98.2</text:p>
          </table:table-cell>
          <table:table-cell office:value-type="float" office:value="8806833" table:style-name="ce31">
            <text:p>8,806,833</text:p>
          </table:table-cell>
          <table:table-cell office:value-type="float" office:value="58.238971943716798" table:style-name="ce35">
            <text:p>58.2</text:p>
          </table:table-cell>
          <table:table-cell office:value-type="float" office:value="78.658571134481605" table:style-name="ce35">
            <text:p>78.7</text:p>
          </table:table-cell>
          <table:table-cell office:value-type="float" office:value="97.692439495559796" table:style-name="ce35">
            <text:p>97.7</text:p>
          </table:table-cell>
          <table:table-cell table:number-columns-repeated="16374" table:style-name="ce1"/>
        </table:table-row>
        <table:table-row table:style-name="ro3">
          <table:table-cell office:value-type="string" table:style-name="ce27">
            <text:p>Apr to Jun 2025 [p]</text:p>
          </table:table-cell>
          <table:table-cell office:value-type="string" table:style-name="ce27">
            <text:p>Northern Trains</text:p>
          </table:table-cell>
          <table:table-cell office:value-type="float" office:value="2405869.7857142799" table:style-name="ce31">
            <text:p>2,405,870</text:p>
          </table:table-cell>
          <table:table-cell office:value-type="float" office:value="61.414977719522099" table:style-name="ce32">
            <text:p>61.4</text:p>
          </table:table-cell>
          <table:table-cell office:value-type="float" office:value="80.880876553792802" table:style-name="ce32">
            <text:p>80.9</text:p>
          </table:table-cell>
          <table:table-cell office:value-type="float" office:value="98.054065804594501" table:style-name="ce32">
            <text:p>98.1</text:p>
          </table:table-cell>
          <table:table-cell office:value-type="float" office:value="9026422.9285714291" table:style-name="ce31">
            <text:p>9,026,423</text:p>
          </table:table-cell>
          <table:table-cell office:value-type="float" office:value="58.196207545306599" table:style-name="ce35">
            <text:p>58.2</text:p>
          </table:table-cell>
          <table:table-cell office:value-type="float" office:value="78.522829811692205" table:style-name="ce35">
            <text:p>78.5</text:p>
          </table:table-cell>
          <table:table-cell office:value-type="float" office:value="97.672139875754098" table:style-name="ce35">
            <text:p>97.7</text:p>
          </table:table-cell>
          <table:table-cell table:number-columns-repeated="16374" table:style-name="ce1"/>
        </table:table-row>
        <table:table-row table:style-name="ro3">
          <table:table-cell office:value-type="string" table:style-name="ce36">
            <text:p>Jul to Sep 2025 [p]</text:p>
          </table:table-cell>
          <table:table-cell office:value-type="string" table:style-name="ce27">
            <text:p>Northern Trains</text:p>
          </table:table-cell>
          <table:table-cell office:value-type="float" office:value="2359539.5357142799" table:style-name="ce31">
            <text:p>2,359,540</text:p>
          </table:table-cell>
          <table:table-cell office:value-type="float" office:value="58.494630315808998" table:style-name="ce32">
            <text:p>58.5</text:p>
          </table:table-cell>
          <table:table-cell office:value-type="float" office:value="78.657102391360894" table:style-name="ce32">
            <text:p>78.7</text:p>
          </table:table-cell>
          <table:table-cell office:value-type="float" office:value="97.879020190788694" table:style-name="ce32">
            <text:p>97.9</text:p>
          </table:table-cell>
          <table:table-cell office:value-type="float" office:value="9155206.0357142799" table:style-name="ce31">
            <text:p>9,155,206</text:p>
          </table:table-cell>
          <table:table-cell office:value-type="float" office:value="58.149212129184697" table:style-name="ce35">
            <text:p>58.1</text:p>
          </table:table-cell>
          <table:table-cell office:value-type="float" office:value="78.4759899821088" table:style-name="ce35">
            <text:p>78.5</text:p>
          </table:table-cell>
          <table:table-cell office:value-type="float" office:value="97.735496075224802" table:style-name="ce35">
            <text:p>97.7</text:p>
          </table:table-cell>
          <table:table-cell table:number-columns-repeated="16374" table:style-name="ce1"/>
        </table:table-row>
        <table:table-row table:style-name="ro3">
          <table:table-cell office:value-type="string" table:style-name="ce27">
            <text:p>Apr to Jun 2014</text:p>
          </table:table-cell>
          <table:table-cell office:value-type="string" table:style-name="ce27">
            <text:p>ScotRail</text:p>
          </table:table-cell>
          <table:table-cell office:value-type="float" office:value="1501226.6428571399" table:style-name="ce31">
            <text:p>1,501,227</text:p>
          </table:table-cell>
          <table:table-cell office:value-type="float" office:value="69.234625417985498" table:style-name="ce32">
            <text:p>69.2</text:p>
          </table:table-cell>
          <table:table-cell office:value-type="float" office:value="91.385116352232501" table:style-name="ce32">
            <text:p>91.4</text:p>
          </table:table-cell>
          <table:table-cell office:value-type="float" office:value="99.700023880471406" table:style-name="ce32">
            <text:p>99.7</text:p>
          </table:table-cell>
          <table:table-cell office:value-type="float" office:value="5783023.7857142827" table:style-name="ce33">
            <text:p>5,783,024</text:p>
          </table:table-cell>
          <table:table-cell office:value-type="float" office:value="62.262838942647569" table:style-name="ce34">
            <text:p>62.3</text:p>
          </table:table-cell>
          <table:table-cell office:value-type="float" office:value="87.293682606700557" table:style-name="ce34">
            <text:p>87.3</text:p>
          </table:table-cell>
          <table:table-cell office:value-type="float" office:value="99.495490699360161" table:style-name="ce34">
            <text:p>99.5</text:p>
          </table:table-cell>
          <table:table-cell table:number-columns-repeated="16374" table:style-name="ce1"/>
        </table:table-row>
        <table:table-row table:style-name="ro3">
          <table:table-cell office:value-type="string" table:style-name="ce27">
            <text:p>Jul to Sep 2014</text:p>
          </table:table-cell>
          <table:table-cell office:value-type="string" table:style-name="ce27">
            <text:p>ScotRail</text:p>
          </table:table-cell>
          <table:table-cell office:value-type="float" office:value="1543295.8928571399" table:style-name="ce31">
            <text:p>1,543,296</text:p>
          </table:table-cell>
          <table:table-cell office:value-type="float" office:value="62.273506249438" table:style-name="ce32">
            <text:p>62.3</text:p>
          </table:table-cell>
          <table:table-cell office:value-type="float" office:value="85.536592198260294" table:style-name="ce32">
            <text:p>85.5</text:p>
          </table:table-cell>
          <table:table-cell office:value-type="float" office:value="99.309747216561206" table:style-name="ce32">
            <text:p>99.3</text:p>
          </table:table-cell>
          <table:table-cell office:value-type="float" office:value="5896761.8214285653" table:style-name="ce33">
            <text:p>5,896,762</text:p>
          </table:table-cell>
          <table:table-cell office:value-type="float" office:value="63.080565083265959" table:style-name="ce34">
            <text:p>63.1</text:p>
          </table:table-cell>
          <table:table-cell office:value-type="float" office:value="87.11554406334551" table:style-name="ce34">
            <text:p>87.1</text:p>
          </table:table-cell>
          <table:table-cell office:value-type="float" office:value="99.461569497849879" table:style-name="ce34">
            <text:p>99.5</text:p>
          </table:table-cell>
          <table:table-cell table:number-columns-repeated="16374" table:style-name="ce1"/>
        </table:table-row>
        <table:table-row table:style-name="ro3">
          <table:table-cell office:value-type="string" table:style-name="ce27">
            <text:p>Oct to Dec 2014</text:p>
          </table:table-cell>
          <table:table-cell office:value-type="string" table:style-name="ce27">
            <text:p>ScotRail</text:p>
          </table:table-cell>
          <table:table-cell office:value-type="float" office:value="1462053.8928571399" table:style-name="ce31">
            <text:p>1,462,054</text:p>
          </table:table-cell>
          <table:table-cell office:value-type="float" office:value="56.531991235714898" table:style-name="ce32">
            <text:p>56.5</text:p>
          </table:table-cell>
          <table:table-cell office:value-type="float" office:value="82.611416341917604" table:style-name="ce32">
            <text:p>82.6</text:p>
          </table:table-cell>
          <table:table-cell office:value-type="float" office:value="99.300284733983204" table:style-name="ce32">
            <text:p>99.3</text:p>
          </table:table-cell>
          <table:table-cell office:value-type="float" office:value="5959953.9999999907" table:style-name="ce33">
            <text:p>5,959,954</text:p>
          </table:table-cell>
          <table:table-cell office:value-type="float" office:value="63.807117590888417" table:style-name="ce34">
            <text:p>63.8</text:p>
          </table:table-cell>
          <table:table-cell office:value-type="float" office:value="87.475059131568557" table:style-name="ce34">
            <text:p>87.5</text:p>
          </table:table-cell>
          <table:table-cell office:value-type="float" office:value="99.489885204770772" table:style-name="ce34">
            <text:p>99.5</text:p>
          </table:table-cell>
          <table:table-cell table:number-columns-repeated="16374" table:style-name="ce1"/>
        </table:table-row>
        <table:table-row table:style-name="ro3">
          <table:table-cell office:value-type="string" table:style-name="ce27">
            <text:p>Jan to Mar 2015</text:p>
          </table:table-cell>
          <table:table-cell office:value-type="string" table:style-name="ce27">
            <text:p>ScotRail</text:p>
          </table:table-cell>
          <table:table-cell office:value-type="float" office:value="1478738.57142857" table:style-name="ce31">
            <text:p>1,478,739</text:p>
          </table:table-cell>
          <table:table-cell office:value-type="float" office:value="62.897440579180902" table:style-name="ce32">
            <text:p>62.9</text:p>
          </table:table-cell>
          <table:table-cell office:value-type="float" office:value="86.965212628137607" table:style-name="ce32">
            <text:p>87.0</text:p>
          </table:table-cell>
          <table:table-cell office:value-type="float" office:value="99.463000317838393" table:style-name="ce32">
            <text:p>99.5</text:p>
          </table:table-cell>
          <table:table-cell office:value-type="float" office:value="5985315" table:style-name="ce31">
            <text:p>5,985,315</text:p>
          </table:table-cell>
          <table:table-cell office:value-type="float" office:value="62.771132346417801" table:style-name="ce35">
            <text:p>62.8</text:p>
          </table:table-cell>
          <table:table-cell office:value-type="float" office:value="86.641922772652705" table:style-name="ce35">
            <text:p>86.6</text:p>
          </table:table-cell>
          <table:table-cell office:value-type="float" office:value="99.443187200673606" table:style-name="ce35">
            <text:p>99.4</text:p>
          </table:table-cell>
          <table:table-cell table:number-columns-repeated="16374" table:style-name="ce1"/>
        </table:table-row>
        <table:table-row table:style-name="ro3">
          <table:table-cell office:value-type="string" table:style-name="ce27">
            <text:p>Apr to Jun 2015</text:p>
          </table:table-cell>
          <table:table-cell office:value-type="string" table:style-name="ce27">
            <text:p>ScotRail</text:p>
          </table:table-cell>
          <table:table-cell office:value-type="float" office:value="1511407.6071428501" table:style-name="ce31">
            <text:p>1,511,408</text:p>
          </table:table-cell>
          <table:table-cell office:value-type="float" office:value="67.873216956010197" table:style-name="ce32">
            <text:p>67.9</text:p>
          </table:table-cell>
          <table:table-cell office:value-type="float" office:value="90.860960193375007" table:style-name="ce32">
            <text:p>90.9</text:p>
          </table:table-cell>
          <table:table-cell office:value-type="float" office:value="99.714384034579993" table:style-name="ce32">
            <text:p>99.7</text:p>
          </table:table-cell>
          <table:table-cell office:value-type="float" office:value="5995495.9642857099" table:style-name="ce31">
            <text:p>5,995,496</text:p>
          </table:table-cell>
          <table:table-cell office:value-type="float" office:value="62.438909870479101" table:style-name="ce35">
            <text:p>62.4</text:p>
          </table:table-cell>
          <table:table-cell office:value-type="float" office:value="86.517842408688594" table:style-name="ce35">
            <text:p>86.5</text:p>
          </table:table-cell>
          <table:table-cell office:value-type="float" office:value="99.447243394084197" table:style-name="ce35">
            <text:p>99.4</text:p>
          </table:table-cell>
          <table:table-cell table:number-columns-repeated="16374" table:style-name="ce1"/>
        </table:table-row>
        <table:table-row table:style-name="ro3">
          <table:table-cell office:value-type="string" table:style-name="ce27">
            <text:p>Jul to Sep 2015</text:p>
          </table:table-cell>
          <table:table-cell office:value-type="string" table:style-name="ce27">
            <text:p>ScotRail</text:p>
          </table:table-cell>
          <table:table-cell office:value-type="float" office:value="1530428.6428571399" table:style-name="ce31">
            <text:p>1,530,429</text:p>
          </table:table-cell>
          <table:table-cell office:value-type="float" office:value="64.697565355289498" table:style-name="ce32">
            <text:p>64.7</text:p>
          </table:table-cell>
          <table:table-cell office:value-type="float" office:value="88.750121872952406" table:style-name="ce32">
            <text:p>88.8</text:p>
          </table:table-cell>
          <table:table-cell office:value-type="float" office:value="99.626932249279704" table:style-name="ce32">
            <text:p>99.6</text:p>
          </table:table-cell>
          <table:table-cell office:value-type="float" office:value="5982628.7142857099" table:style-name="ce31">
            <text:p>5,982,629</text:p>
          </table:table-cell>
          <table:table-cell office:value-type="float" office:value="63.059369196068303" table:style-name="ce35">
            <text:p>63.1</text:p>
          </table:table-cell>
          <table:table-cell office:value-type="float" office:value="87.342012532904405" table:style-name="ce35">
            <text:p>87.3</text:p>
          </table:table-cell>
          <table:table-cell office:value-type="float" office:value="99.528678876731703" table:style-name="ce35">
            <text:p>99.5</text:p>
          </table:table-cell>
          <table:table-cell table:number-columns-repeated="16374" table:style-name="ce1"/>
        </table:table-row>
        <table:table-row table:style-name="ro3">
          <table:table-cell office:value-type="string" table:style-name="ce27">
            <text:p>Oct to Dec 2015</text:p>
          </table:table-cell>
          <table:table-cell office:value-type="string" table:style-name="ce27">
            <text:p>ScotRail</text:p>
          </table:table-cell>
          <table:table-cell office:value-type="float" office:value="1495017.07142857" table:style-name="ce31">
            <text:p>1,495,017</text:p>
          </table:table-cell>
          <table:table-cell office:value-type="float" office:value="54.177921714128502" table:style-name="ce32">
            <text:p>54.2</text:p>
          </table:table-cell>
          <table:table-cell office:value-type="float" office:value="80.439564020267497" table:style-name="ce32">
            <text:p>80.4</text:p>
          </table:table-cell>
          <table:table-cell office:value-type="float" office:value="99.158987147733896" table:style-name="ce32">
            <text:p>99.2</text:p>
          </table:table-cell>
          <table:table-cell office:value-type="float" office:value="6015591.8928571399" table:style-name="ce31">
            <text:p>6,015,592</text:p>
          </table:table-cell>
          <table:table-cell office:value-type="float" office:value="62.4385595876496" table:style-name="ce35">
            <text:p>62.4</text:p>
          </table:table-cell>
          <table:table-cell office:value-type="float" office:value="86.776333902257704" table:style-name="ce35">
            <text:p>86.8</text:p>
          </table:table-cell>
          <table:table-cell office:value-type="float" office:value="99.492311565849704" table:style-name="ce35">
            <text:p>99.5</text:p>
          </table:table-cell>
          <table:table-cell table:number-columns-repeated="16374" table:style-name="ce1"/>
        </table:table-row>
        <table:table-row table:style-name="ro3">
          <table:table-cell office:value-type="string" table:style-name="ce27">
            <text:p>Jan to Mar 2016</text:p>
          </table:table-cell>
          <table:table-cell office:value-type="string" table:style-name="ce27">
            <text:p>ScotRail</text:p>
          </table:table-cell>
          <table:table-cell office:value-type="float" office:value="1532698.67857142" table:style-name="ce31">
            <text:p>1,532,699</text:p>
          </table:table-cell>
          <table:table-cell office:value-type="float" office:value="63.264606362032303" table:style-name="ce32">
            <text:p>63.3</text:p>
          </table:table-cell>
          <table:table-cell office:value-type="float" office:value="87.451177093959998" table:style-name="ce32">
            <text:p>87.5</text:p>
          </table:table-cell>
          <table:table-cell office:value-type="float" office:value="99.565514263438601" table:style-name="ce32">
            <text:p>99.6</text:p>
          </table:table-cell>
          <table:table-cell office:value-type="float" office:value="6069552" table:style-name="ce31">
            <text:p>6,069,552</text:p>
          </table:table-cell>
          <table:table-cell office:value-type="float" office:value="62.535356810519097" table:style-name="ce35">
            <text:p>62.5</text:p>
          </table:table-cell>
          <table:table-cell office:value-type="float" office:value="86.900730070357696" table:style-name="ce35">
            <text:p>86.9</text:p>
          </table:table-cell>
          <table:table-cell office:value-type="float" office:value="99.517938061985404" table:style-name="ce35">
            <text:p>99.5</text:p>
          </table:table-cell>
          <table:table-cell table:number-columns-repeated="16374" table:style-name="ce1"/>
        </table:table-row>
        <table:table-row table:style-name="ro3">
          <table:table-cell office:value-type="string" table:style-name="ce27">
            <text:p>Apr to Jun 2016</text:p>
          </table:table-cell>
          <table:table-cell office:value-type="string" table:style-name="ce27">
            <text:p>ScotRail</text:p>
          </table:table-cell>
          <table:table-cell office:value-type="float" office:value="1503327.32142857" table:style-name="ce31">
            <text:p>1,503,327</text:p>
          </table:table-cell>
          <table:table-cell office:value-type="float" office:value="65.389965330475803" table:style-name="ce32">
            <text:p>65.4</text:p>
          </table:table-cell>
          <table:table-cell office:value-type="float" office:value="87.647925738062199" table:style-name="ce32">
            <text:p>87.6</text:p>
          </table:table-cell>
          <table:table-cell office:value-type="float" office:value="99.540989611971398" table:style-name="ce32">
            <text:p>99.5</text:p>
          </table:table-cell>
          <table:table-cell office:value-type="float" office:value="6061471.7142857099" table:style-name="ce31">
            <text:p>6,061,472</text:p>
          </table:table-cell>
          <table:table-cell office:value-type="float" office:value="61.912361005585097" table:style-name="ce35">
            <text:p>61.9</text:p>
          </table:table-cell>
          <table:table-cell office:value-type="float" office:value="86.098574669583996" table:style-name="ce35">
            <text:p>86.1</text:p>
          </table:table-cell>
          <table:table-cell office:value-type="float" office:value="99.474672016239694" table:style-name="ce35">
            <text:p>99.5</text:p>
          </table:table-cell>
          <table:table-cell table:number-columns-repeated="16374" table:style-name="ce1"/>
        </table:table-row>
        <table:table-row table:style-name="ro3">
          <table:table-cell office:value-type="string" table:style-name="ce27">
            <text:p>Jul to Sep 2016</text:p>
          </table:table-cell>
          <table:table-cell office:value-type="string" table:style-name="ce27">
            <text:p>ScotRail</text:p>
          </table:table-cell>
          <table:table-cell office:value-type="float" office:value="1554138.7142857099" table:style-name="ce31">
            <text:p>1,554,139</text:p>
          </table:table-cell>
          <table:table-cell office:value-type="float" office:value="60.658117389962698" table:style-name="ce32">
            <text:p>60.7</text:p>
          </table:table-cell>
          <table:table-cell office:value-type="float" office:value="84.785084453299802" table:style-name="ce32">
            <text:p>84.8</text:p>
          </table:table-cell>
          <table:table-cell office:value-type="float" office:value="99.506715754642499" table:style-name="ce32">
            <text:p>99.5</text:p>
          </table:table-cell>
          <table:table-cell office:value-type="float" office:value="6085181.7857142799" table:style-name="ce31">
            <text:p>6,085,182</text:p>
          </table:table-cell>
          <table:table-cell office:value-type="float" office:value="60.891549254691199" table:style-name="ce35">
            <text:p>60.9</text:p>
          </table:table-cell>
          <table:table-cell office:value-type="float" office:value="85.096246391042698" table:style-name="ce35">
            <text:p>85.1</text:p>
          </table:table-cell>
          <table:table-cell office:value-type="float" office:value="99.444562314695403" table:style-name="ce35">
            <text:p>99.4</text:p>
          </table:table-cell>
          <table:table-cell table:number-columns-repeated="16374" table:style-name="ce1"/>
        </table:table-row>
        <table:table-row table:style-name="ro3">
          <table:table-cell office:value-type="string" table:style-name="ce27">
            <text:p>Oct to Dec 2016</text:p>
          </table:table-cell>
          <table:table-cell office:value-type="string" table:style-name="ce27">
            <text:p>ScotRail</text:p>
          </table:table-cell>
          <table:table-cell office:value-type="float" office:value="1554930.4642857099" table:style-name="ce31">
            <text:p>1,554,930</text:p>
          </table:table-cell>
          <table:table-cell office:value-type="float" office:value="55.407429450278798" table:style-name="ce32">
            <text:p>55.4</text:p>
          </table:table-cell>
          <table:table-cell office:value-type="float" office:value="80.596576057271093" table:style-name="ce32">
            <text:p>80.6</text:p>
          </table:table-cell>
          <table:table-cell office:value-type="float" office:value="99.383782733692698" table:style-name="ce32">
            <text:p>99.4</text:p>
          </table:table-cell>
          <table:table-cell office:value-type="float" office:value="6145095.1785714198" table:style-name="ce31">
            <text:p>6,145,095</text:p>
          </table:table-cell>
          <table:table-cell office:value-type="float" office:value="61.137202541876199" table:style-name="ce35">
            <text:p>61.1</text:p>
          </table:table-cell>
          <table:table-cell office:value-type="float" office:value="85.090574413688103" table:style-name="ce35">
            <text:p>85.1</text:p>
          </table:table-cell>
          <table:table-cell office:value-type="float" office:value="99.498659398306998" table:style-name="ce35">
            <text:p>99.5</text:p>
          </table:table-cell>
          <table:table-cell table:number-columns-repeated="16374" table:style-name="ce1"/>
        </table:table-row>
        <table:table-row table:style-name="ro3">
          <table:table-cell office:value-type="string" table:style-name="ce27">
            <text:p>Jan to Mar 2017</text:p>
          </table:table-cell>
          <table:table-cell office:value-type="string" table:style-name="ce27">
            <text:p>ScotRail</text:p>
          </table:table-cell>
          <table:table-cell office:value-type="float" office:value="1560797.5" table:style-name="ce31">
            <text:p>1,560,798</text:p>
          </table:table-cell>
          <table:table-cell office:value-type="float" office:value="65.053890719327697" table:style-name="ce32">
            <text:p>65.1</text:p>
          </table:table-cell>
          <table:table-cell office:value-type="float" office:value="88.178655462992396" table:style-name="ce32">
            <text:p>88.2</text:p>
          </table:table-cell>
          <table:table-cell office:value-type="float" office:value="99.714921378333798" table:style-name="ce32">
            <text:p>99.7</text:p>
          </table:table-cell>
          <table:table-cell office:value-type="float" office:value="6173194" table:style-name="ce31">
            <text:p>6,173,194</text:p>
          </table:table-cell>
          <table:table-cell office:value-type="float" office:value="61.5992790766011" table:style-name="ce35">
            <text:p>61.6</text:p>
          </table:table-cell>
          <table:table-cell office:value-type="float" office:value="85.285251038603306" table:style-name="ce35">
            <text:p>85.3</text:p>
          </table:table-cell>
          <table:table-cell office:value-type="float" office:value="99.536739004152395" table:style-name="ce35">
            <text:p>99.5</text:p>
          </table:table-cell>
          <table:table-cell table:number-columns-repeated="16374" table:style-name="ce1"/>
        </table:table-row>
        <table:table-row table:style-name="ro3">
          <table:table-cell office:value-type="string" table:style-name="ce27">
            <text:p>Apr to Jun 2017</text:p>
          </table:table-cell>
          <table:table-cell office:value-type="string" table:style-name="ce27">
            <text:p>ScotRail</text:p>
          </table:table-cell>
          <table:table-cell office:value-type="float" office:value="1600173.7857142801" table:style-name="ce31">
            <text:p>1,600,174</text:p>
          </table:table-cell>
          <table:table-cell office:value-type="float" office:value="67.255712805836694" table:style-name="ce32">
            <text:p>67.3</text:p>
          </table:table-cell>
          <table:table-cell office:value-type="float" office:value="88.826673424266005" table:style-name="ce32">
            <text:p>88.8</text:p>
          </table:table-cell>
          <table:table-cell office:value-type="float" office:value="99.641391629203795" table:style-name="ce32">
            <text:p>99.6</text:p>
          </table:table-cell>
          <table:table-cell office:value-type="float" office:value="6270040.4642857099" table:style-name="ce31">
            <text:p>6,270,040</text:p>
          </table:table-cell>
          <table:table-cell office:value-type="float" office:value="62.133986114113299" table:style-name="ce35">
            <text:p>62.1</text:p>
          </table:table-cell>
          <table:table-cell office:value-type="float" office:value="85.622572280847507" table:style-name="ce35">
            <text:p>85.6</text:p>
          </table:table-cell>
          <table:table-cell office:value-type="float" office:value="99.562428205564103" table:style-name="ce35">
            <text:p>99.6</text:p>
          </table:table-cell>
          <table:table-cell table:number-columns-repeated="16374" table:style-name="ce1"/>
        </table:table-row>
        <table:table-row table:style-name="ro3">
          <table:table-cell office:value-type="string" table:style-name="ce27">
            <text:p>Jul to Sep 2017</text:p>
          </table:table-cell>
          <table:table-cell office:value-type="string" table:style-name="ce27">
            <text:p>ScotRail</text:p>
          </table:table-cell>
          <table:table-cell office:value-type="float" office:value="1618949.2142857099" table:style-name="ce31">
            <text:p>1,618,949</text:p>
          </table:table-cell>
          <table:table-cell office:value-type="float" office:value="67.385511828240894" table:style-name="ce32">
            <text:p>67.4</text:p>
          </table:table-cell>
          <table:table-cell office:value-type="float" office:value="88.937246730010799" table:style-name="ce32">
            <text:p>88.9</text:p>
          </table:table-cell>
          <table:table-cell office:value-type="float" office:value="99.693835803284898" table:style-name="ce32">
            <text:p>99.7</text:p>
          </table:table-cell>
          <table:table-cell office:value-type="float" office:value="6334850.9642857099" table:style-name="ce31">
            <text:p>6,334,851</text:p>
          </table:table-cell>
          <table:table-cell office:value-type="float" office:value="63.838155353604002" table:style-name="ce35">
            <text:p>63.8</text:p>
          </table:table-cell>
          <table:table-cell office:value-type="float" office:value="86.6751403504379" table:style-name="ce35">
            <text:p>86.7</text:p>
          </table:table-cell>
          <table:table-cell office:value-type="float" office:value="99.609679057338496" table:style-name="ce35">
            <text:p>99.6</text:p>
          </table:table-cell>
          <table:table-cell table:number-columns-repeated="16374" table:style-name="ce1"/>
        </table:table-row>
        <table:table-row table:style-name="ro3">
          <table:table-cell office:value-type="string" table:style-name="ce27">
            <text:p>Oct to Dec 2017</text:p>
          </table:table-cell>
          <table:table-cell office:value-type="string" table:style-name="ce27">
            <text:p>ScotRail</text:p>
          </table:table-cell>
          <table:table-cell office:value-type="float" office:value="1539670.8571428501" table:style-name="ce31">
            <text:p>1,539,671</text:p>
          </table:table-cell>
          <table:table-cell office:value-type="float" office:value="54.2180072624056" table:style-name="ce32">
            <text:p>54.2</text:p>
          </table:table-cell>
          <table:table-cell office:value-type="float" office:value="78.206984127219698" table:style-name="ce32">
            <text:p>78.2</text:p>
          </table:table-cell>
          <table:table-cell office:value-type="float" office:value="99.193041815245095" table:style-name="ce32">
            <text:p>99.2</text:p>
          </table:table-cell>
          <table:table-cell office:value-type="float" office:value="6319591.3571428498" table:style-name="ce31">
            <text:p>6,319,591</text:p>
          </table:table-cell>
          <table:table-cell office:value-type="float" office:value="63.568728262820798" table:style-name="ce35">
            <text:p>63.6</text:p>
          </table:table-cell>
          <table:table-cell office:value-type="float" office:value="86.107630783857502" table:style-name="ce35">
            <text:p>86.1</text:p>
          </table:table-cell>
          <table:table-cell office:value-type="float" office:value="99.563753438442802" table:style-name="ce35">
            <text:p>99.6</text:p>
          </table:table-cell>
          <table:table-cell table:number-columns-repeated="16374" table:style-name="ce1"/>
        </table:table-row>
        <table:table-row table:style-name="ro3">
          <table:table-cell office:value-type="string" table:style-name="ce27">
            <text:p>Jan to Mar 2018</text:p>
          </table:table-cell>
          <table:table-cell office:value-type="string" table:style-name="ce27">
            <text:p>ScotRail</text:p>
          </table:table-cell>
          <table:table-cell office:value-type="float" office:value="1504672.1428571399" table:style-name="ce31">
            <text:p>1,504,672</text:p>
          </table:table-cell>
          <table:table-cell office:value-type="float" office:value="63.097774978032703" table:style-name="ce32">
            <text:p>63.1</text:p>
          </table:table-cell>
          <table:table-cell office:value-type="float" office:value="85.386498530054695" table:style-name="ce32">
            <text:p>85.4</text:p>
          </table:table-cell>
          <table:table-cell office:value-type="float" office:value="99.362419245578394" table:style-name="ce32">
            <text:p>99.4</text:p>
          </table:table-cell>
          <table:table-cell office:value-type="float" office:value="6263466" table:style-name="ce31">
            <text:p>6,263,466</text:p>
          </table:table-cell>
          <table:table-cell office:value-type="float" office:value="63.085502499734098" table:style-name="ce35">
            <text:p>63.1</text:p>
          </table:table-cell>
          <table:table-cell office:value-type="float" office:value="85.418313119285699" table:style-name="ce35">
            <text:p>85.4</text:p>
          </table:table-cell>
          <table:table-cell office:value-type="float" office:value="99.477717289436796" table:style-name="ce35">
            <text:p>99.5</text:p>
          </table:table-cell>
          <table:table-cell table:number-columns-repeated="16374" table:style-name="ce1"/>
        </table:table-row>
        <table:table-row table:style-name="ro3">
          <table:table-cell office:value-type="string" table:style-name="ce27">
            <text:p>Apr to Jun 2018</text:p>
          </table:table-cell>
          <table:table-cell office:value-type="string" table:style-name="ce27">
            <text:p>ScotRail</text:p>
          </table:table-cell>
          <table:table-cell office:value-type="float" office:value="1571346" table:style-name="ce31">
            <text:p>1,571,346</text:p>
          </table:table-cell>
          <table:table-cell office:value-type="float" office:value="65.915399918286596" table:style-name="ce32">
            <text:p>65.9</text:p>
          </table:table-cell>
          <table:table-cell office:value-type="float" office:value="87.073470769645894" table:style-name="ce32">
            <text:p>87.1</text:p>
          </table:table-cell>
          <table:table-cell office:value-type="float" office:value="99.473349599642603" table:style-name="ce32">
            <text:p>99.5</text:p>
          </table:table-cell>
          <table:table-cell office:value-type="float" office:value="6234638.2142857099" table:style-name="ce31">
            <text:p>6,234,638</text:p>
          </table:table-cell>
          <table:table-cell office:value-type="float" office:value="62.7284147029496" table:style-name="ce35">
            <text:p>62.7</text:p>
          </table:table-cell>
          <table:table-cell office:value-type="float" office:value="84.960685369130402" table:style-name="ce35">
            <text:p>85.0</text:p>
          </table:table-cell>
          <table:table-cell office:value-type="float" office:value="99.434608045477702" table:style-name="ce35">
            <text:p>99.4</text:p>
          </table:table-cell>
          <table:table-cell table:number-columns-repeated="16374" table:style-name="ce1"/>
        </table:table-row>
        <table:table-row table:style-name="ro3">
          <table:table-cell office:value-type="string" table:style-name="ce27">
            <text:p>Jul to Sep 2018</text:p>
          </table:table-cell>
          <table:table-cell office:value-type="string" table:style-name="ce27">
            <text:p>ScotRail</text:p>
          </table:table-cell>
          <table:table-cell office:value-type="float" office:value="1595738.2142857099" table:style-name="ce31">
            <text:p>1,595,738</text:p>
          </table:table-cell>
          <table:table-cell office:value-type="float" office:value="62.803160740427501" table:style-name="ce32">
            <text:p>62.8</text:p>
          </table:table-cell>
          <table:table-cell office:value-type="float" office:value="84.437364077127697" table:style-name="ce32">
            <text:p>84.4</text:p>
          </table:table-cell>
          <table:table-cell office:value-type="float" office:value="99.294180234987493" table:style-name="ce32">
            <text:p>99.3</text:p>
          </table:table-cell>
          <table:table-cell office:value-type="float" office:value="6211427.2142857099" table:style-name="ce31">
            <text:p>6,211,427</text:p>
          </table:table-cell>
          <table:table-cell office:value-type="float" office:value="61.533789318560203" table:style-name="ce35">
            <text:p>61.5</text:p>
          </table:table-cell>
          <table:table-cell office:value-type="float" office:value="83.789789466490305" table:style-name="ce35">
            <text:p>83.8</text:p>
          </table:table-cell>
          <table:table-cell office:value-type="float" office:value="99.330966390160498" table:style-name="ce35">
            <text:p>99.3</text:p>
          </table:table-cell>
          <table:table-cell table:number-columns-repeated="16374" table:style-name="ce1"/>
        </table:table-row>
        <table:table-row table:style-name="ro3">
          <table:table-cell office:value-type="string" table:style-name="ce27">
            <text:p>Oct to Dec 2018</text:p>
          </table:table-cell>
          <table:table-cell office:value-type="string" table:style-name="ce27">
            <text:p>ScotRail</text:p>
          </table:table-cell>
          <table:table-cell office:value-type="float" office:value="1598728.74999999" table:style-name="ce31">
            <text:p>1,598,729</text:p>
          </table:table-cell>
          <table:table-cell office:value-type="float" office:value="54.617826373432102" table:style-name="ce32">
            <text:p>54.6</text:p>
          </table:table-cell>
          <table:table-cell office:value-type="float" office:value="78.196106929154894" table:style-name="ce32">
            <text:p>78.2</text:p>
          </table:table-cell>
          <table:table-cell office:value-type="float" office:value="99.109993755082797" table:style-name="ce32">
            <text:p>99.1</text:p>
          </table:table-cell>
          <table:table-cell office:value-type="float" office:value="6270485.1071428498" table:style-name="ce31">
            <text:p>6,270,485</text:p>
          </table:table-cell>
          <table:table-cell office:value-type="float" office:value="61.566824662910697" table:style-name="ce35">
            <text:p>61.6</text:p>
          </table:table-cell>
          <table:table-cell office:value-type="float" office:value="83.734435151329095" table:style-name="ce35">
            <text:p>83.7</text:p>
          </table:table-cell>
          <table:table-cell office:value-type="float" office:value="99.308493351189398" table:style-name="ce35">
            <text:p>99.3</text:p>
          </table:table-cell>
          <table:table-cell table:number-columns-repeated="16374" table:style-name="ce1"/>
        </table:table-row>
        <table:table-row table:style-name="ro3">
          <table:table-cell office:value-type="string" table:style-name="ce27">
            <text:p>Jan to Mar 2019</text:p>
          </table:table-cell>
          <table:table-cell office:value-type="string" table:style-name="ce27">
            <text:p>ScotRail</text:p>
          </table:table-cell>
          <table:table-cell office:value-type="float" office:value="1961869.0357142801" table:style-name="ce31">
            <text:p>1,961,869</text:p>
          </table:table-cell>
          <table:table-cell office:value-type="float" office:value="66.216910903820505" table:style-name="ce32">
            <text:p>66.2</text:p>
          </table:table-cell>
          <table:table-cell office:value-type="float" office:value="87.457395992993696" table:style-name="ce32">
            <text:p>87.5</text:p>
          </table:table-cell>
          <table:table-cell office:value-type="float" office:value="99.570578952108207" table:style-name="ce32">
            <text:p>99.6</text:p>
          </table:table-cell>
          <table:table-cell office:value-type="float" office:value="6727682" table:style-name="ce31">
            <text:p>6,727,682</text:p>
          </table:table-cell>
          <table:table-cell office:value-type="float" office:value="62.5804400386344" table:style-name="ce35">
            <text:p>62.6</text:p>
          </table:table-cell>
          <table:table-cell office:value-type="float" office:value="84.450602748465201" table:style-name="ce35">
            <text:p>84.5</text:p>
          </table:table-cell>
          <table:table-cell office:value-type="float" office:value="99.372859775476897" table:style-name="ce35">
            <text:p>99.4</text:p>
          </table:table-cell>
          <table:table-cell table:number-columns-repeated="16374" table:style-name="ce1"/>
        </table:table-row>
        <table:table-row table:style-name="ro3">
          <table:table-cell office:value-type="string" table:style-name="ce27">
            <text:p>Apr to Jun 2019</text:p>
          </table:table-cell>
          <table:table-cell office:value-type="string" table:style-name="ce27">
            <text:p>ScotRail</text:p>
          </table:table-cell>
          <table:table-cell office:value-type="float" office:value="2252093.57142857" table:style-name="ce31">
            <text:p>2,252,094</text:p>
          </table:table-cell>
          <table:table-cell office:value-type="float" office:value="70.239640512272501" table:style-name="ce32">
            <text:p>70.2</text:p>
          </table:table-cell>
          <table:table-cell office:value-type="float" office:value="90.087629573878999" table:style-name="ce32">
            <text:p>90.1</text:p>
          </table:table-cell>
          <table:table-cell office:value-type="float" office:value="99.635742107898906" table:style-name="ce32">
            <text:p>99.6</text:p>
          </table:table-cell>
          <table:table-cell office:value-type="float" office:value="7408429.57142857" table:style-name="ce31">
            <text:p>7,408,430</text:p>
          </table:table-cell>
          <table:table-cell office:value-type="float" office:value="64.201412495229604" table:style-name="ce35">
            <text:p>64.2</text:p>
          </table:table-cell>
          <table:table-cell office:value-type="float" office:value="85.607889676715104" table:style-name="ce35">
            <text:p>85.6</text:p>
          </table:table-cell>
          <table:table-cell office:value-type="float" office:value="99.431459418418797" table:style-name="ce35">
            <text:p>99.4</text:p>
          </table:table-cell>
          <table:table-cell table:number-columns-repeated="16374" table:style-name="ce1"/>
        </table:table-row>
        <table:table-row table:style-name="ro3">
          <table:table-cell office:value-type="string" table:style-name="ce27">
            <text:p>Jul to Sep 2019</text:p>
          </table:table-cell>
          <table:table-cell office:value-type="string" table:style-name="ce27">
            <text:p>ScotRail</text:p>
          </table:table-cell>
          <table:table-cell office:value-type="float" office:value="2270780.7142857099" table:style-name="ce31">
            <text:p>2,270,781</text:p>
          </table:table-cell>
          <table:table-cell office:value-type="float" office:value="67.862248760888704" table:style-name="ce32">
            <text:p>67.9</text:p>
          </table:table-cell>
          <table:table-cell office:value-type="float" office:value="88.6082099517063" table:style-name="ce32">
            <text:p>88.6</text:p>
          </table:table-cell>
          <table:table-cell office:value-type="float" office:value="99.505116710961204" table:style-name="ce32">
            <text:p>99.5</text:p>
          </table:table-cell>
          <table:table-cell office:value-type="float" office:value="8083472.07142857" table:style-name="ce31">
            <text:p>8,083,472</text:p>
          </table:table-cell>
          <table:table-cell office:value-type="float" office:value="65.5058272387177" table:style-name="ce35">
            <text:p>65.5</text:p>
          </table:table-cell>
          <table:table-cell office:value-type="float" office:value="86.681799720627396" table:style-name="ce35">
            <text:p>86.7</text:p>
          </table:table-cell>
          <table:table-cell office:value-type="float" office:value="99.479250911354697" table:style-name="ce35">
            <text:p>99.5</text:p>
          </table:table-cell>
          <table:table-cell table:number-columns-repeated="16374" table:style-name="ce1"/>
        </table:table-row>
        <table:table-row table:style-name="ro3">
          <table:table-cell office:value-type="string" table:style-name="ce27">
            <text:p>Oct to Dec 2019</text:p>
          </table:table-cell>
          <table:table-cell office:value-type="string" table:style-name="ce27">
            <text:p>ScotRail</text:p>
          </table:table-cell>
          <table:table-cell office:value-type="float" office:value="2196835.57142857" table:style-name="ce31">
            <text:p>2,196,836</text:p>
          </table:table-cell>
          <table:table-cell office:value-type="float" office:value="60.164071060913599" table:style-name="ce32">
            <text:p>60.2</text:p>
          </table:table-cell>
          <table:table-cell office:value-type="float" office:value="83.526493204608698" table:style-name="ce32">
            <text:p>83.5</text:p>
          </table:table-cell>
          <table:table-cell office:value-type="float" office:value="99.428320566810001" table:style-name="ce32">
            <text:p>99.4</text:p>
          </table:table-cell>
          <table:table-cell office:value-type="float" office:value="8681578.8928571399" table:style-name="ce31">
            <text:p>8,681,579</text:p>
          </table:table-cell>
          <table:table-cell office:value-type="float" office:value="66.159164621014099" table:style-name="ce35">
            <text:p>66.2</text:p>
          </table:table-cell>
          <table:table-cell office:value-type="float" office:value="87.446019169431096" table:style-name="ce35">
            <text:p>87.4</text:p>
          </table:table-cell>
          <table:table-cell office:value-type="float" office:value="99.534362596132198" table:style-name="ce35">
            <text:p>99.5</text:p>
          </table:table-cell>
          <table:table-cell table:number-columns-repeated="16374" table:style-name="ce1"/>
        </table:table-row>
        <table:table-row table:style-name="ro3">
          <table:table-cell office:value-type="string" table:style-name="ce27">
            <text:p>Jan to Mar 2020</text:p>
          </table:table-cell>
          <table:table-cell office:value-type="string" table:style-name="ce27">
            <text:p>ScotRail</text:p>
          </table:table-cell>
          <table:table-cell office:value-type="float" office:value="2139199.1428571399" table:style-name="ce31">
            <text:p>2,139,199</text:p>
          </table:table-cell>
          <table:table-cell office:value-type="float" office:value="67.019333136285795" table:style-name="ce32">
            <text:p>67.0</text:p>
          </table:table-cell>
          <table:table-cell office:value-type="float" office:value="87.987901213230998" table:style-name="ce32">
            <text:p>88.0</text:p>
          </table:table-cell>
          <table:table-cell office:value-type="float" office:value="99.548195406104497" table:style-name="ce32">
            <text:p>99.5</text:p>
          </table:table-cell>
          <table:table-cell office:value-type="float" office:value="8858909" table:style-name="ce31">
            <text:p>8,858,909</text:p>
          </table:table-cell>
          <table:table-cell office:value-type="float" office:value="66.354084910455597" table:style-name="ce35">
            <text:p>66.4</text:p>
          </table:table-cell>
          <table:table-cell office:value-type="float" office:value="87.574350295279004" table:style-name="ce35">
            <text:p>87.6</text:p>
          </table:table-cell>
          <table:table-cell office:value-type="float" office:value="99.529682492505501" table:style-name="ce35">
            <text:p>99.5</text:p>
          </table:table-cell>
          <table:table-cell table:number-columns-repeated="16374" table:style-name="ce1"/>
        </table:table-row>
        <table:table-row table:style-name="ro3">
          <table:table-cell office:value-type="string" table:style-name="ce27">
            <text:p>Apr to Jun 2020</text:p>
          </table:table-cell>
          <table:table-cell office:value-type="string" table:style-name="ce27">
            <text:p>ScotRail</text:p>
          </table:table-cell>
          <table:table-cell office:value-type="float" office:value="1226228.1428571399" table:style-name="ce31">
            <text:p>1,226,228</text:p>
          </table:table-cell>
          <table:table-cell office:value-type="float" office:value="84.343949861579006" table:style-name="ce32">
            <text:p>84.3</text:p>
          </table:table-cell>
          <table:table-cell office:value-type="float" office:value="96.081517457075293" table:style-name="ce32">
            <text:p>96.1</text:p>
          </table:table-cell>
          <table:table-cell office:value-type="float" office:value="99.803535161308204" table:style-name="ce32">
            <text:p>99.8</text:p>
          </table:table-cell>
          <table:table-cell office:value-type="float" office:value="7833043.57142857" table:style-name="ce31">
            <text:p>7,833,044</text:p>
          </table:table-cell>
          <table:table-cell office:value-type="float" office:value="68.053174641748896" table:style-name="ce35">
            <text:p>68.1</text:p>
          </table:table-cell>
          <table:table-cell office:value-type="float" office:value="88.183511681875899" table:style-name="ce35">
            <text:p>88.2</text:p>
          </table:table-cell>
          <table:table-cell office:value-type="float" office:value="99.542059504146394" table:style-name="ce35">
            <text:p>99.5</text:p>
          </table:table-cell>
          <table:table-cell table:number-columns-repeated="16374" table:style-name="ce1"/>
        </table:table-row>
        <table:table-row table:style-name="ro3">
          <table:table-cell office:value-type="string" table:style-name="ce27">
            <text:p>Jul to Sep 2020</text:p>
          </table:table-cell>
          <table:table-cell office:value-type="string" table:style-name="ce27">
            <text:p>ScotRail</text:p>
          </table:table-cell>
          <table:table-cell office:value-type="float" office:value="1870805.17857142" table:style-name="ce31">
            <text:p>1,870,805</text:p>
          </table:table-cell>
          <table:table-cell office:value-type="float" office:value="77.352683035923505" table:style-name="ce32">
            <text:p>77.4</text:p>
          </table:table-cell>
          <table:table-cell office:value-type="float" office:value="93.310071131519095" table:style-name="ce32">
            <text:p>93.3</text:p>
          </table:table-cell>
          <table:table-cell office:value-type="float" office:value="99.619235758781798" table:style-name="ce32">
            <text:p>99.6</text:p>
          </table:table-cell>
          <table:table-cell office:value-type="float" office:value="7433068.0357142799" table:style-name="ce31">
            <text:p>7,433,068</text:p>
          </table:table-cell>
          <table:table-cell office:value-type="float" office:value="70.452065541769002" table:style-name="ce35">
            <text:p>70.5</text:p>
          </table:table-cell>
          <table:table-cell office:value-type="float" office:value="89.344054984409496" table:style-name="ce35">
            <text:p>89.3</text:p>
          </table:table-cell>
          <table:table-cell office:value-type="float" office:value="99.572769665554105" table:style-name="ce35">
            <text:p>99.6</text:p>
          </table:table-cell>
          <table:table-cell table:number-columns-repeated="16374" table:style-name="ce1"/>
        </table:table-row>
        <table:table-row table:style-name="ro3">
          <table:table-cell office:value-type="string" table:style-name="ce27">
            <text:p>Oct to Dec 2020</text:p>
          </table:table-cell>
          <table:table-cell office:value-type="string" table:style-name="ce27">
            <text:p>ScotRail</text:p>
          </table:table-cell>
          <table:table-cell office:value-type="float" office:value="2041588.3571428501" table:style-name="ce31">
            <text:p>2,041,588</text:p>
          </table:table-cell>
          <table:table-cell office:value-type="float" office:value="72.320866627759003" table:style-name="ce32">
            <text:p>72.3</text:p>
          </table:table-cell>
          <table:table-cell office:value-type="float" office:value="90.785122941916697" table:style-name="ce32">
            <text:p>90.8</text:p>
          </table:table-cell>
          <table:table-cell office:value-type="float" office:value="99.513192406878403" table:style-name="ce32">
            <text:p>99.5</text:p>
          </table:table-cell>
          <table:table-cell office:value-type="float" office:value="7277820.82142857" table:style-name="ce31">
            <text:p>7,277,821</text:p>
          </table:table-cell>
          <table:table-cell office:value-type="float" office:value="74.081772211023306" table:style-name="ce35">
            <text:p>74.1</text:p>
          </table:table-cell>
          <table:table-cell office:value-type="float" office:value="91.504357443966597" table:style-name="ce35">
            <text:p>91.5</text:p>
          </table:table-cell>
          <table:table-cell office:value-type="float" office:value="99.599659401578194" table:style-name="ce35">
            <text:p>99.6</text:p>
          </table:table-cell>
          <table:table-cell table:number-columns-repeated="16374" table:style-name="ce1"/>
        </table:table-row>
        <table:table-row table:style-name="ro3">
          <table:table-cell office:value-type="string" table:style-name="ce27">
            <text:p>Jan to Mar 2021</text:p>
          </table:table-cell>
          <table:table-cell office:value-type="string" table:style-name="ce27">
            <text:p>ScotRail</text:p>
          </table:table-cell>
          <table:table-cell office:value-type="float" office:value="1705744.32142857" table:style-name="ce31">
            <text:p>1,705,744</text:p>
          </table:table-cell>
          <table:table-cell office:value-type="float" office:value="79.744504498989002" table:style-name="ce32">
            <text:p>79.7</text:p>
          </table:table-cell>
          <table:table-cell office:value-type="float" office:value="94.048048693279895" table:style-name="ce32">
            <text:p>94.0</text:p>
          </table:table-cell>
          <table:table-cell office:value-type="float" office:value="99.539677284995804" table:style-name="ce32">
            <text:p>99.5</text:p>
          </table:table-cell>
          <table:table-cell office:value-type="float" office:value="6844366" table:style-name="ce31">
            <text:p>6,844,366</text:p>
          </table:table-cell>
          <table:table-cell office:value-type="float" office:value="77.700388903807806" table:style-name="ce35">
            <text:p>77.7</text:p>
          </table:table-cell>
          <table:table-cell office:value-type="float" office:value="93.237357558026503" table:style-name="ce35">
            <text:p>93.2</text:p>
          </table:table-cell>
          <table:table-cell office:value-type="float" office:value="99.600795749379799" table:style-name="ce35">
            <text:p>99.6</text:p>
          </table:table-cell>
          <table:table-cell table:number-columns-repeated="16374" table:style-name="ce1"/>
        </table:table-row>
        <table:table-row table:style-name="ro3">
          <table:table-cell office:value-type="string" table:style-name="ce27">
            <text:p>Apr to Jun 2021</text:p>
          </table:table-cell>
          <table:table-cell office:value-type="string" table:style-name="ce27">
            <text:p>ScotRail</text:p>
          </table:table-cell>
          <table:table-cell office:value-type="float" office:value="1738487.8571428501" table:style-name="ce31">
            <text:p>1,738,488</text:p>
          </table:table-cell>
          <table:table-cell office:value-type="float" office:value="77.176068036138105" table:style-name="ce32">
            <text:p>77.2</text:p>
          </table:table-cell>
          <table:table-cell office:value-type="float" office:value="93.334880928951804" table:style-name="ce32">
            <text:p>93.3</text:p>
          </table:table-cell>
          <table:table-cell office:value-type="float" office:value="99.660747866680495" table:style-name="ce32">
            <text:p>99.7</text:p>
          </table:table-cell>
          <table:table-cell office:value-type="float" office:value="7356625.7142857099" table:style-name="ce31">
            <text:p>7,356,626</text:p>
          </table:table-cell>
          <table:table-cell office:value-type="float" office:value="76.469111518130006" table:style-name="ce35">
            <text:p>76.5</text:p>
          </table:table-cell>
          <table:table-cell office:value-type="float" office:value="92.786329349752293" table:style-name="ce35">
            <text:p>92.8</text:p>
          </table:table-cell>
          <table:table-cell office:value-type="float" office:value="99.581170074479004" table:style-name="ce35">
            <text:p>99.6</text:p>
          </table:table-cell>
          <table:table-cell table:number-columns-repeated="16374" table:style-name="ce1"/>
        </table:table-row>
        <table:table-row table:style-name="ro3">
          <table:table-cell office:value-type="string" table:style-name="ce27">
            <text:p>Jul to Sep 2021</text:p>
          </table:table-cell>
          <table:table-cell office:value-type="string" table:style-name="ce27">
            <text:p>ScotRail</text:p>
          </table:table-cell>
          <table:table-cell office:value-type="float" office:value="1846497.7142857099" table:style-name="ce31">
            <text:p>1,846,498</text:p>
          </table:table-cell>
          <table:table-cell office:value-type="float" office:value="72.904055275608997" table:style-name="ce32">
            <text:p>72.9</text:p>
          </table:table-cell>
          <table:table-cell office:value-type="float" office:value="91.173026866924204" table:style-name="ce32">
            <text:p>91.2</text:p>
          </table:table-cell>
          <table:table-cell office:value-type="float" office:value="99.542454270958004" table:style-name="ce32">
            <text:p>99.5</text:p>
          </table:table-cell>
          <table:table-cell office:value-type="float" office:value="7332318.25" table:style-name="ce31">
            <text:p>7,332,318</text:p>
          </table:table-cell>
          <table:table-cell office:value-type="float" office:value="75.345884444040394" table:style-name="ce35">
            <text:p>75.3</text:p>
          </table:table-cell>
          <table:table-cell office:value-type="float" office:value="92.246421226621294" table:style-name="ce35">
            <text:p>92.2</text:p>
          </table:table-cell>
          <table:table-cell office:value-type="float" office:value="99.561708000253304" table:style-name="ce35">
            <text:p>99.6</text:p>
          </table:table-cell>
          <table:table-cell table:number-columns-repeated="16374" table:style-name="ce1"/>
        </table:table-row>
        <table:table-row table:style-name="ro3">
          <table:table-cell office:value-type="string" table:style-name="ce27">
            <text:p>Oct to Dec 2021</text:p>
          </table:table-cell>
          <table:table-cell office:value-type="string" table:style-name="ce27">
            <text:p>ScotRail</text:p>
          </table:table-cell>
          <table:table-cell office:value-type="float" office:value="1859430.99999999" table:style-name="ce31">
            <text:p>1,859,431</text:p>
          </table:table-cell>
          <table:table-cell office:value-type="float" office:value="63.065421626293201" table:style-name="ce32">
            <text:p>63.1</text:p>
          </table:table-cell>
          <table:table-cell office:value-type="float" office:value="85.364386048358696" table:style-name="ce32">
            <text:p>85.4</text:p>
          </table:table-cell>
          <table:table-cell office:value-type="float" office:value="99.249248061061905" table:style-name="ce32">
            <text:p>99.2</text:p>
          </table:table-cell>
          <table:table-cell office:value-type="float" office:value="7150160.8928571399" table:style-name="ce31">
            <text:p>7,150,161</text:p>
          </table:table-cell>
          <table:table-cell office:value-type="float" office:value="73.016030283634194" table:style-name="ce35">
            <text:p>73.0</text:p>
          </table:table-cell>
          <table:table-cell office:value-type="float" office:value="90.873962601391" table:style-name="ce35">
            <text:p>90.9</text:p>
          </table:table-cell>
          <table:table-cell office:value-type="float" office:value="99.494304086713697" table:style-name="ce35">
            <text:p>99.5</text:p>
          </table:table-cell>
          <table:table-cell table:number-columns-repeated="16374" table:style-name="ce1"/>
        </table:table-row>
        <table:table-row table:style-name="ro3">
          <table:table-cell office:value-type="string" table:style-name="ce27">
            <text:p>Jan to Mar 2022</text:p>
          </table:table-cell>
          <table:table-cell office:value-type="string" table:style-name="ce27">
            <text:p>ScotRail</text:p>
          </table:table-cell>
          <table:table-cell office:value-type="float" office:value="1802666.42857142" table:style-name="ce31">
            <text:p>1,802,666</text:p>
          </table:table-cell>
          <table:table-cell office:value-type="float" office:value="72.102785833525104" table:style-name="ce32">
            <text:p>72.1</text:p>
          </table:table-cell>
          <table:table-cell office:value-type="float" office:value="90.512902910093899" table:style-name="ce32">
            <text:p>90.5</text:p>
          </table:table-cell>
          <table:table-cell office:value-type="float" office:value="99.490984188897897" table:style-name="ce32">
            <text:p>99.5</text:p>
          </table:table-cell>
          <table:table-cell office:value-type="float" office:value="7247083" table:style-name="ce31">
            <text:p>7,247,083</text:p>
          </table:table-cell>
          <table:table-cell office:value-type="float" office:value="71.205186969709004" table:style-name="ce35">
            <text:p>71.2</text:p>
          </table:table-cell>
          <table:table-cell office:value-type="float" office:value="90.0370673276406" table:style-name="ce35">
            <text:p>90.0</text:p>
          </table:table-cell>
          <table:table-cell office:value-type="float" office:value="99.482798803325394" table:style-name="ce35">
            <text:p>99.5</text:p>
          </table:table-cell>
          <table:table-cell table:number-columns-repeated="16374" table:style-name="ce1"/>
        </table:table-row>
        <table:table-row table:style-name="ro3">
          <table:table-cell office:value-type="string" table:style-name="ce27">
            <text:p>Apr to Jun 2022</text:p>
          </table:table-cell>
          <table:table-cell office:value-type="string" table:style-name="ce27">
            <text:p>ScotRail</text:p>
          </table:table-cell>
          <table:table-cell office:value-type="float" office:value="1586175.3928571399" table:style-name="ce31">
            <text:p>1,586,175</text:p>
          </table:table-cell>
          <table:table-cell office:value-type="float" office:value="74.019430971322706" table:style-name="ce32">
            <text:p>74.0</text:p>
          </table:table-cell>
          <table:table-cell office:value-type="float" office:value="91.551438724653707" table:style-name="ce32">
            <text:p>91.6</text:p>
          </table:table-cell>
          <table:table-cell office:value-type="float" office:value="99.555316245764601" table:style-name="ce32">
            <text:p>99.6</text:p>
          </table:table-cell>
          <table:table-cell office:value-type="float" office:value="7094770.5357142799" table:style-name="ce31">
            <text:p>7,094,771</text:p>
          </table:table-cell>
          <table:table-cell office:value-type="float" office:value="70.371274214420694" table:style-name="ce35">
            <text:p>70.4</text:p>
          </table:table-cell>
          <table:table-cell office:value-type="float" office:value="89.567545411654393" table:style-name="ce35">
            <text:p>89.6</text:p>
          </table:table-cell>
          <table:table-cell office:value-type="float" office:value="99.455407233421298" table:style-name="ce35">
            <text:p>99.5</text:p>
          </table:table-cell>
          <table:table-cell table:number-columns-repeated="16374" table:style-name="ce1"/>
        </table:table-row>
        <table:table-row table:style-name="ro3">
          <table:table-cell office:value-type="string" table:style-name="ce27">
            <text:p>Jul to Sep 2022</text:p>
          </table:table-cell>
          <table:table-cell office:value-type="string" table:style-name="ce27">
            <text:p>ScotRail</text:p>
          </table:table-cell>
          <table:table-cell office:value-type="float" office:value="1817563.5357142801" table:style-name="ce31">
            <text:p>1,817,564</text:p>
          </table:table-cell>
          <table:table-cell office:value-type="float" office:value="70.528265478791695" table:style-name="ce32">
            <text:p>70.5</text:p>
          </table:table-cell>
          <table:table-cell office:value-type="float" office:value="89.520230762614901" table:style-name="ce32">
            <text:p>89.5</text:p>
          </table:table-cell>
          <table:table-cell office:value-type="float" office:value="99.380878392952198" table:style-name="ce32">
            <text:p>99.4</text:p>
          </table:table-cell>
          <table:table-cell office:value-type="float" office:value="7065836.3571428498" table:style-name="ce31">
            <text:p>7,065,836</text:p>
          </table:table-cell>
          <table:table-cell office:value-type="float" office:value="69.749772014149102" table:style-name="ce35">
            <text:p>69.7</text:p>
          </table:table-cell>
          <table:table-cell office:value-type="float" office:value="89.135818003305999" table:style-name="ce35">
            <text:p>89.1</text:p>
          </table:table-cell>
          <table:table-cell office:value-type="float" office:value="99.413488196003499" table:style-name="ce35">
            <text:p>99.4</text:p>
          </table:table-cell>
          <table:table-cell table:number-columns-repeated="16374" table:style-name="ce1"/>
        </table:table-row>
        <table:table-row table:style-name="ro3">
          <table:table-cell office:value-type="string" table:style-name="ce27">
            <text:p>Oct to Dec 2022</text:p>
          </table:table-cell>
          <table:table-cell office:value-type="string" table:style-name="ce27">
            <text:p>ScotRail</text:p>
          </table:table-cell>
          <table:table-cell office:value-type="float" office:value="1705203.57142857" table:style-name="ce31">
            <text:p>1,705,204</text:p>
          </table:table-cell>
          <table:table-cell office:value-type="float" office:value="62.402048770884001" table:style-name="ce32">
            <text:p>62.4</text:p>
          </table:table-cell>
          <table:table-cell office:value-type="float" office:value="84.463876328129999" table:style-name="ce32">
            <text:p>84.5</text:p>
          </table:table-cell>
          <table:table-cell office:value-type="float" office:value="99.062114494080106" table:style-name="ce32">
            <text:p>99.1</text:p>
          </table:table-cell>
          <table:table-cell office:value-type="float" office:value="6911608.9285714198" table:style-name="ce31">
            <text:p>6,911,609</text:p>
          </table:table-cell>
          <table:table-cell office:value-type="float" office:value="69.735263729424105" table:style-name="ce35">
            <text:p>69.7</text:p>
          </table:table-cell>
          <table:table-cell office:value-type="float" office:value="88.997804676965501" table:style-name="ce35">
            <text:p>89.0</text:p>
          </table:table-cell>
          <table:table-cell office:value-type="float" office:value="99.370984273095303" table:style-name="ce35">
            <text:p>99.4</text:p>
          </table:table-cell>
          <table:table-cell table:number-columns-repeated="16374" table:style-name="ce1"/>
        </table:table-row>
        <table:table-row table:style-name="ro3">
          <table:table-cell office:value-type="string" table:style-name="ce27">
            <text:p>Jan to Mar 2023</text:p>
          </table:table-cell>
          <table:table-cell office:value-type="string" table:style-name="ce27">
            <text:p>ScotRail</text:p>
          </table:table-cell>
          <table:table-cell office:value-type="float" office:value="1934300.5" table:style-name="ce31">
            <text:p>1,934,301</text:p>
          </table:table-cell>
          <table:table-cell office:value-type="float" office:value="70.279411084265305" table:style-name="ce32">
            <text:p>70.3</text:p>
          </table:table-cell>
          <table:table-cell office:value-type="float" office:value="89.838652267318295" table:style-name="ce32">
            <text:p>89.8</text:p>
          </table:table-cell>
          <table:table-cell office:value-type="float" office:value="99.512704980430897" table:style-name="ce32">
            <text:p>99.5</text:p>
          </table:table-cell>
          <table:table-cell office:value-type="float" office:value="7043243" table:style-name="ce31">
            <text:p>7,043,243</text:p>
          </table:table-cell>
          <table:table-cell office:value-type="float" office:value="69.278754119373701" table:style-name="ce35">
            <text:p>69.3</text:p>
          </table:table-cell>
          <table:table-cell office:value-type="float" office:value="88.840950113463293" table:style-name="ce35">
            <text:p>88.8</text:p>
          </table:table-cell>
          <table:table-cell office:value-type="float" office:value="99.379192227216905" table:style-name="ce35">
            <text:p>99.4</text:p>
          </table:table-cell>
          <table:table-cell table:number-columns-repeated="16374" table:style-name="ce1"/>
        </table:table-row>
        <table:table-row table:style-name="ro3">
          <table:table-cell office:value-type="string" table:style-name="ce27">
            <text:p>Apr to Jun 2023</text:p>
          </table:table-cell>
          <table:table-cell office:value-type="string" table:style-name="ce27">
            <text:p>ScotRail</text:p>
          </table:table-cell>
          <table:table-cell office:value-type="float" office:value="2024468.7857142801" table:style-name="ce31">
            <text:p>2,024,469</text:p>
          </table:table-cell>
          <table:table-cell office:value-type="float" office:value="73.723452603774703" table:style-name="ce32">
            <text:p>73.7</text:p>
          </table:table-cell>
          <table:table-cell office:value-type="float" office:value="91.355527726973705" table:style-name="ce32">
            <text:p>91.4</text:p>
          </table:table-cell>
          <table:table-cell office:value-type="float" office:value="99.523197672701599" table:style-name="ce32">
            <text:p>99.5</text:p>
          </table:table-cell>
          <table:table-cell office:value-type="float" office:value="7481536.3928571399" table:style-name="ce31">
            <text:p>7,481,536</text:p>
          </table:table-cell>
          <table:table-cell office:value-type="float" office:value="69.476388441776194" table:style-name="ce35">
            <text:p>69.5</text:p>
          </table:table-cell>
          <table:table-cell office:value-type="float" office:value="88.9467269898377" table:style-name="ce35">
            <text:p>88.9</text:p>
          </table:table-cell>
          <table:table-cell office:value-type="float" office:value="99.380819024762999" table:style-name="ce35">
            <text:p>99.4</text:p>
          </table:table-cell>
          <table:table-cell table:number-columns-repeated="16374" table:style-name="ce1"/>
        </table:table-row>
        <table:table-row table:style-name="ro3">
          <table:table-cell office:value-type="string" table:style-name="ce27">
            <text:p>Jul to Sep 2023</text:p>
          </table:table-cell>
          <table:table-cell office:value-type="string" table:style-name="ce27">
            <text:p>ScotRail</text:p>
          </table:table-cell>
          <table:table-cell office:value-type="float" office:value="2028634.7142857099" table:style-name="ce31">
            <text:p>2,028,635</text:p>
          </table:table-cell>
          <table:table-cell office:value-type="float" office:value="72.059089987544695" table:style-name="ce32">
            <text:p>72.1</text:p>
          </table:table-cell>
          <table:table-cell office:value-type="float" office:value="90.501894905672998" table:style-name="ce32">
            <text:p>90.5</text:p>
          </table:table-cell>
          <table:table-cell office:value-type="float" office:value="99.469555280775296" table:style-name="ce32">
            <text:p>99.5</text:p>
          </table:table-cell>
          <table:table-cell office:value-type="float" office:value="7692607.57142857" table:style-name="ce31">
            <text:p>7,692,608</text:p>
          </table:table-cell>
          <table:table-cell office:value-type="float" office:value="69.908947185343195" table:style-name="ce35">
            <text:p>69.9</text:p>
          </table:table-cell>
          <table:table-cell office:value-type="float" office:value="89.221339734085703" table:style-name="ce35">
            <text:p>89.2</text:p>
          </table:table-cell>
          <table:table-cell office:value-type="float" office:value="99.404205833752798" table:style-name="ce35">
            <text:p>99.4</text:p>
          </table:table-cell>
          <table:table-cell table:number-columns-repeated="16374" table:style-name="ce1"/>
        </table:table-row>
        <table:table-row table:style-name="ro3">
          <table:table-cell office:value-type="string" table:style-name="ce27">
            <text:p>Oct to Dec 2023</text:p>
          </table:table-cell>
          <table:table-cell office:value-type="string" table:style-name="ce27">
            <text:p>ScotRail</text:p>
          </table:table-cell>
          <table:table-cell office:value-type="float" office:value="1939856.1428571399" table:style-name="ce31">
            <text:p>1,939,856</text:p>
          </table:table-cell>
          <table:table-cell office:value-type="float" office:value="62.944494484973902" table:style-name="ce32">
            <text:p>62.9</text:p>
          </table:table-cell>
          <table:table-cell office:value-type="float" office:value="84.929011304446504" table:style-name="ce32">
            <text:p>84.9</text:p>
          </table:table-cell>
          <table:table-cell office:value-type="float" office:value="99.075244386678705" table:style-name="ce32">
            <text:p>99.1</text:p>
          </table:table-cell>
          <table:table-cell office:value-type="float" office:value="7927260.1428571399" table:style-name="ce31">
            <text:p>7,927,260</text:p>
          </table:table-cell>
          <table:table-cell office:value-type="float" office:value="69.819477891667802" table:style-name="ce35">
            <text:p>69.8</text:p>
          </table:table-cell>
          <table:table-cell office:value-type="float" office:value="89.194337203985498" table:style-name="ce35">
            <text:p>89.2</text:p>
          </table:table-cell>
          <table:table-cell office:value-type="float" office:value="99.397292662150306" table:style-name="ce35">
            <text:p>99.4</text:p>
          </table:table-cell>
          <table:table-cell table:number-columns-repeated="16374" table:style-name="ce1"/>
        </table:table-row>
        <table:table-row table:style-name="ro3">
          <table:table-cell office:value-type="string" table:style-name="ce27">
            <text:p>Jan to Mar 2024</text:p>
          </table:table-cell>
          <table:table-cell office:value-type="string" table:style-name="ce27">
            <text:p>ScotRail</text:p>
          </table:table-cell>
          <table:table-cell office:value-type="float" office:value="1964435.3571428501" table:style-name="ce31">
            <text:p>1,964,435</text:p>
          </table:table-cell>
          <table:table-cell office:value-type="float" office:value="70.155953573718605" table:style-name="ce32">
            <text:p>70.2</text:p>
          </table:table-cell>
          <table:table-cell office:value-type="float" office:value="89.663645624087906" table:style-name="ce32">
            <text:p>89.7</text:p>
          </table:table-cell>
          <table:table-cell office:value-type="float" office:value="99.490613351455494" table:style-name="ce32">
            <text:p>99.5</text:p>
          </table:table-cell>
          <table:table-cell office:value-type="float" office:value="7957395" table:style-name="ce31">
            <text:p>7,957,395</text:p>
          </table:table-cell>
          <table:table-cell office:value-type="float" office:value="69.790741819401902" table:style-name="ce35">
            <text:p>69.8</text:p>
          </table:table-cell>
          <table:table-cell office:value-type="float" office:value="89.153573499870205" table:style-name="ce35">
            <text:p>89.2</text:p>
          </table:table-cell>
          <table:table-cell office:value-type="float" office:value="99.392275989818202" table:style-name="ce35">
            <text:p>99.4</text:p>
          </table:table-cell>
          <table:table-cell table:number-columns-repeated="16374" table:style-name="ce1"/>
        </table:table-row>
        <table:table-row table:style-name="ro3">
          <table:table-cell office:value-type="string" table:style-name="ce27">
            <text:p>Apr to Jun 2024</text:p>
          </table:table-cell>
          <table:table-cell office:value-type="string" table:style-name="ce27">
            <text:p>ScotRail</text:p>
          </table:table-cell>
          <table:table-cell office:value-type="float" office:value="2058564" table:style-name="ce31">
            <text:p>2,058,564</text:p>
          </table:table-cell>
          <table:table-cell office:value-type="float" office:value="72.273834714740104" table:style-name="ce32">
            <text:p>72.3</text:p>
          </table:table-cell>
          <table:table-cell office:value-type="float" office:value="90.6321660563938" table:style-name="ce32">
            <text:p>90.6</text:p>
          </table:table-cell>
          <table:table-cell office:value-type="float" office:value="99.558235741031098" table:style-name="ce32">
            <text:p>99.6</text:p>
          </table:table-cell>
          <table:table-cell office:value-type="float" office:value="7991490.2142857099" table:style-name="ce31">
            <text:p>7,991,490</text:p>
          </table:table-cell>
          <table:table-cell office:value-type="float" office:value="69.434106885643104" table:style-name="ce35">
            <text:p>69.4</text:p>
          </table:table-cell>
          <table:table-cell office:value-type="float" office:value="88.976634011126606" table:style-name="ce35">
            <text:p>89.0</text:p>
          </table:table-cell>
          <table:table-cell office:value-type="float" office:value="99.401860173352404" table:style-name="ce35">
            <text:p>99.4</text:p>
          </table:table-cell>
          <table:table-cell table:number-columns-repeated="16374" table:style-name="ce1"/>
        </table:table-row>
        <table:table-row table:style-name="ro3">
          <table:table-cell office:value-type="string" table:style-name="ce27">
            <text:p>Jul to Sep 2024</text:p>
          </table:table-cell>
          <table:table-cell office:value-type="string" table:style-name="ce27">
            <text:p>ScotRail</text:p>
          </table:table-cell>
          <table:table-cell office:value-type="float" office:value="1701927.1428571399" table:style-name="ce31">
            <text:p>1,701,927</text:p>
          </table:table-cell>
          <table:table-cell office:value-type="float" office:value="70.1945273803058" table:style-name="ce32">
            <text:p>70.2</text:p>
          </table:table-cell>
          <table:table-cell office:value-type="float" office:value="89.630897411253898" table:style-name="ce32">
            <text:p>89.6</text:p>
          </table:table-cell>
          <table:table-cell office:value-type="float" office:value="99.527904921227901" table:style-name="ce32">
            <text:p>99.5</text:p>
          </table:table-cell>
          <table:table-cell office:value-type="float" office:value="7664782.6428571399" table:style-name="ce31">
            <text:p>7,664,783</text:p>
          </table:table-cell>
          <table:table-cell office:value-type="float" office:value="68.908201357345305" table:style-name="ce35">
            <text:p>68.9</text:p>
          </table:table-cell>
          <table:table-cell office:value-type="float" office:value="88.718219826138494" table:style-name="ce35">
            <text:p>88.7</text:p>
          </table:table-cell>
          <table:table-cell office:value-type="float" office:value="99.411930952435796" table:style-name="ce35">
            <text:p>99.4</text:p>
          </table:table-cell>
          <table:table-cell table:number-columns-repeated="16374" table:style-name="ce1"/>
        </table:table-row>
        <table:table-row table:style-name="ro3">
          <table:table-cell office:value-type="string" table:style-name="ce27">
            <text:p>Oct to Dec 2024</text:p>
          </table:table-cell>
          <table:table-cell office:value-type="string" table:style-name="ce27">
            <text:p>ScotRail</text:p>
          </table:table-cell>
          <table:table-cell office:value-type="float" office:value="2023533.2857142801" table:style-name="ce31">
            <text:p>2,023,533</text:p>
          </table:table-cell>
          <table:table-cell office:value-type="float" office:value="62.515756562442803" table:style-name="ce32">
            <text:p>62.5</text:p>
          </table:table-cell>
          <table:table-cell office:value-type="float" office:value="84.645146505761801" table:style-name="ce32">
            <text:p>84.6</text:p>
          </table:table-cell>
          <table:table-cell office:value-type="float" office:value="99.117787818520796" table:style-name="ce32">
            <text:p>99.1</text:p>
          </table:table-cell>
          <table:table-cell office:value-type="float" office:value="7748459.7857142799" table:style-name="ce31">
            <text:p>7,748,460</text:p>
          </table:table-cell>
          <table:table-cell office:value-type="float" office:value="68.731831930801107" table:style-name="ce35">
            <text:p>68.7</text:p>
          </table:table-cell>
          <table:table-cell office:value-type="float" office:value="88.603167281991702" table:style-name="ce35">
            <text:p>88.6</text:p>
          </table:table-cell>
          <table:table-cell office:value-type="float" office:value="99.419405351498497" table:style-name="ce35">
            <text:p>99.4</text:p>
          </table:table-cell>
          <table:table-cell table:number-columns-repeated="16374" table:style-name="ce1"/>
        </table:table-row>
        <table:table-row table:style-name="ro3">
          <table:table-cell office:value-type="string" table:style-name="ce27">
            <text:p>Jan to Mar 2025</text:p>
          </table:table-cell>
          <table:table-cell office:value-type="string" table:style-name="ce27">
            <text:p>ScotRail</text:p>
          </table:table-cell>
          <table:table-cell office:value-type="float" office:value="2038030.57142857" table:style-name="ce31">
            <text:p>2,038,031</text:p>
          </table:table-cell>
          <table:table-cell office:value-type="float" office:value="71.791808254103003" table:style-name="ce32">
            <text:p>71.8</text:p>
          </table:table-cell>
          <table:table-cell office:value-type="float" office:value="90.561181824413893" table:style-name="ce32">
            <text:p>90.6</text:p>
          </table:table-cell>
          <table:table-cell office:value-type="float" office:value="99.568680239900999" table:style-name="ce32">
            <text:p>99.6</text:p>
          </table:table-cell>
          <table:table-cell office:value-type="float" office:value="7822055" table:style-name="ce31">
            <text:p>7,822,055</text:p>
          </table:table-cell>
          <table:table-cell office:value-type="float" office:value="69.171451747654501" table:style-name="ce35">
            <text:p>69.2</text:p>
          </table:table-cell>
          <table:table-cell office:value-type="float" office:value="88.846997368338606" table:style-name="ce35">
            <text:p>88.8</text:p>
          </table:table-cell>
          <table:table-cell office:value-type="float" office:value="99.440415594111698" table:style-name="ce35">
            <text:p>99.4</text:p>
          </table:table-cell>
          <table:table-cell table:number-columns-repeated="16374" table:style-name="ce1"/>
        </table:table-row>
        <table:table-row table:style-name="ro3">
          <table:table-cell office:value-type="string" table:style-name="ce27">
            <text:p>Apr to Jun 2025 [p]</text:p>
          </table:table-cell>
          <table:table-cell office:value-type="string" table:style-name="ce27">
            <text:p>ScotRail</text:p>
          </table:table-cell>
          <table:table-cell office:value-type="float" office:value="2187930.4999999902" table:style-name="ce31">
            <text:p>2,187,930</text:p>
          </table:table-cell>
          <table:table-cell office:value-type="float" office:value="73.168565324303302" table:style-name="ce32">
            <text:p>73.2</text:p>
          </table:table-cell>
          <table:table-cell office:value-type="float" office:value="90.897081250328299" table:style-name="ce32">
            <text:p>90.9</text:p>
          </table:table-cell>
          <table:table-cell office:value-type="float" office:value="99.508260039730303" table:style-name="ce32">
            <text:p>99.5</text:p>
          </table:table-cell>
          <table:table-cell office:value-type="float" office:value="7951421.5" table:style-name="ce33">
            <text:p>7,951,422</text:p>
          </table:table-cell>
          <table:table-cell office:value-type="float" office:value="69.468122326123805" table:style-name="ce34">
            <text:p>69.5</text:p>
          </table:table-cell>
          <table:table-cell office:value-type="float" office:value="88.948936003814794" table:style-name="ce34">
            <text:p>88.9</text:p>
          </table:table-cell>
          <table:table-cell office:value-type="float" office:value="99.4285810584757" table:style-name="ce34">
            <text:p>99.4</text:p>
          </table:table-cell>
          <table:table-cell table:number-columns-repeated="16374" table:style-name="ce1"/>
        </table:table-row>
        <table:table-row table:style-name="ro3">
          <table:table-cell office:value-type="string" table:style-name="ce36">
            <text:p>Jul to Sep 2025 [p]</text:p>
          </table:table-cell>
          <table:table-cell office:value-type="string" table:style-name="ce27">
            <text:p>ScotRail</text:p>
          </table:table-cell>
          <table:table-cell office:value-type="float" office:value="2183340.8571428498" table:style-name="ce31">
            <text:p>2,183,341</text:p>
          </table:table-cell>
          <table:table-cell office:value-type="float" office:value="69.816456248634907" table:style-name="ce32">
            <text:p>69.8</text:p>
          </table:table-cell>
          <table:table-cell office:value-type="float" office:value="88.765594875376394" table:style-name="ce32">
            <text:p>88.8</text:p>
          </table:table-cell>
          <table:table-cell office:value-type="float" office:value="99.200402973529506" table:style-name="ce32">
            <text:p>99.2</text:p>
          </table:table-cell>
          <table:table-cell office:value-type="float" office:value="8432835.2142857108" table:style-name="ce33">
            <text:p>8,432,835</text:p>
          </table:table-cell>
          <table:table-cell office:value-type="float" office:value="69.411705144786396" table:style-name="ce34">
            <text:p>69.4</text:p>
          </table:table-cell>
          <table:table-cell office:value-type="float" office:value="88.763832801089805" table:style-name="ce34">
            <text:p>88.8</text:p>
          </table:table-cell>
          <table:table-cell office:value-type="float" office:value="99.349457905163305" table:style-name="ce34">
            <text:p>99.3</text:p>
          </table:table-cell>
          <table:table-cell table:number-columns-repeated="16374" table:style-name="ce1"/>
        </table:table-row>
        <table:table-row table:style-name="ro3">
          <table:table-cell office:value-type="string" table:style-name="ce27">
            <text:p>Apr to Jun 2014</text:p>
          </table:table-cell>
          <table:table-cell office:value-type="string" table:style-name="ce27">
            <text:p>South Western Railway</text:p>
          </table:table-cell>
          <table:table-cell office:value-type="float" office:value="1440022.82142857" table:style-name="ce31">
            <text:p>1,440,023</text:p>
          </table:table-cell>
          <table:table-cell office:value-type="float" office:value="74.721965591864702" table:style-name="ce32">
            <text:p>74.7</text:p>
          </table:table-cell>
          <table:table-cell office:value-type="float" office:value="90.807588639654199" table:style-name="ce32">
            <text:p>90.8</text:p>
          </table:table-cell>
          <table:table-cell office:value-type="float" office:value="99.126692907818196" table:style-name="ce32">
            <text:p>99.1</text:p>
          </table:table-cell>
          <table:table-cell office:value-type="float" office:value="5644583.5357142845" table:style-name="ce33">
            <text:p>5,644,584</text:p>
          </table:table-cell>
          <table:table-cell office:value-type="float" office:value="70.023894398535873" table:style-name="ce34">
            <text:p>70.0</text:p>
          </table:table-cell>
          <table:table-cell office:value-type="float" office:value="87.620114754891517" table:style-name="ce34">
            <text:p>87.6</text:p>
          </table:table-cell>
          <table:table-cell office:value-type="float" office:value="98.697075203049096" table:style-name="ce34">
            <text:p>98.7</text:p>
          </table:table-cell>
          <table:table-cell table:number-columns-repeated="16374" table:style-name="ce1"/>
        </table:table-row>
        <table:table-row table:style-name="ro3">
          <table:table-cell office:value-type="string" table:style-name="ce27">
            <text:p>Jul to Sep 2014</text:p>
          </table:table-cell>
          <table:table-cell office:value-type="string" table:style-name="ce27">
            <text:p>South Western Railway</text:p>
          </table:table-cell>
          <table:table-cell office:value-type="float" office:value="1455745.82142857" table:style-name="ce31">
            <text:p>1,455,746</text:p>
          </table:table-cell>
          <table:table-cell office:value-type="float" office:value="73.126916804034806" table:style-name="ce32">
            <text:p>73.1</text:p>
          </table:table-cell>
          <table:table-cell office:value-type="float" office:value="89.814143623924906" table:style-name="ce32">
            <text:p>89.8</text:p>
          </table:table-cell>
          <table:table-cell office:value-type="float" office:value="98.885124740796201" table:style-name="ce32">
            <text:p>98.9</text:p>
          </table:table-cell>
          <table:table-cell office:value-type="float" office:value="5642861.7857142827" table:style-name="ce33">
            <text:p>5,642,862</text:p>
          </table:table-cell>
          <table:table-cell office:value-type="float" office:value="69.457114370728675" table:style-name="ce34">
            <text:p>69.5</text:p>
          </table:table-cell>
          <table:table-cell office:value-type="float" office:value="87.281233249618197" table:style-name="ce34">
            <text:p>87.3</text:p>
          </table:table-cell>
          <table:table-cell office:value-type="float" office:value="98.624208726916876" table:style-name="ce34">
            <text:p>98.6</text:p>
          </table:table-cell>
          <table:table-cell table:number-columns-repeated="16374" table:style-name="ce1"/>
        </table:table-row>
        <table:table-row table:style-name="ro3">
          <table:table-cell office:value-type="string" table:style-name="ce27">
            <text:p>Oct to Dec 2014</text:p>
          </table:table-cell>
          <table:table-cell office:value-type="string" table:style-name="ce27">
            <text:p>South Western Railway</text:p>
          </table:table-cell>
          <table:table-cell office:value-type="float" office:value="1398093.9642857099" table:style-name="ce31">
            <text:p>1,398,094</text:p>
          </table:table-cell>
          <table:table-cell office:value-type="float" office:value="63.334637915584601" table:style-name="ce32">
            <text:p>63.3</text:p>
          </table:table-cell>
          <table:table-cell office:value-type="float" office:value="83.419911664939903" table:style-name="ce32">
            <text:p>83.4</text:p>
          </table:table-cell>
          <table:table-cell office:value-type="float" office:value="98.7249860658507" table:style-name="ce32">
            <text:p>98.7</text:p>
          </table:table-cell>
          <table:table-cell office:value-type="float" office:value="5669037.3214285644" table:style-name="ce33">
            <text:p>5,669,037</text:p>
          </table:table-cell>
          <table:table-cell office:value-type="float" office:value="69.526788199646774" table:style-name="ce34">
            <text:p>69.5</text:p>
          </table:table-cell>
          <table:table-cell office:value-type="float" office:value="87.373791008671148" table:style-name="ce34">
            <text:p>87.4</text:p>
          </table:table-cell>
          <table:table-cell office:value-type="float" office:value="98.728710206497922" table:style-name="ce34">
            <text:p>98.7</text:p>
          </table:table-cell>
          <table:table-cell table:number-columns-repeated="16374" table:style-name="ce1"/>
        </table:table-row>
        <table:table-row table:style-name="ro3">
          <table:table-cell office:value-type="string" table:style-name="ce27">
            <text:p>Jan to Mar 2015</text:p>
          </table:table-cell>
          <table:table-cell office:value-type="string" table:style-name="ce27">
            <text:p>South Western Railway</text:p>
          </table:table-cell>
          <table:table-cell office:value-type="float" office:value="1370764.3928571399" table:style-name="ce31">
            <text:p>1,370,764</text:p>
          </table:table-cell>
          <table:table-cell office:value-type="float" office:value="69.617496786138801" table:style-name="ce32">
            <text:p>69.6</text:p>
          </table:table-cell>
          <table:table-cell office:value-type="float" office:value="87.354370552842994" table:style-name="ce32">
            <text:p>87.4</text:p>
          </table:table-cell>
          <table:table-cell office:value-type="float" office:value="98.987751958936897" table:style-name="ce32">
            <text:p>99.0</text:p>
          </table:table-cell>
          <table:table-cell office:value-type="float" office:value="5664627" table:style-name="ce31">
            <text:p>5,664,627</text:p>
          </table:table-cell>
          <table:table-cell office:value-type="float" office:value="70.2663211540671" table:style-name="ce35">
            <text:p>70.3</text:p>
          </table:table-cell>
          <table:table-cell office:value-type="float" office:value="87.893289355150799" table:style-name="ce35">
            <text:p>87.9</text:p>
          </table:table-cell>
          <table:table-cell office:value-type="float" office:value="98.931844938775299" table:style-name="ce35">
            <text:p>98.9</text:p>
          </table:table-cell>
          <table:table-cell table:number-columns-repeated="16374" table:style-name="ce1"/>
        </table:table-row>
        <table:table-row table:style-name="ro3">
          <table:table-cell office:value-type="string" table:style-name="ce27">
            <text:p>Apr to Jun 2015</text:p>
          </table:table-cell>
          <table:table-cell office:value-type="string" table:style-name="ce27">
            <text:p>South Western Railway</text:p>
          </table:table-cell>
          <table:table-cell office:value-type="float" office:value="1435717.82142857" table:style-name="ce31">
            <text:p>1,435,718</text:p>
          </table:table-cell>
          <table:table-cell office:value-type="float" office:value="75.265240018438703" table:style-name="ce32">
            <text:p>75.3</text:p>
          </table:table-cell>
          <table:table-cell office:value-type="float" office:value="90.952681484689805" table:style-name="ce32">
            <text:p>91.0</text:p>
          </table:table-cell>
          <table:table-cell office:value-type="float" office:value="99.277362476147104" table:style-name="ce32">
            <text:p>99.3</text:p>
          </table:table-cell>
          <table:table-cell office:value-type="float" office:value="5660322" table:style-name="ce31">
            <text:p>5,660,322</text:p>
          </table:table-cell>
          <table:table-cell office:value-type="float" office:value="70.400731745346903" table:style-name="ce35">
            <text:p>70.4</text:p>
          </table:table-cell>
          <table:table-cell office:value-type="float" office:value="87.927875077475406" table:style-name="ce35">
            <text:p>87.9</text:p>
          </table:table-cell>
          <table:table-cell office:value-type="float" office:value="98.969913473372799" table:style-name="ce35">
            <text:p>99.0</text:p>
          </table:table-cell>
          <table:table-cell table:number-columns-repeated="16374" table:style-name="ce1"/>
        </table:table-row>
        <table:table-row table:style-name="ro3">
          <table:table-cell office:value-type="string" table:style-name="ce27">
            <text:p>Jul to Sep 2015</text:p>
          </table:table-cell>
          <table:table-cell office:value-type="string" table:style-name="ce27">
            <text:p>South Western Railway</text:p>
          </table:table-cell>
          <table:table-cell office:value-type="float" office:value="1453776.1428571399" table:style-name="ce31">
            <text:p>1,453,776</text:p>
          </table:table-cell>
          <table:table-cell office:value-type="float" office:value="72.834201826907304" table:style-name="ce32">
            <text:p>72.8</text:p>
          </table:table-cell>
          <table:table-cell office:value-type="float" office:value="89.552547538022395" table:style-name="ce32">
            <text:p>89.6</text:p>
          </table:table-cell>
          <table:table-cell office:value-type="float" office:value="98.920663065339298" table:style-name="ce32">
            <text:p>98.9</text:p>
          </table:table-cell>
          <table:table-cell office:value-type="float" office:value="5658352.32142857" table:style-name="ce31">
            <text:p>5,658,352</text:p>
          </table:table-cell>
          <table:table-cell office:value-type="float" office:value="70.324576756364493" table:style-name="ce35">
            <text:p>70.3</text:p>
          </table:table-cell>
          <table:table-cell office:value-type="float" office:value="87.860007707316797" table:style-name="ce35">
            <text:p>87.9</text:p>
          </table:table-cell>
          <table:table-cell office:value-type="float" office:value="98.979073697406804" table:style-name="ce35">
            <text:p>99.0</text:p>
          </table:table-cell>
          <table:table-cell table:number-columns-repeated="16374" table:style-name="ce1"/>
        </table:table-row>
        <table:table-row table:style-name="ro3">
          <table:table-cell office:value-type="string" table:style-name="ce27">
            <text:p>Oct to Dec 2015</text:p>
          </table:table-cell>
          <table:table-cell office:value-type="string" table:style-name="ce27">
            <text:p>South Western Railway</text:p>
          </table:table-cell>
          <table:table-cell office:value-type="float" office:value="1417676.1071428501" table:style-name="ce31">
            <text:p>1,417,676</text:p>
          </table:table-cell>
          <table:table-cell office:value-type="float" office:value="63.003384487555799" table:style-name="ce32">
            <text:p>63.0</text:p>
          </table:table-cell>
          <table:table-cell office:value-type="float" office:value="83.0838753693765" table:style-name="ce32">
            <text:p>83.1</text:p>
          </table:table-cell>
          <table:table-cell office:value-type="float" office:value="98.788840318175602" table:style-name="ce32">
            <text:p>98.8</text:p>
          </table:table-cell>
          <table:table-cell office:value-type="float" office:value="5677934.4642857099" table:style-name="ce31">
            <text:p>5,677,934</text:p>
          </table:table-cell>
          <table:table-cell office:value-type="float" office:value="70.217761847689005" table:style-name="ce35">
            <text:p>70.2</text:p>
          </table:table-cell>
          <table:table-cell office:value-type="float" office:value="87.760792539213398" table:style-name="ce35">
            <text:p>87.8</text:p>
          </table:table-cell>
          <table:table-cell office:value-type="float" office:value="98.994140632063903" table:style-name="ce35">
            <text:p>99.0</text:p>
          </table:table-cell>
          <table:table-cell table:number-columns-repeated="16374" table:style-name="ce1"/>
        </table:table-row>
        <table:table-row table:style-name="ro3">
          <table:table-cell office:value-type="string" table:style-name="ce27">
            <text:p>Jan to Mar 2016</text:p>
          </table:table-cell>
          <table:table-cell office:value-type="string" table:style-name="ce27">
            <text:p>South Western Railway</text:p>
          </table:table-cell>
          <table:table-cell office:value-type="float" office:value="1387867.92857142" table:style-name="ce31">
            <text:p>1,387,868</text:p>
          </table:table-cell>
          <table:table-cell office:value-type="float" office:value="66.648298307100106" table:style-name="ce32">
            <text:p>66.6</text:p>
          </table:table-cell>
          <table:table-cell office:value-type="float" office:value="86.074207555051899" table:style-name="ce32">
            <text:p>86.1</text:p>
          </table:table-cell>
          <table:table-cell office:value-type="float" office:value="98.682763710894406" table:style-name="ce32">
            <text:p>98.7</text:p>
          </table:table-cell>
          <table:table-cell office:value-type="float" office:value="5695038" table:style-name="ce31">
            <text:p>5,695,038</text:p>
          </table:table-cell>
          <table:table-cell office:value-type="float" office:value="69.492372131669697" table:style-name="ce35">
            <text:p>69.5</text:p>
          </table:table-cell>
          <table:table-cell office:value-type="float" office:value="87.4475991204975" table:style-name="ce35">
            <text:p>87.4</text:p>
          </table:table-cell>
          <table:table-cell office:value-type="float" office:value="98.919796496529003" table:style-name="ce35">
            <text:p>98.9</text:p>
          </table:table-cell>
          <table:table-cell table:number-columns-repeated="16374" table:style-name="ce1"/>
        </table:table-row>
        <table:table-row table:style-name="ro3">
          <table:table-cell office:value-type="string" table:style-name="ce27">
            <text:p>Apr to Jun 2016</text:p>
          </table:table-cell>
          <table:table-cell office:value-type="string" table:style-name="ce27">
            <text:p>South Western Railway</text:p>
          </table:table-cell>
          <table:table-cell office:value-type="float" office:value="1435747.4642857099" table:style-name="ce31">
            <text:p>1,435,747</text:p>
          </table:table-cell>
          <table:table-cell office:value-type="float" office:value="70.359764571609702" table:style-name="ce32">
            <text:p>70.4</text:p>
          </table:table-cell>
          <table:table-cell office:value-type="float" office:value="88.097546203472007" table:style-name="ce32">
            <text:p>88.1</text:p>
          </table:table-cell>
          <table:table-cell office:value-type="float" office:value="98.742429559276999" table:style-name="ce32">
            <text:p>98.7</text:p>
          </table:table-cell>
          <table:table-cell office:value-type="float" office:value="5695067.6428571399" table:style-name="ce31">
            <text:p>5,695,068</text:p>
          </table:table-cell>
          <table:table-cell office:value-type="float" office:value="68.255713807086707" table:style-name="ce35">
            <text:p>68.3</text:p>
          </table:table-cell>
          <table:table-cell office:value-type="float" office:value="86.727827276402493" table:style-name="ce35">
            <text:p>86.7</text:p>
          </table:table-cell>
          <table:table-cell office:value-type="float" office:value="98.784939805117304" table:style-name="ce35">
            <text:p>98.8</text:p>
          </table:table-cell>
          <table:table-cell table:number-columns-repeated="16374" table:style-name="ce1"/>
        </table:table-row>
        <table:table-row table:style-name="ro3">
          <table:table-cell office:value-type="string" table:style-name="ce27">
            <text:p>Jul to Sep 2016</text:p>
          </table:table-cell>
          <table:table-cell office:value-type="string" table:style-name="ce27">
            <text:p>South Western Railway</text:p>
          </table:table-cell>
          <table:table-cell office:value-type="float" office:value="1465185.6071428501" table:style-name="ce31">
            <text:p>1,465,186</text:p>
          </table:table-cell>
          <table:table-cell office:value-type="float" office:value="66.021689060993396" table:style-name="ce32">
            <text:p>66.0</text:p>
          </table:table-cell>
          <table:table-cell office:value-type="float" office:value="85.351236704603707" table:style-name="ce32">
            <text:p>85.4</text:p>
          </table:table-cell>
          <table:table-cell office:value-type="float" office:value="98.394657312675406" table:style-name="ce32">
            <text:p>98.4</text:p>
          </table:table-cell>
          <table:table-cell office:value-type="float" office:value="5706477.1071428498" table:style-name="ce31">
            <text:p>5,706,477</text:p>
          </table:table-cell>
          <table:table-cell office:value-type="float" office:value="66.515698492713398" table:style-name="ce35">
            <text:p>66.5</text:p>
          </table:table-cell>
          <table:table-cell office:value-type="float" office:value="85.654753380837093" table:style-name="ce35">
            <text:p>85.7</text:p>
          </table:table-cell>
          <table:table-cell office:value-type="float" office:value="98.650154803101898" table:style-name="ce35">
            <text:p>98.7</text:p>
          </table:table-cell>
          <table:table-cell table:number-columns-repeated="16374" table:style-name="ce1"/>
        </table:table-row>
        <table:table-row table:style-name="ro3">
          <table:table-cell office:value-type="string" table:style-name="ce27">
            <text:p>Oct to Dec 2016</text:p>
          </table:table-cell>
          <table:table-cell office:value-type="string" table:style-name="ce27">
            <text:p>South Western Railway</text:p>
          </table:table-cell>
          <table:table-cell office:value-type="float" office:value="1475759.42857142" table:style-name="ce31">
            <text:p>1,475,759</text:p>
          </table:table-cell>
          <table:table-cell office:value-type="float" office:value="57.523734027110102" table:style-name="ce32">
            <text:p>57.5</text:p>
          </table:table-cell>
          <table:table-cell office:value-type="float" office:value="78.823885929530107" table:style-name="ce32">
            <text:p>78.8</text:p>
          </table:table-cell>
          <table:table-cell office:value-type="float" office:value="98.058324159686904" table:style-name="ce32">
            <text:p>98.1</text:p>
          </table:table-cell>
          <table:table-cell office:value-type="float" office:value="5764560.4285714198" table:style-name="ce31">
            <text:p>5,764,560</text:p>
          </table:table-cell>
          <table:table-cell office:value-type="float" office:value="65.077487756903096" table:style-name="ce35">
            <text:p>65.1</text:p>
          </table:table-cell>
          <table:table-cell office:value-type="float" office:value="84.538268473599103" table:style-name="ce35">
            <text:p>84.5</text:p>
          </table:table-cell>
          <table:table-cell office:value-type="float" office:value="98.464536002410597" table:style-name="ce35">
            <text:p>98.5</text:p>
          </table:table-cell>
          <table:table-cell table:number-columns-repeated="16374" table:style-name="ce1"/>
        </table:table-row>
        <table:table-row table:style-name="ro3">
          <table:table-cell office:value-type="string" table:style-name="ce27">
            <text:p>Jan to Mar 2017</text:p>
          </table:table-cell>
          <table:table-cell office:value-type="string" table:style-name="ce27">
            <text:p>South Western Railway</text:p>
          </table:table-cell>
          <table:table-cell office:value-type="float" office:value="1473286.5" table:style-name="ce31">
            <text:p>1,473,287</text:p>
          </table:table-cell>
          <table:table-cell office:value-type="float" office:value="65.281141855301001" table:style-name="ce32">
            <text:p>65.3</text:p>
          </table:table-cell>
          <table:table-cell office:value-type="float" office:value="84.805484201477398" table:style-name="ce32">
            <text:p>84.8</text:p>
          </table:table-cell>
          <table:table-cell office:value-type="float" office:value="98.598320828976497" table:style-name="ce32">
            <text:p>98.6</text:p>
          </table:table-cell>
          <table:table-cell office:value-type="float" office:value="5849979" table:style-name="ce31">
            <text:p>5,849,979</text:p>
          </table:table-cell>
          <table:table-cell office:value-type="float" office:value="64.756112799721095" table:style-name="ce35">
            <text:p>64.8</text:p>
          </table:table-cell>
          <table:table-cell office:value-type="float" office:value="84.241174199086799" table:style-name="ce35">
            <text:p>84.2</text:p>
          </table:table-cell>
          <table:table-cell office:value-type="float" office:value="98.446455961636701" table:style-name="ce35">
            <text:p>98.4</text:p>
          </table:table-cell>
          <table:table-cell table:number-columns-repeated="16374" table:style-name="ce1"/>
        </table:table-row>
        <table:table-row table:style-name="ro3">
          <table:table-cell office:value-type="string" table:style-name="ce27">
            <text:p>Apr to Jun 2017</text:p>
          </table:table-cell>
          <table:table-cell office:value-type="string" table:style-name="ce27">
            <text:p>South Western Railway</text:p>
          </table:table-cell>
          <table:table-cell office:value-type="float" office:value="1549507.7857142801" table:style-name="ce31">
            <text:p>1,549,508</text:p>
          </table:table-cell>
          <table:table-cell office:value-type="float" office:value="70.851679212970296" table:style-name="ce32">
            <text:p>70.9</text:p>
          </table:table-cell>
          <table:table-cell office:value-type="float" office:value="87.753728614925507" table:style-name="ce32">
            <text:p>87.8</text:p>
          </table:table-cell>
          <table:table-cell office:value-type="float" office:value="98.593714713736901" table:style-name="ce32">
            <text:p>98.6</text:p>
          </table:table-cell>
          <table:table-cell office:value-type="float" office:value="5963739.32142857" table:style-name="ce31">
            <text:p>5,963,739</text:p>
          </table:table-cell>
          <table:table-cell office:value-type="float" office:value="64.990814338135095" table:style-name="ce35">
            <text:p>65.0</text:p>
          </table:table-cell>
          <table:table-cell office:value-type="float" office:value="84.225404577632503" table:style-name="ce35">
            <text:p>84.2</text:p>
          </table:table-cell>
          <table:table-cell office:value-type="float" office:value="98.413462440490207" table:style-name="ce35">
            <text:p>98.4</text:p>
          </table:table-cell>
          <table:table-cell table:number-columns-repeated="16374" table:style-name="ce1"/>
        </table:table-row>
        <table:table-row table:style-name="ro3">
          <table:table-cell office:value-type="string" table:style-name="ce27">
            <text:p>Jul to Sep 2017</text:p>
          </table:table-cell>
          <table:table-cell office:value-type="string" table:style-name="ce27">
            <text:p>South Western Railway</text:p>
          </table:table-cell>
          <table:table-cell office:value-type="float" office:value="1597314.2142857099" table:style-name="ce31">
            <text:p>1,597,314</text:p>
          </table:table-cell>
          <table:table-cell office:value-type="float" office:value="62.9401344641064" table:style-name="ce32">
            <text:p>62.9</text:p>
          </table:table-cell>
          <table:table-cell office:value-type="float" office:value="81.747356354745193" table:style-name="ce32">
            <text:p>81.7</text:p>
          </table:table-cell>
          <table:table-cell office:value-type="float" office:value="97.501368256598894" table:style-name="ce32">
            <text:p>97.5</text:p>
          </table:table-cell>
          <table:table-cell office:value-type="float" office:value="6095867.9285714198" table:style-name="ce31">
            <text:p>6,095,868</text:p>
          </table:table-cell>
          <table:table-cell office:value-type="float" office:value="64.205691862629493" table:style-name="ce35">
            <text:p>64.2</text:p>
          </table:table-cell>
          <table:table-cell office:value-type="float" office:value="83.305474102709198" table:style-name="ce35">
            <text:p>83.3</text:p>
          </table:table-cell>
          <table:table-cell office:value-type="float" office:value="98.178984263005006" table:style-name="ce35">
            <text:p>98.2</text:p>
          </table:table-cell>
          <table:table-cell table:number-columns-repeated="16374" table:style-name="ce1"/>
        </table:table-row>
        <table:table-row table:style-name="ro3">
          <table:table-cell office:value-type="string" table:style-name="ce27">
            <text:p>Oct to Dec 2017</text:p>
          </table:table-cell>
          <table:table-cell office:value-type="string" table:style-name="ce27">
            <text:p>South Western Railway</text:p>
          </table:table-cell>
          <table:table-cell office:value-type="float" office:value="1720237.2142857099" table:style-name="ce31">
            <text:p>1,720,237</text:p>
          </table:table-cell>
          <table:table-cell office:value-type="float" office:value="59.538919071833902" table:style-name="ce32">
            <text:p>59.5</text:p>
          </table:table-cell>
          <table:table-cell office:value-type="float" office:value="80.795136185744397" table:style-name="ce32">
            <text:p>80.8</text:p>
          </table:table-cell>
          <table:table-cell office:value-type="float" office:value="98.415550745679894" table:style-name="ce32">
            <text:p>98.4</text:p>
          </table:table-cell>
          <table:table-cell office:value-type="float" office:value="6340345.7142857099" table:style-name="ce31">
            <text:p>6,340,346</text:p>
          </table:table-cell>
          <table:table-cell office:value-type="float" office:value="64.494793771948395" table:style-name="ce35">
            <text:p>64.5</text:p>
          </table:table-cell>
          <table:table-cell office:value-type="float" office:value="83.667499992113903" table:style-name="ce35">
            <text:p>83.7</text:p>
          </table:table-cell>
          <table:table-cell office:value-type="float" office:value="98.271253009637604" table:style-name="ce35">
            <text:p>98.3</text:p>
          </table:table-cell>
          <table:table-cell table:number-columns-repeated="16374" table:style-name="ce1"/>
        </table:table-row>
        <table:table-row table:style-name="ro3">
          <table:table-cell office:value-type="string" table:style-name="ce27">
            <text:p>Jan to Mar 2018</text:p>
          </table:table-cell>
          <table:table-cell office:value-type="string" table:style-name="ce27">
            <text:p>South Western Railway</text:p>
          </table:table-cell>
          <table:table-cell office:value-type="float" office:value="1671416.7857142801" table:style-name="ce31">
            <text:p>1,671,417</text:p>
          </table:table-cell>
          <table:table-cell office:value-type="float" office:value="60.426840616611102" table:style-name="ce32">
            <text:p>60.4</text:p>
          </table:table-cell>
          <table:table-cell office:value-type="float" office:value="80.412319146694799" table:style-name="ce32">
            <text:p>80.4</text:p>
          </table:table-cell>
          <table:table-cell office:value-type="float" office:value="97.802450316423105" table:style-name="ce32">
            <text:p>97.8</text:p>
          </table:table-cell>
          <table:table-cell office:value-type="float" office:value="6538476" table:style-name="ce31">
            <text:p>6,538,476</text:p>
          </table:table-cell>
          <table:table-cell office:value-type="float" office:value="63.277727103380002" table:style-name="ce35">
            <text:p>63.3</text:p>
          </table:table-cell>
          <table:table-cell office:value-type="float" office:value="82.578967942988498" table:style-name="ce35">
            <text:p>82.6</text:p>
          </table:table-cell>
          <table:table-cell office:value-type="float" office:value="98.077717192813694" table:style-name="ce35">
            <text:p>98.1</text:p>
          </table:table-cell>
          <table:table-cell table:number-columns-repeated="16374" table:style-name="ce1"/>
        </table:table-row>
        <table:table-row table:style-name="ro3">
          <table:table-cell office:value-type="string" table:style-name="ce27">
            <text:p>Apr to Jun 2018</text:p>
          </table:table-cell>
          <table:table-cell office:value-type="string" table:style-name="ce27">
            <text:p>South Western Railway</text:p>
          </table:table-cell>
          <table:table-cell office:value-type="float" office:value="1828822.25" table:style-name="ce31">
            <text:p>1,828,822</text:p>
          </table:table-cell>
          <table:table-cell office:value-type="float" office:value="66.500120501049196" table:style-name="ce32">
            <text:p>66.5</text:p>
          </table:table-cell>
          <table:table-cell office:value-type="float" office:value="85.593638200759997" table:style-name="ce32">
            <text:p>85.6</text:p>
          </table:table-cell>
          <table:table-cell office:value-type="float" office:value="98.819021367440101" table:style-name="ce32">
            <text:p>98.8</text:p>
          </table:table-cell>
          <table:table-cell office:value-type="float" office:value="6817790.4642857099" table:style-name="ce31">
            <text:p>6,817,790</text:p>
          </table:table-cell>
          <table:table-cell office:value-type="float" office:value="62.420746671210203" table:style-name="ce35">
            <text:p>62.4</text:p>
          </table:table-cell>
          <table:table-cell office:value-type="float" office:value="82.211541586946794" table:style-name="ce35">
            <text:p>82.2</text:p>
          </table:table-cell>
          <table:table-cell office:value-type="float" office:value="98.159293679420102" table:style-name="ce35">
            <text:p>98.2</text:p>
          </table:table-cell>
          <table:table-cell table:number-columns-repeated="16374" table:style-name="ce1"/>
        </table:table-row>
        <table:table-row table:style-name="ro3">
          <table:table-cell office:value-type="string" table:style-name="ce27">
            <text:p>Jul to Sep 2018</text:p>
          </table:table-cell>
          <table:table-cell office:value-type="string" table:style-name="ce27">
            <text:p>South Western Railway</text:p>
          </table:table-cell>
          <table:table-cell office:value-type="float" office:value="1771485.17857142" table:style-name="ce31">
            <text:p>1,771,485</text:p>
          </table:table-cell>
          <table:table-cell office:value-type="float" office:value="57.286909279209503" table:style-name="ce32">
            <text:p>57.3</text:p>
          </table:table-cell>
          <table:table-cell office:value-type="float" office:value="78.590484558104293" table:style-name="ce32">
            <text:p>78.6</text:p>
          </table:table-cell>
          <table:table-cell office:value-type="float" office:value="97.728092761551807" table:style-name="ce32">
            <text:p>97.7</text:p>
          </table:table-cell>
          <table:table-cell office:value-type="float" office:value="6991961.4285714198" table:style-name="ce31">
            <text:p>6,991,961</text:p>
          </table:table-cell>
          <table:table-cell office:value-type="float" office:value="61.001382097359503" table:style-name="ce35">
            <text:p>61.0</text:p>
          </table:table-cell>
          <table:table-cell office:value-type="float" office:value="81.400152787701202" table:style-name="ce35">
            <text:p>81.4</text:p>
          </table:table-cell>
          <table:table-cell office:value-type="float" office:value="98.200347623689495" table:style-name="ce35">
            <text:p>98.2</text:p>
          </table:table-cell>
          <table:table-cell table:number-columns-repeated="16374" table:style-name="ce1"/>
        </table:table-row>
        <table:table-row table:style-name="ro3">
          <table:table-cell office:value-type="string" table:style-name="ce27">
            <text:p>Oct to Dec 2018</text:p>
          </table:table-cell>
          <table:table-cell office:value-type="string" table:style-name="ce27">
            <text:p>South Western Railway</text:p>
          </table:table-cell>
          <table:table-cell office:value-type="float" office:value="1666815.3928571399" table:style-name="ce31">
            <text:p>1,666,815</text:p>
          </table:table-cell>
          <table:table-cell office:value-type="float" office:value="52.082005996421998" table:style-name="ce32">
            <text:p>52.1</text:p>
          </table:table-cell>
          <table:table-cell office:value-type="float" office:value="73.591406589696206" table:style-name="ce32">
            <text:p>73.6</text:p>
          </table:table-cell>
          <table:table-cell office:value-type="float" office:value="97.233756133461597" table:style-name="ce32">
            <text:p>97.2</text:p>
          </table:table-cell>
          <table:table-cell office:value-type="float" office:value="6938539.6071428498" table:style-name="ce31">
            <text:p>6,938,540</text:p>
          </table:table-cell>
          <table:table-cell office:value-type="float" office:value="59.2213000112122" table:style-name="ce35">
            <text:p>59.2</text:p>
          </table:table-cell>
          <table:table-cell office:value-type="float" office:value="79.674290147171703" table:style-name="ce35">
            <text:p>79.7</text:p>
          </table:table-cell>
          <table:table-cell office:value-type="float" office:value="97.914793298748293" table:style-name="ce35">
            <text:p>97.9</text:p>
          </table:table-cell>
          <table:table-cell table:number-columns-repeated="16374" table:style-name="ce1"/>
        </table:table-row>
        <table:table-row table:style-name="ro3">
          <table:table-cell office:value-type="string" table:style-name="ce27">
            <text:p>Jan to Mar 2019</text:p>
          </table:table-cell>
          <table:table-cell office:value-type="string" table:style-name="ce27">
            <text:p>South Western Railway</text:p>
          </table:table-cell>
          <table:table-cell office:value-type="float" office:value="1782316.17857142" table:style-name="ce31">
            <text:p>1,782,316</text:p>
          </table:table-cell>
          <table:table-cell office:value-type="float" office:value="63.143229777673099" table:style-name="ce32">
            <text:p>63.1</text:p>
          </table:table-cell>
          <table:table-cell office:value-type="float" office:value="82.619786496515601" table:style-name="ce32">
            <text:p>82.6</text:p>
          </table:table-cell>
          <table:table-cell office:value-type="float" office:value="98.1820104750133" table:style-name="ce32">
            <text:p>98.2</text:p>
          </table:table-cell>
          <table:table-cell office:value-type="float" office:value="7049439" table:style-name="ce31">
            <text:p>7,049,439</text:p>
          </table:table-cell>
          <table:table-cell office:value-type="float" office:value="59.927052351257998" table:style-name="ce35">
            <text:p>59.9</text:p>
          </table:table-cell>
          <table:table-cell office:value-type="float" office:value="80.244016580610094" table:style-name="ce35">
            <text:p>80.2</text:p>
          </table:table-cell>
          <table:table-cell office:value-type="float" office:value="98.008990502648501" table:style-name="ce35">
            <text:p>98.0</text:p>
          </table:table-cell>
          <table:table-cell table:number-columns-repeated="16374" table:style-name="ce1"/>
        </table:table-row>
        <table:table-row table:style-name="ro3">
          <table:table-cell office:value-type="string" table:style-name="ce27">
            <text:p>Apr to Jun 2019</text:p>
          </table:table-cell>
          <table:table-cell office:value-type="string" table:style-name="ce27">
            <text:p>South Western Railway</text:p>
          </table:table-cell>
          <table:table-cell office:value-type="float" office:value="1809826" table:style-name="ce31">
            <text:p>1,809,826</text:p>
          </table:table-cell>
          <table:table-cell office:value-type="float" office:value="66.767120943433994" table:style-name="ce32">
            <text:p>66.8</text:p>
          </table:table-cell>
          <table:table-cell office:value-type="float" office:value="85.402400956934898" table:style-name="ce32">
            <text:p>85.4</text:p>
          </table:table-cell>
          <table:table-cell office:value-type="float" office:value="98.650256986030698" table:style-name="ce32">
            <text:p>98.7</text:p>
          </table:table-cell>
          <table:table-cell office:value-type="float" office:value="7030442.75" table:style-name="ce31">
            <text:p>7,030,443</text:p>
          </table:table-cell>
          <table:table-cell office:value-type="float" office:value="59.978025058033701" table:style-name="ce35">
            <text:p>60.0</text:p>
          </table:table-cell>
          <table:table-cell office:value-type="float" office:value="80.180332272001706" table:style-name="ce35">
            <text:p>80.2</text:p>
          </table:table-cell>
          <table:table-cell office:value-type="float" office:value="97.963357286424099" table:style-name="ce35">
            <text:p>98.0</text:p>
          </table:table-cell>
          <table:table-cell table:number-columns-repeated="16374" table:style-name="ce1"/>
        </table:table-row>
        <table:table-row table:style-name="ro3">
          <table:table-cell office:value-type="string" table:style-name="ce27">
            <text:p>Jul to Sep 2019</text:p>
          </table:table-cell>
          <table:table-cell office:value-type="string" table:style-name="ce27">
            <text:p>South Western Railway</text:p>
          </table:table-cell>
          <table:table-cell office:value-type="float" office:value="1861577.7142857099" table:style-name="ce31">
            <text:p>1,861,578</text:p>
          </table:table-cell>
          <table:table-cell office:value-type="float" office:value="59.720004015027399" table:style-name="ce32">
            <text:p>59.7</text:p>
          </table:table-cell>
          <table:table-cell office:value-type="float" office:value="79.935728864087906" table:style-name="ce32">
            <text:p>79.9</text:p>
          </table:table-cell>
          <table:table-cell office:value-type="float" office:value="97.877238385504597" table:style-name="ce32">
            <text:p>97.9</text:p>
          </table:table-cell>
          <table:table-cell office:value-type="float" office:value="7120535.2857142799" table:style-name="ce31">
            <text:p>7,120,535</text:p>
          </table:table-cell>
          <table:table-cell office:value-type="float" office:value="60.5800788813088" table:style-name="ce35">
            <text:p>60.6</text:p>
          </table:table-cell>
          <table:table-cell office:value-type="float" office:value="80.511914563726506" table:style-name="ce35">
            <text:p>80.5</text:p>
          </table:table-cell>
          <table:table-cell office:value-type="float" office:value="97.999372920338402" table:style-name="ce35">
            <text:p>98.0</text:p>
          </table:table-cell>
          <table:table-cell table:number-columns-repeated="16374" table:style-name="ce1"/>
        </table:table-row>
        <table:table-row table:style-name="ro3">
          <table:table-cell office:value-type="string" table:style-name="ce27">
            <text:p>Oct to Dec 2019</text:p>
          </table:table-cell>
          <table:table-cell office:value-type="string" table:style-name="ce27">
            <text:p>South Western Railway</text:p>
          </table:table-cell>
          <table:table-cell office:value-type="float" office:value="1549122.8571428501" table:style-name="ce31">
            <text:p>1,549,123</text:p>
          </table:table-cell>
          <table:table-cell office:value-type="float" office:value="51.834337588275702" table:style-name="ce32">
            <text:p>51.8</text:p>
          </table:table-cell>
          <table:table-cell office:value-type="float" office:value="73.493995680504895" table:style-name="ce32">
            <text:p>73.5</text:p>
          </table:table-cell>
          <table:table-cell office:value-type="float" office:value="97.557299706930905" table:style-name="ce32">
            <text:p>97.6</text:p>
          </table:table-cell>
          <table:table-cell office:value-type="float" office:value="7002842.75" table:style-name="ce31">
            <text:p>7,002,843</text:p>
          </table:table-cell>
          <table:table-cell office:value-type="float" office:value="60.668113266267" table:style-name="ce35">
            <text:p>60.7</text:p>
          </table:table-cell>
          <table:table-cell office:value-type="float" office:value="80.606674747500605" table:style-name="ce35">
            <text:p>80.6</text:p>
          </table:table-cell>
          <table:table-cell office:value-type="float" office:value="98.083812361160597" table:style-name="ce35">
            <text:p>98.1</text:p>
          </table:table-cell>
          <table:table-cell table:number-columns-repeated="16374" table:style-name="ce1"/>
        </table:table-row>
        <table:table-row table:style-name="ro3">
          <table:table-cell office:value-type="string" table:style-name="ce27">
            <text:p>Jan to Mar 2020</text:p>
          </table:table-cell>
          <table:table-cell office:value-type="string" table:style-name="ce27">
            <text:p>South Western Railway</text:p>
          </table:table-cell>
          <table:table-cell office:value-type="float" office:value="1661452.42857142" table:style-name="ce31">
            <text:p>1,661,452</text:p>
          </table:table-cell>
          <table:table-cell office:value-type="float" office:value="60.126935408580103" table:style-name="ce32">
            <text:p>60.1</text:p>
          </table:table-cell>
          <table:table-cell office:value-type="float" office:value="80.117860732352298" table:style-name="ce32">
            <text:p>80.1</text:p>
          </table:table-cell>
          <table:table-cell office:value-type="float" office:value="98.120396723452004" table:style-name="ce32">
            <text:p>98.1</text:p>
          </table:table-cell>
          <table:table-cell office:value-type="float" office:value="6881979" table:style-name="ce31">
            <text:p>6,881,979</text:p>
          </table:table-cell>
          <table:table-cell office:value-type="float" office:value="59.896448390789899" table:style-name="ce35">
            <text:p>59.9</text:p>
          </table:table-cell>
          <table:table-cell office:value-type="float" office:value="79.967303009788296" table:style-name="ce35">
            <text:p>80.0</text:p>
          </table:table-cell>
          <table:table-cell office:value-type="float" office:value="98.067212933953996" table:style-name="ce35">
            <text:p>98.1</text:p>
          </table:table-cell>
          <table:table-cell table:number-columns-repeated="16374" table:style-name="ce1"/>
        </table:table-row>
        <table:table-row table:style-name="ro3">
          <table:table-cell office:value-type="string" table:style-name="ce27">
            <text:p>Apr to Jun 2020</text:p>
          </table:table-cell>
          <table:table-cell office:value-type="string" table:style-name="ce27">
            <text:p>South Western Railway</text:p>
          </table:table-cell>
          <table:table-cell office:value-type="float" office:value="1147598.17857142" table:style-name="ce31">
            <text:p>1,147,598</text:p>
          </table:table-cell>
          <table:table-cell office:value-type="float" office:value="90.046967347860502" table:style-name="ce32">
            <text:p>90.0</text:p>
          </table:table-cell>
          <table:table-cell office:value-type="float" office:value="96.807543606057493" table:style-name="ce32">
            <text:p>96.8</text:p>
          </table:table-cell>
          <table:table-cell office:value-type="float" office:value="99.702229024973803" table:style-name="ce32">
            <text:p>99.7</text:p>
          </table:table-cell>
          <table:table-cell office:value-type="float" office:value="6219751.1785714198" table:style-name="ce31">
            <text:p>6,219,751</text:p>
          </table:table-cell>
          <table:table-cell office:value-type="float" office:value="63.460249928578598" table:style-name="ce35">
            <text:p>63.5</text:p>
          </table:table-cell>
          <table:table-cell office:value-type="float" office:value="81.492966591055506" table:style-name="ce35">
            <text:p>81.5</text:p>
          </table:table-cell>
          <table:table-cell office:value-type="float" office:value="98.199233199688194" table:style-name="ce35">
            <text:p>98.2</text:p>
          </table:table-cell>
          <table:table-cell table:number-columns-repeated="16374" table:style-name="ce1"/>
        </table:table-row>
        <table:table-row table:style-name="ro3">
          <table:table-cell office:value-type="string" table:style-name="ce27">
            <text:p>Jul to Sep 2020</text:p>
          </table:table-cell>
          <table:table-cell office:value-type="string" table:style-name="ce27">
            <text:p>South Western Railway</text:p>
          </table:table-cell>
          <table:table-cell office:value-type="float" office:value="1554113.57142857" table:style-name="ce31">
            <text:p>1,554,114</text:p>
          </table:table-cell>
          <table:table-cell office:value-type="float" office:value="81.862687917182001" table:style-name="ce32">
            <text:p>81.9</text:p>
          </table:table-cell>
          <table:table-cell office:value-type="float" office:value="94.080022189957603" table:style-name="ce32">
            <text:p>94.1</text:p>
          </table:table-cell>
          <table:table-cell office:value-type="float" office:value="99.485754166706897" table:style-name="ce32">
            <text:p>99.5</text:p>
          </table:table-cell>
          <table:table-cell office:value-type="float" office:value="5912287.0357142799" table:style-name="ce31">
            <text:p>5,912,287</text:p>
          </table:table-cell>
          <table:table-cell office:value-type="float" office:value="69.475221266955003" table:style-name="ce35">
            <text:p>69.5</text:p>
          </table:table-cell>
          <table:table-cell office:value-type="float" office:value="85.291941986409299" table:style-name="ce35">
            <text:p>85.3</text:p>
          </table:table-cell>
          <table:table-cell office:value-type="float" office:value="98.638795428191699" table:style-name="ce35">
            <text:p>98.6</text:p>
          </table:table-cell>
          <table:table-cell table:number-columns-repeated="16374" table:style-name="ce1"/>
        </table:table-row>
        <table:table-row table:style-name="ro3">
          <table:table-cell office:value-type="string" table:style-name="ce27">
            <text:p>Oct to Dec 2020</text:p>
          </table:table-cell>
          <table:table-cell office:value-type="string" table:style-name="ce27">
            <text:p>South Western Railway</text:p>
          </table:table-cell>
          <table:table-cell office:value-type="float" office:value="1597587.82142857" table:style-name="ce31">
            <text:p>1,597,588</text:p>
          </table:table-cell>
          <table:table-cell office:value-type="float" office:value="75.620027953303406" table:style-name="ce32">
            <text:p>75.6</text:p>
          </table:table-cell>
          <table:table-cell office:value-type="float" office:value="91.677946879692001" table:style-name="ce32">
            <text:p>91.7</text:p>
          </table:table-cell>
          <table:table-cell office:value-type="float" office:value="99.419191330393801" table:style-name="ce32">
            <text:p>99.4</text:p>
          </table:table-cell>
          <table:table-cell office:value-type="float" office:value="5960752" table:style-name="ce31">
            <text:p>5,960,752</text:p>
          </table:table-cell>
          <table:table-cell office:value-type="float" office:value="75.706778032608696" table:style-name="ce35">
            <text:p>75.7</text:p>
          </table:table-cell>
          <table:table-cell office:value-type="float" office:value="90.069639823009794" table:style-name="ce35">
            <text:p>90.1</text:p>
          </table:table-cell>
          <table:table-cell office:value-type="float" office:value="99.129022287312495" table:style-name="ce35">
            <text:p>99.1</text:p>
          </table:table-cell>
          <table:table-cell table:number-columns-repeated="16374" table:style-name="ce1"/>
        </table:table-row>
        <table:table-row table:style-name="ro3">
          <table:table-cell office:value-type="string" table:style-name="ce27">
            <text:p>Jan to Mar 2021</text:p>
          </table:table-cell>
          <table:table-cell office:value-type="string" table:style-name="ce27">
            <text:p>South Western Railway</text:p>
          </table:table-cell>
          <table:table-cell office:value-type="float" office:value="1413325.42857142" table:style-name="ce31">
            <text:p>1,413,325</text:p>
          </table:table-cell>
          <table:table-cell office:value-type="float" office:value="83.5919399010115" table:style-name="ce32">
            <text:p>83.6</text:p>
          </table:table-cell>
          <table:table-cell office:value-type="float" office:value="94.761988897916297" table:style-name="ce32">
            <text:p>94.8</text:p>
          </table:table-cell>
          <table:table-cell office:value-type="float" office:value="99.462127214053794" table:style-name="ce32">
            <text:p>99.5</text:p>
          </table:table-cell>
          <table:table-cell office:value-type="float" office:value="5712625" table:style-name="ce31">
            <text:p>5,712,625</text:p>
          </table:table-cell>
          <table:table-cell office:value-type="float" office:value="82.188818625413006" table:style-name="ce35">
            <text:p>82.2</text:p>
          </table:table-cell>
          <table:table-cell office:value-type="float" office:value="94.124907551256996" table:style-name="ce35">
            <text:p>94.1</text:p>
          </table:table-cell>
          <table:table-cell office:value-type="float" office:value="99.504781077000501" table:style-name="ce35">
            <text:p>99.5</text:p>
          </table:table-cell>
          <table:table-cell table:number-columns-repeated="16374" table:style-name="ce1"/>
        </table:table-row>
        <table:table-row table:style-name="ro3">
          <table:table-cell office:value-type="string" table:style-name="ce27">
            <text:p>Apr to Jun 2021</text:p>
          </table:table-cell>
          <table:table-cell office:value-type="string" table:style-name="ce27">
            <text:p>South Western Railway</text:p>
          </table:table-cell>
          <table:table-cell office:value-type="float" office:value="1610502.1428571399" table:style-name="ce31">
            <text:p>1,610,502</text:p>
          </table:table-cell>
          <table:table-cell office:value-type="float" office:value="80.002785289237593" table:style-name="ce32">
            <text:p>80.0</text:p>
          </table:table-cell>
          <table:table-cell office:value-type="float" office:value="92.818903420982707" table:style-name="ce32">
            <text:p>92.8</text:p>
          </table:table-cell>
          <table:table-cell office:value-type="float" office:value="99.095020497156298" table:style-name="ce32">
            <text:p>99.1</text:p>
          </table:table-cell>
          <table:table-cell office:value-type="float" office:value="6175528.9642857099" table:style-name="ce31">
            <text:p>6,175,529</text:p>
          </table:table-cell>
          <table:table-cell office:value-type="float" office:value="80.158448659438406" table:style-name="ce35">
            <text:p>80.2</text:p>
          </table:table-cell>
          <table:table-cell office:value-type="float" office:value="93.2858036088071" table:style-name="ce35">
            <text:p>93.3</text:p>
          </table:table-cell>
          <table:table-cell office:value-type="float" office:value="99.3612288076352" table:style-name="ce35">
            <text:p>99.4</text:p>
          </table:table-cell>
          <table:table-cell table:number-columns-repeated="16374" table:style-name="ce1"/>
        </table:table-row>
        <table:table-row table:style-name="ro3">
          <table:table-cell office:value-type="string" table:style-name="ce27">
            <text:p>Jul to Sep 2021</text:p>
          </table:table-cell>
          <table:table-cell office:value-type="string" table:style-name="ce27">
            <text:p>South Western Railway</text:p>
          </table:table-cell>
          <table:table-cell office:value-type="float" office:value="1753474.42857142" table:style-name="ce31">
            <text:p>1,753,474</text:p>
          </table:table-cell>
          <table:table-cell office:value-type="float" office:value="76.089039874384895" table:style-name="ce32">
            <text:p>76.1</text:p>
          </table:table-cell>
          <table:table-cell office:value-type="float" office:value="91.224361820095794" table:style-name="ce32">
            <text:p>91.2</text:p>
          </table:table-cell>
          <table:table-cell office:value-type="float" office:value="99.136033675508401" table:style-name="ce32">
            <text:p>99.1</text:p>
          </table:table-cell>
          <table:table-cell office:value-type="float" office:value="6374889.82142857" table:style-name="ce31">
            <text:p>6,374,890</text:p>
          </table:table-cell>
          <table:table-cell office:value-type="float" office:value="78.623647921309995" table:style-name="ce35">
            <text:p>78.6</text:p>
          </table:table-cell>
          <table:table-cell office:value-type="float" office:value="92.525164370487801" table:style-name="ce35">
            <text:p>92.5</text:p>
          </table:table-cell>
          <table:table-cell office:value-type="float" office:value="99.268929101659793" table:style-name="ce35">
            <text:p>99.3</text:p>
          </table:table-cell>
          <table:table-cell table:number-columns-repeated="16374" table:style-name="ce1"/>
        </table:table-row>
        <table:table-row table:style-name="ro3">
          <table:table-cell office:value-type="string" table:style-name="ce27">
            <text:p>Oct to Dec 2021</text:p>
          </table:table-cell>
          <table:table-cell office:value-type="string" table:style-name="ce27">
            <text:p>South Western Railway</text:p>
          </table:table-cell>
          <table:table-cell office:value-type="float" office:value="1692174.8571428501" table:style-name="ce31">
            <text:p>1,692,175</text:p>
          </table:table-cell>
          <table:table-cell office:value-type="float" office:value="68.574980093242601" table:style-name="ce32">
            <text:p>68.6</text:p>
          </table:table-cell>
          <table:table-cell office:value-type="float" office:value="87.428393080620495" table:style-name="ce32">
            <text:p>87.4</text:p>
          </table:table-cell>
          <table:table-cell office:value-type="float" office:value="98.894617780128101" table:style-name="ce32">
            <text:p>98.9</text:p>
          </table:table-cell>
          <table:table-cell office:value-type="float" office:value="6469476.8571428498" table:style-name="ce31">
            <text:p>6,469,477</text:p>
          </table:table-cell>
          <table:table-cell office:value-type="float" office:value="76.737010618964106" table:style-name="ce35">
            <text:p>76.7</text:p>
          </table:table-cell>
          <table:table-cell office:value-type="float" office:value="91.401252183384699" table:style-name="ce35">
            <text:p>91.4</text:p>
          </table:table-cell>
          <table:table-cell office:value-type="float" office:value="99.133917054631297" table:style-name="ce35">
            <text:p>99.1</text:p>
          </table:table-cell>
          <table:table-cell table:number-columns-repeated="16374" table:style-name="ce1"/>
        </table:table-row>
        <table:table-row table:style-name="ro3">
          <table:table-cell office:value-type="string" table:style-name="ce27">
            <text:p>Jan to Mar 2022</text:p>
          </table:table-cell>
          <table:table-cell office:value-type="string" table:style-name="ce27">
            <text:p>South Western Railway</text:p>
          </table:table-cell>
          <table:table-cell office:value-type="float" office:value="1570148.57142857" table:style-name="ce31">
            <text:p>1,570,149</text:p>
          </table:table-cell>
          <table:table-cell office:value-type="float" office:value="74.068213745014106" table:style-name="ce32">
            <text:p>74.1</text:p>
          </table:table-cell>
          <table:table-cell office:value-type="float" office:value="90.451913558680502" table:style-name="ce32">
            <text:p>90.5</text:p>
          </table:table-cell>
          <table:table-cell office:value-type="float" office:value="98.987811890412502" table:style-name="ce32">
            <text:p>99.0</text:p>
          </table:table-cell>
          <table:table-cell office:value-type="float" office:value="6626300" table:style-name="ce31">
            <text:p>6,626,300</text:p>
          </table:table-cell>
          <table:table-cell office:value-type="float" office:value="74.642530522312597" table:style-name="ce35">
            <text:p>74.6</text:p>
          </table:table-cell>
          <table:table-cell office:value-type="float" office:value="90.459487194965504" table:style-name="ce35">
            <text:p>90.5</text:p>
          </table:table-cell>
          <table:table-cell office:value-type="float" office:value="99.029292365271701" table:style-name="ce35">
            <text:p>99.0</text:p>
          </table:table-cell>
          <table:table-cell table:number-columns-repeated="16374" table:style-name="ce1"/>
        </table:table-row>
        <table:table-row table:style-name="ro3">
          <table:table-cell office:value-type="string" table:style-name="ce27">
            <text:p>Apr to Jun 2022</text:p>
          </table:table-cell>
          <table:table-cell office:value-type="string" table:style-name="ce27">
            <text:p>South Western Railway</text:p>
          </table:table-cell>
          <table:table-cell office:value-type="float" office:value="1676467.7142857099" table:style-name="ce31">
            <text:p>1,676,468</text:p>
          </table:table-cell>
          <table:table-cell office:value-type="float" office:value="73.508462605985997" table:style-name="ce32">
            <text:p>73.5</text:p>
          </table:table-cell>
          <table:table-cell office:value-type="float" office:value="89.573115208047099" table:style-name="ce32">
            <text:p>89.6</text:p>
          </table:table-cell>
          <table:table-cell office:value-type="float" office:value="98.954581290560398" table:style-name="ce32">
            <text:p>99.0</text:p>
          </table:table-cell>
          <table:table-cell office:value-type="float" office:value="6692265.57142857" table:style-name="ce31">
            <text:p>6,692,266</text:p>
          </table:table-cell>
          <table:table-cell office:value-type="float" office:value="73.068485092780506" table:style-name="ce35">
            <text:p>73.1</text:p>
          </table:table-cell>
          <table:table-cell office:value-type="float" office:value="89.669647214708903" table:style-name="ce35">
            <text:p>89.7</text:p>
          </table:table-cell>
          <table:table-cell office:value-type="float" office:value="98.994759067178094" table:style-name="ce35">
            <text:p>99.0</text:p>
          </table:table-cell>
          <table:table-cell table:number-columns-repeated="16374" table:style-name="ce1"/>
        </table:table-row>
        <table:table-row table:style-name="ro3">
          <table:table-cell office:value-type="string" table:style-name="ce27">
            <text:p>Jul to Sep 2022</text:p>
          </table:table-cell>
          <table:table-cell office:value-type="string" table:style-name="ce27">
            <text:p>South Western Railway</text:p>
          </table:table-cell>
          <table:table-cell office:value-type="float" office:value="1715424.74999999" table:style-name="ce31">
            <text:p>1,715,425</text:p>
          </table:table-cell>
          <table:table-cell office:value-type="float" office:value="69.657342049791794" table:style-name="ce32">
            <text:p>69.7</text:p>
          </table:table-cell>
          <table:table-cell office:value-type="float" office:value="87.450919329787794" table:style-name="ce32">
            <text:p>87.5</text:p>
          </table:table-cell>
          <table:table-cell office:value-type="float" office:value="98.525968984815904" table:style-name="ce32">
            <text:p>98.5</text:p>
          </table:table-cell>
          <table:table-cell office:value-type="float" office:value="6654215.8928571399" table:style-name="ce31">
            <text:p>6,654,216</text:p>
          </table:table-cell>
          <table:table-cell office:value-type="float" office:value="71.393152498996997" table:style-name="ce35">
            <text:p>71.4</text:p>
          </table:table-cell>
          <table:table-cell office:value-type="float" office:value="88.687981886027202" table:style-name="ce35">
            <text:p>88.7</text:p>
          </table:table-cell>
          <table:table-cell office:value-type="float" office:value="98.836679506807798" table:style-name="ce35">
            <text:p>98.8</text:p>
          </table:table-cell>
          <table:table-cell table:number-columns-repeated="16374" table:style-name="ce1"/>
        </table:table-row>
        <table:table-row table:style-name="ro3">
          <table:table-cell office:value-type="string" table:style-name="ce27">
            <text:p>Oct to Dec 2022</text:p>
          </table:table-cell>
          <table:table-cell office:value-type="string" table:style-name="ce27">
            <text:p>South Western Railway</text:p>
          </table:table-cell>
          <table:table-cell office:value-type="float" office:value="1427171.2857142801" table:style-name="ce31">
            <text:p>1,427,171</text:p>
          </table:table-cell>
          <table:table-cell office:value-type="float" office:value="60.085872663797701" table:style-name="ce32">
            <text:p>60.1</text:p>
          </table:table-cell>
          <table:table-cell office:value-type="float" office:value="80.745576239272097" table:style-name="ce32">
            <text:p>80.7</text:p>
          </table:table-cell>
          <table:table-cell office:value-type="float" office:value="98.052791540989304" table:style-name="ce32">
            <text:p>98.1</text:p>
          </table:table-cell>
          <table:table-cell office:value-type="float" office:value="6389212.32142857" table:style-name="ce31">
            <text:p>6,389,212</text:p>
          </table:table-cell>
          <table:table-cell office:value-type="float" office:value="69.613811941774898" table:style-name="ce35">
            <text:p>69.6</text:p>
          </table:table-cell>
          <table:table-cell office:value-type="float" office:value="87.247471176932706" table:style-name="ce35">
            <text:p>87.2</text:p>
          </table:table-cell>
          <table:table-cell office:value-type="float" office:value="98.646235986668202" table:style-name="ce35">
            <text:p>98.6</text:p>
          </table:table-cell>
          <table:table-cell table:number-columns-repeated="16374" table:style-name="ce1"/>
        </table:table-row>
        <table:table-row table:style-name="ro3">
          <table:table-cell office:value-type="string" table:style-name="ce27">
            <text:p>Jan to Mar 2023</text:p>
          </table:table-cell>
          <table:table-cell office:value-type="string" table:style-name="ce27">
            <text:p>South Western Railway</text:p>
          </table:table-cell>
          <table:table-cell office:value-type="float" office:value="1576278.25" table:style-name="ce31">
            <text:p>1,576,278</text:p>
          </table:table-cell>
          <table:table-cell office:value-type="float" office:value="66.630479104815393" table:style-name="ce32">
            <text:p>66.6</text:p>
          </table:table-cell>
          <table:table-cell office:value-type="float" office:value="84.751930694977204" table:style-name="ce32">
            <text:p>84.8</text:p>
          </table:table-cell>
          <table:table-cell office:value-type="float" office:value="98.339569806282597" table:style-name="ce32">
            <text:p>98.3</text:p>
          </table:table-cell>
          <table:table-cell office:value-type="float" office:value="6395342" table:style-name="ce31">
            <text:p>6,395,342</text:p>
          </table:table-cell>
          <table:table-cell office:value-type="float" office:value="67.784881559109706" table:style-name="ce35">
            <text:p>67.8</text:p>
          </table:table-cell>
          <table:table-cell office:value-type="float" office:value="85.845651413169094" table:style-name="ce35">
            <text:p>85.8</text:p>
          </table:table-cell>
          <table:table-cell office:value-type="float" office:value="98.486789291330993" table:style-name="ce35">
            <text:p>98.5</text:p>
          </table:table-cell>
          <table:table-cell table:number-columns-repeated="16374" table:style-name="ce1"/>
        </table:table-row>
        <table:table-row table:style-name="ro3">
          <table:table-cell office:value-type="string" table:style-name="ce27">
            <text:p>Apr to Jun 2023</text:p>
          </table:table-cell>
          <table:table-cell office:value-type="string" table:style-name="ce27">
            <text:p>South Western Railway</text:p>
          </table:table-cell>
          <table:table-cell office:value-type="float" office:value="1727060.3571428501" table:style-name="ce31">
            <text:p>1,727,060</text:p>
          </table:table-cell>
          <table:table-cell office:value-type="float" office:value="72.898258787795598" table:style-name="ce32">
            <text:p>72.9</text:p>
          </table:table-cell>
          <table:table-cell office:value-type="float" office:value="88.949021344898796" table:style-name="ce32">
            <text:p>88.9</text:p>
          </table:table-cell>
          <table:table-cell office:value-type="float" office:value="98.631365559438393" table:style-name="ce32">
            <text:p>98.6</text:p>
          </table:table-cell>
          <table:table-cell office:value-type="float" office:value="6445934.6428571399" table:style-name="ce31">
            <text:p>6,445,935</text:p>
          </table:table-cell>
          <table:table-cell office:value-type="float" office:value="67.666312604450496" table:style-name="ce35">
            <text:p>67.7</text:p>
          </table:table-cell>
          <table:table-cell office:value-type="float" office:value="85.707693836042907" table:style-name="ce35">
            <text:p>85.7</text:p>
          </table:table-cell>
          <table:table-cell office:value-type="float" office:value="98.403861636600695" table:style-name="ce35">
            <text:p>98.4</text:p>
          </table:table-cell>
          <table:table-cell table:number-columns-repeated="16374" table:style-name="ce1"/>
        </table:table-row>
        <table:table-row table:style-name="ro3">
          <table:table-cell office:value-type="string" table:style-name="ce27">
            <text:p>Jul to Sep 2023</text:p>
          </table:table-cell>
          <table:table-cell office:value-type="string" table:style-name="ce27">
            <text:p>South Western Railway</text:p>
          </table:table-cell>
          <table:table-cell office:value-type="float" office:value="1586211.1428571399" table:style-name="ce31">
            <text:p>1,586,211</text:p>
          </table:table-cell>
          <table:table-cell office:value-type="float" office:value="70.067284322984193" table:style-name="ce32">
            <text:p>70.1</text:p>
          </table:table-cell>
          <table:table-cell office:value-type="float" office:value="87.566004093492097" table:style-name="ce32">
            <text:p>87.6</text:p>
          </table:table-cell>
          <table:table-cell office:value-type="float" office:value="98.919982549611902" table:style-name="ce32">
            <text:p>98.9</text:p>
          </table:table-cell>
          <table:table-cell office:value-type="float" office:value="6316721.0357142799" table:style-name="ce31">
            <text:p>6,316,721</text:p>
          </table:table-cell>
          <table:table-cell office:value-type="float" office:value="67.728526354730704" table:style-name="ce35">
            <text:p>67.7</text:p>
          </table:table-cell>
          <table:table-cell office:value-type="float" office:value="85.700934044165507" table:style-name="ce35">
            <text:p>85.7</text:p>
          </table:table-cell>
          <table:table-cell office:value-type="float" office:value="98.500305784213097" table:style-name="ce35">
            <text:p>98.5</text:p>
          </table:table-cell>
          <table:table-cell table:number-columns-repeated="16374" table:style-name="ce1"/>
        </table:table-row>
        <table:table-row table:style-name="ro3">
          <table:table-cell office:value-type="string" table:style-name="ce27">
            <text:p>Oct to Dec 2023</text:p>
          </table:table-cell>
          <table:table-cell office:value-type="string" table:style-name="ce27">
            <text:p>South Western Railway</text:p>
          </table:table-cell>
          <table:table-cell office:value-type="float" office:value="1680300.57142857" table:style-name="ce31">
            <text:p>1,680,301</text:p>
          </table:table-cell>
          <table:table-cell office:value-type="float" office:value="57.757370620086299" table:style-name="ce32">
            <text:p>57.8</text:p>
          </table:table-cell>
          <table:table-cell office:value-type="float" office:value="78.768841016879307" table:style-name="ce32">
            <text:p>78.8</text:p>
          </table:table-cell>
          <table:table-cell office:value-type="float" office:value="97.785302697544594" table:style-name="ce32">
            <text:p>97.8</text:p>
          </table:table-cell>
          <table:table-cell office:value-type="float" office:value="6569850.32142857" table:style-name="ce31">
            <text:p>6,569,850</text:p>
          </table:table-cell>
          <table:table-cell office:value-type="float" office:value="66.838526963831796" table:style-name="ce35">
            <text:p>66.8</text:p>
          </table:table-cell>
          <table:table-cell office:value-type="float" office:value="85.004440930701904" table:style-name="ce35">
            <text:p>85.0</text:p>
          </table:table-cell>
          <table:table-cell office:value-type="float" office:value="98.414650770827194" table:style-name="ce35">
            <text:p>98.4</text:p>
          </table:table-cell>
          <table:table-cell table:number-columns-repeated="16374" table:style-name="ce1"/>
        </table:table-row>
        <table:table-row table:style-name="ro3">
          <table:table-cell office:value-type="string" table:style-name="ce27">
            <text:p>Jan to Mar 2024</text:p>
          </table:table-cell>
          <table:table-cell office:value-type="string" table:style-name="ce27">
            <text:p>South Western Railway</text:p>
          </table:table-cell>
          <table:table-cell office:value-type="float" office:value="1692109.92857142" table:style-name="ce31">
            <text:p>1,692,110</text:p>
          </table:table-cell>
          <table:table-cell office:value-type="float" office:value="68.768083667647502" table:style-name="ce32">
            <text:p>68.8</text:p>
          </table:table-cell>
          <table:table-cell office:value-type="float" office:value="87.047223671173995" table:style-name="ce32">
            <text:p>87.0</text:p>
          </table:table-cell>
          <table:table-cell office:value-type="float" office:value="98.655706216992996" table:style-name="ce32">
            <text:p>98.7</text:p>
          </table:table-cell>
          <table:table-cell office:value-type="float" office:value="6685682" table:style-name="ce31">
            <text:p>6,685,682</text:p>
          </table:table-cell>
          <table:table-cell office:value-type="float" office:value="67.375938610301802" table:style-name="ce35">
            <text:p>67.4</text:p>
          </table:table-cell>
          <table:table-cell office:value-type="float" office:value="85.580992335561206" table:style-name="ce35">
            <text:p>85.6</text:p>
          </table:table-cell>
          <table:table-cell office:value-type="float" office:value="98.493362382476406" table:style-name="ce35">
            <text:p>98.5</text:p>
          </table:table-cell>
          <table:table-cell table:number-columns-repeated="16374" table:style-name="ce1"/>
        </table:table-row>
        <table:table-row table:style-name="ro3">
          <table:table-cell office:value-type="string" table:style-name="ce27">
            <text:p>Apr to Jun 2024</text:p>
          </table:table-cell>
          <table:table-cell office:value-type="string" table:style-name="ce27">
            <text:p>South Western Railway</text:p>
          </table:table-cell>
          <table:table-cell office:value-type="float" office:value="1740538.2857142801" table:style-name="ce31">
            <text:p>1,740,538</text:p>
          </table:table-cell>
          <table:table-cell office:value-type="float" office:value="70.631203745836203" table:style-name="ce32">
            <text:p>70.6</text:p>
          </table:table-cell>
          <table:table-cell office:value-type="float" office:value="87.817315628465593" table:style-name="ce32">
            <text:p>87.8</text:p>
          </table:table-cell>
          <table:table-cell office:value-type="float" office:value="98.608558534601102" table:style-name="ce32">
            <text:p>98.6</text:p>
          </table:table-cell>
          <table:table-cell office:value-type="float" office:value="6699159.9285714198" table:style-name="ce31">
            <text:p>6,699,160</text:p>
          </table:table-cell>
          <table:table-cell office:value-type="float" office:value="66.798035305897997" table:style-name="ce35">
            <text:p>66.8</text:p>
          </table:table-cell>
          <table:table-cell office:value-type="float" office:value="85.293734963932906" table:style-name="ce35">
            <text:p>85.3</text:p>
          </table:table-cell>
          <table:table-cell office:value-type="float" office:value="98.487714435068995" table:style-name="ce35">
            <text:p>98.5</text:p>
          </table:table-cell>
          <table:table-cell table:number-columns-repeated="16374" table:style-name="ce1"/>
        </table:table-row>
        <table:table-row table:style-name="ro3">
          <table:table-cell office:value-type="string" table:style-name="ce27">
            <text:p>Jul to Sep 2024</text:p>
          </table:table-cell>
          <table:table-cell office:value-type="string" table:style-name="ce27">
            <text:p>South Western Railway</text:p>
          </table:table-cell>
          <table:table-cell office:value-type="float" office:value="1803104.99999999" table:style-name="ce31">
            <text:p>1,803,105</text:p>
          </table:table-cell>
          <table:table-cell office:value-type="float" office:value="68.833872680736803" table:style-name="ce32">
            <text:p>68.8</text:p>
          </table:table-cell>
          <table:table-cell office:value-type="float" office:value="86.200122249437101" table:style-name="ce32">
            <text:p>86.2</text:p>
          </table:table-cell>
          <table:table-cell office:value-type="float" office:value="98.500095272163406" table:style-name="ce32">
            <text:p>98.5</text:p>
          </table:table-cell>
          <table:table-cell office:value-type="float" office:value="6916053.7857142799" table:style-name="ce31">
            <text:p>6,916,054</text:p>
          </table:table-cell>
          <table:table-cell office:value-type="float" office:value="66.578995559121097" table:style-name="ce35">
            <text:p>66.6</text:p>
          </table:table-cell>
          <table:table-cell office:value-type="float" office:value="85.008892302570601" table:style-name="ce35">
            <text:p>85.0</text:p>
          </table:table-cell>
          <table:table-cell office:value-type="float" office:value="98.391800699971796" table:style-name="ce35">
            <text:p>98.4</text:p>
          </table:table-cell>
          <table:table-cell table:number-columns-repeated="16374" table:style-name="ce1"/>
        </table:table-row>
        <table:table-row table:style-name="ro3">
          <table:table-cell office:value-type="string" table:style-name="ce27">
            <text:p>Oct to Dec 2024</text:p>
          </table:table-cell>
          <table:table-cell office:value-type="string" table:style-name="ce27">
            <text:p>South Western Railway</text:p>
          </table:table-cell>
          <table:table-cell office:value-type="float" office:value="1731988.8571428501" table:style-name="ce31">
            <text:p>1,731,989</text:p>
          </table:table-cell>
          <table:table-cell office:value-type="float" office:value="56.206588923947201" table:style-name="ce32">
            <text:p>56.2</text:p>
          </table:table-cell>
          <table:table-cell office:value-type="float" office:value="76.695841494196301" table:style-name="ce32">
            <text:p>76.7</text:p>
          </table:table-cell>
          <table:table-cell office:value-type="float" office:value="97.285812297373695" table:style-name="ce32">
            <text:p>97.3</text:p>
          </table:table-cell>
          <table:table-cell office:value-type="float" office:value="6967742.07142857" table:style-name="ce33">
            <text:p>6,967,742</text:p>
          </table:table-cell>
          <table:table-cell office:value-type="float" office:value="66.1280731145647" table:style-name="ce34">
            <text:p>66.1</text:p>
          </table:table-cell>
          <table:table-cell office:value-type="float" office:value="84.447311579897004" table:style-name="ce34">
            <text:p>84.4</text:p>
          </table:table-cell>
          <table:table-cell office:value-type="float" office:value="98.263141998172799" table:style-name="ce34">
            <text:p>98.3</text:p>
          </table:table-cell>
          <table:table-cell table:number-columns-repeated="16374" table:style-name="ce1"/>
        </table:table-row>
        <table:table-row table:style-name="ro3">
          <table:table-cell office:value-type="string" table:style-name="ce27">
            <text:p>Jan to Mar 2025</text:p>
          </table:table-cell>
          <table:table-cell office:value-type="string" table:style-name="ce27">
            <text:p>South Western Railway</text:p>
          </table:table-cell>
          <table:table-cell office:value-type="float" office:value="1739570.8571428501" table:style-name="ce31">
            <text:p>1,739,571</text:p>
          </table:table-cell>
          <table:table-cell office:value-type="float" office:value="66.952547245642506" table:style-name="ce32">
            <text:p>67.0</text:p>
          </table:table-cell>
          <table:table-cell office:value-type="float" office:value="85.847773950159706" table:style-name="ce32">
            <text:p>85.8</text:p>
          </table:table-cell>
          <table:table-cell office:value-type="float" office:value="98.726171873588498" table:style-name="ce32">
            <text:p>98.7</text:p>
          </table:table-cell>
          <table:table-cell office:value-type="float" office:value="7015203" table:style-name="ce33">
            <text:p>7,015,203</text:p>
          </table:table-cell>
          <table:table-cell office:value-type="float" office:value="65.695732539742593" table:style-name="ce34">
            <text:p>65.7</text:p>
          </table:table-cell>
          <table:table-cell office:value-type="float" office:value="84.167471703954902" table:style-name="ce34">
            <text:p>84.2</text:p>
          </table:table-cell>
          <table:table-cell office:value-type="float" office:value="98.283271346531194" table:style-name="ce34">
            <text:p>98.3</text:p>
          </table:table-cell>
          <table:table-cell table:number-columns-repeated="16374" table:style-name="ce1"/>
        </table:table-row>
        <table:table-row table:style-name="ro3">
          <table:table-cell office:value-type="string" table:style-name="ce27">
            <text:p>Apr to Jun 2025 [p]</text:p>
          </table:table-cell>
          <table:table-cell office:value-type="string" table:style-name="ce27">
            <text:p>South Western Railway</text:p>
          </table:table-cell>
          <table:table-cell office:value-type="float" office:value="1790326.57142857" table:style-name="ce31">
            <text:p>1,790,327</text:p>
          </table:table-cell>
          <table:table-cell office:value-type="float" office:value="67.781662100593607" table:style-name="ce32">
            <text:p>67.8</text:p>
          </table:table-cell>
          <table:table-cell office:value-type="float" office:value="85.722816252358101" table:style-name="ce32">
            <text:p>85.7</text:p>
          </table:table-cell>
          <table:table-cell office:value-type="float" office:value="98.410850582248102" table:style-name="ce32">
            <text:p>98.4</text:p>
          </table:table-cell>
          <table:table-cell office:value-type="float" office:value="7064991.2857142799" table:style-name="ce33">
            <text:p>7,064,991</text:p>
          </table:table-cell>
          <table:table-cell office:value-type="float" office:value="65.008416550670503" table:style-name="ce34">
            <text:p>65.0</text:p>
          </table:table-cell>
          <table:table-cell office:value-type="float" office:value="83.662429550261905" table:style-name="ce34">
            <text:p>83.7</text:p>
          </table:table-cell>
          <table:table-cell office:value-type="float" office:value="98.235462892796093" table:style-name="ce34">
            <text:p>98.2</text:p>
          </table:table-cell>
          <table:table-cell table:number-columns-repeated="16374" table:style-name="ce1"/>
        </table:table-row>
        <table:table-row table:style-name="ro3">
          <table:table-cell office:value-type="string" table:style-name="ce36">
            <text:p>Jul to Sep 2025 [p]</text:p>
          </table:table-cell>
          <table:table-cell office:value-type="string" table:style-name="ce27">
            <text:p>South Western Railway</text:p>
          </table:table-cell>
          <table:table-cell office:value-type="float" office:value="1776623.1071428501" table:style-name="ce31">
            <text:p>1,776,623</text:p>
          </table:table-cell>
          <table:table-cell office:value-type="float" office:value="65.7829067251119" table:style-name="ce32">
            <text:p>65.8</text:p>
          </table:table-cell>
          <table:table-cell office:value-type="float" office:value="84.231688580464393" table:style-name="ce32">
            <text:p>84.2</text:p>
          </table:table-cell>
          <table:table-cell office:value-type="float" office:value="98.1999659184889" table:style-name="ce32">
            <text:p>98.2</text:p>
          </table:table-cell>
          <table:table-cell office:value-type="float" office:value="7038509.3928571399" table:style-name="ce33">
            <text:p>7,038,509</text:p>
          </table:table-cell>
          <table:table-cell office:value-type="float" office:value="64.223914942867097" table:style-name="ce34">
            <text:p>64.2</text:p>
          </table:table-cell>
          <table:table-cell office:value-type="float" office:value="83.156020103546297" table:style-name="ce34">
            <text:p>83.2</text:p>
          </table:table-cell>
          <table:table-cell office:value-type="float" office:value="98.158710176981799" table:style-name="ce34">
            <text:p>98.2</text:p>
          </table:table-cell>
          <table:table-cell table:number-columns-repeated="16374" table:style-name="ce1"/>
        </table:table-row>
        <table:table-row table:style-name="ro3">
          <table:table-cell office:value-type="string" table:style-name="ce27">
            <text:p>Apr to Jun 2014</text:p>
          </table:table-cell>
          <table:table-cell office:value-type="string" table:style-name="ce27">
            <text:p>Southeastern</text:p>
          </table:table-cell>
          <table:table-cell office:value-type="float" office:value="1518627.99999999" table:style-name="ce31">
            <text:p>1,518,628</text:p>
          </table:table-cell>
          <table:table-cell office:value-type="float" office:value="71.4019402475693" table:style-name="ce32">
            <text:p>71.4</text:p>
          </table:table-cell>
          <table:table-cell office:value-type="float" office:value="89.138398513093904" table:style-name="ce32">
            <text:p>89.1</text:p>
          </table:table-cell>
          <table:table-cell office:value-type="float" office:value="99.264945068838401" table:style-name="ce32">
            <text:p>99.3</text:p>
          </table:table-cell>
          <table:table-cell office:value-type="float" office:value="6036026.8571428573" table:style-name="ce33">
            <text:p>6,036,027</text:p>
          </table:table-cell>
          <table:table-cell office:value-type="float" office:value="69.125549190493984" table:style-name="ce34">
            <text:p>69.1</text:p>
          </table:table-cell>
          <table:table-cell office:value-type="float" office:value="87.291431511191803" table:style-name="ce34">
            <text:p>87.3</text:p>
          </table:table-cell>
          <table:table-cell office:value-type="float" office:value="98.839448858837812" table:style-name="ce34">
            <text:p>98.8</text:p>
          </table:table-cell>
          <table:table-cell table:number-columns-repeated="16374" table:style-name="ce1"/>
        </table:table-row>
        <table:table-row table:style-name="ro3">
          <table:table-cell office:value-type="string" table:style-name="ce27">
            <text:p>Jul to Sep 2014</text:p>
          </table:table-cell>
          <table:table-cell office:value-type="string" table:style-name="ce27">
            <text:p>Southeastern</text:p>
          </table:table-cell>
          <table:table-cell office:value-type="float" office:value="1567401.3571428501" table:style-name="ce31">
            <text:p>1,567,401</text:p>
          </table:table-cell>
          <table:table-cell office:value-type="float" office:value="73.182340615738894" table:style-name="ce32">
            <text:p>73.2</text:p>
          </table:table-cell>
          <table:table-cell office:value-type="float" office:value="89.769194406811394" table:style-name="ce32">
            <text:p>89.8</text:p>
          </table:table-cell>
          <table:table-cell office:value-type="float" office:value="99.088053798236302" table:style-name="ce32">
            <text:p>99.1</text:p>
          </table:table-cell>
          <table:table-cell office:value-type="float" office:value="6052468.7857142892" table:style-name="ce33">
            <text:p>6,052,469</text:p>
          </table:table-cell>
          <table:table-cell office:value-type="float" office:value="68.396000342858898" table:style-name="ce34">
            <text:p>68.4</text:p>
          </table:table-cell>
          <table:table-cell office:value-type="float" office:value="86.708977893707925" table:style-name="ce34">
            <text:p>86.7</text:p>
          </table:table-cell>
          <table:table-cell office:value-type="float" office:value="98.767697073034995" table:style-name="ce34">
            <text:p>98.8</text:p>
          </table:table-cell>
          <table:table-cell table:number-columns-repeated="16374" table:style-name="ce1"/>
        </table:table-row>
        <table:table-row table:style-name="ro3">
          <table:table-cell office:value-type="string" table:style-name="ce27">
            <text:p>Oct to Dec 2014</text:p>
          </table:table-cell>
          <table:table-cell office:value-type="string" table:style-name="ce27">
            <text:p>Southeastern</text:p>
          </table:table-cell>
          <table:table-cell office:value-type="float" office:value="1495843.3928571399" table:style-name="ce31">
            <text:p>1,495,843</text:p>
          </table:table-cell>
          <table:table-cell office:value-type="float" office:value="62.203950160462497" table:style-name="ce32">
            <text:p>62.2</text:p>
          </table:table-cell>
          <table:table-cell office:value-type="float" office:value="82.687826731288595" table:style-name="ce32">
            <text:p>82.7</text:p>
          </table:table-cell>
          <table:table-cell office:value-type="float" office:value="98.737780872066494" table:style-name="ce32">
            <text:p>98.7</text:p>
          </table:table-cell>
          <table:table-cell office:value-type="float" office:value="6072681.0357142854" table:style-name="ce33">
            <text:p>6,072,681</text:p>
          </table:table-cell>
          <table:table-cell office:value-type="float" office:value="68.506340300894024" table:style-name="ce34">
            <text:p>68.5</text:p>
          </table:table-cell>
          <table:table-cell office:value-type="float" office:value="86.839724809944968" table:style-name="ce34">
            <text:p>86.8</text:p>
          </table:table-cell>
          <table:table-cell office:value-type="float" office:value="98.955606034423425" table:style-name="ce34">
            <text:p>99.0</text:p>
          </table:table-cell>
          <table:table-cell table:number-columns-repeated="16374" table:style-name="ce1"/>
        </table:table-row>
        <table:table-row table:style-name="ro3">
          <table:table-cell office:value-type="string" table:style-name="ce27">
            <text:p>Jan to Mar 2015</text:p>
          </table:table-cell>
          <table:table-cell office:value-type="string" table:style-name="ce27">
            <text:p>Southeastern</text:p>
          </table:table-cell>
          <table:table-cell office:value-type="float" office:value="1455089.25" table:style-name="ce31">
            <text:p>1,455,089</text:p>
          </table:table-cell>
          <table:table-cell office:value-type="float" office:value="72.188730985794393" table:style-name="ce32">
            <text:p>72.2</text:p>
          </table:table-cell>
          <table:table-cell office:value-type="float" office:value="89.491648511790999" table:style-name="ce32">
            <text:p>89.5</text:p>
          </table:table-cell>
          <table:table-cell office:value-type="float" office:value="99.291206953211102" table:style-name="ce32">
            <text:p>99.3</text:p>
          </table:table-cell>
          <table:table-cell office:value-type="float" office:value="6036962" table:style-name="ce31">
            <text:p>6,036,962</text:p>
          </table:table-cell>
          <table:table-cell office:value-type="float" office:value="69.774747629685194" table:style-name="ce35">
            <text:p>69.8</text:p>
          </table:table-cell>
          <table:table-cell office:value-type="float" office:value="87.788990555183204" table:style-name="ce35">
            <text:p>87.8</text:p>
          </table:table-cell>
          <table:table-cell office:value-type="float" office:value="99.094726784763495" table:style-name="ce35">
            <text:p>99.1</text:p>
          </table:table-cell>
          <table:table-cell table:number-columns-repeated="16374" table:style-name="ce1"/>
        </table:table-row>
        <table:table-row table:style-name="ro3">
          <table:table-cell office:value-type="string" table:style-name="ce27">
            <text:p>Apr to Jun 2015</text:p>
          </table:table-cell>
          <table:table-cell office:value-type="string" table:style-name="ce27">
            <text:p>Southeastern</text:p>
          </table:table-cell>
          <table:table-cell office:value-type="float" office:value="1450991.8571428501" table:style-name="ce31">
            <text:p>1,450,992</text:p>
          </table:table-cell>
          <table:table-cell office:value-type="float" office:value="70.080894418724199" table:style-name="ce32">
            <text:p>70.1</text:p>
          </table:table-cell>
          <table:table-cell office:value-type="float" office:value="88.299235311254506" table:style-name="ce32">
            <text:p>88.3</text:p>
          </table:table-cell>
          <table:table-cell office:value-type="float" office:value="98.916795142002798" table:style-name="ce32">
            <text:p>98.9</text:p>
          </table:table-cell>
          <table:table-cell office:value-type="float" office:value="5969325.8571428498" table:style-name="ce31">
            <text:p>5,969,326</text:p>
          </table:table-cell>
          <table:table-cell office:value-type="float" office:value="69.435197767366901" table:style-name="ce35">
            <text:p>69.4</text:p>
          </table:table-cell>
          <table:table-cell office:value-type="float" office:value="87.569721620395399" table:style-name="ce35">
            <text:p>87.6</text:p>
          </table:table-cell>
          <table:table-cell office:value-type="float" office:value="99.008171681315204" table:style-name="ce35">
            <text:p>99.0</text:p>
          </table:table-cell>
          <table:table-cell table:number-columns-repeated="16374" table:style-name="ce1"/>
        </table:table-row>
        <table:table-row table:style-name="ro3">
          <table:table-cell office:value-type="string" table:style-name="ce27">
            <text:p>Jul to Sep 2015</text:p>
          </table:table-cell>
          <table:table-cell office:value-type="string" table:style-name="ce27">
            <text:p>Southeastern</text:p>
          </table:table-cell>
          <table:table-cell office:value-type="float" office:value="1493017.6071428501" table:style-name="ce31">
            <text:p>1,493,018</text:p>
          </table:table-cell>
          <table:table-cell office:value-type="float" office:value="67.194298947723098" table:style-name="ce32">
            <text:p>67.2</text:p>
          </table:table-cell>
          <table:table-cell office:value-type="float" office:value="86.636869391048407" table:style-name="ce32">
            <text:p>86.6</text:p>
          </table:table-cell>
          <table:table-cell office:value-type="float" office:value="98.795024257320804" table:style-name="ce32">
            <text:p>98.8</text:p>
          </table:table-cell>
          <table:table-cell office:value-type="float" office:value="5894942.1071428498" table:style-name="ce31">
            <text:p>5,894,942</text:p>
          </table:table-cell>
          <table:table-cell office:value-type="float" office:value="67.871318426070303" table:style-name="ce35">
            <text:p>67.9</text:p>
          </table:table-cell>
          <table:table-cell office:value-type="float" office:value="86.748641218632102" table:style-name="ce35">
            <text:p>86.7</text:p>
          </table:table-cell>
          <table:table-cell office:value-type="float" office:value="98.932947839018794" table:style-name="ce35">
            <text:p>98.9</text:p>
          </table:table-cell>
          <table:table-cell table:number-columns-repeated="16374" table:style-name="ce1"/>
        </table:table-row>
        <table:table-row table:style-name="ro3">
          <table:table-cell office:value-type="string" table:style-name="ce27">
            <text:p>Oct to Dec 2015</text:p>
          </table:table-cell>
          <table:table-cell office:value-type="string" table:style-name="ce27">
            <text:p>Southeastern</text:p>
          </table:table-cell>
          <table:table-cell office:value-type="float" office:value="1444420.8571428501" table:style-name="ce31">
            <text:p>1,444,421</text:p>
          </table:table-cell>
          <table:table-cell office:value-type="float" office:value="57.4373802411762" table:style-name="ce32">
            <text:p>57.4</text:p>
          </table:table-cell>
          <table:table-cell office:value-type="float" office:value="79.761384345243201" table:style-name="ce32">
            <text:p>79.8</text:p>
          </table:table-cell>
          <table:table-cell office:value-type="float" office:value="98.376113867090098" table:style-name="ce32">
            <text:p>98.4</text:p>
          </table:table-cell>
          <table:table-cell office:value-type="float" office:value="5843519.57142857" table:style-name="ce31">
            <text:p>5,843,520</text:p>
          </table:table-cell>
          <table:table-cell office:value-type="float" office:value="66.742974030059202" table:style-name="ce35">
            <text:p>66.7</text:p>
          </table:table-cell>
          <table:table-cell office:value-type="float" office:value="86.061008193276393" table:style-name="ce35">
            <text:p>86.1</text:p>
          </table:table-cell>
          <table:table-cell office:value-type="float" office:value="98.845267224838096" table:style-name="ce35">
            <text:p>98.8</text:p>
          </table:table-cell>
          <table:table-cell table:number-columns-repeated="16374" table:style-name="ce1"/>
        </table:table-row>
        <table:table-row table:style-name="ro3">
          <table:table-cell office:value-type="string" table:style-name="ce27">
            <text:p>Jan to Mar 2016</text:p>
          </table:table-cell>
          <table:table-cell office:value-type="string" table:style-name="ce27">
            <text:p>Southeastern</text:p>
          </table:table-cell>
          <table:table-cell office:value-type="float" office:value="1411751.67857142" table:style-name="ce31">
            <text:p>1,411,752</text:p>
          </table:table-cell>
          <table:table-cell office:value-type="float" office:value="62.831709552724597" table:style-name="ce32">
            <text:p>62.8</text:p>
          </table:table-cell>
          <table:table-cell office:value-type="float" office:value="82.805178682906202" table:style-name="ce32">
            <text:p>82.8</text:p>
          </table:table-cell>
          <table:table-cell office:value-type="float" office:value="98.120948880958295" table:style-name="ce32">
            <text:p>98.1</text:p>
          </table:table-cell>
          <table:table-cell office:value-type="float" office:value="5800182" table:style-name="ce31">
            <text:p>5,800,182</text:p>
          </table:table-cell>
          <table:table-cell office:value-type="float" office:value="64.424805980226097" table:style-name="ce35">
            <text:p>64.4</text:p>
          </table:table-cell>
          <table:table-cell office:value-type="float" office:value="84.407903062352204" table:style-name="ce35">
            <text:p>84.4</text:p>
          </table:table-cell>
          <table:table-cell office:value-type="float" office:value="98.557097001438905" table:style-name="ce35">
            <text:p>98.6</text:p>
          </table:table-cell>
          <table:table-cell table:number-columns-repeated="16374" table:style-name="ce1"/>
        </table:table-row>
        <table:table-row table:style-name="ro3">
          <table:table-cell office:value-type="string" table:style-name="ce27">
            <text:p>Apr to Jun 2016</text:p>
          </table:table-cell>
          <table:table-cell office:value-type="string" table:style-name="ce27">
            <text:p>Southeastern</text:p>
          </table:table-cell>
          <table:table-cell office:value-type="float" office:value="1469798.67857142" table:style-name="ce31">
            <text:p>1,469,799</text:p>
          </table:table-cell>
          <table:table-cell office:value-type="float" office:value="66.211307899480801" table:style-name="ce32">
            <text:p>66.2</text:p>
          </table:table-cell>
          <table:table-cell office:value-type="float" office:value="85.873373863179395" table:style-name="ce32">
            <text:p>85.9</text:p>
          </table:table-cell>
          <table:table-cell office:value-type="float" office:value="98.678713603221098" table:style-name="ce32">
            <text:p>98.7</text:p>
          </table:table-cell>
          <table:table-cell office:value-type="float" office:value="5818988.82142857" table:style-name="ce31">
            <text:p>5,818,989</text:p>
          </table:table-cell>
          <table:table-cell office:value-type="float" office:value="63.465680558503003" table:style-name="ce35">
            <text:p>63.5</text:p>
          </table:table-cell>
          <table:table-cell office:value-type="float" office:value="83.807739620347704" table:style-name="ce35">
            <text:p>83.8</text:p>
          </table:table-cell>
          <table:table-cell office:value-type="float" office:value="98.4981233269867" table:style-name="ce35">
            <text:p>98.5</text:p>
          </table:table-cell>
          <table:table-cell table:number-columns-repeated="16374" table:style-name="ce1"/>
        </table:table-row>
        <table:table-row table:style-name="ro3">
          <table:table-cell office:value-type="string" table:style-name="ce27">
            <text:p>Jul to Sep 2016</text:p>
          </table:table-cell>
          <table:table-cell office:value-type="string" table:style-name="ce27">
            <text:p>Southeastern</text:p>
          </table:table-cell>
          <table:table-cell office:value-type="float" office:value="1636728.42857142" table:style-name="ce31">
            <text:p>1,636,728</text:p>
          </table:table-cell>
          <table:table-cell office:value-type="float" office:value="65.731165891121293" table:style-name="ce32">
            <text:p>65.7</text:p>
          </table:table-cell>
          <table:table-cell office:value-type="float" office:value="85.139054397627106" table:style-name="ce32">
            <text:p>85.1</text:p>
          </table:table-cell>
          <table:table-cell office:value-type="float" office:value="98.278735306380696" table:style-name="ce32">
            <text:p>98.3</text:p>
          </table:table-cell>
          <table:table-cell office:value-type="float" office:value="5962699.6428571399" table:style-name="ce31">
            <text:p>5,962,700</text:p>
          </table:table-cell>
          <table:table-cell office:value-type="float" office:value="63.153924345989203" table:style-name="ce35">
            <text:p>63.2</text:p>
          </table:table-cell>
          <table:table-cell office:value-type="float" office:value="83.464784257897506" table:style-name="ce35">
            <text:p>83.5</text:p>
          </table:table-cell>
          <table:table-cell office:value-type="float" office:value="98.363560633100093" table:style-name="ce35">
            <text:p>98.4</text:p>
          </table:table-cell>
          <table:table-cell table:number-columns-repeated="16374" table:style-name="ce1"/>
        </table:table-row>
        <table:table-row table:style-name="ro3">
          <table:table-cell office:value-type="string" table:style-name="ce27">
            <text:p>Oct to Dec 2016</text:p>
          </table:table-cell>
          <table:table-cell office:value-type="string" table:style-name="ce27">
            <text:p>Southeastern</text:p>
          </table:table-cell>
          <table:table-cell office:value-type="float" office:value="1721071.8928571399" table:style-name="ce31">
            <text:p>1,721,072</text:p>
          </table:table-cell>
          <table:table-cell office:value-type="float" office:value="57.000735816360901" table:style-name="ce32">
            <text:p>57.0</text:p>
          </table:table-cell>
          <table:table-cell office:value-type="float" office:value="78.164583603660702" table:style-name="ce32">
            <text:p>78.2</text:p>
          </table:table-cell>
          <table:table-cell office:value-type="float" office:value="97.767026956394403" table:style-name="ce32">
            <text:p>97.8</text:p>
          </table:table-cell>
          <table:table-cell office:value-type="float" office:value="6239350.6785714198" table:style-name="ce31">
            <text:p>6,239,351</text:p>
          </table:table-cell>
          <table:table-cell office:value-type="float" office:value="62.780009749068398" table:style-name="ce35">
            <text:p>62.8</text:p>
          </table:table-cell>
          <table:table-cell office:value-type="float" office:value="82.860112635690399" table:style-name="ce35">
            <text:p>82.9</text:p>
          </table:table-cell>
          <table:table-cell office:value-type="float" office:value="98.196105788686694" table:style-name="ce35">
            <text:p>98.2</text:p>
          </table:table-cell>
          <table:table-cell table:number-columns-repeated="16374" table:style-name="ce1"/>
        </table:table-row>
        <table:table-row table:style-name="ro3">
          <table:table-cell office:value-type="string" table:style-name="ce27">
            <text:p>Jan to Mar 2017</text:p>
          </table:table-cell>
          <table:table-cell office:value-type="string" table:style-name="ce27">
            <text:p>Southeastern</text:p>
          </table:table-cell>
          <table:table-cell office:value-type="float" office:value="1830810" table:style-name="ce31">
            <text:p>1,830,810</text:p>
          </table:table-cell>
          <table:table-cell office:value-type="float" office:value="64.199220563575594" table:style-name="ce32">
            <text:p>64.2</text:p>
          </table:table-cell>
          <table:table-cell office:value-type="float" office:value="83.508201287954506" table:style-name="ce32">
            <text:p>83.5</text:p>
          </table:table-cell>
          <table:table-cell office:value-type="float" office:value="97.672765060273804" table:style-name="ce32">
            <text:p>97.7</text:p>
          </table:table-cell>
          <table:table-cell office:value-type="float" office:value="6658409" table:style-name="ce31">
            <text:p>6,658,409</text:p>
          </table:table-cell>
          <table:table-cell office:value-type="float" office:value="63.159277238751699" table:style-name="ce35">
            <text:p>63.2</text:p>
          </table:table-cell>
          <table:table-cell office:value-type="float" office:value="83.049959832746794" table:style-name="ce35">
            <text:p>83.0</text:p>
          </table:table-cell>
          <table:table-cell office:value-type="float" office:value="98.068142104217301" table:style-name="ce35">
            <text:p>98.1</text:p>
          </table:table-cell>
          <table:table-cell table:number-columns-repeated="16374" table:style-name="ce1"/>
        </table:table-row>
        <table:table-row table:style-name="ro3">
          <table:table-cell office:value-type="string" table:style-name="ce27">
            <text:p>Apr to Jun 2017</text:p>
          </table:table-cell>
          <table:table-cell office:value-type="string" table:style-name="ce27">
            <text:p>Southeastern</text:p>
          </table:table-cell>
          <table:table-cell office:value-type="float" office:value="1875122.3571428501" table:style-name="ce31">
            <text:p>1,875,122</text:p>
          </table:table-cell>
          <table:table-cell office:value-type="float" office:value="72.822405913092197" table:style-name="ce32">
            <text:p>72.8</text:p>
          </table:table-cell>
          <table:table-cell office:value-type="float" office:value="90.210330274447202" table:style-name="ce32">
            <text:p>90.2</text:p>
          </table:table-cell>
          <table:table-cell office:value-type="float" office:value="99.148009884154902" table:style-name="ce32">
            <text:p>99.1</text:p>
          </table:table-cell>
          <table:table-cell office:value-type="float" office:value="7063732.6785714198" table:style-name="ce31">
            <text:p>7,063,733</text:p>
          </table:table-cell>
          <table:table-cell office:value-type="float" office:value="65.089372643758196" table:style-name="ce35">
            <text:p>65.1</text:p>
          </table:table-cell>
          <table:table-cell office:value-type="float" office:value="84.363248558664907" table:style-name="ce35">
            <text:p>84.4</text:p>
          </table:table-cell>
          <table:table-cell office:value-type="float" office:value="98.227755595527697" table:style-name="ce35">
            <text:p>98.2</text:p>
          </table:table-cell>
          <table:table-cell table:number-columns-repeated="16374" table:style-name="ce1"/>
        </table:table-row>
        <table:table-row table:style-name="ro3">
          <table:table-cell office:value-type="string" table:style-name="ce27">
            <text:p>Jul to Sep 2017</text:p>
          </table:table-cell>
          <table:table-cell office:value-type="string" table:style-name="ce27">
            <text:p>Southeastern</text:p>
          </table:table-cell>
          <table:table-cell office:value-type="float" office:value="1901144.6428571399" table:style-name="ce31">
            <text:p>1,901,145</text:p>
          </table:table-cell>
          <table:table-cell office:value-type="float" office:value="69.187859569563798" table:style-name="ce32">
            <text:p>69.2</text:p>
          </table:table-cell>
          <table:table-cell office:value-type="float" office:value="87.912481296512098" table:style-name="ce32">
            <text:p>87.9</text:p>
          </table:table-cell>
          <table:table-cell office:value-type="float" office:value="99.0024092628407" table:style-name="ce32">
            <text:p>99.0</text:p>
          </table:table-cell>
          <table:table-cell office:value-type="float" office:value="7328148.8928571399" table:style-name="ce31">
            <text:p>7,328,149</text:p>
          </table:table-cell>
          <table:table-cell office:value-type="float" office:value="66.009301442716193" table:style-name="ce35">
            <text:p>66.0</text:p>
          </table:table-cell>
          <table:table-cell office:value-type="float" office:value="85.110752657478997" table:style-name="ce35">
            <text:p>85.1</text:p>
          </table:table-cell>
          <table:table-cell office:value-type="float" office:value="98.417338087363106" table:style-name="ce35">
            <text:p>98.4</text:p>
          </table:table-cell>
          <table:table-cell table:number-columns-repeated="16374" table:style-name="ce1"/>
        </table:table-row>
        <table:table-row table:style-name="ro3">
          <table:table-cell office:value-type="string" table:style-name="ce27">
            <text:p>Oct to Dec 2017</text:p>
          </table:table-cell>
          <table:table-cell office:value-type="string" table:style-name="ce27">
            <text:p>Southeastern</text:p>
          </table:table-cell>
          <table:table-cell office:value-type="float" office:value="1813307.1428571399" table:style-name="ce31">
            <text:p>1,813,307</text:p>
          </table:table-cell>
          <table:table-cell office:value-type="float" office:value="60.723421688075803" table:style-name="ce32">
            <text:p>60.7</text:p>
          </table:table-cell>
          <table:table-cell office:value-type="float" office:value="81.439670215825004" table:style-name="ce32">
            <text:p>81.4</text:p>
          </table:table-cell>
          <table:table-cell office:value-type="float" office:value="98.373508545947999" table:style-name="ce32">
            <text:p>98.4</text:p>
          </table:table-cell>
          <table:table-cell office:value-type="float" office:value="7420384.1428571399" table:style-name="ce31">
            <text:p>7,420,384</text:p>
          </table:table-cell>
          <table:table-cell office:value-type="float" office:value="66.807031784588503" table:style-name="ce35">
            <text:p>66.8</text:p>
          </table:table-cell>
          <table:table-cell office:value-type="float" office:value="85.824739454670905" table:style-name="ce35">
            <text:p>85.8</text:p>
          </table:table-cell>
          <table:table-cell office:value-type="float" office:value="98.557459645571996" table:style-name="ce35">
            <text:p>98.6</text:p>
          </table:table-cell>
          <table:table-cell table:number-columns-repeated="16374" table:style-name="ce1"/>
        </table:table-row>
        <table:table-row table:style-name="ro3">
          <table:table-cell office:value-type="string" table:style-name="ce27">
            <text:p>Jan to Mar 2018</text:p>
          </table:table-cell>
          <table:table-cell office:value-type="string" table:style-name="ce27">
            <text:p>Southeastern</text:p>
          </table:table-cell>
          <table:table-cell office:value-type="float" office:value="1837052.8571428501" table:style-name="ce31">
            <text:p>1,837,053</text:p>
          </table:table-cell>
          <table:table-cell office:value-type="float" office:value="63.081002413026397" table:style-name="ce32">
            <text:p>63.1</text:p>
          </table:table-cell>
          <table:table-cell office:value-type="float" office:value="82.8249517666884" table:style-name="ce32">
            <text:p>82.8</text:p>
          </table:table-cell>
          <table:table-cell office:value-type="float" office:value="98.208042073600794" table:style-name="ce32">
            <text:p>98.2</text:p>
          </table:table-cell>
          <table:table-cell office:value-type="float" office:value="7426627" table:style-name="ce31">
            <text:p>7,426,627</text:p>
          </table:table-cell>
          <table:table-cell office:value-type="float" office:value="66.528236842916698" table:style-name="ce35">
            <text:p>66.5</text:p>
          </table:table-cell>
          <table:table-cell office:value-type="float" office:value="85.653783339327504" table:style-name="ce35">
            <text:p>85.7</text:p>
          </table:table-cell>
          <table:table-cell office:value-type="float" office:value="98.689122262367505" table:style-name="ce35">
            <text:p>98.7</text:p>
          </table:table-cell>
          <table:table-cell table:number-columns-repeated="16374" table:style-name="ce1"/>
        </table:table-row>
        <table:table-row table:style-name="ro3">
          <table:table-cell office:value-type="string" table:style-name="ce27">
            <text:p>Apr to Jun 2018</text:p>
          </table:table-cell>
          <table:table-cell office:value-type="string" table:style-name="ce27">
            <text:p>Southeastern</text:p>
          </table:table-cell>
          <table:table-cell office:value-type="float" office:value="1924623.5" table:style-name="ce31">
            <text:p>1,924,624</text:p>
          </table:table-cell>
          <table:table-cell office:value-type="float" office:value="67.975242950114605" table:style-name="ce32">
            <text:p>68.0</text:p>
          </table:table-cell>
          <table:table-cell office:value-type="float" office:value="85.659208151620305" table:style-name="ce32">
            <text:p>85.7</text:p>
          </table:table-cell>
          <table:table-cell office:value-type="float" office:value="98.232641345177299" table:style-name="ce32">
            <text:p>98.2</text:p>
          </table:table-cell>
          <table:table-cell office:value-type="float" office:value="7476128.1428571399" table:style-name="ce31">
            <text:p>7,476,128</text:p>
          </table:table-cell>
          <table:table-cell office:value-type="float" office:value="65.322078385991105" table:style-name="ce35">
            <text:p>65.3</text:p>
          </table:table-cell>
          <table:table-cell office:value-type="float" office:value="84.5123312206469" table:style-name="ce35">
            <text:p>84.5</text:p>
          </table:table-cell>
          <table:table-cell office:value-type="float" office:value="98.456511971810002" table:style-name="ce35">
            <text:p>98.5</text:p>
          </table:table-cell>
          <table:table-cell table:number-columns-repeated="16374" table:style-name="ce1"/>
        </table:table-row>
        <table:table-row table:style-name="ro3">
          <table:table-cell office:value-type="string" table:style-name="ce27">
            <text:p>Jul to Sep 2018</text:p>
          </table:table-cell>
          <table:table-cell office:value-type="string" table:style-name="ce27">
            <text:p>Southeastern</text:p>
          </table:table-cell>
          <table:table-cell office:value-type="float" office:value="1957879.3571428501" table:style-name="ce31">
            <text:p>1,957,879</text:p>
          </table:table-cell>
          <table:table-cell office:value-type="float" office:value="70.058606777573502" table:style-name="ce32">
            <text:p>70.1</text:p>
          </table:table-cell>
          <table:table-cell office:value-type="float" office:value="87.612548431136005" table:style-name="ce32">
            <text:p>87.6</text:p>
          </table:table-cell>
          <table:table-cell office:value-type="float" office:value="98.960860020887694" table:style-name="ce32">
            <text:p>99.0</text:p>
          </table:table-cell>
          <table:table-cell office:value-type="float" office:value="7532862.8571428498" table:style-name="ce31">
            <text:p>7,532,863</text:p>
          </table:table-cell>
          <table:table-cell office:value-type="float" office:value="65.5775114147457" table:style-name="ce35">
            <text:p>65.6</text:p>
          </table:table-cell>
          <table:table-cell office:value-type="float" office:value="84.459983815676907" table:style-name="ce35">
            <text:p>84.5</text:p>
          </table:table-cell>
          <table:table-cell office:value-type="float" office:value="98.449824331633295" table:style-name="ce35">
            <text:p>98.4</text:p>
          </table:table-cell>
          <table:table-cell table:number-columns-repeated="16374" table:style-name="ce1"/>
        </table:table-row>
        <table:table-row table:style-name="ro3">
          <table:table-cell office:value-type="string" table:style-name="ce27">
            <text:p>Oct to Dec 2018</text:p>
          </table:table-cell>
          <table:table-cell office:value-type="string" table:style-name="ce27">
            <text:p>Southeastern</text:p>
          </table:table-cell>
          <table:table-cell office:value-type="float" office:value="1864309.9642857099" table:style-name="ce31">
            <text:p>1,864,310</text:p>
          </table:table-cell>
          <table:table-cell office:value-type="float" office:value="62.797891958455097" table:style-name="ce32">
            <text:p>62.8</text:p>
          </table:table-cell>
          <table:table-cell office:value-type="float" office:value="82.702751816695695" table:style-name="ce32">
            <text:p>82.7</text:p>
          </table:table-cell>
          <table:table-cell office:value-type="float" office:value="98.336318575472902" table:style-name="ce32">
            <text:p>98.3</text:p>
          </table:table-cell>
          <table:table-cell office:value-type="float" office:value="7583865.6785714198" table:style-name="ce31">
            <text:p>7,583,866</text:p>
          </table:table-cell>
          <table:table-cell office:value-type="float" office:value="66.054825159157502" table:style-name="ce35">
            <text:p>66.1</text:p>
          </table:table-cell>
          <table:table-cell office:value-type="float" office:value="84.750169743578596" table:style-name="ce35">
            <text:p>84.8</text:p>
          </table:table-cell>
          <table:table-cell office:value-type="float" office:value="98.440168839827294" table:style-name="ce35">
            <text:p>98.4</text:p>
          </table:table-cell>
          <table:table-cell table:number-columns-repeated="16374" table:style-name="ce1"/>
        </table:table-row>
        <table:table-row table:style-name="ro3">
          <table:table-cell office:value-type="string" table:style-name="ce27">
            <text:p>Jan to Mar 2019</text:p>
          </table:table-cell>
          <table:table-cell office:value-type="string" table:style-name="ce27">
            <text:p>Southeastern</text:p>
          </table:table-cell>
          <table:table-cell office:value-type="float" office:value="1856171.17857142" table:style-name="ce31">
            <text:p>1,856,171</text:p>
          </table:table-cell>
          <table:table-cell office:value-type="float" office:value="67.775976557580805" table:style-name="ce32">
            <text:p>67.8</text:p>
          </table:table-cell>
          <table:table-cell office:value-type="float" office:value="85.933998197864796" table:style-name="ce32">
            <text:p>85.9</text:p>
          </table:table-cell>
          <table:table-cell office:value-type="float" office:value="98.549879741887196" table:style-name="ce32">
            <text:p>98.5</text:p>
          </table:table-cell>
          <table:table-cell office:value-type="float" office:value="7602984" table:style-name="ce31">
            <text:p>7,602,984</text:p>
          </table:table-cell>
          <table:table-cell office:value-type="float" office:value="67.193565052879194" table:style-name="ce35">
            <text:p>67.2</text:p>
          </table:table-cell>
          <table:table-cell office:value-type="float" office:value="85.504362497671906" table:style-name="ce35">
            <text:p>85.5</text:p>
          </table:table-cell>
          <table:table-cell office:value-type="float" office:value="98.523040427284798" table:style-name="ce35">
            <text:p>98.5</text:p>
          </table:table-cell>
          <table:table-cell table:number-columns-repeated="16374" table:style-name="ce1"/>
        </table:table-row>
        <table:table-row table:style-name="ro3">
          <table:table-cell office:value-type="string" table:style-name="ce27">
            <text:p>Apr to Jun 2019</text:p>
          </table:table-cell>
          <table:table-cell office:value-type="string" table:style-name="ce27">
            <text:p>Southeastern</text:p>
          </table:table-cell>
          <table:table-cell office:value-type="float" office:value="1915523.1428571399" table:style-name="ce31">
            <text:p>1,915,523</text:p>
          </table:table-cell>
          <table:table-cell office:value-type="float" office:value="75.011712578033496" table:style-name="ce32">
            <text:p>75.0</text:p>
          </table:table-cell>
          <table:table-cell office:value-type="float" office:value="90.9245530985865" table:style-name="ce32">
            <text:p>90.9</text:p>
          </table:table-cell>
          <table:table-cell office:value-type="float" office:value="99.1304650680284" table:style-name="ce32">
            <text:p>99.1</text:p>
          </table:table-cell>
          <table:table-cell office:value-type="float" office:value="7593883.6428571399" table:style-name="ce31">
            <text:p>7,593,884</text:p>
          </table:table-cell>
          <table:table-cell office:value-type="float" office:value="68.967546259573894" table:style-name="ce35">
            <text:p>69.0</text:p>
          </table:table-cell>
          <table:table-cell office:value-type="float" office:value="86.832336617972302" table:style-name="ce35">
            <text:p>86.8</text:p>
          </table:table-cell>
          <table:table-cell office:value-type="float" office:value="98.749860449251898" table:style-name="ce35">
            <text:p>98.7</text:p>
          </table:table-cell>
          <table:table-cell table:number-columns-repeated="16374" table:style-name="ce1"/>
        </table:table-row>
        <table:table-row table:style-name="ro3">
          <table:table-cell office:value-type="string" table:style-name="ce27">
            <text:p>Jul to Sep 2019</text:p>
          </table:table-cell>
          <table:table-cell office:value-type="string" table:style-name="ce27">
            <text:p>Southeastern</text:p>
          </table:table-cell>
          <table:table-cell office:value-type="float" office:value="1928055.1428571399" table:style-name="ce31">
            <text:p>1,928,055</text:p>
          </table:table-cell>
          <table:table-cell office:value-type="float" office:value="71.623840634077894" table:style-name="ce32">
            <text:p>71.6</text:p>
          </table:table-cell>
          <table:table-cell office:value-type="float" office:value="88.934837815101005" table:style-name="ce32">
            <text:p>88.9</text:p>
          </table:table-cell>
          <table:table-cell office:value-type="float" office:value="99.076434239506696" table:style-name="ce32">
            <text:p>99.1</text:p>
          </table:table-cell>
          <table:table-cell office:value-type="float" office:value="7564059.4285714198" table:style-name="ce31">
            <text:p>7,564,059</text:p>
          </table:table-cell>
          <table:table-cell office:value-type="float" office:value="69.362217559067304" table:style-name="ce35">
            <text:p>69.4</text:p>
          </table:table-cell>
          <table:table-cell office:value-type="float" office:value="87.166307770188993" table:style-name="ce35">
            <text:p>87.2</text:p>
          </table:table-cell>
          <table:table-cell office:value-type="float" office:value="98.778488009915094" table:style-name="ce35">
            <text:p>98.8</text:p>
          </table:table-cell>
          <table:table-cell table:number-columns-repeated="16374" table:style-name="ce1"/>
        </table:table-row>
        <table:table-row table:style-name="ro3">
          <table:table-cell office:value-type="string" table:style-name="ce27">
            <text:p>Oct to Dec 2019</text:p>
          </table:table-cell>
          <table:table-cell office:value-type="string" table:style-name="ce27">
            <text:p>Southeastern</text:p>
          </table:table-cell>
          <table:table-cell office:value-type="float" office:value="1838454.2857142801" table:style-name="ce31">
            <text:p>1,838,454</text:p>
          </table:table-cell>
          <table:table-cell office:value-type="float" office:value="62.029430002533097" table:style-name="ce32">
            <text:p>62.0</text:p>
          </table:table-cell>
          <table:table-cell office:value-type="float" office:value="82.589325815630801" table:style-name="ce32">
            <text:p>82.6</text:p>
          </table:table-cell>
          <table:table-cell office:value-type="float" office:value="98.778741147454596" table:style-name="ce32">
            <text:p>98.8</text:p>
          </table:table-cell>
          <table:table-cell office:value-type="float" office:value="7538203.75" table:style-name="ce31">
            <text:p>7,538,204</text:p>
          </table:table-cell>
          <table:table-cell office:value-type="float" office:value="69.197316592639297" table:style-name="ce35">
            <text:p>69.2</text:p>
          </table:table-cell>
          <table:table-cell office:value-type="float" office:value="87.153954661565393" table:style-name="ce35">
            <text:p>87.2</text:p>
          </table:table-cell>
          <table:table-cell office:value-type="float" office:value="98.887904827459707" table:style-name="ce35">
            <text:p>98.9</text:p>
          </table:table-cell>
          <table:table-cell table:number-columns-repeated="16374" table:style-name="ce1"/>
        </table:table-row>
        <table:table-row table:style-name="ro3">
          <table:table-cell office:value-type="string" table:style-name="ce27">
            <text:p>Jan to Mar 2020</text:p>
          </table:table-cell>
          <table:table-cell office:value-type="string" table:style-name="ce27">
            <text:p>Southeastern</text:p>
          </table:table-cell>
          <table:table-cell office:value-type="float" office:value="1794404.42857142" table:style-name="ce31">
            <text:p>1,794,404</text:p>
          </table:table-cell>
          <table:table-cell office:value-type="float" office:value="67.186327082977201" table:style-name="ce32">
            <text:p>67.2</text:p>
          </table:table-cell>
          <table:table-cell office:value-type="float" office:value="85.451886105306201" table:style-name="ce32">
            <text:p>85.5</text:p>
          </table:table-cell>
          <table:table-cell office:value-type="float" office:value="98.535407410544707" table:style-name="ce32">
            <text:p>98.5</text:p>
          </table:table-cell>
          <table:table-cell office:value-type="float" office:value="7476437" table:style-name="ce31">
            <text:p>7,476,437</text:p>
          </table:table-cell>
          <table:table-cell office:value-type="float" office:value="69.067538454480299" table:style-name="ce35">
            <text:p>69.1</text:p>
          </table:table-cell>
          <table:table-cell office:value-type="float" office:value="87.048322616775806" table:style-name="ce35">
            <text:p>87.0</text:p>
          </table:table-cell>
          <table:table-cell office:value-type="float" office:value="98.887223954405002" table:style-name="ce35">
            <text:p>98.9</text:p>
          </table:table-cell>
          <table:table-cell table:number-columns-repeated="16374" table:style-name="ce1"/>
        </table:table-row>
        <table:table-row table:style-name="ro3">
          <table:table-cell office:value-type="string" table:style-name="ce27">
            <text:p>Apr to Jun 2020</text:p>
          </table:table-cell>
          <table:table-cell office:value-type="string" table:style-name="ce27">
            <text:p>Southeastern</text:p>
          </table:table-cell>
          <table:table-cell office:value-type="float" office:value="1328067.32142857" table:style-name="ce31">
            <text:p>1,328,067</text:p>
          </table:table-cell>
          <table:table-cell office:value-type="float" office:value="88.520620122393197" table:style-name="ce32">
            <text:p>88.5</text:p>
          </table:table-cell>
          <table:table-cell office:value-type="float" office:value="96.738905097996195" table:style-name="ce32">
            <text:p>96.7</text:p>
          </table:table-cell>
          <table:table-cell office:value-type="float" office:value="99.704898780814204" table:style-name="ce32">
            <text:p>99.7</text:p>
          </table:table-cell>
          <table:table-cell office:value-type="float" office:value="6888981.1785714198" table:style-name="ce31">
            <text:p>6,888,981</text:p>
          </table:table-cell>
          <table:table-cell office:value-type="float" office:value="71.1649166575652" table:style-name="ce35">
            <text:p>71.2</text:p>
          </table:table-cell>
          <table:table-cell office:value-type="float" office:value="87.838677036801897" table:style-name="ce35">
            <text:p>87.8</text:p>
          </table:table-cell>
          <table:table-cell office:value-type="float" office:value="98.977221766563005" table:style-name="ce35">
            <text:p>99.0</text:p>
          </table:table-cell>
          <table:table-cell table:number-columns-repeated="16374" table:style-name="ce1"/>
        </table:table-row>
        <table:table-row table:style-name="ro3">
          <table:table-cell office:value-type="string" table:style-name="ce27">
            <text:p>Jul to Sep 2020</text:p>
          </table:table-cell>
          <table:table-cell office:value-type="string" table:style-name="ce27">
            <text:p>Southeastern</text:p>
          </table:table-cell>
          <table:table-cell office:value-type="float" office:value="1731380.82142857" table:style-name="ce31">
            <text:p>1,731,381</text:p>
          </table:table-cell>
          <table:table-cell office:value-type="float" office:value="77.560466137442702" table:style-name="ce32">
            <text:p>77.6</text:p>
          </table:table-cell>
          <table:table-cell office:value-type="float" office:value="92.162238467673902" table:style-name="ce32">
            <text:p>92.2</text:p>
          </table:table-cell>
          <table:table-cell office:value-type="float" office:value="99.336380213290894" table:style-name="ce32">
            <text:p>99.3</text:p>
          </table:table-cell>
          <table:table-cell office:value-type="float" office:value="6692306.8571428498" table:style-name="ce31">
            <text:p>6,692,307</text:p>
          </table:table-cell>
          <table:table-cell office:value-type="float" office:value="72.687306648990599" table:style-name="ce35">
            <text:p>72.7</text:p>
          </table:table-cell>
          <table:table-cell office:value-type="float" office:value="88.641430561163702" table:style-name="ce35">
            <text:p>88.6</text:p>
          </table:table-cell>
          <table:table-cell office:value-type="float" office:value="99.041557269553905" table:style-name="ce35">
            <text:p>99.0</text:p>
          </table:table-cell>
          <table:table-cell table:number-columns-repeated="16374" table:style-name="ce1"/>
        </table:table-row>
        <table:table-row table:style-name="ro3">
          <table:table-cell office:value-type="string" table:style-name="ce27">
            <text:p>Oct to Dec 2020</text:p>
          </table:table-cell>
          <table:table-cell office:value-type="string" table:style-name="ce27">
            <text:p>Southeastern</text:p>
          </table:table-cell>
          <table:table-cell office:value-type="float" office:value="1728091.6071428501" table:style-name="ce31">
            <text:p>1,728,092</text:p>
          </table:table-cell>
          <table:table-cell office:value-type="float" office:value="71.249765301587303" table:style-name="ce32">
            <text:p>71.2</text:p>
          </table:table-cell>
          <table:table-cell office:value-type="float" office:value="89.145162505335904" table:style-name="ce32">
            <text:p>89.1</text:p>
          </table:table-cell>
          <table:table-cell office:value-type="float" office:value="99.294459112772302" table:style-name="ce32">
            <text:p>99.3</text:p>
          </table:table-cell>
          <table:table-cell office:value-type="float" office:value="6581944.1785714198" table:style-name="ce31">
            <text:p>6,581,944</text:p>
          </table:table-cell>
          <table:table-cell office:value-type="float" office:value="75.286814544488905" table:style-name="ce35">
            <text:p>75.3</text:p>
          </table:table-cell>
          <table:table-cell office:value-type="float" office:value="90.464146240073404" table:style-name="ce35">
            <text:p>90.5</text:p>
          </table:table-cell>
          <table:table-cell office:value-type="float" office:value="99.181365957345704" table:style-name="ce35">
            <text:p>99.2</text:p>
          </table:table-cell>
          <table:table-cell table:number-columns-repeated="16374" table:style-name="ce1"/>
        </table:table-row>
        <table:table-row table:style-name="ro3">
          <table:table-cell office:value-type="string" table:style-name="ce27">
            <text:p>Jan to Mar 2021</text:p>
          </table:table-cell>
          <table:table-cell office:value-type="string" table:style-name="ce27">
            <text:p>Southeastern</text:p>
          </table:table-cell>
          <table:table-cell office:value-type="float" office:value="1522150.24999999" table:style-name="ce31">
            <text:p>1,522,150</text:p>
          </table:table-cell>
          <table:table-cell office:value-type="float" office:value="78.099538559256601" table:style-name="ce32">
            <text:p>78.1</text:p>
          </table:table-cell>
          <table:table-cell office:value-type="float" office:value="92.523640253553907" table:style-name="ce32">
            <text:p>92.5</text:p>
          </table:table-cell>
          <table:table-cell office:value-type="float" office:value="99.323215394049996" table:style-name="ce32">
            <text:p>99.3</text:p>
          </table:table-cell>
          <table:table-cell office:value-type="float" office:value="6309690" table:style-name="ce31">
            <text:p>6,309,690</text:p>
          </table:table-cell>
          <table:table-cell office:value-type="float" office:value="78.269043328594506" table:style-name="ce35">
            <text:p>78.3</text:p>
          </table:table-cell>
          <table:table-cell office:value-type="float" office:value="92.386408841004794" table:style-name="ce35">
            <text:p>92.4</text:p>
          </table:table-cell>
          <table:table-cell office:value-type="float" office:value="99.399289030047399" table:style-name="ce35">
            <text:p>99.4</text:p>
          </table:table-cell>
          <table:table-cell table:number-columns-repeated="16374" table:style-name="ce1"/>
        </table:table-row>
        <table:table-row table:style-name="ro3">
          <table:table-cell office:value-type="string" table:style-name="ce27">
            <text:p>Apr to Jun 2021</text:p>
          </table:table-cell>
          <table:table-cell office:value-type="string" table:style-name="ce27">
            <text:p>Southeastern</text:p>
          </table:table-cell>
          <table:table-cell office:value-type="float" office:value="1546226.7142857099" table:style-name="ce31">
            <text:p>1,546,227</text:p>
          </table:table-cell>
          <table:table-cell office:value-type="float" office:value="75.802679832480607" table:style-name="ce32">
            <text:p>75.8</text:p>
          </table:table-cell>
          <table:table-cell office:value-type="float" office:value="92.122546804492799" table:style-name="ce32">
            <text:p>92.1</text:p>
          </table:table-cell>
          <table:table-cell office:value-type="float" office:value="99.461943623680398" table:style-name="ce32">
            <text:p>99.5</text:p>
          </table:table-cell>
          <table:table-cell office:value-type="float" office:value="6527849.3928571399" table:style-name="ce31">
            <text:p>6,527,849</text:p>
          </table:table-cell>
          <table:table-cell office:value-type="float" office:value="75.599199064592298" table:style-name="ce35">
            <text:p>75.6</text:p>
          </table:table-cell>
          <table:table-cell office:value-type="float" office:value="91.438409246825699" table:style-name="ce35">
            <text:p>91.4</text:p>
          </table:table-cell>
          <table:table-cell office:value-type="float" office:value="99.351954586793596" table:style-name="ce35">
            <text:p>99.4</text:p>
          </table:table-cell>
          <table:table-cell table:number-columns-repeated="16374" table:style-name="ce1"/>
        </table:table-row>
        <table:table-row table:style-name="ro3">
          <table:table-cell office:value-type="string" table:style-name="ce27">
            <text:p>Jul to Sep 2021</text:p>
          </table:table-cell>
          <table:table-cell office:value-type="string" table:style-name="ce27">
            <text:p>Southeastern</text:p>
          </table:table-cell>
          <table:table-cell office:value-type="float" office:value="1637666.42857142" table:style-name="ce31">
            <text:p>1,637,666</text:p>
          </table:table-cell>
          <table:table-cell office:value-type="float" office:value="74.2895051451695" table:style-name="ce32">
            <text:p>74.3</text:p>
          </table:table-cell>
          <table:table-cell office:value-type="float" office:value="91.140991995142898" table:style-name="ce32">
            <text:p>91.1</text:p>
          </table:table-cell>
          <table:table-cell office:value-type="float" office:value="99.217911549229598" table:style-name="ce32">
            <text:p>99.2</text:p>
          </table:table-cell>
          <table:table-cell office:value-type="float" office:value="6434135" table:style-name="ce31">
            <text:p>6,434,135</text:p>
          </table:table-cell>
          <table:table-cell office:value-type="float" office:value="74.738082230833697" table:style-name="ce35">
            <text:p>74.7</text:p>
          </table:table-cell>
          <table:table-cell office:value-type="float" office:value="91.167930887368698" table:style-name="ce35">
            <text:p>91.2</text:p>
          </table:table-cell>
          <table:table-cell office:value-type="float" office:value="99.322027858334593" table:style-name="ce35">
            <text:p>99.3</text:p>
          </table:table-cell>
          <table:table-cell table:number-columns-repeated="16374" table:style-name="ce1"/>
        </table:table-row>
        <table:table-row table:style-name="ro3">
          <table:table-cell office:value-type="string" table:style-name="ce27">
            <text:p>Oct to Dec 2021</text:p>
          </table:table-cell>
          <table:table-cell office:value-type="string" table:style-name="ce27">
            <text:p>Southeastern</text:p>
          </table:table-cell>
          <table:table-cell office:value-type="float" office:value="1634899.1428571399" table:style-name="ce31">
            <text:p>1,634,899</text:p>
          </table:table-cell>
          <table:table-cell office:value-type="float" office:value="64.820040449852101" table:style-name="ce32">
            <text:p>64.8</text:p>
          </table:table-cell>
          <table:table-cell office:value-type="float" office:value="85.585655174535006" table:style-name="ce32">
            <text:p>85.6</text:p>
          </table:table-cell>
          <table:table-cell office:value-type="float" office:value="99.029726080088395" table:style-name="ce32">
            <text:p>99.0</text:p>
          </table:table-cell>
          <table:table-cell office:value-type="float" office:value="6340942.5357142799" table:style-name="ce31">
            <text:p>6,340,943</text:p>
          </table:table-cell>
          <table:table-cell office:value-type="float" office:value="73.131559739786496" table:style-name="ce35">
            <text:p>73.1</text:p>
          </table:table-cell>
          <table:table-cell office:value-type="float" office:value="90.279903802719303" table:style-name="ce35">
            <text:p>90.3</text:p>
          </table:table-cell>
          <table:table-cell office:value-type="float" office:value="99.254176335243002" table:style-name="ce35">
            <text:p>99.3</text:p>
          </table:table-cell>
          <table:table-cell table:number-columns-repeated="16374" table:style-name="ce1"/>
        </table:table-row>
        <table:table-row table:style-name="ro3">
          <table:table-cell office:value-type="string" table:style-name="ce27">
            <text:p>Jan to Mar 2022</text:p>
          </table:table-cell>
          <table:table-cell office:value-type="string" table:style-name="ce27">
            <text:p>Southeastern</text:p>
          </table:table-cell>
          <table:table-cell office:value-type="float" office:value="1614105.7142857099" table:style-name="ce31">
            <text:p>1,614,106</text:p>
          </table:table-cell>
          <table:table-cell office:value-type="float" office:value="71.093865333656595" table:style-name="ce32">
            <text:p>71.1</text:p>
          </table:table-cell>
          <table:table-cell office:value-type="float" office:value="89.4570899056" table:style-name="ce32">
            <text:p>89.5</text:p>
          </table:table-cell>
          <table:table-cell office:value-type="float" office:value="99.060381954093998" table:style-name="ce32">
            <text:p>99.1</text:p>
          </table:table-cell>
          <table:table-cell office:value-type="float" office:value="6432898" table:style-name="ce31">
            <text:p>6,432,898</text:p>
          </table:table-cell>
          <table:table-cell office:value-type="float" office:value="71.444751650033893" table:style-name="ce35">
            <text:p>71.4</text:p>
          </table:table-cell>
          <table:table-cell office:value-type="float" office:value="89.542535883516194" table:style-name="ce35">
            <text:p>89.5</text:p>
          </table:table-cell>
          <table:table-cell office:value-type="float" office:value="99.189214565503704" table:style-name="ce35">
            <text:p>99.2</text:p>
          </table:table-cell>
          <table:table-cell table:number-columns-repeated="16374" table:style-name="ce1"/>
        </table:table-row>
        <table:table-row table:style-name="ro3">
          <table:table-cell office:value-type="string" table:style-name="ce27">
            <text:p>Apr to Jun 2022</text:p>
          </table:table-cell>
          <table:table-cell office:value-type="string" table:style-name="ce27">
            <text:p>Southeastern</text:p>
          </table:table-cell>
          <table:table-cell office:value-type="float" office:value="1632893.75" table:style-name="ce31">
            <text:p>1,632,894</text:p>
          </table:table-cell>
          <table:table-cell office:value-type="float" office:value="72.843760611228603" table:style-name="ce32">
            <text:p>72.8</text:p>
          </table:table-cell>
          <table:table-cell office:value-type="float" office:value="90.396203934623003" table:style-name="ce32">
            <text:p>90.4</text:p>
          </table:table-cell>
          <table:table-cell office:value-type="float" office:value="99.128086039190904" table:style-name="ce32">
            <text:p>99.1</text:p>
          </table:table-cell>
          <table:table-cell office:value-type="float" office:value="6519565.0357142799" table:style-name="ce31">
            <text:p>6,519,565</text:p>
          </table:table-cell>
          <table:table-cell office:value-type="float" office:value="70.761590739557406" table:style-name="ce35">
            <text:p>70.8</text:p>
          </table:table-cell>
          <table:table-cell office:value-type="float" office:value="89.144452181656007" table:style-name="ce35">
            <text:p>89.1</text:p>
          </table:table-cell>
          <table:table-cell office:value-type="float" office:value="99.109221906296995" table:style-name="ce35">
            <text:p>99.1</text:p>
          </table:table-cell>
          <table:table-cell table:number-columns-repeated="16374" table:style-name="ce1"/>
        </table:table-row>
        <table:table-row table:style-name="ro3">
          <table:table-cell office:value-type="string" table:style-name="ce27">
            <text:p>Jul to Sep 2022</text:p>
          </table:table-cell>
          <table:table-cell office:value-type="string" table:style-name="ce27">
            <text:p>Southeastern</text:p>
          </table:table-cell>
          <table:table-cell office:value-type="float" office:value="1595762.99999999" table:style-name="ce31">
            <text:p>1,595,763</text:p>
          </table:table-cell>
          <table:table-cell office:value-type="float" office:value="65.427957839424906" table:style-name="ce32">
            <text:p>65.4</text:p>
          </table:table-cell>
          <table:table-cell office:value-type="float" office:value="85.557047900328101" table:style-name="ce32">
            <text:p>85.6</text:p>
          </table:table-cell>
          <table:table-cell office:value-type="float" office:value="98.610857090217706" table:style-name="ce32">
            <text:p>98.6</text:p>
          </table:table-cell>
          <table:table-cell office:value-type="float" office:value="6477661.6071428498" table:style-name="ce31">
            <text:p>6,477,662</text:p>
          </table:table-cell>
          <table:table-cell office:value-type="float" office:value="68.555739015718999" table:style-name="ce35">
            <text:p>68.6</text:p>
          </table:table-cell>
          <table:table-cell office:value-type="float" office:value="87.755939815693495" table:style-name="ce35">
            <text:p>87.8</text:p>
          </table:table-cell>
          <table:table-cell office:value-type="float" office:value="98.958971774012895" table:style-name="ce35">
            <text:p>99.0</text:p>
          </table:table-cell>
          <table:table-cell table:number-columns-repeated="16374" table:style-name="ce1"/>
        </table:table-row>
        <table:table-row table:style-name="ro3">
          <table:table-cell office:value-type="string" table:style-name="ce27">
            <text:p>Oct to Dec 2022</text:p>
          </table:table-cell>
          <table:table-cell office:value-type="string" table:style-name="ce27">
            <text:p>Southeastern</text:p>
          </table:table-cell>
          <table:table-cell office:value-type="float" office:value="1474835.75" table:style-name="ce31">
            <text:p>1,474,836</text:p>
          </table:table-cell>
          <table:table-cell office:value-type="float" office:value="57.463934058904002" table:style-name="ce32">
            <text:p>57.5</text:p>
          </table:table-cell>
          <table:table-cell office:value-type="float" office:value="78.898434719159098" table:style-name="ce32">
            <text:p>78.9</text:p>
          </table:table-cell>
          <table:table-cell office:value-type="float" office:value="97.713837431921206" table:style-name="ce32">
            <text:p>97.7</text:p>
          </table:table-cell>
          <table:table-cell office:value-type="float" office:value="6317598.2142857099" table:style-name="ce31">
            <text:p>6,317,598</text:p>
          </table:table-cell>
          <table:table-cell office:value-type="float" office:value="66.933112860758797" table:style-name="ce35">
            <text:p>66.9</text:p>
          </table:table-cell>
          <table:table-cell office:value-type="float" office:value="86.249802775975795" table:style-name="ce35">
            <text:p>86.2</text:p>
          </table:table-cell>
          <table:table-cell office:value-type="float" office:value="98.649986503121198" table:style-name="ce35">
            <text:p>98.6</text:p>
          </table:table-cell>
          <table:table-cell table:number-columns-repeated="16374" table:style-name="ce1"/>
        </table:table-row>
        <table:table-row table:style-name="ro3">
          <table:table-cell office:value-type="string" table:style-name="ce27">
            <text:p>Jan to Mar 2023</text:p>
          </table:table-cell>
          <table:table-cell office:value-type="string" table:style-name="ce27">
            <text:p>Southeastern</text:p>
          </table:table-cell>
          <table:table-cell office:value-type="float" office:value="1563027.5" table:style-name="ce31">
            <text:p>1,563,028</text:p>
          </table:table-cell>
          <table:table-cell office:value-type="float" office:value="64.631748321766494" table:style-name="ce32">
            <text:p>64.6</text:p>
          </table:table-cell>
          <table:table-cell office:value-type="float" office:value="83.460527725839697" table:style-name="ce32">
            <text:p>83.5</text:p>
          </table:table-cell>
          <table:table-cell office:value-type="float" office:value="98.332658894357195" table:style-name="ce32">
            <text:p>98.3</text:p>
          </table:table-cell>
          <table:table-cell office:value-type="float" office:value="6266520" table:style-name="ce31">
            <text:p>6,266,520</text:p>
          </table:table-cell>
          <table:table-cell office:value-type="float" office:value="65.287384385592006" table:style-name="ce35">
            <text:p>65.3</text:p>
          </table:table-cell>
          <table:table-cell office:value-type="float" office:value="84.727967037526398" table:style-name="ce35">
            <text:p>84.7</text:p>
          </table:table-cell>
          <table:table-cell office:value-type="float" office:value="98.465128971103496" table:style-name="ce35">
            <text:p>98.5</text:p>
          </table:table-cell>
          <table:table-cell table:number-columns-repeated="16374" table:style-name="ce1"/>
        </table:table-row>
        <table:table-row table:style-name="ro3">
          <table:table-cell office:value-type="string" table:style-name="ce27">
            <text:p>Apr to Jun 2023</text:p>
          </table:table-cell>
          <table:table-cell office:value-type="string" table:style-name="ce27">
            <text:p>Southeastern</text:p>
          </table:table-cell>
          <table:table-cell office:value-type="float" office:value="1634259.49999999" table:style-name="ce31">
            <text:p>1,634,259</text:p>
          </table:table-cell>
          <table:table-cell office:value-type="float" office:value="71.240500230051694" table:style-name="ce32">
            <text:p>71.2</text:p>
          </table:table-cell>
          <table:table-cell office:value-type="float" office:value="88.501450176233107" table:style-name="ce32">
            <text:p>88.5</text:p>
          </table:table-cell>
          <table:table-cell office:value-type="float" office:value="98.965389873167894" table:style-name="ce32">
            <text:p>99.0</text:p>
          </table:table-cell>
          <table:table-cell office:value-type="float" office:value="6267885.75" table:style-name="ce31">
            <text:p>6,267,886</text:p>
          </table:table-cell>
          <table:table-cell office:value-type="float" office:value="64.871004206983599" table:style-name="ce35">
            <text:p>64.9</text:p>
          </table:table-cell>
          <table:table-cell office:value-type="float" office:value="84.235172806988999" table:style-name="ce35">
            <text:p>84.2</text:p>
          </table:table-cell>
          <table:table-cell office:value-type="float" office:value="98.422852782307203" table:style-name="ce35">
            <text:p>98.4</text:p>
          </table:table-cell>
          <table:table-cell table:number-columns-repeated="16374" table:style-name="ce1"/>
        </table:table-row>
        <table:table-row table:style-name="ro3">
          <table:table-cell office:value-type="string" table:style-name="ce27">
            <text:p>Jul to Sep 2023</text:p>
          </table:table-cell>
          <table:table-cell office:value-type="string" table:style-name="ce27">
            <text:p>Southeastern</text:p>
          </table:table-cell>
          <table:table-cell office:value-type="float" office:value="1668286" table:style-name="ce31">
            <text:p>1,668,286</text:p>
          </table:table-cell>
          <table:table-cell office:value-type="float" office:value="69.720500989809693" table:style-name="ce32">
            <text:p>69.7</text:p>
          </table:table-cell>
          <table:table-cell office:value-type="float" office:value="87.620296691163404" table:style-name="ce32">
            <text:p>87.6</text:p>
          </table:table-cell>
          <table:table-cell office:value-type="float" office:value="98.878652358511303" table:style-name="ce32">
            <text:p>98.9</text:p>
          </table:table-cell>
          <table:table-cell office:value-type="float" office:value="6340408.75" table:style-name="ce31">
            <text:p>6,340,409</text:p>
          </table:table-cell>
          <table:table-cell office:value-type="float" office:value="66.006827128568602" table:style-name="ce35">
            <text:p>66.0</text:p>
          </table:table-cell>
          <table:table-cell office:value-type="float" office:value="84.793173964195404" table:style-name="ce35">
            <text:p>84.8</text:p>
          </table:table-cell>
          <table:table-cell office:value-type="float" office:value="98.495465408958907" table:style-name="ce35">
            <text:p>98.5</text:p>
          </table:table-cell>
          <table:table-cell table:number-columns-repeated="16374" table:style-name="ce1"/>
        </table:table-row>
        <table:table-row table:style-name="ro3">
          <table:table-cell office:value-type="string" table:style-name="ce27">
            <text:p>Oct to Dec 2023</text:p>
          </table:table-cell>
          <table:table-cell office:value-type="string" table:style-name="ce27">
            <text:p>Southeastern</text:p>
          </table:table-cell>
          <table:table-cell office:value-type="float" office:value="1704715.5" table:style-name="ce31">
            <text:p>1,704,716</text:p>
          </table:table-cell>
          <table:table-cell office:value-type="float" office:value="62.342572704946903" table:style-name="ce32">
            <text:p>62.3</text:p>
          </table:table-cell>
          <table:table-cell office:value-type="float" office:value="82.138787548839801" table:style-name="ce32">
            <text:p>82.1</text:p>
          </table:table-cell>
          <table:table-cell office:value-type="float" office:value="98.349640830306896" table:style-name="ce32">
            <text:p>98.3</text:p>
          </table:table-cell>
          <table:table-cell office:value-type="float" office:value="6570288.5" table:style-name="ce31">
            <text:p>6,570,289</text:p>
          </table:table-cell>
          <table:table-cell office:value-type="float" office:value="66.973733345194802" table:style-name="ce35">
            <text:p>67.0</text:p>
          </table:table-cell>
          <table:table-cell office:value-type="float" office:value="85.427666423736795" table:style-name="ce35">
            <text:p>85.4</text:p>
          </table:table-cell>
          <table:table-cell office:value-type="float" office:value="98.633082419874995" table:style-name="ce35">
            <text:p>98.6</text:p>
          </table:table-cell>
          <table:table-cell table:number-columns-repeated="16374" table:style-name="ce1"/>
        </table:table-row>
        <table:table-row table:style-name="ro3">
          <table:table-cell office:value-type="string" table:style-name="ce27">
            <text:p>Jan to Mar 2024</text:p>
          </table:table-cell>
          <table:table-cell office:value-type="string" table:style-name="ce27">
            <text:p>Southeastern</text:p>
          </table:table-cell>
          <table:table-cell office:value-type="float" office:value="1727604.99999999" table:style-name="ce31">
            <text:p>1,727,605</text:p>
          </table:table-cell>
          <table:table-cell office:value-type="float" office:value="67.498618029005399" table:style-name="ce32">
            <text:p>67.5</text:p>
          </table:table-cell>
          <table:table-cell office:value-type="float" office:value="85.658518998431703" table:style-name="ce32">
            <text:p>85.7</text:p>
          </table:table-cell>
          <table:table-cell office:value-type="float" office:value="98.654057413090797" table:style-name="ce32">
            <text:p>98.7</text:p>
          </table:table-cell>
          <table:table-cell office:value-type="float" office:value="6734866" table:style-name="ce31">
            <text:p>6,734,866</text:p>
          </table:table-cell>
          <table:table-cell office:value-type="float" office:value="67.651902799550797" table:style-name="ce35">
            <text:p>67.7</text:p>
          </table:table-cell>
          <table:table-cell office:value-type="float" office:value="85.943417433991996" table:style-name="ce35">
            <text:p>85.9</text:p>
          </table:table-cell>
          <table:table-cell office:value-type="float" office:value="98.708185136868295" table:style-name="ce35">
            <text:p>98.7</text:p>
          </table:table-cell>
          <table:table-cell table:number-columns-repeated="16374" table:style-name="ce1"/>
        </table:table-row>
        <table:table-row table:style-name="ro3">
          <table:table-cell office:value-type="string" table:style-name="ce27">
            <text:p>Apr to Jun 2024</text:p>
          </table:table-cell>
          <table:table-cell office:value-type="string" table:style-name="ce27">
            <text:p>Southeastern</text:p>
          </table:table-cell>
          <table:table-cell office:value-type="float" office:value="1766026.7142857099" table:style-name="ce31">
            <text:p>1,766,027</text:p>
          </table:table-cell>
          <table:table-cell office:value-type="float" office:value="71.458343090911001" table:style-name="ce32">
            <text:p>71.5</text:p>
          </table:table-cell>
          <table:table-cell office:value-type="float" office:value="88.358831653331194" table:style-name="ce32">
            <text:p>88.4</text:p>
          </table:table-cell>
          <table:table-cell office:value-type="float" office:value="99.048275195966497" table:style-name="ce32">
            <text:p>99.0</text:p>
          </table:table-cell>
          <table:table-cell office:value-type="float" office:value="6866633.2142857099" table:style-name="ce33">
            <text:p>6,866,633</text:p>
          </table:table-cell>
          <table:table-cell office:value-type="float" office:value="67.776793087358797" table:style-name="ce34">
            <text:p>67.8</text:p>
          </table:table-cell>
          <table:table-cell office:value-type="float" office:value="85.955824784791304" table:style-name="ce34">
            <text:p>86.0</text:p>
          </table:table-cell>
          <table:table-cell office:value-type="float" office:value="98.734438009311305" table:style-name="ce34">
            <text:p>98.7</text:p>
          </table:table-cell>
          <table:table-cell table:number-columns-repeated="16374" table:style-name="ce1"/>
        </table:table-row>
        <table:table-row table:style-name="ro3">
          <table:table-cell office:value-type="string" table:style-name="ce27">
            <text:p>Jul to Sep 2024</text:p>
          </table:table-cell>
          <table:table-cell office:value-type="string" table:style-name="ce27">
            <text:p>Southeastern</text:p>
          </table:table-cell>
          <table:table-cell office:value-type="float" office:value="1823004.1428571399" table:style-name="ce31">
            <text:p>1,823,004</text:p>
          </table:table-cell>
          <table:table-cell office:value-type="float" office:value="68.487815520206098" table:style-name="ce32">
            <text:p>68.5</text:p>
          </table:table-cell>
          <table:table-cell office:value-type="float" office:value="86.129778405800906" table:style-name="ce32">
            <text:p>86.1</text:p>
          </table:table-cell>
          <table:table-cell office:value-type="float" office:value="98.721921249454098" table:style-name="ce32">
            <text:p>98.7</text:p>
          </table:table-cell>
          <table:table-cell office:value-type="float" office:value="7021351.3571428498" table:style-name="ce33">
            <text:p>7,021,351</text:p>
          </table:table-cell>
          <table:table-cell office:value-type="float" office:value="67.499572401197995" table:style-name="ce34">
            <text:p>67.5</text:p>
          </table:table-cell>
          <table:table-cell office:value-type="float" office:value="85.6055080320873" table:style-name="ce34">
            <text:p>85.6</text:p>
          </table:table-cell>
          <table:table-cell office:value-type="float" office:value="98.696922597897498" table:style-name="ce34">
            <text:p>98.7</text:p>
          </table:table-cell>
          <table:table-cell table:number-columns-repeated="16374" table:style-name="ce1"/>
        </table:table-row>
        <table:table-row table:style-name="ro3">
          <table:table-cell office:value-type="string" table:style-name="ce27">
            <text:p>Oct to Dec 2024</text:p>
          </table:table-cell>
          <table:table-cell office:value-type="string" table:style-name="ce27">
            <text:p>Southeastern</text:p>
          </table:table-cell>
          <table:table-cell office:value-type="float" office:value="1746065.2857142801" table:style-name="ce31">
            <text:p>1,746,065</text:p>
          </table:table-cell>
          <table:table-cell office:value-type="float" office:value="58.630641940487003" table:style-name="ce32">
            <text:p>58.6</text:p>
          </table:table-cell>
          <table:table-cell office:value-type="float" office:value="78.918330414253006" table:style-name="ce32">
            <text:p>78.9</text:p>
          </table:table-cell>
          <table:table-cell office:value-type="float" office:value="98.1028037161431" table:style-name="ce32">
            <text:p>98.1</text:p>
          </table:table-cell>
          <table:table-cell office:value-type="float" office:value="7062701.1428571399" table:style-name="ce33">
            <text:p>7,062,701</text:p>
          </table:table-cell>
          <table:table-cell office:value-type="float" office:value="66.551703569180702" table:style-name="ce34">
            <text:p>66.6</text:p>
          </table:table-cell>
          <table:table-cell office:value-type="float" office:value="84.789039029745496" table:style-name="ce34">
            <text:p>84.8</text:p>
          </table:table-cell>
          <table:table-cell office:value-type="float" office:value="98.633865456736999" table:style-name="ce34">
            <text:p>98.6</text:p>
          </table:table-cell>
          <table:table-cell table:number-columns-repeated="16374" table:style-name="ce1"/>
        </table:table-row>
        <table:table-row table:style-name="ro3">
          <table:table-cell office:value-type="string" table:style-name="ce27">
            <text:p>Jan to Mar 2025</text:p>
          </table:table-cell>
          <table:table-cell office:value-type="string" table:style-name="ce27">
            <text:p>Southeastern</text:p>
          </table:table-cell>
          <table:table-cell office:value-type="float" office:value="1801885.8571428501" table:style-name="ce31">
            <text:p>1,801,886</text:p>
          </table:table-cell>
          <table:table-cell office:value-type="float" office:value="65.300838383531598" table:style-name="ce32">
            <text:p>65.3</text:p>
          </table:table-cell>
          <table:table-cell office:value-type="float" office:value="84.260521972178196" table:style-name="ce32">
            <text:p>84.3</text:p>
          </table:table-cell>
          <table:table-cell office:value-type="float" office:value="98.742951927904699" table:style-name="ce32">
            <text:p>98.7</text:p>
          </table:table-cell>
          <table:table-cell office:value-type="float" office:value="7136982" table:style-name="ce31">
            <text:p>7,136,982</text:p>
          </table:table-cell>
          <table:table-cell office:value-type="float" office:value="66.006681815927195" table:style-name="ce35">
            <text:p>66.0</text:p>
          </table:table-cell>
          <table:table-cell office:value-type="float" office:value="84.445133811462597" table:style-name="ce35">
            <text:p>84.4</text:p>
          </table:table-cell>
          <table:table-cell office:value-type="float" office:value="98.656518959974903" table:style-name="ce35">
            <text:p>98.7</text:p>
          </table:table-cell>
          <table:table-cell table:number-columns-repeated="16374" table:style-name="ce1"/>
        </table:table-row>
        <table:table-row table:style-name="ro3">
          <table:table-cell office:value-type="string" table:style-name="ce27">
            <text:p>Apr to Jun 2025 [p]</text:p>
          </table:table-cell>
          <table:table-cell office:value-type="string" table:style-name="ce27">
            <text:p>Southeastern</text:p>
          </table:table-cell>
          <table:table-cell office:value-type="float" office:value="1833030.2142857099" table:style-name="ce31">
            <text:p>1,833,030</text:p>
          </table:table-cell>
          <table:table-cell office:value-type="float" office:value="69.887270582360799" table:style-name="ce32">
            <text:p>69.9</text:p>
          </table:table-cell>
          <table:table-cell office:value-type="float" office:value="87.317368667798803" table:style-name="ce32">
            <text:p>87.3</text:p>
          </table:table-cell>
          <table:table-cell office:value-type="float" office:value="98.858180694784707" table:style-name="ce32">
            <text:p>98.9</text:p>
          </table:table-cell>
          <table:table-cell office:value-type="float" office:value="7203985.5" table:style-name="ce31">
            <text:p>7,203,986</text:p>
          </table:table-cell>
          <table:table-cell office:value-type="float" office:value="65.657632946968803" table:style-name="ce35">
            <text:p>65.7</text:p>
          </table:table-cell>
          <table:table-cell office:value-type="float" office:value="84.216537895189106" table:style-name="ce35">
            <text:p>84.2</text:p>
          </table:table-cell>
          <table:table-cell office:value-type="float" office:value="98.611793727632701" table:style-name="ce35">
            <text:p>98.6</text:p>
          </table:table-cell>
          <table:table-cell table:number-columns-repeated="16374" table:style-name="ce1"/>
        </table:table-row>
        <table:table-row table:style-name="ro3">
          <table:table-cell office:value-type="string" table:style-name="ce36">
            <text:p>Jul to Sep 2025 [p]</text:p>
          </table:table-cell>
          <table:table-cell office:value-type="string" table:style-name="ce27">
            <text:p>Southeastern</text:p>
          </table:table-cell>
          <table:table-cell office:value-type="float" office:value="1871783.25" table:style-name="ce31">
            <text:p>1,871,783</text:p>
          </table:table-cell>
          <table:table-cell office:value-type="float" office:value="67.812556364556102" table:style-name="ce32">
            <text:p>67.8</text:p>
          </table:table-cell>
          <table:table-cell office:value-type="float" office:value="85.896571777589202" table:style-name="ce32">
            <text:p>85.9</text:p>
          </table:table-cell>
          <table:table-cell office:value-type="float" office:value="98.635334971152602" table:style-name="ce32">
            <text:p>98.6</text:p>
          </table:table-cell>
          <table:table-cell office:value-type="float" office:value="7252764.6071428498" table:style-name="ce31">
            <text:p>7,252,765</text:p>
          </table:table-cell>
          <table:table-cell office:value-type="float" office:value="65.502397659603702" table:style-name="ce35">
            <text:p>65.5</text:p>
          </table:table-cell>
          <table:table-cell office:value-type="float" office:value="84.169219925392994" table:style-name="ce35">
            <text:p>84.2</text:p>
          </table:table-cell>
          <table:table-cell office:value-type="float" office:value="98.590188335522797" table:style-name="ce35">
            <text:p>98.6</text:p>
          </table:table-cell>
          <table:table-cell table:number-columns-repeated="16374" table:style-name="ce1"/>
        </table:table-row>
        <table:table-row table:style-name="ro3">
          <table:table-cell office:value-type="string" table:style-name="ce27">
            <text:p>Apr to Jun 2014</text:p>
          </table:table-cell>
          <table:table-cell office:value-type="string" table:style-name="ce27">
            <text:p>TfW Rail</text:p>
          </table:table-cell>
          <table:table-cell office:value-type="float" office:value="616413.46428571397" table:style-name="ce31">
            <text:p>616,413</text:p>
          </table:table-cell>
          <table:table-cell office:value-type="float" office:value="60.475103184741997" table:style-name="ce32">
            <text:p>60.5</text:p>
          </table:table-cell>
          <table:table-cell office:value-type="float" office:value="81.567381402220903" table:style-name="ce32">
            <text:p>81.6</text:p>
          </table:table-cell>
          <table:table-cell office:value-type="float" office:value="98.799692483772901" table:style-name="ce32">
            <text:p>98.8</text:p>
          </table:table-cell>
          <table:table-cell office:value-type="float" office:value="2438752.0357142854" table:style-name="ce33">
            <text:p>2,438,752</text:p>
          </table:table-cell>
          <table:table-cell office:value-type="float" office:value="59.959154753286647" table:style-name="ce34">
            <text:p>60.0</text:p>
          </table:table-cell>
          <table:table-cell office:value-type="float" office:value="80.812375978539478" table:style-name="ce34">
            <text:p>80.8</text:p>
          </table:table-cell>
          <table:table-cell office:value-type="float" office:value="98.44519423920228" table:style-name="ce34">
            <text:p>98.4</text:p>
          </table:table-cell>
          <table:table-cell table:number-columns-repeated="16374" table:style-name="ce1"/>
        </table:table-row>
        <table:table-row table:style-name="ro3">
          <table:table-cell office:value-type="string" table:style-name="ce27">
            <text:p>Jul to Sep 2014</text:p>
          </table:table-cell>
          <table:table-cell office:value-type="string" table:style-name="ce27">
            <text:p>TfW Rail</text:p>
          </table:table-cell>
          <table:table-cell office:value-type="float" office:value="620575.75" table:style-name="ce31">
            <text:p>620,576</text:p>
          </table:table-cell>
          <table:table-cell office:value-type="float" office:value="58.305861244865802" table:style-name="ce32">
            <text:p>58.3</text:p>
          </table:table-cell>
          <table:table-cell office:value-type="float" office:value="79.517315746132297" table:style-name="ce32">
            <text:p>79.5</text:p>
          </table:table-cell>
          <table:table-cell office:value-type="float" office:value="98.288645664932901" table:style-name="ce32">
            <text:p>98.3</text:p>
          </table:table-cell>
          <table:table-cell office:value-type="float" office:value="2436342.7857142854" table:style-name="ce33">
            <text:p>2,436,343</text:p>
          </table:table-cell>
          <table:table-cell office:value-type="float" office:value="59.15729252149864" table:style-name="ce34">
            <text:p>59.2</text:p>
          </table:table-cell>
          <table:table-cell office:value-type="float" office:value="80.04652699732992" table:style-name="ce34">
            <text:p>80.0</text:p>
          </table:table-cell>
          <table:table-cell office:value-type="float" office:value="98.355739526331632" table:style-name="ce34">
            <text:p>98.4</text:p>
          </table:table-cell>
          <table:table-cell table:number-columns-repeated="16374" table:style-name="ce1"/>
        </table:table-row>
        <table:table-row table:style-name="ro3">
          <table:table-cell office:value-type="string" table:style-name="ce27">
            <text:p>Oct to Dec 2014</text:p>
          </table:table-cell>
          <table:table-cell office:value-type="string" table:style-name="ce27">
            <text:p>TfW Rail</text:p>
          </table:table-cell>
          <table:table-cell office:value-type="float" office:value="606775.14285714296" table:style-name="ce31">
            <text:p>606,775</text:p>
          </table:table-cell>
          <table:table-cell office:value-type="float" office:value="56.123673490721202" table:style-name="ce32">
            <text:p>56.1</text:p>
          </table:table-cell>
          <table:table-cell office:value-type="float" office:value="77.695991642938495" table:style-name="ce32">
            <text:p>77.7</text:p>
          </table:table-cell>
          <table:table-cell office:value-type="float" office:value="98.369736164914897" table:style-name="ce32">
            <text:p>98.4</text:p>
          </table:table-cell>
          <table:table-cell office:value-type="float" office:value="2438343.9285714282" table:style-name="ce33">
            <text:p>2,438,344</text:p>
          </table:table-cell>
          <table:table-cell office:value-type="float" office:value="59.13977329167939" table:style-name="ce34">
            <text:p>59.1</text:p>
          </table:table-cell>
          <table:table-cell office:value-type="float" office:value="80.155774638026429" table:style-name="ce34">
            <text:p>80.2</text:p>
          </table:table-cell>
          <table:table-cell office:value-type="float" office:value="98.469505722780553" table:style-name="ce34">
            <text:p>98.5</text:p>
          </table:table-cell>
          <table:table-cell table:number-columns-repeated="16374" table:style-name="ce1"/>
        </table:table-row>
        <table:table-row table:style-name="ro3">
          <table:table-cell office:value-type="string" table:style-name="ce27">
            <text:p>Jan to Mar 2015</text:p>
          </table:table-cell>
          <table:table-cell office:value-type="string" table:style-name="ce27">
            <text:p>TfW Rail</text:p>
          </table:table-cell>
          <table:table-cell office:value-type="float" office:value="606332.64285714203" table:style-name="ce31">
            <text:p>606,333</text:p>
          </table:table-cell>
          <table:table-cell office:value-type="float" office:value="65.640006422688501" table:style-name="ce32">
            <text:p>65.6</text:p>
          </table:table-cell>
          <table:table-cell office:value-type="float" office:value="85.754501566030996" table:style-name="ce32">
            <text:p>85.8</text:p>
          </table:table-cell>
          <table:table-cell office:value-type="float" office:value="99.078417233727293" table:style-name="ce32">
            <text:p>99.1</text:p>
          </table:table-cell>
          <table:table-cell office:value-type="float" office:value="2450097" table:style-name="ce31">
            <text:p>2,450,097</text:p>
          </table:table-cell>
          <table:table-cell office:value-type="float" office:value="60.126190922236901" table:style-name="ce35">
            <text:p>60.1</text:p>
          </table:table-cell>
          <table:table-cell office:value-type="float" office:value="81.125563600134996" table:style-name="ce35">
            <text:p>81.1</text:p>
          </table:table-cell>
          <table:table-cell office:value-type="float" office:value="98.632748009568601" table:style-name="ce35">
            <text:p>98.6</text:p>
          </table:table-cell>
          <table:table-cell table:number-columns-repeated="16374" table:style-name="ce1"/>
        </table:table-row>
        <table:table-row table:style-name="ro3">
          <table:table-cell office:value-type="string" table:style-name="ce27">
            <text:p>Apr to Jun 2015</text:p>
          </table:table-cell>
          <table:table-cell office:value-type="string" table:style-name="ce27">
            <text:p>TfW Rail</text:p>
          </table:table-cell>
          <table:table-cell office:value-type="float" office:value="623836.96428571397" table:style-name="ce31">
            <text:p>623,837</text:p>
          </table:table-cell>
          <table:table-cell office:value-type="float" office:value="64.972241201985298" table:style-name="ce32">
            <text:p>65.0</text:p>
          </table:table-cell>
          <table:table-cell office:value-type="float" office:value="85.486117452276204" table:style-name="ce32">
            <text:p>85.5</text:p>
          </table:table-cell>
          <table:table-cell office:value-type="float" office:value="98.846453414596894" table:style-name="ce32">
            <text:p>98.8</text:p>
          </table:table-cell>
          <table:table-cell office:value-type="float" office:value="2457520.5" table:style-name="ce31">
            <text:p>2,457,521</text:p>
          </table:table-cell>
          <table:table-cell office:value-type="float" office:value="61.268834932259097" table:style-name="ce35">
            <text:p>61.3</text:p>
          </table:table-cell>
          <table:table-cell office:value-type="float" office:value="82.121661999215405" table:style-name="ce35">
            <text:p>82.1</text:p>
          </table:table-cell>
          <table:table-cell office:value-type="float" office:value="98.645122477833098" table:style-name="ce35">
            <text:p>98.6</text:p>
          </table:table-cell>
          <table:table-cell table:number-columns-repeated="16374" table:style-name="ce1"/>
        </table:table-row>
        <table:table-row table:style-name="ro3">
          <table:table-cell office:value-type="string" table:style-name="ce27">
            <text:p>Jul to Sep 2015</text:p>
          </table:table-cell>
          <table:table-cell office:value-type="string" table:style-name="ce27">
            <text:p>TfW Rail</text:p>
          </table:table-cell>
          <table:table-cell office:value-type="float" office:value="638017.60714285704" table:style-name="ce31">
            <text:p>638,018</text:p>
          </table:table-cell>
          <table:table-cell office:value-type="float" office:value="61.370457028923198" table:style-name="ce32">
            <text:p>61.4</text:p>
          </table:table-cell>
          <table:table-cell office:value-type="float" office:value="82.673574895184501" table:style-name="ce32">
            <text:p>82.7</text:p>
          </table:table-cell>
          <table:table-cell office:value-type="float" office:value="98.538962174857105" table:style-name="ce32">
            <text:p>98.5</text:p>
          </table:table-cell>
          <table:table-cell office:value-type="float" office:value="2474962.3571428498" table:style-name="ce31">
            <text:p>2,474,962</text:p>
          </table:table-cell>
          <table:table-cell office:value-type="float" office:value="62.037972410143098" table:style-name="ce35">
            <text:p>62.0</text:p>
          </table:table-cell>
          <table:table-cell office:value-type="float" office:value="82.916956630191706" table:style-name="ce35">
            <text:p>82.9</text:p>
          </table:table-cell>
          <table:table-cell office:value-type="float" office:value="98.707139066732694" table:style-name="ce35">
            <text:p>98.7</text:p>
          </table:table-cell>
          <table:table-cell table:number-columns-repeated="16374" table:style-name="ce1"/>
        </table:table-row>
        <table:table-row table:style-name="ro3">
          <table:table-cell office:value-type="string" table:style-name="ce27">
            <text:p>Oct to Dec 2015</text:p>
          </table:table-cell>
          <table:table-cell office:value-type="string" table:style-name="ce27">
            <text:p>TfW Rail</text:p>
          </table:table-cell>
          <table:table-cell office:value-type="float" office:value="608812.42857142806" table:style-name="ce31">
            <text:p>608,812</text:p>
          </table:table-cell>
          <table:table-cell office:value-type="float" office:value="56.704844818495502" table:style-name="ce32">
            <text:p>56.7</text:p>
          </table:table-cell>
          <table:table-cell office:value-type="float" office:value="78.409465547329006" table:style-name="ce32">
            <text:p>78.4</text:p>
          </table:table-cell>
          <table:table-cell office:value-type="float" office:value="97.891967429799493" table:style-name="ce32">
            <text:p>97.9</text:p>
          </table:table-cell>
          <table:table-cell office:value-type="float" office:value="2476999.6428571399" table:style-name="ce31">
            <text:p>2,477,000</text:p>
          </table:table-cell>
          <table:table-cell office:value-type="float" office:value="62.175951925709597" table:style-name="ce35">
            <text:p>62.2</text:p>
          </table:table-cell>
          <table:table-cell office:value-type="float" office:value="83.088024552745907" table:style-name="ce35">
            <text:p>83.1</text:p>
          </table:table-cell>
          <table:table-cell office:value-type="float" office:value="98.589432578209895" table:style-name="ce35">
            <text:p>98.6</text:p>
          </table:table-cell>
          <table:table-cell table:number-columns-repeated="16374" table:style-name="ce1"/>
        </table:table-row>
        <table:table-row table:style-name="ro3">
          <table:table-cell office:value-type="string" table:style-name="ce27">
            <text:p>Jan to Mar 2016</text:p>
          </table:table-cell>
          <table:table-cell office:value-type="string" table:style-name="ce27">
            <text:p>TfW Rail</text:p>
          </table:table-cell>
          <table:table-cell office:value-type="float" office:value="606343.99999999895" table:style-name="ce31">
            <text:p>606,344</text:p>
          </table:table-cell>
          <table:table-cell office:value-type="float" office:value="62.978058424166498" table:style-name="ce32">
            <text:p>63.0</text:p>
          </table:table-cell>
          <table:table-cell office:value-type="float" office:value="83.677823856707406" table:style-name="ce32">
            <text:p>83.7</text:p>
          </table:table-cell>
          <table:table-cell office:value-type="float" office:value="98.842883389155801" table:style-name="ce32">
            <text:p>98.8</text:p>
          </table:table-cell>
          <table:table-cell office:value-type="float" office:value="2477011" table:style-name="ce31">
            <text:p>2,477,011</text:p>
          </table:table-cell>
          <table:table-cell office:value-type="float" office:value="61.5243533436064" table:style-name="ce35">
            <text:p>61.5</text:p>
          </table:table-cell>
          <table:table-cell office:value-type="float" office:value="82.579689795483304" table:style-name="ce35">
            <text:p>82.6</text:p>
          </table:table-cell>
          <table:table-cell office:value-type="float" office:value="98.531778825366501" table:style-name="ce35">
            <text:p>98.5</text:p>
          </table:table-cell>
          <table:table-cell table:number-columns-repeated="16374" table:style-name="ce1"/>
        </table:table-row>
        <table:table-row table:style-name="ro3">
          <table:table-cell office:value-type="string" table:style-name="ce27">
            <text:p>Apr to Jun 2016</text:p>
          </table:table-cell>
          <table:table-cell office:value-type="string" table:style-name="ce27">
            <text:p>TfW Rail</text:p>
          </table:table-cell>
          <table:table-cell office:value-type="float" office:value="630357.39285714296" table:style-name="ce31">
            <text:p>630,357</text:p>
          </table:table-cell>
          <table:table-cell office:value-type="float" office:value="62.3689441029683" table:style-name="ce32">
            <text:p>62.4</text:p>
          </table:table-cell>
          <table:table-cell office:value-type="float" office:value="83.694816664945193" table:style-name="ce32">
            <text:p>83.7</text:p>
          </table:table-cell>
          <table:table-cell office:value-type="float" office:value="98.888640667394597" table:style-name="ce32">
            <text:p>98.9</text:p>
          </table:table-cell>
          <table:table-cell office:value-type="float" office:value="2483531.4285714198" table:style-name="ce31">
            <text:p>2,483,531</text:p>
          </table:table-cell>
          <table:table-cell office:value-type="float" office:value="60.872649947770199" table:style-name="ce35">
            <text:p>60.9</text:p>
          </table:table-cell>
          <table:table-cell office:value-type="float" office:value="82.132661613186698" table:style-name="ce35">
            <text:p>82.1</text:p>
          </table:table-cell>
          <table:table-cell office:value-type="float" office:value="98.543312748206404" table:style-name="ce35">
            <text:p>98.5</text:p>
          </table:table-cell>
          <table:table-cell table:number-columns-repeated="16374" table:style-name="ce1"/>
        </table:table-row>
        <table:table-row table:style-name="ro3">
          <table:table-cell office:value-type="string" table:style-name="ce27">
            <text:p>Jul to Sep 2016</text:p>
          </table:table-cell>
          <table:table-cell office:value-type="string" table:style-name="ce27">
            <text:p>TfW Rail</text:p>
          </table:table-cell>
          <table:table-cell office:value-type="float" office:value="635338.39285714203" table:style-name="ce31">
            <text:p>635,338</text:p>
          </table:table-cell>
          <table:table-cell office:value-type="float" office:value="59.117815449865702" table:style-name="ce32">
            <text:p>59.1</text:p>
          </table:table-cell>
          <table:table-cell office:value-type="float" office:value="80.717047580100001" table:style-name="ce32">
            <text:p>80.7</text:p>
          </table:table-cell>
          <table:table-cell office:value-type="float" office:value="98.343290063366098" table:style-name="ce32">
            <text:p>98.3</text:p>
          </table:table-cell>
          <table:table-cell office:value-type="float" office:value="2480852.2142857099" table:style-name="ce31">
            <text:p>2,480,852</text:p>
          </table:table-cell>
          <table:table-cell office:value-type="float" office:value="60.295217965278098" table:style-name="ce35">
            <text:p>60.3</text:p>
          </table:table-cell>
          <table:table-cell office:value-type="float" office:value="81.631017002768999" table:style-name="ce35">
            <text:p>81.6</text:p>
          </table:table-cell>
          <table:table-cell office:value-type="float" office:value="98.493206438766606" table:style-name="ce35">
            <text:p>98.5</text:p>
          </table:table-cell>
          <table:table-cell table:number-columns-repeated="16374" table:style-name="ce1"/>
        </table:table-row>
        <table:table-row table:style-name="ro3">
          <table:table-cell office:value-type="string" table:style-name="ce27">
            <text:p>Oct to Dec 2016</text:p>
          </table:table-cell>
          <table:table-cell office:value-type="string" table:style-name="ce27">
            <text:p>TfW Rail</text:p>
          </table:table-cell>
          <table:table-cell office:value-type="float" office:value="603741.46428571397" table:style-name="ce31">
            <text:p>603,741</text:p>
          </table:table-cell>
          <table:table-cell office:value-type="float" office:value="55.079092807050003" table:style-name="ce32">
            <text:p>55.1</text:p>
          </table:table-cell>
          <table:table-cell office:value-type="float" office:value="76.074432522293506" table:style-name="ce32">
            <text:p>76.1</text:p>
          </table:table-cell>
          <table:table-cell office:value-type="float" office:value="97.852019321657295" table:style-name="ce32">
            <text:p>97.9</text:p>
          </table:table-cell>
          <table:table-cell office:value-type="float" office:value="2475781.25" table:style-name="ce31">
            <text:p>2,475,781</text:p>
          </table:table-cell>
          <table:table-cell office:value-type="float" office:value="59.906117657665703" table:style-name="ce35">
            <text:p>59.9</text:p>
          </table:table-cell>
          <table:table-cell office:value-type="float" office:value="81.068196727223494" table:style-name="ce35">
            <text:p>81.1</text:p>
          </table:table-cell>
          <table:table-cell office:value-type="float" office:value="98.484696208808501" table:style-name="ce35">
            <text:p>98.5</text:p>
          </table:table-cell>
          <table:table-cell table:number-columns-repeated="16374" table:style-name="ce1"/>
        </table:table-row>
        <table:table-row table:style-name="ro3">
          <table:table-cell office:value-type="string" table:style-name="ce27">
            <text:p>Jan to Mar 2017</text:p>
          </table:table-cell>
          <table:table-cell office:value-type="string" table:style-name="ce27">
            <text:p>TfW Rail</text:p>
          </table:table-cell>
          <table:table-cell office:value-type="float" office:value="611885.75" table:style-name="ce31">
            <text:p>611,886</text:p>
          </table:table-cell>
          <table:table-cell office:value-type="float" office:value="65.724892269512694" table:style-name="ce32">
            <text:p>65.7</text:p>
          </table:table-cell>
          <table:table-cell office:value-type="float" office:value="85.467957049171304" table:style-name="ce32">
            <text:p>85.5</text:p>
          </table:table-cell>
          <table:table-cell office:value-type="float" office:value="98.809336546896205" table:style-name="ce32">
            <text:p>98.8</text:p>
          </table:table-cell>
          <table:table-cell office:value-type="float" office:value="2481323" table:style-name="ce31">
            <text:p>2,481,323</text:p>
          </table:table-cell>
          <table:table-cell office:value-type="float" office:value="60.590338299366898" table:style-name="ce35">
            <text:p>60.6</text:p>
          </table:table-cell>
          <table:table-cell office:value-type="float" office:value="81.515465741461298" table:style-name="ce35">
            <text:p>81.5</text:p>
          </table:table-cell>
          <table:table-cell office:value-type="float" office:value="98.4772236423875" table:style-name="ce35">
            <text:p>98.5</text:p>
          </table:table-cell>
          <table:table-cell table:number-columns-repeated="16374" table:style-name="ce1"/>
        </table:table-row>
        <table:table-row table:style-name="ro3">
          <table:table-cell office:value-type="string" table:style-name="ce27">
            <text:p>Apr to Jun 2017</text:p>
          </table:table-cell>
          <table:table-cell office:value-type="string" table:style-name="ce27">
            <text:p>TfW Rail</text:p>
          </table:table-cell>
          <table:table-cell office:value-type="float" office:value="630531.85714285704" table:style-name="ce31">
            <text:p>630,532</text:p>
          </table:table-cell>
          <table:table-cell office:value-type="float" office:value="65.353863393783399" table:style-name="ce32">
            <text:p>65.4</text:p>
          </table:table-cell>
          <table:table-cell office:value-type="float" office:value="85.178453654658398" table:style-name="ce32">
            <text:p>85.2</text:p>
          </table:table-cell>
          <table:table-cell office:value-type="float" office:value="98.817959350869998" table:style-name="ce32">
            <text:p>98.8</text:p>
          </table:table-cell>
          <table:table-cell office:value-type="float" office:value="2481497.4642857099" table:style-name="ce31">
            <text:p>2,481,497</text:p>
          </table:table-cell>
          <table:table-cell office:value-type="float" office:value="61.348911311889402" table:style-name="ce35">
            <text:p>61.3</text:p>
          </table:table-cell>
          <table:table-cell office:value-type="float" office:value="81.892601168283605" table:style-name="ce35">
            <text:p>81.9</text:p>
          </table:table-cell>
          <table:table-cell office:value-type="float" office:value="98.459292919170295" table:style-name="ce35">
            <text:p>98.5</text:p>
          </table:table-cell>
          <table:table-cell table:number-columns-repeated="16374" table:style-name="ce1"/>
        </table:table-row>
        <table:table-row table:style-name="ro3">
          <table:table-cell office:value-type="string" table:style-name="ce27">
            <text:p>Jul to Sep 2017</text:p>
          </table:table-cell>
          <table:table-cell office:value-type="string" table:style-name="ce27">
            <text:p>TfW Rail</text:p>
          </table:table-cell>
          <table:table-cell office:value-type="float" office:value="640063.64285714296" table:style-name="ce31">
            <text:p>640,064</text:p>
          </table:table-cell>
          <table:table-cell office:value-type="float" office:value="63.428625568595798" table:style-name="ce32">
            <text:p>63.4</text:p>
          </table:table-cell>
          <table:table-cell office:value-type="float" office:value="83.382757361963201" table:style-name="ce32">
            <text:p>83.4</text:p>
          </table:table-cell>
          <table:table-cell office:value-type="float" office:value="98.648203621715695" table:style-name="ce32">
            <text:p>98.6</text:p>
          </table:table-cell>
          <table:table-cell office:value-type="float" office:value="2486222.7142857099" table:style-name="ce31">
            <text:p>2,486,223</text:p>
          </table:table-cell>
          <table:table-cell office:value-type="float" office:value="62.454464055311803" table:style-name="ce35">
            <text:p>62.5</text:p>
          </table:table-cell>
          <table:table-cell office:value-type="float" office:value="82.576638491012005" table:style-name="ce35">
            <text:p>82.6</text:p>
          </table:table-cell>
          <table:table-cell office:value-type="float" office:value="98.537570677353898" table:style-name="ce35">
            <text:p>98.5</text:p>
          </table:table-cell>
          <table:table-cell table:number-columns-repeated="16374" table:style-name="ce1"/>
        </table:table-row>
        <table:table-row table:style-name="ro3">
          <table:table-cell office:value-type="string" table:style-name="ce27">
            <text:p>Oct to Dec 2017</text:p>
          </table:table-cell>
          <table:table-cell office:value-type="string" table:style-name="ce27">
            <text:p>TfW Rail</text:p>
          </table:table-cell>
          <table:table-cell office:value-type="float" office:value="610221.42857142806" table:style-name="ce31">
            <text:p>610,221</text:p>
          </table:table-cell>
          <table:table-cell office:value-type="float" office:value="58.6014444405426" table:style-name="ce32">
            <text:p>58.6</text:p>
          </table:table-cell>
          <table:table-cell office:value-type="float" office:value="78.817946647001605" table:style-name="ce32">
            <text:p>78.8</text:p>
          </table:table-cell>
          <table:table-cell office:value-type="float" office:value="97.798878627196203" table:style-name="ce32">
            <text:p>97.8</text:p>
          </table:table-cell>
          <table:table-cell office:value-type="float" office:value="2492702.6785714198" table:style-name="ce31">
            <text:p>2,492,703</text:p>
          </table:table-cell>
          <table:table-cell office:value-type="float" office:value="63.297573954260002" table:style-name="ce35">
            <text:p>63.3</text:p>
          </table:table-cell>
          <table:table-cell office:value-type="float" office:value="83.231356384188501" table:style-name="ce35">
            <text:p>83.2</text:p>
          </table:table-cell>
          <table:table-cell office:value-type="float" office:value="98.522779527528002" table:style-name="ce35">
            <text:p>98.5</text:p>
          </table:table-cell>
          <table:table-cell table:number-columns-repeated="16374" table:style-name="ce1"/>
        </table:table-row>
        <table:table-row table:style-name="ro3">
          <table:table-cell office:value-type="string" table:style-name="ce27">
            <text:p>Jan to Mar 2018</text:p>
          </table:table-cell>
          <table:table-cell office:value-type="string" table:style-name="ce27">
            <text:p>TfW Rail</text:p>
          </table:table-cell>
          <table:table-cell office:value-type="float" office:value="596647.07142857101" table:style-name="ce31">
            <text:p>596,647</text:p>
          </table:table-cell>
          <table:table-cell office:value-type="float" office:value="67.956912551437696" table:style-name="ce32">
            <text:p>68.0</text:p>
          </table:table-cell>
          <table:table-cell office:value-type="float" office:value="86.422111947251807" table:style-name="ce32">
            <text:p>86.4</text:p>
          </table:table-cell>
          <table:table-cell office:value-type="float" office:value="98.921508874772698" table:style-name="ce32">
            <text:p>98.9</text:p>
          </table:table-cell>
          <table:table-cell office:value-type="float" office:value="2477464" table:style-name="ce31">
            <text:p>2,477,464</text:p>
          </table:table-cell>
          <table:table-cell office:value-type="float" office:value="63.820180636328097" table:style-name="ce35">
            <text:p>63.8</text:p>
          </table:table-cell>
          <table:table-cell office:value-type="float" office:value="83.4473881356096" table:style-name="ce35">
            <text:p>83.4</text:p>
          </table:table-cell>
          <table:table-cell office:value-type="float" office:value="98.548031374017896" table:style-name="ce35">
            <text:p>98.5</text:p>
          </table:table-cell>
          <table:table-cell table:number-columns-repeated="16374" table:style-name="ce1"/>
        </table:table-row>
        <table:table-row table:style-name="ro3">
          <table:table-cell office:value-type="string" table:style-name="ce27">
            <text:p>Apr to Jun 2018</text:p>
          </table:table-cell>
          <table:table-cell office:value-type="string" table:style-name="ce27">
            <text:p>TfW Rail</text:p>
          </table:table-cell>
          <table:table-cell office:value-type="float" office:value="626905.75" table:style-name="ce31">
            <text:p>626,906</text:p>
          </table:table-cell>
          <table:table-cell office:value-type="float" office:value="64.255831119749601" table:style-name="ce32">
            <text:p>64.3</text:p>
          </table:table-cell>
          <table:table-cell office:value-type="float" office:value="83.651250606650194" table:style-name="ce32">
            <text:p>83.7</text:p>
          </table:table-cell>
          <table:table-cell office:value-type="float" office:value="98.531477817837796" table:style-name="ce32">
            <text:p>98.5</text:p>
          </table:table-cell>
          <table:table-cell office:value-type="float" office:value="2473837.8928571399" table:style-name="ce31">
            <text:p>2,473,838</text:p>
          </table:table-cell>
          <table:table-cell office:value-type="float" office:value="63.539675577252602" table:style-name="ce35">
            <text:p>63.5</text:p>
          </table:table-cell>
          <table:table-cell office:value-type="float" office:value="83.057835770824596" table:style-name="ce35">
            <text:p>83.1</text:p>
          </table:table-cell>
          <table:table-cell office:value-type="float" office:value="98.475037218413405" table:style-name="ce35">
            <text:p>98.5</text:p>
          </table:table-cell>
          <table:table-cell table:number-columns-repeated="16374" table:style-name="ce1"/>
        </table:table-row>
        <table:table-row table:style-name="ro3">
          <table:table-cell office:value-type="string" table:style-name="ce27">
            <text:p>Jul to Sep 2018</text:p>
          </table:table-cell>
          <table:table-cell office:value-type="string" table:style-name="ce27">
            <text:p>TfW Rail</text:p>
          </table:table-cell>
          <table:table-cell office:value-type="float" office:value="634586.46428571397" table:style-name="ce31">
            <text:p>634,586</text:p>
          </table:table-cell>
          <table:table-cell office:value-type="float" office:value="61.321059423344302" table:style-name="ce32">
            <text:p>61.3</text:p>
          </table:table-cell>
          <table:table-cell office:value-type="float" office:value="80.808502905238399" table:style-name="ce32">
            <text:p>80.8</text:p>
          </table:table-cell>
          <table:table-cell office:value-type="float" office:value="98.026442529699196" table:style-name="ce32">
            <text:p>98.0</text:p>
          </table:table-cell>
          <table:table-cell office:value-type="float" office:value="2468360.7142857099" table:style-name="ce31">
            <text:p>2,468,361</text:p>
          </table:table-cell>
          <table:table-cell office:value-type="float" office:value="62.998091561635" table:style-name="ce35">
            <text:p>63.0</text:p>
          </table:table-cell>
          <table:table-cell office:value-type="float" office:value="82.395304286679504" table:style-name="ce35">
            <text:p>82.4</text:p>
          </table:table-cell>
          <table:table-cell office:value-type="float" office:value="98.314805517253305" table:style-name="ce35">
            <text:p>98.3</text:p>
          </table:table-cell>
          <table:table-cell table:number-columns-repeated="16374" table:style-name="ce1"/>
        </table:table-row>
        <table:table-row table:style-name="ro3">
          <table:table-cell office:value-type="string" table:style-name="ce27">
            <text:p>Oct to Dec 2018</text:p>
          </table:table-cell>
          <table:table-cell office:value-type="string" table:style-name="ce27">
            <text:p>TfW Rail</text:p>
          </table:table-cell>
          <table:table-cell office:value-type="float" office:value="600799.78571428498" table:style-name="ce31">
            <text:p>600,800</text:p>
          </table:table-cell>
          <table:table-cell office:value-type="float" office:value="58.131922246025098" table:style-name="ce32">
            <text:p>58.1</text:p>
          </table:table-cell>
          <table:table-cell office:value-type="float" office:value="78.095650357493696" table:style-name="ce32">
            <text:p>78.1</text:p>
          </table:table-cell>
          <table:table-cell office:value-type="float" office:value="97.881906701269699" table:style-name="ce32">
            <text:p>97.9</text:p>
          </table:table-cell>
          <table:table-cell office:value-type="float" office:value="2458939.07142857" table:style-name="ce31">
            <text:p>2,458,939</text:p>
          </table:table-cell>
          <table:table-cell office:value-type="float" office:value="62.900217971472898" table:style-name="ce35">
            <text:p>62.9</text:p>
          </table:table-cell>
          <table:table-cell office:value-type="float" office:value="82.232530481278701" table:style-name="ce35">
            <text:p>82.2</text:p>
          </table:table-cell>
          <table:table-cell office:value-type="float" office:value="98.337068829364696" table:style-name="ce35">
            <text:p>98.3</text:p>
          </table:table-cell>
          <table:table-cell table:number-columns-repeated="16374" table:style-name="ce1"/>
        </table:table-row>
        <table:table-row table:style-name="ro3">
          <table:table-cell office:value-type="string" table:style-name="ce27">
            <text:p>Jan to Mar 2019</text:p>
          </table:table-cell>
          <table:table-cell office:value-type="string" table:style-name="ce27">
            <text:p>TfW Rail</text:p>
          </table:table-cell>
          <table:table-cell office:value-type="float" office:value="618781" table:style-name="ce31">
            <text:p>618,781</text:p>
          </table:table-cell>
          <table:table-cell office:value-type="float" office:value="67.132619271946396" table:style-name="ce32">
            <text:p>67.1</text:p>
          </table:table-cell>
          <table:table-cell office:value-type="float" office:value="85.842031117863698" table:style-name="ce32">
            <text:p>85.8</text:p>
          </table:table-cell>
          <table:table-cell office:value-type="float" office:value="98.940768797268902" table:style-name="ce32">
            <text:p>98.9</text:p>
          </table:table-cell>
          <table:table-cell office:value-type="float" office:value="2481073" table:style-name="ce31">
            <text:p>2,481,073</text:p>
          </table:table-cell>
          <table:table-cell office:value-type="float" office:value="62.739750100057499" table:style-name="ce35">
            <text:p>62.7</text:p>
          </table:table-cell>
          <table:table-cell office:value-type="float" office:value="82.125233719443102" table:style-name="ce35">
            <text:p>82.1</text:p>
          </table:table-cell>
          <table:table-cell office:value-type="float" office:value="98.347086119594195" table:style-name="ce35">
            <text:p>98.3</text:p>
          </table:table-cell>
          <table:table-cell table:number-columns-repeated="16374" table:style-name="ce1"/>
        </table:table-row>
        <table:table-row table:style-name="ro3">
          <table:table-cell office:value-type="string" table:style-name="ce27">
            <text:p>Apr to Jun 2019</text:p>
          </table:table-cell>
          <table:table-cell office:value-type="string" table:style-name="ce27">
            <text:p>TfW Rail</text:p>
          </table:table-cell>
          <table:table-cell office:value-type="float" office:value="650575.57142857101" table:style-name="ce31">
            <text:p>650,576</text:p>
          </table:table-cell>
          <table:table-cell office:value-type="float" office:value="64.981360461253104" table:style-name="ce32">
            <text:p>65.0</text:p>
          </table:table-cell>
          <table:table-cell office:value-type="float" office:value="83.774762962642498" table:style-name="ce32">
            <text:p>83.8</text:p>
          </table:table-cell>
          <table:table-cell office:value-type="float" office:value="98.414546767269101" table:style-name="ce32">
            <text:p>98.4</text:p>
          </table:table-cell>
          <table:table-cell office:value-type="float" office:value="2504742.82142857" table:style-name="ce31">
            <text:p>2,504,743</text:p>
          </table:table-cell>
          <table:table-cell office:value-type="float" office:value="62.942524224649802" table:style-name="ce35">
            <text:p>62.9</text:p>
          </table:table-cell>
          <table:table-cell office:value-type="float" office:value="82.171735367356405" table:style-name="ce35">
            <text:p>82.2</text:p>
          </table:table-cell>
          <table:table-cell office:value-type="float" office:value="98.318457245660397" table:style-name="ce35">
            <text:p>98.3</text:p>
          </table:table-cell>
          <table:table-cell table:number-columns-repeated="16374" table:style-name="ce1"/>
        </table:table-row>
        <table:table-row table:style-name="ro3">
          <table:table-cell office:value-type="string" table:style-name="ce27">
            <text:p>Jul to Sep 2019</text:p>
          </table:table-cell>
          <table:table-cell office:value-type="string" table:style-name="ce27">
            <text:p>TfW Rail</text:p>
          </table:table-cell>
          <table:table-cell office:value-type="float" office:value="653159.85714285704" table:style-name="ce31">
            <text:p>653,160</text:p>
          </table:table-cell>
          <table:table-cell office:value-type="float" office:value="57.397543677231397" table:style-name="ce32">
            <text:p>57.4</text:p>
          </table:table-cell>
          <table:table-cell office:value-type="float" office:value="77.366030936640001" table:style-name="ce32">
            <text:p>77.4</text:p>
          </table:table-cell>
          <table:table-cell office:value-type="float" office:value="97.462598851867099" table:style-name="ce32">
            <text:p>97.5</text:p>
          </table:table-cell>
          <table:table-cell office:value-type="float" office:value="2523316.2142857099" table:style-name="ce31">
            <text:p>2,523,316</text:p>
          </table:table-cell>
          <table:table-cell office:value-type="float" office:value="61.914987892774903" table:style-name="ce35">
            <text:p>61.9</text:p>
          </table:table-cell>
          <table:table-cell office:value-type="float" office:value="81.270617886150703" table:style-name="ce35">
            <text:p>81.3</text:p>
          </table:table-cell>
          <table:table-cell office:value-type="float" office:value="98.170356996477395" table:style-name="ce35">
            <text:p>98.2</text:p>
          </table:table-cell>
          <table:table-cell table:number-columns-repeated="16374" table:style-name="ce1"/>
        </table:table-row>
        <table:table-row table:style-name="ro3">
          <table:table-cell office:value-type="string" table:style-name="ce27">
            <text:p>Oct to Dec 2019</text:p>
          </table:table-cell>
          <table:table-cell office:value-type="string" table:style-name="ce27">
            <text:p>TfW Rail</text:p>
          </table:table-cell>
          <table:table-cell office:value-type="float" office:value="626050.14285714203" table:style-name="ce31">
            <text:p>626,050</text:p>
          </table:table-cell>
          <table:table-cell office:value-type="float" office:value="54.031934000722401" table:style-name="ce32">
            <text:p>54.0</text:p>
          </table:table-cell>
          <table:table-cell office:value-type="float" office:value="73.284819038913099" table:style-name="ce32">
            <text:p>73.3</text:p>
          </table:table-cell>
          <table:table-cell office:value-type="float" office:value="97.123941007920195" table:style-name="ce32">
            <text:p>97.1</text:p>
          </table:table-cell>
          <table:table-cell office:value-type="float" office:value="2548566.57142857" table:style-name="ce31">
            <text:p>2,548,567</text:p>
          </table:table-cell>
          <table:table-cell office:value-type="float" office:value="60.870352835874201" table:style-name="ce35">
            <text:p>60.9</text:p>
          </table:table-cell>
          <table:table-cell office:value-type="float" office:value="80.057390524174707" table:style-name="ce35">
            <text:p>80.1</text:p>
          </table:table-cell>
          <table:table-cell office:value-type="float" office:value="97.981306410561501" table:style-name="ce35">
            <text:p>98.0</text:p>
          </table:table-cell>
          <table:table-cell table:number-columns-repeated="16374" table:style-name="ce1"/>
        </table:table-row>
        <table:table-row table:style-name="ro3">
          <table:table-cell office:value-type="string" table:style-name="ce27">
            <text:p>Jan to Mar 2020</text:p>
          </table:table-cell>
          <table:table-cell office:value-type="string" table:style-name="ce27">
            <text:p>TfW Rail</text:p>
          </table:table-cell>
          <table:table-cell office:value-type="float" office:value="693362.42857142806" table:style-name="ce31">
            <text:p>693,362</text:p>
          </table:table-cell>
          <table:table-cell office:value-type="float" office:value="65.099926095134293" table:style-name="ce32">
            <text:p>65.1</text:p>
          </table:table-cell>
          <table:table-cell office:value-type="float" office:value="81.916074813069301" table:style-name="ce32">
            <text:p>81.9</text:p>
          </table:table-cell>
          <table:table-cell office:value-type="float" office:value="98.072642693359498" table:style-name="ce32">
            <text:p>98.1</text:p>
          </table:table-cell>
          <table:table-cell office:value-type="float" office:value="2623148" table:style-name="ce31">
            <text:p>2,623,148</text:p>
          </table:table-cell>
          <table:table-cell office:value-type="float" office:value="60.511111077224697" table:style-name="ce35">
            <text:p>60.5</text:p>
          </table:table-cell>
          <table:table-cell office:value-type="float" office:value="79.184132957804806" table:style-name="ce35">
            <text:p>79.2</text:p>
          </table:table-cell>
          <table:table-cell office:value-type="float" office:value="97.779118829741904" table:style-name="ce35">
            <text:p>97.8</text:p>
          </table:table-cell>
          <table:table-cell table:number-columns-repeated="16374" table:style-name="ce1"/>
        </table:table-row>
        <table:table-row table:style-name="ro3">
          <table:table-cell office:value-type="string" table:style-name="ce27">
            <text:p>Apr to Jun 2020</text:p>
          </table:table-cell>
          <table:table-cell office:value-type="string" table:style-name="ce27">
            <text:p>TfW Rail</text:p>
          </table:table-cell>
          <table:table-cell office:value-type="float" office:value="424472.428571428" table:style-name="ce31">
            <text:p>424,472</text:p>
          </table:table-cell>
          <table:table-cell office:value-type="float" office:value="83.636998802210599" table:style-name="ce32">
            <text:p>83.6</text:p>
          </table:table-cell>
          <table:table-cell office:value-type="float" office:value="94.600263453086399" table:style-name="ce32">
            <text:p>94.6</text:p>
          </table:table-cell>
          <table:table-cell office:value-type="float" office:value="99.402207513393904" table:style-name="ce32">
            <text:p>99.4</text:p>
          </table:table-cell>
          <table:table-cell office:value-type="float" office:value="2397044.8571428498" table:style-name="ce31">
            <text:p>2,397,045</text:p>
          </table:table-cell>
          <table:table-cell office:value-type="float" office:value="63.393020715864701" table:style-name="ce35">
            <text:p>63.4</text:p>
          </table:table-cell>
          <table:table-cell office:value-type="float" office:value="80.668114620180503" table:style-name="ce35">
            <text:p>80.7</text:p>
          </table:table-cell>
          <table:table-cell office:value-type="float" office:value="97.894078089247202" table:style-name="ce35">
            <text:p>97.9</text:p>
          </table:table-cell>
          <table:table-cell table:number-columns-repeated="16374" table:style-name="ce1"/>
        </table:table-row>
        <table:table-row table:style-name="ro3">
          <table:table-cell office:value-type="string" table:style-name="ce27">
            <text:p>Jul to Sep 2020</text:p>
          </table:table-cell>
          <table:table-cell office:value-type="string" table:style-name="ce27">
            <text:p>TfW Rail</text:p>
          </table:table-cell>
          <table:table-cell office:value-type="float" office:value="580755.71428571397" table:style-name="ce31">
            <text:p>580,756</text:p>
          </table:table-cell>
          <table:table-cell office:value-type="float" office:value="79.218647378169806" table:style-name="ce32">
            <text:p>79.2</text:p>
          </table:table-cell>
          <table:table-cell office:value-type="float" office:value="91.259332052571907" table:style-name="ce32">
            <text:p>91.3</text:p>
          </table:table-cell>
          <table:table-cell office:value-type="float" office:value="98.761564365641803" table:style-name="ce32">
            <text:p>98.8</text:p>
          </table:table-cell>
          <table:table-cell office:value-type="float" office:value="2324640.7142857099" table:style-name="ce31">
            <text:p>2,324,641</text:p>
          </table:table-cell>
          <table:table-cell office:value-type="float" office:value="69.031237392444893" table:style-name="ce35">
            <text:p>69.0</text:p>
          </table:table-cell>
          <table:table-cell office:value-type="float" office:value="84.241870556340899" table:style-name="ce35">
            <text:p>84.2</text:p>
          </table:table-cell>
          <table:table-cell office:value-type="float" office:value="98.232032476908103" table:style-name="ce35">
            <text:p>98.2</text:p>
          </table:table-cell>
          <table:table-cell table:number-columns-repeated="16374" table:style-name="ce1"/>
        </table:table-row>
        <table:table-row table:style-name="ro3">
          <table:table-cell office:value-type="string" table:style-name="ce27">
            <text:p>Oct to Dec 2020</text:p>
          </table:table-cell>
          <table:table-cell office:value-type="string" table:style-name="ce27">
            <text:p>TfW Rail</text:p>
          </table:table-cell>
          <table:table-cell office:value-type="float" office:value="596297.5" table:style-name="ce31">
            <text:p>596,298</text:p>
          </table:table-cell>
          <table:table-cell office:value-type="float" office:value="78.382201358022996" table:style-name="ce32">
            <text:p>78.4</text:p>
          </table:table-cell>
          <table:table-cell office:value-type="float" office:value="90.7948273662535" table:style-name="ce32">
            <text:p>90.8</text:p>
          </table:table-cell>
          <table:table-cell office:value-type="float" office:value="98.802191858929405" table:style-name="ce32">
            <text:p>98.8</text:p>
          </table:table-cell>
          <table:table-cell office:value-type="float" office:value="2294888.07142857" table:style-name="ce31">
            <text:p>2,294,888</text:p>
          </table:table-cell>
          <table:table-cell office:value-type="float" office:value="75.552807072788099" table:style-name="ce35">
            <text:p>75.6</text:p>
          </table:table-cell>
          <table:table-cell office:value-type="float" office:value="88.933679087305606" table:style-name="ce35">
            <text:p>88.9</text:p>
          </table:table-cell>
          <table:table-cell office:value-type="float" office:value="98.682470757288399" table:style-name="ce35">
            <text:p>98.7</text:p>
          </table:table-cell>
          <table:table-cell table:number-columns-repeated="16374" table:style-name="ce1"/>
        </table:table-row>
        <table:table-row table:style-name="ro3">
          <table:table-cell office:value-type="string" table:style-name="ce27">
            <text:p>Jan to Mar 2021</text:p>
          </table:table-cell>
          <table:table-cell office:value-type="string" table:style-name="ce27">
            <text:p>TfW Rail</text:p>
          </table:table-cell>
          <table:table-cell office:value-type="float" office:value="545122.35714285704" table:style-name="ce31">
            <text:p>545,122</text:p>
          </table:table-cell>
          <table:table-cell office:value-type="float" office:value="82.484430428659905" table:style-name="ce32">
            <text:p>82.5</text:p>
          </table:table-cell>
          <table:table-cell office:value-type="float" office:value="92.610197736733497" table:style-name="ce32">
            <text:p>92.6</text:p>
          </table:table-cell>
          <table:table-cell office:value-type="float" office:value="98.967433654803301" table:style-name="ce32">
            <text:p>99.0</text:p>
          </table:table-cell>
          <table:table-cell office:value-type="float" office:value="2146648" table:style-name="ce31">
            <text:p>2,146,648</text:p>
          </table:table-cell>
          <table:table-cell office:value-type="float" office:value="80.689288602509507" table:style-name="ce35">
            <text:p>80.7</text:p>
          </table:table-cell>
          <table:table-cell office:value-type="float" office:value="92.133968866809994" table:style-name="ce35">
            <text:p>92.1</text:p>
          </table:table-cell>
          <table:table-cell office:value-type="float" office:value="98.951807655470205" table:style-name="ce35">
            <text:p>99.0</text:p>
          </table:table-cell>
          <table:table-cell table:number-columns-repeated="16374" table:style-name="ce1"/>
        </table:table-row>
        <table:table-row table:style-name="ro3">
          <table:table-cell office:value-type="string" table:style-name="ce27">
            <text:p>Apr to Jun 2021</text:p>
          </table:table-cell>
          <table:table-cell office:value-type="string" table:style-name="ce27">
            <text:p>TfW Rail</text:p>
          </table:table-cell>
          <table:table-cell office:value-type="float" office:value="646003" table:style-name="ce31">
            <text:p>646,003</text:p>
          </table:table-cell>
          <table:table-cell office:value-type="float" office:value="78.173918254691799" table:style-name="ce32">
            <text:p>78.2</text:p>
          </table:table-cell>
          <table:table-cell office:value-type="float" office:value="90.510349244286999" table:style-name="ce32">
            <text:p>90.5</text:p>
          </table:table-cell>
          <table:table-cell office:value-type="float" office:value="98.647927552746793" table:style-name="ce32">
            <text:p>98.6</text:p>
          </table:table-cell>
          <table:table-cell office:value-type="float" office:value="2368178.57142857" table:style-name="ce31">
            <text:p>2,368,179</text:p>
          </table:table-cell>
          <table:table-cell office:value-type="float" office:value="79.4747862281138" table:style-name="ce35">
            <text:p>79.5</text:p>
          </table:table-cell>
          <table:table-cell office:value-type="float" office:value="91.249011446409895" table:style-name="ce35">
            <text:p>91.2</text:p>
          </table:table-cell>
          <table:table-cell office:value-type="float" office:value="98.788184107738005" table:style-name="ce35">
            <text:p>98.8</text:p>
          </table:table-cell>
          <table:table-cell table:number-columns-repeated="16374" table:style-name="ce1"/>
        </table:table-row>
        <table:table-row table:style-name="ro3">
          <table:table-cell office:value-type="string" table:style-name="ce27">
            <text:p>Jul to Sep 2021</text:p>
          </table:table-cell>
          <table:table-cell office:value-type="string" table:style-name="ce27">
            <text:p>TfW Rail</text:p>
          </table:table-cell>
          <table:table-cell office:value-type="float" office:value="664288.28571428498" table:style-name="ce31">
            <text:p>664,288</text:p>
          </table:table-cell>
          <table:table-cell office:value-type="float" office:value="70.436695083760895" table:style-name="ce32">
            <text:p>70.4</text:p>
          </table:table-cell>
          <table:table-cell office:value-type="float" office:value="85.295669823213501" table:style-name="ce32">
            <text:p>85.3</text:p>
          </table:table-cell>
          <table:table-cell office:value-type="float" office:value="97.952029433004299" table:style-name="ce32">
            <text:p>98.0</text:p>
          </table:table-cell>
          <table:table-cell office:value-type="float" office:value="2451711.1428571399" table:style-name="ce31">
            <text:p>2,451,711</text:p>
          </table:table-cell>
          <table:table-cell office:value-type="float" office:value="77.086599516675705" table:style-name="ce35">
            <text:p>77.1</text:p>
          </table:table-cell>
          <table:table-cell office:value-type="float" office:value="89.633515728781305" table:style-name="ce35">
            <text:p>89.6</text:p>
          </table:table-cell>
          <table:table-cell office:value-type="float" office:value="98.567934593553204" table:style-name="ce35">
            <text:p>98.6</text:p>
          </table:table-cell>
          <table:table-cell table:number-columns-repeated="16374" table:style-name="ce1"/>
        </table:table-row>
        <table:table-row table:style-name="ro3">
          <table:table-cell office:value-type="string" table:style-name="ce27">
            <text:p>Oct to Dec 2021</text:p>
          </table:table-cell>
          <table:table-cell office:value-type="string" table:style-name="ce27">
            <text:p>TfW Rail</text:p>
          </table:table-cell>
          <table:table-cell office:value-type="float" office:value="678090.71428571397" table:style-name="ce31">
            <text:p>678,091</text:p>
          </table:table-cell>
          <table:table-cell office:value-type="float" office:value="57.078877984087597" table:style-name="ce35">
            <text:p>57.1</text:p>
          </table:table-cell>
          <table:table-cell office:value-type="float" office:value="75.851081871683803" table:style-name="ce44">
            <text:p>75.9</text:p>
          </table:table-cell>
          <table:table-cell office:value-type="float" office:value="96.391380420023793" table:style-name="ce44">
            <text:p>96.4</text:p>
          </table:table-cell>
          <table:table-cell office:value-type="float" office:value="2533504.3571428498" table:style-name="ce31">
            <text:p>2,533,504</text:p>
          </table:table-cell>
          <table:table-cell office:value-type="float" office:value="71.426607543966199" table:style-name="ce35">
            <text:p>71.4</text:p>
          </table:table-cell>
          <table:table-cell office:value-type="float" office:value="85.671324933016905" table:style-name="ce35">
            <text:p>85.7</text:p>
          </table:table-cell>
          <table:table-cell office:value-type="float" office:value="97.930245460966603" table:style-name="ce35">
            <text:p>97.9</text:p>
          </table:table-cell>
          <table:table-cell table:number-columns-repeated="16374" table:style-name="ce1"/>
        </table:table-row>
        <table:table-row table:style-name="ro3">
          <table:table-cell office:value-type="string" table:style-name="ce27">
            <text:p>Jan to Mar 2022</text:p>
          </table:table-cell>
          <table:table-cell office:value-type="string" table:style-name="ce27">
            <text:p>TfW Rail</text:p>
          </table:table-cell>
          <table:table-cell office:value-type="float" office:value="686179" table:style-name="ce31">
            <text:p>686,179</text:p>
          </table:table-cell>
          <table:table-cell office:value-type="float" office:value="63.187864557623698" table:style-name="ce35">
            <text:p>63.2</text:p>
          </table:table-cell>
          <table:table-cell office:value-type="float" office:value="81.082508041945701" table:style-name="ce44">
            <text:p>81.1</text:p>
          </table:table-cell>
          <table:table-cell office:value-type="float" office:value="97.993464012826294" table:style-name="ce44">
            <text:p>98.0</text:p>
          </table:table-cell>
          <table:table-cell office:value-type="float" office:value="2674561" table:style-name="ce31">
            <text:p>2,674,561</text:p>
          </table:table-cell>
          <table:table-cell office:value-type="float" office:value="67.059117365429302" table:style-name="ce35">
            <text:p>67.1</text:p>
          </table:table-cell>
          <table:table-cell office:value-type="float" office:value="83.079765239977704" table:style-name="ce35">
            <text:p>83.1</text:p>
          </table:table-cell>
          <table:table-cell office:value-type="float" office:value="97.735067549403396" table:style-name="ce35">
            <text:p>97.7</text:p>
          </table:table-cell>
          <table:table-cell table:number-columns-repeated="16374" table:style-name="ce1"/>
        </table:table-row>
        <table:table-row table:style-name="ro3">
          <table:table-cell office:value-type="string" table:style-name="ce27">
            <text:p>Apr to Jun 2022</text:p>
          </table:table-cell>
          <table:table-cell office:value-type="string" table:style-name="ce27">
            <text:p>TfW Rail</text:p>
          </table:table-cell>
          <table:table-cell office:value-type="float" office:value="760858.25" table:style-name="ce31">
            <text:p>760,858</text:p>
          </table:table-cell>
          <table:table-cell office:value-type="float" office:value="61.268780542048503" table:style-name="ce35">
            <text:p>61.3</text:p>
          </table:table-cell>
          <table:table-cell office:value-type="float" office:value="79.760651869122796" table:style-name="ce44">
            <text:p>79.8</text:p>
          </table:table-cell>
          <table:table-cell office:value-type="float" office:value="97.627885539595695" table:style-name="ce44">
            <text:p>97.6</text:p>
          </table:table-cell>
          <table:table-cell office:value-type="float" office:value="2789416.25" table:style-name="ce31">
            <text:p>2,789,416</text:p>
          </table:table-cell>
          <table:table-cell office:value-type="float" office:value="62.905624583125999" table:style-name="ce35">
            <text:p>62.9</text:p>
          </table:table-cell>
          <table:table-cell office:value-type="float" office:value="80.453569042319401" table:style-name="ce35">
            <text:p>80.5</text:p>
          </table:table-cell>
          <table:table-cell office:value-type="float" office:value="97.494421996" table:style-name="ce35">
            <text:p>97.5</text:p>
          </table:table-cell>
          <table:table-cell table:number-columns-repeated="16374" table:style-name="ce1"/>
        </table:table-row>
        <table:table-row table:style-name="ro3">
          <table:table-cell office:value-type="string" table:style-name="ce27">
            <text:p>Jul to Sep 2022</text:p>
          </table:table-cell>
          <table:table-cell office:value-type="string" table:style-name="ce27">
            <text:p>TfW Rail</text:p>
          </table:table-cell>
          <table:table-cell office:value-type="float" office:value="768574.39285714203" table:style-name="ce31">
            <text:p>768,574</text:p>
          </table:table-cell>
          <table:table-cell office:value-type="float" office:value="60.029879996280599" table:style-name="ce35">
            <text:p>60.0</text:p>
          </table:table-cell>
          <table:table-cell office:value-type="float" office:value="77.377201565625896" table:style-name="ce44">
            <text:p>77.4</text:p>
          </table:table-cell>
          <table:table-cell office:value-type="float" office:value="96.610342999141693" table:style-name="ce44">
            <text:p>96.6</text:p>
          </table:table-cell>
          <table:table-cell office:value-type="float" office:value="2893702.3571428498" table:style-name="ce31">
            <text:p>2,893,702</text:p>
          </table:table-cell>
          <table:table-cell office:value-type="float" office:value="60.412961319227399" table:style-name="ce35">
            <text:p>60.4</text:p>
          </table:table-cell>
          <table:table-cell office:value-type="float" office:value="78.524909006215495" table:style-name="ce35">
            <text:p>78.5</text:p>
          </table:table-cell>
          <table:table-cell office:value-type="float" office:value="97.154558521210305" table:style-name="ce35">
            <text:p>97.2</text:p>
          </table:table-cell>
          <table:table-cell table:number-columns-repeated="16374" table:style-name="ce1"/>
        </table:table-row>
        <table:table-row table:style-name="ro3">
          <table:table-cell office:value-type="string" table:style-name="ce27">
            <text:p>Oct to Dec 2022</text:p>
          </table:table-cell>
          <table:table-cell office:value-type="string" table:style-name="ce27">
            <text:p>TfW Rail</text:p>
          </table:table-cell>
          <table:table-cell office:value-type="float" office:value="686672.10714285704" table:style-name="ce31">
            <text:p>686,672</text:p>
          </table:table-cell>
          <table:table-cell office:value-type="float" office:value="56.6511496259469" table:style-name="ce35">
            <text:p>56.7</text:p>
          </table:table-cell>
          <table:table-cell office:value-type="float" office:value="74.273898350007798" table:style-name="ce44">
            <text:p>74.3</text:p>
          </table:table-cell>
          <table:table-cell office:value-type="float" office:value="96.041955770218607" table:style-name="ce44">
            <text:p>96.0</text:p>
          </table:table-cell>
          <table:table-cell office:value-type="float" office:value="2902283.75" table:style-name="ce31">
            <text:p>2,902,284</text:p>
          </table:table-cell>
          <table:table-cell office:value-type="float" office:value="60.301903876313098" table:style-name="ce35">
            <text:p>60.3</text:p>
          </table:table-cell>
          <table:table-cell office:value-type="float" office:value="78.1438459577614" table:style-name="ce35">
            <text:p>78.1</text:p>
          </table:table-cell>
          <table:table-cell office:value-type="float" office:value="97.069629095658598" table:style-name="ce35">
            <text:p>97.1</text:p>
          </table:table-cell>
          <table:table-cell table:number-columns-repeated="16374" table:style-name="ce1"/>
        </table:table-row>
        <table:table-row table:style-name="ro3">
          <table:table-cell office:value-type="string" table:style-name="ce27">
            <text:p>Jan to Mar 2023</text:p>
          </table:table-cell>
          <table:table-cell office:value-type="string" table:style-name="ce27">
            <text:p>TfW Rail</text:p>
          </table:table-cell>
          <table:table-cell office:value-type="float" office:value="673216.25" table:style-name="ce31">
            <text:p>673,216</text:p>
          </table:table-cell>
          <table:table-cell office:value-type="float" office:value="60.894177762345997" table:style-name="ce35">
            <text:p>60.9</text:p>
          </table:table-cell>
          <table:table-cell office:value-type="float" office:value="77.295965449437603" table:style-name="ce44">
            <text:p>77.3</text:p>
          </table:table-cell>
          <table:table-cell office:value-type="float" office:value="96.277607678067696" table:style-name="ce44">
            <text:p>96.3</text:p>
          </table:table-cell>
          <table:table-cell office:value-type="float" office:value="2889321" table:style-name="ce31">
            <text:p>2,889,321</text:p>
          </table:table-cell>
          <table:table-cell office:value-type="float" office:value="59.754523640675401" table:style-name="ce35">
            <text:p>59.8</text:p>
          </table:table-cell>
          <table:table-cell office:value-type="float" office:value="77.248391577121396" table:style-name="ce35">
            <text:p>77.2</text:p>
          </table:table-cell>
          <table:table-cell office:value-type="float" office:value="96.665687197787904" table:style-name="ce35">
            <text:p>96.7</text:p>
          </table:table-cell>
          <table:table-cell table:number-columns-repeated="16374" table:style-name="ce1"/>
        </table:table-row>
        <table:table-row table:style-name="ro3">
          <table:table-cell office:value-type="string" table:style-name="ce27">
            <text:p>Apr to Jun 2023</text:p>
          </table:table-cell>
          <table:table-cell office:value-type="string" table:style-name="ce27">
            <text:p>TfW Rail</text:p>
          </table:table-cell>
          <table:table-cell office:value-type="float" office:value="650139.85714285704" table:style-name="ce31">
            <text:p>650,140</text:p>
          </table:table-cell>
          <table:table-cell office:value-type="float" office:value="57.006151863148503" table:style-name="ce35">
            <text:p>57.0</text:p>
          </table:table-cell>
          <table:table-cell office:value-type="float" office:value="74.383775446997205" table:style-name="ce44">
            <text:p>74.4</text:p>
          </table:table-cell>
          <table:table-cell office:value-type="float" office:value="95.3934417188038" table:style-name="ce44">
            <text:p>95.4</text:p>
          </table:table-cell>
          <table:table-cell office:value-type="float" office:value="2778602.6071428498" table:style-name="ce31">
            <text:p>2,778,603</text:p>
          </table:table-cell>
          <table:table-cell office:value-type="float" office:value="58.696811795415201" table:style-name="ce35">
            <text:p>58.7</text:p>
          </table:table-cell>
          <table:table-cell office:value-type="float" office:value="75.890199843901399" table:style-name="ce35">
            <text:p>75.9</text:p>
          </table:table-cell>
          <table:table-cell office:value-type="float" office:value="96.104529572566605" table:style-name="ce35">
            <text:p>96.1</text:p>
          </table:table-cell>
          <table:table-cell table:number-columns-repeated="16374" table:style-name="ce1"/>
        </table:table-row>
        <table:table-row table:style-name="ro3">
          <table:table-cell office:value-type="string" table:style-name="ce27">
            <text:p>Jul to Sep 2023</text:p>
          </table:table-cell>
          <table:table-cell office:value-type="string" table:style-name="ce27">
            <text:p>TfW Rail</text:p>
          </table:table-cell>
          <table:table-cell office:value-type="float" office:value="756780.64285714296" table:style-name="ce31">
            <text:p>756,781</text:p>
          </table:table-cell>
          <table:table-cell office:value-type="float" office:value="60.251975260995103" table:style-name="ce35">
            <text:p>60.3</text:p>
          </table:table-cell>
          <table:table-cell office:value-type="float" office:value="77.145660910044796" table:style-name="ce44">
            <text:p>77.1</text:p>
          </table:table-cell>
          <table:table-cell office:value-type="float" office:value="95.919368596051896" table:style-name="ce44">
            <text:p>95.9</text:p>
          </table:table-cell>
          <table:table-cell office:value-type="float" office:value="2766808.8571428498" table:style-name="ce31">
            <text:p>2,766,809</text:p>
          </table:table-cell>
          <table:table-cell office:value-type="float" office:value="58.751877227101502" table:style-name="ce35">
            <text:p>58.8</text:p>
          </table:table-cell>
          <table:table-cell office:value-type="float" office:value="75.820530118710195" table:style-name="ce35">
            <text:p>75.8</text:p>
          </table:table-cell>
          <table:table-cell office:value-type="float" office:value="95.913377412307099" table:style-name="ce35">
            <text:p>95.9</text:p>
          </table:table-cell>
          <table:table-cell table:number-columns-repeated="16374" table:style-name="ce1"/>
        </table:table-row>
        <table:table-row table:style-name="ro3">
          <table:table-cell office:value-type="string" table:style-name="ce27">
            <text:p>Oct to Dec 2023</text:p>
          </table:table-cell>
          <table:table-cell office:value-type="string" table:style-name="ce27">
            <text:p>TfW Rail</text:p>
          </table:table-cell>
          <table:table-cell office:value-type="float" office:value="776014.92857142806" table:style-name="ce31">
            <text:p>776,015</text:p>
          </table:table-cell>
          <table:table-cell office:value-type="float" office:value="56.207746003413597" table:style-name="ce35">
            <text:p>56.2</text:p>
          </table:table-cell>
          <table:table-cell office:value-type="float" office:value="73.413066703705695" table:style-name="ce44">
            <text:p>73.4</text:p>
          </table:table-cell>
          <table:table-cell office:value-type="float" office:value="94.948486355518298" table:style-name="ce44">
            <text:p>94.9</text:p>
          </table:table-cell>
          <table:table-cell office:value-type="float" office:value="2856151.6785714198" table:style-name="ce33">
            <text:p>2,856,152</text:p>
          </table:table-cell>
          <table:table-cell office:value-type="float" office:value="58.565692170685097" table:style-name="ce34">
            <text:p>58.6</text:p>
          </table:table-cell>
          <table:table-cell office:value-type="float" office:value="75.538262667547599" table:style-name="ce34">
            <text:p>75.5</text:p>
          </table:table-cell>
          <table:table-cell office:value-type="float" office:value="95.620304378842803" table:style-name="ce34">
            <text:p>95.6</text:p>
          </table:table-cell>
          <table:table-cell table:number-columns-repeated="16374" table:style-name="ce1"/>
        </table:table-row>
        <table:table-row table:style-name="ro3">
          <table:table-cell office:value-type="string" table:style-name="ce27">
            <text:p>Jan to Mar 2024</text:p>
          </table:table-cell>
          <table:table-cell office:value-type="string" table:style-name="ce27">
            <text:p>TfW Rail</text:p>
          </table:table-cell>
          <table:table-cell office:value-type="float" office:value="884417.57142857101" table:style-name="ce31">
            <text:p>884,418</text:p>
          </table:table-cell>
          <table:table-cell office:value-type="float" office:value="66.202155962850696" table:style-name="ce35">
            <text:p>66.2</text:p>
          </table:table-cell>
          <table:table-cell office:value-type="float" office:value="83.056541003659703" table:style-name="ce44">
            <text:p>83.1</text:p>
          </table:table-cell>
          <table:table-cell office:value-type="float" office:value="97.8520327259764" table:style-name="ce44">
            <text:p>97.9</text:p>
          </table:table-cell>
          <table:table-cell office:value-type="float" office:value="3067353" table:style-name="ce33">
            <text:p>3,067,353</text:p>
          </table:table-cell>
          <table:table-cell office:value-type="float" office:value="60.2564817287087" table:style-name="ce34">
            <text:p>60.3</text:p>
          </table:table-cell>
          <table:table-cell office:value-type="float" office:value="77.320249739759305" table:style-name="ce34">
            <text:p>77.3</text:p>
          </table:table-cell>
          <table:table-cell office:value-type="float" office:value="96.119520642064998" table:style-name="ce34">
            <text:p>96.1</text:p>
          </table:table-cell>
          <table:table-cell table:number-columns-repeated="16374" table:style-name="ce1"/>
        </table:table-row>
        <table:table-row table:style-name="ro3">
          <table:table-cell office:value-type="string" table:style-name="ce27">
            <text:p>Apr to Jun 2024</text:p>
          </table:table-cell>
          <table:table-cell office:value-type="string" table:style-name="ce27">
            <text:p>TfW Rail</text:p>
          </table:table-cell>
          <table:table-cell office:value-type="float" office:value="996567.14285714296" table:style-name="ce31">
            <text:p>996,567</text:p>
          </table:table-cell>
          <table:table-cell office:value-type="float" office:value="65.090904920749296" table:style-name="ce35">
            <text:p>65.1</text:p>
          </table:table-cell>
          <table:table-cell office:value-type="float" office:value="82.198504294026407" table:style-name="ce44">
            <text:p>82.2</text:p>
          </table:table-cell>
          <table:table-cell office:value-type="float" office:value="97.707687963107603" table:style-name="ce44">
            <text:p>97.7</text:p>
          </table:table-cell>
          <table:table-cell office:value-type="float" office:value="3413780.2857142799" table:style-name="ce33">
            <text:p>3,413,780</text:p>
          </table:table-cell>
          <table:table-cell office:value-type="float" office:value="62.2867811979865" table:style-name="ce34">
            <text:p>62.3</text:p>
          </table:table-cell>
          <table:table-cell office:value-type="float" office:value="79.303572219184602" table:style-name="ce34">
            <text:p>79.3</text:p>
          </table:table-cell>
          <table:table-cell office:value-type="float" office:value="96.721424702953897" table:style-name="ce34">
            <text:p>96.7</text:p>
          </table:table-cell>
          <table:table-cell table:number-columns-repeated="16374" table:style-name="ce1"/>
        </table:table-row>
        <table:table-row table:style-name="ro3">
          <table:table-cell office:value-type="string" table:style-name="ce27">
            <text:p>Jul to Sep 2024</text:p>
          </table:table-cell>
          <table:table-cell office:value-type="string" table:style-name="ce27">
            <text:p>TfW Rail</text:p>
          </table:table-cell>
          <table:table-cell office:value-type="float" office:value="1062148.1428571399" table:style-name="ce31">
            <text:p>1,062,148</text:p>
          </table:table-cell>
          <table:table-cell office:value-type="float" office:value="60.961149218221699" table:style-name="ce35">
            <text:p>61.0</text:p>
          </table:table-cell>
          <table:table-cell office:value-type="float" office:value="79.252678903951605" table:style-name="ce44">
            <text:p>79.3</text:p>
          </table:table-cell>
          <table:table-cell office:value-type="float" office:value="97.432063888854799" table:style-name="ce44">
            <text:p>97.4</text:p>
          </table:table-cell>
          <table:table-cell office:value-type="float" office:value="3719147.7857142799" table:style-name="ce31">
            <text:p>3,719,148</text:p>
          </table:table-cell>
          <table:table-cell office:value-type="float" office:value="62.322242063557198" table:style-name="ce35">
            <text:p>62.3</text:p>
          </table:table-cell>
          <table:table-cell office:value-type="float" office:value="79.728134338917002" table:style-name="ce35">
            <text:p>79.7</text:p>
          </table:table-cell>
          <table:table-cell office:value-type="float" office:value="97.087579721844506" table:style-name="ce35">
            <text:p>97.1</text:p>
          </table:table-cell>
          <table:table-cell table:number-columns-repeated="16374" table:style-name="ce1"/>
        </table:table-row>
        <table:table-row table:style-name="ro3">
          <table:table-cell office:value-type="string" table:style-name="ce27">
            <text:p>Oct to Dec 2024</text:p>
          </table:table-cell>
          <table:table-cell office:value-type="string" table:style-name="ce27">
            <text:p>TfW Rail</text:p>
          </table:table-cell>
          <table:table-cell office:value-type="float" office:value="985470.57142857101" table:style-name="ce31">
            <text:p>985,471</text:p>
          </table:table-cell>
          <table:table-cell office:value-type="float" office:value="57.0776629700038" table:style-name="ce35">
            <text:p>57.1</text:p>
          </table:table-cell>
          <table:table-cell office:value-type="float" office:value="76.122647135654105" table:style-name="ce44">
            <text:p>76.1</text:p>
          </table:table-cell>
          <table:table-cell office:value-type="float" office:value="96.575486634811398" table:style-name="ce44">
            <text:p>96.6</text:p>
          </table:table-cell>
          <table:table-cell office:value-type="float" office:value="3928603.4285714198" table:style-name="ce31">
            <text:p>3,928,603</text:p>
          </table:table-cell>
          <table:table-cell office:value-type="float" office:value="62.214458689500098" table:style-name="ce35">
            <text:p>62.2</text:p>
          </table:table-cell>
          <table:table-cell office:value-type="float" office:value="80.071127784268199" table:style-name="ce35">
            <text:p>80.1</text:p>
          </table:table-cell>
          <table:table-cell office:value-type="float" office:value="97.381657691224603" table:style-name="ce35">
            <text:p>97.4</text:p>
          </table:table-cell>
          <table:table-cell table:number-columns-repeated="16374" table:style-name="ce1"/>
        </table:table-row>
        <table:table-row table:style-name="ro3">
          <table:table-cell office:value-type="string" table:style-name="ce27">
            <text:p>Jan to Mar 2025</text:p>
          </table:table-cell>
          <table:table-cell office:value-type="string" table:style-name="ce27">
            <text:p>TfW Rail</text:p>
          </table:table-cell>
          <table:table-cell office:value-type="float" office:value="1032541.14285714" table:style-name="ce31">
            <text:p>1,032,541</text:p>
          </table:table-cell>
          <table:table-cell office:value-type="float" office:value="65.707419752765304" table:style-name="ce35">
            <text:p>65.7</text:p>
          </table:table-cell>
          <table:table-cell office:value-type="float" office:value="82.763246514701294" table:style-name="ce44">
            <text:p>82.8</text:p>
          </table:table-cell>
          <table:table-cell office:value-type="float" office:value="97.885826202982102" table:style-name="ce44">
            <text:p>97.9</text:p>
          </table:table-cell>
          <table:table-cell office:value-type="float" office:value="4076727" table:style-name="ce31">
            <text:p>4,076,727</text:p>
          </table:table-cell>
          <table:table-cell office:value-type="float" office:value="62.234042161763497" table:style-name="ce35">
            <text:p>62.2</text:p>
          </table:table-cell>
          <table:table-cell office:value-type="float" office:value="80.105314876370102" table:style-name="ce35">
            <text:p>80.1</text:p>
          </table:table-cell>
          <table:table-cell office:value-type="float" office:value="97.407307381632293" table:style-name="ce35">
            <text:p>97.4</text:p>
          </table:table-cell>
          <table:table-cell table:number-columns-repeated="16374" table:style-name="ce1"/>
        </table:table-row>
        <table:table-row table:style-name="ro3">
          <table:table-cell office:value-type="string" table:style-name="ce27">
            <text:p>Apr to Jun 2025 [p]</text:p>
          </table:table-cell>
          <table:table-cell office:value-type="string" table:style-name="ce27">
            <text:p>TfW Rail</text:p>
          </table:table-cell>
          <table:table-cell office:value-type="float" office:value="1008379.74999999" table:style-name="ce31">
            <text:p>1,008,380</text:p>
          </table:table-cell>
          <table:table-cell office:value-type="float" office:value="68.884238729081403" table:style-name="ce35">
            <text:p>68.9</text:p>
          </table:table-cell>
          <table:table-cell office:value-type="float" office:value="83.728508176465397" table:style-name="ce44">
            <text:p>83.7</text:p>
          </table:table-cell>
          <table:table-cell office:value-type="float" office:value="97.586432237316401" table:style-name="ce44">
            <text:p>97.6</text:p>
          </table:table-cell>
          <table:table-cell office:value-type="float" office:value="4088539.6071428498" table:style-name="ce31">
            <text:p>4,088,540</text:p>
          </table:table-cell>
          <table:table-cell office:value-type="float" office:value="63.177867675402602" table:style-name="ce35">
            <text:p>63.2</text:p>
          </table:table-cell>
          <table:table-cell office:value-type="float" office:value="80.488716067837302" table:style-name="ce35">
            <text:p>80.5</text:p>
          </table:table-cell>
          <table:table-cell office:value-type="float" office:value="97.378269252602195" table:style-name="ce35">
            <text:p>97.4</text:p>
          </table:table-cell>
          <table:table-cell table:number-columns-repeated="16374" table:style-name="ce1"/>
        </table:table-row>
        <table:table-row table:style-name="ro3">
          <table:table-cell office:value-type="string" table:style-name="ce36">
            <text:p>Jul to Sep 2025 [p]</text:p>
          </table:table-cell>
          <table:table-cell office:value-type="string" table:style-name="ce27">
            <text:p>TfW Rail</text:p>
          </table:table-cell>
          <table:table-cell office:value-type="float" office:value="1055244.7857142801" table:style-name="ce31">
            <text:p>1,055,245</text:p>
          </table:table-cell>
          <table:table-cell office:value-type="float" office:value="69.256246367210494" table:style-name="ce35">
            <text:p>69.3</text:p>
          </table:table-cell>
          <table:table-cell office:value-type="float" office:value="84.142403113373703" table:style-name="ce44">
            <text:p>84.1</text:p>
          </table:table-cell>
          <table:table-cell office:value-type="float" office:value="97.728049152034899" table:style-name="ce44">
            <text:p>97.7</text:p>
          </table:table-cell>
          <table:table-cell office:value-type="float" office:value="4081636.25" table:style-name="ce31">
            <text:p>4,081,636</text:p>
          </table:table-cell>
          <table:table-cell office:value-type="float" office:value="65.3261876812971" table:style-name="ce35">
            <text:p>65.3</text:p>
          </table:table-cell>
          <table:table-cell office:value-type="float" office:value="81.754970203432507" table:style-name="ce35">
            <text:p>81.8</text:p>
          </table:table-cell>
          <table:table-cell office:value-type="float" office:value="97.454700743044896" table:style-name="ce35">
            <text:p>97.5</text:p>
          </table:table-cell>
          <table:table-cell table:number-columns-repeated="16374" table:style-name="ce1"/>
        </table:table-row>
        <table:table-row table:style-name="ro3">
          <table:table-cell office:value-type="string" table:style-name="ce27">
            <text:p>Apr to Jun 2014</text:p>
          </table:table-cell>
          <table:table-cell office:value-type="string" table:style-name="ce27">
            <text:p>TransPennine Express</text:p>
          </table:table-cell>
          <table:table-cell office:value-type="float" office:value="171464.28571428501" table:style-name="ce31">
            <text:p>171,464</text:p>
          </table:table-cell>
          <table:table-cell office:value-type="float" office:value="49.166631951676699" table:style-name="ce35">
            <text:p>49.2</text:p>
          </table:table-cell>
          <table:table-cell office:value-type="float" office:value="73.230556134138695" table:style-name="ce44">
            <text:p>73.2</text:p>
          </table:table-cell>
          <table:table-cell office:value-type="float" office:value="96.279941678816897" table:style-name="ce44">
            <text:p>96.3</text:p>
          </table:table-cell>
          <table:table-cell office:value-type="float" office:value="639938.57142857171" table:style-name="ce33">
            <text:p>639,939</text:p>
          </table:table-cell>
          <table:table-cell office:value-type="float" office:value="48.885529191417916" table:style-name="ce34">
            <text:p>48.9</text:p>
          </table:table-cell>
          <table:table-cell office:value-type="float" office:value="72.615803525784841" table:style-name="ce34">
            <text:p>72.6</text:p>
          </table:table-cell>
          <table:table-cell office:value-type="float" office:value="96.351346222963372" table:style-name="ce34">
            <text:p>96.4</text:p>
          </table:table-cell>
          <table:table-cell table:number-columns-repeated="16374" table:style-name="ce1"/>
        </table:table-row>
        <table:table-row table:style-name="ro3">
          <table:table-cell office:value-type="string" table:style-name="ce27">
            <text:p>Jul to Sep 2014</text:p>
          </table:table-cell>
          <table:table-cell office:value-type="string" table:style-name="ce27">
            <text:p>TransPennine Express</text:p>
          </table:table-cell>
          <table:table-cell office:value-type="float" office:value="182339.10714285701" table:style-name="ce31">
            <text:p>182,339</text:p>
          </table:table-cell>
          <table:table-cell office:value-type="float" office:value="42.3236532402832" table:style-name="ce35">
            <text:p>42.3</text:p>
          </table:table-cell>
          <table:table-cell office:value-type="float" office:value="67.143793109189204" table:style-name="ce44">
            <text:p>67.1</text:p>
          </table:table-cell>
          <table:table-cell office:value-type="float" office:value="95.384071475929304" table:style-name="ce44">
            <text:p>95.4</text:p>
          </table:table-cell>
          <table:table-cell office:value-type="float" office:value="663814.82142857159" table:style-name="ce33">
            <text:p>663,815</text:p>
          </table:table-cell>
          <table:table-cell office:value-type="float" office:value="46.690742873375527" table:style-name="ce34">
            <text:p>46.7</text:p>
          </table:table-cell>
          <table:table-cell office:value-type="float" office:value="70.761483341820522" table:style-name="ce34">
            <text:p>70.8</text:p>
          </table:table-cell>
          <table:table-cell office:value-type="float" office:value="96.016068379655138" table:style-name="ce34">
            <text:p>96.0</text:p>
          </table:table-cell>
          <table:table-cell table:number-columns-repeated="16374" table:style-name="ce1"/>
        </table:table-row>
        <table:table-row table:style-name="ro3">
          <table:table-cell office:value-type="string" table:style-name="ce27">
            <text:p>Oct to Dec 2014</text:p>
          </table:table-cell>
          <table:table-cell office:value-type="string" table:style-name="ce27">
            <text:p>TransPennine Express</text:p>
          </table:table-cell>
          <table:table-cell office:value-type="float" office:value="181266" table:style-name="ce31">
            <text:p>181,266</text:p>
          </table:table-cell>
          <table:table-cell office:value-type="float" office:value="35.966637821922298" table:style-name="ce35">
            <text:p>36.0</text:p>
          </table:table-cell>
          <table:table-cell office:value-type="float" office:value="59.372394318688698" table:style-name="ce44">
            <text:p>59.4</text:p>
          </table:table-cell>
          <table:table-cell office:value-type="float" office:value="94.299517993288404" table:style-name="ce44">
            <text:p>94.3</text:p>
          </table:table-cell>
          <table:table-cell office:value-type="float" office:value="689928.25000000023" table:style-name="ce33">
            <text:p>689,928</text:p>
          </table:table-cell>
          <table:table-cell office:value-type="float" office:value="44.352365626425616" table:style-name="ce34">
            <text:p>44.4</text:p>
          </table:table-cell>
          <table:table-cell office:value-type="float" office:value="68.465716750773922" table:style-name="ce34">
            <text:p>68.5</text:p>
          </table:table-cell>
          <table:table-cell office:value-type="float" office:value="95.709724680998121" table:style-name="ce34">
            <text:p>95.7</text:p>
          </table:table-cell>
          <table:table-cell table:number-columns-repeated="16374" table:style-name="ce1"/>
        </table:table-row>
        <table:table-row table:style-name="ro3">
          <table:table-cell office:value-type="string" table:style-name="ce27">
            <text:p>Jan to Mar 2015</text:p>
          </table:table-cell>
          <table:table-cell office:value-type="string" table:style-name="ce27">
            <text:p>TransPennine Express</text:p>
          </table:table-cell>
          <table:table-cell office:value-type="float" office:value="178194.60714285701" table:style-name="ce31">
            <text:p>178,195</text:p>
          </table:table-cell>
          <table:table-cell office:value-type="float" office:value="46.859963895812903" table:style-name="ce35">
            <text:p>46.9</text:p>
          </table:table-cell>
          <table:table-cell office:value-type="float" office:value="72.470427095256397" table:style-name="ce44">
            <text:p>72.5</text:p>
          </table:table-cell>
          <table:table-cell office:value-type="float" office:value="96.933268583364594" table:style-name="ce44">
            <text:p>96.9</text:p>
          </table:table-cell>
          <table:table-cell office:value-type="float" office:value="713264" table:style-name="ce31">
            <text:p>713,264</text:p>
          </table:table-cell>
          <table:table-cell office:value-type="float" office:value="43.486422979429697" table:style-name="ce35">
            <text:p>43.5</text:p>
          </table:table-cell>
          <table:table-cell office:value-type="float" office:value="67.962773951860697" table:style-name="ce35">
            <text:p>68.0</text:p>
          </table:table-cell>
          <table:table-cell office:value-type="float" office:value="95.710844792391001" table:style-name="ce35">
            <text:p>95.7</text:p>
          </table:table-cell>
          <table:table-cell table:number-columns-repeated="16374" table:style-name="ce1"/>
        </table:table-row>
        <table:table-row table:style-name="ro3">
          <table:table-cell office:value-type="string" table:style-name="ce27">
            <text:p>Apr to Jun 2015</text:p>
          </table:table-cell>
          <table:table-cell office:value-type="string" table:style-name="ce27">
            <text:p>TransPennine Express</text:p>
          </table:table-cell>
          <table:table-cell office:value-type="float" office:value="183829.928571428" table:style-name="ce31">
            <text:p>183,830</text:p>
          </table:table-cell>
          <table:table-cell office:value-type="float" office:value="49.679323163218797" table:style-name="ce35">
            <text:p>49.7</text:p>
          </table:table-cell>
          <table:table-cell office:value-type="float" office:value="74.264741595395407" table:style-name="ce44">
            <text:p>74.3</text:p>
          </table:table-cell>
          <table:table-cell office:value-type="float" office:value="96.861345832463897" table:style-name="ce44">
            <text:p>96.9</text:p>
          </table:table-cell>
          <table:table-cell office:value-type="float" office:value="725629.64285714203" table:style-name="ce31">
            <text:p>725,630</text:p>
          </table:table-cell>
          <table:table-cell office:value-type="float" office:value="43.713105317893799" table:style-name="ce35">
            <text:p>43.7</text:p>
          </table:table-cell>
          <table:table-cell office:value-type="float" office:value="68.314542591827802" table:style-name="ce35">
            <text:p>68.3</text:p>
          </table:table-cell>
          <table:table-cell office:value-type="float" office:value="95.867834978784401" table:style-name="ce35">
            <text:p>95.9</text:p>
          </table:table-cell>
          <table:table-cell table:number-columns-repeated="16374" table:style-name="ce1"/>
        </table:table-row>
        <table:table-row table:style-name="ro3">
          <table:table-cell office:value-type="string" table:style-name="ce27">
            <text:p>Jul to Sep 2015</text:p>
          </table:table-cell>
          <table:table-cell office:value-type="string" table:style-name="ce27">
            <text:p>TransPennine Express</text:p>
          </table:table-cell>
          <table:table-cell office:value-type="float" office:value="186224.714285714" table:style-name="ce31">
            <text:p>186,225</text:p>
          </table:table-cell>
          <table:table-cell office:value-type="float" office:value="46.230226462192697" table:style-name="ce35">
            <text:p>46.2</text:p>
          </table:table-cell>
          <table:table-cell office:value-type="float" office:value="70.812758472291094" table:style-name="ce44">
            <text:p>70.8</text:p>
          </table:table-cell>
          <table:table-cell office:value-type="float" office:value="96.898543464769503" table:style-name="ce44">
            <text:p>96.9</text:p>
          </table:table-cell>
          <table:table-cell office:value-type="float" office:value="729515.25" table:style-name="ce31">
            <text:p>729,515</text:p>
          </table:table-cell>
          <table:table-cell office:value-type="float" office:value="44.702942908223697" table:style-name="ce35">
            <text:p>44.7</text:p>
          </table:table-cell>
          <table:table-cell office:value-type="float" office:value="69.244890454899405" table:style-name="ce35">
            <text:p>69.2</text:p>
          </table:table-cell>
          <table:table-cell office:value-type="float" office:value="96.2518603963385" table:style-name="ce35">
            <text:p>96.3</text:p>
          </table:table-cell>
          <table:table-cell table:number-columns-repeated="16374" table:style-name="ce1"/>
        </table:table-row>
        <table:table-row table:style-name="ro3">
          <table:table-cell office:value-type="string" table:style-name="ce27">
            <text:p>Oct to Dec 2015</text:p>
          </table:table-cell>
          <table:table-cell office:value-type="string" table:style-name="ce27">
            <text:p>TransPennine Express</text:p>
          </table:table-cell>
          <table:table-cell office:value-type="float" office:value="177385.428571428" table:style-name="ce31">
            <text:p>177,385</text:p>
          </table:table-cell>
          <table:table-cell office:value-type="float" office:value="33.984189392267602" table:style-name="ce35">
            <text:p>34.0</text:p>
          </table:table-cell>
          <table:table-cell office:value-type="float" office:value="56.837834159352703" table:style-name="ce44">
            <text:p>56.8</text:p>
          </table:table-cell>
          <table:table-cell office:value-type="float" office:value="92.810349215348594" table:style-name="ce44">
            <text:p>92.8</text:p>
          </table:table-cell>
          <table:table-cell office:value-type="float" office:value="725634.67857142806" table:style-name="ce31">
            <text:p>725,635</text:p>
          </table:table-cell>
          <table:table-cell office:value-type="float" office:value="44.2650426565" table:style-name="ce35">
            <text:p>44.3</text:p>
          </table:table-cell>
          <table:table-cell office:value-type="float" office:value="68.678099580903805" table:style-name="ce35">
            <text:p>68.7</text:p>
          </table:table-cell>
          <table:table-cell office:value-type="float" office:value="95.898265611911796" table:style-name="ce35">
            <text:p>95.9</text:p>
          </table:table-cell>
          <table:table-cell table:number-columns-repeated="16374" table:style-name="ce1"/>
        </table:table-row>
        <table:table-row table:style-name="ro3">
          <table:table-cell office:value-type="string" table:style-name="ce27">
            <text:p>Jan to Mar 2016</text:p>
          </table:table-cell>
          <table:table-cell office:value-type="string" table:style-name="ce27">
            <text:p>TransPennine Express</text:p>
          </table:table-cell>
          <table:table-cell office:value-type="float" office:value="178827.928571428" table:style-name="ce31">
            <text:p>178,828</text:p>
          </table:table-cell>
          <table:table-cell office:value-type="float" office:value="45.679346187136801" table:style-name="ce35">
            <text:p>45.7</text:p>
          </table:table-cell>
          <table:table-cell office:value-type="float" office:value="70.811805921973601" table:style-name="ce44">
            <text:p>70.8</text:p>
          </table:table-cell>
          <table:table-cell office:value-type="float" office:value="96.7023367634729" table:style-name="ce44">
            <text:p>96.7</text:p>
          </table:table-cell>
          <table:table-cell office:value-type="float" office:value="726267.99999999895" table:style-name="ce31">
            <text:p>726,268</text:p>
          </table:table-cell>
          <table:table-cell office:value-type="float" office:value="43.976603677981103" table:style-name="ce35">
            <text:p>44.0</text:p>
          </table:table-cell>
          <table:table-cell office:value-type="float" office:value="68.273006658699003" table:style-name="ce35">
            <text:p>68.3</text:p>
          </table:table-cell>
          <table:table-cell office:value-type="float" office:value="95.842306145940597" table:style-name="ce35">
            <text:p>95.8</text:p>
          </table:table-cell>
          <table:table-cell table:number-columns-repeated="16374" table:style-name="ce1"/>
        </table:table-row>
        <table:table-row table:style-name="ro3">
          <table:table-cell office:value-type="string" table:style-name="ce27">
            <text:p>Apr to Jun 2016</text:p>
          </table:table-cell>
          <table:table-cell office:value-type="string" table:style-name="ce27">
            <text:p>TransPennine Express</text:p>
          </table:table-cell>
          <table:table-cell office:value-type="float" office:value="186191.78571428501" table:style-name="ce31">
            <text:p>186,192</text:p>
          </table:table-cell>
          <table:table-cell office:value-type="float" office:value="50.004008923210897" table:style-name="ce35">
            <text:p>50.0</text:p>
          </table:table-cell>
          <table:table-cell office:value-type="float" office:value="74.561981980945106" table:style-name="ce44">
            <text:p>74.6</text:p>
          </table:table-cell>
          <table:table-cell office:value-type="float" office:value="97.3091301787519" table:style-name="ce44">
            <text:p>97.3</text:p>
          </table:table-cell>
          <table:table-cell office:value-type="float" office:value="728629.85714285704" table:style-name="ce31">
            <text:p>728,630</text:p>
          </table:table-cell>
          <table:table-cell office:value-type="float" office:value="44.078058249838399" table:style-name="ce35">
            <text:p>44.1</text:p>
          </table:table-cell>
          <table:table-cell office:value-type="float" office:value="68.368384770711501" table:style-name="ce35">
            <text:p>68.4</text:p>
          </table:table-cell>
          <table:table-cell office:value-type="float" office:value="95.960034773681897" table:style-name="ce35">
            <text:p>96.0</text:p>
          </table:table-cell>
          <table:table-cell table:number-columns-repeated="16374" table:style-name="ce1"/>
        </table:table-row>
        <table:table-row table:style-name="ro3">
          <table:table-cell office:value-type="string" table:style-name="ce27">
            <text:p>Jul to Sep 2016</text:p>
          </table:table-cell>
          <table:table-cell office:value-type="string" table:style-name="ce27">
            <text:p>TransPennine Express</text:p>
          </table:table-cell>
          <table:table-cell office:value-type="float" office:value="189258.964285714" table:style-name="ce31">
            <text:p>189,259</text:p>
          </table:table-cell>
          <table:table-cell office:value-type="float" office:value="48.919988881447502" table:style-name="ce35">
            <text:p>48.9</text:p>
          </table:table-cell>
          <table:table-cell office:value-type="float" office:value="73.390598029797005" table:style-name="ce35">
            <text:p>73.4</text:p>
          </table:table-cell>
          <table:table-cell office:value-type="float" office:value="97.099665594250894" table:style-name="ce35">
            <text:p>97.1</text:p>
          </table:table-cell>
          <table:table-cell office:value-type="float" office:value="731664.10714285704" table:style-name="ce31">
            <text:p>731,664</text:p>
          </table:table-cell>
          <table:table-cell office:value-type="float" office:value="44.782742080858199" table:style-name="ce35">
            <text:p>44.8</text:p>
          </table:table-cell>
          <table:table-cell office:value-type="float" office:value="69.045329397100801" table:style-name="ce35">
            <text:p>69.0</text:p>
          </table:table-cell>
          <table:table-cell office:value-type="float" office:value="96.015950918149102" table:style-name="ce35">
            <text:p>96.0</text:p>
          </table:table-cell>
          <table:table-cell table:number-columns-repeated="16374" table:style-name="ce1"/>
        </table:table-row>
        <table:table-row table:style-name="ro3">
          <table:table-cell office:value-type="string" table:style-name="ce27">
            <text:p>Oct to Dec 2016</text:p>
          </table:table-cell>
          <table:table-cell office:value-type="string" table:style-name="ce27">
            <text:p>TransPennine Express</text:p>
          </table:table-cell>
          <table:table-cell office:value-type="float" office:value="184203.75" table:style-name="ce31">
            <text:p>184,204</text:p>
          </table:table-cell>
          <table:table-cell office:value-type="float" office:value="40.465342628164997" table:style-name="ce35">
            <text:p>40.5</text:p>
          </table:table-cell>
          <table:table-cell office:value-type="float" office:value="64.027702243536595" table:style-name="ce35">
            <text:p>64.0</text:p>
          </table:table-cell>
          <table:table-cell office:value-type="float" office:value="95.403498261339095" table:style-name="ce35">
            <text:p>95.4</text:p>
          </table:table-cell>
          <table:table-cell office:value-type="float" office:value="738482.42857142806" table:style-name="ce31">
            <text:p>738,482</text:p>
          </table:table-cell>
          <table:table-cell office:value-type="float" office:value="46.299670153676097" table:style-name="ce35">
            <text:p>46.3</text:p>
          </table:table-cell>
          <table:table-cell office:value-type="float" office:value="70.726027527108101" table:style-name="ce35">
            <text:p>70.7</text:p>
          </table:table-cell>
          <table:table-cell office:value-type="float" office:value="96.633177460262601" table:style-name="ce35">
            <text:p>96.6</text:p>
          </table:table-cell>
          <table:table-cell table:number-columns-repeated="16374" table:style-name="ce1"/>
        </table:table-row>
        <table:table-row table:style-name="ro3">
          <table:table-cell office:value-type="string" table:style-name="ce27">
            <text:p>Jan to Mar 2017</text:p>
          </table:table-cell>
          <table:table-cell office:value-type="string" table:style-name="ce27">
            <text:p>TransPennine Express</text:p>
          </table:table-cell>
          <table:table-cell office:value-type="float" office:value="184959.5" table:style-name="ce31">
            <text:p>184,960</text:p>
          </table:table-cell>
          <table:table-cell office:value-type="float" office:value="50.326422811480299" table:style-name="ce35">
            <text:p>50.3</text:p>
          </table:table-cell>
          <table:table-cell office:value-type="float" office:value="74.797996318112794" table:style-name="ce35">
            <text:p>74.8</text:p>
          </table:table-cell>
          <table:table-cell office:value-type="float" office:value="97.175192406986397" table:style-name="ce35">
            <text:p>97.2</text:p>
          </table:table-cell>
          <table:table-cell office:value-type="float" office:value="744614" table:style-name="ce31">
            <text:p>744,614</text:p>
          </table:table-cell>
          <table:table-cell office:value-type="float" office:value="47.448879553701602" table:style-name="ce35">
            <text:p>47.4</text:p>
          </table:table-cell>
          <table:table-cell office:value-type="float" office:value="71.716889556199504" table:style-name="ce35">
            <text:p>71.7</text:p>
          </table:table-cell>
          <table:table-cell office:value-type="float" office:value="96.751202636533804" table:style-name="ce35">
            <text:p>96.8</text:p>
          </table:table-cell>
          <table:table-cell table:number-columns-repeated="16374" table:style-name="ce1"/>
        </table:table-row>
        <table:table-row table:style-name="ro3">
          <table:table-cell office:value-type="string" table:style-name="ce27">
            <text:p>Apr to Jun 2017</text:p>
          </table:table-cell>
          <table:table-cell office:value-type="string" table:style-name="ce27">
            <text:p>TransPennine Express</text:p>
          </table:table-cell>
          <table:table-cell office:value-type="float" office:value="188450.928571428" table:style-name="ce31">
            <text:p>188,451</text:p>
          </table:table-cell>
          <table:table-cell office:value-type="float" office:value="51.386511001537698" table:style-name="ce35">
            <text:p>51.4</text:p>
          </table:table-cell>
          <table:table-cell office:value-type="float" office:value="75.395186242117504" table:style-name="ce35">
            <text:p>75.4</text:p>
          </table:table-cell>
          <table:table-cell office:value-type="float" office:value="97.292626007604099" table:style-name="ce35">
            <text:p>97.3</text:p>
          </table:table-cell>
          <table:table-cell office:value-type="float" office:value="746873.14285714203" table:style-name="ce31">
            <text:p>746,873</text:p>
          </table:table-cell>
          <table:table-cell office:value-type="float" office:value="47.805441046404503" table:style-name="ce35">
            <text:p>47.8</text:p>
          </table:table-cell>
          <table:table-cell office:value-type="float" office:value="71.935729379936703" table:style-name="ce35">
            <text:p>71.9</text:p>
          </table:table-cell>
          <table:table-cell office:value-type="float" office:value="96.748725926299898" table:style-name="ce35">
            <text:p>96.7</text:p>
          </table:table-cell>
          <table:table-cell table:number-columns-repeated="16374" table:style-name="ce1"/>
        </table:table-row>
        <table:table-row table:style-name="ro3">
          <table:table-cell office:value-type="string" table:style-name="ce27">
            <text:p>Jul to Sep 2017</text:p>
          </table:table-cell>
          <table:table-cell office:value-type="string" table:style-name="ce27">
            <text:p>TransPennine Express</text:p>
          </table:table-cell>
          <table:table-cell office:value-type="float" office:value="190328.57142857101" table:style-name="ce31">
            <text:p>190,329</text:p>
          </table:table-cell>
          <table:table-cell office:value-type="float" office:value="50.1554454702394" table:style-name="ce35">
            <text:p>50.2</text:p>
          </table:table-cell>
          <table:table-cell office:value-type="float" office:value="74.244276814531204" table:style-name="ce35">
            <text:p>74.2</text:p>
          </table:table-cell>
          <table:table-cell office:value-type="float" office:value="97.277114763941995" table:style-name="ce35">
            <text:p>97.3</text:p>
          </table:table-cell>
          <table:table-cell office:value-type="float" office:value="747942.75" table:style-name="ce31">
            <text:p>747,943</text:p>
          </table:table-cell>
          <table:table-cell office:value-type="float" office:value="48.121420866961799" table:style-name="ce35">
            <text:p>48.1</text:p>
          </table:table-cell>
          <table:table-cell office:value-type="float" office:value="72.1550450982282" table:style-name="ce35">
            <text:p>72.2</text:p>
          </table:table-cell>
          <table:table-cell office:value-type="float" office:value="96.794383183548604" table:style-name="ce35">
            <text:p>96.8</text:p>
          </table:table-cell>
          <table:table-cell table:number-columns-repeated="16374" table:style-name="ce1"/>
        </table:table-row>
        <table:table-row table:style-name="ro3">
          <table:table-cell office:value-type="string" table:style-name="ce27">
            <text:p>Oct to Dec 2017</text:p>
          </table:table-cell>
          <table:table-cell office:value-type="string" table:style-name="ce27">
            <text:p>TransPennine Express</text:p>
          </table:table-cell>
          <table:table-cell office:value-type="float" office:value="186092.428571428" table:style-name="ce31">
            <text:p>186,092</text:p>
          </table:table-cell>
          <table:table-cell office:value-type="float" office:value="38.293605251461003" table:style-name="ce35">
            <text:p>38.3</text:p>
          </table:table-cell>
          <table:table-cell office:value-type="float" office:value="60.749650519288799" table:style-name="ce35">
            <text:p>60.7</text:p>
          </table:table-cell>
          <table:table-cell office:value-type="float" office:value="94.271663773838895" table:style-name="ce35">
            <text:p>94.3</text:p>
          </table:table-cell>
          <table:table-cell office:value-type="float" office:value="749831.42857142806" table:style-name="ce31">
            <text:p>749,831</text:p>
          </table:table-cell>
          <table:table-cell office:value-type="float" office:value="47.5631570524422" table:style-name="ce35">
            <text:p>47.6</text:p>
          </table:table-cell>
          <table:table-cell office:value-type="float" office:value="71.3210302506087" table:style-name="ce35">
            <text:p>71.3</text:p>
          </table:table-cell>
          <table:table-cell office:value-type="float" office:value="96.509982243628002" table:style-name="ce35">
            <text:p>96.5</text:p>
          </table:table-cell>
          <table:table-cell table:number-columns-repeated="16374" table:style-name="ce1"/>
        </table:table-row>
        <table:table-row table:style-name="ro3">
          <table:table-cell office:value-type="string" table:style-name="ce27">
            <text:p>Jan to Mar 2018</text:p>
          </table:table-cell>
          <table:table-cell office:value-type="string" table:style-name="ce27">
            <text:p>TransPennine Express</text:p>
          </table:table-cell>
          <table:table-cell office:value-type="float" office:value="183509.07142857101" table:style-name="ce31">
            <text:p>183,509</text:p>
          </table:table-cell>
          <table:table-cell office:value-type="float" office:value="45.860948096376703" table:style-name="ce35">
            <text:p>45.9</text:p>
          </table:table-cell>
          <table:table-cell office:value-type="float" office:value="68.876431566053299" table:style-name="ce35">
            <text:p>68.9</text:p>
          </table:table-cell>
          <table:table-cell office:value-type="float" office:value="95.398320129756101" table:style-name="ce35">
            <text:p>95.4</text:p>
          </table:table-cell>
          <table:table-cell office:value-type="float" office:value="748381" table:style-name="ce31">
            <text:p>748,381</text:p>
          </table:table-cell>
          <table:table-cell office:value-type="float" office:value="46.462831098063603" table:style-name="ce35">
            <text:p>46.5</text:p>
          </table:table-cell>
          <table:table-cell office:value-type="float" office:value="69.862276033196906" table:style-name="ce35">
            <text:p>69.9</text:p>
          </table:table-cell>
          <table:table-cell office:value-type="float" office:value="96.072989560130395" table:style-name="ce35">
            <text:p>96.1</text:p>
          </table:table-cell>
          <table:table-cell table:number-columns-repeated="16374" table:style-name="ce1"/>
        </table:table-row>
        <table:table-row table:style-name="ro3">
          <table:table-cell office:value-type="string" table:style-name="ce27">
            <text:p>Apr to Jun 2018</text:p>
          </table:table-cell>
          <table:table-cell office:value-type="string" table:style-name="ce27">
            <text:p>TransPennine Express</text:p>
          </table:table-cell>
          <table:table-cell office:value-type="float" office:value="211123.75" table:style-name="ce31">
            <text:p>211,124</text:p>
          </table:table-cell>
          <table:table-cell office:value-type="float" office:value="39.370392956737398" table:style-name="ce35">
            <text:p>39.4</text:p>
          </table:table-cell>
          <table:table-cell office:value-type="float" office:value="60.700300179397097" table:style-name="ce35">
            <text:p>60.7</text:p>
          </table:table-cell>
          <table:table-cell office:value-type="float" office:value="93.442471536243502" table:style-name="ce35">
            <text:p>93.4</text:p>
          </table:table-cell>
          <table:table-cell office:value-type="float" office:value="771053.82142857101" table:style-name="ce31">
            <text:p>771,054</text:p>
          </table:table-cell>
          <table:table-cell office:value-type="float" office:value="43.317455095199698" table:style-name="ce35">
            <text:p>43.3</text:p>
          </table:table-cell>
          <table:table-cell office:value-type="float" office:value="66.001335741478499" table:style-name="ce35">
            <text:p>66.0</text:p>
          </table:table-cell>
          <table:table-cell office:value-type="float" office:value="95.054634642652999" table:style-name="ce35">
            <text:p>95.1</text:p>
          </table:table-cell>
          <table:table-cell table:number-columns-repeated="16374" table:style-name="ce1"/>
        </table:table-row>
        <table:table-row table:style-name="ro3">
          <table:table-cell office:value-type="string" table:style-name="ce27">
            <text:p>Jul to Sep 2018</text:p>
          </table:table-cell>
          <table:table-cell office:value-type="string" table:style-name="ce27">
            <text:p>TransPennine Express</text:p>
          </table:table-cell>
          <table:table-cell office:value-type="float" office:value="244610.35714285701" table:style-name="ce31">
            <text:p>244,610</text:p>
          </table:table-cell>
          <table:table-cell office:value-type="float" office:value="33.319973894342098" table:style-name="ce35">
            <text:p>33.3</text:p>
          </table:table-cell>
          <table:table-cell office:value-type="float" office:value="53.862673727458599" table:style-name="ce35">
            <text:p>53.9</text:p>
          </table:table-cell>
          <table:table-cell office:value-type="float" office:value="92.365949345095402" table:style-name="ce35">
            <text:p>92.4</text:p>
          </table:table-cell>
          <table:table-cell office:value-type="float" office:value="825335.60714285704" table:style-name="ce31">
            <text:p>825,336</text:p>
          </table:table-cell>
          <table:table-cell office:value-type="float" office:value="38.777541447749499" table:style-name="ce35">
            <text:p>38.8</text:p>
          </table:table-cell>
          <table:table-cell office:value-type="float" office:value="60.502833544293601" table:style-name="ce35">
            <text:p>60.5</text:p>
          </table:table-cell>
          <table:table-cell office:value-type="float" office:value="93.745250038328507" table:style-name="ce35">
            <text:p>93.7</text:p>
          </table:table-cell>
          <table:table-cell table:number-columns-repeated="16374" table:style-name="ce1"/>
        </table:table-row>
        <table:table-row table:style-name="ro3">
          <table:table-cell office:value-type="string" table:style-name="ce27">
            <text:p>Oct to Dec 2018</text:p>
          </table:table-cell>
          <table:table-cell office:value-type="string" table:style-name="ce27">
            <text:p>TransPennine Express</text:p>
          </table:table-cell>
          <table:table-cell office:value-type="float" office:value="241086.964285714" table:style-name="ce31">
            <text:p>241,087</text:p>
          </table:table-cell>
          <table:table-cell office:value-type="float" office:value="32.014796083511598" table:style-name="ce35">
            <text:p>32.0</text:p>
          </table:table-cell>
          <table:table-cell office:value-type="float" office:value="51.523124065338003" table:style-name="ce35">
            <text:p>51.5</text:p>
          </table:table-cell>
          <table:table-cell office:value-type="float" office:value="91.814290486464898" table:style-name="ce35">
            <text:p>91.8</text:p>
          </table:table-cell>
          <table:table-cell office:value-type="float" office:value="880330.14285714203" table:style-name="ce31">
            <text:p>880,330</text:p>
          </table:table-cell>
          <table:table-cell office:value-type="float" office:value="37.0277968768535" table:style-name="ce35">
            <text:p>37.0</text:p>
          </table:table-cell>
          <table:table-cell office:value-type="float" office:value="57.991478359336199" table:style-name="ce35">
            <text:p>58.0</text:p>
          </table:table-cell>
          <table:table-cell office:value-type="float" office:value="93.105159736339104" table:style-name="ce35">
            <text:p>93.1</text:p>
          </table:table-cell>
          <table:table-cell table:number-columns-repeated="16374" table:style-name="ce1"/>
        </table:table-row>
        <table:table-row table:style-name="ro3">
          <table:table-cell office:value-type="string" table:style-name="ce27">
            <text:p>Jan to Mar 2019</text:p>
          </table:table-cell>
          <table:table-cell office:value-type="string" table:style-name="ce27">
            <text:p>TransPennine Express</text:p>
          </table:table-cell>
          <table:table-cell office:value-type="float" office:value="251297.928571428" table:style-name="ce31">
            <text:p>251,298</text:p>
          </table:table-cell>
          <table:table-cell office:value-type="float" office:value="43.522898687983002" table:style-name="ce35">
            <text:p>43.5</text:p>
          </table:table-cell>
          <table:table-cell office:value-type="float" office:value="66.410828240014396" table:style-name="ce35">
            <text:p>66.4</text:p>
          </table:table-cell>
          <table:table-cell office:value-type="float" office:value="95.892865923799604" table:style-name="ce35">
            <text:p>95.9</text:p>
          </table:table-cell>
          <table:table-cell office:value-type="float" office:value="948119" table:style-name="ce31">
            <text:p>948,119</text:p>
          </table:table-cell>
          <table:table-cell office:value-type="float" office:value="37.039654304997498" table:style-name="ce35">
            <text:p>37.0</text:p>
          </table:table-cell>
          <table:table-cell office:value-type="float" office:value="58.116228026228697" table:style-name="ce35">
            <text:p>58.1</text:p>
          </table:table-cell>
          <table:table-cell office:value-type="float" office:value="93.400195545073899" table:style-name="ce35">
            <text:p>93.4</text:p>
          </table:table-cell>
          <table:table-cell table:number-columns-repeated="16374" table:style-name="ce1"/>
        </table:table-row>
        <table:table-row table:style-name="ro3">
          <table:table-cell office:value-type="string" table:style-name="ce27">
            <text:p>Apr to Jun 2019</text:p>
          </table:table-cell>
          <table:table-cell office:value-type="string" table:style-name="ce27">
            <text:p>TransPennine Express</text:p>
          </table:table-cell>
          <table:table-cell office:value-type="float" office:value="260208.28571428501" table:style-name="ce31">
            <text:p>260,208</text:p>
          </table:table-cell>
          <table:table-cell office:value-type="float" office:value="45.451720544750401" table:style-name="ce35">
            <text:p>45.5</text:p>
          </table:table-cell>
          <table:table-cell office:value-type="float" office:value="68.837162317220503" table:style-name="ce35">
            <text:p>68.8</text:p>
          </table:table-cell>
          <table:table-cell office:value-type="float" office:value="96.317675181091104" table:style-name="ce35">
            <text:p>96.3</text:p>
          </table:table-cell>
          <table:table-cell office:value-type="float" office:value="997203.53571428498" table:style-name="ce31">
            <text:p>997,204</text:p>
          </table:table-cell>
          <table:table-cell office:value-type="float" office:value="38.741227745489198" table:style-name="ce35">
            <text:p>38.7</text:p>
          </table:table-cell>
          <table:table-cell office:value-type="float" office:value="60.3666381476284" table:style-name="ce35">
            <text:p>60.4</text:p>
          </table:table-cell>
          <table:table-cell office:value-type="float" office:value="94.152526320121098" table:style-name="ce35">
            <text:p>94.2</text:p>
          </table:table-cell>
          <table:table-cell table:number-columns-repeated="16374" table:style-name="ce1"/>
        </table:table-row>
        <table:table-row table:style-name="ro3">
          <table:table-cell office:value-type="string" table:style-name="ce27">
            <text:p>Jul to Sep 2019</text:p>
          </table:table-cell>
          <table:table-cell office:value-type="string" table:style-name="ce27">
            <text:p>TransPennine Express</text:p>
          </table:table-cell>
          <table:table-cell office:value-type="float" office:value="261644.85714285701" table:style-name="ce31">
            <text:p>261,645</text:p>
          </table:table-cell>
          <table:table-cell office:value-type="float" office:value="40.750384654444296" table:style-name="ce35">
            <text:p>40.8</text:p>
          </table:table-cell>
          <table:table-cell office:value-type="float" office:value="62.886770180298903" table:style-name="ce35">
            <text:p>62.9</text:p>
          </table:table-cell>
          <table:table-cell office:value-type="float" office:value="94.0390846043218" table:style-name="ce35">
            <text:p>94.0</text:p>
          </table:table-cell>
          <table:table-cell office:value-type="float" office:value="1014238.03571428" table:style-name="ce31">
            <text:p>1,014,238</text:p>
          </table:table-cell>
          <table:table-cell office:value-type="float" office:value="40.567012569076702" table:style-name="ce35">
            <text:p>40.6</text:p>
          </table:table-cell>
          <table:table-cell office:value-type="float" office:value="62.585364488084203" table:style-name="ce35">
            <text:p>62.6</text:p>
          </table:table-cell>
          <table:table-cell office:value-type="float" office:value="94.554141893641798" table:style-name="ce35">
            <text:p>94.6</text:p>
          </table:table-cell>
          <table:table-cell table:number-columns-repeated="16374" table:style-name="ce1"/>
        </table:table-row>
        <table:table-row table:style-name="ro3">
          <table:table-cell office:value-type="string" table:style-name="ce27">
            <text:p>Oct to Dec 2019</text:p>
          </table:table-cell>
          <table:table-cell office:value-type="string" table:style-name="ce27">
            <text:p>TransPennine Express</text:p>
          </table:table-cell>
          <table:table-cell office:value-type="float" office:value="242266" table:style-name="ce31">
            <text:p>242,266</text:p>
          </table:table-cell>
          <table:table-cell office:value-type="float" office:value="33.908183566823197" table:style-name="ce35">
            <text:p>33.9</text:p>
          </table:table-cell>
          <table:table-cell office:value-type="float" office:value="53.695229918472101" table:style-name="ce35">
            <text:p>53.7</text:p>
          </table:table-cell>
          <table:table-cell office:value-type="float" office:value="91.1482184281504" table:style-name="ce35">
            <text:p>91.1</text:p>
          </table:table-cell>
          <table:table-cell office:value-type="float" office:value="1015417.07142857" table:style-name="ce31">
            <text:p>1,015,417</text:p>
          </table:table-cell>
          <table:table-cell office:value-type="float" office:value="41.008821216953798" table:style-name="ce35">
            <text:p>41.0</text:p>
          </table:table-cell>
          <table:table-cell office:value-type="float" office:value="63.090757429090097" table:style-name="ce35">
            <text:p>63.1</text:p>
          </table:table-cell>
          <table:table-cell office:value-type="float" office:value="94.392043972923403" table:style-name="ce35">
            <text:p>94.4</text:p>
          </table:table-cell>
          <table:table-cell table:number-columns-repeated="16374" table:style-name="ce1"/>
        </table:table-row>
        <table:table-row table:style-name="ro3">
          <table:table-cell office:value-type="string" table:style-name="ce27">
            <text:p>Jan to Mar 2020</text:p>
          </table:table-cell>
          <table:table-cell office:value-type="string" table:style-name="ce27">
            <text:p>TransPennine Express</text:p>
          </table:table-cell>
          <table:table-cell office:value-type="float" office:value="248190.85714285701" table:style-name="ce31">
            <text:p>248,191</text:p>
          </table:table-cell>
          <table:table-cell office:value-type="float" office:value="43.552600072754998" table:style-name="ce35">
            <text:p>43.6</text:p>
          </table:table-cell>
          <table:table-cell office:value-type="float" office:value="63.016710642040401" table:style-name="ce35">
            <text:p>63.0</text:p>
          </table:table-cell>
          <table:table-cell office:value-type="float" office:value="94.075527128891594" table:style-name="ce35">
            <text:p>94.1</text:p>
          </table:table-cell>
          <table:table-cell office:value-type="float" office:value="1012310" table:style-name="ce31">
            <text:p>1,012,310</text:p>
          </table:table-cell>
          <table:table-cell office:value-type="float" office:value="41.0083867589967" table:style-name="ce35">
            <text:p>41.0</text:p>
          </table:table-cell>
          <table:table-cell office:value-type="float" office:value="62.248421926089797" table:style-name="ce35">
            <text:p>62.2</text:p>
          </table:table-cell>
          <table:table-cell office:value-type="float" office:value="93.941875512441797" table:style-name="ce35">
            <text:p>93.9</text:p>
          </table:table-cell>
          <table:table-cell table:number-columns-repeated="16374" table:style-name="ce1"/>
        </table:table-row>
        <table:table-row table:style-name="ro3">
          <table:table-cell office:value-type="string" table:style-name="ce27">
            <text:p>Apr to Jun 2020</text:p>
          </table:table-cell>
          <table:table-cell office:value-type="string" table:style-name="ce27">
            <text:p>TransPennine Express</text:p>
          </table:table-cell>
          <table:table-cell office:value-type="float" office:value="156413.75" table:style-name="ce31">
            <text:p>156,414</text:p>
          </table:table-cell>
          <table:table-cell office:value-type="float" office:value="78.109866574115998" table:style-name="ce35">
            <text:p>78.1</text:p>
          </table:table-cell>
          <table:table-cell office:value-type="float" office:value="92.115714160131603" table:style-name="ce35">
            <text:p>92.1</text:p>
          </table:table-cell>
          <table:table-cell office:value-type="float" office:value="99.003216058142399" table:style-name="ce35">
            <text:p>99.0</text:p>
          </table:table-cell>
          <table:table-cell office:value-type="float" office:value="908515.46428571397" table:style-name="ce31">
            <text:p>908,515</text:p>
          </table:table-cell>
          <table:table-cell office:value-type="float" office:value="46.123312705621402" table:style-name="ce35">
            <text:p>46.1</text:p>
          </table:table-cell>
          <table:table-cell office:value-type="float" office:value="65.503413673318605" table:style-name="ce35">
            <text:p>65.5</text:p>
          </table:table-cell>
          <table:table-cell office:value-type="float" office:value="94.132802912820907" table:style-name="ce35">
            <text:p>94.1</text:p>
          </table:table-cell>
          <table:table-cell table:number-columns-repeated="16374" table:style-name="ce1"/>
        </table:table-row>
        <table:table-row table:style-name="ro3">
          <table:table-cell office:value-type="string" table:style-name="ce27">
            <text:p>Jul to Sep 2020</text:p>
          </table:table-cell>
          <table:table-cell office:value-type="string" table:style-name="ce27">
            <text:p>TransPennine Express</text:p>
          </table:table-cell>
          <table:table-cell office:value-type="float" office:value="204735.25" table:style-name="ce31">
            <text:p>204,735</text:p>
          </table:table-cell>
          <table:table-cell office:value-type="float" office:value="70.390977058001894" table:style-name="ce35">
            <text:p>70.4</text:p>
          </table:table-cell>
          <table:table-cell office:value-type="float" office:value="87.457530081968201" table:style-name="ce35">
            <text:p>87.5</text:p>
          </table:table-cell>
          <table:table-cell office:value-type="float" office:value="98.683107644070603" table:style-name="ce35">
            <text:p>98.7</text:p>
          </table:table-cell>
          <table:table-cell office:value-type="float" office:value="851605.85714285704" table:style-name="ce31">
            <text:p>851,606</text:p>
          </table:table-cell>
          <table:table-cell office:value-type="float" office:value="53.608283912695299" table:style-name="ce35">
            <text:p>53.6</text:p>
          </table:table-cell>
          <table:table-cell office:value-type="float" office:value="71.585350265154503" table:style-name="ce35">
            <text:p>71.6</text:p>
          </table:table-cell>
          <table:table-cell office:value-type="float" office:value="95.255539073156001" table:style-name="ce35">
            <text:p>95.3</text:p>
          </table:table-cell>
          <table:table-cell table:number-columns-repeated="16374" table:style-name="ce1"/>
        </table:table-row>
        <table:table-row table:style-name="ro3">
          <table:table-cell office:value-type="string" table:style-name="ce27">
            <text:p>Oct to Dec 2020</text:p>
          </table:table-cell>
          <table:table-cell office:value-type="string" table:style-name="ce27">
            <text:p>TransPennine Express</text:p>
          </table:table-cell>
          <table:table-cell office:value-type="float" office:value="204064.78571428501" table:style-name="ce31">
            <text:p>204,065</text:p>
          </table:table-cell>
          <table:table-cell office:value-type="float" office:value="66.026790511556698" table:style-name="ce35">
            <text:p>66.0</text:p>
          </table:table-cell>
          <table:table-cell office:value-type="float" office:value="84.604626611926804" table:style-name="ce35">
            <text:p>84.6</text:p>
          </table:table-cell>
          <table:table-cell office:value-type="float" office:value="98.196213597432404" table:style-name="ce35">
            <text:p>98.2</text:p>
          </table:table-cell>
          <table:table-cell office:value-type="float" office:value="813404.64285714296" table:style-name="ce31">
            <text:p>813,405</text:p>
          </table:table-cell>
          <table:table-cell office:value-type="float" office:value="62.591321399075198" table:style-name="ce35">
            <text:p>62.6</text:p>
          </table:table-cell>
          <table:table-cell office:value-type="float" office:value="80.180019345493506" table:style-name="ce35">
            <text:p>80.2</text:p>
          </table:table-cell>
          <table:table-cell office:value-type="float" office:value="97.216619912861802" table:style-name="ce35">
            <text:p>97.2</text:p>
          </table:table-cell>
          <table:table-cell table:number-columns-repeated="16374" table:style-name="ce1"/>
        </table:table-row>
        <table:table-row table:style-name="ro3">
          <table:table-cell office:value-type="string" table:style-name="ce27">
            <text:p>Jan to Mar 2021</text:p>
          </table:table-cell>
          <table:table-cell office:value-type="string" table:style-name="ce27">
            <text:p>TransPennine Express</text:p>
          </table:table-cell>
          <table:table-cell office:value-type="float" office:value="164972.214285714" table:style-name="ce31">
            <text:p>164,972</text:p>
          </table:table-cell>
          <table:table-cell office:value-type="float" office:value="70.472386908444705" table:style-name="ce35">
            <text:p>70.5</text:p>
          </table:table-cell>
          <table:table-cell office:value-type="float" office:value="86.662905571544201" table:style-name="ce35">
            <text:p>86.7</text:p>
          </table:table-cell>
          <table:table-cell office:value-type="float" office:value="97.7875928024243" table:style-name="ce35">
            <text:p>97.8</text:p>
          </table:table-cell>
          <table:table-cell office:value-type="float" office:value="730186" table:style-name="ce31">
            <text:p>730,186</text:p>
          </table:table-cell>
          <table:table-cell office:value-type="float" office:value="70.843182422013001" table:style-name="ce35">
            <text:p>70.8</text:p>
          </table:table-cell>
          <table:table-cell office:value-type="float" office:value="87.478532866968095" table:style-name="ce35">
            <text:p>87.5</text:p>
          </table:table-cell>
          <table:table-cell office:value-type="float" office:value="98.413280999635703" table:style-name="ce35">
            <text:p>98.4</text:p>
          </table:table-cell>
          <table:table-cell table:number-columns-repeated="16374" table:style-name="ce1"/>
        </table:table-row>
        <table:table-row table:style-name="ro3">
          <table:table-cell office:value-type="string" table:style-name="ce27">
            <text:p>Apr to Jun 2021</text:p>
          </table:table-cell>
          <table:table-cell office:value-type="string" table:style-name="ce27">
            <text:p>TransPennine Express</text:p>
          </table:table-cell>
          <table:table-cell office:value-type="float" office:value="222015.57142857101" table:style-name="ce31">
            <text:p>222,016</text:p>
          </table:table-cell>
          <table:table-cell office:value-type="float" office:value="72.114311158354994" table:style-name="ce35">
            <text:p>72.1</text:p>
          </table:table-cell>
          <table:table-cell office:value-type="float" office:value="88.199798083660696" table:style-name="ce35">
            <text:p>88.2</text:p>
          </table:table-cell>
          <table:table-cell office:value-type="float" office:value="98.483825780559698" table:style-name="ce35">
            <text:p>98.5</text:p>
          </table:table-cell>
          <table:table-cell office:value-type="float" office:value="795787.82142857101" table:style-name="ce31">
            <text:p>795,788</text:p>
          </table:table-cell>
          <table:table-cell office:value-type="float" office:value="69.769530724247701" table:style-name="ce35">
            <text:p>69.8</text:p>
          </table:table-cell>
          <table:table-cell office:value-type="float" office:value="86.768309876569305" table:style-name="ce35">
            <text:p>86.8</text:p>
          </table:table-cell>
          <table:table-cell office:value-type="float" office:value="98.317009213556005" table:style-name="ce35">
            <text:p>98.3</text:p>
          </table:table-cell>
          <table:table-cell table:number-columns-repeated="16374" table:style-name="ce1"/>
        </table:table-row>
        <table:table-row table:style-name="ro3">
          <table:table-cell office:value-type="string" table:style-name="ce27">
            <text:p>Jul to Sep 2021</text:p>
          </table:table-cell>
          <table:table-cell office:value-type="string" table:style-name="ce27">
            <text:p>TransPennine Express</text:p>
          </table:table-cell>
          <table:table-cell office:value-type="float" office:value="224778.85714285701" table:style-name="ce31">
            <text:p>224,779</text:p>
          </table:table-cell>
          <table:table-cell office:value-type="float" office:value="65.985552784578104" table:style-name="ce35">
            <text:p>66.0</text:p>
          </table:table-cell>
          <table:table-cell office:value-type="float" office:value="84.554342935151496" table:style-name="ce35">
            <text:p>84.6</text:p>
          </table:table-cell>
          <table:table-cell office:value-type="float" office:value="98.219138556498706" table:style-name="ce35">
            <text:p>98.2</text:p>
          </table:table-cell>
          <table:table-cell office:value-type="float" office:value="815831.42857142806" table:style-name="ce31">
            <text:p>815,831</text:p>
          </table:table-cell>
          <table:table-cell office:value-type="float" office:value="68.571010818061097" table:style-name="ce35">
            <text:p>68.6</text:p>
          </table:table-cell>
          <table:table-cell office:value-type="float" office:value="85.985353241741095" table:style-name="ce35">
            <text:p>86.0</text:p>
          </table:table-cell>
          <table:table-cell office:value-type="float" office:value="98.198170315296196" table:style-name="ce35">
            <text:p>98.2</text:p>
          </table:table-cell>
          <table:table-cell table:number-columns-repeated="16374" table:style-name="ce1"/>
        </table:table-row>
        <table:table-row table:style-name="ro3">
          <table:table-cell office:value-type="string" table:style-name="ce27">
            <text:p>Oct to Dec 2021</text:p>
          </table:table-cell>
          <table:table-cell office:value-type="string" table:style-name="ce27">
            <text:p>TransPennine Express</text:p>
          </table:table-cell>
          <table:table-cell office:value-type="float" office:value="218664.85714285701" table:style-name="ce31">
            <text:p>218,665</text:p>
          </table:table-cell>
          <table:table-cell office:value-type="float" office:value="53.022564211114897" table:style-name="ce35">
            <text:p>53.0</text:p>
          </table:table-cell>
          <table:table-cell office:value-type="float" office:value="73.658841253477206" table:style-name="ce35">
            <text:p>73.7</text:p>
          </table:table-cell>
          <table:table-cell office:value-type="float" office:value="96.352016850313603" table:style-name="ce35">
            <text:p>96.4</text:p>
          </table:table-cell>
          <table:table-cell office:value-type="float" office:value="830431.5" table:style-name="ce31">
            <text:p>830,432</text:p>
          </table:table-cell>
          <table:table-cell office:value-type="float" office:value="65.102075590478293" table:style-name="ce35">
            <text:p>65.1</text:p>
          </table:table-cell>
          <table:table-cell office:value-type="float" office:value="83.078891602050902" table:style-name="ce35">
            <text:p>83.1</text:p>
          </table:table-cell>
          <table:table-cell office:value-type="float" office:value="97.712531720815306" table:style-name="ce35">
            <text:p>97.7</text:p>
          </table:table-cell>
          <table:table-cell table:number-columns-repeated="16374" table:style-name="ce1"/>
        </table:table-row>
        <table:table-row table:style-name="ro3">
          <table:table-cell office:value-type="string" table:style-name="ce27">
            <text:p>Jan to Mar 2022</text:p>
          </table:table-cell>
          <table:table-cell office:value-type="string" table:style-name="ce27">
            <text:p>TransPennine Express</text:p>
          </table:table-cell>
          <table:table-cell office:value-type="float" office:value="183155.714285714" table:style-name="ce31">
            <text:p>183,156</text:p>
          </table:table-cell>
          <table:table-cell office:value-type="float" office:value="60.070587868246299" table:style-name="ce35">
            <text:p>60.1</text:p>
          </table:table-cell>
          <table:table-cell office:value-type="float" office:value="79.549485605534699" table:style-name="ce35">
            <text:p>79.5</text:p>
          </table:table-cell>
          <table:table-cell office:value-type="float" office:value="97.0364015006746" table:style-name="ce35">
            <text:p>97.0</text:p>
          </table:table-cell>
          <table:table-cell office:value-type="float" office:value="848615" table:style-name="ce31">
            <text:p>848,615</text:p>
          </table:table-cell>
          <table:table-cell office:value-type="float" office:value="62.972136952563801" table:style-name="ce35">
            <text:p>63.0</text:p>
          </table:table-cell>
          <table:table-cell office:value-type="float" office:value="81.620405012873903" table:style-name="ce35">
            <text:p>81.6</text:p>
          </table:table-cell>
          <table:table-cell office:value-type="float" office:value="97.552011218279105" table:style-name="ce35">
            <text:p>97.6</text:p>
          </table:table-cell>
          <table:table-cell table:number-columns-repeated="16374" table:style-name="ce1"/>
        </table:table-row>
        <table:table-row table:style-name="ro3">
          <table:table-cell office:value-type="string" table:style-name="ce27">
            <text:p>Apr to Jun 2022</text:p>
          </table:table-cell>
          <table:table-cell office:value-type="string" table:style-name="ce27">
            <text:p>TransPennine Express</text:p>
          </table:table-cell>
          <table:table-cell office:value-type="float" office:value="167473.35714285701" table:style-name="ce31">
            <text:p>167,473</text:p>
          </table:table-cell>
          <table:table-cell office:value-type="float" office:value="58.356489113193597" table:style-name="ce35">
            <text:p>58.4</text:p>
          </table:table-cell>
          <table:table-cell office:value-type="float" office:value="77.855816724792405" table:style-name="ce35">
            <text:p>77.9</text:p>
          </table:table-cell>
          <table:table-cell office:value-type="float" office:value="96.634667262639198" table:style-name="ce35">
            <text:p>96.6</text:p>
          </table:table-cell>
          <table:table-cell office:value-type="float" office:value="794072.78571428498" table:style-name="ce31">
            <text:p>794,073</text:p>
          </table:table-cell>
          <table:table-cell office:value-type="float" office:value="59.442607771021997" table:style-name="ce35">
            <text:p>59.4</text:p>
          </table:table-cell>
          <table:table-cell office:value-type="float" office:value="78.986898376264307" table:style-name="ce35">
            <text:p>79.0</text:p>
          </table:table-cell>
          <table:table-cell office:value-type="float" office:value="97.098012515765205" table:style-name="ce35">
            <text:p>97.1</text:p>
          </table:table-cell>
          <table:table-cell table:number-columns-repeated="16374" table:style-name="ce1"/>
        </table:table-row>
        <table:table-row table:style-name="ro3">
          <table:table-cell office:value-type="string" table:style-name="ce27">
            <text:p>Jul to Sep 2022</text:p>
          </table:table-cell>
          <table:table-cell office:value-type="string" table:style-name="ce27">
            <text:p>TransPennine Express</text:p>
          </table:table-cell>
          <table:table-cell office:value-type="float" office:value="175547.964285714" table:style-name="ce31">
            <text:p>175,548</text:p>
          </table:table-cell>
          <table:table-cell office:value-type="float" office:value="55.789331487141297" table:style-name="ce35">
            <text:p>55.8</text:p>
          </table:table-cell>
          <table:table-cell office:value-type="float" office:value="75.123119586974894" table:style-name="ce35">
            <text:p>75.1</text:p>
          </table:table-cell>
          <table:table-cell office:value-type="float" office:value="95.637272922764396" table:style-name="ce35">
            <text:p>95.6</text:p>
          </table:table-cell>
          <table:table-cell office:value-type="float" office:value="744841.89285714203" table:style-name="ce31">
            <text:p>744,842</text:p>
          </table:table-cell>
          <table:table-cell office:value-type="float" office:value="56.607051745833097" table:style-name="ce35">
            <text:p>56.6</text:p>
          </table:table-cell>
          <table:table-cell office:value-type="float" office:value="76.396117239262594" table:style-name="ce35">
            <text:p>76.4</text:p>
          </table:table-cell>
          <table:table-cell office:value-type="float" office:value="96.415404170386495" table:style-name="ce35">
            <text:p>96.4</text:p>
          </table:table-cell>
          <table:table-cell table:number-columns-repeated="16374" table:style-name="ce1"/>
        </table:table-row>
        <table:table-row table:style-name="ro3">
          <table:table-cell office:value-type="string" table:style-name="ce27">
            <text:p>Oct to Dec 2022</text:p>
          </table:table-cell>
          <table:table-cell office:value-type="string" table:style-name="ce27">
            <text:p>TransPennine Express</text:p>
          </table:table-cell>
          <table:table-cell office:value-type="float" office:value="149848.678571428" table:style-name="ce31">
            <text:p>149,849</text:p>
          </table:table-cell>
          <table:table-cell office:value-type="float" office:value="46.468639911262798" table:style-name="ce35">
            <text:p>46.5</text:p>
          </table:table-cell>
          <table:table-cell office:value-type="float" office:value="66.917769187630398" table:style-name="ce35">
            <text:p>66.9</text:p>
          </table:table-cell>
          <table:table-cell office:value-type="float" office:value="94.123047464787703" table:style-name="ce35">
            <text:p>94.1</text:p>
          </table:table-cell>
          <table:table-cell office:value-type="float" office:value="676025.71428571397" table:style-name="ce31">
            <text:p>676,026</text:p>
          </table:table-cell>
          <table:table-cell office:value-type="float" office:value="55.519184604135901" table:style-name="ce35">
            <text:p>55.5</text:p>
          </table:table-cell>
          <table:table-cell office:value-type="float" office:value="75.180524620787807" table:style-name="ce35">
            <text:p>75.2</text:p>
          </table:table-cell>
          <table:table-cell office:value-type="float" office:value="95.927780642325502" table:style-name="ce35">
            <text:p>95.9</text:p>
          </table:table-cell>
          <table:table-cell table:number-columns-repeated="16374" table:style-name="ce1"/>
        </table:table-row>
        <table:table-row table:style-name="ro3">
          <table:table-cell office:value-type="string" table:style-name="ce27">
            <text:p>Jan to Mar 2023</text:p>
          </table:table-cell>
          <table:table-cell office:value-type="string" table:style-name="ce27">
            <text:p>TransPennine Express</text:p>
          </table:table-cell>
          <table:table-cell office:value-type="float" office:value="164042" table:style-name="ce31">
            <text:p>164,042</text:p>
          </table:table-cell>
          <table:table-cell office:value-type="float" office:value="47.447452481681502" table:style-name="ce35">
            <text:p>47.4</text:p>
          </table:table-cell>
          <table:table-cell office:value-type="float" office:value="68.199455017617396" table:style-name="ce35">
            <text:p>68.2</text:p>
          </table:table-cell>
          <table:table-cell office:value-type="float" office:value="93.875501395983903" table:style-name="ce35">
            <text:p>93.9</text:p>
          </table:table-cell>
          <table:table-cell office:value-type="float" office:value="656912" table:style-name="ce31">
            <text:p>656,912</text:p>
          </table:table-cell>
          <table:table-cell office:value-type="float" office:value="52.234545875246603" table:style-name="ce35">
            <text:p>52.2</text:p>
          </table:table-cell>
          <table:table-cell office:value-type="float" office:value="72.219110017780096" table:style-name="ce35">
            <text:p>72.2</text:p>
          </table:table-cell>
          <table:table-cell office:value-type="float" office:value="95.1061938280926" table:style-name="ce35">
            <text:p>95.1</text:p>
          </table:table-cell>
          <table:table-cell table:number-columns-repeated="16374" table:style-name="ce1"/>
        </table:table-row>
        <table:table-row table:style-name="ro3">
          <table:table-cell office:value-type="string" table:style-name="ce27">
            <text:p>Apr to Jun 2023</text:p>
          </table:table-cell>
          <table:table-cell office:value-type="string" table:style-name="ce27">
            <text:p>TransPennine Express</text:p>
          </table:table-cell>
          <table:table-cell office:value-type="float" office:value="193159.99999999901" table:style-name="ce45">
            <text:p>193,160</text:p>
          </table:table-cell>
          <table:table-cell office:value-type="float" office:value="50.606861816998403" table:style-name="ce35">
            <text:p>50.6</text:p>
          </table:table-cell>
          <table:table-cell office:value-type="float" office:value="70.248276780167402" table:style-name="ce44">
            <text:p>70.2</text:p>
          </table:table-cell>
          <table:table-cell office:value-type="float" office:value="94.182358074727105" table:style-name="ce44">
            <text:p>94.2</text:p>
          </table:table-cell>
          <table:table-cell office:value-type="float" office:value="682598.64285714203" table:style-name="ce46">
            <text:p>682,599</text:p>
          </table:table-cell>
          <table:table-cell office:value-type="float" office:value="50.271949182436302" table:style-name="ce35">
            <text:p>50.3</text:p>
          </table:table-cell>
          <table:table-cell office:value-type="float" office:value="70.278461061776397" table:style-name="ce35">
            <text:p>70.3</text:p>
          </table:table-cell>
          <table:table-cell office:value-type="float" office:value="94.469763187549702" table:style-name="ce35">
            <text:p>94.5</text:p>
          </table:table-cell>
          <table:table-cell table:number-columns-repeated="16374" table:style-name="ce1"/>
        </table:table-row>
        <table:table-row table:style-name="ro3">
          <table:table-cell office:value-type="string" table:style-name="ce27">
            <text:p>Jul to Sep 2023</text:p>
          </table:table-cell>
          <table:table-cell office:value-type="string" table:style-name="ce27">
            <text:p>TransPennine Express</text:p>
          </table:table-cell>
          <table:table-cell office:value-type="float" office:value="220780" table:style-name="ce45">
            <text:p>220,780</text:p>
          </table:table-cell>
          <table:table-cell office:value-type="float" office:value="48.391514500536999" table:style-name="ce35">
            <text:p>48.4</text:p>
          </table:table-cell>
          <table:table-cell office:value-type="float" office:value="68.570037399867999" table:style-name="ce44">
            <text:p>68.6</text:p>
          </table:table-cell>
          <table:table-cell office:value-type="float" office:value="94.575983849468699" table:style-name="ce44">
            <text:p>94.6</text:p>
          </table:table-cell>
          <table:table-cell office:value-type="float" office:value="727830.67857142806" table:style-name="ce46">
            <text:p>727,831</text:p>
          </table:table-cell>
          <table:table-cell office:value-type="float" office:value="48.370782274272102" table:style-name="ce35">
            <text:p>48.4</text:p>
          </table:table-cell>
          <table:table-cell office:value-type="float" office:value="68.591728482375103" table:style-name="ce35">
            <text:p>68.6</text:p>
          </table:table-cell>
          <table:table-cell office:value-type="float" office:value="94.220388484193606" table:style-name="ce35">
            <text:p>94.2</text:p>
          </table:table-cell>
          <table:table-cell table:number-columns-repeated="16374" table:style-name="ce1"/>
        </table:table-row>
        <table:table-row table:style-name="ro3">
          <table:table-cell office:value-type="string" table:style-name="ce27">
            <text:p>Oct to Dec 2023</text:p>
          </table:table-cell>
          <table:table-cell office:value-type="string" table:style-name="ce27">
            <text:p>TransPennine Express</text:p>
          </table:table-cell>
          <table:table-cell office:value-type="float" office:value="236852.78571428501" table:style-name="ce45">
            <text:p>236,853</text:p>
          </table:table-cell>
          <table:table-cell office:value-type="float" office:value="40.010024309856099" table:style-name="ce35">
            <text:p>40.0</text:p>
          </table:table-cell>
          <table:table-cell office:value-type="float" office:value="59.7333364696998" table:style-name="ce44">
            <text:p>59.7</text:p>
          </table:table-cell>
          <table:table-cell office:value-type="float" office:value="92.113847691407997" table:style-name="ce44">
            <text:p>92.1</text:p>
          </table:table-cell>
          <table:table-cell office:value-type="float" office:value="814834.78571428498" table:style-name="ce46">
            <text:p>814,835</text:p>
          </table:table-cell>
          <table:table-cell office:value-type="float" office:value="46.290317222062598" table:style-name="ce35">
            <text:p>46.3</text:p>
          </table:table-cell>
          <table:table-cell office:value-type="float" office:value="66.324650211738799" table:style-name="ce35">
            <text:p>66.3</text:p>
          </table:table-cell>
          <table:table-cell office:value-type="float" office:value="93.625969050518293" table:style-name="ce35">
            <text:p>93.6</text:p>
          </table:table-cell>
          <table:table-cell table:number-columns-repeated="16374" table:style-name="ce1"/>
        </table:table-row>
        <table:table-row table:style-name="ro3">
          <table:table-cell office:value-type="string" table:style-name="ce36">
            <text:p>Jan to Mar 2024</text:p>
          </table:table-cell>
          <table:table-cell office:value-type="string" table:style-name="ce36">
            <text:p>TransPennine Express</text:p>
          </table:table-cell>
          <table:table-cell office:value-type="float" office:value="248799.214285714" table:style-name="ce45">
            <text:p>248,799</text:p>
          </table:table-cell>
          <table:table-cell office:value-type="float" office:value="52.064932451268" table:style-name="ce35">
            <text:p>52.1</text:p>
          </table:table-cell>
          <table:table-cell office:value-type="float" office:value="73.015676151939999" table:style-name="ce44">
            <text:p>73.0</text:p>
          </table:table-cell>
          <table:table-cell office:value-type="float" office:value="96.322766292612798" table:style-name="ce44">
            <text:p>96.3</text:p>
          </table:table-cell>
          <table:table-cell office:value-type="float" office:value="899592" table:style-name="ce46">
            <text:p>899,592</text:p>
          </table:table-cell>
          <table:table-cell office:value-type="float" office:value="47.676391075065098" table:style-name="ce47">
            <text:p>47.7</text:p>
          </table:table-cell>
          <table:table-cell office:value-type="float" office:value="67.833306654572297" table:style-name="ce44">
            <text:p>67.8</text:p>
          </table:table-cell>
          <table:table-cell office:value-type="float" office:value="94.326316819180207" table:style-name="ce44">
            <text:p>94.3</text:p>
          </table:table-cell>
          <table:table-cell table:number-columns-repeated="16374" table:style-name="ce1"/>
        </table:table-row>
        <table:table-row table:style-name="ro3">
          <table:table-cell office:value-type="string" table:style-name="ce36">
            <text:p>Apr to Jun 2024</text:p>
          </table:table-cell>
          <table:table-cell office:value-type="string" table:style-name="ce36">
            <text:p>TransPennine Express</text:p>
          </table:table-cell>
          <table:table-cell office:value-type="float" office:value="243680.428571428" table:style-name="ce45">
            <text:p>243,680</text:p>
          </table:table-cell>
          <table:table-cell office:value-type="float" office:value="53.026475542030099" table:style-name="ce35">
            <text:p>53.0</text:p>
          </table:table-cell>
          <table:table-cell office:value-type="float" office:value="73.356204818606102" table:style-name="ce44">
            <text:p>73.4</text:p>
          </table:table-cell>
          <table:table-cell office:value-type="float" office:value="96.188626438725606" table:style-name="ce44">
            <text:p>96.2</text:p>
          </table:table-cell>
          <table:table-cell office:value-type="float" office:value="950112.42857142806" table:style-name="ce46">
            <text:p>950,112</text:p>
          </table:table-cell>
          <table:table-cell office:value-type="float" office:value="48.452784610302501" table:style-name="ce47">
            <text:p>48.5</text:p>
          </table:table-cell>
          <table:table-cell office:value-type="float" office:value="68.758825083407402" table:style-name="ce44">
            <text:p>68.8</text:p>
          </table:table-cell>
          <table:table-cell office:value-type="float" office:value="94.833220489544999" table:style-name="ce44">
            <text:p>94.8</text:p>
          </table:table-cell>
          <table:table-cell table:number-columns-repeated="16374" table:style-name="ce1"/>
        </table:table-row>
        <table:table-row table:style-name="ro3">
          <table:table-cell office:value-type="string" table:style-name="ce36">
            <text:p>Jul to Sep 2024</text:p>
          </table:table-cell>
          <table:table-cell office:value-type="string" table:style-name="ce36">
            <text:p>TransPennine Express</text:p>
          </table:table-cell>
          <table:table-cell office:value-type="float" office:value="270471.28571428498" table:style-name="ce45">
            <text:p>270,471</text:p>
          </table:table-cell>
          <table:table-cell office:value-type="float" office:value="49.569243949318" table:style-name="ce35">
            <text:p>49.6</text:p>
          </table:table-cell>
          <table:table-cell office:value-type="float" office:value="70.035160848867406" table:style-name="ce44">
            <text:p>70.0</text:p>
          </table:table-cell>
          <table:table-cell office:value-type="float" office:value="95.122323521007402" table:style-name="ce44">
            <text:p>95.1</text:p>
          </table:table-cell>
          <table:table-cell office:value-type="float" office:value="999803.71428571397" table:style-name="ce46">
            <text:p>999,804</text:p>
          </table:table-cell>
          <table:table-cell office:value-type="float" office:value="48.768343957799701" table:style-name="ce47">
            <text:p>48.8</text:p>
          </table:table-cell>
          <table:table-cell office:value-type="float" office:value="69.145793760089404" table:style-name="ce44">
            <text:p>69.1</text:p>
          </table:table-cell>
          <table:table-cell office:value-type="float" office:value="94.968233764741797" table:style-name="ce44">
            <text:p>95.0</text:p>
          </table:table-cell>
          <table:table-cell table:number-columns-repeated="16374" table:style-name="ce1"/>
        </table:table-row>
        <table:table-row table:style-name="ro3">
          <table:table-cell office:value-type="string" table:style-name="ce36">
            <text:p>Oct to Dec 2024</text:p>
          </table:table-cell>
          <table:table-cell office:value-type="string" table:style-name="ce36">
            <text:p>TransPennine Express</text:p>
          </table:table-cell>
          <table:table-cell office:value-type="float" office:value="261188.142857142" table:style-name="ce45">
            <text:p>261,188</text:p>
          </table:table-cell>
          <table:table-cell office:value-type="float" office:value="43.298891822369903" table:style-name="ce35">
            <text:p>43.3</text:p>
          </table:table-cell>
          <table:table-cell office:value-type="float" office:value="63.775209660031599" table:style-name="ce44">
            <text:p>63.8</text:p>
          </table:table-cell>
          <table:table-cell office:value-type="float" office:value="94.097467780477899" table:style-name="ce44">
            <text:p>94.1</text:p>
          </table:table-cell>
          <table:table-cell office:value-type="float" office:value="1024139.07142857" table:style-name="ce46">
            <text:p>1,024,139</text:p>
          </table:table-cell>
          <table:table-cell office:value-type="float" office:value="49.398996941472802" table:style-name="ce47">
            <text:p>49.4</text:p>
          </table:table-cell>
          <table:table-cell office:value-type="float" office:value="69.9529437512915" table:style-name="ce44">
            <text:p>70.0</text:p>
          </table:table-cell>
          <table:table-cell office:value-type="float" office:value="95.406294917954398" table:style-name="ce44">
            <text:p>95.4</text:p>
          </table:table-cell>
          <table:table-cell table:number-columns-repeated="16374" table:style-name="ce1"/>
        </table:table-row>
        <table:table-row table:style-name="ro3">
          <table:table-cell office:value-type="string" table:style-name="ce36">
            <text:p>Jan to Mar 2025</text:p>
          </table:table-cell>
          <table:table-cell office:value-type="string" table:style-name="ce36">
            <text:p>TransPennine Express</text:p>
          </table:table-cell>
          <table:table-cell office:value-type="float" office:value="265230.14285714203" table:style-name="ce45">
            <text:p>265,230</text:p>
          </table:table-cell>
          <table:table-cell office:value-type="float" office:value="47.453774646385199" table:style-name="ce35">
            <text:p>47.5</text:p>
          </table:table-cell>
          <table:table-cell office:value-type="float" office:value="68.413038595591601" table:style-name="ce44">
            <text:p>68.4</text:p>
          </table:table-cell>
          <table:table-cell office:value-type="float" office:value="95.145725194992394" table:style-name="ce44">
            <text:p>95.1</text:p>
          </table:table-cell>
          <table:table-cell office:value-type="float" office:value="1040570" table:style-name="ce46">
            <text:p>1,040,570</text:p>
          </table:table-cell>
          <table:table-cell office:value-type="float" office:value="48.265758190222599" table:style-name="ce47">
            <text:p>48.3</text:p>
          </table:table-cell>
          <table:table-cell office:value-type="float" office:value="68.828142268179903" table:style-name="ce44">
            <text:p>68.8</text:p>
          </table:table-cell>
          <table:table-cell office:value-type="float" office:value="95.120751126786203" table:style-name="ce44">
            <text:p>95.1</text:p>
          </table:table-cell>
          <table:table-cell table:number-columns-repeated="16374" table:style-name="ce1"/>
        </table:table-row>
        <table:table-row table:style-name="ro3">
          <table:table-cell office:value-type="string" table:style-name="ce36">
            <text:p>Apr to Jun 2025 [p]</text:p>
          </table:table-cell>
          <table:table-cell office:value-type="string" table:style-name="ce36">
            <text:p>TransPennine Express</text:p>
          </table:table-cell>
          <table:table-cell office:value-type="float" office:value="273556.57142857101" table:style-name="ce45">
            <text:p>273,557</text:p>
          </table:table-cell>
          <table:table-cell office:value-type="float" office:value="49.884210421871401" table:style-name="ce35">
            <text:p>49.9</text:p>
          </table:table-cell>
          <table:table-cell office:value-type="float" office:value="70.093140828535795" table:style-name="ce44">
            <text:p>70.1</text:p>
          </table:table-cell>
          <table:table-cell office:value-type="float" office:value="95.151486033706206" table:style-name="ce44">
            <text:p>95.2</text:p>
          </table:table-cell>
          <table:table-cell office:value-type="float" office:value="1070446.1428571399" table:style-name="ce46">
            <text:p>1,070,446</text:p>
          </table:table-cell>
          <table:table-cell office:value-type="float" office:value="47.595612003166103" table:style-name="ce47">
            <text:p>47.6</text:p>
          </table:table-cell>
          <table:table-cell office:value-type="float" office:value="68.120632078240206" table:style-name="ce44">
            <text:p>68.1</text:p>
          </table:table-cell>
          <table:table-cell office:value-type="float" office:value="94.885510353960498" table:style-name="ce44">
            <text:p>94.9</text:p>
          </table:table-cell>
          <table:table-cell table:number-columns-repeated="16374" table:style-name="ce1"/>
        </table:table-row>
        <table:table-row table:style-name="ro3">
          <table:table-cell office:value-type="string" table:style-name="ce36">
            <text:p>Jul to Sep 2025 [p]</text:p>
          </table:table-cell>
          <table:table-cell office:value-type="string" table:style-name="ce27">
            <text:p>TransPennine Express</text:p>
          </table:table-cell>
          <table:table-cell office:value-type="float" office:value="271137.75" table:style-name="ce45">
            <text:p>271,138</text:p>
          </table:table-cell>
          <table:table-cell office:value-type="float" office:value="48.414847645312598" table:style-name="ce35">
            <text:p>48.4</text:p>
          </table:table-cell>
          <table:table-cell office:value-type="float" office:value="68.680324194725998" table:style-name="ce44">
            <text:p>68.7</text:p>
          </table:table-cell>
          <table:table-cell office:value-type="float" office:value="94.931279659245405" table:style-name="ce44">
            <text:p>94.9</text:p>
          </table:table-cell>
          <table:table-cell office:value-type="float" office:value="1071112.6071428501" table:style-name="ce46">
            <text:p>1,071,113</text:p>
          </table:table-cell>
          <table:table-cell office:value-type="float" office:value="47.304620132476998" table:style-name="ce47">
            <text:p>47.3</text:p>
          </table:table-cell>
          <table:table-cell office:value-type="float" office:value="67.778864653853006" table:style-name="ce44">
            <text:p>67.8</text:p>
          </table:table-cell>
          <table:table-cell office:value-type="float" office:value="94.837297519038302" table:style-name="ce44">
            <text:p>94.8</text:p>
          </table:table-cell>
          <table:table-cell table:number-columns-repeated="16374" table:style-name="ce1"/>
        </table:table-row>
        <table:table-row table:style-name="ro3">
          <table:table-cell office:value-type="string" table:style-name="ce36">
            <text:p>Apr to Jun 2014</text:p>
          </table:table-cell>
          <table:table-cell office:value-type="string" table:style-name="ce36">
            <text:p>West Midlands Trains</text:p>
          </table:table-cell>
          <table:table-cell office:value-type="float" office:value="1120593.99999999" table:style-name="ce45">
            <text:p>1,120,594</text:p>
          </table:table-cell>
          <table:table-cell office:value-type="float" office:value="64.321658232789204" table:style-name="ce35">
            <text:p>64.3</text:p>
          </table:table-cell>
          <table:table-cell office:value-type="float" office:value="85.196894300191303" table:style-name="ce44">
            <text:p>85.2</text:p>
          </table:table-cell>
          <table:table-cell office:value-type="float" office:value="99.099804593431102" table:style-name="ce44">
            <text:p>99.1</text:p>
          </table:table-cell>
          <table:table-cell office:value-type="float" office:value="4412883.8571428563" table:style-name="ce33">
            <text:p>4,412,884</text:p>
          </table:table-cell>
          <table:table-cell office:value-type="float" office:value="58.682514612164717" table:style-name="ce34">
            <text:p>58.7</text:p>
          </table:table-cell>
          <table:table-cell office:value-type="float" office:value="79.898286145046654" table:style-name="ce34">
            <text:p>79.9</text:p>
          </table:table-cell>
          <table:table-cell office:value-type="float" office:value="98.435750000477526" table:style-name="ce34">
            <text:p>98.4</text:p>
          </table:table-cell>
          <table:table-cell table:number-columns-repeated="16374" table:style-name="ce1"/>
        </table:table-row>
        <table:table-row table:style-name="ro3">
          <table:table-cell office:value-type="string" table:style-name="ce36">
            <text:p>Jul to Sep 2014</text:p>
          </table:table-cell>
          <table:table-cell office:value-type="string" table:style-name="ce36">
            <text:p>West Midlands Trains</text:p>
          </table:table-cell>
          <table:table-cell office:value-type="float" office:value="1122465.1428571399" table:style-name="ce45">
            <text:p>1,122,465</text:p>
          </table:table-cell>
          <table:table-cell office:value-type="float" office:value="61.866458213910803" table:style-name="ce35">
            <text:p>61.9</text:p>
          </table:table-cell>
          <table:table-cell office:value-type="float" office:value="83.419389669879607" table:style-name="ce44">
            <text:p>83.4</text:p>
          </table:table-cell>
          <table:table-cell office:value-type="float" office:value="98.941036158170206" table:style-name="ce44">
            <text:p>98.9</text:p>
          </table:table-cell>
          <table:table-cell office:value-type="float" office:value="4411644.5714285681" table:style-name="ce33">
            <text:p>4,411,645</text:p>
          </table:table-cell>
          <table:table-cell office:value-type="float" office:value="59.138252362772917" table:style-name="ce34">
            <text:p>59.1</text:p>
          </table:table-cell>
          <table:table-cell office:value-type="float" office:value="80.495582599712094" table:style-name="ce34">
            <text:p>80.5</text:p>
          </table:table-cell>
          <table:table-cell office:value-type="float" office:value="98.484950315904243" table:style-name="ce34">
            <text:p>98.5</text:p>
          </table:table-cell>
          <table:table-cell table:number-columns-repeated="16374" table:style-name="ce1"/>
        </table:table-row>
        <table:table-row table:style-name="ro3">
          <table:table-cell office:value-type="string" table:style-name="ce36">
            <text:p>Oct to Dec 2014</text:p>
          </table:table-cell>
          <table:table-cell office:value-type="string" table:style-name="ce36">
            <text:p>West Midlands Trains</text:p>
          </table:table-cell>
          <table:table-cell office:value-type="float" office:value="1069735.5" table:style-name="ce45">
            <text:p>1,069,736</text:p>
          </table:table-cell>
          <table:table-cell office:value-type="float" office:value="53.965319330939998" table:style-name="ce35">
            <text:p>54.0</text:p>
          </table:table-cell>
          <table:table-cell office:value-type="float" office:value="76.450744132544898" table:style-name="ce44">
            <text:p>76.5</text:p>
          </table:table-cell>
          <table:table-cell office:value-type="float" office:value="98.248098311618705" table:style-name="ce44">
            <text:p>98.2</text:p>
          </table:table-cell>
          <table:table-cell office:value-type="float" office:value="4400157.2142857108" table:style-name="ce33">
            <text:p>4,400,157</text:p>
          </table:table-cell>
          <table:table-cell office:value-type="float" office:value="59.820280609778877" table:style-name="ce34">
            <text:p>59.8</text:p>
          </table:table-cell>
          <table:table-cell office:value-type="float" office:value="81.365515657468151" table:style-name="ce34">
            <text:p>81.4</text:p>
          </table:table-cell>
          <table:table-cell office:value-type="float" office:value="98.682419642765709" table:style-name="ce34">
            <text:p>98.7</text:p>
          </table:table-cell>
          <table:table-cell table:number-columns-repeated="16374" table:style-name="ce1"/>
        </table:table-row>
        <table:table-row table:style-name="ro3">
          <table:table-cell office:value-type="string" table:style-name="ce36">
            <text:p>Jan to Mar 2015</text:p>
          </table:table-cell>
          <table:table-cell office:value-type="string" table:style-name="ce36">
            <text:p>West Midlands Trains</text:p>
          </table:table-cell>
          <table:table-cell office:value-type="float" office:value="1114516.3571428501" table:style-name="ce45">
            <text:p>1,114,516</text:p>
          </table:table-cell>
          <table:table-cell office:value-type="float" office:value="62.604890949174603" table:style-name="ce35">
            <text:p>62.6</text:p>
          </table:table-cell>
          <table:table-cell office:value-type="float" office:value="83.467450871867598" table:style-name="ce44">
            <text:p>83.5</text:p>
          </table:table-cell>
          <table:table-cell office:value-type="float" office:value="98.759080572361" table:style-name="ce44">
            <text:p>98.8</text:p>
          </table:table-cell>
          <table:table-cell office:value-type="float" office:value="4427311" table:style-name="ce46">
            <text:p>4,427,311</text:p>
          </table:table-cell>
          <table:table-cell office:value-type="float" office:value="60.764694416091302" table:style-name="ce47">
            <text:p>60.8</text:p>
          </table:table-cell>
          <table:table-cell office:value-type="float" office:value="82.197613856356597" table:style-name="ce44">
            <text:p>82.2</text:p>
          </table:table-cell>
          <table:table-cell office:value-type="float" office:value="98.767988063183196" table:style-name="ce44">
            <text:p>98.8</text:p>
          </table:table-cell>
          <table:table-cell table:number-columns-repeated="16374" table:style-name="ce1"/>
        </table:table-row>
        <table:table-row table:style-name="ro3">
          <table:table-cell office:value-type="string" table:style-name="ce36">
            <text:p>Apr to Jun 2015</text:p>
          </table:table-cell>
          <table:table-cell office:value-type="string" table:style-name="ce36">
            <text:p>West Midlands Trains</text:p>
          </table:table-cell>
          <table:table-cell office:value-type="float" office:value="1129010.32142857" table:style-name="ce45">
            <text:p>1,129,010</text:p>
          </table:table-cell>
          <table:table-cell office:value-type="float" office:value="63.367451815969403" table:style-name="ce35">
            <text:p>63.4</text:p>
          </table:table-cell>
          <table:table-cell office:value-type="float" office:value="83.967209713918507" table:style-name="ce44">
            <text:p>84.0</text:p>
          </table:table-cell>
          <table:table-cell office:value-type="float" office:value="98.824280013383401" table:style-name="ce44">
            <text:p>98.8</text:p>
          </table:table-cell>
          <table:table-cell office:value-type="float" office:value="4435727.32142857" table:style-name="ce46">
            <text:p>4,435,727</text:p>
          </table:table-cell>
          <table:table-cell office:value-type="float" office:value="60.528572520700699" table:style-name="ce47">
            <text:p>60.5</text:p>
          </table:table-cell>
          <table:table-cell office:value-type="float" office:value="81.890317311064194" table:style-name="ce44">
            <text:p>81.9</text:p>
          </table:table-cell>
          <table:table-cell office:value-type="float" office:value="98.698489332136802" table:style-name="ce44">
            <text:p>98.7</text:p>
          </table:table-cell>
          <table:table-cell table:number-columns-repeated="16374" table:style-name="ce1"/>
        </table:table-row>
        <table:table-row table:style-name="ro3">
          <table:table-cell office:value-type="string" table:style-name="ce36">
            <text:p>Jul to Sep 2015</text:p>
          </table:table-cell>
          <table:table-cell office:value-type="string" table:style-name="ce36">
            <text:p>West Midlands Trains</text:p>
          </table:table-cell>
          <table:table-cell office:value-type="float" office:value="1148726.7857142801" table:style-name="ce45">
            <text:p>1,148,727</text:p>
          </table:table-cell>
          <table:table-cell office:value-type="float" office:value="62.735954558385302" table:style-name="ce35">
            <text:p>62.7</text:p>
          </table:table-cell>
          <table:table-cell office:value-type="float" office:value="83.652690012389499" table:style-name="ce44">
            <text:p>83.7</text:p>
          </table:table-cell>
          <table:table-cell office:value-type="float" office:value="98.828541537447506" table:style-name="ce44">
            <text:p>98.8</text:p>
          </table:table-cell>
          <table:table-cell office:value-type="float" office:value="4461988.9642857099" table:style-name="ce46">
            <text:p>4,461,989</text:p>
          </table:table-cell>
          <table:table-cell office:value-type="float" office:value="60.760296271143197" table:style-name="ce47">
            <text:p>60.8</text:p>
          </table:table-cell>
          <table:table-cell office:value-type="float" office:value="81.959379405841602" table:style-name="ce44">
            <text:p>82.0</text:p>
          </table:table-cell>
          <table:table-cell office:value-type="float" office:value="98.670955443788998" table:style-name="ce44">
            <text:p>98.7</text:p>
          </table:table-cell>
          <table:table-cell table:number-columns-repeated="16374" table:style-name="ce1"/>
        </table:table-row>
        <table:table-row table:style-name="ro3">
          <table:table-cell office:value-type="string" table:style-name="ce36">
            <text:p>Oct to Dec 2015</text:p>
          </table:table-cell>
          <table:table-cell office:value-type="string" table:style-name="ce36">
            <text:p>West Midlands Trains</text:p>
          </table:table-cell>
          <table:table-cell office:value-type="float" office:value="1097642" table:style-name="ce45">
            <text:p>1,097,642</text:p>
          </table:table-cell>
          <table:table-cell office:value-type="float" office:value="55.430205320652298" table:style-name="ce35">
            <text:p>55.4</text:p>
          </table:table-cell>
          <table:table-cell office:value-type="float" office:value="77.553532286222904" table:style-name="ce44">
            <text:p>77.6</text:p>
          </table:table-cell>
          <table:table-cell office:value-type="float" office:value="98.4572383345389" table:style-name="ce44">
            <text:p>98.5</text:p>
          </table:table-cell>
          <table:table-cell office:value-type="float" office:value="4489895.4642857099" table:style-name="ce46">
            <text:p>4,489,895</text:p>
          </table:table-cell>
          <table:table-cell office:value-type="float" office:value="61.076182548411701" table:style-name="ce47">
            <text:p>61.1</text:p>
          </table:table-cell>
          <table:table-cell office:value-type="float" office:value="82.194738975508898" table:style-name="ce44">
            <text:p>82.2</text:p>
          </table:table-cell>
          <table:table-cell office:value-type="float" office:value="98.7194555507985" table:style-name="ce44">
            <text:p>98.7</text:p>
          </table:table-cell>
          <table:table-cell table:number-columns-repeated="16374" table:style-name="ce1"/>
        </table:table-row>
        <table:table-row table:style-name="ro3">
          <table:table-cell office:value-type="string" table:style-name="ce36">
            <text:p>Jan to Mar 2016</text:p>
          </table:table-cell>
          <table:table-cell office:value-type="string" table:style-name="ce36">
            <text:p>West Midlands Trains</text:p>
          </table:table-cell>
          <table:table-cell office:value-type="float" office:value="1115412.8928571399" table:style-name="ce45">
            <text:p>1,115,413</text:p>
          </table:table-cell>
          <table:table-cell office:value-type="float" office:value="63.187632536202699" table:style-name="ce35">
            <text:p>63.2</text:p>
          </table:table-cell>
          <table:table-cell office:value-type="float" office:value="84.014497386153593" table:style-name="ce44">
            <text:p>84.0</text:p>
          </table:table-cell>
          <table:table-cell office:value-type="float" office:value="98.938586515096006" table:style-name="ce44">
            <text:p>98.9</text:p>
          </table:table-cell>
          <table:table-cell office:value-type="float" office:value="4490792" table:style-name="ce46">
            <text:p>4,490,792</text:p>
          </table:table-cell>
          <table:table-cell office:value-type="float" office:value="61.221227792335903" table:style-name="ce47">
            <text:p>61.2</text:p>
          </table:table-cell>
          <table:table-cell office:value-type="float" office:value="82.330867250142006" table:style-name="ce44">
            <text:p>82.3</text:p>
          </table:table-cell>
          <table:table-cell office:value-type="float" office:value="98.764048746857995" table:style-name="ce44">
            <text:p>98.8</text:p>
          </table:table-cell>
          <table:table-cell table:number-columns-repeated="16374" table:style-name="ce1"/>
        </table:table-row>
        <table:table-row table:style-name="ro3">
          <table:table-cell office:value-type="string" table:style-name="ce36">
            <text:p>Apr to Jun 2016</text:p>
          </table:table-cell>
          <table:table-cell office:value-type="string" table:style-name="ce36">
            <text:p>West Midlands Trains</text:p>
          </table:table-cell>
          <table:table-cell office:value-type="float" office:value="1142216.7857142801" table:style-name="ce45">
            <text:p>1,142,217</text:p>
          </table:table-cell>
          <table:table-cell office:value-type="float" office:value="64.903353660347804" table:style-name="ce35">
            <text:p>64.9</text:p>
          </table:table-cell>
          <table:table-cell office:value-type="float" office:value="85.426349826637207" table:style-name="ce44">
            <text:p>85.4</text:p>
          </table:table-cell>
          <table:table-cell office:value-type="float" office:value="98.982836320475798" table:style-name="ce44">
            <text:p>99.0</text:p>
          </table:table-cell>
          <table:table-cell office:value-type="float" office:value="4503998.4642857099" table:style-name="ce46">
            <text:p>4,503,998</text:p>
          </table:table-cell>
          <table:table-cell office:value-type="float" office:value="61.617026528261697" table:style-name="ce47">
            <text:p>61.6</text:p>
          </table:table-cell>
          <table:table-cell office:value-type="float" office:value="82.705704107026094" table:style-name="ce44">
            <text:p>82.7</text:p>
          </table:table-cell>
          <table:table-cell office:value-type="float" office:value="98.804435332012105" table:style-name="ce44">
            <text:p>98.8</text:p>
          </table:table-cell>
          <table:table-cell table:number-columns-repeated="16374" table:style-name="ce1"/>
        </table:table-row>
        <table:table-row table:style-name="ro3">
          <table:table-cell office:value-type="string" table:style-name="ce36">
            <text:p>Jul to Sep 2016</text:p>
          </table:table-cell>
          <table:table-cell office:value-type="string" table:style-name="ce36">
            <text:p>West Midlands Trains</text:p>
          </table:table-cell>
          <table:table-cell office:value-type="float" office:value="1161490.3571428501" table:style-name="ce45">
            <text:p>1,161,490</text:p>
          </table:table-cell>
          <table:table-cell office:value-type="float" office:value="62.669528958022802" table:style-name="ce35">
            <text:p>62.7</text:p>
          </table:table-cell>
          <table:table-cell office:value-type="float" office:value="84.190647299513202" table:style-name="ce44">
            <text:p>84.2</text:p>
          </table:table-cell>
          <table:table-cell office:value-type="float" office:value="99.143471149904997" table:style-name="ce44">
            <text:p>99.1</text:p>
          </table:table-cell>
          <table:table-cell office:value-type="float" office:value="4516762.0357142799" table:style-name="ce46">
            <text:p>4,516,762</text:p>
          </table:table-cell>
          <table:table-cell office:value-type="float" office:value="61.603107004506498" table:style-name="ce47">
            <text:p>61.6</text:p>
          </table:table-cell>
          <table:table-cell office:value-type="float" office:value="82.846716433723302" table:style-name="ce44">
            <text:p>82.8</text:p>
          </table:table-cell>
          <table:table-cell office:value-type="float" office:value="98.885487950332205" table:style-name="ce44">
            <text:p>98.9</text:p>
          </table:table-cell>
          <table:table-cell table:number-columns-repeated="16374" table:style-name="ce1"/>
        </table:table-row>
        <table:table-row table:style-name="ro3">
          <table:table-cell office:value-type="string" table:style-name="ce36">
            <text:p>Oct to Dec 2016</text:p>
          </table:table-cell>
          <table:table-cell office:value-type="string" table:style-name="ce36">
            <text:p>West Midlands Trains</text:p>
          </table:table-cell>
          <table:table-cell office:value-type="float" office:value="1106054.6071428501" table:style-name="ce45">
            <text:p>1,106,055</text:p>
          </table:table-cell>
          <table:table-cell office:value-type="float" office:value="55.861863446486304" table:style-name="ce35">
            <text:p>55.9</text:p>
          </table:table-cell>
          <table:table-cell office:value-type="float" office:value="78.256999000533696" table:style-name="ce44">
            <text:p>78.3</text:p>
          </table:table-cell>
          <table:table-cell office:value-type="float" office:value="98.310591032882598" table:style-name="ce44">
            <text:p>98.3</text:p>
          </table:table-cell>
          <table:table-cell office:value-type="float" office:value="4525174.6428571399" table:style-name="ce46">
            <text:p>4,525,175</text:p>
          </table:table-cell>
          <table:table-cell office:value-type="float" office:value="61.6971381293965" table:style-name="ce47">
            <text:p>61.7</text:p>
          </table:table-cell>
          <table:table-cell office:value-type="float" office:value="83.008819154493494" table:style-name="ce44">
            <text:p>83.0</text:p>
          </table:table-cell>
          <table:table-cell office:value-type="float" office:value="98.848847901608195" table:style-name="ce44">
            <text:p>98.8</text:p>
          </table:table-cell>
          <table:table-cell table:number-columns-repeated="16374" table:style-name="ce1"/>
        </table:table-row>
        <table:table-row table:style-name="ro3">
          <table:table-cell office:value-type="string" table:style-name="ce36">
            <text:p>Jan to Mar 2017</text:p>
          </table:table-cell>
          <table:table-cell office:value-type="string" table:style-name="ce36">
            <text:p>West Midlands Trains</text:p>
          </table:table-cell>
          <table:table-cell office:value-type="float" office:value="1124920.25" table:style-name="ce45">
            <text:p>1,124,920</text:p>
          </table:table-cell>
          <table:table-cell office:value-type="float" office:value="62.994310041089498" table:style-name="ce35">
            <text:p>63.0</text:p>
          </table:table-cell>
          <table:table-cell office:value-type="float" office:value="84.123074502392498" table:style-name="ce44">
            <text:p>84.1</text:p>
          </table:table-cell>
          <table:table-cell office:value-type="float" office:value="98.982905677091296" table:style-name="ce44">
            <text:p>99.0</text:p>
          </table:table-cell>
          <table:table-cell office:value-type="float" office:value="4534682" table:style-name="ce46">
            <text:p>4,534,682</text:p>
          </table:table-cell>
          <table:table-cell office:value-type="float" office:value="61.652305497937803" table:style-name="ce47">
            <text:p>61.7</text:p>
          </table:table-cell>
          <table:table-cell office:value-type="float" office:value="83.037862412402902" table:style-name="ce44">
            <text:p>83.0</text:p>
          </table:table-cell>
          <table:table-cell office:value-type="float" office:value="98.860030317451105" table:style-name="ce44">
            <text:p>98.9</text:p>
          </table:table-cell>
          <table:table-cell table:number-columns-repeated="16374" table:style-name="ce1"/>
        </table:table-row>
        <table:table-row table:style-name="ro3">
          <table:table-cell office:value-type="string" table:style-name="ce36">
            <text:p>Apr to Jun 2017</text:p>
          </table:table-cell>
          <table:table-cell office:value-type="string" table:style-name="ce36">
            <text:p>West Midlands Trains</text:p>
          </table:table-cell>
          <table:table-cell office:value-type="float" office:value="1145510" table:style-name="ce45">
            <text:p>1,145,510</text:p>
          </table:table-cell>
          <table:table-cell office:value-type="float" office:value="66.394288507801207" table:style-name="ce35">
            <text:p>66.4</text:p>
          </table:table-cell>
          <table:table-cell office:value-type="float" office:value="86.415414469163395" table:style-name="ce44">
            <text:p>86.4</text:p>
          </table:table-cell>
          <table:table-cell office:value-type="float" office:value="99.099552663380095" table:style-name="ce44">
            <text:p>99.1</text:p>
          </table:table-cell>
          <table:table-cell office:value-type="float" office:value="4537975.2142857099" table:style-name="ce46">
            <text:p>4,537,975</text:p>
          </table:table-cell>
          <table:table-cell office:value-type="float" office:value="62.031017829805201" table:style-name="ce47">
            <text:p>62.0</text:p>
          </table:table-cell>
          <table:table-cell office:value-type="float" office:value="83.289262912771903" table:style-name="ce44">
            <text:p>83.3</text:p>
          </table:table-cell>
          <table:table-cell office:value-type="float" office:value="98.889581859297707" table:style-name="ce44">
            <text:p>98.9</text:p>
          </table:table-cell>
          <table:table-cell table:number-columns-repeated="16374" table:style-name="ce1"/>
        </table:table-row>
        <table:table-row table:style-name="ro3">
          <table:table-cell office:value-type="string" table:style-name="ce36">
            <text:p>Jul to Sep 2017</text:p>
          </table:table-cell>
          <table:table-cell office:value-type="string" table:style-name="ce36">
            <text:p>West Midlands Trains</text:p>
          </table:table-cell>
          <table:table-cell office:value-type="float" office:value="1159819" table:style-name="ce45">
            <text:p>1,159,819</text:p>
          </table:table-cell>
          <table:table-cell office:value-type="float" office:value="64.333856033940194" table:style-name="ce35">
            <text:p>64.3</text:p>
          </table:table-cell>
          <table:table-cell office:value-type="float" office:value="85.151155974706896" table:style-name="ce44">
            <text:p>85.2</text:p>
          </table:table-cell>
          <table:table-cell office:value-type="float" office:value="99.048576914649104" table:style-name="ce44">
            <text:p>99.0</text:p>
          </table:table-cell>
          <table:table-cell office:value-type="float" office:value="4536303.8571428498" table:style-name="ce46">
            <text:p>4,536,304</text:p>
          </table:table-cell>
          <table:table-cell office:value-type="float" office:value="62.456309222420103" table:style-name="ce47">
            <text:p>62.5</text:p>
          </table:table-cell>
          <table:table-cell office:value-type="float" office:value="83.5345087584993" table:style-name="ce44">
            <text:p>83.5</text:p>
          </table:table-cell>
          <table:table-cell office:value-type="float" office:value="98.865226242875394" table:style-name="ce44">
            <text:p>98.9</text:p>
          </table:table-cell>
          <table:table-cell table:number-columns-repeated="16374" table:style-name="ce1"/>
        </table:table-row>
        <table:table-row table:style-name="ro3">
          <table:table-cell office:value-type="string" table:style-name="ce36">
            <text:p>Oct to Dec 2017</text:p>
          </table:table-cell>
          <table:table-cell office:value-type="string" table:style-name="ce36">
            <text:p>West Midlands Trains</text:p>
          </table:table-cell>
          <table:table-cell office:value-type="float" office:value="1097791.5" table:style-name="ce45">
            <text:p>1,097,792</text:p>
          </table:table-cell>
          <table:table-cell office:value-type="float" office:value="54.086708242347001" table:style-name="ce35">
            <text:p>54.1</text:p>
          </table:table-cell>
          <table:table-cell office:value-type="float" office:value="75.9766442769089" table:style-name="ce44">
            <text:p>76.0</text:p>
          </table:table-cell>
          <table:table-cell office:value-type="float" office:value="97.866619350890204" table:style-name="ce44">
            <text:p>97.9</text:p>
          </table:table-cell>
          <table:table-cell office:value-type="float" office:value="4528040.75" table:style-name="ce46">
            <text:p>4,528,041</text:p>
          </table:table-cell>
          <table:table-cell office:value-type="float" office:value="62.037969417883097" table:style-name="ce47">
            <text:p>62.0</text:p>
          </table:table-cell>
          <table:table-cell office:value-type="float" office:value="82.991283655235193" table:style-name="ce44">
            <text:p>83.0</text:p>
          </table:table-cell>
          <table:table-cell office:value-type="float" office:value="98.758600583959606" table:style-name="ce44">
            <text:p>98.8</text:p>
          </table:table-cell>
          <table:table-cell table:number-columns-repeated="16374" table:style-name="ce1"/>
        </table:table-row>
        <table:table-row table:style-name="ro3">
          <table:table-cell office:value-type="string" table:style-name="ce36">
            <text:p>Jan to Mar 2018</text:p>
          </table:table-cell>
          <table:table-cell office:value-type="string" table:style-name="ce36">
            <text:p>West Midlands Trains</text:p>
          </table:table-cell>
          <table:table-cell office:value-type="float" office:value="1112394.5" table:style-name="ce45">
            <text:p>1,112,395</text:p>
          </table:table-cell>
          <table:table-cell office:value-type="float" office:value="58.998063572384901" table:style-name="ce35">
            <text:p>59.0</text:p>
          </table:table-cell>
          <table:table-cell office:value-type="float" office:value="80.204132359774903" table:style-name="ce44">
            <text:p>80.2</text:p>
          </table:table-cell>
          <table:table-cell office:value-type="float" office:value="98.522607890327606" table:style-name="ce44">
            <text:p>98.5</text:p>
          </table:table-cell>
          <table:table-cell office:value-type="float" office:value="4515515" table:style-name="ce46">
            <text:p>4,515,515</text:p>
          </table:table-cell>
          <table:table-cell office:value-type="float" office:value="61.050843591484004" table:style-name="ce47">
            <text:p>61.1</text:p>
          </table:table-cell>
          <table:table-cell office:value-type="float" office:value="82.022715017002497" table:style-name="ce44">
            <text:p>82.0</text:p>
          </table:table-cell>
          <table:table-cell office:value-type="float" office:value="98.644584283298798" table:style-name="ce44">
            <text:p>98.6</text:p>
          </table:table-cell>
          <table:table-cell table:number-columns-repeated="16374" table:style-name="ce1"/>
        </table:table-row>
        <table:table-row table:style-name="ro3">
          <table:table-cell office:value-type="string" table:style-name="ce36">
            <text:p>Apr to Jun 2018</text:p>
          </table:table-cell>
          <table:table-cell office:value-type="string" table:style-name="ce36">
            <text:p>West Midlands Trains</text:p>
          </table:table-cell>
          <table:table-cell office:value-type="float" office:value="1152898.25" table:style-name="ce45">
            <text:p>1,152,898</text:p>
          </table:table-cell>
          <table:table-cell office:value-type="float" office:value="60.992568077885402" table:style-name="ce35">
            <text:p>61.0</text:p>
          </table:table-cell>
          <table:table-cell office:value-type="float" office:value="82.311079924008894" table:style-name="ce44">
            <text:p>82.3</text:p>
          </table:table-cell>
          <table:table-cell office:value-type="float" office:value="98.787165302748903" table:style-name="ce44">
            <text:p>98.8</text:p>
          </table:table-cell>
          <table:table-cell office:value-type="float" office:value="4522903.25" table:style-name="ce46">
            <text:p>4,522,903</text:p>
          </table:table-cell>
          <table:table-cell office:value-type="float" office:value="59.682661478869399" table:style-name="ce47">
            <text:p>59.7</text:p>
          </table:table-cell>
          <table:table-cell office:value-type="float" office:value="80.983686434466193" table:style-name="ce44">
            <text:p>81.0</text:p>
          </table:table-cell>
          <table:table-cell office:value-type="float" office:value="98.565699239436796" table:style-name="ce44">
            <text:p>98.6</text:p>
          </table:table-cell>
          <table:table-cell table:number-columns-repeated="16374" table:style-name="ce1"/>
        </table:table-row>
        <table:table-row table:style-name="ro3">
          <table:table-cell office:value-type="string" table:style-name="ce36">
            <text:p>Jul to Sep 2018</text:p>
          </table:table-cell>
          <table:table-cell office:value-type="string" table:style-name="ce36">
            <text:p>West Midlands Trains</text:p>
          </table:table-cell>
          <table:table-cell office:value-type="float" office:value="1177182.17857142" table:style-name="ce45">
            <text:p>1,177,182</text:p>
          </table:table-cell>
          <table:table-cell office:value-type="float" office:value="59.7198558385534" table:style-name="ce35">
            <text:p>59.7</text:p>
          </table:table-cell>
          <table:table-cell office:value-type="float" office:value="81.354157435456997" table:style-name="ce44">
            <text:p>81.4</text:p>
          </table:table-cell>
          <table:table-cell office:value-type="float" office:value="98.514242591593003" table:style-name="ce44">
            <text:p>98.5</text:p>
          </table:table-cell>
          <table:table-cell office:value-type="float" office:value="4540266.4285714198" table:style-name="ce46">
            <text:p>4,540,266</text:p>
          </table:table-cell>
          <table:table-cell office:value-type="float" office:value="58.5041493002377" table:style-name="ce47">
            <text:p>58.5</text:p>
          </table:table-cell>
          <table:table-cell office:value-type="float" office:value="80.015153295755198" table:style-name="ce44">
            <text:p>80.0</text:p>
          </table:table-cell>
          <table:table-cell office:value-type="float" office:value="98.429005818255106" table:style-name="ce44">
            <text:p>98.4</text:p>
          </table:table-cell>
          <table:table-cell table:number-columns-repeated="16374" table:style-name="ce1"/>
        </table:table-row>
        <table:table-row table:style-name="ro3">
          <table:table-cell office:value-type="string" table:style-name="ce36">
            <text:p>Oct to Dec 2018</text:p>
          </table:table-cell>
          <table:table-cell office:value-type="string" table:style-name="ce36">
            <text:p>West Midlands Trains</text:p>
          </table:table-cell>
          <table:table-cell office:value-type="float" office:value="1147538.5357142801" table:style-name="ce45">
            <text:p>1,147,539</text:p>
          </table:table-cell>
          <table:table-cell office:value-type="float" office:value="53.3562598380216" table:style-name="ce35">
            <text:p>53.4</text:p>
          </table:table-cell>
          <table:table-cell office:value-type="float" office:value="76.5524774315857" table:style-name="ce44">
            <text:p>76.6</text:p>
          </table:table-cell>
          <table:table-cell office:value-type="float" office:value="98.344963765455802" table:style-name="ce44">
            <text:p>98.3</text:p>
          </table:table-cell>
          <table:table-cell office:value-type="float" office:value="4590013.4642857099" table:style-name="ce46">
            <text:p>4,590,013</text:p>
          </table:table-cell>
          <table:table-cell office:value-type="float" office:value="58.273654923996901" table:style-name="ce47">
            <text:p>58.3</text:p>
          </table:table-cell>
          <table:table-cell office:value-type="float" office:value="80.115346222490402" table:style-name="ce44">
            <text:p>80.1</text:p>
          </table:table-cell>
          <table:table-cell office:value-type="float" office:value="98.542500384977799" table:style-name="ce44">
            <text:p>98.5</text:p>
          </table:table-cell>
          <table:table-cell table:number-columns-repeated="16374" table:style-name="ce1"/>
        </table:table-row>
        <table:table-row table:style-name="ro3">
          <table:table-cell office:value-type="string" table:style-name="ce36">
            <text:p>Jan to Mar 2019</text:p>
          </table:table-cell>
          <table:table-cell office:value-type="string" table:style-name="ce36">
            <text:p>West Midlands Trains</text:p>
          </table:table-cell>
          <table:table-cell office:value-type="float" office:value="1163353.0357142801" table:style-name="ce45">
            <text:p>1,163,353</text:p>
          </table:table-cell>
          <table:table-cell office:value-type="float" office:value="62.482289109819099" table:style-name="ce35">
            <text:p>62.5</text:p>
          </table:table-cell>
          <table:table-cell office:value-type="float" office:value="84.352397633871405" table:style-name="ce44">
            <text:p>84.4</text:p>
          </table:table-cell>
          <table:table-cell office:value-type="float" office:value="99.148237921267295" table:style-name="ce44">
            <text:p>99.1</text:p>
          </table:table-cell>
          <table:table-cell office:value-type="float" office:value="4640972" table:style-name="ce46">
            <text:p>4,640,972</text:p>
          </table:table-cell>
          <table:table-cell office:value-type="float" office:value="59.155000288732602" table:style-name="ce47">
            <text:p>59.2</text:p>
          </table:table-cell>
          <table:table-cell office:value-type="float" office:value="81.156167285646106" table:style-name="ce44">
            <text:p>81.2</text:p>
          </table:table-cell>
          <table:table-cell office:value-type="float" office:value="98.699108721190299" table:style-name="ce44">
            <text:p>98.7</text:p>
          </table:table-cell>
          <table:table-cell table:number-columns-repeated="16374" table:style-name="ce1"/>
        </table:table-row>
        <table:table-row table:style-name="ro3">
          <table:table-cell office:value-type="string" table:style-name="ce36">
            <text:p>Apr to Jun 2019</text:p>
          </table:table-cell>
          <table:table-cell office:value-type="string" table:style-name="ce36">
            <text:p>West Midlands Trains</text:p>
          </table:table-cell>
          <table:table-cell office:value-type="float" office:value="1231865.8571428501" table:style-name="ce45">
            <text:p>1,231,866</text:p>
          </table:table-cell>
          <table:table-cell office:value-type="float" office:value="58.865407539155697" table:style-name="ce35">
            <text:p>58.9</text:p>
          </table:table-cell>
          <table:table-cell office:value-type="float" office:value="81.029509126747399" table:style-name="ce44">
            <text:p>81.0</text:p>
          </table:table-cell>
          <table:table-cell office:value-type="float" office:value="98.696738895851396" table:style-name="ce44">
            <text:p>98.7</text:p>
          </table:table-cell>
          <table:table-cell office:value-type="float" office:value="4719939.6071428498" table:style-name="ce46">
            <text:p>4,719,940</text:p>
          </table:table-cell>
          <table:table-cell office:value-type="float" office:value="58.630572369081897" table:style-name="ce47">
            <text:p>58.6</text:p>
          </table:table-cell>
          <table:table-cell office:value-type="float" office:value="80.841010155479495" table:style-name="ce44">
            <text:p>80.8</text:p>
          </table:table-cell>
          <table:table-cell office:value-type="float" office:value="98.676981407200003" table:style-name="ce44">
            <text:p>98.7</text:p>
          </table:table-cell>
          <table:table-cell table:number-columns-repeated="16374" table:style-name="ce1"/>
        </table:table-row>
        <table:table-row table:style-name="ro3">
          <table:table-cell office:value-type="string" table:style-name="ce36">
            <text:p>Jul to Sep 2019</text:p>
          </table:table-cell>
          <table:table-cell office:value-type="string" table:style-name="ce36">
            <text:p>West Midlands Trains</text:p>
          </table:table-cell>
          <table:table-cell office:value-type="float" office:value="1273599.2857142801" table:style-name="ce45">
            <text:p>1,273,599</text:p>
          </table:table-cell>
          <table:table-cell office:value-type="float" office:value="52.487847994351199" table:style-name="ce35">
            <text:p>52.5</text:p>
          </table:table-cell>
          <table:table-cell office:value-type="float" office:value="75.035958271243601" table:style-name="ce44">
            <text:p>75.0</text:p>
          </table:table-cell>
          <table:table-cell office:value-type="float" office:value="97.643753165242003" table:style-name="ce44">
            <text:p>97.6</text:p>
          </table:table-cell>
          <table:table-cell office:value-type="float" office:value="4816356.7142857099" table:style-name="ce46">
            <text:p>4,816,357</text:p>
          </table:table-cell>
          <table:table-cell office:value-type="float" office:value="56.740003417520903" table:style-name="ce47">
            <text:p>56.7</text:p>
          </table:table-cell>
          <table:table-cell office:value-type="float" office:value="79.180548059192404" table:style-name="ce44">
            <text:p>79.2</text:p>
          </table:table-cell>
          <table:table-cell office:value-type="float" office:value="98.443538250029306" table:style-name="ce44">
            <text:p>98.4</text:p>
          </table:table-cell>
          <table:table-cell table:number-columns-repeated="16374" table:style-name="ce1"/>
        </table:table-row>
        <table:table-row table:style-name="ro3">
          <table:table-cell office:value-type="string" table:style-name="ce36">
            <text:p>Oct to Dec 2019</text:p>
          </table:table-cell>
          <table:table-cell office:value-type="string" table:style-name="ce36">
            <text:p>West Midlands Trains</text:p>
          </table:table-cell>
          <table:table-cell office:value-type="float" office:value="1170888.7142857099" table:style-name="ce45">
            <text:p>1,170,889</text:p>
          </table:table-cell>
          <table:table-cell office:value-type="float" office:value="44.955193375093202" table:style-name="ce35">
            <text:p>45.0</text:p>
          </table:table-cell>
          <table:table-cell office:value-type="float" office:value="67.077913101659902" table:style-name="ce44">
            <text:p>67.1</text:p>
          </table:table-cell>
          <table:table-cell office:value-type="float" office:value="95.929209327078894" table:style-name="ce44">
            <text:p>95.9</text:p>
          </table:table-cell>
          <table:table-cell office:value-type="float" office:value="4839706.8928571399" table:style-name="ce46">
            <text:p>4,839,707</text:p>
          </table:table-cell>
          <table:table-cell office:value-type="float" office:value="54.691175844747299" table:style-name="ce47">
            <text:p>54.7</text:p>
          </table:table-cell>
          <table:table-cell office:value-type="float" office:value="76.875650962717302" table:style-name="ce44">
            <text:p>76.9</text:p>
          </table:table-cell>
          <table:table-cell office:value-type="float" office:value="97.858609988283405" table:style-name="ce44">
            <text:p>97.9</text:p>
          </table:table-cell>
          <table:table-cell table:number-columns-repeated="16374" table:style-name="ce1"/>
        </table:table-row>
        <table:table-row table:style-name="ro3">
          <table:table-cell office:value-type="string" table:style-name="ce36">
            <text:p>Jan to Mar 2020</text:p>
          </table:table-cell>
          <table:table-cell office:value-type="string" table:style-name="ce36">
            <text:p>West Midlands Trains</text:p>
          </table:table-cell>
          <table:table-cell office:value-type="float" office:value="1201731.1428571399" table:style-name="ce45">
            <text:p>1,201,731</text:p>
          </table:table-cell>
          <table:table-cell office:value-type="float" office:value="54.706662460036803" table:style-name="ce35">
            <text:p>54.7</text:p>
          </table:table-cell>
          <table:table-cell office:value-type="float" office:value="76.372823110660093" table:style-name="ce44">
            <text:p>76.4</text:p>
          </table:table-cell>
          <table:table-cell office:value-type="float" office:value="98.087592209239105" table:style-name="ce44">
            <text:p>98.1</text:p>
          </table:table-cell>
          <table:table-cell office:value-type="float" office:value="4878085" table:style-name="ce46">
            <text:p>4,878,085</text:p>
          </table:table-cell>
          <table:table-cell office:value-type="float" office:value="52.836922685848997" table:style-name="ce47">
            <text:p>52.8</text:p>
          </table:table-cell>
          <table:table-cell office:value-type="float" office:value="74.968681357540902" table:style-name="ce44">
            <text:p>75.0</text:p>
          </table:table-cell>
          <table:table-cell office:value-type="float" office:value="97.607462764588902" table:style-name="ce44">
            <text:p>97.6</text:p>
          </table:table-cell>
          <table:table-cell table:number-columns-repeated="16374" table:style-name="ce1"/>
        </table:table-row>
        <table:table-row table:style-name="ro3">
          <table:table-cell office:value-type="string" table:style-name="ce36">
            <text:p>Apr to Jun 2020</text:p>
          </table:table-cell>
          <table:table-cell office:value-type="string" table:style-name="ce36">
            <text:p>West Midlands Trains</text:p>
          </table:table-cell>
          <table:table-cell office:value-type="float" office:value="768626.28571428498" table:style-name="ce45">
            <text:p>768,626</text:p>
          </table:table-cell>
          <table:table-cell office:value-type="float" office:value="79.667403850728803" table:style-name="ce35">
            <text:p>79.7</text:p>
          </table:table-cell>
          <table:table-cell office:value-type="float" office:value="93.364850910269595" table:style-name="ce44">
            <text:p>93.4</text:p>
          </table:table-cell>
          <table:table-cell office:value-type="float" office:value="99.425547507389794" table:style-name="ce44">
            <text:p>99.4</text:p>
          </table:table-cell>
          <table:table-cell office:value-type="float" office:value="4414845.4285714198" table:style-name="ce46">
            <text:p>4,414,845</text:p>
          </table:table-cell>
          <table:table-cell office:value-type="float" office:value="55.826003194805203" table:style-name="ce47">
            <text:p>55.8</text:p>
          </table:table-cell>
          <table:table-cell office:value-type="float" office:value="76.480320391738005" table:style-name="ce44">
            <text:p>76.5</text:p>
          </table:table-cell>
          <table:table-cell office:value-type="float" office:value="97.620053386111096" table:style-name="ce44">
            <text:p>97.6</text:p>
          </table:table-cell>
          <table:table-cell table:number-columns-repeated="16374" table:style-name="ce1"/>
        </table:table-row>
        <table:table-row table:style-name="ro3">
          <table:table-cell office:value-type="string" table:style-name="ce36">
            <text:p>Jul to Sep 2020</text:p>
          </table:table-cell>
          <table:table-cell office:value-type="string" table:style-name="ce36">
            <text:p>West Midlands Trains</text:p>
          </table:table-cell>
          <table:table-cell office:value-type="float" office:value="976191.42857142806" table:style-name="ce45">
            <text:p>976,191</text:p>
          </table:table-cell>
          <table:table-cell office:value-type="float" office:value="72.957481260993902" table:style-name="ce35">
            <text:p>73.0</text:p>
          </table:table-cell>
          <table:table-cell office:value-type="float" office:value="89.717700275414302" table:style-name="ce44">
            <text:p>89.7</text:p>
          </table:table-cell>
          <table:table-cell office:value-type="float" office:value="99.001611949646801" table:style-name="ce44">
            <text:p>99.0</text:p>
          </table:table-cell>
          <table:table-cell office:value-type="float" office:value="4117437.57142857" table:style-name="ce46">
            <text:p>4,117,438</text:p>
          </table:table-cell>
          <table:table-cell office:value-type="float" office:value="60.9202089385482" table:style-name="ce47">
            <text:p>60.9</text:p>
          </table:table-cell>
          <table:table-cell office:value-type="float" office:value="80.065500516045603" table:style-name="ce44">
            <text:p>80.1</text:p>
          </table:table-cell>
          <table:table-cell office:value-type="float" office:value="97.9402723531622" table:style-name="ce44">
            <text:p>97.9</text:p>
          </table:table-cell>
          <table:table-cell table:number-columns-repeated="16374" table:style-name="ce1"/>
        </table:table-row>
        <table:table-row table:style-name="ro3">
          <table:table-cell office:value-type="string" table:style-name="ce36">
            <text:p>Oct to Dec 2020</text:p>
          </table:table-cell>
          <table:table-cell office:value-type="string" table:style-name="ce36">
            <text:p>West Midlands Trains</text:p>
          </table:table-cell>
          <table:table-cell office:value-type="float" office:value="1039843.64285714" table:style-name="ce45">
            <text:p>1,039,844</text:p>
          </table:table-cell>
          <table:table-cell office:value-type="float" office:value="68.817269299621998" table:style-name="ce35">
            <text:p>68.8</text:p>
          </table:table-cell>
          <table:table-cell office:value-type="float" office:value="87.504213373837501" table:style-name="ce44">
            <text:p>87.5</text:p>
          </table:table-cell>
          <table:table-cell office:value-type="float" office:value="99.029139751848604" table:style-name="ce44">
            <text:p>99.0</text:p>
          </table:table-cell>
          <table:table-cell office:value-type="float" office:value="3986392.5" table:style-name="ce46">
            <text:p>3,986,393</text:p>
          </table:table-cell>
          <table:table-cell office:value-type="float" office:value="67.669410017058894" table:style-name="ce47">
            <text:p>67.7</text:p>
          </table:table-cell>
          <table:table-cell office:value-type="float" office:value="85.820608124119303" table:style-name="ce44">
            <text:p>85.8</text:p>
          </table:table-cell>
          <table:table-cell office:value-type="float" office:value="98.814993756886693" table:style-name="ce44">
            <text:p>98.8</text:p>
          </table:table-cell>
          <table:table-cell table:number-columns-repeated="16374" table:style-name="ce1"/>
        </table:table-row>
        <table:table-row table:style-name="ro3">
          <table:table-cell office:value-type="string" table:style-name="ce36">
            <text:p>Jan to Mar 2021</text:p>
          </table:table-cell>
          <table:table-cell office:value-type="string" table:style-name="ce36">
            <text:p>West Midlands Trains</text:p>
          </table:table-cell>
          <table:table-cell office:value-type="float" office:value="956709.64285714203" table:style-name="ce45">
            <text:p>956,710</text:p>
          </table:table-cell>
          <table:table-cell office:value-type="float" office:value="77.564778386635396" table:style-name="ce35">
            <text:p>77.6</text:p>
          </table:table-cell>
          <table:table-cell office:value-type="float" office:value="91.998833800522405" table:style-name="ce44">
            <text:p>92.0</text:p>
          </table:table-cell>
          <table:table-cell office:value-type="float" office:value="99.294352257197005" table:style-name="ce44">
            <text:p>99.3</text:p>
          </table:table-cell>
          <table:table-cell office:value-type="float" office:value="3741371" table:style-name="ce46">
            <text:p>3,741,371</text:p>
          </table:table-cell>
          <table:table-cell office:value-type="float" office:value="74.363408493838193" table:style-name="ce47">
            <text:p>74.4</text:p>
          </table:table-cell>
          <table:table-cell office:value-type="float" office:value="90.435083823550201" table:style-name="ce44">
            <text:p>90.4</text:p>
          </table:table-cell>
          <table:table-cell office:value-type="float" office:value="99.171212905643401" table:style-name="ce44">
            <text:p>99.2</text:p>
          </table:table-cell>
          <table:table-cell table:number-columns-repeated="16374" table:style-name="ce1"/>
        </table:table-row>
        <table:table-row table:style-name="ro3">
          <table:table-cell office:value-type="string" table:style-name="ce36">
            <text:p>Apr to Jun 2021</text:p>
          </table:table-cell>
          <table:table-cell office:value-type="string" table:style-name="ce36">
            <text:p>West Midlands Trains</text:p>
          </table:table-cell>
          <table:table-cell office:value-type="float" office:value="1030177.8571428501" table:style-name="ce45">
            <text:p>1,030,178</text:p>
          </table:table-cell>
          <table:table-cell office:value-type="float" office:value="72.834718554147003" table:style-name="ce35">
            <text:p>72.8</text:p>
          </table:table-cell>
          <table:table-cell office:value-type="float" office:value="88.869702804439399" table:style-name="ce44">
            <text:p>88.9</text:p>
          </table:table-cell>
          <table:table-cell office:value-type="float" office:value="98.877988474944303" table:style-name="ce44">
            <text:p>98.9</text:p>
          </table:table-cell>
          <table:table-cell office:value-type="float" office:value="4002922.57142857" table:style-name="ce46">
            <text:p>4,002,923</text:p>
          </table:table-cell>
          <table:table-cell office:value-type="float" office:value="72.951536873522898" table:style-name="ce47">
            <text:p>73.0</text:p>
          </table:table-cell>
          <table:table-cell office:value-type="float" office:value="89.469659989140695" table:style-name="ce44">
            <text:p>89.5</text:p>
          </table:table-cell>
          <table:table-cell office:value-type="float" office:value="99.046913330253105" table:style-name="ce44">
            <text:p>99.0</text:p>
          </table:table-cell>
          <table:table-cell table:number-columns-repeated="16374" table:style-name="ce1"/>
        </table:table-row>
        <table:table-row table:style-name="ro3">
          <table:table-cell office:value-type="string" table:style-name="ce36">
            <text:p>Jul to Sep 2021</text:p>
          </table:table-cell>
          <table:table-cell office:value-type="string" table:style-name="ce36">
            <text:p>West Midlands Trains</text:p>
          </table:table-cell>
          <table:table-cell office:value-type="float" office:value="1018582.14285714" table:style-name="ce45">
            <text:p>1,018,582</text:p>
          </table:table-cell>
          <table:table-cell office:value-type="float" office:value="67.843956760623101" table:style-name="ce35">
            <text:p>67.8</text:p>
          </table:table-cell>
          <table:table-cell office:value-type="float" office:value="85.486870755216401" table:style-name="ce44">
            <text:p>85.5</text:p>
          </table:table-cell>
          <table:table-cell office:value-type="float" office:value="98.829212876442298" table:style-name="ce44">
            <text:p>98.8</text:p>
          </table:table-cell>
          <table:table-cell office:value-type="float" office:value="4045313.2857142799" table:style-name="ce46">
            <text:p>4,045,313</text:p>
          </table:table-cell>
          <table:table-cell office:value-type="float" office:value="71.664048763590301" table:style-name="ce47">
            <text:p>71.7</text:p>
          </table:table-cell>
          <table:table-cell office:value-type="float" office:value="88.406965337277597" table:style-name="ce44">
            <text:p>88.4</text:p>
          </table:table-cell>
          <table:table-cell office:value-type="float" office:value="99.003029714138705" table:style-name="ce44">
            <text:p>99.0</text:p>
          </table:table-cell>
          <table:table-cell table:number-columns-repeated="16374" table:style-name="ce1"/>
        </table:table-row>
        <table:table-row table:style-name="ro3">
          <table:table-cell office:value-type="string" table:style-name="ce36">
            <text:p>Oct to Dec 2021</text:p>
          </table:table-cell>
          <table:table-cell office:value-type="string" table:style-name="ce36">
            <text:p>West Midlands Trains</text:p>
          </table:table-cell>
          <table:table-cell office:value-type="float" office:value="1022347.28571428" table:style-name="ce45">
            <text:p>1,022,347</text:p>
          </table:table-cell>
          <table:table-cell office:value-type="float" office:value="59.308934858730503" table:style-name="ce35">
            <text:p>59.3</text:p>
          </table:table-cell>
          <table:table-cell office:value-type="float" office:value="79.3961403386688" table:style-name="ce44">
            <text:p>79.4</text:p>
          </table:table-cell>
          <table:table-cell office:value-type="float" office:value="97.838615365675906" table:style-name="ce44">
            <text:p>97.8</text:p>
          </table:table-cell>
          <table:table-cell office:value-type="float" office:value="4027816.9285714198" table:style-name="ce46">
            <text:p>4,027,817</text:p>
          </table:table-cell>
          <table:table-cell office:value-type="float" office:value="69.262993351041899" table:style-name="ce47">
            <text:p>69.3</text:p>
          </table:table-cell>
          <table:table-cell office:value-type="float" office:value="86.352882012281796" table:style-name="ce44">
            <text:p>86.4</text:p>
          </table:table-cell>
          <table:table-cell office:value-type="float" office:value="98.700735387728699" table:style-name="ce44">
            <text:p>98.7</text:p>
          </table:table-cell>
          <table:table-cell table:number-columns-repeated="16374" table:style-name="ce1"/>
        </table:table-row>
        <table:table-row table:style-name="ro3">
          <table:table-cell office:value-type="string" table:style-name="ce36">
            <text:p>Jan to Mar 2022</text:p>
          </table:table-cell>
          <table:table-cell office:value-type="string" table:style-name="ce36">
            <text:p>West Midlands Trains</text:p>
          </table:table-cell>
          <table:table-cell office:value-type="float" office:value="1015566.71428571" table:style-name="ce45">
            <text:p>1,015,567</text:p>
          </table:table-cell>
          <table:table-cell office:value-type="float" office:value="65.1181388238263" table:style-name="ce35">
            <text:p>65.1</text:p>
          </table:table-cell>
          <table:table-cell office:value-type="float" office:value="84.734139291967395" table:style-name="ce44">
            <text:p>84.7</text:p>
          </table:table-cell>
          <table:table-cell office:value-type="float" office:value="98.755571660411405" table:style-name="ce44">
            <text:p>98.8</text:p>
          </table:table-cell>
          <table:table-cell office:value-type="float" office:value="4086674" table:style-name="ce46">
            <text:p>4,086,674</text:p>
          </table:table-cell>
          <table:table-cell office:value-type="float" office:value="66.289481372871904" table:style-name="ce47">
            <text:p>66.3</text:p>
          </table:table-cell>
          <table:table-cell office:value-type="float" office:value="84.6288693446064" table:style-name="ce44">
            <text:p>84.6</text:p>
          </table:table-cell>
          <table:table-cell office:value-type="float" office:value="98.575394073517899" table:style-name="ce44">
            <text:p>98.6</text:p>
          </table:table-cell>
          <table:table-cell table:number-columns-repeated="16374" table:style-name="ce1"/>
        </table:table-row>
        <table:table-row table:style-name="ro3">
          <table:table-cell office:value-type="string" table:style-name="ce36">
            <text:p>Apr to Jun 2022</text:p>
          </table:table-cell>
          <table:table-cell office:value-type="string" table:style-name="ce36">
            <text:p>West Midlands Trains</text:p>
          </table:table-cell>
          <table:table-cell office:value-type="float" office:value="1013816.07142857" table:style-name="ce45">
            <text:p>1,013,816</text:p>
          </table:table-cell>
          <table:table-cell office:value-type="float" office:value="63.488590667861999" table:style-name="ce35">
            <text:p>63.5</text:p>
          </table:table-cell>
          <table:table-cell office:value-type="float" office:value="83.403399813646104" table:style-name="ce44">
            <text:p>83.4</text:p>
          </table:table-cell>
          <table:table-cell office:value-type="float" office:value="98.549958871801493" table:style-name="ce44">
            <text:p>98.5</text:p>
          </table:table-cell>
          <table:table-cell office:value-type="float" office:value="4070312.2142857099" table:style-name="ce46">
            <text:p>4,070,312</text:p>
          </table:table-cell>
          <table:table-cell office:value-type="float" office:value="63.935277095539" table:style-name="ce47">
            <text:p>63.9</text:p>
          </table:table-cell>
          <table:table-cell office:value-type="float" office:value="83.2502985774819" table:style-name="ce44">
            <text:p>83.3</text:p>
          </table:table-cell>
          <table:table-cell office:value-type="float" office:value="98.492473488914996" table:style-name="ce44">
            <text:p>98.5</text:p>
          </table:table-cell>
          <table:table-cell table:number-columns-repeated="16374" table:style-name="ce1"/>
        </table:table-row>
        <table:table-row table:style-name="ro3">
          <table:table-cell office:value-type="string" table:style-name="ce36">
            <text:p>Jul to Sep 2022</text:p>
          </table:table-cell>
          <table:table-cell office:value-type="string" table:style-name="ce36">
            <text:p>West Midlands Trains</text:p>
          </table:table-cell>
          <table:table-cell office:value-type="float" office:value="1022703.67857142" table:style-name="ce45">
            <text:p>1,022,704</text:p>
          </table:table-cell>
          <table:table-cell office:value-type="float" office:value="56.770794137653901" table:style-name="ce35">
            <text:p>56.8</text:p>
          </table:table-cell>
          <table:table-cell office:value-type="float" office:value="77.711711844476099" table:style-name="ce44">
            <text:p>77.7</text:p>
          </table:table-cell>
          <table:table-cell office:value-type="float" office:value="97.922809857330904" table:style-name="ce44">
            <text:p>97.9</text:p>
          </table:table-cell>
          <table:table-cell office:value-type="float" office:value="4074433.7499999902" table:style-name="ce46">
            <text:p>4,074,434</text:p>
          </table:table-cell>
          <table:table-cell office:value-type="float" office:value="61.159810594188997" table:style-name="ce47">
            <text:p>61.2</text:p>
          </table:table-cell>
          <table:table-cell office:value-type="float" office:value="81.300956412479593" table:style-name="ce44">
            <text:p>81.3</text:p>
          </table:table-cell>
          <table:table-cell office:value-type="float" office:value="98.265302334518097" table:style-name="ce44">
            <text:p>98.3</text:p>
          </table:table-cell>
          <table:table-cell table:number-columns-repeated="16374" table:style-name="ce1"/>
        </table:table-row>
        <table:table-row table:style-name="ro3">
          <table:table-cell office:value-type="string" table:style-name="ce36">
            <text:p>Oct to Dec 2022</text:p>
          </table:table-cell>
          <table:table-cell office:value-type="string" table:style-name="ce36">
            <text:p>West Midlands Trains</text:p>
          </table:table-cell>
          <table:table-cell office:value-type="float" office:value="897353.5" table:style-name="ce45">
            <text:p>897,354</text:p>
          </table:table-cell>
          <table:table-cell office:value-type="float" office:value="51.741004440915901" table:style-name="ce35">
            <text:p>51.7</text:p>
          </table:table-cell>
          <table:table-cell office:value-type="float" office:value="73.369317984177101" table:style-name="ce44">
            <text:p>73.4</text:p>
          </table:table-cell>
          <table:table-cell office:value-type="float" office:value="97.409493583075104" table:style-name="ce44">
            <text:p>97.4</text:p>
          </table:table-cell>
          <table:table-cell office:value-type="float" office:value="3949439.9642857099" table:style-name="ce46">
            <text:p>3,949,440</text:p>
          </table:table-cell>
          <table:table-cell office:value-type="float" office:value="59.498876147168701" table:style-name="ce47">
            <text:p>59.5</text:p>
          </table:table-cell>
          <table:table-cell office:value-type="float" office:value="79.991884744526899" table:style-name="ce44">
            <text:p>80.0</text:p>
          </table:table-cell>
          <table:table-cell office:value-type="float" office:value="98.181305434453094" table:style-name="ce44">
            <text:p>98.2</text:p>
          </table:table-cell>
          <table:table-cell table:number-columns-repeated="16374" table:style-name="ce1"/>
        </table:table-row>
        <table:table-row table:style-name="ro3">
          <table:table-cell office:value-type="string" table:style-name="ce36">
            <text:p>Jan to Mar 2023</text:p>
          </table:table-cell>
          <table:table-cell office:value-type="string" table:style-name="ce36">
            <text:p>West Midlands Trains</text:p>
          </table:table-cell>
          <table:table-cell office:value-type="float" office:value="996380.75" table:style-name="ce45">
            <text:p>996,381</text:p>
          </table:table-cell>
          <table:table-cell office:value-type="float" office:value="61.360152732778097" table:style-name="ce35">
            <text:p>61.4</text:p>
          </table:table-cell>
          <table:table-cell office:value-type="float" office:value="81.442786806148106" table:style-name="ce44">
            <text:p>81.4</text:p>
          </table:table-cell>
          <table:table-cell office:value-type="float" office:value="98.396019794641703" table:style-name="ce44">
            <text:p>98.4</text:p>
          </table:table-cell>
          <table:table-cell office:value-type="float" office:value="3930254" table:style-name="ce46">
            <text:p>3,930,254</text:p>
          </table:table-cell>
          <table:table-cell office:value-type="float" office:value="58.518736956949802" table:style-name="ce47">
            <text:p>58.5</text:p>
          </table:table-cell>
          <table:table-cell office:value-type="float" office:value="79.134325669536807" table:style-name="ce44">
            <text:p>79.1</text:p>
          </table:table-cell>
          <table:table-cell office:value-type="float" office:value="98.087350079664006" table:style-name="ce44">
            <text:p>98.1</text:p>
          </table:table-cell>
          <table:table-cell table:number-columns-repeated="16374" table:style-name="ce1"/>
        </table:table-row>
        <table:table-row table:style-name="ro3">
          <table:table-cell office:value-type="string" table:style-name="ce36">
            <text:p>Apr to Jun 2023</text:p>
          </table:table-cell>
          <table:table-cell office:value-type="string" table:style-name="ce36">
            <text:p>West Midlands Trains</text:p>
          </table:table-cell>
          <table:table-cell office:value-type="float" office:value="1029571.28571428" table:style-name="ce45">
            <text:p>1,029,571</text:p>
          </table:table-cell>
          <table:table-cell office:value-type="float" office:value="63.6506262870301" table:style-name="ce35">
            <text:p>63.7</text:p>
          </table:table-cell>
          <table:table-cell office:value-type="float" office:value="82.422656087505999" table:style-name="ce44">
            <text:p>82.4</text:p>
          </table:table-cell>
          <table:table-cell office:value-type="float" office:value="98.255293222602006" table:style-name="ce44">
            <text:p>98.3</text:p>
          </table:table-cell>
          <table:table-cell office:value-type="float" office:value="3946009.2142857099" table:style-name="ce46">
            <text:p>3,946,009</text:p>
          </table:table-cell>
          <table:table-cell office:value-type="float" office:value="58.580857524244699" table:style-name="ce47">
            <text:p>58.6</text:p>
          </table:table-cell>
          <table:table-cell office:value-type="float" office:value="78.895480459108995" table:style-name="ce44">
            <text:p>78.9</text:p>
          </table:table-cell>
          <table:table-cell office:value-type="float" office:value="98.012314575545204" table:style-name="ce44">
            <text:p>98.0</text:p>
          </table:table-cell>
          <table:table-cell table:number-columns-repeated="16374" table:style-name="ce1"/>
        </table:table-row>
        <table:table-row table:style-name="ro3">
          <table:table-cell office:value-type="string" table:style-name="ce36">
            <text:p>Jul to Sep 2023</text:p>
          </table:table-cell>
          <table:table-cell office:value-type="string" table:style-name="ce36">
            <text:p>West Midlands Trains</text:p>
          </table:table-cell>
          <table:table-cell office:value-type="float" office:value="1026039.21428571" table:style-name="ce45">
            <text:p>1,026,039</text:p>
          </table:table-cell>
          <table:table-cell office:value-type="float" office:value="62.630786389464703" table:style-name="ce35">
            <text:p>62.6</text:p>
          </table:table-cell>
          <table:table-cell office:value-type="float" office:value="82.390710630734006" table:style-name="ce44">
            <text:p>82.4</text:p>
          </table:table-cell>
          <table:table-cell office:value-type="float" office:value="98.492747666494793" table:style-name="ce44">
            <text:p>98.5</text:p>
          </table:table-cell>
          <table:table-cell office:value-type="float" office:value="3949344.75" table:style-name="ce46">
            <text:p>3,949,345</text:p>
          </table:table-cell>
          <table:table-cell office:value-type="float" office:value="60.101753950087897" table:style-name="ce47">
            <text:p>60.1</text:p>
          </table:table-cell>
          <table:table-cell office:value-type="float" office:value="80.110083903339699" table:style-name="ce44">
            <text:p>80.1</text:p>
          </table:table-cell>
          <table:table-cell office:value-type="float" office:value="98.160308744887303" table:style-name="ce44">
            <text:p>98.2</text:p>
          </table:table-cell>
          <table:table-cell table:number-columns-repeated="16374" table:style-name="ce1"/>
        </table:table-row>
        <table:table-row table:style-name="ro3">
          <table:table-cell office:value-type="string" table:style-name="ce36">
            <text:p>Oct to Dec 2023</text:p>
          </table:table-cell>
          <table:table-cell office:value-type="string" table:style-name="ce36">
            <text:p>West Midlands Trains</text:p>
          </table:table-cell>
          <table:table-cell office:value-type="float" office:value="1030670.42857142" table:style-name="ce45">
            <text:p>1,030,670</text:p>
          </table:table-cell>
          <table:table-cell office:value-type="float" office:value="57.083634743709801" table:style-name="ce35">
            <text:p>57.1</text:p>
          </table:table-cell>
          <table:table-cell office:value-type="float" office:value="77.6857310491243" table:style-name="ce44">
            <text:p>77.7</text:p>
          </table:table-cell>
          <table:table-cell office:value-type="float" office:value="97.730818206679004" table:style-name="ce44">
            <text:p>97.7</text:p>
          </table:table-cell>
          <table:table-cell office:value-type="float" office:value="4082661.6785714198" table:style-name="ce46">
            <text:p>4,082,662</text:p>
          </table:table-cell>
          <table:table-cell office:value-type="float" office:value="61.177488841816199" table:style-name="ce47">
            <text:p>61.2</text:p>
          </table:table-cell>
          <table:table-cell office:value-type="float" office:value="80.979649244404399" table:style-name="ce44">
            <text:p>81.0</text:p>
          </table:table-cell>
          <table:table-cell office:value-type="float" office:value="98.216909912070903" table:style-name="ce44">
            <text:p>98.2</text:p>
          </table:table-cell>
          <table:table-cell table:number-columns-repeated="16374" table:style-name="ce1"/>
        </table:table-row>
        <table:table-row table:style-name="ro3">
          <table:table-cell office:value-type="string" table:style-name="ce36">
            <text:p>Jan to Mar 2024</text:p>
          </table:table-cell>
          <table:table-cell office:value-type="string" table:style-name="ce36">
            <text:p>West Midlands Trains</text:p>
          </table:table-cell>
          <table:table-cell office:value-type="float" office:value="1070318.07142857" table:style-name="ce45">
            <text:p>1,070,318</text:p>
          </table:table-cell>
          <table:table-cell office:value-type="float" office:value="65.517893779639394" table:style-name="ce35">
            <text:p>65.5</text:p>
          </table:table-cell>
          <table:table-cell office:value-type="float" office:value="84.098378499368593" table:style-name="ce44">
            <text:p>84.1</text:p>
          </table:table-cell>
          <table:table-cell office:value-type="float" office:value="98.529949675173299" table:style-name="ce44">
            <text:p>98.5</text:p>
          </table:table-cell>
          <table:table-cell office:value-type="float" office:value="4156599" table:style-name="ce46">
            <text:p>4,156,599</text:p>
          </table:table-cell>
          <table:table-cell office:value-type="float" office:value="62.251350202413001" table:style-name="ce47">
            <text:p>62.3</text:p>
          </table:table-cell>
          <table:table-cell office:value-type="float" office:value="81.671698424601402" table:style-name="ce44">
            <text:p>81.7</text:p>
          </table:table-cell>
          <table:table-cell office:value-type="float" office:value="98.254582652788898" table:style-name="ce44">
            <text:p>98.3</text:p>
          </table:table-cell>
          <table:table-cell table:number-columns-repeated="16374" table:style-name="ce1"/>
        </table:table-row>
        <table:table-row table:style-name="ro3">
          <table:table-cell office:value-type="string" table:style-name="ce36">
            <text:p>Apr to Jun 2024</text:p>
          </table:table-cell>
          <table:table-cell office:value-type="string" table:style-name="ce36">
            <text:p>West Midlands Trains</text:p>
          </table:table-cell>
          <table:table-cell office:value-type="float" office:value="1070418.1428571399" table:style-name="ce45">
            <text:p>1,070,418</text:p>
          </table:table-cell>
          <table:table-cell office:value-type="float" office:value="65.960311637895302" table:style-name="ce35">
            <text:p>66.0</text:p>
          </table:table-cell>
          <table:table-cell office:value-type="float" office:value="83.769400128948206" table:style-name="ce44">
            <text:p>83.8</text:p>
          </table:table-cell>
          <table:table-cell office:value-type="float" office:value="98.148987705338598" table:style-name="ce44">
            <text:p>98.1</text:p>
          </table:table-cell>
          <table:table-cell office:value-type="float" office:value="4197445.8571428498" table:style-name="ce46">
            <text:p>4,197,446</text:p>
          </table:table-cell>
          <table:table-cell office:value-type="float" office:value="62.853975041488603" table:style-name="ce47">
            <text:p>62.9</text:p>
          </table:table-cell>
          <table:table-cell office:value-type="float" office:value="82.022448277304406" table:style-name="ce44">
            <text:p>82.0</text:p>
          </table:table-cell>
          <table:table-cell office:value-type="float" office:value="98.227479901808294" table:style-name="ce44">
            <text:p>98.2</text:p>
          </table:table-cell>
          <table:table-cell table:number-columns-repeated="16374" table:style-name="ce1"/>
        </table:table-row>
        <table:table-row table:style-name="ro3">
          <table:table-cell office:value-type="string" table:style-name="ce36">
            <text:p>Jul to Sep 2024</text:p>
          </table:table-cell>
          <table:table-cell office:value-type="string" table:style-name="ce36">
            <text:p>West Midlands Trains</text:p>
          </table:table-cell>
          <table:table-cell office:value-type="float" office:value="1128000.7142857099" table:style-name="ce45">
            <text:p>1,128,001</text:p>
          </table:table-cell>
          <table:table-cell office:value-type="float" office:value="63.839561905039297" table:style-name="ce35">
            <text:p>63.8</text:p>
          </table:table-cell>
          <table:table-cell office:value-type="float" office:value="82.419489349360802" table:style-name="ce44">
            <text:p>82.4</text:p>
          </table:table-cell>
          <table:table-cell office:value-type="float" office:value="98.230421586612394" table:style-name="ce44">
            <text:p>98.2</text:p>
          </table:table-cell>
          <table:table-cell office:value-type="float" office:value="4299407.3571428498" table:style-name="ce46">
            <text:p>4,299,407</text:p>
          </table:table-cell>
          <table:table-cell office:value-type="float" office:value="63.165818717573103" table:style-name="ce47">
            <text:p>63.2</text:p>
          </table:table-cell>
          <table:table-cell office:value-type="float" office:value="82.038732148847799" table:style-name="ce44">
            <text:p>82.0</text:p>
          </table:table-cell>
          <table:table-cell office:value-type="float" office:value="98.164946421270002" table:style-name="ce44">
            <text:p>98.2</text:p>
          </table:table-cell>
          <table:table-cell table:number-columns-repeated="16374" table:style-name="ce1"/>
        </table:table-row>
        <table:table-row table:style-name="ro3">
          <table:table-cell office:value-type="string" table:style-name="ce36">
            <text:p>Oct to Dec 2024</text:p>
          </table:table-cell>
          <table:table-cell office:value-type="string" table:style-name="ce36">
            <text:p>West Midlands Trains</text:p>
          </table:table-cell>
          <table:table-cell office:value-type="float" office:value="1082044.8571428501" table:style-name="ce45">
            <text:p>1,082,045</text:p>
          </table:table-cell>
          <table:table-cell office:value-type="float" office:value="58.0411638598558" table:style-name="ce35">
            <text:p>58.0</text:p>
          </table:table-cell>
          <table:table-cell office:value-type="float" office:value="77.651111374574597" table:style-name="ce44">
            <text:p>77.7</text:p>
          </table:table-cell>
          <table:table-cell office:value-type="float" office:value="97.779072797879707" table:style-name="ce44">
            <text:p>97.8</text:p>
          </table:table-cell>
          <table:table-cell office:value-type="float" office:value="4350781.7857142799" table:style-name="ce46">
            <text:p>4,350,782</text:p>
          </table:table-cell>
          <table:table-cell office:value-type="float" office:value="63.332138419458097" table:style-name="ce47">
            <text:p>63.3</text:p>
          </table:table-cell>
          <table:table-cell office:value-type="float" office:value="81.978721558169795" table:style-name="ce44">
            <text:p>82.0</text:p>
          </table:table-cell>
          <table:table-cell office:value-type="float" office:value="98.171821172697307" table:style-name="ce44">
            <text:p>98.2</text:p>
          </table:table-cell>
          <table:table-cell table:number-columns-repeated="16374" table:style-name="ce1"/>
        </table:table-row>
        <table:table-row table:style-name="ro3">
          <table:table-cell office:value-type="string" table:style-name="ce36">
            <text:p>Jan to Mar 2025</text:p>
          </table:table-cell>
          <table:table-cell office:value-type="string" table:style-name="ce36">
            <text:p>West Midlands Trains</text:p>
          </table:table-cell>
          <table:table-cell office:value-type="float" office:value="1137478.2857142801" table:style-name="ce45">
            <text:p>1,137,478</text:p>
          </table:table-cell>
          <table:table-cell office:value-type="float" office:value="69.513741424012096" table:style-name="ce35">
            <text:p>69.5</text:p>
          </table:table-cell>
          <table:table-cell office:value-type="float" office:value="86.193457005395899" table:style-name="ce44">
            <text:p>86.2</text:p>
          </table:table-cell>
          <table:table-cell office:value-type="float" office:value="98.6755665539863" table:style-name="ce44">
            <text:p>98.7</text:p>
          </table:table-cell>
          <table:table-cell office:value-type="float" office:value="4417942" table:style-name="ce46">
            <text:p>4,417,942</text:p>
          </table:table-cell>
          <table:table-cell office:value-type="float" office:value="64.394168144353102" table:style-name="ce47">
            <text:p>64.4</text:p>
          </table:table-cell>
          <table:table-cell office:value-type="float" office:value="82.550359420743803" table:style-name="ce44">
            <text:p>82.6</text:p>
          </table:table-cell>
          <table:table-cell office:value-type="float" office:value="98.214757006769204" table:style-name="ce44">
            <text:p>98.2</text:p>
          </table:table-cell>
          <table:table-cell table:number-columns-repeated="16374" table:style-name="ce1"/>
        </table:table-row>
        <table:table-row table:style-name="ro3">
          <table:table-cell office:value-type="string" table:style-name="ce36">
            <text:p>Apr to Jun 2025 [p]</text:p>
          </table:table-cell>
          <table:table-cell office:value-type="string" table:style-name="ce36">
            <text:p>West Midlands Trains</text:p>
          </table:table-cell>
          <table:table-cell office:value-type="float" office:value="1156905.99999999" table:style-name="ce45">
            <text:p>1,156,906</text:p>
          </table:table-cell>
          <table:table-cell office:value-type="float" office:value="68.709542644654903" table:style-name="ce35">
            <text:p>68.7</text:p>
          </table:table-cell>
          <table:table-cell office:value-type="float" office:value="85.009113593868904" table:style-name="ce44">
            <text:p>85.0</text:p>
          </table:table-cell>
          <table:table-cell office:value-type="float" office:value="98.423735994355397" table:style-name="ce44">
            <text:p>98.4</text:p>
          </table:table-cell>
          <table:table-cell office:value-type="float" office:value="4504429.8571428498" table:style-name="ce46">
            <text:p>4,504,430</text:p>
          </table:table-cell>
          <table:table-cell office:value-type="float" office:value="65.130344385744195" table:style-name="ce47">
            <text:p>65.1</text:p>
          </table:table-cell>
          <table:table-cell office:value-type="float" office:value="82.892170529652205" table:style-name="ce44">
            <text:p>82.9</text:p>
          </table:table-cell>
          <table:table-cell office:value-type="float" office:value="98.284059828215405" table:style-name="ce44">
            <text:p>98.3</text:p>
          </table:table-cell>
          <table:table-cell table:number-columns-repeated="16374" table:style-name="ce1"/>
        </table:table-row>
        <table:table-row table:style-name="ro3">
          <table:table-cell office:value-type="string" table:style-name="ce36">
            <text:p>Jul to Sep 2025 [p]</text:p>
          </table:table-cell>
          <table:table-cell office:value-type="string" table:style-name="ce27">
            <text:p>West Midlands Trains</text:p>
          </table:table-cell>
          <table:table-cell office:value-type="float" office:value="1158970.6428571399" table:style-name="ce45">
            <text:p>1,158,971</text:p>
          </table:table-cell>
          <table:table-cell office:value-type="float" office:value="66.571142656207996" table:style-name="ce35">
            <text:p>66.6</text:p>
          </table:table-cell>
          <table:table-cell office:value-type="float" office:value="83.447978375392097" table:style-name="ce44">
            <text:p>83.4</text:p>
          </table:table-cell>
          <table:table-cell office:value-type="float" office:value="98.167311522558606" table:style-name="ce44">
            <text:p>98.2</text:p>
          </table:table-cell>
          <table:table-cell office:value-type="float" office:value="4535399.7857142799" table:style-name="ce46">
            <text:p>4,535,400</text:p>
          </table:table-cell>
          <table:table-cell office:value-type="float" office:value="65.819555173250805" table:style-name="ce47">
            <text:p>65.8</text:p>
          </table:table-cell>
          <table:table-cell office:value-type="float" office:value="83.151761688294698" table:style-name="ce44">
            <text:p>83.2</text:p>
          </table:table-cell>
          <table:table-cell office:value-type="float" office:value="98.267566489689003" table:style-name="ce44">
            <text:p>98.3</text:p>
          </table:table-cell>
          <table:table-cell table:number-columns-repeated="16374" table:style-name="ce1"/>
        </table:table-row>
        <table:table-row table:style-name="ro8">
          <table:table-cell table:number-columns-repeated="2" table:style-name="ce19"/>
          <table:table-cell table:style-name="ce1"/>
          <table:table-cell table:style-name="ce20"/>
          <table:table-cell table:number-columns-repeated="3" table:style-name="ce21"/>
          <table:table-cell table:style-name="ce22"/>
          <table:table-cell table:number-columns-repeated="2" table:style-name="ce21"/>
          <table:table-cell table:number-columns-repeated="16374"/>
        </table:table-row>
        <table:table-row table:number-rows-repeated="1047361" table:style-name="ro10">
          <table:table-cell table:number-columns-repeated="16384"/>
        </table:table-row>
      </table:table>
      <table:database-ranges>
        <table:database-range table:target-range-address="Notes.A3:Notes.B7" table:name="notes_table_3133_train_punctuality_at_recorded_station_stops_by_operator"/>
        <table:database-range table:target-range-address="3133_Punctuality_(quarterly).A5:3133_Punctuality_(quarterly).J1214" table:name="table_3133_train_punctuality_at_recorded_station_stops_by_operator_Great_Britain_quarterly_data"/>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number-style style:name="N36P0">
      <number:text> </number:text>
      <number:number number:decimal-places="0" number:min-decimal-places="0" number:min-integer-digits="1" number:grouping="true">
        <number:embedded-text number:position="0"> </number:embedded-text>
      </number:number>
    </number:number-style>
    <number:number-style style:name="N36P1">
      <number:text>-</number:text>
      <number:number number:decimal-places="0" number:min-decimal-places="0" number:min-integer-digits="1" number:grouping="true">
        <number:embedded-text number:position="0"> </number:embedded-text>
      </number:number>
    </number:number-style>
    <number:number-style style:name="N36P2">
      <number:text> -</number:text>
      <number:number number:decimal-places="0" number:min-decimal-places="0" number:min-integer-digits="0">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
      <number:number number:decimal-places="1" number:min-decimal-places="1" number:min-integer-digits="1"/>
    </number:number-style>
    <number:number-style style:name="N38P0">
      <number:text> </number:text>
      <number:number number:decimal-places="2" number:min-decimal-places="2" number:min-integer-digits="1" number:grouping="true"/>
      <number:text> </number:text>
    </number:number-style>
    <number:number-style style:name="N38P1">
      <number:text>-</number:text>
      <number:number number:decimal-places="2" number:min-decimal-places="2" number:min-integer-digits="1" number:grouping="true"/>
      <number:text> </number:text>
    </number:number-style>
    <number:number-style style:name="N38P2">
      <number:text> -</number:text>
      <number:number number:decimal-places="0" number:min-decimal-places="0" number:min-integer-digits="0">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style:style style:name="cf1" style:family="table-cell" style:data-style-name="N0">
      <style:table-cell-properties fo:background-color="#FFC7CE"/>
      <style:text-properties fo:color="#9C0006"/>
    </style:style>
    <style:style style:name="cf10" style:family="table-cell" style:data-style-name="N0">
      <style:table-cell-properties fo:background-color="#FFC7CE"/>
      <style:text-properties fo:color="#9C0006"/>
    </style:style>
    <style:style style:name="cf11" style:family="table-cell" style:data-style-name="N0">
      <style:table-cell-properties fo:background-color="#FFC7CE"/>
      <style:text-properties fo:color="#9C0006"/>
    </style:style>
    <style:style style:name="cf12" style:family="table-cell" style:data-style-name="N0">
      <style:table-cell-properties fo:background-color="#FFC7CE"/>
      <style:text-properties fo:color="#9C0006"/>
    </style:style>
    <style:style style:name="cf13" style:family="table-cell" style:data-style-name="N0">
      <style:table-cell-properties fo:background-color="#FFC7CE"/>
      <style:text-properties fo:color="#9C0006"/>
    </style:style>
    <style:style style:name="cf14" style:family="table-cell" style:data-style-name="N0">
      <style:table-cell-properties fo:background-color="#FFC7CE"/>
      <style:text-properties fo:color="#9C0006"/>
    </style:style>
    <style:style style:name="cf15" style:family="table-cell" style:data-style-name="N0">
      <style:table-cell-properties fo:background-color="#FFC7CE"/>
      <style:text-properties fo:color="#9C0006"/>
    </style:style>
    <style:style style:name="cf16" style:family="table-cell" style:data-style-name="N0">
      <style:table-cell-properties fo:background-color="#FFC7CE"/>
      <style:text-properties fo:color="#9C0006"/>
    </style:style>
    <style:style style:name="cf17" style:family="table-cell" style:data-style-name="N0">
      <style:table-cell-properties fo:background-color="#FFC7CE"/>
      <style:text-properties fo:color="#9C0006"/>
    </style:style>
    <style:style style:name="cf2" style:family="table-cell" style:data-style-name="N0">
      <style:table-cell-properties fo:background-color="#C00000"/>
    </style:style>
    <style:style style:name="cf3" style:family="table-cell" style:data-style-name="N0">
      <style:table-cell-properties fo:background-color="#FFC7CE"/>
      <style:text-properties fo:color="#9C0006"/>
    </style:style>
    <style:style style:name="cf4" style:family="table-cell" style:data-style-name="N0">
      <style:table-cell-properties fo:background-color="#FFC7CE"/>
      <style:text-properties fo:color="#9C0006"/>
    </style:style>
    <style:style style:name="cf5" style:family="table-cell" style:data-style-name="N0">
      <style:table-cell-properties fo:background-color="#FFC7CE"/>
      <style:text-properties fo:color="#9C0006"/>
    </style:style>
    <style:style style:name="cf6" style:family="table-cell" style:data-style-name="N0">
      <style:table-cell-properties fo:background-color="#FFC7CE"/>
      <style:text-properties fo:color="#9C0006"/>
    </style:style>
    <style:style style:name="cf7" style:family="table-cell" style:data-style-name="N0">
      <style:table-cell-properties fo:background-color="#FFC7CE"/>
      <style:text-properties fo:color="#9C0006"/>
    </style:style>
    <style:style style:name="cf8" style:family="table-cell" style:data-style-name="N0">
      <style:table-cell-properties fo:background-color="#FFC7CE"/>
      <style:text-properties fo:color="#9C0006"/>
    </style:style>
    <style:style style:name="cf9" style:family="table-cell" style:data-style-name="N0">
      <style:table-cell-properties fo:background-color="#FFC7CE"/>
      <style:text-properties fo:color="#9C0006"/>
    </style:style>
    <style:style style:name="Comma" style:family="table-cell" style:data-style-name="N38"/>
    <style:style style:name="Comma_32_2" style:display-name="Comma 2" style:family="table-cell" style:data-style-name="N38"/>
    <style:style style:name="Heading_32_1" style:display-name="Heading 1" style:family="table-cell" style:data-style-name="N0">
      <style:text-properties fo:font-size="18pt" style:font-size-asian="18pt" style:font-size-complex="18pt" fo:font-weight="bold" style:font-weight-asian="bold" style:font-weight-complex="bold"/>
    </style:style>
    <style:style style:name="Heading_32_1_32_2" style:display-name="Heading 1 2" style:family="table-cell" style:data-style-name="N0">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ext-properties fo:font-size="14pt" style:font-size-asian="14pt" style:font-size-complex="14pt" fo:font-weight="bold" style:font-weight-asian="bold" style:font-weight-complex="bold"/>
    </style:style>
    <style:style style:name="Heading_32_2_32_2" style:display-name="Heading 2 2" style:family="table-cell" style:data-style-name="N0">
      <style:text-properties fo:color="#1F497D" fo:font-size="13pt" style:font-size-asian="13pt" style:font-size-complex="13pt" fo:font-weight="bold" style:font-weight-asian="bold" style:font-weight-complex="bold"/>
    </style:style>
    <style:style style:name="Hyperlink" style:family="table-cell" style:data-style-name="N0">
      <style:text-properties fo:color="#0000FF" fo:font-size="12pt" style:font-size-asian="12pt" style:font-size-complex="12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8740157480315in" fo:margin-bottom="0.78740157480315in" fo:margin-left="0.78740157480315in" fo:margin-right="0.78740157480315in" style:print-orientation="portrait"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426</meta:generator>
    <dc:title>Table 3133: Train punctuality at recorded station stops by operator</dc:title>
    <dc:description/>
    <dc:subject>Passenger rail performance</dc:subject>
    <meta:initial-creator>Office of Rail and Road</meta:initial-creator>
    <dc:creator>Moran, Peter</dc:creator>
    <meta:creation-date>2022-08-24T01:40:26Z</meta:creation-date>
    <dc:date>2025-12-10T17:29:41Z</dc:date>
    <meta:user-defined meta:name="ContentTypeId">0x010100D670D8C309EE7340B8BBB6FF46D9EF03</meta:user-defined>
    <meta:user-defined meta:name="MediaServiceImageTags"/>
  </office:meta>
</office:document-meta>
</file>